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2.37066666666667cm"/>
    </style:style>
    <style:style style:name="ro1" style:family="table-row">
      <style:table-row-properties style:row-height="15.6pt" style:use-optimal-row-height="true" fo:break-before="auto"/>
    </style:style>
    <style:style style:name="ro2"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data7" table:style-name="ta1">
        <table:table-column table:style-name="co1" table:number-columns-repeated="16384" table:default-cell-style-name="ce1"/>
        <table:table-row table:style-name="ro1">
          <table:table-cell office:value-type="string" table:style-name="ce1">
            <text:p>Text</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Victor Oladipo</text:p>
            <text:p><text:s text:c="17"/></text:p>
            <text:p><text:s text:c="17"/></text:p>
            <text:p><text:s text:c="22"/>- G - <text:s/>Pacers</text:p>
            <text:p><text:s text:c="16"/></text:p>
            <text:p><text:s text:c="17"/></text:p>
            <text:p><text:s text:c="12"/></text:p>
            <text:p><text:s text:c="8"/></text:p>
            <text:p><text:s text:c="8"/></text:p>
            <text:p><text:s text:c="8"/></text:p>
            <text:p><text:s text:c="12"/>Victor Oladipo torched the Jazz for 28 points, six rebounds, six assists, two steals, five 3-pointers and just one turnover in Monday's easy 109-94 win over the Jazz.</text:p>
            <text:p><text:s text:c="8"/></text:p>
            <text:p><text:s text:c="8"/></text:p>
            <text:p><text:s text:c="13"/>All-Star voting ends tonight and it's possible Dipo picked up some more votes with this strong line. He simply has to make the All-Star team this year as one of the East's best players and he's the ninth most valuable fantasy player this season in nine-cat. His owners suffered through a rough four-game stretch in early January when he was hurt, but all is forgiven after one of his best games since returning action six games ago.</text:p>
            <text:p><text:s text:c="8"/></text:p>
            <text:p><text:s text:c="8"/></text:p>
            <text:p><text:s text:c="13"/></text:p>
            <text:p><text:s text:c="14"/></text:p>
            <text:p><text:s text:c="13"/>Jan 15 - 11: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ory Joseph</text:p>
            <text:p><text:s text:c="17"/></text:p>
            <text:p><text:s text:c="17"/></text:p>
            <text:p><text:s text:c="22"/>- G - <text:s/>Pacers</text:p>
            <text:p><text:s text:c="16"/></text:p>
            <text:p><text:s text:c="17"/></text:p>
            <text:p><text:s text:c="12"/></text:p>
            <text:p><text:s text:c="8"/></text:p>
            <text:p><text:s text:c="8"/></text:p>
            <text:p><text:s text:c="8"/></text:p>
            <text:p><text:s text:c="12"/>Cory Joseph hit 5-of-7 shots and two 3-pointers for 15 points, two rebounds, three assists and two steals in Monday's easy 109-94 win over the Jazz.</text:p>
            <text:p><text:s text:c="8"/></text:p>
            <text:p><text:s text:c="8"/></text:p>
            <text:p><text:s text:c="13"/>The game was a blowout, just like Sunday's win over Phoenix, so the Pacers let Joseph play while giving Darren Collison a bit of a rest. Joseph has played very well in his last two games, but the Pacers probably won't be blowing people out of the gym on a regular basis. In fact, they'll get a tough test on Thursday night at Portland, so look for Joseph to cool off in that one.</text:p>
            <text:p><text:s text:c="8"/></text:p>
            <text:p><text:s text:c="8"/></text:p>
            <text:p><text:s text:c="13"/></text:p>
            <text:p><text:s text:c="14"/></text:p>
            <text:p><text:s text:c="13"/>Jan 15 - 11: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ren Collison</text:p>
            <text:p><text:s text:c="17"/></text:p>
            <text:p><text:s text:c="17"/></text:p>
            <text:p><text:s text:c="22"/>- G - <text:s/>Pacers</text:p>
            <text:p><text:s text:c="16"/></text:p>
            <text:p><text:s text:c="17"/></text:p>
            <text:p><text:s text:c="12"/></text:p>
            <text:p><text:s text:c="8"/></text:p>
            <text:p><text:s text:c="8"/></text:p>
            <text:p><text:s text:c="8"/></text:p>
            <text:p><text:s text:c="12"/>Darren Collison hit 3-of-5 shots for six points, three rebounds, six assists and two steals in Monday's 109-94 win over the Jazz.</text:p>
            <text:p><text:s text:c="8"/></text:p>
            <text:p><text:s text:c="8"/></text:p>
            <text:p><text:s text:c="13"/>No, it wasn't as good as his 9-of-11 shooting performance on Friday when he scored 22 points with a fun stat line, but it wasn't all that bad either. Scoring is just one category, so don't let tonight's six points scare you away from Collison. He's the only point guard of choice in Indy and this game was a blowout.</text:p>
            <text:p><text:s text:c="8"/></text:p>
            <text:p><text:s text:c="8"/></text:p>
            <text:p><text:s text:c="13"/></text:p>
            <text:p><text:s text:c="14"/></text:p>
            <text:p><text:s text:c="13"/>Jan 15 - 11: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aul Neto</text:p>
            <text:p><text:s text:c="17"/></text:p>
            <text:p><text:s text:c="17"/></text:p>
            <text:p><text:s text:c="22"/>- G - <text:s/>Jazz</text:p>
            <text:p><text:s text:c="16"/></text:p>
            <text:p><text:s text:c="17"/></text:p>
            <text:p><text:s text:c="12"/></text:p>
            <text:p><text:s text:c="8"/></text:p>
            <text:p><text:s text:c="8"/></text:p>
            <text:p><text:s text:c="8"/></text:p>
            <text:p><text:s text:c="12"/>Raul Neto played 12 minutes for five points, three assists and a 3-pointer in Monday's loss to the Pacers.</text:p>
            <text:p><text:s text:c="8"/></text:p>
            <text:p><text:s text:c="8"/></text:p>
            <text:p><text:s text:c="13"/>He'd been out since Dec. 9 with a knee injury and got back to it tonight. Had the Pacers not blown the game open in the third quarter, Neto may not have seen as many minutes, but as long as Ricky Rubio, who was a disaster tonight, is healthy, it's hard to see Neto making any fantasy noise.</text:p>
            <text:p><text:s text:c="8"/></text:p>
            <text:p><text:s text:c="8"/></text:p>
            <text:p><text:s text:c="13"/></text:p>
            <text:p><text:s text:c="14"/></text:p>
            <text:p><text:s text:c="13"/>Jan 15 - 11: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icky Rubio</text:p>
            <text:p><text:s text:c="17"/></text:p>
            <text:p><text:s text:c="17"/></text:p>
            <text:p><text:s text:c="22"/>- G - <text:s/>Jazz</text:p>
            <text:p><text:s text:c="16"/></text:p>
            <text:p><text:s text:c="17"/></text:p>
            <text:p><text:s text:c="12"/></text:p>
            <text:p><text:s text:c="8"/></text:p>
            <text:p><text:s text:c="8"/></text:p>
            <text:p><text:s text:c="8"/></text:p>
            <text:p><text:s text:c="12"/>Ricky Rubio hit just 1-of-7 shots for two points, five rebounds, zero assists and two steals in 23 minutes of Monday's ugly loss to the Pacers.</text:p>
            <text:p><text:s text:c="8"/></text:p>
            <text:p><text:s text:c="8"/></text:p>
            <text:p><text:s text:c="13"/>Rubio showed signs of life last Wednesday with 21 points and a fun stat line, and had seven points, seven rebounds, four assists, a 3-pointer and a block in his previous game, but Monday was a disaster. The Jazz turned to Raul Neto and Alec Burks for a chunk of minutes tonight after the Pacers blew the game open in the third quarter. Some of us still believe Rubio can bounce back for a big second half like he did last year, but then again, others of us think those people should have their heads examined. While a two-point game isn't really surprising for Rubio, this was the first time this season he didn't record a single assist. Unfortunately, some of that has to do with his teammates. If he doesn't get this turned around against the Kings on Wednesday, Rubio's going to start showing up on a lot of waiver wires.</text:p>
            <text:p><text:s text:c="8"/></text:p>
            <text:p><text:s text:c="8"/></text:p>
            <text:p><text:s text:c="13"/></text:p>
            <text:p><text:s text:c="14"/></text:p>
            <text:p><text:s text:c="13"/>Jan 15 - 11: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 Ingles</text:p>
            <text:p><text:s text:c="17"/></text:p>
            <text:p><text:s text:c="17"/></text:p>
            <text:p><text:s text:c="22"/>- G/F - <text:s/>Jazz</text:p>
            <text:p><text:s text:c="16"/></text:p>
            <text:p><text:s text:c="17"/></text:p>
            <text:p><text:s text:c="12"/></text:p>
            <text:p><text:s text:c="8"/></text:p>
            <text:p><text:s text:c="8"/></text:p>
            <text:p><text:s text:c="8"/></text:p>
            <text:p><text:s text:c="12"/>Joe Ingles missed his only shot and played just 20 minutes on Monday, failing to score against the Pacers.</text:p>
            <text:p><text:s text:c="8"/></text:p>
            <text:p><text:s text:c="8"/></text:p>
            <text:p><text:s text:c="13"/>He only had an assist, a steal and two turnovers on the night, so he actually hurt owners with negative points if you used him in some leagues. He's really tailed off lately, averaging 6.0 points, 4.8 rebounds, 4.6 assists, 1.2 steals and 1.0 3-pointers on 35 percent shooting over his last five games. He was returning late eighth-round fantasy value on the season coming into tonight's game, according to Basketballmonster.com, but given how badly he's struggling, you can probably find a more exciting free agent out there. Just don't be surprised if he gets it turned around sooner than later.</text:p>
            <text:p><text:s text:c="8"/></text:p>
            <text:p><text:s text:c="8"/></text:p>
            <text:p><text:s text:c="13"/></text:p>
            <text:p><text:s text:c="14"/></text:p>
            <text:p><text:s text:c="13"/>Jan 15 - 11: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uddy Hield</text:p>
            <text:p><text:s text:c="17"/></text:p>
            <text:p><text:s text:c="17"/></text:p>
            <text:p><text:s text:c="22"/>- G - <text:s/>Kings</text:p>
            <text:p><text:s text:c="16"/></text:p>
            <text:p><text:s text:c="17"/></text:p>
            <text:p><text:s text:c="12"/></text:p>
            <text:p><text:s text:c="8"/></text:p>
            <text:p><text:s text:c="8"/></text:p>
            <text:p><text:s text:c="8"/></text:p>
            <text:p><text:s text:c="12"/>Buddy Hield scored 16 points with five rebounds and four assists in 28 minutes against the Thunder on Monday.</text:p>
            <text:p><text:s text:c="8"/></text:p>
            <text:p><text:s text:c="8"/></text:p>
            <text:p><text:s text:c="13"/>He missed all five of his triples without any defensive stats, but things are looking up for the youngsters in Sacramento -- coach Dave Joerger will be resting two veterans in every game going forward and that includes Vince Carter and Garrett Temple. Hield's path to minutes is getting wider, so he could have a strong finish to the season.</text:p>
            <text:p><text:s text:c="8"/></text:p>
            <text:p><text:s text:c="8"/></text:p>
            <text:p><text:s text:c="13"/>Related: Vince Carter, Garrett Temple</text:p>
            <text:p><text:s text:c="14"/></text:p>
            <text:p><text:s text:c="13"/>Source: James Ham on Twitter <text:s text:c="29"/>Jan 15 - 11: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returned from a hip injury and hit 3-of-11 shots for nine points, six rebounds, three assists and a steal, but was 0-for-4 from downtown in Monday's win.</text:p>
            <text:p><text:s text:c="8"/></text:p>
            <text:p><text:s text:c="8"/></text:p>
            <text:p><text:s text:c="13"/>He's probably still not playing at 100 percent and doesn't do enough on most nights to be owned in standard fantasy leagues.</text:p>
            <text:p><text:s text:c="8"/></text:p>
            <text:p><text:s text:c="8"/></text:p>
            <text:p><text:s text:c="13"/></text:p>
            <text:p><text:s text:c="14"/></text:p>
            <text:p><text:s text:c="13"/>Jan 15 - 11: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n Jackson</text:p>
            <text:p><text:s text:c="17"/></text:p>
            <text:p><text:s text:c="17"/></text:p>
            <text:p><text:s text:c="22"/>- F - <text:s/>Kings</text:p>
            <text:p><text:s text:c="16"/></text:p>
            <text:p><text:s text:c="17"/></text:p>
            <text:p><text:s text:c="12"/></text:p>
            <text:p><text:s text:c="8"/></text:p>
            <text:p><text:s text:c="8"/></text:p>
            <text:p><text:s text:c="8"/></text:p>
            <text:p><text:s text:c="12"/>Justin Jackson played 24 minutes against the Thunder on Monday, scoring three points (1-of-5 FGs) with one board, two assists, one triple and a career-high four steals.</text:p>
            <text:p><text:s text:c="8"/></text:p>
            <text:p><text:s text:c="8"/></text:p>
            <text:p><text:s text:c="13"/>Vince Carter was a DNP-CD, and after the game coach Dave Joerger said he's going to be resting two veterans in every game -- that means Garrett Temple is another wing player who could be rested. Jackson will finally get an opportunity to play some minutes, but he's not worth picking up until he does something with them. Just keep an eye on him in very deep leagues.</text:p>
            <text:p><text:s text:c="8"/></text:p>
            <text:p><text:s text:c="8"/></text:p>
            <text:p><text:s text:c="13"/></text:p>
            <text:p><text:s text:c="14"/></text:p>
            <text:p><text:s text:c="13"/>Jan 15 - 11: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hit 9-of-16 shots, 4-of-6 3-pointers and 10-of-10 free throws for 32 points, five rebounds, eight assists, three steals and a block in Monday's 118-110 win over the Cavaliers.</text:p>
            <text:p><text:s text:c="8"/></text:p>
            <text:p><text:s text:c="8"/></text:p>
            <text:p><text:s text:c="13"/>He also had just three turnovers, and basically outplayed LeBron James across the board tonight, even though James had a pretty big game himself. Durant crushed him in free throw shooting and turnovers, which is what makes Durant a more popular player to own in fantasy than James. Durant simply won't hurt you anywhere.</text:p>
            <text:p><text:s text:c="8"/></text:p>
            <text:p><text:s text:c="8"/></text:p>
            <text:p><text:s text:c="13"/></text:p>
            <text:p><text:s text:c="14"/></text:p>
            <text:p><text:s text:c="13"/>Jan 15 - 11: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kal Labissiere</text:p>
            <text:p><text:s text:c="17"/></text:p>
            <text:p><text:s text:c="17"/></text:p>
            <text:p><text:s text:c="22"/>- F/C - <text:s/>Kings</text:p>
            <text:p><text:s text:c="16"/></text:p>
            <text:p><text:s text:c="17"/></text:p>
            <text:p><text:s text:c="12"/></text:p>
            <text:p><text:s text:c="8"/></text:p>
            <text:p><text:s text:c="8"/></text:p>
            <text:p><text:s text:c="8"/></text:p>
            <text:p><text:s text:c="12"/>Skal Labissiere started on Monday vs. the Thunder and scored seven points with seven rebounds, one assist and one steal in 28 minutes.</text:p>
            <text:p><text:s text:c="8"/></text:p>
            <text:p><text:s text:c="8"/></text:p>
            <text:p><text:s text:c="13"/>He was 3-of-10 from the field and didn't score or grab a board in the second half, but the biggest takeaway is that he's about to be unleashed -- Zach Randolph was a DNP-CD and coach Dave Joerger said he's going to rest two veterans in every game going forward. His stash appeal is growing despite tonight's quiet fantasy line.</text:p>
            <text:p><text:s text:c="8"/></text:p>
            <text:p><text:s text:c="8"/></text:p>
            <text:p><text:s text:c="13"/></text:p>
            <text:p><text:s text:c="14"/></text:p>
            <text:p><text:s text:c="13"/>Source: James Ham on Twitter <text:s text:c="29"/>Jan 15 - 11: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rdan Bell</text:p>
            <text:p><text:s text:c="17"/></text:p>
            <text:p><text:s text:c="17"/></text:p>
            <text:p><text:s text:c="22"/>- F/C - <text:s/>Warriors</text:p>
            <text:p><text:s text:c="16"/></text:p>
            <text:p><text:s text:c="17"/></text:p>
            <text:p><text:s text:c="12"/></text:p>
            <text:p><text:s text:c="8"/></text:p>
            <text:p><text:s text:c="8"/></text:p>
            <text:p><text:s text:c="8"/></text:p>
            <text:p><text:s text:c="12"/>Jordan Bell played just 14 minutes in a start on Monday, finishing with six points, three rebounds and nothing else.</text:p>
            <text:p><text:s text:c="8"/></text:p>
            <text:p><text:s text:c="8"/></text:p>
            <text:p><text:s text:c="13"/>He's probably not going to stick in the starting unit, as Steve Kerr loves Zaza Pachulia and the Cavs start a power forward (Kevin Love) at center. And even if he were to stick, he's only worth using on nights when Draymond Green or Kevin Durant won't play.</text:p>
            <text:p><text:s text:c="8"/></text:p>
            <text:p><text:s text:c="8"/></text:p>
            <text:p><text:s text:c="13"/></text:p>
            <text:p><text:s text:c="14"/></text:p>
            <text:p><text:s text:c="13"/>Jan 15 - 11: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gdan Bogdanovic</text:p>
            <text:p><text:s text:c="17"/></text:p>
            <text:p><text:s text:c="17"/></text:p>
            <text:p><text:s text:c="22"/>- G/F - <text:s/>Kings</text:p>
            <text:p><text:s text:c="16"/></text:p>
            <text:p><text:s text:c="17"/></text:p>
            <text:p><text:s text:c="12"/></text:p>
            <text:p><text:s text:c="8"/></text:p>
            <text:p><text:s text:c="8"/></text:p>
            <text:p><text:s text:c="8"/></text:p>
            <text:p><text:s text:c="12"/>Bogdan Bogdanovic moved into the starting lineup on Monday vs. the Thunder, scoring 13 points on 4-of-13 shots.</text:p>
            <text:p><text:s text:c="8"/></text:p>
            <text:p><text:s text:c="8"/></text:p>
            <text:p><text:s text:c="13"/>His jumper wasn't falling, but he filled up the boxscore in other areas with five rebounds, two assists, two steals and three triples in 30 minutes. Vince Carter was a DNP-CD tonight and coach Dave Joerger said he's going to rest two veterans in every game the rest of the season, so Bogdanovic seems to be locked into a really nice role, regardless of where he begins the game.</text:p>
            <text:p><text:s text:c="8"/></text:p>
            <text:p><text:s text:c="8"/></text:p>
            <text:p><text:s text:c="13"/></text:p>
            <text:p><text:s text:c="14"/></text:p>
            <text:p><text:s text:c="13"/>Jan 15 - 11: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Draymond Green hit 5-of-14 shots and was 0-for-5 from downtown for 11 points, but also had a season-high 16 rebounds, nine assists and two blocks, just missing a triple-double in Monday's win over the Cavaliers.</text:p>
            <text:p><text:s text:c="8"/></text:p>
            <text:p><text:s text:c="8"/></text:p>
            <text:p><text:s text:c="13"/>This would have been his third triple-double of the season and it feels like they're tougher to come by across the league this season. Green's not a dynamic scorer on a loaded Warriors' team, but that hasn't stopped him from being worth a second-round fantasy pick.</text:p>
            <text:p><text:s text:c="8"/></text:p>
            <text:p><text:s text:c="8"/></text:p>
            <text:p><text:s text:c="13"/></text:p>
            <text:p><text:s text:c="14"/></text:p>
            <text:p><text:s text:c="13"/>Jan 15 - 11: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came off the bench for the first time this season on Monday vs. the Thunder, scoring 10 points with four rebounds, one assist, two steals, two triples and three turnovers in 24 minutes.</text:p>
            <text:p><text:s text:c="8"/></text:p>
            <text:p><text:s text:c="8"/></text:p>
            <text:p><text:s text:c="13"/>After the game, Kings coach Dave Joerger said that he's going to rest two veterans in every game going forward, so Hill's fantasy owners should be expecting some DNPs. The Kings might be shopping him ahead of the Feb. 8 trade deadline, so maybe a trade will improve his rest-of-season outlook. Moving his contract won't be easy, though. De'Aaron Fox is the PG you want to own in Sacramento.</text:p>
            <text:p><text:s text:c="8"/></text:p>
            <text:p><text:s text:c="8"/></text:p>
            <text:p><text:s text:c="13"/></text:p>
            <text:p><text:s text:c="14"/></text:p>
            <text:p><text:s text:c="13"/>Jan 15 - 11: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wyane Wade</text:p>
            <text:p><text:s text:c="17"/></text:p>
            <text:p><text:s text:c="17"/></text:p>
            <text:p><text:s text:c="22"/>- G - <text:s/>Heat</text:p>
            <text:p><text:s text:c="16"/></text:p>
            <text:p><text:s text:c="17"/></text:p>
            <text:p><text:s text:c="12"/></text:p>
            <text:p><text:s text:c="8"/></text:p>
            <text:p><text:s text:c="8"/></text:p>
            <text:p><text:s text:c="8"/></text:p>
            <text:p><text:s text:c="12"/>Dwyane Wade hit just 5-of-14 shots for 10 points, seven rebounds, five assists and a steal in 25 minutes of Monday's loss to the Warriors.</text:p>
            <text:p><text:s text:c="8"/></text:p>
            <text:p><text:s text:c="8"/></text:p>
            <text:p><text:s text:c="13"/>Wade rested on Friday against the Pacers and was probably dropped in a lot of leagues. And after tonight's lackluster performance, and more rest-DNPs coming, he's not going to be a very popular pickup in fantasy leagues.</text:p>
            <text:p><text:s text:c="8"/></text:p>
            <text:p><text:s text:c="8"/></text:p>
            <text:p><text:s text:c="13"/></text:p>
            <text:p><text:s text:c="14"/></text:p>
            <text:p><text:s text:c="13"/>Jan 15 - 11: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Thomas</text:p>
            <text:p><text:s text:c="17"/></text:p>
            <text:p><text:s text:c="17"/></text:p>
            <text:p><text:s text:c="22"/>- G - <text:s/>Lakers</text:p>
            <text:p><text:s text:c="16"/></text:p>
            <text:p><text:s text:c="17"/></text:p>
            <text:p><text:s text:c="12"/></text:p>
            <text:p><text:s text:c="8"/></text:p>
            <text:p><text:s text:c="8"/></text:p>
            <text:p><text:s text:c="8"/></text:p>
            <text:p><text:s text:c="12"/>Isaiah Thomas returned from a maintenance rest on Monday but hit just 8-of-21 shots and 1-of-7 3-pointers for 19 points and four assists in 32 minutes.</text:p>
            <text:p><text:s text:c="8"/></text:p>
            <text:p><text:s text:c="8"/></text:p>
            <text:p><text:s text:c="13"/>Maybe we should start calling him the 'Rust Guy' instead of the 'Pizza Guy,' as it's going to take him a minute to shake off the rust after missing seven months with his hip injury. The good news is that he played 32 minutes and hasn't had any issues with the hip, so it should only be a matter of time before he gets the ship righted.</text:p>
            <text:p><text:s text:c="8"/></text:p>
            <text:p><text:s text:c="8"/></text:p>
            <text:p><text:s text:c="13"/></text:p>
            <text:p><text:s text:c="14"/></text:p>
            <text:p><text:s text:c="13"/>Jan 15 - 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nce Carter</text:p>
            <text:p><text:s text:c="17"/></text:p>
            <text:p><text:s text:c="17"/></text:p>
            <text:p><text:s text:c="22"/>- G/F - <text:s/>Kings</text:p>
            <text:p><text:s text:c="16"/></text:p>
            <text:p><text:s text:c="17"/></text:p>
            <text:p><text:s text:c="12"/></text:p>
            <text:p><text:s text:c="8"/></text:p>
            <text:p><text:s text:c="8"/></text:p>
            <text:p><text:s text:c="8"/></text:p>
            <text:p><text:s text:c="12"/>Vince Carter picked up a DNP-CD on Monday vs. the Thunder.</text:p>
            <text:p><text:s text:c="8"/></text:p>
            <text:p><text:s text:c="8"/></text:p>
            <text:p><text:s text:c="13"/>Coach Dave Joerger said that he will be resting two veterans in every game going forward, so Carter is looking at a lot more DNPs in the second half of the season. Expect more minutes for guys like Buddy Hield and Bogdan Bogdanovic at Carter's expense.</text:p>
            <text:p><text:s text:c="8"/></text:p>
            <text:p><text:s text:c="8"/></text:p>
            <text:p><text:s text:c="13"/></text:p>
            <text:p><text:s text:c="14"/></text:p>
            <text:p><text:s text:c="13"/>Jan 15 - 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ch Randolph</text:p>
            <text:p><text:s text:c="17"/></text:p>
            <text:p><text:s text:c="17"/></text:p>
            <text:p><text:s text:c="22"/>- F/C - <text:s/>Kings</text:p>
            <text:p><text:s text:c="16"/></text:p>
            <text:p><text:s text:c="17"/></text:p>
            <text:p><text:s text:c="12"/></text:p>
            <text:p><text:s text:c="8"/></text:p>
            <text:p><text:s text:c="8"/></text:p>
            <text:p><text:s text:c="8"/></text:p>
            <text:p><text:s text:c="12"/>Kings coach Dave Joerger said that he will be resting two veterans in every game going forward.</text:p>
            <text:p><text:s text:c="8"/></text:p>
            <text:p><text:s text:c="8"/></text:p>
            <text:p><text:s text:c="13"/>It apparently started on Monday vs. the Thunder, as Zach Randolph and Vince Carter both picked up DNP-CDs without any warning from the coaching staff or reporters. The Kings are going to focus on their younger players going forward, so in addition to Z-Bo and Carter, George Hill, Garrett Temple and Kosta Koufos are going to be constant threats for rest days.</text:p>
            <text:p><text:s text:c="8"/></text:p>
            <text:p><text:s text:c="8"/></text:p>
            <text:p><text:s text:c="13"/>Related: Vince Carter, Kosta Koufos, George Hill, Garrett Temple</text:p>
            <text:p><text:s text:c="14"/></text:p>
            <text:p><text:s text:c="13"/>Source: Sean Cunningham on Twitter <text:s text:c="23"/>Jan 15 - 10: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hit 12-of-18 shots and just 8-of-13 free throws for 32 points, eight rebounds, six assists, three steals, four blocks and eight turnovers in 36 minutes of Monday's 118-108 loss to the Warriors.</text:p>
            <text:p><text:s text:c="8"/></text:p>
            <text:p><text:s text:c="8"/></text:p>
            <text:p><text:s text:c="13"/>James didn't miss many shots tonight, but the Cavaliers still managed to go on a 1-of-16 shooting stretch in the second half, much of which he was on the bench for. The Cavs could never recover and are still looking for answers, dropping their fourth straight games and fifth in their last sixth. James still looks like a 25-year-old kid out there and is killing it for his fantasy owners (minus the free throws and turnovers), but the Cavaliers are still trying to find their groove.</text:p>
            <text:p><text:s text:c="8"/></text:p>
            <text:p><text:s text:c="8"/></text:p>
            <text:p><text:s text:c="13"/></text:p>
            <text:p><text:s text:c="14"/></text:p>
            <text:p><text:s text:c="13"/>Jan 15 - 10: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scored 18 points with four rebounds, four assists, one block, five steals and one triple in 36 minutes against the Kings on Monday.</text:p>
            <text:p><text:s text:c="8"/></text:p>
            <text:p><text:s text:c="8"/></text:p>
            <text:p><text:s text:c="13"/>The NBA's leader in steals was up to his usual tricks, as he was averaging 2.2 swipes per game prior to Monday and this was his 19th game of the season with three or more. He finished 7-of-17 from the field and 3-of-4 from the line, and now he gets a matchup with his hometown Lakers on Wednesday.</text:p>
            <text:p><text:s text:c="8"/></text:p>
            <text:p><text:s text:c="8"/></text:p>
            <text:p><text:s text:c="13"/></text:p>
            <text:p><text:s text:c="14"/></text:p>
            <text:p><text:s text:c="13"/>Jan 15 - 10: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Rose</text:p>
            <text:p><text:s text:c="17"/></text:p>
            <text:p><text:s text:c="17"/></text:p>
            <text:p><text:s text:c="22"/>- G - <text:s/>Timberwolves</text:p>
            <text:p><text:s text:c="16"/></text:p>
            <text:p><text:s text:c="17"/></text:p>
            <text:p><text:s text:c="12"/></text:p>
            <text:p><text:s text:c="8"/></text:p>
            <text:p><text:s text:c="8"/></text:p>
            <text:p><text:s text:c="8"/></text:p>
            <text:p><text:s text:c="12"/>Derrick Rose might return to the Cavaliers in the next game or two, according to Marv Albert (via Tyronn Lue) on the TNT broadcast Monday night.</text:p>
            <text:p><text:s text:c="8"/></text:p>
            <text:p><text:s text:c="8"/></text:p>
            <text:p><text:s text:c="13"/>Rose last played on Nov. 7 and we should have more details on Tuesday, but with Isaiah Thomas back for the Cavs, Rose's role is expected to be fairly limited, if he's even healthy enough to play. Stay tuned.</text:p>
            <text:p><text:s text:c="8"/></text:p>
            <text:p><text:s text:c="8"/></text:p>
            <text:p><text:s text:c="13"/></text:p>
            <text:p><text:s text:c="14"/></text:p>
            <text:p><text:s text:c="13"/>Jan 15 - 10: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melo Anthony</text:p>
            <text:p><text:s text:c="17"/></text:p>
            <text:p><text:s text:c="17"/></text:p>
            <text:p><text:s text:c="22"/>- F - <text:s/>Thunder</text:p>
            <text:p><text:s text:c="16"/></text:p>
            <text:p><text:s text:c="17"/></text:p>
            <text:p><text:s text:c="12"/></text:p>
            <text:p><text:s text:c="8"/></text:p>
            <text:p><text:s text:c="8"/></text:p>
            <text:p><text:s text:c="8"/></text:p>
            <text:p><text:s text:c="12"/>Carmelo Anthony scored 20 points in a 95-88 win over the Kings on Monday, hitting 7-of-19 shots and 2-of-2 free throws in 32 minutes.</text:p>
            <text:p><text:s text:c="8"/></text:p>
            <text:p><text:s text:c="8"/></text:p>
            <text:p><text:s text:c="13"/>If not for a big third quarter, this would've been a rough night -- he scored 15 of his 20 points in the third and didn't score again after that. He added nine rebounds, one assist, two blocks and four triples, but he's in a bit of a slump again, hitting just 15-of-52 from the field in his last three games. A matchup with the Lakers on Wednesday should get him going.</text:p>
            <text:p><text:s text:c="8"/></text:p>
            <text:p><text:s text:c="8"/></text:p>
            <text:p><text:s text:c="13"/></text:p>
            <text:p><text:s text:c="14"/></text:p>
            <text:p><text:s text:c="13"/>Jan 15 - 10: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ssell Westbrook</text:p>
            <text:p><text:s text:c="17"/></text:p>
            <text:p><text:s text:c="17"/></text:p>
            <text:p><text:s text:c="22"/>- G - <text:s/>Thunder</text:p>
            <text:p><text:s text:c="16"/></text:p>
            <text:p><text:s text:c="17"/></text:p>
            <text:p><text:s text:c="12"/></text:p>
            <text:p><text:s text:c="8"/></text:p>
            <text:p><text:s text:c="8"/></text:p>
            <text:p><text:s text:c="8"/></text:p>
            <text:p><text:s text:c="12"/>Russell Westbrook scored 19 points with 16 rebounds, nine assists, one steal and 10 turnovers before he was ejected with 2:51 to play against the Kings on Monday.</text:p>
            <text:p><text:s text:c="8"/></text:p>
            <text:p><text:s text:c="8"/></text:p>
            <text:p><text:s text:c="13"/>Westbrook thought he was fouled on a layup attempt and completely lost it on the refs, picking up a double technical in the process. He'll be fined by the NBA, but his fantasy owners don't have to worry about a suspension. He finished 8-of-14 from the field, but hit just 3-of-7 from the line in what was a very inefficient night. This was the 8th game of his career with 10 or more turnovers, but he should have a monster night against the Lakers on Wednesday to make up for it.</text:p>
            <text:p><text:s text:c="8"/></text:p>
            <text:p><text:s text:c="8"/></text:p>
            <text:p><text:s text:c="13"/></text:p>
            <text:p><text:s text:c="14"/></text:p>
            <text:p><text:s text:c="13"/>Jan 15 - 10: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rik Black</text:p>
            <text:p><text:s text:c="17"/></text:p>
            <text:p><text:s text:c="17"/></text:p>
            <text:p><text:s text:c="22"/>- F/C - <text:s/>Rockets</text:p>
            <text:p><text:s text:c="16"/></text:p>
            <text:p><text:s text:c="17"/></text:p>
            <text:p><text:s text:c="12"/></text:p>
            <text:p><text:s text:c="8"/></text:p>
            <text:p><text:s text:c="8"/></text:p>
            <text:p><text:s text:c="8"/></text:p>
            <text:p><text:s text:c="12"/>Tarik Black (right eye abrasion) will play on Monday vs. the Clippers.</text:p>
            <text:p><text:s text:c="8"/></text:p>
            <text:p><text:s text:c="8"/></text:p>
            <text:p><text:s text:c="13"/>He's available for Houston again after a one-game absence. Nene (right knee contusion) isn't active, so Black could see a handful of center minutes behind Clint Capela.</text:p>
            <text:p><text:s text:c="8"/></text:p>
            <text:p><text:s text:c="8"/></text:p>
            <text:p><text:s text:c="13"/></text:p>
            <text:p><text:s text:c="14"/></text:p>
            <text:p><text:s text:c="13"/>Jan 15 - 9: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 Mbah a Moute</text:p>
            <text:p><text:s text:c="17"/></text:p>
            <text:p><text:s text:c="17"/></text:p>
            <text:p><text:s text:c="22"/>- F - <text:s/>Rockets</text:p>
            <text:p><text:s text:c="16"/></text:p>
            <text:p><text:s text:c="17"/></text:p>
            <text:p><text:s text:c="12"/></text:p>
            <text:p><text:s text:c="8"/></text:p>
            <text:p><text:s text:c="8"/></text:p>
            <text:p><text:s text:c="8"/></text:p>
            <text:p><text:s text:c="12"/>Luc Mbah a Moute (shoulder) and Tarik Black (eye) are available on Monday vs. the Clippers.</text:p>
            <text:p><text:s text:c="8"/></text:p>
            <text:p><text:s text:c="8"/></text:p>
            <text:p><text:s text:c="13"/>He's been out for about a month and was averaging 6.8 points, 3.4 rebounds and 1.0 assists in 25.3 minutes before the injury, but he'll more than likely have some restrictions for a bit. He's only worth keeping an eye on in very deep leagues.</text:p>
            <text:p><text:s text:c="8"/></text:p>
            <text:p><text:s text:c="8"/></text:p>
            <text:p><text:s text:c="13"/></text:p>
            <text:p><text:s text:c="14"/></text:p>
            <text:p><text:s text:c="13"/>Source: Craig Ackerman on Twitter <text:s text:c="24"/>Jan 15 - 9: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ndre Jordan</text:p>
            <text:p><text:s text:c="17"/></text:p>
            <text:p><text:s text:c="17"/></text:p>
            <text:p><text:s text:c="22"/>- C - <text:s/>Clippers</text:p>
            <text:p><text:s text:c="16"/></text:p>
            <text:p><text:s text:c="17"/></text:p>
            <text:p><text:s text:c="12"/></text:p>
            <text:p><text:s text:c="8"/></text:p>
            <text:p><text:s text:c="8"/></text:p>
            <text:p><text:s text:c="8"/></text:p>
            <text:p><text:s text:c="12"/>DeAndre Jordan (ankle) will not play on Monday vs. the Rockets.</text:p>
            <text:p><text:s text:c="8"/></text:p>
            <text:p><text:s text:c="8"/></text:p>
            <text:p><text:s text:c="13"/>We've been in the dark for a while here with nothing but the game notes to go by, but coach Doc Rivers confirmed that DJ is out tonight and added that he would be surprised if he played on Wednesday vs. the Nuggets. Willie Reed was terrific on Saturday in a fill-in start, putting up 14 points with 13 rebounds, two assists, two blocks and two steals in 26 minutes.</text:p>
            <text:p><text:s text:c="8"/></text:p>
            <text:p><text:s text:c="8"/></text:p>
            <text:p><text:s text:c="13"/></text:p>
            <text:p><text:s text:c="14"/></text:p>
            <text:p><text:s text:c="13"/>Source: Jonathan Feigen on Twitter <text:s text:c="23"/>Jan 15 - 8: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yonta Davis</text:p>
            <text:p><text:s text:c="17"/></text:p>
            <text:p><text:s text:c="17"/></text:p>
            <text:p><text:s text:c="22"/>- F/C - <text:s/>Grizzlies</text:p>
            <text:p><text:s text:c="16"/></text:p>
            <text:p><text:s text:c="17"/></text:p>
            <text:p><text:s text:c="12"/></text:p>
            <text:p><text:s text:c="8"/></text:p>
            <text:p><text:s text:c="8"/></text:p>
            <text:p><text:s text:c="8"/></text:p>
            <text:p><text:s text:c="12"/>Deyonte Davis played 14 minutes and hit 4-of-5 shots for 10 points, five rebounds and a career-high five blocks in Monday's 123-114 win over the Lakers.</text:p>
            <text:p><text:s text:c="8"/></text:p>
            <text:p><text:s text:c="8"/></text:p>
            <text:p><text:s text:c="13"/>He was great in limited minutes tonight, but unless Marc Gasol gets traded (which is a real possibility), Davis doesn't get enough run to be used in most fantasy leagues. And over his last five games, despite tonight's solid one, he's averaging just 2.8 points, 1.8 rebounds and 1.4 blocks in eight minutes per game.</text:p>
            <text:p><text:s text:c="8"/></text:p>
            <text:p><text:s text:c="8"/></text:p>
            <text:p><text:s text:c="13"/></text:p>
            <text:p><text:s text:c="14"/></text:p>
            <text:p><text:s text:c="13"/>Jan 15 - 8: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Ennis</text:p>
            <text:p><text:s text:c="17"/></text:p>
            <text:p><text:s text:c="17"/></text:p>
            <text:p><text:s text:c="22"/>- G/F - <text:s/>Pistons</text:p>
            <text:p><text:s text:c="16"/></text:p>
            <text:p><text:s text:c="17"/></text:p>
            <text:p><text:s text:c="12"/></text:p>
            <text:p><text:s text:c="8"/></text:p>
            <text:p><text:s text:c="8"/></text:p>
            <text:p><text:s text:c="8"/></text:p>
            <text:p><text:s text:c="12"/>James Ennis hit 4-of-6 shots and a 3-pointer for 13 points, three rebounds, two steals and two blocks in 21 minutes of Monday's win over the Lakers.</text:p>
            <text:p><text:s text:c="8"/></text:p>
            <text:p><text:s text:c="8"/></text:p>
            <text:p><text:s text:c="13"/>Ennis had 12 points, five boards, a block and two 3-pointers in his previous game, making him worth a watchful eye right now. But Chandler Parsons should be back from his knee injury soon, which could hurt him. And even if Parsons remains out, Ennis would only be a deep-league option at this point.</text:p>
            <text:p><text:s text:c="8"/></text:p>
            <text:p><text:s text:c="8"/></text:p>
            <text:p><text:s text:c="13"/></text:p>
            <text:p><text:s text:c="14"/></text:p>
            <text:p><text:s text:c="13"/>Jan 15 - 8: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ell Martin</text:p>
            <text:p><text:s text:c="17"/></text:p>
            <text:p><text:s text:c="17"/></text:p>
            <text:p><text:s text:c="22"/>- F - <text:s/>Grizzlies</text:p>
            <text:p><text:s text:c="16"/></text:p>
            <text:p><text:s text:c="17"/></text:p>
            <text:p><text:s text:c="12"/></text:p>
            <text:p><text:s text:c="8"/></text:p>
            <text:p><text:s text:c="8"/></text:p>
            <text:p><text:s text:c="8"/></text:p>
            <text:p><text:s text:c="12"/>Jarell Martin hit 4-of-5 shots for 10 points and three rebounds in 21 minutes off the Grizzlies bench on Monday.</text:p>
            <text:p><text:s text:c="8"/></text:p>
            <text:p><text:s text:c="8"/></text:p>
            <text:p><text:s text:c="13"/>Martin didn't score in his last game, but has been playing fairly well since just before Christmas. But he really doesn't offer much outside of some low scoring, making him tough to use, even in the deepest of leagues. He just saw his shot get hot tonight.</text:p>
            <text:p><text:s text:c="8"/></text:p>
            <text:p><text:s text:c="8"/></text:p>
            <text:p><text:s text:c="13"/></text:p>
            <text:p><text:s text:c="14"/></text:p>
            <text:p><text:s text:c="13"/>Jan 15 - 8: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Tyreke Evans</text:p>
            <text:p><text:s text:c="17"/></text:p>
            <text:p><text:s text:c="17"/></text:p>
            <text:p><text:s text:c="22"/>- G/F - <text:s/>Grizzlies</text:p>
            <text:p><text:s text:c="16"/></text:p>
            <text:p><text:s text:c="17"/></text:p>
            <text:p><text:s text:c="12"/></text:p>
            <text:p><text:s text:c="8"/></text:p>
            <text:p><text:s text:c="8"/></text:p>
            <text:p><text:s text:c="8"/></text:p>
            <text:p><text:s text:c="12"/>Tyreke Evans had 15 points, nine rebounds, 12 assists, a steal and a 3-pointer in 36 minutes of Monday's 123-114 win over the Lakers.</text:p>
            <text:p><text:s text:c="8"/></text:p>
            <text:p><text:s text:c="8"/></text:p>
            <text:p><text:s text:c="13"/>He looked great again, as usual, and just missed a triple-double when teammate JaMychal Green stole a late rebound from him. Evans has had an awesome bounce-back season and should be owned and started everywhere, but things could change for him if he's traded before the deadline. If you've been thinking about selling high on him and are worried about him being traded to an unfavorable situation, the sell-high window is wide open right now.</text:p>
            <text:p><text:s text:c="8"/></text:p>
            <text:p><text:s text:c="8"/></text:p>
            <text:p><text:s text:c="13"/></text:p>
            <text:p><text:s text:c="14"/></text:p>
            <text:p><text:s text:c="13"/>Jan 15 - 8: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illon Brooks</text:p>
            <text:p><text:s text:c="17"/></text:p>
            <text:p><text:s text:c="17"/></text:p>
            <text:p><text:s text:c="22"/>- G/F - <text:s/>Grizzlies</text:p>
            <text:p><text:s text:c="16"/></text:p>
            <text:p><text:s text:c="17"/></text:p>
            <text:p><text:s text:c="12"/></text:p>
            <text:p><text:s text:c="8"/></text:p>
            <text:p><text:s text:c="8"/></text:p>
            <text:p><text:s text:c="8"/></text:p>
            <text:p><text:s text:c="12"/>Dillon Brooks hit 6-of-8 shots and 4-of-5 3-pointers for 19 points, four rebounds and two assists in 27 minutes of Monday's 123-114 win over the Lakers.</text:p>
            <text:p><text:s text:c="8"/></text:p>
            <text:p><text:s text:c="8"/></text:p>
            <text:p><text:s text:c="13"/>That ties his season high in scoring, as he's had two other 19-point games this season, but they came early. He had scored a grand total of 15 points in his previous three games and doesn't get many rebounds, assists, blocks or steals. He belongs on waivers in most leagues, unless he's going to start scoring like this on a regular basis.</text:p>
            <text:p><text:s text:c="8"/></text:p>
            <text:p><text:s text:c="8"/></text:p>
            <text:p><text:s text:c="13"/></text:p>
            <text:p><text:s text:c="14"/></text:p>
            <text:p><text:s text:c="13"/>Jan 15 - 8: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ychal Green</text:p>
            <text:p><text:s text:c="17"/></text:p>
            <text:p><text:s text:c="17"/></text:p>
            <text:p><text:s text:c="22"/>- F/C - <text:s/>Grizzlies</text:p>
            <text:p><text:s text:c="16"/></text:p>
            <text:p><text:s text:c="17"/></text:p>
            <text:p><text:s text:c="12"/></text:p>
            <text:p><text:s text:c="8"/></text:p>
            <text:p><text:s text:c="8"/></text:p>
            <text:p><text:s text:c="8"/></text:p>
            <text:p><text:s text:c="12"/>JaMychal Green hit 4-of-8 shots and a 3-pointer for 11 points, nine rebounds and one assist in Monday's 123-114 win over the Lakers.</text:p>
            <text:p><text:s text:c="8"/></text:p>
            <text:p><text:s text:c="8"/></text:p>
            <text:p><text:s text:c="13"/>Green went off for 20 points, 14 rebounds, two steals and a block last Wednesday, then had a five-point dud on Friday before playing fairly well today. He's not going to do much besides score and rebound, and he doesn't exactly destroy those categories, but he's playing well enough to be given a look in most leagues if you're desperate for a big man.</text:p>
            <text:p><text:s text:c="8"/></text:p>
            <text:p><text:s text:c="8"/></text:p>
            <text:p><text:s text:c="13"/></text:p>
            <text:p><text:s text:c="14"/></text:p>
            <text:p><text:s text:c="13"/>Jan 15 - 8: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uzma</text:p>
            <text:p><text:s text:c="17"/></text:p>
            <text:p><text:s text:c="17"/></text:p>
            <text:p><text:s text:c="22"/>- F - <text:s/>Lakers</text:p>
            <text:p><text:s text:c="16"/></text:p>
            <text:p><text:s text:c="17"/></text:p>
            <text:p><text:s text:c="12"/></text:p>
            <text:p><text:s text:c="8"/></text:p>
            <text:p><text:s text:c="8"/></text:p>
            <text:p><text:s text:c="8"/></text:p>
            <text:p><text:s text:c="12"/>Kyle Kuzma hit 6-of-16 shots and four 3-pointers for 18 points, seven rebounds, five assists and two steals in 29 minutes off the Lakers bench in a 123-114 loss to the Grizzlies on Monday.</text:p>
            <text:p><text:s text:c="8"/></text:p>
            <text:p><text:s text:c="8"/></text:p>
            <text:p><text:s text:c="13"/>There's not much to say here. This is what Kuzma does, although he did get a lot more run than Julius Randle tonight and got some extra touches with Brandon Ingram and Lonzo Ball in street clothes. Kuzma looks like the steal of the NBA Draft and one of the waiver-wire pickups of the year in fantasy leagues where he went undrafted.</text:p>
            <text:p><text:s text:c="8"/></text:p>
            <text:p><text:s text:c="8"/></text:p>
            <text:p><text:s text:c="13"/></text:p>
            <text:p><text:s text:c="14"/></text:p>
            <text:p><text:s text:c="13"/>Jan 15 - 8: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ary Payton II</text:p>
            <text:p><text:s text:c="17"/></text:p>
            <text:p><text:s text:c="17"/></text:p>
            <text:p><text:s text:c="22"/>- G - <text:s/>Lakers</text:p>
            <text:p><text:s text:c="16"/></text:p>
            <text:p><text:s text:c="17"/></text:p>
            <text:p><text:s text:c="12"/></text:p>
            <text:p><text:s text:c="8"/></text:p>
            <text:p><text:s text:c="8"/></text:p>
            <text:p><text:s text:c="8"/></text:p>
            <text:p><text:s text:c="12"/>Gary Payton II made his Lakers debut on Monday and played 12 minutes for four points, four assists and two turnovers on 2-of-3 shooting.</text:p>
            <text:p><text:s text:c="8"/></text:p>
            <text:p><text:s text:c="8"/></text:p>
            <text:p><text:s text:c="13"/>He looked decent tonight with Lonzo Ball (shoulder) out, but this has fluke written all over it. Even in deeper leagues, GP is probably not someone to mess with.</text:p>
            <text:p><text:s text:c="8"/></text:p>
            <text:p><text:s text:c="8"/></text:p>
            <text:p><text:s text:c="13"/></text:p>
            <text:p><text:s text:c="14"/></text:p>
            <text:p><text:s text:c="13"/>Jan 15 - 8: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s Jerebko</text:p>
            <text:p><text:s text:c="17"/></text:p>
            <text:p><text:s text:c="17"/></text:p>
            <text:p><text:s text:c="22"/>- F - <text:s/>Jazz</text:p>
            <text:p><text:s text:c="16"/></text:p>
            <text:p><text:s text:c="17"/></text:p>
            <text:p><text:s text:c="12"/></text:p>
            <text:p><text:s text:c="8"/></text:p>
            <text:p><text:s text:c="8"/></text:p>
            <text:p><text:s text:c="8"/></text:p>
            <text:p><text:s text:c="12"/>Jonas Jerebko is back in the starting lineup on Monday vs. the Pacers.</text:p>
            <text:p><text:s text:c="8"/></text:p>
            <text:p><text:s text:c="8"/></text:p>
            <text:p><text:s text:c="13"/>Rudy Gobert (knee) is at least a week away from a return and Thabo Sefolosha may need season-ending knee surgery, so Jerebko may have some low-end value as a 3-point specialist this week. His long-term outlook isn't great, though.</text:p>
            <text:p><text:s text:c="8"/></text:p>
            <text:p><text:s text:c="8"/></text:p>
            <text:p><text:s text:c="13"/></text:p>
            <text:p><text:s text:c="14"/></text:p>
            <text:p><text:s text:c="13"/>Source: Eric Woodyard on Twitter <text:s text:c="25"/>Jan 15 - 8: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rry Nance</text:p>
            <text:p><text:s text:c="17"/></text:p>
            <text:p><text:s text:c="17"/></text:p>
            <text:p><text:s text:c="22"/>- F/C - <text:s/>Cavaliers</text:p>
            <text:p><text:s text:c="16"/></text:p>
            <text:p><text:s text:c="17"/></text:p>
            <text:p><text:s text:c="12"/></text:p>
            <text:p><text:s text:c="8"/></text:p>
            <text:p><text:s text:c="8"/></text:p>
            <text:p><text:s text:c="8"/></text:p>
            <text:p><text:s text:c="12"/>Larry Nance played through a hip injury suffered on Monday and double-doubled with 15 points, 11 rebounds, three steals and three blocks in 26 minutes.</text:p>
            <text:p><text:s text:c="8"/></text:p>
            <text:p><text:s text:c="8"/></text:p>
            <text:p><text:s text:c="13"/>He hit 6-of-9 shots and owners might want to monitor him going forward, as he was in a lot of pain after banging hips with Deyonte Davis and was wearing a huge contraption around his waist when he wasn't playing in order to ease the pain. He's double-doubled in two of his last three games and left early with a cut above his eye on Saturday. He's banged up, but playing well when the minutes are there.</text:p>
            <text:p><text:s text:c="8"/></text:p>
            <text:p><text:s text:c="8"/></text:p>
            <text:p><text:s text:c="13"/></text:p>
            <text:p><text:s text:c="14"/></text:p>
            <text:p><text:s text:c="13"/>Jan 15 - 8: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Hart</text:p>
            <text:p><text:s text:c="17"/></text:p>
            <text:p><text:s text:c="17"/></text:p>
            <text:p><text:s text:c="22"/>- G - <text:s/>Lakers</text:p>
            <text:p><text:s text:c="16"/></text:p>
            <text:p><text:s text:c="17"/></text:p>
            <text:p><text:s text:c="12"/></text:p>
            <text:p><text:s text:c="8"/></text:p>
            <text:p><text:s text:c="8"/></text:p>
            <text:p><text:s text:c="8"/></text:p>
            <text:p><text:s text:c="12"/>Josh Hart started for Brandon Ingram (ankle) on Monday and played 32 minutes, finishing with 16 points, three rebounds, a steal, a block and two 3-pointers on 5-of-10 shooting in a loss to Memphis.</text:p>
            <text:p><text:s text:c="8"/></text:p>
            <text:p><text:s text:c="8"/></text:p>
            <text:p><text:s text:c="13"/>Hart played well and put up nice numbers if you used him in DFS, but once Ingram is back, which should be soon, he'll fall off the map again.</text:p>
            <text:p><text:s text:c="8"/></text:p>
            <text:p><text:s text:c="8"/></text:p>
            <text:p><text:s text:c="13"/></text:p>
            <text:p><text:s text:c="14"/></text:p>
            <text:p><text:s text:c="13"/>Jan 15 - 8: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ntavious Caldwell-Pope</text:p>
            <text:p><text:s text:c="17"/></text:p>
            <text:p><text:s text:c="17"/></text:p>
            <text:p><text:s text:c="22"/>- G - <text:s/>Lakers</text:p>
            <text:p><text:s text:c="16"/></text:p>
            <text:p><text:s text:c="17"/></text:p>
            <text:p><text:s text:c="12"/></text:p>
            <text:p><text:s text:c="8"/></text:p>
            <text:p><text:s text:c="8"/></text:p>
            <text:p><text:s text:c="8"/></text:p>
            <text:p><text:s text:c="12"/>Kentavious Caldwell-Pope hit 8-of-16 shots, 6-of-10 3-pointers and 5-of-5 free throws for 27 points, seven rebounds, three assists and two steals in 33 minutes</text:p>
            <text:p><text:s text:c="8"/></text:p>
            <text:p><text:s text:c="8"/></text:p>
            <text:p><text:s text:c="13"/>This was KCP's second highest scoring night of the season and he's scored in double figures in eight straight games. His legal situation that was holding him out of road games is finally behind him and he's playing very aggressively right now. He should be owned everywhere.</text:p>
            <text:p><text:s text:c="8"/></text:p>
            <text:p><text:s text:c="8"/></text:p>
            <text:p><text:s text:c="13"/></text:p>
            <text:p><text:s text:c="14"/></text:p>
            <text:p><text:s text:c="13"/>Jan 15 - 8: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Ennis</text:p>
            <text:p><text:s text:c="17"/></text:p>
            <text:p><text:s text:c="17"/></text:p>
            <text:p><text:s text:c="22"/>- G - <text:s/>Lakers</text:p>
            <text:p><text:s text:c="16"/></text:p>
            <text:p><text:s text:c="17"/></text:p>
            <text:p><text:s text:c="12"/></text:p>
            <text:p><text:s text:c="8"/></text:p>
            <text:p><text:s text:c="8"/></text:p>
            <text:p><text:s text:c="8"/></text:p>
            <text:p><text:s text:c="12"/>Tyler Ennis started for Lonzo Ball (shoulder) on Monday and hit 3-of-6 shots for six points, two rebounds and three assists in 33 just 17 minutes.</text:p>
            <text:p><text:s text:c="8"/></text:p>
            <text:p><text:s text:c="8"/></text:p>
            <text:p><text:s text:c="13"/>Gary Payton II made his debut for the Lakers tonight and played 12 minutes and Jordan Clarkson played 17 minutes in the loss. If Ball's not playing point guard for the Lakers, you probably don't want to be using one of the other ones in fantasy leagues.</text:p>
            <text:p><text:s text:c="8"/></text:p>
            <text:p><text:s text:c="8"/></text:p>
            <text:p><text:s text:c="13"/></text:p>
            <text:p><text:s text:c="14"/></text:p>
            <text:p><text:s text:c="13"/>Jan 15 - 8: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lius Randle</text:p>
            <text:p><text:s text:c="17"/></text:p>
            <text:p><text:s text:c="17"/></text:p>
            <text:p><text:s text:c="22"/>- F/C - <text:s/>Lakers</text:p>
            <text:p><text:s text:c="16"/></text:p>
            <text:p><text:s text:c="17"/></text:p>
            <text:p><text:s text:c="12"/></text:p>
            <text:p><text:s text:c="8"/></text:p>
            <text:p><text:s text:c="8"/></text:p>
            <text:p><text:s text:c="8"/></text:p>
            <text:p><text:s text:c="12"/>Julius Randle played just 22 minutes and had nine points, eight rebounds, a steal and a block on 2-of-7 shooting in Monday's loss to the Grizzlies.</text:p>
            <text:p><text:s text:c="8"/></text:p>
            <text:p><text:s text:c="8"/></text:p>
            <text:p><text:s text:c="13"/>Randle is alternating big games with duds right now and the Lakers were getting blown out in this one. Luke Walton rolled mostly with his bench brigade in the second half and this was a disappointing night for Randle, given that both Brandon Ingram and Lonzo Ball were out with injuries. Randle had 23 points and 15 boards in his previous game and will look to get back on track against the Thunder on Wednesday night. Hang in there with him.</text:p>
            <text:p><text:s text:c="8"/></text:p>
            <text:p><text:s text:c="8"/></text:p>
            <text:p><text:s text:c="13"/></text:p>
            <text:p><text:s text:c="14"/></text:p>
            <text:p><text:s text:c="13"/>Jan 15 - 8: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rdan Bell</text:p>
            <text:p><text:s text:c="17"/></text:p>
            <text:p><text:s text:c="17"/></text:p>
            <text:p><text:s text:c="22"/>- F/C - <text:s/>Warriors</text:p>
            <text:p><text:s text:c="16"/></text:p>
            <text:p><text:s text:c="17"/></text:p>
            <text:p><text:s text:c="12"/></text:p>
            <text:p><text:s text:c="8"/></text:p>
            <text:p><text:s text:c="8"/></text:p>
            <text:p><text:s text:c="8"/></text:p>
            <text:p><text:s text:c="12"/>Jordan Bell will start on Monday vs. the Cavaliers, sending Zaza Pachulia to the bench.</text:p>
            <text:p><text:s text:c="8"/></text:p>
            <text:p><text:s text:c="8"/></text:p>
            <text:p><text:s text:c="13"/>Coach Steve Kerr went with this lineup against the Cavaliers on Christmas, as he's expecting a lot of small ball tonight. Bell is coming off two straight DNP-CDs and he might be in and out of the rotation based on matchups, but his solid upside in fantasy has never been in question.</text:p>
            <text:p><text:s text:c="8"/></text:p>
            <text:p><text:s text:c="8"/></text:p>
            <text:p><text:s text:c="13"/>Related: Zaza Pachulia</text:p>
            <text:p><text:s text:c="14"/></text:p>
            <text:p><text:s text:c="13"/>Source: Anthony Slater on Twitter <text:s text:c="24"/>Jan 15 - 7: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mri Casspi</text:p>
            <text:p><text:s text:c="17"/></text:p>
            <text:p><text:s text:c="17"/></text:p>
            <text:p><text:s text:c="22"/>- F - <text:s/>Warriors</text:p>
            <text:p><text:s text:c="16"/></text:p>
            <text:p><text:s text:c="17"/></text:p>
            <text:p><text:s text:c="12"/></text:p>
            <text:p><text:s text:c="8"/></text:p>
            <text:p><text:s text:c="8"/></text:p>
            <text:p><text:s text:c="8"/></text:p>
            <text:p><text:s text:c="12"/>Omri Casspi will be a healthy scratch on Monday vs. the Cavaliers.</text:p>
            <text:p><text:s text:c="8"/></text:p>
            <text:p><text:s text:c="8"/></text:p>
            <text:p><text:s text:c="13"/>The Warriors have their whole roster available, but Casspi will be pushed out of the rotation for this matchup. He's not worth owning while Kevin Durant is healthy.</text:p>
            <text:p><text:s text:c="8"/></text:p>
            <text:p><text:s text:c="8"/></text:p>
            <text:p><text:s text:c="13"/></text:p>
            <text:p><text:s text:c="14"/></text:p>
            <text:p><text:s text:c="13"/>Source: Anthony Slater on Twitter <text:s text:c="24"/>Jan 15 - 7: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gdan Bogdanovic</text:p>
            <text:p><text:s text:c="17"/></text:p>
            <text:p><text:s text:c="17"/></text:p>
            <text:p><text:s text:c="22"/>- G/F - <text:s/>Kings</text:p>
            <text:p><text:s text:c="16"/></text:p>
            <text:p><text:s text:c="17"/></text:p>
            <text:p><text:s text:c="12"/></text:p>
            <text:p><text:s text:c="8"/></text:p>
            <text:p><text:s text:c="8"/></text:p>
            <text:p><text:s text:c="8"/></text:p>
            <text:p><text:s text:c="12"/>Bogdan Bogdanovic and Skal Labissiere will move into the starting lineup on Monday vs. the Thunder.</text:p>
            <text:p><text:s text:c="8"/></text:p>
            <text:p><text:s text:c="8"/></text:p>
            <text:p><text:s text:c="13"/>De’Aaron Fox, Garrett Temple and Willie Cauley-Stein are also starting, so George Hill and Zach Randolph will head to the bench. Coach Dave Joerger can't make up his mind when it comes to his lineups, so we have no idea if this permanent or just another matchup move. Bogdanovic should be owned in standard leagues, while Labissiere is just a stash for the second half of the season.</text:p>
            <text:p><text:s text:c="8"/></text:p>
            <text:p><text:s text:c="8"/></text:p>
            <text:p><text:s text:c="13"/>Related: George Hill, Skal Labissiere, Zach Randolph</text:p>
            <text:p><text:s text:c="14"/></text:p>
            <text:p><text:s text:c="13"/>Source: Kayte Christensen on Twitter <text:s text:c="21"/>Jan 15 - 7: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aul Neto</text:p>
            <text:p><text:s text:c="17"/></text:p>
            <text:p><text:s text:c="17"/></text:p>
            <text:p><text:s text:c="22"/>- G - <text:s/>Jazz</text:p>
            <text:p><text:s text:c="16"/></text:p>
            <text:p><text:s text:c="17"/></text:p>
            <text:p><text:s text:c="12"/></text:p>
            <text:p><text:s text:c="8"/></text:p>
            <text:p><text:s text:c="8"/></text:p>
            <text:p><text:s text:c="8"/></text:p>
            <text:p><text:s text:c="12"/>Raul Neto (knee) is available for Monday's game vs. the Pacers.</text:p>
            <text:p><text:s text:c="8"/></text:p>
            <text:p><text:s text:c="8"/></text:p>
            <text:p><text:s text:c="13"/>He's been out since Dec. 9 and it's not a lock that he will be inserted into the rotation right away. Leave him on the wire.</text:p>
            <text:p><text:s text:c="8"/></text:p>
            <text:p><text:s text:c="8"/></text:p>
            <text:p><text:s text:c="13"/></text:p>
            <text:p><text:s text:c="14"/></text:p>
            <text:p><text:s text:c="13"/>Source: David Locke on Twitter <text:s text:c="27"/>Jan 15 - 7: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Nikola Mirotic scored 18 points with five rebounds, one assist, one block and three triples in 24 minutes against the Heat on Monday.</text:p>
            <text:p><text:s text:c="8"/></text:p>
            <text:p><text:s text:c="8"/></text:p>
            <text:p><text:s text:c="13"/>In case you missed it, Mirotic officially became eligible to be traded on Monday and he's already been linked to the Blazers, Jazz and Pistons. "Hopefully, they're going to keep me a few more games at least," Mirotic said. "Especially that Golden State game, I want to play. It's going to be a fun game. Let's go day by day, that's the only thing I can do." It certainly sounds like he's expecting to be traded, but he should still have some nice value if he ends up on one of those three teams mentioned. Bobby Portis' stash appeal is also growing in deeper leagues.</text:p>
            <text:p><text:s text:c="8"/></text:p>
            <text:p><text:s text:c="8"/></text:p>
            <text:p><text:s text:c="13"/></text:p>
            <text:p><text:s text:c="14"/></text:p>
            <text:p><text:s text:c="13"/>Source: Cody Westerlund on Twitter <text:s text:c="23"/>Jan 15 - 7: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 Gasol</text:p>
            <text:p><text:s text:c="17"/></text:p>
            <text:p><text:s text:c="17"/></text:p>
            <text:p><text:s text:c="22"/>- F/C - <text:s/>Spurs</text:p>
            <text:p><text:s text:c="16"/></text:p>
            <text:p><text:s text:c="17"/></text:p>
            <text:p><text:s text:c="12"/></text:p>
            <text:p><text:s text:c="8"/></text:p>
            <text:p><text:s text:c="8"/></text:p>
            <text:p><text:s text:c="8"/></text:p>
            <text:p><text:s text:c="12"/>Pau Gasol revealed after Monday's game that he's been dealing with a right (shooting) hand injury.</text:p>
            <text:p><text:s text:c="8"/></text:p>
            <text:p><text:s text:c="8"/></text:p>
            <text:p><text:s text:c="13"/>"I can't really bend it much," Gasol said. "It's been building up. I jammed it and it's been a little swollen. I decided to play [Monday]." It sounds like Gasol's ability to play will be dependent on pain tolerance, but knowing the Spurs, he could certainly hit the sidelines on Wednesday in Brooklyn. If he does need to miss time, Davis Bertans and Joffrey Lauvergne would likely pick up most of his minutes. Stay tuned.</text:p>
            <text:p><text:s text:c="8"/></text:p>
            <text:p><text:s text:c="8"/></text:p>
            <text:p><text:s text:c="13"/>Related: Davis Bertans, Joffrey Lauvergne</text:p>
            <text:p><text:s text:c="14"/></text:p>
            <text:p><text:s text:c="13"/>Source: Tom Orsborn on Twitter <text:s text:c="27"/>Jan 15 - 6: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ch LaVine</text:p>
            <text:p><text:s text:c="17"/></text:p>
            <text:p><text:s text:c="17"/></text:p>
            <text:p><text:s text:c="22"/>- G - <text:s/>Bulls</text:p>
            <text:p><text:s text:c="16"/></text:p>
            <text:p><text:s text:c="17"/></text:p>
            <text:p><text:s text:c="12"/></text:p>
            <text:p><text:s text:c="8"/></text:p>
            <text:p><text:s text:c="8"/></text:p>
            <text:p><text:s text:c="8"/></text:p>
            <text:p><text:s text:c="12"/>In just his second game back, Zach LaVine scored 18 points in 20 minutes against the Heat on Monday.</text:p>
            <text:p><text:s text:c="8"/></text:p>
            <text:p><text:s text:c="8"/></text:p>
            <text:p><text:s text:c="13"/>He's showing little to no rust right now, but the Bulls are going to continue to build him up slowly. He finished 7-of-12 from the field and 2-of-3 from the line with five rebounds, five assists, two steals and two triples, posting a 31.1 usage rate in his first two games -- that would easily be a career-high, but it's obviously a small sample size. He has to be owned in all formats and his value will trend up as his restrictions are reduced.</text:p>
            <text:p><text:s text:c="8"/></text:p>
            <text:p><text:s text:c="8"/></text:p>
            <text:p><text:s text:c="13"/></text:p>
            <text:p><text:s text:c="14"/></text:p>
            <text:p><text:s text:c="13"/>Jan 15 - 6: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iante Weber</text:p>
            <text:p><text:s text:c="17"/></text:p>
            <text:p><text:s text:c="17"/></text:p>
            <text:p><text:s text:c="22"/>- G - <text:s/>Grizzlies</text:p>
            <text:p><text:s text:c="16"/></text:p>
            <text:p><text:s text:c="17"/></text:p>
            <text:p><text:s text:c="12"/></text:p>
            <text:p><text:s text:c="8"/></text:p>
            <text:p><text:s text:c="8"/></text:p>
            <text:p><text:s text:c="8"/></text:p>
            <text:p><text:s text:c="12"/>The Rockets have waived G Briante Weber.</text:p>
            <text:p><text:s text:c="8"/></text:p>
            <text:p><text:s text:c="8"/></text:p>
            <text:p><text:s text:c="13"/>They needed to free up a roster spot to make room for Markel Brown, but this move won't have any impact in fantasy hoops.</text:p>
            <text:p><text:s text:c="8"/></text:p>
            <text:p><text:s text:c="8"/></text:p>
            <text:p><text:s text:c="13"/></text:p>
            <text:p><text:s text:c="14"/></text:p>
            <text:p><text:s text:c="13"/>Source: Jonathan Feigen on Twitter <text:s text:c="23"/>Jan 15 - 6: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kel Brown</text:p>
            <text:p><text:s text:c="17"/></text:p>
            <text:p><text:s text:c="17"/></text:p>
            <text:p><text:s text:c="22"/>- G - <text:s/>Rockets</text:p>
            <text:p><text:s text:c="16"/></text:p>
            <text:p><text:s text:c="17"/></text:p>
            <text:p><text:s text:c="12"/></text:p>
            <text:p><text:s text:c="8"/></text:p>
            <text:p><text:s text:c="8"/></text:p>
            <text:p><text:s text:c="8"/></text:p>
            <text:p><text:s text:c="12"/>The Rockets will sign Markel Brown to a two-way contract.</text:p>
            <text:p><text:s text:c="8"/></text:p>
            <text:p><text:s text:c="8"/></text:p>
            <text:p><text:s text:c="13"/>In a corresponding move, the Rockets will waive Briante Weber, but neither of these guys are relevant.</text:p>
            <text:p><text:s text:c="8"/></text:p>
            <text:p><text:s text:c="8"/></text:p>
            <text:p><text:s text:c="13"/></text:p>
            <text:p><text:s text:c="14"/></text:p>
            <text:p><text:s text:c="13"/>Source: Jonathan Feigen on Twitter <text:s text:c="23"/>Jan 15 - 6: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uri Markkanen</text:p>
            <text:p><text:s text:c="17"/></text:p>
            <text:p><text:s text:c="17"/></text:p>
            <text:p><text:s text:c="22"/>- F - <text:s/>Bulls</text:p>
            <text:p><text:s text:c="16"/></text:p>
            <text:p><text:s text:c="17"/></text:p>
            <text:p><text:s text:c="12"/></text:p>
            <text:p><text:s text:c="8"/></text:p>
            <text:p><text:s text:c="8"/></text:p>
            <text:p><text:s text:c="8"/></text:p>
            <text:p><text:s text:c="12"/>Lauri Markkanen scored 17 points in Monday's win over the Heat, hitting 6-of-13 shots and a pair of free throws in 30 minutes.</text:p>
            <text:p><text:s text:c="8"/></text:p>
            <text:p><text:s text:c="8"/></text:p>
            <text:p><text:s text:c="13"/>The impressive rookie grabbed nine rebounds with three assists, one steal and three more triples, becoming the fastest player to hit 100 triples in NBA history (41st game). Nikola Mirotic is now eligible to be traded and it sounds like it's a lock to happen, so Markkanen is locked in as a solid fantasy asset the rest of the way.</text:p>
            <text:p><text:s text:c="8"/></text:p>
            <text:p><text:s text:c="8"/></text:p>
            <text:p><text:s text:c="13"/></text:p>
            <text:p><text:s text:c="14"/></text:p>
            <text:p><text:s text:c="13"/>Source: NBA on Twitter <text:s text:c="35"/>Jan 15 - 6: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Zeller</text:p>
            <text:p><text:s text:c="17"/></text:p>
            <text:p><text:s text:c="17"/></text:p>
            <text:p><text:s text:c="22"/>- C - <text:s/>Bucks</text:p>
            <text:p><text:s text:c="16"/></text:p>
            <text:p><text:s text:c="17"/></text:p>
            <text:p><text:s text:c="12"/></text:p>
            <text:p><text:s text:c="8"/></text:p>
            <text:p><text:s text:c="8"/></text:p>
            <text:p><text:s text:c="8"/></text:p>
            <text:p><text:s text:c="12"/>Tyler Zeller (hip) returned to the starting lineup on Monday against the Knicks, finishing with five points over 12 minutes.</text:p>
            <text:p><text:s text:c="8"/></text:p>
            <text:p><text:s text:c="8"/></text:p>
            <text:p><text:s text:c="13"/>Zeller's playing time was a bit limited, but he was able to go for three rebounds on 2-of-4 shooting and help out with a 3-pointer. His return sent Quincy Acy back to the bench, although the latter was more effective even as a reserve. The team has a logjam of centers, as Acy, Zeller, Jarrett Allen and Jahlil Okafor are all fighting for minutes, so it isn't an ideal situation for fantasy owners at the moment.</text:p>
            <text:p><text:s text:c="8"/></text:p>
            <text:p><text:s text:c="8"/></text:p>
            <text:p><text:s text:c="13"/></text:p>
            <text:p><text:s text:c="14"/></text:p>
            <text:p><text:s text:c="13"/>Jan 15 - 6: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yean Dotson</text:p>
            <text:p><text:s text:c="17"/></text:p>
            <text:p><text:s text:c="17"/></text:p>
            <text:p><text:s text:c="22"/>- G - <text:s/>Knicks</text:p>
            <text:p><text:s text:c="16"/></text:p>
            <text:p><text:s text:c="17"/></text:p>
            <text:p><text:s text:c="12"/></text:p>
            <text:p><text:s text:c="8"/></text:p>
            <text:p><text:s text:c="8"/></text:p>
            <text:p><text:s text:c="8"/></text:p>
            <text:p><text:s text:c="12"/>Damyean Dotson has been assigned to the Knicks' G-League affiliate.</text:p>
            <text:p><text:s text:c="8"/></text:p>
            <text:p><text:s text:c="8"/></text:p>
            <text:p><text:s text:c="13"/>He's a non-factor in the rotation, so there's no fantasy spin to this report.</text:p>
            <text:p><text:s text:c="8"/></text:p>
            <text:p><text:s text:c="8"/></text:p>
            <text:p><text:s text:c="13"/></text:p>
            <text:p><text:s text:c="14"/></text:p>
            <text:p><text:s text:c="13"/>Source: NY Knicks PR on Twitter <text:s text:c="26"/>Jan 15 - 6: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Johnson</text:p>
            <text:p><text:s text:c="17"/></text:p>
            <text:p><text:s text:c="17"/></text:p>
            <text:p><text:s text:c="22"/>- G - <text:s/>Heat</text:p>
            <text:p><text:s text:c="16"/></text:p>
            <text:p><text:s text:c="17"/></text:p>
            <text:p><text:s text:c="12"/></text:p>
            <text:p><text:s text:c="8"/></text:p>
            <text:p><text:s text:c="8"/></text:p>
            <text:p><text:s text:c="8"/></text:p>
            <text:p><text:s text:c="12"/>Updating a previous report, there is currently no MRI scheduled for Tyler Johnson (ankle).</text:p>
            <text:p><text:s text:c="8"/></text:p>
            <text:p><text:s text:c="8"/></text:p>
            <text:p><text:s text:c="13"/>The Heat want to wait and see how he feels tomorrow morning before going through with the MRI, but the fact that they're even waiting to make that decision is a very positive sign. While he grabbed at his knee after the injury, after being examined in the locker room they determined he's dealing with a sprained left ankle, so it seems like he's avoided a serious injury. For now, we'll consider him questionable for Wednesday's game against the Bucks.</text:p>
            <text:p><text:s text:c="8"/></text:p>
            <text:p><text:s text:c="8"/></text:p>
            <text:p><text:s text:c="13"/></text:p>
            <text:p><text:s text:c="14"/></text:p>
            <text:p><text:s text:c="13"/>Source: Tom D'Angelo on Twitter <text:s text:c="26"/>Jan 15 - 6: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n Holiday</text:p>
            <text:p><text:s text:c="17"/></text:p>
            <text:p><text:s text:c="17"/></text:p>
            <text:p><text:s text:c="22"/>- G/F - <text:s/>Bulls</text:p>
            <text:p><text:s text:c="16"/></text:p>
            <text:p><text:s text:c="17"/></text:p>
            <text:p><text:s text:c="12"/></text:p>
            <text:p><text:s text:c="8"/></text:p>
            <text:p><text:s text:c="8"/></text:p>
            <text:p><text:s text:c="8"/></text:p>
            <text:p><text:s text:c="12"/>Justin Holiday nailed a career-high seven 3-pointers for 25 points in Monday's 119-111 win over the Heat.</text:p>
            <text:p><text:s text:c="8"/></text:p>
            <text:p><text:s text:c="8"/></text:p>
            <text:p><text:s text:c="13"/>This was his fifth game of the season with five or more triples and eighth of his career. Holiday will lose a few minutes with Zach LaVine back (especially once his restrictions are lifted), but he's played 40, 45, 32 and 35 minutes in his last four outings. He hit 8-of-15 shots with four rebounds, two assists, one steal and one block and fantasy owners can continue to deploy him until further notice.</text:p>
            <text:p><text:s text:c="8"/></text:p>
            <text:p><text:s text:c="8"/></text:p>
            <text:p><text:s text:c="13"/></text:p>
            <text:p><text:s text:c="14"/></text:p>
            <text:p><text:s text:c="13"/>Jan 15 - 6: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rry Nance</text:p>
            <text:p><text:s text:c="17"/></text:p>
            <text:p><text:s text:c="17"/></text:p>
            <text:p><text:s text:c="22"/>- F/C - <text:s/>Cavaliers</text:p>
            <text:p><text:s text:c="16"/></text:p>
            <text:p><text:s text:c="17"/></text:p>
            <text:p><text:s text:c="12"/></text:p>
            <text:p><text:s text:c="8"/></text:p>
            <text:p><text:s text:c="8"/></text:p>
            <text:p><text:s text:c="8"/></text:p>
            <text:p><text:s text:c="12"/>Larry Nance Jr. hurt his back during Monday's game against the Grizzlies, but he's available to return.</text:p>
            <text:p><text:s text:c="8"/></text:p>
            <text:p><text:s text:c="8"/></text:p>
            <text:p><text:s text:c="13"/>He got bumped on a drive to the hoop, hit one of two of his freebies and then limped his way back to the locker room. We'll provide another update after the game, but it doesn't seem like he's dealing with anything serious.</text:p>
            <text:p><text:s text:c="8"/></text:p>
            <text:p><text:s text:c="8"/></text:p>
            <text:p><text:s text:c="13"/>Related: Julius Randle</text:p>
            <text:p><text:s text:c="14"/></text:p>
            <text:p><text:s text:c="13"/>Jan 15 - 6: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is LeVert</text:p>
            <text:p><text:s text:c="17"/></text:p>
            <text:p><text:s text:c="17"/></text:p>
            <text:p><text:s text:c="22"/>- G - <text:s/>Nets</text:p>
            <text:p><text:s text:c="16"/></text:p>
            <text:p><text:s text:c="17"/></text:p>
            <text:p><text:s text:c="12"/></text:p>
            <text:p><text:s text:c="8"/></text:p>
            <text:p><text:s text:c="8"/></text:p>
            <text:p><text:s text:c="8"/></text:p>
            <text:p><text:s text:c="12"/>Caris LeVert posted 20 points in 30 minutes off the bench in Monday's 119-104 loss against the visiting Knicks.</text:p>
            <text:p><text:s text:c="8"/></text:p>
            <text:p><text:s text:c="8"/></text:p>
            <text:p><text:s text:c="13"/>There weren't many Nets feeling good about themselves in this MLK Day loss against the crosstown rivals, but LeVert certainly wasn't hanging his head. He went 8-of-20 from the floor, including 3-of-5 from behind the arc, and he chipped in with seven rebounds, an assist and a steal. LeVert is one of a handful of younger Nets who should be leaned upon heavily down the stretch in the team's second half, so his fantasy value will remain constant.</text:p>
            <text:p><text:s text:c="8"/></text:p>
            <text:p><text:s text:c="8"/></text:p>
            <text:p><text:s text:c="13"/></text:p>
            <text:p><text:s text:c="14"/></text:p>
            <text:p><text:s text:c="13"/>Jan 15 - 6: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len Crabbe</text:p>
            <text:p><text:s text:c="17"/></text:p>
            <text:p><text:s text:c="17"/></text:p>
            <text:p><text:s text:c="22"/>- G/F - <text:s/>Nets</text:p>
            <text:p><text:s text:c="16"/></text:p>
            <text:p><text:s text:c="17"/></text:p>
            <text:p><text:s text:c="12"/></text:p>
            <text:p><text:s text:c="8"/></text:p>
            <text:p><text:s text:c="8"/></text:p>
            <text:p><text:s text:c="8"/></text:p>
            <text:p><text:s text:c="12"/>Allen Crabbe ended up with just six points over 35 minutes in Monday's 119-104 loss against the Knicks while picking up five personal fouls.</text:p>
            <text:p><text:s text:c="8"/></text:p>
            <text:p><text:s text:c="8"/></text:p>
            <text:p><text:s text:c="13"/>Crabbe had a rough time of it at both ends of the court, getting into foul trouble and missing badly with his shot. He was just 1-of-7 from the field while chipping in with three assists, three rebounds and a blocked shot. He had been picking it up on offense lately, and is still worth grabbing off the waiver wire despite this stinker if he is available.</text:p>
            <text:p><text:s text:c="8"/></text:p>
            <text:p><text:s text:c="8"/></text:p>
            <text:p><text:s text:c="13"/></text:p>
            <text:p><text:s text:c="14"/></text:p>
            <text:p><text:s text:c="13"/>Jan 15 - 6: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Quincy Acy</text:p>
            <text:p><text:s text:c="17"/></text:p>
            <text:p><text:s text:c="17"/></text:p>
            <text:p><text:s text:c="22"/>- F/C - <text:s/>Nets</text:p>
            <text:p><text:s text:c="16"/></text:p>
            <text:p><text:s text:c="17"/></text:p>
            <text:p><text:s text:c="12"/></text:p>
            <text:p><text:s text:c="8"/></text:p>
            <text:p><text:s text:c="8"/></text:p>
            <text:p><text:s text:c="8"/></text:p>
            <text:p><text:s text:c="12"/>Quincy Acy was back to the bench Monday against the Knicks with Tyler Zeller (hip) back, but Acy responded with 13 points over 22 minutes.</text:p>
            <text:p><text:s text:c="8"/></text:p>
            <text:p><text:s text:c="8"/></text:p>
            <text:p><text:s text:c="13"/>The double-digit scoring performance was actually Acy's first of January, as he was averaging just 5.5 points per game in his previous seven outings in the month. he can be a cheap source of rebounds for fantasy owners in deeper leagues, and he has three blocked shots over his past two outings. However, he is also fighting for crumbs with Jarrett Allen and Jahlil Okafor, so not much to see here.</text:p>
            <text:p><text:s text:c="8"/></text:p>
            <text:p><text:s text:c="8"/></text:p>
            <text:p><text:s text:c="13"/></text:p>
            <text:p><text:s text:c="14"/></text:p>
            <text:p><text:s text:c="13"/>Jan 15 - 6: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pencer Dinwiddie</text:p>
            <text:p><text:s text:c="17"/></text:p>
            <text:p><text:s text:c="17"/></text:p>
            <text:p><text:s text:c="22"/>- G - <text:s/>Nets</text:p>
            <text:p><text:s text:c="16"/></text:p>
            <text:p><text:s text:c="17"/></text:p>
            <text:p><text:s text:c="12"/></text:p>
            <text:p><text:s text:c="8"/></text:p>
            <text:p><text:s text:c="8"/></text:p>
            <text:p><text:s text:c="8"/></text:p>
            <text:p><text:s text:c="12"/>Spencer Dinwiddie finished Monday's game against the Knicks with just eight points on 2-of-14 shooting.</text:p>
            <text:p><text:s text:c="8"/></text:p>
            <text:p><text:s text:c="8"/></text:p>
            <text:p><text:s text:c="13"/>Dinwiddie has been a rising start in fantasy this season, but this was certainly a clunker. He was 0-of-4 from behind the 3-point line, but at least able to salvage the fantasy line somewhat with his five assists and four rebounds while going 4-of-4 from the free-throw line. This comes on the heels of an ugly 2-of-10 shooting night last time out in Washington. It won't get much easier with the defensive-minded Spurs on the horizon Wednesday night, but don't panic. Dinwiddie's overall body of fantasy work has been stellar and he'll snap out of it.</text:p>
            <text:p><text:s text:c="8"/></text:p>
            <text:p><text:s text:c="8"/></text:p>
            <text:p><text:s text:c="13"/></text:p>
            <text:p><text:s text:c="14"/></text:p>
            <text:p><text:s text:c="13"/>Jan 15 - 6: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Goran Dragic</text:p>
            <text:p><text:s text:c="17"/></text:p>
            <text:p><text:s text:c="17"/></text:p>
            <text:p><text:s text:c="22"/>- G - <text:s/>Heat</text:p>
            <text:p><text:s text:c="16"/></text:p>
            <text:p><text:s text:c="17"/></text:p>
            <text:p><text:s text:c="12"/></text:p>
            <text:p><text:s text:c="8"/></text:p>
            <text:p><text:s text:c="8"/></text:p>
            <text:p><text:s text:c="8"/></text:p>
            <text:p><text:s text:c="12"/>Goran Dragic scored 22 points and hit 7-of-17 shots and 8-of-9 free throws in Monday's 119-111 loss to Chicago.</text:p>
            <text:p><text:s text:c="8"/></text:p>
            <text:p><text:s text:c="8"/></text:p>
            <text:p><text:s text:c="13"/>The loss snapped a seven-game losing streak for Miami, but Dragic was terrific, notching nine assists and five rebounds before fouling out in 38 minutes. Tyler Johnson suffered an ankle injury and will undergo some tests on Tuesday, so Dragic may see an increased workload going forward. He's scored 20 or more points in four straight and will look to make it five on Wednesday vs. the Bucks.</text:p>
            <text:p><text:s text:c="8"/></text:p>
            <text:p><text:s text:c="8"/></text:p>
            <text:p><text:s text:c="13"/></text:p>
            <text:p><text:s text:c="14"/></text:p>
            <text:p><text:s text:c="13"/>Jan 15 - 6: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said the reason he didn't play on Monday was due to the Spurs' "return from injury management" program, and not due to a flare-up with the quad issue.</text:p>
            <text:p><text:s text:c="8"/></text:p>
            <text:p><text:s text:c="8"/></text:p>
            <text:p><text:s text:c="13"/>The Spurs have been extremely cautious with Leonard this season, not allowing him to play unless he's had two full days off in between games, and that's apparently the reason why he sat out Monday's game (he logged 28 minutes on Saturday). Hopefully, this means we can expect to see him back on the court on Wednesday in Brooklyn, and owners can expect to get another update by Wednesday morning's shootaround at the latest.</text:p>
            <text:p><text:s text:c="8"/></text:p>
            <text:p><text:s text:c="8"/></text:p>
            <text:p><text:s text:c="13"/></text:p>
            <text:p><text:s text:c="14"/></text:p>
            <text:p><text:s text:c="13"/>Source: Tom Orsborn on Twitter <text:s text:c="27"/>Jan 15 - 6: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re Carroll</text:p>
            <text:p><text:s text:c="17"/></text:p>
            <text:p><text:s text:c="17"/></text:p>
            <text:p><text:s text:c="22"/>- F - <text:s/>Nets</text:p>
            <text:p><text:s text:c="16"/></text:p>
            <text:p><text:s text:c="17"/></text:p>
            <text:p><text:s text:c="12"/></text:p>
            <text:p><text:s text:c="8"/></text:p>
            <text:p><text:s text:c="8"/></text:p>
            <text:p><text:s text:c="8"/></text:p>
            <text:p><text:s text:c="12"/>DeMarre Carroll went for 22 points with eight rebounds, three assists and a steal over 30 minutes in Monday's 119-104 loss against the Nets.</text:p>
            <text:p><text:s text:c="8"/></text:p>
            <text:p><text:s text:c="8"/></text:p>
            <text:p><text:s text:c="13"/>Carroll was 6-of-13 from the field, including 2-of-5 from behind the 3-point line, and the 'Junkyard Dog' posted career highs with free-throws made (eight) and attempts (nine). Carroll is averaging 16.0 points, 7.3 rebounds, 3.0 assists and 2.3 steals per game over his past three outings. He remains a solid source of cheap boards, steals and triples for most fantasy owners.</text:p>
            <text:p><text:s text:c="8"/></text:p>
            <text:p><text:s text:c="8"/></text:p>
            <text:p><text:s text:c="13"/></text:p>
            <text:p><text:s text:c="14"/></text:p>
            <text:p><text:s text:c="13"/>Jan 15 - 6: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shall Plumlee</text:p>
            <text:p><text:s text:c="17"/></text:p>
            <text:p><text:s text:c="17"/></text:p>
            <text:p><text:s text:c="22"/>- C - <text:s/>Bucks</text:p>
            <text:p><text:s text:c="16"/></text:p>
            <text:p><text:s text:c="17"/></text:p>
            <text:p><text:s text:c="12"/></text:p>
            <text:p><text:s text:c="8"/></text:p>
            <text:p><text:s text:c="8"/></text:p>
            <text:p><text:s text:c="8"/></text:p>
            <text:p><text:s text:c="12"/>The Bucks are reportedly signing Marshall Plumlee to a two-way contract.</text:p>
            <text:p><text:s text:c="8"/></text:p>
            <text:p><text:s text:c="8"/></text:p>
            <text:p><text:s text:c="13"/>Plumlee will spend most of his time in the G-League, so there's no reason to pay him any attention in fantasy hoops.</text:p>
            <text:p><text:s text:c="8"/></text:p>
            <text:p><text:s text:c="8"/></text:p>
            <text:p><text:s text:c="13"/></text:p>
            <text:p><text:s text:c="14"/></text:p>
            <text:p><text:s text:c="13"/>Source: Shams Charania on Twitter <text:s text:c="24"/>Jan 15 - 6: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lly Olynyk</text:p>
            <text:p><text:s text:c="17"/></text:p>
            <text:p><text:s text:c="17"/></text:p>
            <text:p><text:s text:c="22"/>- F/C - <text:s/>Heat</text:p>
            <text:p><text:s text:c="16"/></text:p>
            <text:p><text:s text:c="17"/></text:p>
            <text:p><text:s text:c="12"/></text:p>
            <text:p><text:s text:c="8"/></text:p>
            <text:p><text:s text:c="8"/></text:p>
            <text:p><text:s text:c="8"/></text:p>
            <text:p><text:s text:c="12"/>Kelly Olynyk handed out a career-high eight assists to go with 21 points, three boards and one triple in 28 minutes vs. the Bulls on Monday.</text:p>
            <text:p><text:s text:c="8"/></text:p>
            <text:p><text:s text:c="8"/></text:p>
            <text:p><text:s text:c="13"/>He hit 9-of-16 shots and both of his free throws. Olynyk was coming off a quiet three-game stretch with 7.3 points and 5.0 rebounds in 22.3 minutes, but he played down the stretch over Hassan Whiteside because the Heat needed his offense. He's now come off the bench in favor of James Johnson in two straight games, and while tonight's line was awesome, he'll be inconsistent with the Heat using the hot-hand approach for their frontcourt.</text:p>
            <text:p><text:s text:c="8"/></text:p>
            <text:p><text:s text:c="8"/></text:p>
            <text:p><text:s text:c="13"/></text:p>
            <text:p><text:s text:c="14"/></text:p>
            <text:p><text:s text:c="13"/>Jan 15 - 6: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nes Kanter</text:p>
            <text:p><text:s text:c="17"/></text:p>
            <text:p><text:s text:c="17"/></text:p>
            <text:p><text:s text:c="22"/>- C - <text:s/>Knicks</text:p>
            <text:p><text:s text:c="16"/></text:p>
            <text:p><text:s text:c="17"/></text:p>
            <text:p><text:s text:c="12"/></text:p>
            <text:p><text:s text:c="8"/></text:p>
            <text:p><text:s text:c="8"/></text:p>
            <text:p><text:s text:c="8"/></text:p>
            <text:p><text:s text:c="12"/>Enes Kanter posted five points while playing just nine minutes in Monday's 119-104 win at Brooklyn.</text:p>
            <text:p><text:s text:c="8"/></text:p>
            <text:p><text:s text:c="8"/></text:p>
            <text:p><text:s text:c="13"/>Kanter was nailed to the bench with Kyle O'Quinn showing a hot hand off as a reserve, while Willy Hernangomez was also sharp in his meager time on the court. He was able to start, but O'Quinn's shooting and the solid play of Michael Beasley kept Kanter nailed to the bench. It's maddening to fantasy owners, but a solution could be coming soon. Teams have inquired about the availability of the team's centers, as the team has a logjam at the position, so Kanter could see a bump in value, or potentially a new uniform, soon.</text:p>
            <text:p><text:s text:c="8"/></text:p>
            <text:p><text:s text:c="8"/></text:p>
            <text:p><text:s text:c="13"/></text:p>
            <text:p><text:s text:c="14"/></text:p>
            <text:p><text:s text:c="13"/>Jan 15 - 6: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Ntilikina</text:p>
            <text:p><text:s text:c="17"/></text:p>
            <text:p><text:s text:c="17"/></text:p>
            <text:p><text:s text:c="22"/>- G - <text:s/>Knicks</text:p>
            <text:p><text:s text:c="16"/></text:p>
            <text:p><text:s text:c="17"/></text:p>
            <text:p><text:s text:c="12"/></text:p>
            <text:p><text:s text:c="8"/></text:p>
            <text:p><text:s text:c="8"/></text:p>
            <text:p><text:s text:c="8"/></text:p>
            <text:p><text:s text:c="12"/>Frank Ntilikina was able to post 10 points with 10 assists across 29 minutes for a double-double off the bench Monday in Brooklyn. He is the first Knicks rookie to post at least 10 points, 10 assists, seven rebounds and two blocks in a single game since 1964.</text:p>
            <text:p><text:s text:c="8"/></text:p>
            <text:p><text:s text:c="8"/></text:p>
            <text:p><text:s text:c="13"/>Ntilikina was 3-of-6 from the field, including 2-of-3 from behind the arc, while going a perfect 2-of-2 from the free-throw line. He also chipped in seven rebounds, two blocked shots and a steal. It was his first-career double-double, and he was just three boards short of a triple-double. The performance was nice, and he has upside for help in the steals department, but he remains a stash option at this point.</text:p>
            <text:p><text:s text:c="8"/></text:p>
            <text:p><text:s text:c="8"/></text:p>
            <text:p><text:s text:c="13"/></text:p>
            <text:p><text:s text:c="14"/></text:p>
            <text:p><text:s text:c="13"/>Jan 15 - 6: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Johnson</text:p>
            <text:p><text:s text:c="17"/></text:p>
            <text:p><text:s text:c="17"/></text:p>
            <text:p><text:s text:c="22"/>- G - <text:s/>Heat</text:p>
            <text:p><text:s text:c="16"/></text:p>
            <text:p><text:s text:c="17"/></text:p>
            <text:p><text:s text:c="12"/></text:p>
            <text:p><text:s text:c="8"/></text:p>
            <text:p><text:s text:c="8"/></text:p>
            <text:p><text:s text:c="8"/></text:p>
            <text:p><text:s text:c="12"/>Tyler Johnson (ankle) is scheduled to undergo an MRI on Tuesday.</text:p>
            <text:p><text:s text:c="8"/></text:p>
            <text:p><text:s text:c="8"/></text:p>
            <text:p><text:s text:c="13"/>Johnson was grabbing at his knee after the hard fall on Monday and needed to be carted off the court, but the Heat are simply calling this an ankle sprain, and we should get official confirmation on that diagnosis once the MRI results are made public. Miami plays in Milwaukee on Wednesday, and for now, we'll be considering Johnson doubtful for that one. If he's out, Wayne Ellington could move into the starting group with Goran Dragic and Josh Richardson logging heavy minutes. Stay tuned.</text:p>
            <text:p><text:s text:c="8"/></text:p>
            <text:p><text:s text:c="8"/></text:p>
            <text:p><text:s text:c="13"/>Related: Wayne Ellington, Goran Dragic, Josh Richardson</text:p>
            <text:p><text:s text:c="14"/></text:p>
            <text:p><text:s text:c="13"/>Source: Nick Friedell on Twitter <text:s text:c="25"/>Jan 15 - 6: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O'Quinn</text:p>
            <text:p><text:s text:c="17"/></text:p>
            <text:p><text:s text:c="17"/></text:p>
            <text:p><text:s text:c="22"/>- F/C - <text:s/>Knicks</text:p>
            <text:p><text:s text:c="16"/></text:p>
            <text:p><text:s text:c="17"/></text:p>
            <text:p><text:s text:c="12"/></text:p>
            <text:p><text:s text:c="8"/></text:p>
            <text:p><text:s text:c="8"/></text:p>
            <text:p><text:s text:c="8"/></text:p>
            <text:p><text:s text:c="12"/>Kyle O'Quinn was effective in Monday's 119-104 win at Brooklyn, going for 11 points with seven rebounds, three assist sand two blocked shots over 23 minutes.</text:p>
            <text:p><text:s text:c="8"/></text:p>
            <text:p><text:s text:c="8"/></text:p>
            <text:p><text:s text:c="13"/>O'Quinn was a perfect 4-of-4 from the field, as he had the hot hand to eat into the minutes of Enes Kanter. In fact, O'Quinn and Willy Hernangomez were a perfect 5-of-5 from the floor, keeping Kanter nailed to the bench for a good chunk of the game. Both centers have drawn trade inquires recently, and they certainly improved their stock with solid showings. New York has a logjam at the position, so someone might be on their way out of town soon. A new situation might mean new fantasy appeal, so we'll watch this situation closely.</text:p>
            <text:p><text:s text:c="8"/></text:p>
            <text:p><text:s text:c="8"/></text:p>
            <text:p><text:s text:c="13"/></text:p>
            <text:p><text:s text:c="14"/></text:p>
            <text:p><text:s text:c="13"/>Jan 15 - 6: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ayne Ellington</text:p>
            <text:p><text:s text:c="17"/></text:p>
            <text:p><text:s text:c="17"/></text:p>
            <text:p><text:s text:c="22"/>- G - <text:s/>Heat</text:p>
            <text:p><text:s text:c="16"/></text:p>
            <text:p><text:s text:c="17"/></text:p>
            <text:p><text:s text:c="12"/></text:p>
            <text:p><text:s text:c="8"/></text:p>
            <text:p><text:s text:c="8"/></text:p>
            <text:p><text:s text:c="8"/></text:p>
            <text:p><text:s text:c="12"/>Wayne Ellington bounced back nicely in Monday's 119-111 loss to the Bulls, scoring 20 points (6-of-13 FGs, 3-of-3 FTs) with five rebounds, one assist and five triples in 33 minutes.</text:p>
            <text:p><text:s text:c="8"/></text:p>
            <text:p><text:s text:c="8"/></text:p>
            <text:p><text:s text:c="13"/>Ellington has been a hot waiver-wire pickup for weeks, especially now that Dion Waiters (ankle) is out for the season and Tyler Johnson (ankle) may need to miss some time. He's played 30+ minutes in 13 out of his last 14 games and has been an excellent 3-point specialist, averaging 3.5 treys in that span. Ellington and the Heat have three more games this week against the Bucks, Nets and Hornets.</text:p>
            <text:p><text:s text:c="8"/></text:p>
            <text:p><text:s text:c="8"/></text:p>
            <text:p><text:s text:c="13"/></text:p>
            <text:p><text:s text:c="14"/></text:p>
            <text:p><text:s text:c="13"/>Jan 15 - 6: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wayne Dedmon</text:p>
            <text:p><text:s text:c="17"/></text:p>
            <text:p><text:s text:c="17"/></text:p>
            <text:p><text:s text:c="22"/>- C - <text:s/>Hawks</text:p>
            <text:p><text:s text:c="16"/></text:p>
            <text:p><text:s text:c="17"/></text:p>
            <text:p><text:s text:c="12"/></text:p>
            <text:p><text:s text:c="8"/></text:p>
            <text:p><text:s text:c="8"/></text:p>
            <text:p><text:s text:c="8"/></text:p>
            <text:p><text:s text:c="12"/>Dewayne Dedmon came off the bench against his former team and hit 4-of-8 shots, a 3-pointer and all three of his free throws for 12 points, 10 rebounds, two assists and a steal in 26 minutes on Monday.</text:p>
            <text:p><text:s text:c="8"/></text:p>
            <text:p><text:s text:c="8"/></text:p>
            <text:p><text:s text:c="13"/>He sunk a couple clutch free throws late that kept the Hawks in control of a close game and played very well against his former team. Miles Plumless started but failed to score in 17 minutes, so it might be time for Dedmon to move back into the starting unit. Either way, Dedmon is averaging 10.7 points, 9.3 rebounds and 0.7 blocks over his last three games, making him a low-end center option even if coming off the bench.</text:p>
            <text:p><text:s text:c="8"/></text:p>
            <text:p><text:s text:c="8"/></text:p>
            <text:p><text:s text:c="13"/></text:p>
            <text:p><text:s text:c="14"/></text:p>
            <text:p><text:s text:c="13"/>Jan 15 - 6: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Collins</text:p>
            <text:p><text:s text:c="17"/></text:p>
            <text:p><text:s text:c="17"/></text:p>
            <text:p><text:s text:c="22"/>- F - <text:s/>Hawks</text:p>
            <text:p><text:s text:c="16"/></text:p>
            <text:p><text:s text:c="17"/></text:p>
            <text:p><text:s text:c="12"/></text:p>
            <text:p><text:s text:c="8"/></text:p>
            <text:p><text:s text:c="8"/></text:p>
            <text:p><text:s text:c="8"/></text:p>
            <text:p><text:s text:c="12"/>John Collins hit 5-of-8 shots and both of his free throws for 12 points, eight rebounds and a steal in 22 minutes of Monday's 102-99 win over the Spurs.</text:p>
            <text:p><text:s text:c="8"/></text:p>
            <text:p><text:s text:c="8"/></text:p>
            <text:p><text:s text:c="13"/>He was in foul trouble and finished with five of them, or he might have had an even better day. He's averaging 8.6 points, 5.6 rebounds and 1.2 blocks on 67 percent shooting over his last five games, and the Hawks still haven't fully unleashed him this season. If Ersan Ilyasova is traded before the deadline, Collins could blow up in the second half.</text:p>
            <text:p><text:s text:c="8"/></text:p>
            <text:p><text:s text:c="8"/></text:p>
            <text:p><text:s text:c="13"/></text:p>
            <text:p><text:s text:c="14"/></text:p>
            <text:p><text:s text:c="13"/>Jan 15 - 6: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Beasley</text:p>
            <text:p><text:s text:c="17"/></text:p>
            <text:p><text:s text:c="17"/></text:p>
            <text:p><text:s text:c="22"/>- F - <text:s/>Knicks</text:p>
            <text:p><text:s text:c="16"/></text:p>
            <text:p><text:s text:c="17"/></text:p>
            <text:p><text:s text:c="12"/></text:p>
            <text:p><text:s text:c="8"/></text:p>
            <text:p><text:s text:c="8"/></text:p>
            <text:p><text:s text:c="8"/></text:p>
            <text:p><text:s text:c="12"/>Michael Beasley finished with 23 points, 10 rebounds, two assists and two blocked shots in 29 minutes off the bench Monday at Brooklyn.</text:p>
            <text:p><text:s text:c="8"/></text:p>
            <text:p><text:s text:c="8"/></text:p>
            <text:p><text:s text:c="13"/>Beasley hit 10-of-18 from the field, including 1-of-1 from behind the arc, while adding 2-of-3 from the charity stripe. He also turned it over just three times while contributing a solid plus-12 rating. Beasley bounced back rather nicely after a scoreless effort against New Orleans in just nine minutes Sunday. His fantasy arrow has been point down lately with some erratic performances in the end of December, but this game marked his fourth time hitting 20 or more points in the past six outings and he remains a useful fantasy asset in most formats for his scoring. He was seeing more run with Tim Hardaway Jr. resting, so if you dropped Beasley, don't feel bad. Hardaway Jr. is expected to return Wednesday, limiting Beasley's minutes.</text:p>
            <text:p><text:s text:c="8"/></text:p>
            <text:p><text:s text:c="8"/></text:p>
            <text:p><text:s text:c="13"/></text:p>
            <text:p><text:s text:c="14"/></text:p>
            <text:p><text:s text:c="13"/>Jan 15 - 6: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Hassan Whiteside played just 20 minutes on Monday vs. the Bulls and was benched for the entire fourth quarter, finishing with nine points, eight rebounds, one assist and two blocks.</text:p>
            <text:p><text:s text:c="8"/></text:p>
            <text:p><text:s text:c="8"/></text:p>
            <text:p><text:s text:c="13"/>Whiteside has now played in just three out of Miami's last six fourth quarters. He was a -20 tonight and didn't have it going, and the Heat needed Kelly Olynyk's offense down the stretch as they were in comeback mode. Whiteside was coming off four straight double-doubles, but his minutes have been hanging around the mid-20s lately and that may not change with the Heat trying to find action for Olynyk, James Johnson, Bam Adebayo and now Justise Winslow.</text:p>
            <text:p><text:s text:c="8"/></text:p>
            <text:p><text:s text:c="8"/></text:p>
            <text:p><text:s text:c="13"/></text:p>
            <text:p><text:s text:c="14"/></text:p>
            <text:p><text:s text:c="13"/>Jan 15 - 6: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nis Schroder</text:p>
            <text:p><text:s text:c="17"/></text:p>
            <text:p><text:s text:c="17"/></text:p>
            <text:p><text:s text:c="22"/>- G - <text:s/>Hawks</text:p>
            <text:p><text:s text:c="16"/></text:p>
            <text:p><text:s text:c="17"/></text:p>
            <text:p><text:s text:c="12"/></text:p>
            <text:p><text:s text:c="8"/></text:p>
            <text:p><text:s text:c="8"/></text:p>
            <text:p><text:s text:c="8"/></text:p>
            <text:p><text:s text:c="12"/>Dennis Schroder played 33 minutes and hit 10-of-20 shots, a 3-pointer and 5-of-6 free throws on his way to 26 points, five rebounds, seven assists, a steal and five turnovers in Monday's 102-99 win over the Spurs.</text:p>
            <text:p><text:s text:c="8"/></text:p>
            <text:p><text:s text:c="8"/></text:p>
            <text:p><text:s text:c="13"/>Hawks fans would prefer them to stop winning games, but this was just their 12th victory of the season for the home crowd on MLK Day. They were 2-20 vs. the Spurs since 2006 coming in, so it was probably good for the confidence of the entire organization. Schroder took over the game in the fourth quarter, scoring at will, hitting a couple intense, driving layups in traffic and sealing the win with free throws. He's returning sixth-round fantasy value this season in nine-cat leagues.</text:p>
            <text:p><text:s text:c="8"/></text:p>
            <text:p><text:s text:c="8"/></text:p>
            <text:p><text:s text:c="13"/></text:p>
            <text:p><text:s text:c="14"/></text:p>
            <text:p><text:s text:c="13"/>Jan 15 - 6: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Luc Mbah a Moute</text:p>
            <text:p><text:s text:c="17"/></text:p>
            <text:p><text:s text:c="17"/></text:p>
            <text:p><text:s text:c="22"/>- F - <text:s/>Rockets</text:p>
            <text:p><text:s text:c="16"/></text:p>
            <text:p><text:s text:c="17"/></text:p>
            <text:p><text:s text:c="12"/></text:p>
            <text:p><text:s text:c="8"/></text:p>
            <text:p><text:s text:c="8"/></text:p>
            <text:p><text:s text:c="8"/></text:p>
            <text:p><text:s text:c="12"/>Luc Mbah a Moute (shoulder) is expected to play Monday vs. the Clippers.</text:p>
            <text:p><text:s text:c="8"/></text:p>
            <text:p><text:s text:c="8"/></text:p>
            <text:p><text:s text:c="13"/>He's been out for a month, so if he is able to get out there tonight, he'll likely be dealing with a minutes limit. Mbah a Moute isn't worth owning in most leagues, but he could take away some minutes from P.J. Tucker once he's fully up to speed.</text:p>
            <text:p><text:s text:c="8"/></text:p>
            <text:p><text:s text:c="8"/></text:p>
            <text:p><text:s text:c="13"/></text:p>
            <text:p><text:s text:c="14"/></text:p>
            <text:p><text:s text:c="13"/>Source: Houston Chronicle <text:s text:c="32"/>Jan 15 - 6: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urean Prince</text:p>
            <text:p><text:s text:c="17"/></text:p>
            <text:p><text:s text:c="17"/></text:p>
            <text:p><text:s text:c="22"/>- F - <text:s/>Hawks</text:p>
            <text:p><text:s text:c="16"/></text:p>
            <text:p><text:s text:c="17"/></text:p>
            <text:p><text:s text:c="12"/></text:p>
            <text:p><text:s text:c="8"/></text:p>
            <text:p><text:s text:c="8"/></text:p>
            <text:p><text:s text:c="8"/></text:p>
            <text:p><text:s text:c="12"/>Taurean Prince had another bad game on Monday, hitting just 1-of-5 shots for two points, four rebounds and three assists in 25 minutes in a win over the Spurs.</text:p>
            <text:p><text:s text:c="8"/></text:p>
            <text:p><text:s text:c="8"/></text:p>
            <text:p><text:s text:c="13"/>Oh boy. Prince had just one point in his previous game on Friday, but played really well with big numbers in his two games prior to that. He's in a bad funk right now, but has two more games to get it turned around this week. The Hawks are (sort of) tanking and should play Prince as many minutes as he can handle going forward, allowing him to play his way out of this two-game disaster. If he's dropped in your league, we still think he's going to have a nice second half of the season, even though it's tough to envision right now.</text:p>
            <text:p><text:s text:c="8"/></text:p>
            <text:p><text:s text:c="8"/></text:p>
            <text:p><text:s text:c="13"/></text:p>
            <text:p><text:s text:c="14"/></text:p>
            <text:p><text:s text:c="13"/>Jan 15 - 5: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y Burke</text:p>
            <text:p><text:s text:c="17"/></text:p>
            <text:p><text:s text:c="17"/></text:p>
            <text:p><text:s text:c="22"/>- G - <text:s/>Knicks</text:p>
            <text:p><text:s text:c="16"/></text:p>
            <text:p><text:s text:c="17"/></text:p>
            <text:p><text:s text:c="12"/></text:p>
            <text:p><text:s text:c="8"/></text:p>
            <text:p><text:s text:c="8"/></text:p>
            <text:p><text:s text:c="8"/></text:p>
            <text:p><text:s text:c="12"/>Trey Burke made his first appearance for the Knicks, posting five points with two assists and a rebound in eight minutes off the bench Monday in Brooklyn.</text:p>
            <text:p><text:s text:c="8"/></text:p>
            <text:p><text:s text:c="8"/></text:p>
            <text:p><text:s text:c="13"/>Burke received a nice ovation from the Knicks crowd that made its way to the Barclays Center, acknowledging him for his first time in orange and blue. He'll be operating as the third-string point guard behind Jarrett Jack and Frank Ntilikina, so he should remain on the waiver wire in all but the very deepest of fantasy leagues.</text:p>
            <text:p><text:s text:c="8"/></text:p>
            <text:p><text:s text:c="8"/></text:p>
            <text:p><text:s text:c="13"/></text:p>
            <text:p><text:s text:c="14"/></text:p>
            <text:p><text:s text:c="13"/>Jan 15 - 5: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san Ilyasova</text:p>
            <text:p><text:s text:c="17"/></text:p>
            <text:p><text:s text:c="17"/></text:p>
            <text:p><text:s text:c="22"/>- F - <text:s/>76ers</text:p>
            <text:p><text:s text:c="16"/></text:p>
            <text:p><text:s text:c="17"/></text:p>
            <text:p><text:s text:c="12"/></text:p>
            <text:p><text:s text:c="8"/></text:p>
            <text:p><text:s text:c="8"/></text:p>
            <text:p><text:s text:c="8"/></text:p>
            <text:p><text:s text:c="12"/>Ersan Ilyasova hit 9-of-15 shots and two 3-pointers for 20 points, five rebounds and one assist in 28 minutes of Monday's 102-99 win over the Spurs.</text:p>
            <text:p><text:s text:c="8"/></text:p>
            <text:p><text:s text:c="8"/></text:p>
            <text:p><text:s text:c="13"/>He'd been kind of quiet since a double-double a week ago, but he got hot against the Spurs. Ilyasova's having a nice season for the Hawks and is worth owning in all formats, but that would likely change if he's traded out of Atlanta before the trade deadline.</text:p>
            <text:p><text:s text:c="8"/></text:p>
            <text:p><text:s text:c="8"/></text:p>
            <text:p><text:s text:c="13"/></text:p>
            <text:p><text:s text:c="14"/></text:p>
            <text:p><text:s text:c="13"/>Jan 15 - 5: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ourtney Lee</text:p>
            <text:p><text:s text:c="17"/></text:p>
            <text:p><text:s text:c="17"/></text:p>
            <text:p><text:s text:c="22"/>- G - <text:s/>Knicks</text:p>
            <text:p><text:s text:c="16"/></text:p>
            <text:p><text:s text:c="17"/></text:p>
            <text:p><text:s text:c="12"/></text:p>
            <text:p><text:s text:c="8"/></text:p>
            <text:p><text:s text:c="8"/></text:p>
            <text:p><text:s text:c="8"/></text:p>
            <text:p><text:s text:c="12"/>Courtney Lee hit his only free-throw attempt Monday in Brooklyn to tie the team's all-time mark for consecutive free throws made at 44, equaling the record set by Chris Duhon.</text:p>
            <text:p><text:s text:c="8"/></text:p>
            <text:p><text:s text:c="8"/></text:p>
            <text:p><text:s text:c="13"/>Lee finished with 10 points on 4-of-11 shooting, including 1-of-2 from behind the arc, while chipping in with two assists, a rebound and a blocked shot. He is also working on a 14-game streak with at least one 3-pointer dating back to Dec. 18. Lee continues to be a decent fantasy asset in 9-cat leagues, particularly when Tim Hardaway Jr. is not on the court.</text:p>
            <text:p><text:s text:c="8"/></text:p>
            <text:p><text:s text:c="8"/></text:p>
            <text:p><text:s text:c="13"/></text:p>
            <text:p><text:s text:c="14"/></text:p>
            <text:p><text:s text:c="13"/>Source: Ian Begley on Twitter <text:s text:c="28"/>Jan 15 - 5: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s Bertans</text:p>
            <text:p><text:s text:c="17"/></text:p>
            <text:p><text:s text:c="17"/></text:p>
            <text:p><text:s text:c="22"/>- F - <text:s/>Spurs</text:p>
            <text:p><text:s text:c="16"/></text:p>
            <text:p><text:s text:c="17"/></text:p>
            <text:p><text:s text:c="12"/></text:p>
            <text:p><text:s text:c="8"/></text:p>
            <text:p><text:s text:c="8"/></text:p>
            <text:p><text:s text:c="8"/></text:p>
            <text:p><text:s text:c="12"/>Davis Bertans played 24 minutes and hit 4-of-15 shots and two 3-pointers for 10 points, two rebounds, one assist and one steal in Monday's 102-99 loss to the Hawks.</text:p>
            <text:p><text:s text:c="8"/></text:p>
            <text:p><text:s text:c="8"/></text:p>
            <text:p><text:s text:c="13"/>Bertans has had some big games lately and probably would have had another one today, had his shot been falling. He's averaging 13.2 points and 3.2 3-pointers over his last five games, but he won't help in any other areas. But as long as Kawhi Leonard (shoulder) and Rudy Gay (heel) are hurting, Bertans is going to play. And it doesn't hurt that Manu Ginobili also went down today with a thigh injury.</text:p>
            <text:p><text:s text:c="8"/></text:p>
            <text:p><text:s text:c="8"/></text:p>
            <text:p><text:s text:c="13"/></text:p>
            <text:p><text:s text:c="14"/></text:p>
            <text:p><text:s text:c="13"/>Jan 15 - 5: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taps Porzingis</text:p>
            <text:p><text:s text:c="17"/></text:p>
            <text:p><text:s text:c="17"/></text:p>
            <text:p><text:s text:c="22"/>- F - <text:s/>Knicks</text:p>
            <text:p><text:s text:c="16"/></text:p>
            <text:p><text:s text:c="17"/></text:p>
            <text:p><text:s text:c="12"/></text:p>
            <text:p><text:s text:c="8"/></text:p>
            <text:p><text:s text:c="8"/></text:p>
            <text:p><text:s text:c="8"/></text:p>
            <text:p><text:s text:c="12"/>Kristaps Porzingis scored 26 points with nine rebounds and two blocked shots across 27 minutes in Monday's 119-104 victory at Brooklyn.</text:p>
            <text:p><text:s text:c="8"/></text:p>
            <text:p><text:s text:c="8"/></text:p>
            <text:p><text:s text:c="13"/>Porzingis was a solid 8-of-14 from the field, including 2-of-3 from behind the 3-point line, while adding 8-of-11 from the free-throw stripe. His minutes were somewhat limited dude to four personal fouls, but he obviously still had a very nice line. He had a much better time than his last outing aginst the Nets Dec. 14, when he left in the first half with a sore knee. In his previous two full games against Brooklyn he is averaging 28.0 points and 9.0 rebounds per outing. He'll get another crack at them at MSG on Jan. 30.</text:p>
            <text:p><text:s text:c="8"/></text:p>
            <text:p><text:s text:c="8"/></text:p>
            <text:p><text:s text:c="13"/></text:p>
            <text:p><text:s text:c="14"/></text:p>
            <text:p><text:s text:c="13"/>Jan 15 - 5: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ny Green</text:p>
            <text:p><text:s text:c="17"/></text:p>
            <text:p><text:s text:c="17"/></text:p>
            <text:p><text:s text:c="22"/>- G/F - <text:s/>Spurs</text:p>
            <text:p><text:s text:c="16"/></text:p>
            <text:p><text:s text:c="17"/></text:p>
            <text:p><text:s text:c="12"/></text:p>
            <text:p><text:s text:c="8"/></text:p>
            <text:p><text:s text:c="8"/></text:p>
            <text:p><text:s text:c="8"/></text:p>
            <text:p><text:s text:c="12"/>Danny Green hit 4-of-7 shots and 3-of-6 3-pointers for 11 points, two rebounds, three assists, two steals and a block in 28 minutes of Monday's loss to the Hawks.</text:p>
            <text:p><text:s text:c="8"/></text:p>
            <text:p><text:s text:c="8"/></text:p>
            <text:p><text:s text:c="13"/>Green has played in back-to-back games and played 10 more minutes tonight than he did on Saturday. Manu Ginobili went down (again) with a thigh injury today so Green could see a slightly bigger role going forward, assuming that he can stay healthy. He has been a bit of a nightmare to own, but he also has hit three 3-pointers in each of his last two games, and had at least a steal and block in each of them, which is why people still deal with him in fantasyland.</text:p>
            <text:p><text:s text:c="8"/></text:p>
            <text:p><text:s text:c="8"/></text:p>
            <text:p><text:s text:c="13"/></text:p>
            <text:p><text:s text:c="14"/></text:p>
            <text:p><text:s text:c="13"/>Jan 15 - 5: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Hart</text:p>
            <text:p><text:s text:c="17"/></text:p>
            <text:p><text:s text:c="17"/></text:p>
            <text:p><text:s text:c="22"/>- G - <text:s/>Lakers</text:p>
            <text:p><text:s text:c="16"/></text:p>
            <text:p><text:s text:c="17"/></text:p>
            <text:p><text:s text:c="12"/></text:p>
            <text:p><text:s text:c="8"/></text:p>
            <text:p><text:s text:c="8"/></text:p>
            <text:p><text:s text:c="8"/></text:p>
            <text:p><text:s text:c="12"/>Josh Hart is starting Monday's game in place of Brandon Ingram (ankle).</text:p>
            <text:p><text:s text:c="8"/></text:p>
            <text:p><text:s text:c="8"/></text:p>
            <text:p><text:s text:c="13"/>Hart started the second half on Saturday so this is no surprise, and he's a reasonable DFS and streaming play if you reacted quickly enough to Ingram getting ruled out just before tip-off. Ingram's ankle injury is minor, though, so there's no long-term impact here.</text:p>
            <text:p><text:s text:c="8"/></text:p>
            <text:p><text:s text:c="8"/></text:p>
            <text:p><text:s text:c="13"/></text:p>
            <text:p><text:s text:c="14"/></text:p>
            <text:p><text:s text:c="13"/>Jan 15 - 5: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Marcus Aldridge</text:p>
            <text:p><text:s text:c="17"/></text:p>
            <text:p><text:s text:c="17"/></text:p>
            <text:p><text:s text:c="22"/>- F/C - <text:s/>Spurs</text:p>
            <text:p><text:s text:c="16"/></text:p>
            <text:p><text:s text:c="17"/></text:p>
            <text:p><text:s text:c="12"/></text:p>
            <text:p><text:s text:c="8"/></text:p>
            <text:p><text:s text:c="8"/></text:p>
            <text:p><text:s text:c="8"/></text:p>
            <text:p><text:s text:c="12"/>LaMarcus Aldridge hit 11-of-21 shots and a 3-pointer for 25 points, 11 rebounds, three assists, a steal and a block in 35 minutes.</text:p>
            <text:p><text:s text:c="8"/></text:p>
            <text:p><text:s text:c="8"/></text:p>
            <text:p><text:s text:c="13"/>Aldridge was great again today, while Pau Gasol took a backseat and had a very quiet 21 minutes. Aldridge has clearly become the leader of this team with Kawhi Leonard's lost season in progress, while Gasol has been hit-or-miss all season. The Spurs were 20-2 vs. the Hawks since 2006, but that number went to 20-3 with the loss.</text:p>
            <text:p><text:s text:c="8"/></text:p>
            <text:p><text:s text:c="8"/></text:p>
            <text:p><text:s text:c="13"/></text:p>
            <text:p><text:s text:c="14"/></text:p>
            <text:p><text:s text:c="13"/>Jan 15 - 5: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Anderson</text:p>
            <text:p><text:s text:c="17"/></text:p>
            <text:p><text:s text:c="17"/></text:p>
            <text:p><text:s text:c="22"/>- F - <text:s/>Spurs</text:p>
            <text:p><text:s text:c="16"/></text:p>
            <text:p><text:s text:c="17"/></text:p>
            <text:p><text:s text:c="12"/></text:p>
            <text:p><text:s text:c="8"/></text:p>
            <text:p><text:s text:c="8"/></text:p>
            <text:p><text:s text:c="8"/></text:p>
            <text:p><text:s text:c="12"/>Kyle Anderson got another start for Kawhi Leonard (shoulder) on Monday and had 13 points, six rebounds, three steals and a 3-pointer in 32 minutes.</text:p>
            <text:p><text:s text:c="8"/></text:p>
            <text:p><text:s text:c="8"/></text:p>
            <text:p><text:s text:c="13"/>Leonard said he was simply held out for maintenance today, and not his new shoulder injury, so he should be back for the next one. But we're not sure how often he'll play, and this is starting to look like a lost season since he's only appeared in eight games thus far. And while Anderson hasn't exactly been a Kawhi clone in his absence, he's worth a look in deeper leagues. He's averaging 7.6 points, 6.4 rebounds, 3.0 assists and 2.2 steals over his last five games.</text:p>
            <text:p><text:s text:c="8"/></text:p>
            <text:p><text:s text:c="8"/></text:p>
            <text:p><text:s text:c="13"/></text:p>
            <text:p><text:s text:c="14"/></text:p>
            <text:p><text:s text:c="13"/>Jan 15 - 5: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Johnson</text:p>
            <text:p><text:s text:c="17"/></text:p>
            <text:p><text:s text:c="17"/></text:p>
            <text:p><text:s text:c="22"/>- G - <text:s/>Heat</text:p>
            <text:p><text:s text:c="16"/></text:p>
            <text:p><text:s text:c="17"/></text:p>
            <text:p><text:s text:c="12"/></text:p>
            <text:p><text:s text:c="8"/></text:p>
            <text:p><text:s text:c="8"/></text:p>
            <text:p><text:s text:c="8"/></text:p>
            <text:p><text:s text:c="12"/>Tyler Johnson has been diagnosed with a sprained left ankle and X-rays were negative.</text:p>
            <text:p><text:s text:c="8"/></text:p>
            <text:p><text:s text:c="8"/></text:p>
            <text:p><text:s text:c="13"/>Johnson won't return to Monday's game but this is very encouraging considering how bad it looked initially -- he was in agony after an awkward landing and needed to be wheeled off the court. He immediately grabbed his knee after the injury and could get an MRI in the coming days, so we're not ready to say he's out of the woods quite yet. If he misses time, Goran Dragic and Josh Richardson will be leaned on very heavily, and Wayne Ellington could get more minutes. Stay tuned.</text:p>
            <text:p><text:s text:c="8"/></text:p>
            <text:p><text:s text:c="8"/></text:p>
            <text:p><text:s text:c="13"/></text:p>
            <text:p><text:s text:c="14"/></text:p>
            <text:p><text:s text:c="13"/>Source: Miami Heat on Twitter <text:s text:c="28"/>Jan 15 - 5: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lly Oubre</text:p>
            <text:p><text:s text:c="17"/></text:p>
            <text:p><text:s text:c="17"/></text:p>
            <text:p><text:s text:c="22"/>- F - <text:s/>Wizards</text:p>
            <text:p><text:s text:c="16"/></text:p>
            <text:p><text:s text:c="17"/></text:p>
            <text:p><text:s text:c="12"/></text:p>
            <text:p><text:s text:c="8"/></text:p>
            <text:p><text:s text:c="8"/></text:p>
            <text:p><text:s text:c="8"/></text:p>
            <text:p><text:s text:c="12"/>Kelly Oubre had an efficient outing on Monday, going 5-of-9 from the field and 6-of-7 from the stripe on his way to 19 points in 35 minutes off the bench.</text:p>
            <text:p><text:s text:c="8"/></text:p>
            <text:p><text:s text:c="8"/></text:p>
            <text:p><text:s text:c="13"/>Oubre added three 3-pointers, five rebounds, one block and two turnovers to his stat line, and he severely outplayed Markieff Morris in this one. He's been trending up over the past week with averages of 14.5 points, 5.3 boards, 2.5 treys and 1.8 turnovers per game on 56.3% shooting, so give him a look if those numbers are appealing.</text:p>
            <text:p><text:s text:c="8"/></text:p>
            <text:p><text:s text:c="8"/></text:p>
            <text:p><text:s text:c="13"/></text:p>
            <text:p><text:s text:c="14"/></text:p>
            <text:p><text:s text:c="13"/>Jan 15 - 5: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kieff Morris</text:p>
            <text:p><text:s text:c="17"/></text:p>
            <text:p><text:s text:c="17"/></text:p>
            <text:p><text:s text:c="22"/>- F - <text:s/>Wizards</text:p>
            <text:p><text:s text:c="16"/></text:p>
            <text:p><text:s text:c="17"/></text:p>
            <text:p><text:s text:c="12"/></text:p>
            <text:p><text:s text:c="8"/></text:p>
            <text:p><text:s text:c="8"/></text:p>
            <text:p><text:s text:c="8"/></text:p>
            <text:p><text:s text:c="12"/>Markieff Morris was held to just six points on 3-of-6 shooting Monday, to go with six rebounds, four assists, one steal, one block and three turnovers in 24 minutes.</text:p>
            <text:p><text:s text:c="8"/></text:p>
            <text:p><text:s text:c="8"/></text:p>
            <text:p><text:s text:c="13"/>Morris had a couple nice games to bring in the New Year, but he's gone back to garbage-mode over the past four with meager averages of 8.3 points, 4.8 boards, 2.0 assists, 1.3 triples and 1.8 turnovers per game on 54.2% shooting in 28.1 minutes a night. Basically, when Kelly Oubre is playing well, Morris' minutes suffer, and that's likely to remain a trend for the rest of the season.</text:p>
            <text:p><text:s text:c="8"/></text:p>
            <text:p><text:s text:c="8"/></text:p>
            <text:p><text:s text:c="13"/></text:p>
            <text:p><text:s text:c="14"/></text:p>
            <text:p><text:s text:c="13"/>Jan 15 - 5: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tto Porter</text:p>
            <text:p><text:s text:c="17"/></text:p>
            <text:p><text:s text:c="17"/></text:p>
            <text:p><text:s text:c="22"/>- F - <text:s/>Wizards</text:p>
            <text:p><text:s text:c="16"/></text:p>
            <text:p><text:s text:c="17"/></text:p>
            <text:p><text:s text:c="12"/></text:p>
            <text:p><text:s text:c="8"/></text:p>
            <text:p><text:s text:c="8"/></text:p>
            <text:p><text:s text:c="8"/></text:p>
            <text:p><text:s text:c="12"/>Otto Porter's shooting woes continued on Monday, as he went just 3-of-8 from the field on his way to eight points, six boards, two assists, three steals and two turnovers in 31 minutes.</text:p>
            <text:p><text:s text:c="8"/></text:p>
            <text:p><text:s text:c="8"/></text:p>
            <text:p><text:s text:c="13"/>Porter's jumper has been off in January, as he's been connecting on just 37.9 percent of his field goal attempts, and this was his third game in a row without a single 3-pointer. He's also seen his usage rate dip to just 14.5 over the past seven games, so there's no denying that he's in a dreadful cold streak, but at least he's been coming through with the defensive stats to keep his value afloat. Porter should be able to right the ship soon, so now looks like a good buy-low opportunity.</text:p>
            <text:p><text:s text:c="8"/></text:p>
            <text:p><text:s text:c="8"/></text:p>
            <text:p><text:s text:c="13"/></text:p>
            <text:p><text:s text:c="14"/></text:p>
            <text:p><text:s text:c="13"/>Jan 15 - 5: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Bradley Beal</text:p>
            <text:p><text:s text:c="17"/></text:p>
            <text:p><text:s text:c="17"/></text:p>
            <text:p><text:s text:c="22"/>- G - <text:s/>Wizards</text:p>
            <text:p><text:s text:c="16"/></text:p>
            <text:p><text:s text:c="17"/></text:p>
            <text:p><text:s text:c="12"/></text:p>
            <text:p><text:s text:c="8"/></text:p>
            <text:p><text:s text:c="8"/></text:p>
            <text:p><text:s text:c="8"/></text:p>
            <text:p><text:s text:c="12"/>Bradley Beal netted 19 points on 8-of-17 shooting Monday to go with one 3-pointer, three rebounds, three assists, one block and an unfortunate seven turnovers in 41 minutes.</text:p>
            <text:p><text:s text:c="8"/></text:p>
            <text:p><text:s text:c="8"/></text:p>
            <text:p><text:s text:c="13"/>Turnovers typically aren't an issue for Beal, so we'll chalk that up to some pesky defense from Milwaukee. On the whole, Beal is hitting career-highs in points (23.8), boards (4.4), dimes (3.8) and steals (1.2) this season, which translates to top-40 value in 9-cat leagues. He’s easily been Washington’s best player this year, and he has a good shot of making his first All-Star team this season if he can manage to stay healthy.</text:p>
            <text:p><text:s text:c="8"/></text:p>
            <text:p><text:s text:c="8"/></text:p>
            <text:p><text:s text:c="13"/></text:p>
            <text:p><text:s text:c="14"/></text:p>
            <text:p><text:s text:c="13"/>Jan 15 - 5: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ndon Ingram</text:p>
            <text:p><text:s text:c="17"/></text:p>
            <text:p><text:s text:c="17"/></text:p>
            <text:p><text:s text:c="22"/>- F - <text:s/>Lakers</text:p>
            <text:p><text:s text:c="16"/></text:p>
            <text:p><text:s text:c="17"/></text:p>
            <text:p><text:s text:c="12"/></text:p>
            <text:p><text:s text:c="8"/></text:p>
            <text:p><text:s text:c="8"/></text:p>
            <text:p><text:s text:c="8"/></text:p>
            <text:p><text:s text:c="12"/>Brandon Ingram (left ankle sprain) will not play vs. Memphis on Monday.</text:p>
            <text:p><text:s text:c="8"/></text:p>
            <text:p><text:s text:c="8"/></text:p>
            <text:p><text:s text:c="13"/>His absence should yield more playing time for Kyle Kuzma, who had 18 points and 10 rebounds in 36 minutes with Ingram leaving early on Saturday. Corey Brewer should also step up in the rotation, and the Lakers will need a team-wide effort with Lonzo Ball (knee) also unavailable tonight.</text:p>
            <text:p><text:s text:c="8"/></text:p>
            <text:p><text:s text:c="8"/></text:p>
            <text:p><text:s text:c="13"/>Related: Corey Brewer, Lonzo Ball, Kyle Kuzma</text:p>
            <text:p><text:s text:c="14"/></text:p>
            <text:p><text:s text:c="13"/>Source: Bill Oram on Twitter <text:s text:c="29"/>Jan 15 - 5: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Wall</text:p>
            <text:p><text:s text:c="17"/></text:p>
            <text:p><text:s text:c="17"/></text:p>
            <text:p><text:s text:c="22"/>- G - <text:s/>Wizards</text:p>
            <text:p><text:s text:c="16"/></text:p>
            <text:p><text:s text:c="17"/></text:p>
            <text:p><text:s text:c="12"/></text:p>
            <text:p><text:s text:c="8"/></text:p>
            <text:p><text:s text:c="8"/></text:p>
            <text:p><text:s text:c="8"/></text:p>
            <text:p><text:s text:c="12"/>John Wall went 7-of-22 from the field and 12-of-13 from the line on his way to 27 points, four boards, nine dimes, one triple, three steals, two blocks and four turnovers in 41 minutes on Monday.</text:p>
            <text:p><text:s text:c="8"/></text:p>
            <text:p><text:s text:c="8"/></text:p>
            <text:p><text:s text:c="13"/>Wall has finally been trending in a positive direction over the past few weeks, posting averages of 25.9 points, 11.3 assists, 2.1 steals, 1.3 blocks, 1.4 triples and 5.3 turnovers per contest on 44.2% shooting from the field and 70.7% from the stripe, which has been good enough for top-15 value when punting turnovers. Wall hasn’t been great from the charity stripe this season, but as a career 78.5% shooting from the line, it should only be a matter of time until he’s draining those.</text:p>
            <text:p><text:s text:c="8"/></text:p>
            <text:p><text:s text:c="8"/></text:p>
            <text:p><text:s text:c="13"/></text:p>
            <text:p><text:s text:c="14"/></text:p>
            <text:p><text:s text:c="13"/>Jan 15 - 5: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Michael McAdoo</text:p>
            <text:p><text:s text:c="17"/></text:p>
            <text:p><text:s text:c="17"/></text:p>
            <text:p><text:s text:c="22"/>- F - <text:s/>76ers</text:p>
            <text:p><text:s text:c="16"/></text:p>
            <text:p><text:s text:c="17"/></text:p>
            <text:p><text:s text:c="12"/></text:p>
            <text:p><text:s text:c="8"/></text:p>
            <text:p><text:s text:c="8"/></text:p>
            <text:p><text:s text:c="8"/></text:p>
            <text:p><text:s text:c="12"/>James Michael McAdoo will be waived by the 76ers.</text:p>
            <text:p><text:s text:c="8"/></text:p>
            <text:p><text:s text:c="8"/></text:p>
            <text:p><text:s text:c="13"/>Philly had McAdoo on a two-way contract, but they'll part ways to clear a spot for G Demetrius Jackson.</text:p>
            <text:p><text:s text:c="8"/></text:p>
            <text:p><text:s text:c="8"/></text:p>
            <text:p><text:s text:c="13"/></text:p>
            <text:p><text:s text:c="14"/></text:p>
            <text:p><text:s text:c="13"/>Source: Shams Charania on Twitter <text:s text:c="24"/>Jan 15 - 5: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etrius Jackson</text:p>
            <text:p><text:s text:c="17"/></text:p>
            <text:p><text:s text:c="17"/></text:p>
            <text:p><text:s text:c="22"/>- G - <text:s/>76ers</text:p>
            <text:p><text:s text:c="16"/></text:p>
            <text:p><text:s text:c="17"/></text:p>
            <text:p><text:s text:c="12"/></text:p>
            <text:p><text:s text:c="8"/></text:p>
            <text:p><text:s text:c="8"/></text:p>
            <text:p><text:s text:c="8"/></text:p>
            <text:p><text:s text:c="12"/>The 76ers will reportedly sign G Demetrius Jackson to a two-way contract.</text:p>
            <text:p><text:s text:c="8"/></text:p>
            <text:p><text:s text:c="8"/></text:p>
            <text:p><text:s text:c="13"/>They'll release James Michael McAdoo and this move shouldn't have any impact in fantasy leagues.</text:p>
            <text:p><text:s text:c="8"/></text:p>
            <text:p><text:s text:c="8"/></text:p>
            <text:p><text:s text:c="13"/></text:p>
            <text:p><text:s text:c="14"/></text:p>
            <text:p><text:s text:c="13"/>Source: Shams Charania on Twitter <text:s text:c="24"/>Jan 15 - 5: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Henson</text:p>
            <text:p><text:s text:c="17"/></text:p>
            <text:p><text:s text:c="17"/></text:p>
            <text:p><text:s text:c="22"/>- F/C - <text:s/>Bucks</text:p>
            <text:p><text:s text:c="16"/></text:p>
            <text:p><text:s text:c="17"/></text:p>
            <text:p><text:s text:c="12"/></text:p>
            <text:p><text:s text:c="8"/></text:p>
            <text:p><text:s text:c="8"/></text:p>
            <text:p><text:s text:c="8"/></text:p>
            <text:p><text:s text:c="12"/>John Henson scored four points on 2-of-6 shooting Monday to go with eight rebounds, one assist, one steal, two blocks and three turnovers in 31 minutes.</text:p>
            <text:p><text:s text:c="8"/></text:p>
            <text:p><text:s text:c="8"/></text:p>
            <text:p><text:s text:c="13"/>This is pretty much par for the course for Henson. He tends to score in the single digits, but his 1.5 blocks per contest give him some low-end appeal as a shot-blocking specialist. He's a fine low-end big to own in deep leagues.</text:p>
            <text:p><text:s text:c="8"/></text:p>
            <text:p><text:s text:c="8"/></text:p>
            <text:p><text:s text:c="13"/></text:p>
            <text:p><text:s text:c="14"/></text:p>
            <text:p><text:s text:c="13"/>Jan 15 - 5: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iannis Antetokounmpo</text:p>
            <text:p><text:s text:c="17"/></text:p>
            <text:p><text:s text:c="17"/></text:p>
            <text:p><text:s text:c="22"/>- G/F - <text:s/>Bucks</text:p>
            <text:p><text:s text:c="16"/></text:p>
            <text:p><text:s text:c="17"/></text:p>
            <text:p><text:s text:c="12"/></text:p>
            <text:p><text:s text:c="8"/></text:p>
            <text:p><text:s text:c="8"/></text:p>
            <text:p><text:s text:c="8"/></text:p>
            <text:p><text:s text:c="12"/>Giannis Antetokounmpo powered the Bucks to a 104-95 win over the Wizards on Monday, exploding for 27 points, 20 rebounds, six assists, two blocks and three turnovers in 39 minutes.</text:p>
            <text:p><text:s text:c="8"/></text:p>
            <text:p><text:s text:c="8"/></text:p>
            <text:p><text:s text:c="13"/>The Greek Freak was an absolute beast on the offensive glass with his 19.4 offensive rebounding rate, creating numerous second-chance opportunities for Milwaukee in the win while rocking a 35.1 usage rate. The boards were a career-high for Antetokounmpo, and this was also the first 20-20 game of his career. Yeah, he's a stud.</text:p>
            <text:p><text:s text:c="8"/></text:p>
            <text:p><text:s text:c="8"/></text:p>
            <text:p><text:s text:c="13"/></text:p>
            <text:p><text:s text:c="14"/></text:p>
            <text:p><text:s text:c="13"/>Jan 15 - 5: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Johnson</text:p>
            <text:p><text:s text:c="17"/></text:p>
            <text:p><text:s text:c="17"/></text:p>
            <text:p><text:s text:c="22"/>- G - <text:s/>Heat</text:p>
            <text:p><text:s text:c="16"/></text:p>
            <text:p><text:s text:c="17"/></text:p>
            <text:p><text:s text:c="12"/></text:p>
            <text:p><text:s text:c="8"/></text:p>
            <text:p><text:s text:c="8"/></text:p>
            <text:p><text:s text:c="8"/></text:p>
            <text:p><text:s text:c="12"/>Tyler Johnson exited Monday's game with a left leg injury.</text:p>
            <text:p><text:s text:c="8"/></text:p>
            <text:p><text:s text:c="8"/></text:p>
            <text:p><text:s text:c="13"/>He came down awkwardly after a drive to the hoop, immediately clutched his left knee, and was eventually wheeled into the locker room. We're hoping it wasn't as bad as it looked, but Johnson could be looking at extended absence -- it shouldn't take long before Miami runs tests. With Dion Waiters (ankle) out of the picture, Miami can ill-afford to lose Johnson -- if he misses time, Goran Dragic and Josh Richardson will be leaned on very heavily, and Wayne Ellington could get more minutes. Stay tuned.</text:p>
            <text:p><text:s text:c="8"/></text:p>
            <text:p><text:s text:c="8"/></text:p>
            <text:p><text:s text:c="13"/></text:p>
            <text:p><text:s text:c="14"/></text:p>
            <text:p><text:s text:c="13"/>Jan 15 - 4: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Ennis</text:p>
            <text:p><text:s text:c="17"/></text:p>
            <text:p><text:s text:c="17"/></text:p>
            <text:p><text:s text:c="22"/>- G - <text:s/>Lakers</text:p>
            <text:p><text:s text:c="16"/></text:p>
            <text:p><text:s text:c="17"/></text:p>
            <text:p><text:s text:c="12"/></text:p>
            <text:p><text:s text:c="8"/></text:p>
            <text:p><text:s text:c="8"/></text:p>
            <text:p><text:s text:c="8"/></text:p>
            <text:p><text:s text:c="12"/>Tyler Ennis will start vs. the Grizzlies on Monday, according to coach Luke Walton.</text:p>
            <text:p><text:s text:c="8"/></text:p>
            <text:p><text:s text:c="8"/></text:p>
            <text:p><text:s text:c="13"/></text:p>
            <text:p><text:s text:c="8"/></text:p>
            <text:p><text:s text:c="8"/></text:p>
            <text:p><text:s text:c="13"/>Related: Lonzo Ball</text:p>
            <text:p><text:s text:c="14"/></text:p>
            <text:p><text:s text:c="13"/>Source: Clay Bailey on Twitter <text:s text:c="27"/>Jan 15 - 4: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colm Brogdon</text:p>
            <text:p><text:s text:c="17"/></text:p>
            <text:p><text:s text:c="17"/></text:p>
            <text:p><text:s text:c="22"/>- G - <text:s/>Bucks</text:p>
            <text:p><text:s text:c="16"/></text:p>
            <text:p><text:s text:c="17"/></text:p>
            <text:p><text:s text:c="12"/></text:p>
            <text:p><text:s text:c="8"/></text:p>
            <text:p><text:s text:c="8"/></text:p>
            <text:p><text:s text:c="8"/></text:p>
            <text:p><text:s text:c="12"/>Malcolm Brogdon went 5-of-11 from the field and 4-of-4 from the stripe on his way to 16 points, two 3-pointers, three rebounds, four assists and one turnover in 37 minutes.</text:p>
            <text:p><text:s text:c="8"/></text:p>
            <text:p><text:s text:c="8"/></text:p>
            <text:p><text:s text:c="13"/>Brogdon is one of those guys that can offer you a little bit of everything without hurting your fantasy team in any one area, and he’s really picked up his play through the month of January with averages of 14.9 points, 5.0 boards, 3.3 assists, 1.0 triple and 1.3 turnovers per game on 52.1% shooting in 35.0 minutes per contest. He’s simply been too good to take off the court this year, so whether he's starting or coming off the bench, he's essentially guaranteed minutes in the 30s.</text:p>
            <text:p><text:s text:c="8"/></text:p>
            <text:p><text:s text:c="8"/></text:p>
            <text:p><text:s text:c="13"/></text:p>
            <text:p><text:s text:c="14"/></text:p>
            <text:p><text:s text:c="13"/>Jan 15 - 4: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hris Middleton</text:p>
            <text:p><text:s text:c="17"/></text:p>
            <text:p><text:s text:c="17"/></text:p>
            <text:p><text:s text:c="22"/>- G/F - <text:s/>Bucks</text:p>
            <text:p><text:s text:c="16"/></text:p>
            <text:p><text:s text:c="17"/></text:p>
            <text:p><text:s text:c="12"/></text:p>
            <text:p><text:s text:c="8"/></text:p>
            <text:p><text:s text:c="8"/></text:p>
            <text:p><text:s text:c="8"/></text:p>
            <text:p><text:s text:c="12"/>Khris Middleton scored 19 points on 9-of-16 shooting Monday, to go with six rebounds, four assists, three steals, one block and four turnovers in 41 minutes of action.</text:p>
            <text:p><text:s text:c="8"/></text:p>
            <text:p><text:s text:c="8"/></text:p>
            <text:p><text:s text:c="13"/>Middleton had been connecting on just 17.9% of his shot attempts in the two games prior, so this was the regression to the mean we were all expecting. He’s been a steady top-40 play this season, hitting career-highs across the board, and if he could get his steals numbers (1.2) closer to his average from his 2015-16 campaign (1.7), he could easily work his way into a top-30 evaluation.</text:p>
            <text:p><text:s text:c="8"/></text:p>
            <text:p><text:s text:c="8"/></text:p>
            <text:p><text:s text:c="13"/></text:p>
            <text:p><text:s text:c="14"/></text:p>
            <text:p><text:s text:c="13"/>Jan 15 - 4: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Bledsoe</text:p>
            <text:p><text:s text:c="17"/></text:p>
            <text:p><text:s text:c="17"/></text:p>
            <text:p><text:s text:c="22"/>- G - <text:s/>Bucks</text:p>
            <text:p><text:s text:c="16"/></text:p>
            <text:p><text:s text:c="17"/></text:p>
            <text:p><text:s text:c="12"/></text:p>
            <text:p><text:s text:c="8"/></text:p>
            <text:p><text:s text:c="8"/></text:p>
            <text:p><text:s text:c="8"/></text:p>
            <text:p><text:s text:c="12"/>Eric Bledsoe scored 23 points on 8-of-15 shooting Monday, to go with three 3-pointers, four boards, three assists, four steals and three turnovers in 38 minutes.</text:p>
            <text:p><text:s text:c="8"/></text:p>
            <text:p><text:s text:c="8"/></text:p>
            <text:p><text:s text:c="13"/>This was a nice bounce-back performance from Bledsoe following Sunday’s 4-of-16 shooting performance, and it was particularly impressive given that he did it against the No. 9 ranked defense against point guards. Bledsoe has been a top-30 producer since landing in Milwaukee, and as long as he can stay healthy, he should be able to sustain his early-round evaluation.</text:p>
            <text:p><text:s text:c="8"/></text:p>
            <text:p><text:s text:c="8"/></text:p>
            <text:p><text:s text:c="13"/></text:p>
            <text:p><text:s text:c="14"/></text:p>
            <text:p><text:s text:c="13"/>Jan 15 - 4: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McConnell</text:p>
            <text:p><text:s text:c="17"/></text:p>
            <text:p><text:s text:c="17"/></text:p>
            <text:p><text:s text:c="22"/>- G - <text:s/>76ers</text:p>
            <text:p><text:s text:c="16"/></text:p>
            <text:p><text:s text:c="17"/></text:p>
            <text:p><text:s text:c="12"/></text:p>
            <text:p><text:s text:c="8"/></text:p>
            <text:p><text:s text:c="8"/></text:p>
            <text:p><text:s text:c="8"/></text:p>
            <text:p><text:s text:c="12"/>T.J. McConnell scored 18 points on 8-of-13 shooting Monday to go with six boards, eight assists, one 3-pointer, three steals, one block and two turnovers in 32 minutes off the bench.</text:p>
            <text:p><text:s text:c="8"/></text:p>
            <text:p><text:s text:c="8"/></text:p>
            <text:p><text:s text:c="13"/>McConnell provided a nice spark off the bench in this chippy game, and with J.J. Redick going down with a left leg contusion, he could be looking at extended minutes on Thursday in Boston if Redick is forced to the sidelines. The scoring comes and goes with McConnell, but he's been flirting with mid-round value since Christmas due to his 5.0 dimes and 2.1 steals per contest, so he's someone to consider swooping up in deep leagues.</text:p>
            <text:p><text:s text:c="8"/></text:p>
            <text:p><text:s text:c="8"/></text:p>
            <text:p><text:s text:c="13"/></text:p>
            <text:p><text:s text:c="14"/></text:p>
            <text:p><text:s text:c="13"/>Jan 15 - 4: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bazz Napier</text:p>
            <text:p><text:s text:c="17"/></text:p>
            <text:p><text:s text:c="17"/></text:p>
            <text:p><text:s text:c="22"/>- G - <text:s/>Trail Blazers</text:p>
            <text:p><text:s text:c="16"/></text:p>
            <text:p><text:s text:c="17"/></text:p>
            <text:p><text:s text:c="12"/></text:p>
            <text:p><text:s text:c="8"/></text:p>
            <text:p><text:s text:c="8"/></text:p>
            <text:p><text:s text:c="8"/></text:p>
            <text:p><text:s text:c="12"/>Shabazz Napier (strained lower back) is questionable for Tuesday's game vs. Phoenix.</text:p>
            <text:p><text:s text:c="8"/></text:p>
            <text:p><text:s text:c="8"/></text:p>
            <text:p><text:s text:c="13"/>Napier left during the second quarter of Sunday's game and this is an unfortunate break, as he'd been playing very well the past few weeks. Hopefully we'll get some good news after Portland's shootaround, but if he can't suit up Pat Connaughton should get extra run with the second unit.</text:p>
            <text:p><text:s text:c="8"/></text:p>
            <text:p><text:s text:c="8"/></text:p>
            <text:p><text:s text:c="13"/></text:p>
            <text:p><text:s text:c="14"/></text:p>
            <text:p><text:s text:c="13"/>Source: Casey Holdahl on Twitter <text:s text:c="25"/>Jan 15 - 4: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posted a 34-point, 11-rebound double-double during Monday's win over the Raptors, adding one 3-pointer, three assists, one block and seven turnovers in 34 minutes.</text:p>
            <text:p><text:s text:c="8"/></text:p>
            <text:p><text:s text:c="8"/></text:p>
            <text:p><text:s text:c="13"/>Embiid didn’t play very well in his previous meeting against the Raptors, but he got going early in this one, scoring 12 of Philly’s first 18 points and he never really took his foot off the gas pedal with his gaudy 40.2 usage rate. He did appear to tweak his right hand during the third quarter, which is the same hand that has been giving him issues over the past few weeks, but he did play through it and with the 76ers off until Thursday it would be surprising to see him forced to the sidelines.</text:p>
            <text:p><text:s text:c="8"/></text:p>
            <text:p><text:s text:c="8"/></text:p>
            <text:p><text:s text:c="13"/></text:p>
            <text:p><text:s text:c="14"/></text:p>
            <text:p><text:s text:c="13"/>Jan 15 - 4: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ario Saric</text:p>
            <text:p><text:s text:c="17"/></text:p>
            <text:p><text:s text:c="17"/></text:p>
            <text:p><text:s text:c="22"/>- F - <text:s/>76ers</text:p>
            <text:p><text:s text:c="16"/></text:p>
            <text:p><text:s text:c="17"/></text:p>
            <text:p><text:s text:c="12"/></text:p>
            <text:p><text:s text:c="8"/></text:p>
            <text:p><text:s text:c="8"/></text:p>
            <text:p><text:s text:c="8"/></text:p>
            <text:p><text:s text:c="12"/>Dario Saric struggled with his shot on Monday, going 3-of-10 from the field and 4-of-4 from the stripe on his way to 11 points in 33 minutes.</text:p>
            <text:p><text:s text:c="8"/></text:p>
            <text:p><text:s text:c="8"/></text:p>
            <text:p><text:s text:c="13"/>While Saric struggled with his shot for much of the game, he hit some big shots in the clutch to keep Philly on top in Monday's tightly contested matchup, and he rounded out his stat line with one 3-pointer, seven rebounds, one assist, one steal, one block and two turnovers. He's been playing some phenomenal basketball over the past month, so it would be surprising to see him lose his spot in the starting five if and when Markelle Fultz (shoulder) is able to return to the court.</text:p>
            <text:p><text:s text:c="8"/></text:p>
            <text:p><text:s text:c="8"/></text:p>
            <text:p><text:s text:c="13"/></text:p>
            <text:p><text:s text:c="14"/></text:p>
            <text:p><text:s text:c="13"/>Jan 15 - 4: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bert Covington</text:p>
            <text:p><text:s text:c="17"/></text:p>
            <text:p><text:s text:c="17"/></text:p>
            <text:p><text:s text:c="22"/>- G/F - <text:s/>76ers</text:p>
            <text:p><text:s text:c="16"/></text:p>
            <text:p><text:s text:c="17"/></text:p>
            <text:p><text:s text:c="12"/></text:p>
            <text:p><text:s text:c="8"/></text:p>
            <text:p><text:s text:c="8"/></text:p>
            <text:p><text:s text:c="8"/></text:p>
            <text:p><text:s text:c="12"/>Robert Covington went 3-of-10 from the field and 4-of-4 from the stripe on Monday, on his way to 11 points, eight rebounds, two assists, one 3-pointer, one steal and two turnovers in 35 minutes.</text:p>
            <text:p><text:s text:c="8"/></text:p>
            <text:p><text:s text:c="8"/></text:p>
            <text:p><text:s text:c="13"/>Covington has been struggling through the month of January, connecting on just 35.5% of his attempts over the past four games to go with measly averages of 8.5 points, 5.8 boards, 1.5 triples, 1.5 assists, 0.8 steals and 2.0 turnovers per contest. He's prone to the occasional cold streak, but it should only be a matter of time until he's churning out elite value again, particularly in the steals department.</text:p>
            <text:p><text:s text:c="8"/></text:p>
            <text:p><text:s text:c="8"/></text:p>
            <text:p><text:s text:c="13"/></text:p>
            <text:p><text:s text:c="14"/></text:p>
            <text:p><text:s text:c="13"/>Jan 15 - 4: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Lonzo Ball (sprained left knee) will not play vs. Memphis on Monday.</text:p>
            <text:p><text:s text:c="8"/></text:p>
            <text:p><text:s text:c="8"/></text:p>
            <text:p><text:s text:c="13"/>L.A. is erring on the side of caution, predictably, but it doesn't sound serious and an MRI has already ruled out structural damage. His absence opens up the backcourt for Tyler Ennis, Josh Hart and Jordan Clarkson, and maybe we'll even see Gary Payton II in the rotation tonight. Owners should consider Ball questionable for Wednesday's game in OKC.</text:p>
            <text:p><text:s text:c="8"/></text:p>
            <text:p><text:s text:c="8"/></text:p>
            <text:p><text:s text:c="13"/>Related: Tyler Ennis, Jordan Clarkson, Josh Hart</text:p>
            <text:p><text:s text:c="14"/></text:p>
            <text:p><text:s text:c="13"/>Source: Bill Oram on Twitter <text:s text:c="29"/>Jan 15 - 4: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Ben Simmons scored 12 points on 5-of-10 shooting Monday to go with four assists, one rebound, two steals, two blocks and six turnovers in Philly's 117-111 win over Toronto.</text:p>
            <text:p><text:s text:c="8"/></text:p>
            <text:p><text:s text:c="8"/></text:p>
            <text:p><text:s text:c="13"/>Simmons came through with some clutch shots down the stretch to ensure the victory for Philly, but he also exchanged some words with Kyle Lowry in the final seconds and got ejected. Simmons and Lowry then reportedly got into an altercation in the hallway after the game, so depending on the severity of that episode, Simmons could potentially be looking at a suspension. Stay tuned.</text:p>
            <text:p><text:s text:c="8"/></text:p>
            <text:p><text:s text:c="8"/></text:p>
            <text:p><text:s text:c="13"/></text:p>
            <text:p><text:s text:c="14"/></text:p>
            <text:p><text:s text:c="13"/>Jan 15 - 4: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ndon Ingram</text:p>
            <text:p><text:s text:c="17"/></text:p>
            <text:p><text:s text:c="17"/></text:p>
            <text:p><text:s text:c="22"/>- F - <text:s/>Lakers</text:p>
            <text:p><text:s text:c="16"/></text:p>
            <text:p><text:s text:c="17"/></text:p>
            <text:p><text:s text:c="12"/></text:p>
            <text:p><text:s text:c="8"/></text:p>
            <text:p><text:s text:c="8"/></text:p>
            <text:p><text:s text:c="8"/></text:p>
            <text:p><text:s text:c="12"/>Brandon Ingram is a true game-time decision for Monday in Memphis due to a left ankle sprain.</text:p>
            <text:p><text:s text:c="8"/></text:p>
            <text:p><text:s text:c="8"/></text:p>
            <text:p><text:s text:c="13"/>He'll try to warm up and see if he can go and it sounds like this one could go either way. We'll know one way or another prior to the 5:30 p.m. tipoff.</text:p>
            <text:p><text:s text:c="8"/></text:p>
            <text:p><text:s text:c="8"/></text:p>
            <text:p><text:s text:c="13"/></text:p>
            <text:p><text:s text:c="14"/></text:p>
            <text:p><text:s text:c="13"/>Source: Mike Trudell on Twitter <text:s text:c="26"/>Jan 15 - 4: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J. Redick</text:p>
            <text:p><text:s text:c="17"/></text:p>
            <text:p><text:s text:c="17"/></text:p>
            <text:p><text:s text:c="22"/>- G - <text:s/>76ers</text:p>
            <text:p><text:s text:c="16"/></text:p>
            <text:p><text:s text:c="17"/></text:p>
            <text:p><text:s text:c="12"/></text:p>
            <text:p><text:s text:c="8"/></text:p>
            <text:p><text:s text:c="8"/></text:p>
            <text:p><text:s text:c="8"/></text:p>
            <text:p><text:s text:c="12"/>J.J. Redick went down with a left leg contusion on Monday and did not return, finishing with 15 points, five rebounds, two 3-pointers, three assists, one steal and one turnover in 27 minutes.</text:p>
            <text:p><text:s text:c="8"/></text:p>
            <text:p><text:s text:c="8"/></text:p>
            <text:p><text:s text:c="13"/>Redick suffered the leg injury with just four minutes left in the fourth and the 76ers sitting on a comfortable lead, so that could have played into him not getting back out there. The injury didn't look too bad, and the 76ers are off until Thursday, so he might not need to spend any additional time on the sidelines.</text:p>
            <text:p><text:s text:c="8"/></text:p>
            <text:p><text:s text:c="8"/></text:p>
            <text:p><text:s text:c="13"/></text:p>
            <text:p><text:s text:c="14"/></text:p>
            <text:p><text:s text:c="13"/>Jan 15 - 4: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Luke Walton said it's very unlikely that Lonzo Ball will play through his left knee sprain on Monday.</text:p>
            <text:p><text:s text:c="8"/></text:p>
            <text:p><text:s text:c="8"/></text:p>
            <text:p><text:s text:c="13"/>While he hasn't been ruled out, you shouldn't plan on seeing him in action today, as it sounds like there's almost now way he'll play. Josh Hart is probably the best bet for success in Ball's absence, while it should also help Jordan Clarkson and make Tyler Ennis relevant today. Ball should be considered day-to-day until further notice.</text:p>
            <text:p><text:s text:c="8"/></text:p>
            <text:p><text:s text:c="8"/></text:p>
            <text:p><text:s text:c="13"/></text:p>
            <text:p><text:s text:c="14"/></text:p>
            <text:p><text:s text:c="13"/>Source: Mike Trudell on Twitter <text:s text:c="26"/>Jan 15 - 4: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scal Siakam</text:p>
            <text:p><text:s text:c="17"/></text:p>
            <text:p><text:s text:c="17"/></text:p>
            <text:p><text:s text:c="22"/>- F - <text:s/>Raptors</text:p>
            <text:p><text:s text:c="16"/></text:p>
            <text:p><text:s text:c="17"/></text:p>
            <text:p><text:s text:c="12"/></text:p>
            <text:p><text:s text:c="8"/></text:p>
            <text:p><text:s text:c="8"/></text:p>
            <text:p><text:s text:c="8"/></text:p>
            <text:p><text:s text:c="12"/>Pascal Siakam scored 11 points on 5-of-8 shooting Monday, to go with six boards, one 3-pointer, one assist, one steal and one turnover in 29 minutes off the bench.</text:p>
            <text:p><text:s text:c="8"/></text:p>
            <text:p><text:s text:c="8"/></text:p>
            <text:p><text:s text:c="13"/>The big man rotation for the Raptors was an absolute mess in this one, as Dwane Casey filtered through various options to try and slowdown Joel Embiid, with basically none of the Raptors having any answers. Jakob Poeltl finished with seven points, eight boards, two assists, one block and one turnover, but the playing time for these guys has been too inconsistent to trust them in most leagues.</text:p>
            <text:p><text:s text:c="8"/></text:p>
            <text:p><text:s text:c="8"/></text:p>
            <text:p><text:s text:c="13"/>Related: Jakob Poeltl</text:p>
            <text:p><text:s text:c="14"/></text:p>
            <text:p><text:s text:c="13"/>Jan 15 - 4: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lon Wright</text:p>
            <text:p><text:s text:c="17"/></text:p>
            <text:p><text:s text:c="17"/></text:p>
            <text:p><text:s text:c="22"/>- G - <text:s/>Raptors</text:p>
            <text:p><text:s text:c="16"/></text:p>
            <text:p><text:s text:c="17"/></text:p>
            <text:p><text:s text:c="12"/></text:p>
            <text:p><text:s text:c="8"/></text:p>
            <text:p><text:s text:c="8"/></text:p>
            <text:p><text:s text:c="8"/></text:p>
            <text:p><text:s text:c="12"/>Delon Wright drained a career-high five 3-pointers during Monday's loss to the 76ers, to go with 20 points, four rebounds, one assist, one steal and zero turnovers in 20 minutes off the bench.</text:p>
            <text:p><text:s text:c="8"/></text:p>
            <text:p><text:s text:c="8"/></text:p>
            <text:p><text:s text:c="13"/>Wright has actually been better with the second unit this season, so Kyle Lowry’s return isn’t necessarily a bad thing for his outlook. Fred VanVleet exited the game with a knee contusion, and if he can't play on Wednesday against the Pistons, Wright should be able to earn minutes in the mid-20s. He's played well enough this season to warrant ownership in most leagues.</text:p>
            <text:p><text:s text:c="8"/></text:p>
            <text:p><text:s text:c="8"/></text:p>
            <text:p><text:s text:c="13"/></text:p>
            <text:p><text:s text:c="14"/></text:p>
            <text:p><text:s text:c="13"/>Jan 15 - 4: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rge Ibaka</text:p>
            <text:p><text:s text:c="17"/></text:p>
            <text:p><text:s text:c="17"/></text:p>
            <text:p><text:s text:c="22"/>- F/C - <text:s/>Raptors</text:p>
            <text:p><text:s text:c="16"/></text:p>
            <text:p><text:s text:c="17"/></text:p>
            <text:p><text:s text:c="12"/></text:p>
            <text:p><text:s text:c="8"/></text:p>
            <text:p><text:s text:c="8"/></text:p>
            <text:p><text:s text:c="8"/></text:p>
            <text:p><text:s text:c="12"/>Serge Ibaka played just 17 minutes during Monday's loss to the 76ers, finishing with 10 points, five rebounds, two assists and nothing else.</text:p>
            <text:p><text:s text:c="8"/></text:p>
            <text:p><text:s text:c="8"/></text:p>
            <text:p><text:s text:c="13"/>The minutes were a season-low for Ibaka, and this is just another example of Dwane Casey not being afraid to mess with his frontcourt rotations when the starting bigs aren't giving him the energy he'd like. That said, Ibaka's playing time was trending towards the 30s through the month of January, so hopefully, Serge's minutes will be back in that range on Wednesday against Detroit. Jonas Valanciunas finished with eight points, five boards, one assist and two turnovers in 14 minutes.</text:p>
            <text:p><text:s text:c="8"/></text:p>
            <text:p><text:s text:c="8"/></text:p>
            <text:p><text:s text:c="13"/>Related: Jonas Valanciunas</text:p>
            <text:p><text:s text:c="14"/></text:p>
            <text:p><text:s text:c="13"/>Jan 15 - 4: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 DeRozan</text:p>
            <text:p><text:s text:c="17"/></text:p>
            <text:p><text:s text:c="17"/></text:p>
            <text:p><text:s text:c="22"/>- G/F - <text:s/>Raptors</text:p>
            <text:p><text:s text:c="16"/></text:p>
            <text:p><text:s text:c="17"/></text:p>
            <text:p><text:s text:c="12"/></text:p>
            <text:p><text:s text:c="8"/></text:p>
            <text:p><text:s text:c="8"/></text:p>
            <text:p><text:s text:c="8"/></text:p>
            <text:p><text:s text:c="12"/>DeMar DeRozan went 8-of-18 from the field and 8-of-9 from the stripe on his way to 24 points, five dimes, one rebound, two steals and three turnovers in 35 minutes in Monday's loss to the 76ers.</text:p>
            <text:p><text:s text:c="8"/></text:p>
            <text:p><text:s text:c="8"/></text:p>
            <text:p><text:s text:c="13"/>DeRozan is hitting career-highs in triples (1.2), dimes (5.0), and FG% (48.2) this season, to go with averages of 25.4 points, 4.2 boards and 1.1 steals per game, which translates to top-30 value in 9-cat leagues. Toronto currently sits just four games out of the No. 1 spot out East, and it looks like they’ll be battling Boston and Cleveland for seeding, so we wouldn't expect DeRozan to get hit with random rest days down the stretch.</text:p>
            <text:p><text:s text:c="8"/></text:p>
            <text:p><text:s text:c="8"/></text:p>
            <text:p><text:s text:c="13"/></text:p>
            <text:p><text:s text:c="14"/></text:p>
            <text:p><text:s text:c="13"/>Jan 15 - 3: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Lowry</text:p>
            <text:p><text:s text:c="17"/></text:p>
            <text:p><text:s text:c="17"/></text:p>
            <text:p><text:s text:c="22"/>- G - <text:s/>Raptors</text:p>
            <text:p><text:s text:c="16"/></text:p>
            <text:p><text:s text:c="17"/></text:p>
            <text:p><text:s text:c="12"/></text:p>
            <text:p><text:s text:c="8"/></text:p>
            <text:p><text:s text:c="8"/></text:p>
            <text:p><text:s text:c="8"/></text:p>
            <text:p><text:s text:c="12"/>Kyle Lowry (back) struggled with his shot on Monday, scoring 13 points on 3-of-16 shooting to go with one triple, seven boards, four assists, three steals and four turnovers in 37 minutes.</text:p>
            <text:p><text:s text:c="8"/></text:p>
            <text:p><text:s text:c="8"/></text:p>
            <text:p><text:s text:c="13"/>While Lowry couldn’t get his shot to drop, he was out there for quality minutes and fell fairly hard on his tailbone a few times without needing to take any plays off, so hopefully, the bruised tailbone will be a non-issue moving forward. He did get ejected from the game with six seconds left after exchanging some choice words with Ben Simmons, and reportedly got into it with Simmons in the hallway after the game, so he could be looking at a suspension here.</text:p>
            <text:p><text:s text:c="8"/></text:p>
            <text:p><text:s text:c="8"/></text:p>
            <text:p><text:s text:c="13"/></text:p>
            <text:p><text:s text:c="14"/></text:p>
            <text:p><text:s text:c="13"/>Jan 15 - 3: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nu Ginobili</text:p>
            <text:p><text:s text:c="17"/></text:p>
            <text:p><text:s text:c="17"/></text:p>
            <text:p><text:s text:c="22"/>- G - <text:s/>Spurs</text:p>
            <text:p><text:s text:c="16"/></text:p>
            <text:p><text:s text:c="17"/></text:p>
            <text:p><text:s text:c="12"/></text:p>
            <text:p><text:s text:c="8"/></text:p>
            <text:p><text:s text:c="8"/></text:p>
            <text:p><text:s text:c="8"/></text:p>
            <text:p><text:s text:c="12"/>Manu Ginobili has a right thigh contusion and will not return to Monday's game.</text:p>
            <text:p><text:s text:c="8"/></text:p>
            <text:p><text:s text:c="8"/></text:p>
            <text:p><text:s text:c="13"/>Here we go again with another episode of Spurs, old guys and injuries, brought to you by Gregg Popovich. Bryn Forbes and Brandon Paul will both benefit, as will Danny Green, if he ever gets fully healthy again.</text:p>
            <text:p><text:s text:c="8"/></text:p>
            <text:p><text:s text:c="8"/></text:p>
            <text:p><text:s text:c="13"/></text:p>
            <text:p><text:s text:c="14"/></text:p>
            <text:p><text:s text:c="13"/>Source: Spurs on Twitter <text:s text:c="33"/>Jan 15 - 3: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nu Ginobili</text:p>
            <text:p><text:s text:c="17"/></text:p>
            <text:p><text:s text:c="17"/></text:p>
            <text:p><text:s text:c="22"/>- G - <text:s/>Spurs</text:p>
            <text:p><text:s text:c="16"/></text:p>
            <text:p><text:s text:c="17"/></text:p>
            <text:p><text:s text:c="12"/></text:p>
            <text:p><text:s text:c="8"/></text:p>
            <text:p><text:s text:c="8"/></text:p>
            <text:p><text:s text:c="8"/></text:p>
            <text:p><text:s text:c="12"/>Manu Ginobili (leg) is headed to the locker room.</text:p>
            <text:p><text:s text:c="8"/></text:p>
            <text:p><text:s text:c="8"/></text:p>
            <text:p><text:s text:c="13"/>Ginobili appeared to hurt his right leg fighting through a Dedmon screen, called for a sub, and went straight back to the locker room. We should have another update soon, but if he's forced to miss time, that would open up minutes for guys like Brandon Paul and Bryn Forbes.</text:p>
            <text:p><text:s text:c="8"/></text:p>
            <text:p><text:s text:c="8"/></text:p>
            <text:p><text:s text:c="13"/></text:p>
            <text:p><text:s text:c="14"/></text:p>
            <text:p><text:s text:c="13"/>Jan 15 - 3: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colas Batum</text:p>
            <text:p><text:s text:c="17"/></text:p>
            <text:p><text:s text:c="17"/></text:p>
            <text:p><text:s text:c="22"/>- G/F - <text:s/>Hornets</text:p>
            <text:p><text:s text:c="16"/></text:p>
            <text:p><text:s text:c="17"/></text:p>
            <text:p><text:s text:c="12"/></text:p>
            <text:p><text:s text:c="8"/></text:p>
            <text:p><text:s text:c="8"/></text:p>
            <text:p><text:s text:c="8"/></text:p>
            <text:p><text:s text:c="12"/>Nicolas Batum hit just 4-of-13 shots, but also had a 3-pointer, 14 points, eight rebounds, five assists and two steals in Monday's win over the Pistons.</text:p>
            <text:p><text:s text:c="8"/></text:p>
            <text:p><text:s text:c="8"/></text:p>
            <text:p><text:s text:c="13"/>The shooting was bad, but it was nice to see Batum do some other things, as well. He's had a rough season and his gimpy elbow has slowed him down, but there's still a decent chance Batum has a nice second half. Turnovers have been an issue for him and he had four more today, but he's scored in double figures in three straight and has at least a steal and a 3-pointer in each of those.</text:p>
            <text:p><text:s text:c="8"/></text:p>
            <text:p><text:s text:c="8"/></text:p>
            <text:p><text:s text:c="13"/></text:p>
            <text:p><text:s text:c="14"/></text:p>
            <text:p><text:s text:c="13"/>Jan 15 - 3: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J. Redick</text:p>
            <text:p><text:s text:c="17"/></text:p>
            <text:p><text:s text:c="17"/></text:p>
            <text:p><text:s text:c="22"/>- G - <text:s/>76ers</text:p>
            <text:p><text:s text:c="16"/></text:p>
            <text:p><text:s text:c="17"/></text:p>
            <text:p><text:s text:c="12"/></text:p>
            <text:p><text:s text:c="8"/></text:p>
            <text:p><text:s text:c="8"/></text:p>
            <text:p><text:s text:c="8"/></text:p>
            <text:p><text:s text:c="12"/>J.J. Redick suffered an apparent left ankle injury and went straight back to the locker room.</text:p>
            <text:p><text:s text:c="8"/></text:p>
            <text:p><text:s text:c="8"/></text:p>
            <text:p><text:s text:c="13"/>Redick dragged his pivot foot and appeared to tweak his left ankle, and immediately limped his way back to the locker room. We should have another update soon, but with just four minutes left in the game, he could be done for the day.</text:p>
            <text:p><text:s text:c="8"/></text:p>
            <text:p><text:s text:c="8"/></text:p>
            <text:p><text:s text:c="13"/></text:p>
            <text:p><text:s text:c="14"/></text:p>
            <text:p><text:s text:c="13"/>Jan 15 - 3: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ight Howard</text:p>
            <text:p><text:s text:c="17"/></text:p>
            <text:p><text:s text:c="17"/></text:p>
            <text:p><text:s text:c="22"/>- C - <text:s/>Hornets</text:p>
            <text:p><text:s text:c="16"/></text:p>
            <text:p><text:s text:c="17"/></text:p>
            <text:p><text:s text:c="12"/></text:p>
            <text:p><text:s text:c="8"/></text:p>
            <text:p><text:s text:c="8"/></text:p>
            <text:p><text:s text:c="8"/></text:p>
            <text:p><text:s text:c="12"/>Dwight Howard hit 9-of-12 shots and 3-of-6 free throws for 21 points, 17 rebounds, a steal and four blocks in Monday's 118-107 win over Andre Drummond and the Pistons.</text:p>
            <text:p><text:s text:c="8"/></text:p>
            <text:p><text:s text:c="8"/></text:p>
            <text:p><text:s text:c="13"/>Dwight destroyed Drummond today, holding him to just three points, and posted his sixth game of the season with at least 20 points and 15 rebounds. Only DeMarcus Cousins and Anthony Davis have more of those than Howard, and if you discount free throw percentage, he's been worth a fifth-round pick this season.</text:p>
            <text:p><text:s text:c="8"/></text:p>
            <text:p><text:s text:c="8"/></text:p>
            <text:p><text:s text:c="13"/></text:p>
            <text:p><text:s text:c="14"/></text:p>
            <text:p><text:s text:c="13"/>Source: ESPN Stats on Twitter <text:s text:c="28"/>Jan 15 - 3: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vin Williams</text:p>
            <text:p><text:s text:c="17"/></text:p>
            <text:p><text:s text:c="17"/></text:p>
            <text:p><text:s text:c="22"/>- F - <text:s/>Hornets</text:p>
            <text:p><text:s text:c="16"/></text:p>
            <text:p><text:s text:c="17"/></text:p>
            <text:p><text:s text:c="12"/></text:p>
            <text:p><text:s text:c="8"/></text:p>
            <text:p><text:s text:c="8"/></text:p>
            <text:p><text:s text:c="8"/></text:p>
            <text:p><text:s text:c="12"/>Marvin Williams hit 7-of-8 shots and 5-of-6 3-pointers for a season-high 21 points, five rebounds and one assist in 29 minutes of Monday's 118-107 win over the Pistons.</text:p>
            <text:p><text:s text:c="8"/></text:p>
            <text:p><text:s text:c="8"/></text:p>
            <text:p><text:s text:c="13"/>The fact 21 points is a season high for Marvin tells you how his season is going, but he has played well recently, scoring at least 15 points in four of his last five games, while grabbing some rebounds and knocking down some 3-pointers. He's probably going to be busy for a few more games as Frank Kaminsky left Monday's game late with a right ankle injury that could keep him out for a few games. Williams looks like a solid add if he's available in your league right now.</text:p>
            <text:p><text:s text:c="8"/></text:p>
            <text:p><text:s text:c="8"/></text:p>
            <text:p><text:s text:c="13"/></text:p>
            <text:p><text:s text:c="14"/></text:p>
            <text:p><text:s text:c="13"/>Jan 15 - 3: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has been diagnosed with a right knee contusion and he will not return to Monday's game against the 76ers.</text:p>
            <text:p><text:s text:c="8"/></text:p>
            <text:p><text:s text:c="8"/></text:p>
            <text:p><text:s text:c="13"/>VanVleet hurt his knee coming down off a layup attempt, and while he was able to walk off the court under his own power, he was sporting a fairly obvious limp. He'll end his evening with eight points, two rebounds and one turnover in 16 minutes, and for now, we'll consider him questionable for Wednesday's game against the Pistons.</text:p>
            <text:p><text:s text:c="8"/></text:p>
            <text:p><text:s text:c="8"/></text:p>
            <text:p><text:s text:c="13"/></text:p>
            <text:p><text:s text:c="14"/></text:p>
            <text:p><text:s text:c="13"/>Jan 15 - 3: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hony Tolliver</text:p>
            <text:p><text:s text:c="17"/></text:p>
            <text:p><text:s text:c="17"/></text:p>
            <text:p><text:s text:c="22"/>- F - <text:s/>Pistons</text:p>
            <text:p><text:s text:c="16"/></text:p>
            <text:p><text:s text:c="17"/></text:p>
            <text:p><text:s text:c="12"/></text:p>
            <text:p><text:s text:c="8"/></text:p>
            <text:p><text:s text:c="8"/></text:p>
            <text:p><text:s text:c="8"/></text:p>
            <text:p><text:s text:c="12"/>Anthony Tolliver came off the bench to hit 6-of-7 shots and 5-of-6 3-pointers for 17 points, three assists and two blocks in an MLK Day loss to the Hornets.</text:p>
            <text:p><text:s text:c="8"/></text:p>
            <text:p><text:s text:c="8"/></text:p>
            <text:p><text:s text:c="13"/>This was his best game in recent memory and he clearly had some luck working with his shot today. Tolliver would be worth a look if he was starting for the Pistons, but Stan Van Gundy has decided to roll with Reggie Bullock instead. Tolliver's currently not worth owning in most fantasy leagues, despite the nearly perfect shooting day.</text:p>
            <text:p><text:s text:c="8"/></text:p>
            <text:p><text:s text:c="8"/></text:p>
            <text:p><text:s text:c="13"/></text:p>
            <text:p><text:s text:c="14"/></text:p>
            <text:p><text:s text:c="13"/>Jan 15 - 3: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h Smith</text:p>
            <text:p><text:s text:c="17"/></text:p>
            <text:p><text:s text:c="17"/></text:p>
            <text:p><text:s text:c="22"/>- G - <text:s/>Pistons</text:p>
            <text:p><text:s text:c="16"/></text:p>
            <text:p><text:s text:c="17"/></text:p>
            <text:p><text:s text:c="12"/></text:p>
            <text:p><text:s text:c="8"/></text:p>
            <text:p><text:s text:c="8"/></text:p>
            <text:p><text:s text:c="8"/></text:p>
            <text:p><text:s text:c="12"/>Ish Smith hit 8-of-14 shots and a 3-pointer for 19 points, three rebounds, 10 assists, two steals and a block in 35 minutes on Monday.</text:p>
            <text:p><text:s text:c="8"/></text:p>
            <text:p><text:s text:c="8"/></text:p>
            <text:p><text:s text:c="13"/>This might have been Smith's best game of the season and if it wasn't, it was his first double-double. Smith was projected to play very well in the absence of Reggie Jackson, but he's been a little bit disappointing. Today's game may be just the thing he needs to get going, while Jackson still isn't close to returning from his ankle injury.</text:p>
            <text:p><text:s text:c="8"/></text:p>
            <text:p><text:s text:c="8"/></text:p>
            <text:p><text:s text:c="13"/></text:p>
            <text:p><text:s text:c="14"/></text:p>
            <text:p><text:s text:c="13"/>Jan 15 - 3: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Drummond</text:p>
            <text:p><text:s text:c="17"/></text:p>
            <text:p><text:s text:c="17"/></text:p>
            <text:p><text:s text:c="22"/>- C - <text:s/>Pistons</text:p>
            <text:p><text:s text:c="16"/></text:p>
            <text:p><text:s text:c="17"/></text:p>
            <text:p><text:s text:c="12"/></text:p>
            <text:p><text:s text:c="8"/></text:p>
            <text:p><text:s text:c="8"/></text:p>
            <text:p><text:s text:c="8"/></text:p>
            <text:p><text:s text:c="12"/>Andre Drummond had a tough day on Monday, hitting 1-of-7 shots for three points, 10 rebounds, five assists, three steals and a block in 34 minutes.</text:p>
            <text:p><text:s text:c="8"/></text:p>
            <text:p><text:s text:c="8"/></text:p>
            <text:p><text:s text:c="13"/>The scoring was a disaster, but he helped make up for it with the assists and steals. He was in some foul trouble and just didn't have it today, which was surprising considering he'd been playing well and had 21 points, 15 boards and three blocks on Saturday. It speaks to what kind of season Dwight Howard is having for the Hornets, as he simply dominated Drummond in this one.</text:p>
            <text:p><text:s text:c="8"/></text:p>
            <text:p><text:s text:c="8"/></text:p>
            <text:p><text:s text:c="13"/></text:p>
            <text:p><text:s text:c="14"/></text:p>
            <text:p><text:s text:c="13"/>Jan 15 - 2: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eggie Bullock</text:p>
            <text:p><text:s text:c="17"/></text:p>
            <text:p><text:s text:c="17"/></text:p>
            <text:p><text:s text:c="22"/>- G/F - <text:s/>Pistons</text:p>
            <text:p><text:s text:c="16"/></text:p>
            <text:p><text:s text:c="17"/></text:p>
            <text:p><text:s text:c="12"/></text:p>
            <text:p><text:s text:c="8"/></text:p>
            <text:p><text:s text:c="8"/></text:p>
            <text:p><text:s text:c="8"/></text:p>
            <text:p><text:s text:c="12"/>Reggie Bullock hit 8-of-13 shots and four 3-pointers for 20 points, four rebounds, one assist and three steals in 35 minutes of Monday's loss to Charlotte.</text:p>
            <text:p><text:s text:c="8"/></text:p>
            <text:p><text:s text:c="8"/></text:p>
            <text:p><text:s text:c="13"/>Bullock usually scores and hits some 3-pointers, but the steals were a new wrinkle to his game today. Bullock was fading hard, scoring 10 or fewer points in three straight games, but looked fantastic today. He's mostly a one-trick pony that can score and hit some 3-pointers, so keep that in mind if you make a move on him.</text:p>
            <text:p><text:s text:c="8"/></text:p>
            <text:p><text:s text:c="8"/></text:p>
            <text:p><text:s text:c="13"/></text:p>
            <text:p><text:s text:c="14"/></text:p>
            <text:p><text:s text:c="13"/>Jan 15 - 2: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yles Turner</text:p>
            <text:p><text:s text:c="17"/></text:p>
            <text:p><text:s text:c="17"/></text:p>
            <text:p><text:s text:c="22"/>- F/C - <text:s/>Pacers</text:p>
            <text:p><text:s text:c="16"/></text:p>
            <text:p><text:s text:c="17"/></text:p>
            <text:p><text:s text:c="12"/></text:p>
            <text:p><text:s text:c="8"/></text:p>
            <text:p><text:s text:c="8"/></text:p>
            <text:p><text:s text:c="8"/></text:p>
            <text:p><text:s text:c="12"/>Myles Turner (elbow) has been ruled out for Indiana's four-game road trip.</text:p>
            <text:p><text:s text:c="8"/></text:p>
            <text:p><text:s text:c="8"/></text:p>
            <text:p><text:s text:c="13"/>Turner has been diagnosed with a ligament sprain and muscle strain in his right (shooting) elbow, and while the injury will not require surgery, he'll be fitted with a brace and be listed as week-to-week. Unfortunately, it sounds like this could be a long-term absence, but Turner offers way too much upside to outright cut in most scenarios. Domantas Sabonis will be the starter moving forward, and he needs to be owned in all leagues with no clear return date in sight for Turner.</text:p>
            <text:p><text:s text:c="8"/></text:p>
            <text:p><text:s text:c="8"/></text:p>
            <text:p><text:s text:c="13"/>Related: Domantas Sabonis</text:p>
            <text:p><text:s text:c="14"/></text:p>
            <text:p><text:s text:c="13"/>Source: NBA <text:s text:c="46"/>Jan 15 - 2: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bias Harris</text:p>
            <text:p><text:s text:c="17"/></text:p>
            <text:p><text:s text:c="17"/></text:p>
            <text:p><text:s text:c="22"/>- F - <text:s/>Clippers</text:p>
            <text:p><text:s text:c="16"/></text:p>
            <text:p><text:s text:c="17"/></text:p>
            <text:p><text:s text:c="12"/></text:p>
            <text:p><text:s text:c="8"/></text:p>
            <text:p><text:s text:c="8"/></text:p>
            <text:p><text:s text:c="8"/></text:p>
            <text:p><text:s text:c="12"/>Tobias Harris hit 7-of-13 shots and three 3-pointers for 20 points, six rebounds, three assists and a block in 25 minutes in Monday's 118-107 loss to the Hornets.</text:p>
            <text:p><text:s text:c="8"/></text:p>
            <text:p><text:s text:c="8"/></text:p>
            <text:p><text:s text:c="13"/>Harris hit 3-of-14 shots and scored seven points on Saturday and scored more points in the first four minutes of Monday's game than he did in that entire game. He's having a fine season, returning early fifth-round value in nine-cat leagues.</text:p>
            <text:p><text:s text:c="8"/></text:p>
            <text:p><text:s text:c="8"/></text:p>
            <text:p><text:s text:c="13"/></text:p>
            <text:p><text:s text:c="14"/></text:p>
            <text:p><text:s text:c="13"/>Jan 15 - 2: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Kaminsky</text:p>
            <text:p><text:s text:c="17"/></text:p>
            <text:p><text:s text:c="17"/></text:p>
            <text:p><text:s text:c="22"/>- F/C - <text:s/>Hornets</text:p>
            <text:p><text:s text:c="16"/></text:p>
            <text:p><text:s text:c="17"/></text:p>
            <text:p><text:s text:c="12"/></text:p>
            <text:p><text:s text:c="8"/></text:p>
            <text:p><text:s text:c="8"/></text:p>
            <text:p><text:s text:c="8"/></text:p>
            <text:p><text:s text:c="12"/>Frank Kaminsky sprained his right ankle with about seven minutes left in the fourth quarter on Monday and never returned, finishing with five points, five rebounds and a 3-pointer on 2-of-7 shooting.</text:p>
            <text:p><text:s text:c="8"/></text:p>
            <text:p><text:s text:c="8"/></text:p>
            <text:p><text:s text:c="13"/>He was defending a driving Tobias Harris and rolled it pretty badly on the play. He was down for several moments and in obvious pain, and couldn't stand up the first time he tried. He limped to the bench, and then locker room, and given the amount of pain he was in, it would not be surprising to see him miss at least a game or two due to the injury. Marvin Williams and Johnny O'Bryant would get some extra work if he's out.</text:p>
            <text:p><text:s text:c="8"/></text:p>
            <text:p><text:s text:c="8"/></text:p>
            <text:p><text:s text:c="13"/></text:p>
            <text:p><text:s text:c="14"/></text:p>
            <text:p><text:s text:c="13"/>Jan 15 - 2: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quad) will not play Monday vs. the Hawks.</text:p>
            <text:p><text:s text:c="8"/></text:p>
            <text:p><text:s text:c="8"/></text:p>
            <text:p><text:s text:c="13"/>This is the same quad issue that delayed Leonard's start to the season, and it's extremely concerning that it's become an issue again with how careful the Spurs have been with him (he's played in just nine games this season). The Spurs take on the Nets in Brooklyn on Wednesday, and for now, we'll be considering Leonard questionable for that one. With him unavailable tonight, Kyle Anderson will draw the start with LaMarcus Aldridge doing the heavy lifting on offense.</text:p>
            <text:p><text:s text:c="8"/></text:p>
            <text:p><text:s text:c="8"/></text:p>
            <text:p><text:s text:c="13"/>Related: Kyle Anderson, LaMarcus Aldridge</text:p>
            <text:p><text:s text:c="14"/></text:p>
            <text:p><text:s text:c="13"/>Source: San Antonio Spurs on Twitter <text:s text:c="21"/>Jan 15 - 2: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im Hardaway Jr.</text:p>
            <text:p><text:s text:c="17"/></text:p>
            <text:p><text:s text:c="17"/></text:p>
            <text:p><text:s text:c="22"/>- G/F - <text:s/>Knicks</text:p>
            <text:p><text:s text:c="16"/></text:p>
            <text:p><text:s text:c="17"/></text:p>
            <text:p><text:s text:c="12"/></text:p>
            <text:p><text:s text:c="8"/></text:p>
            <text:p><text:s text:c="8"/></text:p>
            <text:p><text:s text:c="8"/></text:p>
            <text:p><text:s text:c="12"/>Jeff Hornacek said that Tim Hardaway Jr. "quite possibly" could be in the starting lineup for Wednesday's game against the Grizzlies.</text:p>
            <text:p><text:s text:c="8"/></text:p>
            <text:p><text:s text:c="8"/></text:p>
            <text:p><text:s text:c="13"/>In case you missed it, THJ will be unavailable for the Knicks' MLK Day game against Memphis with it being the second game of a back-to-back set, but it sounds like there's a good chance he'll replace Lance Thomas in the starting five on Wednesday. With Hardaway Jr. on the sidelines on Monday, there will be more minutes available for Michael Beasley and Courtney Lee will see a slight uptick in usage.</text:p>
            <text:p><text:s text:c="8"/></text:p>
            <text:p><text:s text:c="8"/></text:p>
            <text:p><text:s text:c="13"/>Related: Michael Beasley, Courtney Lee</text:p>
            <text:p><text:s text:c="14"/></text:p>
            <text:p><text:s text:c="13"/>Source: Ian Begley on Twitter <text:s text:c="28"/>Jan 15 - 2: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oy Williams</text:p>
            <text:p><text:s text:c="17"/></text:p>
            <text:p><text:s text:c="17"/></text:p>
            <text:p><text:s text:c="22"/>- F - <text:s/>Knicks</text:p>
            <text:p><text:s text:c="16"/></text:p>
            <text:p><text:s text:c="17"/></text:p>
            <text:p><text:s text:c="12"/></text:p>
            <text:p><text:s text:c="8"/></text:p>
            <text:p><text:s text:c="8"/></text:p>
            <text:p><text:s text:c="8"/></text:p>
            <text:p><text:s text:c="12"/>Troy Williams (knee) has been cleared to play Monday vs. the Clippers.</text:p>
            <text:p><text:s text:c="8"/></text:p>
            <text:p><text:s text:c="8"/></text:p>
            <text:p><text:s text:c="13"/>Williams wasn't a part of the rotation prior to going down, so while he'll be available tonight, there are no guarantees he'll actually get out there.</text:p>
            <text:p><text:s text:c="8"/></text:p>
            <text:p><text:s text:c="8"/></text:p>
            <text:p><text:s text:c="13"/></text:p>
            <text:p><text:s text:c="14"/></text:p>
            <text:p><text:s text:c="13"/>Source: Kelly Iko on Twitter <text:s text:c="29"/>Jan 15 - 2: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mile Jefferson</text:p>
            <text:p><text:s text:c="17"/></text:p>
            <text:p><text:s text:c="17"/></text:p>
            <text:p><text:s text:c="22"/>- F - <text:s/>Timberwolves</text:p>
            <text:p><text:s text:c="16"/></text:p>
            <text:p><text:s text:c="17"/></text:p>
            <text:p><text:s text:c="12"/></text:p>
            <text:p><text:s text:c="8"/></text:p>
            <text:p><text:s text:c="8"/></text:p>
            <text:p><text:s text:c="8"/></text:p>
            <text:p><text:s text:c="12"/>Amile Jefferson has signed a two-way deal with the Timberwolves.</text:p>
            <text:p><text:s text:c="8"/></text:p>
            <text:p><text:s text:c="8"/></text:p>
            <text:p><text:s text:c="13"/>Jefferson spent some time with the Wolves at training camp, so he's familiar with the system, although he'll spend most of his time with Minnesota's G-League affiliate. Leave him on the wire.</text:p>
            <text:p><text:s text:c="8"/></text:p>
            <text:p><text:s text:c="8"/></text:p>
            <text:p><text:s text:c="13"/></text:p>
            <text:p><text:s text:c="14"/></text:p>
            <text:p><text:s text:c="13"/>Source: Shams Charania on Twitter <text:s text:c="24"/>Jan 15 - 2: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Andrew White</text:p>
            <text:p><text:s text:c="17"/></text:p>
            <text:p><text:s text:c="17"/></text:p>
            <text:p><text:s text:c="22"/>- G - <text:s/>Hawks</text:p>
            <text:p><text:s text:c="16"/></text:p>
            <text:p><text:s text:c="17"/></text:p>
            <text:p><text:s text:c="12"/></text:p>
            <text:p><text:s text:c="8"/></text:p>
            <text:p><text:s text:c="8"/></text:p>
            <text:p><text:s text:c="8"/></text:p>
            <text:p><text:s text:c="12"/>The Hawks have signed Andrew White to a two-way contract.</text:p>
            <text:p><text:s text:c="8"/></text:p>
            <text:p><text:s text:c="8"/></text:p>
            <text:p><text:s text:c="13"/>White will spend most of his time in the G-League, so there's no reason to pay him any attention in fantasy hoops.</text:p>
            <text:p><text:s text:c="8"/></text:p>
            <text:p><text:s text:c="8"/></text:p>
            <text:p><text:s text:c="13"/></text:p>
            <text:p><text:s text:c="14"/></text:p>
            <text:p><text:s text:c="13"/>Source: NBA <text:s text:c="46"/>Jan 15 - 2: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ch LaVine</text:p>
            <text:p><text:s text:c="17"/></text:p>
            <text:p><text:s text:c="17"/></text:p>
            <text:p><text:s text:c="22"/>- G - <text:s/>Bulls</text:p>
            <text:p><text:s text:c="16"/></text:p>
            <text:p><text:s text:c="17"/></text:p>
            <text:p><text:s text:c="12"/></text:p>
            <text:p><text:s text:c="8"/></text:p>
            <text:p><text:s text:c="8"/></text:p>
            <text:p><text:s text:c="8"/></text:p>
            <text:p><text:s text:c="12"/>Zach LaVine (knee) will play around 20 minutes on Monday vs. the Heat.</text:p>
            <text:p><text:s text:c="8"/></text:p>
            <text:p><text:s text:c="8"/></text:p>
            <text:p><text:s text:c="13"/>Once again, the Bulls aren't going to let him play in the fourth quarter. He was impressive in his Bulls debut on Saturday with 14 points in 19 minutes, but it's going to be a while before the Bulls ease his restrictions.</text:p>
            <text:p><text:s text:c="8"/></text:p>
            <text:p><text:s text:c="8"/></text:p>
            <text:p><text:s text:c="13"/></text:p>
            <text:p><text:s text:c="14"/></text:p>
            <text:p><text:s text:c="13"/>Source: Cody Westerlund on Twitter <text:s text:c="23"/>Jan 15 - 1: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is "bothered" by his quad injury and is questionable to play on Monday vs. the Hawks.</text:p>
            <text:p><text:s text:c="8"/></text:p>
            <text:p><text:s text:c="8"/></text:p>
            <text:p><text:s text:c="13"/>He just can't catch a break and neither can his fantasy owners. His shoulder seemed fine in Saturday's game, but this quad injury has been an issue since the offseason. Don't be surprised if the Spurs hold him out in what should be an easy win. If he sits, Kyle Anderson and Davis Bertans will step up with LaMarcus Aldridge carrying the offense.</text:p>
            <text:p><text:s text:c="8"/></text:p>
            <text:p><text:s text:c="8"/></text:p>
            <text:p><text:s text:c="13"/></text:p>
            <text:p><text:s text:c="14"/></text:p>
            <text:p><text:s text:c="13"/>Source: KL Chouinard on Twitter <text:s text:c="26"/>Jan 15 - 1: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im Hardaway Jr.</text:p>
            <text:p><text:s text:c="17"/></text:p>
            <text:p><text:s text:c="17"/></text:p>
            <text:p><text:s text:c="22"/>- G/F - <text:s/>Knicks</text:p>
            <text:p><text:s text:c="16"/></text:p>
            <text:p><text:s text:c="17"/></text:p>
            <text:p><text:s text:c="12"/></text:p>
            <text:p><text:s text:c="8"/></text:p>
            <text:p><text:s text:c="8"/></text:p>
            <text:p><text:s text:c="8"/></text:p>
            <text:p><text:s text:c="12"/>Tim Hardaway Jr. (rest) will not play on Monday vs. the Nets.</text:p>
            <text:p><text:s text:c="8"/></text:p>
            <text:p><text:s text:c="8"/></text:p>
            <text:p><text:s text:c="13"/>THJ appeared to tweak his left leg on Sunday, but coach Jeff Hornacek said THJ is fine and that he's resting on the second game of a back-to-back set. Expect to see him back in the lineup on Wednesday vs. the Grizzlies. Michael Beasley will pick up the slack on offense for the second unit.</text:p>
            <text:p><text:s text:c="8"/></text:p>
            <text:p><text:s text:c="8"/></text:p>
            <text:p><text:s text:c="13"/></text:p>
            <text:p><text:s text:c="14"/></text:p>
            <text:p><text:s text:c="13"/>Source: Steve Popper on Twitter <text:s text:c="26"/>Jan 15 - 1: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o Belinelli</text:p>
            <text:p><text:s text:c="17"/></text:p>
            <text:p><text:s text:c="17"/></text:p>
            <text:p><text:s text:c="22"/>- G - <text:s/>76ers</text:p>
            <text:p><text:s text:c="16"/></text:p>
            <text:p><text:s text:c="17"/></text:p>
            <text:p><text:s text:c="12"/></text:p>
            <text:p><text:s text:c="8"/></text:p>
            <text:p><text:s text:c="8"/></text:p>
            <text:p><text:s text:c="8"/></text:p>
            <text:p><text:s text:c="12"/>Marco Belinelli (left ankle sprain) is available on Monday vs. the Spurs.</text:p>
            <text:p><text:s text:c="8"/></text:p>
            <text:p><text:s text:c="8"/></text:p>
            <text:p><text:s text:c="13"/>His playing time has been on the decline, as he averaged 17.6 minutes in his previous four games. He's also on the trade block with the Hawks looking for a second-round pick in return. He's a low-end asset that is only worth owning in deeper formats.</text:p>
            <text:p><text:s text:c="8"/></text:p>
            <text:p><text:s text:c="8"/></text:p>
            <text:p><text:s text:c="13"/></text:p>
            <text:p><text:s text:c="14"/></text:p>
            <text:p><text:s text:c="13"/>Source: Michael Cunningham on Twitter <text:s text:c="20"/>Jan 15 - 1: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gelo Russell</text:p>
            <text:p><text:s text:c="17"/></text:p>
            <text:p><text:s text:c="17"/></text:p>
            <text:p><text:s text:c="22"/>- G - <text:s/>Nets</text:p>
            <text:p><text:s text:c="16"/></text:p>
            <text:p><text:s text:c="17"/></text:p>
            <text:p><text:s text:c="12"/></text:p>
            <text:p><text:s text:c="8"/></text:p>
            <text:p><text:s text:c="8"/></text:p>
            <text:p><text:s text:c="8"/></text:p>
            <text:p><text:s text:c="12"/>D'Angelo Russell was able to go through a 5-on-5 scrimmage at Monday's practice in the G-League.</text:p>
            <text:p><text:s text:c="8"/></text:p>
            <text:p><text:s text:c="8"/></text:p>
            <text:p><text:s text:c="13"/>This was his first 5-on-5 scrimmage since the injury, confirming that Russell should be back any day now. Coach Kenny Atkinson said he would like to see Russell practice with the Nets before returning, so if he practices on Thursday then we could see him make his return on Friday vs. the Heat.</text:p>
            <text:p><text:s text:c="8"/></text:p>
            <text:p><text:s text:c="8"/></text:p>
            <text:p><text:s text:c="13"/></text:p>
            <text:p><text:s text:c="14"/></text:p>
            <text:p><text:s text:c="13"/>Source: Anthony Puccio on Twitter <text:s text:c="24"/>Jan 15 - 1: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Zeller</text:p>
            <text:p><text:s text:c="17"/></text:p>
            <text:p><text:s text:c="17"/></text:p>
            <text:p><text:s text:c="22"/>- C - <text:s/>Bucks</text:p>
            <text:p><text:s text:c="16"/></text:p>
            <text:p><text:s text:c="17"/></text:p>
            <text:p><text:s text:c="12"/></text:p>
            <text:p><text:s text:c="8"/></text:p>
            <text:p><text:s text:c="8"/></text:p>
            <text:p><text:s text:c="8"/></text:p>
            <text:p><text:s text:c="12"/>Tyler Zeller (hip) will start against the Knicks on Monday, sending Quincy Acy back to the bench.</text:p>
            <text:p><text:s text:c="8"/></text:p>
            <text:p><text:s text:c="8"/></text:p>
            <text:p><text:s text:c="13"/>He missed Saturday's game with his hip issue, but he should be ready for his normal allotment of minutes tonight. The Nets are trying to find minutes for three other centers in Jarrett Allen, Jahlil Okafor and Quincy Acy, so this isn't ideal for fantasy owners.</text:p>
            <text:p><text:s text:c="8"/></text:p>
            <text:p><text:s text:c="8"/></text:p>
            <text:p><text:s text:c="13"/>Related: Quincy Acy</text:p>
            <text:p><text:s text:c="14"/></text:p>
            <text:p><text:s text:c="13"/>Source: Anthony Puccio on Twitter <text:s text:c="24"/>Jan 15 - 1: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 Horford</text:p>
            <text:p><text:s text:c="17"/></text:p>
            <text:p><text:s text:c="17"/></text:p>
            <text:p><text:s text:c="22"/>- F/C - <text:s/>Celtics</text:p>
            <text:p><text:s text:c="16"/></text:p>
            <text:p><text:s text:c="17"/></text:p>
            <text:p><text:s text:c="12"/></text:p>
            <text:p><text:s text:c="8"/></text:p>
            <text:p><text:s text:c="8"/></text:p>
            <text:p><text:s text:c="8"/></text:p>
            <text:p><text:s text:c="12"/>Al Horford (calf) is probable for Tuesday's game vs. the Pelicans.</text:p>
            <text:p><text:s text:c="8"/></text:p>
            <text:p><text:s text:c="8"/></text:p>
            <text:p><text:s text:c="13"/>Horford missed Saturday's practice as a precaution, but he was back on the floor for Monday's practice as expected. His status for Tuesday was never really in doubt, but we'll have another update after their morning shootaround to be safe.</text:p>
            <text:p><text:s text:c="8"/></text:p>
            <text:p><text:s text:c="8"/></text:p>
            <text:p><text:s text:c="13"/></text:p>
            <text:p><text:s text:c="14"/></text:p>
            <text:p><text:s text:c="13"/>Source: Scott Souza on Twitter <text:s text:c="27"/>Jan 15 - 1: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son Tatum</text:p>
            <text:p><text:s text:c="17"/></text:p>
            <text:p><text:s text:c="17"/></text:p>
            <text:p><text:s text:c="22"/>- F - <text:s/>Celtics</text:p>
            <text:p><text:s text:c="16"/></text:p>
            <text:p><text:s text:c="17"/></text:p>
            <text:p><text:s text:c="12"/></text:p>
            <text:p><text:s text:c="8"/></text:p>
            <text:p><text:s text:c="8"/></text:p>
            <text:p><text:s text:c="8"/></text:p>
            <text:p><text:s text:c="12"/>Jayson Tatum (knee) is probable for Tuesday's game vs. the Pelicans.</text:p>
            <text:p><text:s text:c="8"/></text:p>
            <text:p><text:s text:c="8"/></text:p>
            <text:p><text:s text:c="13"/>His test results all came back good and it sounds like he's dealing with a minor knee tweak. Tatum went through most of Monday's practice and should be ready to roll on Tuesday barring a setback in warmups. We'll have another update on Tuesday morning.</text:p>
            <text:p><text:s text:c="8"/></text:p>
            <text:p><text:s text:c="8"/></text:p>
            <text:p><text:s text:c="13"/></text:p>
            <text:p><text:s text:c="14"/></text:p>
            <text:p><text:s text:c="13"/>Source: Scott Souza on Twitter <text:s text:c="27"/>Jan 15 - 1: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aul Neto</text:p>
            <text:p><text:s text:c="17"/></text:p>
            <text:p><text:s text:c="17"/></text:p>
            <text:p><text:s text:c="22"/>- G - <text:s/>Jazz</text:p>
            <text:p><text:s text:c="16"/></text:p>
            <text:p><text:s text:c="17"/></text:p>
            <text:p><text:s text:c="12"/></text:p>
            <text:p><text:s text:c="8"/></text:p>
            <text:p><text:s text:c="8"/></text:p>
            <text:p><text:s text:c="8"/></text:p>
            <text:p><text:s text:c="12"/>Raul Neto (knee) is now probable for Monday's game vs. the Pacers.</text:p>
            <text:p><text:s text:c="8"/></text:p>
            <text:p><text:s text:c="8"/></text:p>
            <text:p><text:s text:c="13"/>Neto has been out since Dec. 9, and he's not a lock to be in the rotation. He was averaging 13.3 minutes per game prior to the injury, so he's safe to leave on the wire.</text:p>
            <text:p><text:s text:c="8"/></text:p>
            <text:p><text:s text:c="8"/></text:p>
            <text:p><text:s text:c="13"/></text:p>
            <text:p><text:s text:c="14"/></text:p>
            <text:p><text:s text:c="13"/>Source: Andy Larsen on Twitter <text:s text:c="27"/>Jan 15 - 1: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J. Barea</text:p>
            <text:p><text:s text:c="17"/></text:p>
            <text:p><text:s text:c="17"/></text:p>
            <text:p><text:s text:c="22"/>- G - <text:s/>Mavericks</text:p>
            <text:p><text:s text:c="16"/></text:p>
            <text:p><text:s text:c="17"/></text:p>
            <text:p><text:s text:c="12"/></text:p>
            <text:p><text:s text:c="8"/></text:p>
            <text:p><text:s text:c="8"/></text:p>
            <text:p><text:s text:c="8"/></text:p>
            <text:p><text:s text:c="12"/>J.J. Barea (groin) is listed as out for Tuesday's game vs. the Nuggets.</text:p>
            <text:p><text:s text:c="8"/></text:p>
            <text:p><text:s text:c="8"/></text:p>
            <text:p><text:s text:c="13"/>This is coming from the team's game notes, but his owners should go ahead and have a backup plan ready. Keep in mind that Dallas has just two games total this week. Dennis Smith Jr., Yogi Ferrell and Devin Harris will all get a bump with Barea expected to sit out.</text:p>
            <text:p><text:s text:c="8"/></text:p>
            <text:p><text:s text:c="8"/></text:p>
            <text:p><text:s text:c="13"/></text:p>
            <text:p><text:s text:c="14"/></text:p>
            <text:p><text:s text:c="13"/>Source: NBA.com <text:s text:c="42"/>Jan 15 - 1: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Webb III</text:p>
            <text:p><text:s text:c="17"/></text:p>
            <text:p><text:s text:c="17"/></text:p>
            <text:p><text:s text:c="22"/>- F - <text:s/>Nets</text:p>
            <text:p><text:s text:c="16"/></text:p>
            <text:p><text:s text:c="17"/></text:p>
            <text:p><text:s text:c="12"/></text:p>
            <text:p><text:s text:c="8"/></text:p>
            <text:p><text:s text:c="8"/></text:p>
            <text:p><text:s text:c="8"/></text:p>
            <text:p><text:s text:c="12"/>The Nets will sign forward James Webb III to a two-way contract.</text:p>
            <text:p><text:s text:c="8"/></text:p>
            <text:p><text:s text:c="8"/></text:p>
            <text:p><text:s text:c="13"/>In 21 G-League games, Webb posted averages of 11.6 points, 6.7 rebounds, 1.4 assists, 1.3 steals and 2.0 steals. The Nets have five centers, but don't have great depth at forward behind Rondae Hollis-Jefferson and DeMarre Carroll. For now, Webb is safe to ignore in fantasy leagues.</text:p>
            <text:p><text:s text:c="8"/></text:p>
            <text:p><text:s text:c="8"/></text:p>
            <text:p><text:s text:c="13"/></text:p>
            <text:p><text:s text:c="14"/></text:p>
            <text:p><text:s text:c="13"/>Source: Shams Charania on Twitter <text:s text:c="24"/>Jan 15 - 12: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lon Wright</text:p>
            <text:p><text:s text:c="17"/></text:p>
            <text:p><text:s text:c="17"/></text:p>
            <text:p><text:s text:c="22"/>- G - <text:s/>Raptors</text:p>
            <text:p><text:s text:c="16"/></text:p>
            <text:p><text:s text:c="17"/></text:p>
            <text:p><text:s text:c="12"/></text:p>
            <text:p><text:s text:c="8"/></text:p>
            <text:p><text:s text:c="8"/></text:p>
            <text:p><text:s text:c="8"/></text:p>
            <text:p><text:s text:c="12"/>Delon Wright will come off the bench on Monday vs. the 76ers.</text:p>
            <text:p><text:s text:c="8"/></text:p>
            <text:p><text:s text:c="8"/></text:p>
            <text:p><text:s text:c="13"/>Kyle Lowry (back) is back in the lineup a little sooner than expected, but Wright should still have some value in a four-game week. He was playing really well before Lowry's injury, so his owners might want to see if he can get it going again.</text:p>
            <text:p><text:s text:c="8"/></text:p>
            <text:p><text:s text:c="8"/></text:p>
            <text:p><text:s text:c="13"/></text:p>
            <text:p><text:s text:c="14"/></text:p>
            <text:p><text:s text:c="13"/>Source: Raptors MR on Twitter <text:s text:c="28"/>Jan 15 - 12: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Lowry</text:p>
            <text:p><text:s text:c="17"/></text:p>
            <text:p><text:s text:c="17"/></text:p>
            <text:p><text:s text:c="22"/>- G - <text:s/>Raptors</text:p>
            <text:p><text:s text:c="16"/></text:p>
            <text:p><text:s text:c="17"/></text:p>
            <text:p><text:s text:c="12"/></text:p>
            <text:p><text:s text:c="8"/></text:p>
            <text:p><text:s text:c="8"/></text:p>
            <text:p><text:s text:c="8"/></text:p>
            <text:p><text:s text:c="12"/>Kyle Lowry (back) will start on Monday vs. the 76ers.</text:p>
            <text:p><text:s text:c="8"/></text:p>
            <text:p><text:s text:c="8"/></text:p>
            <text:p><text:s text:c="13"/>He's officially back after a three-game absence. The Raptors wanted to see him warm up before activating him, so expect them to keep a close eye on him during this game. Delon Wright will head back to the bench, but he was playing really well as a reserve before Lowry's injury. Fred VanVleet is likely the biggest loser in terms of fantasy value.</text:p>
            <text:p><text:s text:c="8"/></text:p>
            <text:p><text:s text:c="8"/></text:p>
            <text:p><text:s text:c="13"/></text:p>
            <text:p><text:s text:c="14"/></text:p>
            <text:p><text:s text:c="13"/>Source: Raptors MR on Twitter <text:s text:c="28"/>Jan 15 - 12: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mri Casspi</text:p>
            <text:p><text:s text:c="17"/></text:p>
            <text:p><text:s text:c="17"/></text:p>
            <text:p><text:s text:c="22"/>- F - <text:s/>Warriors</text:p>
            <text:p><text:s text:c="16"/></text:p>
            <text:p><text:s text:c="17"/></text:p>
            <text:p><text:s text:c="12"/></text:p>
            <text:p><text:s text:c="8"/></text:p>
            <text:p><text:s text:c="8"/></text:p>
            <text:p><text:s text:c="8"/></text:p>
            <text:p><text:s text:c="12"/>Omri Casspi (back) is available on Monday vs. the Cavaliers.</text:p>
            <text:p><text:s text:c="8"/></text:p>
            <text:p><text:s text:c="8"/></text:p>
            <text:p><text:s text:c="13"/>The Warriors will need Andre Iguodala's defense on LeBron James, so Casspi is looking at a handful of minutes at best. He's not worth deploying in most leagues while Golden State is healthy.</text:p>
            <text:p><text:s text:c="8"/></text:p>
            <text:p><text:s text:c="8"/></text:p>
            <text:p><text:s text:c="13"/></text:p>
            <text:p><text:s text:c="14"/></text:p>
            <text:p><text:s text:c="13"/>Source: Connor Letourneau‏ on Twitter <text:s text:c="14"/>Jan 15 - 12: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hip) is available on Monday vs. the Cavaliers.</text:p>
            <text:p><text:s text:c="8"/></text:p>
            <text:p><text:s text:c="8"/></text:p>
            <text:p><text:s text:c="13"/>He's been a regular on the injury report this season with a variety of ailments, but he'll power through it today and will spend a lot of time guarding LeBron James. Iggy usually steps up against Cleveland, so he could have some value even though the Warriors will have their full lineup.</text:p>
            <text:p><text:s text:c="8"/></text:p>
            <text:p><text:s text:c="8"/></text:p>
            <text:p><text:s text:c="13"/></text:p>
            <text:p><text:s text:c="14"/></text:p>
            <text:p><text:s text:c="13"/>Source: Connor Letourneau on Twitter <text:s text:c="21"/>Jan 15 - 12: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un Livingston</text:p>
            <text:p><text:s text:c="17"/></text:p>
            <text:p><text:s text:c="17"/></text:p>
            <text:p><text:s text:c="22"/>- G - <text:s/>Warriors</text:p>
            <text:p><text:s text:c="16"/></text:p>
            <text:p><text:s text:c="17"/></text:p>
            <text:p><text:s text:c="12"/></text:p>
            <text:p><text:s text:c="8"/></text:p>
            <text:p><text:s text:c="8"/></text:p>
            <text:p><text:s text:c="8"/></text:p>
            <text:p><text:s text:c="12"/>Shaun Livingston (shin) is available on Monday vs. the Cavaliers.</text:p>
            <text:p><text:s text:c="8"/></text:p>
            <text:p><text:s text:c="8"/></text:p>
            <text:p><text:s text:c="13"/>The Warriors will have their full lineup today, so Livingston is likely looking at minutes in the teens. He's not a fantasy option on a full Monday slate.</text:p>
            <text:p><text:s text:c="8"/></text:p>
            <text:p><text:s text:c="8"/></text:p>
            <text:p><text:s text:c="13"/></text:p>
            <text:p><text:s text:c="14"/></text:p>
            <text:p><text:s text:c="13"/>Source: Connor Letourneau on Twitter <text:s text:c="21"/>Jan 15 - 12: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ary Payton II</text:p>
            <text:p><text:s text:c="17"/></text:p>
            <text:p><text:s text:c="17"/></text:p>
            <text:p><text:s text:c="22"/>- G - <text:s/>Lakers</text:p>
            <text:p><text:s text:c="16"/></text:p>
            <text:p><text:s text:c="17"/></text:p>
            <text:p><text:s text:c="12"/></text:p>
            <text:p><text:s text:c="8"/></text:p>
            <text:p><text:s text:c="8"/></text:p>
            <text:p><text:s text:c="8"/></text:p>
            <text:p><text:s text:c="12"/>The Lakers have signed Gary Payton II to a two-way contract.</text:p>
            <text:p><text:s text:c="8"/></text:p>
            <text:p><text:s text:c="8"/></text:p>
            <text:p><text:s text:c="13"/>Payton II will provide some emergency depth for the Lakers at point guard while Lonzo Ball (knee) is banged up, but the defensive specialist won't have any fantasy value.</text:p>
            <text:p><text:s text:c="8"/></text:p>
            <text:p><text:s text:c="8"/></text:p>
            <text:p><text:s text:c="13"/></text:p>
            <text:p><text:s text:c="14"/></text:p>
            <text:p><text:s text:c="13"/>Source: Lakers on Twitter <text:s text:c="32"/>Jan 15 - 12: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ichaun Holmes</text:p>
            <text:p><text:s text:c="17"/></text:p>
            <text:p><text:s text:c="17"/></text:p>
            <text:p><text:s text:c="22"/>- F/C - <text:s/>76ers</text:p>
            <text:p><text:s text:c="16"/></text:p>
            <text:p><text:s text:c="17"/></text:p>
            <text:p><text:s text:c="12"/></text:p>
            <text:p><text:s text:c="8"/></text:p>
            <text:p><text:s text:c="8"/></text:p>
            <text:p><text:s text:c="8"/></text:p>
            <text:p><text:s text:c="12"/>Richaun Holmes will not play on Monday vs. the Raptors due to an illness.</text:p>
            <text:p><text:s text:c="8"/></text:p>
            <text:p><text:s text:c="8"/></text:p>
            <text:p><text:s text:c="13"/>Amir Johnson missed Philly's last game with an illness, but he's currently questionable. If Johnson is unable to back up Joel Embiid, Trevor Booker and Dario Saric might see some time at the five. Holmes hasn't been playing much lately and is just a handcuff for Embiid's owners.</text:p>
            <text:p><text:s text:c="8"/></text:p>
            <text:p><text:s text:c="8"/></text:p>
            <text:p><text:s text:c="13"/></text:p>
            <text:p><text:s text:c="14"/></text:p>
            <text:p><text:s text:c="13"/>Source: Derek Bodner on Twitter <text:s text:c="26"/>Jan 15 - 12: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er Nelson</text:p>
            <text:p><text:s text:c="17"/></text:p>
            <text:p><text:s text:c="17"/></text:p>
            <text:p><text:s text:c="22"/>- G - <text:s/>Pistons</text:p>
            <text:p><text:s text:c="16"/></text:p>
            <text:p><text:s text:c="17"/></text:p>
            <text:p><text:s text:c="12"/></text:p>
            <text:p><text:s text:c="8"/></text:p>
            <text:p><text:s text:c="8"/></text:p>
            <text:p><text:s text:c="8"/></text:p>
            <text:p><text:s text:c="12"/>Jameer Nelson (personal) will not play on Tuesday vs. Boston.</text:p>
            <text:p><text:s text:c="8"/></text:p>
            <text:p><text:s text:c="8"/></text:p>
            <text:p><text:s text:c="13"/>He will miss his second game in a row for personal reasons. The Pelicans used an 8-man rotation on Sunday vs. the Knicks with Jrue Holiday and E'Twaun Moore both playing 45 minutes in their overtime win, while Rajon Rondo and Ian Clark played about 25 each. Nelson only gets a handful of minutes these days and can be left on the wire.</text:p>
            <text:p><text:s text:c="8"/></text:p>
            <text:p><text:s text:c="8"/></text:p>
            <text:p><text:s text:c="13"/></text:p>
            <text:p><text:s text:c="14"/></text:p>
            <text:p><text:s text:c="13"/>Source: Pelicans PR <text:s text:c="38"/>Jan 15 - 11:1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anley Johnson</text:p>
            <text:p><text:s text:c="17"/></text:p>
            <text:p><text:s text:c="17"/></text:p>
            <text:p><text:s text:c="22"/>- F - <text:s/>Pistons</text:p>
            <text:p><text:s text:c="16"/></text:p>
            <text:p><text:s text:c="17"/></text:p>
            <text:p><text:s text:c="12"/></text:p>
            <text:p><text:s text:c="8"/></text:p>
            <text:p><text:s text:c="8"/></text:p>
            <text:p><text:s text:c="8"/></text:p>
            <text:p><text:s text:c="12"/>Stanley Johnson (hip) will not play on Monday vs. the Hornets.</text:p>
            <text:p><text:s text:c="8"/></text:p>
            <text:p><text:s text:c="8"/></text:p>
            <text:p><text:s text:c="13"/>He had some tightness in his hip when he returned from a five-game absence, so the Pistons will sit him until he's back to 100 percent. Reggie Bullock will see a bump in value and could be a nice source of triples and steals with the Pistons playing four times this week.</text:p>
            <text:p><text:s text:c="8"/></text:p>
            <text:p><text:s text:c="8"/></text:p>
            <text:p><text:s text:c="13"/></text:p>
            <text:p><text:s text:c="14"/></text:p>
            <text:p><text:s text:c="13"/>Source: Jake Chapman on Twitter <text:s text:c="26"/>Jan 15 - 10:5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andler Parsons</text:p>
            <text:p><text:s text:c="17"/></text:p>
            <text:p><text:s text:c="17"/></text:p>
            <text:p><text:s text:c="22"/>- F - <text:s/>Grizzlies</text:p>
            <text:p><text:s text:c="16"/></text:p>
            <text:p><text:s text:c="17"/></text:p>
            <text:p><text:s text:c="12"/></text:p>
            <text:p><text:s text:c="8"/></text:p>
            <text:p><text:s text:c="8"/></text:p>
            <text:p><text:s text:c="8"/></text:p>
            <text:p><text:s text:c="12"/>Chandler Parsons (right knee soreness) will not play on Monday vs. the Lakers.</text:p>
            <text:p><text:s text:c="8"/></text:p>
            <text:p><text:s text:c="8"/></text:p>
            <text:p><text:s text:c="13"/>He doesn't have any structural damage and recently said that he's day-to-day, but he hasn't been cleared for contact yet. Given his injury history, the Grizzlies aren't going to take any chances. He belongs on the wire in all but the deepest of leagues.</text:p>
            <text:p><text:s text:c="8"/></text:p>
            <text:p><text:s text:c="8"/></text:p>
            <text:p><text:s text:c="13"/></text:p>
            <text:p><text:s text:c="14"/></text:p>
            <text:p><text:s text:c="13"/>Source: Grizzlies PR <text:s text:c="37"/>Jan 15 - 10:5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Conley</text:p>
            <text:p><text:s text:c="17"/></text:p>
            <text:p><text:s text:c="17"/></text:p>
            <text:p><text:s text:c="22"/>- G - <text:s/>Grizzlies</text:p>
            <text:p><text:s text:c="16"/></text:p>
            <text:p><text:s text:c="17"/></text:p>
            <text:p><text:s text:c="12"/></text:p>
            <text:p><text:s text:c="8"/></text:p>
            <text:p><text:s text:c="8"/></text:p>
            <text:p><text:s text:c="8"/></text:p>
            <text:p><text:s text:c="12"/>Mike Conley (Achilles) will not play on Monday vs. the Lakers.</text:p>
            <text:p><text:s text:c="8"/></text:p>
            <text:p><text:s text:c="8"/></text:p>
            <text:p><text:s text:c="13"/>Conley did progress to 3-on-3 at practice last week, but he still doesn't have a timetable and we'll continue to list him as out indefinitely for the time being. The Grizzlies are 14th in the West, so they will take every precaution.</text:p>
            <text:p><text:s text:c="8"/></text:p>
            <text:p><text:s text:c="8"/></text:p>
            <text:p><text:s text:c="13"/></text:p>
            <text:p><text:s text:c="14"/></text:p>
            <text:p><text:s text:c="13"/>Source: Grizzlies PR on Twitter <text:s text:c="26"/>Jan 15 - 10:4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zel Valentine</text:p>
            <text:p><text:s text:c="17"/></text:p>
            <text:p><text:s text:c="17"/></text:p>
            <text:p><text:s text:c="22"/>- G/F - <text:s/>Bulls</text:p>
            <text:p><text:s text:c="16"/></text:p>
            <text:p><text:s text:c="17"/></text:p>
            <text:p><text:s text:c="12"/></text:p>
            <text:p><text:s text:c="8"/></text:p>
            <text:p><text:s text:c="8"/></text:p>
            <text:p><text:s text:c="8"/></text:p>
            <text:p><text:s text:c="12"/>Coach Fred Hoiberg said he sent Denzel Valentine to the bench instead of Justin Holiday because he's the best fit with that group.</text:p>
            <text:p><text:s text:c="8"/></text:p>
            <text:p><text:s text:c="8"/></text:p>
            <text:p><text:s text:c="13"/>"You look at all the numbers, and one thing that did stand out is Denzel had been playing very well with that bench group, better than any of the other starters," Hoiberg said. "And he’s going to have more of a featured role in that group as well." Zach LaVine is going to be limited for quite some time, so Valentine could still see a decent amount of minutes. <text:s/>However, he had just two points on 1-of-3 shooting, five rebounds and three assists in 21 minutes on Saturday, so his fantasy arrow is pointing down at the moment.</text:p>
            <text:p><text:s text:c="8"/></text:p>
            <text:p><text:s text:c="8"/></text:p>
            <text:p><text:s text:c="13"/></text:p>
            <text:p><text:s text:c="14"/></text:p>
            <text:p><text:s text:c="13"/>Source: Chicago Tribune <text:s text:c="34"/>Jan 15 - 10:4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vica Zubac</text:p>
            <text:p><text:s text:c="17"/></text:p>
            <text:p><text:s text:c="17"/></text:p>
            <text:p><text:s text:c="22"/>- C - <text:s/>Lakers</text:p>
            <text:p><text:s text:c="16"/></text:p>
            <text:p><text:s text:c="17"/></text:p>
            <text:p><text:s text:c="12"/></text:p>
            <text:p><text:s text:c="8"/></text:p>
            <text:p><text:s text:c="8"/></text:p>
            <text:p><text:s text:c="8"/></text:p>
            <text:p><text:s text:c="12"/>Ivica Zubac said he anticipated having a larger role this season.</text:p>
            <text:p><text:s text:c="8"/></text:p>
            <text:p><text:s text:c="8"/></text:p>
            <text:p><text:s text:c="13"/>"I did," Zubac said, "but some things change and I can’t control everything. The only thing I can do is work hard and hope that they’re going to call my name." Coach Luke Walton said Zubac entered the summer as the starting center, but the acquisition of Brook Lopez changed things and the Lakers have been using Julius Randle, Larry Nance and Kyle Kuzma at the five this season. The Lakers are expected to be sellers at the deadline, so maybe a trade opens things up.</text:p>
            <text:p><text:s text:c="8"/></text:p>
            <text:p><text:s text:c="8"/></text:p>
            <text:p><text:s text:c="13"/></text:p>
            <text:p><text:s text:c="14"/></text:p>
            <text:p><text:s text:c="13"/>Source: Orange County Register <text:s text:c="27"/>Jan 15 - 10:4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gelo Russell</text:p>
            <text:p><text:s text:c="17"/></text:p>
            <text:p><text:s text:c="17"/></text:p>
            <text:p><text:s text:c="22"/>- G - <text:s/>Nets</text:p>
            <text:p><text:s text:c="16"/></text:p>
            <text:p><text:s text:c="17"/></text:p>
            <text:p><text:s text:c="12"/></text:p>
            <text:p><text:s text:c="8"/></text:p>
            <text:p><text:s text:c="8"/></text:p>
            <text:p><text:s text:c="8"/></text:p>
            <text:p><text:s text:c="12"/>D'Angelo Russell (knee) has been assigned to the G-League.</text:p>
            <text:p><text:s text:c="8"/></text:p>
            <text:p><text:s text:c="8"/></text:p>
            <text:p><text:s text:c="13"/>He'll practice in the G-League while the Nets take on the Knicks, but he'll be recalled right after. This is part of his rehab and maybe he'll go through some 5-on-5 for the first time. He's set to return any day now and should be owned everywhere.</text:p>
            <text:p><text:s text:c="8"/></text:p>
            <text:p><text:s text:c="8"/></text:p>
            <text:p><text:s text:c="13"/></text:p>
            <text:p><text:s text:c="14"/></text:p>
            <text:p><text:s text:c="13"/>Source: Alex Labidou on Twitter <text:s text:c="26"/>Jan 15 - 10:3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Lowry</text:p>
            <text:p><text:s text:c="17"/></text:p>
            <text:p><text:s text:c="17"/></text:p>
            <text:p><text:s text:c="22"/>- G - <text:s/>Raptors</text:p>
            <text:p><text:s text:c="16"/></text:p>
            <text:p><text:s text:c="17"/></text:p>
            <text:p><text:s text:c="12"/></text:p>
            <text:p><text:s text:c="8"/></text:p>
            <text:p><text:s text:c="8"/></text:p>
            <text:p><text:s text:c="8"/></text:p>
            <text:p><text:s text:c="12"/>Kyle Lowry (tailbone) said he's planning to play on Monday vs. the 76ers.</text:p>
            <text:p><text:s text:c="8"/></text:p>
            <text:p><text:s text:c="8"/></text:p>
            <text:p><text:s text:c="13"/>Barring a setback in warmups, Lowry will be back in the starting lineup after a three-game absence. Delon Wright would return to the bench if Lowry plays, but he'll still have some value as a combo guard off the bench with Toronto playing four times this week. Fred VanVleet has been on fire lately, but he loses most of his streaming appeal with Lowry back.</text:p>
            <text:p><text:s text:c="8"/></text:p>
            <text:p><text:s text:c="8"/></text:p>
            <text:p><text:s text:c="13"/></text:p>
            <text:p><text:s text:c="14"/></text:p>
            <text:p><text:s text:c="13"/>Source: Keith Pompey on Twitter <text:s text:c="26"/>Jan 15 - 10:3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Heat coach Erik Spoelstra had nothing but good things to say about Hassan Whiteside's performance on Sunday.</text:p>
            <text:p><text:s text:c="8"/></text:p>
            <text:p><text:s text:c="8"/></text:p>
            <text:p><text:s text:c="13"/>"He was also protecting the paint for us as well," Spoelstra said. "This is a dynamic attacking team. When he’s locked in, he can be elite at what he does. We just have to build on that. The next challenge is to be consistent. I love what he did in the third quarter." The Heat went away from him in the fourth quarter because Spoelstra said the current group was rolling, but this has been a trend lately -- he's only played in three out of five fourth quarters in his last five outings and has played about 15 minutes total in that span.</text:p>
            <text:p><text:s text:c="8"/></text:p>
            <text:p><text:s text:c="8"/></text:p>
            <text:p><text:s text:c="13"/></text:p>
            <text:p><text:s text:c="14"/></text:p>
            <text:p><text:s text:c="13"/>Source: South Florida Sun-Sentinel <text:s text:c="23"/>Jan 15 - 9:5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achi Richardson</text:p>
            <text:p><text:s text:c="17"/></text:p>
            <text:p><text:s text:c="17"/></text:p>
            <text:p><text:s text:c="22"/>- G - <text:s/>Raptors</text:p>
            <text:p><text:s text:c="16"/></text:p>
            <text:p><text:s text:c="17"/></text:p>
            <text:p><text:s text:c="12"/></text:p>
            <text:p><text:s text:c="8"/></text:p>
            <text:p><text:s text:c="8"/></text:p>
            <text:p><text:s text:c="8"/></text:p>
            <text:p><text:s text:c="12"/>The Kings have recalled Malachi Richardson from the G-League.</text:p>
            <text:p><text:s text:c="8"/></text:p>
            <text:p><text:s text:c="8"/></text:p>
            <text:p><text:s text:c="13"/>He has played a total of five minutes over Sacramento's last three games. He belongs on the wire pretty much everywhere.</text:p>
            <text:p><text:s text:c="8"/></text:p>
            <text:p><text:s text:c="8"/></text:p>
            <text:p><text:s text:c="13"/></text:p>
            <text:p><text:s text:c="14"/></text:p>
            <text:p><text:s text:c="13"/>Source: Jason Jones on Twitter <text:s text:c="27"/>Jan 15 - 9:4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ios Papagiannis</text:p>
            <text:p><text:s text:c="17"/></text:p>
            <text:p><text:s text:c="17"/></text:p>
            <text:p><text:s text:c="22"/>- C - <text:s/>Trail Blazers</text:p>
            <text:p><text:s text:c="16"/></text:p>
            <text:p><text:s text:c="17"/></text:p>
            <text:p><text:s text:c="12"/></text:p>
            <text:p><text:s text:c="8"/></text:p>
            <text:p><text:s text:c="8"/></text:p>
            <text:p><text:s text:c="8"/></text:p>
            <text:p><text:s text:c="12"/>The Kings have recalled Georgios Papagiannis from the G-League.</text:p>
            <text:p><text:s text:c="8"/></text:p>
            <text:p><text:s text:c="8"/></text:p>
            <text:p><text:s text:c="13"/>He's not in the rotation, but that could change after the All-Star break.</text:p>
            <text:p><text:s text:c="8"/></text:p>
            <text:p><text:s text:c="8"/></text:p>
            <text:p><text:s text:c="13"/></text:p>
            <text:p><text:s text:c="14"/></text:p>
            <text:p><text:s text:c="13"/>Source: Jason Jones on Twitter <text:s text:c="27"/>Jan 15 - 9:4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Malik Monk</text:p>
            <text:p><text:s text:c="17"/></text:p>
            <text:p><text:s text:c="17"/></text:p>
            <text:p><text:s text:c="22"/>- G - <text:s/>Hornets</text:p>
            <text:p><text:s text:c="16"/></text:p>
            <text:p><text:s text:c="17"/></text:p>
            <text:p><text:s text:c="12"/></text:p>
            <text:p><text:s text:c="8"/></text:p>
            <text:p><text:s text:c="8"/></text:p>
            <text:p><text:s text:c="8"/></text:p>
            <text:p><text:s text:c="12"/>Hornets coach Steve Clifford offered an explanation on why he's not deploying Malik Monk more often.</text:p>
            <text:p><text:s text:c="8"/></text:p>
            <text:p><text:s text:c="8"/></text:p>
            <text:p><text:s text:c="13"/>"I know this: There are not coaches on this staff that don’t believe in the kid," Clifford said. "I think he’s done fine. But he’s playing behind some kids who are playing [better]: Jeremy Lamb’s summer changed things for Malik Monk. You can’t not play Jeremy; you can argue he’s been our third-best offensive player." Monk's biggest strength is supposed to be his shooting, but he's not hitting his shots and is also a liability on defense. The Hornets will eventually give him a look if they decide that a playoff run is out of the question, but he's off the radar in re-draft formats.</text:p>
            <text:p><text:s text:c="8"/></text:p>
            <text:p><text:s text:c="8"/></text:p>
            <text:p><text:s text:c="13"/>Related: Jeremy Lamb</text:p>
            <text:p><text:s text:c="14"/></text:p>
            <text:p><text:s text:c="13"/>Jan 15 - 9:4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ex Len</text:p>
            <text:p><text:s text:c="17"/></text:p>
            <text:p><text:s text:c="17"/></text:p>
            <text:p><text:s text:c="22"/>- C - <text:s/>Suns</text:p>
            <text:p><text:s text:c="16"/></text:p>
            <text:p><text:s text:c="17"/></text:p>
            <text:p><text:s text:c="12"/></text:p>
            <text:p><text:s text:c="8"/></text:p>
            <text:p><text:s text:c="8"/></text:p>
            <text:p><text:s text:c="8"/></text:p>
            <text:p><text:s text:c="12"/>Alex Len notched his first double-double in nearly a month on Sunday, coming off the bench for 12 points, 10 rebounds, three assists and one block in 19 minutes.</text:p>
            <text:p><text:s text:c="8"/></text:p>
            <text:p><text:s text:c="8"/></text:p>
            <text:p><text:s text:c="13"/>Len hit 6-of-7 field goals but he was 0-of-2 at the line, and his extreme efficiency masks the fact that he played fewer than 20 minutes for the fifth consecutive game. The potential is obvious, but Len is impossible to trust while Tyson Chandler is active and the frontcourt rotation includes Marquese Chriss, Dragan Bender and (occasionally) Greg Monroe.</text:p>
            <text:p><text:s text:c="8"/></text:p>
            <text:p><text:s text:c="8"/></text:p>
            <text:p><text:s text:c="13"/>Related: Tyson Chandler, Greg Monroe</text:p>
            <text:p><text:s text:c="14"/></text:p>
            <text:p><text:s text:c="13"/>Jan 15 - 12:5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Teague</text:p>
            <text:p><text:s text:c="17"/></text:p>
            <text:p><text:s text:c="17"/></text:p>
            <text:p><text:s text:c="22"/>- G - <text:s/>Timberwolves</text:p>
            <text:p><text:s text:c="16"/></text:p>
            <text:p><text:s text:c="17"/></text:p>
            <text:p><text:s text:c="12"/></text:p>
            <text:p><text:s text:c="8"/></text:p>
            <text:p><text:s text:c="8"/></text:p>
            <text:p><text:s text:c="8"/></text:p>
            <text:p><text:s text:c="12"/>Jeff Teague lit up the Blazers on Sunday with 22 points on 8-of-15 FGs and 5-of-6 FTs, eight assists, two steals, one rebound and one 3-pointer in 29 minutes.</text:p>
            <text:p><text:s text:c="8"/></text:p>
            <text:p><text:s text:c="8"/></text:p>
            <text:p><text:s text:c="13"/>Teague just missed his season-high of 23 points, which he set back on Oct. 30. The Wolves are now 4-0 when he scores at least 20 points, but the fact that it's only happened four times is indicative of his supporting role most nights. The best news for fantasy owners is that his knee injury hasn't limited him, and he's again producing mid-round value on a nightly basis.</text:p>
            <text:p><text:s text:c="8"/></text:p>
            <text:p><text:s text:c="8"/></text:p>
            <text:p><text:s text:c="13"/></text:p>
            <text:p><text:s text:c="14"/></text:p>
            <text:p><text:s text:c="13"/>Source: Timberwolves PR on Twitter <text:s text:c="23"/>Jan 15 - 12:1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emanja Bjelica</text:p>
            <text:p><text:s text:c="17"/></text:p>
            <text:p><text:s text:c="17"/></text:p>
            <text:p><text:s text:c="22"/>- F - <text:s/>Timberwolves</text:p>
            <text:p><text:s text:c="16"/></text:p>
            <text:p><text:s text:c="17"/></text:p>
            <text:p><text:s text:c="12"/></text:p>
            <text:p><text:s text:c="8"/></text:p>
            <text:p><text:s text:c="8"/></text:p>
            <text:p><text:s text:c="8"/></text:p>
            <text:p><text:s text:c="12"/>Nemanja Bjelica had another productive game on Sunday, coming off the bench with five points, five rebounds, one 3-pointer and one assist in 19 minutes.</text:p>
            <text:p><text:s text:c="8"/></text:p>
            <text:p><text:s text:c="8"/></text:p>
            <text:p><text:s text:c="13"/>Tom Thibodeau had nothing but praise for Bjelica after Friday's game, when he scored 10 points on 4-of-4 shooting. "When [Bjelica] plays the small forward position, it makes us real long," he said. "The 3-point shooting is obviously something we need and it opens up the floor. He complements all of our players well, the starters and the bench guys." Thibs' high praise aside, Bjelica isn't a standard-league asset while the Wolves' frontcourt is healthy.</text:p>
            <text:p><text:s text:c="8"/></text:p>
            <text:p><text:s text:c="8"/></text:p>
            <text:p><text:s text:c="13"/></text:p>
            <text:p><text:s text:c="14"/></text:p>
            <text:p><text:s text:c="13"/>Source: St. Paul Pioneer Press <text:s text:c="27"/>Jan 15 - 12:1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rl-Anthony Towns</text:p>
            <text:p><text:s text:c="17"/></text:p>
            <text:p><text:s text:c="17"/></text:p>
            <text:p><text:s text:c="22"/>- F/C - <text:s/>Timberwolves</text:p>
            <text:p><text:s text:c="16"/></text:p>
            <text:p><text:s text:c="17"/></text:p>
            <text:p><text:s text:c="12"/></text:p>
            <text:p><text:s text:c="8"/></text:p>
            <text:p><text:s text:c="8"/></text:p>
            <text:p><text:s text:c="8"/></text:p>
            <text:p><text:s text:c="12"/>The Wolves closed out a perfect 5-0 homestand on Sunday, led by Karl-Anthony Towns' 20 points (6-of-7 FGs, 6-of-7 FTs), 11 rebounds, two assists, one steal and two 3-pointers.</text:p>
            <text:p><text:s text:c="8"/></text:p>
            <text:p><text:s text:c="8"/></text:p>
            <text:p><text:s text:c="13"/>KAT has racked up nine consecutive double-doubles, and only DeMarcus Cousins has more games with 20+ points and 10+ rebounds this season. The Wolves are surging with 10 wins in their past 14 games, and they're within one game of the Spurs for the No. 3 seed in the Western Conference. Fantasy owners can sit back and enjoy Towns' production the rest of the way -- as Tom Thibodeau said this weekend, "What’s encouraging is the way KAT is seeing the game right now."</text:p>
            <text:p><text:s text:c="8"/></text:p>
            <text:p><text:s text:c="8"/></text:p>
            <text:p><text:s text:c="13"/></text:p>
            <text:p><text:s text:c="14"/></text:p>
            <text:p><text:s text:c="13"/>Source: Minneapolis Star-Tribune <text:s text:c="25"/>Jan 15 - 12:1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had 21 points, eight assists, six rebounds, one steal in a road loss vs. the Wolves on Sunday, making 7-of-14 field goals and 5-of-6 free throws in 35 minutes.</text:p>
            <text:p><text:s text:c="8"/></text:p>
            <text:p><text:s text:c="8"/></text:p>
            <text:p><text:s text:c="13"/>Lillard joined Klay Thompson as the only players in NBA history to make at least 100 three-pointers in their first six NBA seasons -- he finished 2-of-6 behind the arc tonight. The Blazers were a fantasy wasteland tonight, other than Lillard and Pat Connaughton, but they should fare much better at home vs. the Suns on Tuesday.</text:p>
            <text:p><text:s text:c="8"/></text:p>
            <text:p><text:s text:c="8"/></text:p>
            <text:p><text:s text:c="13"/></text:p>
            <text:p><text:s text:c="14"/></text:p>
            <text:p><text:s text:c="13"/>Source: Trail Blazers on Twitter <text:s text:c="25"/>Jan 15 - 12:1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t Connaughton</text:p>
            <text:p><text:s text:c="17"/></text:p>
            <text:p><text:s text:c="17"/></text:p>
            <text:p><text:s text:c="22"/>- G/F - <text:s/>Trail Blazers</text:p>
            <text:p><text:s text:c="16"/></text:p>
            <text:p><text:s text:c="17"/></text:p>
            <text:p><text:s text:c="12"/></text:p>
            <text:p><text:s text:c="8"/></text:p>
            <text:p><text:s text:c="8"/></text:p>
            <text:p><text:s text:c="8"/></text:p>
            <text:p><text:s text:c="12"/>Pat Connaughton made 7-of-13 shots and four 3-pointers on Sunday, scoring 18 points with three assists, one rebound, one steal and one block in 29 minutes.</text:p>
            <text:p><text:s text:c="8"/></text:p>
            <text:p><text:s text:c="8"/></text:p>
            <text:p><text:s text:c="13"/>The third-year SG earned more minutes with Shabazz Napier (back) leaving early in the second quarter tonight. Connaughton has scored 10+ points in consecutive games just once all season, in late November, so this is just a fluky occurrence in a lopsided road game. He'll only be worth DFS consideration if Napier misses more games, which is far from certain.</text:p>
            <text:p><text:s text:c="8"/></text:p>
            <text:p><text:s text:c="8"/></text:p>
            <text:p><text:s text:c="13"/>Related: Shabazz Napier</text:p>
            <text:p><text:s text:c="14"/></text:p>
            <text:p><text:s text:c="13"/>Jan 15 - 12:1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Farouq Aminu</text:p>
            <text:p><text:s text:c="17"/></text:p>
            <text:p><text:s text:c="17"/></text:p>
            <text:p><text:s text:c="22"/>- F - <text:s/>Trail Blazers</text:p>
            <text:p><text:s text:c="16"/></text:p>
            <text:p><text:s text:c="17"/></text:p>
            <text:p><text:s text:c="12"/></text:p>
            <text:p><text:s text:c="8"/></text:p>
            <text:p><text:s text:c="8"/></text:p>
            <text:p><text:s text:c="8"/></text:p>
            <text:p><text:s text:c="12"/>Al-Farouq Aminu struggled in 21 minutes on Sunday, going 3-of-7 from the field for six points, seven rebounds, one assist and one block.</text:p>
            <text:p><text:s text:c="8"/></text:p>
            <text:p><text:s text:c="8"/></text:p>
            <text:p><text:s text:c="13"/>Aminu came in averaging 33.0 minutes per game but was the victim of a slow start for Portland -- trailing by 14 points at halftime, coach Terry Stotts wasn't shy about mixing up his rotations in the second half. His shot still isn't falling (42.1 percent in January) but Aminu chips in enough elsewhere to be worth holding in most formats.</text:p>
            <text:p><text:s text:c="8"/></text:p>
            <text:p><text:s text:c="8"/></text:p>
            <text:p><text:s text:c="13"/></text:p>
            <text:p><text:s text:c="14"/></text:p>
            <text:p><text:s text:c="13"/>Jan 15 - 12:1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J. McCollum</text:p>
            <text:p><text:s text:c="17"/></text:p>
            <text:p><text:s text:c="17"/></text:p>
            <text:p><text:s text:c="22"/>- G - <text:s/>Trail Blazers</text:p>
            <text:p><text:s text:c="16"/></text:p>
            <text:p><text:s text:c="17"/></text:p>
            <text:p><text:s text:c="12"/></text:p>
            <text:p><text:s text:c="8"/></text:p>
            <text:p><text:s text:c="8"/></text:p>
            <text:p><text:s text:c="8"/></text:p>
            <text:p><text:s text:c="12"/>C.J. McCollum scored 18 points with three 3-pointers and one steal on Sunday, but he failed to record any rebounds, assists or blocks in 26 minutes of action.</text:p>
            <text:p><text:s text:c="8"/></text:p>
            <text:p><text:s text:c="8"/></text:p>
            <text:p><text:s text:c="13"/>Portland lost their third game in a row tonight, leaving them one game above .500 for the season (22-21). They're tied with Denver for the No. 8 seed, with the surging Clippers just 1/2 game back, which should ensure guys like McCollum and Damian Lillard play huge minutes in the coming weeks. He's a prime bounce-back candidate with the Suns visiting Portland on Tuesday.</text:p>
            <text:p><text:s text:c="8"/></text:p>
            <text:p><text:s text:c="8"/></text:p>
            <text:p><text:s text:c="13"/></text:p>
            <text:p><text:s text:c="14"/></text:p>
            <text:p><text:s text:c="13"/>Jan 15 - 12:1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uf Nurkic</text:p>
            <text:p><text:s text:c="17"/></text:p>
            <text:p><text:s text:c="17"/></text:p>
            <text:p><text:s text:c="22"/>- C - <text:s/>Trail Blazers</text:p>
            <text:p><text:s text:c="16"/></text:p>
            <text:p><text:s text:c="17"/></text:p>
            <text:p><text:s text:c="12"/></text:p>
            <text:p><text:s text:c="8"/></text:p>
            <text:p><text:s text:c="8"/></text:p>
            <text:p><text:s text:c="8"/></text:p>
            <text:p><text:s text:c="12"/>Jusuf Nurkic had eight points, five rebounds, one assist and one steal in just 20 minutes during Sunday's 120-103 loss in Minnesota.</text:p>
            <text:p><text:s text:c="8"/></text:p>
            <text:p><text:s text:c="8"/></text:p>
            <text:p><text:s text:c="13"/>The Blazers' big man has struggled with consistency all season, so this is nothing new for fantasy owners. He was coming off a strong effort in 31 minutes on Friday but couldn't keep up with Karl-Anthony Towns defensively tonight, which helps explain the dip in playing time. We expect to see him back in his typical 24-30 minute range in the Blazers' upcoming three-game week.</text:p>
            <text:p><text:s text:c="8"/></text:p>
            <text:p><text:s text:c="8"/></text:p>
            <text:p><text:s text:c="13"/></text:p>
            <text:p><text:s text:c="14"/></text:p>
            <text:p><text:s text:c="13"/>Jan 15 - 12:1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bazz Napier</text:p>
            <text:p><text:s text:c="17"/></text:p>
            <text:p><text:s text:c="17"/></text:p>
            <text:p><text:s text:c="22"/>- G - <text:s/>Trail Blazers</text:p>
            <text:p><text:s text:c="16"/></text:p>
            <text:p><text:s text:c="17"/></text:p>
            <text:p><text:s text:c="12"/></text:p>
            <text:p><text:s text:c="8"/></text:p>
            <text:p><text:s text:c="8"/></text:p>
            <text:p><text:s text:c="8"/></text:p>
            <text:p><text:s text:c="12"/>Shabazz Napier (back) didn't play in the second half on Sunday, finishing with nine points, two assists and one block in 12 minutes off the bench.</text:p>
            <text:p><text:s text:c="8"/></text:p>
            <text:p><text:s text:c="8"/></text:p>
            <text:p><text:s text:c="13"/>Napier was efficient with 3-of-5 FGs and 2-of-2 FTs, but his back "tightened up" during the game, according to coach Terry Stotts. His recent play has ensured him a solid spot in the rotation, but owners will need to check for updates on Monday before relying on him in weekly lineups. If he does miss time, expect Pat Connaughton to pick up most of the slack.</text:p>
            <text:p><text:s text:c="8"/></text:p>
            <text:p><text:s text:c="8"/></text:p>
            <text:p><text:s text:c="13"/>Related: Pat Connaughton</text:p>
            <text:p><text:s text:c="14"/></text:p>
            <text:p><text:s text:c="13"/>Source: Casey Holdahl on Twitter <text:s text:c="25"/>Jan 15 - 12:1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van Turner</text:p>
            <text:p><text:s text:c="17"/></text:p>
            <text:p><text:s text:c="17"/></text:p>
            <text:p><text:s text:c="22"/>- G/F - <text:s/>Trail Blazers</text:p>
            <text:p><text:s text:c="16"/></text:p>
            <text:p><text:s text:c="17"/></text:p>
            <text:p><text:s text:c="12"/></text:p>
            <text:p><text:s text:c="8"/></text:p>
            <text:p><text:s text:c="8"/></text:p>
            <text:p><text:s text:c="8"/></text:p>
            <text:p><text:s text:c="12"/>Evan Turner (illness) played 23 minutes vs. the Wolves on Sunday, finishing with eight points, three rebounds, one assist, one steal and four turnovers.</text:p>
            <text:p><text:s text:c="8"/></text:p>
            <text:p><text:s text:c="8"/></text:p>
            <text:p><text:s text:c="13"/>He made 2-of-6 FGs and 4-of-4 FTs in his return from a one-game absence, but Portland was never really close after getting blown out 26-10 in the second quarter. Turner's starting gig has given him borderline value in roto leagues over the past month, in 28.4 minutes per game, but he's limited by a low usage rate (15.0%) and perpetual lack of supporting stats.</text:p>
            <text:p><text:s text:c="8"/></text:p>
            <text:p><text:s text:c="8"/></text:p>
            <text:p><text:s text:c="13"/>Related: Shabazz Napier</text:p>
            <text:p><text:s text:c="14"/></text:p>
            <text:p><text:s text:c="13"/>Jan 15 - 12:0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son Chandler</text:p>
            <text:p><text:s text:c="17"/></text:p>
            <text:p><text:s text:c="17"/></text:p>
            <text:p><text:s text:c="22"/>- C - <text:s/>Suns</text:p>
            <text:p><text:s text:c="16"/></text:p>
            <text:p><text:s text:c="17"/></text:p>
            <text:p><text:s text:c="12"/></text:p>
            <text:p><text:s text:c="8"/></text:p>
            <text:p><text:s text:c="8"/></text:p>
            <text:p><text:s text:c="8"/></text:p>
            <text:p><text:s text:c="12"/>Tyson Chandler grabbed his 10,000th career rebound during Sunday's game, finishing with nine points (3-of-5 FGs, 4-of-4 FTs) and 14 boards, including six on the offensive glass.</text:p>
            <text:p><text:s text:c="8"/></text:p>
            <text:p><text:s text:c="8"/></text:p>
            <text:p><text:s text:c="13"/>Chandler is the 40th player in NBA history to reach the 10k plateau for rebounds, and his career average of 9.4 boards per game is eighth-highest among active players. The 35-year-old is still providing specialist fantasy value with 9.8 rebounds, 0.7 blocks and 62.5% shooting, but it feels like just a matter of time before the Suns shut him down.</text:p>
            <text:p><text:s text:c="8"/></text:p>
            <text:p><text:s text:c="8"/></text:p>
            <text:p><text:s text:c="13"/></text:p>
            <text:p><text:s text:c="14"/></text:p>
            <text:p><text:s text:c="13"/>Source: Craig Grialou on Twitter <text:s text:c="25"/>Jan 14 - 10: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on Reed</text:p>
            <text:p><text:s text:c="17"/></text:p>
            <text:p><text:s text:c="17"/></text:p>
            <text:p><text:s text:c="22"/>- G - <text:s/>Suns</text:p>
            <text:p><text:s text:c="16"/></text:p>
            <text:p><text:s text:c="17"/></text:p>
            <text:p><text:s text:c="12"/></text:p>
            <text:p><text:s text:c="8"/></text:p>
            <text:p><text:s text:c="8"/></text:p>
            <text:p><text:s text:c="8"/></text:p>
            <text:p><text:s text:c="12"/>Davon Reed made his NBA debut on Sunday, collecting one rebound in five minutes of action.</text:p>
            <text:p><text:s text:c="8"/></text:p>
            <text:p><text:s text:c="8"/></text:p>
            <text:p><text:s text:c="13"/>Reed checked in during garbage time but he's at least worth remembering in deep leagues, thanks to intriguing skills and a team that wants to develop young talent down the stretch. We'll let you know if he starts earning reliable minutes.</text:p>
            <text:p><text:s text:c="8"/></text:p>
            <text:p><text:s text:c="8"/></text:p>
            <text:p><text:s text:c="13"/></text:p>
            <text:p><text:s text:c="14"/></text:p>
            <text:p><text:s text:c="13"/>Jan 14 - 10: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reg Monroe</text:p>
            <text:p><text:s text:c="17"/></text:p>
            <text:p><text:s text:c="17"/></text:p>
            <text:p><text:s text:c="22"/>- C - <text:s/>Celtics</text:p>
            <text:p><text:s text:c="16"/></text:p>
            <text:p><text:s text:c="17"/></text:p>
            <text:p><text:s text:c="12"/></text:p>
            <text:p><text:s text:c="8"/></text:p>
            <text:p><text:s text:c="8"/></text:p>
            <text:p><text:s text:c="8"/></text:p>
            <text:p><text:s text:c="12"/>Greg Monroe briefly emerged in the Suns' rotation on Sunday, posting one assist in three minutes off the bench.</text:p>
            <text:p><text:s text:c="8"/></text:p>
            <text:p><text:s text:c="8"/></text:p>
            <text:p><text:s text:c="13"/>Monroe hadn't played since Jan. 3, a stretch of three consecutive DNP-CDs, and he was barely a blip tonight -- he gave up a pair of baskets to Al Jefferson and was immediately yanked by coach Jay Triano. As long as he's in Phoenix, and Tyson Chandler is active, there's no incentive to own Monroe.</text:p>
            <text:p><text:s text:c="8"/></text:p>
            <text:p><text:s text:c="8"/></text:p>
            <text:p><text:s text:c="13"/>Related: Tyson Chandler</text:p>
            <text:p><text:s text:c="14"/></text:p>
            <text:p><text:s text:c="13"/>Jan 14 - 10: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osh Jackson</text:p>
            <text:p><text:s text:c="17"/></text:p>
            <text:p><text:s text:c="17"/></text:p>
            <text:p><text:s text:c="22"/>- F - <text:s/>Suns</text:p>
            <text:p><text:s text:c="16"/></text:p>
            <text:p><text:s text:c="17"/></text:p>
            <text:p><text:s text:c="12"/></text:p>
            <text:p><text:s text:c="8"/></text:p>
            <text:p><text:s text:c="8"/></text:p>
            <text:p><text:s text:c="8"/></text:p>
            <text:p><text:s text:c="12"/>Josh Jackson started in place of T.J. Warren (back) on Sunday, scoring a career-high 21 points on 7-of-16 FGs and 5-of-5 FTs, with six rebounds, three assists and two 3-pointers in 30 minutes.</text:p>
            <text:p><text:s text:c="8"/></text:p>
            <text:p><text:s text:c="8"/></text:p>
            <text:p><text:s text:c="13"/>Jackson went from being questionable due to hip and groin injuries, to starting for the 15th time in his NBA career. He had a few sloppy turnovers but was otherwise a bright spot for Phoenix in this blowout home loss. Warren should be day-to-day, so this doesn't do much for Jackson's immediate value heading into a two-game week, but it's a nice reminder of his long-term upside.</text:p>
            <text:p><text:s text:c="8"/></text:p>
            <text:p><text:s text:c="8"/></text:p>
            <text:p><text:s text:c="13"/>Related: T.J. Warren</text:p>
            <text:p><text:s text:c="14"/></text:p>
            <text:p><text:s text:c="13"/>Jan 14 - 10: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Canaan</text:p>
            <text:p><text:s text:c="17"/></text:p>
            <text:p><text:s text:c="17"/></text:p>
            <text:p><text:s text:c="22"/>- G - <text:s/>Suns</text:p>
            <text:p><text:s text:c="16"/></text:p>
            <text:p><text:s text:c="17"/></text:p>
            <text:p><text:s text:c="12"/></text:p>
            <text:p><text:s text:c="8"/></text:p>
            <text:p><text:s text:c="8"/></text:p>
            <text:p><text:s text:c="8"/></text:p>
            <text:p><text:s text:c="12"/>Isaiah Canaan (groin) posted 13 points, two rebounds, two assists and two 3-pointers in 20 minutes during Sunday's home loss to the Pacers.</text:p>
            <text:p><text:s text:c="8"/></text:p>
            <text:p><text:s text:c="8"/></text:p>
            <text:p><text:s text:c="13"/>Canaan missed three games with the injury and his return predictably cut into the workload of starting PG Tyler Ulis (24 minutes). If you're looking for a Suns PG to own, Canaan is the better option with top-100 value over the past month.</text:p>
            <text:p><text:s text:c="8"/></text:p>
            <text:p><text:s text:c="8"/></text:p>
            <text:p><text:s text:c="13"/>Related: Tyler Ulis</text:p>
            <text:p><text:s text:c="14"/></text:p>
            <text:p><text:s text:c="13"/>Jan 14 - 10: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gan Bender</text:p>
            <text:p><text:s text:c="17"/></text:p>
            <text:p><text:s text:c="17"/></text:p>
            <text:p><text:s text:c="22"/>- F - <text:s/>Suns</text:p>
            <text:p><text:s text:c="16"/></text:p>
            <text:p><text:s text:c="17"/></text:p>
            <text:p><text:s text:c="12"/></text:p>
            <text:p><text:s text:c="8"/></text:p>
            <text:p><text:s text:c="8"/></text:p>
            <text:p><text:s text:c="8"/></text:p>
            <text:p><text:s text:c="12"/>Dragan Bender had a forgettable night vs. Indiana on Sunday, going scoreless on 0-of-7 shooting with five rebounds and zero assists, steals or blocks.</text:p>
            <text:p><text:s text:c="8"/></text:p>
            <text:p><text:s text:c="8"/></text:p>
            <text:p><text:s text:c="13"/>Bender also committed three turnovers in 30 minutes, so there was nothing to salvage the line for fantasy owners. In the previous two games without Marquese Chriss (hip), Bender was averaging 17.0 points, 4.5 triples, 7.0 rebounds, 3.0 assists and 2.5 blocks. Owners should hold tight until we've seen Chriss take the court, although it doesn't help that Phoenix plays just twice again this week.</text:p>
            <text:p><text:s text:c="8"/></text:p>
            <text:p><text:s text:c="8"/></text:p>
            <text:p><text:s text:c="13"/>Related: Marquese Chriss</text:p>
            <text:p><text:s text:c="14"/></text:p>
            <text:p><text:s text:c="13"/>Jan 14 - 10: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vin Booker</text:p>
            <text:p><text:s text:c="17"/></text:p>
            <text:p><text:s text:c="17"/></text:p>
            <text:p><text:s text:c="22"/>- G - <text:s/>Suns</text:p>
            <text:p><text:s text:c="16"/></text:p>
            <text:p><text:s text:c="17"/></text:p>
            <text:p><text:s text:c="12"/></text:p>
            <text:p><text:s text:c="8"/></text:p>
            <text:p><text:s text:c="8"/></text:p>
            <text:p><text:s text:c="8"/></text:p>
            <text:p><text:s text:c="12"/>Devin Booker shot 5-of-16 from the field for 15 points on Sunday, adding seven assists, five rebounds, two turnovers and one 3-pointer in 33 minutes.</text:p>
            <text:p><text:s text:c="8"/></text:p>
            <text:p><text:s text:c="8"/></text:p>
            <text:p><text:s text:c="13"/>Booker was in foul trouble tonight but that wasn't a real issue, especially since Phoenix let him play down the stretch of a blowout 120-97 defeat. He continues to run the offense more often and the Suns coaching staff is pleased with his playmaking. "Just as a point guard, he’s setting us up, he’s getting us into our offense," coach Jay Triano said before the game. "We’re asking him to be a big scorer, to set everyone up ... It’s a little bit of a new role for him." Booker is poised for a big finish in 2018.</text:p>
            <text:p><text:s text:c="8"/></text:p>
            <text:p><text:s text:c="8"/></text:p>
            <text:p><text:s text:c="13"/></text:p>
            <text:p><text:s text:c="14"/></text:p>
            <text:p><text:s text:c="13"/>Source: STATS <text:s text:c="44"/>Jan 14 - 10: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jan Bogdanovic</text:p>
            <text:p><text:s text:c="17"/></text:p>
            <text:p><text:s text:c="17"/></text:p>
            <text:p><text:s text:c="22"/>- G/F - <text:s/>Pacers</text:p>
            <text:p><text:s text:c="16"/></text:p>
            <text:p><text:s text:c="17"/></text:p>
            <text:p><text:s text:c="12"/></text:p>
            <text:p><text:s text:c="8"/></text:p>
            <text:p><text:s text:c="8"/></text:p>
            <text:p><text:s text:c="8"/></text:p>
            <text:p><text:s text:c="12"/>Bojan Bogdanovic scored a hollow 14 points vs. the Suns, making 4-of-10 FGs and 4-of-4 FTs with a pair of 3-pointers <text:s/>in 21 minutes.</text:p>
            <text:p><text:s text:c="8"/></text:p>
            <text:p><text:s text:c="8"/></text:p>
            <text:p><text:s text:c="13"/>The minutes were down because it was a blowout, but Bogdanovic was still strikingly one-dimensional tonight -- he didn't have a single rebound, assist, steal or block. <text:s/>He's scraping along with some value in most 12-team formats, but free agents with higher upside are easy to find.</text:p>
            <text:p><text:s text:c="8"/></text:p>
            <text:p><text:s text:c="8"/></text:p>
            <text:p><text:s text:c="13"/></text:p>
            <text:p><text:s text:c="14"/></text:p>
            <text:p><text:s text:c="13"/>Jan 14 - 10: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ory Joseph</text:p>
            <text:p><text:s text:c="17"/></text:p>
            <text:p><text:s text:c="17"/></text:p>
            <text:p><text:s text:c="22"/>- G - <text:s/>Pacers</text:p>
            <text:p><text:s text:c="16"/></text:p>
            <text:p><text:s text:c="17"/></text:p>
            <text:p><text:s text:c="12"/></text:p>
            <text:p><text:s text:c="8"/></text:p>
            <text:p><text:s text:c="8"/></text:p>
            <text:p><text:s text:c="8"/></text:p>
            <text:p><text:s text:c="12"/>Cory Joseph took advantage of garbage time to finish Sunday's blowout victory with 16 points on 7-of-11 shooting, six assists, one rebound and one steal.</text:p>
            <text:p><text:s text:c="8"/></text:p>
            <text:p><text:s text:c="8"/></text:p>
            <text:p><text:s text:c="13"/>He nailed a pair of 3-pointers and didn't have any turnovers in 31 minutes, just the sixth time this season he's eclipsed the 30-minute mark. The Pacers rested all of their starters in the fourth quarter, with Darren Collison (27 minutes) and Victor Oladipo (21 minutes) getting extra rest, so this doesn't mean anything for Joseph going forward.</text:p>
            <text:p><text:s text:c="8"/></text:p>
            <text:p><text:s text:c="8"/></text:p>
            <text:p><text:s text:c="13"/></text:p>
            <text:p><text:s text:c="14"/></text:p>
            <text:p><text:s text:c="13"/>Jan 14 - 10: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ctor Oladipo</text:p>
            <text:p><text:s text:c="17"/></text:p>
            <text:p><text:s text:c="17"/></text:p>
            <text:p><text:s text:c="22"/>- G - <text:s/>Pacers</text:p>
            <text:p><text:s text:c="16"/></text:p>
            <text:p><text:s text:c="17"/></text:p>
            <text:p><text:s text:c="12"/></text:p>
            <text:p><text:s text:c="8"/></text:p>
            <text:p><text:s text:c="8"/></text:p>
            <text:p><text:s text:c="8"/></text:p>
            <text:p><text:s text:c="12"/>Victor Oladipo had 17 points, five rebounds, four steals, two 3-pointers and one assist in an easy win vs. Phoenix on Sunday, making 6-of-11 field goals and 3-of-4 free throws in just 21 minutes.</text:p>
            <text:p><text:s text:c="8"/></text:p>
            <text:p><text:s text:c="8"/></text:p>
            <text:p><text:s text:c="13"/>The Pacers led by 30 points after three quarters and they were able to rest their key players down the stretch -- no starter played more than 27 minutes. Darren Collison scored 19 points on 8-of-14 shooting, Bojan Bogdanovic and Thaddeus Young were both in double-digits, and the Pacers cruised to a 120-97 road win.</text:p>
            <text:p><text:s text:c="8"/></text:p>
            <text:p><text:s text:c="8"/></text:p>
            <text:p><text:s text:c="13"/>Related: Thaddeus Young, Darren Collison, Bojan Bogdanovic</text:p>
            <text:p><text:s text:c="14"/></text:p>
            <text:p><text:s text:c="13"/>Jan 14 - 10: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mantas Sabonis</text:p>
            <text:p><text:s text:c="17"/></text:p>
            <text:p><text:s text:c="17"/></text:p>
            <text:p><text:s text:c="22"/>- F/C - <text:s/>Pacers</text:p>
            <text:p><text:s text:c="16"/></text:p>
            <text:p><text:s text:c="17"/></text:p>
            <text:p><text:s text:c="12"/></text:p>
            <text:p><text:s text:c="8"/></text:p>
            <text:p><text:s text:c="8"/></text:p>
            <text:p><text:s text:c="8"/></text:p>
            <text:p><text:s text:c="12"/>Domantas Sabonis grabbed 14 rebounds as a starter on Sunday, but was otherwise quiet with four points on 2-of-5 shooting, one assist and zero defensive stats in 24 minutes.</text:p>
            <text:p><text:s text:c="8"/></text:p>
            <text:p><text:s text:c="8"/></text:p>
            <text:p><text:s text:c="13"/>Sabonis was limited by the lopsided score tonight, not his shoulder, and this snapped a streak of five games with double-digit points. Myles Turner (arm) has already been ruled out one more game and it's unclear when he might return, so Sabonis will have a chance to bounce back quickly vs. Utah on Monday.</text:p>
            <text:p><text:s text:c="8"/></text:p>
            <text:p><text:s text:c="8"/></text:p>
            <text:p><text:s text:c="13"/>Related: Myles Turner</text:p>
            <text:p><text:s text:c="14"/></text:p>
            <text:p><text:s text:c="13"/>Jan 14 - 10: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Lonzo Ball's MRI revealed a minor left knee sprain and he's questionable to play vs. the Grizzlies on Monday.</text:p>
            <text:p><text:s text:c="8"/></text:p>
            <text:p><text:s text:c="8"/></text:p>
            <text:p><text:s text:c="13"/>Ball woke up with soreness after logging 43 minutes on Saturday, but the MRI was a simple precaution and the test results were encouraging. The Lakers could play it safe, though, so there's a chance Tyler Ennis and Josh Hart will assume more minutes if Ball sits out Monday's game. Gary Payton II, who was just added on a two-way contract, could also crack the rotation.</text:p>
            <text:p><text:s text:c="8"/></text:p>
            <text:p><text:s text:c="8"/></text:p>
            <text:p><text:s text:c="13"/>Related: Josh Hart, Tyler Ennis</text:p>
            <text:p><text:s text:c="14"/></text:p>
            <text:p><text:s text:c="13"/>Source: Lakers on Twitter <text:s text:c="32"/>Jan 14 - 8: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cus Cousins</text:p>
            <text:p><text:s text:c="17"/></text:p>
            <text:p><text:s text:c="17"/></text:p>
            <text:p><text:s text:c="22"/>- F/C - <text:s/>Pelicans</text:p>
            <text:p><text:s text:c="16"/></text:p>
            <text:p><text:s text:c="17"/></text:p>
            <text:p><text:s text:c="12"/></text:p>
            <text:p><text:s text:c="8"/></text:p>
            <text:p><text:s text:c="8"/></text:p>
            <text:p><text:s text:c="8"/></text:p>
            <text:p><text:s text:c="12"/>DeMarcus Cousins collected a career-high seven steals vs. the Knicks on Sunday, adding 15 points, 16 rebounds, five assists and three blocks in 45 minutes.</text:p>
            <text:p><text:s text:c="8"/></text:p>
            <text:p><text:s text:c="8"/></text:p>
            <text:p><text:s text:c="13"/>The Pelicans had an incredible 17 steals as a team tonight, all from the starters, and they scored 22 points off turnovers tonight. It wasn't a perfect night for Cousins by any means, as he made 4-of-16 FGs and 7-of-12 FTs, with five turnovers, but you can't fault his ability to pile up counting stats. Cousins is averaging career-highs in assists (5.1) and 3-pointers (2.3) this season, and he's yet to miss a game.</text:p>
            <text:p><text:s text:c="8"/></text:p>
            <text:p><text:s text:c="8"/></text:p>
            <text:p><text:s text:c="13"/></text:p>
            <text:p><text:s text:c="14"/></text:p>
            <text:p><text:s text:c="13"/>Jan 14 - 7: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hony Davis</text:p>
            <text:p><text:s text:c="17"/></text:p>
            <text:p><text:s text:c="17"/></text:p>
            <text:p><text:s text:c="22"/>- F/C - <text:s/>Pelicans</text:p>
            <text:p><text:s text:c="16"/></text:p>
            <text:p><text:s text:c="17"/></text:p>
            <text:p><text:s text:c="12"/></text:p>
            <text:p><text:s text:c="8"/></text:p>
            <text:p><text:s text:c="8"/></text:p>
            <text:p><text:s text:c="8"/></text:p>
            <text:p><text:s text:c="12"/>Anthony Davis powered the Pelicans to a 123-118 overtime win over the Knicks on Sunday, erupting for 48 points, 17 boards, two triples, four steals, three blocks and four turnovers in 50 minutes.</text:p>
            <text:p><text:s text:c="8"/></text:p>
            <text:p><text:s text:c="8"/></text:p>
            <text:p><text:s text:c="13"/>Davis helped the Pelicans overcome a 19-point halftime deficit, hitting numerous circus shots (an example of one in the video below) while rocking a ridiculous 40.9 usage rate through the second half of action. He's now scored at least 40 points in his previous two outings at Madison Square Garden, and this was also the first time we've seen a player go off for 48 points, 17 rebounds and four steals since Michael Jordan did it back in 1990. That's some elite company.</text:p>
            <text:p><text:s text:c="8"/></text:p>
            <text:p><text:s text:c="8"/></text:p>
            <text:p><text:s text:c="13"/></text:p>
            <text:p><text:s text:c="14"/></text:p>
            <text:p><text:s text:c="13"/>Source: Andrew Smith on Twitter <text:s text:c="26"/>Jan 14 - 7: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ary Payton II</text:p>
            <text:p><text:s text:c="17"/></text:p>
            <text:p><text:s text:c="17"/></text:p>
            <text:p><text:s text:c="22"/>- G - <text:s/>Lakers</text:p>
            <text:p><text:s text:c="16"/></text:p>
            <text:p><text:s text:c="17"/></text:p>
            <text:p><text:s text:c="12"/></text:p>
            <text:p><text:s text:c="8"/></text:p>
            <text:p><text:s text:c="8"/></text:p>
            <text:p><text:s text:c="8"/></text:p>
            <text:p><text:s text:c="12"/>The Lakers plan to sign Gary Payton II to a two-way contract.</text:p>
            <text:p><text:s text:c="8"/></text:p>
            <text:p><text:s text:c="8"/></text:p>
            <text:p><text:s text:c="13"/>He was waived by the Bucks in mid-December and this could be a simple precaution in case Lonzo Ball (knee) is forced to miss any time. Leave him on the waiver wire.</text:p>
            <text:p><text:s text:c="8"/></text:p>
            <text:p><text:s text:c="8"/></text:p>
            <text:p><text:s text:c="13"/></text:p>
            <text:p><text:s text:c="14"/></text:p>
            <text:p><text:s text:c="13"/>Source: Shams Charania on Twitter <text:s text:c="24"/>Jan 14 - 7: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Twaun Moore</text:p>
            <text:p><text:s text:c="17"/></text:p>
            <text:p><text:s text:c="17"/></text:p>
            <text:p><text:s text:c="22"/>- G/F - <text:s/>Pelicans</text:p>
            <text:p><text:s text:c="16"/></text:p>
            <text:p><text:s text:c="17"/></text:p>
            <text:p><text:s text:c="12"/></text:p>
            <text:p><text:s text:c="8"/></text:p>
            <text:p><text:s text:c="8"/></text:p>
            <text:p><text:s text:c="8"/></text:p>
            <text:p><text:s text:c="12"/>E'Twaun Moore hit 6-of-14 shots for 16 points, four 3-pointers, one rebound, two assists, one steal and one turnover in 45 minutes during Sunday's overtime win over the Knicks.</text:p>
            <text:p><text:s text:c="8"/></text:p>
            <text:p><text:s text:c="8"/></text:p>
            <text:p><text:s text:c="13"/>Points and triples, that’s what Moore does, but he typically doesn’t bring much else to the box score. He’s worth owning, but he’s not really a difference maker in fantasy hoops.</text:p>
            <text:p><text:s text:c="8"/></text:p>
            <text:p><text:s text:c="8"/></text:p>
            <text:p><text:s text:c="13"/></text:p>
            <text:p><text:s text:c="14"/></text:p>
            <text:p><text:s text:c="13"/>Jan 14 - 7: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rue Holiday</text:p>
            <text:p><text:s text:c="17"/></text:p>
            <text:p><text:s text:c="17"/></text:p>
            <text:p><text:s text:c="22"/>- G - <text:s/>Pelicans</text:p>
            <text:p><text:s text:c="16"/></text:p>
            <text:p><text:s text:c="17"/></text:p>
            <text:p><text:s text:c="12"/></text:p>
            <text:p><text:s text:c="8"/></text:p>
            <text:p><text:s text:c="8"/></text:p>
            <text:p><text:s text:c="8"/></text:p>
            <text:p><text:s text:c="12"/>Jrue Holiday scored 31 points on 12-of-19 shooting Sunday, to go with three 3-pointers, five boards, four assists, four steals, one block and four turnovers in 45 minutes.</text:p>
            <text:p><text:s text:c="8"/></text:p>
            <text:p><text:s text:c="8"/></text:p>
            <text:p><text:s text:c="13"/>Holiday also went 4-of-5 from the stripe to give him a 73.1 true shooting percentage, and he was particularly impressive during the overtime period with his 47.5 usage rate. He’s hitting career-highs in points (18.1), boards (4.4), triples (1.6) and field goal percentage (48.9) this season, which has him flirting with top-35 value on the year, and there's no reason to expect a sudden drop off in production.</text:p>
            <text:p><text:s text:c="8"/></text:p>
            <text:p><text:s text:c="8"/></text:p>
            <text:p><text:s text:c="13"/></text:p>
            <text:p><text:s text:c="14"/></text:p>
            <text:p><text:s text:c="13"/>Jan 14 - 7: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ajon Rondo</text:p>
            <text:p><text:s text:c="17"/></text:p>
            <text:p><text:s text:c="17"/></text:p>
            <text:p><text:s text:c="22"/>- G - <text:s/>Pelicans</text:p>
            <text:p><text:s text:c="16"/></text:p>
            <text:p><text:s text:c="17"/></text:p>
            <text:p><text:s text:c="12"/></text:p>
            <text:p><text:s text:c="8"/></text:p>
            <text:p><text:s text:c="8"/></text:p>
            <text:p><text:s text:c="8"/></text:p>
            <text:p><text:s text:c="12"/>Rajon Rondo was held to four points on 2-of-7 shooting in Sunday's overtime win over the Knicks, adding four rebounds, five assists, one steal and four turnovers in 24 minutes.</text:p>
            <text:p><text:s text:c="8"/></text:p>
            <text:p><text:s text:c="8"/></text:p>
            <text:p><text:s text:c="13"/>Rondo struggled with his shot, was sloppy with the rock and played some very subpar defense against Jarrett Jack, which resulted in him getting benched down the stretch in favor of Ian Clark. We'd expect a bounce-back performance on Tuesday with a potential revenge game against the Celtics in Boston.</text:p>
            <text:p><text:s text:c="8"/></text:p>
            <text:p><text:s text:c="8"/></text:p>
            <text:p><text:s text:c="13"/></text:p>
            <text:p><text:s text:c="14"/></text:p>
            <text:p><text:s text:c="13"/>Jan 14 - 7: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ristaps Porzingis</text:p>
            <text:p><text:s text:c="17"/></text:p>
            <text:p><text:s text:c="17"/></text:p>
            <text:p><text:s text:c="22"/>- F - <text:s/>Knicks</text:p>
            <text:p><text:s text:c="16"/></text:p>
            <text:p><text:s text:c="17"/></text:p>
            <text:p><text:s text:c="12"/></text:p>
            <text:p><text:s text:c="8"/></text:p>
            <text:p><text:s text:c="8"/></text:p>
            <text:p><text:s text:c="8"/></text:p>
            <text:p><text:s text:c="12"/>Kristaps Porzingis scored 25 points on 10-of-24 shooting Sunday, to go with six boards, four 3-pointers, three assists, five steals, two blocks and three turnovers in 44 minutes.</text:p>
            <text:p><text:s text:c="8"/></text:p>
            <text:p><text:s text:c="8"/></text:p>
            <text:p><text:s text:c="13"/>Porzingis had a hot start to the game, but he cooled off after halftime, going 4-of-11 from the field through the second half of action and his usage rate also dipped to 24.5. The Knicks blew a 19-point lead, which was partly due to some miraculous play from Anthony Davis, but they also played fairly horribly as a team on the defensive end. Speaking of terrible defense, Enes Kanter finished with 18 points, 10 rebounds, one assist, two blocks and one turnover in 36 minutes.</text:p>
            <text:p><text:s text:c="8"/></text:p>
            <text:p><text:s text:c="8"/></text:p>
            <text:p><text:s text:c="13"/>Related: Enes Kanter</text:p>
            <text:p><text:s text:c="14"/></text:p>
            <text:p><text:s text:c="13"/>Jan 14 - 7: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ourtney Lee</text:p>
            <text:p><text:s text:c="17"/></text:p>
            <text:p><text:s text:c="17"/></text:p>
            <text:p><text:s text:c="22"/>- G - <text:s/>Knicks</text:p>
            <text:p><text:s text:c="16"/></text:p>
            <text:p><text:s text:c="17"/></text:p>
            <text:p><text:s text:c="12"/></text:p>
            <text:p><text:s text:c="8"/></text:p>
            <text:p><text:s text:c="8"/></text:p>
            <text:p><text:s text:c="8"/></text:p>
            <text:p><text:s text:c="12"/>Courtney Lee went just 3-of-10 from the field during Sunday's overtime loss to the Pelicans, finishing with seven points, one 3-pointer, two rebounds, four assists and two turnovers in 35 minutes.</text:p>
            <text:p><text:s text:c="8"/></text:p>
            <text:p><text:s text:c="8"/></text:p>
            <text:p><text:s text:c="13"/>Lee suffered from some suffocating defense from Jrue Holiday, but he’s also just been less involved in the offense since Tim Hardaway Jr. returned to the court. In the two games since THJ has gotten back out there, Lee’s usage has dipped to 15.0, so it looks like his value will take a bit of a hit once Hardaway Jr. is fully up to speed.</text:p>
            <text:p><text:s text:c="8"/></text:p>
            <text:p><text:s text:c="8"/></text:p>
            <text:p><text:s text:c="13"/></text:p>
            <text:p><text:s text:c="14"/></text:p>
            <text:p><text:s text:c="13"/>Jan 14 - 7: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Jackson</text:p>
            <text:p><text:s text:c="17"/></text:p>
            <text:p><text:s text:c="17"/></text:p>
            <text:p><text:s text:c="22"/>- F - <text:s/>Suns</text:p>
            <text:p><text:s text:c="16"/></text:p>
            <text:p><text:s text:c="17"/></text:p>
            <text:p><text:s text:c="12"/></text:p>
            <text:p><text:s text:c="8"/></text:p>
            <text:p><text:s text:c="8"/></text:p>
            <text:p><text:s text:c="8"/></text:p>
            <text:p><text:s text:c="12"/>Josh Jackson will start Sunday's game in place of T.J. Warren (sore lower back).</text:p>
            <text:p><text:s text:c="8"/></text:p>
            <text:p><text:s text:c="8"/></text:p>
            <text:p><text:s text:c="13"/>Jackson came in with his own hip and groin ailments, but he practiced on Saturday and should be playing without any limitations. The absence of Marquese Chriss (hip) leaves Phoenix very shallow at the forward spots, so we're expecting a heavy workload for Jackson tonight.</text:p>
            <text:p><text:s text:c="8"/></text:p>
            <text:p><text:s text:c="8"/></text:p>
            <text:p><text:s text:c="13"/></text:p>
            <text:p><text:s text:c="14"/></text:p>
            <text:p><text:s text:c="13"/>Source: Jon Bloom on Twitter <text:s text:c="29"/>Jan 14 - 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im Hardaway Jr.</text:p>
            <text:p><text:s text:c="17"/></text:p>
            <text:p><text:s text:c="17"/></text:p>
            <text:p><text:s text:c="22"/>- G/F - <text:s/>Knicks</text:p>
            <text:p><text:s text:c="16"/></text:p>
            <text:p><text:s text:c="17"/></text:p>
            <text:p><text:s text:c="12"/></text:p>
            <text:p><text:s text:c="8"/></text:p>
            <text:p><text:s text:c="8"/></text:p>
            <text:p><text:s text:c="8"/></text:p>
            <text:p><text:s text:c="12"/>Tim Hardaway Jr. scored 25 points in 33 minutes during Sunday's overtime loss to the Pelicans but appeared to tweak his left leg on the final possession of the game.</text:p>
            <text:p><text:s text:c="8"/></text:p>
            <text:p><text:s text:c="8"/></text:p>
            <text:p><text:s text:c="13"/>He did add two triples, five boards, three dimes, three steals and three turnovers while he was out there, but the main takeaway is the leg injury. The injury occurred on a non-contact play on New York's final possession, and while he was able to walk off the court under his own power, he was sporting an obvious limp. The Knicks play again on Monday in Brooklyn, so it wouldn't be surprising to see THJ hit the sidelines for the second leg of this back-to-back.</text:p>
            <text:p><text:s text:c="8"/></text:p>
            <text:p><text:s text:c="8"/></text:p>
            <text:p><text:s text:c="13"/></text:p>
            <text:p><text:s text:c="14"/></text:p>
            <text:p><text:s text:c="13"/>Jan 14 - 6: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Warren</text:p>
            <text:p><text:s text:c="17"/></text:p>
            <text:p><text:s text:c="17"/></text:p>
            <text:p><text:s text:c="22"/>- F - <text:s/>Suns</text:p>
            <text:p><text:s text:c="16"/></text:p>
            <text:p><text:s text:c="17"/></text:p>
            <text:p><text:s text:c="12"/></text:p>
            <text:p><text:s text:c="8"/></text:p>
            <text:p><text:s text:c="8"/></text:p>
            <text:p><text:s text:c="8"/></text:p>
            <text:p><text:s text:c="12"/>T.J. Warren (sore lower back) will not play vs. the Pacers on Sunday.</text:p>
            <text:p><text:s text:c="8"/></text:p>
            <text:p><text:s text:c="8"/></text:p>
            <text:p><text:s text:c="13"/>Josh Jackson will start in place of Warren and should get all the minutes he can handle, so give him a look for DFS purposes. Dragan Bender will also be busy with Marquese Chriss (hip) on the sidelines tonight. This is the first we've heard about Warren's back issue, so we'll consider him questionable to return vs. Portland on Tuesday.</text:p>
            <text:p><text:s text:c="8"/></text:p>
            <text:p><text:s text:c="8"/></text:p>
            <text:p><text:s text:c="13"/>Related: Josh Jackson</text:p>
            <text:p><text:s text:c="14"/></text:p>
            <text:p><text:s text:c="13"/>Source: Scott Bordow on Twitter <text:s text:c="26"/>Jan 14 - 6: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yles Turner</text:p>
            <text:p><text:s text:c="17"/></text:p>
            <text:p><text:s text:c="17"/></text:p>
            <text:p><text:s text:c="22"/>- F/C - <text:s/>Pacers</text:p>
            <text:p><text:s text:c="16"/></text:p>
            <text:p><text:s text:c="17"/></text:p>
            <text:p><text:s text:c="12"/></text:p>
            <text:p><text:s text:c="8"/></text:p>
            <text:p><text:s text:c="8"/></text:p>
            <text:p><text:s text:c="8"/></text:p>
            <text:p><text:s text:c="12"/>Myles Turner (elbow) will not play on Monday and coach Nate McMillan couldn't guarantee that he'll return during the Pacers' current road trip.</text:p>
            <text:p><text:s text:c="8"/></text:p>
            <text:p><text:s text:c="8"/></text:p>
            <text:p><text:s text:c="13"/>Turner is traveling with the team but McMillan said "we haven’t talked about his return date yet." His next opportunities to play will be Thursday in Portland and Friday in L.A., so owners should check for updates over the next few days. Domantas Sabonis should continue to play heavy minutes as a starter on Monday, with Al Jefferson getting added responsibility with the second unit.</text:p>
            <text:p><text:s text:c="8"/></text:p>
            <text:p><text:s text:c="8"/></text:p>
            <text:p><text:s text:c="13"/>Related: Domantas Sabonis</text:p>
            <text:p><text:s text:c="14"/></text:p>
            <text:p><text:s text:c="13"/>Source: Clifton Brown on Twitter <text:s text:c="25"/>Jan 14 - 6: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rett Jack</text:p>
            <text:p><text:s text:c="17"/></text:p>
            <text:p><text:s text:c="17"/></text:p>
            <text:p><text:s text:c="22"/>- G - <text:s/>Knicks</text:p>
            <text:p><text:s text:c="16"/></text:p>
            <text:p><text:s text:c="17"/></text:p>
            <text:p><text:s text:c="12"/></text:p>
            <text:p><text:s text:c="8"/></text:p>
            <text:p><text:s text:c="8"/></text:p>
            <text:p><text:s text:c="8"/></text:p>
            <text:p><text:s text:c="12"/>Jarrett Jack scored a season-high 22 points on 9-of-14 shooting Sunday, to go with four rebounds, eight assists, two 3-pointers, three steals and five turnovers in 37 minutes.</text:p>
            <text:p><text:s text:c="8"/></text:p>
            <text:p><text:s text:c="8"/></text:p>
            <text:p><text:s text:c="13"/>The Pelicans constantly left Jack wide open, and he consistently made them pay for it. He’s been connecting on a ridiculous 61.7 percent of his shots over the past four games to go with averages of 17.0 points, 8.5 assists, 1.0 triple, 1.5 steals and 3.8 turnovers per game. The scoring probably isn’t sustainable, but he’s worth owning in most leagues while he’s playing this well.</text:p>
            <text:p><text:s text:c="8"/></text:p>
            <text:p><text:s text:c="8"/></text:p>
            <text:p><text:s text:c="13"/></text:p>
            <text:p><text:s text:c="14"/></text:p>
            <text:p><text:s text:c="13"/>Jan 14 - 6: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mantas Sabonis</text:p>
            <text:p><text:s text:c="17"/></text:p>
            <text:p><text:s text:c="17"/></text:p>
            <text:p><text:s text:c="22"/>- F/C - <text:s/>Pacers</text:p>
            <text:p><text:s text:c="16"/></text:p>
            <text:p><text:s text:c="17"/></text:p>
            <text:p><text:s text:c="12"/></text:p>
            <text:p><text:s text:c="8"/></text:p>
            <text:p><text:s text:c="8"/></text:p>
            <text:p><text:s text:c="8"/></text:p>
            <text:p><text:s text:c="12"/>Domantas Sabonis (shoulder) will start on Sunday vs. the Suns.</text:p>
            <text:p><text:s text:c="8"/></text:p>
            <text:p><text:s text:c="8"/></text:p>
            <text:p><text:s text:c="13"/>Myles Turner (elbow) is out, so Sabonis will start, and he'll be someone to consider in daily leagues with a favorable matchup against Phoenix. Season-long owners shouldn't hesitate to get him active.</text:p>
            <text:p><text:s text:c="8"/></text:p>
            <text:p><text:s text:c="8"/></text:p>
            <text:p><text:s text:c="13"/></text:p>
            <text:p><text:s text:c="14"/></text:p>
            <text:p><text:s text:c="13"/>Source: Indiana Pacers on Twitter <text:s text:c="24"/>Jan 14 - 6: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ndon Ingram</text:p>
            <text:p><text:s text:c="17"/></text:p>
            <text:p><text:s text:c="17"/></text:p>
            <text:p><text:s text:c="22"/>- F - <text:s/>Lakers</text:p>
            <text:p><text:s text:c="16"/></text:p>
            <text:p><text:s text:c="17"/></text:p>
            <text:p><text:s text:c="12"/></text:p>
            <text:p><text:s text:c="8"/></text:p>
            <text:p><text:s text:c="8"/></text:p>
            <text:p><text:s text:c="8"/></text:p>
            <text:p><text:s text:c="12"/>Brandon Ingram (mild left ankle sprain) is questionable to play on Monday in Memphis.</text:p>
            <text:p><text:s text:c="8"/></text:p>
            <text:p><text:s text:c="8"/></text:p>
            <text:p><text:s text:c="13"/>We'll have a better idea on Ingram's status following Monday morning's shootaround, but if he is forced to watch from the sidelines on MLK Day, there would be more minutes available for Kyle Kuzma and Julius Randle. Josh Hart started the second half on Saturday when Ingram went down, so it wouldn't be surprising to see him get the start if Ingram sits.</text:p>
            <text:p><text:s text:c="8"/></text:p>
            <text:p><text:s text:c="8"/></text:p>
            <text:p><text:s text:c="13"/>Related: Josh Hart, Kyle Kuzma, Julius Randle</text:p>
            <text:p><text:s text:c="14"/></text:p>
            <text:p><text:s text:c="13"/>Source: Bill Oram on Twitter <text:s text:c="29"/>Jan 14 - 6: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ndre Jordan</text:p>
            <text:p><text:s text:c="17"/></text:p>
            <text:p><text:s text:c="17"/></text:p>
            <text:p><text:s text:c="22"/>- C - <text:s/>Clippers</text:p>
            <text:p><text:s text:c="16"/></text:p>
            <text:p><text:s text:c="17"/></text:p>
            <text:p><text:s text:c="12"/></text:p>
            <text:p><text:s text:c="8"/></text:p>
            <text:p><text:s text:c="8"/></text:p>
            <text:p><text:s text:c="8"/></text:p>
            <text:p><text:s text:c="12"/>DeAndre Jordan (ankle) is being listed as questionable for Monday's game against Houston.</text:p>
            <text:p><text:s text:c="8"/></text:p>
            <text:p><text:s text:c="8"/></text:p>
            <text:p><text:s text:c="13"/>We should get another update following Monday morning's shootaround, but Jordan is likely headed for a game-time decision. If he's out, Willie Reed would be in line for another start, and he'd be someone to think about as a streamer after posting a 14-point, 13-board double-double as a starter on Saturday. Montrezl Harrell would also have the opportunity for extended minutes. Stay tuned.</text:p>
            <text:p><text:s text:c="8"/></text:p>
            <text:p><text:s text:c="8"/></text:p>
            <text:p><text:s text:c="13"/>Related: Willie Reed, Montrezl Harrell</text:p>
            <text:p><text:s text:c="14"/></text:p>
            <text:p><text:s text:c="13"/>Source: Tomer Azarly on Twitter <text:s text:c="26"/>Jan 14 - 6: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quese Chriss</text:p>
            <text:p><text:s text:c="17"/></text:p>
            <text:p><text:s text:c="17"/></text:p>
            <text:p><text:s text:c="22"/>- F - <text:s/>Suns</text:p>
            <text:p><text:s text:c="16"/></text:p>
            <text:p><text:s text:c="17"/></text:p>
            <text:p><text:s text:c="12"/></text:p>
            <text:p><text:s text:c="8"/></text:p>
            <text:p><text:s text:c="8"/></text:p>
            <text:p><text:s text:c="8"/></text:p>
            <text:p><text:s text:c="12"/>Marquese Chriss (hip) will not suit up for Sunday's game against the Pacers, as expected.</text:p>
            <text:p><text:s text:c="8"/></text:p>
            <text:p><text:s text:c="8"/></text:p>
            <text:p><text:s text:c="13"/>Chriss was unable to practice on Saturday, so there wasn't really ever a chance of him suiting up for Sunday's game. Dragan Bender has been fantastic in his absence with averages of 17.0 points, 7.0 boards, 4.5 triples, 3.0 assists, 2.5 blocks and just 1.0 turnover per game over the past two, so he'll be a popular DFS play tonight. The Suns play again on Tuesday in Portland, and for now, we'll be considering Chriss questionable for that one.</text:p>
            <text:p><text:s text:c="8"/></text:p>
            <text:p><text:s text:c="8"/></text:p>
            <text:p><text:s text:c="13"/>Related: Dragan Bender</text:p>
            <text:p><text:s text:c="14"/></text:p>
            <text:p><text:s text:c="13"/>Source: Jon Bloom on Twitter <text:s text:c="29"/>Jan 14 - 6: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Jackson</text:p>
            <text:p><text:s text:c="17"/></text:p>
            <text:p><text:s text:c="17"/></text:p>
            <text:p><text:s text:c="22"/>- F - <text:s/>Suns</text:p>
            <text:p><text:s text:c="16"/></text:p>
            <text:p><text:s text:c="17"/></text:p>
            <text:p><text:s text:c="12"/></text:p>
            <text:p><text:s text:c="8"/></text:p>
            <text:p><text:s text:c="8"/></text:p>
            <text:p><text:s text:c="8"/></text:p>
            <text:p><text:s text:c="12"/>Josh Jackson (hip, groin) will be available to play Sunday vs. the Pacers.</text:p>
            <text:p><text:s text:c="8"/></text:p>
            <text:p><text:s text:c="8"/></text:p>
            <text:p><text:s text:c="13"/>Jackson was a full participant in Saturday's practice and considering he only missed one game, he shouldn't be dealing with any sort of minutes limit tonight. He could be looking at playing time in the mid-20s with Marquese Chriss (hip) unavailable, and it'll be interesting to see if he affects Dragan Bender's minutes. Jackson has been up-and-down this season, so he's not the best fantasy target with a tough matchup against Indiana.</text:p>
            <text:p><text:s text:c="8"/></text:p>
            <text:p><text:s text:c="8"/></text:p>
            <text:p><text:s text:c="13"/></text:p>
            <text:p><text:s text:c="14"/></text:p>
            <text:p><text:s text:c="13"/>Source: Phoenix Suns on Twitter <text:s text:c="26"/>Jan 14 - 6: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Canaan</text:p>
            <text:p><text:s text:c="17"/></text:p>
            <text:p><text:s text:c="17"/></text:p>
            <text:p><text:s text:c="22"/>- G - <text:s/>Suns</text:p>
            <text:p><text:s text:c="16"/></text:p>
            <text:p><text:s text:c="17"/></text:p>
            <text:p><text:s text:c="12"/></text:p>
            <text:p><text:s text:c="8"/></text:p>
            <text:p><text:s text:c="8"/></text:p>
            <text:p><text:s text:c="8"/></text:p>
            <text:p><text:s text:c="12"/>Isaiah Canaan (groin) and Josh Jackson (hip, groin) will be available to play Sunday vs. the Pacers.</text:p>
            <text:p><text:s text:c="8"/></text:p>
            <text:p><text:s text:c="8"/></text:p>
            <text:p><text:s text:c="13"/>Canaan will be returning from a three-game absence, and he should slot back into his 20-minute bench role, which will result in fewer minutes for Tyler Ulis. Jackson's return to action could push Danuel House out of the rotation entirely. Canaan was playing pretty well prior to going down, so he could be someone to consider grabbing in deep leagues.</text:p>
            <text:p><text:s text:c="8"/></text:p>
            <text:p><text:s text:c="8"/></text:p>
            <text:p><text:s text:c="13"/>Related: Tyler Ulis, Josh Jackson</text:p>
            <text:p><text:s text:c="14"/></text:p>
            <text:p><text:s text:c="13"/>Source: Phoenix Suns on Twitter <text:s text:c="26"/>Jan 14 - 6: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on Reed</text:p>
            <text:p><text:s text:c="17"/></text:p>
            <text:p><text:s text:c="17"/></text:p>
            <text:p><text:s text:c="22"/>- G - <text:s/>Suns</text:p>
            <text:p><text:s text:c="16"/></text:p>
            <text:p><text:s text:c="17"/></text:p>
            <text:p><text:s text:c="12"/></text:p>
            <text:p><text:s text:c="8"/></text:p>
            <text:p><text:s text:c="8"/></text:p>
            <text:p><text:s text:c="8"/></text:p>
            <text:p><text:s text:c="12"/>Devon Reed has been recalled from the G-League.</text:p>
            <text:p><text:s text:c="8"/></text:p>
            <text:p><text:s text:c="8"/></text:p>
            <text:p><text:s text:c="13"/>He'll be available to play for Sunday's game against the Pacers, but there are no guarantees he'll actually get out there. Leave him on the wire.</text:p>
            <text:p><text:s text:c="8"/></text:p>
            <text:p><text:s text:c="8"/></text:p>
            <text:p><text:s text:c="13"/></text:p>
            <text:p><text:s text:c="14"/></text:p>
            <text:p><text:s text:c="13"/>Source: Scott Bordow on Twitter <text:s text:c="26"/>Jan 14 - 5: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les Plumlee</text:p>
            <text:p><text:s text:c="17"/></text:p>
            <text:p><text:s text:c="17"/></text:p>
            <text:p><text:s text:c="22"/>- F/C - <text:s/>Hawks</text:p>
            <text:p><text:s text:c="16"/></text:p>
            <text:p><text:s text:c="17"/></text:p>
            <text:p><text:s text:c="12"/></text:p>
            <text:p><text:s text:c="8"/></text:p>
            <text:p><text:s text:c="8"/></text:p>
            <text:p><text:s text:c="8"/></text:p>
            <text:p><text:s text:c="12"/>Mike Budenholzer said he likes what Miles Plumlee has been giving him as Atlanta's starting center.</text:p>
            <text:p><text:s text:c="8"/></text:p>
            <text:p><text:s text:c="8"/></text:p>
            <text:p><text:s text:c="13"/>"I will say that I like Miles starting. I like his size, his physicality, the things he’s been doing. I’m happy with Miles." It doesn't sound like he plans on replacing Plumlee with Dewayne Dedmon in the starting five anytime soon, but that doesn't make Plumlee a fantasy asset. As a starter this season, he's produced meager averages of 5.5 points, 4.5 boards and not much else.</text:p>
            <text:p><text:s text:c="8"/></text:p>
            <text:p><text:s text:c="8"/></text:p>
            <text:p><text:s text:c="13"/>Related: Dewayne Dedmon</text:p>
            <text:p><text:s text:c="14"/></text:p>
            <text:p><text:s text:c="13"/>Source: Atlanta Journal-Constitution <text:s text:c="21"/>Jan 14 - 4: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eAndre Bembry</text:p>
            <text:p><text:s text:c="17"/></text:p>
            <text:p><text:s text:c="17"/></text:p>
            <text:p><text:s text:c="22"/>- F - <text:s/>Hawks</text:p>
            <text:p><text:s text:c="16"/></text:p>
            <text:p><text:s text:c="17"/></text:p>
            <text:p><text:s text:c="12"/></text:p>
            <text:p><text:s text:c="8"/></text:p>
            <text:p><text:s text:c="8"/></text:p>
            <text:p><text:s text:c="8"/></text:p>
            <text:p><text:s text:c="12"/>DeAndre Bembry (groin) is still not close to a return.</text:p>
            <text:p><text:s text:c="8"/></text:p>
            <text:p><text:s text:c="8"/></text:p>
            <text:p><text:s text:c="13"/>"He still has a ways to go," Budenholzer said. "He’s still in rehab working on his groin. I think it’s kind of been bothering him. It’s been a little bit of a nagging thing and it went past the point of nagging him in a game or a practice [with the G-League team]." He's been out since Dec. 22 and belongs on the waiver wire in all leagues.</text:p>
            <text:p><text:s text:c="8"/></text:p>
            <text:p><text:s text:c="8"/></text:p>
            <text:p><text:s text:c="13"/></text:p>
            <text:p><text:s text:c="14"/></text:p>
            <text:p><text:s text:c="13"/>Source: Atlanta Journal-Constitution <text:s text:c="21"/>Jan 14 - 4: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aul Neto</text:p>
            <text:p><text:s text:c="17"/></text:p>
            <text:p><text:s text:c="17"/></text:p>
            <text:p><text:s text:c="22"/>- G - <text:s/>Jazz</text:p>
            <text:p><text:s text:c="16"/></text:p>
            <text:p><text:s text:c="17"/></text:p>
            <text:p><text:s text:c="12"/></text:p>
            <text:p><text:s text:c="8"/></text:p>
            <text:p><text:s text:c="8"/></text:p>
            <text:p><text:s text:c="8"/></text:p>
            <text:p><text:s text:c="12"/>Raul Neto (knee) is being listed as questionable for Monday's matchup with the Pacers.</text:p>
            <text:p><text:s text:c="8"/></text:p>
            <text:p><text:s text:c="8"/></text:p>
            <text:p><text:s text:c="13"/>Even if he's available to play, he won't be on the floor enough to make a difference in fantasy hoops.</text:p>
            <text:p><text:s text:c="8"/></text:p>
            <text:p><text:s text:c="8"/></text:p>
            <text:p><text:s text:c="13"/></text:p>
            <text:p><text:s text:c="14"/></text:p>
            <text:p><text:s text:c="13"/>Source: Kristen Kenney on Twitter <text:s text:c="24"/>Jan 14 - 4: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un Livingston</text:p>
            <text:p><text:s text:c="17"/></text:p>
            <text:p><text:s text:c="17"/></text:p>
            <text:p><text:s text:c="22"/>- G - <text:s/>Warriors</text:p>
            <text:p><text:s text:c="16"/></text:p>
            <text:p><text:s text:c="17"/></text:p>
            <text:p><text:s text:c="12"/></text:p>
            <text:p><text:s text:c="8"/></text:p>
            <text:p><text:s text:c="8"/></text:p>
            <text:p><text:s text:c="8"/></text:p>
            <text:p><text:s text:c="12"/>Shaun Livingston (shin) is probable to play Monday vs. Cleveland.</text:p>
            <text:p><text:s text:c="8"/></text:p>
            <text:p><text:s text:c="8"/></text:p>
            <text:p><text:s text:c="13"/>He'll play, but with Stephen Curry active, he won't receive enough minutes to matter in any league.</text:p>
            <text:p><text:s text:c="8"/></text:p>
            <text:p><text:s text:c="8"/></text:p>
            <text:p><text:s text:c="13"/></text:p>
            <text:p><text:s text:c="14"/></text:p>
            <text:p><text:s text:c="13"/>Source: Connor Letourneau‏ on Twitter <text:s text:c="14"/>Jan 14 - 4: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hip) is being listed as probable for Monday's game against the Cavs.</text:p>
            <text:p><text:s text:c="8"/></text:p>
            <text:p><text:s text:c="8"/></text:p>
            <text:p><text:s text:c="13"/>Iguodala sat out the second half of Saturday's game, but it looks like that was just a precautionary move, and he should be on the floor for Monday's Finals' rematch. However, with Golden State's core four healthy, Iguodala won't be involved enough to make a difference in most leagues.</text:p>
            <text:p><text:s text:c="8"/></text:p>
            <text:p><text:s text:c="8"/></text:p>
            <text:p><text:s text:c="13"/></text:p>
            <text:p><text:s text:c="14"/></text:p>
            <text:p><text:s text:c="13"/>Source: Connor Letourneau‏ on Twitter <text:s text:c="14"/>Jan 14 - 4: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mri Casspi</text:p>
            <text:p><text:s text:c="17"/></text:p>
            <text:p><text:s text:c="17"/></text:p>
            <text:p><text:s text:c="22"/>- F - <text:s/>Warriors</text:p>
            <text:p><text:s text:c="16"/></text:p>
            <text:p><text:s text:c="17"/></text:p>
            <text:p><text:s text:c="12"/></text:p>
            <text:p><text:s text:c="8"/></text:p>
            <text:p><text:s text:c="8"/></text:p>
            <text:p><text:s text:c="8"/></text:p>
            <text:p><text:s text:c="12"/>Omri Casspi (back), Andre Iguodala (hip) and Shaun Livingston (shin) are all probable for Monday's matchup with the Cavs.</text:p>
            <text:p><text:s text:c="8"/></text:p>
            <text:p><text:s text:c="8"/></text:p>
            <text:p><text:s text:c="13"/>Casspi has spent the past two games on the sidelines, but it looks like he'll get back out there for on Monday. However, with the Dubs expected to be at full strength for their MLK Day game, Casspi is unlikely to get enough minutes to matter.</text:p>
            <text:p><text:s text:c="8"/></text:p>
            <text:p><text:s text:c="8"/></text:p>
            <text:p><text:s text:c="13"/>Related: Shaun Livingston, Andre Iguodala</text:p>
            <text:p><text:s text:c="14"/></text:p>
            <text:p><text:s text:c="13"/>Source: Connor Letourneau‏ on Twitter <text:s text:c="14"/>Jan 14 - 4: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is not being listed on the injury report for Monday's game against the Hawks.</text:p>
            <text:p><text:s text:c="8"/></text:p>
            <text:p><text:s text:c="8"/></text:p>
            <text:p><text:s text:c="13"/>Leonard looked fine in his return to action on Saturday, and if he's able to play Monday, it'll be the first time this season he will have played in a game without having two nights off. Based on the current injury report, Rudy Gay (heel) will be the only Spur to hit the sidelines on MLK Day.</text:p>
            <text:p><text:s text:c="8"/></text:p>
            <text:p><text:s text:c="8"/></text:p>
            <text:p><text:s text:c="13"/>Related: Rudy Gay</text:p>
            <text:p><text:s text:c="14"/></text:p>
            <text:p><text:s text:c="13"/>Source: Paul Garcia on Twitter <text:s text:c="27"/>Jan 14 - 4: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Zeller</text:p>
            <text:p><text:s text:c="17"/></text:p>
            <text:p><text:s text:c="17"/></text:p>
            <text:p><text:s text:c="22"/>- C - <text:s/>Bucks</text:p>
            <text:p><text:s text:c="16"/></text:p>
            <text:p><text:s text:c="17"/></text:p>
            <text:p><text:s text:c="12"/></text:p>
            <text:p><text:s text:c="8"/></text:p>
            <text:p><text:s text:c="8"/></text:p>
            <text:p><text:s text:c="8"/></text:p>
            <text:p><text:s text:c="12"/>Tyler Zeller (hip) is being listed as probable for Monday's matchup with the Knicks.</text:p>
            <text:p><text:s text:c="8"/></text:p>
            <text:p><text:s text:c="8"/></text:p>
            <text:p><text:s text:c="13"/>Zeller missed Saturday's game with the hip issue, but it looks like it'll just be a one-game absence. His return should shift Quincy Acy back to the second unit, and Jarrett Allen's minutes could take a hit.</text:p>
            <text:p><text:s text:c="8"/></text:p>
            <text:p><text:s text:c="8"/></text:p>
            <text:p><text:s text:c="13"/>Related: Quincy Acy, Jarrett Allen</text:p>
            <text:p><text:s text:c="14"/></text:p>
            <text:p><text:s text:c="13"/>Source: Brian Lewis on Twitter <text:s text:c="27"/>Jan 14 - 4: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Lonzo Ball woke up with a sore left knee on Sunday and is scheduled for a precautionary MRI.</text:p>
            <text:p><text:s text:c="8"/></text:p>
            <text:p><text:s text:c="8"/></text:p>
            <text:p><text:s text:c="13"/>We'll be awaiting those MRI results, but he's probably just a bit sore after logging 43 minutes on Saturday, so we wouldn't worry much. We should have another update by Monday morning at the latest, but if this does end up being something that forces him to the sidelines, Tyler Ennis would have an opportunity to start and there would be more minutes available for Josh Hart.</text:p>
            <text:p><text:s text:c="8"/></text:p>
            <text:p><text:s text:c="8"/></text:p>
            <text:p><text:s text:c="13"/>Related: Josh Hart, Tyler Ennis</text:p>
            <text:p><text:s text:c="14"/></text:p>
            <text:p><text:s text:c="13"/>Source: Mike Trudell on Twitter <text:s text:c="26"/>Jan 14 - 4: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iannis Antetokounmpo</text:p>
            <text:p><text:s text:c="17"/></text:p>
            <text:p><text:s text:c="17"/></text:p>
            <text:p><text:s text:c="22"/>- G/F - <text:s/>Bucks</text:p>
            <text:p><text:s text:c="16"/></text:p>
            <text:p><text:s text:c="17"/></text:p>
            <text:p><text:s text:c="12"/></text:p>
            <text:p><text:s text:c="8"/></text:p>
            <text:p><text:s text:c="8"/></text:p>
            <text:p><text:s text:c="8"/></text:p>
            <text:p><text:s text:c="12"/>Giannis Antetokounmpo scored 22 points on 6-of-12 shooting in Sunday's loss to the Heat, adding six rebounds, one assist, one steal and two turnovers in 31 minutes.</text:p>
            <text:p><text:s text:c="8"/></text:p>
            <text:p><text:s text:c="8"/></text:p>
            <text:p><text:s text:c="13"/>The Greek Freak also finished a perfect 10-of-10 from the charity stripe, to give him a 67.1 true shooting percentage on the evening, and he was one of the few Bucks' starters who didn't struggle to get his shot to drop. John Henson finished the loss with four points (2-of-5 FGs), nine rebounds, one steal, one block and three turnovers.</text:p>
            <text:p><text:s text:c="8"/></text:p>
            <text:p><text:s text:c="8"/></text:p>
            <text:p><text:s text:c="13"/>Related: John Henson</text:p>
            <text:p><text:s text:c="14"/></text:p>
            <text:p><text:s text:c="13"/>Jan 14 - 4: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hris Middleton</text:p>
            <text:p><text:s text:c="17"/></text:p>
            <text:p><text:s text:c="17"/></text:p>
            <text:p><text:s text:c="22"/>- G/F - <text:s/>Bucks</text:p>
            <text:p><text:s text:c="16"/></text:p>
            <text:p><text:s text:c="17"/></text:p>
            <text:p><text:s text:c="12"/></text:p>
            <text:p><text:s text:c="8"/></text:p>
            <text:p><text:s text:c="8"/></text:p>
            <text:p><text:s text:c="8"/></text:p>
            <text:p><text:s text:c="12"/>Khris Middleton had another rough shooting performance on Sunday, going 3-of-16 from the field on his way to 16 points, six boards, one 3-pointer, two assists, two steals and three turnovers.</text:p>
            <text:p><text:s text:c="8"/></text:p>
            <text:p><text:s text:c="8"/></text:p>
            <text:p><text:s text:c="13"/>Middleton simply couldn’t find his shot in this one, and while Miami did play some nice defense against him, he also missed some wide-open looks. He’s been struggling mightily over the past two, connecting on just 17.9% of his shot attempts, but he should be able to turn things around sooner rather than later.</text:p>
            <text:p><text:s text:c="8"/></text:p>
            <text:p><text:s text:c="8"/></text:p>
            <text:p><text:s text:c="13"/></text:p>
            <text:p><text:s text:c="14"/></text:p>
            <text:p><text:s text:c="13"/>Jan 14 - 4: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colm Brogdon</text:p>
            <text:p><text:s text:c="17"/></text:p>
            <text:p><text:s text:c="17"/></text:p>
            <text:p><text:s text:c="22"/>- G - <text:s/>Bucks</text:p>
            <text:p><text:s text:c="16"/></text:p>
            <text:p><text:s text:c="17"/></text:p>
            <text:p><text:s text:c="12"/></text:p>
            <text:p><text:s text:c="8"/></text:p>
            <text:p><text:s text:c="8"/></text:p>
            <text:p><text:s text:c="8"/></text:p>
            <text:p><text:s text:c="12"/>Malcolm Brogdon scored 15 points on 7-of-12 shooting Sunday to go with one 3-pointer, five boards, one assist, one steal and one turnover in 34 minutes.</text:p>
            <text:p><text:s text:c="8"/></text:p>
            <text:p><text:s text:c="8"/></text:p>
            <text:p><text:s text:c="13"/>Brogdon was excellent on both ends of the floor, picking his spots and getting some easy buckets under the basket while playing some tough defense against Goran Dragic. He’s been thriving since re-entering the starting five with averages of 13.6 points, 6.0 boards, 3.2 dimes, 0.8 steals and 0.8 turnovers per game on 50.8% shooting. We wouldn't expect Tony Snell to replace him in the starting group anytime soon.</text:p>
            <text:p><text:s text:c="8"/></text:p>
            <text:p><text:s text:c="8"/></text:p>
            <text:p><text:s text:c="13"/></text:p>
            <text:p><text:s text:c="14"/></text:p>
            <text:p><text:s text:c="13"/>Jan 14 - 4: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Bledsoe</text:p>
            <text:p><text:s text:c="17"/></text:p>
            <text:p><text:s text:c="17"/></text:p>
            <text:p><text:s text:c="22"/>- G - <text:s/>Bucks</text:p>
            <text:p><text:s text:c="16"/></text:p>
            <text:p><text:s text:c="17"/></text:p>
            <text:p><text:s text:c="12"/></text:p>
            <text:p><text:s text:c="8"/></text:p>
            <text:p><text:s text:c="8"/></text:p>
            <text:p><text:s text:c="8"/></text:p>
            <text:p><text:s text:c="12"/>Eric Bledsoe struggled with his shot during Sunday's loss to the Heat, finishing with 10 points, four assists, three rebounds, one steal and three turnovers in 31 minutes.</text:p>
            <text:p><text:s text:c="8"/></text:p>
            <text:p><text:s text:c="8"/></text:p>
            <text:p><text:s text:c="13"/>Bledsoe couldn’t buy a bucket in this one, missing all six of his 3-point attempts and finishing just 4-of-16 from the field and 2-of-3 from the charity stripe. Milwaukee's inability to connect from long-range (4-of-28 from distance) in this one made it easy for the Heat to clog up the paint, which made it tough for Bledsoe to get to the basket. That said, we'd expect a bit of a bounce-back performance from Bledsoe on Monday in Washington.</text:p>
            <text:p><text:s text:c="8"/></text:p>
            <text:p><text:s text:c="8"/></text:p>
            <text:p><text:s text:c="13"/></text:p>
            <text:p><text:s text:c="14"/></text:p>
            <text:p><text:s text:c="13"/>Jan 14 - 4: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Hassan Whiteside posted a 15-point, 10-board double-double during Sunday's easy win over Milwaukee, adding two steals, four blocks and four turnovers in 25 minutes.</text:p>
            <text:p><text:s text:c="8"/></text:p>
            <text:p><text:s text:c="8"/></text:p>
            <text:p><text:s text:c="13"/>Whiteside racked up all four of his swats during the first quarter, and he also got his points efficiently, going 5-of-6 from the field and 5-of-7 from the charity stripe for an 82.6 true shooting percentage. He was a beast on the glass with his 30.0 defensive rebounding rate, and he likely would have earned some more minutes if the game weren't a blowout. That said, as long as he's earning at least 25 minutes a night, he's capable of producing elite value in fantasy hoops.</text:p>
            <text:p><text:s text:c="8"/></text:p>
            <text:p><text:s text:c="8"/></text:p>
            <text:p><text:s text:c="13"/></text:p>
            <text:p><text:s text:c="14"/></text:p>
            <text:p><text:s text:c="13"/>Jan 14 - 3: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Richardson</text:p>
            <text:p><text:s text:c="17"/></text:p>
            <text:p><text:s text:c="17"/></text:p>
            <text:p><text:s text:c="22"/>- G/F - <text:s/>Heat</text:p>
            <text:p><text:s text:c="16"/></text:p>
            <text:p><text:s text:c="17"/></text:p>
            <text:p><text:s text:c="12"/></text:p>
            <text:p><text:s text:c="8"/></text:p>
            <text:p><text:s text:c="8"/></text:p>
            <text:p><text:s text:c="8"/></text:p>
            <text:p><text:s text:c="12"/>Josh Richardson had an efficient outing on Sunday, scoring 16 points on 6-of-9 shooting to go with two 3-pointers, six rebounds, one steal, one block and one turnover in 31 minutes.</text:p>
            <text:p><text:s text:c="8"/></text:p>
            <text:p><text:s text:c="8"/></text:p>
            <text:p><text:s text:c="13"/>Richardson also hit both of his free throws to give him an elite 81.0 true shooting percentage on the evening, and he's been absolutely crushing it over the past month with averages of 17.8 points, 3.7 assists, 1.8 triples, 1.4 steals, 1.1 blocks and 1.9 turnovers per contest on 51.9% shooting, which has been good enough for top-20 value. He's hitting career-highs in every relevant category this season, and there's no reason to expect him to suddenly slow down.</text:p>
            <text:p><text:s text:c="8"/></text:p>
            <text:p><text:s text:c="8"/></text:p>
            <text:p><text:s text:c="13"/></text:p>
            <text:p><text:s text:c="14"/></text:p>
            <text:p><text:s text:c="13"/>Jan 14 - 3: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an Dragic</text:p>
            <text:p><text:s text:c="17"/></text:p>
            <text:p><text:s text:c="17"/></text:p>
            <text:p><text:s text:c="22"/>- G - <text:s/>Heat</text:p>
            <text:p><text:s text:c="16"/></text:p>
            <text:p><text:s text:c="17"/></text:p>
            <text:p><text:s text:c="12"/></text:p>
            <text:p><text:s text:c="8"/></text:p>
            <text:p><text:s text:c="8"/></text:p>
            <text:p><text:s text:c="8"/></text:p>
            <text:p><text:s text:c="12"/>Goran Dragic kept his hot streak alive on Sunday, scoring 25 points on 9-of-17 shooting to go with three rebounds, four 3-pointers, two assists, one steal and two turnovers in 33 minutes.</text:p>
            <text:p><text:s text:c="8"/></text:p>
            <text:p><text:s text:c="8"/></text:p>
            <text:p><text:s text:c="13"/>The Dragon has really picked up his play over the past seven games with averages of 21.9 points, 2.1 triples, 6.9 dimes, 5.1 boards, 0.9 steals and 2.9 turnovers per contest on 45.6% shooting, which has been good enough for top-60 value in 9-cat leagues. He’s seen his usage rate spike to 28.8 and his assist percentage has jumped to 31.0 over that seven-game span, which has unsurprisingly coincided with a seven-game win-streak for Miami. He had a sluggish start to the season, but he looks primed for a strong second half, particularly with Dion Waiters done for the year.</text:p>
            <text:p><text:s text:c="8"/></text:p>
            <text:p><text:s text:c="8"/></text:p>
            <text:p><text:s text:c="13"/></text:p>
            <text:p><text:s text:c="14"/></text:p>
            <text:p><text:s text:c="13"/>Jan 14 - 3: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ustise Winslow</text:p>
            <text:p><text:s text:c="17"/></text:p>
            <text:p><text:s text:c="17"/></text:p>
            <text:p><text:s text:c="22"/>- F - <text:s/>Heat</text:p>
            <text:p><text:s text:c="16"/></text:p>
            <text:p><text:s text:c="17"/></text:p>
            <text:p><text:s text:c="12"/></text:p>
            <text:p><text:s text:c="8"/></text:p>
            <text:p><text:s text:c="8"/></text:p>
            <text:p><text:s text:c="8"/></text:p>
            <text:p><text:s text:c="12"/>Justise Winslow (knee) logged 13 minutes off the bench in his return from a month-long layoff on Sunday, finishing with three points, four boards, four assists and one 3-pointer.</text:p>
            <text:p><text:s text:c="8"/></text:p>
            <text:p><text:s text:c="8"/></text:p>
            <text:p><text:s text:c="13"/>He looked fine and should be ready to roll for Monday’s game in Chicago, but with averages of just 6.6 points and 5.4 boards per game on the year, there’s no reason to pay him any attention in fantasy hoops.</text:p>
            <text:p><text:s text:c="8"/></text:p>
            <text:p><text:s text:c="8"/></text:p>
            <text:p><text:s text:c="13"/></text:p>
            <text:p><text:s text:c="14"/></text:p>
            <text:p><text:s text:c="13"/>Jan 14 - 3: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Johnson</text:p>
            <text:p><text:s text:c="17"/></text:p>
            <text:p><text:s text:c="17"/></text:p>
            <text:p><text:s text:c="22"/>- G - <text:s/>Heat</text:p>
            <text:p><text:s text:c="16"/></text:p>
            <text:p><text:s text:c="17"/></text:p>
            <text:p><text:s text:c="12"/></text:p>
            <text:p><text:s text:c="8"/></text:p>
            <text:p><text:s text:c="8"/></text:p>
            <text:p><text:s text:c="8"/></text:p>
            <text:p><text:s text:c="12"/>Tyler Johnson scored 14 points on 5-of-11 shooting Sunday, to go with three 3-pointers, six rebounds, one assist, one steal, one block and zero turnovers in 35 minutes.</text:p>
            <text:p><text:s text:c="8"/></text:p>
            <text:p><text:s text:c="8"/></text:p>
            <text:p><text:s text:c="13"/>He’s been a mid-round guy ever since Dion Waiters (ankle) hit the sidelines, pumping out averages of 16.0 points, 2.3 assists, 1.8 triples, 1.1 steals and just 0.8 turnovers per contest on 45.4% shooting from the field and 88.9% from the stripe. There really isn’t anyone on the roster to challenge him for minutes with Waiters done for the year, so he should be able to sustain his mid-round evaluation.</text:p>
            <text:p><text:s text:c="8"/></text:p>
            <text:p><text:s text:c="8"/></text:p>
            <text:p><text:s text:c="13"/></text:p>
            <text:p><text:s text:c="14"/></text:p>
            <text:p><text:s text:c="13"/>Jan 14 - 3: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Johnson</text:p>
            <text:p><text:s text:c="17"/></text:p>
            <text:p><text:s text:c="17"/></text:p>
            <text:p><text:s text:c="22"/>- F - <text:s/>Heat</text:p>
            <text:p><text:s text:c="16"/></text:p>
            <text:p><text:s text:c="17"/></text:p>
            <text:p><text:s text:c="12"/></text:p>
            <text:p><text:s text:c="8"/></text:p>
            <text:p><text:s text:c="8"/></text:p>
            <text:p><text:s text:c="8"/></text:p>
            <text:p><text:s text:c="12"/>James Johnson dished out eight assists in a start on Sunday, to go with four points, four boards, two steals, two blocks and one turnover in 25 minutes.</text:p>
            <text:p><text:s text:c="8"/></text:p>
            <text:p><text:s text:c="8"/></text:p>
            <text:p><text:s text:c="13"/>The shooting wasn’t pretty as Johnson went just 2-of-8 from the field, but he did do a fantastic job defensively against Giannis Antetokounmpo and had a nice two-man game going with Tyler Johnson. JJ has been better as a starter this season, but Erik Spoelstra will likely continue to alternate the starting four-spot based on the matchup. Kelly Olynyk finished with seven points, seven boards, one steal and one turnover in 18 minutes off the bench.</text:p>
            <text:p><text:s text:c="8"/></text:p>
            <text:p><text:s text:c="8"/></text:p>
            <text:p><text:s text:c="13"/>Related: Kelly Olynyk</text:p>
            <text:p><text:s text:c="14"/></text:p>
            <text:p><text:s text:c="13"/>Jan 14 - 3: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gelo Russell</text:p>
            <text:p><text:s text:c="17"/></text:p>
            <text:p><text:s text:c="17"/></text:p>
            <text:p><text:s text:c="22"/>- G - <text:s/>Nets</text:p>
            <text:p><text:s text:c="16"/></text:p>
            <text:p><text:s text:c="17"/></text:p>
            <text:p><text:s text:c="12"/></text:p>
            <text:p><text:s text:c="8"/></text:p>
            <text:p><text:s text:c="8"/></text:p>
            <text:p><text:s text:c="8"/></text:p>
            <text:p><text:s text:c="12"/>D'Angelo Russell (knee) will not play Monday vs. the Knicks, according to multiple sources of Nets Daily.</text:p>
            <text:p><text:s text:c="8"/></text:p>
            <text:p><text:s text:c="8"/></text:p>
            <text:p><text:s text:c="13"/>Russell still hasn't been able to go through any 5-on-5 work, although he did recently go through some 3-on-3 drills and looked good according to head coach Kenny Atkinson. The Nets will practice again on Tuesday, and if Russell is able to go through 5-on-5, full-contact work, there's a chance he could make it back out there for Wednesday's game against the Spurs. He's close enough that he needs to be stashed in all leagues.</text:p>
            <text:p><text:s text:c="8"/></text:p>
            <text:p><text:s text:c="8"/></text:p>
            <text:p><text:s text:c="13"/></text:p>
            <text:p><text:s text:c="14"/></text:p>
            <text:p><text:s text:c="13"/>Source: Nets Daily on Twitter <text:s text:c="28"/>Jan 14 - 3: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J. Hunter</text:p>
            <text:p><text:s text:c="17"/></text:p>
            <text:p><text:s text:c="17"/></text:p>
            <text:p><text:s text:c="22"/>- G - <text:s/>Rockets</text:p>
            <text:p><text:s text:c="16"/></text:p>
            <text:p><text:s text:c="17"/></text:p>
            <text:p><text:s text:c="12"/></text:p>
            <text:p><text:s text:c="8"/></text:p>
            <text:p><text:s text:c="8"/></text:p>
            <text:p><text:s text:c="8"/></text:p>
            <text:p><text:s text:c="12"/>R.J. Hunter has signed a two-way contract with the Rockets.</text:p>
            <text:p><text:s text:c="8"/></text:p>
            <text:p><text:s text:c="8"/></text:p>
            <text:p><text:s text:c="13"/>Hunter caught Houston's attention with his solid play in the G-League with averages of 19.7 points, 2.3 triples, 3.6 assists, 4.7 boards, 2.1 steals and 1.0 block per game, but it'll be tough for him to make much of an impact for the Rockets.</text:p>
            <text:p><text:s text:c="8"/></text:p>
            <text:p><text:s text:c="8"/></text:p>
            <text:p><text:s text:c="13"/></text:p>
            <text:p><text:s text:c="14"/></text:p>
            <text:p><text:s text:c="13"/>Source: Mark Berman on Twitter <text:s text:c="27"/>Jan 14 - 3: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 Mbah a Moute</text:p>
            <text:p><text:s text:c="17"/></text:p>
            <text:p><text:s text:c="17"/></text:p>
            <text:p><text:s text:c="22"/>- F - <text:s/>Rockets</text:p>
            <text:p><text:s text:c="16"/></text:p>
            <text:p><text:s text:c="17"/></text:p>
            <text:p><text:s text:c="12"/></text:p>
            <text:p><text:s text:c="8"/></text:p>
            <text:p><text:s text:c="8"/></text:p>
            <text:p><text:s text:c="8"/></text:p>
            <text:p><text:s text:c="12"/>Luc Mbah a Moute (shoulder) is scheduled to practice on Sunday and if all goes well, he'll return to the court for Monday's game against the Clippers.</text:p>
            <text:p><text:s text:c="8"/></text:p>
            <text:p><text:s text:c="8"/></text:p>
            <text:p><text:s text:c="13"/>Mbah a Moute has spent the past month on the sidelines, but it sounds like there's a good chance he'll be getting back to the court on Monday. He'll likely be dealing with a minutes limit for his first handful of games, but once he's fully up to speed, he could siphon away some playing time from P.J. Tucker.</text:p>
            <text:p><text:s text:c="8"/></text:p>
            <text:p><text:s text:c="8"/></text:p>
            <text:p><text:s text:c="13"/>Related: P.J. Tucker</text:p>
            <text:p><text:s text:c="14"/></text:p>
            <text:p><text:s text:c="13"/>Source: ESPN <text:s text:c="45"/>Jan 14 - 3: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Harden</text:p>
            <text:p><text:s text:c="17"/></text:p>
            <text:p><text:s text:c="17"/></text:p>
            <text:p><text:s text:c="22"/>- G - <text:s/>Rockets</text:p>
            <text:p><text:s text:c="16"/></text:p>
            <text:p><text:s text:c="17"/></text:p>
            <text:p><text:s text:c="12"/></text:p>
            <text:p><text:s text:c="8"/></text:p>
            <text:p><text:s text:c="8"/></text:p>
            <text:p><text:s text:c="8"/></text:p>
            <text:p><text:s text:c="12"/>Mike D'Antoni said that James Harden (hamstring) could return to the court for Thursday's game against the Timberwolves or Saturday's game vs. the Warriors.</text:p>
            <text:p><text:s text:c="8"/></text:p>
            <text:p><text:s text:c="8"/></text:p>
            <text:p><text:s text:c="13"/>It sounds like Harden will sit out Monday's game against the Clippers, but there's a good chance he'll be getting back out there next week, which could queue the end of Gerald Green's run as a fantasy relevant asset. Eric Gordon will return to the bench once Harden is able to get back out there, and Chris Paul's usage and assist rate will take a slight hit.</text:p>
            <text:p><text:s text:c="8"/></text:p>
            <text:p><text:s text:c="8"/></text:p>
            <text:p><text:s text:c="13"/>Related: Eric Gordon, Chris Paul, Gerald Green</text:p>
            <text:p><text:s text:c="14"/></text:p>
            <text:p><text:s text:c="13"/>Source: Tim MacMahon on Twitter <text:s text:c="26"/>Jan 14 - 3: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kelle Fultz</text:p>
            <text:p><text:s text:c="17"/></text:p>
            <text:p><text:s text:c="17"/></text:p>
            <text:p><text:s text:c="22"/>- G - <text:s/>76ers</text:p>
            <text:p><text:s text:c="16"/></text:p>
            <text:p><text:s text:c="17"/></text:p>
            <text:p><text:s text:c="12"/></text:p>
            <text:p><text:s text:c="8"/></text:p>
            <text:p><text:s text:c="8"/></text:p>
            <text:p><text:s text:c="8"/></text:p>
            <text:p><text:s text:c="12"/>76ers' head coach Brett Brown said that Markelle Fultz is still dealing with discomfort in his right shoulder.</text:p>
            <text:p><text:s text:c="8"/></text:p>
            <text:p><text:s text:c="8"/></text:p>
            <text:p><text:s text:c="13"/>Brown also had an interesting response when a reporter asked if Fultz would need to be 100 percent healthy before taking the court, he simply responded: "I think what he needs to be is able to shoot a basketball." There's a video making the rounds on Twitter of Fultz getting some shots up at practice, and his jumper certainly looks awkward to say the least. There's a decent chance Fultz won't be taking the court this season, so he's not a great stash in most 12-team leagues.</text:p>
            <text:p><text:s text:c="8"/></text:p>
            <text:p><text:s text:c="8"/></text:p>
            <text:p><text:s text:c="13"/></text:p>
            <text:p><text:s text:c="14"/></text:p>
            <text:p><text:s text:c="13"/>Source: Marshall Harris on Twitter <text:s text:c="23"/>Jan 14 - 2: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Roberson</text:p>
            <text:p><text:s text:c="17"/></text:p>
            <text:p><text:s text:c="17"/></text:p>
            <text:p><text:s text:c="22"/>- G/F - <text:s/>Thunder</text:p>
            <text:p><text:s text:c="16"/></text:p>
            <text:p><text:s text:c="17"/></text:p>
            <text:p><text:s text:c="12"/></text:p>
            <text:p><text:s text:c="8"/></text:p>
            <text:p><text:s text:c="8"/></text:p>
            <text:p><text:s text:c="8"/></text:p>
            <text:p><text:s text:c="12"/>Andre Roberson (knee) was a full participant in Sunday's light practice, but he will not play Monday vs. the Kings.</text:p>
            <text:p><text:s text:c="8"/></text:p>
            <text:p><text:s text:c="8"/></text:p>
            <text:p><text:s text:c="13"/>"We didn’t have a lot of contact in practice, but he went through the entire practice, so he’s getting better," Thunder coach Billy Donovan said Sunday. While Roberson is improving, Monday will mark his eighth straight game on the sidelines, which will likely result in Terrance Ferguson earning another start.</text:p>
            <text:p><text:s text:c="8"/></text:p>
            <text:p><text:s text:c="8"/></text:p>
            <text:p><text:s text:c="13"/>Related: Terrance Ferguson</text:p>
            <text:p><text:s text:c="14"/></text:p>
            <text:p><text:s text:c="13"/>Source: News OK <text:s text:c="42"/>Jan 14 - 2: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s Niang</text:p>
            <text:p><text:s text:c="17"/></text:p>
            <text:p><text:s text:c="17"/></text:p>
            <text:p><text:s text:c="22"/>- F - <text:s/>Jazz</text:p>
            <text:p><text:s text:c="16"/></text:p>
            <text:p><text:s text:c="17"/></text:p>
            <text:p><text:s text:c="12"/></text:p>
            <text:p><text:s text:c="8"/></text:p>
            <text:p><text:s text:c="8"/></text:p>
            <text:p><text:s text:c="8"/></text:p>
            <text:p><text:s text:c="12"/>The Jazz have officially signed Georges Niang to a two-way contract.</text:p>
            <text:p><text:s text:c="8"/></text:p>
            <text:p><text:s text:c="8"/></text:p>
            <text:p><text:s text:c="13"/>He'll help bring some depth to Utah's frontcourt, but it's unlikely he'll get enough minutes to matter in most leagues. Leave him on the wire.</text:p>
            <text:p><text:s text:c="8"/></text:p>
            <text:p><text:s text:c="8"/></text:p>
            <text:p><text:s text:c="13"/></text:p>
            <text:p><text:s text:c="14"/></text:p>
            <text:p><text:s text:c="13"/>Source: Eric Woodyard on Twitter <text:s text:c="25"/>Jan 14 - 2: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habo Sefolosha</text:p>
            <text:p><text:s text:c="17"/></text:p>
            <text:p><text:s text:c="17"/></text:p>
            <text:p><text:s text:c="22"/>- G/F - <text:s/>Jazz</text:p>
            <text:p><text:s text:c="16"/></text:p>
            <text:p><text:s text:c="17"/></text:p>
            <text:p><text:s text:c="12"/></text:p>
            <text:p><text:s text:c="8"/></text:p>
            <text:p><text:s text:c="8"/></text:p>
            <text:p><text:s text:c="8"/></text:p>
            <text:p><text:s text:c="12"/>While season-ending knee surgery is still on the table for Thabo Sefolosha, he and his camp are reportedly still going over his options to correct the right MCL injury.</text:p>
            <text:p><text:s text:c="8"/></text:p>
            <text:p><text:s text:c="8"/></text:p>
            <text:p><text:s text:c="13"/>Shams Charania of Yahoo! Sports reported on Saturday that Sefolosha is expected to undergo season-ending knee surgery, but it sounds like Sefolosha is trying to avoid going under the knife. Surgery still seems like the most likely scenario, and with just late-round value on the year, there's not much reason to hang onto Thabo.</text:p>
            <text:p><text:s text:c="8"/></text:p>
            <text:p><text:s text:c="8"/></text:p>
            <text:p><text:s text:c="13"/></text:p>
            <text:p><text:s text:c="14"/></text:p>
            <text:p><text:s text:c="13"/>Source: Tony Jones on Twitter <text:s text:c="28"/>Jan 14 - 2: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o Belinelli</text:p>
            <text:p><text:s text:c="17"/></text:p>
            <text:p><text:s text:c="17"/></text:p>
            <text:p><text:s text:c="22"/>- G - <text:s/>76ers</text:p>
            <text:p><text:s text:c="16"/></text:p>
            <text:p><text:s text:c="17"/></text:p>
            <text:p><text:s text:c="12"/></text:p>
            <text:p><text:s text:c="8"/></text:p>
            <text:p><text:s text:c="8"/></text:p>
            <text:p><text:s text:c="8"/></text:p>
            <text:p><text:s text:c="12"/>Marco Belinelli (left ankle sprain) is expected to play on Monday vs. the Spurs.</text:p>
            <text:p><text:s text:c="8"/></text:p>
            <text:p><text:s text:c="8"/></text:p>
            <text:p><text:s text:c="13"/>He missed his first game of the season on Friday vs. the Nets, but the injury was minor and he's had a couple days off to rest. He averaged 17.6 minutes over Atlanta's last four games, so he's safe to leave on the wire.</text:p>
            <text:p><text:s text:c="8"/></text:p>
            <text:p><text:s text:c="8"/></text:p>
            <text:p><text:s text:c="13"/></text:p>
            <text:p><text:s text:c="14"/></text:p>
            <text:p><text:s text:c="13"/>Source: Chris Vivlamore on Twitter <text:s text:c="23"/>Jan 14 - 1: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van Turner</text:p>
            <text:p><text:s text:c="17"/></text:p>
            <text:p><text:s text:c="17"/></text:p>
            <text:p><text:s text:c="22"/>- G/F - <text:s/>Trail Blazers</text:p>
            <text:p><text:s text:c="16"/></text:p>
            <text:p><text:s text:c="17"/></text:p>
            <text:p><text:s text:c="12"/></text:p>
            <text:p><text:s text:c="8"/></text:p>
            <text:p><text:s text:c="8"/></text:p>
            <text:p><text:s text:c="8"/></text:p>
            <text:p><text:s text:c="12"/>Evan Turner (illness) will start against the Wolves on Sunday.</text:p>
            <text:p><text:s text:c="8"/></text:p>
            <text:p><text:s text:c="8"/></text:p>
            <text:p><text:s text:c="13"/>He's back after a one-game absence. The Blazers are healthy, so Turner's upside isn't the greatest. Over his last nine games, Turner averaged 11.6 points, 2.4 assists and 3.2 rebounds. Shabazz Napier is expected to return to the bench, but coach Terry Stotts will have a tough time keeping him off the floor.</text:p>
            <text:p><text:s text:c="8"/></text:p>
            <text:p><text:s text:c="8"/></text:p>
            <text:p><text:s text:c="13"/></text:p>
            <text:p><text:s text:c="14"/></text:p>
            <text:p><text:s text:c="13"/>Source: Peter Socotch on Twitter <text:s text:c="25"/>Jan 14 - 1: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y Burke</text:p>
            <text:p><text:s text:c="17"/></text:p>
            <text:p><text:s text:c="17"/></text:p>
            <text:p><text:s text:c="22"/>- G - <text:s/>Knicks</text:p>
            <text:p><text:s text:c="16"/></text:p>
            <text:p><text:s text:c="17"/></text:p>
            <text:p><text:s text:c="12"/></text:p>
            <text:p><text:s text:c="8"/></text:p>
            <text:p><text:s text:c="8"/></text:p>
            <text:p><text:s text:c="8"/></text:p>
            <text:p><text:s text:c="12"/>The Knicks have officially signed Trey Burke.</text:p>
            <text:p><text:s text:c="8"/></text:p>
            <text:p><text:s text:c="8"/></text:p>
            <text:p><text:s text:c="13"/>It's a minimum deal for the remainder of the season. Burke did have a lot of success in the G-League, but he's not on the fantasy radar and should be firmly behind Jarrett Jack and Frank Ntilikina.</text:p>
            <text:p><text:s text:c="8"/></text:p>
            <text:p><text:s text:c="8"/></text:p>
            <text:p><text:s text:c="13"/></text:p>
            <text:p><text:s text:c="14"/></text:p>
            <text:p><text:s text:c="13"/>Source: NY Knicks PR on Twitter <text:s text:c="26"/>Jan 14 - 1: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se Winslow</text:p>
            <text:p><text:s text:c="17"/></text:p>
            <text:p><text:s text:c="17"/></text:p>
            <text:p><text:s text:c="22"/>- F - <text:s/>Heat</text:p>
            <text:p><text:s text:c="16"/></text:p>
            <text:p><text:s text:c="17"/></text:p>
            <text:p><text:s text:c="12"/></text:p>
            <text:p><text:s text:c="8"/></text:p>
            <text:p><text:s text:c="8"/></text:p>
            <text:p><text:s text:c="8"/></text:p>
            <text:p><text:s text:c="12"/>Heat coach Erik Spoelstra said Justise Winslow (knee) will play as expected on Sunday vs. the Bucks.</text:p>
            <text:p><text:s text:c="8"/></text:p>
            <text:p><text:s text:c="8"/></text:p>
            <text:p><text:s text:c="13"/>Winslow has been sidelined for a month and the Heat are going to ease him back into the rotation. He wasn't worth owning before the injury, so fantasy owners can watch his progress from the waiver wire.</text:p>
            <text:p><text:s text:c="8"/></text:p>
            <text:p><text:s text:c="8"/></text:p>
            <text:p><text:s text:c="13"/></text:p>
            <text:p><text:s text:c="14"/></text:p>
            <text:p><text:s text:c="13"/>Source: Andre Fernandez on Twitter <text:s text:c="23"/>Jan 14 - 12: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elly Olynyk</text:p>
            <text:p><text:s text:c="17"/></text:p>
            <text:p><text:s text:c="17"/></text:p>
            <text:p><text:s text:c="22"/>- F/C - <text:s/>Heat</text:p>
            <text:p><text:s text:c="16"/></text:p>
            <text:p><text:s text:c="17"/></text:p>
            <text:p><text:s text:c="12"/></text:p>
            <text:p><text:s text:c="8"/></text:p>
            <text:p><text:s text:c="8"/></text:p>
            <text:p><text:s text:c="8"/></text:p>
            <text:p><text:s text:c="12"/>Kelly Olynyk will come off the bench on Sunday vs. the Bucks.</text:p>
            <text:p><text:s text:c="8"/></text:p>
            <text:p><text:s text:c="8"/></text:p>
            <text:p><text:s text:c="13"/>Olynyk has been trending down lately because the Heat have been experimenting with Bam Adebayo next to Hassan Whiteside, but they may be starting James Johnson over Olynyk for his defense against Giannis Antetokounmpo. Olynyk's owners should sit tight while we see how this plays out.</text:p>
            <text:p><text:s text:c="8"/></text:p>
            <text:p><text:s text:c="8"/></text:p>
            <text:p><text:s text:c="13"/></text:p>
            <text:p><text:s text:c="14"/></text:p>
            <text:p><text:s text:c="13"/>Jan 14 - 12: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Johnson</text:p>
            <text:p><text:s text:c="17"/></text:p>
            <text:p><text:s text:c="17"/></text:p>
            <text:p><text:s text:c="22"/>- F - <text:s/>Heat</text:p>
            <text:p><text:s text:c="16"/></text:p>
            <text:p><text:s text:c="17"/></text:p>
            <text:p><text:s text:c="12"/></text:p>
            <text:p><text:s text:c="8"/></text:p>
            <text:p><text:s text:c="8"/></text:p>
            <text:p><text:s text:c="8"/></text:p>
            <text:p><text:s text:c="12"/>James Johnson will replace Kelly Olynyk in the starting lineup on Sunday vs. the Bucks.</text:p>
            <text:p><text:s text:c="8"/></text:p>
            <text:p><text:s text:c="8"/></text:p>
            <text:p><text:s text:c="13"/>This may be a matchup move, as the Heat will need Johnson to defend Giannis Antetokounmpo. He's averaging 28.3 minutes per game in 11 starts and 25.7 minutes in 22 games off the bench, so he'll see a slight bump in value Sunday. He's a must-own fantasy asset regardless of where he begins the game.</text:p>
            <text:p><text:s text:c="8"/></text:p>
            <text:p><text:s text:c="8"/></text:p>
            <text:p><text:s text:c="13"/></text:p>
            <text:p><text:s text:c="14"/></text:p>
            <text:p><text:s text:c="13"/>Source: Heat on Twitter <text:s text:c="34"/>Jan 14 - 12: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e Zizic</text:p>
            <text:p><text:s text:c="17"/></text:p>
            <text:p><text:s text:c="17"/></text:p>
            <text:p><text:s text:c="22"/>- C - <text:s/>Cavaliers</text:p>
            <text:p><text:s text:c="16"/></text:p>
            <text:p><text:s text:c="17"/></text:p>
            <text:p><text:s text:c="12"/></text:p>
            <text:p><text:s text:c="8"/></text:p>
            <text:p><text:s text:c="8"/></text:p>
            <text:p><text:s text:c="8"/></text:p>
            <text:p><text:s text:c="12"/>The Cavaliers have recalled Ante Zizic from the G-League.</text:p>
            <text:p><text:s text:c="8"/></text:p>
            <text:p><text:s text:c="8"/></text:p>
            <text:p><text:s text:c="13"/>He's not in the rotation right now and that won't change while Tristan Thompson and Kevin Love are healthy.</text:p>
            <text:p><text:s text:c="8"/></text:p>
            <text:p><text:s text:c="8"/></text:p>
            <text:p><text:s text:c="13"/></text:p>
            <text:p><text:s text:c="14"/></text:p>
            <text:p><text:s text:c="13"/>Source: NBA.com <text:s text:c="42"/>Jan 14 - 12: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 Leuer</text:p>
            <text:p><text:s text:c="17"/></text:p>
            <text:p><text:s text:c="17"/></text:p>
            <text:p><text:s text:c="22"/>- F - <text:s/>Pistons</text:p>
            <text:p><text:s text:c="16"/></text:p>
            <text:p><text:s text:c="17"/></text:p>
            <text:p><text:s text:c="12"/></text:p>
            <text:p><text:s text:c="8"/></text:p>
            <text:p><text:s text:c="8"/></text:p>
            <text:p><text:s text:c="8"/></text:p>
            <text:p><text:s text:c="12"/>Jon Leuer (ankle) still doesn't have a timetable to return.</text:p>
            <text:p><text:s text:c="8"/></text:p>
            <text:p><text:s text:c="8"/></text:p>
            <text:p><text:s text:c="13"/>Leuer said he's had problems with his left ankle since he was a kid, <text:s/>and he added that there’s a bone fragment that’s stuck in his ligament that is causing the majority of the pain. Surgery is on the table, but Leuer is hopeful to return this season. "Hopefully not the whole season, but that’s something that … I would cross that bridge when I get there."</text:p>
            <text:p><text:s text:c="8"/></text:p>
            <text:p><text:s text:c="8"/></text:p>
            <text:p><text:s text:c="13"/></text:p>
            <text:p><text:s text:c="14"/></text:p>
            <text:p><text:s text:c="13"/>Source: NBA.com <text:s text:c="42"/>Jan 14 - 12: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eggie Jackson</text:p>
            <text:p><text:s text:c="17"/></text:p>
            <text:p><text:s text:c="17"/></text:p>
            <text:p><text:s text:c="22"/>- G - <text:s/>Pistons</text:p>
            <text:p><text:s text:c="16"/></text:p>
            <text:p><text:s text:c="17"/></text:p>
            <text:p><text:s text:c="12"/></text:p>
            <text:p><text:s text:c="8"/></text:p>
            <text:p><text:s text:c="8"/></text:p>
            <text:p><text:s text:c="8"/></text:p>
            <text:p><text:s text:c="12"/>Reggie Jackson (ankle) isn't using crutches anymore and is in a walking boot.</text:p>
            <text:p><text:s text:c="8"/></text:p>
            <text:p><text:s text:c="8"/></text:p>
            <text:p><text:s text:c="13"/>Coach Stan Van Gundy said he's "on schedule," so if his 6-8 week timetable holds we should see him back on the court around mid-February. Ish Smith has been starting in Jackson's absence, averaging 13.3 points, 4.3 assists, 3.8 rebounds and 1.0 steals in his last eight games.</text:p>
            <text:p><text:s text:c="8"/></text:p>
            <text:p><text:s text:c="8"/></text:p>
            <text:p><text:s text:c="13"/></text:p>
            <text:p><text:s text:c="14"/></text:p>
            <text:p><text:s text:c="13"/>Source: James Edwards on Twitter <text:s text:c="25"/>Jan 14 - 11:5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anley Johnson</text:p>
            <text:p><text:s text:c="17"/></text:p>
            <text:p><text:s text:c="17"/></text:p>
            <text:p><text:s text:c="22"/>- F - <text:s/>Pistons</text:p>
            <text:p><text:s text:c="16"/></text:p>
            <text:p><text:s text:c="17"/></text:p>
            <text:p><text:s text:c="12"/></text:p>
            <text:p><text:s text:c="8"/></text:p>
            <text:p><text:s text:c="8"/></text:p>
            <text:p><text:s text:c="8"/></text:p>
            <text:p><text:s text:c="12"/>Stanley Johnson (hip) is questionable for Monday's game vs. the Hornets.</text:p>
            <text:p><text:s text:c="8"/></text:p>
            <text:p><text:s text:c="8"/></text:p>
            <text:p><text:s text:c="13"/>Johnson returned from a five-game absence back on Wednesday, but he felt tightness in his hip after just 20 minutes. He's not a big part of the rotation and wasn't able to practice on Saturday, so the Pistons may play it safe and hold him out, especially with the trade deadline coming up. Reggie Bullock should have some low-end value this week for his 3-pointers and steals.</text:p>
            <text:p><text:s text:c="8"/></text:p>
            <text:p><text:s text:c="8"/></text:p>
            <text:p><text:s text:c="13"/></text:p>
            <text:p><text:s text:c="14"/></text:p>
            <text:p><text:s text:c="13"/>Source: NBA.com <text:s text:c="42"/>Jan 14 - 11:4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er Nelson</text:p>
            <text:p><text:s text:c="17"/></text:p>
            <text:p><text:s text:c="17"/></text:p>
            <text:p><text:s text:c="22"/>- G - <text:s/>Pistons</text:p>
            <text:p><text:s text:c="16"/></text:p>
            <text:p><text:s text:c="17"/></text:p>
            <text:p><text:s text:c="12"/></text:p>
            <text:p><text:s text:c="8"/></text:p>
            <text:p><text:s text:c="8"/></text:p>
            <text:p><text:s text:c="8"/></text:p>
            <text:p><text:s text:c="12"/>Jameer Nelson will not play on Sunday vs. the Knicks for personal reasons.</text:p>
            <text:p><text:s text:c="8"/></text:p>
            <text:p><text:s text:c="8"/></text:p>
            <text:p><text:s text:c="13"/>Nelson has only played 12.6 minutes per game since the start of January, so his absence doesn't mean much in fantasy. If anything, Rajon Rondo and Jrue Holiday could each pick up a few minutes.</text:p>
            <text:p><text:s text:c="8"/></text:p>
            <text:p><text:s text:c="8"/></text:p>
            <text:p><text:s text:c="13"/></text:p>
            <text:p><text:s text:c="14"/></text:p>
            <text:p><text:s text:c="13"/>Source: Pelicans PR on Twitter <text:s text:c="27"/>Jan 14 - 11:1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Nikola Mirotic said he's not thinking about his future in Chicago right now and that he's focused on winning games.</text:p>
            <text:p><text:s text:c="8"/></text:p>
            <text:p><text:s text:c="8"/></text:p>
            <text:p><text:s text:c="13"/>"I want to win, that’s all I want to do," Mirotic said. "But I’m happy in Chicago. I’m obviously very happy and my family, too. We all love Chicago and we are more than thankful for the opportunity to be here. That’s all I can tell you now." The veteran forward is eligible to be traded on Monday and has already been linked to the Blazers, Jazz and Pistons, so expect the rumors to heat up again.</text:p>
            <text:p><text:s text:c="8"/></text:p>
            <text:p><text:s text:c="8"/></text:p>
            <text:p><text:s text:c="13"/></text:p>
            <text:p><text:s text:c="14"/></text:p>
            <text:p><text:s text:c="13"/>Source: Chicago Tribune <text:s text:c="34"/>Jan 14 - 10:1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rry Giles</text:p>
            <text:p><text:s text:c="17"/></text:p>
            <text:p><text:s text:c="17"/></text:p>
            <text:p><text:s text:c="22"/>- F - <text:s/>Kings</text:p>
            <text:p><text:s text:c="16"/></text:p>
            <text:p><text:s text:c="17"/></text:p>
            <text:p><text:s text:c="12"/></text:p>
            <text:p><text:s text:c="8"/></text:p>
            <text:p><text:s text:c="8"/></text:p>
            <text:p><text:s text:c="8"/></text:p>
            <text:p><text:s text:c="12"/>Jason Jones of the Sacramento Bee said the Kings "rave" about Harry Giles' potential.</text:p>
            <text:p><text:s text:c="8"/></text:p>
            <text:p><text:s text:c="8"/></text:p>
            <text:p><text:s text:c="13"/>He had some red flags coming out of high school and college due to some knee problems, so the Kings want to make sure he "builds up the strength" in his legs and core. The Kings ruled him out through January before the season started, but we haven't been updated since. Jones added that "his knees are fine" and the Kings are not concerned, so maybe we'll finally get a look at him down the stretch.</text:p>
            <text:p><text:s text:c="8"/></text:p>
            <text:p><text:s text:c="8"/></text:p>
            <text:p><text:s text:c="13"/></text:p>
            <text:p><text:s text:c="14"/></text:p>
            <text:p><text:s text:c="13"/>Source: Sacramento Bee <text:s text:c="35"/>Jan 14 - 10:1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illie Cauley-Stein</text:p>
            <text:p><text:s text:c="17"/></text:p>
            <text:p><text:s text:c="17"/></text:p>
            <text:p><text:s text:c="22"/>- C - <text:s/>Kings</text:p>
            <text:p><text:s text:c="16"/></text:p>
            <text:p><text:s text:c="17"/></text:p>
            <text:p><text:s text:c="12"/></text:p>
            <text:p><text:s text:c="8"/></text:p>
            <text:p><text:s text:c="8"/></text:p>
            <text:p><text:s text:c="8"/></text:p>
            <text:p><text:s text:c="12"/>Willie Cauley-Stein is growing frustrated with Sacramento's bad starts to games recently.</text:p>
            <text:p><text:s text:c="8"/></text:p>
            <text:p><text:s text:c="8"/></text:p>
            <text:p><text:s text:c="13"/>"It’s got to come from us, but it’s got to come from us holding each other accountable," WCS said. Like, enough is enough. I think Coach is at that point where he’s not going to play you if you’re not doing the right thing, and I think that’s how it should be." The Kings have lost four straight and seven out of their last eight, but WCS has been terrific with 15.6 points, 7.8 rebounds, 2.4 assists, 1.6 steals and 0.5 blocks over his last 10 games. We wish he blocked more shots, but he's getting the job done for fantasy owners.</text:p>
            <text:p><text:s text:c="8"/></text:p>
            <text:p><text:s text:c="8"/></text:p>
            <text:p><text:s text:c="13"/></text:p>
            <text:p><text:s text:c="14"/></text:p>
            <text:p><text:s text:c="13"/>Source: Sacramento Bee <text:s text:c="35"/>Jan 14 - 10:0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kari Johnson</text:p>
            <text:p><text:s text:c="17"/></text:p>
            <text:p><text:s text:c="17"/></text:p>
            <text:p><text:s text:c="22"/>- C - <text:s/>Thunder</text:p>
            <text:p><text:s text:c="16"/></text:p>
            <text:p><text:s text:c="17"/></text:p>
            <text:p><text:s text:c="12"/></text:p>
            <text:p><text:s text:c="8"/></text:p>
            <text:p><text:s text:c="8"/></text:p>
            <text:p><text:s text:c="8"/></text:p>
            <text:p><text:s text:c="12"/>The Thunder have recalled Dakari Johnson from the G-League.</text:p>
            <text:p><text:s text:c="8"/></text:p>
            <text:p><text:s text:c="8"/></text:p>
            <text:p><text:s text:c="13"/>He was with the OKC Blue for the G-League showcase. Johnson has only played 10 minutes for the Thunder since the start of January because Steven Adams is the only true center in their rotation right now.</text:p>
            <text:p><text:s text:c="8"/></text:p>
            <text:p><text:s text:c="8"/></text:p>
            <text:p><text:s text:c="13"/></text:p>
            <text:p><text:s text:c="14"/></text:p>
            <text:p><text:s text:c="13"/>Source: NBA.com <text:s text:c="42"/>Jan 14 - 10:0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yean Dotson</text:p>
            <text:p><text:s text:c="17"/></text:p>
            <text:p><text:s text:c="17"/></text:p>
            <text:p><text:s text:c="22"/>- G - <text:s/>Knicks</text:p>
            <text:p><text:s text:c="16"/></text:p>
            <text:p><text:s text:c="17"/></text:p>
            <text:p><text:s text:c="12"/></text:p>
            <text:p><text:s text:c="8"/></text:p>
            <text:p><text:s text:c="8"/></text:p>
            <text:p><text:s text:c="8"/></text:p>
            <text:p><text:s text:c="12"/>Damyean Dotson has been recalled from the G-League.</text:p>
            <text:p><text:s text:c="8"/></text:p>
            <text:p><text:s text:c="8"/></text:p>
            <text:p><text:s text:c="13"/>The rookie is going to have an even tougher time finding minutes now that Tim Hardaway Jr. back. The Knicks are struggling, so he might get a look down the stretch.</text:p>
            <text:p><text:s text:c="8"/></text:p>
            <text:p><text:s text:c="8"/></text:p>
            <text:p><text:s text:c="13"/></text:p>
            <text:p><text:s text:c="14"/></text:p>
            <text:p><text:s text:c="13"/>Source: Knicks PR <text:s text:c="40"/>Jan 14 - 9:5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az Long</text:p>
            <text:p><text:s text:c="17"/></text:p>
            <text:p><text:s text:c="17"/></text:p>
            <text:p><text:s text:c="22"/>- G - <text:s/>Jazz</text:p>
            <text:p><text:s text:c="16"/></text:p>
            <text:p><text:s text:c="17"/></text:p>
            <text:p><text:s text:c="12"/></text:p>
            <text:p><text:s text:c="8"/></text:p>
            <text:p><text:s text:c="8"/></text:p>
            <text:p><text:s text:c="8"/></text:p>
            <text:p><text:s text:c="12"/>The Jazz have waived <text:s/>guard Naz Mitrou-Long.</text:p>
            <text:p><text:s text:c="8"/></text:p>
            <text:p><text:s text:c="8"/></text:p>
            <text:p><text:s text:c="13"/>He was on a two-way contract, so he was never really on the fantasy radar. He'll head back to the G-League.</text:p>
            <text:p><text:s text:c="8"/></text:p>
            <text:p><text:s text:c="8"/></text:p>
            <text:p><text:s text:c="13"/></text:p>
            <text:p><text:s text:c="14"/></text:p>
            <text:p><text:s text:c="13"/>Source: Jazz PR <text:s text:c="42"/>Jan 14 - 9:5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nis Smith Jr.</text:p>
            <text:p><text:s text:c="17"/></text:p>
            <text:p><text:s text:c="17"/></text:p>
            <text:p><text:s text:c="22"/>- G - <text:s/>Mavericks</text:p>
            <text:p><text:s text:c="16"/></text:p>
            <text:p><text:s text:c="17"/></text:p>
            <text:p><text:s text:c="12"/></text:p>
            <text:p><text:s text:c="8"/></text:p>
            <text:p><text:s text:c="8"/></text:p>
            <text:p><text:s text:c="8"/></text:p>
            <text:p><text:s text:c="12"/>Dallas coach Rick Carlisle said Dennis Smith Jr. has been "earning his minutes" lately.</text:p>
            <text:p><text:s text:c="8"/></text:p>
            <text:p><text:s text:c="8"/></text:p>
            <text:p><text:s text:c="13"/>"It's a very precise game, and when you have the ball that much you are going to be in situations where you have to make decisions and make plays -- and he's learning a lot about those kinds of things," Carlisle said. DSJ has played more than 30 minutes just five times since the start of December, but he's now done that three games in a row with averages of 19.3 points, 4.0 assists, 3.6 rebounds, 1.0 steals, 1.0 blocks and 1.6 triples in just under 35 minutes per game. His fantasy arrow is finally pointing straight up.</text:p>
            <text:p><text:s text:c="8"/></text:p>
            <text:p><text:s text:c="8"/></text:p>
            <text:p><text:s text:c="13"/></text:p>
            <text:p><text:s text:c="14"/></text:p>
            <text:p><text:s text:c="13"/>Source: SportsDay <text:s text:c="40"/>Jan 14 - 9:4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Spurs coach Gregg Popovich said he was surprised that Kawhi Leonard (shoulder) was in such great shape on Saturday.</text:p>
            <text:p><text:s text:c="8"/></text:p>
            <text:p><text:s text:c="8"/></text:p>
            <text:p><text:s text:c="13"/>"He's looking confident in his body," Popovich said. "He wasn't winded tonight, which surprised me. He's coming along well." Leonard has played in consecutive games only once and has not played on less than two days' rest, but he said he "needs to string some games together" and that he's remaining patient as he works his way back to 100 percent.</text:p>
            <text:p><text:s text:c="8"/></text:p>
            <text:p><text:s text:c="8"/></text:p>
            <text:p><text:s text:c="13"/></text:p>
            <text:p><text:s text:c="14"/></text:p>
            <text:p><text:s text:c="13"/>Source: San Antonio Express-News <text:s text:c="25"/>Jan 14 - 9:3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Gary Harris</text:p>
            <text:p><text:s text:c="17"/></text:p>
            <text:p><text:s text:c="17"/></text:p>
            <text:p><text:s text:c="22"/>- G - <text:s/>Nuggets</text:p>
            <text:p><text:s text:c="16"/></text:p>
            <text:p><text:s text:c="17"/></text:p>
            <text:p><text:s text:c="12"/></text:p>
            <text:p><text:s text:c="8"/></text:p>
            <text:p><text:s text:c="8"/></text:p>
            <text:p><text:s text:c="8"/></text:p>
            <text:p><text:s text:c="12"/>Gary Harris (personal) returned to the lineup Saturday at San Antonio and he finished with 18 points across 30 minutes.</text:p>
            <text:p><text:s text:c="8"/></text:p>
            <text:p><text:s text:c="8"/></text:p>
            <text:p><text:s text:c="13"/>Harris and Nikola Jokic were the only two players to show up in the 112-80 blowout loss, finishing as the only double-digit point producers. He is having quite the January, averaging 21.8 points, 3.3 rebounds, 2.7 assists and 1.7 steals per game in six outings. He continues to put up top-40 fantasy value in nearly all formats, and he is showing no signs of slowing down.</text:p>
            <text:p><text:s text:c="8"/></text:p>
            <text:p><text:s text:c="8"/></text:p>
            <text:p><text:s text:c="13"/></text:p>
            <text:p><text:s text:c="14"/></text:p>
            <text:p><text:s text:c="13"/>Jan 14 - 12:2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Jokic</text:p>
            <text:p><text:s text:c="17"/></text:p>
            <text:p><text:s text:c="17"/></text:p>
            <text:p><text:s text:c="22"/>- F/C - <text:s/>Nuggets</text:p>
            <text:p><text:s text:c="16"/></text:p>
            <text:p><text:s text:c="17"/></text:p>
            <text:p><text:s text:c="12"/></text:p>
            <text:p><text:s text:c="8"/></text:p>
            <text:p><text:s text:c="8"/></text:p>
            <text:p><text:s text:c="8"/></text:p>
            <text:p><text:s text:c="12"/>Nikola Jokic finished with 23 points on 8-of-13 shooting in Saturday's 112-80 loss at San Antonio.</text:p>
            <text:p><text:s text:c="8"/></text:p>
            <text:p><text:s text:c="8"/></text:p>
            <text:p><text:s text:c="13"/>Jokic was very productive, hitting 3-of-6 from behind the arc and 4-of-4 from the free-throw line, persevering despite a blowout on the scoreboard. He was one of just two Nuggets (Gary Harris) to go for double-digit point totals and please his fantasy owners. He also chipped in with nine rebounds, seven assists and steals. Jokic and his teammates have just three games on tap in the upcoming week, but favorable home games against the defensively-challenged Mavericks and Suns highlight the slate.</text:p>
            <text:p><text:s text:c="8"/></text:p>
            <text:p><text:s text:c="8"/></text:p>
            <text:p><text:s text:c="13"/></text:p>
            <text:p><text:s text:c="14"/></text:p>
            <text:p><text:s text:c="13"/>Jan 14 - 12:1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y Lyles</text:p>
            <text:p><text:s text:c="17"/></text:p>
            <text:p><text:s text:c="17"/></text:p>
            <text:p><text:s text:c="22"/>- F - <text:s/>Nuggets</text:p>
            <text:p><text:s text:c="16"/></text:p>
            <text:p><text:s text:c="17"/></text:p>
            <text:p><text:s text:c="12"/></text:p>
            <text:p><text:s text:c="8"/></text:p>
            <text:p><text:s text:c="8"/></text:p>
            <text:p><text:s text:c="8"/></text:p>
            <text:p><text:s text:c="12"/>Trey Lyles finished with just three points, five rebounds and one assist with a minus-9 rating in 20 minutes off the bench Saturday at San Antonio.</text:p>
            <text:p><text:s text:c="8"/></text:p>
            <text:p><text:s text:c="8"/></text:p>
            <text:p><text:s text:c="13"/>Lyles had an awful 1-of-9 shooting night, snapping a career-high 14-game streak with double-digit points. He was able to extend his streak to 12 straight games with five or more rebounds. Chalk it up as just one bad outing. He has been a top-70 fantasy option over the past month. He'll remain a decent fantasy option until Paul Millsap (wrist) is healthy enough to return.</text:p>
            <text:p><text:s text:c="8"/></text:p>
            <text:p><text:s text:c="8"/></text:p>
            <text:p><text:s text:c="13"/></text:p>
            <text:p><text:s text:c="14"/></text:p>
            <text:p><text:s text:c="13"/>Jan 14 - 1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al Murray</text:p>
            <text:p><text:s text:c="17"/></text:p>
            <text:p><text:s text:c="17"/></text:p>
            <text:p><text:s text:c="22"/>- G - <text:s/>Nuggets</text:p>
            <text:p><text:s text:c="16"/></text:p>
            <text:p><text:s text:c="17"/></text:p>
            <text:p><text:s text:c="12"/></text:p>
            <text:p><text:s text:c="8"/></text:p>
            <text:p><text:s text:c="8"/></text:p>
            <text:p><text:s text:c="8"/></text:p>
            <text:p><text:s text:c="12"/>Jamal Murray managed just two points in Saturday's dismal 112-80 loss in San Antonio.</text:p>
            <text:p><text:s text:c="8"/></text:p>
            <text:p><text:s text:c="8"/></text:p>
            <text:p><text:s text:c="13"/>Murray was able to hit just 1-of-7 from the floor, going 0-of-3 from behind the arc, while adding two assists and a rebound with a minus-18 rating. The two-point stinker snaps a career-high 10-game streak with double-digit points. He has hit just 2-of-14 (14.3 percent) from the field over the past two outings, as The Blue Arrow is in a bit of a funk. It didn't help facing a decent defensive club on their home court. He should find more room to operate on Tuesday against Dallas.</text:p>
            <text:p><text:s text:c="8"/></text:p>
            <text:p><text:s text:c="8"/></text:p>
            <text:p><text:s text:c="13"/></text:p>
            <text:p><text:s text:c="14"/></text:p>
            <text:p><text:s text:c="13"/>Jan 13 - 11: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bias Harris</text:p>
            <text:p><text:s text:c="17"/></text:p>
            <text:p><text:s text:c="17"/></text:p>
            <text:p><text:s text:c="22"/>- F - <text:s/>Clippers</text:p>
            <text:p><text:s text:c="16"/></text:p>
            <text:p><text:s text:c="17"/></text:p>
            <text:p><text:s text:c="12"/></text:p>
            <text:p><text:s text:c="8"/></text:p>
            <text:p><text:s text:c="8"/></text:p>
            <text:p><text:s text:c="8"/></text:p>
            <text:p><text:s text:c="12"/>Tobias Harris cooled off vs. the Bulls on Saturday with seven points on 3-of-14 shooting, but he added four rebounds, four assists, two steals and one block in 30 minutes.</text:p>
            <text:p><text:s text:c="8"/></text:p>
            <text:p><text:s text:c="8"/></text:p>
            <text:p><text:s text:c="13"/>He came in averaging 24.7 points over the past three games, with 2.7 triples, 5.7 rebounds, 2.0 assists and 0.7 steals, so owners should be willing to overlook tonight's rough shooting. Harris has only three games with more than two turnovers this season, which highlights his unique appeal in 9-cat leagues -- his 1.0 turnovers per game are third-lowest among players averaging 30+ minutes per game, trailing only Trevor Ariza and Otto Porter.</text:p>
            <text:p><text:s text:c="8"/></text:p>
            <text:p><text:s text:c="8"/></text:p>
            <text:p><text:s text:c="13"/></text:p>
            <text:p><text:s text:c="14"/></text:p>
            <text:p><text:s text:c="13"/>Jan 13 - 11: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Marcus Aldridge</text:p>
            <text:p><text:s text:c="17"/></text:p>
            <text:p><text:s text:c="17"/></text:p>
            <text:p><text:s text:c="22"/>- F/C - <text:s/>Spurs</text:p>
            <text:p><text:s text:c="16"/></text:p>
            <text:p><text:s text:c="17"/></text:p>
            <text:p><text:s text:c="12"/></text:p>
            <text:p><text:s text:c="8"/></text:p>
            <text:p><text:s text:c="8"/></text:p>
            <text:p><text:s text:c="8"/></text:p>
            <text:p><text:s text:c="12"/>LaMarcus Aldridge posted 15 points, five rebounds, a steal and a blocked shot over 27 minutes in Saturday's 112-80 blowout win against the Nuggets.</text:p>
            <text:p><text:s text:c="8"/></text:p>
            <text:p><text:s text:c="8"/></text:p>
            <text:p><text:s text:c="13"/>Aldridge and Kawhi Leonard lasted slightly longer than some of the others in the starting five, but they powered it down for most of the fourth quarter with the team hammering the visitors. It's a favorable upcoming week for Aldridge and the Spurs, as they have a four-game week starting Monday in Atlanta with no back-to-back situations.</text:p>
            <text:p><text:s text:c="8"/></text:p>
            <text:p><text:s text:c="8"/></text:p>
            <text:p><text:s text:c="13"/></text:p>
            <text:p><text:s text:c="14"/></text:p>
            <text:p><text:s text:c="13"/>Jan 13 - 11: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eggie Bullock</text:p>
            <text:p><text:s text:c="17"/></text:p>
            <text:p><text:s text:c="17"/></text:p>
            <text:p><text:s text:c="22"/>- G/F - <text:s/>Pistons</text:p>
            <text:p><text:s text:c="16"/></text:p>
            <text:p><text:s text:c="17"/></text:p>
            <text:p><text:s text:c="12"/></text:p>
            <text:p><text:s text:c="8"/></text:p>
            <text:p><text:s text:c="8"/></text:p>
            <text:p><text:s text:c="8"/></text:p>
            <text:p><text:s text:c="12"/>Reggie Bullock missed a potentially game-tying layup at the buzzer vs. Chicago on Saturday, finishing with seven points on 3-of-9 shooting, five rebounds, two assists and one 3-pointer in 35 minutes.</text:p>
            <text:p><text:s text:c="8"/></text:p>
            <text:p><text:s text:c="8"/></text:p>
            <text:p><text:s text:c="13"/>Stanley Johnson (hip) was out tonight due to tightness in his hip, which allowed Bullock to log unfettered minutes as the starting SF. Pistons coach Stan Van Gundy ruled out structural damage for Johnson, but Bullock should keep the starting gig even when he's healthy. He's been extremely efficient for the past month with 57.8% field goals and 83.3% free throws, while hitting 2.4 triples per game, so owners might as well ride the hot hand.</text:p>
            <text:p><text:s text:c="8"/></text:p>
            <text:p><text:s text:c="8"/></text:p>
            <text:p><text:s text:c="13"/>Related: Stanley Johnson</text:p>
            <text:p><text:s text:c="14"/></text:p>
            <text:p><text:s text:c="13"/>Jan 13 - 11: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Moreland</text:p>
            <text:p><text:s text:c="17"/></text:p>
            <text:p><text:s text:c="17"/></text:p>
            <text:p><text:s text:c="22"/>- C - <text:s/>Pistons</text:p>
            <text:p><text:s text:c="16"/></text:p>
            <text:p><text:s text:c="17"/></text:p>
            <text:p><text:s text:c="12"/></text:p>
            <text:p><text:s text:c="8"/></text:p>
            <text:p><text:s text:c="8"/></text:p>
            <text:p><text:s text:c="8"/></text:p>
            <text:p><text:s text:c="12"/>Eric Moreland set a career-high with five assists on Saturday, adding three points and five rebounds in 14 minutes off the bench.</text:p>
            <text:p><text:s text:c="8"/></text:p>
            <text:p><text:s text:c="8"/></text:p>
            <text:p><text:s text:c="13"/>Moreland had two turnovers but generally looked good, and he made some smart passes from the high post tonight. This will help him hold off Boban Marjanovic (DNP-CD) for backup-center minutes, but he's not a fantasy asset while Andre Drummond is healthy.</text:p>
            <text:p><text:s text:c="8"/></text:p>
            <text:p><text:s text:c="8"/></text:p>
            <text:p><text:s text:c="13"/>Related: Boban Marjanovic, Andre Drummond</text:p>
            <text:p><text:s text:c="14"/></text:p>
            <text:p><text:s text:c="13"/>Jan 13 - 11: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Drummond</text:p>
            <text:p><text:s text:c="17"/></text:p>
            <text:p><text:s text:c="17"/></text:p>
            <text:p><text:s text:c="22"/>- C - <text:s/>Pistons</text:p>
            <text:p><text:s text:c="16"/></text:p>
            <text:p><text:s text:c="17"/></text:p>
            <text:p><text:s text:c="12"/></text:p>
            <text:p><text:s text:c="8"/></text:p>
            <text:p><text:s text:c="8"/></text:p>
            <text:p><text:s text:c="8"/></text:p>
            <text:p><text:s text:c="12"/>Andre Drummond had another big all-around game on Saturday with 21 points (8-of-13 FGs, 5-of-6 FTs), 15 rebounds, four assists, three blocks, two steals and one turnover.</text:p>
            <text:p><text:s text:c="8"/></text:p>
            <text:p><text:s text:c="8"/></text:p>
            <text:p><text:s text:c="13"/>Drummond committed just one turnover and two fouls in 34 minutes, and it's safe to conclude that his rib injury is no longer a concern. He missed one game on Jan. 6, but in the three games since he's averaging a stellar 19.7 points, 16.3 boards, 4.0 assists, 2.0 steals and 2.0 blocks. That was against a trio of vulnerable frontcourts, though, and he'll draw a tougher matchup vs. Dwight Howard on Monday. Trainers did look at Drummond's right foot in the second quarter tonight but he looked fine after halftime, so we'll leave him off the injury report.</text:p>
            <text:p><text:s text:c="8"/></text:p>
            <text:p><text:s text:c="8"/></text:p>
            <text:p><text:s text:c="13"/></text:p>
            <text:p><text:s text:c="14"/></text:p>
            <text:p><text:s text:c="13"/>Jan 13 - 11: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ny Parker</text:p>
            <text:p><text:s text:c="17"/></text:p>
            <text:p><text:s text:c="17"/></text:p>
            <text:p><text:s text:c="22"/>- G - <text:s/>Spurs</text:p>
            <text:p><text:s text:c="16"/></text:p>
            <text:p><text:s text:c="17"/></text:p>
            <text:p><text:s text:c="12"/></text:p>
            <text:p><text:s text:c="8"/></text:p>
            <text:p><text:s text:c="8"/></text:p>
            <text:p><text:s text:c="8"/></text:p>
            <text:p><text:s text:c="12"/>Tony Parker (sprained right ankle) returned to the starting lineup Saturday against the Nuggets, playing 19 minutes while posting five points.</text:p>
            <text:p><text:s text:c="8"/></text:p>
            <text:p><text:s text:c="8"/></text:p>
            <text:p><text:s text:c="13"/>Parker didn't last long, but it wasn't due to any type of setback with his injury. He and the starters received plenty of rest in the second half, giving way to the reserve in a blowout victory. The Spurs are next in action on Monday afternoon in Atlanta. They have four games on tap in the upcoming week, but no back-to-back situations.</text:p>
            <text:p><text:s text:c="8"/></text:p>
            <text:p><text:s text:c="8"/></text:p>
            <text:p><text:s text:c="13"/></text:p>
            <text:p><text:s text:c="14"/></text:p>
            <text:p><text:s text:c="13"/>Jan 13 - 11: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very Bradley</text:p>
            <text:p><text:s text:c="17"/></text:p>
            <text:p><text:s text:c="17"/></text:p>
            <text:p><text:s text:c="22"/>- G - <text:s/>Clippers</text:p>
            <text:p><text:s text:c="16"/></text:p>
            <text:p><text:s text:c="17"/></text:p>
            <text:p><text:s text:c="12"/></text:p>
            <text:p><text:s text:c="8"/></text:p>
            <text:p><text:s text:c="8"/></text:p>
            <text:p><text:s text:c="8"/></text:p>
            <text:p><text:s text:c="12"/>Avery Bradley's shot finally started falling on Saturday, as he went 10-of-19 from the field for 26 points, with a 6-of-10 mark from downtown.</text:p>
            <text:p><text:s text:c="8"/></text:p>
            <text:p><text:s text:c="8"/></text:p>
            <text:p><text:s text:c="13"/>Bradley added three rebounds, two steals, one assist and one block in 38 minutes vs. the Bulls tonight. Fantasy owners probably did a double-take when looking at the boxscore tonight, as this is the sixth time all season AB has made more than half of his shots. He's starting to warm up after missing a chunk of time with a groin injury, so hopefully owners' patience will continue to pay off.</text:p>
            <text:p><text:s text:c="8"/></text:p>
            <text:p><text:s text:c="8"/></text:p>
            <text:p><text:s text:c="13"/></text:p>
            <text:p><text:s text:c="14"/></text:p>
            <text:p><text:s text:c="13"/>Jan 13 - 11: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zel Valentine</text:p>
            <text:p><text:s text:c="17"/></text:p>
            <text:p><text:s text:c="17"/></text:p>
            <text:p><text:s text:c="22"/>- G/F - <text:s/>Bulls</text:p>
            <text:p><text:s text:c="16"/></text:p>
            <text:p><text:s text:c="17"/></text:p>
            <text:p><text:s text:c="12"/></text:p>
            <text:p><text:s text:c="8"/></text:p>
            <text:p><text:s text:c="8"/></text:p>
            <text:p><text:s text:c="8"/></text:p>
            <text:p><text:s text:c="12"/>Denzel Valentine came off the bench on Saturday for two points on 1-of-3 shooting, five rebounds and three assists in 21 minutes.</text:p>
            <text:p><text:s text:c="8"/></text:p>
            <text:p><text:s text:c="8"/></text:p>
            <text:p><text:s text:c="13"/>Zach LaVine (knee) returned tonight and this was an inevitability for Valentine, so it shouldn't have taken any fantasy owners by surprise. The minutes were his fewest since mid-February and it's doubtful he'll hold value outside of deep leagues with LaVine active.</text:p>
            <text:p><text:s text:c="8"/></text:p>
            <text:p><text:s text:c="8"/></text:p>
            <text:p><text:s text:c="13"/>Related: Zach LaVine</text:p>
            <text:p><text:s text:c="14"/></text:p>
            <text:p><text:s text:c="13"/>Jan 13 - 11: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Nikola Mirotic returned to action on Saturday with 16 points, six rebounds, one assist, one steal and one block, making 6-of-13 shots with four 3-pointers in 22 minutes.</text:p>
            <text:p><text:s text:c="8"/></text:p>
            <text:p><text:s text:c="8"/></text:p>
            <text:p><text:s text:c="13"/>Mirotic missed one game due to illness but looked fine vs. Detroit tonight. He's eligible to be traded on Monday and teams like the Pistons and Jazz have been mentioned as possible suitors -- for now, the Bulls are reportedly holding out for a first-round draft pick. Heat coach Fred Hoiberg referred to playing Mirotic and Lauri Markkanen together as "a fun lineup," so as long as he's with Chicago his role appears safe.</text:p>
            <text:p><text:s text:c="8"/></text:p>
            <text:p><text:s text:c="8"/></text:p>
            <text:p><text:s text:c="13"/>Related: Pistons, Jazz</text:p>
            <text:p><text:s text:c="14"/></text:p>
            <text:p><text:s text:c="13"/>Source: Daily Herald <text:s text:c="37"/>Jan 13 - 11: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s Bertans</text:p>
            <text:p><text:s text:c="17"/></text:p>
            <text:p><text:s text:c="17"/></text:p>
            <text:p><text:s text:c="22"/>- F - <text:s/>Spurs</text:p>
            <text:p><text:s text:c="16"/></text:p>
            <text:p><text:s text:c="17"/></text:p>
            <text:p><text:s text:c="12"/></text:p>
            <text:p><text:s text:c="8"/></text:p>
            <text:p><text:s text:c="8"/></text:p>
            <text:p><text:s text:c="8"/></text:p>
            <text:p><text:s text:c="12"/>Davis Bertans went for 18 points with a team-best plus-25 rating across 23 minutes off the bench in Saturday's 112-80 win against Denver.</text:p>
            <text:p><text:s text:c="8"/></text:p>
            <text:p><text:s text:c="8"/></text:p>
            <text:p><text:s text:c="13"/>Bertans was a very efficient 6-of-8 from the field, including 6-of-7 from behind the 3-point line. He and Manu Ginobili are the only Spurs to post six triples in a game this season. Bertans also accomplished the feat back on Jan. 8 against the Kings. He is having a nice January, posting 13.0 points per game while averaging 3.0 3-pointers per game. If you need triples Bertans is worth scooping up while running hot.</text:p>
            <text:p><text:s text:c="8"/></text:p>
            <text:p><text:s text:c="8"/></text:p>
            <text:p><text:s text:c="13"/></text:p>
            <text:p><text:s text:c="14"/></text:p>
            <text:p><text:s text:c="13"/>Jan 13 - 11: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 Dunn</text:p>
            <text:p><text:s text:c="17"/></text:p>
            <text:p><text:s text:c="17"/></text:p>
            <text:p><text:s text:c="22"/>- G - <text:s/>Bulls</text:p>
            <text:p><text:s text:c="16"/></text:p>
            <text:p><text:s text:c="17"/></text:p>
            <text:p><text:s text:c="12"/></text:p>
            <text:p><text:s text:c="8"/></text:p>
            <text:p><text:s text:c="8"/></text:p>
            <text:p><text:s text:c="8"/></text:p>
            <text:p><text:s text:c="12"/>Kris Dunn filled up the boxscore on Saturday with 18 points (7-of-13 FGs, 3-of-4 FTs), eight rebounds, eight assists, three steals, three blocks and two turnovers in 31 minutes.</text:p>
            <text:p><text:s text:c="8"/></text:p>
            <text:p><text:s text:c="8"/></text:p>
            <text:p><text:s text:c="13"/>Chicago opened the game 15-of-20 from the field against a listless defensive effort from Detroit, and they held on for an impressive 107-105 victory. Dunn has now recorded at least eight assists in six consecutive games, which is a career-long streak, and he's thriving as the undoubted starting PG for Chicago. Zach LaVine's return is primarily a threat to Denzel Valentine and David Nwaba, so Dunn's owners can keep him locked in active lineups going forward.</text:p>
            <text:p><text:s text:c="8"/></text:p>
            <text:p><text:s text:c="8"/></text:p>
            <text:p><text:s text:c="13"/></text:p>
            <text:p><text:s text:c="14"/></text:p>
            <text:p><text:s text:c="13"/>Source: Cody Westerlund on Twitter <text:s text:c="23"/>Jan 13 - 11: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Gary Harris</text:p>
            <text:p><text:s text:c="17"/></text:p>
            <text:p><text:s text:c="17"/></text:p>
            <text:p><text:s text:c="22"/>- G - <text:s/>Nuggets</text:p>
            <text:p><text:s text:c="16"/></text:p>
            <text:p><text:s text:c="17"/></text:p>
            <text:p><text:s text:c="12"/></text:p>
            <text:p><text:s text:c="8"/></text:p>
            <text:p><text:s text:c="8"/></text:p>
            <text:p><text:s text:c="8"/></text:p>
            <text:p><text:s text:c="12"/>Gary Harris (personal) returned to the lineup Saturday at San Antonio and he finished with 18 points across 30 minutes.</text:p>
            <text:p><text:s text:c="8"/></text:p>
            <text:p><text:s text:c="8"/></text:p>
            <text:p><text:s text:c="13"/>Harris and Nikola Jokic were the only two players to show up in the 112-80 blowout loss, finishing as the only double-digit point producers. He is having quite the January, averaging 21.8 points, 3.3 rebounds, 2.7 assists and 1.7 steals per game in six outings. He continues to put up top-40 fantasy value in nearly all formats, and he is showing no signs of slowing down.</text:p>
            <text:p><text:s text:c="8"/></text:p>
            <text:p><text:s text:c="8"/></text:p>
            <text:p><text:s text:c="13"/></text:p>
            <text:p><text:s text:c="14"/></text:p>
            <text:p><text:s text:c="13"/>Jan 14 - 12:2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Jokic</text:p>
            <text:p><text:s text:c="17"/></text:p>
            <text:p><text:s text:c="17"/></text:p>
            <text:p><text:s text:c="22"/>- F/C - <text:s/>Nuggets</text:p>
            <text:p><text:s text:c="16"/></text:p>
            <text:p><text:s text:c="17"/></text:p>
            <text:p><text:s text:c="12"/></text:p>
            <text:p><text:s text:c="8"/></text:p>
            <text:p><text:s text:c="8"/></text:p>
            <text:p><text:s text:c="8"/></text:p>
            <text:p><text:s text:c="12"/>Nikola Jokic finished with 23 points on 8-of-13 shooting in Saturday's 112-80 loss at San Antonio.</text:p>
            <text:p><text:s text:c="8"/></text:p>
            <text:p><text:s text:c="8"/></text:p>
            <text:p><text:s text:c="13"/>Jokic was very productive, hitting 3-of-6 from behind the arc and 4-of-4 from the free-throw line, persevering despite a blowout on the scoreboard. He was one of just two Nuggets (Gary Harris) to go for double-digit point totals and please his fantasy owners. He also chipped in with nine rebounds, seven assists and steals. Jokic and his teammates have just three games on tap in the upcoming week, but favorable home games against the defensively-challenged Mavericks and Suns highlight the slate.</text:p>
            <text:p><text:s text:c="8"/></text:p>
            <text:p><text:s text:c="8"/></text:p>
            <text:p><text:s text:c="13"/></text:p>
            <text:p><text:s text:c="14"/></text:p>
            <text:p><text:s text:c="13"/>Jan 14 - 12:1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y Lyles</text:p>
            <text:p><text:s text:c="17"/></text:p>
            <text:p><text:s text:c="17"/></text:p>
            <text:p><text:s text:c="22"/>- F - <text:s/>Nuggets</text:p>
            <text:p><text:s text:c="16"/></text:p>
            <text:p><text:s text:c="17"/></text:p>
            <text:p><text:s text:c="12"/></text:p>
            <text:p><text:s text:c="8"/></text:p>
            <text:p><text:s text:c="8"/></text:p>
            <text:p><text:s text:c="8"/></text:p>
            <text:p><text:s text:c="12"/>Trey Lyles finished with just three points, five rebounds and one assist with a minus-9 rating in 20 minutes off the bench Saturday at San Antonio.</text:p>
            <text:p><text:s text:c="8"/></text:p>
            <text:p><text:s text:c="8"/></text:p>
            <text:p><text:s text:c="13"/>Lyles had an awful 1-of-9 shooting night, snapping a career-high 14-game streak with double-digit points. He was able to extend his streak to 12 straight games with five or more rebounds. Chalk it up as just one bad outing. He has been a top-70 fantasy option over the past month. He'll remain a decent fantasy option until Paul Millsap (wrist) is healthy enough to return.</text:p>
            <text:p><text:s text:c="8"/></text:p>
            <text:p><text:s text:c="8"/></text:p>
            <text:p><text:s text:c="13"/></text:p>
            <text:p><text:s text:c="14"/></text:p>
            <text:p><text:s text:c="13"/>Jan 14 - 1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al Murray</text:p>
            <text:p><text:s text:c="17"/></text:p>
            <text:p><text:s text:c="17"/></text:p>
            <text:p><text:s text:c="22"/>- G - <text:s/>Nuggets</text:p>
            <text:p><text:s text:c="16"/></text:p>
            <text:p><text:s text:c="17"/></text:p>
            <text:p><text:s text:c="12"/></text:p>
            <text:p><text:s text:c="8"/></text:p>
            <text:p><text:s text:c="8"/></text:p>
            <text:p><text:s text:c="8"/></text:p>
            <text:p><text:s text:c="12"/>Jamal Murray managed just two points in Saturday's dismal 112-80 loss in San Antonio.</text:p>
            <text:p><text:s text:c="8"/></text:p>
            <text:p><text:s text:c="8"/></text:p>
            <text:p><text:s text:c="13"/>Murray was able to hit just 1-of-7 from the floor, going 0-of-3 from behind the arc, while adding two assists and a rebound with a minus-18 rating. The two-point stinker snaps a career-high 10-game streak with double-digit points. He has hit just 2-of-14 (14.3 percent) from the field over the past two outings, as The Blue Arrow is in a bit of a funk. It didn't help facing a decent defensive club on their home court. He should find more room to operate on Tuesday against Dallas.</text:p>
            <text:p><text:s text:c="8"/></text:p>
            <text:p><text:s text:c="8"/></text:p>
            <text:p><text:s text:c="13"/></text:p>
            <text:p><text:s text:c="14"/></text:p>
            <text:p><text:s text:c="13"/>Jan 13 - 11: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bias Harris</text:p>
            <text:p><text:s text:c="17"/></text:p>
            <text:p><text:s text:c="17"/></text:p>
            <text:p><text:s text:c="22"/>- F - <text:s/>Clippers</text:p>
            <text:p><text:s text:c="16"/></text:p>
            <text:p><text:s text:c="17"/></text:p>
            <text:p><text:s text:c="12"/></text:p>
            <text:p><text:s text:c="8"/></text:p>
            <text:p><text:s text:c="8"/></text:p>
            <text:p><text:s text:c="8"/></text:p>
            <text:p><text:s text:c="12"/>Tobias Harris cooled off vs. the Bulls on Saturday with seven points on 3-of-14 shooting, but he added four rebounds, four assists, two steals and one block in 30 minutes.</text:p>
            <text:p><text:s text:c="8"/></text:p>
            <text:p><text:s text:c="8"/></text:p>
            <text:p><text:s text:c="13"/>He came in averaging 24.7 points over the past three games, with 2.7 triples, 5.7 rebounds, 2.0 assists and 0.7 steals, so owners should be willing to overlook tonight's rough shooting. Harris has only three games with more than two turnovers this season, which highlights his unique appeal in 9-cat leagues -- his 1.0 turnovers per game are third-lowest among players averaging 30+ minutes per game, trailing only Trevor Ariza and Otto Porter.</text:p>
            <text:p><text:s text:c="8"/></text:p>
            <text:p><text:s text:c="8"/></text:p>
            <text:p><text:s text:c="13"/></text:p>
            <text:p><text:s text:c="14"/></text:p>
            <text:p><text:s text:c="13"/>Jan 13 - 11: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Marcus Aldridge</text:p>
            <text:p><text:s text:c="17"/></text:p>
            <text:p><text:s text:c="17"/></text:p>
            <text:p><text:s text:c="22"/>- F/C - <text:s/>Spurs</text:p>
            <text:p><text:s text:c="16"/></text:p>
            <text:p><text:s text:c="17"/></text:p>
            <text:p><text:s text:c="12"/></text:p>
            <text:p><text:s text:c="8"/></text:p>
            <text:p><text:s text:c="8"/></text:p>
            <text:p><text:s text:c="8"/></text:p>
            <text:p><text:s text:c="12"/>LaMarcus Aldridge posted 15 points, five rebounds, a steal and a blocked shot over 27 minutes in Saturday's 112-80 blowout win against the Nuggets.</text:p>
            <text:p><text:s text:c="8"/></text:p>
            <text:p><text:s text:c="8"/></text:p>
            <text:p><text:s text:c="13"/>Aldridge and Kawhi Leonard lasted slightly longer than some of the others in the starting five, but they powered it down for most of the fourth quarter with the team hammering the visitors. It's a favorable upcoming week for Aldridge and the Spurs, as they have a four-game week starting Monday in Atlanta with no back-to-back situations.</text:p>
            <text:p><text:s text:c="8"/></text:p>
            <text:p><text:s text:c="8"/></text:p>
            <text:p><text:s text:c="13"/></text:p>
            <text:p><text:s text:c="14"/></text:p>
            <text:p><text:s text:c="13"/>Jan 13 - 11: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eggie Bullock</text:p>
            <text:p><text:s text:c="17"/></text:p>
            <text:p><text:s text:c="17"/></text:p>
            <text:p><text:s text:c="22"/>- G/F - <text:s/>Pistons</text:p>
            <text:p><text:s text:c="16"/></text:p>
            <text:p><text:s text:c="17"/></text:p>
            <text:p><text:s text:c="12"/></text:p>
            <text:p><text:s text:c="8"/></text:p>
            <text:p><text:s text:c="8"/></text:p>
            <text:p><text:s text:c="8"/></text:p>
            <text:p><text:s text:c="12"/>Reggie Bullock missed a potentially game-tying layup at the buzzer vs. Chicago on Saturday, finishing with seven points on 3-of-9 shooting, five rebounds, two assists and one 3-pointer in 35 minutes.</text:p>
            <text:p><text:s text:c="8"/></text:p>
            <text:p><text:s text:c="8"/></text:p>
            <text:p><text:s text:c="13"/>Stanley Johnson (hip) was out tonight due to tightness in his hip, which allowed Bullock to log unfettered minutes as the starting SF. Pistons coach Stan Van Gundy ruled out structural damage for Johnson, but Bullock should keep the starting gig even when he's healthy. He's been extremely efficient for the past month with 57.8% field goals and 83.3% free throws, while hitting 2.4 triples per game, so owners might as well ride the hot hand.</text:p>
            <text:p><text:s text:c="8"/></text:p>
            <text:p><text:s text:c="8"/></text:p>
            <text:p><text:s text:c="13"/>Related: Stanley Johnson</text:p>
            <text:p><text:s text:c="14"/></text:p>
            <text:p><text:s text:c="13"/>Jan 13 - 11: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Moreland</text:p>
            <text:p><text:s text:c="17"/></text:p>
            <text:p><text:s text:c="17"/></text:p>
            <text:p><text:s text:c="22"/>- C - <text:s/>Pistons</text:p>
            <text:p><text:s text:c="16"/></text:p>
            <text:p><text:s text:c="17"/></text:p>
            <text:p><text:s text:c="12"/></text:p>
            <text:p><text:s text:c="8"/></text:p>
            <text:p><text:s text:c="8"/></text:p>
            <text:p><text:s text:c="8"/></text:p>
            <text:p><text:s text:c="12"/>Eric Moreland set a career-high with five assists on Saturday, adding three points and five rebounds in 14 minutes off the bench.</text:p>
            <text:p><text:s text:c="8"/></text:p>
            <text:p><text:s text:c="8"/></text:p>
            <text:p><text:s text:c="13"/>Moreland had two turnovers but generally looked good, and he made some smart passes from the high post tonight. This will help him hold off Boban Marjanovic (DNP-CD) for backup-center minutes, but he's not a fantasy asset while Andre Drummond is healthy.</text:p>
            <text:p><text:s text:c="8"/></text:p>
            <text:p><text:s text:c="8"/></text:p>
            <text:p><text:s text:c="13"/>Related: Boban Marjanovic, Andre Drummond</text:p>
            <text:p><text:s text:c="14"/></text:p>
            <text:p><text:s text:c="13"/>Jan 13 - 11: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Drummond</text:p>
            <text:p><text:s text:c="17"/></text:p>
            <text:p><text:s text:c="17"/></text:p>
            <text:p><text:s text:c="22"/>- C - <text:s/>Pistons</text:p>
            <text:p><text:s text:c="16"/></text:p>
            <text:p><text:s text:c="17"/></text:p>
            <text:p><text:s text:c="12"/></text:p>
            <text:p><text:s text:c="8"/></text:p>
            <text:p><text:s text:c="8"/></text:p>
            <text:p><text:s text:c="8"/></text:p>
            <text:p><text:s text:c="12"/>Andre Drummond had another big all-around game on Saturday with 21 points (8-of-13 FGs, 5-of-6 FTs), 15 rebounds, four assists, three blocks, two steals and one turnover.</text:p>
            <text:p><text:s text:c="8"/></text:p>
            <text:p><text:s text:c="8"/></text:p>
            <text:p><text:s text:c="13"/>Drummond committed just one turnover and two fouls in 34 minutes, and it's safe to conclude that his rib injury is no longer a concern. He missed one game on Jan. 6, but in the three games since he's averaging a stellar 19.7 points, 16.3 boards, 4.0 assists, 2.0 steals and 2.0 blocks. That was against a trio of vulnerable frontcourts, though, and he'll draw a tougher matchup vs. Dwight Howard on Monday. Trainers did look at Drummond's right foot in the second quarter tonight but he looked fine after halftime, so we'll leave him off the injury report.</text:p>
            <text:p><text:s text:c="8"/></text:p>
            <text:p><text:s text:c="8"/></text:p>
            <text:p><text:s text:c="13"/></text:p>
            <text:p><text:s text:c="14"/></text:p>
            <text:p><text:s text:c="13"/>Jan 13 - 11: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ny Parker</text:p>
            <text:p><text:s text:c="17"/></text:p>
            <text:p><text:s text:c="17"/></text:p>
            <text:p><text:s text:c="22"/>- G - <text:s/>Spurs</text:p>
            <text:p><text:s text:c="16"/></text:p>
            <text:p><text:s text:c="17"/></text:p>
            <text:p><text:s text:c="12"/></text:p>
            <text:p><text:s text:c="8"/></text:p>
            <text:p><text:s text:c="8"/></text:p>
            <text:p><text:s text:c="8"/></text:p>
            <text:p><text:s text:c="12"/>Tony Parker (sprained right ankle) returned to the starting lineup Saturday against the Nuggets, playing 19 minutes while posting five points.</text:p>
            <text:p><text:s text:c="8"/></text:p>
            <text:p><text:s text:c="8"/></text:p>
            <text:p><text:s text:c="13"/>Parker didn't last long, but it wasn't due to any type of setback with his injury. He and the starters received plenty of rest in the second half, giving way to the reserve in a blowout victory. The Spurs are next in action on Monday afternoon in Atlanta. They have four games on tap in the upcoming week, but no back-to-back situations.</text:p>
            <text:p><text:s text:c="8"/></text:p>
            <text:p><text:s text:c="8"/></text:p>
            <text:p><text:s text:c="13"/></text:p>
            <text:p><text:s text:c="14"/></text:p>
            <text:p><text:s text:c="13"/>Jan 13 - 11: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very Bradley</text:p>
            <text:p><text:s text:c="17"/></text:p>
            <text:p><text:s text:c="17"/></text:p>
            <text:p><text:s text:c="22"/>- G - <text:s/>Clippers</text:p>
            <text:p><text:s text:c="16"/></text:p>
            <text:p><text:s text:c="17"/></text:p>
            <text:p><text:s text:c="12"/></text:p>
            <text:p><text:s text:c="8"/></text:p>
            <text:p><text:s text:c="8"/></text:p>
            <text:p><text:s text:c="8"/></text:p>
            <text:p><text:s text:c="12"/>Avery Bradley's shot finally started falling on Saturday, as he went 10-of-19 from the field for 26 points, with a 6-of-10 mark from downtown.</text:p>
            <text:p><text:s text:c="8"/></text:p>
            <text:p><text:s text:c="8"/></text:p>
            <text:p><text:s text:c="13"/>Bradley added three rebounds, two steals, one assist and one block in 38 minutes vs. the Bulls tonight. Fantasy owners probably did a double-take when looking at the boxscore tonight, as this is the sixth time all season AB has made more than half of his shots. He's starting to warm up after missing a chunk of time with a groin injury, so hopefully owners' patience will continue to pay off.</text:p>
            <text:p><text:s text:c="8"/></text:p>
            <text:p><text:s text:c="8"/></text:p>
            <text:p><text:s text:c="13"/></text:p>
            <text:p><text:s text:c="14"/></text:p>
            <text:p><text:s text:c="13"/>Jan 13 - 11: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zel Valentine</text:p>
            <text:p><text:s text:c="17"/></text:p>
            <text:p><text:s text:c="17"/></text:p>
            <text:p><text:s text:c="22"/>- G/F - <text:s/>Bulls</text:p>
            <text:p><text:s text:c="16"/></text:p>
            <text:p><text:s text:c="17"/></text:p>
            <text:p><text:s text:c="12"/></text:p>
            <text:p><text:s text:c="8"/></text:p>
            <text:p><text:s text:c="8"/></text:p>
            <text:p><text:s text:c="8"/></text:p>
            <text:p><text:s text:c="12"/>Denzel Valentine came off the bench on Saturday for two points on 1-of-3 shooting, five rebounds and three assists in 21 minutes.</text:p>
            <text:p><text:s text:c="8"/></text:p>
            <text:p><text:s text:c="8"/></text:p>
            <text:p><text:s text:c="13"/>Zach LaVine (knee) returned tonight and this was an inevitability for Valentine, so it shouldn't have taken any fantasy owners by surprise. The minutes were his fewest since mid-February and it's doubtful he'll hold value outside of deep leagues with LaVine active.</text:p>
            <text:p><text:s text:c="8"/></text:p>
            <text:p><text:s text:c="8"/></text:p>
            <text:p><text:s text:c="13"/>Related: Zach LaVine</text:p>
            <text:p><text:s text:c="14"/></text:p>
            <text:p><text:s text:c="13"/>Jan 13 - 11: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Nikola Mirotic returned to action on Saturday with 16 points, six rebounds, one assist, one steal and one block, making 6-of-13 shots with four 3-pointers in 22 minutes.</text:p>
            <text:p><text:s text:c="8"/></text:p>
            <text:p><text:s text:c="8"/></text:p>
            <text:p><text:s text:c="13"/>Mirotic missed one game due to illness but looked fine vs. Detroit tonight. He's eligible to be traded on Monday and teams like the Pistons and Jazz have been mentioned as possible suitors -- for now, the Bulls are reportedly holding out for a first-round draft pick. Heat coach Fred Hoiberg referred to playing Mirotic and Lauri Markkanen together as "a fun lineup," so as long as he's with Chicago his role appears safe.</text:p>
            <text:p><text:s text:c="8"/></text:p>
            <text:p><text:s text:c="8"/></text:p>
            <text:p><text:s text:c="13"/>Related: Pistons, Jazz</text:p>
            <text:p><text:s text:c="14"/></text:p>
            <text:p><text:s text:c="13"/>Source: Daily Herald <text:s text:c="37"/>Jan 13 - 11: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s Bertans</text:p>
            <text:p><text:s text:c="17"/></text:p>
            <text:p><text:s text:c="17"/></text:p>
            <text:p><text:s text:c="22"/>- F - <text:s/>Spurs</text:p>
            <text:p><text:s text:c="16"/></text:p>
            <text:p><text:s text:c="17"/></text:p>
            <text:p><text:s text:c="12"/></text:p>
            <text:p><text:s text:c="8"/></text:p>
            <text:p><text:s text:c="8"/></text:p>
            <text:p><text:s text:c="8"/></text:p>
            <text:p><text:s text:c="12"/>Davis Bertans went for 18 points with a team-best plus-25 rating across 23 minutes off the bench in Saturday's 112-80 win against Denver.</text:p>
            <text:p><text:s text:c="8"/></text:p>
            <text:p><text:s text:c="8"/></text:p>
            <text:p><text:s text:c="13"/>Bertans was a very efficient 6-of-8 from the field, including 6-of-7 from behind the 3-point line. He and Manu Ginobili are the only Spurs to post six triples in a game this season. Bertans also accomplished the feat back on Jan. 8 against the Kings. He is having a nice January, posting 13.0 points per game while averaging 3.0 3-pointers per game. If you need triples Bertans is worth scooping up while running hot.</text:p>
            <text:p><text:s text:c="8"/></text:p>
            <text:p><text:s text:c="8"/></text:p>
            <text:p><text:s text:c="13"/></text:p>
            <text:p><text:s text:c="14"/></text:p>
            <text:p><text:s text:c="13"/>Jan 13 - 11: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 Dunn</text:p>
            <text:p><text:s text:c="17"/></text:p>
            <text:p><text:s text:c="17"/></text:p>
            <text:p><text:s text:c="22"/>- G - <text:s/>Bulls</text:p>
            <text:p><text:s text:c="16"/></text:p>
            <text:p><text:s text:c="17"/></text:p>
            <text:p><text:s text:c="12"/></text:p>
            <text:p><text:s text:c="8"/></text:p>
            <text:p><text:s text:c="8"/></text:p>
            <text:p><text:s text:c="8"/></text:p>
            <text:p><text:s text:c="12"/>Kris Dunn filled up the boxscore on Saturday with 18 points (7-of-13 FGs, 3-of-4 FTs), eight rebounds, eight assists, three steals, three blocks and two turnovers in 31 minutes.</text:p>
            <text:p><text:s text:c="8"/></text:p>
            <text:p><text:s text:c="8"/></text:p>
            <text:p><text:s text:c="13"/>Chicago opened the game 15-of-20 from the field against a listless defensive effort from Detroit, and they held on for an impressive 107-105 victory. Dunn has now recorded at least eight assists in six consecutive games, which is a career-long streak, and he's thriving as the undoubted starting PG for Chicago. Zach LaVine's return is primarily a threat to Denzel Valentine and David Nwaba, so Dunn's owners can keep him locked in active lineups going forward.</text:p>
            <text:p><text:s text:c="8"/></text:p>
            <text:p><text:s text:c="8"/></text:p>
            <text:p><text:s text:c="13"/></text:p>
            <text:p><text:s text:c="14"/></text:p>
            <text:p><text:s text:c="13"/>Source: Cody Westerlund on Twitter <text:s text:c="23"/>Jan 13 - 11: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Gary Harris</text:p>
            <text:p><text:s text:c="17"/></text:p>
            <text:p><text:s text:c="17"/></text:p>
            <text:p><text:s text:c="22"/>- G - <text:s/>Nuggets</text:p>
            <text:p><text:s text:c="16"/></text:p>
            <text:p><text:s text:c="17"/></text:p>
            <text:p><text:s text:c="12"/></text:p>
            <text:p><text:s text:c="8"/></text:p>
            <text:p><text:s text:c="8"/></text:p>
            <text:p><text:s text:c="8"/></text:p>
            <text:p><text:s text:c="12"/>Gary Harris (personal) returned to the lineup Saturday at San Antonio and he finished with 18 points across 30 minutes.</text:p>
            <text:p><text:s text:c="8"/></text:p>
            <text:p><text:s text:c="8"/></text:p>
            <text:p><text:s text:c="13"/>Harris and Nikola Jokic were the only two players to show up in the 112-80 blowout loss, finishing as the only double-digit point producers. He is having quite the January, averaging 21.8 points, 3.3 rebounds, 2.7 assists and 1.7 steals per game in six outings. He continues to put up top-40 fantasy value in nearly all formats, and he is showing no signs of slowing down.</text:p>
            <text:p><text:s text:c="8"/></text:p>
            <text:p><text:s text:c="8"/></text:p>
            <text:p><text:s text:c="13"/></text:p>
            <text:p><text:s text:c="14"/></text:p>
            <text:p><text:s text:c="13"/>Jan 14 - 12:2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Jokic</text:p>
            <text:p><text:s text:c="17"/></text:p>
            <text:p><text:s text:c="17"/></text:p>
            <text:p><text:s text:c="22"/>- F/C - <text:s/>Nuggets</text:p>
            <text:p><text:s text:c="16"/></text:p>
            <text:p><text:s text:c="17"/></text:p>
            <text:p><text:s text:c="12"/></text:p>
            <text:p><text:s text:c="8"/></text:p>
            <text:p><text:s text:c="8"/></text:p>
            <text:p><text:s text:c="8"/></text:p>
            <text:p><text:s text:c="12"/>Nikola Jokic finished with 23 points on 8-of-13 shooting in Saturday's 112-80 loss at San Antonio.</text:p>
            <text:p><text:s text:c="8"/></text:p>
            <text:p><text:s text:c="8"/></text:p>
            <text:p><text:s text:c="13"/>Jokic was very productive, hitting 3-of-6 from behind the arc and 4-of-4 from the free-throw line, persevering despite a blowout on the scoreboard. He was one of just two Nuggets (Gary Harris) to go for double-digit point totals and please his fantasy owners. He also chipped in with nine rebounds, seven assists and steals. Jokic and his teammates have just three games on tap in the upcoming week, but favorable home games against the defensively-challenged Mavericks and Suns highlight the slate.</text:p>
            <text:p><text:s text:c="8"/></text:p>
            <text:p><text:s text:c="8"/></text:p>
            <text:p><text:s text:c="13"/></text:p>
            <text:p><text:s text:c="14"/></text:p>
            <text:p><text:s text:c="13"/>Jan 14 - 12:1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y Lyles</text:p>
            <text:p><text:s text:c="17"/></text:p>
            <text:p><text:s text:c="17"/></text:p>
            <text:p><text:s text:c="22"/>- F - <text:s/>Nuggets</text:p>
            <text:p><text:s text:c="16"/></text:p>
            <text:p><text:s text:c="17"/></text:p>
            <text:p><text:s text:c="12"/></text:p>
            <text:p><text:s text:c="8"/></text:p>
            <text:p><text:s text:c="8"/></text:p>
            <text:p><text:s text:c="8"/></text:p>
            <text:p><text:s text:c="12"/>Trey Lyles finished with just three points, five rebounds and one assist with a minus-9 rating in 20 minutes off the bench Saturday at San Antonio.</text:p>
            <text:p><text:s text:c="8"/></text:p>
            <text:p><text:s text:c="8"/></text:p>
            <text:p><text:s text:c="13"/>Lyles had an awful 1-of-9 shooting night, snapping a career-high 14-game streak with double-digit points. He was able to extend his streak to 12 straight games with five or more rebounds. Chalk it up as just one bad outing. He has been a top-70 fantasy option over the past month. He'll remain a decent fantasy option until Paul Millsap (wrist) is healthy enough to return.</text:p>
            <text:p><text:s text:c="8"/></text:p>
            <text:p><text:s text:c="8"/></text:p>
            <text:p><text:s text:c="13"/></text:p>
            <text:p><text:s text:c="14"/></text:p>
            <text:p><text:s text:c="13"/>Jan 14 - 1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al Murray</text:p>
            <text:p><text:s text:c="17"/></text:p>
            <text:p><text:s text:c="17"/></text:p>
            <text:p><text:s text:c="22"/>- G - <text:s/>Nuggets</text:p>
            <text:p><text:s text:c="16"/></text:p>
            <text:p><text:s text:c="17"/></text:p>
            <text:p><text:s text:c="12"/></text:p>
            <text:p><text:s text:c="8"/></text:p>
            <text:p><text:s text:c="8"/></text:p>
            <text:p><text:s text:c="8"/></text:p>
            <text:p><text:s text:c="12"/>Jamal Murray managed just two points in Saturday's dismal 112-80 loss in San Antonio.</text:p>
            <text:p><text:s text:c="8"/></text:p>
            <text:p><text:s text:c="8"/></text:p>
            <text:p><text:s text:c="13"/>Murray was able to hit just 1-of-7 from the floor, going 0-of-3 from behind the arc, while adding two assists and a rebound with a minus-18 rating. The two-point stinker snaps a career-high 10-game streak with double-digit points. He has hit just 2-of-14 (14.3 percent) from the field over the past two outings, as The Blue Arrow is in a bit of a funk. It didn't help facing a decent defensive club on their home court. He should find more room to operate on Tuesday against Dallas.</text:p>
            <text:p><text:s text:c="8"/></text:p>
            <text:p><text:s text:c="8"/></text:p>
            <text:p><text:s text:c="13"/></text:p>
            <text:p><text:s text:c="14"/></text:p>
            <text:p><text:s text:c="13"/>Jan 13 - 11: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bias Harris</text:p>
            <text:p><text:s text:c="17"/></text:p>
            <text:p><text:s text:c="17"/></text:p>
            <text:p><text:s text:c="22"/>- F - <text:s/>Clippers</text:p>
            <text:p><text:s text:c="16"/></text:p>
            <text:p><text:s text:c="17"/></text:p>
            <text:p><text:s text:c="12"/></text:p>
            <text:p><text:s text:c="8"/></text:p>
            <text:p><text:s text:c="8"/></text:p>
            <text:p><text:s text:c="8"/></text:p>
            <text:p><text:s text:c="12"/>Tobias Harris cooled off vs. the Bulls on Saturday with seven points on 3-of-14 shooting, but he added four rebounds, four assists, two steals and one block in 30 minutes.</text:p>
            <text:p><text:s text:c="8"/></text:p>
            <text:p><text:s text:c="8"/></text:p>
            <text:p><text:s text:c="13"/>He came in averaging 24.7 points over the past three games, with 2.7 triples, 5.7 rebounds, 2.0 assists and 0.7 steals, so owners should be willing to overlook tonight's rough shooting. Harris has only three games with more than two turnovers this season, which highlights his unique appeal in 9-cat leagues -- his 1.0 turnovers per game are third-lowest among players averaging 30+ minutes per game, trailing only Trevor Ariza and Otto Porter.</text:p>
            <text:p><text:s text:c="8"/></text:p>
            <text:p><text:s text:c="8"/></text:p>
            <text:p><text:s text:c="13"/></text:p>
            <text:p><text:s text:c="14"/></text:p>
            <text:p><text:s text:c="13"/>Jan 13 - 11: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Marcus Aldridge</text:p>
            <text:p><text:s text:c="17"/></text:p>
            <text:p><text:s text:c="17"/></text:p>
            <text:p><text:s text:c="22"/>- F/C - <text:s/>Spurs</text:p>
            <text:p><text:s text:c="16"/></text:p>
            <text:p><text:s text:c="17"/></text:p>
            <text:p><text:s text:c="12"/></text:p>
            <text:p><text:s text:c="8"/></text:p>
            <text:p><text:s text:c="8"/></text:p>
            <text:p><text:s text:c="8"/></text:p>
            <text:p><text:s text:c="12"/>LaMarcus Aldridge posted 15 points, five rebounds, a steal and a blocked shot over 27 minutes in Saturday's 112-80 blowout win against the Nuggets.</text:p>
            <text:p><text:s text:c="8"/></text:p>
            <text:p><text:s text:c="8"/></text:p>
            <text:p><text:s text:c="13"/>Aldridge and Kawhi Leonard lasted slightly longer than some of the others in the starting five, but they powered it down for most of the fourth quarter with the team hammering the visitors. It's a favorable upcoming week for Aldridge and the Spurs, as they have a four-game week starting Monday in Atlanta with no back-to-back situations.</text:p>
            <text:p><text:s text:c="8"/></text:p>
            <text:p><text:s text:c="8"/></text:p>
            <text:p><text:s text:c="13"/></text:p>
            <text:p><text:s text:c="14"/></text:p>
            <text:p><text:s text:c="13"/>Jan 13 - 11: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eggie Bullock</text:p>
            <text:p><text:s text:c="17"/></text:p>
            <text:p><text:s text:c="17"/></text:p>
            <text:p><text:s text:c="22"/>- G/F - <text:s/>Pistons</text:p>
            <text:p><text:s text:c="16"/></text:p>
            <text:p><text:s text:c="17"/></text:p>
            <text:p><text:s text:c="12"/></text:p>
            <text:p><text:s text:c="8"/></text:p>
            <text:p><text:s text:c="8"/></text:p>
            <text:p><text:s text:c="8"/></text:p>
            <text:p><text:s text:c="12"/>Reggie Bullock missed a potentially game-tying layup at the buzzer vs. Chicago on Saturday, finishing with seven points on 3-of-9 shooting, five rebounds, two assists and one 3-pointer in 35 minutes.</text:p>
            <text:p><text:s text:c="8"/></text:p>
            <text:p><text:s text:c="8"/></text:p>
            <text:p><text:s text:c="13"/>Stanley Johnson (hip) was out tonight due to tightness in his hip, which allowed Bullock to log unfettered minutes as the starting SF. Pistons coach Stan Van Gundy ruled out structural damage for Johnson, but Bullock should keep the starting gig even when he's healthy. He's been extremely efficient for the past month with 57.8% field goals and 83.3% free throws, while hitting 2.4 triples per game, so owners might as well ride the hot hand.</text:p>
            <text:p><text:s text:c="8"/></text:p>
            <text:p><text:s text:c="8"/></text:p>
            <text:p><text:s text:c="13"/>Related: Stanley Johnson</text:p>
            <text:p><text:s text:c="14"/></text:p>
            <text:p><text:s text:c="13"/>Jan 13 - 11: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Moreland</text:p>
            <text:p><text:s text:c="17"/></text:p>
            <text:p><text:s text:c="17"/></text:p>
            <text:p><text:s text:c="22"/>- C - <text:s/>Pistons</text:p>
            <text:p><text:s text:c="16"/></text:p>
            <text:p><text:s text:c="17"/></text:p>
            <text:p><text:s text:c="12"/></text:p>
            <text:p><text:s text:c="8"/></text:p>
            <text:p><text:s text:c="8"/></text:p>
            <text:p><text:s text:c="8"/></text:p>
            <text:p><text:s text:c="12"/>Eric Moreland set a career-high with five assists on Saturday, adding three points and five rebounds in 14 minutes off the bench.</text:p>
            <text:p><text:s text:c="8"/></text:p>
            <text:p><text:s text:c="8"/></text:p>
            <text:p><text:s text:c="13"/>Moreland had two turnovers but generally looked good, and he made some smart passes from the high post tonight. This will help him hold off Boban Marjanovic (DNP-CD) for backup-center minutes, but he's not a fantasy asset while Andre Drummond is healthy.</text:p>
            <text:p><text:s text:c="8"/></text:p>
            <text:p><text:s text:c="8"/></text:p>
            <text:p><text:s text:c="13"/>Related: Boban Marjanovic, Andre Drummond</text:p>
            <text:p><text:s text:c="14"/></text:p>
            <text:p><text:s text:c="13"/>Jan 13 - 11: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Drummond</text:p>
            <text:p><text:s text:c="17"/></text:p>
            <text:p><text:s text:c="17"/></text:p>
            <text:p><text:s text:c="22"/>- C - <text:s/>Pistons</text:p>
            <text:p><text:s text:c="16"/></text:p>
            <text:p><text:s text:c="17"/></text:p>
            <text:p><text:s text:c="12"/></text:p>
            <text:p><text:s text:c="8"/></text:p>
            <text:p><text:s text:c="8"/></text:p>
            <text:p><text:s text:c="8"/></text:p>
            <text:p><text:s text:c="12"/>Andre Drummond had another big all-around game on Saturday with 21 points (8-of-13 FGs, 5-of-6 FTs), 15 rebounds, four assists, three blocks, two steals and one turnover.</text:p>
            <text:p><text:s text:c="8"/></text:p>
            <text:p><text:s text:c="8"/></text:p>
            <text:p><text:s text:c="13"/>Drummond committed just one turnover and two fouls in 34 minutes, and it's safe to conclude that his rib injury is no longer a concern. He missed one game on Jan. 6, but in the three games since he's averaging a stellar 19.7 points, 16.3 boards, 4.0 assists, 2.0 steals and 2.0 blocks. That was against a trio of vulnerable frontcourts, though, and he'll draw a tougher matchup vs. Dwight Howard on Monday. Trainers did look at Drummond's right foot in the second quarter tonight but he looked fine after halftime, so we'll leave him off the injury report.</text:p>
            <text:p><text:s text:c="8"/></text:p>
            <text:p><text:s text:c="8"/></text:p>
            <text:p><text:s text:c="13"/></text:p>
            <text:p><text:s text:c="14"/></text:p>
            <text:p><text:s text:c="13"/>Jan 13 - 11: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ny Parker</text:p>
            <text:p><text:s text:c="17"/></text:p>
            <text:p><text:s text:c="17"/></text:p>
            <text:p><text:s text:c="22"/>- G - <text:s/>Spurs</text:p>
            <text:p><text:s text:c="16"/></text:p>
            <text:p><text:s text:c="17"/></text:p>
            <text:p><text:s text:c="12"/></text:p>
            <text:p><text:s text:c="8"/></text:p>
            <text:p><text:s text:c="8"/></text:p>
            <text:p><text:s text:c="8"/></text:p>
            <text:p><text:s text:c="12"/>Tony Parker (sprained right ankle) returned to the starting lineup Saturday against the Nuggets, playing 19 minutes while posting five points.</text:p>
            <text:p><text:s text:c="8"/></text:p>
            <text:p><text:s text:c="8"/></text:p>
            <text:p><text:s text:c="13"/>Parker didn't last long, but it wasn't due to any type of setback with his injury. He and the starters received plenty of rest in the second half, giving way to the reserve in a blowout victory. The Spurs are next in action on Monday afternoon in Atlanta. They have four games on tap in the upcoming week, but no back-to-back situations.</text:p>
            <text:p><text:s text:c="8"/></text:p>
            <text:p><text:s text:c="8"/></text:p>
            <text:p><text:s text:c="13"/></text:p>
            <text:p><text:s text:c="14"/></text:p>
            <text:p><text:s text:c="13"/>Jan 13 - 11: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very Bradley</text:p>
            <text:p><text:s text:c="17"/></text:p>
            <text:p><text:s text:c="17"/></text:p>
            <text:p><text:s text:c="22"/>- G - <text:s/>Clippers</text:p>
            <text:p><text:s text:c="16"/></text:p>
            <text:p><text:s text:c="17"/></text:p>
            <text:p><text:s text:c="12"/></text:p>
            <text:p><text:s text:c="8"/></text:p>
            <text:p><text:s text:c="8"/></text:p>
            <text:p><text:s text:c="8"/></text:p>
            <text:p><text:s text:c="12"/>Avery Bradley's shot finally started falling on Saturday, as he went 10-of-19 from the field for 26 points, with a 6-of-10 mark from downtown.</text:p>
            <text:p><text:s text:c="8"/></text:p>
            <text:p><text:s text:c="8"/></text:p>
            <text:p><text:s text:c="13"/>Bradley added three rebounds, two steals, one assist and one block in 38 minutes vs. the Bulls tonight. Fantasy owners probably did a double-take when looking at the boxscore tonight, as this is the sixth time all season AB has made more than half of his shots. He's starting to warm up after missing a chunk of time with a groin injury, so hopefully owners' patience will continue to pay off.</text:p>
            <text:p><text:s text:c="8"/></text:p>
            <text:p><text:s text:c="8"/></text:p>
            <text:p><text:s text:c="13"/></text:p>
            <text:p><text:s text:c="14"/></text:p>
            <text:p><text:s text:c="13"/>Jan 13 - 11: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zel Valentine</text:p>
            <text:p><text:s text:c="17"/></text:p>
            <text:p><text:s text:c="17"/></text:p>
            <text:p><text:s text:c="22"/>- G/F - <text:s/>Bulls</text:p>
            <text:p><text:s text:c="16"/></text:p>
            <text:p><text:s text:c="17"/></text:p>
            <text:p><text:s text:c="12"/></text:p>
            <text:p><text:s text:c="8"/></text:p>
            <text:p><text:s text:c="8"/></text:p>
            <text:p><text:s text:c="8"/></text:p>
            <text:p><text:s text:c="12"/>Denzel Valentine came off the bench on Saturday for two points on 1-of-3 shooting, five rebounds and three assists in 21 minutes.</text:p>
            <text:p><text:s text:c="8"/></text:p>
            <text:p><text:s text:c="8"/></text:p>
            <text:p><text:s text:c="13"/>Zach LaVine (knee) returned tonight and this was an inevitability for Valentine, so it shouldn't have taken any fantasy owners by surprise. The minutes were his fewest since mid-February and it's doubtful he'll hold value outside of deep leagues with LaVine active.</text:p>
            <text:p><text:s text:c="8"/></text:p>
            <text:p><text:s text:c="8"/></text:p>
            <text:p><text:s text:c="13"/>Related: Zach LaVine</text:p>
            <text:p><text:s text:c="14"/></text:p>
            <text:p><text:s text:c="13"/>Jan 13 - 11: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Nikola Mirotic returned to action on Saturday with 16 points, six rebounds, one assist, one steal and one block, making 6-of-13 shots with four 3-pointers in 22 minutes.</text:p>
            <text:p><text:s text:c="8"/></text:p>
            <text:p><text:s text:c="8"/></text:p>
            <text:p><text:s text:c="13"/>Mirotic missed one game due to illness but looked fine vs. Detroit tonight. He's eligible to be traded on Monday and teams like the Pistons and Jazz have been mentioned as possible suitors -- for now, the Bulls are reportedly holding out for a first-round draft pick. Heat coach Fred Hoiberg referred to playing Mirotic and Lauri Markkanen together as "a fun lineup," so as long as he's with Chicago his role appears safe.</text:p>
            <text:p><text:s text:c="8"/></text:p>
            <text:p><text:s text:c="8"/></text:p>
            <text:p><text:s text:c="13"/>Related: Pistons, Jazz</text:p>
            <text:p><text:s text:c="14"/></text:p>
            <text:p><text:s text:c="13"/>Source: Daily Herald <text:s text:c="37"/>Jan 13 - 11: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s Bertans</text:p>
            <text:p><text:s text:c="17"/></text:p>
            <text:p><text:s text:c="17"/></text:p>
            <text:p><text:s text:c="22"/>- F - <text:s/>Spurs</text:p>
            <text:p><text:s text:c="16"/></text:p>
            <text:p><text:s text:c="17"/></text:p>
            <text:p><text:s text:c="12"/></text:p>
            <text:p><text:s text:c="8"/></text:p>
            <text:p><text:s text:c="8"/></text:p>
            <text:p><text:s text:c="8"/></text:p>
            <text:p><text:s text:c="12"/>Davis Bertans went for 18 points with a team-best plus-25 rating across 23 minutes off the bench in Saturday's 112-80 win against Denver.</text:p>
            <text:p><text:s text:c="8"/></text:p>
            <text:p><text:s text:c="8"/></text:p>
            <text:p><text:s text:c="13"/>Bertans was a very efficient 6-of-8 from the field, including 6-of-7 from behind the 3-point line. He and Manu Ginobili are the only Spurs to post six triples in a game this season. Bertans also accomplished the feat back on Jan. 8 against the Kings. He is having a nice January, posting 13.0 points per game while averaging 3.0 3-pointers per game. If you need triples Bertans is worth scooping up while running hot.</text:p>
            <text:p><text:s text:c="8"/></text:p>
            <text:p><text:s text:c="8"/></text:p>
            <text:p><text:s text:c="13"/></text:p>
            <text:p><text:s text:c="14"/></text:p>
            <text:p><text:s text:c="13"/>Jan 13 - 11: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 Dunn</text:p>
            <text:p><text:s text:c="17"/></text:p>
            <text:p><text:s text:c="17"/></text:p>
            <text:p><text:s text:c="22"/>- G - <text:s/>Bulls</text:p>
            <text:p><text:s text:c="16"/></text:p>
            <text:p><text:s text:c="17"/></text:p>
            <text:p><text:s text:c="12"/></text:p>
            <text:p><text:s text:c="8"/></text:p>
            <text:p><text:s text:c="8"/></text:p>
            <text:p><text:s text:c="8"/></text:p>
            <text:p><text:s text:c="12"/>Kris Dunn filled up the boxscore on Saturday with 18 points (7-of-13 FGs, 3-of-4 FTs), eight rebounds, eight assists, three steals, three blocks and two turnovers in 31 minutes.</text:p>
            <text:p><text:s text:c="8"/></text:p>
            <text:p><text:s text:c="8"/></text:p>
            <text:p><text:s text:c="13"/>Chicago opened the game 15-of-20 from the field against a listless defensive effort from Detroit, and they held on for an impressive 107-105 victory. Dunn has now recorded at least eight assists in six consecutive games, which is a career-long streak, and he's thriving as the undoubted starting PG for Chicago. Zach LaVine's return is primarily a threat to Denzel Valentine and David Nwaba, so Dunn's owners can keep him locked in active lineups going forward.</text:p>
            <text:p><text:s text:c="8"/></text:p>
            <text:p><text:s text:c="8"/></text:p>
            <text:p><text:s text:c="13"/></text:p>
            <text:p><text:s text:c="14"/></text:p>
            <text:p><text:s text:c="13"/>Source: Cody Westerlund on Twitter <text:s text:c="23"/>Jan 13 - 11: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avid Nwaba</text:p>
            <text:p><text:s text:c="17"/></text:p>
            <text:p><text:s text:c="17"/></text:p>
            <text:p><text:s text:c="22"/>- G/F - <text:s/>Bulls</text:p>
            <text:p><text:s text:c="16"/></text:p>
            <text:p><text:s text:c="17"/></text:p>
            <text:p><text:s text:c="12"/></text:p>
            <text:p><text:s text:c="8"/></text:p>
            <text:p><text:s text:c="8"/></text:p>
            <text:p><text:s text:c="8"/></text:p>
            <text:p><text:s text:c="12"/>David Nwaba came off the bench on Saturday for two points, four rebounds, two blocks and one steal, making 1-of-5 shots in 26 minutes of action.</text:p>
            <text:p><text:s text:c="8"/></text:p>
            <text:p><text:s text:c="8"/></text:p>
            <text:p><text:s text:c="13"/>Denzel Valentine shifted to the bench and logged 21 minutes tonight, while Paul Zipser found himself out of Chicago's rotation entirely. Zach LaVine (knee) was on a strict minute-limit and he sat out the fourth quarter, with Nwaba playing all 12 minutes, so that artificially inflated his playing time. Feel free to cut him for a more promising rest-of-season option.</text:p>
            <text:p><text:s text:c="8"/></text:p>
            <text:p><text:s text:c="8"/></text:p>
            <text:p><text:s text:c="13"/>Related: Zach LaVine, Denzel Valentine, Paul Zipser</text:p>
            <text:p><text:s text:c="14"/></text:p>
            <text:p><text:s text:c="13"/>Jan 13 - 11: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bin Lopez</text:p>
            <text:p><text:s text:c="17"/></text:p>
            <text:p><text:s text:c="17"/></text:p>
            <text:p><text:s text:c="22"/>- C - <text:s/>Bulls</text:p>
            <text:p><text:s text:c="16"/></text:p>
            <text:p><text:s text:c="17"/></text:p>
            <text:p><text:s text:c="12"/></text:p>
            <text:p><text:s text:c="8"/></text:p>
            <text:p><text:s text:c="8"/></text:p>
            <text:p><text:s text:c="8"/></text:p>
            <text:p><text:s text:c="12"/>Robin Lopez scored 12 points on 6-of-10 shooting vs. Detroit on Saturday, adding three rebounds, two assists and one block in 29 minutes.</text:p>
            <text:p><text:s text:c="8"/></text:p>
            <text:p><text:s text:c="8"/></text:p>
            <text:p><text:s text:c="13"/>All of his points came within the first 10 minutes of the game -- in fact, he attempted only two shots in the final three quarters tonight. RoLo's usage rate of 20.2% this season is a career-high but his rebound and block rates are way down, and as a result he's barely holding value in 12-team leagues.</text:p>
            <text:p><text:s text:c="8"/></text:p>
            <text:p><text:s text:c="8"/></text:p>
            <text:p><text:s text:c="13"/></text:p>
            <text:p><text:s text:c="14"/></text:p>
            <text:p><text:s text:c="13"/>Jan 13 - 11: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ch LaVine</text:p>
            <text:p><text:s text:c="17"/></text:p>
            <text:p><text:s text:c="17"/></text:p>
            <text:p><text:s text:c="22"/>- G - <text:s/>Bulls</text:p>
            <text:p><text:s text:c="16"/></text:p>
            <text:p><text:s text:c="17"/></text:p>
            <text:p><text:s text:c="12"/></text:p>
            <text:p><text:s text:c="8"/></text:p>
            <text:p><text:s text:c="8"/></text:p>
            <text:p><text:s text:c="8"/></text:p>
            <text:p><text:s text:c="12"/>Zach LaVine (knee) was impressive in his long-awaited Bulls debut on Saturday, posting 14 points on 5-of-9 shooting, three 3-pointers and two assists in 19 minutes.</text:p>
            <text:p><text:s text:c="8"/></text:p>
            <text:p><text:s text:c="8"/></text:p>
            <text:p><text:s text:c="13"/>The Bulls kept LaVine on a 20-minute limit and he sat out the fourth quarter by design, but he looked spry while on the court tonight. Fred Hoiberg expects to keep LaVine around 20 minutes the next few games, after which his playing time should slowly ramp up -- it helps that Chicago doesn't play back-to-back games until Feb. 9-10. He played a handful of minutes at PG tonight, which is even more encouraging, and his fantasy owners are finally being rewarded for their patience.</text:p>
            <text:p><text:s text:c="8"/></text:p>
            <text:p><text:s text:c="8"/></text:p>
            <text:p><text:s text:c="13"/></text:p>
            <text:p><text:s text:c="14"/></text:p>
            <text:p><text:s text:c="13"/>Source: Nick Friedell on Twitter <text:s text:c="25"/>Jan 13 - 11: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yn Forbes</text:p>
            <text:p><text:s text:c="17"/></text:p>
            <text:p><text:s text:c="17"/></text:p>
            <text:p><text:s text:c="22"/>- G - <text:s/>Spurs</text:p>
            <text:p><text:s text:c="16"/></text:p>
            <text:p><text:s text:c="17"/></text:p>
            <text:p><text:s text:c="12"/></text:p>
            <text:p><text:s text:c="8"/></text:p>
            <text:p><text:s text:c="8"/></text:p>
            <text:p><text:s text:c="8"/></text:p>
            <text:p><text:s text:c="12"/>Bryn Forbes posted eight points across 15 minutes in Saturday's blowout win against the Nuggets.</text:p>
            <text:p><text:s text:c="8"/></text:p>
            <text:p><text:s text:c="8"/></text:p>
            <text:p><text:s text:c="13"/>Forbes was able to hit a pair of 3-pointers and grab three boards while posting a solid plus-17 rating off the bench even with Danny Green (groin) back from his absence. He was seeing increased minutes with the reserves playing much of the second half due to a blowout on the scoreboard. With Green back in the mix, Forbes will see his playing time dwindle once the team is involved in a close game.</text:p>
            <text:p><text:s text:c="8"/></text:p>
            <text:p><text:s text:c="8"/></text:p>
            <text:p><text:s text:c="13"/></text:p>
            <text:p><text:s text:c="14"/></text:p>
            <text:p><text:s text:c="13"/>Jan 13 - 11: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ny Green</text:p>
            <text:p><text:s text:c="17"/></text:p>
            <text:p><text:s text:c="17"/></text:p>
            <text:p><text:s text:c="22"/>- G/F - <text:s/>Spurs</text:p>
            <text:p><text:s text:c="16"/></text:p>
            <text:p><text:s text:c="17"/></text:p>
            <text:p><text:s text:c="12"/></text:p>
            <text:p><text:s text:c="8"/></text:p>
            <text:p><text:s text:c="8"/></text:p>
            <text:p><text:s text:c="8"/></text:p>
            <text:p><text:s text:c="12"/>Danny Green (groin) was good for 11 points, including three 3-pointers, in his return to the lineup Saturday against the Nuggets.</text:p>
            <text:p><text:s text:c="8"/></text:p>
            <text:p><text:s text:c="8"/></text:p>
            <text:p><text:s text:c="13"/>Green was able to hit 4-of-8 from the field, including 3-of-5 from behind the 3-point line, as he did not exhibit any rust after a lengthy layoff. He was limited to 18 minutes, but that was more a result of the lopsided nature of the game and nothing to do with any limitations due to his injury. Eventually Bryn Forbes will see his playing time dry up once the team is involved in a close game.</text:p>
            <text:p><text:s text:c="8"/></text:p>
            <text:p><text:s text:c="8"/></text:p>
            <text:p><text:s text:c="13"/></text:p>
            <text:p><text:s text:c="14"/></text:p>
            <text:p><text:s text:c="13"/>Jan 13 - 11: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J. Miles</text:p>
            <text:p><text:s text:c="17"/></text:p>
            <text:p><text:s text:c="17"/></text:p>
            <text:p><text:s text:c="22"/>- G/F - <text:s/>Raptors</text:p>
            <text:p><text:s text:c="16"/></text:p>
            <text:p><text:s text:c="17"/></text:p>
            <text:p><text:s text:c="12"/></text:p>
            <text:p><text:s text:c="8"/></text:p>
            <text:p><text:s text:c="8"/></text:p>
            <text:p><text:s text:c="8"/></text:p>
            <text:p><text:s text:c="12"/>C.J. Miles came off the bench for eight points (2-of-9 FGs, 2-of-4 FTs), two rebounds and one assist in 22 minutes on Saturday.</text:p>
            <text:p><text:s text:c="8"/></text:p>
            <text:p><text:s text:c="8"/></text:p>
            <text:p><text:s text:c="13"/>Miles started Thursday's game with Serge Ibaka suspended, and wound up scoring 16 points. His playing time was actually up tonight, going north of 20 minutes for the first time since Dec. 27, but we're not reading into it. Toronto needed him to spread the court as they clawed back from a big deficit, and Miles forced up a heavily-contested 3-point attempt late in the fourth quarter. There are better perimeter specialists on the wire in most leagues.</text:p>
            <text:p><text:s text:c="8"/></text:p>
            <text:p><text:s text:c="8"/></text:p>
            <text:p><text:s text:c="13"/></text:p>
            <text:p><text:s text:c="14"/></text:p>
            <text:p><text:s text:c="13"/>Jan 13 - 11: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G Anunoby</text:p>
            <text:p><text:s text:c="17"/></text:p>
            <text:p><text:s text:c="17"/></text:p>
            <text:p><text:s text:c="22"/>- F - <text:s/>Raptors</text:p>
            <text:p><text:s text:c="16"/></text:p>
            <text:p><text:s text:c="17"/></text:p>
            <text:p><text:s text:c="12"/></text:p>
            <text:p><text:s text:c="8"/></text:p>
            <text:p><text:s text:c="8"/></text:p>
            <text:p><text:s text:c="8"/></text:p>
            <text:p><text:s text:c="12"/>OG Anunoby made 5-of-7 field goals and 6-of-6 free throws to score 17 points on Saturday, adding three rebounds, two assists and one 3-pointer in 26 minutes.</text:p>
            <text:p><text:s text:c="8"/></text:p>
            <text:p><text:s text:c="8"/></text:p>
            <text:p><text:s text:c="13"/>The free throws set a career-high for Anunoby, which is noteworthy since he's usually just a spot-up 3-point shooter. Amazingly, the rookie ranks 3rd in the NBA in net rating, with Toronto outscoring opponents by 14.2 points per 100 possessions while he's on the court. That astounding metric doesn't mean he has fantasy value, unfortunately, as he's been hurting owners outside of the deepest formats.</text:p>
            <text:p><text:s text:c="8"/></text:p>
            <text:p><text:s text:c="8"/></text:p>
            <text:p><text:s text:c="13"/></text:p>
            <text:p><text:s text:c="14"/></text:p>
            <text:p><text:s text:c="13"/>Source: NBA.com/stats <text:s text:c="36"/>Jan 13 - 11: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lon Wright</text:p>
            <text:p><text:s text:c="17"/></text:p>
            <text:p><text:s text:c="17"/></text:p>
            <text:p><text:s text:c="22"/>- G - <text:s/>Raptors</text:p>
            <text:p><text:s text:c="16"/></text:p>
            <text:p><text:s text:c="17"/></text:p>
            <text:p><text:s text:c="12"/></text:p>
            <text:p><text:s text:c="8"/></text:p>
            <text:p><text:s text:c="8"/></text:p>
            <text:p><text:s text:c="8"/></text:p>
            <text:p><text:s text:c="12"/>Delon Wright started Saturday's game vs. the Warriors, posting four points, two rebounds, two assists and one steal in 24 minutes.</text:p>
            <text:p><text:s text:c="8"/></text:p>
            <text:p><text:s text:c="8"/></text:p>
            <text:p><text:s text:c="13"/>Wright went 1-of-4 from the field and 2-of-2 at the free throw line tonight. He's struggled over his past two starts with averages of 5.0 points on 30.8% shooting, showing some growing pains in a starting role without Kyle Lowry (tailbone). He was heating up as a featured option with the second unit and Lowry is just day-to-day, so owners should stay patient for at least a few more games.</text:p>
            <text:p><text:s text:c="8"/></text:p>
            <text:p><text:s text:c="8"/></text:p>
            <text:p><text:s text:c="13"/>Related: Kyle Lowry</text:p>
            <text:p><text:s text:c="14"/></text:p>
            <text:p><text:s text:c="13"/>Jan 13 - 11: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was solid in 21 minutes off the bench on Saturday with 13 points, five rebounds, four assists, three 3-pointers and one steal.</text:p>
            <text:p><text:s text:c="8"/></text:p>
            <text:p><text:s text:c="8"/></text:p>
            <text:p><text:s text:c="13"/>Kyle Lowry was out again with a bruised tailbone but he's day-to-day and could return as soon as Monday vs. the 76ers. VanVleet was instrumental in the Raptors' second-half run tonight, and this comes on the heels of Thursday's 22-point outburst, so maybe he'll earn more minutes regardless. Most owners should take a wait-and-see approach.</text:p>
            <text:p><text:s text:c="8"/></text:p>
            <text:p><text:s text:c="8"/></text:p>
            <text:p><text:s text:c="13"/>Related: Delon Wright, Kyle Lowry</text:p>
            <text:p><text:s text:c="14"/></text:p>
            <text:p><text:s text:c="13"/>Jan 13 - 11: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rge Ibaka</text:p>
            <text:p><text:s text:c="17"/></text:p>
            <text:p><text:s text:c="17"/></text:p>
            <text:p><text:s text:c="22"/>- F/C - <text:s/>Raptors</text:p>
            <text:p><text:s text:c="16"/></text:p>
            <text:p><text:s text:c="17"/></text:p>
            <text:p><text:s text:c="12"/></text:p>
            <text:p><text:s text:c="8"/></text:p>
            <text:p><text:s text:c="8"/></text:p>
            <text:p><text:s text:c="8"/></text:p>
            <text:p><text:s text:c="12"/>Serge Ibaka returned from his one-game suspension on Saturday with 14 points on 5-of-12 shooting, five rebounds and two 3-pointers in 29 minutes.</text:p>
            <text:p><text:s text:c="8"/></text:p>
            <text:p><text:s text:c="8"/></text:p>
            <text:p><text:s text:c="13"/>Ibaka contributed to Toronto's incredible second-half comeback, cutting what was once a 27-point deficit to just one point late in the fourth quarter, but they couldn't get over the hump. He didn't have any assists, steals or blocks tonight -- it's the fourth time all season that's happened, so owners can expect better vs. Philly on Monday.</text:p>
            <text:p><text:s text:c="8"/></text:p>
            <text:p><text:s text:c="8"/></text:p>
            <text:p><text:s text:c="13"/></text:p>
            <text:p><text:s text:c="14"/></text:p>
            <text:p><text:s text:c="13"/>Jan 13 - 11: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 DeRozan</text:p>
            <text:p><text:s text:c="17"/></text:p>
            <text:p><text:s text:c="17"/></text:p>
            <text:p><text:s text:c="22"/>- G/F - <text:s/>Raptors</text:p>
            <text:p><text:s text:c="16"/></text:p>
            <text:p><text:s text:c="17"/></text:p>
            <text:p><text:s text:c="12"/></text:p>
            <text:p><text:s text:c="8"/></text:p>
            <text:p><text:s text:c="8"/></text:p>
            <text:p><text:s text:c="8"/></text:p>
            <text:p><text:s text:c="12"/>The Raptors mounted a furious comeback attempt on Saturday, ultimately falling 127-125 despite DeMar DeRozan's game-high 42 points on 17-of-31 FGs and 8-of-10 FTs.</text:p>
            <text:p><text:s text:c="8"/></text:p>
            <text:p><text:s text:c="8"/></text:p>
            <text:p><text:s text:c="13"/>DeRozan was phenomenal but Toronto's defense was the issue, as they gave up 81 points in the first half and trailed by as many as 27 points tonight. He added five rebounds, three assists and two turnovers in 38 minutes, with a huge usage rate in the absence of Kyle Lowry (tailbone). As a footnote, DeRozan's big game tonight also pushed him past Vince Carter as the Raptors' all-time leader in games with 30+ points (92 games). He's surging as a top-20 value over the past month.</text:p>
            <text:p><text:s text:c="8"/></text:p>
            <text:p><text:s text:c="8"/></text:p>
            <text:p><text:s text:c="13"/>Related: Vince Carter</text:p>
            <text:p><text:s text:c="14"/></text:p>
            <text:p><text:s text:c="13"/>Source: Josh Lewenberg on Twitter <text:s text:c="24"/>Jan 13 - 11: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shoulder) went for a team-high 19 points with eight rebounds, four assists, four steals and a blocked shot over 28 minutes Saturday against the Nuggets.</text:p>
            <text:p><text:s text:c="8"/></text:p>
            <text:p><text:s text:c="8"/></text:p>
            <text:p><text:s text:c="13"/>Leonard was aggressive on the offensive end, getting to the free-throw line a season-high 11 times, converting nine attempts. He was not tentative in his return to action, and he picked up four steals, too. He has four or more thefts in four straight games, the longest stretch of his career. He was limited to 28 minutes, but that was more the result of the lopsided nature of the score and not due to any type of setback with his shoulder.</text:p>
            <text:p><text:s text:c="8"/></text:p>
            <text:p><text:s text:c="8"/></text:p>
            <text:p><text:s text:c="13"/></text:p>
            <text:p><text:s text:c="14"/></text:p>
            <text:p><text:s text:c="13"/>Jan 13 - 11: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trick McCaw</text:p>
            <text:p><text:s text:c="17"/></text:p>
            <text:p><text:s text:c="17"/></text:p>
            <text:p><text:s text:c="22"/>- G - <text:s/>Warriors</text:p>
            <text:p><text:s text:c="16"/></text:p>
            <text:p><text:s text:c="17"/></text:p>
            <text:p><text:s text:c="12"/></text:p>
            <text:p><text:s text:c="8"/></text:p>
            <text:p><text:s text:c="8"/></text:p>
            <text:p><text:s text:c="8"/></text:p>
            <text:p><text:s text:c="12"/>Patrick McCaw shifted to the Warriors' bench on Saturday, where he had six points, one rebound, one assist and one steal in 20 minutes of action.</text:p>
            <text:p><text:s text:c="8"/></text:p>
            <text:p><text:s text:c="8"/></text:p>
            <text:p><text:s text:c="13"/>The Warriors dropped 81 points in the first half tonight, the first time they've accomplished that since 1990, yet they still had to fight for this road win in Toronto. McCaw went 2-of-4 from the field and 2-of-2 from the line, and it was the Warriors' veterans who did the heavy lifting -- Zaza Pachulia was the only starter to play fewer than 34 minutes. McCaw isn't worth owning while the starters are healthy.</text:p>
            <text:p><text:s text:c="8"/></text:p>
            <text:p><text:s text:c="8"/></text:p>
            <text:p><text:s text:c="13"/></text:p>
            <text:p><text:s text:c="14"/></text:p>
            <text:p><text:s text:c="13"/>Jan 13 - 10: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right ankle) returned from a two-game absence on Saturday with 24 points, nine assists, six rebounds, two 3-pointers, one steal and just one turnover in 34 minutes.</text:p>
            <text:p><text:s text:c="8"/></text:p>
            <text:p><text:s text:c="8"/></text:p>
            <text:p><text:s text:c="13"/>Golden State absolutely destroyed the Raptors in the first half, committing one turnover with 22 assists on 32 made field goals (71.1% shooting). They nearly gave it away in the second half, but held on for a 127-125 win, despite Curry missing a few late free throws. He finished 6-of-12 from the field and 10-of-12 from the line, and is obviously safe to activate everywhere.</text:p>
            <text:p><text:s text:c="8"/></text:p>
            <text:p><text:s text:c="8"/></text:p>
            <text:p><text:s text:c="13"/></text:p>
            <text:p><text:s text:c="14"/></text:p>
            <text:p><text:s text:c="13"/>Jan 13 - 10: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lly Oubre</text:p>
            <text:p><text:s text:c="17"/></text:p>
            <text:p><text:s text:c="17"/></text:p>
            <text:p><text:s text:c="22"/>- F - <text:s/>Wizards</text:p>
            <text:p><text:s text:c="16"/></text:p>
            <text:p><text:s text:c="17"/></text:p>
            <text:p><text:s text:c="12"/></text:p>
            <text:p><text:s text:c="8"/></text:p>
            <text:p><text:s text:c="8"/></text:p>
            <text:p><text:s text:c="8"/></text:p>
            <text:p><text:s text:c="12"/>Kelly Oubre posted 17 points on 5-of-6 shooting, including 3-of-4 from behind the 3-point line, in Saturday's overtime win against the Nets.</text:p>
            <text:p><text:s text:c="8"/></text:p>
            <text:p><text:s text:c="8"/></text:p>
            <text:p><text:s text:c="13"/>Oubre has rolled up double-digit point totals in four straight, and 12 of the past 14 outings. He is also working on a four-game streak with two more 3-pointers. He did a pretty solid job subbing for Otto Porter Jr. when he was hurt, and he hasn't skipped a beat heading back to the bench. However, as long as OPJ is healthy, Oubre is best used in deeper fantasy leagues only.</text:p>
            <text:p><text:s text:c="8"/></text:p>
            <text:p><text:s text:c="8"/></text:p>
            <text:p><text:s text:c="13"/></text:p>
            <text:p><text:s text:c="14"/></text:p>
            <text:p><text:s text:c="13"/>Jan 13 - 10: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Bradley Beal</text:p>
            <text:p><text:s text:c="17"/></text:p>
            <text:p><text:s text:c="17"/></text:p>
            <text:p><text:s text:c="22"/>- G - <text:s/>Wizards</text:p>
            <text:p><text:s text:c="16"/></text:p>
            <text:p><text:s text:c="17"/></text:p>
            <text:p><text:s text:c="12"/></text:p>
            <text:p><text:s text:c="8"/></text:p>
            <text:p><text:s text:c="8"/></text:p>
            <text:p><text:s text:c="8"/></text:p>
            <text:p><text:s text:c="12"/>Bradley Beal (ankle) finished with 24 points, six assists, four rebounds and three steals over 43 minutes in Saturday's overtime win against the Nets.</text:p>
            <text:p><text:s text:c="8"/></text:p>
            <text:p><text:s text:c="8"/></text:p>
            <text:p><text:s text:c="13"/>Beal tweaked his ankle in the second quarter and needed medical attention in the second quarter. He was able to return after a brief absence, had his ankle re-taped and he finished strong. Beal has posted 20 or more points in 10 straight outings, playing his best basketball of the season. He is averaging 26.3 points, 5.1 rebounds, 4.7 assists and 1.5 steals per outing over the 10-game stretch.</text:p>
            <text:p><text:s text:c="8"/></text:p>
            <text:p><text:s text:c="8"/></text:p>
            <text:p><text:s text:c="13"/></text:p>
            <text:p><text:s text:c="14"/></text:p>
            <text:p><text:s text:c="13"/>Jan 13 - 10: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rdan Bell</text:p>
            <text:p><text:s text:c="17"/></text:p>
            <text:p><text:s text:c="17"/></text:p>
            <text:p><text:s text:c="22"/>- F/C - <text:s/>Warriors</text:p>
            <text:p><text:s text:c="16"/></text:p>
            <text:p><text:s text:c="17"/></text:p>
            <text:p><text:s text:c="12"/></text:p>
            <text:p><text:s text:c="8"/></text:p>
            <text:p><text:s text:c="8"/></text:p>
            <text:p><text:s text:c="8"/></text:p>
            <text:p><text:s text:c="12"/>Jordan Bell picked up his second consecutive DNP-CD on Saturday.</text:p>
            <text:p><text:s text:c="8"/></text:p>
            <text:p><text:s text:c="8"/></text:p>
            <text:p><text:s text:c="13"/>Kevon Looney has averaged 22.0 minutes in the past two games and his emergence has decimated Bell's role. Omri Casspi (sore back) was ruled out tonight and Andre Iguodala (hip) didn't play in the second half, which makes Bell's DNP even more concerning. Inconsistency is a given for a rookie on a championship contender, but DNP-CDs are unsustainable. Bell has proven what he can do in 20+ minutes but it's time to consider safer options in most scenarios.</text:p>
            <text:p><text:s text:c="8"/></text:p>
            <text:p><text:s text:c="8"/></text:p>
            <text:p><text:s text:c="13"/>Related: Kevon Looney</text:p>
            <text:p><text:s text:c="14"/></text:p>
            <text:p><text:s text:c="13"/>Jan 13 - 10: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Wall</text:p>
            <text:p><text:s text:c="17"/></text:p>
            <text:p><text:s text:c="17"/></text:p>
            <text:p><text:s text:c="22"/>- G - <text:s/>Wizards</text:p>
            <text:p><text:s text:c="16"/></text:p>
            <text:p><text:s text:c="17"/></text:p>
            <text:p><text:s text:c="12"/></text:p>
            <text:p><text:s text:c="8"/></text:p>
            <text:p><text:s text:c="8"/></text:p>
            <text:p><text:s text:c="8"/></text:p>
            <text:p><text:s text:c="12"/>John Wall finished with 23 points while tying a season high with 16 assists over 40 minutes in Saturday's overtime victory against the Nets.</text:p>
            <text:p><text:s text:c="8"/></text:p>
            <text:p><text:s text:c="8"/></text:p>
            <text:p><text:s text:c="13"/>Wall wasn't the big star on Polish Heritage Night in D.C., as that honor belonged to Marcin Gortat. But Wall made it a successful night and sent the home crowd home happy. If you're wondering what sixteen is in Polish, and who wouldn't be, it's 'szesnascie'. Wall has managed nine or more assists in each of his six January outings, and seven in a row. His six-game run with at least one blocked shot came to an end, however.</text:p>
            <text:p><text:s text:c="8"/></text:p>
            <text:p><text:s text:c="8"/></text:p>
            <text:p><text:s text:c="13"/></text:p>
            <text:p><text:s text:c="14"/></text:p>
            <text:p><text:s text:c="13"/>Jan 13 - 10: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strained hip flexor) sat out the second half of Saturday's game, which he finished with four points, one rebound and one assist.</text:p>
            <text:p><text:s text:c="8"/></text:p>
            <text:p><text:s text:c="8"/></text:p>
            <text:p><text:s text:c="13"/>Iguodala was walking gingerly after a drive in the first half and Steve Kerr confirmed afterward that he was "dealing with some hip issues," although the Warriors haven't provided an official injury update. We should get clarification after Sunday's practice, and there's no doubt he'll be on the injury report prior to Monday's game in Cleveland.</text:p>
            <text:p><text:s text:c="8"/></text:p>
            <text:p><text:s text:c="8"/></text:p>
            <text:p><text:s text:c="13"/></text:p>
            <text:p><text:s text:c="14"/></text:p>
            <text:p><text:s text:c="13"/>Source: Mark Medina on Twitter <text:s text:c="27"/>Jan 13 - 10: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in Gortat</text:p>
            <text:p><text:s text:c="17"/></text:p>
            <text:p><text:s text:c="17"/></text:p>
            <text:p><text:s text:c="22"/>- C - <text:s/>Wizards</text:p>
            <text:p><text:s text:c="16"/></text:p>
            <text:p><text:s text:c="17"/></text:p>
            <text:p><text:s text:c="12"/></text:p>
            <text:p><text:s text:c="8"/></text:p>
            <text:p><text:s text:c="8"/></text:p>
            <text:p><text:s text:c="8"/></text:p>
            <text:p><text:s text:c="12"/>Marcin Gortat was an efficient 6-of-8 from the field Saturday against the Nets, finishing with 16 points, 13 rebounds, two assists, a steal and a blocked shot over 30 minutes.</text:p>
            <text:p><text:s text:c="8"/></text:p>
            <text:p><text:s text:c="8"/></text:p>
            <text:p><text:s text:c="13"/>The Polish Hammer didn't disappoint on Polish Heritage Night at the Verizon Center in D.C. Before the game Gortat took pictures and honored a couple of Polish World War II veterans, and it was a huge turnout in the nation's capital. Fantasy owners were pleased with Gortat's line. He has back-to-back double-doubles for the first time since a three-game run with 10 or more points and 10 or more rebounds from Nov. 17-20. Na zdrowie, Marcin!</text:p>
            <text:p><text:s text:c="8"/></text:p>
            <text:p><text:s text:c="8"/></text:p>
            <text:p><text:s text:c="13"/></text:p>
            <text:p><text:s text:c="14"/></text:p>
            <text:p><text:s text:c="13"/>Jan 13 - 10: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is LeVert</text:p>
            <text:p><text:s text:c="17"/></text:p>
            <text:p><text:s text:c="17"/></text:p>
            <text:p><text:s text:c="22"/>- G - <text:s/>Nets</text:p>
            <text:p><text:s text:c="16"/></text:p>
            <text:p><text:s text:c="17"/></text:p>
            <text:p><text:s text:c="12"/></text:p>
            <text:p><text:s text:c="8"/></text:p>
            <text:p><text:s text:c="8"/></text:p>
            <text:p><text:s text:c="8"/></text:p>
            <text:p><text:s text:c="12"/>Caris LeVert's shot was off again in Saturday's overtime loss in Washington, but he was able to finish with 12 points, eight rebounds and eight assists over 35 minutes.</text:p>
            <text:p><text:s text:c="8"/></text:p>
            <text:p><text:s text:c="8"/></text:p>
            <text:p><text:s text:c="13"/>LeVert had an ugly 5-of-16 shooting night, including 1-of-7 from behind the 3-point line, and he is shooting just 34.4 percent (21-of-61) in five games in the month of January. With his shot not falling, he contributed in other ways, posting a season-high eight boards while his dimes were his third-most of the season. In the second half of the season you can expect the Nets to lean heavily on their younger players, and that means LeVert could see an even larger role down the stretch.</text:p>
            <text:p><text:s text:c="8"/></text:p>
            <text:p><text:s text:c="8"/></text:p>
            <text:p><text:s text:c="13"/></text:p>
            <text:p><text:s text:c="14"/></text:p>
            <text:p><text:s text:c="13"/>Jan 13 - 10: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pencer Dinwiddie</text:p>
            <text:p><text:s text:c="17"/></text:p>
            <text:p><text:s text:c="17"/></text:p>
            <text:p><text:s text:c="22"/>- G - <text:s/>Nets</text:p>
            <text:p><text:s text:c="16"/></text:p>
            <text:p><text:s text:c="17"/></text:p>
            <text:p><text:s text:c="12"/></text:p>
            <text:p><text:s text:c="8"/></text:p>
            <text:p><text:s text:c="8"/></text:p>
            <text:p><text:s text:c="8"/></text:p>
            <text:p><text:s text:c="12"/>Spencer Dinwiddie hit just 4-of-16 from the field, including 2-of-10 from behind the arc, to finish with 13 points across 35 minutes in Saturday's overtime setback at Washington.</text:p>
            <text:p><text:s text:c="8"/></text:p>
            <text:p><text:s text:c="8"/></text:p>
            <text:p><text:s text:c="13"/>Dinwiddie was able to chip in with six rebounds, four assists, a steal and a blocked shot to salvage the line for fantasy owners in standard leagues, but his awful field-goal percentage killed those in 9-cat formats. Chalk it up as one bad outing. More worrisome is the impending return of D'Angelo Russell, and how that will be handled. For now, head coach Kenny Atkinson has said he's considering starting both of them together, but it will be interesting to see whether his fantasy value takes a hit or not.</text:p>
            <text:p><text:s text:c="8"/></text:p>
            <text:p><text:s text:c="8"/></text:p>
            <text:p><text:s text:c="13"/></text:p>
            <text:p><text:s text:c="14"/></text:p>
            <text:p><text:s text:c="13"/>Jan 13 - 10: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rett Allen</text:p>
            <text:p><text:s text:c="17"/></text:p>
            <text:p><text:s text:c="17"/></text:p>
            <text:p><text:s text:c="22"/>- C - <text:s/>Nets</text:p>
            <text:p><text:s text:c="16"/></text:p>
            <text:p><text:s text:c="17"/></text:p>
            <text:p><text:s text:c="12"/></text:p>
            <text:p><text:s text:c="8"/></text:p>
            <text:p><text:s text:c="8"/></text:p>
            <text:p><text:s text:c="8"/></text:p>
            <text:p><text:s text:c="12"/>Jarrett Allen tied a career best with 16 points across a career-high 29 minutes in Saturday's overtime loss at Washington.</text:p>
            <text:p><text:s text:c="8"/></text:p>
            <text:p><text:s text:c="8"/></text:p>
            <text:p><text:s text:c="13"/>Allen also added eight rebounds and an assist with just one turnover while finishing with a respectable plus-8 rating. He also scored 16 points on New Year's Day against the Magic. The rookie out of the University of Texas has shown some glimpses of brilliance in the month of January, posting 14 or more points in three of his seven games. Allen isn't someone to rely upon in the starting lineup just yet, but he is a nice stash option for his potential in the blocked shots department.</text:p>
            <text:p><text:s text:c="8"/></text:p>
            <text:p><text:s text:c="8"/></text:p>
            <text:p><text:s text:c="13"/></text:p>
            <text:p><text:s text:c="14"/></text:p>
            <text:p><text:s text:c="13"/>Jan 13 - 10: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ndae Hollis-Jefferson</text:p>
            <text:p><text:s text:c="17"/></text:p>
            <text:p><text:s text:c="17"/></text:p>
            <text:p><text:s text:c="22"/>- F - <text:s/>Nets</text:p>
            <text:p><text:s text:c="16"/></text:p>
            <text:p><text:s text:c="17"/></text:p>
            <text:p><text:s text:c="12"/></text:p>
            <text:p><text:s text:c="8"/></text:p>
            <text:p><text:s text:c="8"/></text:p>
            <text:p><text:s text:c="8"/></text:p>
            <text:p><text:s text:c="12"/>Rondae Hollis-Jefferson finished with 22 points, a career-high seven assists and four rebounds over 38 minutes in Saturday's overtime loss at Washington.</text:p>
            <text:p><text:s text:c="8"/></text:p>
            <text:p><text:s text:c="8"/></text:p>
            <text:p><text:s text:c="13"/>Hollis-Jefferson has posted career highs in two of his past four outings. He snagged a career-high 17 rebounds on Jan. 8 against the Raptors, now this solid performance in the assists column. He continues to do a good job in the Brooklyn frontcourt, and he might see even heavier minutes going forward if the team elects to move DeMarre Carroll. He has some nice mid-round value in 9-cat fantasy leagues with a little bit of upside.</text:p>
            <text:p><text:s text:c="8"/></text:p>
            <text:p><text:s text:c="8"/></text:p>
            <text:p><text:s text:c="13"/></text:p>
            <text:p><text:s text:c="14"/></text:p>
            <text:p><text:s text:c="13"/>Jan 13 - 10: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re Carroll</text:p>
            <text:p><text:s text:c="17"/></text:p>
            <text:p><text:s text:c="17"/></text:p>
            <text:p><text:s text:c="22"/>- F - <text:s/>Nets</text:p>
            <text:p><text:s text:c="16"/></text:p>
            <text:p><text:s text:c="17"/></text:p>
            <text:p><text:s text:c="12"/></text:p>
            <text:p><text:s text:c="8"/></text:p>
            <text:p><text:s text:c="8"/></text:p>
            <text:p><text:s text:c="8"/></text:p>
            <text:p><text:s text:c="12"/>DeMarre Carroll finished Saturday's game at Washington with 13 points, 10 rebounds, three assists and two steals across 33 minutes.</text:p>
            <text:p><text:s text:c="8"/></text:p>
            <text:p><text:s text:c="8"/></text:p>
            <text:p><text:s text:c="13"/>Carroll finished 6-of-13 from the field, including 1-of-6 from behind the arc, while he was able to post his second double-double in five January outings. That's now five double-doubles in 2017-18, which is a new career high in a single season. Carroll has managed just five total double-doubles over his past three seasons (2014-17) combined. He looked much better than he did Friday in Atlanta, as he made his way back from a two-game absence due to a knee injury. Carroll remains a decent source of cheap rebounds, steals and 3-pointers.</text:p>
            <text:p><text:s text:c="8"/></text:p>
            <text:p><text:s text:c="8"/></text:p>
            <text:p><text:s text:c="13"/></text:p>
            <text:p><text:s text:c="14"/></text:p>
            <text:p><text:s text:c="13"/>Jan 13 - 9: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veon Graham</text:p>
            <text:p><text:s text:c="17"/></text:p>
            <text:p><text:s text:c="17"/></text:p>
            <text:p><text:s text:c="22"/>- G - <text:s/>Hornets</text:p>
            <text:p><text:s text:c="16"/></text:p>
            <text:p><text:s text:c="17"/></text:p>
            <text:p><text:s text:c="12"/></text:p>
            <text:p><text:s text:c="8"/></text:p>
            <text:p><text:s text:c="8"/></text:p>
            <text:p><text:s text:c="8"/></text:p>
            <text:p><text:s text:c="12"/>Treveon Graham posted just four points with three rebounds across 18 minutes off the bench Saturday against Oklahoma City.</text:p>
            <text:p><text:s text:c="8"/></text:p>
            <text:p><text:s text:c="8"/></text:p>
            <text:p><text:s text:c="13"/>Graham hit 2-of-3 from the field and he picked up three personal fouls with a minus-6 rating in his limited work. The former VCU standout exploded for 14 points on Dec. 23, but he has just 39 total points in eight games since. He is averaging just over 16 minutes per game in five January outings, so he is part of the rotation. But he shouldn't be trusted outside of the deepest of fantasy formats unless something happens to Nicolas Batum to create a larger role.</text:p>
            <text:p><text:s text:c="8"/></text:p>
            <text:p><text:s text:c="8"/></text:p>
            <text:p><text:s text:c="13"/></text:p>
            <text:p><text:s text:c="14"/></text:p>
            <text:p><text:s text:c="13"/>Jan 13 - 8: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ik Monk</text:p>
            <text:p><text:s text:c="17"/></text:p>
            <text:p><text:s text:c="17"/></text:p>
            <text:p><text:s text:c="22"/>- G - <text:s/>Hornets</text:p>
            <text:p><text:s text:c="16"/></text:p>
            <text:p><text:s text:c="17"/></text:p>
            <text:p><text:s text:c="12"/></text:p>
            <text:p><text:s text:c="8"/></text:p>
            <text:p><text:s text:c="8"/></text:p>
            <text:p><text:s text:c="8"/></text:p>
            <text:p><text:s text:c="12"/>Malik Monk went for five points on 2-of-5 shooting across 12 minutes Saturday against the Thunder.</text:p>
            <text:p><text:s text:c="8"/></text:p>
            <text:p><text:s text:c="8"/></text:p>
            <text:p><text:s text:c="13"/>Monk has played 12 minutes in two of the past three games sandwiched around a DNP-CD. He still has a ways to go before becoming a regular in the rotation, and a team-worst minus-11 rating in limited action isn't likely to precipitate a change to his role. He isn't worth owning in most fantasy leagues at this time.</text:p>
            <text:p><text:s text:c="8"/></text:p>
            <text:p><text:s text:c="8"/></text:p>
            <text:p><text:s text:c="13"/></text:p>
            <text:p><text:s text:c="14"/></text:p>
            <text:p><text:s text:c="13"/>Jan 13 - 8: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Carter-Williams</text:p>
            <text:p><text:s text:c="17"/></text:p>
            <text:p><text:s text:c="17"/></text:p>
            <text:p><text:s text:c="22"/>- G - <text:s/>Hornets</text:p>
            <text:p><text:s text:c="16"/></text:p>
            <text:p><text:s text:c="17"/></text:p>
            <text:p><text:s text:c="12"/></text:p>
            <text:p><text:s text:c="8"/></text:p>
            <text:p><text:s text:c="8"/></text:p>
            <text:p><text:s text:c="8"/></text:p>
            <text:p><text:s text:c="12"/>Michael Carter-Williams played just 15 minutes off the bench Saturday against the Thunder, but he was a solid 3-of-4 from the floor to finish with seven points.</text:p>
            <text:p><text:s text:c="8"/></text:p>
            <text:p><text:s text:c="8"/></text:p>
            <text:p><text:s text:c="13"/>An awful shooting percentage (28.2 percent) and high turnover rate has had him nailed to the bench lately. However, he has started to show some signs of life in January shooting 61.5 percent (8-of-13) with just two turnovers across 70 minutes over five games in the month of January. He might be potentially working his way back into a larger role, but he still cannot be trusted by fantasy owners outside of the deepest leagues.</text:p>
            <text:p><text:s text:c="8"/></text:p>
            <text:p><text:s text:c="8"/></text:p>
            <text:p><text:s text:c="13"/></text:p>
            <text:p><text:s text:c="14"/></text:p>
            <text:p><text:s text:c="13"/>Jan 13 - 8: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shoulder), Danny Green (groin) and Tony Parker (ankle) are all listed as starters vs. Denver on Saturday.</text:p>
            <text:p><text:s text:c="8"/></text:p>
            <text:p><text:s text:c="8"/></text:p>
            <text:p><text:s text:c="13"/>Gregg Popovich said that he expected all three veterans to return tonight, and this confirms that they're ready to go. The result is that Kyle Anderson, Bryn Forbes and Dejounte Murray are back in their typical bench roles, which should result in severely cut playing time. Anderson is still worth holding, though, at least while Rudy Gay (heel) is on the shelf.</text:p>
            <text:p><text:s text:c="8"/></text:p>
            <text:p><text:s text:c="8"/></text:p>
            <text:p><text:s text:c="13"/>Related: Tony Parker, Danny Green</text:p>
            <text:p><text:s text:c="14"/></text:p>
            <text:p><text:s text:c="13"/>Source: Jeff McDonald on Twitter <text:s text:c="25"/>Jan 13 - 8: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vin Williams</text:p>
            <text:p><text:s text:c="17"/></text:p>
            <text:p><text:s text:c="17"/></text:p>
            <text:p><text:s text:c="22"/>- F - <text:s/>Hornets</text:p>
            <text:p><text:s text:c="16"/></text:p>
            <text:p><text:s text:c="17"/></text:p>
            <text:p><text:s text:c="12"/></text:p>
            <text:p><text:s text:c="8"/></text:p>
            <text:p><text:s text:c="8"/></text:p>
            <text:p><text:s text:c="8"/></text:p>
            <text:p><text:s text:c="12"/>Marvin Williams ended up with 16 points, nine rebounds and four assists across 28 minutes in Saturday's home loss against the Thunder.</text:p>
            <text:p><text:s text:c="8"/></text:p>
            <text:p><text:s text:c="8"/></text:p>
            <text:p><text:s text:c="13"/>Williams had a nice stat line, including 6-of-9 from the field and 3-of-5 from behind the 3-point line. After the game Williams cited how poor rebounding factored into the loss. While the Hornets were outrebounded just 57-50 overall, it was 19-9 in ORB which hurt Buzz City. While Williams snagged nine rebounds, he had none on the offensive end.</text:p>
            <text:p><text:s text:c="8"/></text:p>
            <text:p><text:s text:c="8"/></text:p>
            <text:p><text:s text:c="13"/></text:p>
            <text:p><text:s text:c="14"/></text:p>
            <text:p><text:s text:c="13"/>Source: Charlotte Hornets on Twitter <text:s text:c="21"/>Jan 13 - 8: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Nicolas Batum</text:p>
            <text:p><text:s text:c="17"/></text:p>
            <text:p><text:s text:c="17"/></text:p>
            <text:p><text:s text:c="22"/>- G/F - <text:s/>Hornets</text:p>
            <text:p><text:s text:c="16"/></text:p>
            <text:p><text:s text:c="17"/></text:p>
            <text:p><text:s text:c="12"/></text:p>
            <text:p><text:s text:c="8"/></text:p>
            <text:p><text:s text:c="8"/></text:p>
            <text:p><text:s text:c="8"/></text:p>
            <text:p><text:s text:c="12"/>Nicolas Batum went for 12 points on 4-of-13 shooting in Saturday's 101-91 loss against Oklahoma City.</text:p>
            <text:p><text:s text:c="8"/></text:p>
            <text:p><text:s text:c="8"/></text:p>
            <text:p><text:s text:c="13"/>Batum was able to hit a pair of 3-pointers while adding three rebounds, two assists, a steal and a blocked shot, but he also turned it over four times. He just hasn't been himself this season, and he started out behind the 8-ball with a rather serious elbow injury to start. It's uncertain if the ailment continues to bother him more than he is saying, but something is amiss, much to the dismay of his fantasy owners.</text:p>
            <text:p><text:s text:c="8"/></text:p>
            <text:p><text:s text:c="8"/></text:p>
            <text:p><text:s text:c="13"/></text:p>
            <text:p><text:s text:c="14"/></text:p>
            <text:p><text:s text:c="13"/>Jan 13 - 8: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ight Howard</text:p>
            <text:p><text:s text:c="17"/></text:p>
            <text:p><text:s text:c="17"/></text:p>
            <text:p><text:s text:c="22"/>- C - <text:s/>Hornets</text:p>
            <text:p><text:s text:c="16"/></text:p>
            <text:p><text:s text:c="17"/></text:p>
            <text:p><text:s text:c="12"/></text:p>
            <text:p><text:s text:c="8"/></text:p>
            <text:p><text:s text:c="8"/></text:p>
            <text:p><text:s text:c="8"/></text:p>
            <text:p><text:s text:c="12"/>Dwight Howard finished with 11 points, 17 rebounds and three blocked shots over 34 minutes in Saturday's 101-91 loss against the Thunder.</text:p>
            <text:p><text:s text:c="8"/></text:p>
            <text:p><text:s text:c="8"/></text:p>
            <text:p><text:s text:c="13"/>Howard is enjoying a bit of a renaissance since landing in the Queen City. While his shooting percentage (53.4 percent) is down a tad, his points per game are his highest since 2014-15 (15.5 PPG). He is also averaging over 30 minutes per game for just the second time in the past four seasons. The 32-year-old is healthy and remains a solid No. 1 center in most fantasy formats.</text:p>
            <text:p><text:s text:c="8"/></text:p>
            <text:p><text:s text:c="8"/></text:p>
            <text:p><text:s text:c="13"/></text:p>
            <text:p><text:s text:c="14"/></text:p>
            <text:p><text:s text:c="13"/>Jan 13 - 8: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mba Walker</text:p>
            <text:p><text:s text:c="17"/></text:p>
            <text:p><text:s text:c="17"/></text:p>
            <text:p><text:s text:c="22"/>- G - <text:s/>Hornets</text:p>
            <text:p><text:s text:c="16"/></text:p>
            <text:p><text:s text:c="17"/></text:p>
            <text:p><text:s text:c="12"/></text:p>
            <text:p><text:s text:c="8"/></text:p>
            <text:p><text:s text:c="8"/></text:p>
            <text:p><text:s text:c="8"/></text:p>
            <text:p><text:s text:c="12"/>Kemba Walker hit just 5-of-17 from the floor in Saturday's 101-91 loss against the visiting Thunder, finishing with just 19 points.</text:p>
            <text:p><text:s text:c="8"/></text:p>
            <text:p><text:s text:c="8"/></text:p>
            <text:p><text:s text:c="13"/>Walker didn't do a lot in the other categories, either, hitting just 2-of-7 from behind the arc while adding just three rebounds, two assists, a steal and five turnovers. There will be better days for the former UConn standout. He'll look to get back on track Sunday in Detroit. He went for 24 points, six rebounds and four assists across 35 minutes on Opening Night in Detroit in the first meeting this season.</text:p>
            <text:p><text:s text:c="8"/></text:p>
            <text:p><text:s text:c="8"/></text:p>
            <text:p><text:s text:c="13"/></text:p>
            <text:p><text:s text:c="14"/></text:p>
            <text:p><text:s text:c="13"/>Jan 13 - 8: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es Johnson</text:p>
            <text:p><text:s text:c="17"/></text:p>
            <text:p><text:s text:c="17"/></text:p>
            <text:p><text:s text:c="22"/>- G/F - <text:s/>Clippers</text:p>
            <text:p><text:s text:c="16"/></text:p>
            <text:p><text:s text:c="17"/></text:p>
            <text:p><text:s text:c="12"/></text:p>
            <text:p><text:s text:c="8"/></text:p>
            <text:p><text:s text:c="8"/></text:p>
            <text:p><text:s text:c="8"/></text:p>
            <text:p><text:s text:c="12"/>Wes Johnson scored 13 points on 4-of-9 shooting Saturday, to go with three 3-pointers, three rebounds, one steal, one block and zero turnovers in 24 minutes off the bench.</text:p>
            <text:p><text:s text:c="8"/></text:p>
            <text:p><text:s text:c="8"/></text:p>
            <text:p><text:s text:c="13"/>This was the second solid outing in a row for Johnson, but these games do come with a bit of an asterisk as both were against Sacramento's porous defense. Sam Dekker also had a nice game with 13 points, five boards, one assist, one steal and one turnover in 19 minutes, but with how inconsistent these guys have been this season, we'll need to see a repeat before getting behind adding either of them.</text:p>
            <text:p><text:s text:c="8"/></text:p>
            <text:p><text:s text:c="8"/></text:p>
            <text:p><text:s text:c="13"/>Related: Sam Dekker</text:p>
            <text:p><text:s text:c="14"/></text:p>
            <text:p><text:s text:c="13"/>Jan 13 - 8: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ny Parker</text:p>
            <text:p><text:s text:c="17"/></text:p>
            <text:p><text:s text:c="17"/></text:p>
            <text:p><text:s text:c="22"/>- G - <text:s/>Spurs</text:p>
            <text:p><text:s text:c="16"/></text:p>
            <text:p><text:s text:c="17"/></text:p>
            <text:p><text:s text:c="12"/></text:p>
            <text:p><text:s text:c="8"/></text:p>
            <text:p><text:s text:c="8"/></text:p>
            <text:p><text:s text:c="8"/></text:p>
            <text:p><text:s text:c="12"/>Coach Gregg Popovich said he expects Tony Parker (sprained right ankle) to play Saturday vs. Denver.</text:p>
            <text:p><text:s text:c="8"/></text:p>
            <text:p><text:s text:c="8"/></text:p>
            <text:p><text:s text:c="13"/>Both Kawhi Leonard (shoulder) and Danny Green (groin) are also expected to play Saturday night. Parker's return was anticipated, as he told reporters he could have played Thursday, "but you know the Spurs, they are going to just be cautious." Dejounte Murray will get bumped back to the bench with Parker in the starting five.</text:p>
            <text:p><text:s text:c="8"/></text:p>
            <text:p><text:s text:c="8"/></text:p>
            <text:p><text:s text:c="13"/>Related: Dejounte Murray</text:p>
            <text:p><text:s text:c="14"/></text:p>
            <text:p><text:s text:c="13"/>Source: Jeff McDonald on Twitter <text:s text:c="25"/>Jan 13 - 8: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ntrezl Harrell</text:p>
            <text:p><text:s text:c="17"/></text:p>
            <text:p><text:s text:c="17"/></text:p>
            <text:p><text:s text:c="22"/>- F/C - <text:s/>Clippers</text:p>
            <text:p><text:s text:c="16"/></text:p>
            <text:p><text:s text:c="17"/></text:p>
            <text:p><text:s text:c="12"/></text:p>
            <text:p><text:s text:c="8"/></text:p>
            <text:p><text:s text:c="8"/></text:p>
            <text:p><text:s text:c="8"/></text:p>
            <text:p><text:s text:c="12"/>Montrezl Harrell netted 17 points on 7-of-12 shooting Saturday, to go with six rebounds, one assist, two steals, one block and one turnover in 22 minutes off the bench.</text:p>
            <text:p><text:s text:c="8"/></text:p>
            <text:p><text:s text:c="8"/></text:p>
            <text:p><text:s text:c="13"/>Harrell should be flirting with minutes in the mid-20s while DeAndre Jordan (ankle) is on the sidelines, which is enough floor time for him to make a meaningful impact in fantasy hoops. Jordan's ankle injury doesn't seem very serious, but if you picked up Harrell during his recent three-game hot streak, you might as well just keep him until he gives you a reason to send him to the wire.</text:p>
            <text:p><text:s text:c="8"/></text:p>
            <text:p><text:s text:c="8"/></text:p>
            <text:p><text:s text:c="13"/></text:p>
            <text:p><text:s text:c="14"/></text:p>
            <text:p><text:s text:c="13"/>Jan 13 - 7: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rami Grant</text:p>
            <text:p><text:s text:c="17"/></text:p>
            <text:p><text:s text:c="17"/></text:p>
            <text:p><text:s text:c="22"/>- F - <text:s/>Thunder</text:p>
            <text:p><text:s text:c="16"/></text:p>
            <text:p><text:s text:c="17"/></text:p>
            <text:p><text:s text:c="12"/></text:p>
            <text:p><text:s text:c="8"/></text:p>
            <text:p><text:s text:c="8"/></text:p>
            <text:p><text:s text:c="8"/></text:p>
            <text:p><text:s text:c="12"/>Jerami Grant finished with nine points, three rebounds, an assist and a blocked shot across 21 minutes off the bench Saturday in Charlotte.</text:p>
            <text:p><text:s text:c="8"/></text:p>
            <text:p><text:s text:c="8"/></text:p>
            <text:p><text:s text:c="13"/>Grant didn't take a lot of shots, but he didn't miss any. He was a perfect 3-of-3 from the field, including 1-of-1 from behind the arc, and he was 2-of-2 from the charity stripe, too. Grant was pretty sharp in this one, but he continues to have a rather minimal role in the OKC offense. Head coahc Billy Donovan lets the game dictate whether he uses Grant or Patrick Peterson alongside Steven Adams with the second unit. That makes it difficult to trust Grant outside of the deepest leagues.</text:p>
            <text:p><text:s text:c="8"/></text:p>
            <text:p><text:s text:c="8"/></text:p>
            <text:p><text:s text:c="13"/></text:p>
            <text:p><text:s text:c="14"/></text:p>
            <text:p><text:s text:c="13"/>Jan 13 - 7: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rone Wallace</text:p>
            <text:p><text:s text:c="17"/></text:p>
            <text:p><text:s text:c="17"/></text:p>
            <text:p><text:s text:c="22"/>- G - <text:s/>Clippers</text:p>
            <text:p><text:s text:c="16"/></text:p>
            <text:p><text:s text:c="17"/></text:p>
            <text:p><text:s text:c="12"/></text:p>
            <text:p><text:s text:c="8"/></text:p>
            <text:p><text:s text:c="8"/></text:p>
            <text:p><text:s text:c="8"/></text:p>
            <text:p><text:s text:c="12"/>Tyrone Wallace got another start on Saturday sans C.J. Williams (ankle), finishing with 12 points, three rebounds, one assist, one block and two turnovers in 32 minutes.</text:p>
            <text:p><text:s text:c="8"/></text:p>
            <text:p><text:s text:c="8"/></text:p>
            <text:p><text:s text:c="13"/>It's a very positive sign that Wallace has been able to log significant minutes with Milos Teodosic getting back to the court, and he's played very well since entering the rotation five games ago with averages of 13.2 points, 2.0 assists, 1.4 steals, 0.8 blocks and 1.2 turnovers per game on 48.9% shooting from the field and 79.2% from the line. He'll likely fall off once Austin Rivers (heel) and Danilo Gallinari (glute) get back to the court, but neither of those guys are close, and Wallace has played well enough to warrant a roster spot in most leagues.</text:p>
            <text:p><text:s text:c="8"/></text:p>
            <text:p><text:s text:c="8"/></text:p>
            <text:p><text:s text:c="13"/></text:p>
            <text:p><text:s text:c="14"/></text:p>
            <text:p><text:s text:c="13"/>Jan 13 - 7: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dley Beal</text:p>
            <text:p><text:s text:c="17"/></text:p>
            <text:p><text:s text:c="17"/></text:p>
            <text:p><text:s text:c="22"/>- G - <text:s/>Wizards</text:p>
            <text:p><text:s text:c="16"/></text:p>
            <text:p><text:s text:c="17"/></text:p>
            <text:p><text:s text:c="12"/></text:p>
            <text:p><text:s text:c="8"/></text:p>
            <text:p><text:s text:c="8"/></text:p>
            <text:p><text:s text:c="8"/></text:p>
            <text:p><text:s text:c="12"/>Bradley Beal (ankle) has returned to Saturday's game vs. Brooklyn.</text:p>
            <text:p><text:s text:c="8"/></text:p>
            <text:p><text:s text:c="8"/></text:p>
            <text:p><text:s text:c="13"/>Beal tweaked his ankle in the second quarter and headed back to the locker room. However, he quickly returned to the bench after getting his ankle taped and has re-entered the game.</text:p>
            <text:p><text:s text:c="8"/></text:p>
            <text:p><text:s text:c="8"/></text:p>
            <text:p><text:s text:c="13"/></text:p>
            <text:p><text:s text:c="14"/></text:p>
            <text:p><text:s text:c="13"/>Source: Chris Miller on Twitter <text:s text:c="26"/>Jan 13 - 7: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ssell Westbrook</text:p>
            <text:p><text:s text:c="17"/></text:p>
            <text:p><text:s text:c="17"/></text:p>
            <text:p><text:s text:c="22"/>- G - <text:s/>Thunder</text:p>
            <text:p><text:s text:c="16"/></text:p>
            <text:p><text:s text:c="17"/></text:p>
            <text:p><text:s text:c="12"/></text:p>
            <text:p><text:s text:c="8"/></text:p>
            <text:p><text:s text:c="8"/></text:p>
            <text:p><text:s text:c="8"/></text:p>
            <text:p><text:s text:c="12"/>Russell Westbrook finished with 25 points, 10 rebounds, seven assists, two steals and a blocked shot across 37 minutes in Saturday's 101-91 win at Charlotte.</text:p>
            <text:p><text:s text:c="8"/></text:p>
            <text:p><text:s text:c="8"/></text:p>
            <text:p><text:s text:c="13"/>It was just another average night at the office for Westbrook, who hit 10-of-27 from the field while hitting 5-of-7 from the free-throw line. He has managed at least one steal in 19 consecutive games, perhaps an underrated part of his game. Better yet, he has turned the ball over just seven total times over the past two outings.</text:p>
            <text:p><text:s text:c="8"/></text:p>
            <text:p><text:s text:c="8"/></text:p>
            <text:p><text:s text:c="13"/></text:p>
            <text:p><text:s text:c="14"/></text:p>
            <text:p><text:s text:c="13"/>Jan 13 - 7: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illie Reed</text:p>
            <text:p><text:s text:c="17"/></text:p>
            <text:p><text:s text:c="17"/></text:p>
            <text:p><text:s text:c="22"/>- C - <text:s/>Bulls</text:p>
            <text:p><text:s text:c="16"/></text:p>
            <text:p><text:s text:c="17"/></text:p>
            <text:p><text:s text:c="12"/></text:p>
            <text:p><text:s text:c="8"/></text:p>
            <text:p><text:s text:c="8"/></text:p>
            <text:p><text:s text:c="8"/></text:p>
            <text:p><text:s text:c="12"/>Willie Reed was solid in a spot-start for DeAndre Jordan (ankle) on Saturday, scoring 14 points on 6-of-6 shooting to go with 13 boards, two assists, two steals and two blocks in 26 minutes.</text:p>
            <text:p><text:s text:c="8"/></text:p>
            <text:p><text:s text:c="8"/></text:p>
            <text:p><text:s text:c="13"/>As we saw last season in Miami when Hassan Whiteside was forced to the sidelines for a brief period, Reed is capable of consistently bringing this sort of effort when given the minutes, so he could be someone to consider as a speculative add in deep leagues if you've got someone to cut. Just know that he'll return to being a negligible fantasy option once Jordan returns to the court, so we wouldn't advise cutting anyone with long-term appeal.</text:p>
            <text:p><text:s text:c="8"/></text:p>
            <text:p><text:s text:c="8"/></text:p>
            <text:p><text:s text:c="13"/></text:p>
            <text:p><text:s text:c="14"/></text:p>
            <text:p><text:s text:c="13"/>Jan 13 - 7: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errance Ferguson</text:p>
            <text:p><text:s text:c="17"/></text:p>
            <text:p><text:s text:c="17"/></text:p>
            <text:p><text:s text:c="22"/>- G - <text:s/>Thunder</text:p>
            <text:p><text:s text:c="16"/></text:p>
            <text:p><text:s text:c="17"/></text:p>
            <text:p><text:s text:c="12"/></text:p>
            <text:p><text:s text:c="8"/></text:p>
            <text:p><text:s text:c="8"/></text:p>
            <text:p><text:s text:c="8"/></text:p>
            <text:p><text:s text:c="12"/>Terrance Ferguson posted just three points with one rebounds, one assist and one blocked shot over 18 minutes in another start Saturday at Charlotte.</text:p>
            <text:p><text:s text:c="8"/></text:p>
            <text:p><text:s text:c="8"/></text:p>
            <text:p><text:s text:c="13"/>Ferguson is holding down the fort with Andre Roberson (knee), but really the latter cannot return soon enough. He was just 1-of-3 from the field, and he is averaging just 2.0 PPG over the past four outings. Even in a starting role, should Roberson need more time to mend, Ferguson warrants very little in the way of fantasy consideration. He isn't even worth using as a low-end DFS play at this point.</text:p>
            <text:p><text:s text:c="8"/></text:p>
            <text:p><text:s text:c="8"/></text:p>
            <text:p><text:s text:c="13"/></text:p>
            <text:p><text:s text:c="14"/></text:p>
            <text:p><text:s text:c="13"/>Jan 13 - 7: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lake Griffin</text:p>
            <text:p><text:s text:c="17"/></text:p>
            <text:p><text:s text:c="17"/></text:p>
            <text:p><text:s text:c="22"/>- F - <text:s/>Pistons</text:p>
            <text:p><text:s text:c="16"/></text:p>
            <text:p><text:s text:c="17"/></text:p>
            <text:p><text:s text:c="12"/></text:p>
            <text:p><text:s text:c="8"/></text:p>
            <text:p><text:s text:c="8"/></text:p>
            <text:p><text:s text:c="8"/></text:p>
            <text:p><text:s text:c="12"/>Blake Griffin went 3-of-8 from the field and 4-of-4 from the stripe on his way to 11 points, four boards, one 3-pointer, nine assists and five turnovers in 29 minutes on Saturday.</text:p>
            <text:p><text:s text:c="8"/></text:p>
            <text:p><text:s text:c="8"/></text:p>
            <text:p><text:s text:c="13"/>Ugly shooting has been a consistent issue for Griffin this season, who is currently connecting on a career-worst 42.9% of his shot attempts. Some of that has to do with the fact that he's jacking up a career-high 5.7 triples per contest, but the lack of spacing in Los Angeles hasn't done him any favors either. That said, he's still managed to produce top-60 value on the year and there's room for improvement, so he's someone to think about as a buy-low target.</text:p>
            <text:p><text:s text:c="8"/></text:p>
            <text:p><text:s text:c="8"/></text:p>
            <text:p><text:s text:c="13"/></text:p>
            <text:p><text:s text:c="14"/></text:p>
            <text:p><text:s text:c="13"/>Jan 13 - 7: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ven Adams</text:p>
            <text:p><text:s text:c="17"/></text:p>
            <text:p><text:s text:c="17"/></text:p>
            <text:p><text:s text:c="22"/>- C - <text:s/>Thunder</text:p>
            <text:p><text:s text:c="16"/></text:p>
            <text:p><text:s text:c="17"/></text:p>
            <text:p><text:s text:c="12"/></text:p>
            <text:p><text:s text:c="8"/></text:p>
            <text:p><text:s text:c="8"/></text:p>
            <text:p><text:s text:c="8"/></text:p>
            <text:p><text:s text:c="12"/>Steven Adams finished with 14 points, 11 rebounds, four blocked shots and three steals across 31 minutes in Saturday's 101-91 victory in Charlotte.</text:p>
            <text:p><text:s text:c="8"/></text:p>
            <text:p><text:s text:c="8"/></text:p>
            <text:p><text:s text:c="13"/>Adams bounced back after a subpar performance Wednesday in Minnesota, which was rather surprising since he was bumping down low with Dwight Howard. It was the first double-double for Adams since Christmas Day against the Houston Rockets. He is averaging 1.8 blocked shots per game in six January outings, too. The Thunder have a quick turnaround Monday against the Kings, the first of three games in the upcoming week.</text:p>
            <text:p><text:s text:c="8"/></text:p>
            <text:p><text:s text:c="8"/></text:p>
            <text:p><text:s text:c="13"/></text:p>
            <text:p><text:s text:c="14"/></text:p>
            <text:p><text:s text:c="13"/>Jan 13 - 7: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u Williams</text:p>
            <text:p><text:s text:c="17"/></text:p>
            <text:p><text:s text:c="17"/></text:p>
            <text:p><text:s text:c="22"/>- G - <text:s/>Clippers</text:p>
            <text:p><text:s text:c="16"/></text:p>
            <text:p><text:s text:c="17"/></text:p>
            <text:p><text:s text:c="12"/></text:p>
            <text:p><text:s text:c="8"/></text:p>
            <text:p><text:s text:c="8"/></text:p>
            <text:p><text:s text:c="8"/></text:p>
            <text:p><text:s text:c="12"/>Lou Williams kept the good times rolling during Saturday's easy win over Sacramento, scoring 26 points on 7-of-17 shooting from the field and 8-of-9 from the charity stripe.</text:p>
            <text:p><text:s text:c="8"/></text:p>
            <text:p><text:s text:c="8"/></text:p>
            <text:p><text:s text:c="13"/>Sweet Lou again led the Clippers in scoring as he paved the way to victory, adding four triples, one rebound, two assists, four steals and two turnovers in 35 minutes of action. Williams isn't likely to be traded this season, but it's worth pointing out that this torrid streak has come with Austin Rivers (heel) and Danilo Gallinari (glute) watching from the sidelines, so owners may want to consider selling high as his value could dip once those guys return to the court.</text:p>
            <text:p><text:s text:c="8"/></text:p>
            <text:p><text:s text:c="8"/></text:p>
            <text:p><text:s text:c="13"/></text:p>
            <text:p><text:s text:c="14"/></text:p>
            <text:p><text:s text:c="13"/>Jan 13 - 7: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Bogdan Bogdanovic</text:p>
            <text:p><text:s text:c="17"/></text:p>
            <text:p><text:s text:c="17"/></text:p>
            <text:p><text:s text:c="22"/>- G/F - <text:s/>Kings</text:p>
            <text:p><text:s text:c="16"/></text:p>
            <text:p><text:s text:c="17"/></text:p>
            <text:p><text:s text:c="12"/></text:p>
            <text:p><text:s text:c="8"/></text:p>
            <text:p><text:s text:c="8"/></text:p>
            <text:p><text:s text:c="8"/></text:p>
            <text:p><text:s text:c="12"/>Bogdan Bogdanovic scored 13 points on 5-of-9 shooting to go with two rebounds, five assists, one 3-pointer, one steal and one turnover in 25 minutes off the bench.</text:p>
            <text:p><text:s text:c="8"/></text:p>
            <text:p><text:s text:c="8"/></text:p>
            <text:p><text:s text:c="13"/>Bogdanovic is arguably Sacramento's best player, so it should only be a matter of time until he finds himself in the starting five. He's been rolling over the past four games with averages of 17.5 points, 4.0 assists, 1.8 triples and just 0.8 turnovers per game on 58.1% shooting, and with the potential to get unleashed after the All-Star break, he's someone to consider swooping up in most leagues.</text:p>
            <text:p><text:s text:c="8"/></text:p>
            <text:p><text:s text:c="8"/></text:p>
            <text:p><text:s text:c="13"/></text:p>
            <text:p><text:s text:c="14"/></text:p>
            <text:p><text:s text:c="13"/>Jan 13 - 7: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kal Labissiere</text:p>
            <text:p><text:s text:c="17"/></text:p>
            <text:p><text:s text:c="17"/></text:p>
            <text:p><text:s text:c="22"/>- F/C - <text:s/>Kings</text:p>
            <text:p><text:s text:c="16"/></text:p>
            <text:p><text:s text:c="17"/></text:p>
            <text:p><text:s text:c="12"/></text:p>
            <text:p><text:s text:c="8"/></text:p>
            <text:p><text:s text:c="8"/></text:p>
            <text:p><text:s text:c="8"/></text:p>
            <text:p><text:s text:c="12"/>Skal Labissiere went 5-of-8 from the field and 2-of-4 from the stripe on his way to 14 points in 22 minutes off the bench during Saturday's 126-105 loss to the Clippers.</text:p>
            <text:p><text:s text:c="8"/></text:p>
            <text:p><text:s text:c="8"/></text:p>
            <text:p><text:s text:c="13"/>Labissiere also chipped in seven rebounds, two 3-pointers, one assist, one steal and one block in what was one of his better performances of the year. Unfortunately for him, the big man rotation in Sacramento has been an absolute disaster this season, so it'll be tough for him to carve out much value when his minutes are in the low-20s.</text:p>
            <text:p><text:s text:c="8"/></text:p>
            <text:p><text:s text:c="8"/></text:p>
            <text:p><text:s text:c="13"/></text:p>
            <text:p><text:s text:c="14"/></text:p>
            <text:p><text:s text:c="13"/>Jan 13 - 7: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finished with 17 points, eight rebounds, a steal and a blocked shot across 35 minutes on Saturday in Charlotte.</text:p>
            <text:p><text:s text:c="8"/></text:p>
            <text:p><text:s text:c="8"/></text:p>
            <text:p><text:s text:c="13"/>PG13 was slightly better than his performance on Wednesday in Minnesota, hitting 6-of-14 from the floor while adding 2-of-5 from behind the arc. His overall numbers are down this season, as he is averaging about three fewer points per game than in Indiana in 2016-17, and just about one more rebound per game less than last season. The only areas he has seen improvement is in steals per game (2.2 SPG) while hitting 3-pointers at a career-high clip (43.5 percent).</text:p>
            <text:p><text:s text:c="8"/></text:p>
            <text:p><text:s text:c="8"/></text:p>
            <text:p><text:s text:c="13"/></text:p>
            <text:p><text:s text:c="14"/></text:p>
            <text:p><text:s text:c="13"/>Jan 13 - 7: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illie Cauley-Stein</text:p>
            <text:p><text:s text:c="17"/></text:p>
            <text:p><text:s text:c="17"/></text:p>
            <text:p><text:s text:c="22"/>- C - <text:s/>Kings</text:p>
            <text:p><text:s text:c="16"/></text:p>
            <text:p><text:s text:c="17"/></text:p>
            <text:p><text:s text:c="12"/></text:p>
            <text:p><text:s text:c="8"/></text:p>
            <text:p><text:s text:c="8"/></text:p>
            <text:p><text:s text:c="8"/></text:p>
            <text:p><text:s text:c="12"/>Willie Cauley-Stein double-doubled in Saturday's loss to the Clippers, finishing with 23 points, 13 rebounds, four assists, one steal, one block and two turnovers in 33 minutes.</text:p>
            <text:p><text:s text:c="8"/></text:p>
            <text:p><text:s text:c="8"/></text:p>
            <text:p><text:s text:c="13"/>As an added bonus, WCS knocked down his second career 3-pointer in this one, although we wouldn't expect that to develop into a trend considering he's shooting just 28.6% from long-range this year on seven attempts. Cauley-Stein's minutes have been all over the place this season, and he's not bringing many defensive stats to the table, so he's probably not going to be much more than a late-round guy this year.</text:p>
            <text:p><text:s text:c="8"/></text:p>
            <text:p><text:s text:c="8"/></text:p>
            <text:p><text:s text:c="13"/></text:p>
            <text:p><text:s text:c="14"/></text:p>
            <text:p><text:s text:c="13"/>Jan 13 - 7: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ichard Jefferson</text:p>
            <text:p><text:s text:c="17"/></text:p>
            <text:p><text:s text:c="17"/></text:p>
            <text:p><text:s text:c="22"/>- F - <text:s/>Nuggets</text:p>
            <text:p><text:s text:c="16"/></text:p>
            <text:p><text:s text:c="17"/></text:p>
            <text:p><text:s text:c="12"/></text:p>
            <text:p><text:s text:c="8"/></text:p>
            <text:p><text:s text:c="8"/></text:p>
            <text:p><text:s text:c="8"/></text:p>
            <text:p><text:s text:c="12"/>Coach Michael Malone says he’s planning on moving Richard Jefferson into the regular rotation for the remainder of the season.</text:p>
            <text:p><text:s text:c="8"/></text:p>
            <text:p><text:s text:c="8"/></text:p>
            <text:p><text:s text:c="13"/>Malone likes what he's seen out of the old guy and wants to see "what we have" in him until further notice. Jefferson is 37 years old, so we're pretty sure Malone already knows what he has and only owners in super deep leagues need to take notice of this news. He had one rebound in two minutes on Sunday. Yee-haw.</text:p>
            <text:p><text:s text:c="8"/></text:p>
            <text:p><text:s text:c="8"/></text:p>
            <text:p><text:s text:c="13"/></text:p>
            <text:p><text:s text:c="14"/></text:p>
            <text:p><text:s text:c="13"/>Source: Chris Dempsey on Twitter <text:s text:c="25"/>Jan 13 - 7: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melo Anthony</text:p>
            <text:p><text:s text:c="17"/></text:p>
            <text:p><text:s text:c="17"/></text:p>
            <text:p><text:s text:c="22"/>- F - <text:s/>Thunder</text:p>
            <text:p><text:s text:c="16"/></text:p>
            <text:p><text:s text:c="17"/></text:p>
            <text:p><text:s text:c="12"/></text:p>
            <text:p><text:s text:c="8"/></text:p>
            <text:p><text:s text:c="8"/></text:p>
            <text:p><text:s text:c="8"/></text:p>
            <text:p><text:s text:c="12"/>Carmelo Anthony hit just 3-of-14 field-goal attempts to finish with seven points across 33 minutes in Saturday's 101-91 win at Charlotte.</text:p>
            <text:p><text:s text:c="8"/></text:p>
            <text:p><text:s text:c="8"/></text:p>
            <text:p><text:s text:c="13"/>'Melo went 0-of-5 from behind the 3-point line, and he split his pair of free-throw tries. He was able to salvage the stat line with 10 rebounds and an assist, but he is in the midst of an awful slide right now. He is 8-of-33 (24.2 percent) from the field over the past two outings, and went without a triple for just the second time in the past 13 games. His scoring is nearly five points down per game than last season in New York, and roughly seven per outing off of his career numbers.</text:p>
            <text:p><text:s text:c="8"/></text:p>
            <text:p><text:s text:c="8"/></text:p>
            <text:p><text:s text:c="13"/></text:p>
            <text:p><text:s text:c="14"/></text:p>
            <text:p><text:s text:c="13"/>Jan 13 - 7: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connected on just 1-of-4 shots on Saturday, finishing with two points, one rebound, four assists and one block in 19 minutes.</text:p>
            <text:p><text:s text:c="8"/></text:p>
            <text:p><text:s text:c="8"/></text:p>
            <text:p><text:s text:c="13"/>This was an unfortunate step in the wrong direction following Thursday's 21-point outburst, and it wouldn't be shocking to see the 31-year-old's minutes start to dwindle as we approach the second half of the season. Hill has been consistently inconsistent this season, and he doesn't have much going for him in Sacramento, so we'd recommend letting someone else deal with him.</text:p>
            <text:p><text:s text:c="8"/></text:p>
            <text:p><text:s text:c="8"/></text:p>
            <text:p><text:s text:c="13"/></text:p>
            <text:p><text:s text:c="14"/></text:p>
            <text:p><text:s text:c="13"/>Jan 13 - 7: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aron Fox</text:p>
            <text:p><text:s text:c="17"/></text:p>
            <text:p><text:s text:c="17"/></text:p>
            <text:p><text:s text:c="22"/>- G - <text:s/>Kings</text:p>
            <text:p><text:s text:c="16"/></text:p>
            <text:p><text:s text:c="17"/></text:p>
            <text:p><text:s text:c="12"/></text:p>
            <text:p><text:s text:c="8"/></text:p>
            <text:p><text:s text:c="8"/></text:p>
            <text:p><text:s text:c="8"/></text:p>
            <text:p><text:s text:c="12"/>De'Aaron Fox posted a 17-point, 10-assist double-double during Saturday's loss to the Clippers, adding one 3-pointer, one rebound, two steals and four turnovers in 35 minutes.</text:p>
            <text:p><text:s text:c="8"/></text:p>
            <text:p><text:s text:c="8"/></text:p>
            <text:p><text:s text:c="13"/>This was Fox's second-career double-double and both of his dub-dubs have come over the past four games. Aside from some lame shooting (he went 6-of-17 from the field tonight), Fox has been playing very well since getting back from the quad injury, and it's encouraging that despite George Hill's return he's still managed to see his minutes in the mid-30s. He could be a strong second half player, so make sure he's not floating around on your waiver wire.</text:p>
            <text:p><text:s text:c="8"/></text:p>
            <text:p><text:s text:c="8"/></text:p>
            <text:p><text:s text:c="13"/></text:p>
            <text:p><text:s text:c="14"/></text:p>
            <text:p><text:s text:c="13"/>Jan 13 - 7: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ndon Ingram</text:p>
            <text:p><text:s text:c="17"/></text:p>
            <text:p><text:s text:c="17"/></text:p>
            <text:p><text:s text:c="22"/>- F - <text:s/>Lakers</text:p>
            <text:p><text:s text:c="16"/></text:p>
            <text:p><text:s text:c="17"/></text:p>
            <text:p><text:s text:c="12"/></text:p>
            <text:p><text:s text:c="8"/></text:p>
            <text:p><text:s text:c="8"/></text:p>
            <text:p><text:s text:c="8"/></text:p>
            <text:p><text:s text:c="12"/>X-rays came back clean on Brandon Ingram's sprained left ankle, and the Lakers are listing him as day-to-day.</text:p>
            <text:p><text:s text:c="8"/></text:p>
            <text:p><text:s text:c="8"/></text:p>
            <text:p><text:s text:c="13"/>Ingram said he wasn't really able to push off his left ankle when he tried to play through the injury, but he'll try and run on it on Sunday and see how he feels. He wants to play on Monday in Memphis but said it will depend on how he feels, so he could be trending towards a game-time decision. Owners can expect to get another update on Sunday, but if he's out on MLK day, more minutes would fall to Kyle Kuzma and Julius Randle, while Josh Hart could earn a start.</text:p>
            <text:p><text:s text:c="8"/></text:p>
            <text:p><text:s text:c="8"/></text:p>
            <text:p><text:s text:c="13"/>Related: Julius Randle, Josh Hart, Kyle Kuzma</text:p>
            <text:p><text:s text:c="14"/></text:p>
            <text:p><text:s text:c="13"/>Source: Mike Trudell on Twitter <text:s text:c="26"/>Jan 13 - 7: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hlil Okafor</text:p>
            <text:p><text:s text:c="17"/></text:p>
            <text:p><text:s text:c="17"/></text:p>
            <text:p><text:s text:c="22"/>- C - <text:s/>Nets</text:p>
            <text:p><text:s text:c="16"/></text:p>
            <text:p><text:s text:c="17"/></text:p>
            <text:p><text:s text:c="12"/></text:p>
            <text:p><text:s text:c="8"/></text:p>
            <text:p><text:s text:c="8"/></text:p>
            <text:p><text:s text:c="8"/></text:p>
            <text:p><text:s text:c="12"/>Jahlil Okafor is expected to play on Saturday after going off for 17 points in 12 minutes on Friday.</text:p>
            <text:p><text:s text:c="8"/></text:p>
            <text:p><text:s text:c="8"/></text:p>
            <text:p><text:s text:c="13"/>Okafor playing in a back-to-back is good news if you've been waiting on him, but it's hard to trust a guy who hasn't played much at all this season.</text:p>
            <text:p><text:s text:c="8"/></text:p>
            <text:p><text:s text:c="8"/></text:p>
            <text:p><text:s text:c="13"/></text:p>
            <text:p><text:s text:c="14"/></text:p>
            <text:p><text:s text:c="13"/>Source: Nets Daily on Twitter <text:s text:c="28"/>Jan 13 - 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ankle) will start Saturday vs. the Raptors.</text:p>
            <text:p><text:s text:c="8"/></text:p>
            <text:p><text:s text:c="8"/></text:p>
            <text:p><text:s text:c="13"/>Klay Thompson, Kevin Durant, Draymond Green and Zaza Pachulia will join Curry in the starting five tonight, and there's been no word on a minutes limit, so owners can feel free to throw him out there for tonight's game. With Curry back in the starting five, Patrick McCaw will return to the bench, and he'll lose most his appeal with the Dubs' stars all healthy.</text:p>
            <text:p><text:s text:c="8"/></text:p>
            <text:p><text:s text:c="8"/></text:p>
            <text:p><text:s text:c="13"/>Related: Patrick McCaw, Zaza Pachulia, Kevin Durant, Klay Thompson, Draymond Green</text:p>
            <text:p><text:s text:c="14"/></text:p>
            <text:p><text:s text:c="13"/>Source: Matt Devlin on Twitter <text:s text:c="27"/>Jan 13 - 6: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Gregg Popovich expects both Kawhi Leonard (shoulder) and Danny Green (groin) to play on Saturday night.</text:p>
            <text:p><text:s text:c="8"/></text:p>
            <text:p><text:s text:c="8"/></text:p>
            <text:p><text:s text:c="13"/>They were questionable with their injuries, but it sounds like both players should be good to go. Leonard, who missed his previous three games, should be put into lineups, while Green is a shaky play if you have other options.</text:p>
            <text:p><text:s text:c="8"/></text:p>
            <text:p><text:s text:c="8"/></text:p>
            <text:p><text:s text:c="13"/></text:p>
            <text:p><text:s text:c="14"/></text:p>
            <text:p><text:s text:c="13"/>Source: Michael C. Wright on Twitter <text:s text:c="21"/>Jan 13 - 6: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ary Harris</text:p>
            <text:p><text:s text:c="17"/></text:p>
            <text:p><text:s text:c="17"/></text:p>
            <text:p><text:s text:c="22"/>- G - <text:s/>Nuggets</text:p>
            <text:p><text:s text:c="16"/></text:p>
            <text:p><text:s text:c="17"/></text:p>
            <text:p><text:s text:c="12"/></text:p>
            <text:p><text:s text:c="8"/></text:p>
            <text:p><text:s text:c="8"/></text:p>
            <text:p><text:s text:c="8"/></text:p>
            <text:p><text:s text:c="12"/>Gary Harris (personal) will be available to play Saturday vs. the Spurs.</text:p>
            <text:p><text:s text:c="8"/></text:p>
            <text:p><text:s text:c="8"/></text:p>
            <text:p><text:s text:c="13"/>Harris missed Friday's game for undisclosed personal reasons, but he's rejoined the team in San Antonio and is expected to replace Will Barton in the starting five tonight. We'll have official confirmation on his status closer to tip-off, but season-long owners can go ahead and get him active.</text:p>
            <text:p><text:s text:c="8"/></text:p>
            <text:p><text:s text:c="8"/></text:p>
            <text:p><text:s text:c="13"/></text:p>
            <text:p><text:s text:c="14"/></text:p>
            <text:p><text:s text:c="13"/>Source: Harrison Wind on Twitter <text:s text:c="25"/>Jan 13 - 6: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anley Johnson</text:p>
            <text:p><text:s text:c="17"/></text:p>
            <text:p><text:s text:c="17"/></text:p>
            <text:p><text:s text:c="22"/>- F - <text:s/>Pistons</text:p>
            <text:p><text:s text:c="16"/></text:p>
            <text:p><text:s text:c="17"/></text:p>
            <text:p><text:s text:c="12"/></text:p>
            <text:p><text:s text:c="8"/></text:p>
            <text:p><text:s text:c="8"/></text:p>
            <text:p><text:s text:c="8"/></text:p>
            <text:p><text:s text:c="12"/>Stanley Johnson (hip) will not play Saturday vs. the Bulls.</text:p>
            <text:p><text:s text:c="8"/></text:p>
            <text:p><text:s text:c="8"/></text:p>
            <text:p><text:s text:c="13"/>Johnson just got back from a five-game absence, but he felt tightness in his hip flexor after logging 20 minutes on Wednesday, which will again force him to the sidelines tonight. Stan Van Gundy said that he's not dealing with any structural damage, but he's having "mobility issues." For now, we'll consider him questionable for Monday's game against the Hornets, and with him unavailable tonight, there will be more minutes for Reggie Bullock.</text:p>
            <text:p><text:s text:c="8"/></text:p>
            <text:p><text:s text:c="8"/></text:p>
            <text:p><text:s text:c="13"/></text:p>
            <text:p><text:s text:c="14"/></text:p>
            <text:p><text:s text:c="13"/>Source: Keith Langlois on Twitter <text:s text:c="24"/>Jan 13 - 6: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hip) will play on Saturday against the Raptors.</text:p>
            <text:p><text:s text:c="8"/></text:p>
            <text:p><text:s text:c="8"/></text:p>
            <text:p><text:s text:c="13"/>Iguodala should be out there for his usual minutes tonight, but with Stephen Curry (ankle) expected to play, he won't be quite as involved in the offense. Iguodala isn't a great target in most leagues.</text:p>
            <text:p><text:s text:c="8"/></text:p>
            <text:p><text:s text:c="8"/></text:p>
            <text:p><text:s text:c="13"/></text:p>
            <text:p><text:s text:c="14"/></text:p>
            <text:p><text:s text:c="13"/>Source: Anthony Slater on Twitter <text:s text:c="24"/>Jan 13 - 6: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ankle) will be available to play Saturday vs. the Raptors.</text:p>
            <text:p><text:s text:c="8"/></text:p>
            <text:p><text:s text:c="8"/></text:p>
            <text:p><text:s text:c="13"/>He looked fine while going through his pregame routine, so he should be able to get back out there tonight without any sort of limitations, which will queue Patrick McCaw's return to the second unit. We should have official confirmation on his status just prior to tip-off, but he looks to be safe to activate in all season-long settings.</text:p>
            <text:p><text:s text:c="8"/></text:p>
            <text:p><text:s text:c="8"/></text:p>
            <text:p><text:s text:c="13"/>Related: Patrick McCaw</text:p>
            <text:p><text:s text:c="14"/></text:p>
            <text:p><text:s text:c="13"/>Source: Anthony Slater on Twitter <text:s text:c="24"/>Jan 13 - 6: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mri Casspi</text:p>
            <text:p><text:s text:c="17"/></text:p>
            <text:p><text:s text:c="17"/></text:p>
            <text:p><text:s text:c="22"/>- F - <text:s/>Warriors</text:p>
            <text:p><text:s text:c="16"/></text:p>
            <text:p><text:s text:c="17"/></text:p>
            <text:p><text:s text:c="12"/></text:p>
            <text:p><text:s text:c="8"/></text:p>
            <text:p><text:s text:c="8"/></text:p>
            <text:p><text:s text:c="8"/></text:p>
            <text:p><text:s text:c="12"/>Omri Casspi (back) has been ruled out for Saturday's game against the Raptors.</text:p>
            <text:p><text:s text:c="8"/></text:p>
            <text:p><text:s text:c="8"/></text:p>
            <text:p><text:s text:c="13"/>Casspi said he felt discomfort in his back while going through his pre-game routine, but he's hopeful he'll be able to get back out there for Monday's game against the Cavs. With him unavailable tonight, Nick Young and Andre Iguodala will split his minutes, but that doesn't mean much in fantasy hoops.</text:p>
            <text:p><text:s text:c="8"/></text:p>
            <text:p><text:s text:c="8"/></text:p>
            <text:p><text:s text:c="13"/>Related: Andre Iguodala, Nick Young</text:p>
            <text:p><text:s text:c="14"/></text:p>
            <text:p><text:s text:c="13"/>Source: Mark Medina on Twitter <text:s text:c="27"/>Jan 13 - 6: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rrison Barnes</text:p>
            <text:p><text:s text:c="17"/></text:p>
            <text:p><text:s text:c="17"/></text:p>
            <text:p><text:s text:c="22"/>- F - <text:s/>Mavericks</text:p>
            <text:p><text:s text:c="16"/></text:p>
            <text:p><text:s text:c="17"/></text:p>
            <text:p><text:s text:c="12"/></text:p>
            <text:p><text:s text:c="8"/></text:p>
            <text:p><text:s text:c="8"/></text:p>
            <text:p><text:s text:c="8"/></text:p>
            <text:p><text:s text:c="12"/>Harrison Barnes scored 17 points on 7-of-21 shooting Saturday to go with one 3-pointer, five rebounds, three assists, two steals and one turnover in 39 minutes.</text:p>
            <text:p><text:s text:c="8"/></text:p>
            <text:p><text:s text:c="8"/></text:p>
            <text:p><text:s text:c="13"/>Barnes got off to a sluggish start in this one, but he really started to get going during crunch time, rocking a 37.0 usage rate during the fourth quarter and banking in a tough shot with six seconds left in regulation to send the game into overtime. The shooting wasn't pretty, but we'd expect a more efficient outing on Tuesday in Denver.</text:p>
            <text:p><text:s text:c="8"/></text:p>
            <text:p><text:s text:c="8"/></text:p>
            <text:p><text:s text:c="13"/></text:p>
            <text:p><text:s text:c="14"/></text:p>
            <text:p><text:s text:c="13"/>Jan 13 - 6: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J. Barea</text:p>
            <text:p><text:s text:c="17"/></text:p>
            <text:p><text:s text:c="17"/></text:p>
            <text:p><text:s text:c="22"/>- G - <text:s/>Mavericks</text:p>
            <text:p><text:s text:c="16"/></text:p>
            <text:p><text:s text:c="17"/></text:p>
            <text:p><text:s text:c="12"/></text:p>
            <text:p><text:s text:c="8"/></text:p>
            <text:p><text:s text:c="8"/></text:p>
            <text:p><text:s text:c="8"/></text:p>
            <text:p><text:s text:c="12"/>J.J. Barea did not play during the second half on Saturday after aggravating a groin injury, finishing with five points, one 3-pointer, three rebounds, three assists and one turnover in 19 minutes.</text:p>
            <text:p><text:s text:c="8"/></text:p>
            <text:p><text:s text:c="8"/></text:p>
            <text:p><text:s text:c="13"/>Rick Carlisle said he had "no idea" on the severity of Barea's injury after the game, so he's likely headed for an MRI. That said, groin injuries can be tricky, so it wouldn't be surprising at all to see this result in an extended absence for the 33-year-old veteran, and if he does need to miss time that would open up minutes for Dennis Smith Jr. and Yogi Ferrell. The Mavs take on the Nuggets on Tuesday, so we should get another update on Barea in the intervening days.</text:p>
            <text:p><text:s text:c="8"/></text:p>
            <text:p><text:s text:c="8"/></text:p>
            <text:p><text:s text:c="13"/>Related: Dennis Smith Jr., Yogi Ferrell</text:p>
            <text:p><text:s text:c="14"/></text:p>
            <text:p><text:s text:c="13"/>Source: Brad Turner on Twitter <text:s text:c="27"/>Jan 13 - 6: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Nikola Mirotic (illness) will play Saturday vs. the Pistons.</text:p>
            <text:p><text:s text:c="8"/></text:p>
            <text:p><text:s text:c="8"/></text:p>
            <text:p><text:s text:c="13"/>Mirotic should be back in his standard 25-minute bench role tonight in his return from a two-game stint on the sidelines, which will result in fewer minutes for Bobby Portis and Lauri Markkanen. The Bulls can officially trade Mirotic on January 15, so this could be his final game in a Chicago uniform.</text:p>
            <text:p><text:s text:c="8"/></text:p>
            <text:p><text:s text:c="8"/></text:p>
            <text:p><text:s text:c="13"/>Related: Lauri Markkanen, Bobby Portis</text:p>
            <text:p><text:s text:c="14"/></text:p>
            <text:p><text:s text:c="13"/>Source: Chicago Bulls on Twitter <text:s text:c="25"/>Jan 13 - 6: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ary Harris</text:p>
            <text:p><text:s text:c="17"/></text:p>
            <text:p><text:s text:c="17"/></text:p>
            <text:p><text:s text:c="22"/>- G - <text:s/>Nuggets</text:p>
            <text:p><text:s text:c="16"/></text:p>
            <text:p><text:s text:c="17"/></text:p>
            <text:p><text:s text:c="12"/></text:p>
            <text:p><text:s text:c="8"/></text:p>
            <text:p><text:s text:c="8"/></text:p>
            <text:p><text:s text:c="8"/></text:p>
            <text:p><text:s text:c="12"/>Gary Harris (personal) has rejoined his team in San Antonio.</text:p>
            <text:p><text:s text:c="8"/></text:p>
            <text:p><text:s text:c="8"/></text:p>
            <text:p><text:s text:c="13"/>Harris is officially still questionable to play, but he posted a Snapchat video with the caption "Back to it!!" so things are trending in a positive direction here. He's likely going to be a game-time call, but if Harris is able to get back out there tonight, Will Barton will head back to the bench and his value will suffer a slight hit. Stay tuned.</text:p>
            <text:p><text:s text:c="8"/></text:p>
            <text:p><text:s text:c="8"/></text:p>
            <text:p><text:s text:c="13"/>Related: Will Barton</text:p>
            <text:p><text:s text:c="14"/></text:p>
            <text:p><text:s text:c="13"/>Source: T.J. McBride on Twitter <text:s text:c="26"/>Jan 13 - 6: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Quincy Acy</text:p>
            <text:p><text:s text:c="17"/></text:p>
            <text:p><text:s text:c="17"/></text:p>
            <text:p><text:s text:c="22"/>- F/C - <text:s/>Nets</text:p>
            <text:p><text:s text:c="16"/></text:p>
            <text:p><text:s text:c="17"/></text:p>
            <text:p><text:s text:c="12"/></text:p>
            <text:p><text:s text:c="8"/></text:p>
            <text:p><text:s text:c="8"/></text:p>
            <text:p><text:s text:c="8"/></text:p>
            <text:p><text:s text:c="12"/>Quincy Acy will start at center on Saturday vs. Washington, with Tyler Zeller (hip) unavailable.</text:p>
            <text:p><text:s text:c="8"/></text:p>
            <text:p><text:s text:c="8"/></text:p>
            <text:p><text:s text:c="13"/>Extended minutes don't always translate to value for Acy, so while he'll earn the start tonight, he's really nothing more than a low-end streamer in deep leagues. Head coach Kenny Atkinson acknowledged prior to the game that more minutes would be falling to Jarrett Allen and Jahlil Okafor sans Zeller tonight, so they're a bit more attractive streamer targets.</text:p>
            <text:p><text:s text:c="8"/></text:p>
            <text:p><text:s text:c="8"/></text:p>
            <text:p><text:s text:c="13"/>Related: Jahlil Okafor, Jarrett Allen</text:p>
            <text:p><text:s text:c="14"/></text:p>
            <text:p><text:s text:c="13"/>Source: Ben Nadeau on Twitter <text:s text:c="28"/>Jan 13 - 6: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esley Matthews</text:p>
            <text:p><text:s text:c="17"/></text:p>
            <text:p><text:s text:c="17"/></text:p>
            <text:p><text:s text:c="22"/>- G/F - <text:s/>Mavericks</text:p>
            <text:p><text:s text:c="16"/></text:p>
            <text:p><text:s text:c="17"/></text:p>
            <text:p><text:s text:c="12"/></text:p>
            <text:p><text:s text:c="8"/></text:p>
            <text:p><text:s text:c="8"/></text:p>
            <text:p><text:s text:c="8"/></text:p>
            <text:p><text:s text:c="12"/>Wesley Matthews drained another three triples on Saturday, on his way to 17 points, four assists, one rebound and zero turnovers in 39 minutes.</text:p>
            <text:p><text:s text:c="8"/></text:p>
            <text:p><text:s text:c="8"/></text:p>
            <text:p><text:s text:c="13"/>Matthews has been rolling over the past few weeks, flirting with top-50 value in 9-cat leagues behind averages of 15.1 points, 3.4 dimes, 2.6 triples and just 0.7 turnovers per contest on 45.9% shooting from the field and 83.3% from the charity stripe. This is probably going to be the high water mark for Matthews this season, as his playing time could begin to dwindle after the All-Star break, so now would be good opportunity to try and sell-high on the 31-year-old swingman.</text:p>
            <text:p><text:s text:c="8"/></text:p>
            <text:p><text:s text:c="8"/></text:p>
            <text:p><text:s text:c="13"/></text:p>
            <text:p><text:s text:c="14"/></text:p>
            <text:p><text:s text:c="13"/>Jan 13 - 6: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Yogi Ferrell</text:p>
            <text:p><text:s text:c="17"/></text:p>
            <text:p><text:s text:c="17"/></text:p>
            <text:p><text:s text:c="22"/>- G - <text:s/>Mavericks</text:p>
            <text:p><text:s text:c="16"/></text:p>
            <text:p><text:s text:c="17"/></text:p>
            <text:p><text:s text:c="12"/></text:p>
            <text:p><text:s text:c="8"/></text:p>
            <text:p><text:s text:c="8"/></text:p>
            <text:p><text:s text:c="8"/></text:p>
            <text:p><text:s text:c="12"/>Yogi Ferrell notched an 11-point, 10-rebound double-double in 43 minutes during Saturday's overtime loss to the Lakers.</text:p>
            <text:p><text:s text:c="8"/></text:p>
            <text:p><text:s text:c="8"/></text:p>
            <text:p><text:s text:c="13"/>Ferrell also added four assists, one 3-pointer and one steal in the loss, and he tends to play well when given the minutes. As a starter this season, Ferrell has produced averages of 12.1 points, 2.1 triples, 3.7 boards, 3.3 assists and just 1.1 turnovers per game on 43.9% shooting, so as long as he’s starting, he’s worth owning in deep leagues.</text:p>
            <text:p><text:s text:c="8"/></text:p>
            <text:p><text:s text:c="8"/></text:p>
            <text:p><text:s text:c="13"/></text:p>
            <text:p><text:s text:c="14"/></text:p>
            <text:p><text:s text:c="13"/>Jan 13 - 6: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Lowry</text:p>
            <text:p><text:s text:c="17"/></text:p>
            <text:p><text:s text:c="17"/></text:p>
            <text:p><text:s text:c="22"/>- G - <text:s/>Raptors</text:p>
            <text:p><text:s text:c="16"/></text:p>
            <text:p><text:s text:c="17"/></text:p>
            <text:p><text:s text:c="12"/></text:p>
            <text:p><text:s text:c="8"/></text:p>
            <text:p><text:s text:c="8"/></text:p>
            <text:p><text:s text:c="8"/></text:p>
            <text:p><text:s text:c="12"/>Kyle Lowry (tailbone) has been ruled out for Saturday's game against the Warriors.</text:p>
            <text:p><text:s text:c="8"/></text:p>
            <text:p><text:s text:c="8"/></text:p>
            <text:p><text:s text:c="13"/>Lowry was doubtful heading into this one, so it's not surprising to see him unavailable. Delon Wright and Fred VanVleet will be splitting the point guard minutes in his absence, while DeMar DeRozan will run the show on offense. The Raptors take on the 76ers in Philly on Monday, and for now, we'll be considering Lowry questionable for that one.</text:p>
            <text:p><text:s text:c="8"/></text:p>
            <text:p><text:s text:c="8"/></text:p>
            <text:p><text:s text:c="13"/>Related: DeMar DeRozan, Delon Wright, Fred VanVleet</text:p>
            <text:p><text:s text:c="14"/></text:p>
            <text:p><text:s text:c="13"/>Source: Ryan Wolstat on Twitter <text:s text:c="26"/>Jan 13 - 5: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nis Smith Jr.</text:p>
            <text:p><text:s text:c="17"/></text:p>
            <text:p><text:s text:c="17"/></text:p>
            <text:p><text:s text:c="22"/>- G - <text:s/>Mavericks</text:p>
            <text:p><text:s text:c="16"/></text:p>
            <text:p><text:s text:c="17"/></text:p>
            <text:p><text:s text:c="12"/></text:p>
            <text:p><text:s text:c="8"/></text:p>
            <text:p><text:s text:c="8"/></text:p>
            <text:p><text:s text:c="8"/></text:p>
            <text:p><text:s text:c="12"/>Dennis Smith Jr. earned a season-high 39 minutes during Saturday's overtime loss to the Lakers, tallying 23 points, two rebounds, three assists, one steal, three 3-pointers and three turnovers.</text:p>
            <text:p><text:s text:c="8"/></text:p>
            <text:p><text:s text:c="8"/></text:p>
            <text:p><text:s text:c="13"/>Smith Jr. came out firing in this one, looking for his shot early and often while relentlessly attacking the rack, and he did a nice job defensively against Lonzo Ball which helped him stay on the floor. It’s been an up-and-down season for DSJ, as Rick Carlisle has made him have to earn everything, but this is his upside and he could be in for a strong second half to the season if he can keep playing like this. "I thought he earned the minutes," Rick Carlisle said after the game. "This is a game all of our young guys will learn from."</text:p>
            <text:p><text:s text:c="8"/></text:p>
            <text:p><text:s text:c="8"/></text:p>
            <text:p><text:s text:c="13"/></text:p>
            <text:p><text:s text:c="14"/></text:p>
            <text:p><text:s text:c="13"/>Source: Earl K. Sneed on Twitter <text:s text:c="25"/>Jan 13 - 5: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rdan Clarkson</text:p>
            <text:p><text:s text:c="17"/></text:p>
            <text:p><text:s text:c="17"/></text:p>
            <text:p><text:s text:c="22"/>- G - <text:s/>Cavaliers</text:p>
            <text:p><text:s text:c="16"/></text:p>
            <text:p><text:s text:c="17"/></text:p>
            <text:p><text:s text:c="12"/></text:p>
            <text:p><text:s text:c="8"/></text:p>
            <text:p><text:s text:c="8"/></text:p>
            <text:p><text:s text:c="8"/></text:p>
            <text:p><text:s text:c="12"/>Jordan Clarkson helped the Lakers to their fourth-straight win on Saturday, scoring 19 points on 9-of-18 shooting to go with one 3-pointer, three boards, four assists and two turnovers in 30 minutes.</text:p>
            <text:p><text:s text:c="8"/></text:p>
            <text:p><text:s text:c="8"/></text:p>
            <text:p><text:s text:c="13"/>Clarkson caught fire down the stretch, scoring 11 of his 19 points in the fourth quarter and overtime while rocking a 30.4 usage rate, and there really wasn't anything the Mavs could do to stop him. The Lakers are reportedly looking to ship Clarkson out of Los Angeles, so he probably bumped up his trade stock a bit with his clutch performance. In terms of fantasy hoops, a trade wouldn't necessarily be a bad thing for Clarkson, as his minutes have been sporadic with the Lakers this season.</text:p>
            <text:p><text:s text:c="8"/></text:p>
            <text:p><text:s text:c="8"/></text:p>
            <text:p><text:s text:c="13"/></text:p>
            <text:p><text:s text:c="14"/></text:p>
            <text:p><text:s text:c="13"/>Jan 13 - 5: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uzma</text:p>
            <text:p><text:s text:c="17"/></text:p>
            <text:p><text:s text:c="17"/></text:p>
            <text:p><text:s text:c="22"/>- F - <text:s/>Lakers</text:p>
            <text:p><text:s text:c="16"/></text:p>
            <text:p><text:s text:c="17"/></text:p>
            <text:p><text:s text:c="12"/></text:p>
            <text:p><text:s text:c="8"/></text:p>
            <text:p><text:s text:c="8"/></text:p>
            <text:p><text:s text:c="8"/></text:p>
            <text:p><text:s text:c="12"/>Kyle Kuzma double-doubled in 35 minutes off the bench on Saturday, tallying 18 points, 10 rebounds, one 3-pointer, three assists, one steal and two turnovers.</text:p>
            <text:p><text:s text:c="8"/></text:p>
            <text:p><text:s text:c="8"/></text:p>
            <text:p><text:s text:c="13"/>Kuzma was on fire to start the game, and he didn’t even miss his first shot until late in the third quarter, finishing 8-of-13 from the field and 1-of-2 from the charity stripe. Brandon Ingram exited the game with an ankle sprain, and Larry Nance Jr. hit the sidelines after a cut opened up above his eye, so Kuzma be in line for big minutes on Monday if both those guys are out.</text:p>
            <text:p><text:s text:c="8"/></text:p>
            <text:p><text:s text:c="8"/></text:p>
            <text:p><text:s text:c="13"/></text:p>
            <text:p><text:s text:c="14"/></text:p>
            <text:p><text:s text:c="13"/>Jan 13 - 5: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Hart</text:p>
            <text:p><text:s text:c="17"/></text:p>
            <text:p><text:s text:c="17"/></text:p>
            <text:p><text:s text:c="22"/>- G - <text:s/>Lakers</text:p>
            <text:p><text:s text:c="16"/></text:p>
            <text:p><text:s text:c="17"/></text:p>
            <text:p><text:s text:c="12"/></text:p>
            <text:p><text:s text:c="8"/></text:p>
            <text:p><text:s text:c="8"/></text:p>
            <text:p><text:s text:c="8"/></text:p>
            <text:p><text:s text:c="12"/>Josh Hart started the second half on Saturday sans Brandon Ingram (ankle), but only managed to produce two points, two boards, one steal and one turnover in 12 foul-plagued minutes.</text:p>
            <text:p><text:s text:c="8"/></text:p>
            <text:p><text:s text:c="8"/></text:p>
            <text:p><text:s text:c="13"/>Hart racked up four quick fouls after halftime, got sent to the bench, and never got back into the game. He could have another opportunity to start on Monday in Memphis if Ingram can’t give it a go, but he’s really nothing more than a low-end streamer in deep leagues.</text:p>
            <text:p><text:s text:c="8"/></text:p>
            <text:p><text:s text:c="8"/></text:p>
            <text:p><text:s text:c="13"/></text:p>
            <text:p><text:s text:c="14"/></text:p>
            <text:p><text:s text:c="13"/>Jan 13 - 5: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ook Lopez</text:p>
            <text:p><text:s text:c="17"/></text:p>
            <text:p><text:s text:c="17"/></text:p>
            <text:p><text:s text:c="22"/>- C - <text:s/>Lakers</text:p>
            <text:p><text:s text:c="16"/></text:p>
            <text:p><text:s text:c="17"/></text:p>
            <text:p><text:s text:c="12"/></text:p>
            <text:p><text:s text:c="8"/></text:p>
            <text:p><text:s text:c="8"/></text:p>
            <text:p><text:s text:c="8"/></text:p>
            <text:p><text:s text:c="12"/>Brook Lopez didn't do much in 18 minutes of action on Saturday, finishing with just eight points, three rebounds, two assists, two 3-pointers and one steal.</text:p>
            <text:p><text:s text:c="8"/></text:p>
            <text:p><text:s text:c="8"/></text:p>
            <text:p><text:s text:c="13"/>The reality is that Lopez is a terrible fit in the Lakers’ offense, and with no hopes of being traded (the Lakers want his expiring deal in order to have cap space during free agency this summer), there’s not much hope at all for improvement. He hasn’t been worth owning for a month, and it’ll be tough to extract any fantasy value in a trade, so we wouldn’t blame you for outright cutting him.</text:p>
            <text:p><text:s text:c="8"/></text:p>
            <text:p><text:s text:c="8"/></text:p>
            <text:p><text:s text:c="13"/></text:p>
            <text:p><text:s text:c="14"/></text:p>
            <text:p><text:s text:c="13"/>Jan 13 - 5: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ulius Randle</text:p>
            <text:p><text:s text:c="17"/></text:p>
            <text:p><text:s text:c="17"/></text:p>
            <text:p><text:s text:c="22"/>- F/C - <text:s/>Lakers</text:p>
            <text:p><text:s text:c="16"/></text:p>
            <text:p><text:s text:c="17"/></text:p>
            <text:p><text:s text:c="12"/></text:p>
            <text:p><text:s text:c="8"/></text:p>
            <text:p><text:s text:c="8"/></text:p>
            <text:p><text:s text:c="8"/></text:p>
            <text:p><text:s text:c="12"/>Julius Randle posted a 23-point, 15-board double-double during Saturday's overtime win over the Mavs, adding two assists and seven turnovers over 33 minutes.</text:p>
            <text:p><text:s text:c="8"/></text:p>
            <text:p><text:s text:c="8"/></text:p>
            <text:p><text:s text:c="13"/>Randle scored the first points of the game for the Lakers, and also hit the game-clinching basket on an impressive putback bucket in OT, so all in all this was a solid performance following Thursday's scoreless outing. With Brandon Ingram (ankle) and Larry Nance Jr. (eye) going down in this one, Randle could be looking at big minutes on Monday in Memphis if neither of those guys can play.</text:p>
            <text:p><text:s text:c="8"/></text:p>
            <text:p><text:s text:c="8"/></text:p>
            <text:p><text:s text:c="13"/></text:p>
            <text:p><text:s text:c="14"/></text:p>
            <text:p><text:s text:c="13"/>Jan 13 - 5: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gelo Russell</text:p>
            <text:p><text:s text:c="17"/></text:p>
            <text:p><text:s text:c="17"/></text:p>
            <text:p><text:s text:c="22"/>- G - <text:s/>Nets</text:p>
            <text:p><text:s text:c="16"/></text:p>
            <text:p><text:s text:c="17"/></text:p>
            <text:p><text:s text:c="12"/></text:p>
            <text:p><text:s text:c="8"/></text:p>
            <text:p><text:s text:c="8"/></text:p>
            <text:p><text:s text:c="8"/></text:p>
            <text:p><text:s text:c="12"/>D'Angelo Russell (knee) will not suit up for Saturday's game against the Wizards.</text:p>
            <text:p><text:s text:c="8"/></text:p>
            <text:p><text:s text:c="8"/></text:p>
            <text:p><text:s text:c="13"/>Russell has been going through full-contact practices with Brooklyn's G-League affiliate, which suggests he's on the cusp of a return, so while he won't be taking the court tonight, he needs to be owned everywhere. He's next opportunity to play will come on Monday at home against the Knicks.</text:p>
            <text:p><text:s text:c="8"/></text:p>
            <text:p><text:s text:c="8"/></text:p>
            <text:p><text:s text:c="13"/></text:p>
            <text:p><text:s text:c="14"/></text:p>
            <text:p><text:s text:c="13"/>Source: Anthony Puccio on Twitter <text:s text:c="24"/>Jan 13 - 5: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ntavious Caldwell-Pope</text:p>
            <text:p><text:s text:c="17"/></text:p>
            <text:p><text:s text:c="17"/></text:p>
            <text:p><text:s text:c="22"/>- G - <text:s/>Lakers</text:p>
            <text:p><text:s text:c="16"/></text:p>
            <text:p><text:s text:c="17"/></text:p>
            <text:p><text:s text:c="12"/></text:p>
            <text:p><text:s text:c="8"/></text:p>
            <text:p><text:s text:c="8"/></text:p>
            <text:p><text:s text:c="8"/></text:p>
            <text:p><text:s text:c="12"/>Kentavious Caldwell-Pope went 5-of-8 from the field and 5-of-8 from the stripe on his way to 17 points, five boards, two 3-pointers and one turnover in 41 minutes on Saturday.</text:p>
            <text:p><text:s text:c="8"/></text:p>
            <text:p><text:s text:c="8"/></text:p>
            <text:p><text:s text:c="13"/>Caldwell-Pope was quiet for much of the game, but he came through with some big shots in the clutch to keep the Lakers in the game. That said, KCP’s minutes have been rather sporadic lately, and the fact that his usage has dipped to 15.4 over the past six is concerning. The Lakers value his expiring contract more than his on-court contributions, so it wouldn’t be shocking to see him lose minutes to someone like Josh Hart through this second half of the season.</text:p>
            <text:p><text:s text:c="8"/></text:p>
            <text:p><text:s text:c="8"/></text:p>
            <text:p><text:s text:c="13"/></text:p>
            <text:p><text:s text:c="14"/></text:p>
            <text:p><text:s text:c="13"/>Jan 13 - 5: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ary Harris</text:p>
            <text:p><text:s text:c="17"/></text:p>
            <text:p><text:s text:c="17"/></text:p>
            <text:p><text:s text:c="22"/>- G - <text:s/>Nuggets</text:p>
            <text:p><text:s text:c="16"/></text:p>
            <text:p><text:s text:c="17"/></text:p>
            <text:p><text:s text:c="12"/></text:p>
            <text:p><text:s text:c="8"/></text:p>
            <text:p><text:s text:c="8"/></text:p>
            <text:p><text:s text:c="8"/></text:p>
            <text:p><text:s text:c="12"/>Gary Harris (personal) has not yet joined the Nuggets in San Antonio.</text:p>
            <text:p><text:s text:c="8"/></text:p>
            <text:p><text:s text:c="8"/></text:p>
            <text:p><text:s text:c="13"/>Harris' posted a snapchat video showing him boarding a private plane, but it's unclear exactly where he's headed or what personal issue he's dealing with. There's technically still time for him to take a flight to San Antonio in order to be available for tonight's game, but there's too much uncertainty here to trust him in daily leagues.</text:p>
            <text:p><text:s text:c="8"/></text:p>
            <text:p><text:s text:c="8"/></text:p>
            <text:p><text:s text:c="13"/></text:p>
            <text:p><text:s text:c="14"/></text:p>
            <text:p><text:s text:c="13"/>Source: T.J. McBride on Twitter <text:s text:c="26"/>Jan 13 - 5: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mantas Sabonis</text:p>
            <text:p><text:s text:c="17"/></text:p>
            <text:p><text:s text:c="17"/></text:p>
            <text:p><text:s text:c="22"/>- F/C - <text:s/>Pacers</text:p>
            <text:p><text:s text:c="16"/></text:p>
            <text:p><text:s text:c="17"/></text:p>
            <text:p><text:s text:c="12"/></text:p>
            <text:p><text:s text:c="8"/></text:p>
            <text:p><text:s text:c="8"/></text:p>
            <text:p><text:s text:c="8"/></text:p>
            <text:p><text:s text:c="12"/>Domantas Sabonis (sore left shoulder) is questionable to face the Suns on Sunday.</text:p>
            <text:p><text:s text:c="8"/></text:p>
            <text:p><text:s text:c="8"/></text:p>
            <text:p><text:s text:c="13"/>Myles Turner (elbow) has already been ruled out for Sunday's game, and the Pacers may want to play it safe with Sabonis with Sunday being the first game of a back-to-back set. If he's out, Al Jefferson would have the chance to start and there would be more minutes available for T.J. Leaf. Check back for another update following Sunday morning's shootaround.</text:p>
            <text:p><text:s text:c="8"/></text:p>
            <text:p><text:s text:c="8"/></text:p>
            <text:p><text:s text:c="13"/>Related: Al Jefferson, T.J. Leaf</text:p>
            <text:p><text:s text:c="14"/></text:p>
            <text:p><text:s text:c="13"/>Source: Indiana Pacers on Twitter <text:s text:c="24"/>Jan 13 - 5: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yles Turner</text:p>
            <text:p><text:s text:c="17"/></text:p>
            <text:p><text:s text:c="17"/></text:p>
            <text:p><text:s text:c="22"/>- F/C - <text:s/>Pacers</text:p>
            <text:p><text:s text:c="16"/></text:p>
            <text:p><text:s text:c="17"/></text:p>
            <text:p><text:s text:c="12"/></text:p>
            <text:p><text:s text:c="8"/></text:p>
            <text:p><text:s text:c="8"/></text:p>
            <text:p><text:s text:c="8"/></text:p>
            <text:p><text:s text:c="12"/>Myles Turner (elbow) has been ruled out for Sunday's game in Phoenix.</text:p>
            <text:p><text:s text:c="8"/></text:p>
            <text:p><text:s text:c="8"/></text:p>
            <text:p><text:s text:c="13"/>This will be Turner's third straight game on the sidelines, and with Domantas Sabonis (shoulder) being listed as questionable for Sunday's game, Al Jefferson could potentially be looking at a start. Sunday will be the first game of a back-to-back set for the Pacers, so that may have factored into Indiana's decision to keep him on the sidelines with the sore elbow, but perhaps he'll be able to get back out there on Monday in Utah. Stay tuned.</text:p>
            <text:p><text:s text:c="8"/></text:p>
            <text:p><text:s text:c="8"/></text:p>
            <text:p><text:s text:c="13"/>Related: Al Jefferson, Domantas Sabonis</text:p>
            <text:p><text:s text:c="14"/></text:p>
            <text:p><text:s text:c="13"/>Source: Indiana Pacers on Twitter <text:s text:c="24"/>Jan 13 - 5: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Lonzo Ball scored nine points on 4-of-13 shooting Saturday, to go with seven rebounds, seven assists, one 3-pointer and one steal in 43 minutes.</text:p>
            <text:p><text:s text:c="8"/></text:p>
            <text:p><text:s text:c="8"/></text:p>
            <text:p><text:s text:c="13"/>As an added bonus for 9-cat owners Ball didn't commit a single turnover in the overtime win, and while he struggled with his own shot, he still found a way to be effective for the Lakers. Ball has been ballin' over the past eight, flirting with top-30 value behind averages of 14.1 points, 6.8 assists, 2.9 triples, 0.8 steals, 2.5 turnovers and a team-high 7.9 rebounds per contest on 43.3% shooting.</text:p>
            <text:p><text:s text:c="8"/></text:p>
            <text:p><text:s text:c="8"/></text:p>
            <text:p><text:s text:c="13"/></text:p>
            <text:p><text:s text:c="14"/></text:p>
            <text:p><text:s text:c="13"/>Jan 13 - 5: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habo Sefolosha</text:p>
            <text:p><text:s text:c="17"/></text:p>
            <text:p><text:s text:c="17"/></text:p>
            <text:p><text:s text:c="22"/>- G/F - <text:s/>Jazz</text:p>
            <text:p><text:s text:c="16"/></text:p>
            <text:p><text:s text:c="17"/></text:p>
            <text:p><text:s text:c="12"/></text:p>
            <text:p><text:s text:c="8"/></text:p>
            <text:p><text:s text:c="8"/></text:p>
            <text:p><text:s text:c="8"/></text:p>
            <text:p><text:s text:c="12"/>Thabo Sefolosha is expected to undergo season-ending knee surgery on his right MCL, according to Shams Charania of Yahoo! Sports.</text:p>
            <text:p><text:s text:c="8"/></text:p>
            <text:p><text:s text:c="8"/></text:p>
            <text:p><text:s text:c="13"/>Sefolosha suffered the injury during Friday's loss to the Hornets, and unfortunately, his season is over. Jonas Jerebko will likely be the Jazz's starting four-man until Rudy Gobert (knee) can get back to the court, and Sefolosha's absence should also open up some minutes for Joe Johnson. However, neither Johnson nor Jerebko offers enough upside to warrant a pick up in most 12-team leagues. Sefolosha's timetable is expected to be set at six months, so he should be cut everywhere.</text:p>
            <text:p><text:s text:c="8"/></text:p>
            <text:p><text:s text:c="8"/></text:p>
            <text:p><text:s text:c="13"/>Related: Joe Johnson, Jonas Jerebko</text:p>
            <text:p><text:s text:c="14"/></text:p>
            <text:p><text:s text:c="13"/>Source: Shams Charania on Twitter <text:s text:c="24"/>Jan 13 - 4: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rry Nance</text:p>
            <text:p><text:s text:c="17"/></text:p>
            <text:p><text:s text:c="17"/></text:p>
            <text:p><text:s text:c="22"/>- F/C - <text:s/>Cavaliers</text:p>
            <text:p><text:s text:c="16"/></text:p>
            <text:p><text:s text:c="17"/></text:p>
            <text:p><text:s text:c="12"/></text:p>
            <text:p><text:s text:c="8"/></text:p>
            <text:p><text:s text:c="8"/></text:p>
            <text:p><text:s text:c="8"/></text:p>
            <text:p><text:s text:c="12"/>Larry Nance exited Saturday's game with a cut above his left eye and did not return, finishing with two points and seven boards in 19 minutes off the bench.</text:p>
            <text:p><text:s text:c="8"/></text:p>
            <text:p><text:s text:c="8"/></text:p>
            <text:p><text:s text:c="13"/>The extent of Nance's injury is currently unclear at this point, but he'll likely be evaluated for a concussion, and there's a chance he could sit out Monday's game in Memphis. If he does indeed hit the sidelines on Monday, that would open up minutes for Julius Randle and Kyle Kuzma. Check back for another update following Monday morning's shootaround.</text:p>
            <text:p><text:s text:c="8"/></text:p>
            <text:p><text:s text:c="8"/></text:p>
            <text:p><text:s text:c="13"/>Related: Julius Randle, Kyle Kuzma</text:p>
            <text:p><text:s text:c="14"/></text:p>
            <text:p><text:s text:c="13"/>Jan 13 - 4: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J. Hunter</text:p>
            <text:p><text:s text:c="17"/></text:p>
            <text:p><text:s text:c="17"/></text:p>
            <text:p><text:s text:c="22"/>- G - <text:s/>Rockets</text:p>
            <text:p><text:s text:c="16"/></text:p>
            <text:p><text:s text:c="17"/></text:p>
            <text:p><text:s text:c="12"/></text:p>
            <text:p><text:s text:c="8"/></text:p>
            <text:p><text:s text:c="8"/></text:p>
            <text:p><text:s text:c="8"/></text:p>
            <text:p><text:s text:c="12"/>R.J. Hunter will reportedly sign a two-way contract with the Rockets on Sunday.</text:p>
            <text:p><text:s text:c="8"/></text:p>
            <text:p><text:s text:c="8"/></text:p>
            <text:p><text:s text:c="13"/>The 3-point sniper will help add some depth to the Rockets' backcourt with James Harden (hamstring) on the sidelines, but it'll be tough for him to get enough minutes to matter, particularly with how well Gerald Green has been playing.</text:p>
            <text:p><text:s text:c="8"/></text:p>
            <text:p><text:s text:c="8"/></text:p>
            <text:p><text:s text:c="13"/></text:p>
            <text:p><text:s text:c="14"/></text:p>
            <text:p><text:s text:c="13"/>Source: Jonathan Feigen on Twitter <text:s text:c="23"/>Jan 13 - 4: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y Felder</text:p>
            <text:p><text:s text:c="17"/></text:p>
            <text:p><text:s text:c="17"/></text:p>
            <text:p><text:s text:c="22"/>- G - <text:s/>Pistons</text:p>
            <text:p><text:s text:c="16"/></text:p>
            <text:p><text:s text:c="17"/></text:p>
            <text:p><text:s text:c="12"/></text:p>
            <text:p><text:s text:c="8"/></text:p>
            <text:p><text:s text:c="8"/></text:p>
            <text:p><text:s text:c="8"/></text:p>
            <text:p><text:s text:c="12"/>Kay Felder will reportedly sign a two-way contract with the Pistons.</text:p>
            <text:p><text:s text:c="8"/></text:p>
            <text:p><text:s text:c="8"/></text:p>
            <text:p><text:s text:c="13"/>He'll help backup Ish Smith at the point guard spot in Detroit, but it's unlikely he'll get enough minutes to make a difference in most leagues.</text:p>
            <text:p><text:s text:c="8"/></text:p>
            <text:p><text:s text:c="8"/></text:p>
            <text:p><text:s text:c="13"/></text:p>
            <text:p><text:s text:c="14"/></text:p>
            <text:p><text:s text:c="13"/>Source: Shams Charania on Twitter <text:s text:c="24"/>Jan 13 - 4: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Canaan</text:p>
            <text:p><text:s text:c="17"/></text:p>
            <text:p><text:s text:c="17"/></text:p>
            <text:p><text:s text:c="22"/>- G - <text:s/>Suns</text:p>
            <text:p><text:s text:c="16"/></text:p>
            <text:p><text:s text:c="17"/></text:p>
            <text:p><text:s text:c="12"/></text:p>
            <text:p><text:s text:c="8"/></text:p>
            <text:p><text:s text:c="8"/></text:p>
            <text:p><text:s text:c="8"/></text:p>
            <text:p><text:s text:c="12"/>Isaiah Canaan (groin) practiced in full on Saturday.</text:p>
            <text:p><text:s text:c="8"/></text:p>
            <text:p><text:s text:c="8"/></text:p>
            <text:p><text:s text:c="13"/>Canaan nearly played on Friday, so him getting through Saturday's practice without issue is a great sign regarding his status for Sunday's game against the Pacers. We should have another update following Sunday morning's shootaround, but if he is able to get back out there following a three-game absence, he'd cut into Tyler Ulis' minutes.</text:p>
            <text:p><text:s text:c="8"/></text:p>
            <text:p><text:s text:c="8"/></text:p>
            <text:p><text:s text:c="13"/>Related: Tyler Ulis</text:p>
            <text:p><text:s text:c="14"/></text:p>
            <text:p><text:s text:c="13"/>Source: Scott Bordow on Twitter <text:s text:c="26"/>Jan 13 - 4: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Jackson</text:p>
            <text:p><text:s text:c="17"/></text:p>
            <text:p><text:s text:c="17"/></text:p>
            <text:p><text:s text:c="22"/>- F - <text:s/>Suns</text:p>
            <text:p><text:s text:c="16"/></text:p>
            <text:p><text:s text:c="17"/></text:p>
            <text:p><text:s text:c="12"/></text:p>
            <text:p><text:s text:c="8"/></text:p>
            <text:p><text:s text:c="8"/></text:p>
            <text:p><text:s text:c="8"/></text:p>
            <text:p><text:s text:c="12"/>Josh Jackson (hip, groin) and Isaiah Canaan (groin) practiced on Saturday.</text:p>
            <text:p><text:s text:c="8"/></text:p>
            <text:p><text:s text:c="8"/></text:p>
            <text:p><text:s text:c="13"/>These guys getting through Saturday's practice is an encouraging sign regarding their status for Sunday's game against the Pacers, and we should have another update following Sunday morning's shootaround. If they are able to get back out there tomorrow, Tyler Ulis and Danuel House Jr.'s minutes would take a hit. Stay tuned.</text:p>
            <text:p><text:s text:c="8"/></text:p>
            <text:p><text:s text:c="8"/></text:p>
            <text:p><text:s text:c="13"/>Related: Tyler Ulis, Isaiah Canaan</text:p>
            <text:p><text:s text:c="14"/></text:p>
            <text:p><text:s text:c="13"/>Source: Scott Bordow on Twitter <text:s text:c="26"/>Jan 13 - 4: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quese Chriss</text:p>
            <text:p><text:s text:c="17"/></text:p>
            <text:p><text:s text:c="17"/></text:p>
            <text:p><text:s text:c="22"/>- F - <text:s/>Suns</text:p>
            <text:p><text:s text:c="16"/></text:p>
            <text:p><text:s text:c="17"/></text:p>
            <text:p><text:s text:c="12"/></text:p>
            <text:p><text:s text:c="8"/></text:p>
            <text:p><text:s text:c="8"/></text:p>
            <text:p><text:s text:c="8"/></text:p>
            <text:p><text:s text:c="12"/>Marquese Chriss (hip flexor) was unable to practice on Saturday.</text:p>
            <text:p><text:s text:c="8"/></text:p>
            <text:p><text:s text:c="8"/></text:p>
            <text:p><text:s text:c="13"/>The Suns are listing him as day-to-day, but with Chriss sitting out Saturday's practice, we're going to have to consider him doubtful for Sunday's game against the Pacers. Dragan Bender figures to earn another start on Sunday with Chriss out, so he'll make for a very enticing DFS target with a favorable matchup against Indiana.</text:p>
            <text:p><text:s text:c="8"/></text:p>
            <text:p><text:s text:c="8"/></text:p>
            <text:p><text:s text:c="13"/>Related: Dragan Bender</text:p>
            <text:p><text:s text:c="14"/></text:p>
            <text:p><text:s text:c="13"/>Source: Scott Bordow on Twitter <text:s text:c="26"/>Jan 13 - 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Shane Larkin (illness) did not practice on Saturday.</text:p>
            <text:p><text:s text:c="8"/></text:p>
            <text:p><text:s text:c="8"/></text:p>
            <text:p><text:s text:c="13"/>Larkin is an irrelevant part of the rotation in Boston, so his playing status for Tuesday's game will not have an impact in fantasy hoops.</text:p>
            <text:p><text:s text:c="8"/></text:p>
            <text:p><text:s text:c="8"/></text:p>
            <text:p><text:s text:c="13"/></text:p>
            <text:p><text:s text:c="14"/></text:p>
            <text:p><text:s text:c="13"/>Source: Boston Celtics on Twitter <text:s text:c="24"/>Jan 13 - 3: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C.J. Williams</text:p>
            <text:p><text:s text:c="17"/></text:p>
            <text:p><text:s text:c="17"/></text:p>
            <text:p><text:s text:c="22"/>- G - <text:s/>Clippers</text:p>
            <text:p><text:s text:c="16"/></text:p>
            <text:p><text:s text:c="17"/></text:p>
            <text:p><text:s text:c="12"/></text:p>
            <text:p><text:s text:c="8"/></text:p>
            <text:p><text:s text:c="8"/></text:p>
            <text:p><text:s text:c="8"/></text:p>
            <text:p><text:s text:c="12"/>C.J. Williams (ankle) has been assigned to the Clippers' G-League affiliate.</text:p>
            <text:p><text:s text:c="8"/></text:p>
            <text:p><text:s text:c="8"/></text:p>
            <text:p><text:s text:c="13"/>Williams will rehab his ankle injury in the G-League, and with him unavailable for Saturday's game against Sacramento, Jawun Evans and Tyrone Wallace will split his minutes.</text:p>
            <text:p><text:s text:c="8"/></text:p>
            <text:p><text:s text:c="8"/></text:p>
            <text:p><text:s text:c="13"/></text:p>
            <text:p><text:s text:c="14"/></text:p>
            <text:p><text:s text:c="13"/>Source: Tomer Azarly on Twitter <text:s text:c="26"/>Jan 13 - 3: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dy Gobert</text:p>
            <text:p><text:s text:c="17"/></text:p>
            <text:p><text:s text:c="17"/></text:p>
            <text:p><text:s text:c="22"/>- C - <text:s/>Jazz</text:p>
            <text:p><text:s text:c="16"/></text:p>
            <text:p><text:s text:c="17"/></text:p>
            <text:p><text:s text:c="12"/></text:p>
            <text:p><text:s text:c="8"/></text:p>
            <text:p><text:s text:c="8"/></text:p>
            <text:p><text:s text:c="8"/></text:p>
            <text:p><text:s text:c="12"/>Rudy Gobert (knee) was re-evaluated on Saturday and it was determined that he'll need to spend another 7-10 days on the sidelines.</text:p>
            <text:p><text:s text:c="8"/></text:p>
            <text:p><text:s text:c="8"/></text:p>
            <text:p><text:s text:c="13"/>Gobert has recently begun going through light practices with non-contact work, so he is making progress. That said, until he's going through 5-on-5, full-contact work, we can assume he's not close. Derrick Favors will continue to hold down the five-spot in his absence, with Thabo Sefolosha and Jonas Jerebko moving in and out of the starting five based on the matchup.</text:p>
            <text:p><text:s text:c="8"/></text:p>
            <text:p><text:s text:c="8"/></text:p>
            <text:p><text:s text:c="13"/>Related: Jonas Jerebko, Derrick Favors, Thabo Sefolosha</text:p>
            <text:p><text:s text:c="14"/></text:p>
            <text:p><text:s text:c="13"/>Source: Salt Lake Tribune <text:s text:c="32"/>Jan 13 - 2: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ndon Ingram</text:p>
            <text:p><text:s text:c="17"/></text:p>
            <text:p><text:s text:c="17"/></text:p>
            <text:p><text:s text:c="22"/>- F - <text:s/>Lakers</text:p>
            <text:p><text:s text:c="16"/></text:p>
            <text:p><text:s text:c="17"/></text:p>
            <text:p><text:s text:c="12"/></text:p>
            <text:p><text:s text:c="8"/></text:p>
            <text:p><text:s text:c="8"/></text:p>
            <text:p><text:s text:c="8"/></text:p>
            <text:p><text:s text:c="12"/>Brandon Ingram (mild left ankle sprain) will not return to Saturday's game against the Mavericks.</text:p>
            <text:p><text:s text:c="8"/></text:p>
            <text:p><text:s text:c="8"/></text:p>
            <text:p><text:s text:c="13"/>Ingram tweaked his ankle during the first quarter and tried to play through it after getting his ankle re-taped in the locker room, but after a second trip to the locker room the Lakers ruled him out for the remainder of the game. He'll end his evening with four points, six boards, five dimes in 14 minutes, and for now, we'll be considering him questionable for Monday's game in Memphis. His absence would translate to more minutes for Kyle Kuzma, Larry Nance and Julius Randle. Stay tuned.</text:p>
            <text:p><text:s text:c="8"/></text:p>
            <text:p><text:s text:c="8"/></text:p>
            <text:p><text:s text:c="13"/>Related: Julius Randle, Larry Nance, Kyle Kuzma</text:p>
            <text:p><text:s text:c="14"/></text:p>
            <text:p><text:s text:c="13"/>Source: Dan Woike on Twitter <text:s text:c="29"/>Jan 13 - 2: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trick Beverley</text:p>
            <text:p><text:s text:c="17"/></text:p>
            <text:p><text:s text:c="17"/></text:p>
            <text:p><text:s text:c="22"/>- G - <text:s/>Clippers</text:p>
            <text:p><text:s text:c="16"/></text:p>
            <text:p><text:s text:c="17"/></text:p>
            <text:p><text:s text:c="12"/></text:p>
            <text:p><text:s text:c="8"/></text:p>
            <text:p><text:s text:c="8"/></text:p>
            <text:p><text:s text:c="8"/></text:p>
            <text:p><text:s text:c="12"/>Patrick Beverley (knee surgery) hinted that there's a chance he'll be able to return to the court at some point this season.</text:p>
            <text:p><text:s text:c="8"/></text:p>
            <text:p><text:s text:c="8"/></text:p>
            <text:p><text:s text:c="13"/>"I'm not a doctor, but there's a chance," said Beverley when asked about a possible return this season. We'd take these comments with an enormous grain of salt and highlight the whole "I'm not a doctor" part of his statement. Beverley underwent both microfracture and arthroscopic surgery on his right knee, which is nothing to shrug at, so it would be quite shocking to see him back on the court this season. For what it's worth, he said he'd start traveling with the team in February.</text:p>
            <text:p><text:s text:c="8"/></text:p>
            <text:p><text:s text:c="8"/></text:p>
            <text:p><text:s text:c="13"/></text:p>
            <text:p><text:s text:c="14"/></text:p>
            <text:p><text:s text:c="13"/>Source: Tomer Azarly on Twitter <text:s text:c="26"/>Jan 13 - 2: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son Tatum</text:p>
            <text:p><text:s text:c="17"/></text:p>
            <text:p><text:s text:c="17"/></text:p>
            <text:p><text:s text:c="22"/>- F - <text:s/>Celtics</text:p>
            <text:p><text:s text:c="16"/></text:p>
            <text:p><text:s text:c="17"/></text:p>
            <text:p><text:s text:c="12"/></text:p>
            <text:p><text:s text:c="8"/></text:p>
            <text:p><text:s text:c="8"/></text:p>
            <text:p><text:s text:c="8"/></text:p>
            <text:p><text:s text:c="12"/>Jayson Tatum (knee) did not practice on Saturday, and he's scheduled for a precautionary MRI.</text:p>
            <text:p><text:s text:c="8"/></text:p>
            <text:p><text:s text:c="8"/></text:p>
            <text:p><text:s text:c="13"/>Tatum tweaked his knee during Thursday's game in London, but we'll wait for the MRI results before making any proclamations about his status for Tuesday's game against the Pelicans. If this is something that requires Tatum to miss time, Marcus Morris would likely move into the starting five, and there would be more minutes available for guys like Daniel Theis and Jaylen Brown. Stay tuned.</text:p>
            <text:p><text:s text:c="8"/></text:p>
            <text:p><text:s text:c="8"/></text:p>
            <text:p><text:s text:c="13"/>Related: Daniel Theis, Jaylen Brown, Marcus Morris</text:p>
            <text:p><text:s text:c="14"/></text:p>
            <text:p><text:s text:c="13"/>Source: Brian Robb on Twitter <text:s text:c="28"/>Jan 13 - 2: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 Horford</text:p>
            <text:p><text:s text:c="17"/></text:p>
            <text:p><text:s text:c="17"/></text:p>
            <text:p><text:s text:c="22"/>- F/C - <text:s/>Celtics</text:p>
            <text:p><text:s text:c="16"/></text:p>
            <text:p><text:s text:c="17"/></text:p>
            <text:p><text:s text:c="12"/></text:p>
            <text:p><text:s text:c="8"/></text:p>
            <text:p><text:s text:c="8"/></text:p>
            <text:p><text:s text:c="8"/></text:p>
            <text:p><text:s text:c="12"/>Al Horford (calf) was held out of Saturday's practice as a precaution.</text:p>
            <text:p><text:s text:c="8"/></text:p>
            <text:p><text:s text:c="8"/></text:p>
            <text:p><text:s text:c="13"/>Horford said he feels good, and with the Celtics off until Tuesday, we wouldn't expect this calf issue to be something that forces him to the sidelines. We'll throw him on the injury report just to be safe, and owners can expect to get another couple updates ahead of Tuesday's tip.</text:p>
            <text:p><text:s text:c="8"/></text:p>
            <text:p><text:s text:c="8"/></text:p>
            <text:p><text:s text:c="13"/></text:p>
            <text:p><text:s text:c="14"/></text:p>
            <text:p><text:s text:c="13"/>Source: Scott Souza on Twitter <text:s text:c="27"/>Jan 13 - 2: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illie Reed</text:p>
            <text:p><text:s text:c="17"/></text:p>
            <text:p><text:s text:c="17"/></text:p>
            <text:p><text:s text:c="22"/>- C - <text:s/>Bulls</text:p>
            <text:p><text:s text:c="16"/></text:p>
            <text:p><text:s text:c="17"/></text:p>
            <text:p><text:s text:c="12"/></text:p>
            <text:p><text:s text:c="8"/></text:p>
            <text:p><text:s text:c="8"/></text:p>
            <text:p><text:s text:c="8"/></text:p>
            <text:p><text:s text:c="12"/>Willie Reed will replace DeAndre Jordan (ankle) in the starting lineup Saturday vs. the Kings.</text:p>
            <text:p><text:s text:c="8"/></text:p>
            <text:p><text:s text:c="8"/></text:p>
            <text:p><text:s text:c="13"/>Reed had four points and three rebounds in 10 minutes off the bench Thursday vs. the Warriors. Thus, despite drawing the start, Reed is a would be a risky DFS or streaming option, as Montrezl Harrell tallied 25 points (on 11-of-12 shooting), six rebounds and a steal in 27 minutes on Thursday.</text:p>
            <text:p><text:s text:c="8"/></text:p>
            <text:p><text:s text:c="8"/></text:p>
            <text:p><text:s text:c="13"/></text:p>
            <text:p><text:s text:c="14"/></text:p>
            <text:p><text:s text:c="13"/>Source: Elliott Teaford on Twitter <text:s text:c="23"/>Jan 13 - 2: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ndre Jordan</text:p>
            <text:p><text:s text:c="17"/></text:p>
            <text:p><text:s text:c="17"/></text:p>
            <text:p><text:s text:c="22"/>- C - <text:s/>Clippers</text:p>
            <text:p><text:s text:c="16"/></text:p>
            <text:p><text:s text:c="17"/></text:p>
            <text:p><text:s text:c="12"/></text:p>
            <text:p><text:s text:c="8"/></text:p>
            <text:p><text:s text:c="8"/></text:p>
            <text:p><text:s text:c="8"/></text:p>
            <text:p><text:s text:c="12"/>Coach Doc Rivers said DeAndre Jordan (left ankle sprain) will not play Saturday vs. the Kings.</text:p>
            <text:p><text:s text:c="8"/></text:p>
            <text:p><text:s text:c="8"/></text:p>
            <text:p><text:s text:c="13"/>The good news is Rivers told reporters that he doesn't think Jordan will miss much time and that Jordan wanted to play on Saturday. Willie Reed will draw the start in place of Jordan at center on Saturday. However, Montrezl Harrell could be the biggest beneficiary from a fantasy standpoint. Harrell scored a season-high 25 points (on 11-of-12 shooting) and added six rebounds and a steal in 27 minutes on Thursday.</text:p>
            <text:p><text:s text:c="8"/></text:p>
            <text:p><text:s text:c="8"/></text:p>
            <text:p><text:s text:c="13"/>Related: Willie Reed, Montrezl Harrell</text:p>
            <text:p><text:s text:c="14"/></text:p>
            <text:p><text:s text:c="13"/>Source: Tomer Azarly on Twitter <text:s text:c="26"/>Jan 13 - 1: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hip flexor strain) is listed as questionable for Saturday's game vs. the Raptors.</text:p>
            <text:p><text:s text:c="8"/></text:p>
            <text:p><text:s text:c="8"/></text:p>
            <text:p><text:s text:c="13"/>Iguodala has been playing through knee and hip pain for weeks now. Seeing as Saturday is the second night of a back-to-back, the Warriors may choose to keep him sidelined for this contest. Omri Casspi (back soreness) is also listed as questionable for Saturday night. Nick Young and Patrick McCaw could see additional minutes off the Warriors bench if Iggy is unable to play.</text:p>
            <text:p><text:s text:c="8"/></text:p>
            <text:p><text:s text:c="8"/></text:p>
            <text:p><text:s text:c="13"/>Related: Nick Young</text:p>
            <text:p><text:s text:c="14"/></text:p>
            <text:p><text:s text:c="13"/>Source: Warriors PR on Twitter <text:s text:c="27"/>Jan 13 - 1: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ankle) has been upgraded to probable for Saturday's game vs. Toronto.</text:p>
            <text:p><text:s text:c="8"/></text:p>
            <text:p><text:s text:c="8"/></text:p>
            <text:p><text:s text:c="13"/>This confirms the numerous reports we've seen over the last couple of days stating that the Warriors were merely being cautious holding him out on Friday. It appears the Warriors will have all four of their studs in the starting lineup Saturday night. Over his last six games, Curry is averaging 34.5 points, 5.5 rebounds, 6.5 assists and 6.3 treys. Assuming Curry suits up, Patrick McCaw will get bumped back to the bench.</text:p>
            <text:p><text:s text:c="8"/></text:p>
            <text:p><text:s text:c="8"/></text:p>
            <text:p><text:s text:c="13"/>Related: Patrick McCaw</text:p>
            <text:p><text:s text:c="14"/></text:p>
            <text:p><text:s text:c="13"/>Source: Warriors PR on Twitter <text:s text:c="27"/>Jan 13 - 1: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James</text:p>
            <text:p><text:s text:c="17"/></text:p>
            <text:p><text:s text:c="17"/></text:p>
            <text:p><text:s text:c="22"/>- G - <text:s/>Pelicans</text:p>
            <text:p><text:s text:c="16"/></text:p>
            <text:p><text:s text:c="17"/></text:p>
            <text:p><text:s text:c="12"/></text:p>
            <text:p><text:s text:c="8"/></text:p>
            <text:p><text:s text:c="8"/></text:p>
            <text:p><text:s text:c="8"/></text:p>
            <text:p><text:s text:c="12"/>Free agent G Mike James is signing a two-way contract with the Pelicans, according to Shams Charania of Yahoo Sports.</text:p>
            <text:p><text:s text:c="8"/></text:p>
            <text:p><text:s text:c="8"/></text:p>
            <text:p><text:s text:c="13"/>This is not an ideal landing spot for James from a fantasy perspective, as the Pels have plenty of depth at point guard. Rajon Rondo, Jameer Nelson and Ian Clark are the current PG's on the roster, and rookie Frank Jackson (foot) is expected to return before the All-Star break as well. James can be left on waivers in all fantasy formats, as he'll likely spend most of the season in the G-League.</text:p>
            <text:p><text:s text:c="8"/></text:p>
            <text:p><text:s text:c="8"/></text:p>
            <text:p><text:s text:c="13"/></text:p>
            <text:p><text:s text:c="14"/></text:p>
            <text:p><text:s text:c="13"/>Source: Shams Charania on Twitter <text:s text:c="24"/>Jan 13 - 1: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amon Sessions</text:p>
            <text:p><text:s text:c="17"/></text:p>
            <text:p><text:s text:c="17"/></text:p>
            <text:p><text:s text:c="22"/>- G - <text:s/>Wizards</text:p>
            <text:p><text:s text:c="16"/></text:p>
            <text:p><text:s text:c="17"/></text:p>
            <text:p><text:s text:c="12"/></text:p>
            <text:p><text:s text:c="8"/></text:p>
            <text:p><text:s text:c="8"/></text:p>
            <text:p><text:s text:c="8"/></text:p>
            <text:p><text:s text:c="12"/>The Knicks have officially requested waivers on G Ramon Sessions.</text:p>
            <text:p><text:s text:c="8"/></text:p>
            <text:p><text:s text:c="8"/></text:p>
            <text:p><text:s text:c="13"/>After starting the season as the team's starting point guard, Sessions was no longer a part of the Knicks rotation. He was waived to clear a roster spot for Trey Burke.</text:p>
            <text:p><text:s text:c="8"/></text:p>
            <text:p><text:s text:c="8"/></text:p>
            <text:p><text:s text:c="13"/></text:p>
            <text:p><text:s text:c="14"/></text:p>
            <text:p><text:s text:c="13"/>Source: Knicks PR on Twitter <text:s text:c="29"/>Jan 13 - 1: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ch LaVine</text:p>
            <text:p><text:s text:c="17"/></text:p>
            <text:p><text:s text:c="17"/></text:p>
            <text:p><text:s text:c="22"/>- G - <text:s/>Bulls</text:p>
            <text:p><text:s text:c="16"/></text:p>
            <text:p><text:s text:c="17"/></text:p>
            <text:p><text:s text:c="12"/></text:p>
            <text:p><text:s text:c="8"/></text:p>
            <text:p><text:s text:c="8"/></text:p>
            <text:p><text:s text:c="8"/></text:p>
            <text:p><text:s text:c="12"/>Zach LaVine (knee) who is on a 20-minute limit, will play in only the first three quarters Saturday vs. the Pistons.</text:p>
            <text:p><text:s text:c="8"/></text:p>
            <text:p><text:s text:c="8"/></text:p>
            <text:p><text:s text:c="13"/>Coach Fred Hoiberg said that LaVine won't play in the fourth quarter on Saturday, but that plan will be re-evaluated after each game. Denzel Valentine will get bumped to the bench with LaVine replacing him in the starting lineup.</text:p>
            <text:p><text:s text:c="8"/></text:p>
            <text:p><text:s text:c="8"/></text:p>
            <text:p><text:s text:c="13"/></text:p>
            <text:p><text:s text:c="14"/></text:p>
            <text:p><text:s text:c="13"/>Source: Darnell Mayberry on Twitter <text:s text:c="22"/>Jan 13 - 1: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Zeller</text:p>
            <text:p><text:s text:c="17"/></text:p>
            <text:p><text:s text:c="17"/></text:p>
            <text:p><text:s text:c="22"/>- C - <text:s/>Bucks</text:p>
            <text:p><text:s text:c="16"/></text:p>
            <text:p><text:s text:c="17"/></text:p>
            <text:p><text:s text:c="12"/></text:p>
            <text:p><text:s text:c="8"/></text:p>
            <text:p><text:s text:c="8"/></text:p>
            <text:p><text:s text:c="8"/></text:p>
            <text:p><text:s text:c="12"/>Tyler Zeller (hip) has been ruled out of Saturday's game vs. Washington.</text:p>
            <text:p><text:s text:c="8"/></text:p>
            <text:p><text:s text:c="8"/></text:p>
            <text:p><text:s text:c="13"/>This is a new injury for Zeller, who scored four points in 13 minutes off the Brooklyn bench on Friday night. The Nets have plenty of depth at center, alternating four bigs on a nightly basis. This should open up a few extra minutes for Jarrett Allen and Jahlil Okafor. Okafor scored a season-high 17 points in just 12 minutes vs. the Hawks on Friday.</text:p>
            <text:p><text:s text:c="8"/></text:p>
            <text:p><text:s text:c="8"/></text:p>
            <text:p><text:s text:c="13"/>Related: Jarrett Allen, Jahlil Okafor</text:p>
            <text:p><text:s text:c="14"/></text:p>
            <text:p><text:s text:c="13"/>Source: Brian Lewis on Twitter <text:s text:c="27"/>Jan 13 - 12: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se Winslow</text:p>
            <text:p><text:s text:c="17"/></text:p>
            <text:p><text:s text:c="17"/></text:p>
            <text:p><text:s text:c="22"/>- F - <text:s/>Heat</text:p>
            <text:p><text:s text:c="16"/></text:p>
            <text:p><text:s text:c="17"/></text:p>
            <text:p><text:s text:c="12"/></text:p>
            <text:p><text:s text:c="8"/></text:p>
            <text:p><text:s text:c="8"/></text:p>
            <text:p><text:s text:c="8"/></text:p>
            <text:p><text:s text:c="12"/>Justise Winslow (left knee) is expected to play Sunday vs. Milwaukee, according to Heat reporter Tim Reynolds.</text:p>
            <text:p><text:s text:c="8"/></text:p>
            <text:p><text:s text:c="8"/></text:p>
            <text:p><text:s text:c="13"/>It's been a month since Winslow last played in a game for Miami, with his last appearance coming back on December 13th. The Heat will very likely limit his minutes early on. Even when fully healthy, Winslow was averaging just 6.6 points (on 42.6 percent shooting), 5.4 rebounds and 1.9 assists in 22.6 minutes this season. He can be left on waivers in all standard-sized fantasy leagues.</text:p>
            <text:p><text:s text:c="8"/></text:p>
            <text:p><text:s text:c="8"/></text:p>
            <text:p><text:s text:c="13"/></text:p>
            <text:p><text:s text:c="14"/></text:p>
            <text:p><text:s text:c="13"/>Source: Tim Reynolds on Twitter <text:s text:c="26"/>Jan 13 - 12: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yle Collinsworth</text:p>
            <text:p><text:s text:c="17"/></text:p>
            <text:p><text:s text:c="17"/></text:p>
            <text:p><text:s text:c="22"/>- G - <text:s/>Mavericks</text:p>
            <text:p><text:s text:c="16"/></text:p>
            <text:p><text:s text:c="17"/></text:p>
            <text:p><text:s text:c="12"/></text:p>
            <text:p><text:s text:c="8"/></text:p>
            <text:p><text:s text:c="8"/></text:p>
            <text:p><text:s text:c="8"/></text:p>
            <text:p><text:s text:c="12"/>The Mavs have signed Kyle Collinsworth to a 10-day contract.</text:p>
            <text:p><text:s text:c="8"/></text:p>
            <text:p><text:s text:c="8"/></text:p>
            <text:p><text:s text:c="13"/>Dallas initially signed Collinsworth to a two-way contract back in December, but then waived him last week to open up a roster spot for Jalen Jones. Collinsworth can be ignored in all fantasy formats, as he is unlikely to crack the Mavs rotation.</text:p>
            <text:p><text:s text:c="8"/></text:p>
            <text:p><text:s text:c="8"/></text:p>
            <text:p><text:s text:c="13"/></text:p>
            <text:p><text:s text:c="14"/></text:p>
            <text:p><text:s text:c="13"/>Source: Bryan Gutierrez on Twitter <text:s text:c="23"/>Jan 13 - 12: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ayne Bacon</text:p>
            <text:p><text:s text:c="17"/></text:p>
            <text:p><text:s text:c="17"/></text:p>
            <text:p><text:s text:c="22"/>- G/F - <text:s/>Hornets</text:p>
            <text:p><text:s text:c="16"/></text:p>
            <text:p><text:s text:c="17"/></text:p>
            <text:p><text:s text:c="12"/></text:p>
            <text:p><text:s text:c="8"/></text:p>
            <text:p><text:s text:c="8"/></text:p>
            <text:p><text:s text:c="8"/></text:p>
            <text:p><text:s text:c="12"/>The Hornets have recalled Dwayne Bacon from the G-League.</text:p>
            <text:p><text:s text:c="8"/></text:p>
            <text:p><text:s text:c="8"/></text:p>
            <text:p><text:s text:c="13"/>Minimal fantasy impact to note here, as Bacon is averaging just 3.4 points and 3.0 rebounds in 15.1 minutes per game for the Hornets this season.</text:p>
            <text:p><text:s text:c="8"/></text:p>
            <text:p><text:s text:c="8"/></text:p>
            <text:p><text:s text:c="13"/></text:p>
            <text:p><text:s text:c="14"/></text:p>
            <text:p><text:s text:c="13"/>Source: Rick Bonnell on Twitter <text:s text:c="26"/>Jan 13 - 12: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Lowry</text:p>
            <text:p><text:s text:c="17"/></text:p>
            <text:p><text:s text:c="17"/></text:p>
            <text:p><text:s text:c="22"/>- G - <text:s/>Raptors</text:p>
            <text:p><text:s text:c="16"/></text:p>
            <text:p><text:s text:c="17"/></text:p>
            <text:p><text:s text:c="12"/></text:p>
            <text:p><text:s text:c="8"/></text:p>
            <text:p><text:s text:c="8"/></text:p>
            <text:p><text:s text:c="8"/></text:p>
            <text:p><text:s text:c="12"/>Kyle Lowry (bruised tailbone) is listed as questionable on Saturday, but coach Dwane Casey said that Lowry is "closer to doubtful."</text:p>
            <text:p><text:s text:c="8"/></text:p>
            <text:p><text:s text:c="8"/></text:p>
            <text:p><text:s text:c="13"/>According to Raptors beat reporter Josh Lewenberg, Lowry is "not expected to play." If Lowry is ruled out, Delon Wright and Fred VanVleet will split minutes at point guard. Wright started in place of Lowry on Thursday and finished with six points, four assists, two rebounds and two blocks in 18 minutes. Fred VanVleet scored a career-high 22 points and added four rebounds, four assists and one steal in 24 minutes off the bench.</text:p>
            <text:p><text:s text:c="8"/></text:p>
            <text:p><text:s text:c="8"/></text:p>
            <text:p><text:s text:c="13"/>Related: Delon Wright, Fred VanVleet</text:p>
            <text:p><text:s text:c="14"/></text:p>
            <text:p><text:s text:c="13"/>Source: Josh Lewenberg on Twitter <text:s text:c="24"/>Jan 13 - 11:4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yke Henry</text:p>
            <text:p><text:s text:c="17"/></text:p>
            <text:p><text:s text:c="17"/></text:p>
            <text:p><text:s text:c="22"/>- F - <text:s/>Grizzlies</text:p>
            <text:p><text:s text:c="16"/></text:p>
            <text:p><text:s text:c="17"/></text:p>
            <text:p><text:s text:c="12"/></text:p>
            <text:p><text:s text:c="8"/></text:p>
            <text:p><text:s text:c="8"/></text:p>
            <text:p><text:s text:c="8"/></text:p>
            <text:p><text:s text:c="12"/>The Grizzlies are signing F Myke Henry to a two-way contract, according to Shams Charania of Yahoo Sports.</text:p>
            <text:p><text:s text:c="8"/></text:p>
            <text:p><text:s text:c="8"/></text:p>
            <text:p><text:s text:c="13"/>Henry is averaging 15.7 points, 5.2 rebounds and 2.3 assists for OKC's G-League affiliate this season. No fantasy impact to note here, as it is highly unlikely Henry earns a spot in the Memphis rotation.</text:p>
            <text:p><text:s text:c="8"/></text:p>
            <text:p><text:s text:c="8"/></text:p>
            <text:p><text:s text:c="13"/></text:p>
            <text:p><text:s text:c="14"/></text:p>
            <text:p><text:s text:c="13"/>Source: Shams Charania on Twitter <text:s text:c="24"/>Jan 13 - 11:2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ary Harris</text:p>
            <text:p><text:s text:c="17"/></text:p>
            <text:p><text:s text:c="17"/></text:p>
            <text:p><text:s text:c="22"/>- G - <text:s/>Nuggets</text:p>
            <text:p><text:s text:c="16"/></text:p>
            <text:p><text:s text:c="17"/></text:p>
            <text:p><text:s text:c="12"/></text:p>
            <text:p><text:s text:c="8"/></text:p>
            <text:p><text:s text:c="8"/></text:p>
            <text:p><text:s text:c="8"/></text:p>
            <text:p><text:s text:c="12"/>Gary Harris (personal) is questionable for Saturday's game vs. San Antonio.</text:p>
            <text:p><text:s text:c="8"/></text:p>
            <text:p><text:s text:c="8"/></text:p>
            <text:p><text:s text:c="13"/>Harris did not play on Friday night, as he was attending to family matters. It is unknown if he will be able to fly to San Antonio in time for Saturday's game. We should have an update early in the afternoon. Will Barton started in place of Harris on Friday and finished with 17 points, five rebounds, and three assists in 40 minutes.</text:p>
            <text:p><text:s text:c="8"/></text:p>
            <text:p><text:s text:c="8"/></text:p>
            <text:p><text:s text:c="13"/></text:p>
            <text:p><text:s text:c="14"/></text:p>
            <text:p><text:s text:c="13"/>Source: Gina Maizell on Twitter <text:s text:c="26"/>Jan 13 - 11:2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y Burke</text:p>
            <text:p><text:s text:c="17"/></text:p>
            <text:p><text:s text:c="17"/></text:p>
            <text:p><text:s text:c="22"/>- G - <text:s/>Knicks</text:p>
            <text:p><text:s text:c="16"/></text:p>
            <text:p><text:s text:c="17"/></text:p>
            <text:p><text:s text:c="12"/></text:p>
            <text:p><text:s text:c="8"/></text:p>
            <text:p><text:s text:c="8"/></text:p>
            <text:p><text:s text:c="8"/></text:p>
            <text:p><text:s text:c="12"/>The Knicks will waive Ramon Sessions on Saturday to make room to sign Trey Burke, according to Ian Begley of ESPN.</text:p>
            <text:p><text:s text:c="8"/></text:p>
            <text:p><text:s text:c="8"/></text:p>
            <text:p><text:s text:c="13"/>Burke has appeared in 26 games for the Knicks G-League affiliate this season and is averaging 26.6 points, 5.3 assists and 2.7 3-pointers. However, he'll be the third-string point guard on the Knicks, behind Jarrett Jack and Frank Ntilikina. Burke can be left on waivers in standard fantasy leagues.</text:p>
            <text:p><text:s text:c="8"/></text:p>
            <text:p><text:s text:c="8"/></text:p>
            <text:p><text:s text:c="13"/></text:p>
            <text:p><text:s text:c="14"/></text:p>
            <text:p><text:s text:c="13"/>Source: ESPN.com <text:s text:c="41"/>Jan 13 - 11:1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an Isaac</text:p>
            <text:p><text:s text:c="17"/></text:p>
            <text:p><text:s text:c="17"/></text:p>
            <text:p><text:s text:c="22"/>- F - <text:s/>Magic</text:p>
            <text:p><text:s text:c="16"/></text:p>
            <text:p><text:s text:c="17"/></text:p>
            <text:p><text:s text:c="12"/></text:p>
            <text:p><text:s text:c="8"/></text:p>
            <text:p><text:s text:c="8"/></text:p>
            <text:p><text:s text:c="8"/></text:p>
            <text:p><text:s text:c="12"/>Coach Frank Vogel said that Jonathan Isaac (ankle) is not yet close to returning to game action.</text:p>
            <text:p><text:s text:c="8"/></text:p>
            <text:p><text:s text:c="8"/></text:p>
            <text:p><text:s text:c="13"/>Earlier this month, the Magic announced that they were placing Isaac in an injury rehabilitation and conditioning program. Isaac missed 17 consecutive games from Nov. 13 through Dec. 16, and then reaggravated the injury upon his return. The Magic, who are playing for ping pong balls at this point, have absolutely no reason to rush him back. He should be left on waivers in all re-draft leagues.</text:p>
            <text:p><text:s text:c="8"/></text:p>
            <text:p><text:s text:c="8"/></text:p>
            <text:p><text:s text:c="13"/></text:p>
            <text:p><text:s text:c="14"/></text:p>
            <text:p><text:s text:c="13"/>Source: Orlando Magic Daily <text:s text:c="30"/>Jan 13 - 10:3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amon Sessions</text:p>
            <text:p><text:s text:c="17"/></text:p>
            <text:p><text:s text:c="17"/></text:p>
            <text:p><text:s text:c="22"/>- G - <text:s/>Wizards</text:p>
            <text:p><text:s text:c="16"/></text:p>
            <text:p><text:s text:c="17"/></text:p>
            <text:p><text:s text:c="12"/></text:p>
            <text:p><text:s text:c="8"/></text:p>
            <text:p><text:s text:c="8"/></text:p>
            <text:p><text:s text:c="8"/></text:p>
            <text:p><text:s text:c="12"/>The Knicks plan to waive Ramon Sessions on Saturday, according to Ian Begley of ESPN.</text:p>
            <text:p><text:s text:c="8"/></text:p>
            <text:p><text:s text:c="8"/></text:p>
            <text:p><text:s text:c="13"/>Sessions started the first three games of the season for the Knicks but has not been a part of the rotation since then. The Knicks are expected to sign Trey Burke into their open roster spot once Sessions is waived.</text:p>
            <text:p><text:s text:c="8"/></text:p>
            <text:p><text:s text:c="8"/></text:p>
            <text:p><text:s text:c="13"/>Related: Trey Burke</text:p>
            <text:p><text:s text:c="14"/></text:p>
            <text:p><text:s text:c="13"/>Source: ESPN.com <text:s text:c="41"/>Jan 13 - 10:1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mri Casspi</text:p>
            <text:p><text:s text:c="17"/></text:p>
            <text:p><text:s text:c="17"/></text:p>
            <text:p><text:s text:c="22"/>- F - <text:s/>Warriors</text:p>
            <text:p><text:s text:c="16"/></text:p>
            <text:p><text:s text:c="17"/></text:p>
            <text:p><text:s text:c="12"/></text:p>
            <text:p><text:s text:c="8"/></text:p>
            <text:p><text:s text:c="8"/></text:p>
            <text:p><text:s text:c="8"/></text:p>
            <text:p><text:s text:c="12"/>Omri Casspi (back soreness) is listed as questionable for Saturday's game vs. the Raptors.</text:p>
            <text:p><text:s text:c="8"/></text:p>
            <text:p><text:s text:c="8"/></text:p>
            <text:p><text:s text:c="13"/>Casspi's back has been bothering him for a while, and it forced him to sit out Friday's win over the Bucks. If Casspi is unable to play on Saturday as well, Andre Iguodala and Nick Young would likely see a few extra minutes off the bench.</text:p>
            <text:p><text:s text:c="8"/></text:p>
            <text:p><text:s text:c="8"/></text:p>
            <text:p><text:s text:c="13"/></text:p>
            <text:p><text:s text:c="14"/></text:p>
            <text:p><text:s text:c="13"/>Source: NBA.com <text:s text:c="42"/>Jan 13 - 9:3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ankle) is listed as questionable in the game notes for Saturday's matchup vs. Toronto.</text:p>
            <text:p><text:s text:c="8"/></text:p>
            <text:p><text:s text:c="8"/></text:p>
            <text:p><text:s text:c="13"/>Curry has missed the last two games and a total of 13 games this season due to a sprained right ankle. However, this is merely a game-notes designation, so we will have to wait until later this afternoon for a more reliable update on Curry's status. It was reported on Friday that Steph has a "solid chance" to return on Saturday and that the Warriors kept him out of Friday's game primarily because it was the front end of a back-to-back. If Curry can play, Patrick McCaw will get bumped back to the bench.</text:p>
            <text:p><text:s text:c="8"/></text:p>
            <text:p><text:s text:c="8"/></text:p>
            <text:p><text:s text:c="13"/>Related: Patrick McCaw</text:p>
            <text:p><text:s text:c="14"/></text:p>
            <text:p><text:s text:c="13"/>Source: NBA.com <text:s text:c="42"/>Jan 13 - 9:2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 Mbah a Moute</text:p>
            <text:p><text:s text:c="17"/></text:p>
            <text:p><text:s text:c="17"/></text:p>
            <text:p><text:s text:c="22"/>- F - <text:s/>Rockets</text:p>
            <text:p><text:s text:c="16"/></text:p>
            <text:p><text:s text:c="17"/></text:p>
            <text:p><text:s text:c="12"/></text:p>
            <text:p><text:s text:c="8"/></text:p>
            <text:p><text:s text:c="8"/></text:p>
            <text:p><text:s text:c="8"/></text:p>
            <text:p><text:s text:c="12"/>Coach Mike D'Antoni said Luc Mbah a Moute (dislocated shoulder) will be a game-time decision for Monday's matchup vs. the Clippers.</text:p>
            <text:p><text:s text:c="8"/></text:p>
            <text:p><text:s text:c="8"/></text:p>
            <text:p><text:s text:c="13"/>It's odd that D'Antoni has decided a player will be a GTD for a game that is still three days away; nonetheless, it's confirmation that Mbah a Moute is making solid progress and is very close to returning. Before getting injured, Mbah a Moute was averaging 6.8 points, 3.4 rebounds and 1.0 assists in 25.3 minutes for the Rockets this season.</text:p>
            <text:p><text:s text:c="8"/></text:p>
            <text:p><text:s text:c="8"/></text:p>
            <text:p><text:s text:c="13"/></text:p>
            <text:p><text:s text:c="14"/></text:p>
            <text:p><text:s text:c="13"/>Source: Jonathan Feigen on Twitter <text:s text:c="23"/>Jan 13 - 9:1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rik Black</text:p>
            <text:p><text:s text:c="17"/></text:p>
            <text:p><text:s text:c="17"/></text:p>
            <text:p><text:s text:c="22"/>- F/C - <text:s/>Rockets</text:p>
            <text:p><text:s text:c="16"/></text:p>
            <text:p><text:s text:c="17"/></text:p>
            <text:p><text:s text:c="12"/></text:p>
            <text:p><text:s text:c="8"/></text:p>
            <text:p><text:s text:c="8"/></text:p>
            <text:p><text:s text:c="8"/></text:p>
            <text:p><text:s text:c="12"/>Coach Mike D'Antoni said Tarik Black (right eye abrasion) will be a game-time decision for Monday's contest vs. the Clippers.</text:p>
            <text:p><text:s text:c="8"/></text:p>
            <text:p><text:s text:c="8"/></text:p>
            <text:p><text:s text:c="13"/>Nene (knee) has already been ruled out of Monday's game. If Black is unable to play, the Rockets will again have little depth at center. Clint Capela had a huge game on Friday, finishing with 17 points, 16 rebounds, three assists and two steals in 36 minutes. Capela would again be asked to log heavy minutes on Monday if Black remains sidelined.</text:p>
            <text:p><text:s text:c="8"/></text:p>
            <text:p><text:s text:c="8"/></text:p>
            <text:p><text:s text:c="13"/></text:p>
            <text:p><text:s text:c="14"/></text:p>
            <text:p><text:s text:c="13"/>Source: Jonathan Feigen on Twitter <text:s text:c="23"/>Jan 13 - 9:1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Ulis</text:p>
            <text:p><text:s text:c="17"/></text:p>
            <text:p><text:s text:c="17"/></text:p>
            <text:p><text:s text:c="22"/>- G - <text:s/>Suns</text:p>
            <text:p><text:s text:c="16"/></text:p>
            <text:p><text:s text:c="17"/></text:p>
            <text:p><text:s text:c="12"/></text:p>
            <text:p><text:s text:c="8"/></text:p>
            <text:p><text:s text:c="8"/></text:p>
            <text:p><text:s text:c="8"/></text:p>
            <text:p><text:s text:c="12"/>Tyler Ulis went for just three points across 32 minutes in Friday's 112-95 loss against the Rockets, but he salvaged the line with nine assists.</text:p>
            <text:p><text:s text:c="8"/></text:p>
            <text:p><text:s text:c="8"/></text:p>
            <text:p><text:s text:c="13"/>Ulis will see a larger role as long as Isaiah Canaan (groin) is on the shelf, but he'll have to do much better than this. He is averaging just 6.0 points while shooting 28.6 percent (6-of-21) over the past three outings. That's the bad news. The good news is he is averaging 6.7 assists and 2.0 steals per game with just 1.3 turnovers during the span. Even with the added responsibilities with Canaan out, he remains useful only in the deepest of fantasy formats.</text:p>
            <text:p><text:s text:c="8"/></text:p>
            <text:p><text:s text:c="8"/></text:p>
            <text:p><text:s text:c="13"/></text:p>
            <text:p><text:s text:c="14"/></text:p>
            <text:p><text:s text:c="13"/>Jan 13 - 2:2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vin Booker</text:p>
            <text:p><text:s text:c="17"/></text:p>
            <text:p><text:s text:c="17"/></text:p>
            <text:p><text:s text:c="22"/>- G - <text:s/>Suns</text:p>
            <text:p><text:s text:c="16"/></text:p>
            <text:p><text:s text:c="17"/></text:p>
            <text:p><text:s text:c="12"/></text:p>
            <text:p><text:s text:c="8"/></text:p>
            <text:p><text:s text:c="8"/></text:p>
            <text:p><text:s text:c="8"/></text:p>
            <text:p><text:s text:c="12"/>Devin Booker was good for 27 points across 37 minutes in Friday's 112-95 loss against the visiting Rockets.</text:p>
            <text:p><text:s text:c="8"/></text:p>
            <text:p><text:s text:c="8"/></text:p>
            <text:p><text:s text:c="13"/>Booker hit 9-of-18 from the field, including 3-of-8 from behind the arc, while adding 6-of-6 from the free-throw stripe. He also added nine assists, six rebounds and two steals. The only complaint from fantasy owners might be his ugly nine turnovers, which was a season high. He has four or more turnovers in five of his past six outings, so fantasy owners have to take the good with the bad. Usually with Booker, it's way more good than bad.</text:p>
            <text:p><text:s text:c="8"/></text:p>
            <text:p><text:s text:c="8"/></text:p>
            <text:p><text:s text:c="13"/></text:p>
            <text:p><text:s text:c="14"/></text:p>
            <text:p><text:s text:c="13"/>Jan 13 - 2:1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son Chandler</text:p>
            <text:p><text:s text:c="17"/></text:p>
            <text:p><text:s text:c="17"/></text:p>
            <text:p><text:s text:c="22"/>- C - <text:s/>Suns</text:p>
            <text:p><text:s text:c="16"/></text:p>
            <text:p><text:s text:c="17"/></text:p>
            <text:p><text:s text:c="12"/></text:p>
            <text:p><text:s text:c="8"/></text:p>
            <text:p><text:s text:c="8"/></text:p>
            <text:p><text:s text:c="8"/></text:p>
            <text:p><text:s text:c="12"/>Tyson Chandler (rest) returned to the lineup Friday against the Rockets, finishing with six points, 11 rebounds and a blocked shot over 24 minutes.</text:p>
            <text:p><text:s text:c="8"/></text:p>
            <text:p><text:s text:c="8"/></text:p>
            <text:p><text:s text:c="13"/>The return of Chandler from his rest sent Greg Monroe to a DNP-CD. <text:s/>Chandler moved to within 11 rebounds of the magical 10,000 mark for his career. He'll become the 40th player in NBA history to reach the milestone. He has 10 or more rebounds in six straight outings, so it might not be long until he hits the mark. The Suns are back in action on Sunday evening against the visiting Pacers, so he could do it in front of the home fans.</text:p>
            <text:p><text:s text:c="8"/></text:p>
            <text:p><text:s text:c="8"/></text:p>
            <text:p><text:s text:c="13"/></text:p>
            <text:p><text:s text:c="14"/></text:p>
            <text:p><text:s text:c="13"/>Jan 13 - 2:1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T.J. Warren</text:p>
            <text:p><text:s text:c="17"/></text:p>
            <text:p><text:s text:c="17"/></text:p>
            <text:p><text:s text:c="22"/>- F - <text:s/>Suns</text:p>
            <text:p><text:s text:c="16"/></text:p>
            <text:p><text:s text:c="17"/></text:p>
            <text:p><text:s text:c="12"/></text:p>
            <text:p><text:s text:c="8"/></text:p>
            <text:p><text:s text:c="8"/></text:p>
            <text:p><text:s text:c="8"/></text:p>
            <text:p><text:s text:c="12"/>T.J. Warren finished with 21 points in Friday's 112-95 loss against the Rockets, hitting 10-of-17 from the field.</text:p>
            <text:p><text:s text:c="8"/></text:p>
            <text:p><text:s text:c="8"/></text:p>
            <text:p><text:s text:c="13"/>Warren is averaging 22.0 points over the past two games since returning from a one-game absence due to illness. He has been shooting the ball well over his past 11 outings, 53.5 percent from the floor. He has been one of the most reliable fantasy producers in the Valley of the Sun this season, and he is posting top-75 roto value for most owners.</text:p>
            <text:p><text:s text:c="8"/></text:p>
            <text:p><text:s text:c="8"/></text:p>
            <text:p><text:s text:c="13"/></text:p>
            <text:p><text:s text:c="14"/></text:p>
            <text:p><text:s text:c="13"/>Jan 13 - 2:0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rald Green</text:p>
            <text:p><text:s text:c="17"/></text:p>
            <text:p><text:s text:c="17"/></text:p>
            <text:p><text:s text:c="22"/>- G/F - <text:s/>Rockets</text:p>
            <text:p><text:s text:c="16"/></text:p>
            <text:p><text:s text:c="17"/></text:p>
            <text:p><text:s text:c="12"/></text:p>
            <text:p><text:s text:c="8"/></text:p>
            <text:p><text:s text:c="8"/></text:p>
            <text:p><text:s text:c="8"/></text:p>
            <text:p><text:s text:c="12"/>Gerald Green finished with 12 points over 34 minutes in Friday's 112-95 road victory against the Suns.</text:p>
            <text:p><text:s text:c="8"/></text:p>
            <text:p><text:s text:c="8"/></text:p>
            <text:p><text:s text:c="13"/>Green's point total wasn't bad, but he was just 3-of-14 from the field, including 1-of-9 from behind the 3-point line. He helped himself with a 5-of-5 night at the free-throw stripe. He'll continue to have some fantasy appeal with added minutes until James Harden (hamstring) is healthy enough to make his way back.</text:p>
            <text:p><text:s text:c="8"/></text:p>
            <text:p><text:s text:c="8"/></text:p>
            <text:p><text:s text:c="13"/></text:p>
            <text:p><text:s text:c="14"/></text:p>
            <text:p><text:s text:c="13"/>Jan 13 - 2:0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Gordon</text:p>
            <text:p><text:s text:c="17"/></text:p>
            <text:p><text:s text:c="17"/></text:p>
            <text:p><text:s text:c="22"/>- G - <text:s/>Rockets</text:p>
            <text:p><text:s text:c="16"/></text:p>
            <text:p><text:s text:c="17"/></text:p>
            <text:p><text:s text:c="12"/></text:p>
            <text:p><text:s text:c="8"/></text:p>
            <text:p><text:s text:c="8"/></text:p>
            <text:p><text:s text:c="8"/></text:p>
            <text:p><text:s text:c="12"/>Eric Gordon ended up shooting 5-of-19 from the field, including 2-of-12 from behind the 3-point line, finishing with 14 points over 29 minutes Friday in Phoenix.</text:p>
            <text:p><text:s text:c="8"/></text:p>
            <text:p><text:s text:c="8"/></text:p>
            <text:p><text:s text:c="13"/>It was Gordon's worst shooting night since a 2-of-12 night in Utah back on Dec. 7. He was still able to extend his streak with two or more 3-pointers to 13 straight outings, and he has at least one triple in 25 straight outings dating back to Nov. 14. He'll continue jacking up shots and will be a secondary or tertiary scoring option behind Chris Paul until James Harden (hamstring) is able to return to the lineup.</text:p>
            <text:p><text:s text:c="8"/></text:p>
            <text:p><text:s text:c="8"/></text:p>
            <text:p><text:s text:c="13"/></text:p>
            <text:p><text:s text:c="14"/></text:p>
            <text:p><text:s text:c="13"/>Jan 13 - 2:0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yan Anderson</text:p>
            <text:p><text:s text:c="17"/></text:p>
            <text:p><text:s text:c="17"/></text:p>
            <text:p><text:s text:c="22"/>- F - <text:s/>Rockets</text:p>
            <text:p><text:s text:c="16"/></text:p>
            <text:p><text:s text:c="17"/></text:p>
            <text:p><text:s text:c="12"/></text:p>
            <text:p><text:s text:c="8"/></text:p>
            <text:p><text:s text:c="8"/></text:p>
            <text:p><text:s text:c="8"/></text:p>
            <text:p><text:s text:c="12"/>Ryan Anderson finished with 18 points, seven rebounds, two steals and an assist over 40 minutes in Friday's 112-95 win at Phoenix.</text:p>
            <text:p><text:s text:c="8"/></text:p>
            <text:p><text:s text:c="8"/></text:p>
            <text:p><text:s text:c="13"/>Anderson stepped up with Tarik Black (eye) and Nene Hilario (knee) on the shelf. He hit 6-of-12 from the field, including 4-of-7 from behind the arc, while adding 2-of-2 from the free-throw stripe. The 18 points were his most since Dec. 7 in Utah. It was a much-needed solid shooting night for Anderson, as he had a four-game streak with single-digit point totals, and nine or fewer points in seven of his past eight.</text:p>
            <text:p><text:s text:c="8"/></text:p>
            <text:p><text:s text:c="8"/></text:p>
            <text:p><text:s text:c="13"/></text:p>
            <text:p><text:s text:c="14"/></text:p>
            <text:p><text:s text:c="13"/>Jan 13 - 1:5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went for 25 points with eight rebounds, six assists andtwo blocked shots over 27 minutes in Friday's 112-95 win at Phoenix.</text:p>
            <text:p><text:s text:c="8"/></text:p>
            <text:p><text:s text:c="8"/></text:p>
            <text:p><text:s text:c="13"/>CP3 hit 9-of-18 from the field, including 2-of-6 from behind the 3-point line. He has stepped up his game with James Harden (hamstring) on the mend, averaging 28.7 points, 8.7 assists, 7.7 rebounds, 1.7 steals and 1.0 blocked shots per game over the past three outings. He is also working on a 19-game streak with at least one 3-pointer dating back to Nov. 25.</text:p>
            <text:p><text:s text:c="8"/></text:p>
            <text:p><text:s text:c="8"/></text:p>
            <text:p><text:s text:c="13"/></text:p>
            <text:p><text:s text:c="14"/></text:p>
            <text:p><text:s text:c="13"/>Jan 13 - 1:5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y Lyles</text:p>
            <text:p><text:s text:c="17"/></text:p>
            <text:p><text:s text:c="17"/></text:p>
            <text:p><text:s text:c="22"/>- F - <text:s/>Nuggets</text:p>
            <text:p><text:s text:c="16"/></text:p>
            <text:p><text:s text:c="17"/></text:p>
            <text:p><text:s text:c="12"/></text:p>
            <text:p><text:s text:c="8"/></text:p>
            <text:p><text:s text:c="8"/></text:p>
            <text:p><text:s text:c="8"/></text:p>
            <text:p><text:s text:c="12"/>Trey Lyles scored 16 points on 7-of-13 shots vs. the Grizzlies on Friday.</text:p>
            <text:p><text:s text:c="8"/></text:p>
            <text:p><text:s text:c="8"/></text:p>
            <text:p><text:s text:c="13"/>He struggled from the line (2-of-5 FTs), but it was another solid outing for Lyles with five rebounds, one assist, one steal and two turnovers in 29 minutes. He failed to hit a 3-pointer for the first time since Dec. 8 and has been a top-70 value in standard category leagues for the past month, and the only thing that can slow him down is the eventual return of Paul Millsap (wrist).</text:p>
            <text:p><text:s text:c="8"/></text:p>
            <text:p><text:s text:c="8"/></text:p>
            <text:p><text:s text:c="13"/></text:p>
            <text:p><text:s text:c="14"/></text:p>
            <text:p><text:s text:c="13"/>Jan 13 - 1:4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lint Capela</text:p>
            <text:p><text:s text:c="17"/></text:p>
            <text:p><text:s text:c="17"/></text:p>
            <text:p><text:s text:c="22"/>- C - <text:s/>Rockets</text:p>
            <text:p><text:s text:c="16"/></text:p>
            <text:p><text:s text:c="17"/></text:p>
            <text:p><text:s text:c="12"/></text:p>
            <text:p><text:s text:c="8"/></text:p>
            <text:p><text:s text:c="8"/></text:p>
            <text:p><text:s text:c="8"/></text:p>
            <text:p><text:s text:c="12"/>Clint Capela finished with 17 points and 16 rebounds across 36 minutes in Friday's 112-95 win at Phoenix.</text:p>
            <text:p><text:s text:c="8"/></text:p>
            <text:p><text:s text:c="8"/></text:p>
            <text:p><text:s text:c="13"/>In case you were wondering, Capela's career high is 20 rebounds. He also chopped in with three assists, two steals and a blocked shot over 36 minutes while going an efficient 7-of-11 from the floor. He also tied a team-high with a plus-22 rating in the road win. Capela is on fire lately, averaging 14.8 points, 12.4 rebounds and 1.6 blocked shots per game over his past five outings. He and his teammates will have the weekend to rest up before a road outing Monday against the Clippers.</text:p>
            <text:p><text:s text:c="8"/></text:p>
            <text:p><text:s text:c="8"/></text:p>
            <text:p><text:s text:c="13"/></text:p>
            <text:p><text:s text:c="14"/></text:p>
            <text:p><text:s text:c="13"/>Jan 13 - 1:4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Bledsoe</text:p>
            <text:p><text:s text:c="17"/></text:p>
            <text:p><text:s text:c="17"/></text:p>
            <text:p><text:s text:c="22"/>- G - <text:s/>Bucks</text:p>
            <text:p><text:s text:c="16"/></text:p>
            <text:p><text:s text:c="17"/></text:p>
            <text:p><text:s text:c="12"/></text:p>
            <text:p><text:s text:c="8"/></text:p>
            <text:p><text:s text:c="8"/></text:p>
            <text:p><text:s text:c="8"/></text:p>
            <text:p><text:s text:c="12"/>Eric Bledsoe connected on 8-of-16 from the field, including 3-of-5 from behind the arc, to finish with 21 points across 32 minutes Friday against Golden State.</text:p>
            <text:p><text:s text:c="8"/></text:p>
            <text:p><text:s text:c="8"/></text:p>
            <text:p><text:s text:c="13"/>Bledsoe added four rebounds, four steals and three assists while also going 2-of-2 from the charity stripe. He has posted at least one 3-pointer in each of his seven games in January, and he has at least one steal in each of his past 10 outings, averaging 2.5 swipes during the stretch. Bledsoe isn't required to do as much heavy lifting on the offensive end as his days in Phoenix, but he still does a good job chipping in across the board to make him a top-50 fantasy option since arriving in Wisconsin.</text:p>
            <text:p><text:s text:c="8"/></text:p>
            <text:p><text:s text:c="8"/></text:p>
            <text:p><text:s text:c="13"/></text:p>
            <text:p><text:s text:c="14"/></text:p>
            <text:p><text:s text:c="13"/>Jan 13 - 1:4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ik Beasley</text:p>
            <text:p><text:s text:c="17"/></text:p>
            <text:p><text:s text:c="17"/></text:p>
            <text:p><text:s text:c="22"/>- G - <text:s/>Nuggets</text:p>
            <text:p><text:s text:c="16"/></text:p>
            <text:p><text:s text:c="17"/></text:p>
            <text:p><text:s text:c="12"/></text:p>
            <text:p><text:s text:c="8"/></text:p>
            <text:p><text:s text:c="8"/></text:p>
            <text:p><text:s text:c="8"/></text:p>
            <text:p><text:s text:c="12"/>Malik Beasley played 24 minutes vs. the Grizzlies on Friday, scoring nine points with two rebounds, one assist, one steal and one triple.</text:p>
            <text:p><text:s text:c="8"/></text:p>
            <text:p><text:s text:c="8"/></text:p>
            <text:p><text:s text:c="13"/>He played a combined six minutes in his previous two games, but was back in the rotation with Gary Harris (personal) away from the team. Beasley drew strong praise from his teammates and coaches for his defense tonight and coach Malone won't hesitate to turn to him again on Saturday if Harris is still away from the team. He'll be a streaming consideration in deeper formats on a seven-game Saturday.</text:p>
            <text:p><text:s text:c="8"/></text:p>
            <text:p><text:s text:c="8"/></text:p>
            <text:p><text:s text:c="13"/></text:p>
            <text:p><text:s text:c="14"/></text:p>
            <text:p><text:s text:c="13"/>Jan 13 - 1:4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ill Barton</text:p>
            <text:p><text:s text:c="17"/></text:p>
            <text:p><text:s text:c="17"/></text:p>
            <text:p><text:s text:c="22"/>- G/F - <text:s/>Nuggets</text:p>
            <text:p><text:s text:c="16"/></text:p>
            <text:p><text:s text:c="17"/></text:p>
            <text:p><text:s text:c="12"/></text:p>
            <text:p><text:s text:c="8"/></text:p>
            <text:p><text:s text:c="8"/></text:p>
            <text:p><text:s text:c="8"/></text:p>
            <text:p><text:s text:c="12"/>Will Barton moved into the starting lineup with Gary Harris (personal) out on Friday vs. the Grizzlies, scoring 17 points with five rebounds, three assists, one steal, one block and three triples in 40 minutes.</text:p>
            <text:p><text:s text:c="8"/></text:p>
            <text:p><text:s text:c="8"/></text:p>
            <text:p><text:s text:c="13"/>That's more like it. Barton was cold coming into tonight's game with January averages of 11.6 points, 5.2 assists, 2.0 rebounds, 0.4 steals and 1.6 triples on 35.9% shooting, so he was in need of a confidence booster. <text:s/>Harris was tending to a "private family matter" and could be back on Saturday, so Barton will be back on the bench if that happens. He's worth owning even when his shot isn't falling, as his assists give him a decent floor.</text:p>
            <text:p><text:s text:c="8"/></text:p>
            <text:p><text:s text:c="8"/></text:p>
            <text:p><text:s text:c="13"/></text:p>
            <text:p><text:s text:c="14"/></text:p>
            <text:p><text:s text:c="13"/>Jan 13 - 1:3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iannis Antetokounmpo</text:p>
            <text:p><text:s text:c="17"/></text:p>
            <text:p><text:s text:c="17"/></text:p>
            <text:p><text:s text:c="22"/>- G/F - <text:s/>Bucks</text:p>
            <text:p><text:s text:c="16"/></text:p>
            <text:p><text:s text:c="17"/></text:p>
            <text:p><text:s text:c="12"/></text:p>
            <text:p><text:s text:c="8"/></text:p>
            <text:p><text:s text:c="8"/></text:p>
            <text:p><text:s text:c="8"/></text:p>
            <text:p><text:s text:c="12"/>Giannis Antetokounmpo finished with 23 points, seven rebounds, four assists and a blocked shot over 36 minutes in Friday's loss against the Warriors.</text:p>
            <text:p><text:s text:c="8"/></text:p>
            <text:p><text:s text:c="8"/></text:p>
            <text:p><text:s text:c="13"/>Antetokounmpo hit 10-of-19 from the field and was 3-of-3 from the free-throw line. If fantasy owners want something to complain about, he was 0-of-3 from behind the 3-point line and he has just one double-double in seven games so far in January. However, even when he has a subpar game he is still pretty good for his fantasy owners.</text:p>
            <text:p><text:s text:c="8"/></text:p>
            <text:p><text:s text:c="8"/></text:p>
            <text:p><text:s text:c="13"/></text:p>
            <text:p><text:s text:c="14"/></text:p>
            <text:p><text:s text:c="13"/>Jan 13 - 1:3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ny Snell</text:p>
            <text:p><text:s text:c="17"/></text:p>
            <text:p><text:s text:c="17"/></text:p>
            <text:p><text:s text:c="22"/>- G/F - <text:s/>Bucks</text:p>
            <text:p><text:s text:c="16"/></text:p>
            <text:p><text:s text:c="17"/></text:p>
            <text:p><text:s text:c="12"/></text:p>
            <text:p><text:s text:c="8"/></text:p>
            <text:p><text:s text:c="8"/></text:p>
            <text:p><text:s text:c="8"/></text:p>
            <text:p><text:s text:c="12"/>Tony Snell was good for 11 points in 22 minutes off the bench in Friday's 108-94 loss against the Warriors.</text:p>
            <text:p><text:s text:c="8"/></text:p>
            <text:p><text:s text:c="8"/></text:p>
            <text:p><text:s text:c="13"/>Snell hit 4-of-7 from the field, including 3-of-5 from behind the 3-point line, while chipping in with three rebounds. It likely won't get him closer to supplanting Malcolm Brogdon in the starting five, but it won't hurt, either. He is worth scooping up in all fantasy leagues if available, as he could easily move back into the starting five sooner rather than later if Brogdon hits the skids.</text:p>
            <text:p><text:s text:c="8"/></text:p>
            <text:p><text:s text:c="8"/></text:p>
            <text:p><text:s text:c="13"/></text:p>
            <text:p><text:s text:c="14"/></text:p>
            <text:p><text:s text:c="13"/>Jan 13 - 1:3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colm Brogdon</text:p>
            <text:p><text:s text:c="17"/></text:p>
            <text:p><text:s text:c="17"/></text:p>
            <text:p><text:s text:c="22"/>- G - <text:s/>Bucks</text:p>
            <text:p><text:s text:c="16"/></text:p>
            <text:p><text:s text:c="17"/></text:p>
            <text:p><text:s text:c="12"/></text:p>
            <text:p><text:s text:c="8"/></text:p>
            <text:p><text:s text:c="8"/></text:p>
            <text:p><text:s text:c="8"/></text:p>
            <text:p><text:s text:c="12"/>Malcolm Brogdon went for 17 points across 40 minutes in Friday's home loss against the Warriors.</text:p>
            <text:p><text:s text:c="8"/></text:p>
            <text:p><text:s text:c="8"/></text:p>
            <text:p><text:s text:c="13"/>Brogdon hit 7-of-14 from the field, including 2-of-5 from behind the arc, while chipping in with four assists, two rebounds and a steal. He tied a season high with double-digit point totals in seven straight. Brogdon has posted five or more buckets in each of his seven games in the month of January. He continues to roll, keeping Tony Snell on the bench for now.</text:p>
            <text:p><text:s text:c="8"/></text:p>
            <text:p><text:s text:c="8"/></text:p>
            <text:p><text:s text:c="13"/></text:p>
            <text:p><text:s text:c="14"/></text:p>
            <text:p><text:s text:c="13"/>Jan 13 - 1:2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hris Middleton</text:p>
            <text:p><text:s text:c="17"/></text:p>
            <text:p><text:s text:c="17"/></text:p>
            <text:p><text:s text:c="22"/>- G/F - <text:s/>Bucks</text:p>
            <text:p><text:s text:c="16"/></text:p>
            <text:p><text:s text:c="17"/></text:p>
            <text:p><text:s text:c="12"/></text:p>
            <text:p><text:s text:c="8"/></text:p>
            <text:p><text:s text:c="8"/></text:p>
            <text:p><text:s text:c="8"/></text:p>
            <text:p><text:s text:c="12"/>Khris Middleton ended up with just eight points on 2-of-12 shooting in Friday's 108-94 loss against the Warriors.</text:p>
            <text:p><text:s text:c="8"/></text:p>
            <text:p><text:s text:c="8"/></text:p>
            <text:p><text:s text:c="13"/>Middleton was pretty awful in this one, but he was at least able to post four assists, three rebounds, a steal and a 3-point to salvage the fantasy line somewhat. The single-digit point total snapped a 22-game run of 10 or more points dating back to Nov. 25. He'll look to rebound in a big way Sunday in Miami against the red-hot Heat.</text:p>
            <text:p><text:s text:c="8"/></text:p>
            <text:p><text:s text:c="8"/></text:p>
            <text:p><text:s text:c="13"/></text:p>
            <text:p><text:s text:c="14"/></text:p>
            <text:p><text:s text:c="13"/>Jan 13 - 1:2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Draymond Green finished with 21 points, 10 rebounds, seven assists and a steal over 37 minutes in Friday's 108-94 win at Milwaukee.</text:p>
            <text:p><text:s text:c="8"/></text:p>
            <text:p><text:s text:c="8"/></text:p>
            <text:p><text:s text:c="13"/>Green hit 8-of-17 from the field, including 1-of-4 from behind the arc, while hitting 4-of-4 from the free-throw line. He bounced back nicely after an egg-laying in Wednesday's game against the Clippers when he shot just 1-of-9. He has rolled up 10 or more rebounds in five of his six games in the month of January to make his fantasy owners happy.</text:p>
            <text:p><text:s text:c="8"/></text:p>
            <text:p><text:s text:c="8"/></text:p>
            <text:p><text:s text:c="13"/></text:p>
            <text:p><text:s text:c="14"/></text:p>
            <text:p><text:s text:c="13"/>Jan 13 - 1:1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evon Looney</text:p>
            <text:p><text:s text:c="17"/></text:p>
            <text:p><text:s text:c="17"/></text:p>
            <text:p><text:s text:c="22"/>- F - <text:s/>Warriors</text:p>
            <text:p><text:s text:c="16"/></text:p>
            <text:p><text:s text:c="17"/></text:p>
            <text:p><text:s text:c="12"/></text:p>
            <text:p><text:s text:c="8"/></text:p>
            <text:p><text:s text:c="8"/></text:p>
            <text:p><text:s text:c="8"/></text:p>
            <text:p><text:s text:c="12"/>Kevon Looney finished with nine points, eight rebounds, three assists and a blocked shot across 23 minutes Friday in Milwaukee, his hometown.</text:p>
            <text:p><text:s text:c="8"/></text:p>
            <text:p><text:s text:c="8"/></text:p>
            <text:p><text:s text:c="13"/>Looney connected on 3-of-3 from the field, and he was 3-of-4 from the free-throw line. He could carry over the momentum into Saturday's game at Toronto and be a nice low-cost DFS option, especially if Kevin Durant (calf) is unavailable in the back-to-back set. Circle back around Saturday for the latest on KD, as Looney could be one of the biggest beneficiaries of his potential absence.</text:p>
            <text:p><text:s text:c="8"/></text:p>
            <text:p><text:s text:c="8"/></text:p>
            <text:p><text:s text:c="13"/></text:p>
            <text:p><text:s text:c="14"/></text:p>
            <text:p><text:s text:c="13"/>Source: Anthony Slater on Twitter <text:s text:c="24"/>Jan 13 - 1:1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reke Evans</text:p>
            <text:p><text:s text:c="17"/></text:p>
            <text:p><text:s text:c="17"/></text:p>
            <text:p><text:s text:c="22"/>- G/F - <text:s/>Grizzlies</text:p>
            <text:p><text:s text:c="16"/></text:p>
            <text:p><text:s text:c="17"/></text:p>
            <text:p><text:s text:c="12"/></text:p>
            <text:p><text:s text:c="8"/></text:p>
            <text:p><text:s text:c="8"/></text:p>
            <text:p><text:s text:c="8"/></text:p>
            <text:p><text:s text:c="12"/>Tyreke Evans scored 12 points on 5-of-13 shots in Friday's loss to the Nuggets, adding four assists, three rebounds, two steals and two triples.</text:p>
            <text:p><text:s text:c="8"/></text:p>
            <text:p><text:s text:c="8"/></text:p>
            <text:p><text:s text:c="13"/>He scored 20+ points in 10 of his previous 12 games, so credit to Denver's defense for slowing him down. The Grizzlies are shopping Evans' expiring contract and want a first-round pick in return, but Evans brushed off the rumors. "I know it’s a business, I just gotta come and work, do what I do every day. I can’t, that’s not in my hands," he said. "So, whether they trade me or they keep me, I’m coming to work every day, work hard, and just get better."</text:p>
            <text:p><text:s text:c="8"/></text:p>
            <text:p><text:s text:c="8"/></text:p>
            <text:p><text:s text:c="13"/></text:p>
            <text:p><text:s text:c="14"/></text:p>
            <text:p><text:s text:c="13"/>Source: Memphis Commercial Appeal <text:s text:c="24"/>Jan 13 - 1:1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finished with 26 points, six assists, six rebounds and two steals over 36 minutes in Friday's game at Milwaukee.</text:p>
            <text:p><text:s text:c="8"/></text:p>
            <text:p><text:s text:c="8"/></text:p>
            <text:p><text:s text:c="13"/>Durant was a solid 12-of-20 from the field, including 2-of-6 from behind the arc. If fantasy owners really want to quibble, they can find fault in his 0-of-2 night at the free-throw line and zero blocked shots. But don't be greedy. Circle back around tomorrow afternoon to double-check that he'll be available for Saturday night's game at Toronto, as he is fresh off a strained right calf and his status in back-to-back situations is uncertain.</text:p>
            <text:p><text:s text:c="8"/></text:p>
            <text:p><text:s text:c="8"/></text:p>
            <text:p><text:s text:c="13"/></text:p>
            <text:p><text:s text:c="14"/></text:p>
            <text:p><text:s text:c="13"/>Jan 13 - 1:1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finished with 12 points Friday at Milwaukee, but he was 0-of-2 from behind the arc to snap a 95-game streak with at least one 3-pointer made.</text:p>
            <text:p><text:s text:c="8"/></text:p>
            <text:p><text:s text:c="8"/></text:p>
            <text:p><text:s text:c="13"/>Thompson was back from a rest on Wednesday, but apparently it hindered him more than it helped. His 95-game stretch with a triple was the third-longest in NBA history. He wasn't terribly broken up about it after the game, though. "I didn't know. Oh well. Who cares?," he said. With Thompson back in action it was Nick Young heading back to a minor role off the bench.</text:p>
            <text:p><text:s text:c="8"/></text:p>
            <text:p><text:s text:c="8"/></text:p>
            <text:p><text:s text:c="13"/></text:p>
            <text:p><text:s text:c="14"/></text:p>
            <text:p><text:s text:c="13"/>Source: Anthony Slater on Twitter <text:s text:c="24"/>Jan 13 - 1:0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ajon Rondo</text:p>
            <text:p><text:s text:c="17"/></text:p>
            <text:p><text:s text:c="17"/></text:p>
            <text:p><text:s text:c="22"/>- G - <text:s/>Pelicans</text:p>
            <text:p><text:s text:c="16"/></text:p>
            <text:p><text:s text:c="17"/></text:p>
            <text:p><text:s text:c="12"/></text:p>
            <text:p><text:s text:c="8"/></text:p>
            <text:p><text:s text:c="8"/></text:p>
            <text:p><text:s text:c="8"/></text:p>
            <text:p><text:s text:c="12"/>Rajon Rondo finished with just thee points, two assists and two rebounds over 20 minutes in Friday's win against Portland.</text:p>
            <text:p><text:s text:c="8"/></text:p>
            <text:p><text:s text:c="8"/></text:p>
            <text:p><text:s text:c="13"/>These types of nights are maddening for fantasy owners, as Rondo can be so special at times and look rather disinterested and uninvolved other times. He is just two games removed from posting 15 assists, and he has 12 or more dimes in three of his past eight with a few stinkers in between. The tease of elite-level assists makes him worth owning in most formats, but be ready for duds like this now and again.</text:p>
            <text:p><text:s text:c="8"/></text:p>
            <text:p><text:s text:c="8"/></text:p>
            <text:p><text:s text:c="13"/></text:p>
            <text:p><text:s text:c="14"/></text:p>
            <text:p><text:s text:c="13"/>Jan 13 - 1:0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 Gasol</text:p>
            <text:p><text:s text:c="17"/></text:p>
            <text:p><text:s text:c="17"/></text:p>
            <text:p><text:s text:c="22"/>- C - <text:s/>Grizzlies</text:p>
            <text:p><text:s text:c="16"/></text:p>
            <text:p><text:s text:c="17"/></text:p>
            <text:p><text:s text:c="12"/></text:p>
            <text:p><text:s text:c="8"/></text:p>
            <text:p><text:s text:c="8"/></text:p>
            <text:p><text:s text:c="8"/></text:p>
            <text:p><text:s text:c="12"/>Marc Gasol scored 22 points with 11 rebounds, but it wasn't enough in an 87-78 loss to the Nuggets on Friday.</text:p>
            <text:p><text:s text:c="8"/></text:p>
            <text:p><text:s text:c="8"/></text:p>
            <text:p><text:s text:c="13"/>Gasol hit 8-of-19 shots and all five of his free throws, adding two assists, one block and one triple in 36 minutes. The Grizzlies are tied with the Kings for the worst record in the West and Gasol has voiced his frustration many times, so it's no secret that he'll be a popular trade candidate at the deadline. ESPN's Adrian Wojnarowski reported early this week that the Grizzlies are still planning to keep him, but a lot can change in just a few weeks.</text:p>
            <text:p><text:s text:c="8"/></text:p>
            <text:p><text:s text:c="8"/></text:p>
            <text:p><text:s text:c="13"/></text:p>
            <text:p><text:s text:c="14"/></text:p>
            <text:p><text:s text:c="13"/>Jan 13 - 1:0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ius Miller</text:p>
            <text:p><text:s text:c="17"/></text:p>
            <text:p><text:s text:c="17"/></text:p>
            <text:p><text:s text:c="22"/>- G/F - <text:s/>Pelicans</text:p>
            <text:p><text:s text:c="16"/></text:p>
            <text:p><text:s text:c="17"/></text:p>
            <text:p><text:s text:c="12"/></text:p>
            <text:p><text:s text:c="8"/></text:p>
            <text:p><text:s text:c="8"/></text:p>
            <text:p><text:s text:c="8"/></text:p>
            <text:p><text:s text:c="12"/>Darius Miller stepped up with 16 points on 4-of-6 shooting, including 2-of-4 from behind the arc, in Friday's win against the Blazers.</text:p>
            <text:p><text:s text:c="8"/></text:p>
            <text:p><text:s text:c="8"/></text:p>
            <text:p><text:s text:c="13"/>Miller also contributed two assists, a blocked shot and was 6-of-6 from the free-throw stripe. It was a much needed performance, as he had single-digit point totals in each of his past seven outings. He is a solid fantasy option for his work behind the 3-point line, as he ranks in the Top 10 in 3-point field goal percentage. However, he remains useful mostly to those in deeper formats at this time.</text:p>
            <text:p><text:s text:c="8"/></text:p>
            <text:p><text:s text:c="8"/></text:p>
            <text:p><text:s text:c="13"/></text:p>
            <text:p><text:s text:c="14"/></text:p>
            <text:p><text:s text:c="13"/>Jan 13 - 12:5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rue Holiday</text:p>
            <text:p><text:s text:c="17"/></text:p>
            <text:p><text:s text:c="17"/></text:p>
            <text:p><text:s text:c="22"/>- G - <text:s/>Pelicans</text:p>
            <text:p><text:s text:c="16"/></text:p>
            <text:p><text:s text:c="17"/></text:p>
            <text:p><text:s text:c="12"/></text:p>
            <text:p><text:s text:c="8"/></text:p>
            <text:p><text:s text:c="8"/></text:p>
            <text:p><text:s text:c="8"/></text:p>
            <text:p><text:s text:c="12"/>Jrue Holiday finished with 25 points on 8-of-11 shooting on Friday against the Trail Blazers and he was 8-of-8 from the free throw line, too.</text:p>
            <text:p><text:s text:c="8"/></text:p>
            <text:p><text:s text:c="8"/></text:p>
            <text:p><text:s text:c="13"/>Holiday also chipped in with six assists, five rebounds and four steals to make it a very nice night for his fantasy and those who had exposure to him in DFS. He is working on a five-game string with at least four rebounds, and he has two or more steals in each of his past four outings. He is on quite the roll and it helps overlook his 3.8 turnovers per game in five January outings.</text:p>
            <text:p><text:s text:c="8"/></text:p>
            <text:p><text:s text:c="8"/></text:p>
            <text:p><text:s text:c="13"/></text:p>
            <text:p><text:s text:c="14"/></text:p>
            <text:p><text:s text:c="13"/>Jan 13 - 12:5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hony Davis</text:p>
            <text:p><text:s text:c="17"/></text:p>
            <text:p><text:s text:c="17"/></text:p>
            <text:p><text:s text:c="22"/>- F/C - <text:s/>Pelicans</text:p>
            <text:p><text:s text:c="16"/></text:p>
            <text:p><text:s text:c="17"/></text:p>
            <text:p><text:s text:c="12"/></text:p>
            <text:p><text:s text:c="8"/></text:p>
            <text:p><text:s text:c="8"/></text:p>
            <text:p><text:s text:c="8"/></text:p>
            <text:p><text:s text:c="12"/>Anthony Davis (ankle) was not only back in the lineup on Friday against Portland, he erupted for 36 points across 41 minutes on 16-of-23 shooting.</text:p>
            <text:p><text:s text:c="8"/></text:p>
            <text:p><text:s text:c="8"/></text:p>
            <text:p><text:s text:c="13"/>No rust here, as 'The Brow' was on fire. He grabbed nine rebounds while posting two assists and two blocked shots, and head coach Alvin Gentry was true to his word by not limiting the minutes of the big man. Davis did not have any ill effects from the ankle whice sidelined him for Wednesday's game. Get him back active in all fantasy leagues for Sunday's tilt on New York.</text:p>
            <text:p><text:s text:c="8"/></text:p>
            <text:p><text:s text:c="8"/></text:p>
            <text:p><text:s text:c="13"/></text:p>
            <text:p><text:s text:c="14"/></text:p>
            <text:p><text:s text:c="13"/>Jan 13 - 12:5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cus Cousins</text:p>
            <text:p><text:s text:c="17"/></text:p>
            <text:p><text:s text:c="17"/></text:p>
            <text:p><text:s text:c="22"/>- F/C - <text:s/>Pelicans</text:p>
            <text:p><text:s text:c="16"/></text:p>
            <text:p><text:s text:c="17"/></text:p>
            <text:p><text:s text:c="12"/></text:p>
            <text:p><text:s text:c="8"/></text:p>
            <text:p><text:s text:c="8"/></text:p>
            <text:p><text:s text:c="8"/></text:p>
            <text:p><text:s text:c="12"/>DeMarcus Cousins posted 24 points, 19 rebounds and eight assists with two blocked shots over 36 minutes in Friday's victory against the Trail Blazers.</text:p>
            <text:p><text:s text:c="8"/></text:p>
            <text:p><text:s text:c="8"/></text:p>
            <text:p><text:s text:c="13"/>Boogie was on point in this one, nearly notching his fifth 20-20 game of the season. He has managed three games with 20 or more points and 19 or more boards across his past six outings, and he has posted two blocked shots in each of the past four starts. As long as he continues to maintain his composure on the court, he is a fantasy stud.</text:p>
            <text:p><text:s text:c="8"/></text:p>
            <text:p><text:s text:c="8"/></text:p>
            <text:p><text:s text:c="13"/></text:p>
            <text:p><text:s text:c="14"/></text:p>
            <text:p><text:s text:c="13"/>Jan 13 - 12:5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rett Jack</text:p>
            <text:p><text:s text:c="17"/></text:p>
            <text:p><text:s text:c="17"/></text:p>
            <text:p><text:s text:c="22"/>- G - <text:s/>Knicks</text:p>
            <text:p><text:s text:c="16"/></text:p>
            <text:p><text:s text:c="17"/></text:p>
            <text:p><text:s text:c="12"/></text:p>
            <text:p><text:s text:c="8"/></text:p>
            <text:p><text:s text:c="8"/></text:p>
            <text:p><text:s text:c="8"/></text:p>
            <text:p><text:s text:c="12"/>Jarrett Jack had another strong game on Friday vs. the Wolves, scoring 18 points with eight assists, one rebound, one steal and two triples in 33 minutes.</text:p>
            <text:p><text:s text:c="8"/></text:p>
            <text:p><text:s text:c="8"/></text:p>
            <text:p><text:s text:c="13"/>Ever since coach Jeff Hornacek said he was considering starting Frank Ntilikina, Jack has turned things up a notch. He's coming off a triple-double with 16 points, 10 rebounds, 10 assists and two steals, and he's averaging 15.3 points, 8.6 assists, 4.6 rebounds, 1.0 steals and 0.7 triples over his last three games. His job is safe for now, so he belongs in fantasy lineups.</text:p>
            <text:p><text:s text:c="8"/></text:p>
            <text:p><text:s text:c="8"/></text:p>
            <text:p><text:s text:c="13"/></text:p>
            <text:p><text:s text:c="14"/></text:p>
            <text:p><text:s text:c="13"/>Jan 13 - 12:5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Beasley</text:p>
            <text:p><text:s text:c="17"/></text:p>
            <text:p><text:s text:c="17"/></text:p>
            <text:p><text:s text:c="22"/>- F - <text:s/>Knicks</text:p>
            <text:p><text:s text:c="16"/></text:p>
            <text:p><text:s text:c="17"/></text:p>
            <text:p><text:s text:c="12"/></text:p>
            <text:p><text:s text:c="8"/></text:p>
            <text:p><text:s text:c="8"/></text:p>
            <text:p><text:s text:c="8"/></text:p>
            <text:p><text:s text:c="12"/>Michael Beasley played 16 minutes with Tim Hardaway Jr. (leg) back in the the lineup on Friday vs. the Wolves, scoring 13 points with three assists, one rebound, one block and one triple.</text:p>
            <text:p><text:s text:c="8"/></text:p>
            <text:p><text:s text:c="8"/></text:p>
            <text:p><text:s text:c="13"/>Coach Jeff Hornacek said that Beasley's minutes will take a hit with THJ back, as he will use Lance Thomas when he wants defense and Beasley when he needs a scoring punch. "I’m used to dramatic change. I’m used to ups and downs," Beasley said. "If anything happens to where I don’t play anymore, I can’t cry about it. Just got to look forward to tomorrow, get my work in, keep my conditioning up." He was trending up for a few weeks, but now his fantasy arrow is pointing down.</text:p>
            <text:p><text:s text:c="8"/></text:p>
            <text:p><text:s text:c="8"/></text:p>
            <text:p><text:s text:c="13"/></text:p>
            <text:p><text:s text:c="14"/></text:p>
            <text:p><text:s text:c="13"/>Source: Newsday <text:s text:c="42"/>Jan 13 - 12:3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im Hardaway Jr.</text:p>
            <text:p><text:s text:c="17"/></text:p>
            <text:p><text:s text:c="17"/></text:p>
            <text:p><text:s text:c="22"/>- G/F - <text:s/>Knicks</text:p>
            <text:p><text:s text:c="16"/></text:p>
            <text:p><text:s text:c="17"/></text:p>
            <text:p><text:s text:c="12"/></text:p>
            <text:p><text:s text:c="8"/></text:p>
            <text:p><text:s text:c="8"/></text:p>
            <text:p><text:s text:c="8"/></text:p>
            <text:p><text:s text:c="12"/>Tim Hardaway Jr. (leg) returned to action in a 118-108 loss to the Wolves on Friday, scoring 16 points (6-of-13 FGs) with three rebounds, two assists, two steals and four triples.</text:p>
            <text:p><text:s text:c="8"/></text:p>
            <text:p><text:s text:c="8"/></text:p>
            <text:p><text:s text:c="13"/>He came off the bench and played 25 minutes, but he showed little to no rust at all. As long as his leg responds well in the morning, his workload will continue to ramp up and he should be back in the first unit sooner rather than later. With top-70 value in 9-category leagues on a per-game basis, there's no reason for him to be sitting on the waiver wire.</text:p>
            <text:p><text:s text:c="8"/></text:p>
            <text:p><text:s text:c="8"/></text:p>
            <text:p><text:s text:c="13"/></text:p>
            <text:p><text:s text:c="14"/></text:p>
            <text:p><text:s text:c="13"/>Jan 13 - 12:2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bazz Napier</text:p>
            <text:p><text:s text:c="17"/></text:p>
            <text:p><text:s text:c="17"/></text:p>
            <text:p><text:s text:c="22"/>- G - <text:s/>Trail Blazers</text:p>
            <text:p><text:s text:c="16"/></text:p>
            <text:p><text:s text:c="17"/></text:p>
            <text:p><text:s text:c="12"/></text:p>
            <text:p><text:s text:c="8"/></text:p>
            <text:p><text:s text:c="8"/></text:p>
            <text:p><text:s text:c="8"/></text:p>
            <text:p><text:s text:c="12"/>Shabazz Napier posted 17 points with six rebounds, six assists and two steals over 36 minutes in Friday's road loss against the Pelicans.</text:p>
            <text:p><text:s text:c="8"/></text:p>
            <text:p><text:s text:c="8"/></text:p>
            <text:p><text:s text:c="13"/>Napier hit 7-of-15 from the floor, including 3-of-5 from behind the 3-point line, faring surprisingly well considering he was in the starting five along Damian Lillard and C.J. McCollum. He was solid filling in at the point when Lillard (calf) was sidelined, and he showed well here. However, his long-term fantasy outlook isn't great as long as Lillard and McCollum are each healthy and available.</text:p>
            <text:p><text:s text:c="8"/></text:p>
            <text:p><text:s text:c="8"/></text:p>
            <text:p><text:s text:c="13"/></text:p>
            <text:p><text:s text:c="14"/></text:p>
            <text:p><text:s text:c="13"/>Jan 13 - 12:2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right calf strain) was in the lineup Friday at New Orleans, and he finished with 23 points across 38 minutes.</text:p>
            <text:p><text:s text:c="8"/></text:p>
            <text:p><text:s text:c="8"/></text:p>
            <text:p><text:s text:c="13"/>Lillard didn't play with any type of minutes cap, and he hit 9-of-22 from the floor while adding eight assists, three steals and two rebounds. His shot was a bit off, and he was just 2-of-11 from behind the 3-point line, too, but whenever he is in the lineup he is an obvious must-start across the board in all fantasy formats.</text:p>
            <text:p><text:s text:c="8"/></text:p>
            <text:p><text:s text:c="8"/></text:p>
            <text:p><text:s text:c="13"/></text:p>
            <text:p><text:s text:c="14"/></text:p>
            <text:p><text:s text:c="13"/>Jan 13 - 12:2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C.J. McCollum</text:p>
            <text:p><text:s text:c="17"/></text:p>
            <text:p><text:s text:c="17"/></text:p>
            <text:p><text:s text:c="22"/>- G - <text:s/>Trail Blazers</text:p>
            <text:p><text:s text:c="16"/></text:p>
            <text:p><text:s text:c="17"/></text:p>
            <text:p><text:s text:c="12"/></text:p>
            <text:p><text:s text:c="8"/></text:p>
            <text:p><text:s text:c="8"/></text:p>
            <text:p><text:s text:c="8"/></text:p>
            <text:p><text:s text:c="12"/>C.J. McCollum finished with 23 points Friday in New Orleans, hitting four 3-pointers while adding four assists and four rebounds.</text:p>
            <text:p><text:s text:c="8"/></text:p>
            <text:p><text:s text:c="8"/></text:p>
            <text:p><text:s text:c="13"/>McCollum shot 40.0 percent from behind the arc, banging home 4-of-10, and he added a steal and a blocked shot over his 36 minutes. He was one of four Portland starters to tally at least two triples on the evening. McCollum will look to match a season-high streak of six in a row with 20 or more points when his team plays Sunday night in the Twin Cities against the Timberwolves.</text:p>
            <text:p><text:s text:c="8"/></text:p>
            <text:p><text:s text:c="8"/></text:p>
            <text:p><text:s text:c="13"/></text:p>
            <text:p><text:s text:c="14"/></text:p>
            <text:p><text:s text:c="13"/>Jan 13 - 12:2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Teague</text:p>
            <text:p><text:s text:c="17"/></text:p>
            <text:p><text:s text:c="17"/></text:p>
            <text:p><text:s text:c="22"/>- G - <text:s/>Timberwolves</text:p>
            <text:p><text:s text:c="16"/></text:p>
            <text:p><text:s text:c="17"/></text:p>
            <text:p><text:s text:c="12"/></text:p>
            <text:p><text:s text:c="8"/></text:p>
            <text:p><text:s text:c="8"/></text:p>
            <text:p><text:s text:c="8"/></text:p>
            <text:p><text:s text:c="12"/>Jeff Teague scored 12 points with eight assists, four rebounds, four steals, one triple and three turnovers in 33 minutes vs. the Knicks on Friday.</text:p>
            <text:p><text:s text:c="8"/></text:p>
            <text:p><text:s text:c="8"/></text:p>
            <text:p><text:s text:c="13"/>It was a step in the right direction after he looked rusty in his return on Wednesday with just eight points over 26 minutes. He was 3-of-11 from the field tonight, but playing 33 minutes in just his second back is a really good sign. It won't be long before he's churning out top-75 value again and that's being conservative. <text:s/>He gets a matchup with the Blazers on Sunday.</text:p>
            <text:p><text:s text:c="8"/></text:p>
            <text:p><text:s text:c="8"/></text:p>
            <text:p><text:s text:c="13"/></text:p>
            <text:p><text:s text:c="14"/></text:p>
            <text:p><text:s text:c="13"/>Jan 13 - 12:1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uf Nurkic</text:p>
            <text:p><text:s text:c="17"/></text:p>
            <text:p><text:s text:c="17"/></text:p>
            <text:p><text:s text:c="22"/>- C - <text:s/>Trail Blazers</text:p>
            <text:p><text:s text:c="16"/></text:p>
            <text:p><text:s text:c="17"/></text:p>
            <text:p><text:s text:c="12"/></text:p>
            <text:p><text:s text:c="8"/></text:p>
            <text:p><text:s text:c="8"/></text:p>
            <text:p><text:s text:c="8"/></text:p>
            <text:p><text:s text:c="12"/>Jusuf Nurkic finished with 19 points across 31 minutes in Friday's 119-113 loss at New Orleans.</text:p>
            <text:p><text:s text:c="8"/></text:p>
            <text:p><text:s text:c="8"/></text:p>
            <text:p><text:s text:c="13"/>Nurkic was a very efficient 7-of-9 from the field and 5-of-6 from the charity stripe while adding five rebounds, three blocked shots, two assists and a steal. The Pelicans didn't do very well on interior defense and Nurk was able to take advantage. It was a very nice bounce back game after his dud Wednesday in Houston snapped a five-game streak with 10 or more points.</text:p>
            <text:p><text:s text:c="8"/></text:p>
            <text:p><text:s text:c="8"/></text:p>
            <text:p><text:s text:c="13"/></text:p>
            <text:p><text:s text:c="14"/></text:p>
            <text:p><text:s text:c="13"/>Jan 13 - 12:1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Farouq Aminu</text:p>
            <text:p><text:s text:c="17"/></text:p>
            <text:p><text:s text:c="17"/></text:p>
            <text:p><text:s text:c="22"/>- F - <text:s/>Trail Blazers</text:p>
            <text:p><text:s text:c="16"/></text:p>
            <text:p><text:s text:c="17"/></text:p>
            <text:p><text:s text:c="12"/></text:p>
            <text:p><text:s text:c="8"/></text:p>
            <text:p><text:s text:c="8"/></text:p>
            <text:p><text:s text:c="8"/></text:p>
            <text:p><text:s text:c="12"/>Al-Farouq Aminu finished with 19 points, 11 rebounds and three steals over 35 minutes in Friday's 119-113 loss at New Orleans.</text:p>
            <text:p><text:s text:c="8"/></text:p>
            <text:p><text:s text:c="8"/></text:p>
            <text:p><text:s text:c="13"/>Aminu hit 7-of-16 from the floor, including 3-of-9 from behind the arc, and he finished with a team-best plus-16 rating. In fact, he was the only Blazers player in double digits in the category. This was a nice game, but he has posted some pretty awful stat lines lately, too. In fact, he has yet to post back-to-back double-digit scoring totals so far through seven games in January. He is a bit erratic in terms of fantasy production, but remains a decent add in category leagues, especially 9-cat.</text:p>
            <text:p><text:s text:c="8"/></text:p>
            <text:p><text:s text:c="8"/></text:p>
            <text:p><text:s text:c="13"/></text:p>
            <text:p><text:s text:c="14"/></text:p>
            <text:p><text:s text:c="13"/>Jan 13 - 12:1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lfrid Payton</text:p>
            <text:p><text:s text:c="17"/></text:p>
            <text:p><text:s text:c="17"/></text:p>
            <text:p><text:s text:c="22"/>- G - <text:s/>Suns</text:p>
            <text:p><text:s text:c="16"/></text:p>
            <text:p><text:s text:c="17"/></text:p>
            <text:p><text:s text:c="12"/></text:p>
            <text:p><text:s text:c="8"/></text:p>
            <text:p><text:s text:c="8"/></text:p>
            <text:p><text:s text:c="8"/></text:p>
            <text:p><text:s text:c="12"/>Elfrid Payton was able to score a team-best 27 points on 9-of-12 shooting in Friday's loss at Washington while adding eight assists, five rebounds and a steal.</text:p>
            <text:p><text:s text:c="8"/></text:p>
            <text:p><text:s text:c="8"/></text:p>
            <text:p><text:s text:c="13"/>When Payton is struggling, there is talk that his crazy hairdo gets in the way and affects his shooting vision. He entered the game with just 7.0 points, 5.5 <text:s/>assists and 1.5 rebounds per game over his past two contests, so the talk was creeping in again. This will silence the critics, as he banged home his only 3-pointer attempt and was 8-of-9 from the free-throw line, too.</text:p>
            <text:p><text:s text:c="8"/></text:p>
            <text:p><text:s text:c="8"/></text:p>
            <text:p><text:s text:c="13"/></text:p>
            <text:p><text:s text:c="14"/></text:p>
            <text:p><text:s text:c="13"/>Jan 12 - 11: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immy Butler</text:p>
            <text:p><text:s text:c="17"/></text:p>
            <text:p><text:s text:c="17"/></text:p>
            <text:p><text:s text:c="22"/>- G/F - <text:s/>Timberwolves</text:p>
            <text:p><text:s text:c="16"/></text:p>
            <text:p><text:s text:c="17"/></text:p>
            <text:p><text:s text:c="12"/></text:p>
            <text:p><text:s text:c="8"/></text:p>
            <text:p><text:s text:c="8"/></text:p>
            <text:p><text:s text:c="8"/></text:p>
            <text:p><text:s text:c="12"/>Jimmy Butler cooled off on Friday vs. the Knicks, hitting 6-of-12 shots for 13 points, four rebounds, two assists, one block, three steals and one triple in 34 minutes.</text:p>
            <text:p><text:s text:c="8"/></text:p>
            <text:p><text:s text:c="8"/></text:p>
            <text:p><text:s text:c="13"/>He's been remarkably consistent and this was just his fourth game under 20 points since the beginning of December. The Wolves have been on another level defensively and held each of their last seven opponents below 100 points before tonight. "Now we're taking pride in our defense," Butler said. "We're taking it personal with matchups. I like to see that." The Wolves are 11 games over .500 for the first time since the end of the 2003-04 season and the strong play of Karl-Anthony Towns and Butler is the reason why.</text:p>
            <text:p><text:s text:c="8"/></text:p>
            <text:p><text:s text:c="8"/></text:p>
            <text:p><text:s text:c="13"/></text:p>
            <text:p><text:s text:c="14"/></text:p>
            <text:p><text:s text:c="13"/>Source: NBA.com <text:s text:c="42"/>Jan 12 - 11: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on Simmons</text:p>
            <text:p><text:s text:c="17"/></text:p>
            <text:p><text:s text:c="17"/></text:p>
            <text:p><text:s text:c="22"/>- G/F - <text:s/>Magic</text:p>
            <text:p><text:s text:c="16"/></text:p>
            <text:p><text:s text:c="17"/></text:p>
            <text:p><text:s text:c="12"/></text:p>
            <text:p><text:s text:c="8"/></text:p>
            <text:p><text:s text:c="8"/></text:p>
            <text:p><text:s text:c="8"/></text:p>
            <text:p><text:s text:c="12"/>Jonathon Simmons went for 23 points and five assists across 33 minutes on Friday at Washington, shooting 8-of-11 from the field, including 1-of-1 from behind the 3-point line.</text:p>
            <text:p><text:s text:c="8"/></text:p>
            <text:p><text:s text:c="8"/></text:p>
            <text:p><text:s text:c="13"/>Simmons was also a perfect 6-of-6 from the charity stripe, but he did not contribute anything in the rebound, steal or blocked shot departments. Fantasy owners can't complain too vehemently, though, as the scoring total was solid and he really helped everyone's field-goal and free-throw percentages. The good news is that he appears to be over back spasms which were hindering him earlier in the week.</text:p>
            <text:p><text:s text:c="8"/></text:p>
            <text:p><text:s text:c="8"/></text:p>
            <text:p><text:s text:c="13"/></text:p>
            <text:p><text:s text:c="14"/></text:p>
            <text:p><text:s text:c="13"/>Jan 12 - 11: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rl-Anthony Towns</text:p>
            <text:p><text:s text:c="17"/></text:p>
            <text:p><text:s text:c="17"/></text:p>
            <text:p><text:s text:c="22"/>- F/C - <text:s/>Timberwolves</text:p>
            <text:p><text:s text:c="16"/></text:p>
            <text:p><text:s text:c="17"/></text:p>
            <text:p><text:s text:c="12"/></text:p>
            <text:p><text:s text:c="8"/></text:p>
            <text:p><text:s text:c="8"/></text:p>
            <text:p><text:s text:c="8"/></text:p>
            <text:p><text:s text:c="12"/>Karl-Anthony Towns scored 23 points with 15 rebounds, nine assists, one block and two triples in 40 minutes in a 118-108 win over the Knicks on Friday.</text:p>
            <text:p><text:s text:c="8"/></text:p>
            <text:p><text:s text:c="8"/></text:p>
            <text:p><text:s text:c="13"/>He was 9-of-15 from the field and 3-of-4 from the line, becoming just the third player this season (Russell Westbrook, LeBron James) to record <text:s/>23+ points, 15+ rebounds and 9+ assists. This was the third game of his career with nine or more assists and he now has a double-double in eight straight. He's been a monster lately and it's no coincidence that the Wolves have won each of their last four games by 10+ points, tied for the second-longest streak in franchise history.</text:p>
            <text:p><text:s text:c="8"/></text:p>
            <text:p><text:s text:c="8"/></text:p>
            <text:p><text:s text:c="13"/></text:p>
            <text:p><text:s text:c="14"/></text:p>
            <text:p><text:s text:c="13"/>Source: Timberwolves PR <text:s text:c="34"/>Jan 12 - 11: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ismack Biyombo</text:p>
            <text:p><text:s text:c="17"/></text:p>
            <text:p><text:s text:c="17"/></text:p>
            <text:p><text:s text:c="22"/>- C - <text:s/>Magic</text:p>
            <text:p><text:s text:c="16"/></text:p>
            <text:p><text:s text:c="17"/></text:p>
            <text:p><text:s text:c="12"/></text:p>
            <text:p><text:s text:c="8"/></text:p>
            <text:p><text:s text:c="8"/></text:p>
            <text:p><text:s text:c="8"/></text:p>
            <text:p><text:s text:c="12"/>Bismack Biyombo erupted for a career-high 21 points, 13 rebounds, four assists, two blocked shots and a steal over 33 minutes in Friday's 125-119 loss at Washington.</text:p>
            <text:p><text:s text:c="8"/></text:p>
            <text:p><text:s text:c="8"/></text:p>
            <text:p><text:s text:c="13"/>Biyombo was outstanding, hitting 8-of-9 from the field and 5-of-6 from the free-throw stripe. The Zaire native continues to be a decent fantasy option when the matchup is favorable, as he fills in for the injured Nikola Vucevic (hand). He'll have his hands full next time out on Tuesday night when Karl-Anthony Towns and the Timberwolves invade Orlando.</text:p>
            <text:p><text:s text:c="8"/></text:p>
            <text:p><text:s text:c="8"/></text:p>
            <text:p><text:s text:c="13"/></text:p>
            <text:p><text:s text:c="14"/></text:p>
            <text:p><text:s text:c="13"/>Jan 12 - 11: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Gordon</text:p>
            <text:p><text:s text:c="17"/></text:p>
            <text:p><text:s text:c="17"/></text:p>
            <text:p><text:s text:c="22"/>- F - <text:s/>Magic</text:p>
            <text:p><text:s text:c="16"/></text:p>
            <text:p><text:s text:c="17"/></text:p>
            <text:p><text:s text:c="12"/></text:p>
            <text:p><text:s text:c="8"/></text:p>
            <text:p><text:s text:c="8"/></text:p>
            <text:p><text:s text:c="8"/></text:p>
            <text:p><text:s text:c="12"/>Aaron Gordon struggled with his shot Friday at Washington, but he was able to scratch out 14 points with 10 rebounds and seven assists.</text:p>
            <text:p><text:s text:c="8"/></text:p>
            <text:p><text:s text:c="8"/></text:p>
            <text:p><text:s text:c="13"/>Gordon was a dismal 4-of-15 from the field, although he was still able to connect for 3-of-6 from behind the 3-point line while flirting with a triple-double. He was late for a team flight earlier in the week, benched in Dallas, and he just hasn't recovered in his two games back in the starting lineup. He is shooting just 8-of-33 (24.2 percent) over the past two outings. Still, the double-double was nice and remains a fantasy option in most formats through thick and thin.</text:p>
            <text:p><text:s text:c="8"/></text:p>
            <text:p><text:s text:c="8"/></text:p>
            <text:p><text:s text:c="13"/></text:p>
            <text:p><text:s text:c="14"/></text:p>
            <text:p><text:s text:c="13"/>Jan 12 - 11: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urean Prince</text:p>
            <text:p><text:s text:c="17"/></text:p>
            <text:p><text:s text:c="17"/></text:p>
            <text:p><text:s text:c="22"/>- F - <text:s/>Hawks</text:p>
            <text:p><text:s text:c="16"/></text:p>
            <text:p><text:s text:c="17"/></text:p>
            <text:p><text:s text:c="12"/></text:p>
            <text:p><text:s text:c="8"/></text:p>
            <text:p><text:s text:c="8"/></text:p>
            <text:p><text:s text:c="8"/></text:p>
            <text:p><text:s text:c="12"/>Taurean Prince was held to a single point on Friday vs. the Nets, missing all four of his shots from the field in 27 minutes.</text:p>
            <text:p><text:s text:c="8"/></text:p>
            <text:p><text:s text:c="8"/></text:p>
            <text:p><text:s text:c="13"/>He was listed as probable on the injury report, but we can't really blame his finger injury on the bad night because he had 16 and 20 points in his previous two games. We'll chalk this up as an off night and his owners should look for him to bounce back on Monday vs. the Spurs. He added three rebounds, one assist, one steal and one block.</text:p>
            <text:p><text:s text:c="8"/></text:p>
            <text:p><text:s text:c="8"/></text:p>
            <text:p><text:s text:c="13"/></text:p>
            <text:p><text:s text:c="14"/></text:p>
            <text:p><text:s text:c="13"/>Jan 12 - 11: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wayne Dedmon</text:p>
            <text:p><text:s text:c="17"/></text:p>
            <text:p><text:s text:c="17"/></text:p>
            <text:p><text:s text:c="22"/>- C - <text:s/>Hawks</text:p>
            <text:p><text:s text:c="16"/></text:p>
            <text:p><text:s text:c="17"/></text:p>
            <text:p><text:s text:c="12"/></text:p>
            <text:p><text:s text:c="8"/></text:p>
            <text:p><text:s text:c="8"/></text:p>
            <text:p><text:s text:c="8"/></text:p>
            <text:p><text:s text:c="12"/>Dewayne Dedmon scored 11 points with nine rebounds, one assist and one block in 23 minutes vs. the Nets on Friday.</text:p>
            <text:p><text:s text:c="8"/></text:p>
            <text:p><text:s text:c="8"/></text:p>
            <text:p><text:s text:c="13"/>He's not a sexy fantasy asset, but he'll get the job done and only needs minutes in the lower to mid-20s to be worth owning in standard 12-team leagues. Dedmon said his leg is "definitely feeling good" and he looks like the best center to own in Atlanta right now, at least until they unleash John Collins.</text:p>
            <text:p><text:s text:c="8"/></text:p>
            <text:p><text:s text:c="8"/></text:p>
            <text:p><text:s text:c="13"/></text:p>
            <text:p><text:s text:c="14"/></text:p>
            <text:p><text:s text:c="13"/>Jan 12 - 11: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tto Porter</text:p>
            <text:p><text:s text:c="17"/></text:p>
            <text:p><text:s text:c="17"/></text:p>
            <text:p><text:s text:c="22"/>- F - <text:s/>Wizards</text:p>
            <text:p><text:s text:c="16"/></text:p>
            <text:p><text:s text:c="17"/></text:p>
            <text:p><text:s text:c="12"/></text:p>
            <text:p><text:s text:c="8"/></text:p>
            <text:p><text:s text:c="8"/></text:p>
            <text:p><text:s text:c="8"/></text:p>
            <text:p><text:s text:c="12"/>Otto Porter Jr. (hip) was able to play 39 minutes against the Magic on Friday, finishing with nine points on 4-of-13 shooting.</text:p>
            <text:p><text:s text:c="8"/></text:p>
            <text:p><text:s text:c="8"/></text:p>
            <text:p><text:s text:c="13"/>Fantasy owners won't be terribly pleased with the off shooting night, and the fact he chipped in with just two assists, two rebounds and two steals. However, it was nice to see him roll up 39 minutes, playing with no restrictions after just returning from a hip injury on Wednesday. It will be interesting to see how the team handles him on Saturday night in the second end of a back-to-back against the visiting Nets.</text:p>
            <text:p><text:s text:c="8"/></text:p>
            <text:p><text:s text:c="8"/></text:p>
            <text:p><text:s text:c="13"/></text:p>
            <text:p><text:s text:c="14"/></text:p>
            <text:p><text:s text:c="13"/>Jan 12 - 11: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nis Schroder</text:p>
            <text:p><text:s text:c="17"/></text:p>
            <text:p><text:s text:c="17"/></text:p>
            <text:p><text:s text:c="22"/>- G - <text:s/>Hawks</text:p>
            <text:p><text:s text:c="16"/></text:p>
            <text:p><text:s text:c="17"/></text:p>
            <text:p><text:s text:c="12"/></text:p>
            <text:p><text:s text:c="8"/></text:p>
            <text:p><text:s text:c="8"/></text:p>
            <text:p><text:s text:c="8"/></text:p>
            <text:p><text:s text:c="12"/>Dennis Schroder's career-high of 34 points weren't enough in a 110-105 loss to the Nets on Friday.</text:p>
            <text:p><text:s text:c="8"/></text:p>
            <text:p><text:s text:c="8"/></text:p>
            <text:p><text:s text:c="13"/>Schroder was getting whatever he wanted, but that's not a surprise with the Nets allowing the third most fantasy points to PGs this season. He finished 14-of-26 from the field, 3-of-3 from the line and 3-of-5 from beyond the arc, adding seven assists, three rebounds and three steals in 32 minutes. This was the sixth game of his career with 30+ points and second of the season, and now he gets a couple days off to prepare for Monday's matchup with the Spurs.</text:p>
            <text:p><text:s text:c="8"/></text:p>
            <text:p><text:s text:c="8"/></text:p>
            <text:p><text:s text:c="13"/></text:p>
            <text:p><text:s text:c="14"/></text:p>
            <text:p><text:s text:c="13"/>Jan 12 - 11: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in Gortat</text:p>
            <text:p><text:s text:c="17"/></text:p>
            <text:p><text:s text:c="17"/></text:p>
            <text:p><text:s text:c="22"/>- C - <text:s/>Wizards</text:p>
            <text:p><text:s text:c="16"/></text:p>
            <text:p><text:s text:c="17"/></text:p>
            <text:p><text:s text:c="12"/></text:p>
            <text:p><text:s text:c="8"/></text:p>
            <text:p><text:s text:c="8"/></text:p>
            <text:p><text:s text:c="8"/></text:p>
            <text:p><text:s text:c="12"/>Marcin Gortat was able to post 12 points and 11 rebounds over 27 minutes despite a bit of foul trouble on Friday against the Magic.</text:p>
            <text:p><text:s text:c="8"/></text:p>
            <text:p><text:s text:c="8"/></text:p>
            <text:p><text:s text:c="13"/>Gortat picked up four personal fouls in his 27 minutes, so Ian Mahinmi stepped up and posted a season-high 17 points to fill the void. He and Mahinmi had their way with the Nikola Vucevic-less (hand) Magic, and only Bismack Biyombo was offering any resistance down low. Gortat and the Wiz are back in action in a very favorable home matchup against the defensively-challenged Nets on Saturday night.</text:p>
            <text:p><text:s text:c="8"/></text:p>
            <text:p><text:s text:c="8"/></text:p>
            <text:p><text:s text:c="13"/></text:p>
            <text:p><text:s text:c="14"/></text:p>
            <text:p><text:s text:c="13"/>Jan 12 - 11: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Ian Mahinmi</text:p>
            <text:p><text:s text:c="17"/></text:p>
            <text:p><text:s text:c="17"/></text:p>
            <text:p><text:s text:c="22"/>- F/C - <text:s/>Wizards</text:p>
            <text:p><text:s text:c="16"/></text:p>
            <text:p><text:s text:c="17"/></text:p>
            <text:p><text:s text:c="12"/></text:p>
            <text:p><text:s text:c="8"/></text:p>
            <text:p><text:s text:c="8"/></text:p>
            <text:p><text:s text:c="8"/></text:p>
            <text:p><text:s text:c="12"/>Ian Mahinmi finished with a season-high 17 points, eight rebounds and three blocked shots in Friday's 125-119 victory against the Magic.</text:p>
            <text:p><text:s text:c="8"/></text:p>
            <text:p><text:s text:c="8"/></text:p>
            <text:p><text:s text:c="13"/>Mahimni also chipped in with an assist, a steal and just one turnover in his 21 minutes while connecting on 7-of-8 from the field. He saw some extended minutes with Marcin Gortat in a bit of foul trouble, excelling against a rather soft Orlando middle still missing Nikola Vucevic (hand). Despite the solid performance, Mahinmi remains nothing more than a deep-league fantasy asset as long as Gortat remains healthy.</text:p>
            <text:p><text:s text:c="8"/></text:p>
            <text:p><text:s text:c="8"/></text:p>
            <text:p><text:s text:c="13"/></text:p>
            <text:p><text:s text:c="14"/></text:p>
            <text:p><text:s text:c="13"/>Jan 12 - 11: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dley Beal</text:p>
            <text:p><text:s text:c="17"/></text:p>
            <text:p><text:s text:c="17"/></text:p>
            <text:p><text:s text:c="22"/>- G - <text:s/>Wizards</text:p>
            <text:p><text:s text:c="16"/></text:p>
            <text:p><text:s text:c="17"/></text:p>
            <text:p><text:s text:c="12"/></text:p>
            <text:p><text:s text:c="8"/></text:p>
            <text:p><text:s text:c="8"/></text:p>
            <text:p><text:s text:c="8"/></text:p>
            <text:p><text:s text:c="12"/>Bradley Beal pumped in 30 points with seven assists, three rebounds and a steal over 36 minutes in Friday's home victory against Orlando.</text:p>
            <text:p><text:s text:c="8"/></text:p>
            <text:p><text:s text:c="8"/></text:p>
            <text:p><text:s text:c="13"/>Beal hit 12-of-17 from the field and he was 6-of-8 from the free-throw line, posting a respectable plus-9 rating while turning it over zero times. He is playing his best basketball of the campaign, posting 20 or more points in a season-high nine straight outings. He is averaging 26.6 points, 5.2 rebounds, 4.6 assists and 1.3 steals per game during the impressive nine-game run.</text:p>
            <text:p><text:s text:c="8"/></text:p>
            <text:p><text:s text:c="8"/></text:p>
            <text:p><text:s text:c="13"/></text:p>
            <text:p><text:s text:c="14"/></text:p>
            <text:p><text:s text:c="13"/>Jan 12 - 11: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hlil Okafor</text:p>
            <text:p><text:s text:c="17"/></text:p>
            <text:p><text:s text:c="17"/></text:p>
            <text:p><text:s text:c="22"/>- C - <text:s/>Nets</text:p>
            <text:p><text:s text:c="16"/></text:p>
            <text:p><text:s text:c="17"/></text:p>
            <text:p><text:s text:c="12"/></text:p>
            <text:p><text:s text:c="8"/></text:p>
            <text:p><text:s text:c="8"/></text:p>
            <text:p><text:s text:c="8"/></text:p>
            <text:p><text:s text:c="12"/>Jahlil Okafor scored a season-high 17 points in just 12 minutes vs. the Hawks on Friday.</text:p>
            <text:p><text:s text:c="8"/></text:p>
            <text:p><text:s text:c="8"/></text:p>
            <text:p><text:s text:c="13"/>Okafor had 11 of Brooklyn’s first 14 points in the fourth quarter and finished 6-of-8 from the field and 5-of-6 from the line with one assist, zero rebounds and one turnover. Coach Kenny Atkinson said he was glad to see that Okafor's hard work is starting to pay off and called him a beast after the game. The Nets are still using four different guys at center, so it will be hard to trust Okafor until Atkinson shortens the rotation.</text:p>
            <text:p><text:s text:c="8"/></text:p>
            <text:p><text:s text:c="8"/></text:p>
            <text:p><text:s text:c="13"/></text:p>
            <text:p><text:s text:c="14"/></text:p>
            <text:p><text:s text:c="13"/>Source: Anthony Puccio on Twitter <text:s text:c="24"/>Jan 12 - 10: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Wall</text:p>
            <text:p><text:s text:c="17"/></text:p>
            <text:p><text:s text:c="17"/></text:p>
            <text:p><text:s text:c="22"/>- G - <text:s/>Wizards</text:p>
            <text:p><text:s text:c="16"/></text:p>
            <text:p><text:s text:c="17"/></text:p>
            <text:p><text:s text:c="12"/></text:p>
            <text:p><text:s text:c="8"/></text:p>
            <text:p><text:s text:c="8"/></text:p>
            <text:p><text:s text:c="8"/></text:p>
            <text:p><text:s text:c="12"/>John Wall connected for 30 points, nine assists, three rebounds, three blocked shots and a steal over 36 minutes in Friday's 125-119 win against the Magic.</text:p>
            <text:p><text:s text:c="8"/></text:p>
            <text:p><text:s text:c="8"/></text:p>
            <text:p><text:s text:c="13"/>Wall appeared to roll his ankle in the second quarter, but he started the second half an didn't appear to be playing with any limitations in the final two quarters. After an off shooting night last Saturday against Milwaukee, Wall has bounced back with a pair of 30-plus performances, averaging 32.5 points, 10.0 assists, 2.0 blocked shots, 2.0 steals and 4.5 rebounds per game.</text:p>
            <text:p><text:s text:c="8"/></text:p>
            <text:p><text:s text:c="8"/></text:p>
            <text:p><text:s text:c="13"/></text:p>
            <text:p><text:s text:c="14"/></text:p>
            <text:p><text:s text:c="13"/>Jan 12 - 10: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pencer Dinwiddie</text:p>
            <text:p><text:s text:c="17"/></text:p>
            <text:p><text:s text:c="17"/></text:p>
            <text:p><text:s text:c="22"/>- G - <text:s/>Nets</text:p>
            <text:p><text:s text:c="16"/></text:p>
            <text:p><text:s text:c="17"/></text:p>
            <text:p><text:s text:c="12"/></text:p>
            <text:p><text:s text:c="8"/></text:p>
            <text:p><text:s text:c="8"/></text:p>
            <text:p><text:s text:c="8"/></text:p>
            <text:p><text:s text:c="12"/>Spencer Dinwiddie led the Nets to a 110-105 win over the Hawks on Friday with 20 points, 10 assists and nine rebounds.</text:p>
            <text:p><text:s text:c="8"/></text:p>
            <text:p><text:s text:c="8"/></text:p>
            <text:p><text:s text:c="13"/>He also added a steal, three triples and three turnovers in 30 minutes, and he carried the Nets down the stretch -- he went coast-to-coast to hit the go-ahead layup and knocked down a pair of free throws with nine seconds left to seal the deal. He's becoming a star right before our eyes and the Nets will figure out a way to make sure he stays relevant when D'Angelo Russell comes back -- coach Kenny Atkinson said he's considering starting them together.</text:p>
            <text:p><text:s text:c="8"/></text:p>
            <text:p><text:s text:c="8"/></text:p>
            <text:p><text:s text:c="13"/></text:p>
            <text:p><text:s text:c="14"/></text:p>
            <text:p><text:s text:c="13"/>Jan 12 - 10: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 Jefferson</text:p>
            <text:p><text:s text:c="17"/></text:p>
            <text:p><text:s text:c="17"/></text:p>
            <text:p><text:s text:c="22"/>- F/C - <text:s/>Pacers</text:p>
            <text:p><text:s text:c="16"/></text:p>
            <text:p><text:s text:c="17"/></text:p>
            <text:p><text:s text:c="12"/></text:p>
            <text:p><text:s text:c="8"/></text:p>
            <text:p><text:s text:c="8"/></text:p>
            <text:p><text:s text:c="8"/></text:p>
            <text:p><text:s text:c="12"/>Al Jefferson was good for eight points with four rebounds and a blocked shot over 15 minutes off the bench Friday against Cleveland.</text:p>
            <text:p><text:s text:c="8"/></text:p>
            <text:p><text:s text:c="8"/></text:p>
            <text:p><text:s text:c="13"/>Jefferson was sharp in his second game back, hitting 4-of-7 from the field. He is seeing expanded minutes and a renewed role with Myles Turner (elbow) on the shelf. As soon as Turner is healthy enough to play, potentially as soon as Sunday in Phoenix, Jefferson's role is expected to shrink again. As such, don't count on him outside of the very deepest of fantasy leagues at this point.</text:p>
            <text:p><text:s text:c="8"/></text:p>
            <text:p><text:s text:c="8"/></text:p>
            <text:p><text:s text:c="13"/></text:p>
            <text:p><text:s text:c="14"/></text:p>
            <text:p><text:s text:c="13"/>Jan 12 - 10: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 Harris</text:p>
            <text:p><text:s text:c="17"/></text:p>
            <text:p><text:s text:c="17"/></text:p>
            <text:p><text:s text:c="22"/>- G/F - <text:s/>Nets</text:p>
            <text:p><text:s text:c="16"/></text:p>
            <text:p><text:s text:c="17"/></text:p>
            <text:p><text:s text:c="12"/></text:p>
            <text:p><text:s text:c="8"/></text:p>
            <text:p><text:s text:c="8"/></text:p>
            <text:p><text:s text:c="8"/></text:p>
            <text:p><text:s text:c="12"/>Joe Harris was back on the bench on Friday vs. the Hawks, finishing with 10 points, three rebounds, two assists and two triples in 23 minutes.</text:p>
            <text:p><text:s text:c="8"/></text:p>
            <text:p><text:s text:c="8"/></text:p>
            <text:p><text:s text:c="13"/>Harris loses a good bit of value with DeMarre Carroll back in the lineup, but he's still a nice source of 3-pointers in 14- or 16-team leagues. He was 4-of-6 from the field tonight and has hit at least two triples in four out of his last five games. He gets a matchup with the Wizards on Saturday and should see minutes in the lower to mid-20s again.</text:p>
            <text:p><text:s text:c="8"/></text:p>
            <text:p><text:s text:c="8"/></text:p>
            <text:p><text:s text:c="13"/></text:p>
            <text:p><text:s text:c="14"/></text:p>
            <text:p><text:s text:c="13"/>Jan 12 - 10: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nce Stephenson</text:p>
            <text:p><text:s text:c="17"/></text:p>
            <text:p><text:s text:c="17"/></text:p>
            <text:p><text:s text:c="22"/>- G - <text:s/>Pacers</text:p>
            <text:p><text:s text:c="16"/></text:p>
            <text:p><text:s text:c="17"/></text:p>
            <text:p><text:s text:c="12"/></text:p>
            <text:p><text:s text:c="8"/></text:p>
            <text:p><text:s text:c="8"/></text:p>
            <text:p><text:s text:c="8"/></text:p>
            <text:p><text:s text:c="12"/>Lance Stephenson finished with 16 points and 11 rebounds across 30 minutes off the bench in Friday's 97-95 win against Cleveland.</text:p>
            <text:p><text:s text:c="8"/></text:p>
            <text:p><text:s text:c="8"/></text:p>
            <text:p><text:s text:c="13"/>Stephenson did what he does best -- he gave the team a nice injection of offense and defense off the bench, and he got under the skin of LeBron James at one point, causing the four-time MVP to shove him away. He also added four assists, a steal and a blocked shot to make his fantasy owners smile from ear to ear. He'll look to keep it going on Monday in Phoenix in a very favorable matchup.</text:p>
            <text:p><text:s text:c="8"/></text:p>
            <text:p><text:s text:c="8"/></text:p>
            <text:p><text:s text:c="13"/></text:p>
            <text:p><text:s text:c="14"/></text:p>
            <text:p><text:s text:c="13"/>Jan 12 - 10: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ren Collison</text:p>
            <text:p><text:s text:c="17"/></text:p>
            <text:p><text:s text:c="17"/></text:p>
            <text:p><text:s text:c="22"/>- G - <text:s/>Pacers</text:p>
            <text:p><text:s text:c="16"/></text:p>
            <text:p><text:s text:c="17"/></text:p>
            <text:p><text:s text:c="12"/></text:p>
            <text:p><text:s text:c="8"/></text:p>
            <text:p><text:s text:c="8"/></text:p>
            <text:p><text:s text:c="8"/></text:p>
            <text:p><text:s text:c="12"/>Darren Collison was a solid 9-of-11 from the field in Friday's 97-95 win against Cleveland, finishing with a team-high 22 points.</text:p>
            <text:p><text:s text:c="8"/></text:p>
            <text:p><text:s text:c="8"/></text:p>
            <text:p><text:s text:c="13"/>Collison also contributed four assists, two steals and two rebounds while adding a 3-pointer, and he was best among all Indiana starters with a plus-8 rating. It was a nice bounce-back game after his seven-point stinker against Miami on Wednesday. The 22 points are his most since he dropped 30 in Chicago on Dec. 29. He'll face a favorable matchup on the road against Phoenix on Sunday, as the Suns allow an NBA-worst 112.1 PPG.</text:p>
            <text:p><text:s text:c="8"/></text:p>
            <text:p><text:s text:c="8"/></text:p>
            <text:p><text:s text:c="13"/></text:p>
            <text:p><text:s text:c="14"/></text:p>
            <text:p><text:s text:c="13"/>Jan 12 - 10: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re Carroll</text:p>
            <text:p><text:s text:c="17"/></text:p>
            <text:p><text:s text:c="17"/></text:p>
            <text:p><text:s text:c="22"/>- F - <text:s/>Nets</text:p>
            <text:p><text:s text:c="16"/></text:p>
            <text:p><text:s text:c="17"/></text:p>
            <text:p><text:s text:c="12"/></text:p>
            <text:p><text:s text:c="8"/></text:p>
            <text:p><text:s text:c="8"/></text:p>
            <text:p><text:s text:c="8"/></text:p>
            <text:p><text:s text:c="12"/>DeMarre Carroll (knee) returned from a two-game absence on Friday vs. the Hawks, scoring 13 points with four rebounds, three assists, four steals and three 3-pointers in 28 minutes.</text:p>
            <text:p><text:s text:c="8"/></text:p>
            <text:p><text:s text:c="8"/></text:p>
            <text:p><text:s text:c="13"/>Needless to say, Carroll didn't look limited at all and the Nets felt comfortable enough to play him for 28 minutes -- that's a good sign considering how cautious they are. ESPN's Adrian Wojnarowski reported earlier this week that "teams are targeting the availability" of Carroll, but he may not lose a lot of value if he's moved because he's not a high-usage player anyways. If Carroll was dropped and you need steals, triples and boards, go pick him up.</text:p>
            <text:p><text:s text:c="8"/></text:p>
            <text:p><text:s text:c="8"/></text:p>
            <text:p><text:s text:c="13"/></text:p>
            <text:p><text:s text:c="14"/></text:p>
            <text:p><text:s text:c="13"/>Jan 12 - 10: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mantas Sabonis</text:p>
            <text:p><text:s text:c="17"/></text:p>
            <text:p><text:s text:c="17"/></text:p>
            <text:p><text:s text:c="22"/>- F/C - <text:s/>Pacers</text:p>
            <text:p><text:s text:c="16"/></text:p>
            <text:p><text:s text:c="17"/></text:p>
            <text:p><text:s text:c="12"/></text:p>
            <text:p><text:s text:c="8"/></text:p>
            <text:p><text:s text:c="8"/></text:p>
            <text:p><text:s text:c="8"/></text:p>
            <text:p><text:s text:c="12"/>Domantas Sabonis made another start Friday against Cleveland, finishing with 12 points, 15 rebounds, three assists and a blocked shot over 28 minutes.</text:p>
            <text:p><text:s text:c="8"/></text:p>
            <text:p><text:s text:c="8"/></text:p>
            <text:p><text:s text:c="13"/>Sabonis was a beast on the glass, and he might have done a little more if not for four personal fouls. It was a good matchup against the small-ball Cavs, and he excelled in place of the injured Myles Turner (elbow). He has some short-term fantasy appeal heading into Sunday's game in Phoenix as long as Turner remains on the shelf, and Sabonis is a great value in DFS with a low salary and plenty of upside.</text:p>
            <text:p><text:s text:c="8"/></text:p>
            <text:p><text:s text:c="8"/></text:p>
            <text:p><text:s text:c="13"/></text:p>
            <text:p><text:s text:c="14"/></text:p>
            <text:p><text:s text:c="13"/>Jan 12 - 10: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remy Lamb</text:p>
            <text:p><text:s text:c="17"/></text:p>
            <text:p><text:s text:c="17"/></text:p>
            <text:p><text:s text:c="22"/>- G/F - <text:s/>Hornets</text:p>
            <text:p><text:s text:c="16"/></text:p>
            <text:p><text:s text:c="17"/></text:p>
            <text:p><text:s text:c="12"/></text:p>
            <text:p><text:s text:c="8"/></text:p>
            <text:p><text:s text:c="8"/></text:p>
            <text:p><text:s text:c="8"/></text:p>
            <text:p><text:s text:c="12"/>Jeremy Lamb scored 11 points on 5-of-8 shooting in Friday's win over the Jazz.</text:p>
            <text:p><text:s text:c="8"/></text:p>
            <text:p><text:s text:c="8"/></text:p>
            <text:p><text:s text:c="13"/>Lamb is easily having the best season of his career, but the Hornets don't rely on him too much when their roster is healthy. He's played 26 or fewer minutes in each of his last eight games, but he's still been productive with 12.5 points, 4.6 rebounds, 1.8 assists, 1.2 steals and 1.0 triples in that span. He's a decent player to keep on the end of your roster and he could benefit if the Hornets are sellers at the trade deadline.</text:p>
            <text:p><text:s text:c="8"/></text:p>
            <text:p><text:s text:c="8"/></text:p>
            <text:p><text:s text:c="13"/></text:p>
            <text:p><text:s text:c="14"/></text:p>
            <text:p><text:s text:c="13"/>Jan 12 - 10: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colas Batum</text:p>
            <text:p><text:s text:c="17"/></text:p>
            <text:p><text:s text:c="17"/></text:p>
            <text:p><text:s text:c="22"/>- G/F - <text:s/>Hornets</text:p>
            <text:p><text:s text:c="16"/></text:p>
            <text:p><text:s text:c="17"/></text:p>
            <text:p><text:s text:c="12"/></text:p>
            <text:p><text:s text:c="8"/></text:p>
            <text:p><text:s text:c="8"/></text:p>
            <text:p><text:s text:c="8"/></text:p>
            <text:p><text:s text:c="12"/>Nicolas Batum scored 11 points with five assists, three rebounds, one steal and one triple in Friday's win over the Jazz.</text:p>
            <text:p><text:s text:c="8"/></text:p>
            <text:p><text:s text:c="8"/></text:p>
            <text:p><text:s text:c="13"/>He was 5-of-11 from the field with two turnovers and zero free throw attempts in 36 minutes. He's been pretty bad since the start of the new year and you have to wonder if his elbow is holding him back. Batum is averaging 9.8 points, 4.6 assists, 4.4 rebounds and 1.0 triples over his last five games, numbers you wouldn't expect from a guy who is owed nearly $100 million over the next four seasons.</text:p>
            <text:p><text:s text:c="8"/></text:p>
            <text:p><text:s text:c="8"/></text:p>
            <text:p><text:s text:c="13"/></text:p>
            <text:p><text:s text:c="14"/></text:p>
            <text:p><text:s text:c="13"/>Jan 12 - 10: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edi Osman</text:p>
            <text:p><text:s text:c="17"/></text:p>
            <text:p><text:s text:c="17"/></text:p>
            <text:p><text:s text:c="22"/>- F - <text:s/>Cavaliers</text:p>
            <text:p><text:s text:c="16"/></text:p>
            <text:p><text:s text:c="17"/></text:p>
            <text:p><text:s text:c="12"/></text:p>
            <text:p><text:s text:c="8"/></text:p>
            <text:p><text:s text:c="8"/></text:p>
            <text:p><text:s text:c="8"/></text:p>
            <text:p><text:s text:c="12"/>Cedi Osman came alive with eight points, five rebounds and a pair of steals over 17 minutes in Friday's loss in Indiana.</text:p>
            <text:p><text:s text:c="8"/></text:p>
            <text:p><text:s text:c="8"/></text:p>
            <text:p><text:s text:c="13"/>The Cavaliers are looking for all kinds of combinations to snap out of their current funk, and has been playing an increase allotment of minutes in the past week. He has 16 or more minutes in each of his past three games, and he is averaging 6.3 points and 3.4 rebounds. It isn't a huge performance, but he has shown he can be an asset in deeper fantasy leagues.</text:p>
            <text:p><text:s text:c="8"/></text:p>
            <text:p><text:s text:c="8"/></text:p>
            <text:p><text:s text:c="13"/></text:p>
            <text:p><text:s text:c="14"/></text:p>
            <text:p><text:s text:c="13"/>Jan 12 - 10: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mba Walker</text:p>
            <text:p><text:s text:c="17"/></text:p>
            <text:p><text:s text:c="17"/></text:p>
            <text:p><text:s text:c="22"/>- G - <text:s/>Hornets</text:p>
            <text:p><text:s text:c="16"/></text:p>
            <text:p><text:s text:c="17"/></text:p>
            <text:p><text:s text:c="12"/></text:p>
            <text:p><text:s text:c="8"/></text:p>
            <text:p><text:s text:c="8"/></text:p>
            <text:p><text:s text:c="8"/></text:p>
            <text:p><text:s text:c="12"/>Kemba Walker led the Hornets to a 99-88 win over the Jazz on Friday with a team-high 22 points on 5-of-14 shots with six assists, two rebounds and four triples.</text:p>
            <text:p><text:s text:c="8"/></text:p>
            <text:p><text:s text:c="8"/></text:p>
            <text:p><text:s text:c="13"/>Walker has been a popular name in the rumor mill with the Hornets sitting in 11th place in the East with a 16-24 record, and that makes sense because he's an All-Star player that has one of the best contracts in the NBA with $12 million owed to him in 2018-19. "He does everything," assistant coach Stephen Silas said. "He comes up with big steals. He goes for charges. He makes every big pick-and-roll play, every shot, every play for everybody else." The Hornets haven't give up hope for a spot in the playoffs, but if they don't <text:s/>turn their season around quickly they will have a very tough decision to make.</text:p>
            <text:p><text:s text:c="8"/></text:p>
            <text:p><text:s text:c="8"/></text:p>
            <text:p><text:s text:c="13"/></text:p>
            <text:p><text:s text:c="14"/></text:p>
            <text:p><text:s text:c="13"/>Jan 12 - 10: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eff Green</text:p>
            <text:p><text:s text:c="17"/></text:p>
            <text:p><text:s text:c="17"/></text:p>
            <text:p><text:s text:c="22"/>- F - <text:s/>Cavaliers</text:p>
            <text:p><text:s text:c="16"/></text:p>
            <text:p><text:s text:c="17"/></text:p>
            <text:p><text:s text:c="12"/></text:p>
            <text:p><text:s text:c="8"/></text:p>
            <text:p><text:s text:c="8"/></text:p>
            <text:p><text:s text:c="8"/></text:p>
            <text:p><text:s text:c="12"/>Jeff Green posted 13 points across 20 minutes off the bench in Friday's 97-95 loss at Indiana.</text:p>
            <text:p><text:s text:c="8"/></text:p>
            <text:p><text:s text:c="8"/></text:p>
            <text:p><text:s text:c="13"/>Green has been a bright spot in an otherwise dreary week for the Cavaliers, as he is averaging 16.0 points per contest during the current three-game losing skid. He is shooting 53.1 percent (17-of-32) while going a perfect 9-of-9 from the charity stripe over the past two outings. He remains rather useful in deeper fantasy formats, and right now he isn't a bad low-end DFS play while running relatively hot.</text:p>
            <text:p><text:s text:c="8"/></text:p>
            <text:p><text:s text:c="8"/></text:p>
            <text:p><text:s text:c="13"/></text:p>
            <text:p><text:s text:c="14"/></text:p>
            <text:p><text:s text:c="13"/>Jan 12 - 10: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posted 27 points, 11 assists and eight rebounds with three steals and a blocked shot on Friday, but the Cavs endured another loss in Indiana.</text:p>
            <text:p><text:s text:c="8"/></text:p>
            <text:p><text:s text:c="8"/></text:p>
            <text:p><text:s text:c="13"/>Angry LeBron is usually never a good thing for the opponent, and he was fuming after the team was whipped in Toronto by 32 points. While he had a huge performance flirting with a triple-double, the rest of the team shot rather poorly and they lost down the stretch after holding a lead late. Next up is a showdown with the defending champion Warriors on Monday.</text:p>
            <text:p><text:s text:c="8"/></text:p>
            <text:p><text:s text:c="8"/></text:p>
            <text:p><text:s text:c="13"/></text:p>
            <text:p><text:s text:c="14"/></text:p>
            <text:p><text:s text:c="13"/>Jan 12 - 10: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finished with 21 points, 10 rebounds, three steals and a blocked shot across 36 minutes in Friday's 97-95 loss in Indiana.</text:p>
            <text:p><text:s text:c="8"/></text:p>
            <text:p><text:s text:c="8"/></text:p>
            <text:p><text:s text:c="13"/>The Cavs are in a bit of a funk, but Love played well in this one. He was 8-of-14 from the field and a perfect 4-of-4 from the line while leading the team with a plus-9 rating. It was a much-needed good performance after he entered the game shooting just 12-of-43 (27.9 percent) from the floor over his past four outings. He'll look to continue the good work on MLK Day against the visiting Warriors.</text:p>
            <text:p><text:s text:c="8"/></text:p>
            <text:p><text:s text:c="8"/></text:p>
            <text:p><text:s text:c="13"/></text:p>
            <text:p><text:s text:c="14"/></text:p>
            <text:p><text:s text:c="13"/>Jan 12 - 10: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s Jerebko</text:p>
            <text:p><text:s text:c="17"/></text:p>
            <text:p><text:s text:c="17"/></text:p>
            <text:p><text:s text:c="22"/>- F - <text:s/>Jazz</text:p>
            <text:p><text:s text:c="16"/></text:p>
            <text:p><text:s text:c="17"/></text:p>
            <text:p><text:s text:c="12"/></text:p>
            <text:p><text:s text:c="8"/></text:p>
            <text:p><text:s text:c="8"/></text:p>
            <text:p><text:s text:c="8"/></text:p>
            <text:p><text:s text:c="12"/>Jonas Jerebko returned to the bench on Friday vs. the Hornets with zero points and one missed shot in five minutes.</text:p>
            <text:p><text:s text:c="8"/></text:p>
            <text:p><text:s text:c="8"/></text:p>
            <text:p><text:s text:c="13"/>He was headed towards a DNP-CD, but Thabo Sefolosha sprained his right knee and didn't return. <text:s/>Jerebko may see a handful of minutes if Sefolosha misses time, but he belongs on the waiver wire in the vast majority of leagues.</text:p>
            <text:p><text:s text:c="8"/></text:p>
            <text:p><text:s text:c="8"/></text:p>
            <text:p><text:s text:c="13"/></text:p>
            <text:p><text:s text:c="14"/></text:p>
            <text:p><text:s text:c="13"/>Jan 12 - 10: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kpe Udoh</text:p>
            <text:p><text:s text:c="17"/></text:p>
            <text:p><text:s text:c="17"/></text:p>
            <text:p><text:s text:c="22"/>- F/C - <text:s/>Jazz</text:p>
            <text:p><text:s text:c="16"/></text:p>
            <text:p><text:s text:c="17"/></text:p>
            <text:p><text:s text:c="12"/></text:p>
            <text:p><text:s text:c="8"/></text:p>
            <text:p><text:s text:c="8"/></text:p>
            <text:p><text:s text:c="8"/></text:p>
            <text:p><text:s text:c="12"/>Ekpe Udoh returned to the bench and played 19 minutes vs. the Hornets on Friday, finishing with one point, three rebounds, one steal and two blocks.</text:p>
            <text:p><text:s text:c="8"/></text:p>
            <text:p><text:s text:c="8"/></text:p>
            <text:p><text:s text:c="13"/>He got a few extra minutes with Derrick Favors (ankle) in foul trouble, but unless you need blocks in a very deep league, it's safe to leave Udoh on the wire.</text:p>
            <text:p><text:s text:c="8"/></text:p>
            <text:p><text:s text:c="8"/></text:p>
            <text:p><text:s text:c="13"/></text:p>
            <text:p><text:s text:c="14"/></text:p>
            <text:p><text:s text:c="13"/>Jan 12 - 9: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dney Hood</text:p>
            <text:p><text:s text:c="17"/></text:p>
            <text:p><text:s text:c="17"/></text:p>
            <text:p><text:s text:c="22"/>- G/F - <text:s/>Cavaliers</text:p>
            <text:p><text:s text:c="16"/></text:p>
            <text:p><text:s text:c="17"/></text:p>
            <text:p><text:s text:c="12"/></text:p>
            <text:p><text:s text:c="8"/></text:p>
            <text:p><text:s text:c="8"/></text:p>
            <text:p><text:s text:c="8"/></text:p>
            <text:p><text:s text:c="12"/>Rodney Hood tweaked his left ankle on Friday vs. the Hornets, but returned and scored 15 points with one rebound, one assist and three 3-pointers.</text:p>
            <text:p><text:s text:c="8"/></text:p>
            <text:p><text:s text:c="8"/></text:p>
            <text:p><text:s text:c="13"/>He briefly went to the locker room, but the Jazz diagnosed him with a "mild left ankle sprain" and he seemed fine the rest of the evening. Hood hit 4-of-13 shots in the loss and can't seem to snap out of his slump, as he's now averaging 10.6 points, 3.4 rebounds, 2.2 assists, 0.6 steals and 1.4 triples on 33.9% shooting over his last five games. If there's a hot free agent available, we wouldn't blame you for moving on.</text:p>
            <text:p><text:s text:c="8"/></text:p>
            <text:p><text:s text:c="8"/></text:p>
            <text:p><text:s text:c="13"/></text:p>
            <text:p><text:s text:c="14"/></text:p>
            <text:p><text:s text:c="13"/>Jan 12 - 9: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Favors</text:p>
            <text:p><text:s text:c="17"/></text:p>
            <text:p><text:s text:c="17"/></text:p>
            <text:p><text:s text:c="22"/>- F/C - <text:s/>Jazz</text:p>
            <text:p><text:s text:c="16"/></text:p>
            <text:p><text:s text:c="17"/></text:p>
            <text:p><text:s text:c="12"/></text:p>
            <text:p><text:s text:c="8"/></text:p>
            <text:p><text:s text:c="8"/></text:p>
            <text:p><text:s text:c="8"/></text:p>
            <text:p><text:s text:c="12"/>Derrick Favors (ankle) was quiet on offense in his return to action on Friday vs. the Hornets, scoring five points on 2-of-4 shooting with seven rebounds, four assists and two blocks in 29 minutes.</text:p>
            <text:p><text:s text:c="8"/></text:p>
            <text:p><text:s text:c="8"/></text:p>
            <text:p><text:s text:c="13"/>Dwight Howard and the Hornets have allowed the second fewest fantasy points to centers this season, so the matchup didn't do him any favors. Rudy Gobert (knee) is scheduled to be re-evaluated later this weekend and the Jazz have been linked to Chicago's Nikola Mirotic, so Favors' rest-of-season outlook is a little bleak unless he is a part of any deal.</text:p>
            <text:p><text:s text:c="8"/></text:p>
            <text:p><text:s text:c="8"/></text:p>
            <text:p><text:s text:c="13"/></text:p>
            <text:p><text:s text:c="14"/></text:p>
            <text:p><text:s text:c="13"/>Jan 12 - 9: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 went off for 35 points in a 99-88 loss to the Hornets on Friday, hitting 10-of-20 shots and 10-of-11 free throws in 37 minutes with five rebounds, two steals and five triples in 37 minutes.</text:p>
            <text:p><text:s text:c="8"/></text:p>
            <text:p><text:s text:c="8"/></text:p>
            <text:p><text:s text:c="13"/>He was the only starter who scored in double digits as the Jazz dropped to 3-10 since Rudy Gobert went down with his latest knee injury. As phenomenal as Mitchell was, he ran out of steam late in the game and missed his final four shots with four turnovers in the final five minutes, but we're not about to complain and neither will his fantasy owners. This was his fourth game of the season with 30+ points and he's giving Ben Simmons a run for his money for the ROY award.</text:p>
            <text:p><text:s text:c="8"/></text:p>
            <text:p><text:s text:c="8"/></text:p>
            <text:p><text:s text:c="13"/></text:p>
            <text:p><text:s text:c="14"/></text:p>
            <text:p><text:s text:c="13"/>Jan 12 - 9: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ion Waiters</text:p>
            <text:p><text:s text:c="17"/></text:p>
            <text:p><text:s text:c="17"/></text:p>
            <text:p><text:s text:c="22"/>- G - <text:s/>Heat</text:p>
            <text:p><text:s text:c="16"/></text:p>
            <text:p><text:s text:c="17"/></text:p>
            <text:p><text:s text:c="12"/></text:p>
            <text:p><text:s text:c="8"/></text:p>
            <text:p><text:s text:c="8"/></text:p>
            <text:p><text:s text:c="8"/></text:p>
            <text:p><text:s text:c="12"/>The Heat confirmed that Dion Waiters will undergo surgery on his ankle "at a time to be determined in the near future."</text:p>
            <text:p><text:s text:c="8"/></text:p>
            <text:p><text:s text:c="8"/></text:p>
            <text:p><text:s text:c="13"/>The Heat did not provide a timetable, but the surgery will end his season according to Yahoo's Shams Charania. Waiters is expected to make a full recovery, but it's officially safe to drop him in re-draft formats. Goran Dragic, Josh Richardson, Wayne Ellington and Tyler Johnson all benefit from a fantasy perspective with this news.</text:p>
            <text:p><text:s text:c="8"/></text:p>
            <text:p><text:s text:c="8"/></text:p>
            <text:p><text:s text:c="13"/></text:p>
            <text:p><text:s text:c="14"/></text:p>
            <text:p><text:s text:c="13"/>Source: NBA.com <text:s text:c="42"/>Jan 12 - 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Jackson</text:p>
            <text:p><text:s text:c="17"/></text:p>
            <text:p><text:s text:c="17"/></text:p>
            <text:p><text:s text:c="22"/>- F - <text:s/>Suns</text:p>
            <text:p><text:s text:c="16"/></text:p>
            <text:p><text:s text:c="17"/></text:p>
            <text:p><text:s text:c="12"/></text:p>
            <text:p><text:s text:c="8"/></text:p>
            <text:p><text:s text:c="8"/></text:p>
            <text:p><text:s text:c="8"/></text:p>
            <text:p><text:s text:c="12"/>Josh Jackson (hip, groin) will not play on Friday vs. the Rockets.</text:p>
            <text:p><text:s text:c="8"/></text:p>
            <text:p><text:s text:c="8"/></text:p>
            <text:p><text:s text:c="13"/>The Suns have no reason to deploy Jackson at less than 100 percent, but his next chance to play will be on <text:s/>Sunday vs. the Pacers. T.J. Warren will have a heavy workload tonight and the Suns will use a committee approach to soak up the rest of Jackson's minutes. Based on coach Jay Triano's comments, we'll see a lot of small-ball lineups.</text:p>
            <text:p><text:s text:c="8"/></text:p>
            <text:p><text:s text:c="8"/></text:p>
            <text:p><text:s text:c="13"/></text:p>
            <text:p><text:s text:c="14"/></text:p>
            <text:p><text:s text:c="13"/>Jan 12 - 8: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Canaan</text:p>
            <text:p><text:s text:c="17"/></text:p>
            <text:p><text:s text:c="17"/></text:p>
            <text:p><text:s text:c="22"/>- G - <text:s/>Suns</text:p>
            <text:p><text:s text:c="16"/></text:p>
            <text:p><text:s text:c="17"/></text:p>
            <text:p><text:s text:c="12"/></text:p>
            <text:p><text:s text:c="8"/></text:p>
            <text:p><text:s text:c="8"/></text:p>
            <text:p><text:s text:c="8"/></text:p>
            <text:p><text:s text:c="12"/>Isaiah Canaan (groin) and Josh Jackson (hip) will not play on Friday vs. the Rockets.</text:p>
            <text:p><text:s text:c="8"/></text:p>
            <text:p><text:s text:c="8"/></text:p>
            <text:p><text:s text:c="13"/>Canaan was upgraded to probable and was expected to return, but coach Jay Triano said he's "just not ready yet." Tyler Ulis will see more minutes with Canaan out and we'll see Devin Booker run some point.</text:p>
            <text:p><text:s text:c="8"/></text:p>
            <text:p><text:s text:c="8"/></text:p>
            <text:p><text:s text:c="13"/></text:p>
            <text:p><text:s text:c="14"/></text:p>
            <text:p><text:s text:c="13"/>Source: Craig Grialou on Twitter <text:s text:c="25"/>Jan 12 - 8: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habo Sefolosha</text:p>
            <text:p><text:s text:c="17"/></text:p>
            <text:p><text:s text:c="17"/></text:p>
            <text:p><text:s text:c="22"/>- G/F - <text:s/>Jazz</text:p>
            <text:p><text:s text:c="16"/></text:p>
            <text:p><text:s text:c="17"/></text:p>
            <text:p><text:s text:c="12"/></text:p>
            <text:p><text:s text:c="8"/></text:p>
            <text:p><text:s text:c="8"/></text:p>
            <text:p><text:s text:c="8"/></text:p>
            <text:p><text:s text:c="12"/>Thabo Sefolosha has been diagnosed with a right knee sprain and will not return to Friday's game vs. the Hornets.</text:p>
            <text:p><text:s text:c="8"/></text:p>
            <text:p><text:s text:c="8"/></text:p>
            <text:p><text:s text:c="13"/>Sefolosha was doing some work on the sidelines when the Jazz ruled him out, so hopefully he's just day-to-day. Joe Johnson could pick up some minutes if Sefolosha misses time, while Jonas Jerebko would also be a candidate depending on the matchup. Sefolosha finished with seven points, four rebounds, two assists, one block and one triple.</text:p>
            <text:p><text:s text:c="8"/></text:p>
            <text:p><text:s text:c="8"/></text:p>
            <text:p><text:s text:c="13"/></text:p>
            <text:p><text:s text:c="14"/></text:p>
            <text:p><text:s text:c="13"/>Source: Jazz PR <text:s text:c="42"/>Jan 12 - 8: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ill Barton</text:p>
            <text:p><text:s text:c="17"/></text:p>
            <text:p><text:s text:c="17"/></text:p>
            <text:p><text:s text:c="22"/>- G/F - <text:s/>Nuggets</text:p>
            <text:p><text:s text:c="16"/></text:p>
            <text:p><text:s text:c="17"/></text:p>
            <text:p><text:s text:c="12"/></text:p>
            <text:p><text:s text:c="8"/></text:p>
            <text:p><text:s text:c="8"/></text:p>
            <text:p><text:s text:c="8"/></text:p>
            <text:p><text:s text:c="12"/>Will Barton will start in place of Gary Harris (personal) on Friday vs. the Grizzlies.</text:p>
            <text:p><text:s text:c="8"/></text:p>
            <text:p><text:s text:c="8"/></text:p>
            <text:p><text:s text:c="13"/>Harris is tending to a "private family matter," but coach Malone is hopeful to have him back on Saturday vs. the Spurs. Barton has been in a slump lately and is hitting 35.9% from the field over his last five games, so maybe the move to the first unit will get him going again.</text:p>
            <text:p><text:s text:c="8"/></text:p>
            <text:p><text:s text:c="8"/></text:p>
            <text:p><text:s text:c="13"/></text:p>
            <text:p><text:s text:c="14"/></text:p>
            <text:p><text:s text:c="13"/>Source: Gina Mizell on Twitter <text:s text:c="27"/>Jan 12 - 8: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trick McCaw</text:p>
            <text:p><text:s text:c="17"/></text:p>
            <text:p><text:s text:c="17"/></text:p>
            <text:p><text:s text:c="22"/>- G - <text:s/>Warriors</text:p>
            <text:p><text:s text:c="16"/></text:p>
            <text:p><text:s text:c="17"/></text:p>
            <text:p><text:s text:c="12"/></text:p>
            <text:p><text:s text:c="8"/></text:p>
            <text:p><text:s text:c="8"/></text:p>
            <text:p><text:s text:c="8"/></text:p>
            <text:p><text:s text:c="12"/>Patrick McCaw is starting at point guard against the Bucks on Friday.</text:p>
            <text:p><text:s text:c="8"/></text:p>
            <text:p><text:s text:c="8"/></text:p>
            <text:p><text:s text:c="13"/>The Warriors account Tweeted out that Quinn Cook would start, but several beat writers confirmed that it's McCaw getting the nod. Stephen Curry (ankle) is expected back on Saturday, so there's no real reason to pick up McCaw unless you want to stream him tonight.</text:p>
            <text:p><text:s text:c="8"/></text:p>
            <text:p><text:s text:c="8"/></text:p>
            <text:p><text:s text:c="13"/></text:p>
            <text:p><text:s text:c="14"/></text:p>
            <text:p><text:s text:c="13"/>Jan 12 - 8: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bazz Napier</text:p>
            <text:p><text:s text:c="17"/></text:p>
            <text:p><text:s text:c="17"/></text:p>
            <text:p><text:s text:c="22"/>- G - <text:s/>Trail Blazers</text:p>
            <text:p><text:s text:c="16"/></text:p>
            <text:p><text:s text:c="17"/></text:p>
            <text:p><text:s text:c="12"/></text:p>
            <text:p><text:s text:c="8"/></text:p>
            <text:p><text:s text:c="8"/></text:p>
            <text:p><text:s text:c="8"/></text:p>
            <text:p><text:s text:c="12"/>Shabazz Napier will start on Friday vs. the Pelicans with Evan Turner (illness) out.</text:p>
            <text:p><text:s text:c="8"/></text:p>
            <text:p><text:s text:c="8"/></text:p>
            <text:p><text:s text:c="13"/>He'll join Damian Lillard, C.J. McCollum, Al-Farouq Aminu and Jusuf Nurkic in the first unit. Napier's upside isn't as high while Lillard and McCollum are active, but he still has some streaming appeal tonight.</text:p>
            <text:p><text:s text:c="8"/></text:p>
            <text:p><text:s text:c="8"/></text:p>
            <text:p><text:s text:c="13"/></text:p>
            <text:p><text:s text:c="14"/></text:p>
            <text:p><text:s text:c="13"/>Source: Peter Socotch on Twitter <text:s text:c="25"/>Jan 12 - 7: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Anthony Davis</text:p>
            <text:p><text:s text:c="17"/></text:p>
            <text:p><text:s text:c="17"/></text:p>
            <text:p><text:s text:c="22"/>- F/C - <text:s/>Pelicans</text:p>
            <text:p><text:s text:c="16"/></text:p>
            <text:p><text:s text:c="17"/></text:p>
            <text:p><text:s text:c="12"/></text:p>
            <text:p><text:s text:c="8"/></text:p>
            <text:p><text:s text:c="8"/></text:p>
            <text:p><text:s text:c="8"/></text:p>
            <text:p><text:s text:c="12"/>Anthony Davis (ankle) is available on Friday vs. Portland.</text:p>
            <text:p><text:s text:c="8"/></text:p>
            <text:p><text:s text:c="8"/></text:p>
            <text:p><text:s text:c="13"/>His ankle is feeling a lot better and coach Alvin Gentry said he won't have any restrictions, so he'll see his normal allotment of minutes as long as his ankle holds up. Check back after the game for an update.</text:p>
            <text:p><text:s text:c="8"/></text:p>
            <text:p><text:s text:c="8"/></text:p>
            <text:p><text:s text:c="13"/></text:p>
            <text:p><text:s text:c="14"/></text:p>
            <text:p><text:s text:c="13"/>Source: Pelicans PR on Twitter <text:s text:c="27"/>Jan 12 - 7: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re Carroll</text:p>
            <text:p><text:s text:c="17"/></text:p>
            <text:p><text:s text:c="17"/></text:p>
            <text:p><text:s text:c="22"/>- F - <text:s/>Nets</text:p>
            <text:p><text:s text:c="16"/></text:p>
            <text:p><text:s text:c="17"/></text:p>
            <text:p><text:s text:c="12"/></text:p>
            <text:p><text:s text:c="8"/></text:p>
            <text:p><text:s text:c="8"/></text:p>
            <text:p><text:s text:c="8"/></text:p>
            <text:p><text:s text:c="12"/>DeMarre Carroll (knee) will return to the starting lineup for Friday's game against the Hawks, sending Joe Harris back to the second unit.</text:p>
            <text:p><text:s text:c="8"/></text:p>
            <text:p><text:s text:c="8"/></text:p>
            <text:p><text:s text:c="13"/>The Nets will roll out a starting five featuring Spencer Dinwiddie, Allen Crabbe, Carroll, Rondae Hollis-Jefferson and Tyler Zeller tonight, and it'll be interesting to see what Carroll's minutes look like tonight following his two-game absence. Harris isn't a very attractive target while working with the second unit, and Nik Stauskas figures to lose some minutes with Carroll back in action.</text:p>
            <text:p><text:s text:c="8"/></text:p>
            <text:p><text:s text:c="8"/></text:p>
            <text:p><text:s text:c="13"/>Related: Tyler Zeller, Allen Crabbe, Spencer Dinwiddie, Rondae Hollis-Jefferson, Joe Harris</text:p>
            <text:p><text:s text:c="14"/></text:p>
            <text:p><text:s text:c="13"/>Source: Alex Labidou on Twitter <text:s text:c="26"/>Jan 12 - 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ny Green</text:p>
            <text:p><text:s text:c="17"/></text:p>
            <text:p><text:s text:c="17"/></text:p>
            <text:p><text:s text:c="22"/>- G/F - <text:s/>Spurs</text:p>
            <text:p><text:s text:c="16"/></text:p>
            <text:p><text:s text:c="17"/></text:p>
            <text:p><text:s text:c="12"/></text:p>
            <text:p><text:s text:c="8"/></text:p>
            <text:p><text:s text:c="8"/></text:p>
            <text:p><text:s text:c="8"/></text:p>
            <text:p><text:s text:c="12"/>Danny Green (groin) is questionable for Saturday's game vs. Denver.</text:p>
            <text:p><text:s text:c="8"/></text:p>
            <text:p><text:s text:c="8"/></text:p>
            <text:p><text:s text:c="13"/>He was questionable to face the Lakers on Thursday, but he was ruled out several hours before tip-off and has now missed five games in a row. Bryn Forbes will continue to be an option in deeper leagues for his 3-point shooting if Green can't go.</text:p>
            <text:p><text:s text:c="8"/></text:p>
            <text:p><text:s text:c="8"/></text:p>
            <text:p><text:s text:c="13"/></text:p>
            <text:p><text:s text:c="14"/></text:p>
            <text:p><text:s text:c="13"/>Source: Paul Garcia on Twitter <text:s text:c="27"/>Jan 12 - 6: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shoulder) is listed as questionable for Saturday's game vs. the Nuggets.</text:p>
            <text:p><text:s text:c="8"/></text:p>
            <text:p><text:s text:c="8"/></text:p>
            <text:p><text:s text:c="13"/>The Spurs haven't been transparent at all, so we don't have much to work with. Check back for another update after Saturday's morning shootaround. If he can't play, Kyle Anderson will continue to hold down the fort at SF with LaMarcus Aldridge carrying the offense.</text:p>
            <text:p><text:s text:c="8"/></text:p>
            <text:p><text:s text:c="8"/></text:p>
            <text:p><text:s text:c="13"/></text:p>
            <text:p><text:s text:c="14"/></text:p>
            <text:p><text:s text:c="13"/>Source: Paul Garcia on Twitter <text:s text:c="27"/>Jan 12 - 6: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im Hardaway Jr.</text:p>
            <text:p><text:s text:c="17"/></text:p>
            <text:p><text:s text:c="17"/></text:p>
            <text:p><text:s text:c="22"/>- G/F - <text:s/>Knicks</text:p>
            <text:p><text:s text:c="16"/></text:p>
            <text:p><text:s text:c="17"/></text:p>
            <text:p><text:s text:c="12"/></text:p>
            <text:p><text:s text:c="8"/></text:p>
            <text:p><text:s text:c="8"/></text:p>
            <text:p><text:s text:c="8"/></text:p>
            <text:p><text:s text:c="12"/>Tim Hardaway Jr. (leg) will play Friday vs. the Timberwolves.</text:p>
            <text:p><text:s text:c="8"/></text:p>
            <text:p><text:s text:c="8"/></text:p>
            <text:p><text:s text:c="13"/>THJ has spent the past month on the sidelines, so he'll assuredly be dealing with a minutes limit for at least his first few games of being out there. He's not a must-play guy in his first game back from the long layoff, but he is must-own now that he's finally back out there. Michael Beasley's minutes will likely take a hit once Hardway Jr. is fully up to speed, and Courtney Lee's usage will dip. He'll come off the bench tonight, but Lance Thomas' days as a starter are numbered.</text:p>
            <text:p><text:s text:c="8"/></text:p>
            <text:p><text:s text:c="8"/></text:p>
            <text:p><text:s text:c="13"/>Related: Lance Thomas, Michael Beasley, Courtney Lee</text:p>
            <text:p><text:s text:c="14"/></text:p>
            <text:p><text:s text:c="13"/>Source: Al Iannazzone on Twitter <text:s text:c="25"/>Jan 12 - 6: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right calf strain) is available to play on Friday vs. the Pelicans.</text:p>
            <text:p><text:s text:c="8"/></text:p>
            <text:p><text:s text:c="8"/></text:p>
            <text:p><text:s text:c="13"/>Barring a setback in warmups, Lillard will start and should see his normal allotment of minutes. He had 29 points, eight assists, five rebounds, two steals and one 3-pointer in 32 minutes in his last game, so make sure he's active in all lineups.</text:p>
            <text:p><text:s text:c="8"/></text:p>
            <text:p><text:s text:c="8"/></text:p>
            <text:p><text:s text:c="13"/></text:p>
            <text:p><text:s text:c="14"/></text:p>
            <text:p><text:s text:c="13"/>Source: Jamie Hudson on Twitter <text:s text:c="26"/>Jan 12 - 6: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van Turner</text:p>
            <text:p><text:s text:c="17"/></text:p>
            <text:p><text:s text:c="17"/></text:p>
            <text:p><text:s text:c="22"/>- G/F - <text:s/>Trail Blazers</text:p>
            <text:p><text:s text:c="16"/></text:p>
            <text:p><text:s text:c="17"/></text:p>
            <text:p><text:s text:c="12"/></text:p>
            <text:p><text:s text:c="8"/></text:p>
            <text:p><text:s text:c="8"/></text:p>
            <text:p><text:s text:c="8"/></text:p>
            <text:p><text:s text:c="12"/>Evan Turner (illness) has been ruled out for Friday's game against the Pelicans.</text:p>
            <text:p><text:s text:c="8"/></text:p>
            <text:p><text:s text:c="8"/></text:p>
            <text:p><text:s text:c="13"/>With Turner unavailable tonight, there will be more minutes available for guys like Moe Harkless, Pat Connaughton and perhaps Shabazz Napier. Portland plays again on Sunday in Minnesota, and for now, we'll be considering Turner questionable for that one. Harkless could be someone to think about as a low-end streamer or DFS punt play tonight.</text:p>
            <text:p><text:s text:c="8"/></text:p>
            <text:p><text:s text:c="8"/></text:p>
            <text:p><text:s text:c="13"/>Related: Moe Harkless, Shabazz Napier, Pat Connaughton</text:p>
            <text:p><text:s text:c="14"/></text:p>
            <text:p><text:s text:c="13"/>Source: Casey Holdahl on Twitter <text:s text:c="25"/>Jan 12 - 6: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hony Davis</text:p>
            <text:p><text:s text:c="17"/></text:p>
            <text:p><text:s text:c="17"/></text:p>
            <text:p><text:s text:c="22"/>- F/C - <text:s/>Pelicans</text:p>
            <text:p><text:s text:c="16"/></text:p>
            <text:p><text:s text:c="17"/></text:p>
            <text:p><text:s text:c="12"/></text:p>
            <text:p><text:s text:c="8"/></text:p>
            <text:p><text:s text:c="8"/></text:p>
            <text:p><text:s text:c="8"/></text:p>
            <text:p><text:s text:c="12"/>Alvin Gentry said he expects Anthony Davis (ankle) to play Friday vs. Portland.</text:p>
            <text:p><text:s text:c="8"/></text:p>
            <text:p><text:s text:c="8"/></text:p>
            <text:p><text:s text:c="13"/>Davis said he was feeling "a lot better" after shootaround, so it looks like he'll be taking the court tonight following a one-game stint on the sidelines. Gentry said that he won't have any sort of minutes limit if he plays, so Davis owners can feel good about rolling him out there for what should be an uptempo game against Portland.</text:p>
            <text:p><text:s text:c="8"/></text:p>
            <text:p><text:s text:c="8"/></text:p>
            <text:p><text:s text:c="13"/></text:p>
            <text:p><text:s text:c="14"/></text:p>
            <text:p><text:s text:c="13"/>Source: Will Guillory on Twitter <text:s text:c="25"/>Jan 12 - 6: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wayne Dedmon</text:p>
            <text:p><text:s text:c="17"/></text:p>
            <text:p><text:s text:c="17"/></text:p>
            <text:p><text:s text:c="22"/>- C - <text:s/>Hawks</text:p>
            <text:p><text:s text:c="16"/></text:p>
            <text:p><text:s text:c="17"/></text:p>
            <text:p><text:s text:c="12"/></text:p>
            <text:p><text:s text:c="8"/></text:p>
            <text:p><text:s text:c="8"/></text:p>
            <text:p><text:s text:c="8"/></text:p>
            <text:p><text:s text:c="12"/>Dewayne Dedmon (leg), Mike Muscala (ankle) and Taurean Prince (finger) are available to play Friday vs. the Nets.</text:p>
            <text:p><text:s text:c="8"/></text:p>
            <text:p><text:s text:c="8"/></text:p>
            <text:p><text:s text:c="13"/>This is standard protocol from the Hawks, they list them as probable, then available to play, then playing. None of these guys were in danger of sitting out tonight's game, but they'll probably be on the injury report for some inexplicable reason for another few weeks.</text:p>
            <text:p><text:s text:c="8"/></text:p>
            <text:p><text:s text:c="8"/></text:p>
            <text:p><text:s text:c="13"/>Related: Taurean Prince, Mike Muscala</text:p>
            <text:p><text:s text:c="14"/></text:p>
            <text:p><text:s text:c="13"/>Source: Atlanta Hawks on Twitter <text:s text:c="25"/>Jan 12 - 6: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mri Casspi</text:p>
            <text:p><text:s text:c="17"/></text:p>
            <text:p><text:s text:c="17"/></text:p>
            <text:p><text:s text:c="22"/>- F - <text:s/>Warriors</text:p>
            <text:p><text:s text:c="16"/></text:p>
            <text:p><text:s text:c="17"/></text:p>
            <text:p><text:s text:c="12"/></text:p>
            <text:p><text:s text:c="8"/></text:p>
            <text:p><text:s text:c="8"/></text:p>
            <text:p><text:s text:c="8"/></text:p>
            <text:p><text:s text:c="12"/>Omri Casspi (back soreness) will not play on Friday vs. the Bucks.</text:p>
            <text:p><text:s text:c="8"/></text:p>
            <text:p><text:s text:c="8"/></text:p>
            <text:p><text:s text:c="13"/>This issue has been lingering for weeks, so the Warriors will play it safe like they normally do. Andre Iguodala and Nick Young may pick up a few extra minutes in his absence.</text:p>
            <text:p><text:s text:c="8"/></text:p>
            <text:p><text:s text:c="8"/></text:p>
            <text:p><text:s text:c="13"/></text:p>
            <text:p><text:s text:c="14"/></text:p>
            <text:p><text:s text:c="13"/>Source: Warriors PR on Twitter <text:s text:c="27"/>Jan 12 - 6: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s Jerebko</text:p>
            <text:p><text:s text:c="17"/></text:p>
            <text:p><text:s text:c="17"/></text:p>
            <text:p><text:s text:c="22"/>- F - <text:s/>Jazz</text:p>
            <text:p><text:s text:c="16"/></text:p>
            <text:p><text:s text:c="17"/></text:p>
            <text:p><text:s text:c="12"/></text:p>
            <text:p><text:s text:c="8"/></text:p>
            <text:p><text:s text:c="8"/></text:p>
            <text:p><text:s text:c="8"/></text:p>
            <text:p><text:s text:c="12"/>Jonas Jerebko will come off the bench on Friday vs. the Hornets.</text:p>
            <text:p><text:s text:c="8"/></text:p>
            <text:p><text:s text:c="8"/></text:p>
            <text:p><text:s text:c="13"/>The Jazz will go with a smaller lineup with Thabo Sefolosha and Derrick Favors (knee) at the four and five. Jerebko was a DNP-CD in two straight games before his start on Wednesday, so he's not a lock to see minutes tonight.</text:p>
            <text:p><text:s text:c="8"/></text:p>
            <text:p><text:s text:c="8"/></text:p>
            <text:p><text:s text:c="13"/></text:p>
            <text:p><text:s text:c="14"/></text:p>
            <text:p><text:s text:c="13"/>Jan 12 - 6: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Favors</text:p>
            <text:p><text:s text:c="17"/></text:p>
            <text:p><text:s text:c="17"/></text:p>
            <text:p><text:s text:c="22"/>- F/C - <text:s/>Jazz</text:p>
            <text:p><text:s text:c="16"/></text:p>
            <text:p><text:s text:c="17"/></text:p>
            <text:p><text:s text:c="12"/></text:p>
            <text:p><text:s text:c="8"/></text:p>
            <text:p><text:s text:c="8"/></text:p>
            <text:p><text:s text:c="8"/></text:p>
            <text:p><text:s text:c="12"/>Updating a previous report, Derrick Favors (ankle) will be in the starting lineup for Friday's matchup with Charlotte.</text:p>
            <text:p><text:s text:c="8"/></text:p>
            <text:p><text:s text:c="8"/></text:p>
            <text:p><text:s text:c="13"/>Favors only missed one game with the minor ankle issue, and there haven't been any reports of a minutes limit, so owners can feel free to throw him out there for tonight's game. Ekpe Udoh will return to the bench, and as a reserve, Udoh can't be considered a viable target in most leagues.</text:p>
            <text:p><text:s text:c="8"/></text:p>
            <text:p><text:s text:c="8"/></text:p>
            <text:p><text:s text:c="13"/></text:p>
            <text:p><text:s text:c="14"/></text:p>
            <text:p><text:s text:c="13"/>Source: Kyle Goon on Twitter <text:s text:c="29"/>Jan 12 - 6: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kpe Udoh</text:p>
            <text:p><text:s text:c="17"/></text:p>
            <text:p><text:s text:c="17"/></text:p>
            <text:p><text:s text:c="22"/>- F/C - <text:s/>Jazz</text:p>
            <text:p><text:s text:c="16"/></text:p>
            <text:p><text:s text:c="17"/></text:p>
            <text:p><text:s text:c="12"/></text:p>
            <text:p><text:s text:c="8"/></text:p>
            <text:p><text:s text:c="8"/></text:p>
            <text:p><text:s text:c="8"/></text:p>
            <text:p><text:s text:c="12"/>Ekpe Udoh will return to the bench on Friday vs. the Hornets.</text:p>
            <text:p><text:s text:c="8"/></text:p>
            <text:p><text:s text:c="8"/></text:p>
            <text:p><text:s text:c="13"/>No surprise here, as Derrick Favors (knee) is back in action tonight. Udoh was impressive in a fill-in start on Wednesday with 16 points (7-of-10 FGs, 2-of-2 FTs), nine rebounds, three steals, two assists and two blocks in 34 minutes, but he'll be hard to trust outside of very deep leagues while Favors is active. Rudy Gobert (knee) is nearing a return as well.</text:p>
            <text:p><text:s text:c="8"/></text:p>
            <text:p><text:s text:c="8"/></text:p>
            <text:p><text:s text:c="13"/></text:p>
            <text:p><text:s text:c="14"/></text:p>
            <text:p><text:s text:c="13"/>Jan 12 - 6: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habo Sefolosha</text:p>
            <text:p><text:s text:c="17"/></text:p>
            <text:p><text:s text:c="17"/></text:p>
            <text:p><text:s text:c="22"/>- G/F - <text:s/>Jazz</text:p>
            <text:p><text:s text:c="16"/></text:p>
            <text:p><text:s text:c="17"/></text:p>
            <text:p><text:s text:c="12"/></text:p>
            <text:p><text:s text:c="8"/></text:p>
            <text:p><text:s text:c="8"/></text:p>
            <text:p><text:s text:c="8"/></text:p>
            <text:p><text:s text:c="12"/>Thabo Sefolosha and Derrick Favors (ankle) will be in the starting lineup for Friday's game against the Hornets.</text:p>
            <text:p><text:s text:c="8"/></text:p>
            <text:p><text:s text:c="8"/></text:p>
            <text:p><text:s text:c="13"/>With both these guys in the starting five, the corresponding move will likely be Jonas Jerebko and Ekpe Udoh returning to the bench, and both those guys will lose a lot of value with the demotion to the second unit. Sefolosha has played well as a starter this season with averages of 10.6 points, 8.0 boards, 1.2 assists and 3.0 steals per contest, so he could be someone to think about as a streamer in deep leagues.</text:p>
            <text:p><text:s text:c="8"/></text:p>
            <text:p><text:s text:c="8"/></text:p>
            <text:p><text:s text:c="13"/>Related: Jonas Jerebko, Derrick Favors, Ekpe Udoh</text:p>
            <text:p><text:s text:c="14"/></text:p>
            <text:p><text:s text:c="13"/>Source: Kyle Goon on Twitter <text:s text:c="29"/>Jan 12 - 6: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re Carroll</text:p>
            <text:p><text:s text:c="17"/></text:p>
            <text:p><text:s text:c="17"/></text:p>
            <text:p><text:s text:c="22"/>- F - <text:s/>Nets</text:p>
            <text:p><text:s text:c="16"/></text:p>
            <text:p><text:s text:c="17"/></text:p>
            <text:p><text:s text:c="12"/></text:p>
            <text:p><text:s text:c="8"/></text:p>
            <text:p><text:s text:c="8"/></text:p>
            <text:p><text:s text:c="8"/></text:p>
            <text:p><text:s text:c="12"/>DeMarre Carroll (knee) will be available to play Friday against the Hawks.</text:p>
            <text:p><text:s text:c="8"/></text:p>
            <text:p><text:s text:c="8"/></text:p>
            <text:p><text:s text:c="13"/>The Junkyard Dog should be back out there tonight for a matchup against his former team, which should shift Joe Harris back to the second unit. Carroll hasn't played well for a full month, so while he's likely to return to the court, he's not a great target in most settings.</text:p>
            <text:p><text:s text:c="8"/></text:p>
            <text:p><text:s text:c="8"/></text:p>
            <text:p><text:s text:c="13"/></text:p>
            <text:p><text:s text:c="14"/></text:p>
            <text:p><text:s text:c="13"/>Source: Brian Lewis on Twitter <text:s text:c="27"/>Jan 12 - 5: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ose Calderon</text:p>
            <text:p><text:s text:c="17"/></text:p>
            <text:p><text:s text:c="17"/></text:p>
            <text:p><text:s text:c="22"/>- G - <text:s/>Cavaliers</text:p>
            <text:p><text:s text:c="16"/></text:p>
            <text:p><text:s text:c="17"/></text:p>
            <text:p><text:s text:c="12"/></text:p>
            <text:p><text:s text:c="8"/></text:p>
            <text:p><text:s text:c="8"/></text:p>
            <text:p><text:s text:c="8"/></text:p>
            <text:p><text:s text:c="12"/>Jose Calderon will be in the starting lineup for Friday's game against the Pacers, with Isaiah Thomas (rest) taking the night off.</text:p>
            <text:p><text:s text:c="8"/></text:p>
            <text:p><text:s text:c="8"/></text:p>
            <text:p><text:s text:c="13"/>Joining Calderon in the starting unit for tonight's game will be J.R. Smith, LeBron James, Jae Crowder and Kevin Love. As a starter this season, Calderon owns averages of 5.1 points, 2.4 assists and 1.0 triple per contest, so he's not a viable target in most leagues despite the starter designation.</text:p>
            <text:p><text:s text:c="8"/></text:p>
            <text:p><text:s text:c="8"/></text:p>
            <text:p><text:s text:c="13"/></text:p>
            <text:p><text:s text:c="14"/></text:p>
            <text:p><text:s text:c="13"/>Source: Cleveland.com <text:s text:c="36"/>Jan 12 - 5: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yane Wade</text:p>
            <text:p><text:s text:c="17"/></text:p>
            <text:p><text:s text:c="17"/></text:p>
            <text:p><text:s text:c="22"/>- G - <text:s/>Heat</text:p>
            <text:p><text:s text:c="16"/></text:p>
            <text:p><text:s text:c="17"/></text:p>
            <text:p><text:s text:c="12"/></text:p>
            <text:p><text:s text:c="8"/></text:p>
            <text:p><text:s text:c="8"/></text:p>
            <text:p><text:s text:c="8"/></text:p>
            <text:p><text:s text:c="12"/>Dwyane Wade (rest) will not suit up for Friday's game against the Pacers.</text:p>
            <text:p><text:s text:c="8"/></text:p>
            <text:p><text:s text:c="8"/></text:p>
            <text:p><text:s text:c="13"/>The Cavs are playing the second game of a back-to-back set, so they'll be giving their 35-year-old veteran the night off, which should translate to more minutes for J.R. Smith and Kyle Korver. For what it's worth, head coach Tyronn Lue said he talked to LeBron James, and he's feeling good, so King James will not be taking the night off on this back-to-back.</text:p>
            <text:p><text:s text:c="8"/></text:p>
            <text:p><text:s text:c="8"/></text:p>
            <text:p><text:s text:c="13"/>Related: LeBron James, Kyle Korver, J.R. Smith</text:p>
            <text:p><text:s text:c="14"/></text:p>
            <text:p><text:s text:c="13"/>Source: Marla Ridenour on Twitter <text:s text:c="24"/>Jan 12 - 5: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Favors</text:p>
            <text:p><text:s text:c="17"/></text:p>
            <text:p><text:s text:c="17"/></text:p>
            <text:p><text:s text:c="22"/>- F/C - <text:s/>Jazz</text:p>
            <text:p><text:s text:c="16"/></text:p>
            <text:p><text:s text:c="17"/></text:p>
            <text:p><text:s text:c="12"/></text:p>
            <text:p><text:s text:c="8"/></text:p>
            <text:p><text:s text:c="8"/></text:p>
            <text:p><text:s text:c="8"/></text:p>
            <text:p><text:s text:c="12"/>Derrick Favors (ankle) will play Friday vs. the Hornets.</text:p>
            <text:p><text:s text:c="8"/></text:p>
            <text:p><text:s text:c="8"/></text:p>
            <text:p><text:s text:c="13"/>Favors missed Wednesday's game with the minor right ankle sprain, but he's a full four days off, so he should be good to go without any restrictions tonight. With Favors back in the mix, Ekpe Udoh will lose most of his value with the return to the second unit, and Jonas Jerebko won't play as much.</text:p>
            <text:p><text:s text:c="8"/></text:p>
            <text:p><text:s text:c="8"/></text:p>
            <text:p><text:s text:c="13"/>Related: Jonas Jerebko, Ekpe Udoh</text:p>
            <text:p><text:s text:c="14"/></text:p>
            <text:p><text:s text:c="13"/>Source: Kristen Kenney on Twitter <text:s text:c="24"/>Jan 12 - 5: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tto Porter</text:p>
            <text:p><text:s text:c="17"/></text:p>
            <text:p><text:s text:c="17"/></text:p>
            <text:p><text:s text:c="22"/>- F - <text:s/>Wizards</text:p>
            <text:p><text:s text:c="16"/></text:p>
            <text:p><text:s text:c="17"/></text:p>
            <text:p><text:s text:c="12"/></text:p>
            <text:p><text:s text:c="8"/></text:p>
            <text:p><text:s text:c="8"/></text:p>
            <text:p><text:s text:c="8"/></text:p>
            <text:p><text:s text:c="12"/>Otto Porter (hip) won't be on any sort of minutes limit for Friday's game against the Magic.</text:p>
            <text:p><text:s text:c="8"/></text:p>
            <text:p><text:s text:c="8"/></text:p>
            <text:p><text:s text:c="13"/>Porter looked fine in his return from a one-game absence on Wednesday, tallying 14 points, six boards, three steals, two triples and one assist in 37 minutes of action, and he should see a similar workload tonight. Get him active.</text:p>
            <text:p><text:s text:c="8"/></text:p>
            <text:p><text:s text:c="8"/></text:p>
            <text:p><text:s text:c="13"/></text:p>
            <text:p><text:s text:c="14"/></text:p>
            <text:p><text:s text:c="13"/>Source: Ben Standig on Twitter <text:s text:c="27"/>Jan 12 - 5: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ndre Jordan</text:p>
            <text:p><text:s text:c="17"/></text:p>
            <text:p><text:s text:c="17"/></text:p>
            <text:p><text:s text:c="22"/>- C - <text:s/>Clippers</text:p>
            <text:p><text:s text:c="16"/></text:p>
            <text:p><text:s text:c="17"/></text:p>
            <text:p><text:s text:c="12"/></text:p>
            <text:p><text:s text:c="8"/></text:p>
            <text:p><text:s text:c="8"/></text:p>
            <text:p><text:s text:c="8"/></text:p>
            <text:p><text:s text:c="12"/>DeAndre Jordan (left ankle sprain) is being listed as questionable for Saturday's game against the Kings.</text:p>
            <text:p><text:s text:c="8"/></text:p>
            <text:p><text:s text:c="8"/></text:p>
            <text:p><text:s text:c="13"/>Jordan's ankle sprain didn't look too bad on Thursday, and with the Clippers battling for a playoff spot, there could be some extra incentive for Jordan to try and push through the pain. Owners can expect another update following Saturday morning's shootaround, but if he's not able to give it a go, Montrezl Harrell would likely have the opportunity to enter the starting five and he'd make for an intriguing DFS option. Stay tuned.</text:p>
            <text:p><text:s text:c="8"/></text:p>
            <text:p><text:s text:c="8"/></text:p>
            <text:p><text:s text:c="13"/>Related: Montrezl Harrell</text:p>
            <text:p><text:s text:c="14"/></text:p>
            <text:p><text:s text:c="13"/>Source: Brad Turner on Twitter <text:s text:c="27"/>Jan 12 - 3: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un Livingston</text:p>
            <text:p><text:s text:c="17"/></text:p>
            <text:p><text:s text:c="17"/></text:p>
            <text:p><text:s text:c="22"/>- G - <text:s/>Warriors</text:p>
            <text:p><text:s text:c="16"/></text:p>
            <text:p><text:s text:c="17"/></text:p>
            <text:p><text:s text:c="12"/></text:p>
            <text:p><text:s text:c="8"/></text:p>
            <text:p><text:s text:c="8"/></text:p>
            <text:p><text:s text:c="8"/></text:p>
            <text:p><text:s text:c="12"/>Shaun Livingston (knee) will be available to play Friday vs. the Bucks.</text:p>
            <text:p><text:s text:c="8"/></text:p>
            <text:p><text:s text:c="8"/></text:p>
            <text:p><text:s text:c="13"/>He could be looking at another start with Stephen Curry (ankle) unavailable but with averages of 9.7 points, 2.9 assists and not much else over seven starts this season, he's not a great target in most leagues.</text:p>
            <text:p><text:s text:c="8"/></text:p>
            <text:p><text:s text:c="8"/></text:p>
            <text:p><text:s text:c="13"/></text:p>
            <text:p><text:s text:c="14"/></text:p>
            <text:p><text:s text:c="13"/>Source: Mark Medina on Twitter <text:s text:c="27"/>Jan 12 - 2: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ander Blue</text:p>
            <text:p><text:s text:c="17"/></text:p>
            <text:p><text:s text:c="17"/></text:p>
            <text:p><text:s text:c="22"/>- G - <text:s/>Lakers</text:p>
            <text:p><text:s text:c="16"/></text:p>
            <text:p><text:s text:c="17"/></text:p>
            <text:p><text:s text:c="12"/></text:p>
            <text:p><text:s text:c="8"/></text:p>
            <text:p><text:s text:c="8"/></text:p>
            <text:p><text:s text:c="8"/></text:p>
            <text:p><text:s text:c="12"/>The Lakers have waived G Vander Blue.</text:p>
            <text:p><text:s text:c="8"/></text:p>
            <text:p><text:s text:c="8"/></text:p>
            <text:p><text:s text:c="13"/>The Lakers now have another roster spot open to sign a player on a two-way deal, but two-way players are not the kind of guys that are likely to establish themselves as relevant names in fantasy hoops.</text:p>
            <text:p><text:s text:c="8"/></text:p>
            <text:p><text:s text:c="8"/></text:p>
            <text:p><text:s text:c="13"/></text:p>
            <text:p><text:s text:c="14"/></text:p>
            <text:p><text:s text:c="13"/>Source: NBA <text:s text:c="46"/>Jan 12 - 2: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dney Hood</text:p>
            <text:p><text:s text:c="17"/></text:p>
            <text:p><text:s text:c="17"/></text:p>
            <text:p><text:s text:c="22"/>- G/F - <text:s/>Cavaliers</text:p>
            <text:p><text:s text:c="16"/></text:p>
            <text:p><text:s text:c="17"/></text:p>
            <text:p><text:s text:c="12"/></text:p>
            <text:p><text:s text:c="8"/></text:p>
            <text:p><text:s text:c="8"/></text:p>
            <text:p><text:s text:c="8"/></text:p>
            <text:p><text:s text:c="12"/>Rodney Hood has been fined $35,000 for slapping a cell phone out of the hands of a fan on his way back to the locker room on Wednesday.</text:p>
            <text:p><text:s text:c="8"/></text:p>
            <text:p><text:s text:c="8"/></text:p>
            <text:p><text:s text:c="13"/>Hood was perturbed after getting ejected from Wednesday's game in just 15 minutes and took his frustrations out on the phone of a fan sitting courtside. The hilarious stunt will cost him a new car, but he won't be facing a suspension, so owners can plan on rolling him out there for Friday's matchup with the Hornets.</text:p>
            <text:p><text:s text:c="8"/></text:p>
            <text:p><text:s text:c="8"/></text:p>
            <text:p><text:s text:c="13"/></text:p>
            <text:p><text:s text:c="14"/></text:p>
            <text:p><text:s text:c="13"/>Source: Chris Haynes on Twitter <text:s text:c="26"/>Jan 12 - 2: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oy Williams</text:p>
            <text:p><text:s text:c="17"/></text:p>
            <text:p><text:s text:c="17"/></text:p>
            <text:p><text:s text:c="22"/>- F - <text:s/>Knicks</text:p>
            <text:p><text:s text:c="16"/></text:p>
            <text:p><text:s text:c="17"/></text:p>
            <text:p><text:s text:c="12"/></text:p>
            <text:p><text:s text:c="8"/></text:p>
            <text:p><text:s text:c="8"/></text:p>
            <text:p><text:s text:c="8"/></text:p>
            <text:p><text:s text:c="12"/>Troy Williams (knee) will not play Friday vs. the Suns.</text:p>
            <text:p><text:s text:c="8"/></text:p>
            <text:p><text:s text:c="8"/></text:p>
            <text:p><text:s text:c="13"/>He's a non-factor in the rotation, so there's no fantasy spin to this report.</text:p>
            <text:p><text:s text:c="8"/></text:p>
            <text:p><text:s text:c="8"/></text:p>
            <text:p><text:s text:c="13"/></text:p>
            <text:p><text:s text:c="14"/></text:p>
            <text:p><text:s text:c="13"/>Source: Craig Grialou on Twitter <text:s text:c="25"/>Jan 12 - 2: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Jackson</text:p>
            <text:p><text:s text:c="17"/></text:p>
            <text:p><text:s text:c="17"/></text:p>
            <text:p><text:s text:c="22"/>- F - <text:s/>Suns</text:p>
            <text:p><text:s text:c="16"/></text:p>
            <text:p><text:s text:c="17"/></text:p>
            <text:p><text:s text:c="12"/></text:p>
            <text:p><text:s text:c="8"/></text:p>
            <text:p><text:s text:c="8"/></text:p>
            <text:p><text:s text:c="8"/></text:p>
            <text:p><text:s text:c="12"/>Josh Jackson (groin) said he doesn't think he'll be able to take the court for Friday's game against the Rockets.</text:p>
            <text:p><text:s text:c="8"/></text:p>
            <text:p><text:s text:c="8"/></text:p>
            <text:p><text:s text:c="13"/>Jackson's injury was initially reported as a hip issue, but apparently, he's dealing with a groin injury, which is something that can be tricky to recover from as there's a high risk of suffering a setback if brought back too soon. It sounds like he'll be joining Marquese Chriss (hip) on the sidelines tonight, which will translate to more minutes for Jared Dudley and perhaps Daniel House will be able to get into the rotation.</text:p>
            <text:p><text:s text:c="8"/></text:p>
            <text:p><text:s text:c="8"/></text:p>
            <text:p><text:s text:c="13"/>Related: Jared Dudley</text:p>
            <text:p><text:s text:c="14"/></text:p>
            <text:p><text:s text:c="13"/>Source: Scott Bordow on Twitter <text:s text:c="26"/>Jan 12 - 2: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Canaan</text:p>
            <text:p><text:s text:c="17"/></text:p>
            <text:p><text:s text:c="17"/></text:p>
            <text:p><text:s text:c="22"/>- G - <text:s/>Suns</text:p>
            <text:p><text:s text:c="16"/></text:p>
            <text:p><text:s text:c="17"/></text:p>
            <text:p><text:s text:c="12"/></text:p>
            <text:p><text:s text:c="8"/></text:p>
            <text:p><text:s text:c="8"/></text:p>
            <text:p><text:s text:c="8"/></text:p>
            <text:p><text:s text:c="12"/>Isaiah Canaan (groin) has been upgraded to probable for Friday's game against the Rockets.</text:p>
            <text:p><text:s text:c="8"/></text:p>
            <text:p><text:s text:c="8"/></text:p>
            <text:p><text:s text:c="13"/>Canaan appears to be on track to return from a two-game absence on Friday, and considering he tends to only see minutes in the 20s and he wasn't out for very long, we wouldn't expect much restrictions on him tonight if he is able to get out there. He's played well in Phoenix this season with averages of 9.1 points, 4.5 assists, 1.1 triples, 1.0 steal and just 1.3 turnovers per game on 41.4% shooting, so he could be someone to think about grabbing in deep leagues.</text:p>
            <text:p><text:s text:c="8"/></text:p>
            <text:p><text:s text:c="8"/></text:p>
            <text:p><text:s text:c="13"/></text:p>
            <text:p><text:s text:c="14"/></text:p>
            <text:p><text:s text:c="13"/>Source: Scott Bordow on Twitter <text:s text:c="26"/>Jan 12 - 2: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zel Valentine</text:p>
            <text:p><text:s text:c="17"/></text:p>
            <text:p><text:s text:c="17"/></text:p>
            <text:p><text:s text:c="22"/>- G/F - <text:s/>Bulls</text:p>
            <text:p><text:s text:c="16"/></text:p>
            <text:p><text:s text:c="17"/></text:p>
            <text:p><text:s text:c="12"/></text:p>
            <text:p><text:s text:c="8"/></text:p>
            <text:p><text:s text:c="8"/></text:p>
            <text:p><text:s text:c="8"/></text:p>
            <text:p><text:s text:c="12"/>Zach LaVine will replace Denzel Valentine in the starting lineup for Saturday's game vs. the Pistons.</text:p>
            <text:p><text:s text:c="8"/></text:p>
            <text:p><text:s text:c="8"/></text:p>
            <text:p><text:s text:c="13"/>Valentine had started 31 games for Chicago this season and averaged 9.8 points, 5.9 rebounds and 3.3 assists over 29.7 minutes in those 31 starts. However, his fantasy value obviously takes a hit with LaVine returning to the lineup.</text:p>
            <text:p><text:s text:c="8"/></text:p>
            <text:p><text:s text:c="8"/></text:p>
            <text:p><text:s text:c="13"/></text:p>
            <text:p><text:s text:c="14"/></text:p>
            <text:p><text:s text:c="13"/>Source: Mike McGraw on Twitter <text:s text:c="27"/>Jan 12 - 2: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left knee soreness) is available to play Friday vs. the Bucks.</text:p>
            <text:p><text:s text:c="8"/></text:p>
            <text:p><text:s text:c="8"/></text:p>
            <text:p><text:s text:c="13"/>Iguodala has been dealing with minor, nagging injuries for much of the season, but has played in 36 of the Warriors 42 games thus far in 2017-18. He can be left on waivers in standard leagues.</text:p>
            <text:p><text:s text:c="8"/></text:p>
            <text:p><text:s text:c="8"/></text:p>
            <text:p><text:s text:c="13"/></text:p>
            <text:p><text:s text:c="14"/></text:p>
            <text:p><text:s text:c="13"/>Source: Warriors PR on Twitter <text:s text:c="27"/>Jan 12 - 1: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Roberson</text:p>
            <text:p><text:s text:c="17"/></text:p>
            <text:p><text:s text:c="17"/></text:p>
            <text:p><text:s text:c="22"/>- G/F - <text:s/>Thunder</text:p>
            <text:p><text:s text:c="16"/></text:p>
            <text:p><text:s text:c="17"/></text:p>
            <text:p><text:s text:c="12"/></text:p>
            <text:p><text:s text:c="8"/></text:p>
            <text:p><text:s text:c="8"/></text:p>
            <text:p><text:s text:c="8"/></text:p>
            <text:p><text:s text:c="12"/>Andre Roberson (left knee tendinitis) has been ruled out of Saturday's game vs. Charlotte.</text:p>
            <text:p><text:s text:c="8"/></text:p>
            <text:p><text:s text:c="8"/></text:p>
            <text:p><text:s text:c="13"/>Roberson reportedly went through parts of practice on Friday, but sat out the contact portions. He is inching his way towards a return but will likely need to get a full-contact practice under his belt before he is cleared to play. Terrance Ferguson is expected to draw another start on Saturday.</text:p>
            <text:p><text:s text:c="8"/></text:p>
            <text:p><text:s text:c="8"/></text:p>
            <text:p><text:s text:c="13"/></text:p>
            <text:p><text:s text:c="14"/></text:p>
            <text:p><text:s text:c="13"/>Source: Royce Young on Twitter <text:s text:c="27"/>Jan 12 - 1: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mri Casspi</text:p>
            <text:p><text:s text:c="17"/></text:p>
            <text:p><text:s text:c="17"/></text:p>
            <text:p><text:s text:c="22"/>- F - <text:s/>Warriors</text:p>
            <text:p><text:s text:c="16"/></text:p>
            <text:p><text:s text:c="17"/></text:p>
            <text:p><text:s text:c="12"/></text:p>
            <text:p><text:s text:c="8"/></text:p>
            <text:p><text:s text:c="8"/></text:p>
            <text:p><text:s text:c="8"/></text:p>
            <text:p><text:s text:c="12"/>Omri Casspi (back soreness) is listed as questionable for Friday's game vs. the Bucks.</text:p>
            <text:p><text:s text:c="8"/></text:p>
            <text:p><text:s text:c="8"/></text:p>
            <text:p><text:s text:c="13"/>Casspi has been dealing with lingering back soreness for weeks now. If he is unable to play, Andre Iguodala, who is listed as probable, and Nick Young would likely see a few more minutes off the bench.</text:p>
            <text:p><text:s text:c="8"/></text:p>
            <text:p><text:s text:c="8"/></text:p>
            <text:p><text:s text:c="13"/></text:p>
            <text:p><text:s text:c="14"/></text:p>
            <text:p><text:s text:c="13"/>Source: Mark Medina on Twitter <text:s text:c="27"/>Jan 12 - 1: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Taurean Prince</text:p>
            <text:p><text:s text:c="17"/></text:p>
            <text:p><text:s text:c="17"/></text:p>
            <text:p><text:s text:c="22"/>- F - <text:s/>Hawks</text:p>
            <text:p><text:s text:c="16"/></text:p>
            <text:p><text:s text:c="17"/></text:p>
            <text:p><text:s text:c="12"/></text:p>
            <text:p><text:s text:c="8"/></text:p>
            <text:p><text:s text:c="8"/></text:p>
            <text:p><text:s text:c="8"/></text:p>
            <text:p><text:s text:c="12"/>Taurean Prince (finger), Dewayne Dedmon (leg) and Mike Muscala (ankle) are listed as 'probable' for Friday's game vs. the Nets.</text:p>
            <text:p><text:s text:c="8"/></text:p>
            <text:p><text:s text:c="8"/></text:p>
            <text:p><text:s text:c="13"/>All three have been listed as probable for each of the Hawks last three games, and they played in each. No reason to expect anything different for this contest. Prince finished with 16 points, five rebounds, three assists, a steal and a block in 35 minutes on Wednesday.</text:p>
            <text:p><text:s text:c="8"/></text:p>
            <text:p><text:s text:c="8"/></text:p>
            <text:p><text:s text:c="13"/></text:p>
            <text:p><text:s text:c="14"/></text:p>
            <text:p><text:s text:c="13"/>Source: Hawk <text:s text:c="45"/>Jan 12 - 1: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ankle) will not play Friday night vs. the Bucks, but there is a "solid chance" he returns for Saturday's game vs. Toronto.</text:p>
            <text:p><text:s text:c="8"/></text:p>
            <text:p><text:s text:c="8"/></text:p>
            <text:p><text:s text:c="13"/>According to Warriors beat reporter Anthony Slater, Curry "looked fine" at practice on Thursday and there is a "solid chance" he returns on Saturday. The Warriors are being understandably cautious by keeping Curry out of both ends of a back-to-back. Shaun Livingston is expected to draw another start at point guard on Friday, with Patrick McCaw again seeing an uptick in minutes off the bench.RotoGrinders.com Daily Slant: With Curry and other inactive Warriors off the floor this year, Kevin Durant owns a 35.0% usage rate (+3.1%) and a 1.49 FPPM rate (+0.10). He’s quickly ascended to one of the top overall plays on the board. Draymond Green also gets a value uptick and is playable in all DFS formats.</text:p>
            <text:p><text:s text:c="8"/></text:p>
            <text:p><text:s text:c="8"/></text:p>
            <text:p><text:s text:c="13"/>Related: Shaun Livingston, Patrick McCaw</text:p>
            <text:p><text:s text:c="14"/></text:p>
            <text:p><text:s text:c="13"/>Source: Anthony Slater on Twitter <text:s text:c="24"/>Jan 12 - 1: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van Turner</text:p>
            <text:p><text:s text:c="17"/></text:p>
            <text:p><text:s text:c="17"/></text:p>
            <text:p><text:s text:c="22"/>- G/F - <text:s/>Trail Blazers</text:p>
            <text:p><text:s text:c="16"/></text:p>
            <text:p><text:s text:c="17"/></text:p>
            <text:p><text:s text:c="12"/></text:p>
            <text:p><text:s text:c="8"/></text:p>
            <text:p><text:s text:c="8"/></text:p>
            <text:p><text:s text:c="8"/></text:p>
            <text:p><text:s text:c="12"/>Evan Turner (illness) is questionable for Friday's game vs. New Orleans.</text:p>
            <text:p><text:s text:c="8"/></text:p>
            <text:p><text:s text:c="8"/></text:p>
            <text:p><text:s text:c="13"/>Turner played well on Wednesday, scoring 18 points in 32 minutes in the Blazers loss to the Rockets. If Turner is unable to play on Friday, Moe Harkless and Pat Connaughton would log additional minutes on the wing. Portland might also choose to occasionally use the three-guard lineup coach Terry Stotts experimented with earlier this season, which would mean increased playing time for Shabazz Napier off the bench.</text:p>
            <text:p><text:s text:c="8"/></text:p>
            <text:p><text:s text:c="8"/></text:p>
            <text:p><text:s text:c="13"/></text:p>
            <text:p><text:s text:c="14"/></text:p>
            <text:p><text:s text:c="13"/>Source: Peter Socotch on Twitter <text:s text:c="25"/>Jan 12 - 1: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right calf strain) said he has "no lingering issues" with his calf and expects to play Friday vs. the Pelicans.</text:p>
            <text:p><text:s text:c="8"/></text:p>
            <text:p><text:s text:c="8"/></text:p>
            <text:p><text:s text:c="13"/>Lillard looked terrific in his return to action on Wednesday, finishing with 29 points, eight assists, five rebounds, two steals and one 3-pointer in 32 minutes. And, fortunately, he has now confirmed he didn't suffer any setbacks. Lillard should be locked and loaded in starting lineups this evening. Shabazz Napier can be sent back to the waiver wire.</text:p>
            <text:p><text:s text:c="8"/></text:p>
            <text:p><text:s text:c="8"/></text:p>
            <text:p><text:s text:c="13"/></text:p>
            <text:p><text:s text:c="14"/></text:p>
            <text:p><text:s text:c="13"/>Source: Peter Socotch on Twitter <text:s text:c="25"/>Jan 12 - 1: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o Belinelli</text:p>
            <text:p><text:s text:c="17"/></text:p>
            <text:p><text:s text:c="17"/></text:p>
            <text:p><text:s text:c="22"/>- G - <text:s/>76ers</text:p>
            <text:p><text:s text:c="16"/></text:p>
            <text:p><text:s text:c="17"/></text:p>
            <text:p><text:s text:c="12"/></text:p>
            <text:p><text:s text:c="8"/></text:p>
            <text:p><text:s text:c="8"/></text:p>
            <text:p><text:s text:c="8"/></text:p>
            <text:p><text:s text:c="12"/>Marco Belinelli (left ankle sprain) has been ruled out of Friday's game vs. the Nets.</text:p>
            <text:p><text:s text:c="8"/></text:p>
            <text:p><text:s text:c="8"/></text:p>
            <text:p><text:s text:c="13"/>This will be the first game Belinelli has missed all season, as he had played in each of the Hawks first 41 contests. Tyler Dorsey and Malcolm Delaney figure to soak up most of the excess minutes created by Belinelli's absence. Belinelli was averaging 17.6 minutes over Atlanta's last four games.</text:p>
            <text:p><text:s text:c="8"/></text:p>
            <text:p><text:s text:c="8"/></text:p>
            <text:p><text:s text:c="13"/></text:p>
            <text:p><text:s text:c="14"/></text:p>
            <text:p><text:s text:c="13"/>Source: Chris Vivlamore on Twitter <text:s text:c="23"/>Jan 12 - 12: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Lowry</text:p>
            <text:p><text:s text:c="17"/></text:p>
            <text:p><text:s text:c="17"/></text:p>
            <text:p><text:s text:c="22"/>- G - <text:s/>Raptors</text:p>
            <text:p><text:s text:c="16"/></text:p>
            <text:p><text:s text:c="17"/></text:p>
            <text:p><text:s text:c="12"/></text:p>
            <text:p><text:s text:c="8"/></text:p>
            <text:p><text:s text:c="8"/></text:p>
            <text:p><text:s text:c="8"/></text:p>
            <text:p><text:s text:c="12"/>Coach Dwane Casey said Kyle Lowry (bruised tailbone) will be a game-time decision for Saturday's game vs. Golden State.</text:p>
            <text:p><text:s text:c="8"/></text:p>
            <text:p><text:s text:c="8"/></text:p>
            <text:p><text:s text:c="13"/>Casey said that Lowry has been doing some light shooting, but is still sore. Raptors beat reporter Josh Lewenberg is skeptical that Lowry will be cleared to return, tweeting "don't bet on [Lowry] playing." The Raptors game tips off at 7:30 pm EST on Saturday, so we should have definitive word by approximately 6:00 pm, when Casey addresses the media pregame. If Lowry is unable to play, Delon Wright and Fred VanVleet would divvy up minutes at point guard.</text:p>
            <text:p><text:s text:c="8"/></text:p>
            <text:p><text:s text:c="8"/></text:p>
            <text:p><text:s text:c="13"/>Related: Fred VanVleet, Delon Wright</text:p>
            <text:p><text:s text:c="14"/></text:p>
            <text:p><text:s text:c="13"/>Source: Josh Lewenberg on Twitter <text:s text:c="24"/>Jan 12 - 12: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anley Johnson</text:p>
            <text:p><text:s text:c="17"/></text:p>
            <text:p><text:s text:c="17"/></text:p>
            <text:p><text:s text:c="22"/>- F - <text:s/>Pistons</text:p>
            <text:p><text:s text:c="16"/></text:p>
            <text:p><text:s text:c="17"/></text:p>
            <text:p><text:s text:c="12"/></text:p>
            <text:p><text:s text:c="8"/></text:p>
            <text:p><text:s text:c="8"/></text:p>
            <text:p><text:s text:c="8"/></text:p>
            <text:p><text:s text:c="12"/>Stanley Johnson (strained hip) did not practice on Friday and is questionable for Saturday's game vs. the Bulls.</text:p>
            <text:p><text:s text:c="8"/></text:p>
            <text:p><text:s text:c="8"/></text:p>
            <text:p><text:s text:c="13"/>Johnson returned from a five-game absence on Wednesday but was held scoreless in 20 minutes of action. In addition, it appears he re-aggravated his hip injury. The Pistons have plenty of depth on the wing, making it difficult for Johnson to secure consistent playing time even when fully healthy. He should be left on waivers in all standard leagues.</text:p>
            <text:p><text:s text:c="8"/></text:p>
            <text:p><text:s text:c="8"/></text:p>
            <text:p><text:s text:c="13"/></text:p>
            <text:p><text:s text:c="14"/></text:p>
            <text:p><text:s text:c="13"/>Source: Rod Beard on Twitter <text:s text:c="29"/>Jan 12 - 12: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Nikola Mirotic (illness) practiced on Friday and is expected to play Saturday against the Pistons.</text:p>
            <text:p><text:s text:c="8"/></text:p>
            <text:p><text:s text:c="8"/></text:p>
            <text:p><text:s text:c="13"/>Mirotic has missed each of the last two games due to a stomach bug but is on track to return to the lineup Saturday night. Mirotic has cooled off slightly since his red-hot start, but is still averaging 17.4 points, 7.0 rebounds and 2.8 3-pointers per game this season. With Mirotic back in the mix, Lauri Markkanen and Bobby Portis will see their playing time reduced a bit.</text:p>
            <text:p><text:s text:c="8"/></text:p>
            <text:p><text:s text:c="8"/></text:p>
            <text:p><text:s text:c="13"/>Related: Bobby Portis</text:p>
            <text:p><text:s text:c="14"/></text:p>
            <text:p><text:s text:c="13"/>Source: Chris Kuc on Twitter <text:s text:c="29"/>Jan 12 - 12: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ary Harris</text:p>
            <text:p><text:s text:c="17"/></text:p>
            <text:p><text:s text:c="17"/></text:p>
            <text:p><text:s text:c="22"/>- G - <text:s/>Nuggets</text:p>
            <text:p><text:s text:c="16"/></text:p>
            <text:p><text:s text:c="17"/></text:p>
            <text:p><text:s text:c="12"/></text:p>
            <text:p><text:s text:c="8"/></text:p>
            <text:p><text:s text:c="8"/></text:p>
            <text:p><text:s text:c="8"/></text:p>
            <text:p><text:s text:c="12"/>Gary Harris (personal) will not play Friday vs. Memphis.</text:p>
            <text:p><text:s text:c="8"/></text:p>
            <text:p><text:s text:c="8"/></text:p>
            <text:p><text:s text:c="13"/>According to Denver beat reporter T.J. McBride, Harris is "back home dealing with personal issues." Fortunately, the issues are "nothing that will keep him out an extended amount of time." However, Harrison Wind is reporting that Harris could miss Saturday's game as well. With Harris out of the lineup, Will Barton is expected to draw the start. Malik Beasley and Torrey Craig will likely log additional minutes off the bench. Jamal Murray and Barton should see their usage rates increase. Barton is an intriguing DFS option Friday night.</text:p>
            <text:p><text:s text:c="8"/></text:p>
            <text:p><text:s text:c="8"/></text:p>
            <text:p><text:s text:c="13"/>Related: Will Barton, Jamal Murray</text:p>
            <text:p><text:s text:c="14"/></text:p>
            <text:p><text:s text:c="13"/>Source: T.J. McBride on Twitter <text:s text:c="26"/>Jan 12 - 12: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hony Davis</text:p>
            <text:p><text:s text:c="17"/></text:p>
            <text:p><text:s text:c="17"/></text:p>
            <text:p><text:s text:c="22"/>- F/C - <text:s/>Pelicans</text:p>
            <text:p><text:s text:c="16"/></text:p>
            <text:p><text:s text:c="17"/></text:p>
            <text:p><text:s text:c="12"/></text:p>
            <text:p><text:s text:c="8"/></text:p>
            <text:p><text:s text:c="8"/></text:p>
            <text:p><text:s text:c="8"/></text:p>
            <text:p><text:s text:c="12"/>Anthony Davis (right ankle) said he is feeling "a lot better" but is uncertain if he will play Friday vs. Portland.</text:p>
            <text:p><text:s text:c="8"/></text:p>
            <text:p><text:s text:c="8"/></text:p>
            <text:p><text:s text:c="13"/>When asked how he was feeling and if he would be able to play this evening, Davis responded: "I'm feeling a lot better. We'll see when the time comes." Thus, it appears we are headed towards a game-time decision. If Davis is unable to play, Dante Cunningham would likely draw another start, with Cheick Diallo and Omer Asik seeing spot minutes off the bench.</text:p>
            <text:p><text:s text:c="8"/></text:p>
            <text:p><text:s text:c="8"/></text:p>
            <text:p><text:s text:c="13"/>Related: Dante Cunningham</text:p>
            <text:p><text:s text:c="14"/></text:p>
            <text:p><text:s text:c="13"/>Source: Pelicans PR on Twitter <text:s text:c="27"/>Jan 12 - 12: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ch LaVine</text:p>
            <text:p><text:s text:c="17"/></text:p>
            <text:p><text:s text:c="17"/></text:p>
            <text:p><text:s text:c="22"/>- G - <text:s/>Bulls</text:p>
            <text:p><text:s text:c="16"/></text:p>
            <text:p><text:s text:c="17"/></text:p>
            <text:p><text:s text:c="12"/></text:p>
            <text:p><text:s text:c="8"/></text:p>
            <text:p><text:s text:c="8"/></text:p>
            <text:p><text:s text:c="8"/></text:p>
            <text:p><text:s text:c="12"/>Zach LaVine (knee) will start in his season debut Saturday vs. Detroit.</text:p>
            <text:p><text:s text:c="8"/></text:p>
            <text:p><text:s text:c="8"/></text:p>
            <text:p><text:s text:c="13"/>LaVine will be on a 20-minute limit in this contest, but he'll get to run with the starting unit. The Bulls will likely keep LaVine's minutes capped and hold him out of back-to-backs for the foreseeable future, but he will have an opportunity to make an impact as he knocks off the rust and works his way back into game shape.</text:p>
            <text:p><text:s text:c="8"/></text:p>
            <text:p><text:s text:c="8"/></text:p>
            <text:p><text:s text:c="13"/></text:p>
            <text:p><text:s text:c="14"/></text:p>
            <text:p><text:s text:c="13"/>Source: Vincent Goodwill on Twitter <text:s text:c="22"/>Jan 12 - 12: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istan Thompson</text:p>
            <text:p><text:s text:c="17"/></text:p>
            <text:p><text:s text:c="17"/></text:p>
            <text:p><text:s text:c="22"/>- C - <text:s/>Cavaliers</text:p>
            <text:p><text:s text:c="16"/></text:p>
            <text:p><text:s text:c="17"/></text:p>
            <text:p><text:s text:c="12"/></text:p>
            <text:p><text:s text:c="8"/></text:p>
            <text:p><text:s text:c="8"/></text:p>
            <text:p><text:s text:c="8"/></text:p>
            <text:p><text:s text:c="12"/>The Cavs would be willing to trade Tristan Thompson in the "right deal," according to Shams Charania of Yahoo Sports.</text:p>
            <text:p><text:s text:c="8"/></text:p>
            <text:p><text:s text:c="8"/></text:p>
            <text:p><text:s text:c="13"/>According to the published report, "multiple NBA teams have cited Thompson as an asset Cleveland is willing to move in the right deal, such as one for the Los Angeles Clippers’ DeAndre Jordan." Thompson is averaging career-lows across the board this season, including points, rebounds and minutes. A trade out of Cleveland would almost assuredly increase his fantasy value.</text:p>
            <text:p><text:s text:c="8"/></text:p>
            <text:p><text:s text:c="8"/></text:p>
            <text:p><text:s text:c="13"/></text:p>
            <text:p><text:s text:c="14"/></text:p>
            <text:p><text:s text:c="13"/>Source: Yahoo Sports <text:s text:c="37"/>Jan 12 - 11:4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ke Anigbogu</text:p>
            <text:p><text:s text:c="17"/></text:p>
            <text:p><text:s text:c="17"/></text:p>
            <text:p><text:s text:c="22"/>- C - <text:s/>Pacers</text:p>
            <text:p><text:s text:c="16"/></text:p>
            <text:p><text:s text:c="17"/></text:p>
            <text:p><text:s text:c="12"/></text:p>
            <text:p><text:s text:c="8"/></text:p>
            <text:p><text:s text:c="8"/></text:p>
            <text:p><text:s text:c="8"/></text:p>
            <text:p><text:s text:c="12"/>The Pacers announced Friday they have recalled Ike Anigbogu from the Fort Wayne Mad Ants of the G-League.</text:p>
            <text:p><text:s text:c="8"/></text:p>
            <text:p><text:s text:c="8"/></text:p>
            <text:p><text:s text:c="13"/>No fantasy impact here, as Ike has appeared in just seven games and played a total of 21 minutes for the Pacers this season.</text:p>
            <text:p><text:s text:c="8"/></text:p>
            <text:p><text:s text:c="8"/></text:p>
            <text:p><text:s text:c="13"/></text:p>
            <text:p><text:s text:c="14"/></text:p>
            <text:p><text:s text:c="13"/>Source: NBA.com <text:s text:c="42"/>Jan 12 - 11:1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Beasley</text:p>
            <text:p><text:s text:c="17"/></text:p>
            <text:p><text:s text:c="17"/></text:p>
            <text:p><text:s text:c="22"/>- F - <text:s/>Knicks</text:p>
            <text:p><text:s text:c="16"/></text:p>
            <text:p><text:s text:c="17"/></text:p>
            <text:p><text:s text:c="12"/></text:p>
            <text:p><text:s text:c="8"/></text:p>
            <text:p><text:s text:c="8"/></text:p>
            <text:p><text:s text:c="8"/></text:p>
            <text:p><text:s text:c="12"/>Michael Beasley may see a reduced role once Tim Hardaway Jr. returns to the Knicks lineup.</text:p>
            <text:p><text:s text:c="8"/></text:p>
            <text:p><text:s text:c="8"/></text:p>
            <text:p><text:s text:c="13"/>Beasley has been a beast over the last month. In the 14 games the Knicks have played since Dec. 12, Beas is averaging 18.4 points, 7.4 rebounds, and 1.9 assists in just 25.3 minutes. However, with Tim Hardaway Jr. returning to the lineup as soon as this weekend, Beasley is expected to see his playing time drop, according to coach Jeff Hornaeck. "There were nights when Lance [Thomas] didn’t play. There were nights Mike didn’t play. So we’ll probably end up going back to that," said Hornacek.</text:p>
            <text:p><text:s text:c="8"/></text:p>
            <text:p><text:s text:c="8"/></text:p>
            <text:p><text:s text:c="13"/></text:p>
            <text:p><text:s text:c="14"/></text:p>
            <text:p><text:s text:c="13"/>Source: New York Daily News <text:s text:c="30"/>Jan 12 - 11:1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hou Qi</text:p>
            <text:p><text:s text:c="17"/></text:p>
            <text:p><text:s text:c="17"/></text:p>
            <text:p><text:s text:c="22"/>- C - <text:s/>Rockets</text:p>
            <text:p><text:s text:c="16"/></text:p>
            <text:p><text:s text:c="17"/></text:p>
            <text:p><text:s text:c="12"/></text:p>
            <text:p><text:s text:c="8"/></text:p>
            <text:p><text:s text:c="8"/></text:p>
            <text:p><text:s text:c="8"/></text:p>
            <text:p><text:s text:c="12"/>The Rockets have recalled Zhou Qi from the G-League.</text:p>
            <text:p><text:s text:c="8"/></text:p>
            <text:p><text:s text:c="8"/></text:p>
            <text:p><text:s text:c="13"/>Zhou is not a part of the regular rotation, and he is also dealing with an elbow injury.</text:p>
            <text:p><text:s text:c="8"/></text:p>
            <text:p><text:s text:c="8"/></text:p>
            <text:p><text:s text:c="13"/></text:p>
            <text:p><text:s text:c="14"/></text:p>
            <text:p><text:s text:c="13"/>Source: Jonathan Feigen on Twitter <text:s text:c="23"/>Jan 12 - 10:3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akari Johnson</text:p>
            <text:p><text:s text:c="17"/></text:p>
            <text:p><text:s text:c="17"/></text:p>
            <text:p><text:s text:c="22"/>- C - <text:s/>Thunder</text:p>
            <text:p><text:s text:c="16"/></text:p>
            <text:p><text:s text:c="17"/></text:p>
            <text:p><text:s text:c="12"/></text:p>
            <text:p><text:s text:c="8"/></text:p>
            <text:p><text:s text:c="8"/></text:p>
            <text:p><text:s text:c="8"/></text:p>
            <text:p><text:s text:c="12"/>The Thunder have assigned Dakari Johnson to their G-League affiliate.</text:p>
            <text:p><text:s text:c="8"/></text:p>
            <text:p><text:s text:c="8"/></text:p>
            <text:p><text:s text:c="13"/>Minimal fantasy impact here, as Johnson is averaging just 2.4 points and 1.2 rebounds in 6.5 minutes per game this season.</text:p>
            <text:p><text:s text:c="8"/></text:p>
            <text:p><text:s text:c="8"/></text:p>
            <text:p><text:s text:c="13"/></text:p>
            <text:p><text:s text:c="14"/></text:p>
            <text:p><text:s text:c="13"/>Source: Erik Horne on Twitter <text:s text:c="28"/>Jan 12 - 10:0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Moore</text:p>
            <text:p><text:s text:c="17"/></text:p>
            <text:p><text:s text:c="17"/></text:p>
            <text:p><text:s text:c="22"/>- F - <text:s/>Pacers</text:p>
            <text:p><text:s text:c="16"/></text:p>
            <text:p><text:s text:c="17"/></text:p>
            <text:p><text:s text:c="12"/></text:p>
            <text:p><text:s text:c="8"/></text:p>
            <text:p><text:s text:c="8"/></text:p>
            <text:p><text:s text:c="8"/></text:p>
            <text:p><text:s text:c="12"/>The Pacers are signing forward Ben Moore to a two-way contract, according to Adrian Wojnarowski‏ of ESPN.</text:p>
            <text:p><text:s text:c="8"/></text:p>
            <text:p><text:s text:c="8"/></text:p>
            <text:p><text:s text:c="13"/>Moore is an undrafted rookie out of SMU who signed a training camp deal with the Pacers over the summer. This has no impact in fantasy circles, as Moore will likely spend most of the season in the G-League.</text:p>
            <text:p><text:s text:c="8"/></text:p>
            <text:p><text:s text:c="8"/></text:p>
            <text:p><text:s text:c="13"/></text:p>
            <text:p><text:s text:c="14"/></text:p>
            <text:p><text:s text:c="13"/>Source: Adrian Wojnarowski‏ on Twitter <text:s text:c="13"/>Jan 12 - 9:5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ve Clifford</text:p>
            <text:p><text:s text:c="17"/></text:p>
            <text:p><text:s text:c="17"/></text:p>
            <text:p><text:s text:c="22"/>- C - <text:s/>Magic</text:p>
            <text:p><text:s text:c="16"/></text:p>
            <text:p><text:s text:c="17"/></text:p>
            <text:p><text:s text:c="12"/></text:p>
            <text:p><text:s text:c="8"/></text:p>
            <text:p><text:s text:c="8"/></text:p>
            <text:p><text:s text:c="8"/></text:p>
            <text:p><text:s text:c="12"/>Hornets coach Steve Clifford has been cleared to return to work.</text:p>
            <text:p><text:s text:c="8"/></text:p>
            <text:p><text:s text:c="8"/></text:p>
            <text:p><text:s text:c="13"/>Clifford was on medical leave for more than a month due to severe headaches.</text:p>
            <text:p><text:s text:c="8"/></text:p>
            <text:p><text:s text:c="8"/></text:p>
            <text:p><text:s text:c="13"/></text:p>
            <text:p><text:s text:c="14"/></text:p>
            <text:p><text:s text:c="13"/>Source: Charlotte Observer <text:s text:c="31"/>Jan 12 - 9:4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said his shoulder injury is "nothing serious" and that he hopes to return to game action soon.</text:p>
            <text:p><text:s text:c="8"/></text:p>
            <text:p><text:s text:c="8"/></text:p>
            <text:p><text:s text:c="13"/>Leonard initially injured the shoulder on January 5, when got hit with an elbow. He has missed each of the Spurs last three games, and his status for Saturday's game vs. the Nuggets is uncertain. San Antonio is expected to update their injury report Friday afternoon. Unsurprisingly, Coach Pop didn't provide much clarification when speaking with reporters: "When he's back, he's back."</text:p>
            <text:p><text:s text:c="8"/></text:p>
            <text:p><text:s text:c="8"/></text:p>
            <text:p><text:s text:c="13"/></text:p>
            <text:p><text:s text:c="14"/></text:p>
            <text:p><text:s text:c="13"/>Source: San Antonio Express-News <text:s text:c="25"/>Jan 12 - 9:4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ndre Jordan</text:p>
            <text:p><text:s text:c="17"/></text:p>
            <text:p><text:s text:c="17"/></text:p>
            <text:p><text:s text:c="22"/>- C - <text:s/>Clippers</text:p>
            <text:p><text:s text:c="16"/></text:p>
            <text:p><text:s text:c="17"/></text:p>
            <text:p><text:s text:c="12"/></text:p>
            <text:p><text:s text:c="8"/></text:p>
            <text:p><text:s text:c="8"/></text:p>
            <text:p><text:s text:c="8"/></text:p>
            <text:p><text:s text:c="12"/>DeAndre Jordan (ankle) said he was unsure if he would be able to play Saturday vs. the Kings.</text:p>
            <text:p><text:s text:c="8"/></text:p>
            <text:p><text:s text:c="8"/></text:p>
            <text:p><text:s text:c="13"/>Jordan dunked on Skal Labissiere with 5 minutes remaining in the second quarter and twisted his ankle when he landed on Skal's foot. Jordan attempted to return after halftime but eventually went back to the locker room and was ruled out. Speaking with reporters after the game, he was quired about his status going forward. "Am I playing Saturday?" Jordan asked. "We’ll see." Montrezl Harrell scored a season-high 25 points Thursday and would be the primary beneficiary if Jordan is sidelined. Willie Reed would see an uptick in minutes as well.</text:p>
            <text:p><text:s text:c="8"/></text:p>
            <text:p><text:s text:c="8"/></text:p>
            <text:p><text:s text:c="13"/>Related: Willie Reed, Montrezl Harrell</text:p>
            <text:p><text:s text:c="14"/></text:p>
            <text:p><text:s text:c="13"/>Source: Los Angeles Times <text:s text:c="32"/>Jan 12 - 9:1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rry Nance</text:p>
            <text:p><text:s text:c="17"/></text:p>
            <text:p><text:s text:c="17"/></text:p>
            <text:p><text:s text:c="22"/>- F/C - <text:s/>Cavaliers</text:p>
            <text:p><text:s text:c="16"/></text:p>
            <text:p><text:s text:c="17"/></text:p>
            <text:p><text:s text:c="12"/></text:p>
            <text:p><text:s text:c="8"/></text:p>
            <text:p><text:s text:c="8"/></text:p>
            <text:p><text:s text:c="8"/></text:p>
            <text:p><text:s text:c="12"/>Larry Nance played 30 minutes and hit 6-of-9 shots, including a highlight-reel dunk, for 14 points, 10 rebounds, two assists, two steals and a block on Thursday.</text:p>
            <text:p><text:s text:c="8"/></text:p>
            <text:p><text:s text:c="8"/></text:p>
            <text:p><text:s text:c="13"/>Brook Lopez and Julius Randle never got it going in this one, giving Nance a chance to shine off the pine. He's been playing well, especially in his last three games, and is holding ninth-round fantasy value this season, despite the presence of Randle and Kyle Kuzma, who hit just 3-of-12 shots tonight. Nance is worth owning, but he's not going to be all that reliable on nights when Randle, who failed to score in this one, and Kuzma are doing work.</text:p>
            <text:p><text:s text:c="8"/></text:p>
            <text:p><text:s text:c="8"/></text:p>
            <text:p><text:s text:c="13"/></text:p>
            <text:p><text:s text:c="14"/></text:p>
            <text:p><text:s text:c="13"/>Jan 12 - 2:1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ntavious Caldwell-Pope</text:p>
            <text:p><text:s text:c="17"/></text:p>
            <text:p><text:s text:c="17"/></text:p>
            <text:p><text:s text:c="22"/>- G - <text:s/>Lakers</text:p>
            <text:p><text:s text:c="16"/></text:p>
            <text:p><text:s text:c="17"/></text:p>
            <text:p><text:s text:c="12"/></text:p>
            <text:p><text:s text:c="8"/></text:p>
            <text:p><text:s text:c="8"/></text:p>
            <text:p><text:s text:c="8"/></text:p>
            <text:p><text:s text:c="12"/>Kentavious Caldwell-Pope hit 4-of-10 shots and two 3-pointers for 10 points, four rebounds, two assists and a season-high five steals in Thursday's win over the Spurs.</text:p>
            <text:p><text:s text:c="8"/></text:p>
            <text:p><text:s text:c="8"/></text:p>
            <text:p><text:s text:c="13"/>A few of his steals came during key points in the game and he was a big reason the Lakers ended up winning in San Antonio. He's been a seventh-round player this season and his travel restriction is over, so make sure he's not available on your waiver wire.</text:p>
            <text:p><text:s text:c="8"/></text:p>
            <text:p><text:s text:c="8"/></text:p>
            <text:p><text:s text:c="13"/></text:p>
            <text:p><text:s text:c="14"/></text:p>
            <text:p><text:s text:c="13"/>Jan 12 - 2:1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Lonzo Ball hit 7-of-11 shots and 4-of-7 3-pointers for 18 points, 10 rebounds, six assists, four steals and five turnovers in Thursday's 93-81 win over the Spurs.</text:p>
            <text:p><text:s text:c="8"/></text:p>
            <text:p><text:s text:c="8"/></text:p>
            <text:p><text:s text:c="13"/>Ball hit just 2-of-10 shots on Tuesday, but had 11 rebounds and 11 assists, and has looked good since returning from his shoulder injury four games ago. Since then he's averaging 11.8 points, 8.8 rebounds, 7.0 assists, 3.0 steals and 2.8 3-pointers on 43 percent shooting. It appears to all be coming together for the Lakers media star.</text:p>
            <text:p><text:s text:c="8"/></text:p>
            <text:p><text:s text:c="8"/></text:p>
            <text:p><text:s text:c="13"/></text:p>
            <text:p><text:s text:c="14"/></text:p>
            <text:p><text:s text:c="13"/>Jan 12 - 2:0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ook Lopez</text:p>
            <text:p><text:s text:c="17"/></text:p>
            <text:p><text:s text:c="17"/></text:p>
            <text:p><text:s text:c="22"/>- C - <text:s/>Lakers</text:p>
            <text:p><text:s text:c="16"/></text:p>
            <text:p><text:s text:c="17"/></text:p>
            <text:p><text:s text:c="12"/></text:p>
            <text:p><text:s text:c="8"/></text:p>
            <text:p><text:s text:c="8"/></text:p>
            <text:p><text:s text:c="8"/></text:p>
            <text:p><text:s text:c="12"/>Brook Lopez hit just 1-of-4 shots (a 3-pointer) for four points, two rebounds and three blocks in 18 minutes of Thursday's win over the Spurs.</text:p>
            <text:p><text:s text:c="8"/></text:p>
            <text:p><text:s text:c="8"/></text:p>
            <text:p><text:s text:c="13"/>Yuck. He played well on Tuesday, hitting five 3-pointers for 18 points, but still had just three rebounds. He's been a disaster all season and got into some early foul trouble tonight, and didn't play much at all in the second half. Perhaps no player has been more frustrating to own in fantasy this season.</text:p>
            <text:p><text:s text:c="8"/></text:p>
            <text:p><text:s text:c="8"/></text:p>
            <text:p><text:s text:c="13"/></text:p>
            <text:p><text:s text:c="14"/></text:p>
            <text:p><text:s text:c="13"/>Jan 12 - 2:0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ndon Ingram</text:p>
            <text:p><text:s text:c="17"/></text:p>
            <text:p><text:s text:c="17"/></text:p>
            <text:p><text:s text:c="22"/>- F - <text:s/>Lakers</text:p>
            <text:p><text:s text:c="16"/></text:p>
            <text:p><text:s text:c="17"/></text:p>
            <text:p><text:s text:c="12"/></text:p>
            <text:p><text:s text:c="8"/></text:p>
            <text:p><text:s text:c="8"/></text:p>
            <text:p><text:s text:c="8"/></text:p>
            <text:p><text:s text:c="12"/>Brandon Ingram was aggressive on Thursday, hitting 11-of-21 shots, two 3-pointers and 2-of-5 free throws for 26 points, three rebounds, three assists and a steal in 37 minutes, while committing just one turnover.</text:p>
            <text:p><text:s text:c="8"/></text:p>
            <text:p><text:s text:c="8"/></text:p>
            <text:p><text:s text:c="13"/>Ingram is finally feeling it and is shooting it much better of late. He's scored at least 20 points in three of his last four games and is averaging 20.8 points, 5.8 boards, 4.3 assists and 1.8 3-pointers over that stretch. And the best news is that his shots are falling, as he's hit 33-of-55 in those four games, good for 60 percent. He appears to be primed for a big second half for the Lakers after a rough start to the season and his confidence is growing by the day. But poor free throw shooting and a lack of peripheral stats will likely keep him from becoming an elite fantasy player any time soon.</text:p>
            <text:p><text:s text:c="8"/></text:p>
            <text:p><text:s text:c="8"/></text:p>
            <text:p><text:s text:c="13"/></text:p>
            <text:p><text:s text:c="14"/></text:p>
            <text:p><text:s text:c="13"/>Jan 12 - 2:0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lius Randle</text:p>
            <text:p><text:s text:c="17"/></text:p>
            <text:p><text:s text:c="17"/></text:p>
            <text:p><text:s text:c="22"/>- F/C - <text:s/>Lakers</text:p>
            <text:p><text:s text:c="16"/></text:p>
            <text:p><text:s text:c="17"/></text:p>
            <text:p><text:s text:c="12"/></text:p>
            <text:p><text:s text:c="8"/></text:p>
            <text:p><text:s text:c="8"/></text:p>
            <text:p><text:s text:c="8"/></text:p>
            <text:p><text:s text:c="12"/>Julius Randle played just 18 minutes and missed all six of his shots, failing to score for the first time this season in Thursday's win over the Spurs.</text:p>
            <text:p><text:s text:c="8"/></text:p>
            <text:p><text:s text:c="8"/></text:p>
            <text:p><text:s text:c="13"/>He picked up three fouls in the first half and saw his minutes limited, while Larry Nance had one of his better games of the season. It was a bad combination for Randle, who was coming off a big game on Tuesday when he had 22 points, 14 rebounds, six assists, a steal and a 3-pointer. Randle had been rolling, but it just wasn't his night. Don't drop him, but do look for him to bounce back against the Mavericks on Saturday.</text:p>
            <text:p><text:s text:c="8"/></text:p>
            <text:p><text:s text:c="8"/></text:p>
            <text:p><text:s text:c="13"/></text:p>
            <text:p><text:s text:c="14"/></text:p>
            <text:p><text:s text:c="13"/>Jan 12 - 1:5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nu Ginobili</text:p>
            <text:p><text:s text:c="17"/></text:p>
            <text:p><text:s text:c="17"/></text:p>
            <text:p><text:s text:c="22"/>- G - <text:s/>Spurs</text:p>
            <text:p><text:s text:c="16"/></text:p>
            <text:p><text:s text:c="17"/></text:p>
            <text:p><text:s text:c="12"/></text:p>
            <text:p><text:s text:c="8"/></text:p>
            <text:p><text:s text:c="8"/></text:p>
            <text:p><text:s text:c="8"/></text:p>
            <text:p><text:s text:c="12"/>Manu Ginobili returned from a rest and played 22 minutes in a loss to the Lakers on Thursday, finishing with eight points, one rebound, four assists and a 3-pointer.</text:p>
            <text:p><text:s text:c="8"/></text:p>
            <text:p><text:s text:c="8"/></text:p>
            <text:p><text:s text:c="13"/>Owning Spurs in fantasy hoops is not fun and Manu is no longer someone who should be rostered in standard leagues. And tonight's 93-81 loss to the Baby Lakers marked the first time the Spurs have lost to them at home since 2013 (eight games).</text:p>
            <text:p><text:s text:c="8"/></text:p>
            <text:p><text:s text:c="8"/></text:p>
            <text:p><text:s text:c="13"/></text:p>
            <text:p><text:s text:c="14"/></text:p>
            <text:p><text:s text:c="13"/>Jan 12 - 1:4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yn Forbes</text:p>
            <text:p><text:s text:c="17"/></text:p>
            <text:p><text:s text:c="17"/></text:p>
            <text:p><text:s text:c="22"/>- G - <text:s/>Spurs</text:p>
            <text:p><text:s text:c="16"/></text:p>
            <text:p><text:s text:c="17"/></text:p>
            <text:p><text:s text:c="12"/></text:p>
            <text:p><text:s text:c="8"/></text:p>
            <text:p><text:s text:c="8"/></text:p>
            <text:p><text:s text:c="8"/></text:p>
            <text:p><text:s text:c="12"/>Bryn Forbes started again on Thursday with Danny Green and Kawhi Leonard both sitting out, and hit 7-of-12 shots and four 3-pointers for 18 points, one rebound and two steals in 37 minutes.</text:p>
            <text:p><text:s text:c="8"/></text:p>
            <text:p><text:s text:c="8"/></text:p>
            <text:p><text:s text:c="13"/>Forbes has quietly scored in double figures in five straight games, and while he's averaging 14.2 points, 1.2 steals and 1.8 3-pointers over that stretch, he isn't getting assists or rebounds. He's also not guaranteed to play much once Green and Leonard are back, making him very tough to trust. He should only be targeted in deeper leagues, and the fact he plays for the Spurs means he's going to be a mystery man on most nights. He's not worth the risk in 12-team leagues.</text:p>
            <text:p><text:s text:c="8"/></text:p>
            <text:p><text:s text:c="8"/></text:p>
            <text:p><text:s text:c="13"/></text:p>
            <text:p><text:s text:c="14"/></text:p>
            <text:p><text:s text:c="13"/>Jan 12 - 1:4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jounte Murray</text:p>
            <text:p><text:s text:c="17"/></text:p>
            <text:p><text:s text:c="17"/></text:p>
            <text:p><text:s text:c="22"/>- G - <text:s/>Spurs</text:p>
            <text:p><text:s text:c="16"/></text:p>
            <text:p><text:s text:c="17"/></text:p>
            <text:p><text:s text:c="12"/></text:p>
            <text:p><text:s text:c="8"/></text:p>
            <text:p><text:s text:c="8"/></text:p>
            <text:p><text:s text:c="8"/></text:p>
            <text:p><text:s text:c="12"/>Dejounte Murray hit 7-of-14 shots for 14 points, 11 rebounds, five assists, three steals and a block in 26 minutes of Thursday's 93-81 loss to the Lakers.</text:p>
            <text:p><text:s text:c="8"/></text:p>
            <text:p><text:s text:c="8"/></text:p>
            <text:p><text:s text:c="13"/>Tony Parker, Kawhi Leonard and Danny Green were all out tonight and the Spurs threw the towel in midway through the fourth quarter. Murray's been bad, failing to score more than eight points in his previous eight games, so it was impossible to see this one coming. And since Parker (ankle) will probably be back in the next one, there's no reason to get excited about Murray</text:p>
            <text:p><text:s text:c="8"/></text:p>
            <text:p><text:s text:c="8"/></text:p>
            <text:p><text:s text:c="13"/></text:p>
            <text:p><text:s text:c="14"/></text:p>
            <text:p><text:s text:c="13"/>Jan 12 - 1:3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ntrezl Harrell</text:p>
            <text:p><text:s text:c="17"/></text:p>
            <text:p><text:s text:c="17"/></text:p>
            <text:p><text:s text:c="22"/>- F/C - <text:s/>Clippers</text:p>
            <text:p><text:s text:c="16"/></text:p>
            <text:p><text:s text:c="17"/></text:p>
            <text:p><text:s text:c="12"/></text:p>
            <text:p><text:s text:c="8"/></text:p>
            <text:p><text:s text:c="8"/></text:p>
            <text:p><text:s text:c="8"/></text:p>
            <text:p><text:s text:c="12"/>Montrezl Harrell hit 11-of-12 shots and 3-of-9 free throws for a season-high 25 points, six rebounds and a steal in 27 minutes of Thursday's win over the Kings.</text:p>
            <text:p><text:s text:c="8"/></text:p>
            <text:p><text:s text:c="8"/></text:p>
            <text:p><text:s text:c="13"/>Harrell's arrow was pointing down with the return of Blake Griffin tonight, but DeAndre Jordan went down with a sprained ankle and didn't return. Harrell should keep rolling if Jordan's going to miss time, and had 14 points and seven boards in his previous game. If you own him, just hang onto him until we find out how long Jordan will be sidelined for the Clippers. And for the record, Harrell actually played very well in the first half when Jordan was healthy, and then really turned it on in the second half. Just beware of his free throw shooting if you're thinking about grabbing him. He's hit just four of his last 14 shots from the line.</text:p>
            <text:p><text:s text:c="8"/></text:p>
            <text:p><text:s text:c="8"/></text:p>
            <text:p><text:s text:c="13"/></text:p>
            <text:p><text:s text:c="14"/></text:p>
            <text:p><text:s text:c="13"/>Jan 12 - 1:2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Tyrone Wallace</text:p>
            <text:p><text:s text:c="17"/></text:p>
            <text:p><text:s text:c="17"/></text:p>
            <text:p><text:s text:c="22"/>- G - <text:s/>Clippers</text:p>
            <text:p><text:s text:c="16"/></text:p>
            <text:p><text:s text:c="17"/></text:p>
            <text:p><text:s text:c="12"/></text:p>
            <text:p><text:s text:c="8"/></text:p>
            <text:p><text:s text:c="8"/></text:p>
            <text:p><text:s text:c="8"/></text:p>
            <text:p><text:s text:c="12"/>Tyrone Wallace started again for the Clippers, hit 3-of-7 shots and a 3-pointer for eight points, three rebounds, two assists, two steals and a block in Thursday's win over the Kings.</text:p>
            <text:p><text:s text:c="8"/></text:p>
            <text:p><text:s text:c="8"/></text:p>
            <text:p><text:s text:c="13"/>Wallace has been making some nice noise with Milos Teodosic and Austin Rivers out, and had a huge steal and slam tonight to seal the win for the Clippers. And while Teodosic was back tonight, the Clippers started a small lineup that included Milos, Wallace and Lou Williams. Wallace is averaging 15.4 points, 4.0 rebounds, 2.8 assists, 1.6 steals, 0.8 blocks and a 3-pointer in 33 minutes a night over his last five games. He's at least worth a look in all leagues until Rivers is back from his Achilles injury, but the clock is ticking on him as the Clippers get healthy.</text:p>
            <text:p><text:s text:c="8"/></text:p>
            <text:p><text:s text:c="8"/></text:p>
            <text:p><text:s text:c="13"/></text:p>
            <text:p><text:s text:c="14"/></text:p>
            <text:p><text:s text:c="13"/>Jan 12 - 1:2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u Williams</text:p>
            <text:p><text:s text:c="17"/></text:p>
            <text:p><text:s text:c="17"/></text:p>
            <text:p><text:s text:c="22"/>- G - <text:s/>Clippers</text:p>
            <text:p><text:s text:c="16"/></text:p>
            <text:p><text:s text:c="17"/></text:p>
            <text:p><text:s text:c="12"/></text:p>
            <text:p><text:s text:c="8"/></text:p>
            <text:p><text:s text:c="8"/></text:p>
            <text:p><text:s text:c="8"/></text:p>
            <text:p><text:s text:c="12"/>Lou Williams hit 10-of-24 shots and five more 3-pointers for 30 points, six assists, two steals and a block in 35 minutes of Thursday's win over the Kings.</text:p>
            <text:p><text:s text:c="8"/></text:p>
            <text:p><text:s text:c="8"/></text:p>
            <text:p><text:s text:c="13"/>Williams has now scored at least 30 points in three straight games for the first time in his career and is averaging 32.6 points, 6.0 assists and 4.6 3-pointers over his last five games after going for 50 against the Warriors on Wednesday night. Milos Teodosic and Blake Griffin were both back in action tonight, but they didn't slow Williams' roll, despite Milos getting 26 minutes and Griffin getting 33.</text:p>
            <text:p><text:s text:c="8"/></text:p>
            <text:p><text:s text:c="8"/></text:p>
            <text:p><text:s text:c="13"/></text:p>
            <text:p><text:s text:c="14"/></text:p>
            <text:p><text:s text:c="13"/>Jan 12 - 1:1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los Teodosic</text:p>
            <text:p><text:s text:c="17"/></text:p>
            <text:p><text:s text:c="17"/></text:p>
            <text:p><text:s text:c="22"/>- G - <text:s/>Clippers</text:p>
            <text:p><text:s text:c="16"/></text:p>
            <text:p><text:s text:c="17"/></text:p>
            <text:p><text:s text:c="12"/></text:p>
            <text:p><text:s text:c="8"/></text:p>
            <text:p><text:s text:c="8"/></text:p>
            <text:p><text:s text:c="8"/></text:p>
            <text:p><text:s text:c="12"/>Milos Teodosic returned from a three-game absence with a foot injury and hit 4-of-9 shots and two 3-pointers for 10 points, one rebound and nine assists in Thursday's win over the Kings.</text:p>
            <text:p><text:s text:c="8"/></text:p>
            <text:p><text:s text:c="8"/></text:p>
            <text:p><text:s text:c="13"/>Teodosic has been tough to own this season between the foot problems, poor shooting and lack of big numbers, but the upside and potential are real. He could have a big second half for the Clippers, who are still without Patrick Beverley and Austin Rivers, but the only thing that's guaranteed with him is some 3-pointers and assists. He's a luxury own right now, if you have room to let him grow on your bench, especially with Lou Williams playing so well for the Clippers.</text:p>
            <text:p><text:s text:c="8"/></text:p>
            <text:p><text:s text:c="8"/></text:p>
            <text:p><text:s text:c="13"/></text:p>
            <text:p><text:s text:c="14"/></text:p>
            <text:p><text:s text:c="13"/>Jan 12 - 1:1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lake Griffin</text:p>
            <text:p><text:s text:c="17"/></text:p>
            <text:p><text:s text:c="17"/></text:p>
            <text:p><text:s text:c="22"/>- F - <text:s/>Pistons</text:p>
            <text:p><text:s text:c="16"/></text:p>
            <text:p><text:s text:c="17"/></text:p>
            <text:p><text:s text:c="12"/></text:p>
            <text:p><text:s text:c="8"/></text:p>
            <text:p><text:s text:c="8"/></text:p>
            <text:p><text:s text:c="8"/></text:p>
            <text:p><text:s text:c="12"/>Blake Griffin returned from a two-game absence with a concussion and hit 5-of-14 shots, two 3-pointers and 6-of-6 free throws for 18 points, 12 rebounds, six assists and a steal in 33 minutes.</text:p>
            <text:p><text:s text:c="8"/></text:p>
            <text:p><text:s text:c="8"/></text:p>
            <text:p><text:s text:c="13"/>The fact he only missed two games is encouraging for his for owners and he looked pretty good tonight. He'll look to get fully back on track against the Kings on Saturday.</text:p>
            <text:p><text:s text:c="8"/></text:p>
            <text:p><text:s text:c="8"/></text:p>
            <text:p><text:s text:c="13"/></text:p>
            <text:p><text:s text:c="14"/></text:p>
            <text:p><text:s text:c="13"/>Jan 12 - 1:0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uddy Hield</text:p>
            <text:p><text:s text:c="17"/></text:p>
            <text:p><text:s text:c="17"/></text:p>
            <text:p><text:s text:c="22"/>- G - <text:s/>Kings</text:p>
            <text:p><text:s text:c="16"/></text:p>
            <text:p><text:s text:c="17"/></text:p>
            <text:p><text:s text:c="12"/></text:p>
            <text:p><text:s text:c="8"/></text:p>
            <text:p><text:s text:c="8"/></text:p>
            <text:p><text:s text:c="8"/></text:p>
            <text:p><text:s text:c="12"/>Buddy Hield came off the bench behind Garrett Temple on Thursday and hit 5-of-13 shots and two 3-pointers for 14 points, four rebounds and five assists in 32 minutes.</text:p>
            <text:p><text:s text:c="8"/></text:p>
            <text:p><text:s text:c="8"/></text:p>
            <text:p><text:s text:c="13"/>He came off the bench in the second half of Tuesday's game and has bounced in and out of the starting unit all season. He's yet to find his shot and break out, but he's always worth keeping an eye on, especially since the Kings could really use more perimeter scoring. But for now, Hield's nothing more than a borderline hold, at best.</text:p>
            <text:p><text:s text:c="8"/></text:p>
            <text:p><text:s text:c="8"/></text:p>
            <text:p><text:s text:c="13"/></text:p>
            <text:p><text:s text:c="14"/></text:p>
            <text:p><text:s text:c="13"/>Jan 12 - 1:0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gdan Bogdanovic</text:p>
            <text:p><text:s text:c="17"/></text:p>
            <text:p><text:s text:c="17"/></text:p>
            <text:p><text:s text:c="22"/>- G/F - <text:s/>Kings</text:p>
            <text:p><text:s text:c="16"/></text:p>
            <text:p><text:s text:c="17"/></text:p>
            <text:p><text:s text:c="12"/></text:p>
            <text:p><text:s text:c="8"/></text:p>
            <text:p><text:s text:c="8"/></text:p>
            <text:p><text:s text:c="8"/></text:p>
            <text:p><text:s text:c="12"/>Bogdan Bogdanovic hit 7-of-11 shots, 4-of-6 3-pointers and 4-of-4 free throws for a career-high 22 points with four rebounds and two assists in Thursday's 121-115 loss to the Clippers.</text:p>
            <text:p><text:s text:c="8"/></text:p>
            <text:p><text:s text:c="8"/></text:p>
            <text:p><text:s text:c="13"/>His step-back 3-pointer actually put the Kings ahead in the fourth quarter, but they were unable to hang onto it. The Kings need scorers and Bogdanovic is emerging as one of their best ones. He's averaging 15.8 points, 3.0 boards, 4.2 assists and 1.4 3-pointers on 55 percent shooting over his last five, and it's time to give him a look in all leagues. The Kings play again on Saturday and have three games next week, and he's likely going to be a hot pickup after his strong play of late.</text:p>
            <text:p><text:s text:c="8"/></text:p>
            <text:p><text:s text:c="8"/></text:p>
            <text:p><text:s text:c="13"/></text:p>
            <text:p><text:s text:c="14"/></text:p>
            <text:p><text:s text:c="13"/>Jan 12 - 12:5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osta Koufos</text:p>
            <text:p><text:s text:c="17"/></text:p>
            <text:p><text:s text:c="17"/></text:p>
            <text:p><text:s text:c="22"/>- C - <text:s/>Kings</text:p>
            <text:p><text:s text:c="16"/></text:p>
            <text:p><text:s text:c="17"/></text:p>
            <text:p><text:s text:c="12"/></text:p>
            <text:p><text:s text:c="8"/></text:p>
            <text:p><text:s text:c="8"/></text:p>
            <text:p><text:s text:c="8"/></text:p>
            <text:p><text:s text:c="12"/>Kosta Koufos came off the bench and hit 7-of-8 shots for 14 points, 14 rebounds, two steals and a block in 25 minutes of Thursday's loss to the Clippers.</text:p>
            <text:p><text:s text:c="8"/></text:p>
            <text:p><text:s text:c="8"/></text:p>
            <text:p><text:s text:c="13"/>He had six points, 15 rebounds and three steals in his previous game and is suddenly hot, averaging 10 points, 8.0 rebounds and 1.6 steals while shooting 72 percent from the floor over his last five. He's getting all of the backup center minutes for the Kings right now, so just keep an eye on him in case he's going to start racking up double-digit rebounds on a nightly basis. Prior to his last two games, the last time he had double figures in boards was back on Nov. 11.</text:p>
            <text:p><text:s text:c="8"/></text:p>
            <text:p><text:s text:c="8"/></text:p>
            <text:p><text:s text:c="13"/></text:p>
            <text:p><text:s text:c="14"/></text:p>
            <text:p><text:s text:c="13"/>Jan 12 - 12:5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aron Fox</text:p>
            <text:p><text:s text:c="17"/></text:p>
            <text:p><text:s text:c="17"/></text:p>
            <text:p><text:s text:c="22"/>- G - <text:s/>Kings</text:p>
            <text:p><text:s text:c="16"/></text:p>
            <text:p><text:s text:c="17"/></text:p>
            <text:p><text:s text:c="12"/></text:p>
            <text:p><text:s text:c="8"/></text:p>
            <text:p><text:s text:c="8"/></text:p>
            <text:p><text:s text:c="8"/></text:p>
            <text:p><text:s text:c="12"/>De'Aaron Fox hit just 3-of-10 shots for eight points, six assists and three steals in 29 minutes of Thursday's loss to the Clippers.</text:p>
            <text:p><text:s text:c="8"/></text:p>
            <text:p><text:s text:c="8"/></text:p>
            <text:p><text:s text:c="13"/>Fox was really coming on and playing well, but struggled tonight. The return of George Hill (personal) probably hurt him some, but the minutes were still there. Fox still appears to be poised for a solid second-half run, but there'd be a lot more to like about him if Hill weren't around.</text:p>
            <text:p><text:s text:c="8"/></text:p>
            <text:p><text:s text:c="8"/></text:p>
            <text:p><text:s text:c="13"/></text:p>
            <text:p><text:s text:c="14"/></text:p>
            <text:p><text:s text:c="13"/>Jan 12 - 12:4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returned from a two-game absence due to the birth of his child and hit 5-of-13 shots, a 3-pointer and 10-of-13 free throws for 21 points, three rebounds, three assists, two steals and a block in a 121-115 loss to the Clippers.</text:p>
            <text:p><text:s text:c="8"/></text:p>
            <text:p><text:s text:c="8"/></text:p>
            <text:p><text:s text:c="13"/>Hill missed a couple big free throws and didn't shoot it well (1-of-6 from downtown), but played well, especially in the second half when he scored 15 points. He might have been dropped in your league while he was at home, and while De'Aaron Fox is coming on, Hill is still going to play a lot of minutes beside the rookie. He's only played well in spurts this season, so he's not a must-own player, but if you need a point guard, Hill is worth a look if available, especially with Frank Mason (heel) out for several weeks.</text:p>
            <text:p><text:s text:c="8"/></text:p>
            <text:p><text:s text:c="8"/></text:p>
            <text:p><text:s text:c="13"/></text:p>
            <text:p><text:s text:c="14"/></text:p>
            <text:p><text:s text:c="13"/>Jan 12 - 12:4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ndre Jordan</text:p>
            <text:p><text:s text:c="17"/></text:p>
            <text:p><text:s text:c="17"/></text:p>
            <text:p><text:s text:c="22"/>- C - <text:s/>Clippers</text:p>
            <text:p><text:s text:c="16"/></text:p>
            <text:p><text:s text:c="17"/></text:p>
            <text:p><text:s text:c="12"/></text:p>
            <text:p><text:s text:c="8"/></text:p>
            <text:p><text:s text:c="8"/></text:p>
            <text:p><text:s text:c="8"/></text:p>
            <text:p><text:s text:c="12"/>DeAndre Jordan will not play in the second half of Thursday's game due to a left ankle sprain. He tried to warm up and play, but was ruled out just before the start of the third quarter.</text:p>
            <text:p><text:s text:c="8"/></text:p>
            <text:p><text:s text:c="8"/></text:p>
            <text:p><text:s text:c="13"/>When the Clippers broadcast cut to a commercial break before the third quarter started, they showed Jordan warming up and indicated that he would play. However, the ankle is obviously not well enough for him to go, so he'll focus on getting treatment with hopes of playing on Saturday against the Kings. He's yet to miss a game this season and is an iron man, so it's possible he'll be able to go on Saturday, but owners will want to watch the newsfeed over the next two days to see how he's progressing. Montrezl Harrell is playing well and Willie Reed will also see a boost for as long as Jordan is out.</text:p>
            <text:p><text:s text:c="8"/></text:p>
            <text:p><text:s text:c="8"/></text:p>
            <text:p><text:s text:c="13"/></text:p>
            <text:p><text:s text:c="14"/></text:p>
            <text:p><text:s text:c="13"/>Jan 11 - 11: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kob Poeltl</text:p>
            <text:p><text:s text:c="17"/></text:p>
            <text:p><text:s text:c="17"/></text:p>
            <text:p><text:s text:c="22"/>- C - <text:s/>Raptors</text:p>
            <text:p><text:s text:c="16"/></text:p>
            <text:p><text:s text:c="17"/></text:p>
            <text:p><text:s text:c="12"/></text:p>
            <text:p><text:s text:c="8"/></text:p>
            <text:p><text:s text:c="8"/></text:p>
            <text:p><text:s text:c="8"/></text:p>
            <text:p><text:s text:c="12"/>Jakob Poeltl double-doubled vs. the Cavaliers on Thursday with 12 points, 12 rebounds and three blocks in 26 minutes.</text:p>
            <text:p><text:s text:c="8"/></text:p>
            <text:p><text:s text:c="8"/></text:p>
            <text:p><text:s text:c="13"/>As much as we love Poeltl's upside, this game was a 34-point blowout, Serge Ibaka (suspension) wasn't playing and Jonas Valanciunas was in some foul trouble. Poeltl isn't always the backup center when Toronto is healthy because the Raptors will play Ibaka and Lucas Nogueira at the five, so he's tough to trust on a nightly basis.</text:p>
            <text:p><text:s text:c="8"/></text:p>
            <text:p><text:s text:c="8"/></text:p>
            <text:p><text:s text:c="13"/></text:p>
            <text:p><text:s text:c="14"/></text:p>
            <text:p><text:s text:c="13"/>Jan 11 - 11: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ndre Jordan</text:p>
            <text:p><text:s text:c="17"/></text:p>
            <text:p><text:s text:c="17"/></text:p>
            <text:p><text:s text:c="22"/>- C - <text:s/>Clippers</text:p>
            <text:p><text:s text:c="16"/></text:p>
            <text:p><text:s text:c="17"/></text:p>
            <text:p><text:s text:c="12"/></text:p>
            <text:p><text:s text:c="8"/></text:p>
            <text:p><text:s text:c="8"/></text:p>
            <text:p><text:s text:c="8"/></text:p>
            <text:p><text:s text:c="12"/>DeAndre Jordan came down on someone's foot and appeared to badly twist his left ankle in the second quarter on Thursday, causing him to go to the locker room.</text:p>
            <text:p><text:s text:c="8"/></text:p>
            <text:p><text:s text:c="8"/></text:p>
            <text:p><text:s text:c="13"/>The good news is he walked off under his own power and was examined on the bench for a spell before retreating to the locker room. The bad news is that it didn't look great in replays and Jordan hasn't missed a game this season. He's likely getting X-rays and we'll let you know the diagnosis, but in the meantime, Montrezl Harrell and Willie Reed would get a boost if he's out. If Jordan's done for the night, he'll finish with eight points, seven rebounds and two assists on 4-of-4 shooting.</text:p>
            <text:p><text:s text:c="8"/></text:p>
            <text:p><text:s text:c="8"/></text:p>
            <text:p><text:s text:c="13"/></text:p>
            <text:p><text:s text:c="14"/></text:p>
            <text:p><text:s text:c="13"/>Jan 11 - 11: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J. Miles</text:p>
            <text:p><text:s text:c="17"/></text:p>
            <text:p><text:s text:c="17"/></text:p>
            <text:p><text:s text:c="22"/>- G/F - <text:s/>Raptors</text:p>
            <text:p><text:s text:c="16"/></text:p>
            <text:p><text:s text:c="17"/></text:p>
            <text:p><text:s text:c="12"/></text:p>
            <text:p><text:s text:c="8"/></text:p>
            <text:p><text:s text:c="8"/></text:p>
            <text:p><text:s text:c="8"/></text:p>
            <text:p><text:s text:c="12"/>C.J. Miles started on Thursday vs. the Cavaliers with Serge Ibaka (suspension) out and scored 16 points with five rebounds, two assists and four triples in 19 minutes.</text:p>
            <text:p><text:s text:c="8"/></text:p>
            <text:p><text:s text:c="8"/></text:p>
            <text:p><text:s text:c="13"/>He played 19 or less minutes for the seventh straight game, but probably would've played a little more if this game was closer. Miles has some value as a 3-point specialist, but he's not playing much these days because OG Anunoby's defense has been a key to Toronto's success. There should be better options on your wire such as a guy like Wayne Ellington.</text:p>
            <text:p><text:s text:c="8"/></text:p>
            <text:p><text:s text:c="8"/></text:p>
            <text:p><text:s text:c="13"/></text:p>
            <text:p><text:s text:c="14"/></text:p>
            <text:p><text:s text:c="13"/>Jan 11 - 11: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scal Siakam</text:p>
            <text:p><text:s text:c="17"/></text:p>
            <text:p><text:s text:c="17"/></text:p>
            <text:p><text:s text:c="22"/>- F - <text:s/>Raptors</text:p>
            <text:p><text:s text:c="16"/></text:p>
            <text:p><text:s text:c="17"/></text:p>
            <text:p><text:s text:c="12"/></text:p>
            <text:p><text:s text:c="8"/></text:p>
            <text:p><text:s text:c="8"/></text:p>
            <text:p><text:s text:c="8"/></text:p>
            <text:p><text:s text:c="12"/>Pascal Siakam scored 17 points with seven rebounds, four assists and one steal in 24 minutes vs. the Cavaliers on Thursday.</text:p>
            <text:p><text:s text:c="8"/></text:p>
            <text:p><text:s text:c="8"/></text:p>
            <text:p><text:s text:c="13"/>He didn't get the start, but Siakam took advantage of some extra playing time with Serge Ibaka (suspension) out and cleaned up in garbage time. He does have averages of 14.3 points, 4.0 rebounds, 2.3 assists, 1.0 blocks, 1.3 steals and 0.8 triples in four fill-in starts this season, so keep that in mind if Ibaka ever needs to miss time again.</text:p>
            <text:p><text:s text:c="8"/></text:p>
            <text:p><text:s text:c="8"/></text:p>
            <text:p><text:s text:c="13"/></text:p>
            <text:p><text:s text:c="14"/></text:p>
            <text:p><text:s text:c="13"/>Jan 11 - 11: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s Valanciunas</text:p>
            <text:p><text:s text:c="17"/></text:p>
            <text:p><text:s text:c="17"/></text:p>
            <text:p><text:s text:c="22"/>- C - <text:s/>Raptors</text:p>
            <text:p><text:s text:c="16"/></text:p>
            <text:p><text:s text:c="17"/></text:p>
            <text:p><text:s text:c="12"/></text:p>
            <text:p><text:s text:c="8"/></text:p>
            <text:p><text:s text:c="8"/></text:p>
            <text:p><text:s text:c="8"/></text:p>
            <text:p><text:s text:c="12"/>Jonas Valanciunas was dominant on Thursday vs. the Cavaliers, racking up 15 points, 18 rebounds and one assists in 19 minutes.</text:p>
            <text:p><text:s text:c="8"/></text:p>
            <text:p><text:s text:c="8"/></text:p>
            <text:p><text:s text:c="13"/>Sure he's not playing much, but Valanciunas has been a per-minute monster lately. He was well on his way to an even bigger night with Serge Ibaka (suspension) out, but the game was over by the end of the third quarter and J-Val also had some foul trouble. Despite playing 20.2 minutes over his last five games, J-Val is still rolling with averages of 12.8 points, 10.2 rebounds and 1.0 blocks in that span.</text:p>
            <text:p><text:s text:c="8"/></text:p>
            <text:p><text:s text:c="8"/></text:p>
            <text:p><text:s text:c="13"/></text:p>
            <text:p><text:s text:c="14"/></text:p>
            <text:p><text:s text:c="13"/>Jan 11 - 10: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elon Wright</text:p>
            <text:p><text:s text:c="17"/></text:p>
            <text:p><text:s text:c="17"/></text:p>
            <text:p><text:s text:c="22"/>- G - <text:s/>Raptors</text:p>
            <text:p><text:s text:c="16"/></text:p>
            <text:p><text:s text:c="17"/></text:p>
            <text:p><text:s text:c="12"/></text:p>
            <text:p><text:s text:c="8"/></text:p>
            <text:p><text:s text:c="8"/></text:p>
            <text:p><text:s text:c="8"/></text:p>
            <text:p><text:s text:c="12"/>Delon Wright was quiet against the Cavaliers on Thursday, scoring six points with four assists, two rebounds and two blocks in 18 minutes.</text:p>
            <text:p><text:s text:c="8"/></text:p>
            <text:p><text:s text:c="8"/></text:p>
            <text:p><text:s text:c="13"/>Wright was a popular streamer and DFS play after scoring 13 points with seven rebounds, four assists, one steal, one block and one triple in his last start, but Fred VanVleet was on fire tonight with 22 points and six triples. This game also got out of hand by the third quarter and the Raptors ended up winning by 34 points, so Wright didn't see the floor much. Wright's owners should give him another chance, especially if Kyle Lowry (back) can't go on Saturday vs. the Warriors.</text:p>
            <text:p><text:s text:c="8"/></text:p>
            <text:p><text:s text:c="8"/></text:p>
            <text:p><text:s text:c="13"/></text:p>
            <text:p><text:s text:c="14"/></text:p>
            <text:p><text:s text:c="13"/>Jan 11 - 10: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went off for a career-high 22 points (8-of-11 FGs) in Thursday's 133-99 win over the Cavaliers.</text:p>
            <text:p><text:s text:c="8"/></text:p>
            <text:p><text:s text:c="8"/></text:p>
            <text:p><text:s text:c="13"/>Kyle Lowry (back) missed his second game in a row, but VanVleet was much more effective this time around than he was on Tuesday, hitting six triples with four rebounds, four assists and one steal in 24 minutes compared to six points and four assists in 18 minutes for Delon Wright. Wright had the better fantasy line in the previous game, and it looks like the Raptors may go with a hot hand approach if Lowry continues to miss time. For now, Wright is still the better fantasy asset to own, but this position battle will be fun to watch.</text:p>
            <text:p><text:s text:c="8"/></text:p>
            <text:p><text:s text:c="8"/></text:p>
            <text:p><text:s text:c="13"/></text:p>
            <text:p><text:s text:c="14"/></text:p>
            <text:p><text:s text:c="13"/>Jan 11 - 10: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had 10 points with nine rebounds, two assists and one turnover against the Raptors on Thursday.</text:p>
            <text:p><text:s text:c="8"/></text:p>
            <text:p><text:s text:c="8"/></text:p>
            <text:p><text:s text:c="13"/>The Cavaliers were blown out for the second game in a row, so Love took an early seat along with Isaiah Thomas and LeBron James. Love is in a really bad slump right now, and if you take away his 27-point effort against Orlando he would have averages of 5.0 points on 4-of-26 shooting in his last three games. He'll bounce back and gets a great matchup on Friday vs. the Pacers to do so.</text:p>
            <text:p><text:s text:c="8"/></text:p>
            <text:p><text:s text:c="8"/></text:p>
            <text:p><text:s text:c="13"/></text:p>
            <text:p><text:s text:c="14"/></text:p>
            <text:p><text:s text:c="13"/>Jan 11 - 10: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Thomas</text:p>
            <text:p><text:s text:c="17"/></text:p>
            <text:p><text:s text:c="17"/></text:p>
            <text:p><text:s text:c="22"/>- G - <text:s/>Lakers</text:p>
            <text:p><text:s text:c="16"/></text:p>
            <text:p><text:s text:c="17"/></text:p>
            <text:p><text:s text:c="12"/></text:p>
            <text:p><text:s text:c="8"/></text:p>
            <text:p><text:s text:c="8"/></text:p>
            <text:p><text:s text:c="8"/></text:p>
            <text:p><text:s text:c="12"/>Isaiah Thomas, who scored just four points on 2-of-15 shots vs. the Raptors on Thursday, will rest on Friday vs. the Pacers.</text:p>
            <text:p><text:s text:c="8"/></text:p>
            <text:p><text:s text:c="8"/></text:p>
            <text:p><text:s text:c="13"/>He's not cleared for back-to-back sets and we haven't heard when the Cavs will lift those restrictions. Thomas has looked rusty for the most part since his return and Toronto exposed him on defense tonight despite missing Kyle Lowry. It's just a matter of time before Thomas returns to All-NBA form, so his fantasy owners should sit tight for now. He added three assists, two rebounds and one block in 25 minutes.</text:p>
            <text:p><text:s text:c="8"/></text:p>
            <text:p><text:s text:c="8"/></text:p>
            <text:p><text:s text:c="13"/></text:p>
            <text:p><text:s text:c="14"/></text:p>
            <text:p><text:s text:c="13"/>Jan 11 - 10: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scored 26 points in a 133-99 blowout loss to the Raptors on Thursday, hitting 9-of-16 shots and 8-of-10 free throws with three rebounds, one assist, one steal and two blocks in 32 minutes.</text:p>
            <text:p><text:s text:c="8"/></text:p>
            <text:p><text:s text:c="8"/></text:p>
            <text:p><text:s text:c="13"/>The Cavaliers were trailing by 28 points at the end of the third quarter, so LeBron took an early seat. The Cavaliers have now lost seven out of their last 10 games and James' frustration was easy to see, as he lashed out at his teammates during a timeout. Cleveland even had a film session on Wednesday to go over their defensive woes, yet they still gave up 127+ points for the third straight game. LeBron will look to get his team back on track against the Pacers on Friday.</text:p>
            <text:p><text:s text:c="8"/></text:p>
            <text:p><text:s text:c="8"/></text:p>
            <text:p><text:s text:c="13"/></text:p>
            <text:p><text:s text:c="14"/></text:p>
            <text:p><text:s text:c="13"/>Source: ESPN <text:s text:c="45"/>Jan 11 - 10: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rone Wallace</text:p>
            <text:p><text:s text:c="17"/></text:p>
            <text:p><text:s text:c="17"/></text:p>
            <text:p><text:s text:c="22"/>- G - <text:s/>Clippers</text:p>
            <text:p><text:s text:c="16"/></text:p>
            <text:p><text:s text:c="17"/></text:p>
            <text:p><text:s text:c="12"/></text:p>
            <text:p><text:s text:c="8"/></text:p>
            <text:p><text:s text:c="8"/></text:p>
            <text:p><text:s text:c="8"/></text:p>
            <text:p><text:s text:c="12"/>Tyrone Wallace will make his first career start on Thursday vs. the Kings.</text:p>
            <text:p><text:s text:c="8"/></text:p>
            <text:p><text:s text:c="8"/></text:p>
            <text:p><text:s text:c="13"/>He was terrific on Wednesday with 22 points, six rebounds, four assists and two steals on 7-of-11 shooting, so the Clippers will give him a look in the first unit alongside Milos Teodosic (foot), Lou Williams, Blake Griffin (concussion) and DeAndre Jordan. Wallace is worth a look as a streaming option tonight and is trending up in deeper formats. Jawun Evans and Wes Johnson will head to the bench and C.J. Williams is out with a right ankle sprain.</text:p>
            <text:p><text:s text:c="8"/></text:p>
            <text:p><text:s text:c="8"/></text:p>
            <text:p><text:s text:c="13"/>Related: Wes Johnson, Jawun Evans</text:p>
            <text:p><text:s text:c="14"/></text:p>
            <text:p><text:s text:c="13"/>Source: Sean Cunningham on Twitter <text:s text:c="23"/>Jan 11 - 9: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personal) is starting against the Clippers on Thursday.</text:p>
            <text:p><text:s text:c="8"/></text:p>
            <text:p><text:s text:c="8"/></text:p>
            <text:p><text:s text:c="13"/>Garrett Temple, Willie Cauley-Stein, Zach Randolph and De’Aaron Fox are also starting, so Malachi Richardson and Buddy Hield will head back to the bench. Hill missed the last two games to be with his family due to the birth of his child, but he does have a higher floor in fantasy now that Frank Mason (heel) is going to miss several weeks.</text:p>
            <text:p><text:s text:c="8"/></text:p>
            <text:p><text:s text:c="8"/></text:p>
            <text:p><text:s text:c="13"/>Related: Buddy Hield, Malachi Richardson</text:p>
            <text:p><text:s text:c="14"/></text:p>
            <text:p><text:s text:c="13"/>Source: Sean Cunningham on Twitter <text:s text:c="23"/>Jan 11 - 9: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jounte Murray</text:p>
            <text:p><text:s text:c="17"/></text:p>
            <text:p><text:s text:c="17"/></text:p>
            <text:p><text:s text:c="22"/>- G - <text:s/>Spurs</text:p>
            <text:p><text:s text:c="16"/></text:p>
            <text:p><text:s text:c="17"/></text:p>
            <text:p><text:s text:c="12"/></text:p>
            <text:p><text:s text:c="8"/></text:p>
            <text:p><text:s text:c="8"/></text:p>
            <text:p><text:s text:c="8"/></text:p>
            <text:p><text:s text:c="12"/>Dejounte Murray will start on Thursday vs. the Lakers.</text:p>
            <text:p><text:s text:c="8"/></text:p>
            <text:p><text:s text:c="8"/></text:p>
            <text:p><text:s text:c="13"/>Tony Parker (ankle) has been ruled out, but the veteran PG said he should be fine for Saturday's game vs. Denver. Murray does have some streaming appeal on a four-game Thursday, as he's averaging 8.5 points, 6.8 rebounds, 3.5 assists, 0.9 steals and 2.5 turnovers as a starter this season.</text:p>
            <text:p><text:s text:c="8"/></text:p>
            <text:p><text:s text:c="8"/></text:p>
            <text:p><text:s text:c="13"/></text:p>
            <text:p><text:s text:c="14"/></text:p>
            <text:p><text:s text:c="13"/>Jan 11 - 9: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ny Parker</text:p>
            <text:p><text:s text:c="17"/></text:p>
            <text:p><text:s text:c="17"/></text:p>
            <text:p><text:s text:c="22"/>- G - <text:s/>Spurs</text:p>
            <text:p><text:s text:c="16"/></text:p>
            <text:p><text:s text:c="17"/></text:p>
            <text:p><text:s text:c="12"/></text:p>
            <text:p><text:s text:c="8"/></text:p>
            <text:p><text:s text:c="8"/></text:p>
            <text:p><text:s text:c="8"/></text:p>
            <text:p><text:s text:c="12"/>Tony Parker (sprained right ankle) said he should be ready to play on Saturday vs. Denver.</text:p>
            <text:p><text:s text:c="8"/></text:p>
            <text:p><text:s text:c="8"/></text:p>
            <text:p><text:s text:c="13"/>"I could have played tonight," Parker said. "But you know the Spurs, they are going to just be cautious. So the bad luck I had wasn't too bad." Parker is expected to have restrictions for about another month and will be rested a ton down the stretch, so most fantasy owners should just leave him on the wire. Dejounte Murray will start at PG on Thursday vs. the Lakers along with Bryn Forbes, Kyle Anderson, LaMarcus Aldridge and Pau Gasol. The Spurs will list Parker as questionable.</text:p>
            <text:p><text:s text:c="8"/></text:p>
            <text:p><text:s text:c="8"/></text:p>
            <text:p><text:s text:c="13"/></text:p>
            <text:p><text:s text:c="14"/></text:p>
            <text:p><text:s text:c="13"/>Source: Tom Orsborn on Twitter <text:s text:c="27"/>Jan 11 - 9: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los Teodosic</text:p>
            <text:p><text:s text:c="17"/></text:p>
            <text:p><text:s text:c="17"/></text:p>
            <text:p><text:s text:c="22"/>- G - <text:s/>Clippers</text:p>
            <text:p><text:s text:c="16"/></text:p>
            <text:p><text:s text:c="17"/></text:p>
            <text:p><text:s text:c="12"/></text:p>
            <text:p><text:s text:c="8"/></text:p>
            <text:p><text:s text:c="8"/></text:p>
            <text:p><text:s text:c="8"/></text:p>
            <text:p><text:s text:c="12"/>Milos Teodosic (foot) will play vs. the Kings on Thursday.</text:p>
            <text:p><text:s text:c="8"/></text:p>
            <text:p><text:s text:c="8"/></text:p>
            <text:p><text:s text:c="13"/>He will surely have restrictions and the Clippers may monitor his minutes for the foreseeable future because they don't want to risk another re-aggravation. He's worth picking up if you're targeting assists and triples, but he doesn't bring a lot to the table in other categories. Lou Williams loses some ball-handling responsibility with Teodosic back and Jawun Evans loses some value as well.</text:p>
            <text:p><text:s text:c="8"/></text:p>
            <text:p><text:s text:c="8"/></text:p>
            <text:p><text:s text:c="13"/></text:p>
            <text:p><text:s text:c="14"/></text:p>
            <text:p><text:s text:c="13"/>Source: Brad Turner on Twitter <text:s text:c="27"/>Jan 11 - 8: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lake Griffin</text:p>
            <text:p><text:s text:c="17"/></text:p>
            <text:p><text:s text:c="17"/></text:p>
            <text:p><text:s text:c="22"/>- F - <text:s/>Pistons</text:p>
            <text:p><text:s text:c="16"/></text:p>
            <text:p><text:s text:c="17"/></text:p>
            <text:p><text:s text:c="12"/></text:p>
            <text:p><text:s text:c="8"/></text:p>
            <text:p><text:s text:c="8"/></text:p>
            <text:p><text:s text:c="8"/></text:p>
            <text:p><text:s text:c="12"/>Blake Griffin (concussion) and Milos Teodosic (foot) will play on Thursday vs. the Kings.</text:p>
            <text:p><text:s text:c="8"/></text:p>
            <text:p><text:s text:c="8"/></text:p>
            <text:p><text:s text:c="13"/>Griffin has officially cleared the concussion protocol after a two-game absence. The Clippers played Blake for 32 minutes on Dec. 29 when he returned from a month-long absence (knee injury), so he may not have restrictions tonight. We'll let you know how he looks after the game, but with Griffin back that means Sam Dekker and Montrezl Harrell will lose most of their value.</text:p>
            <text:p><text:s text:c="8"/></text:p>
            <text:p><text:s text:c="8"/></text:p>
            <text:p><text:s text:c="13"/></text:p>
            <text:p><text:s text:c="14"/></text:p>
            <text:p><text:s text:c="13"/>Source: Brad Turner on Twitter <text:s text:c="27"/>Jan 11 - 8: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J. Williams</text:p>
            <text:p><text:s text:c="17"/></text:p>
            <text:p><text:s text:c="17"/></text:p>
            <text:p><text:s text:c="22"/>- G - <text:s/>Clippers</text:p>
            <text:p><text:s text:c="16"/></text:p>
            <text:p><text:s text:c="17"/></text:p>
            <text:p><text:s text:c="12"/></text:p>
            <text:p><text:s text:c="8"/></text:p>
            <text:p><text:s text:c="8"/></text:p>
            <text:p><text:s text:c="8"/></text:p>
            <text:p><text:s text:c="12"/>X-rays on C.J. Williams' sprained right ankle came back negative.</text:p>
            <text:p><text:s text:c="8"/></text:p>
            <text:p><text:s text:c="8"/></text:p>
            <text:p><text:s text:c="13"/>He won't play on Thursday vs. the Kings and still has to undergo an MRI on Friday. With Williams out, we should see plenty of Jawun Evans and Tyrone Wallace tonight.</text:p>
            <text:p><text:s text:c="8"/></text:p>
            <text:p><text:s text:c="8"/></text:p>
            <text:p><text:s text:c="13"/></text:p>
            <text:p><text:s text:c="14"/></text:p>
            <text:p><text:s text:c="13"/>Source: Brad Turner on Twitter <text:s text:c="27"/>Jan 11 - 8: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Thomas</text:p>
            <text:p><text:s text:c="17"/></text:p>
            <text:p><text:s text:c="17"/></text:p>
            <text:p><text:s text:c="22"/>- G - <text:s/>Lakers</text:p>
            <text:p><text:s text:c="16"/></text:p>
            <text:p><text:s text:c="17"/></text:p>
            <text:p><text:s text:c="12"/></text:p>
            <text:p><text:s text:c="8"/></text:p>
            <text:p><text:s text:c="8"/></text:p>
            <text:p><text:s text:c="8"/></text:p>
            <text:p><text:s text:c="12"/>Isaiah Thomas is officially starting vs. the Raptors on Thursday.</text:p>
            <text:p><text:s text:c="8"/></text:p>
            <text:p><text:s text:c="8"/></text:p>
            <text:p><text:s text:c="13"/>The mystery is over. Thomas' owners can expect to see him play minutes in the lower- to mid-20s tonight, but coach Tyronn Lue confirmed that he will rest on Friday vs. the Pacers. We'll let you know how he fares after the game.</text:p>
            <text:p><text:s text:c="8"/></text:p>
            <text:p><text:s text:c="8"/></text:p>
            <text:p><text:s text:c="13"/></text:p>
            <text:p><text:s text:c="14"/></text:p>
            <text:p><text:s text:c="13"/>Jan 11 - 8: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un Livingston</text:p>
            <text:p><text:s text:c="17"/></text:p>
            <text:p><text:s text:c="17"/></text:p>
            <text:p><text:s text:c="22"/>- G - <text:s/>Warriors</text:p>
            <text:p><text:s text:c="16"/></text:p>
            <text:p><text:s text:c="17"/></text:p>
            <text:p><text:s text:c="12"/></text:p>
            <text:p><text:s text:c="8"/></text:p>
            <text:p><text:s text:c="8"/></text:p>
            <text:p><text:s text:c="8"/></text:p>
            <text:p><text:s text:c="12"/>Shaun Livingston (knee) is probable for Friday's game vs. the Bucks.</text:p>
            <text:p><text:s text:c="8"/></text:p>
            <text:p><text:s text:c="8"/></text:p>
            <text:p><text:s text:c="13"/>He made a fill-in start on Wednesday with eight points (1-of-3 FGs, 6-of-6 FTs), four assists, two steals and one rebound in 25 minutes, but Stephen Curry (ankle) practiced on Thursday and could be ready to return. If Curry plays, Livingston will have little to no value.</text:p>
            <text:p><text:s text:c="8"/></text:p>
            <text:p><text:s text:c="8"/></text:p>
            <text:p><text:s text:c="13"/></text:p>
            <text:p><text:s text:c="14"/></text:p>
            <text:p><text:s text:c="13"/>Jan 11 - 7: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left knee soreness) is probable for Friday's game vs. the Bucks.</text:p>
            <text:p><text:s text:c="8"/></text:p>
            <text:p><text:s text:c="8"/></text:p>
            <text:p><text:s text:c="13"/>He's been a regular on the injury report and will be rested sporadically the rest of the season. He's only worth deploying when the Warriors rest a stud or two.</text:p>
            <text:p><text:s text:c="8"/></text:p>
            <text:p><text:s text:c="8"/></text:p>
            <text:p><text:s text:c="13"/></text:p>
            <text:p><text:s text:c="14"/></text:p>
            <text:p><text:s text:c="13"/>Source: Warriors PR on Twitter <text:s text:c="27"/>Jan 11 - 7: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ankle) was able to practice on Thursday.</text:p>
            <text:p><text:s text:c="8"/></text:p>
            <text:p><text:s text:c="8"/></text:p>
            <text:p><text:s text:c="13"/>The injury was never believed to be serious and this confirms it. Curry will be listed as questionable for Friday's game vs. the Bucks, so check back for an update after the morning shootaround. If he can't go, Shaun Livingston and Patrick McCaw will pick up the slack.</text:p>
            <text:p><text:s text:c="8"/></text:p>
            <text:p><text:s text:c="8"/></text:p>
            <text:p><text:s text:c="13"/></text:p>
            <text:p><text:s text:c="14"/></text:p>
            <text:p><text:s text:c="13"/>Source: Mark Medina on Twitter <text:s text:c="27"/>Jan 11 - 7: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J. Miles</text:p>
            <text:p><text:s text:c="17"/></text:p>
            <text:p><text:s text:c="17"/></text:p>
            <text:p><text:s text:c="22"/>- G/F - <text:s/>Raptors</text:p>
            <text:p><text:s text:c="16"/></text:p>
            <text:p><text:s text:c="17"/></text:p>
            <text:p><text:s text:c="12"/></text:p>
            <text:p><text:s text:c="8"/></text:p>
            <text:p><text:s text:c="8"/></text:p>
            <text:p><text:s text:c="8"/></text:p>
            <text:p><text:s text:c="12"/>C.J. Miles is starting on Thursday vs. the Cavaliers with Serge Ibaka (suspension) out.</text:p>
            <text:p><text:s text:c="8"/></text:p>
            <text:p><text:s text:c="8"/></text:p>
            <text:p><text:s text:c="13"/>Delon Wright, DeMar DeRozan, OG Anunoby and Jonas Valanciunas are also starting -- Anunoby shifts to the four with Miles at the three. Miles hasn't played more than 19 minutes in six straight games, so maybe that changes tonight. He's a boom-or-bust option on a four-game slate.</text:p>
            <text:p><text:s text:c="8"/></text:p>
            <text:p><text:s text:c="8"/></text:p>
            <text:p><text:s text:c="13"/></text:p>
            <text:p><text:s text:c="14"/></text:p>
            <text:p><text:s text:c="13"/>Jan 11 - 7: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Thomas</text:p>
            <text:p><text:s text:c="17"/></text:p>
            <text:p><text:s text:c="17"/></text:p>
            <text:p><text:s text:c="22"/>- G - <text:s/>Lakers</text:p>
            <text:p><text:s text:c="16"/></text:p>
            <text:p><text:s text:c="17"/></text:p>
            <text:p><text:s text:c="12"/></text:p>
            <text:p><text:s text:c="8"/></text:p>
            <text:p><text:s text:c="8"/></text:p>
            <text:p><text:s text:c="8"/></text:p>
            <text:p><text:s text:c="12"/>Updating a previous report, Cavaliers coach Tyronn Lue said Isaiah Thomas will play on Thursday vs. the Raptors and rest on Friday vs. Indiana.</text:p>
            <text:p><text:s text:c="8"/></text:p>
            <text:p><text:s text:c="8"/></text:p>
            <text:p><text:s text:c="13"/>We are seeing a lot of conflicting reports right now, so we'll be on the lookout for confirmation leading up the 8:00 ET tip-off. If Thomas does play, expect him to see minutes in the lower- to mid-20s. Stay tuned.</text:p>
            <text:p><text:s text:c="8"/></text:p>
            <text:p><text:s text:c="8"/></text:p>
            <text:p><text:s text:c="13"/></text:p>
            <text:p><text:s text:c="14"/></text:p>
            <text:p><text:s text:c="13"/>Source: Cleveland.com <text:s text:c="36"/>Jan 11 - 7: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Thomas</text:p>
            <text:p><text:s text:c="17"/></text:p>
            <text:p><text:s text:c="17"/></text:p>
            <text:p><text:s text:c="22"/>- G - <text:s/>Lakers</text:p>
            <text:p><text:s text:c="16"/></text:p>
            <text:p><text:s text:c="17"/></text:p>
            <text:p><text:s text:c="12"/></text:p>
            <text:p><text:s text:c="8"/></text:p>
            <text:p><text:s text:c="8"/></text:p>
            <text:p><text:s text:c="8"/></text:p>
            <text:p><text:s text:c="12"/>Isaiah Thomas is expected to rest vs. Toronto on Thursday, the first half of a back-to-back set for the Cavs.</text:p>
            <text:p><text:s text:c="8"/></text:p>
            <text:p><text:s text:c="8"/></text:p>
            <text:p><text:s text:c="13"/>Jose Calderon should jump into the starting PG spot and this should be a trend for the foreseeable future, as Cleveland plays it safe with Thomas after his long recovery from a hip injury. Calderon doesn't have much appeal even as a streaming option, though, so there are no clear winners here.</text:p>
            <text:p><text:s text:c="8"/></text:p>
            <text:p><text:s text:c="8"/></text:p>
            <text:p><text:s text:c="13"/></text:p>
            <text:p><text:s text:c="14"/></text:p>
            <text:p><text:s text:c="13"/>Source: Blake Murphy on Twitter <text:s text:c="26"/>Jan 11 - 7: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aul Neto</text:p>
            <text:p><text:s text:c="17"/></text:p>
            <text:p><text:s text:c="17"/></text:p>
            <text:p><text:s text:c="22"/>- G - <text:s/>Jazz</text:p>
            <text:p><text:s text:c="16"/></text:p>
            <text:p><text:s text:c="17"/></text:p>
            <text:p><text:s text:c="12"/></text:p>
            <text:p><text:s text:c="8"/></text:p>
            <text:p><text:s text:c="8"/></text:p>
            <text:p><text:s text:c="8"/></text:p>
            <text:p><text:s text:c="12"/>Raul Neto (knee) has resumed non-contact work during Jazz practices.</text:p>
            <text:p><text:s text:c="8"/></text:p>
            <text:p><text:s text:c="8"/></text:p>
            <text:p><text:s text:c="13"/>Neto is out for Friday's game and fantasy owners can just consider him 'out indefinitely' until we've seen him on the court.</text:p>
            <text:p><text:s text:c="8"/></text:p>
            <text:p><text:s text:c="8"/></text:p>
            <text:p><text:s text:c="13"/></text:p>
            <text:p><text:s text:c="14"/></text:p>
            <text:p><text:s text:c="13"/>Source: Kyle Goon on Twitter <text:s text:c="29"/>Jan 11 - 6: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dy Gobert</text:p>
            <text:p><text:s text:c="17"/></text:p>
            <text:p><text:s text:c="17"/></text:p>
            <text:p><text:s text:c="22"/>- C - <text:s/>Jazz</text:p>
            <text:p><text:s text:c="16"/></text:p>
            <text:p><text:s text:c="17"/></text:p>
            <text:p><text:s text:c="12"/></text:p>
            <text:p><text:s text:c="8"/></text:p>
            <text:p><text:s text:c="8"/></text:p>
            <text:p><text:s text:c="8"/></text:p>
            <text:p><text:s text:c="12"/>Rudy Gobert (knee) has begun participating in non-contact portions of practice.</text:p>
            <text:p><text:s text:c="8"/></text:p>
            <text:p><text:s text:c="8"/></text:p>
            <text:p><text:s text:c="13"/>Gobert is still out for Friday's game and he doesn't have a firm return date, but this is encouraging news nonetheless. He was diagnosed with a sprained PCL in his left knee and a bone bruise in his left tibia, and was given an initial timetable of approximately one month on Dec. 16. It's reasonable to think he could return in mid- to late-January, therefore, and the next step is likely for him to start taking contact.</text:p>
            <text:p><text:s text:c="8"/></text:p>
            <text:p><text:s text:c="8"/></text:p>
            <text:p><text:s text:c="13"/></text:p>
            <text:p><text:s text:c="14"/></text:p>
            <text:p><text:s text:c="13"/>Source: Kyle Goon on Twitter <text:s text:c="29"/>Jan 11 - 6: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Lowry</text:p>
            <text:p><text:s text:c="17"/></text:p>
            <text:p><text:s text:c="17"/></text:p>
            <text:p><text:s text:c="22"/>- G - <text:s/>Raptors</text:p>
            <text:p><text:s text:c="16"/></text:p>
            <text:p><text:s text:c="17"/></text:p>
            <text:p><text:s text:c="12"/></text:p>
            <text:p><text:s text:c="8"/></text:p>
            <text:p><text:s text:c="8"/></text:p>
            <text:p><text:s text:c="8"/></text:p>
            <text:p><text:s text:c="12"/>Kyle Lowry (bruised tailbone) has been ruled out for Thursday's game vs. the Cavs.</text:p>
            <text:p><text:s text:c="8"/></text:p>
            <text:p><text:s text:c="8"/></text:p>
            <text:p><text:s text:c="13"/>No surprise here, since Lowry was considered doubtful. He might also sit out Saturday's game, which would make Saturday's road game in Philly his next possible return date. Delon Wright should earn another start with Fred VanVleet picking up minutes with the second unit.RotoGrinders.com Daily Slant: DeMar DeRozan leads the Raptors in usage at a massive 44.5% to go along with an elite 1.61 FPPM with Lowry/Ibaka off the floor. Jonas Valanciunas has logged only 20.3 minutes in that split, but he's averaging a healthy 1.10 FPPM with Delon Wright checking in at 0.91 and Fred VanVleet checking in at 0.87. DeRozan is an elite target in all formats while Wright is the preferred value target between he and VanVleet.</text:p>
            <text:p><text:s text:c="8"/></text:p>
            <text:p><text:s text:c="8"/></text:p>
            <text:p><text:s text:c="13"/>Related: Delon Wright, Fred VanVleet</text:p>
            <text:p><text:s text:c="14"/></text:p>
            <text:p><text:s text:c="13"/>Source: Raptors MR on Twitter <text:s text:c="28"/>Jan 11 - 6: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ion Waiters</text:p>
            <text:p><text:s text:c="17"/></text:p>
            <text:p><text:s text:c="17"/></text:p>
            <text:p><text:s text:c="22"/>- G - <text:s/>Heat</text:p>
            <text:p><text:s text:c="16"/></text:p>
            <text:p><text:s text:c="17"/></text:p>
            <text:p><text:s text:c="12"/></text:p>
            <text:p><text:s text:c="8"/></text:p>
            <text:p><text:s text:c="8"/></text:p>
            <text:p><text:s text:c="8"/></text:p>
            <text:p><text:s text:c="12"/>Dion Waiters is expected to have season-ending surgery on his injured left ankle, according to Yahoo's Shams Charania.</text:p>
            <text:p><text:s text:c="8"/></text:p>
            <text:p><text:s text:c="8"/></text:p>
            <text:p><text:s text:c="13"/>Waiters opted not to have surgery last season, but after getting multiple second opinions this week, he reportedly decided he couldn't wait any longer. Waiters' expected absence for the rest of the season is a major blow for Miami's depth. Tyler Johnson, Josh Richardson and Wayne Ellington will continue to take on heavier workloads, with Johnson and Richardson in particular having the ball in their hands more often. Fantasy owners may want to wait for more confirmation before cutting Waiters, but not if there's a hot FA you might miss out on. We should have a rough timetable for Waiters' recovery soon after the surgery is performed.</text:p>
            <text:p><text:s text:c="8"/></text:p>
            <text:p><text:s text:c="8"/></text:p>
            <text:p><text:s text:c="13"/>Related: Josh Richardson, Wayne Ellington, Tyler Johnson</text:p>
            <text:p><text:s text:c="14"/></text:p>
            <text:p><text:s text:c="13"/>Source: Shams Charania on Twitter <text:s text:c="24"/>Jan 11 - 6: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J. Redick</text:p>
            <text:p><text:s text:c="17"/></text:p>
            <text:p><text:s text:c="17"/></text:p>
            <text:p><text:s text:c="22"/>- G - <text:s/>76ers</text:p>
            <text:p><text:s text:c="16"/></text:p>
            <text:p><text:s text:c="17"/></text:p>
            <text:p><text:s text:c="12"/></text:p>
            <text:p><text:s text:c="8"/></text:p>
            <text:p><text:s text:c="8"/></text:p>
            <text:p><text:s text:c="8"/></text:p>
            <text:p><text:s text:c="12"/>J.J. Redick caught fire early in Thursday's game, finishing 7-of-12 from the field with five 3-pointers for 22 points, seven rebounds, three assists and a rare block in 30 minutes.</text:p>
            <text:p><text:s text:c="8"/></text:p>
            <text:p><text:s text:c="8"/></text:p>
            <text:p><text:s text:c="13"/>Redick poured in 18 points in the first half before cooling down, but you won't hear fantasy owners complaining. He's now scored 20+ points in four consecutive games, which ties the longest such streak of his 12-year career. Needless to say, he's found a nice groove at the halfway point of his first season with Philly.</text:p>
            <text:p><text:s text:c="8"/></text:p>
            <text:p><text:s text:c="8"/></text:p>
            <text:p><text:s text:c="13"/></text:p>
            <text:p><text:s text:c="14"/></text:p>
            <text:p><text:s text:c="13"/>Source: Brian Seltzer on Twitter <text:s text:c="25"/>Jan 11 - 6: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bert Covington</text:p>
            <text:p><text:s text:c="17"/></text:p>
            <text:p><text:s text:c="17"/></text:p>
            <text:p><text:s text:c="22"/>- G/F - <text:s/>76ers</text:p>
            <text:p><text:s text:c="16"/></text:p>
            <text:p><text:s text:c="17"/></text:p>
            <text:p><text:s text:c="12"/></text:p>
            <text:p><text:s text:c="8"/></text:p>
            <text:p><text:s text:c="8"/></text:p>
            <text:p><text:s text:c="8"/></text:p>
            <text:p><text:s text:c="12"/>Robert Covington had another quiet game on Thursday, shooting 2-of-8 from the field with one 3-pointer for five points, three rebounds and one assist.</text:p>
            <text:p><text:s text:c="8"/></text:p>
            <text:p><text:s text:c="8"/></text:p>
            <text:p><text:s text:c="13"/>Covington also committed four turnovers in 30 minutes today, and over the past eight games he's averaging a modest 8.3 points (40.4% FGs, 81.8% FTs), 1.4 threes, 4.8 rebounds, 2.0 assists, 1.4 steals and 0.1 blocks. His usage rate is just 13.5% in that span, compared to 17.9% on the season, and we're hopeful he'll be more involved when Philly returns to action vs. Toronto on Monday. This is a good time to make some buy-low offers.</text:p>
            <text:p><text:s text:c="8"/></text:p>
            <text:p><text:s text:c="8"/></text:p>
            <text:p><text:s text:c="13"/></text:p>
            <text:p><text:s text:c="14"/></text:p>
            <text:p><text:s text:c="13"/>Jan 11 - 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had 15 points, 10 rebounds, five assists, two steals and one blocks in a losing effort vs. the Celtics, finishing 6-of-17 from the field with one 3-pointer in 31 minutes.</text:p>
            <text:p><text:s text:c="8"/></text:p>
            <text:p><text:s text:c="8"/></text:p>
            <text:p><text:s text:c="13"/>Embiid wanted to put on a show for the fans in London's O2 Arena on Thursday. Earlier this week he told reporters that he was "really excited to play NBA in London and cannot wait to kick [Boston's] ass." That didn't exactly go as planned, with Philly blowing a 22-point lead before eventually losing by double-digits. The loss dropped the Sixers to 19-20 on the season, just 1.5 games ahead of the No. 9 seed Knicks.</text:p>
            <text:p><text:s text:c="8"/></text:p>
            <text:p><text:s text:c="8"/></text:p>
            <text:p><text:s text:c="13"/></text:p>
            <text:p><text:s text:c="14"/></text:p>
            <text:p><text:s text:c="13"/>Jan 11 - 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McConnell</text:p>
            <text:p><text:s text:c="17"/></text:p>
            <text:p><text:s text:c="17"/></text:p>
            <text:p><text:s text:c="22"/>- G - <text:s/>76ers</text:p>
            <text:p><text:s text:c="16"/></text:p>
            <text:p><text:s text:c="17"/></text:p>
            <text:p><text:s text:c="12"/></text:p>
            <text:p><text:s text:c="8"/></text:p>
            <text:p><text:s text:c="8"/></text:p>
            <text:p><text:s text:c="8"/></text:p>
            <text:p><text:s text:c="12"/>The Sixers' four-game win streak was snapped on Thursday, despite T.J. McConnell coming off the bench for 12 points on 6-of-11 shooting, five assists, four rebounds and three steals.</text:p>
            <text:p><text:s text:c="8"/></text:p>
            <text:p><text:s text:c="8"/></text:p>
            <text:p><text:s text:c="13"/>McConnell played 26 minutes today and he continues to be a sneaky source of assists and steals, which has kept him afloat as a late-round option in 12-team leagues. He was averaging 4.0 points in Philly's previous three games, though, and hasn't made a 3-pointer since Christmas Day, so there's not much upside while Ben Simmons and J.J. Redick are healthy.</text:p>
            <text:p><text:s text:c="8"/></text:p>
            <text:p><text:s text:c="8"/></text:p>
            <text:p><text:s text:c="13"/></text:p>
            <text:p><text:s text:c="14"/></text:p>
            <text:p><text:s text:c="13"/>Jan 11 - 5: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iel Theis</text:p>
            <text:p><text:s text:c="17"/></text:p>
            <text:p><text:s text:c="17"/></text:p>
            <text:p><text:s text:c="22"/>- F - <text:s/>Celtics</text:p>
            <text:p><text:s text:c="16"/></text:p>
            <text:p><text:s text:c="17"/></text:p>
            <text:p><text:s text:c="12"/></text:p>
            <text:p><text:s text:c="8"/></text:p>
            <text:p><text:s text:c="8"/></text:p>
            <text:p><text:s text:c="8"/></text:p>
            <text:p><text:s text:c="12"/>Daniel Theis finished Thursday's comeback vs. Philly with six points on 3-of-3 shooting, seven rebounds, two steals and one block in 20 minutes.</text:p>
            <text:p><text:s text:c="8"/></text:p>
            <text:p><text:s text:c="8"/></text:p>
            <text:p><text:s text:c="13"/>The win gave Brad Stevens his 200th victory as an NBA coach, and the Celtics are now tied with Golden State for the best record in the league (34-10). Afterward, Stevens had nothing but praise for Theis, saying, "He has been terrific. He has come in, played his role … He never changes. That’s a real good quality." His real-world value far exceeds his fantasy appeal, though, and he belongs on the wire in nearly all leagues.</text:p>
            <text:p><text:s text:c="8"/></text:p>
            <text:p><text:s text:c="8"/></text:p>
            <text:p><text:s text:c="13"/></text:p>
            <text:p><text:s text:c="14"/></text:p>
            <text:p><text:s text:c="13"/>Source: Celtics on Twitter <text:s text:c="31"/>Jan 11 - 5: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Boston won their seventh straight game on Thursday, with Marcus Morris coming off the bench for 19 points (7-of-13 FGs, 2-of-2 FTs), eight rebounds, two assists and one steal.</text:p>
            <text:p><text:s text:c="8"/></text:p>
            <text:p><text:s text:c="8"/></text:p>
            <text:p><text:s text:c="13"/>It was a tale of two halfs for the Celtics, who trailed by as many as 22 points in the first half before pulling away for a 114-103 victory. Morris was a steadying force early in the game and he moved well throughout, so maybe his nagging left knee injury is finally behind him. He added three 3-pointers in just 24 minutes tonight, but has been too inconsistent to trust in typical leagues.</text:p>
            <text:p><text:s text:c="8"/></text:p>
            <text:p><text:s text:c="8"/></text:p>
            <text:p><text:s text:c="13"/></text:p>
            <text:p><text:s text:c="14"/></text:p>
            <text:p><text:s text:c="13"/>Jan 11 - 5: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was all over the court on Thursday, posting 21 points on 8-of-15 shooting with two 3-pointers, four rebounds, three steals and two assists in 32 minutes.</text:p>
            <text:p><text:s text:c="8"/></text:p>
            <text:p><text:s text:c="8"/></text:p>
            <text:p><text:s text:c="13"/>Brown's efforts helped the Celtics earn the victory in London, beating the Sixers 114-103. Boston was stuck in mud early tonight but Brown and Daniel Theis (six points, seven boards) made some energy plays to get their team going and they cruised in the second half. Brown is a terrific player to own if you're punting FT% with players like Dwight Howard or Ben Simmons -- tossing out his 56.5% FTs on 3.4 attempts, he emerges as a solid mid-round value.</text:p>
            <text:p><text:s text:c="8"/></text:p>
            <text:p><text:s text:c="8"/></text:p>
            <text:p><text:s text:c="13"/>Related: Daniel Theis</text:p>
            <text:p><text:s text:c="14"/></text:p>
            <text:p><text:s text:c="13"/>Jan 11 - 5: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Al Horford</text:p>
            <text:p><text:s text:c="17"/></text:p>
            <text:p><text:s text:c="17"/></text:p>
            <text:p><text:s text:c="22"/>- F/C - <text:s/>Celtics</text:p>
            <text:p><text:s text:c="16"/></text:p>
            <text:p><text:s text:c="17"/></text:p>
            <text:p><text:s text:c="12"/></text:p>
            <text:p><text:s text:c="8"/></text:p>
            <text:p><text:s text:c="8"/></text:p>
            <text:p><text:s text:c="8"/></text:p>
            <text:p><text:s text:c="12"/>Al Horford (sore knee) returned on Thursday with 13 points, eight rebounds and seven assists in a resounding comeback win vs. the Sixers in London.</text:p>
            <text:p><text:s text:c="8"/></text:p>
            <text:p><text:s text:c="8"/></text:p>
            <text:p><text:s text:c="13"/>Horford missed Saturday's game with soreness, but that absence was precautionary and gave him five full days to rest, due to Boston's trip to London. He hit 5-of-10 FGs and 2-of-2 FTs tonight, with one 3-pointer, one block and only one turnover, and looked completely fine in 35 minutes of action. He'll get another long break, too, before facing the Pelicans on Tuesday.</text:p>
            <text:p><text:s text:c="8"/></text:p>
            <text:p><text:s text:c="8"/></text:p>
            <text:p><text:s text:c="13"/></text:p>
            <text:p><text:s text:c="14"/></text:p>
            <text:p><text:s text:c="13"/>Jan 11 - 5: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ndre Bembry</text:p>
            <text:p><text:s text:c="17"/></text:p>
            <text:p><text:s text:c="17"/></text:p>
            <text:p><text:s text:c="22"/>- F - <text:s/>Hawks</text:p>
            <text:p><text:s text:c="16"/></text:p>
            <text:p><text:s text:c="17"/></text:p>
            <text:p><text:s text:c="12"/></text:p>
            <text:p><text:s text:c="8"/></text:p>
            <text:p><text:s text:c="8"/></text:p>
            <text:p><text:s text:c="8"/></text:p>
            <text:p><text:s text:c="12"/>DeAndre Bembry (groin) will not play vs. Brooklyn on Friday.</text:p>
            <text:p><text:s text:c="8"/></text:p>
            <text:p><text:s text:c="8"/></text:p>
            <text:p><text:s text:c="13"/>Bemby hasn't played since Dec. 22 and we're calling him 'out indefinitely' until we've seen him on the practice court.</text:p>
            <text:p><text:s text:c="8"/></text:p>
            <text:p><text:s text:c="8"/></text:p>
            <text:p><text:s text:c="13"/></text:p>
            <text:p><text:s text:c="14"/></text:p>
            <text:p><text:s text:c="13"/>Source: KL Chouinard on Twitter <text:s text:c="26"/>Jan 11 - 5: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wayne Dedmon</text:p>
            <text:p><text:s text:c="17"/></text:p>
            <text:p><text:s text:c="17"/></text:p>
            <text:p><text:s text:c="22"/>- C - <text:s/>Hawks</text:p>
            <text:p><text:s text:c="16"/></text:p>
            <text:p><text:s text:c="17"/></text:p>
            <text:p><text:s text:c="12"/></text:p>
            <text:p><text:s text:c="8"/></text:p>
            <text:p><text:s text:c="8"/></text:p>
            <text:p><text:s text:c="8"/></text:p>
            <text:p><text:s text:c="12"/>Dewayne Dedmon (leg), Mike Muscala (ankle) and Taurean Prince (finger) are all officially 'probable' for Friday's game vs. the Nets.</text:p>
            <text:p><text:s text:c="8"/></text:p>
            <text:p><text:s text:c="8"/></text:p>
            <text:p><text:s text:c="13"/>These guys were all probable for the previous two games, and they all played, so it looks like Atlanta is just being excessively cautious. We'll have more information after Friday's shootaround, but there's no reason to think they'll sit out.</text:p>
            <text:p><text:s text:c="8"/></text:p>
            <text:p><text:s text:c="8"/></text:p>
            <text:p><text:s text:c="13"/>Related: Mike Muscala, Taurean Prince</text:p>
            <text:p><text:s text:c="14"/></text:p>
            <text:p><text:s text:c="13"/>Source: K.L. Chouinard on Twitter <text:s text:c="24"/>Jan 11 - 5: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Conley</text:p>
            <text:p><text:s text:c="17"/></text:p>
            <text:p><text:s text:c="17"/></text:p>
            <text:p><text:s text:c="22"/>- G - <text:s/>Grizzlies</text:p>
            <text:p><text:s text:c="16"/></text:p>
            <text:p><text:s text:c="17"/></text:p>
            <text:p><text:s text:c="12"/></text:p>
            <text:p><text:s text:c="8"/></text:p>
            <text:p><text:s text:c="8"/></text:p>
            <text:p><text:s text:c="8"/></text:p>
            <text:p><text:s text:c="12"/>Mike Conley (left Achilles) went through a 3-on-3 scrimmage after Thursday's practice.</text:p>
            <text:p><text:s text:c="8"/></text:p>
            <text:p><text:s text:c="8"/></text:p>
            <text:p><text:s text:c="13"/>Conley has taken part in limited contract drills for at least the past week, but he remains without a clear timetable to return -- he hasn't played since getting hurt on Nov. 13. The Grizzlies are also tied for the worst record in the Western Conference, and they could be sellers at the trade deadline, so there are a lot of moving pieces here. At least he continues to ramp up his activity in practices.</text:p>
            <text:p><text:s text:c="8"/></text:p>
            <text:p><text:s text:c="8"/></text:p>
            <text:p><text:s text:c="13"/></text:p>
            <text:p><text:s text:c="14"/></text:p>
            <text:p><text:s text:c="13"/>Source: Michael Wallace on Twitter <text:s text:c="23"/>Jan 11 - 5: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andler Parsons</text:p>
            <text:p><text:s text:c="17"/></text:p>
            <text:p><text:s text:c="17"/></text:p>
            <text:p><text:s text:c="22"/>- F - <text:s/>Grizzlies</text:p>
            <text:p><text:s text:c="16"/></text:p>
            <text:p><text:s text:c="17"/></text:p>
            <text:p><text:s text:c="12"/></text:p>
            <text:p><text:s text:c="8"/></text:p>
            <text:p><text:s text:c="8"/></text:p>
            <text:p><text:s text:c="8"/></text:p>
            <text:p><text:s text:c="12"/>Chandler Parsons doesn't have structural damage in his right knee, but he will not play vs. the Nuggets on Friday.</text:p>
            <text:p><text:s text:c="8"/></text:p>
            <text:p><text:s text:c="8"/></text:p>
            <text:p><text:s text:c="13"/>Parsons spoke to the media and said that he's day-to-day, and that the swelling and soreness in his knee has dissipated. We've yet to hear about him taking contact, though, so his return date is still anyone's guess. With strict restrictions even when he's relatively healthy, there's no incentive to hold Parsons in re-draft leagues.</text:p>
            <text:p><text:s text:c="8"/></text:p>
            <text:p><text:s text:c="8"/></text:p>
            <text:p><text:s text:c="13"/></text:p>
            <text:p><text:s text:c="14"/></text:p>
            <text:p><text:s text:c="13"/>Source: Michael Wallace on Twitter <text:s text:c="23"/>Jan 11 - 5: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o Belinelli</text:p>
            <text:p><text:s text:c="17"/></text:p>
            <text:p><text:s text:c="17"/></text:p>
            <text:p><text:s text:c="22"/>- G - <text:s/>76ers</text:p>
            <text:p><text:s text:c="16"/></text:p>
            <text:p><text:s text:c="17"/></text:p>
            <text:p><text:s text:c="12"/></text:p>
            <text:p><text:s text:c="8"/></text:p>
            <text:p><text:s text:c="8"/></text:p>
            <text:p><text:s text:c="8"/></text:p>
            <text:p><text:s text:c="12"/>Marco Belinelli (left ankle sprain) is questionable for Friday's game vs. the Nets.</text:p>
            <text:p><text:s text:c="8"/></text:p>
            <text:p><text:s text:c="8"/></text:p>
            <text:p><text:s text:c="13"/>There's been no indication that DeAndre Bembry (groin) is nearing a return, so if Belinelli misses time the Hawks will need more from Tyler Dorsey, Malcolm Delaney and Isaiah Taylor. We should have an update after the Hawks' shootaround.</text:p>
            <text:p><text:s text:c="8"/></text:p>
            <text:p><text:s text:c="8"/></text:p>
            <text:p><text:s text:c="13"/>Related: Tyler Dorsey</text:p>
            <text:p><text:s text:c="14"/></text:p>
            <text:p><text:s text:c="13"/>Source: Chris Vivlamore on Twitter <text:s text:c="23"/>Jan 11 - 4: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se Winslow</text:p>
            <text:p><text:s text:c="17"/></text:p>
            <text:p><text:s text:c="17"/></text:p>
            <text:p><text:s text:c="22"/>- F - <text:s/>Heat</text:p>
            <text:p><text:s text:c="16"/></text:p>
            <text:p><text:s text:c="17"/></text:p>
            <text:p><text:s text:c="12"/></text:p>
            <text:p><text:s text:c="8"/></text:p>
            <text:p><text:s text:c="8"/></text:p>
            <text:p><text:s text:c="8"/></text:p>
            <text:p><text:s text:c="12"/>Justise Winslow (left knee) could be targeting a return on Sunday, according to beat writer Ira Winderman.</text:p>
            <text:p><text:s text:c="8"/></text:p>
            <text:p><text:s text:c="8"/></text:p>
            <text:p><text:s text:c="13"/>The Heat are scheduled for a full practice on Saturday, and as long as Winslow makes it through without a setback it sounds like he might be cleared to go. Miami will likely ease him back after an extended absence and his upside isn't very high even at full strength, so most owners should leave him on the wire.</text:p>
            <text:p><text:s text:c="8"/></text:p>
            <text:p><text:s text:c="8"/></text:p>
            <text:p><text:s text:c="13"/></text:p>
            <text:p><text:s text:c="14"/></text:p>
            <text:p><text:s text:c="13"/>Source: Ira Winderman on Twitter <text:s text:c="25"/>Jan 11 - 4: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Jackson</text:p>
            <text:p><text:s text:c="17"/></text:p>
            <text:p><text:s text:c="17"/></text:p>
            <text:p><text:s text:c="22"/>- F - <text:s/>Suns</text:p>
            <text:p><text:s text:c="16"/></text:p>
            <text:p><text:s text:c="17"/></text:p>
            <text:p><text:s text:c="12"/></text:p>
            <text:p><text:s text:c="8"/></text:p>
            <text:p><text:s text:c="8"/></text:p>
            <text:p><text:s text:c="8"/></text:p>
            <text:p><text:s text:c="12"/>Josh Jackson (right hip strain) is listed as doubtful for Friday's game vs. the Rockets.</text:p>
            <text:p><text:s text:c="8"/></text:p>
            <text:p><text:s text:c="8"/></text:p>
            <text:p><text:s text:c="13"/>This is the first we've heard about a hip injury for the Suns No. 4 pick, but it sounds like he'll be joining Marquese Chriss (hip) on the sidelines. Dragan Bender is already listed as a starter at PF, and if Jackson is out we're likely to see more of Jared Dudley, with T.J. Warren getting as many minutes as he can handle.</text:p>
            <text:p><text:s text:c="8"/></text:p>
            <text:p><text:s text:c="8"/></text:p>
            <text:p><text:s text:c="13"/>Related: T.J. Warren, Jared Dudley</text:p>
            <text:p><text:s text:c="14"/></text:p>
            <text:p><text:s text:c="13"/>Source: Scott Bordow on Twitter <text:s text:c="26"/>Jan 11 - 4: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hony Davis</text:p>
            <text:p><text:s text:c="17"/></text:p>
            <text:p><text:s text:c="17"/></text:p>
            <text:p><text:s text:c="22"/>- F/C - <text:s/>Pelicans</text:p>
            <text:p><text:s text:c="16"/></text:p>
            <text:p><text:s text:c="17"/></text:p>
            <text:p><text:s text:c="12"/></text:p>
            <text:p><text:s text:c="8"/></text:p>
            <text:p><text:s text:c="8"/></text:p>
            <text:p><text:s text:c="8"/></text:p>
            <text:p><text:s text:c="12"/>Anthony Davis (right ankle) is officially questionable for Friday's game vs. the Blazers.</text:p>
            <text:p><text:s text:c="8"/></text:p>
            <text:p><text:s text:c="8"/></text:p>
            <text:p><text:s text:c="13"/>Pelicans coach Alvin Gentry said on Wednesday that there was a "good chance" Davis would be ready to go vs. Portland. We'll assume he's a bit closer to 'probable', therefore, but should know more after Friday's shootaround. If he is ultimately ruled out, expect Dante Cunningham to earn another start with DeMarcus Cousins being even more of a focal point offensively.</text:p>
            <text:p><text:s text:c="8"/></text:p>
            <text:p><text:s text:c="8"/></text:p>
            <text:p><text:s text:c="13"/>Related: Dante Cunningham</text:p>
            <text:p><text:s text:c="14"/></text:p>
            <text:p><text:s text:c="13"/>Source: Pelicans PR on Twitter <text:s text:c="27"/>Jan 11 - 3: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Canaan</text:p>
            <text:p><text:s text:c="17"/></text:p>
            <text:p><text:s text:c="17"/></text:p>
            <text:p><text:s text:c="22"/>- G - <text:s/>Suns</text:p>
            <text:p><text:s text:c="16"/></text:p>
            <text:p><text:s text:c="17"/></text:p>
            <text:p><text:s text:c="12"/></text:p>
            <text:p><text:s text:c="8"/></text:p>
            <text:p><text:s text:c="8"/></text:p>
            <text:p><text:s text:c="8"/></text:p>
            <text:p><text:s text:c="12"/>Isaiah Canaan (left adductor strain) practiced on Thursday but remains questionable for Friday's game vs. Houston.</text:p>
            <text:p><text:s text:c="8"/></text:p>
            <text:p><text:s text:c="8"/></text:p>
            <text:p><text:s text:c="13"/>Canaan was expected to miss 7-10 days as of Jan. 7, so he's be well ahead of that timetable if he suits up on Friday. Tyler Ulis has averaged 33.5 minutes over the past two games, but he'll likely be back in the mid-20s once Canaan gets back on the court.</text:p>
            <text:p><text:s text:c="8"/></text:p>
            <text:p><text:s text:c="8"/></text:p>
            <text:p><text:s text:c="13"/>Related: Tyler Ulis</text:p>
            <text:p><text:s text:c="14"/></text:p>
            <text:p><text:s text:c="13"/>Source: Scott Bordow on Twitter <text:s text:c="26"/>Jan 11 - 3: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quese Chriss</text:p>
            <text:p><text:s text:c="17"/></text:p>
            <text:p><text:s text:c="17"/></text:p>
            <text:p><text:s text:c="22"/>- F - <text:s/>Suns</text:p>
            <text:p><text:s text:c="16"/></text:p>
            <text:p><text:s text:c="17"/></text:p>
            <text:p><text:s text:c="12"/></text:p>
            <text:p><text:s text:c="8"/></text:p>
            <text:p><text:s text:c="8"/></text:p>
            <text:p><text:s text:c="8"/></text:p>
            <text:p><text:s text:c="12"/>Marquese Chriss (hip flexor) has been ruled out for Friday's game vs. Houston, and Dragan Bender will start at PF.</text:p>
            <text:p><text:s text:c="8"/></text:p>
            <text:p><text:s text:c="8"/></text:p>
            <text:p><text:s text:c="13"/>Bender will be a very popular streaming and DFS option after going off on Sunday for 20 points, six 3-pointers, six rebounds, four assists, three blocks and one steal. It doesn't sound as though Chriss practiced on Thursday, but we should have more details soon -- for now, owners should consider him questionable vs. the Pacers on Sunday.</text:p>
            <text:p><text:s text:c="8"/></text:p>
            <text:p><text:s text:c="8"/></text:p>
            <text:p><text:s text:c="13"/>Related: Dragan Bender</text:p>
            <text:p><text:s text:c="14"/></text:p>
            <text:p><text:s text:c="13"/>Source: Kevin Zimmerman on Twitter <text:s text:c="23"/>Jan 11 - 3: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re Carroll</text:p>
            <text:p><text:s text:c="17"/></text:p>
            <text:p><text:s text:c="17"/></text:p>
            <text:p><text:s text:c="22"/>- F - <text:s/>Nets</text:p>
            <text:p><text:s text:c="16"/></text:p>
            <text:p><text:s text:c="17"/></text:p>
            <text:p><text:s text:c="12"/></text:p>
            <text:p><text:s text:c="8"/></text:p>
            <text:p><text:s text:c="8"/></text:p>
            <text:p><text:s text:c="8"/></text:p>
            <text:p><text:s text:c="12"/>DeMarre Carroll (right knee sprain) is questionable to play vs. Atlanta on Friday.</text:p>
            <text:p><text:s text:c="8"/></text:p>
            <text:p><text:s text:c="8"/></text:p>
            <text:p><text:s text:c="13"/>Joe Harris has been starting in Carroll's absence, and both he and Nik Stauskas would take a hit if Carroll is cleared to return. His status could be determined during the Nets' shootaround, so check for updates on Friday afternoon.</text:p>
            <text:p><text:s text:c="8"/></text:p>
            <text:p><text:s text:c="8"/></text:p>
            <text:p><text:s text:c="13"/>Related: Joe Harris</text:p>
            <text:p><text:s text:c="14"/></text:p>
            <text:p><text:s text:c="13"/>Source: Alex Labidou on Twitter <text:s text:c="26"/>Jan 11 - 3: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gelo Russell</text:p>
            <text:p><text:s text:c="17"/></text:p>
            <text:p><text:s text:c="17"/></text:p>
            <text:p><text:s text:c="22"/>- G - <text:s/>Nets</text:p>
            <text:p><text:s text:c="16"/></text:p>
            <text:p><text:s text:c="17"/></text:p>
            <text:p><text:s text:c="12"/></text:p>
            <text:p><text:s text:c="8"/></text:p>
            <text:p><text:s text:c="8"/></text:p>
            <text:p><text:s text:c="8"/></text:p>
            <text:p><text:s text:c="12"/>D'Angelo Russell (left knee surgery) will not play vs. the Hawks on Friday.</text:p>
            <text:p><text:s text:c="8"/></text:p>
            <text:p><text:s text:c="8"/></text:p>
            <text:p><text:s text:c="13"/>Russell is basically day-to-day after practicing in the G League this week, but he continues to get ruled out a day in advance of games. Friday is the first half of a back-to-back set, though, so maybe he's targeting a return on Saturday. After that, the Nets return home for three straight home games, beginning Monday vs. the Knicks.</text:p>
            <text:p><text:s text:c="8"/></text:p>
            <text:p><text:s text:c="8"/></text:p>
            <text:p><text:s text:c="13"/>Related: Spencer Dinwiddie</text:p>
            <text:p><text:s text:c="14"/></text:p>
            <text:p><text:s text:c="13"/>Source: Alex Labidou on Twitter <text:s text:c="26"/>Jan 11 - 3: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los Teodosic</text:p>
            <text:p><text:s text:c="17"/></text:p>
            <text:p><text:s text:c="17"/></text:p>
            <text:p><text:s text:c="22"/>- G - <text:s/>Clippers</text:p>
            <text:p><text:s text:c="16"/></text:p>
            <text:p><text:s text:c="17"/></text:p>
            <text:p><text:s text:c="12"/></text:p>
            <text:p><text:s text:c="8"/></text:p>
            <text:p><text:s text:c="8"/></text:p>
            <text:p><text:s text:c="8"/></text:p>
            <text:p><text:s text:c="12"/>Milos Teodosic (plantar fasciitis) is questionable to play vs. the Kings on Thursday.</text:p>
            <text:p><text:s text:c="8"/></text:p>
            <text:p><text:s text:c="8"/></text:p>
            <text:p><text:s text:c="13"/>This doesn't clarify anything since Teodosic was already a possibility tonight, but 'questionable' is the official word from L.A. His return would likely send Jawun Evans back to the bench, although the Clippers' backcourt would still be short-handed without C.J. Williams (ankle) and Austin Rivers (heel).</text:p>
            <text:p><text:s text:c="8"/></text:p>
            <text:p><text:s text:c="8"/></text:p>
            <text:p><text:s text:c="13"/></text:p>
            <text:p><text:s text:c="14"/></text:p>
            <text:p><text:s text:c="13"/>Source: Brad Turner on Twitter <text:s text:c="27"/>Jan 11 - 3: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Favors</text:p>
            <text:p><text:s text:c="17"/></text:p>
            <text:p><text:s text:c="17"/></text:p>
            <text:p><text:s text:c="22"/>- F/C - <text:s/>Jazz</text:p>
            <text:p><text:s text:c="16"/></text:p>
            <text:p><text:s text:c="17"/></text:p>
            <text:p><text:s text:c="12"/></text:p>
            <text:p><text:s text:c="8"/></text:p>
            <text:p><text:s text:c="8"/></text:p>
            <text:p><text:s text:c="8"/></text:p>
            <text:p><text:s text:c="12"/>Derrick Favors (sprained ankle) is probable for Friday's game vs. the Hornets.</text:p>
            <text:p><text:s text:c="8"/></text:p>
            <text:p><text:s text:c="8"/></text:p>
            <text:p><text:s text:c="13"/>Favors practiced on Thursday, so unless there's a setback at shootaround it looks like he'll be back in action. Ekpe Udoh thrived as a fill-in starter on Wednesday, with 16 points, nine rebounds, four steals and two blocks, but Favors' return would be a direct hit to his value.</text:p>
            <text:p><text:s text:c="8"/></text:p>
            <text:p><text:s text:c="8"/></text:p>
            <text:p><text:s text:c="13"/></text:p>
            <text:p><text:s text:c="14"/></text:p>
            <text:p><text:s text:c="13"/>Source: Mike Sorensen on Twitter <text:s text:c="25"/>Jan 11 - 3: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right calf strain) is listed as probable for Friday's game vs. the Pelicans.</text:p>
            <text:p><text:s text:c="8"/></text:p>
            <text:p><text:s text:c="8"/></text:p>
            <text:p><text:s text:c="13"/>There's no indication that Lillard suffered a setback while playing 32 minutes in his return on Wednesday, so this looks like a simple precaution. Shabazz Napier will benefit if Dame is at all limited, but for now we're expecting him to be fine. Check back after Portland's shootaround on Friday for confirmation.</text:p>
            <text:p><text:s text:c="8"/></text:p>
            <text:p><text:s text:c="8"/></text:p>
            <text:p><text:s text:c="13"/>Related: Shabazz Napier</text:p>
            <text:p><text:s text:c="14"/></text:p>
            <text:p><text:s text:c="13"/>Source: Jamie Hudson on Twitter <text:s text:c="26"/>Jan 11 - 2: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lake Griffin</text:p>
            <text:p><text:s text:c="17"/></text:p>
            <text:p><text:s text:c="17"/></text:p>
            <text:p><text:s text:c="22"/>- F - <text:s/>Pistons</text:p>
            <text:p><text:s text:c="16"/></text:p>
            <text:p><text:s text:c="17"/></text:p>
            <text:p><text:s text:c="12"/></text:p>
            <text:p><text:s text:c="8"/></text:p>
            <text:p><text:s text:c="8"/></text:p>
            <text:p><text:s text:c="8"/></text:p>
            <text:p><text:s text:c="12"/>Blake Griffin (concussion) is listed as questionable vs. the Kings on Thursday.</text:p>
            <text:p><text:s text:c="8"/></text:p>
            <text:p><text:s text:c="8"/></text:p>
            <text:p><text:s text:c="13"/>Milos Teodosic (foot) is also questionable tonight, and both guys could be headed for game-time decisions. We haven't heard about Blake officially clearing the league's concussion protocol, but the 'questionable' tag suggests he's at least getting close.</text:p>
            <text:p><text:s text:c="8"/></text:p>
            <text:p><text:s text:c="8"/></text:p>
            <text:p><text:s text:c="13"/>Related: Milos Teodosic</text:p>
            <text:p><text:s text:c="14"/></text:p>
            <text:p><text:s text:c="13"/>Source: Tomer Azarly on Twitter <text:s text:c="26"/>Jan 11 - 2: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ny Green</text:p>
            <text:p><text:s text:c="17"/></text:p>
            <text:p><text:s text:c="17"/></text:p>
            <text:p><text:s text:c="22"/>- G/F - <text:s/>Spurs</text:p>
            <text:p><text:s text:c="16"/></text:p>
            <text:p><text:s text:c="17"/></text:p>
            <text:p><text:s text:c="12"/></text:p>
            <text:p><text:s text:c="8"/></text:p>
            <text:p><text:s text:c="8"/></text:p>
            <text:p><text:s text:c="8"/></text:p>
            <text:p><text:s text:c="12"/>Danny Green (groin) won't play vs. the Lakers on Thursday.</text:p>
            <text:p><text:s text:c="8"/></text:p>
            <text:p><text:s text:c="8"/></text:p>
            <text:p><text:s text:c="13"/>Green was initially listed as 'questionable', which is encouraging, but he was ruled out well before tip-off tonight. Bryn Forbes should start again in his absence, with Brandon Paul filling out the rotation off the bench. Green's next chance to play comes Saturday at home vs. the Nuggets.</text:p>
            <text:p><text:s text:c="8"/></text:p>
            <text:p><text:s text:c="8"/></text:p>
            <text:p><text:s text:c="13"/></text:p>
            <text:p><text:s text:c="14"/></text:p>
            <text:p><text:s text:c="13"/>Source: Tom Orsborn on Twitter <text:s text:c="27"/>Jan 11 - 2: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ny Parker</text:p>
            <text:p><text:s text:c="17"/></text:p>
            <text:p><text:s text:c="17"/></text:p>
            <text:p><text:s text:c="22"/>- G - <text:s/>Spurs</text:p>
            <text:p><text:s text:c="16"/></text:p>
            <text:p><text:s text:c="17"/></text:p>
            <text:p><text:s text:c="12"/></text:p>
            <text:p><text:s text:c="8"/></text:p>
            <text:p><text:s text:c="8"/></text:p>
            <text:p><text:s text:c="8"/></text:p>
            <text:p><text:s text:c="12"/>Tony Parker (sprained right ankle) will not play vs. the Lakers on Thursday.</text:p>
            <text:p><text:s text:c="8"/></text:p>
            <text:p><text:s text:c="8"/></text:p>
            <text:p><text:s text:c="13"/>Danny Green (groin) is also out tonight, and the Spurs had previously ruled out Kawhi Leonard (left shoulder strain) and Rudy Gay (right heel bursitis). Their absence should lead to another start for the trio of Dejounte Murray, Bryn Forbes and Kyle Anderson. Patty Mills should also pick up more minutes without Parker, who we'll consider questionable to return on Saturday.</text:p>
            <text:p><text:s text:c="8"/></text:p>
            <text:p><text:s text:c="8"/></text:p>
            <text:p><text:s text:c="13"/>Related: Dejounte Murray, Danny Green</text:p>
            <text:p><text:s text:c="14"/></text:p>
            <text:p><text:s text:c="13"/>Source: Tom Orsborn on Twitter <text:s text:c="27"/>Jan 11 - 2: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has rejoined the Kings and is expected to play vs. the Clippers on Thursday.</text:p>
            <text:p><text:s text:c="8"/></text:p>
            <text:p><text:s text:c="8"/></text:p>
            <text:p><text:s text:c="13"/>Hill missed two games due to the birth of his child, and his return should chip away at the minutes of guys like De'Aaron Fox, Garrett Temple, Buddy Hield and Bogdan Bogdanovic. The Kings' rotations are a nightly merry-go-round, though, so owners should check back closer to tip-off for updates.</text:p>
            <text:p><text:s text:c="8"/></text:p>
            <text:p><text:s text:c="8"/></text:p>
            <text:p><text:s text:c="13"/>Related: Garrett Temple, De'Aaron Fox</text:p>
            <text:p><text:s text:c="14"/></text:p>
            <text:p><text:s text:c="13"/>Source: James Ham on Twitter <text:s text:c="29"/>Jan 11 - 2: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Mason</text:p>
            <text:p><text:s text:c="17"/></text:p>
            <text:p><text:s text:c="17"/></text:p>
            <text:p><text:s text:c="22"/>- G - <text:s/>Kings</text:p>
            <text:p><text:s text:c="16"/></text:p>
            <text:p><text:s text:c="17"/></text:p>
            <text:p><text:s text:c="12"/></text:p>
            <text:p><text:s text:c="8"/></text:p>
            <text:p><text:s text:c="8"/></text:p>
            <text:p><text:s text:c="8"/></text:p>
            <text:p><text:s text:c="12"/>An MRI on Frank Mason's right heel revealed a partial tear of the plantar fasciitis tendon, and he will miss 4-6 weeks from his initial injury on Dec. 31.</text:p>
            <text:p><text:s text:c="8"/></text:p>
            <text:p><text:s text:c="8"/></text:p>
            <text:p><text:s text:c="13"/>That leaves Mason with roughly 3-5 more weeks on the sidelines, and it's a tough break for the rookie guard. His absence leaves the PG to be split between De'Aaron Fox and George Hill, both of whom should absorb a handful of extra minutes.</text:p>
            <text:p><text:s text:c="8"/></text:p>
            <text:p><text:s text:c="8"/></text:p>
            <text:p><text:s text:c="13"/>Related: George Hill, De'Aaron Fox</text:p>
            <text:p><text:s text:c="14"/></text:p>
            <text:p><text:s text:c="13"/>Source: James Ham on Twitter <text:s text:c="29"/>Jan 11 - 2: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im Hardaway Jr.</text:p>
            <text:p><text:s text:c="17"/></text:p>
            <text:p><text:s text:c="17"/></text:p>
            <text:p><text:s text:c="22"/>- G/F - <text:s/>Knicks</text:p>
            <text:p><text:s text:c="16"/></text:p>
            <text:p><text:s text:c="17"/></text:p>
            <text:p><text:s text:c="12"/></text:p>
            <text:p><text:s text:c="8"/></text:p>
            <text:p><text:s text:c="8"/></text:p>
            <text:p><text:s text:c="8"/></text:p>
            <text:p><text:s text:c="12"/>Tim Hardaway Jr.'s (leg) status for Friday's game vs. the Wolves is unclear according to coach Jeff Hornacek.</text:p>
            <text:p><text:s text:c="8"/></text:p>
            <text:p><text:s text:c="8"/></text:p>
            <text:p><text:s text:c="13"/>Hardaway Jr. scrimmaged with the Knicks for a second straight practice on Thursday, but the Knicks aren't ready to commit to him playing yet -- they will list him as questionable for now. Hardaway Jr. will be re-evaluated either this evening or on Friday morning, but he wouldn't reveal his status either. "If it was playoffs then I would obviously," THJ said. "Time will tell."</text:p>
            <text:p><text:s text:c="8"/></text:p>
            <text:p><text:s text:c="8"/></text:p>
            <text:p><text:s text:c="13"/></text:p>
            <text:p><text:s text:c="14"/></text:p>
            <text:p><text:s text:c="13"/>Source: Al Ianazzone on Twitter <text:s text:c="26"/>Jan 11 - 1: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hou Qi</text:p>
            <text:p><text:s text:c="17"/></text:p>
            <text:p><text:s text:c="17"/></text:p>
            <text:p><text:s text:c="22"/>- C - <text:s/>Rockets</text:p>
            <text:p><text:s text:c="16"/></text:p>
            <text:p><text:s text:c="17"/></text:p>
            <text:p><text:s text:c="12"/></text:p>
            <text:p><text:s text:c="8"/></text:p>
            <text:p><text:s text:c="8"/></text:p>
            <text:p><text:s text:c="8"/></text:p>
            <text:p><text:s text:c="12"/>Zhou Qi (elbow) will not play on Friday vs. the Suns.</text:p>
            <text:p><text:s text:c="8"/></text:p>
            <text:p><text:s text:c="8"/></text:p>
            <text:p><text:s text:c="13"/>The Rockets are going to be thin up front on Friday with Nene resting his knee and Tarik Black dealing with a corneal abrasion in his right eye. Expect Clint Capela to play heavy minutes with Ryan Anderson spending some time at center.</text:p>
            <text:p><text:s text:c="8"/></text:p>
            <text:p><text:s text:c="8"/></text:p>
            <text:p><text:s text:c="13"/></text:p>
            <text:p><text:s text:c="14"/></text:p>
            <text:p><text:s text:c="13"/>Source: Jonathan Feigen on Twitter <text:s text:c="23"/>Jan 11 - 12: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bari Parker</text:p>
            <text:p><text:s text:c="17"/></text:p>
            <text:p><text:s text:c="17"/></text:p>
            <text:p><text:s text:c="22"/>- F - <text:s/>Bucks</text:p>
            <text:p><text:s text:c="16"/></text:p>
            <text:p><text:s text:c="17"/></text:p>
            <text:p><text:s text:c="12"/></text:p>
            <text:p><text:s text:c="8"/></text:p>
            <text:p><text:s text:c="8"/></text:p>
            <text:p><text:s text:c="8"/></text:p>
            <text:p><text:s text:c="12"/>Jabari Parker (knee) is about a month away from returning to action.</text:p>
            <text:p><text:s text:c="8"/></text:p>
            <text:p><text:s text:c="8"/></text:p>
            <text:p><text:s text:c="13"/>"He’s doing great," head coach Jason Kidd said. "Again, he’s doing everything; he’s practicing, he’s participating with the Herd. So, he’s getting a lot of basketball under his belt. Again, I think we’re about a month away from having him back." Parker has already been cleared for full-contact 5-on-5, but the Bucks are being cautious and want to make sure he's in top shape before activating him. Based on this timetable, we should see him the week before the All-Star break.</text:p>
            <text:p><text:s text:c="8"/></text:p>
            <text:p><text:s text:c="8"/></text:p>
            <text:p><text:s text:c="13"/></text:p>
            <text:p><text:s text:c="14"/></text:p>
            <text:p><text:s text:c="13"/>Source: Milwaukee Journal-Sentinel <text:s text:c="23"/>Jan 11 - 11:5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don Hayward</text:p>
            <text:p><text:s text:c="17"/></text:p>
            <text:p><text:s text:c="17"/></text:p>
            <text:p><text:s text:c="22"/>- G/F - <text:s/>Celtics</text:p>
            <text:p><text:s text:c="16"/></text:p>
            <text:p><text:s text:c="17"/></text:p>
            <text:p><text:s text:c="12"/></text:p>
            <text:p><text:s text:c="8"/></text:p>
            <text:p><text:s text:c="8"/></text:p>
            <text:p><text:s text:c="8"/></text:p>
            <text:p><text:s text:c="12"/>Gordon Hayward is no longer wearing an ankle brace, but coach Brad Stevens said there's still a "long way to go."</text:p>
            <text:p><text:s text:c="8"/></text:p>
            <text:p><text:s text:c="8"/></text:p>
            <text:p><text:s text:c="13"/>"[All] the way from the surgery to the rehab and everything else, it’s been great," Stevens said of Hayward's recovery. "That said, he hasn’t done anything on the court. So, there’s so many boxes still to check. It’s great that he’s making good strides, but the timelines and those things don’t change." The Celtics aren't giving him an official timetable and he's considered doubtful to return during the regular season, but both the team and Hayward have said that they are hopeful that he could be back for playoffs.</text:p>
            <text:p><text:s text:c="8"/></text:p>
            <text:p><text:s text:c="8"/></text:p>
            <text:p><text:s text:c="13"/></text:p>
            <text:p><text:s text:c="14"/></text:p>
            <text:p><text:s text:c="13"/>Source: NBC Sports <text:s text:c="39"/>Jan 11 - 11:4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Johnson</text:p>
            <text:p><text:s text:c="17"/></text:p>
            <text:p><text:s text:c="17"/></text:p>
            <text:p><text:s text:c="22"/>- G - <text:s/>Heat</text:p>
            <text:p><text:s text:c="16"/></text:p>
            <text:p><text:s text:c="17"/></text:p>
            <text:p><text:s text:c="12"/></text:p>
            <text:p><text:s text:c="8"/></text:p>
            <text:p><text:s text:c="8"/></text:p>
            <text:p><text:s text:c="8"/></text:p>
            <text:p><text:s text:c="12"/>Tyler Johnson said after Wednesday's game that he's still feeling pain in his neck which is related to his shoulder issue.</text:p>
            <text:p><text:s text:c="8"/></text:p>
            <text:p><text:s text:c="8"/></text:p>
            <text:p><text:s text:c="13"/>"They just gave me some pills to try and relax it, try and relax the muscles that kind of tighten up," Johnson said. "I still can’t really turn my head. It’s still hard to turn my head. But we got it to somewhere where it was manageable, the pain, the movement and being able to at least lift my shoulder up, which to me was the most important part." Johnson wasn't supposed to play on Wednesday, but ended up playing 31 minutes after Udonis Haslem convinced him to fight through it. The Heat are off until Sunday's game vs. the Bucks, so hopefully the time off will help.</text:p>
            <text:p><text:s text:c="8"/></text:p>
            <text:p><text:s text:c="8"/></text:p>
            <text:p><text:s text:c="13"/></text:p>
            <text:p><text:s text:c="14"/></text:p>
            <text:p><text:s text:c="13"/>Source: Palm Beach Post <text:s text:c="34"/>Jan 11 - 11:4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Lowry</text:p>
            <text:p><text:s text:c="17"/></text:p>
            <text:p><text:s text:c="17"/></text:p>
            <text:p><text:s text:c="22"/>- G - <text:s/>Raptors</text:p>
            <text:p><text:s text:c="16"/></text:p>
            <text:p><text:s text:c="17"/></text:p>
            <text:p><text:s text:c="12"/></text:p>
            <text:p><text:s text:c="8"/></text:p>
            <text:p><text:s text:c="8"/></text:p>
            <text:p><text:s text:c="8"/></text:p>
            <text:p><text:s text:c="12"/>Kyle Lowry (bruised tailbone) is unlikely to play on Thursday vs. the Cavaliers.</text:p>
            <text:p><text:s text:c="8"/></text:p>
            <text:p><text:s text:c="8"/></text:p>
            <text:p><text:s text:c="13"/>The Raptors haven't officially ruled him out yet, but they are preparing to be without him tonight and a previous report said he could miss Saturday's game vs. the Warriors as well. Delon Wright did well in the starting lineup on Tuesday vs. Miami with 13 points, seven rebounds, four assists, one steal, one block and one triple, while Fred VanVleet had eight points and a pair of dimes in 19 minutes.</text:p>
            <text:p><text:s text:c="8"/></text:p>
            <text:p><text:s text:c="8"/></text:p>
            <text:p><text:s text:c="13"/></text:p>
            <text:p><text:s text:c="14"/></text:p>
            <text:p><text:s text:c="13"/>Source: Josh Lewenberg on Twitter <text:s text:c="24"/>Jan 11 - 11:2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am Adebayo</text:p>
            <text:p><text:s text:c="17"/></text:p>
            <text:p><text:s text:c="17"/></text:p>
            <text:p><text:s text:c="22"/>- C - <text:s/>Heat</text:p>
            <text:p><text:s text:c="16"/></text:p>
            <text:p><text:s text:c="17"/></text:p>
            <text:p><text:s text:c="12"/></text:p>
            <text:p><text:s text:c="8"/></text:p>
            <text:p><text:s text:c="8"/></text:p>
            <text:p><text:s text:c="8"/></text:p>
            <text:p><text:s text:c="12"/>Heat coach Erik Spoelsta said Bam Adebayo is "earning minutes."</text:p>
            <text:p><text:s text:c="8"/></text:p>
            <text:p><text:s text:c="8"/></text:p>
            <text:p><text:s text:c="13"/>"He’s making us play him regardless of what the combination is and that’s what you want to do as a competitor," Spoelstra said of the rookie. "Forget positions, forget roles, make a team play you. Bam, he’s done that in a lot of different roles so far in his young career." The Heat have been experimenting with Adebayo next to Hassan Whiteside and it's gone really well, as Adebayo is averaging 15.5 points, 8.5 rebounds, 4.0 assists and 2.5 blocks in his last two games. He's worth picking up to see if he can keep it going, but he'll take a hit with James Johnson back for their next game.</text:p>
            <text:p><text:s text:c="8"/></text:p>
            <text:p><text:s text:c="8"/></text:p>
            <text:p><text:s text:c="13"/></text:p>
            <text:p><text:s text:c="14"/></text:p>
            <text:p><text:s text:c="13"/>Source: Palm Beach Post <text:s text:c="34"/>Jan 11 - 10:1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nes Kanter</text:p>
            <text:p><text:s text:c="17"/></text:p>
            <text:p><text:s text:c="17"/></text:p>
            <text:p><text:s text:c="22"/>- C - <text:s/>Knicks</text:p>
            <text:p><text:s text:c="16"/></text:p>
            <text:p><text:s text:c="17"/></text:p>
            <text:p><text:s text:c="12"/></text:p>
            <text:p><text:s text:c="8"/></text:p>
            <text:p><text:s text:c="8"/></text:p>
            <text:p><text:s text:c="8"/></text:p>
            <text:p><text:s text:c="12"/>Enes Kanter said his absence in the fourth quarter of recent games has been "weird."</text:p>
            <text:p><text:s text:c="8"/></text:p>
            <text:p><text:s text:c="8"/></text:p>
            <text:p><text:s text:c="13"/>Kanter did play five minutes in the fourth quarter on Wednesday vs. the Bulls, but he didn't touch the floor in the fourth quarter of his previous five games. "He did not [talk to me],’’ Kanter said of coach Jeff Hornacek. "I’m ready [to play in the fourth]. It’s a little weird to me too. I guess he’s trying to make everybody happy. That’s what he’s doing. The most important thing is if we’re winning or not. If we’re winning we’re good. If we’re losing, there’s a problem." The Knicks have been using Kyle O'Quinn for his defense and Michael Beasley is also spending more time next to Kristaps Porzingis these days, but Kanter is still a nightly double-double threat despite seeing a small dip in minutes.</text:p>
            <text:p><text:s text:c="8"/></text:p>
            <text:p><text:s text:c="8"/></text:p>
            <text:p><text:s text:c="13"/></text:p>
            <text:p><text:s text:c="14"/></text:p>
            <text:p><text:s text:c="13"/>Source: New York Post <text:s text:c="36"/>Jan 11 - 10:1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kelle Fultz</text:p>
            <text:p><text:s text:c="17"/></text:p>
            <text:p><text:s text:c="17"/></text:p>
            <text:p><text:s text:c="22"/>- G - <text:s/>76ers</text:p>
            <text:p><text:s text:c="16"/></text:p>
            <text:p><text:s text:c="17"/></text:p>
            <text:p><text:s text:c="12"/></text:p>
            <text:p><text:s text:c="8"/></text:p>
            <text:p><text:s text:c="8"/></text:p>
            <text:p><text:s text:c="8"/></text:p>
            <text:p><text:s text:c="12"/>According to Keith Pompey of the Philadelphia Inquirer, the 76ers still don't know when Markelle Fultz (shoulder) will play.</text:p>
            <text:p><text:s text:c="8"/></text:p>
            <text:p><text:s text:c="8"/></text:p>
            <text:p><text:s text:c="13"/>The No. 1 pick will miss his 35th consecutive game on Thursday afternoon vs. Boston, though he has progressed to 5-on-5 work recently. "Every day, I come in and try to give it my all," Fultz said. "It’s good to be out there and have the chemistry with my teammates, again. Just be able to interact with them. <text:s/>Be a competitor again, which I am." There are some reports that he's eyeing a return on Jan. 15, and he could have some value if his shoulder issue is truly behind him.</text:p>
            <text:p><text:s text:c="8"/></text:p>
            <text:p><text:s text:c="8"/></text:p>
            <text:p><text:s text:c="13"/></text:p>
            <text:p><text:s text:c="14"/></text:p>
            <text:p><text:s text:c="13"/>Source: Philadelphia Inquirer &amp; Daily News <text:s text:c="15"/>Jan 11 - 10:0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Ramon Sessions</text:p>
            <text:p><text:s text:c="17"/></text:p>
            <text:p><text:s text:c="17"/></text:p>
            <text:p><text:s text:c="22"/>- G - <text:s/>Wizards</text:p>
            <text:p><text:s text:c="16"/></text:p>
            <text:p><text:s text:c="17"/></text:p>
            <text:p><text:s text:c="12"/></text:p>
            <text:p><text:s text:c="8"/></text:p>
            <text:p><text:s text:c="8"/></text:p>
            <text:p><text:s text:c="8"/></text:p>
            <text:p><text:s text:c="12"/>If the Knicks sign Trey Burke, Ramon Sessions will likely be waived.</text:p>
            <text:p><text:s text:c="8"/></text:p>
            <text:p><text:s text:c="8"/></text:p>
            <text:p><text:s text:c="13"/>Despite opening the season as the starting point guard, Sessions has fallen behind both Jarrett Jack and Frank Ntilikina. He's played in just five games since the beginning of December, so there aren't any fantasy implications here. If he is waived, the veteran should be able to find another home as a second- or third-string PG.</text:p>
            <text:p><text:s text:c="8"/></text:p>
            <text:p><text:s text:c="8"/></text:p>
            <text:p><text:s text:c="13"/></text:p>
            <text:p><text:s text:c="14"/></text:p>
            <text:p><text:s text:c="13"/>Source: New York Post <text:s text:c="36"/>Jan 11 - 10:0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u Williams</text:p>
            <text:p><text:s text:c="17"/></text:p>
            <text:p><text:s text:c="17"/></text:p>
            <text:p><text:s text:c="22"/>- G - <text:s/>Clippers</text:p>
            <text:p><text:s text:c="16"/></text:p>
            <text:p><text:s text:c="17"/></text:p>
            <text:p><text:s text:c="12"/></text:p>
            <text:p><text:s text:c="8"/></text:p>
            <text:p><text:s text:c="8"/></text:p>
            <text:p><text:s text:c="8"/></text:p>
            <text:p><text:s text:c="12"/>Lou Williams and the Clippers have recently engaged in discussions about a possible extension.</text:p>
            <text:p><text:s text:c="8"/></text:p>
            <text:p><text:s text:c="8"/></text:p>
            <text:p><text:s text:c="13"/>Williams has an expiring contract which is why his name has been in the rumor mill lately, but he's eligible for an extension during the season. Both sides are still evaluating their positions and Shams Charania of The Vertical said no deal is imminent, but it makes a lot of sense for the Clippers to extend him if they don't think they can get good value in return at the deadline in the form of drafts picks or young talent.</text:p>
            <text:p><text:s text:c="8"/></text:p>
            <text:p><text:s text:c="8"/></text:p>
            <text:p><text:s text:c="13"/></text:p>
            <text:p><text:s text:c="14"/></text:p>
            <text:p><text:s text:c="13"/>Source: Shams Charania on Twitter <text:s text:c="24"/>Jan 11 - 9:5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mir Johnson</text:p>
            <text:p><text:s text:c="17"/></text:p>
            <text:p><text:s text:c="17"/></text:p>
            <text:p><text:s text:c="22"/>- F/C - <text:s/>76ers</text:p>
            <text:p><text:s text:c="16"/></text:p>
            <text:p><text:s text:c="17"/></text:p>
            <text:p><text:s text:c="12"/></text:p>
            <text:p><text:s text:c="8"/></text:p>
            <text:p><text:s text:c="8"/></text:p>
            <text:p><text:s text:c="8"/></text:p>
            <text:p><text:s text:c="12"/>Amir Johnson (illness) will not play on Thursday vs. Boston.</text:p>
            <text:p><text:s text:c="8"/></text:p>
            <text:p><text:s text:c="8"/></text:p>
            <text:p><text:s text:c="13"/>This is Philly's only game of the week, so Johnson will now have a few days off to get ready for Monday's game vs. Toronto. Joel Embiid is going to play Thursday, but Richaun Holmes still has some streaming appeal with Johnson ruled out.</text:p>
            <text:p><text:s text:c="8"/></text:p>
            <text:p><text:s text:c="8"/></text:p>
            <text:p><text:s text:c="13"/></text:p>
            <text:p><text:s text:c="14"/></text:p>
            <text:p><text:s text:c="13"/>Source: Keith Pompey on Twitter <text:s text:c="26"/>Jan 11 - 9:0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s Niang</text:p>
            <text:p><text:s text:c="17"/></text:p>
            <text:p><text:s text:c="17"/></text:p>
            <text:p><text:s text:c="22"/>- F - <text:s/>Jazz</text:p>
            <text:p><text:s text:c="16"/></text:p>
            <text:p><text:s text:c="17"/></text:p>
            <text:p><text:s text:c="12"/></text:p>
            <text:p><text:s text:c="8"/></text:p>
            <text:p><text:s text:c="8"/></text:p>
            <text:p><text:s text:c="8"/></text:p>
            <text:p><text:s text:c="12"/>The Jazz are reportedly planning to sign F Georges Niang to a two-way contract.</text:p>
            <text:p><text:s text:c="8"/></text:p>
            <text:p><text:s text:c="8"/></text:p>
            <text:p><text:s text:c="13"/>Niang, a former second-round pick, has been playing for the Santa Cruz Warriors in the G League this season. The timing is interesting with Utah reportedly engaged in trade talks involving Derrick Favors and Nikola Mirotic, but it would require a perfect storm for Niang to emerge with fantasy value.</text:p>
            <text:p><text:s text:c="8"/></text:p>
            <text:p><text:s text:c="8"/></text:p>
            <text:p><text:s text:c="13"/></text:p>
            <text:p><text:s text:c="14"/></text:p>
            <text:p><text:s text:c="13"/>Source: Adam Johnson on Twitter <text:s text:c="26"/>Jan 11 - 2:1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J. Williams</text:p>
            <text:p><text:s text:c="17"/></text:p>
            <text:p><text:s text:c="17"/></text:p>
            <text:p><text:s text:c="22"/>- G - <text:s/>Clippers</text:p>
            <text:p><text:s text:c="16"/></text:p>
            <text:p><text:s text:c="17"/></text:p>
            <text:p><text:s text:c="12"/></text:p>
            <text:p><text:s text:c="8"/></text:p>
            <text:p><text:s text:c="8"/></text:p>
            <text:p><text:s text:c="8"/></text:p>
            <text:p><text:s text:c="12"/>C.J. Williams (sprained right ankle) left the arena on crutches and he will not play vs. the Kings on Thursday.</text:p>
            <text:p><text:s text:c="8"/></text:p>
            <text:p><text:s text:c="8"/></text:p>
            <text:p><text:s text:c="13"/>It's unclear how long Williams could be out, but his absence should open more minutes for Jawun Evans and especially Tyrone Wallace, who was terrific on Wednesday. Lou Williams might also be forced into heavier action after a monster 50-point game, and the Clippers can only hope that Milos Teodosic (foot) is cleared to play vs. the Kings.</text:p>
            <text:p><text:s text:c="8"/></text:p>
            <text:p><text:s text:c="8"/></text:p>
            <text:p><text:s text:c="13"/>Related: Lou Williams, Milos Teodosic, Tyrone Wallace, Jawun Evans</text:p>
            <text:p><text:s text:c="14"/></text:p>
            <text:p><text:s text:c="13"/>Source: Brad Turner on Twitter <text:s text:c="27"/>Jan 11 - 1:5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left knee, hip) came off the bench on Wednesday for nine points on 4-of-5 shooting, one 3-pointer, three steals, two assists and one rebound in 29 minutes.</text:p>
            <text:p><text:s text:c="8"/></text:p>
            <text:p><text:s text:c="8"/></text:p>
            <text:p><text:s text:c="13"/>Kevin Durant (calf) was back in action tonight, but Golden State was without Klay Thompson (rest) and Stephen Curry (ankle). Nick Young also didn't fare well as a fill-in starter at SG, and Shaun Livingston is on a perpetual minute-limit, which left plenty of time for Iguodala and Patrick McCaw (four points, three rebounds, two assists in 25 minutes). If you're using Iguodala in a deep league, just be mindful that he could rest during back-to-back games on Friday and Saturday.</text:p>
            <text:p><text:s text:c="8"/></text:p>
            <text:p><text:s text:c="8"/></text:p>
            <text:p><text:s text:c="13"/>Related: Patrick McCaw</text:p>
            <text:p><text:s text:c="14"/></text:p>
            <text:p><text:s text:c="13"/>Jan 11 - 1:4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Draymond Green (right knee soreness) had seven points, 10 rebounds and four assists in 29 minutes vs. the Clippers on Wednesday.</text:p>
            <text:p><text:s text:c="8"/></text:p>
            <text:p><text:s text:c="8"/></text:p>
            <text:p><text:s text:c="13"/>He went 5-of-6 from the FT line tonight, but shot 1-of-9 from the field while missing all six of his 3-point attempts. This is the sixth time all season he's been held without any defensive stats, so that's nothing to worry about. Despite being a constant presence on Golden State's injury report, Dray hasn't missed a game since Dec. 20.</text:p>
            <text:p><text:s text:c="8"/></text:p>
            <text:p><text:s text:c="8"/></text:p>
            <text:p><text:s text:c="13"/></text:p>
            <text:p><text:s text:c="14"/></text:p>
            <text:p><text:s text:c="13"/>Jan 11 - 1:4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right calf strain) returned from a two-game absence on Wednesday with 40 points on pristine 14-of-18 shooting, making 6-of-7 threes with four boards and four assists.</text:p>
            <text:p><text:s text:c="8"/></text:p>
            <text:p><text:s text:c="8"/></text:p>
            <text:p><text:s text:c="13"/>Durant added one steal, one block and a 6-of-8 mark at the free-throw line, and he did his damage in just 31 minutes tonight -- in the process, he became the 44th player in NBA history to score at least 20,000 points. The Warriors fell apart when he was off the court, though, and they gave up 125 points to the severely depleted Clippers tonight, which led to Durant being rested for the final 3:03 as the score got out of hand. All signs point to KD being ready for Friday's game vs. the Bucks, but owners should double-check his status since it's the first game of a back-to-back set.</text:p>
            <text:p><text:s text:c="8"/></text:p>
            <text:p><text:s text:c="8"/></text:p>
            <text:p><text:s text:c="13"/></text:p>
            <text:p><text:s text:c="14"/></text:p>
            <text:p><text:s text:c="13"/>Jan 11 - 1:4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un Livingston</text:p>
            <text:p><text:s text:c="17"/></text:p>
            <text:p><text:s text:c="17"/></text:p>
            <text:p><text:s text:c="22"/>- G - <text:s/>Warriors</text:p>
            <text:p><text:s text:c="16"/></text:p>
            <text:p><text:s text:c="17"/></text:p>
            <text:p><text:s text:c="12"/></text:p>
            <text:p><text:s text:c="8"/></text:p>
            <text:p><text:s text:c="8"/></text:p>
            <text:p><text:s text:c="8"/></text:p>
            <text:p><text:s text:c="12"/>Shaun Livingston made a fill-in start on Wednesday, posting eight points (1-of-3 FGs, 6-of-6 FTs), four assists, two steals and one rebound in 25 minutes.</text:p>
            <text:p><text:s text:c="8"/></text:p>
            <text:p><text:s text:c="8"/></text:p>
            <text:p><text:s text:c="13"/>Stephen Curry (ankle) was out tonight, but he and coach Steve Kerr both downplayed the injury before the game. Golden State declined to give Steph any imaging tests, so they really must not be concerned -- he said they're just playing it safe because he's hurt his right ankle in the past. That leaves Livingston with temporary value, at best, and he doesn't have much upside even when starting.</text:p>
            <text:p><text:s text:c="8"/></text:p>
            <text:p><text:s text:c="8"/></text:p>
            <text:p><text:s text:c="13"/>Related: Stephen Curry</text:p>
            <text:p><text:s text:c="14"/></text:p>
            <text:p><text:s text:c="13"/>Jan 11 - 1:4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ck Young</text:p>
            <text:p><text:s text:c="17"/></text:p>
            <text:p><text:s text:c="17"/></text:p>
            <text:p><text:s text:c="22"/>- G/F - <text:s/>Warriors</text:p>
            <text:p><text:s text:c="16"/></text:p>
            <text:p><text:s text:c="17"/></text:p>
            <text:p><text:s text:c="12"/></text:p>
            <text:p><text:s text:c="8"/></text:p>
            <text:p><text:s text:c="8"/></text:p>
            <text:p><text:s text:c="8"/></text:p>
            <text:p><text:s text:c="12"/>Nick Young made his first start for the Warriors on Wednesday, pitching in seven points on 3-of-11 shooting (1-of-7 from deep) with one assist and one steal in 25 minutes.</text:p>
            <text:p><text:s text:c="8"/></text:p>
            <text:p><text:s text:c="8"/></text:p>
            <text:p><text:s text:c="13"/>Klay Thompson was resting tonight and the coach Steve Kerr opted for Swaggy's shooting with the starters, while Patrick McCaw logged 25 minutes off the bench. The Warriors were shredded defensively, both in the paint (60 points allowed) and beyond the arc (33 points), and it's safe to assume coach Steve Kerr can't wait to get Klay back in the starting five on Friday. Young belongs on the waiver wire.</text:p>
            <text:p><text:s text:c="8"/></text:p>
            <text:p><text:s text:c="8"/></text:p>
            <text:p><text:s text:c="13"/>Related: Klay Thompson, Patrick McCaw</text:p>
            <text:p><text:s text:c="14"/></text:p>
            <text:p><text:s text:c="13"/>Jan 11 - 1:4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es Johnson</text:p>
            <text:p><text:s text:c="17"/></text:p>
            <text:p><text:s text:c="17"/></text:p>
            <text:p><text:s text:c="22"/>- G/F - <text:s/>Clippers</text:p>
            <text:p><text:s text:c="16"/></text:p>
            <text:p><text:s text:c="17"/></text:p>
            <text:p><text:s text:c="12"/></text:p>
            <text:p><text:s text:c="8"/></text:p>
            <text:p><text:s text:c="8"/></text:p>
            <text:p><text:s text:c="8"/></text:p>
            <text:p><text:s text:c="12"/>Wes Johnson didn't score in 15 minutes vs. Golden State on Wednesday, going 0-of-4 from the field with one rebound, one assist, three steals and three turnovers.</text:p>
            <text:p><text:s text:c="8"/></text:p>
            <text:p><text:s text:c="8"/></text:p>
            <text:p><text:s text:c="13"/>The steals were the only saving grace for Wes tonight, but that's not nearly enough to satisfy owners who streamed him as a starter in a fast-paced game. Blake Griffin (concussion) was among the long list of injured Clippers tonight, and C.J. Williams (ankle) exited early, and if Johnson can't produce in these conditions it's very hard to trust him in standard leagues.</text:p>
            <text:p><text:s text:c="8"/></text:p>
            <text:p><text:s text:c="8"/></text:p>
            <text:p><text:s text:c="13"/>Related: C.J. Williams, Blake Griffin</text:p>
            <text:p><text:s text:c="14"/></text:p>
            <text:p><text:s text:c="13"/>Jan 11 - 1:4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rone Wallace</text:p>
            <text:p><text:s text:c="17"/></text:p>
            <text:p><text:s text:c="17"/></text:p>
            <text:p><text:s text:c="22"/>- G - <text:s/>Clippers</text:p>
            <text:p><text:s text:c="16"/></text:p>
            <text:p><text:s text:c="17"/></text:p>
            <text:p><text:s text:c="12"/></text:p>
            <text:p><text:s text:c="8"/></text:p>
            <text:p><text:s text:c="8"/></text:p>
            <text:p><text:s text:c="8"/></text:p>
            <text:p><text:s text:c="12"/>Tyrone Wallace had a big game in 34 minutes off the bench on Wednesday, scoring 22 points on 7-of-11 FGs and 7-of-9 FTs, with six rebounds, four assists and two steals.</text:p>
            <text:p><text:s text:c="8"/></text:p>
            <text:p><text:s text:c="8"/></text:p>
            <text:p><text:s text:c="13"/>Wallace made his only 3-point attempt and didn't turn the ball over tonight, rounding out an exceptional performance. This will be completely overshadowed by Lou Williams' 50-point eruption, but Wallace is quietly making a case for fantasy ownership over the past five games with averages of 17.0 points, 0.8 triples, 4.4 rebounds, 2.8 assists, 1.6 steals and 1.7 blocks. We'll see if he can keep it up with Milos Teodosic (foot) possibly returning as soon as Thursday vs. the Kings.</text:p>
            <text:p><text:s text:c="8"/></text:p>
            <text:p><text:s text:c="8"/></text:p>
            <text:p><text:s text:c="13"/></text:p>
            <text:p><text:s text:c="14"/></text:p>
            <text:p><text:s text:c="13"/>Jan 11 - 1:4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ntrezl Harrell</text:p>
            <text:p><text:s text:c="17"/></text:p>
            <text:p><text:s text:c="17"/></text:p>
            <text:p><text:s text:c="22"/>- F/C - <text:s/>Clippers</text:p>
            <text:p><text:s text:c="16"/></text:p>
            <text:p><text:s text:c="17"/></text:p>
            <text:p><text:s text:c="12"/></text:p>
            <text:p><text:s text:c="8"/></text:p>
            <text:p><text:s text:c="8"/></text:p>
            <text:p><text:s text:c="8"/></text:p>
            <text:p><text:s text:c="12"/>Montrezl Harrell chipped in 14 points and seven rebounds in 26 minutes on Wednesday, hitting 7-of-13 shots without any assists, steals or blocks.</text:p>
            <text:p><text:s text:c="8"/></text:p>
            <text:p><text:s text:c="8"/></text:p>
            <text:p><text:s text:c="13"/>Blake Griffin is still in the league's concussion protocol but he could be cleared in time for Thursday's game vs. Sacramento. Harrell would be worth a look for streaming value if Blake misses more games, but anyone relying on him should keep a close eye on the Clippers' team news page.</text:p>
            <text:p><text:s text:c="8"/></text:p>
            <text:p><text:s text:c="8"/></text:p>
            <text:p><text:s text:c="13"/></text:p>
            <text:p><text:s text:c="14"/></text:p>
            <text:p><text:s text:c="13"/>Source: Clippers Team News <text:s text:c="31"/>Jan 11 - 1:3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u Williams</text:p>
            <text:p><text:s text:c="17"/></text:p>
            <text:p><text:s text:c="17"/></text:p>
            <text:p><text:s text:c="22"/>- G - <text:s/>Clippers</text:p>
            <text:p><text:s text:c="16"/></text:p>
            <text:p><text:s text:c="17"/></text:p>
            <text:p><text:s text:c="12"/></text:p>
            <text:p><text:s text:c="8"/></text:p>
            <text:p><text:s text:c="8"/></text:p>
            <text:p><text:s text:c="8"/></text:p>
            <text:p><text:s text:c="12"/>Lou Williams poured in a career-high 50 points during Wednesday's 125-106 win vs. Golden State, making 16-of-27 field goals and 10-of-10 free throws with eight 3-pointers, seven assists and two rebounds.</text:p>
            <text:p><text:s text:c="8"/></text:p>
            <text:p><text:s text:c="8"/></text:p>
            <text:p><text:s text:c="13"/>Williams scored 27 of his points in a scintillating third-quarter performance, the highest total in any quarter during his 13-year NBA career. Golden State simply had no answers defensively with Stephen Curry (ankle) and Klay Thompson (rest) both unavailable. Sweet Lou has surged into top-20 value over the past few weeks and he's inside the top-50 on the season. You're unlikely to get that type of value back in a trade, so it's hard to even call him 'sell-high' at this point. That said, his monster usage should dip once Blake Griffin (concussion) and Milos Teodosic (foot) return to action -- Doc Rivers has repeatedly said he doesn't want to tire out Williams, but basically couldn't take him off the court tonight.</text:p>
            <text:p><text:s text:c="8"/></text:p>
            <text:p><text:s text:c="8"/></text:p>
            <text:p><text:s text:c="13"/></text:p>
            <text:p><text:s text:c="14"/></text:p>
            <text:p><text:s text:c="13"/>Jan 11 - 1:3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ayne Selden</text:p>
            <text:p><text:s text:c="17"/></text:p>
            <text:p><text:s text:c="17"/></text:p>
            <text:p><text:s text:c="22"/>- G - <text:s/>Grizzlies</text:p>
            <text:p><text:s text:c="16"/></text:p>
            <text:p><text:s text:c="17"/></text:p>
            <text:p><text:s text:c="12"/></text:p>
            <text:p><text:s text:c="8"/></text:p>
            <text:p><text:s text:c="8"/></text:p>
            <text:p><text:s text:c="8"/></text:p>
            <text:p><text:s text:c="12"/>Wayne Selden came off the bench on Wednesday for two points on 1-of-3 shooting, with no other stats in eight minutes.</text:p>
            <text:p><text:s text:c="8"/></text:p>
            <text:p><text:s text:c="8"/></text:p>
            <text:p><text:s text:c="13"/>Selden was initially listed in the starting lineup, but it was Andrew Harrison (shoulder) who reclaimed that spot after missing one game. Selden is a fantasy non-entity no matter where he begins games.</text:p>
            <text:p><text:s text:c="8"/></text:p>
            <text:p><text:s text:c="8"/></text:p>
            <text:p><text:s text:c="13"/></text:p>
            <text:p><text:s text:c="14"/></text:p>
            <text:p><text:s text:c="13"/>Jan 11 - 1:0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Andrew Harrison</text:p>
            <text:p><text:s text:c="17"/></text:p>
            <text:p><text:s text:c="17"/></text:p>
            <text:p><text:s text:c="22"/>- G - <text:s/>Grizzlies</text:p>
            <text:p><text:s text:c="16"/></text:p>
            <text:p><text:s text:c="17"/></text:p>
            <text:p><text:s text:c="12"/></text:p>
            <text:p><text:s text:c="8"/></text:p>
            <text:p><text:s text:c="8"/></text:p>
            <text:p><text:s text:c="8"/></text:p>
            <text:p><text:s text:c="12"/>Andrew Harrison (shoulder) returned to action on Wednesday with 11 points (3-of-11 FGs, 4-of-5 FTs), seven rebounds, three assists, two blocks and one 3-pointer in 30 minutes.</text:p>
            <text:p><text:s text:c="8"/></text:p>
            <text:p><text:s text:c="8"/></text:p>
            <text:p><text:s text:c="13"/>Harrison jumped back into the starting lineup, sending Wayne Selden back to the bench, and this was better than fantasy owners could have expected. In 22 starts this season, the second-year guard is averaging 8.0 points on 37.5% shooting, 2.2 rebounds, 2.4 assists and 0.8 blocks. Leave him on the wire outside of very deep leagues.</text:p>
            <text:p><text:s text:c="8"/></text:p>
            <text:p><text:s text:c="8"/></text:p>
            <text:p><text:s text:c="13"/>Related: Wayne Selden</text:p>
            <text:p><text:s text:c="14"/></text:p>
            <text:p><text:s text:c="13"/>Jan 11 - 1:0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ychal Green</text:p>
            <text:p><text:s text:c="17"/></text:p>
            <text:p><text:s text:c="17"/></text:p>
            <text:p><text:s text:c="22"/>- F/C - <text:s/>Grizzlies</text:p>
            <text:p><text:s text:c="16"/></text:p>
            <text:p><text:s text:c="17"/></text:p>
            <text:p><text:s text:c="12"/></text:p>
            <text:p><text:s text:c="8"/></text:p>
            <text:p><text:s text:c="8"/></text:p>
            <text:p><text:s text:c="8"/></text:p>
            <text:p><text:s text:c="12"/>JaMychal Green broke out for 20 points and 14 rebounds on Wednesday, hitting 7-of-12 FGs and 6-of-6 FTs with two assists, two steals and one block in 34 minutes.</text:p>
            <text:p><text:s text:c="8"/></text:p>
            <text:p><text:s text:c="8"/></text:p>
            <text:p><text:s text:c="13"/>This is the first time all season that Green has scored double-digit points in three straight games, and the first time since Nov. 13 that he's played at least 30 minutes. He took advantage of a short-handed Pelicans team tonight, which was playing without Anthony Davis (ankle), so we're still skeptical of him, but it can't hurt to grab him in deeper leagues in case his upswing proves to be sustainable.</text:p>
            <text:p><text:s text:c="8"/></text:p>
            <text:p><text:s text:c="8"/></text:p>
            <text:p><text:s text:c="13"/></text:p>
            <text:p><text:s text:c="14"/></text:p>
            <text:p><text:s text:c="13"/>Jan 11 - 1:0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 Gasol</text:p>
            <text:p><text:s text:c="17"/></text:p>
            <text:p><text:s text:c="17"/></text:p>
            <text:p><text:s text:c="22"/>- C - <text:s/>Grizzlies</text:p>
            <text:p><text:s text:c="16"/></text:p>
            <text:p><text:s text:c="17"/></text:p>
            <text:p><text:s text:c="12"/></text:p>
            <text:p><text:s text:c="8"/></text:p>
            <text:p><text:s text:c="8"/></text:p>
            <text:p><text:s text:c="8"/></text:p>
            <text:p><text:s text:c="12"/>Marc Gasol stepped up on Wednesday with 21 points, 10 rebounds, seven assists, two steals and one 3-pointer, making 8-of-14 FGs and 4-of-6 FTs in 35 minutes of action.</text:p>
            <text:p><text:s text:c="8"/></text:p>
            <text:p><text:s text:c="8"/></text:p>
            <text:p><text:s text:c="13"/>Over the Grizzlies' previous six four quarters, Gasol had a combined seven points on 2-of-10 shooting, with six turnovers in 41 minutes. Interim coach J.B. Bickerstaff defended Gasol, saying, "Defenses are trying to take him out in the fourth quarter. They’re sending two and three guys at him." He had two baskets, an assist and a steal in the final 2:26 tonight, and the result was a 105-102 home victory. Hopefully he can keep it going vs. Denver on Friday.</text:p>
            <text:p><text:s text:c="8"/></text:p>
            <text:p><text:s text:c="8"/></text:p>
            <text:p><text:s text:c="13"/></text:p>
            <text:p><text:s text:c="14"/></text:p>
            <text:p><text:s text:c="13"/>Source: Memphis Commercial Appeal <text:s text:c="24"/>Jan 11 - 12:5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ndre Liggins</text:p>
            <text:p><text:s text:c="17"/></text:p>
            <text:p><text:s text:c="17"/></text:p>
            <text:p><text:s text:c="22"/>- G - <text:s/>Pelicans</text:p>
            <text:p><text:s text:c="16"/></text:p>
            <text:p><text:s text:c="17"/></text:p>
            <text:p><text:s text:c="12"/></text:p>
            <text:p><text:s text:c="8"/></text:p>
            <text:p><text:s text:c="8"/></text:p>
            <text:p><text:s text:c="8"/></text:p>
            <text:p><text:s text:c="12"/>DeAndre Liggins made his Pelicans' debut on Wednesday, coming off the bench to score four points with one rebound and one assist in 11 minutes.</text:p>
            <text:p><text:s text:c="8"/></text:p>
            <text:p><text:s text:c="8"/></text:p>
            <text:p><text:s text:c="13"/>The Pelicans just signed Liggins to a 10-day contract via a hardship exception, and they didn't waste any time deploying him with Anthony Davis (ankle) unavailable. He averaged just 1.8 points and 1.6 rebounds in 18 appearances for the Bucks this season, and his outlook isn't much brighter in New Orleans.</text:p>
            <text:p><text:s text:c="8"/></text:p>
            <text:p><text:s text:c="8"/></text:p>
            <text:p><text:s text:c="13"/></text:p>
            <text:p><text:s text:c="14"/></text:p>
            <text:p><text:s text:c="13"/>Jan 11 - 12:5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an Clark</text:p>
            <text:p><text:s text:c="17"/></text:p>
            <text:p><text:s text:c="17"/></text:p>
            <text:p><text:s text:c="22"/>- G - <text:s/>Pelicans</text:p>
            <text:p><text:s text:c="16"/></text:p>
            <text:p><text:s text:c="17"/></text:p>
            <text:p><text:s text:c="12"/></text:p>
            <text:p><text:s text:c="8"/></text:p>
            <text:p><text:s text:c="8"/></text:p>
            <text:p><text:s text:c="8"/></text:p>
            <text:p><text:s text:c="12"/>Ian Clark scored 10 points with four rebounds and two blocks in 20 minutes on Wednesday, as coach Alvin Gentry ran with a variety of smaller lineups vs. the Grizzlies.</text:p>
            <text:p><text:s text:c="8"/></text:p>
            <text:p><text:s text:c="8"/></text:p>
            <text:p><text:s text:c="13"/>New Orleans fell to 3-3 without Anthony Davis this season, with E'Twaun Moore missing a potentially game-tying 3-pointer down the stretch. "We're going to have to have a deeper bench, so we'll have to have some of the other guys come in and step up their game," Gentry said before the game. "We'll try some different combinations." They nearly pulled off the win tonight, but it's all moot if Davis returns vs. Portland on Friday.</text:p>
            <text:p><text:s text:c="8"/></text:p>
            <text:p><text:s text:c="8"/></text:p>
            <text:p><text:s text:c="13"/></text:p>
            <text:p><text:s text:c="14"/></text:p>
            <text:p><text:s text:c="13"/>Source: New Orleans Times-Picayune <text:s text:c="23"/>Jan 11 - 12:4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te Cunningham</text:p>
            <text:p><text:s text:c="17"/></text:p>
            <text:p><text:s text:c="17"/></text:p>
            <text:p><text:s text:c="22"/>- F - <text:s/>Nets</text:p>
            <text:p><text:s text:c="16"/></text:p>
            <text:p><text:s text:c="17"/></text:p>
            <text:p><text:s text:c="12"/></text:p>
            <text:p><text:s text:c="8"/></text:p>
            <text:p><text:s text:c="8"/></text:p>
            <text:p><text:s text:c="8"/></text:p>
            <text:p><text:s text:c="12"/>Dante Cunningham started on Wednesday in place of Anthony Davis (ankle), posting nine points, five rebounds, one 3-pointer and one steal in a tough loss at Memphis.</text:p>
            <text:p><text:s text:c="8"/></text:p>
            <text:p><text:s text:c="8"/></text:p>
            <text:p><text:s text:c="13"/>Cunningham played 18 minutes but as usual he had low usage and did little to satisfy owners, even in deep leagues. The Pelicans are optimistic that AD will be ready to go for Friday's game, too, so there's no incentive to grab Cunningham tonight.</text:p>
            <text:p><text:s text:c="8"/></text:p>
            <text:p><text:s text:c="8"/></text:p>
            <text:p><text:s text:c="13"/>Related: Anthony Davis</text:p>
            <text:p><text:s text:c="14"/></text:p>
            <text:p><text:s text:c="13"/>Jan 11 - 12:4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cus Cousins</text:p>
            <text:p><text:s text:c="17"/></text:p>
            <text:p><text:s text:c="17"/></text:p>
            <text:p><text:s text:c="22"/>- F/C - <text:s/>Pelicans</text:p>
            <text:p><text:s text:c="16"/></text:p>
            <text:p><text:s text:c="17"/></text:p>
            <text:p><text:s text:c="12"/></text:p>
            <text:p><text:s text:c="8"/></text:p>
            <text:p><text:s text:c="8"/></text:p>
            <text:p><text:s text:c="8"/></text:p>
            <text:p><text:s text:c="12"/>DeMarcus Cousins led the Pelicans with 29 points on Wednesday, hitting 6-of-15 FGs and 12-of-17 FTs with five 3-pointers, eight rebounds, three assists and two blocks.</text:p>
            <text:p><text:s text:c="8"/></text:p>
            <text:p><text:s text:c="8"/></text:p>
            <text:p><text:s text:c="13"/>Anthony Davis (sprained right ankle) was out tonight, so predictably Cousins was very busy despite being the focal point of the Memphis defense. He committed five turnovers tonight but that's nothing new, as his 5.0 miscues per game lead the NBA by a wide margin (Russell Westbrook is second at 4.5). Cousins hasn't missed a game this season, of course, so it's all good for his fantasy owners</text:p>
            <text:p><text:s text:c="8"/></text:p>
            <text:p><text:s text:c="8"/></text:p>
            <text:p><text:s text:c="13"/></text:p>
            <text:p><text:s text:c="14"/></text:p>
            <text:p><text:s text:c="13"/>Jan 11 - 12:4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Gordon</text:p>
            <text:p><text:s text:c="17"/></text:p>
            <text:p><text:s text:c="17"/></text:p>
            <text:p><text:s text:c="22"/>- G - <text:s/>Rockets</text:p>
            <text:p><text:s text:c="16"/></text:p>
            <text:p><text:s text:c="17"/></text:p>
            <text:p><text:s text:c="12"/></text:p>
            <text:p><text:s text:c="8"/></text:p>
            <text:p><text:s text:c="8"/></text:p>
            <text:p><text:s text:c="8"/></text:p>
            <text:p><text:s text:c="12"/>Eric Gordon lit up the Blazers on Wednesday with 30 points (11-of-23 FGs, 3-of-4 FTs), five 3-pointers, five rebounds, three assists and one block in 33 minutes.</text:p>
            <text:p><text:s text:c="8"/></text:p>
            <text:p><text:s text:c="8"/></text:p>
            <text:p><text:s text:c="13"/>He's scorching over the past four games, averaging 24.8 points, 3.5 triples, 6.5 assists, 4.3 rebounds and 1.0 steals. His numbers are way higher as a starter this season, for obvious reasons, but it sounds like James Harden (hamstring) could be back relatively soon -- Gordon's owners should enjoy the inflated production while it lasts.</text:p>
            <text:p><text:s text:c="8"/></text:p>
            <text:p><text:s text:c="8"/></text:p>
            <text:p><text:s text:c="13"/>Related: James Harden</text:p>
            <text:p><text:s text:c="14"/></text:p>
            <text:p><text:s text:c="13"/>Jan 11 - 12:4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colm Delaney</text:p>
            <text:p><text:s text:c="17"/></text:p>
            <text:p><text:s text:c="17"/></text:p>
            <text:p><text:s text:c="22"/>- G - <text:s/>Hawks</text:p>
            <text:p><text:s text:c="16"/></text:p>
            <text:p><text:s text:c="17"/></text:p>
            <text:p><text:s text:c="12"/></text:p>
            <text:p><text:s text:c="8"/></text:p>
            <text:p><text:s text:c="8"/></text:p>
            <text:p><text:s text:c="8"/></text:p>
            <text:p><text:s text:c="12"/>Malcolm Delaney hit 5-of-8 shots for 10 points, three rebounds, six assists and two steals in 20 minutes of Wednesday's win over the Nuggets.</text:p>
            <text:p><text:s text:c="8"/></text:p>
            <text:p><text:s text:c="8"/></text:p>
            <text:p><text:s text:c="13"/>He had nine points, seven rebounds, six assists and a 3-pointer on Monday, but as long as Kent Bazemore is healthy, it's hard to see Delaney doing a lot of fantasy damage. He's played well in two straight games, but we'll need to see him stay hot for two more before thinking it might not be a mirage. Just keep an eye on him.</text:p>
            <text:p><text:s text:c="8"/></text:p>
            <text:p><text:s text:c="8"/></text:p>
            <text:p><text:s text:c="13"/></text:p>
            <text:p><text:s text:c="14"/></text:p>
            <text:p><text:s text:c="13"/>Jan 11 - 12:4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yan Anderson</text:p>
            <text:p><text:s text:c="17"/></text:p>
            <text:p><text:s text:c="17"/></text:p>
            <text:p><text:s text:c="22"/>- F - <text:s/>Rockets</text:p>
            <text:p><text:s text:c="16"/></text:p>
            <text:p><text:s text:c="17"/></text:p>
            <text:p><text:s text:c="12"/></text:p>
            <text:p><text:s text:c="8"/></text:p>
            <text:p><text:s text:c="8"/></text:p>
            <text:p><text:s text:c="8"/></text:p>
            <text:p><text:s text:c="12"/>Ryan Anderson went 3-of-8 from the field and 1-of-4 from downtown on Wednesday, scoring eight points with seven boards, one assist and one block in 35 minutes.</text:p>
            <text:p><text:s text:c="8"/></text:p>
            <text:p><text:s text:c="8"/></text:p>
            <text:p><text:s text:c="13"/>Anderson is shooting 36.9% from deep this season, but that plummeted to just 31.1% in December. "My looks have been kind of sporadic, but that's the way the game goes," he said. "I just gotta be aggressive." The shots will start falling again eventually, but Anderson's role leaves him as little more than a 3-point specialist with a handful of rebounds. He should get a ton of minutes on Friday, however, since both Tarik Black (eye) and Nene (knee) have already been ruled out vs. the Suns.</text:p>
            <text:p><text:s text:c="8"/></text:p>
            <text:p><text:s text:c="8"/></text:p>
            <text:p><text:s text:c="13"/>Related: Nene Hilario, Tarik Black</text:p>
            <text:p><text:s text:c="14"/></text:p>
            <text:p><text:s text:c="13"/>Source: Houston Chronicle <text:s text:c="32"/>Jan 11 - 12:4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rald Green</text:p>
            <text:p><text:s text:c="17"/></text:p>
            <text:p><text:s text:c="17"/></text:p>
            <text:p><text:s text:c="22"/>- G/F - <text:s/>Rockets</text:p>
            <text:p><text:s text:c="16"/></text:p>
            <text:p><text:s text:c="17"/></text:p>
            <text:p><text:s text:c="12"/></text:p>
            <text:p><text:s text:c="8"/></text:p>
            <text:p><text:s text:c="8"/></text:p>
            <text:p><text:s text:c="8"/></text:p>
            <text:p><text:s text:c="12"/>Gerald Green came off the bench for 12 points, six rebounds, four assists, one block and three 3-pointers in 32 minutes vs. Portland on Wednesday.</text:p>
            <text:p><text:s text:c="8"/></text:p>
            <text:p><text:s text:c="8"/></text:p>
            <text:p><text:s text:c="13"/>Green came in averaging 17.3 points, 3.0 rebounds, 0.7 steals and a whopping 4.1 triples per game for Houston, while hitting 51.3% FGs and 90.9% FTs. Even so, he said he's still getting up to speed. "My conditioning is picking up pretty quick," he said. "I give myself another week or two, I think I should be right there." Tonight's supporting stats were a nice twist, and he's a staple of fantasy lineups at least until James Harden is healthy -- and maybe beyond.</text:p>
            <text:p><text:s text:c="8"/></text:p>
            <text:p><text:s text:c="8"/></text:p>
            <text:p><text:s text:c="13"/>Related: James Harden</text:p>
            <text:p><text:s text:c="14"/></text:p>
            <text:p><text:s text:c="13"/>Source: Houston Chronicle <text:s text:c="32"/>Jan 11 - 12:4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vor Ariza</text:p>
            <text:p><text:s text:c="17"/></text:p>
            <text:p><text:s text:c="17"/></text:p>
            <text:p><text:s text:c="22"/>- F - <text:s/>Rockets</text:p>
            <text:p><text:s text:c="16"/></text:p>
            <text:p><text:s text:c="17"/></text:p>
            <text:p><text:s text:c="12"/></text:p>
            <text:p><text:s text:c="8"/></text:p>
            <text:p><text:s text:c="8"/></text:p>
            <text:p><text:s text:c="8"/></text:p>
            <text:p><text:s text:c="12"/>Trevor Ariza missed all six of his shot attempts on Wednesday, finishing scoreless with six rebounds, four assists and a pair of steals in 39 minutes.</text:p>
            <text:p><text:s text:c="8"/></text:p>
            <text:p><text:s text:c="8"/></text:p>
            <text:p><text:s text:c="13"/>Ariza was headed in the right direction with 15 and 18 points in his previous two games, but he just couldn't get going tonight. The minutes are there and Houston ran a tight eight-player rotation tonight, so there's nothing to worry about -- keep Ariza plugged into your lineups, and expect better in Phoenix on Friday.</text:p>
            <text:p><text:s text:c="8"/></text:p>
            <text:p><text:s text:c="8"/></text:p>
            <text:p><text:s text:c="13"/></text:p>
            <text:p><text:s text:c="14"/></text:p>
            <text:p><text:s text:c="13"/>Jan 11 - 12:4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us Jones</text:p>
            <text:p><text:s text:c="17"/></text:p>
            <text:p><text:s text:c="17"/></text:p>
            <text:p><text:s text:c="22"/>- G - <text:s/>Timberwolves</text:p>
            <text:p><text:s text:c="16"/></text:p>
            <text:p><text:s text:c="17"/></text:p>
            <text:p><text:s text:c="12"/></text:p>
            <text:p><text:s text:c="8"/></text:p>
            <text:p><text:s text:c="8"/></text:p>
            <text:p><text:s text:c="8"/></text:p>
            <text:p><text:s text:c="12"/>Tyus Jones returned to the bench for Wednesday's win against Oklahoma City, posting just three points in 19 minutes.</text:p>
            <text:p><text:s text:c="8"/></text:p>
            <text:p><text:s text:c="8"/></text:p>
            <text:p><text:s text:c="13"/>Jeff Teague (knee) was back and able to start, so Jones hit the pine. He struggled with his shot, going just 1-of-6 while chipping in with just one assist, one rebound and one steal. There won't be any back-to-back situations until Jan. 24 to give Jones any potential starts, so it appears he is back to having minimal fantasy appeal.</text:p>
            <text:p><text:s text:c="8"/></text:p>
            <text:p><text:s text:c="8"/></text:p>
            <text:p><text:s text:c="13"/></text:p>
            <text:p><text:s text:c="14"/></text:p>
            <text:p><text:s text:c="13"/>Jan 11 - 12:4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poured in a season-high 37 points on Wednesday, adding 11 assists and seven rebounds in a convincing 121-112 win vs. the Blazers.</text:p>
            <text:p><text:s text:c="8"/></text:p>
            <text:p><text:s text:c="8"/></text:p>
            <text:p><text:s text:c="13"/>CP3 even rubbed in the victory with an extraneous layup at the buzzer, which led to a brief verbal spat with Damian Lillard. Paul controlled the game late and he was extra aggressive tonight, finishing 13-of-29 from the field and 8-of-8 from the line, with three 3-pointers and three steals. Expect more gaudy lines from CP3 until James Harden returns from his hamstring injury.</text:p>
            <text:p><text:s text:c="8"/></text:p>
            <text:p><text:s text:c="8"/></text:p>
            <text:p><text:s text:c="13"/></text:p>
            <text:p><text:s text:c="14"/></text:p>
            <text:p><text:s text:c="13"/>Jan 11 - 12:4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wayne Dedmon</text:p>
            <text:p><text:s text:c="17"/></text:p>
            <text:p><text:s text:c="17"/></text:p>
            <text:p><text:s text:c="22"/>- C - <text:s/>Hawks</text:p>
            <text:p><text:s text:c="16"/></text:p>
            <text:p><text:s text:c="17"/></text:p>
            <text:p><text:s text:c="12"/></text:p>
            <text:p><text:s text:c="8"/></text:p>
            <text:p><text:s text:c="8"/></text:p>
            <text:p><text:s text:c="8"/></text:p>
            <text:p><text:s text:c="12"/>Dewayne Dedmon played just 18 minutes and hit 3-of-6 shots for nine points, nine rebounds and one block in Wednesday's easy 110-97 win over the Nuggets.</text:p>
            <text:p><text:s text:c="8"/></text:p>
            <text:p><text:s text:c="8"/></text:p>
            <text:p><text:s text:c="13"/>Dedmon's been back for two games after missing extended time with a leg injury and was playing very well before the injury. But he now has to deal with guys like Miles Plumlee, John Collins and Mike Muscala, meaning it could be tough for him to get back into the groove he was in before the injury. The Hawks have too many big men in their pocket right now, and Collins is the guy we'd prefer stashing. Just keep an eye on Dedmon in case he starts getting more than 20 minutes a night.</text:p>
            <text:p><text:s text:c="8"/></text:p>
            <text:p><text:s text:c="8"/></text:p>
            <text:p><text:s text:c="13"/></text:p>
            <text:p><text:s text:c="14"/></text:p>
            <text:p><text:s text:c="13"/>Jan 11 - 12:4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Evan Turner</text:p>
            <text:p><text:s text:c="17"/></text:p>
            <text:p><text:s text:c="17"/></text:p>
            <text:p><text:s text:c="22"/>- G/F - <text:s/>Trail Blazers</text:p>
            <text:p><text:s text:c="16"/></text:p>
            <text:p><text:s text:c="17"/></text:p>
            <text:p><text:s text:c="12"/></text:p>
            <text:p><text:s text:c="8"/></text:p>
            <text:p><text:s text:c="8"/></text:p>
            <text:p><text:s text:c="8"/></text:p>
            <text:p><text:s text:c="12"/>Evan Turner hit 7-of-11 shots to score 18 points vs. Houston on Wednesday, making two 3-pointers with three rebounds, two assists and one steal.</text:p>
            <text:p><text:s text:c="8"/></text:p>
            <text:p><text:s text:c="8"/></text:p>
            <text:p><text:s text:c="13"/>Turner seems to have locked down the starting SF job, but the usual asterisks apply -- he's inconsistent and a poor source of supporting stats. You don't have to look far for examples, as he was averaging 8.3 points, 1.7 rebounds, 1.7 assists and 0.3 steals over his previous three games. He's just a fringe option in most formats.</text:p>
            <text:p><text:s text:c="8"/></text:p>
            <text:p><text:s text:c="8"/></text:p>
            <text:p><text:s text:c="13"/></text:p>
            <text:p><text:s text:c="14"/></text:p>
            <text:p><text:s text:c="13"/>Jan 11 - 12:4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uf Nurkic</text:p>
            <text:p><text:s text:c="17"/></text:p>
            <text:p><text:s text:c="17"/></text:p>
            <text:p><text:s text:c="22"/>- C - <text:s/>Trail Blazers</text:p>
            <text:p><text:s text:c="16"/></text:p>
            <text:p><text:s text:c="17"/></text:p>
            <text:p><text:s text:c="12"/></text:p>
            <text:p><text:s text:c="8"/></text:p>
            <text:p><text:s text:c="8"/></text:p>
            <text:p><text:s text:c="8"/></text:p>
            <text:p><text:s text:c="12"/>The Blazers lost for the third time in their past nine games on Wednesday, with Jusuf Nurkic contributing just eight points on 4-of-13 shooting in 21 minutes.</text:p>
            <text:p><text:s text:c="8"/></text:p>
            <text:p><text:s text:c="8"/></text:p>
            <text:p><text:s text:c="13"/>Nurk did have eight rebounds, three blocks and one assist, so it wasn't a total loss. Part of his low minutes were due to early foul trouble, but he also took a backseat with Ed Davis (11 points, 10 boards) playing well off the bench tonight. Nurk's shooting was trending up prior to this rough night, which included a handful of easy misses near the rim. The Pelicans' interior defense is suspect most nights, so we're anticipating a bounce-back effort on Friday.</text:p>
            <text:p><text:s text:c="8"/></text:p>
            <text:p><text:s text:c="8"/></text:p>
            <text:p><text:s text:c="13"/>Related: Ed Davis</text:p>
            <text:p><text:s text:c="14"/></text:p>
            <text:p><text:s text:c="13"/>Jan 11 - 12:3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d Davis</text:p>
            <text:p><text:s text:c="17"/></text:p>
            <text:p><text:s text:c="17"/></text:p>
            <text:p><text:s text:c="22"/>- F/C - <text:s/>Trail Blazers</text:p>
            <text:p><text:s text:c="16"/></text:p>
            <text:p><text:s text:c="17"/></text:p>
            <text:p><text:s text:c="12"/></text:p>
            <text:p><text:s text:c="8"/></text:p>
            <text:p><text:s text:c="8"/></text:p>
            <text:p><text:s text:c="8"/></text:p>
            <text:p><text:s text:c="12"/>Ed Davis posted 11 points, 10 rebounds, two assists and two blocks in 26 minutes vs. the Rockets on Wednesday.</text:p>
            <text:p><text:s text:c="8"/></text:p>
            <text:p><text:s text:c="8"/></text:p>
            <text:p><text:s text:c="13"/>Davis closed out the final 5:21 ahead of Jusuf Nurkic tonight, and he finished 4-of-4 from the field and 3-of-7 from the FT line. This was his second double-double of the season, which speaks volumes about his lack of reliability, but we're keeping a close eye on his playing time -- he's hit 23 and 26 minutes in his past two games, so maybe that will continue to trend up.</text:p>
            <text:p><text:s text:c="8"/></text:p>
            <text:p><text:s text:c="8"/></text:p>
            <text:p><text:s text:c="13"/>Related: Jusuf Nurkic</text:p>
            <text:p><text:s text:c="14"/></text:p>
            <text:p><text:s text:c="13"/>Jan 11 - 12:3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bazz Napier</text:p>
            <text:p><text:s text:c="17"/></text:p>
            <text:p><text:s text:c="17"/></text:p>
            <text:p><text:s text:c="22"/>- G - <text:s/>Trail Blazers</text:p>
            <text:p><text:s text:c="16"/></text:p>
            <text:p><text:s text:c="17"/></text:p>
            <text:p><text:s text:c="12"/></text:p>
            <text:p><text:s text:c="8"/></text:p>
            <text:p><text:s text:c="8"/></text:p>
            <text:p><text:s text:c="8"/></text:p>
            <text:p><text:s text:c="12"/>Shabazz Napier rolled his right ankle in the second half on Wednesday, but he continued playing to finish with nine points, two boards, two assists, one steal and one 3-pointer in 23 minutes.</text:p>
            <text:p><text:s text:c="8"/></text:p>
            <text:p><text:s text:c="8"/></text:p>
            <text:p><text:s text:c="13"/>Damian Lillard (strained right calf) was back in action tonight, which bumped Napier to the second unit and eroded his minutes. He was terrific filling in as the starting PG, though, and may have secured an 18-24 minute role from coach Terry Stotts. Napier is also a great handcuff for Lillard, even though Dame has been extremely durable throughout his career. Barring a pessimistic update about Napier's ankle, we'll leave him off the injury report.</text:p>
            <text:p><text:s text:c="8"/></text:p>
            <text:p><text:s text:c="8"/></text:p>
            <text:p><text:s text:c="13"/>Related: Damian Lillard</text:p>
            <text:p><text:s text:c="14"/></text:p>
            <text:p><text:s text:c="13"/>Jan 11 - 12:3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Collins</text:p>
            <text:p><text:s text:c="17"/></text:p>
            <text:p><text:s text:c="17"/></text:p>
            <text:p><text:s text:c="22"/>- F - <text:s/>Hawks</text:p>
            <text:p><text:s text:c="16"/></text:p>
            <text:p><text:s text:c="17"/></text:p>
            <text:p><text:s text:c="12"/></text:p>
            <text:p><text:s text:c="8"/></text:p>
            <text:p><text:s text:c="8"/></text:p>
            <text:p><text:s text:c="8"/></text:p>
            <text:p><text:s text:c="12"/>John Collins played just 17 minutes and hit 3-of-4 shots and 2-of-2 free throws for eight points, two rebounds, two assists and a block in Wednesday's win over the Nuggets.</text:p>
            <text:p><text:s text:c="8"/></text:p>
            <text:p><text:s text:c="8"/></text:p>
            <text:p><text:s text:c="13"/>He had five fouls, which hurt him, while Mike Muscala and Dewayne Dedmon are also back for the Hawks. The Hawks aren't very good at tanking, as they probably should not have been trying to win this game. Collins would have played more minutes had he not been in foul trouble and you still have to think the 11-win Hawks are going to eventually turn him loose this season. The Hawks are in the trade market, don't need to win games, and Collins is a key piece to the future. Be patient with him if you can, and only drop him if you're getting a sure thing off your waiver wire. He should eventually explode at some point in the second half.</text:p>
            <text:p><text:s text:c="8"/></text:p>
            <text:p><text:s text:c="8"/></text:p>
            <text:p><text:s text:c="13"/></text:p>
            <text:p><text:s text:c="14"/></text:p>
            <text:p><text:s text:c="13"/>Jan 11 - 12:3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strained right calf) returned to action on Wednesday with 29 points on 9-of-16 FGs and 10-of-12 FTs, eight assists, five rebounds, two steals and one 3-pointer.</text:p>
            <text:p><text:s text:c="8"/></text:p>
            <text:p><text:s text:c="8"/></text:p>
            <text:p><text:s text:c="13"/>Lillard was on an unspecified minute-limit tonight, as the Blazers seek to avoid any setbacks after their star PG missed seven of the past nine games. He still played 32 minutes, however, and returned the type of all-around, efficient line that owners love. His calf injury didn't appear to limit him at all, so fire him up for games on Friday (at New Orleans) and Sunday (at Minnesota).</text:p>
            <text:p><text:s text:c="8"/></text:p>
            <text:p><text:s text:c="8"/></text:p>
            <text:p><text:s text:c="13"/></text:p>
            <text:p><text:s text:c="14"/></text:p>
            <text:p><text:s text:c="13"/>Source: Joe Freeman on Twitter <text:s text:c="27"/>Jan 11 - 12:3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immy Butler</text:p>
            <text:p><text:s text:c="17"/></text:p>
            <text:p><text:s text:c="17"/></text:p>
            <text:p><text:s text:c="22"/>- G/F - <text:s/>Timberwolves</text:p>
            <text:p><text:s text:c="16"/></text:p>
            <text:p><text:s text:c="17"/></text:p>
            <text:p><text:s text:c="12"/></text:p>
            <text:p><text:s text:c="8"/></text:p>
            <text:p><text:s text:c="8"/></text:p>
            <text:p><text:s text:c="8"/></text:p>
            <text:p><text:s text:c="12"/>Jimmy Butler went for 26 points, eight assists, seven rebounds, four steals and two blocked shots across 36 minutes in Wednesday's 104-88 win against the Thunder.</text:p>
            <text:p><text:s text:c="8"/></text:p>
            <text:p><text:s text:c="8"/></text:p>
            <text:p><text:s text:c="13"/>Butler was a solid 7-of-13 from the floor and 11-of-12 from the free-throw line. He joined Kevin Garnett as the only player in Timberwolves history to record at least 26 points, seven rebounds, eight assists, four steals and a blocked shot in a single game. He is averaging 22.7 points, 8.3 assists, 7.3 rebounds and 2.7 steals per game over his past three outings, as he is putting up top-10 fantasy numbers in 9-category formats.</text:p>
            <text:p><text:s text:c="8"/></text:p>
            <text:p><text:s text:c="8"/></text:p>
            <text:p><text:s text:c="13"/></text:p>
            <text:p><text:s text:c="14"/></text:p>
            <text:p><text:s text:c="13"/>Source: Jace Frederick on Twitter <text:s text:c="24"/>Jan 11 - 12:3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urean Prince</text:p>
            <text:p><text:s text:c="17"/></text:p>
            <text:p><text:s text:c="17"/></text:p>
            <text:p><text:s text:c="22"/>- F - <text:s/>Hawks</text:p>
            <text:p><text:s text:c="16"/></text:p>
            <text:p><text:s text:c="17"/></text:p>
            <text:p><text:s text:c="12"/></text:p>
            <text:p><text:s text:c="8"/></text:p>
            <text:p><text:s text:c="8"/></text:p>
            <text:p><text:s text:c="8"/></text:p>
            <text:p><text:s text:c="12"/>Taurean Prince played through his finger injury and <text:s/>hit 6-of-13 shots and 4-of-9 3-pointers for 16 points, five rebounds, three assists, a steal and a block in 35 minutes of Wednesday's easy 110-97 win over the Nuggets.</text:p>
            <text:p><text:s text:c="8"/></text:p>
            <text:p><text:s text:c="8"/></text:p>
            <text:p><text:s text:c="13"/>He hit 8-of-16 shots and four 3-pointers on Monday and appears to be out of his shooting funk. He hit just 8-of-32 shots over his previous three games and his scoring was down, along with most of his other numbers, but he has been awesome in his last two, averaging 18 points, 4.5 rebounds, 3.0 assists, 1.0 steals, 1.5 blocks and 4.0 3-pointers on 48 percent shooting. It's only a two-game sample size, but Prince is back.</text:p>
            <text:p><text:s text:c="8"/></text:p>
            <text:p><text:s text:c="8"/></text:p>
            <text:p><text:s text:c="13"/></text:p>
            <text:p><text:s text:c="14"/></text:p>
            <text:p><text:s text:c="13"/>Jan 11 - 12:2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Teague</text:p>
            <text:p><text:s text:c="17"/></text:p>
            <text:p><text:s text:c="17"/></text:p>
            <text:p><text:s text:c="22"/>- G - <text:s/>Timberwolves</text:p>
            <text:p><text:s text:c="16"/></text:p>
            <text:p><text:s text:c="17"/></text:p>
            <text:p><text:s text:c="12"/></text:p>
            <text:p><text:s text:c="8"/></text:p>
            <text:p><text:s text:c="8"/></text:p>
            <text:p><text:s text:c="8"/></text:p>
            <text:p><text:s text:c="12"/>Jeff Teague (knee) returned to the starting lineup Wednesday against the Thunder and he finished with just eight points over 26 minutes.</text:p>
            <text:p><text:s text:c="8"/></text:p>
            <text:p><text:s text:c="8"/></text:p>
            <text:p><text:s text:c="13"/>Teague's minutes were rather limited because of the lopsided nature of the score in the second half, not by any kind of a setback. He also chipped in with a 3-pointer, four rebounds, three assists, two steals and a blocked shot. Despite the shaky outing it appears safe to plug him back into the active fantasy lineup in all seasonal leagues. DFS players might want to see him do a little more before trusting him again, however.</text:p>
            <text:p><text:s text:c="8"/></text:p>
            <text:p><text:s text:c="8"/></text:p>
            <text:p><text:s text:c="13"/></text:p>
            <text:p><text:s text:c="14"/></text:p>
            <text:p><text:s text:c="13"/>Jan 11 - 12:2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y Lyles</text:p>
            <text:p><text:s text:c="17"/></text:p>
            <text:p><text:s text:c="17"/></text:p>
            <text:p><text:s text:c="22"/>- F - <text:s/>Nuggets</text:p>
            <text:p><text:s text:c="16"/></text:p>
            <text:p><text:s text:c="17"/></text:p>
            <text:p><text:s text:c="12"/></text:p>
            <text:p><text:s text:c="8"/></text:p>
            <text:p><text:s text:c="8"/></text:p>
            <text:p><text:s text:c="8"/></text:p>
            <text:p><text:s text:c="12"/>Trey Lyles hit just 2-of-8 shots and a 3-pointer for 11 points, six rebounds, three assists and a block in 29 minutes of Wednesday's loss to the Hawks.</text:p>
            <text:p><text:s text:c="8"/></text:p>
            <text:p><text:s text:c="8"/></text:p>
            <text:p><text:s text:c="13"/>This was Lyles' lowest scoring game since before Christmas and he's absolutely been crushing it for his new fantasy owners. And while tonight's line wasn't ideal, the minutes were good and he had every opportunity for a big night, just like teammate Nikola Jokic. Lyles will obviously take a big hit once Paul Millsap is back from his wrist injury, but until that happens, he looks like a must-start fantasy player. Look for him to bounce back on Friday against the Grizzlies.</text:p>
            <text:p><text:s text:c="8"/></text:p>
            <text:p><text:s text:c="8"/></text:p>
            <text:p><text:s text:c="13"/></text:p>
            <text:p><text:s text:c="14"/></text:p>
            <text:p><text:s text:c="13"/>Jan 11 - 12:2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rl-Anthony Towns</text:p>
            <text:p><text:s text:c="17"/></text:p>
            <text:p><text:s text:c="17"/></text:p>
            <text:p><text:s text:c="22"/>- F/C - <text:s/>Timberwolves</text:p>
            <text:p><text:s text:c="16"/></text:p>
            <text:p><text:s text:c="17"/></text:p>
            <text:p><text:s text:c="12"/></text:p>
            <text:p><text:s text:c="8"/></text:p>
            <text:p><text:s text:c="8"/></text:p>
            <text:p><text:s text:c="8"/></text:p>
            <text:p><text:s text:c="12"/>Karl-Anthony Towns went for 18 points, 12 rebounds and three assists over 30 minutes in Wednesday's 104-88 win against the Thunder.</text:p>
            <text:p><text:s text:c="8"/></text:p>
            <text:p><text:s text:c="8"/></text:p>
            <text:p><text:s text:c="13"/>The Timberwolves cruised to their third consecutive easy win, as all three victories have come by at least 16 points. Despite the lopsided scores on the board in the second half, KAT has logged at least 30 minutes in each outing thanks to head coach Tom Thibodeau. Fantasy owners love Thibodeau, as most others NBA head coaches would have their players resting for longer stretches while limiting their fantasy production.</text:p>
            <text:p><text:s text:c="8"/></text:p>
            <text:p><text:s text:c="8"/></text:p>
            <text:p><text:s text:c="13"/></text:p>
            <text:p><text:s text:c="14"/></text:p>
            <text:p><text:s text:c="13"/>Jan 11 - 12:2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ary Harris</text:p>
            <text:p><text:s text:c="17"/></text:p>
            <text:p><text:s text:c="17"/></text:p>
            <text:p><text:s text:c="22"/>- G - <text:s/>Nuggets</text:p>
            <text:p><text:s text:c="16"/></text:p>
            <text:p><text:s text:c="17"/></text:p>
            <text:p><text:s text:c="12"/></text:p>
            <text:p><text:s text:c="8"/></text:p>
            <text:p><text:s text:c="8"/></text:p>
            <text:p><text:s text:c="8"/></text:p>
            <text:p><text:s text:c="12"/>Gary Harris hit 11-of-14 shots and two 3-pointers for 25 points, seven rebounds, three assists, two steals and a block in 37 minutes of Wednesday's loss to the Hawks.</text:p>
            <text:p><text:s text:c="8"/></text:p>
            <text:p><text:s text:c="8"/></text:p>
            <text:p><text:s text:c="13"/>He had 22 points and four treys on Monday and scored 36 points on Jan. 3. He's averaging 22.6 points and 2.6 3-pointers, and is shooting 62 percent over his last five games. He can't stay this hot forever, but he's shooting 49 percent on the season and appears to be locked and loaded for a big second half. He's also averaging 35 minutes a game right now, so he should have a lot more big nights coming in the near future, especially if his shot keeps falling.</text:p>
            <text:p><text:s text:c="8"/></text:p>
            <text:p><text:s text:c="8"/></text:p>
            <text:p><text:s text:c="13"/></text:p>
            <text:p><text:s text:c="14"/></text:p>
            <text:p><text:s text:c="13"/>Jan 11 - 12:2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w Wiggins</text:p>
            <text:p><text:s text:c="17"/></text:p>
            <text:p><text:s text:c="17"/></text:p>
            <text:p><text:s text:c="22"/>- G/F - <text:s/>Timberwolves</text:p>
            <text:p><text:s text:c="16"/></text:p>
            <text:p><text:s text:c="17"/></text:p>
            <text:p><text:s text:c="12"/></text:p>
            <text:p><text:s text:c="8"/></text:p>
            <text:p><text:s text:c="8"/></text:p>
            <text:p><text:s text:c="8"/></text:p>
            <text:p><text:s text:c="12"/>Andrew Wiggins ended up with 19 points on 8-of-15 shooting Wednesday's 104-88 home win against the Thunder.</text:p>
            <text:p><text:s text:c="8"/></text:p>
            <text:p><text:s text:c="8"/></text:p>
            <text:p><text:s text:c="13"/>Wiggins chipped in with three rebounds, two assists and a steal over 42 minutes. He also extended his streak with at least one 3-pointer to 11 games dating back to Dec. 20. He is averaging 21.3 points, 5.7 rebounds, 1.0 blocks and 1.0 steals over his past three outings, but overall his numbers this season have been down across the board. That includes an awful 63.0 percent from the free-throw line, easily a career low.</text:p>
            <text:p><text:s text:c="8"/></text:p>
            <text:p><text:s text:c="8"/></text:p>
            <text:p><text:s text:c="13"/></text:p>
            <text:p><text:s text:c="14"/></text:p>
            <text:p><text:s text:c="13"/>Jan 11 - 12:1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is LeVert</text:p>
            <text:p><text:s text:c="17"/></text:p>
            <text:p><text:s text:c="17"/></text:p>
            <text:p><text:s text:c="22"/>- G - <text:s/>Nets</text:p>
            <text:p><text:s text:c="16"/></text:p>
            <text:p><text:s text:c="17"/></text:p>
            <text:p><text:s text:c="12"/></text:p>
            <text:p><text:s text:c="8"/></text:p>
            <text:p><text:s text:c="8"/></text:p>
            <text:p><text:s text:c="8"/></text:p>
            <text:p><text:s text:c="12"/>Caris LeVert finished Wednesday's ugly loss with 12 points on 5-of-8 shooting, five rebounds, three assists, two 3-pointers, one steal and six turnovers in 27 minutes off Brooklyn's bench.</text:p>
            <text:p><text:s text:c="8"/></text:p>
            <text:p><text:s text:c="8"/></text:p>
            <text:p><text:s text:c="13"/>In addition to simply earning more minutes this season, LeVert is doing more while he's on the court -- his per-36-minute stats have increased in scoring (16.1 points per 36), triples (1.6), assists (5.6), steals (1.8) and blocks (0.5). His turnovers have nearly doubled, however, which is taking a toll on his 9-cat value. Still, he should only see his role increase as the Nets develop young guys over their final 41 games.</text:p>
            <text:p><text:s text:c="8"/></text:p>
            <text:p><text:s text:c="8"/></text:p>
            <text:p><text:s text:c="13"/></text:p>
            <text:p><text:s text:c="14"/></text:p>
            <text:p><text:s text:c="13"/>Jan 11 - 12:1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len Crabbe</text:p>
            <text:p><text:s text:c="17"/></text:p>
            <text:p><text:s text:c="17"/></text:p>
            <text:p><text:s text:c="22"/>- G/F - <text:s/>Nets</text:p>
            <text:p><text:s text:c="16"/></text:p>
            <text:p><text:s text:c="17"/></text:p>
            <text:p><text:s text:c="12"/></text:p>
            <text:p><text:s text:c="8"/></text:p>
            <text:p><text:s text:c="8"/></text:p>
            <text:p><text:s text:c="8"/></text:p>
            <text:p><text:s text:c="12"/>Allen Crabbe (sore left shin) was a bright spot for the Nets on Wednesday with 20 points on 7-of-11 shooting, five 3-pointers, three rebounds, three assists, one steal and one block.</text:p>
            <text:p><text:s text:c="8"/></text:p>
            <text:p><text:s text:c="8"/></text:p>
            <text:p><text:s text:c="13"/>Crabbe came down awkwardly on his left leg vs. the Raptors, which forced him to miss overtime, but it obviously wasn't serious. This is the first time in his career that he's scored 20+ points in consecutive games, according to the Nets PR department, and he's heating up at the midway point of the season. If he was cut by an impatient owner, go get him.</text:p>
            <text:p><text:s text:c="8"/></text:p>
            <text:p><text:s text:c="8"/></text:p>
            <text:p><text:s text:c="13"/></text:p>
            <text:p><text:s text:c="14"/></text:p>
            <text:p><text:s text:c="13"/>Jan 11 - 12:1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Nikola Jokic</text:p>
            <text:p><text:s text:c="17"/></text:p>
            <text:p><text:s text:c="17"/></text:p>
            <text:p><text:s text:c="22"/>- F/C - <text:s/>Nuggets</text:p>
            <text:p><text:s text:c="16"/></text:p>
            <text:p><text:s text:c="17"/></text:p>
            <text:p><text:s text:c="12"/></text:p>
            <text:p><text:s text:c="8"/></text:p>
            <text:p><text:s text:c="8"/></text:p>
            <text:p><text:s text:c="8"/></text:p>
            <text:p><text:s text:c="12"/>Nikola Jokic hit just 4-of-21 shots, was 0-of-8 from downtown and hit 1-of-2 free throws for nine points, 12 rebounds, seven assists, two steals and three blocks in 32 minutes of Wednesday's 110-97 loss to the Hawks.</text:p>
            <text:p><text:s text:c="8"/></text:p>
            <text:p><text:s text:c="8"/></text:p>
            <text:p><text:s text:c="13"/>Oh, what could have been. If Jokic would have hit half his shots (he's a 54 percent career shooter), his scoring number shoots up to about 25 points, and who knows where his head would have been for the rest of the game. But as it stands, he backed up his triple-double on Monday with a full stat line, and the only thing missing was his shot falling. This was his second highest shot total of the season and the arrow is pointing straight up for Jokic. Hopefully he stays as active and sees more shots fall against the Grizzlies on Friday.</text:p>
            <text:p><text:s text:c="8"/></text:p>
            <text:p><text:s text:c="8"/></text:p>
            <text:p><text:s text:c="13"/></text:p>
            <text:p><text:s text:c="14"/></text:p>
            <text:p><text:s text:c="13"/>Jan 11 - 12:1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j Gibson</text:p>
            <text:p><text:s text:c="17"/></text:p>
            <text:p><text:s text:c="17"/></text:p>
            <text:p><text:s text:c="22"/>- F - <text:s/>Timberwolves</text:p>
            <text:p><text:s text:c="16"/></text:p>
            <text:p><text:s text:c="17"/></text:p>
            <text:p><text:s text:c="12"/></text:p>
            <text:p><text:s text:c="8"/></text:p>
            <text:p><text:s text:c="8"/></text:p>
            <text:p><text:s text:c="8"/></text:p>
            <text:p><text:s text:c="12"/>Taj Gibson posted nine points with five rebounds and an assist across 28 minutes in Wednesday's 104-88 win against the Thunder.</text:p>
            <text:p><text:s text:c="8"/></text:p>
            <text:p><text:s text:c="8"/></text:p>
            <text:p><text:s text:c="13"/>Gibson hit 4-of-5 from the field, but his playing time was rather limited due to foul trouble. In fact, he ended up fouling out, giving Gorgui Dieng and Nemanja Bjelica a little more time. He'll look to avoid the referee's whistle and build on his solid shooting night on Friday evening against the visiting Knicks.</text:p>
            <text:p><text:s text:c="8"/></text:p>
            <text:p><text:s text:c="8"/></text:p>
            <text:p><text:s text:c="13"/></text:p>
            <text:p><text:s text:c="14"/></text:p>
            <text:p><text:s text:c="13"/>Jan 11 - 12:1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 Stauskas</text:p>
            <text:p><text:s text:c="17"/></text:p>
            <text:p><text:s text:c="17"/></text:p>
            <text:p><text:s text:c="22"/>- G - <text:s/>Nets</text:p>
            <text:p><text:s text:c="16"/></text:p>
            <text:p><text:s text:c="17"/></text:p>
            <text:p><text:s text:c="12"/></text:p>
            <text:p><text:s text:c="8"/></text:p>
            <text:p><text:s text:c="8"/></text:p>
            <text:p><text:s text:c="8"/></text:p>
            <text:p><text:s text:c="12"/>Nik Stauskas (sprained left ankle) shot 1-of-8 from the field to score three points on Wednesday, adding two rebounds and one assist in 20 minutes.</text:p>
            <text:p><text:s text:c="8"/></text:p>
            <text:p><text:s text:c="8"/></text:p>
            <text:p><text:s text:c="13"/>The Nets were destroyed by the Pistons tonight, with Allen Crabbe and Rondae Hollis-Jefferson as the only guys who really helped fantasy owners. Stauskas was cold from the field even before his recent injury, and when his shots aren't falling he's a complete liability in fantasy.</text:p>
            <text:p><text:s text:c="8"/></text:p>
            <text:p><text:s text:c="8"/></text:p>
            <text:p><text:s text:c="13"/></text:p>
            <text:p><text:s text:c="14"/></text:p>
            <text:p><text:s text:c="13"/>Jan 11 - 12:1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errance Ferguson</text:p>
            <text:p><text:s text:c="17"/></text:p>
            <text:p><text:s text:c="17"/></text:p>
            <text:p><text:s text:c="22"/>- G - <text:s/>Thunder</text:p>
            <text:p><text:s text:c="16"/></text:p>
            <text:p><text:s text:c="17"/></text:p>
            <text:p><text:s text:c="12"/></text:p>
            <text:p><text:s text:c="8"/></text:p>
            <text:p><text:s text:c="8"/></text:p>
            <text:p><text:s text:c="8"/></text:p>
            <text:p><text:s text:c="12"/>Terrance Ferguson made another start Wednesday at Minnesota, but he was limited to just three points across 23 minutes.</text:p>
            <text:p><text:s text:c="8"/></text:p>
            <text:p><text:s text:c="8"/></text:p>
            <text:p><text:s text:c="13"/>Ferguson's night was a disaster, as he hit just 1-of-7 from the field, including 1-of-6 from behind the arc, and he grabbed just one board with one assist and one steal. Hey, the good news is that he didn't turn it over once. However, Andre Roberson (knee) cannot get back soon enough. For now, Ferguson might be a decent low-priced contrarian play in DFS, but he has no fantasy appeal in standard formats.</text:p>
            <text:p><text:s text:c="8"/></text:p>
            <text:p><text:s text:c="8"/></text:p>
            <text:p><text:s text:c="13"/></text:p>
            <text:p><text:s text:c="14"/></text:p>
            <text:p><text:s text:c="13"/>Jan 11 - 12:1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pencer Dinwiddie</text:p>
            <text:p><text:s text:c="17"/></text:p>
            <text:p><text:s text:c="17"/></text:p>
            <text:p><text:s text:c="22"/>- G - <text:s/>Nets</text:p>
            <text:p><text:s text:c="16"/></text:p>
            <text:p><text:s text:c="17"/></text:p>
            <text:p><text:s text:c="12"/></text:p>
            <text:p><text:s text:c="8"/></text:p>
            <text:p><text:s text:c="8"/></text:p>
            <text:p><text:s text:c="8"/></text:p>
            <text:p><text:s text:c="12"/>Spencer Dinwiddie went cold vs. the Pistons, hitting 1-of-5 shots for two points, three rebounds, three assists and one turnover in 26 minutes of action.</text:p>
            <text:p><text:s text:c="8"/></text:p>
            <text:p><text:s text:c="8"/></text:p>
            <text:p><text:s text:c="13"/>Dinwiddie earned praise from former coach Stan Van Gundy before the game, with SVG saying, "He’s playing very well. It passes the eye test, too, and not just numbers." Maybe he psyched out Dinwiddie, who finished with his lowest scoring total since the Nets' season opener. He was soaring in his previous three games with 25.7 points, 6.7 assists, 2.7 triples and 1.3 steals, so we're expecting a major bounce-back effort vs. Atlanta's defense on Friday.</text:p>
            <text:p><text:s text:c="8"/></text:p>
            <text:p><text:s text:c="8"/></text:p>
            <text:p><text:s text:c="13"/></text:p>
            <text:p><text:s text:c="14"/></text:p>
            <text:p><text:s text:c="13"/>Source: Detroit Free Press <text:s text:c="31"/>Jan 11 - 12:1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J. Williams</text:p>
            <text:p><text:s text:c="17"/></text:p>
            <text:p><text:s text:c="17"/></text:p>
            <text:p><text:s text:c="22"/>- G - <text:s/>Clippers</text:p>
            <text:p><text:s text:c="16"/></text:p>
            <text:p><text:s text:c="17"/></text:p>
            <text:p><text:s text:c="12"/></text:p>
            <text:p><text:s text:c="8"/></text:p>
            <text:p><text:s text:c="8"/></text:p>
            <text:p><text:s text:c="8"/></text:p>
            <text:p><text:s text:c="12"/>C.J. Williams (right ankle sprain) won't return to Wednesday's game vs. the Warriors.</text:p>
            <text:p><text:s text:c="8"/></text:p>
            <text:p><text:s text:c="8"/></text:p>
            <text:p><text:s text:c="13"/>The Clippers' injury woes continue. We'll update Williams' status once more is known, but if he misses time guys like Tyrone Wallace and Sindarius Thornwell will be pressed into bigger roles.</text:p>
            <text:p><text:s text:c="8"/></text:p>
            <text:p><text:s text:c="8"/></text:p>
            <text:p><text:s text:c="13"/>Related: Tyrone Wallace, Sindarius Thornwell</text:p>
            <text:p><text:s text:c="14"/></text:p>
            <text:p><text:s text:c="13"/>Source: Tomer Azarly on Twitter <text:s text:c="26"/>Jan 11 - 12:0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ven Adams</text:p>
            <text:p><text:s text:c="17"/></text:p>
            <text:p><text:s text:c="17"/></text:p>
            <text:p><text:s text:c="22"/>- C - <text:s/>Thunder</text:p>
            <text:p><text:s text:c="16"/></text:p>
            <text:p><text:s text:c="17"/></text:p>
            <text:p><text:s text:c="12"/></text:p>
            <text:p><text:s text:c="8"/></text:p>
            <text:p><text:s text:c="8"/></text:p>
            <text:p><text:s text:c="8"/></text:p>
            <text:p><text:s text:c="12"/>Steven Adams finished with eight points, eight rebounds and two steals over 34 minutes in Wednesday's 104-88 loss at Minnesota.</text:p>
            <text:p><text:s text:c="8"/></text:p>
            <text:p><text:s text:c="8"/></text:p>
            <text:p><text:s text:c="13"/>Adams certainly had his hands full with Karl-Anthony Towns, Gorgui Dieng, Taj Gibson, etc. down low. He was able to extend his streak of games with five or more rebounds to 21, but his string of five straight outings with 10 or more points came to a conclusion. He might have another rough night on the offensive side when he squares off against Dwight Howard and the Hornets on the road Saturday night.</text:p>
            <text:p><text:s text:c="8"/></text:p>
            <text:p><text:s text:c="8"/></text:p>
            <text:p><text:s text:c="13"/></text:p>
            <text:p><text:s text:c="14"/></text:p>
            <text:p><text:s text:c="13"/>Jan 11 - 12:0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Drummond</text:p>
            <text:p><text:s text:c="17"/></text:p>
            <text:p><text:s text:c="17"/></text:p>
            <text:p><text:s text:c="22"/>- C - <text:s/>Pistons</text:p>
            <text:p><text:s text:c="16"/></text:p>
            <text:p><text:s text:c="17"/></text:p>
            <text:p><text:s text:c="12"/></text:p>
            <text:p><text:s text:c="8"/></text:p>
            <text:p><text:s text:c="8"/></text:p>
            <text:p><text:s text:c="8"/></text:p>
            <text:p><text:s text:c="12"/>Andre Drummond punished the Nets in the paint on Wednesday, racking up 22 points, 20 rebounds, five assists, two steals and two blocks in 31 minutes.</text:p>
            <text:p><text:s text:c="8"/></text:p>
            <text:p><text:s text:c="8"/></text:p>
            <text:p><text:s text:c="13"/>Drummond did whatever he wanted vs. starting Tyler Zeller and backups Jarrett Allen and Jahlil Okafor tonight, but that's not a big surprise. The Nets are giving up the third-most rebounds to opposing frontcourts (only the Kings and Lakers yield more), and this was a perfect matchup for Drummond. He hit 9-of-15 FGs and 4-of-6 FTs, and should also fare well vs. Robin Lopez and the Bulls on Saturday.</text:p>
            <text:p><text:s text:c="8"/></text:p>
            <text:p><text:s text:c="8"/></text:p>
            <text:p><text:s text:c="13"/></text:p>
            <text:p><text:s text:c="14"/></text:p>
            <text:p><text:s text:c="13"/>Jan 11 - 12:0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ke Kennard</text:p>
            <text:p><text:s text:c="17"/></text:p>
            <text:p><text:s text:c="17"/></text:p>
            <text:p><text:s text:c="22"/>- G - <text:s/>Pistons</text:p>
            <text:p><text:s text:c="16"/></text:p>
            <text:p><text:s text:c="17"/></text:p>
            <text:p><text:s text:c="12"/></text:p>
            <text:p><text:s text:c="8"/></text:p>
            <text:p><text:s text:c="8"/></text:p>
            <text:p><text:s text:c="8"/></text:p>
            <text:p><text:s text:c="12"/>Detroit snapped a five-game road losing streak with a blowout win vs. Brooklyn tonight, aided by rookie Luke Kennard's 13 points, six rebounds, two 3-pointers and one steal.</text:p>
            <text:p><text:s text:c="8"/></text:p>
            <text:p><text:s text:c="8"/></text:p>
            <text:p><text:s text:c="13"/>Kennard shot 5-of-9 from the field and did his damage in just 18 minutes. There was copious garbage time tonight, however, and coach Stan Van Gundy deployed all 13 of his active players, so we're not reading into Kennard's solid performance.</text:p>
            <text:p><text:s text:c="8"/></text:p>
            <text:p><text:s text:c="8"/></text:p>
            <text:p><text:s text:c="13"/></text:p>
            <text:p><text:s text:c="14"/></text:p>
            <text:p><text:s text:c="13"/>Jan 11 - 12:0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eggie Bullock</text:p>
            <text:p><text:s text:c="17"/></text:p>
            <text:p><text:s text:c="17"/></text:p>
            <text:p><text:s text:c="22"/>- G/F - <text:s/>Pistons</text:p>
            <text:p><text:s text:c="16"/></text:p>
            <text:p><text:s text:c="17"/></text:p>
            <text:p><text:s text:c="12"/></text:p>
            <text:p><text:s text:c="8"/></text:p>
            <text:p><text:s text:c="8"/></text:p>
            <text:p><text:s text:c="8"/></text:p>
            <text:p><text:s text:c="12"/>Reggie Bullock started vs. the Nets on Wednesday and had seven points on 3-of-6 shooting, four rebounds, one 3-pointer and one steal in 28 minutes.</text:p>
            <text:p><text:s text:c="8"/></text:p>
            <text:p><text:s text:c="8"/></text:p>
            <text:p><text:s text:c="13"/>Stan Van Gundy admitted it was a "mistake" to start Bullock ahead of Anthony Tolliver on Monday, against the Pelicans' big frontcourt. Those two will continue swapping starts depending upon the matchup, which makes it hard to trust either one in standard fantasy leagues. The return of Stanley Johnson (hip) tonight is just one more reason to avoid Bullock.</text:p>
            <text:p><text:s text:c="8"/></text:p>
            <text:p><text:s text:c="8"/></text:p>
            <text:p><text:s text:c="13"/>Related: Anthony Tolliver, Stanley Johnson</text:p>
            <text:p><text:s text:c="14"/></text:p>
            <text:p><text:s text:c="13"/>Jan 11 - 12:0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ight Buycks</text:p>
            <text:p><text:s text:c="17"/></text:p>
            <text:p><text:s text:c="17"/></text:p>
            <text:p><text:s text:c="22"/>- G - <text:s/>Pistons</text:p>
            <text:p><text:s text:c="16"/></text:p>
            <text:p><text:s text:c="17"/></text:p>
            <text:p><text:s text:c="12"/></text:p>
            <text:p><text:s text:c="8"/></text:p>
            <text:p><text:s text:c="8"/></text:p>
            <text:p><text:s text:c="8"/></text:p>
            <text:p><text:s text:c="12"/>Dwight Buycks came off the bench for 17 points (6-of-10 FGs, 3-of-4 FTs), three assists and two rebounds during Wednesday's road win, adding two 3-pointers and one steal in 24 minutes.</text:p>
            <text:p><text:s text:c="8"/></text:p>
            <text:p><text:s text:c="8"/></text:p>
            <text:p><text:s text:c="13"/>Reggie Jackson's severe ankle injury has thrust Buycks into the backup PG role behind Ish Smith (eight points, five assists in 24 minutes), and he's making the most of the opportunity. He's providing a trickle of stats, particularly scoring and assists, but hasn't yet done enough to merit ownership outside of deep leagues.</text:p>
            <text:p><text:s text:c="8"/></text:p>
            <text:p><text:s text:c="8"/></text:p>
            <text:p><text:s text:c="13"/>Related: Ish Smith, Reggie Jackson</text:p>
            <text:p><text:s text:c="14"/></text:p>
            <text:p><text:s text:c="13"/>Jan 11 - 12:0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anley Johnson</text:p>
            <text:p><text:s text:c="17"/></text:p>
            <text:p><text:s text:c="17"/></text:p>
            <text:p><text:s text:c="22"/>- F - <text:s/>Pistons</text:p>
            <text:p><text:s text:c="16"/></text:p>
            <text:p><text:s text:c="17"/></text:p>
            <text:p><text:s text:c="12"/></text:p>
            <text:p><text:s text:c="8"/></text:p>
            <text:p><text:s text:c="8"/></text:p>
            <text:p><text:s text:c="8"/></text:p>
            <text:p><text:s text:c="12"/>Stanley Johnson (strained hip) returned from a five-game absence on Wednesday with zero points on 0-of-3 shooting in 20 minutes, but he chipped in five rebounds, two steals and one assist.</text:p>
            <text:p><text:s text:c="8"/></text:p>
            <text:p><text:s text:c="8"/></text:p>
            <text:p><text:s text:c="13"/>Johnson came off the bench behind starter Reggie Bullock, who had already claimed the job prior to Johnson getting hurt. Stan Van Gundy recently blasted his team's defensive effort as "pathetic," and defense is Johnson's specialty, so he should maintain a solid 18-24 minute role as he gets up to speed. He's best left unowned in the majority of leagues.</text:p>
            <text:p><text:s text:c="8"/></text:p>
            <text:p><text:s text:c="8"/></text:p>
            <text:p><text:s text:c="13"/></text:p>
            <text:p><text:s text:c="14"/></text:p>
            <text:p><text:s text:c="13"/>Jan 11 - 12:0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vin Robinson</text:p>
            <text:p><text:s text:c="17"/></text:p>
            <text:p><text:s text:c="17"/></text:p>
            <text:p><text:s text:c="22"/>- G - <text:s/>Wizards</text:p>
            <text:p><text:s text:c="16"/></text:p>
            <text:p><text:s text:c="17"/></text:p>
            <text:p><text:s text:c="12"/></text:p>
            <text:p><text:s text:c="8"/></text:p>
            <text:p><text:s text:c="8"/></text:p>
            <text:p><text:s text:c="8"/></text:p>
            <text:p><text:s text:c="12"/>Devin Robinson was a healthy DNP-CD on Wednesday.</text:p>
            <text:p><text:s text:c="8"/></text:p>
            <text:p><text:s text:c="8"/></text:p>
            <text:p><text:s text:c="13"/>Robinson isn't part of the rotation, with coach Scott Brooks saying he was called-up "just [because of] all the hard work he’s put in in the G League ... The way he’s working, the way he’s practicing. I think he needs to be rewarded." We'll let you know if he starts earning minutes, but it's unlikely.</text:p>
            <text:p><text:s text:c="8"/></text:p>
            <text:p><text:s text:c="8"/></text:p>
            <text:p><text:s text:c="13"/></text:p>
            <text:p><text:s text:c="14"/></text:p>
            <text:p><text:s text:c="13"/>Source: Washington Post <text:s text:c="34"/>Jan 10 - 11: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tto Porter</text:p>
            <text:p><text:s text:c="17"/></text:p>
            <text:p><text:s text:c="17"/></text:p>
            <text:p><text:s text:c="22"/>- F - <text:s/>Wizards</text:p>
            <text:p><text:s text:c="16"/></text:p>
            <text:p><text:s text:c="17"/></text:p>
            <text:p><text:s text:c="12"/></text:p>
            <text:p><text:s text:c="8"/></text:p>
            <text:p><text:s text:c="8"/></text:p>
            <text:p><text:s text:c="8"/></text:p>
            <text:p><text:s text:c="12"/>Otto Porter (hip, back) returned to action on Wednesday with 14 points (5-of-9 FGs, 2-of-2 FTs), six rebounds, three steals, two 3-pointers and one assist in 37 minutes.</text:p>
            <text:p><text:s text:c="8"/></text:p>
            <text:p><text:s text:c="8"/></text:p>
            <text:p><text:s text:c="13"/>Hip soreness has been an ongoing issue for Porter, but the Wizards don't sound overly concerned. "There’s no question with Otto, we’re always working on his flexibility and his core so he can play like last year [when] he played most of the season," said coach Scott Brooks. "Hopefully this season he’ll do the same." There's no reason to think he'll miss more games imminently, so make sure he's locked into active lineups.</text:p>
            <text:p><text:s text:c="8"/></text:p>
            <text:p><text:s text:c="8"/></text:p>
            <text:p><text:s text:c="13"/></text:p>
            <text:p><text:s text:c="14"/></text:p>
            <text:p><text:s text:c="13"/>Source: Washington Post <text:s text:c="34"/>Jan 10 - 11: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son Smith</text:p>
            <text:p><text:s text:c="17"/></text:p>
            <text:p><text:s text:c="17"/></text:p>
            <text:p><text:s text:c="22"/>- F/C - <text:s/>Wizards</text:p>
            <text:p><text:s text:c="16"/></text:p>
            <text:p><text:s text:c="17"/></text:p>
            <text:p><text:s text:c="12"/></text:p>
            <text:p><text:s text:c="8"/></text:p>
            <text:p><text:s text:c="8"/></text:p>
            <text:p><text:s text:c="8"/></text:p>
            <text:p><text:s text:c="12"/>Jason Smith returned to the Wizards' rotation on Wednesday, but he played just four minutes to finish scoreless without any stats in four minutes.</text:p>
            <text:p><text:s text:c="8"/></text:p>
            <text:p><text:s text:c="8"/></text:p>
            <text:p><text:s text:c="13"/>Smith began 2018 with three straight DNP-CDs and he's been out of the rotation more often than not this season. He's not even a blip on the fantasy radar while Marcin Gortat, Ian Mahinmi and Markieff Morris are healthy.</text:p>
            <text:p><text:s text:c="8"/></text:p>
            <text:p><text:s text:c="8"/></text:p>
            <text:p><text:s text:c="13"/></text:p>
            <text:p><text:s text:c="14"/></text:p>
            <text:p><text:s text:c="13"/>Jan 10 - 11: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ohn Wall</text:p>
            <text:p><text:s text:c="17"/></text:p>
            <text:p><text:s text:c="17"/></text:p>
            <text:p><text:s text:c="22"/>- G - <text:s/>Wizards</text:p>
            <text:p><text:s text:c="16"/></text:p>
            <text:p><text:s text:c="17"/></text:p>
            <text:p><text:s text:c="12"/></text:p>
            <text:p><text:s text:c="8"/></text:p>
            <text:p><text:s text:c="8"/></text:p>
            <text:p><text:s text:c="8"/></text:p>
            <text:p><text:s text:c="12"/>John Wall scored a season-high 35 points vs. the Jazz on Wednesday, adding 11 assists, six rebounds, three steals and one block in 42 minutes.</text:p>
            <text:p><text:s text:c="8"/></text:p>
            <text:p><text:s text:c="8"/></text:p>
            <text:p><text:s text:c="13"/>Wall committed eight turnovers, but he also hit three 3-pointers and fantasy owners have to be thrilled with his play in January. He's made at least 50.0% of his shots in three of the Wizards' past four games, and is averaging 25.3 points, 2.0 triples, 11.3 assists, 3.8 rebounds, 2.3 steals and 1.0 blocks. Turnovers and poor FT% continue to plague him (4-of-7 at the line tonight), but that's a caveat we can live with.</text:p>
            <text:p><text:s text:c="8"/></text:p>
            <text:p><text:s text:c="8"/></text:p>
            <text:p><text:s text:c="13"/></text:p>
            <text:p><text:s text:c="14"/></text:p>
            <text:p><text:s text:c="13"/>Jan 10 - 11: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wasn't getting it done on the offensive end Wednesday in Minnesota, hitting just 5-of-14 from the floor for 13 points, so he helped out in other areas.</text:p>
            <text:p><text:s text:c="8"/></text:p>
            <text:p><text:s text:c="8"/></text:p>
            <text:p><text:s text:c="13"/>PG13 was good for six rebounds, four assists and a blocked shot while adding a 3-pointer. It wasn't a great night, but at least he did a little something for his fantasy owners with his shot not falling, unlike teammate Carmelo Anthony who absolutely buried his owners. The Thunder will look for better results on Saturday night when the road trip continues in Charlotte.</text:p>
            <text:p><text:s text:c="8"/></text:p>
            <text:p><text:s text:c="8"/></text:p>
            <text:p><text:s text:c="13"/></text:p>
            <text:p><text:s text:c="14"/></text:p>
            <text:p><text:s text:c="13"/>Jan 10 - 11: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melo Anthony</text:p>
            <text:p><text:s text:c="17"/></text:p>
            <text:p><text:s text:c="17"/></text:p>
            <text:p><text:s text:c="22"/>- F - <text:s/>Thunder</text:p>
            <text:p><text:s text:c="16"/></text:p>
            <text:p><text:s text:c="17"/></text:p>
            <text:p><text:s text:c="12"/></text:p>
            <text:p><text:s text:c="8"/></text:p>
            <text:p><text:s text:c="8"/></text:p>
            <text:p><text:s text:c="8"/></text:p>
            <text:p><text:s text:c="12"/>Carmelo Anthony finished with 15 points over 31 minutes in Wednesday's 104-88 loss at Minnesota, hitting just 5-of-19 from the floor.</text:p>
            <text:p><text:s text:c="8"/></text:p>
            <text:p><text:s text:c="8"/></text:p>
            <text:p><text:s text:c="13"/>It was an ugly stat line for 'Melo, as he added just one rebounds and no other contributions while turning it over twice and finishing with a minus-17 rating. He just kept jacking up shots, but it was like trying to drop a basketball into a soup can. He and his fantasy owners will look for better results on Saturday in Charlotte. Perhaps a few days off the court will do him some good.</text:p>
            <text:p><text:s text:c="8"/></text:p>
            <text:p><text:s text:c="8"/></text:p>
            <text:p><text:s text:c="13"/></text:p>
            <text:p><text:s text:c="14"/></text:p>
            <text:p><text:s text:c="13"/>Jan 10 - 11: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ssell Westbrook</text:p>
            <text:p><text:s text:c="17"/></text:p>
            <text:p><text:s text:c="17"/></text:p>
            <text:p><text:s text:c="22"/>- G - <text:s/>Thunder</text:p>
            <text:p><text:s text:c="16"/></text:p>
            <text:p><text:s text:c="17"/></text:p>
            <text:p><text:s text:c="12"/></text:p>
            <text:p><text:s text:c="8"/></text:p>
            <text:p><text:s text:c="8"/></text:p>
            <text:p><text:s text:c="8"/></text:p>
            <text:p><text:s text:c="12"/>Russell Westbrook went for 38 points, 10 rebounds, five assists and four steals across 35 minutes in Wednesday's 104-88 loss at Minnesota.</text:p>
            <text:p><text:s text:c="8"/></text:p>
            <text:p><text:s text:c="8"/></text:p>
            <text:p><text:s text:c="13"/>Westbrook was pretty careful with his shot and the ball in this one, hitting 15-of-23 from the field while turning it over just four times. Unfortunately for Westbrook the rest of his teammates decided to take the night off. The Thunder are in a nosedive, losing three in a row and five of the past seven, but Westbrook continues to persevere regardless of the win-loss column.</text:p>
            <text:p><text:s text:c="8"/></text:p>
            <text:p><text:s text:c="8"/></text:p>
            <text:p><text:s text:c="13"/></text:p>
            <text:p><text:s text:c="14"/></text:p>
            <text:p><text:s text:c="13"/>Jan 10 - 11: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The Jazz continued their road trip on Wednesday with a 107-104 win in D.C., aided by Donovan Mitchell's 16 points, five rebounds, four assists, one steal and one block.</text:p>
            <text:p><text:s text:c="8"/></text:p>
            <text:p><text:s text:c="8"/></text:p>
            <text:p><text:s text:c="13"/>Mitchell shot just 7-of-20 tonight (2-of-10 from deep), but he came up with a huge defensive play to prevent a potentially game-tying 3-pointer from Bradley Beal. That won't go unnoticed by coach Quin Snyder, who pointed to the defensive end as the source of Utah's recent struggles. "We’ve had a consistency of effort, but the defensive execution, the focus that’s required, is where I see potential progress for us." Rough shooting aside, this was another positive step for Utah's impressive rookie.</text:p>
            <text:p><text:s text:c="8"/></text:p>
            <text:p><text:s text:c="8"/></text:p>
            <text:p><text:s text:c="13"/></text:p>
            <text:p><text:s text:c="14"/></text:p>
            <text:p><text:s text:c="13"/>Source: Deseret News <text:s text:c="37"/>Jan 10 - 11: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icky Rubio</text:p>
            <text:p><text:s text:c="17"/></text:p>
            <text:p><text:s text:c="17"/></text:p>
            <text:p><text:s text:c="22"/>- G - <text:s/>Jazz</text:p>
            <text:p><text:s text:c="16"/></text:p>
            <text:p><text:s text:c="17"/></text:p>
            <text:p><text:s text:c="12"/></text:p>
            <text:p><text:s text:c="8"/></text:p>
            <text:p><text:s text:c="8"/></text:p>
            <text:p><text:s text:c="8"/></text:p>
            <text:p><text:s text:c="12"/>Ricky Rubio knocked down 9-of-17 shots to score a team-high 21 points on Wednesday, helping the Jazz beat the Wizards 107-104.</text:p>
            <text:p><text:s text:c="8"/></text:p>
            <text:p><text:s text:c="8"/></text:p>
            <text:p><text:s text:c="13"/>Rubio hit three 3-pointers with four steals, three assists and two rebounds in 41 minutes. He was coming off an 0-of-6 shooting dud and is at just 39.2% on the season, so owners should enjoy shooting nights like this whenever they occur. After a very rocky start to the season, Rubio is starting to find a rhythm with backcourt partner Donovan Mitchell -- he's still just flirting with top-100 value over the past month, but that's going up after tonight's strong effort.</text:p>
            <text:p><text:s text:c="8"/></text:p>
            <text:p><text:s text:c="8"/></text:p>
            <text:p><text:s text:c="13"/></text:p>
            <text:p><text:s text:c="14"/></text:p>
            <text:p><text:s text:c="13"/>Jan 10 - 11: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 Johnson</text:p>
            <text:p><text:s text:c="17"/></text:p>
            <text:p><text:s text:c="17"/></text:p>
            <text:p><text:s text:c="22"/>- G/F - <text:s/>Rockets</text:p>
            <text:p><text:s text:c="16"/></text:p>
            <text:p><text:s text:c="17"/></text:p>
            <text:p><text:s text:c="12"/></text:p>
            <text:p><text:s text:c="8"/></text:p>
            <text:p><text:s text:c="8"/></text:p>
            <text:p><text:s text:c="8"/></text:p>
            <text:p><text:s text:c="12"/>Joe Johnson found the range on Wednesday, hitting 5-of-9 FGs and 3-of-4 FTs with three 3-pointers, scoring 16 points in 33 minutes vs. the Wizards.</text:p>
            <text:p><text:s text:c="8"/></text:p>
            <text:p><text:s text:c="8"/></text:p>
            <text:p><text:s text:c="13"/>The 17-year veteran continues to log solid minutes for Utah, which could be trying to bolster his appeal around the league -- with an expiring $10.5 million contract, he might attract a team in need of a backup scorer. He added four rebounds, four assists and three steals tonight, but all-around games like this are very much the exception.</text:p>
            <text:p><text:s text:c="8"/></text:p>
            <text:p><text:s text:c="8"/></text:p>
            <text:p><text:s text:c="13"/></text:p>
            <text:p><text:s text:c="14"/></text:p>
            <text:p><text:s text:c="13"/>Jan 10 - 11: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s Jerebko</text:p>
            <text:p><text:s text:c="17"/></text:p>
            <text:p><text:s text:c="17"/></text:p>
            <text:p><text:s text:c="22"/>- F - <text:s/>Jazz</text:p>
            <text:p><text:s text:c="16"/></text:p>
            <text:p><text:s text:c="17"/></text:p>
            <text:p><text:s text:c="12"/></text:p>
            <text:p><text:s text:c="8"/></text:p>
            <text:p><text:s text:c="8"/></text:p>
            <text:p><text:s text:c="8"/></text:p>
            <text:p><text:s text:c="12"/>Jonas Jerebko started vs. the Wizards on Wednesday and scored nine points on 3-of-6 FTs and 3-of-4 FTs in 20 minutes.</text:p>
            <text:p><text:s text:c="8"/></text:p>
            <text:p><text:s text:c="8"/></text:p>
            <text:p><text:s text:c="13"/>Jerebko added four rebounds, one assist and one steal, and he started ahead of Thabo Sefolosha tonight. He was coming off a pair of DNP-CDs and this may have simply been a situational move from coach Quin Snyder -- either way, Jerebko hasn't done nearly enough to be worth adding.</text:p>
            <text:p><text:s text:c="8"/></text:p>
            <text:p><text:s text:c="8"/></text:p>
            <text:p><text:s text:c="13"/></text:p>
            <text:p><text:s text:c="14"/></text:p>
            <text:p><text:s text:c="13"/>Jan 10 - 11: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habo Sefolosha</text:p>
            <text:p><text:s text:c="17"/></text:p>
            <text:p><text:s text:c="17"/></text:p>
            <text:p><text:s text:c="22"/>- G/F - <text:s/>Jazz</text:p>
            <text:p><text:s text:c="16"/></text:p>
            <text:p><text:s text:c="17"/></text:p>
            <text:p><text:s text:c="12"/></text:p>
            <text:p><text:s text:c="8"/></text:p>
            <text:p><text:s text:c="8"/></text:p>
            <text:p><text:s text:c="8"/></text:p>
            <text:p><text:s text:c="12"/>Thabo Sefolosha had just two points and one steal in nine minutes off the bench on Wednesday.</text:p>
            <text:p><text:s text:c="8"/></text:p>
            <text:p><text:s text:c="8"/></text:p>
            <text:p><text:s text:c="13"/>Before the game, coach Quin Snyder said that Thabo would "probably" play tonight -- the Jazz hadn't played since Sunday, so this looks like a lineup decision and not based on Snyder wanting to rest his veteran swingman. Thabo is a steals specialist when getting enough minutes, but his role is far too chaotic to trust.</text:p>
            <text:p><text:s text:c="8"/></text:p>
            <text:p><text:s text:c="8"/></text:p>
            <text:p><text:s text:c="13"/></text:p>
            <text:p><text:s text:c="14"/></text:p>
            <text:p><text:s text:c="13"/>Source: Kyle Goon on Twitter <text:s text:c="29"/>Jan 10 - 11: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kpe Udoh</text:p>
            <text:p><text:s text:c="17"/></text:p>
            <text:p><text:s text:c="17"/></text:p>
            <text:p><text:s text:c="22"/>- F/C - <text:s/>Jazz</text:p>
            <text:p><text:s text:c="16"/></text:p>
            <text:p><text:s text:c="17"/></text:p>
            <text:p><text:s text:c="12"/></text:p>
            <text:p><text:s text:c="8"/></text:p>
            <text:p><text:s text:c="8"/></text:p>
            <text:p><text:s text:c="8"/></text:p>
            <text:p><text:s text:c="12"/>Ekpe Udoh made a fill-in start on Wednesday and had 16 points (7-of-10 FGs, 2-of-2 FTs), nine rebounds, three steals, two assists and two blocks in 34 minutes of action.</text:p>
            <text:p><text:s text:c="8"/></text:p>
            <text:p><text:s text:c="8"/></text:p>
            <text:p><text:s text:c="13"/>Derrick Favors (ankle) was out tonight, and with Rudy Gobert (knee) still on the shelf Utah's frontcourt was razor-thin. Udoh is among the most prolific shot-blockers on a per-minute basis this season (2.7 blocks per 36 minutes), but he doesn't often get the run needed to help fantasy owners. He'd be worth streaming if Favors misses more games or is traded in the coming weeks, so keep an eye on Utah's news page.</text:p>
            <text:p><text:s text:c="8"/></text:p>
            <text:p><text:s text:c="8"/></text:p>
            <text:p><text:s text:c="13"/>Related: Derrick Favors, Rudy Gobert</text:p>
            <text:p><text:s text:c="14"/></text:p>
            <text:p><text:s text:c="13"/>Source: Jazz Team News <text:s text:c="35"/>Jan 10 - 11: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ny Snell</text:p>
            <text:p><text:s text:c="17"/></text:p>
            <text:p><text:s text:c="17"/></text:p>
            <text:p><text:s text:c="22"/>- G/F - <text:s/>Bucks</text:p>
            <text:p><text:s text:c="16"/></text:p>
            <text:p><text:s text:c="17"/></text:p>
            <text:p><text:s text:c="12"/></text:p>
            <text:p><text:s text:c="8"/></text:p>
            <text:p><text:s text:c="8"/></text:p>
            <text:p><text:s text:c="8"/></text:p>
            <text:p><text:s text:c="12"/>Tony Snell posted just five points with one rebound and one assist over 17 minutes in Wednesday's win against the Magic.</text:p>
            <text:p><text:s text:c="8"/></text:p>
            <text:p><text:s text:c="8"/></text:p>
            <text:p><text:s text:c="13"/>Malcolm Brogdon has supplanted Snell in the starting five and he isn't doing anything to play himself out of the role. As such, Snell's minutes continue to shrink. In fact, his 17 minutes on Wednesday represent a new season low. Still, the situation isn't engraved in stone and the bottom could fall out on Brogdon at any time. Snell isn't a bad guy to scoop up and stash if you have the roster flexibility, as he might be just a bad Brogdon game or two away from returning to the starting lineup.</text:p>
            <text:p><text:s text:c="8"/></text:p>
            <text:p><text:s text:c="8"/></text:p>
            <text:p><text:s text:c="13"/></text:p>
            <text:p><text:s text:c="14"/></text:p>
            <text:p><text:s text:c="13"/>Jan 10 - 11: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Bledsoe</text:p>
            <text:p><text:s text:c="17"/></text:p>
            <text:p><text:s text:c="17"/></text:p>
            <text:p><text:s text:c="22"/>- G - <text:s/>Bucks</text:p>
            <text:p><text:s text:c="16"/></text:p>
            <text:p><text:s text:c="17"/></text:p>
            <text:p><text:s text:c="12"/></text:p>
            <text:p><text:s text:c="8"/></text:p>
            <text:p><text:s text:c="8"/></text:p>
            <text:p><text:s text:c="8"/></text:p>
            <text:p><text:s text:c="12"/>Eric Bledsoe managed to score 15 points with five rebounds, four assists, two blocked shots and a steal over 27 minutes in Wednesday's 110-103 win against the Magic.</text:p>
            <text:p><text:s text:c="8"/></text:p>
            <text:p><text:s text:c="8"/></text:p>
            <text:p><text:s text:c="13"/>Bledsoe isn't throwing up eye-popping stats, but he is posting consistent numbers since arriving with the Bucks. He is posting top-50 fantasy value over the past six weeks. While he isn't needed to do as much heavy lifting at the offensive end as his days in Phoenix, he can still fill up the basket on occasion when the others are having an off night.</text:p>
            <text:p><text:s text:c="8"/></text:p>
            <text:p><text:s text:c="8"/></text:p>
            <text:p><text:s text:c="13"/></text:p>
            <text:p><text:s text:c="14"/></text:p>
            <text:p><text:s text:c="13"/>Jan 10 - 11: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colm Brogdon</text:p>
            <text:p><text:s text:c="17"/></text:p>
            <text:p><text:s text:c="17"/></text:p>
            <text:p><text:s text:c="22"/>- G - <text:s/>Bucks</text:p>
            <text:p><text:s text:c="16"/></text:p>
            <text:p><text:s text:c="17"/></text:p>
            <text:p><text:s text:c="12"/></text:p>
            <text:p><text:s text:c="8"/></text:p>
            <text:p><text:s text:c="8"/></text:p>
            <text:p><text:s text:c="8"/></text:p>
            <text:p><text:s text:c="12"/>Malcolm Brogdon connected for 14 points, nine rebounds and seven assists over 37 minutes in Wednesday's home win against the Magic.</text:p>
            <text:p><text:s text:c="8"/></text:p>
            <text:p><text:s text:c="8"/></text:p>
            <text:p><text:s text:c="13"/>Brogdon was a sharp 6-of-10 from the field while hitting 1-of-3 from behind the arc, and he even contributed a pair of blocked shots to go along with a solid plus-20 rating. He is enjoying his best month of the season statistically, averaging 14.5 points, 5.5 rebounds and 3.5 assists per game in six January outings. He isn't assured of hanging onto a starting lineup spot over Tony Snell, but he certainly is doing his best to hang onto the job.</text:p>
            <text:p><text:s text:c="8"/></text:p>
            <text:p><text:s text:c="8"/></text:p>
            <text:p><text:s text:c="13"/></text:p>
            <text:p><text:s text:c="14"/></text:p>
            <text:p><text:s text:c="13"/>Jan 10 - 11: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ene Hilario</text:p>
            <text:p><text:s text:c="17"/></text:p>
            <text:p><text:s text:c="17"/></text:p>
            <text:p><text:s text:c="22"/>- F/C - <text:s/>Rockets</text:p>
            <text:p><text:s text:c="16"/></text:p>
            <text:p><text:s text:c="17"/></text:p>
            <text:p><text:s text:c="12"/></text:p>
            <text:p><text:s text:c="8"/></text:p>
            <text:p><text:s text:c="8"/></text:p>
            <text:p><text:s text:c="8"/></text:p>
            <text:p><text:s text:c="12"/>Nene (right knee contusion) won't travel with the Rockets for road games on Friday and Monday.</text:p>
            <text:p><text:s text:c="8"/></text:p>
            <text:p><text:s text:c="8"/></text:p>
            <text:p><text:s text:c="13"/>The earliest Nene could return is next Thursday's home game vs. the Wolves. Tarik Black (eye abrasion) will also miss at least one game, which should give guys like Clint Capela, P.J. Tucker and Ryan Anderson a bump in playing time.</text:p>
            <text:p><text:s text:c="8"/></text:p>
            <text:p><text:s text:c="8"/></text:p>
            <text:p><text:s text:c="13"/>Related: Clint Capela, Tarik Black, P.J. Tucker, Ryan Anderson</text:p>
            <text:p><text:s text:c="14"/></text:p>
            <text:p><text:s text:c="13"/>Source: Jonathan Feigen on Twitter <text:s text:c="23"/>Jan 10 - 11: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hris Middleton</text:p>
            <text:p><text:s text:c="17"/></text:p>
            <text:p><text:s text:c="17"/></text:p>
            <text:p><text:s text:c="22"/>- G/F - <text:s/>Bucks</text:p>
            <text:p><text:s text:c="16"/></text:p>
            <text:p><text:s text:c="17"/></text:p>
            <text:p><text:s text:c="12"/></text:p>
            <text:p><text:s text:c="8"/></text:p>
            <text:p><text:s text:c="8"/></text:p>
            <text:p><text:s text:c="8"/></text:p>
            <text:p><text:s text:c="12"/>Khris Middleton posted 22 points with five rebounds and four assists over 36 minutes in Wednesday's 110-103 win against the Magic.</text:p>
            <text:p><text:s text:c="8"/></text:p>
            <text:p><text:s text:c="8"/></text:p>
            <text:p><text:s text:c="13"/>Middleton didn't light the world afire in any one area, but he was pretty strong across the board. He was a solid 9-of-14 from the field, and perhaps the only area fantasy owners have a beef is with his 4-of-6 line from the charity stripe. Middleton is working on a string of 22 consecutive games with at least 12 points, and he has three or more rebounds across each of his past 11 outings. He continues to be a very consistent fantasy option in most formats.</text:p>
            <text:p><text:s text:c="8"/></text:p>
            <text:p><text:s text:c="8"/></text:p>
            <text:p><text:s text:c="13"/></text:p>
            <text:p><text:s text:c="14"/></text:p>
            <text:p><text:s text:c="13"/>Jan 10 - 11: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Tarik Black</text:p>
            <text:p><text:s text:c="17"/></text:p>
            <text:p><text:s text:c="17"/></text:p>
            <text:p><text:s text:c="22"/>- F/C - <text:s/>Rockets</text:p>
            <text:p><text:s text:c="16"/></text:p>
            <text:p><text:s text:c="17"/></text:p>
            <text:p><text:s text:c="12"/></text:p>
            <text:p><text:s text:c="8"/></text:p>
            <text:p><text:s text:c="8"/></text:p>
            <text:p><text:s text:c="8"/></text:p>
            <text:p><text:s text:c="12"/>Tarik Black (right eye abrasion) will miss Friday's game in Phoenix.</text:p>
            <text:p><text:s text:c="8"/></text:p>
            <text:p><text:s text:c="8"/></text:p>
            <text:p><text:s text:c="13"/>Black was wearing thick sunglasses after the game and it's unclear how long he could be out with the injury. Nene (knee) also won't travel for the Rockets' two-game road trip, so we should see plenty of Clint Capela and a variety of small-ball lineups with more Ryan Anderson and P.J. Tucker.</text:p>
            <text:p><text:s text:c="8"/></text:p>
            <text:p><text:s text:c="8"/></text:p>
            <text:p><text:s text:c="13"/>Related: Nene Hilario</text:p>
            <text:p><text:s text:c="14"/></text:p>
            <text:p><text:s text:c="13"/>Source: Jonathan Feigen on Twitter <text:s text:c="23"/>Jan 10 - 11: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nce Stephenson</text:p>
            <text:p><text:s text:c="17"/></text:p>
            <text:p><text:s text:c="17"/></text:p>
            <text:p><text:s text:c="22"/>- G - <text:s/>Pacers</text:p>
            <text:p><text:s text:c="16"/></text:p>
            <text:p><text:s text:c="17"/></text:p>
            <text:p><text:s text:c="12"/></text:p>
            <text:p><text:s text:c="8"/></text:p>
            <text:p><text:s text:c="8"/></text:p>
            <text:p><text:s text:c="8"/></text:p>
            <text:p><text:s text:c="12"/>Lance Stephenson knocked down 6-of-11 shots to finish Wednesday's home loss with 15 points, eight rebounds, four assists and one 3-pointer in 25 minutes.</text:p>
            <text:p><text:s text:c="8"/></text:p>
            <text:p><text:s text:c="8"/></text:p>
            <text:p><text:s text:c="13"/>This was the first time in six games that Lance has made at least half of his shots. The counting stats are good enough to own him in deeper points leagues, but he continues to hurt owners in percentages (43.3% FGs, 67.2% FTs) and turnovers (1.7) without contributing enough 3-pointers or defensive stats to compensate. He's a liability in category-based leagues, at least while Victor Oladipo is healthy.</text:p>
            <text:p><text:s text:c="8"/></text:p>
            <text:p><text:s text:c="8"/></text:p>
            <text:p><text:s text:c="13"/></text:p>
            <text:p><text:s text:c="14"/></text:p>
            <text:p><text:s text:c="13"/>Jan 10 - 11: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mantas Sabonis</text:p>
            <text:p><text:s text:c="17"/></text:p>
            <text:p><text:s text:c="17"/></text:p>
            <text:p><text:s text:c="22"/>- F/C - <text:s/>Pacers</text:p>
            <text:p><text:s text:c="16"/></text:p>
            <text:p><text:s text:c="17"/></text:p>
            <text:p><text:s text:c="12"/></text:p>
            <text:p><text:s text:c="8"/></text:p>
            <text:p><text:s text:c="8"/></text:p>
            <text:p><text:s text:c="8"/></text:p>
            <text:p><text:s text:c="12"/>Domantas Sabonis (left wrist) finished a start vs. Miami on Wednesday with 18 points on 8-of-15 shooting, seven rebounds and four turnovers in 31 minutes.</text:p>
            <text:p><text:s text:c="8"/></text:p>
            <text:p><text:s text:c="8"/></text:p>
            <text:p><text:s text:c="13"/>Myles Turner (elbow) is out at least one more game, which means Sabonis should continue to see a hefty workload. He navigated foul trouble tonight and the only disappointment was a complete lack of supporting stats -- we still like his odds of going off vs. the small-ball Cavs on Friday.</text:p>
            <text:p><text:s text:c="8"/></text:p>
            <text:p><text:s text:c="8"/></text:p>
            <text:p><text:s text:c="13"/>Related: Myles Turner</text:p>
            <text:p><text:s text:c="14"/></text:p>
            <text:p><text:s text:c="13"/>Jan 10 - 11: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iannis Antetokounmpo</text:p>
            <text:p><text:s text:c="17"/></text:p>
            <text:p><text:s text:c="17"/></text:p>
            <text:p><text:s text:c="22"/>- G/F - <text:s/>Bucks</text:p>
            <text:p><text:s text:c="16"/></text:p>
            <text:p><text:s text:c="17"/></text:p>
            <text:p><text:s text:c="12"/></text:p>
            <text:p><text:s text:c="8"/></text:p>
            <text:p><text:s text:c="8"/></text:p>
            <text:p><text:s text:c="8"/></text:p>
            <text:p><text:s text:c="12"/>Giannis Antetokounmpo ended up with 26 points, seven rebounds, an assist and a blocked shot over 34 minutes in Wednesday's victory against the Magic.</text:p>
            <text:p><text:s text:c="8"/></text:p>
            <text:p><text:s text:c="8"/></text:p>
            <text:p><text:s text:c="13"/>Antetokounmpo met very little resistance in the middle from the Magic, hitting 10-of-15 from rather close range. He struggled a bit from the charity stripe, hitting just 6-of-10, but fantasy owners complaining about that are just being petty. It was another solid night at the office for The Greek Freak, who recently went No. 1 overall in the Rotoworld Fantasy Hoops Staff Midseason Draft.</text:p>
            <text:p><text:s text:c="8"/></text:p>
            <text:p><text:s text:c="8"/></text:p>
            <text:p><text:s text:c="13"/></text:p>
            <text:p><text:s text:c="14"/></text:p>
            <text:p><text:s text:c="13"/>Source: Rotoworld Midseason Draft <text:s text:c="24"/>Jan 10 - 11: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ctor Oladipo</text:p>
            <text:p><text:s text:c="17"/></text:p>
            <text:p><text:s text:c="17"/></text:p>
            <text:p><text:s text:c="22"/>- G - <text:s/>Pacers</text:p>
            <text:p><text:s text:c="16"/></text:p>
            <text:p><text:s text:c="17"/></text:p>
            <text:p><text:s text:c="12"/></text:p>
            <text:p><text:s text:c="8"/></text:p>
            <text:p><text:s text:c="8"/></text:p>
            <text:p><text:s text:c="8"/></text:p>
            <text:p><text:s text:c="12"/>Victor Oladipo scored a game-high 26 points in a losing effort on Wednesday, making 9-of-20 FGs and 8-of-11 FTs with seven boards, four assists and three steals.</text:p>
            <text:p><text:s text:c="8"/></text:p>
            <text:p><text:s text:c="8"/></text:p>
            <text:p><text:s text:c="13"/>Oladipo continues to establish himself as a cornerstone for the Pacers, and his 24.5 points are on pace to be the third-highest in franchise history. He did commit four turnovers tonight, while going 0-of-6 from downtown in 38 minutes, but those are caveats fantasy owners can happily ignore. He's soaring as a top-20 value in almost any format.</text:p>
            <text:p><text:s text:c="8"/></text:p>
            <text:p><text:s text:c="8"/></text:p>
            <text:p><text:s text:c="13"/></text:p>
            <text:p><text:s text:c="14"/></text:p>
            <text:p><text:s text:c="13"/>Source: Sun-Sentinel <text:s text:c="37"/>Jan 10 - 11: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ren Collison</text:p>
            <text:p><text:s text:c="17"/></text:p>
            <text:p><text:s text:c="17"/></text:p>
            <text:p><text:s text:c="22"/>- G - <text:s/>Pacers</text:p>
            <text:p><text:s text:c="16"/></text:p>
            <text:p><text:s text:c="17"/></text:p>
            <text:p><text:s text:c="12"/></text:p>
            <text:p><text:s text:c="8"/></text:p>
            <text:p><text:s text:c="8"/></text:p>
            <text:p><text:s text:c="8"/></text:p>
            <text:p><text:s text:c="12"/>Darren Collison was quiet in 27 minutes vs. Miami, going 2-of-4 from the field and 3-of-3 from the line for seven points, three assists, two steals and one block in 27 minutes.</text:p>
            <text:p><text:s text:c="8"/></text:p>
            <text:p><text:s text:c="8"/></text:p>
            <text:p><text:s text:c="13"/>Collison is averaging a mere 6.6 shot attempts in his previous five games, and it sounds like he's intentionally deferring to teammates. "When we are moving the ball, it’s easier shots for everyone," he said. "We know [Victor Oladipo] is going to be one of our top scorers, but everyone else is going to chip in with good ball movement." While not ideal for fantasy purposes, DC can still put up mid-round value with a usage rate in the teens.</text:p>
            <text:p><text:s text:c="8"/></text:p>
            <text:p><text:s text:c="8"/></text:p>
            <text:p><text:s text:c="13"/></text:p>
            <text:p><text:s text:c="14"/></text:p>
            <text:p><text:s text:c="13"/>Source: STATS <text:s text:c="44"/>Jan 10 - 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Johnson</text:p>
            <text:p><text:s text:c="17"/></text:p>
            <text:p><text:s text:c="17"/></text:p>
            <text:p><text:s text:c="22"/>- G - <text:s/>Heat</text:p>
            <text:p><text:s text:c="16"/></text:p>
            <text:p><text:s text:c="17"/></text:p>
            <text:p><text:s text:c="12"/></text:p>
            <text:p><text:s text:c="8"/></text:p>
            <text:p><text:s text:c="8"/></text:p>
            <text:p><text:s text:c="8"/></text:p>
            <text:p><text:s text:c="12"/>Tyler Johnson (shoulder, neck) came off the bench for 15 points on 6-of-10 shooting, three 3-pointers, five rebounds, two assists and one steal in 31 minutes vs. Indy on Wednesday.</text:p>
            <text:p><text:s text:c="8"/></text:p>
            <text:p><text:s text:c="8"/></text:p>
            <text:p><text:s text:c="13"/>Erik Spoelstra opted to bring Johnson off the bench behind Goran Dragic, Josh Richardson and Derrick Jones Jr. That gave the second unit more offensive firepower, especially without James Johnson (suspension) tonight, so this could be a temporary move. He said afterward that he "still can't really turn [his] head" because of a pinched nerve in his neck that was causing pain when he raised his shoulder, but Miami is off until Sunday so he shouldn't be in danger of missing time.</text:p>
            <text:p><text:s text:c="8"/></text:p>
            <text:p><text:s text:c="8"/></text:p>
            <text:p><text:s text:c="13"/></text:p>
            <text:p><text:s text:c="14"/></text:p>
            <text:p><text:s text:c="13"/>Source: Manny Navarro on Twitter <text:s text:c="25"/>Jan 10 - 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Hassan Whiteside notched his third consecutive double-double on Wednesday with 16 points, 15 rebounds and four blocks, hitting 7-of-10 shots in 28 minutes.</text:p>
            <text:p><text:s text:c="8"/></text:p>
            <text:p><text:s text:c="8"/></text:p>
            <text:p><text:s text:c="13"/>Whiteside said last week that he was still rebuilding his game conditioning, but he's looked very sharp lately with averages of 13.8 points, 11.8 rebounds and 3.0 blocks in the past four games. He's made 24-of-48 shots in that span, and is back to being the elite fantasy center owners targeted on draft day.</text:p>
            <text:p><text:s text:c="8"/></text:p>
            <text:p><text:s text:c="8"/></text:p>
            <text:p><text:s text:c="13"/></text:p>
            <text:p><text:s text:c="14"/></text:p>
            <text:p><text:s text:c="13"/>Jan 10 - 10: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an Dragic</text:p>
            <text:p><text:s text:c="17"/></text:p>
            <text:p><text:s text:c="17"/></text:p>
            <text:p><text:s text:c="22"/>- G - <text:s/>Heat</text:p>
            <text:p><text:s text:c="16"/></text:p>
            <text:p><text:s text:c="17"/></text:p>
            <text:p><text:s text:c="12"/></text:p>
            <text:p><text:s text:c="8"/></text:p>
            <text:p><text:s text:c="8"/></text:p>
            <text:p><text:s text:c="8"/></text:p>
            <text:p><text:s text:c="12"/>Goran Dragic stayed hot on Wednesday with 20 points (8-of-16 FGs, 3-of-4 FTs), nine assists, three rebounds, one steal and one 3-pointer in 31 minutes.</text:p>
            <text:p><text:s text:c="8"/></text:p>
            <text:p><text:s text:c="8"/></text:p>
            <text:p><text:s text:c="13"/>The Heat are in the midst of a road-heavy stretch, with 10 of 13 games coming away from Miami. "Now it’s time to show we are good on the road, too," Dragic said before the game. "It’s a lot of games away from home, but I think we are ready for that." They looked ready tonight despite missing James Johnson (suspension), and will be going for their seventh straight win vs. the Bucks on Sunday.</text:p>
            <text:p><text:s text:c="8"/></text:p>
            <text:p><text:s text:c="8"/></text:p>
            <text:p><text:s text:c="13"/></text:p>
            <text:p><text:s text:c="14"/></text:p>
            <text:p><text:s text:c="13"/>Source: Fox Sports <text:s text:c="39"/>Jan 10 - 10: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Henson</text:p>
            <text:p><text:s text:c="17"/></text:p>
            <text:p><text:s text:c="17"/></text:p>
            <text:p><text:s text:c="22"/>- F/C - <text:s/>Bucks</text:p>
            <text:p><text:s text:c="16"/></text:p>
            <text:p><text:s text:c="17"/></text:p>
            <text:p><text:s text:c="12"/></text:p>
            <text:p><text:s text:c="8"/></text:p>
            <text:p><text:s text:c="8"/></text:p>
            <text:p><text:s text:c="8"/></text:p>
            <text:p><text:s text:c="12"/>John Henson was able to post 14 points, 10 rebounds and two blocked shots over 30 minutes in Wednesday's 110-103 win against the visiting Magic.</text:p>
            <text:p><text:s text:c="8"/></text:p>
            <text:p><text:s text:c="8"/></text:p>
            <text:p><text:s text:c="13"/>Henson ended up with a solid plus-22 rating on the evening, and he was a very efficient 7-of-11 from the field while also chipping in with an assist and just two turnovers. He is in the midst of his best run of the season, averaging 12.3 points, 9.0 rebounds and 1.7 steals per game over the past three. Henson will shoot for his season-high fourth consecutive game with 10 or more points when the Warriors come to Cream City on Friday night.</text:p>
            <text:p><text:s text:c="8"/></text:p>
            <text:p><text:s text:c="8"/></text:p>
            <text:p><text:s text:c="13"/></text:p>
            <text:p><text:s text:c="14"/></text:p>
            <text:p><text:s text:c="13"/>Jan 10 - 10: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am Adebayo</text:p>
            <text:p><text:s text:c="17"/></text:p>
            <text:p><text:s text:c="17"/></text:p>
            <text:p><text:s text:c="22"/>- C - <text:s/>Heat</text:p>
            <text:p><text:s text:c="16"/></text:p>
            <text:p><text:s text:c="17"/></text:p>
            <text:p><text:s text:c="12"/></text:p>
            <text:p><text:s text:c="8"/></text:p>
            <text:p><text:s text:c="8"/></text:p>
            <text:p><text:s text:c="8"/></text:p>
            <text:p><text:s text:c="12"/>Bam Adebayo followed up Tuesday's huge game with 15 points, a career-high-tying five assists, two rebounds and one steal in 31 minutes.</text:p>
            <text:p><text:s text:c="8"/></text:p>
            <text:p><text:s text:c="8"/></text:p>
            <text:p><text:s text:c="13"/>Bam went nuts vs. the Raptors with 16 points, 15 rebounds, five blocks and three assists in 33 minutes. Tonight he shot 4-of-9 from the field and 7-of-9 from the line, and it's the second time all season he's logged 30+ minutes in consecutive games. The absence of James Johnson (suspension) was an obvious factor, though, so Bam is just a speculative add if you have a guy you're itching to cut.</text:p>
            <text:p><text:s text:c="8"/></text:p>
            <text:p><text:s text:c="8"/></text:p>
            <text:p><text:s text:c="13"/>Related: James Johnson</text:p>
            <text:p><text:s text:c="14"/></text:p>
            <text:p><text:s text:c="13"/>Jan 10 - 10: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Jones Jr.</text:p>
            <text:p><text:s text:c="17"/></text:p>
            <text:p><text:s text:c="17"/></text:p>
            <text:p><text:s text:c="22"/>- F - <text:s/>Heat</text:p>
            <text:p><text:s text:c="16"/></text:p>
            <text:p><text:s text:c="17"/></text:p>
            <text:p><text:s text:c="12"/></text:p>
            <text:p><text:s text:c="8"/></text:p>
            <text:p><text:s text:c="8"/></text:p>
            <text:p><text:s text:c="8"/></text:p>
            <text:p><text:s text:c="12"/>Derrick Jones Jr. started Wednesday's game and had eight points, one rebound, one assist, on steal and one block in 21 minutes during a road win at Indiana.</text:p>
            <text:p><text:s text:c="8"/></text:p>
            <text:p><text:s text:c="8"/></text:p>
            <text:p><text:s text:c="13"/>Tyler Johnson (shoulder, neck) returned in a bench role tonight, while James Johnson was serving a one-game suspension. Erik Spoelstra could stay the course with Jones Jr. as a starter again on Sunday, since they continue to win games, but even so his role isn't conducive to value in 12-team leagues.</text:p>
            <text:p><text:s text:c="8"/></text:p>
            <text:p><text:s text:c="8"/></text:p>
            <text:p><text:s text:c="13"/>Related: Tyler Johnson</text:p>
            <text:p><text:s text:c="14"/></text:p>
            <text:p><text:s text:c="13"/>Jan 10 - 10: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esley Iwundu</text:p>
            <text:p><text:s text:c="17"/></text:p>
            <text:p><text:s text:c="17"/></text:p>
            <text:p><text:s text:c="22"/>- G/F - <text:s/>Magic</text:p>
            <text:p><text:s text:c="16"/></text:p>
            <text:p><text:s text:c="17"/></text:p>
            <text:p><text:s text:c="12"/></text:p>
            <text:p><text:s text:c="8"/></text:p>
            <text:p><text:s text:c="8"/></text:p>
            <text:p><text:s text:c="8"/></text:p>
            <text:p><text:s text:c="12"/>Wesley Iwundu finished with five points, four rebounds and four assists across 18 minutes off the bench Wednesday in Milwaukee.</text:p>
            <text:p><text:s text:c="8"/></text:p>
            <text:p><text:s text:c="8"/></text:p>
            <text:p><text:s text:c="13"/>Iwundu hit 2-of-3 from the floor and 1-of-1 from the free-throw stripe, and he could have had an even bigger night if the team wasn't stacked at small forward. He'll have to wait his turn for more playing time, but that chance could come sooner rather than later if the team finds a trading partner for Evan Fournier. Iwundu isn't a bad stash option just in case a transaction is made, bumping up his minutes and fantasy appeal in the process.</text:p>
            <text:p><text:s text:c="8"/></text:p>
            <text:p><text:s text:c="8"/></text:p>
            <text:p><text:s text:c="13"/></text:p>
            <text:p><text:s text:c="14"/></text:p>
            <text:p><text:s text:c="13"/>Jan 10 - 10: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mba Walker</text:p>
            <text:p><text:s text:c="17"/></text:p>
            <text:p><text:s text:c="17"/></text:p>
            <text:p><text:s text:c="22"/>- G - <text:s/>Hornets</text:p>
            <text:p><text:s text:c="16"/></text:p>
            <text:p><text:s text:c="17"/></text:p>
            <text:p><text:s text:c="12"/></text:p>
            <text:p><text:s text:c="8"/></text:p>
            <text:p><text:s text:c="8"/></text:p>
            <text:p><text:s text:c="8"/></text:p>
            <text:p><text:s text:c="12"/>Kemba Walker lit up the Mavs for 41 points on Wednesday, making 16-of-28 field goals and 6-of-6 free throws with three 3-pointers four assists, three rebounds, three steals and one block.</text:p>
            <text:p><text:s text:c="8"/></text:p>
            <text:p><text:s text:c="8"/></text:p>
            <text:p><text:s text:c="13"/>It was Kemba's highest-scoring game since dropping 47 points vs. the Bulls on Nov. 17, but it was all in vain as the Hornets lost at home to end their two-game win streak. Kemba also limited himself to one turnover tonight, continuing a trend -- he has a total of four turnovers in his past five games, a span of 165 minutes. He'll face a stiff test vs. Ricky Rubio and the Jazz on Friday.</text:p>
            <text:p><text:s text:c="8"/></text:p>
            <text:p><text:s text:c="8"/></text:p>
            <text:p><text:s text:c="13"/></text:p>
            <text:p><text:s text:c="14"/></text:p>
            <text:p><text:s text:c="13"/>Jan 10 - 10: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Kaminsky</text:p>
            <text:p><text:s text:c="17"/></text:p>
            <text:p><text:s text:c="17"/></text:p>
            <text:p><text:s text:c="22"/>- F/C - <text:s/>Hornets</text:p>
            <text:p><text:s text:c="16"/></text:p>
            <text:p><text:s text:c="17"/></text:p>
            <text:p><text:s text:c="12"/></text:p>
            <text:p><text:s text:c="8"/></text:p>
            <text:p><text:s text:c="8"/></text:p>
            <text:p><text:s text:c="8"/></text:p>
            <text:p><text:s text:c="12"/>scored a hollow 10 points in 18 minutes vs. Dallas, going 4-of-10 from the field with two 3-pointers and one rebound.</text:p>
            <text:p><text:s text:c="8"/></text:p>
            <text:p><text:s text:c="8"/></text:p>
            <text:p><text:s text:c="13"/>Charlotte was coming off a four-day break in the schedule, and they faced a tired Mavs team on the second of back-to-back games, but it was Dallas who held on for a 115-111 road win. Kaminsky continues to score double-digit points with little else -- in the past three games he's averaging 2.3 rebounds, 1.3 assists, 0.3 steals and zero blocks. Even with Cody Zeller (knee) on the shelf, he's been hurting most fantasy owners.</text:p>
            <text:p><text:s text:c="8"/></text:p>
            <text:p><text:s text:c="8"/></text:p>
            <text:p><text:s text:c="13"/>Related: Cody Zeller</text:p>
            <text:p><text:s text:c="14"/></text:p>
            <text:p><text:s text:c="13"/>Source: Fox Sports <text:s text:c="39"/>Jan 10 - 10: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arrett Jack</text:p>
            <text:p><text:s text:c="17"/></text:p>
            <text:p><text:s text:c="17"/></text:p>
            <text:p><text:s text:c="22"/>- G - <text:s/>Knicks</text:p>
            <text:p><text:s text:c="16"/></text:p>
            <text:p><text:s text:c="17"/></text:p>
            <text:p><text:s text:c="12"/></text:p>
            <text:p><text:s text:c="8"/></text:p>
            <text:p><text:s text:c="8"/></text:p>
            <text:p><text:s text:c="8"/></text:p>
            <text:p><text:s text:c="12"/>Jarrett Jack posted the second triple-double of his career during a 122-119 double-overtime loss to the Bulls on Wednesday, scoring 16 points with 10 rebounds, 10 assists, two steals and five turnovers in 40 minutes.</text:p>
            <text:p><text:s text:c="8"/></text:p>
            <text:p><text:s text:c="8"/></text:p>
            <text:p><text:s text:c="13"/>It's the first triple-double for the Knicks since Carmelo Anthony posted one in 2012. Jack was part of the biggest play of the game as he set up Kristaps Porzingis off a cut to get a dunk at the buzzer to send this game to overtime (video in link below). Jack's minutes continue to trend up and perhaps he heard the whispers of coach Jeff Hornacek looking at starting Frank Ntilikina. Jack isn't exactly the sexiest fantasy asset in fantasy leagues, but he's a fine player to own until further notice.</text:p>
            <text:p><text:s text:c="8"/></text:p>
            <text:p><text:s text:c="8"/></text:p>
            <text:p><text:s text:c="13"/></text:p>
            <text:p><text:s text:c="14"/></text:p>
            <text:p><text:s text:c="13"/>Source: Knicks on Twitter <text:s text:c="32"/>Jan 10 - 10: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ight Howard</text:p>
            <text:p><text:s text:c="17"/></text:p>
            <text:p><text:s text:c="17"/></text:p>
            <text:p><text:s text:c="22"/>- C - <text:s/>Hornets</text:p>
            <text:p><text:s text:c="16"/></text:p>
            <text:p><text:s text:c="17"/></text:p>
            <text:p><text:s text:c="12"/></text:p>
            <text:p><text:s text:c="8"/></text:p>
            <text:p><text:s text:c="8"/></text:p>
            <text:p><text:s text:c="8"/></text:p>
            <text:p><text:s text:c="12"/>Dwight Howard notched 15 points, 12 rebounds, four blocks, two assists and one steal in a tough loss to the visiting Mavericks on Wednesday.</text:p>
            <text:p><text:s text:c="8"/></text:p>
            <text:p><text:s text:c="8"/></text:p>
            <text:p><text:s text:c="13"/>Dallas allows the fourth most opponent rebounds per game, so Dwight was a lock for a double-double tonight. He hit all five of his field goals, but was an atrocious 5-of-18 from the FT line. That's nothing new for fantasy owners, but it was a huge difference in a game Charlotte lost by four points. Overall, Dwight's fantasy owners have to be thrilled that he's stayed healthy while averaging a strong double-double with defensive stats.</text:p>
            <text:p><text:s text:c="8"/></text:p>
            <text:p><text:s text:c="8"/></text:p>
            <text:p><text:s text:c="13"/></text:p>
            <text:p><text:s text:c="14"/></text:p>
            <text:p><text:s text:c="13"/>Jan 10 - 10: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taps Porzingis</text:p>
            <text:p><text:s text:c="17"/></text:p>
            <text:p><text:s text:c="17"/></text:p>
            <text:p><text:s text:c="22"/>- F - <text:s/>Knicks</text:p>
            <text:p><text:s text:c="16"/></text:p>
            <text:p><text:s text:c="17"/></text:p>
            <text:p><text:s text:c="12"/></text:p>
            <text:p><text:s text:c="8"/></text:p>
            <text:p><text:s text:c="8"/></text:p>
            <text:p><text:s text:c="8"/></text:p>
            <text:p><text:s text:c="12"/>Kristaps Porzingis scored 24 points with six rebounds, one assist and four blocks in a double-overtime loss to the Bulls on Wednesday.</text:p>
            <text:p><text:s text:c="8"/></text:p>
            <text:p><text:s text:c="8"/></text:p>
            <text:p><text:s text:c="13"/>After the first quarter, he really disappeared in this game with only four points in the second, third and fourth quarters, but Porzingis did show up in overtime with a dunk at the buzzer (video in link below). He was 0-of-4 from the line in this game, but that seems like a fluke after going 17-of-18 in his previous three games. The Unicorn will be a stud as long as he's in the lineup.</text:p>
            <text:p><text:s text:c="8"/></text:p>
            <text:p><text:s text:c="8"/></text:p>
            <text:p><text:s text:c="13"/></text:p>
            <text:p><text:s text:c="14"/></text:p>
            <text:p><text:s text:c="13"/>Source: Knicks on Twitter <text:s text:c="32"/>Jan 10 - 10: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Beasley</text:p>
            <text:p><text:s text:c="17"/></text:p>
            <text:p><text:s text:c="17"/></text:p>
            <text:p><text:s text:c="22"/>- F - <text:s/>Knicks</text:p>
            <text:p><text:s text:c="16"/></text:p>
            <text:p><text:s text:c="17"/></text:p>
            <text:p><text:s text:c="12"/></text:p>
            <text:p><text:s text:c="8"/></text:p>
            <text:p><text:s text:c="8"/></text:p>
            <text:p><text:s text:c="8"/></text:p>
            <text:p><text:s text:c="12"/>Michael Beasley scored 26 points with 12 rebounds, one assist, one steal, one block and one 3-pointer in 39 minutes against the Bulls on Wednesday.</text:p>
            <text:p><text:s text:c="8"/></text:p>
            <text:p><text:s text:c="8"/></text:p>
            <text:p><text:s text:c="13"/>After his birthday on Tuesday, he's a year older and he only needed to miss one game from an ankle injury. Beasley continues to see minutes next to Kristaps Porzingis with that duo handling the most of he forward minutes. He may be overproducing a little, but Beasley should still be held in standard leagues.</text:p>
            <text:p><text:s text:c="8"/></text:p>
            <text:p><text:s text:c="8"/></text:p>
            <text:p><text:s text:c="13"/></text:p>
            <text:p><text:s text:c="14"/></text:p>
            <text:p><text:s text:c="13"/>Jan 10 - 10: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J. Augustin</text:p>
            <text:p><text:s text:c="17"/></text:p>
            <text:p><text:s text:c="17"/></text:p>
            <text:p><text:s text:c="22"/>- G - <text:s/>Magic</text:p>
            <text:p><text:s text:c="16"/></text:p>
            <text:p><text:s text:c="17"/></text:p>
            <text:p><text:s text:c="12"/></text:p>
            <text:p><text:s text:c="8"/></text:p>
            <text:p><text:s text:c="8"/></text:p>
            <text:p><text:s text:c="8"/></text:p>
            <text:p><text:s text:c="12"/>D.J. Augustin posted just four points on 2-of-10 shooting Wednesday's 110-103 loss at Milwaukee.</text:p>
            <text:p><text:s text:c="8"/></text:p>
            <text:p><text:s text:c="8"/></text:p>
            <text:p><text:s text:c="13"/>Augustin was also a dismal 0-of-5 from behind the arc while adding four assists, three rebounds and no other stats. He was unable to carry over the momentum from a solid 18-point performance the previous night against the Mavericks. This is why he is only a recommended fantasy option in the deepest of formats. Augustin is just too inconsistent.</text:p>
            <text:p><text:s text:c="8"/></text:p>
            <text:p><text:s text:c="8"/></text:p>
            <text:p><text:s text:c="13"/></text:p>
            <text:p><text:s text:c="14"/></text:p>
            <text:p><text:s text:c="13"/>Jan 10 - 10: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Ntilikina</text:p>
            <text:p><text:s text:c="17"/></text:p>
            <text:p><text:s text:c="17"/></text:p>
            <text:p><text:s text:c="22"/>- G - <text:s/>Knicks</text:p>
            <text:p><text:s text:c="16"/></text:p>
            <text:p><text:s text:c="17"/></text:p>
            <text:p><text:s text:c="12"/></text:p>
            <text:p><text:s text:c="8"/></text:p>
            <text:p><text:s text:c="8"/></text:p>
            <text:p><text:s text:c="8"/></text:p>
            <text:p><text:s text:c="12"/>Frank Ntilikina did not score with three assists in 18 minutes against the Bulls on Wednesday.</text:p>
            <text:p><text:s text:c="8"/></text:p>
            <text:p><text:s text:c="8"/></text:p>
            <text:p><text:s text:c="13"/>Jarrett Jack is playing his best basketball of the season, so it may be a little longer before we see Ntilikina take over as the starter. Coach Jeff Hornacek did say he's "looking at" starting the rookie, but it's starting to feel it won't be until after the All-Star break. There is upside for steals and dimes, but Ntilikina is more of a stash.</text:p>
            <text:p><text:s text:c="8"/></text:p>
            <text:p><text:s text:c="8"/></text:p>
            <text:p><text:s text:c="13"/></text:p>
            <text:p><text:s text:c="14"/></text:p>
            <text:p><text:s text:c="13"/>Jan 10 - 10: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ourtney Lee</text:p>
            <text:p><text:s text:c="17"/></text:p>
            <text:p><text:s text:c="17"/></text:p>
            <text:p><text:s text:c="22"/>- G - <text:s/>Knicks</text:p>
            <text:p><text:s text:c="16"/></text:p>
            <text:p><text:s text:c="17"/></text:p>
            <text:p><text:s text:c="12"/></text:p>
            <text:p><text:s text:c="8"/></text:p>
            <text:p><text:s text:c="8"/></text:p>
            <text:p><text:s text:c="8"/></text:p>
            <text:p><text:s text:c="12"/>Courtney Lee made 6-of-11 from the field for 16 points with three rebounds, three assists, two steals, one block and four 3-pointers in 45 minutes against the Bulls on Wednesday.</text:p>
            <text:p><text:s text:c="8"/></text:p>
            <text:p><text:s text:c="8"/></text:p>
            <text:p><text:s text:c="13"/>He did not go to the line today, but that' still a very efficient line. Lee's 96.1 percent from the line puts him on pace to be the second Knick ever to lead the NBA in free throw percentage for a season (Allan Houston), and he continues to yield mid-round value in standard leagues. He's been a major bargain in nine-cat leagues.</text:p>
            <text:p><text:s text:c="8"/></text:p>
            <text:p><text:s text:c="8"/></text:p>
            <text:p><text:s text:c="13"/></text:p>
            <text:p><text:s text:c="14"/></text:p>
            <text:p><text:s text:c="13"/>Jan 10 - 10: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io Hezonja</text:p>
            <text:p><text:s text:c="17"/></text:p>
            <text:p><text:s text:c="17"/></text:p>
            <text:p><text:s text:c="22"/>- F - <text:s/>Magic</text:p>
            <text:p><text:s text:c="16"/></text:p>
            <text:p><text:s text:c="17"/></text:p>
            <text:p><text:s text:c="12"/></text:p>
            <text:p><text:s text:c="8"/></text:p>
            <text:p><text:s text:c="8"/></text:p>
            <text:p><text:s text:c="8"/></text:p>
            <text:p><text:s text:c="12"/>Mario Hezonja was back to the bench Wednesday in Milwaukee, but he responded well with 13 points, four rebounds and two steals across 31 minutes.</text:p>
            <text:p><text:s text:c="8"/></text:p>
            <text:p><text:s text:c="8"/></text:p>
            <text:p><text:s text:c="13"/>Aaron Gordon was benched Tuesday for being late for a team flight, so Hezonja slid into the starting five. Hezonja was back to the bench, but he was way more effective than Gordon in this one. He isn't likely to move back into the starting five anytime soon, but he is one of the first options off of the bench. He remains a solid option in deeper fantasy play, and isn't a bad stash option in case Evan Fournier is moved.</text:p>
            <text:p><text:s text:c="8"/></text:p>
            <text:p><text:s text:c="8"/></text:p>
            <text:p><text:s text:c="13"/></text:p>
            <text:p><text:s text:c="14"/></text:p>
            <text:p><text:s text:c="13"/>Jan 10 - 10: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Kidd-Gilchrist</text:p>
            <text:p><text:s text:c="17"/></text:p>
            <text:p><text:s text:c="17"/></text:p>
            <text:p><text:s text:c="22"/>- F - <text:s/>Hornets</text:p>
            <text:p><text:s text:c="16"/></text:p>
            <text:p><text:s text:c="17"/></text:p>
            <text:p><text:s text:c="12"/></text:p>
            <text:p><text:s text:c="8"/></text:p>
            <text:p><text:s text:c="8"/></text:p>
            <text:p><text:s text:c="8"/></text:p>
            <text:p><text:s text:c="12"/>Michael Kidd-Gilchrist had 11 points on 5-of-9 shooting, four rebounds and two assists in 26 minutes on Wednesday.</text:p>
            <text:p><text:s text:c="8"/></text:p>
            <text:p><text:s text:c="8"/></text:p>
            <text:p><text:s text:c="13"/>MKG has played between 21-26 minutes in seven straight games. It's possible that the Hornets are reluctant to play him heavy minutes due to his lengthy injury history, but whatever the cause it's doing his fantasy value no favors. He won't carry you in any category and is hurting from the line (64.9% on 2.3 attempts), but is still a decent low-end option.</text:p>
            <text:p><text:s text:c="8"/></text:p>
            <text:p><text:s text:c="8"/></text:p>
            <text:p><text:s text:c="13"/></text:p>
            <text:p><text:s text:c="14"/></text:p>
            <text:p><text:s text:c="13"/>Jan 10 - 10: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uri Markkanen</text:p>
            <text:p><text:s text:c="17"/></text:p>
            <text:p><text:s text:c="17"/></text:p>
            <text:p><text:s text:c="22"/>- F - <text:s/>Bulls</text:p>
            <text:p><text:s text:c="16"/></text:p>
            <text:p><text:s text:c="17"/></text:p>
            <text:p><text:s text:c="12"/></text:p>
            <text:p><text:s text:c="8"/></text:p>
            <text:p><text:s text:c="8"/></text:p>
            <text:p><text:s text:c="8"/></text:p>
            <text:p><text:s text:c="12"/>Lauri Markkanen scored a career-high 33 points during a 122-119 double-overtime win at Madison Square Garden on Wednesday, adding 10 rebounds, one assist, two steals, one block and eight 3-pointers in 46 minutes.</text:p>
            <text:p><text:s text:c="8"/></text:p>
            <text:p><text:s text:c="8"/></text:p>
            <text:p><text:s text:c="13"/>Those treys were a career-high for the Finnish marksman and he match a Bulls rookie record for most treys in a game. Markkanen was already tearing it up in 2018 with an incredible 71.1 TS% on his 18.3 usage rate in his previous games this month, so this monster game isn't a surprise. There's a chance Zach LaVine (knee) takes a small chunk out of the rookie's usage, but his fantasy owners should not be worried whatsoever, especially with how lights out he's been lately.</text:p>
            <text:p><text:s text:c="8"/></text:p>
            <text:p><text:s text:c="8"/></text:p>
            <text:p><text:s text:c="13"/></text:p>
            <text:p><text:s text:c="14"/></text:p>
            <text:p><text:s text:c="13"/>Jan 10 - 10: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ismack Biyombo</text:p>
            <text:p><text:s text:c="17"/></text:p>
            <text:p><text:s text:c="17"/></text:p>
            <text:p><text:s text:c="22"/>- C - <text:s/>Magic</text:p>
            <text:p><text:s text:c="16"/></text:p>
            <text:p><text:s text:c="17"/></text:p>
            <text:p><text:s text:c="12"/></text:p>
            <text:p><text:s text:c="8"/></text:p>
            <text:p><text:s text:c="8"/></text:p>
            <text:p><text:s text:c="8"/></text:p>
            <text:p><text:s text:c="12"/>Bismack Biyombo finished with 14 points, nine rebounds, two assists and a steal across 25 minutes in Wednesday's game at Milwaukee.</text:p>
            <text:p><text:s text:c="8"/></text:p>
            <text:p><text:s text:c="8"/></text:p>
            <text:p><text:s text:c="13"/>Biyombo was a very efficient 5-of-7 from the field and a perfect 4-of-4 from the free-throw line. He was not intimidated in the least bumping down low with the likes of Giannis Antetokounmpo, John Henson and even Thon Maker. He handled himself with aplomb and is now averaging 8.8 points, 9.7 rebounds and 1.7 blocked shots per game over the past nine outings. Biyombo is making the sting of Nikola Vucevic's (hand) loss a little more tolerable lately.</text:p>
            <text:p><text:s text:c="8"/></text:p>
            <text:p><text:s text:c="8"/></text:p>
            <text:p><text:s text:c="13"/></text:p>
            <text:p><text:s text:c="14"/></text:p>
            <text:p><text:s text:c="13"/>Jan 10 - 10: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bin Lopez</text:p>
            <text:p><text:s text:c="17"/></text:p>
            <text:p><text:s text:c="17"/></text:p>
            <text:p><text:s text:c="22"/>- C - <text:s/>Bulls</text:p>
            <text:p><text:s text:c="16"/></text:p>
            <text:p><text:s text:c="17"/></text:p>
            <text:p><text:s text:c="12"/></text:p>
            <text:p><text:s text:c="8"/></text:p>
            <text:p><text:s text:c="8"/></text:p>
            <text:p><text:s text:c="8"/></text:p>
            <text:p><text:s text:c="12"/>Robin Lopez scored 20 points with seven rebounds, two assists and two blocks in 41 minutes against the Knicks on Wednesday.</text:p>
            <text:p><text:s text:c="8"/></text:p>
            <text:p><text:s text:c="8"/></text:p>
            <text:p><text:s text:c="13"/>He was on the opposite end of the spectrum from his season-low 15 minutes on Monday as he logged his third game over 40 minutes this season. Lopez hasn't been dominant by any stretch, but he continues be a low-end hold in deeper 12-team formats.</text:p>
            <text:p><text:s text:c="8"/></text:p>
            <text:p><text:s text:c="8"/></text:p>
            <text:p><text:s text:c="13"/></text:p>
            <text:p><text:s text:c="14"/></text:p>
            <text:p><text:s text:c="13"/>Jan 10 - 10: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bby Portis</text:p>
            <text:p><text:s text:c="17"/></text:p>
            <text:p><text:s text:c="17"/></text:p>
            <text:p><text:s text:c="22"/>- F - <text:s/>Bulls</text:p>
            <text:p><text:s text:c="16"/></text:p>
            <text:p><text:s text:c="17"/></text:p>
            <text:p><text:s text:c="12"/></text:p>
            <text:p><text:s text:c="8"/></text:p>
            <text:p><text:s text:c="8"/></text:p>
            <text:p><text:s text:c="8"/></text:p>
            <text:p><text:s text:c="12"/>Bobby Portis scored four points with two rebounds, one steal and two turnovers in 19 minutes against the Knicks on Wednesday.</text:p>
            <text:p><text:s text:c="8"/></text:p>
            <text:p><text:s text:c="8"/></text:p>
            <text:p><text:s text:c="13"/>Nikola Mirotic (illness) not playing again has helped Portis get some extra power forward minutes, but he couldn't match his outstanding 22-point game from Sunday. Portis is shaping up to be more of a stash, but there's a very good chance Mirotic is dealt in the next month. He's still a fine hold in standard leagues, especially if you're doing well in the standings.</text:p>
            <text:p><text:s text:c="8"/></text:p>
            <text:p><text:s text:c="8"/></text:p>
            <text:p><text:s text:c="13"/></text:p>
            <text:p><text:s text:c="14"/></text:p>
            <text:p><text:s text:c="13"/>Jan 10 - 10: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van Fournier</text:p>
            <text:p><text:s text:c="17"/></text:p>
            <text:p><text:s text:c="17"/></text:p>
            <text:p><text:s text:c="22"/>- G/F - <text:s/>Magic</text:p>
            <text:p><text:s text:c="16"/></text:p>
            <text:p><text:s text:c="17"/></text:p>
            <text:p><text:s text:c="12"/></text:p>
            <text:p><text:s text:c="8"/></text:p>
            <text:p><text:s text:c="8"/></text:p>
            <text:p><text:s text:c="8"/></text:p>
            <text:p><text:s text:c="12"/>Evan Fournier stepped up with a team-high 21 points, four rebounds, three assists, a steal and a blocked shot across 27 minutes in Wednesday's 110-103 loss at Milwaukee.</text:p>
            <text:p><text:s text:c="8"/></text:p>
            <text:p><text:s text:c="8"/></text:p>
            <text:p><text:s text:c="13"/>Fournier was a very efficient 8-of-14 from the floor while adding 2-of-5 from behind the 3-point line and a perfect 3-of-3 from the charity stripe. He also turned it over just three times. The Frenchman has eight straight games with 10 or more points, just one short of a season best streak. He'll shoot for his ninth straight double-digit scoring night on Friday in Washington.</text:p>
            <text:p><text:s text:c="8"/></text:p>
            <text:p><text:s text:c="8"/></text:p>
            <text:p><text:s text:c="13"/></text:p>
            <text:p><text:s text:c="14"/></text:p>
            <text:p><text:s text:c="13"/>Jan 10 - 10: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 Dunn</text:p>
            <text:p><text:s text:c="17"/></text:p>
            <text:p><text:s text:c="17"/></text:p>
            <text:p><text:s text:c="22"/>- G - <text:s/>Bulls</text:p>
            <text:p><text:s text:c="16"/></text:p>
            <text:p><text:s text:c="17"/></text:p>
            <text:p><text:s text:c="12"/></text:p>
            <text:p><text:s text:c="8"/></text:p>
            <text:p><text:s text:c="8"/></text:p>
            <text:p><text:s text:c="8"/></text:p>
            <text:p><text:s text:c="12"/>Kris Dunn made just 4-of-18 from the field for nine points with two rebounds, eight assists, five steals, one block and one 3-pointer in 46 minutes against the Knicks on Wednesday.</text:p>
            <text:p><text:s text:c="8"/></text:p>
            <text:p><text:s text:c="8"/></text:p>
            <text:p><text:s text:c="13"/>That is one ugly shooting line, but Dunn hit a huge bank shot in the lane to help earn this win. The steals were somewhat expected from Dunn this year, but now in the mix with Russell Westbrook for No. 2 in the league in steals per game. Dunn's scoring has been a pleasant surprise and the return of Zach LaVine (knee) shouldn't hurt Dunn's scoring output too much, and maybe it'll open up the floor for him to boost his FG%. Dunn should continue to coast in what has been a mini-breakout season.</text:p>
            <text:p><text:s text:c="8"/></text:p>
            <text:p><text:s text:c="8"/></text:p>
            <text:p><text:s text:c="13"/></text:p>
            <text:p><text:s text:c="14"/></text:p>
            <text:p><text:s text:c="13"/>Jan 10 - 10: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Aaron Gordon</text:p>
            <text:p><text:s text:c="17"/></text:p>
            <text:p><text:s text:c="17"/></text:p>
            <text:p><text:s text:c="22"/>- F - <text:s/>Magic</text:p>
            <text:p><text:s text:c="16"/></text:p>
            <text:p><text:s text:c="17"/></text:p>
            <text:p><text:s text:c="12"/></text:p>
            <text:p><text:s text:c="8"/></text:p>
            <text:p><text:s text:c="8"/></text:p>
            <text:p><text:s text:c="8"/></text:p>
            <text:p><text:s text:c="12"/>Aaron Gordon finished with 11 points, four rebounds and an assist across 30 minutes Wednesday in Milwaukee, but he hit just 4-of-18 from the field.</text:p>
            <text:p><text:s text:c="8"/></text:p>
            <text:p><text:s text:c="8"/></text:p>
            <text:p><text:s text:c="13"/>Gordon returned to the starting lineup Wednesday after being benched Tuesday for showing up late for the team's flight. He supplanted Mario Hezonja, who was very efficient off the bench. Despite the poor shooting night, it's unlikely Gordon will be removed again from the starting five anytime soon. If you normally depend on Gordon for fantasy purposes, get him back in the active lineup.</text:p>
            <text:p><text:s text:c="8"/></text:p>
            <text:p><text:s text:c="8"/></text:p>
            <text:p><text:s text:c="13"/></text:p>
            <text:p><text:s text:c="14"/></text:p>
            <text:p><text:s text:c="13"/>Jan 10 - 10: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xi Kleber</text:p>
            <text:p><text:s text:c="17"/></text:p>
            <text:p><text:s text:c="17"/></text:p>
            <text:p><text:s text:c="22"/>- F - <text:s/>Mavericks</text:p>
            <text:p><text:s text:c="16"/></text:p>
            <text:p><text:s text:c="17"/></text:p>
            <text:p><text:s text:c="12"/></text:p>
            <text:p><text:s text:c="8"/></text:p>
            <text:p><text:s text:c="8"/></text:p>
            <text:p><text:s text:c="8"/></text:p>
            <text:p><text:s text:c="12"/>Maxi Kleber came off the bench vs. Charlotte and had four points on 2-of-7 shooting, one rebound, one assist and a pair of steals in 12 minutes.</text:p>
            <text:p><text:s text:c="8"/></text:p>
            <text:p><text:s text:c="8"/></text:p>
            <text:p><text:s text:c="13"/>Kleber was trending down in a hurry as a starter, and the bottom fell out on Tuesday as he played only four minutes and was nearly a DNP in the second half. This was the first time since mid-December that the Mavs used a different starting lineup, and coach Rick Carlisle didn't make the move lightly, so presumably Kleber will stay on the bench for the foreseeable future.</text:p>
            <text:p><text:s text:c="8"/></text:p>
            <text:p><text:s text:c="8"/></text:p>
            <text:p><text:s text:c="13"/>Related: Yogi Ferrell</text:p>
            <text:p><text:s text:c="14"/></text:p>
            <text:p><text:s text:c="13"/>Jan 10 - 10: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ight Powell</text:p>
            <text:p><text:s text:c="17"/></text:p>
            <text:p><text:s text:c="17"/></text:p>
            <text:p><text:s text:c="22"/>- F/C - <text:s/>Mavericks</text:p>
            <text:p><text:s text:c="16"/></text:p>
            <text:p><text:s text:c="17"/></text:p>
            <text:p><text:s text:c="12"/></text:p>
            <text:p><text:s text:c="8"/></text:p>
            <text:p><text:s text:c="8"/></text:p>
            <text:p><text:s text:c="8"/></text:p>
            <text:p><text:s text:c="12"/>Dwight Powell had another quiet game on Wednesday with three points, two rebounds and one block in 12 minutes.</text:p>
            <text:p><text:s text:c="8"/></text:p>
            <text:p><text:s text:c="8"/></text:p>
            <text:p><text:s text:c="13"/>Powell was surging in late December and early January, but in the past three games he's fallen off with averages of 4.0 points, 3.0 rebounds, 0.7 assists, 0.3 blocks and zero steals. Unless your waiver wire is totally barren, it makes sense to cut Powell for another flavor-of-the-week big man like Ekpe Udoh.</text:p>
            <text:p><text:s text:c="8"/></text:p>
            <text:p><text:s text:c="8"/></text:p>
            <text:p><text:s text:c="13"/></text:p>
            <text:p><text:s text:c="14"/></text:p>
            <text:p><text:s text:c="13"/>Jan 10 - 10: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n Holiday</text:p>
            <text:p><text:s text:c="17"/></text:p>
            <text:p><text:s text:c="17"/></text:p>
            <text:p><text:s text:c="22"/>- G/F - <text:s/>Bulls</text:p>
            <text:p><text:s text:c="16"/></text:p>
            <text:p><text:s text:c="17"/></text:p>
            <text:p><text:s text:c="12"/></text:p>
            <text:p><text:s text:c="8"/></text:p>
            <text:p><text:s text:c="8"/></text:p>
            <text:p><text:s text:c="8"/></text:p>
            <text:p><text:s text:c="12"/>Justin Holiday scored 16 points with nine rebounds, two assists, one steal and two 3-pointers in 45 minutes against the Knicks during a double-overtime win on Wednesday.</text:p>
            <text:p><text:s text:c="8"/></text:p>
            <text:p><text:s text:c="8"/></text:p>
            <text:p><text:s text:c="13"/>While the Holiday season is over, there should still be a decent opportunity for Justin even when Zach LaVine (knee) makes his season debut on Saturday. Holiday's minutes have held steady at 34 per game, so that number is probably going to move close to 30. He should still get a chance in the starting lineup, and coach Fred Hoiberg still went to him to close even though both Denzel Valentine and David Nwaba played well -- he was the main wing in OT, too. Holiday should still be held in standard leagues with owners expecting double-digit scoring, two-plus treys and plenty of other counting stats.</text:p>
            <text:p><text:s text:c="8"/></text:p>
            <text:p><text:s text:c="8"/></text:p>
            <text:p><text:s text:c="13"/></text:p>
            <text:p><text:s text:c="14"/></text:p>
            <text:p><text:s text:c="13"/>Jan 10 - 10: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Nwaba</text:p>
            <text:p><text:s text:c="17"/></text:p>
            <text:p><text:s text:c="17"/></text:p>
            <text:p><text:s text:c="22"/>- G/F - <text:s/>Bulls</text:p>
            <text:p><text:s text:c="16"/></text:p>
            <text:p><text:s text:c="17"/></text:p>
            <text:p><text:s text:c="12"/></text:p>
            <text:p><text:s text:c="8"/></text:p>
            <text:p><text:s text:c="8"/></text:p>
            <text:p><text:s text:c="8"/></text:p>
            <text:p><text:s text:c="12"/>David Nwaba scored 13 points with five rebounds, one assist, one steal and one block in 32 minutes against the Knicks on Wednesday.</text:p>
            <text:p><text:s text:c="8"/></text:p>
            <text:p><text:s text:c="8"/></text:p>
            <text:p><text:s text:c="13"/>He only scored four points in the first three quarters, but Nwaba really played well late with seven points in the fourth and had a huge block on Michael Beasley in the last minute. Coach Fred Hoiberg loves his hustle and that's a big reason why he saw so much run in OT, but Nwaba is likely looking at a hit to his playing time. Zach LaVine (knee) is expected to make his debut on Saturday, so Nwaba should be dropped in most leagues now.</text:p>
            <text:p><text:s text:c="8"/></text:p>
            <text:p><text:s text:c="8"/></text:p>
            <text:p><text:s text:c="13"/></text:p>
            <text:p><text:s text:c="14"/></text:p>
            <text:p><text:s text:c="13"/>Jan 10 - 10: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zel Valentine</text:p>
            <text:p><text:s text:c="17"/></text:p>
            <text:p><text:s text:c="17"/></text:p>
            <text:p><text:s text:c="22"/>- G/F - <text:s/>Bulls</text:p>
            <text:p><text:s text:c="16"/></text:p>
            <text:p><text:s text:c="17"/></text:p>
            <text:p><text:s text:c="12"/></text:p>
            <text:p><text:s text:c="8"/></text:p>
            <text:p><text:s text:c="8"/></text:p>
            <text:p><text:s text:c="8"/></text:p>
            <text:p><text:s text:c="12"/>Denzel Valentine scored a career-high 20 points with nine rebounds, four assists and four 3-pointers in 34 minutes against the Knicks on Wednesday.</text:p>
            <text:p><text:s text:c="8"/></text:p>
            <text:p><text:s text:c="8"/></text:p>
            <text:p><text:s text:c="13"/>This comes on the heels of a career-high 19 points on Monday night, but he still didn't play most of the late minutes in the game with David Nwaba out there. Valentine did hit a huge 3-pointer with 7:42 left in the game to give the Bulls their first lead of the game, and this was one of his better games of the year. The timing of this is interesting because Valentine is fully expected to take a hit in playing time with Zach LaVine (knee) set to make his Bulls debut on Saturday. Despite this great line, Valentine is probably more of a drop than an add.</text:p>
            <text:p><text:s text:c="8"/></text:p>
            <text:p><text:s text:c="8"/></text:p>
            <text:p><text:s text:c="13"/></text:p>
            <text:p><text:s text:c="14"/></text:p>
            <text:p><text:s text:c="13"/>Jan 10 - 10: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un Livingston</text:p>
            <text:p><text:s text:c="17"/></text:p>
            <text:p><text:s text:c="17"/></text:p>
            <text:p><text:s text:c="22"/>- G - <text:s/>Warriors</text:p>
            <text:p><text:s text:c="16"/></text:p>
            <text:p><text:s text:c="17"/></text:p>
            <text:p><text:s text:c="12"/></text:p>
            <text:p><text:s text:c="8"/></text:p>
            <text:p><text:s text:c="8"/></text:p>
            <text:p><text:s text:c="8"/></text:p>
            <text:p><text:s text:c="12"/>Shaun Livingston (hip) is in the Warriors' starting lineup on Wednesday.</text:p>
            <text:p><text:s text:c="8"/></text:p>
            <text:p><text:s text:c="8"/></text:p>
            <text:p><text:s text:c="13"/>Livingston is joined by Nick Young, Kevin Durant, Draymond Green and Zaza Pachulia. Golden State doesn't like to play Livingston heavy minutes, however, so even as a starter we're keeping our expectations in check.</text:p>
            <text:p><text:s text:c="8"/></text:p>
            <text:p><text:s text:c="8"/></text:p>
            <text:p><text:s text:c="13"/></text:p>
            <text:p><text:s text:c="14"/></text:p>
            <text:p><text:s text:c="13"/>Source: Monte Poole on Twitter <text:s text:c="27"/>Jan 10 - 10: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ck Young</text:p>
            <text:p><text:s text:c="17"/></text:p>
            <text:p><text:s text:c="17"/></text:p>
            <text:p><text:s text:c="22"/>- G/F - <text:s/>Warriors</text:p>
            <text:p><text:s text:c="16"/></text:p>
            <text:p><text:s text:c="17"/></text:p>
            <text:p><text:s text:c="12"/></text:p>
            <text:p><text:s text:c="8"/></text:p>
            <text:p><text:s text:c="8"/></text:p>
            <text:p><text:s text:c="8"/></text:p>
            <text:p><text:s text:c="12"/>Nick Young will start vs. the Clippers on Wednesday.</text:p>
            <text:p><text:s text:c="8"/></text:p>
            <text:p><text:s text:c="8"/></text:p>
            <text:p><text:s text:c="13"/>This is Young's first start for the Warriors, and it comes in the absence of Stephen Curry (ankle) and Klay Thompson (rest). He's an interesting DFS punt and streaming option, but this is a very temporary situation.</text:p>
            <text:p><text:s text:c="8"/></text:p>
            <text:p><text:s text:c="8"/></text:p>
            <text:p><text:s text:c="13"/></text:p>
            <text:p><text:s text:c="14"/></text:p>
            <text:p><text:s text:c="13"/>Source: Monte Poole on Twitter <text:s text:c="27"/>Jan 10 - 10: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rrison Barnes</text:p>
            <text:p><text:s text:c="17"/></text:p>
            <text:p><text:s text:c="17"/></text:p>
            <text:p><text:s text:c="22"/>- F - <text:s/>Mavericks</text:p>
            <text:p><text:s text:c="16"/></text:p>
            <text:p><text:s text:c="17"/></text:p>
            <text:p><text:s text:c="12"/></text:p>
            <text:p><text:s text:c="8"/></text:p>
            <text:p><text:s text:c="8"/></text:p>
            <text:p><text:s text:c="8"/></text:p>
            <text:p><text:s text:c="12"/>Harrison Barnes recorded his seventh double-double of the season on Wednesday, scoring 25 points with 11 rebounds in 35 minutes.</text:p>
            <text:p><text:s text:c="8"/></text:p>
            <text:p><text:s text:c="8"/></text:p>
            <text:p><text:s text:c="13"/>Barnes hit 9-of-13 FGs and 4-of-4 FTs with three 3-pointers two assists, one block and zero turnovers as the Mavericks beat the Hornets in Charlotte. <text:s/>He's running hot lately with 21.0 points on 52.5% shooting over his past five games, with enough 3-pointers (2.4) rebounds (5.8) and assists (3.0) to compensate for poor defensive stats. Even with tonight's victory, the Mavs are still 7.0 games out of the playoff picture.</text:p>
            <text:p><text:s text:c="8"/></text:p>
            <text:p><text:s text:c="8"/></text:p>
            <text:p><text:s text:c="13"/></text:p>
            <text:p><text:s text:c="14"/></text:p>
            <text:p><text:s text:c="13"/>Jan 10 - 10: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Yogi Ferrell</text:p>
            <text:p><text:s text:c="17"/></text:p>
            <text:p><text:s text:c="17"/></text:p>
            <text:p><text:s text:c="22"/>- G - <text:s/>Mavericks</text:p>
            <text:p><text:s text:c="16"/></text:p>
            <text:p><text:s text:c="17"/></text:p>
            <text:p><text:s text:c="12"/></text:p>
            <text:p><text:s text:c="8"/></text:p>
            <text:p><text:s text:c="8"/></text:p>
            <text:p><text:s text:c="8"/></text:p>
            <text:p><text:s text:c="12"/>Yogi Ferrell started on Wednesday and posted 22 points on 7-of-10 three-pointers, adding four rebounds, one assist and one steal in 36 minutes of action.</text:p>
            <text:p><text:s text:c="8"/></text:p>
            <text:p><text:s text:c="8"/></text:p>
            <text:p><text:s text:c="13"/>Ferrell started after halftime on Tuesday to give the Mavericks more "speed," according to Rick Carlisle. "[Ferrell] always finds a way to fit in because he goes hard and he maximizes his minutes," he said. "[On Tuesday] we couldn’t have won without him." It's unclear whether Carlisle intends to make this a permanent change, but that's a real possibility given his play over the past few games. Ferrell is a very intriguing pickup while we wait to find out.</text:p>
            <text:p><text:s text:c="8"/></text:p>
            <text:p><text:s text:c="8"/></text:p>
            <text:p><text:s text:c="13"/></text:p>
            <text:p><text:s text:c="14"/></text:p>
            <text:p><text:s text:c="13"/>Source: Fort Worth Star-Telegram <text:s text:c="25"/>Jan 10 - 10: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irk Nowitzki</text:p>
            <text:p><text:s text:c="17"/></text:p>
            <text:p><text:s text:c="17"/></text:p>
            <text:p><text:s text:c="22"/>- F/C - <text:s/>Mavericks</text:p>
            <text:p><text:s text:c="16"/></text:p>
            <text:p><text:s text:c="17"/></text:p>
            <text:p><text:s text:c="12"/></text:p>
            <text:p><text:s text:c="8"/></text:p>
            <text:p><text:s text:c="8"/></text:p>
            <text:p><text:s text:c="8"/></text:p>
            <text:p><text:s text:c="12"/>Dirk Nowitzki finished Wednesday's game with 19 points on 8-of-16 shooting, three 3-pointers, two rebounds, two assists, two steals and zero turnovers in 23 minutes.</text:p>
            <text:p><text:s text:c="8"/></text:p>
            <text:p><text:s text:c="8"/></text:p>
            <text:p><text:s text:c="13"/>As a result, Dallas finished their back-to-back set on Wednesday with an impressive win in Charlotte. Dirk still hasn't missed a game this season and he's been a steal for owners who drafted him despite concerns about his age (39) and the Mavs' likely shift toward player development.</text:p>
            <text:p><text:s text:c="8"/></text:p>
            <text:p><text:s text:c="8"/></text:p>
            <text:p><text:s text:c="13"/></text:p>
            <text:p><text:s text:c="14"/></text:p>
            <text:p><text:s text:c="13"/>Jan 10 - 10: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rik Black</text:p>
            <text:p><text:s text:c="17"/></text:p>
            <text:p><text:s text:c="17"/></text:p>
            <text:p><text:s text:c="22"/>- F/C - <text:s/>Rockets</text:p>
            <text:p><text:s text:c="16"/></text:p>
            <text:p><text:s text:c="17"/></text:p>
            <text:p><text:s text:c="12"/></text:p>
            <text:p><text:s text:c="8"/></text:p>
            <text:p><text:s text:c="8"/></text:p>
            <text:p><text:s text:c="8"/></text:p>
            <text:p><text:s text:c="12"/>Tarik Black exited on Wednesday with a right eye abrasion, finishing with 13 points, five rebounds and two steals in 15 minutes.</text:p>
            <text:p><text:s text:c="8"/></text:p>
            <text:p><text:s text:c="8"/></text:p>
            <text:p><text:s text:c="13"/>Black was shaken up on the play and could be put into the league's concussion protocol, but the initial diagnosis of an abrasion is encouraging. If Black and Nene (knee) are forced to miss games, Houston will really need Clint Capela to stay out of foul trouble.</text:p>
            <text:p><text:s text:c="8"/></text:p>
            <text:p><text:s text:c="8"/></text:p>
            <text:p><text:s text:c="13"/>Related: Nene Hilario</text:p>
            <text:p><text:s text:c="14"/></text:p>
            <text:p><text:s text:c="13"/>Source: Jonathan Feigen on Twitter <text:s text:c="23"/>Jan 10 - 10: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dney Hood</text:p>
            <text:p><text:s text:c="17"/></text:p>
            <text:p><text:s text:c="17"/></text:p>
            <text:p><text:s text:c="22"/>- G/F - <text:s/>Cavaliers</text:p>
            <text:p><text:s text:c="16"/></text:p>
            <text:p><text:s text:c="17"/></text:p>
            <text:p><text:s text:c="12"/></text:p>
            <text:p><text:s text:c="8"/></text:p>
            <text:p><text:s text:c="8"/></text:p>
            <text:p><text:s text:c="8"/></text:p>
            <text:p><text:s text:c="12"/>Rodney Hood was ejected from Wednesday's game after picking up two technical fouls, finishing with seven points, six rebounds and two assists in 15 minutes.</text:p>
            <text:p><text:s text:c="8"/></text:p>
            <text:p><text:s text:c="8"/></text:p>
            <text:p><text:s text:c="13"/>Hood already had one technical and he jawed at the refs again to end the third quarter, which earned him an early exit. He knocked a phone out of a fan's hand after the ejection, so he could get fined, but we doubt he'll face a suspension. It can't hurt to double-check his status, but he should be back to his usual 28-30 minute role vs. Charlotte on Friday.</text:p>
            <text:p><text:s text:c="8"/></text:p>
            <text:p><text:s text:c="8"/></text:p>
            <text:p><text:s text:c="13"/></text:p>
            <text:p><text:s text:c="14"/></text:p>
            <text:p><text:s text:c="13"/>Source: Tony Jones on Twitter <text:s text:c="28"/>Jan 10 - 8: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bazz Napier</text:p>
            <text:p><text:s text:c="17"/></text:p>
            <text:p><text:s text:c="17"/></text:p>
            <text:p><text:s text:c="22"/>- G - <text:s/>Trail Blazers</text:p>
            <text:p><text:s text:c="16"/></text:p>
            <text:p><text:s text:c="17"/></text:p>
            <text:p><text:s text:c="12"/></text:p>
            <text:p><text:s text:c="8"/></text:p>
            <text:p><text:s text:c="8"/></text:p>
            <text:p><text:s text:c="8"/></text:p>
            <text:p><text:s text:c="12"/>Shabazz Napier will come off the Blazers' bench on Wednesday.</text:p>
            <text:p><text:s text:c="8"/></text:p>
            <text:p><text:s text:c="8"/></text:p>
            <text:p><text:s text:c="13"/>No surprise here, as the Blazers welcome Damian Lillard (calf) back into the starting lineup. Dame is expected to be on a minute-limit, though, which could boost Napier's playing time in the short-term.</text:p>
            <text:p><text:s text:c="8"/></text:p>
            <text:p><text:s text:c="8"/></text:p>
            <text:p><text:s text:c="13"/>Related: Damian Lillard</text:p>
            <text:p><text:s text:c="14"/></text:p>
            <text:p><text:s text:c="13"/>Source: Jason Quick on Twitter <text:s text:c="27"/>Jan 10 - 8: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ny Allen</text:p>
            <text:p><text:s text:c="17"/></text:p>
            <text:p><text:s text:c="17"/></text:p>
            <text:p><text:s text:c="22"/>- G/F - <text:s/>Bulls</text:p>
            <text:p><text:s text:c="16"/></text:p>
            <text:p><text:s text:c="17"/></text:p>
            <text:p><text:s text:c="12"/></text:p>
            <text:p><text:s text:c="8"/></text:p>
            <text:p><text:s text:c="8"/></text:p>
            <text:p><text:s text:c="8"/></text:p>
            <text:p><text:s text:c="12"/>Tony Allen (knee) suffered a setback in his recovery from the left fibula fracture and he will be on the sidelines for another 2-4 weeks.</text:p>
            <text:p><text:s text:c="8"/></text:p>
            <text:p><text:s text:c="8"/></text:p>
            <text:p><text:s text:c="13"/>Allen was reportedly on the cusp of a return, but he aggravated the fracture and now he could be out until February. Darius Miller and Dante Cunningham will continue to split his minutes, but neither of those guys are worth owning in most leagues.</text:p>
            <text:p><text:s text:c="8"/></text:p>
            <text:p><text:s text:c="8"/></text:p>
            <text:p><text:s text:c="13"/></text:p>
            <text:p><text:s text:c="14"/></text:p>
            <text:p><text:s text:c="13"/>Source: Jennifer Hale on Twitter <text:s text:c="25"/>Jan 10 - 7: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abari Parker</text:p>
            <text:p><text:s text:c="17"/></text:p>
            <text:p><text:s text:c="17"/></text:p>
            <text:p><text:s text:c="22"/>- F - <text:s/>Bucks</text:p>
            <text:p><text:s text:c="16"/></text:p>
            <text:p><text:s text:c="17"/></text:p>
            <text:p><text:s text:c="12"/></text:p>
            <text:p><text:s text:c="8"/></text:p>
            <text:p><text:s text:c="8"/></text:p>
            <text:p><text:s text:c="8"/></text:p>
            <text:p><text:s text:c="12"/>Jason Kidd said he's hopeful to get Jabari Parker (knee) back to the floor the week before the All-Star break.</text:p>
            <text:p><text:s text:c="8"/></text:p>
            <text:p><text:s text:c="8"/></text:p>
            <text:p><text:s text:c="13"/>Parker has been ramping up his activities recently, getting through full contact, 5-on-5 work with Milwaukee's G-League affiliate, and him getting out there prior to the All-Star break would be an impressive achievement. That said, he's suffered two ACL tears to the same knee over a three-year span, so he'll assuredly be dealing with a plethora of restrictions early, and back-to-back sets will likely be a season-long issue. He has enough upside to justify a stash in deep leagues, but know that he might not even be worth using in fantasy hoops until March.</text:p>
            <text:p><text:s text:c="8"/></text:p>
            <text:p><text:s text:c="8"/></text:p>
            <text:p><text:s text:c="13"/></text:p>
            <text:p><text:s text:c="14"/></text:p>
            <text:p><text:s text:c="13"/>Source: Stephen Watson on Twitter <text:s text:c="24"/>Jan 10 - 7: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us Jones</text:p>
            <text:p><text:s text:c="17"/></text:p>
            <text:p><text:s text:c="17"/></text:p>
            <text:p><text:s text:c="22"/>- G - <text:s/>Timberwolves</text:p>
            <text:p><text:s text:c="16"/></text:p>
            <text:p><text:s text:c="17"/></text:p>
            <text:p><text:s text:c="12"/></text:p>
            <text:p><text:s text:c="8"/></text:p>
            <text:p><text:s text:c="8"/></text:p>
            <text:p><text:s text:c="8"/></text:p>
            <text:p><text:s text:c="12"/>Tyus Jones is expected to come off the bench with Jeff Teague (knee) starting on Wednesday.</text:p>
            <text:p><text:s text:c="8"/></text:p>
            <text:p><text:s text:c="8"/></text:p>
            <text:p><text:s text:c="13"/>Jones' recent stint as a starter wasn't exactly a goldmine for fantasy purposes, and he takes a big hit with Teague back in action. Check back after the game to see how he fared.</text:p>
            <text:p><text:s text:c="8"/></text:p>
            <text:p><text:s text:c="8"/></text:p>
            <text:p><text:s text:c="13"/>Related: Jeff Teague</text:p>
            <text:p><text:s text:c="14"/></text:p>
            <text:p><text:s text:c="13"/>Source: Jace Frederick on Twitter <text:s text:c="24"/>Jan 10 - 7: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Teague</text:p>
            <text:p><text:s text:c="17"/></text:p>
            <text:p><text:s text:c="17"/></text:p>
            <text:p><text:s text:c="22"/>- G - <text:s/>Timberwolves</text:p>
            <text:p><text:s text:c="16"/></text:p>
            <text:p><text:s text:c="17"/></text:p>
            <text:p><text:s text:c="12"/></text:p>
            <text:p><text:s text:c="8"/></text:p>
            <text:p><text:s text:c="8"/></text:p>
            <text:p><text:s text:c="8"/></text:p>
            <text:p><text:s text:c="12"/>Jeff Teague (knee) will be in the starting lineup for Wednesday's game against the Thunder.</text:p>
            <text:p><text:s text:c="8"/></text:p>
            <text:p><text:s text:c="8"/></text:p>
            <text:p><text:s text:c="13"/>With Teague back in action, Tyus Jones will likely return to the bench, and Jones value will take a massive hit with the move back to the second unit. We haven't had any word on a minutes limit for Teague, but it's worth pointing out that he logged 34 minutes in his return from a four-game absence earlier in the year (oddly enough that game was also against OKC), so he's probably safe to activate in season-long settings.</text:p>
            <text:p><text:s text:c="8"/></text:p>
            <text:p><text:s text:c="8"/></text:p>
            <text:p><text:s text:c="13"/>Related: Tyus Jones</text:p>
            <text:p><text:s text:c="14"/></text:p>
            <text:p><text:s text:c="13"/>Source: Jace Frederick on Twitter <text:s text:c="24"/>Jan 10 - 7: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ayne Selden</text:p>
            <text:p><text:s text:c="17"/></text:p>
            <text:p><text:s text:c="17"/></text:p>
            <text:p><text:s text:c="22"/>- G - <text:s/>Grizzlies</text:p>
            <text:p><text:s text:c="16"/></text:p>
            <text:p><text:s text:c="17"/></text:p>
            <text:p><text:s text:c="12"/></text:p>
            <text:p><text:s text:c="8"/></text:p>
            <text:p><text:s text:c="8"/></text:p>
            <text:p><text:s text:c="8"/></text:p>
            <text:p><text:s text:c="12"/>Wayne Selden is listed as the starter for Memphis on Wednesday.</text:p>
            <text:p><text:s text:c="8"/></text:p>
            <text:p><text:s text:c="8"/></text:p>
            <text:p><text:s text:c="13"/>Andrew Harrison (shoulder) was deemed 'probable' to play tonight, though, so maybe he's just coming off the bench vs. the Pelicans.</text:p>
            <text:p><text:s text:c="8"/></text:p>
            <text:p><text:s text:c="8"/></text:p>
            <text:p><text:s text:c="13"/>Related: Andrew Harrison</text:p>
            <text:p><text:s text:c="14"/></text:p>
            <text:p><text:s text:c="13"/>Source: Will Guillory on Twitter <text:s text:c="25"/>Jan 10 - 7: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Lowry</text:p>
            <text:p><text:s text:c="17"/></text:p>
            <text:p><text:s text:c="17"/></text:p>
            <text:p><text:s text:c="22"/>- G - <text:s/>Raptors</text:p>
            <text:p><text:s text:c="16"/></text:p>
            <text:p><text:s text:c="17"/></text:p>
            <text:p><text:s text:c="12"/></text:p>
            <text:p><text:s text:c="8"/></text:p>
            <text:p><text:s text:c="8"/></text:p>
            <text:p><text:s text:c="8"/></text:p>
            <text:p><text:s text:c="12"/>Masai Ujiri hinted that Kyle Lowry (bruised tailbone) could miss the next two games for Toronto.</text:p>
            <text:p><text:s text:c="8"/></text:p>
            <text:p><text:s text:c="8"/></text:p>
            <text:p><text:s text:c="13"/>Ujiri said that Lowry is still in a lot of pain and that the Raptors will be "smart" with bringing him back from this injury, so it sounds like there's a decent chance he'll be watching from the sidelines on Thursday against the Cavs and Saturday against the Warriors. Delon Wright should continue to start in his absence with Fred VanVleet backing him up, with DeMar DeRozan's usage going into the ridiculous range.</text:p>
            <text:p><text:s text:c="8"/></text:p>
            <text:p><text:s text:c="8"/></text:p>
            <text:p><text:s text:c="13"/>Related: DeMar DeRozan, Fred VanVleet</text:p>
            <text:p><text:s text:c="14"/></text:p>
            <text:p><text:s text:c="13"/>Source: Josh Lewenberg on Twitter <text:s text:c="24"/>Jan 10 - 7: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eggie Bullock</text:p>
            <text:p><text:s text:c="17"/></text:p>
            <text:p><text:s text:c="17"/></text:p>
            <text:p><text:s text:c="22"/>- G/F - <text:s/>Pistons</text:p>
            <text:p><text:s text:c="16"/></text:p>
            <text:p><text:s text:c="17"/></text:p>
            <text:p><text:s text:c="12"/></text:p>
            <text:p><text:s text:c="8"/></text:p>
            <text:p><text:s text:c="8"/></text:p>
            <text:p><text:s text:c="8"/></text:p>
            <text:p><text:s text:c="12"/>Reggie Bullock will start vs. the Nets on Wednesday.</text:p>
            <text:p><text:s text:c="8"/></text:p>
            <text:p><text:s text:c="8"/></text:p>
            <text:p><text:s text:c="13"/>Bullock came off the bench after halftime on Monday but he'll stick with the starters vs. the smaller Nets tonight.</text:p>
            <text:p><text:s text:c="8"/></text:p>
            <text:p><text:s text:c="8"/></text:p>
            <text:p><text:s text:c="13"/></text:p>
            <text:p><text:s text:c="14"/></text:p>
            <text:p><text:s text:c="13"/>Source: Detroit Pistons on Twitter <text:s text:c="23"/>Jan 10 - 7: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Yogi Ferrell</text:p>
            <text:p><text:s text:c="17"/></text:p>
            <text:p><text:s text:c="17"/></text:p>
            <text:p><text:s text:c="22"/>- G - <text:s/>Mavericks</text:p>
            <text:p><text:s text:c="16"/></text:p>
            <text:p><text:s text:c="17"/></text:p>
            <text:p><text:s text:c="12"/></text:p>
            <text:p><text:s text:c="8"/></text:p>
            <text:p><text:s text:c="8"/></text:p>
            <text:p><text:s text:c="8"/></text:p>
            <text:p><text:s text:c="12"/>Yogi Ferrell has been inserted into the starting lineup Wednesday vs. Charlotte, replacing Maxi Kleber.</text:p>
            <text:p><text:s text:c="8"/></text:p>
            <text:p><text:s text:c="8"/></text:p>
            <text:p><text:s text:c="13"/>Yogi is coming off one of his best games of the season. He tallied 15 points, eight rebounds and four assists in 33 minutes in Tuesday's win over Orlando. He also started the second half of this contest. Ferrell has started 14 games for the Mavs previously this season and, averaging 11.8 points, 3.6 rebounds and 3.4 assists in 33.5 minutes across those 14 starts.</text:p>
            <text:p><text:s text:c="8"/></text:p>
            <text:p><text:s text:c="8"/></text:p>
            <text:p><text:s text:c="13"/></text:p>
            <text:p><text:s text:c="14"/></text:p>
            <text:p><text:s text:c="13"/>Source: Chuck Cooperstein on Twitter <text:s text:c="21"/>Jan 10 - 7: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xi Kleber</text:p>
            <text:p><text:s text:c="17"/></text:p>
            <text:p><text:s text:c="17"/></text:p>
            <text:p><text:s text:c="22"/>- F - <text:s/>Mavericks</text:p>
            <text:p><text:s text:c="16"/></text:p>
            <text:p><text:s text:c="17"/></text:p>
            <text:p><text:s text:c="12"/></text:p>
            <text:p><text:s text:c="8"/></text:p>
            <text:p><text:s text:c="8"/></text:p>
            <text:p><text:s text:c="8"/></text:p>
            <text:p><text:s text:c="12"/>Maxi Kleber will come off the Mavericks' bench on Wednesday.</text:p>
            <text:p><text:s text:c="8"/></text:p>
            <text:p><text:s text:c="8"/></text:p>
            <text:p><text:s text:c="13"/>Rick Carlisle made the switch to start Yogi Ferrell at halftime on Tuesday and it sparked the Mavs to a win vs. Orlando, so he'll stick with what's working. Kleber was already scuffling along as a liability in most leagues, so he's an easy guy to cut.</text:p>
            <text:p><text:s text:c="8"/></text:p>
            <text:p><text:s text:c="8"/></text:p>
            <text:p><text:s text:c="13"/>Related: Yogi Ferrell</text:p>
            <text:p><text:s text:c="14"/></text:p>
            <text:p><text:s text:c="13"/>Source: Chuck Cooperstein on Twitter <text:s text:c="21"/>Jan 10 - 7: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il Wilson</text:p>
            <text:p><text:s text:c="17"/></text:p>
            <text:p><text:s text:c="17"/></text:p>
            <text:p><text:s text:c="22"/>- F - <text:s/>Lakers</text:p>
            <text:p><text:s text:c="16"/></text:p>
            <text:p><text:s text:c="17"/></text:p>
            <text:p><text:s text:c="12"/></text:p>
            <text:p><text:s text:c="8"/></text:p>
            <text:p><text:s text:c="8"/></text:p>
            <text:p><text:s text:c="8"/></text:p>
            <text:p><text:s text:c="12"/>The Lakers will no longer be signing F Jamil Wilson to a 10-day contract.</text:p>
            <text:p><text:s text:c="8"/></text:p>
            <text:p><text:s text:c="8"/></text:p>
            <text:p><text:s text:c="13"/>Wilson is currently involved in a civil suit in Los Angeles, so while he's working out the legal issues, the Lakers will rescind their 10-day contract offer.</text:p>
            <text:p><text:s text:c="8"/></text:p>
            <text:p><text:s text:c="8"/></text:p>
            <text:p><text:s text:c="13"/></text:p>
            <text:p><text:s text:c="14"/></text:p>
            <text:p><text:s text:c="13"/>Source: Adrian Wojnarowski on Twitter <text:s text:c="20"/>Jan 10 - 6: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lly Oubre</text:p>
            <text:p><text:s text:c="17"/></text:p>
            <text:p><text:s text:c="17"/></text:p>
            <text:p><text:s text:c="22"/>- F - <text:s/>Wizards</text:p>
            <text:p><text:s text:c="16"/></text:p>
            <text:p><text:s text:c="17"/></text:p>
            <text:p><text:s text:c="12"/></text:p>
            <text:p><text:s text:c="8"/></text:p>
            <text:p><text:s text:c="8"/></text:p>
            <text:p><text:s text:c="8"/></text:p>
            <text:p><text:s text:c="12"/>Kelly Oubre will be bumped back to the bench with Otto Porter returning to the starting lineup Wednesday vs. Utah.</text:p>
            <text:p><text:s text:c="8"/></text:p>
            <text:p><text:s text:c="8"/></text:p>
            <text:p><text:s text:c="13"/>Oubre started in place of Porter on Saturday vs. Milwaukee and finished with 14 points on 3-of-6 shooting, including 2-of-5 from behind the 3-point line, in 31 minutes. Oubre has minimal fantasy value as long as Porter is healthy.</text:p>
            <text:p><text:s text:c="8"/></text:p>
            <text:p><text:s text:c="8"/></text:p>
            <text:p><text:s text:c="13"/></text:p>
            <text:p><text:s text:c="14"/></text:p>
            <text:p><text:s text:c="13"/>Source: Wizards PR on Twitter <text:s text:c="28"/>Jan 10 - 6: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io Hezonja</text:p>
            <text:p><text:s text:c="17"/></text:p>
            <text:p><text:s text:c="17"/></text:p>
            <text:p><text:s text:c="22"/>- F - <text:s/>Magic</text:p>
            <text:p><text:s text:c="16"/></text:p>
            <text:p><text:s text:c="17"/></text:p>
            <text:p><text:s text:c="12"/></text:p>
            <text:p><text:s text:c="8"/></text:p>
            <text:p><text:s text:c="8"/></text:p>
            <text:p><text:s text:c="8"/></text:p>
            <text:p><text:s text:c="12"/>Mario Hezonja will come off the bench Wednesday against the Bucks.</text:p>
            <text:p><text:s text:c="8"/></text:p>
            <text:p><text:s text:c="8"/></text:p>
            <text:p><text:s text:c="13"/>With all the Magic forwards healthy, Hezonja might not even see his minutes reach the 20-minute mark tonight, so he's not a great target in most leagues.</text:p>
            <text:p><text:s text:c="8"/></text:p>
            <text:p><text:s text:c="8"/></text:p>
            <text:p><text:s text:c="13"/></text:p>
            <text:p><text:s text:c="14"/></text:p>
            <text:p><text:s text:c="13"/>Source: John Denton on Twitter <text:s text:c="27"/>Jan 10 - 6: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Gordon</text:p>
            <text:p><text:s text:c="17"/></text:p>
            <text:p><text:s text:c="17"/></text:p>
            <text:p><text:s text:c="22"/>- F - <text:s/>Magic</text:p>
            <text:p><text:s text:c="16"/></text:p>
            <text:p><text:s text:c="17"/></text:p>
            <text:p><text:s text:c="12"/></text:p>
            <text:p><text:s text:c="8"/></text:p>
            <text:p><text:s text:c="8"/></text:p>
            <text:p><text:s text:c="8"/></text:p>
            <text:p><text:s text:c="12"/>Aaron Gordon will return to the starting lineup for Wednesday's game against the Bucks, sending Mario Hezonja back to the bench.</text:p>
            <text:p><text:s text:c="8"/></text:p>
            <text:p><text:s text:c="8"/></text:p>
            <text:p><text:s text:c="13"/>Gordon was benched on Tuesday because he showed up late for the team plane on Monday, but he'll be back in his usual spot in the starting lineup tonight and he'll be joined by Elfrid Payton, Evan Fournier, Jonathon Simmons and Bismack Biyombo. Feel free to get Gordon active.</text:p>
            <text:p><text:s text:c="8"/></text:p>
            <text:p><text:s text:c="8"/></text:p>
            <text:p><text:s text:c="13"/>Related: Jonathon Simmons, Bismack Biyombo, Evan Fournier, Elfrid Payton, Mario Hezonja</text:p>
            <text:p><text:s text:c="14"/></text:p>
            <text:p><text:s text:c="13"/>Source: John Denton on Twitter <text:s text:c="27"/>Jan 10 - 6: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Johnson</text:p>
            <text:p><text:s text:c="17"/></text:p>
            <text:p><text:s text:c="17"/></text:p>
            <text:p><text:s text:c="22"/>- G - <text:s/>Heat</text:p>
            <text:p><text:s text:c="16"/></text:p>
            <text:p><text:s text:c="17"/></text:p>
            <text:p><text:s text:c="12"/></text:p>
            <text:p><text:s text:c="8"/></text:p>
            <text:p><text:s text:c="8"/></text:p>
            <text:p><text:s text:c="8"/></text:p>
            <text:p><text:s text:c="12"/>Updating a previous item, Tyler Johnson (shoulder) has been cleared and is now available to play Wednesday vs. Indiana.</text:p>
            <text:p><text:s text:c="8"/></text:p>
            <text:p><text:s text:c="8"/></text:p>
            <text:p><text:s text:c="13"/>It was initially announced that Johnson had been ruled out of this contest. It's unknown how many minutes Johnson will log off the Miami bench, but it's probably safe to assume he'll see less than usual. Nonetheless, with Johnson back in the rotation, Goran Dragic, Josh Richardson and Wayne Ellington are less appealing in DFS formats.</text:p>
            <text:p><text:s text:c="8"/></text:p>
            <text:p><text:s text:c="8"/></text:p>
            <text:p><text:s text:c="13"/></text:p>
            <text:p><text:s text:c="14"/></text:p>
            <text:p><text:s text:c="13"/>Source: Mike Inglis on Twitter <text:s text:c="27"/>Jan 10 - 6: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habo Sefolosha</text:p>
            <text:p><text:s text:c="17"/></text:p>
            <text:p><text:s text:c="17"/></text:p>
            <text:p><text:s text:c="22"/>- G/F - <text:s/>Jazz</text:p>
            <text:p><text:s text:c="16"/></text:p>
            <text:p><text:s text:c="17"/></text:p>
            <text:p><text:s text:c="12"/></text:p>
            <text:p><text:s text:c="8"/></text:p>
            <text:p><text:s text:c="8"/></text:p>
            <text:p><text:s text:c="8"/></text:p>
            <text:p><text:s text:c="12"/>Thabo Sefolosha will come off the bench for Wednesday's game against the Wizards.</text:p>
            <text:p><text:s text:c="8"/></text:p>
            <text:p><text:s text:c="8"/></text:p>
            <text:p><text:s text:c="13"/>As a reserve this season, Sefolosha has posted averages of 8.1 points, 3.8 boards and 1.2 steals per game, which is a fairly large dropoff in production from his starter numbers. He's not a great target in most leagues tonight with a tough matchup and diminished role.</text:p>
            <text:p><text:s text:c="8"/></text:p>
            <text:p><text:s text:c="8"/></text:p>
            <text:p><text:s text:c="13"/></text:p>
            <text:p><text:s text:c="14"/></text:p>
            <text:p><text:s text:c="13"/>Source: Candace Buckner on Twitter <text:s text:c="23"/>Jan 10 - 6: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te Cunningham</text:p>
            <text:p><text:s text:c="17"/></text:p>
            <text:p><text:s text:c="17"/></text:p>
            <text:p><text:s text:c="22"/>- F - <text:s/>Nets</text:p>
            <text:p><text:s text:c="16"/></text:p>
            <text:p><text:s text:c="17"/></text:p>
            <text:p><text:s text:c="12"/></text:p>
            <text:p><text:s text:c="8"/></text:p>
            <text:p><text:s text:c="8"/></text:p>
            <text:p><text:s text:c="8"/></text:p>
            <text:p><text:s text:c="12"/>Dante Cunningham will move into the starting lineup for Wednesday's game against the Grizzlies, with Anthony Davis (ankle) unavailable.</text:p>
            <text:p><text:s text:c="8"/></text:p>
            <text:p><text:s text:c="8"/></text:p>
            <text:p><text:s text:c="13"/>As a starter this season, Cunningham has posted measly averages of 5.9 points and 4.4 rebounds on 39.8% shooting, so he's not a viable target in most leagues despite the increased opportunity.</text:p>
            <text:p><text:s text:c="8"/></text:p>
            <text:p><text:s text:c="8"/></text:p>
            <text:p><text:s text:c="13"/></text:p>
            <text:p><text:s text:c="14"/></text:p>
            <text:p><text:s text:c="13"/>Source: Daniel Sallerson on Twitter <text:s text:c="22"/>Jan 10 - 6: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Anthony Davis</text:p>
            <text:p><text:s text:c="17"/></text:p>
            <text:p><text:s text:c="17"/></text:p>
            <text:p><text:s text:c="22"/>- F/C - <text:s/>Pelicans</text:p>
            <text:p><text:s text:c="16"/></text:p>
            <text:p><text:s text:c="17"/></text:p>
            <text:p><text:s text:c="12"/></text:p>
            <text:p><text:s text:c="8"/></text:p>
            <text:p><text:s text:c="8"/></text:p>
            <text:p><text:s text:c="8"/></text:p>
            <text:p><text:s text:c="12"/>Anthony Davis (ankle) will sit out Wednesday's game against the Grizzlies, and Dante Cunningham will start in his place.</text:p>
            <text:p><text:s text:c="8"/></text:p>
            <text:p><text:s text:c="8"/></text:p>
            <text:p><text:s text:c="13"/>While Cunningham will get the start, he rarely brings meaningful statistics to the box score regardless of his minutes allotment, so he's still not a great target in most leagues. Per nbawowy.com, with Davis off the court, DeMarcus Cousins' usage rate spikes to 38.2, so he'll be a very attractive DFS target today. The Pelicans play again on Friday against Portland, and for now, we'll be considering Davis questionable for that one.</text:p>
            <text:p><text:s text:c="8"/></text:p>
            <text:p><text:s text:c="8"/></text:p>
            <text:p><text:s text:c="13"/>Related: DeMarcus Cousins, Dante Cunningham</text:p>
            <text:p><text:s text:c="14"/></text:p>
            <text:p><text:s text:c="13"/>Source: Daniel Sallerson on Twitter <text:s text:c="22"/>Jan 10 - 6: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right calf strain) will play Wednesday vs. the Rockets, but coach Terry Stotts said that Lillard will "probably" have a minutes limit.</text:p>
            <text:p><text:s text:c="8"/></text:p>
            <text:p><text:s text:c="8"/></text:p>
            <text:p><text:s text:c="13"/>Lillard missed each of the Blazers last two games but returns with a favorable fantasy matchup against the fast-paced Rockets. However, with a possible minutes limit looming, Lillard is a risky DFS option. Shabazz Napier gets bumped back to the bench, and back to waivers in standard fantasy leagues, with Dame healthy.</text:p>
            <text:p><text:s text:c="8"/></text:p>
            <text:p><text:s text:c="8"/></text:p>
            <text:p><text:s text:c="13"/>Related: Shabazz Napier</text:p>
            <text:p><text:s text:c="14"/></text:p>
            <text:p><text:s text:c="13"/>Source: Casey Holdahl on Twitter <text:s text:c="25"/>Jan 10 - 6: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s Jerebko</text:p>
            <text:p><text:s text:c="17"/></text:p>
            <text:p><text:s text:c="17"/></text:p>
            <text:p><text:s text:c="22"/>- F - <text:s/>Jazz</text:p>
            <text:p><text:s text:c="16"/></text:p>
            <text:p><text:s text:c="17"/></text:p>
            <text:p><text:s text:c="12"/></text:p>
            <text:p><text:s text:c="8"/></text:p>
            <text:p><text:s text:c="8"/></text:p>
            <text:p><text:s text:c="8"/></text:p>
            <text:p><text:s text:c="12"/>Jonas Jerebko will replace Thabo Sefolosha in the starting lineup for Wednesday's game against the Wizards.</text:p>
            <text:p><text:s text:c="8"/></text:p>
            <text:p><text:s text:c="8"/></text:p>
            <text:p><text:s text:c="13"/>Derrick Favors (ankle) is unavailable for Wednesday's game, so the Jazz will roll out a starting five featuring Ricky Rubio, Donovan Mitchell, Joe Ingles, Jerebko and Ekpe Udoh. As a starter this season, Jerebko has posted averages of 9.1 points, 4.0 boards, 1.4 triples and 1.1 assists per contest, so he's basically just a low-end streaming option in deep leagues.</text:p>
            <text:p><text:s text:c="8"/></text:p>
            <text:p><text:s text:c="8"/></text:p>
            <text:p><text:s text:c="13"/>Related: Derrick Favors, Ekpe Udoh, Thabo Sefolosha, Ricky Rubio, Donovan Mitchell</text:p>
            <text:p><text:s text:c="14"/></text:p>
            <text:p><text:s text:c="13"/>Source: Candace Buckner on Twitter <text:s text:c="23"/>Jan 10 - 6: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kpe Udoh</text:p>
            <text:p><text:s text:c="17"/></text:p>
            <text:p><text:s text:c="17"/></text:p>
            <text:p><text:s text:c="22"/>- F/C - <text:s/>Jazz</text:p>
            <text:p><text:s text:c="16"/></text:p>
            <text:p><text:s text:c="17"/></text:p>
            <text:p><text:s text:c="12"/></text:p>
            <text:p><text:s text:c="8"/></text:p>
            <text:p><text:s text:c="8"/></text:p>
            <text:p><text:s text:c="8"/></text:p>
            <text:p><text:s text:c="12"/>Ekpe Udoh will start Wednesday vs. the Wizards.</text:p>
            <text:p><text:s text:c="8"/></text:p>
            <text:p><text:s text:c="8"/></text:p>
            <text:p><text:s text:c="13"/>The Jazz are shorthanded up front, as Derrick Favors (right ankle sprain) was unexpectedly ruled out of Wednesday' contest. Udoh has a chance to log heavy minutes. In his two previous starts this season, Udoh averaged 6.0 points, 6.0 rebounds and 3.5 blocks in 29.9 minutes.</text:p>
            <text:p><text:s text:c="8"/></text:p>
            <text:p><text:s text:c="8"/></text:p>
            <text:p><text:s text:c="13"/></text:p>
            <text:p><text:s text:c="14"/></text:p>
            <text:p><text:s text:c="13"/>Source: Candace Buckner on Twitter <text:s text:c="23"/>Jan 10 - 6: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Jones Jr.</text:p>
            <text:p><text:s text:c="17"/></text:p>
            <text:p><text:s text:c="17"/></text:p>
            <text:p><text:s text:c="22"/>- F - <text:s/>Heat</text:p>
            <text:p><text:s text:c="16"/></text:p>
            <text:p><text:s text:c="17"/></text:p>
            <text:p><text:s text:c="12"/></text:p>
            <text:p><text:s text:c="8"/></text:p>
            <text:p><text:s text:c="8"/></text:p>
            <text:p><text:s text:c="8"/></text:p>
            <text:p><text:s text:c="12"/>Derrick Jones Jr. will remain in the starting lineup for Wednesday's game against the Pacers, with Tyler Johnson (shoulder) unavailable.</text:p>
            <text:p><text:s text:c="8"/></text:p>
            <text:p><text:s text:c="8"/></text:p>
            <text:p><text:s text:c="13"/>Jones Jr. got the start on Tuesday but finished with just eight points, five boards, one assist and two swats in 28 minutes, so he's really only a low-end streamer in deep leagues. Joining Jones Jr. in the starting five will be Goran Dragic, Josh Richardson, Kelly Olynyk and Hassan Whiteside.</text:p>
            <text:p><text:s text:c="8"/></text:p>
            <text:p><text:s text:c="8"/></text:p>
            <text:p><text:s text:c="13"/>Related: Goran Dragic, Hassan Whiteside, Kelly Olynyk, Josh Richardson</text:p>
            <text:p><text:s text:c="14"/></text:p>
            <text:p><text:s text:c="13"/>Source: Miami Heat on Twitter <text:s text:c="28"/>Jan 10 - 6: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mantas Sabonis</text:p>
            <text:p><text:s text:c="17"/></text:p>
            <text:p><text:s text:c="17"/></text:p>
            <text:p><text:s text:c="22"/>- F/C - <text:s/>Pacers</text:p>
            <text:p><text:s text:c="16"/></text:p>
            <text:p><text:s text:c="17"/></text:p>
            <text:p><text:s text:c="12"/></text:p>
            <text:p><text:s text:c="8"/></text:p>
            <text:p><text:s text:c="8"/></text:p>
            <text:p><text:s text:c="8"/></text:p>
            <text:p><text:s text:c="12"/>Domantas Sabonis (wrist) will be in the starting lineup for Wednesday's game against the Heat, with Myles Turner (elbow) unavailable.</text:p>
            <text:p><text:s text:c="8"/></text:p>
            <text:p><text:s text:c="8"/></text:p>
            <text:p><text:s text:c="13"/>Sabonis will be starting for at least the next two games with Turner unavailable, and with averages of 12.9 points, 11.0 rebounds, 3.3 dimes, 0.5 blocks and 2.4 turnovers per game as a starter this season, he'll be someone to think about in DFS. Head coach Nate McMillan also said he expects Al Jefferson to get back into the rotation tonight, but he's not a viable target in most leagues.</text:p>
            <text:p><text:s text:c="8"/></text:p>
            <text:p><text:s text:c="8"/></text:p>
            <text:p><text:s text:c="13"/>Related: Myles Turner, Al Jefferson</text:p>
            <text:p><text:s text:c="14"/></text:p>
            <text:p><text:s text:c="13"/>Source: Clifton Brown on Twitter <text:s text:c="25"/>Jan 10 - 6: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Nikola Mirotic (illness) has been ruled out of Wednesday's game vs. the Knicks.</text:p>
            <text:p><text:s text:c="8"/></text:p>
            <text:p><text:s text:c="8"/></text:p>
            <text:p><text:s text:c="13"/>This will be the second straight game Mirotic has missed due to a stomach bug. Lauri Markkanen and Bobby Portis will both see an uptick in minutes on Wednesday. Portis scored 22 points and grabbed four boards in 33 minutes off the bench Monday vs. Rockets. Markkanen had 16 points and eight boards in 35 minutes.</text:p>
            <text:p><text:s text:c="8"/></text:p>
            <text:p><text:s text:c="8"/></text:p>
            <text:p><text:s text:c="13"/>Related: Bobby Portis, Lauri Markkanen</text:p>
            <text:p><text:s text:c="14"/></text:p>
            <text:p><text:s text:c="13"/>Source: K.C. Johnson on Twitter <text:s text:c="26"/>Jan 10 - 6: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Beasley</text:p>
            <text:p><text:s text:c="17"/></text:p>
            <text:p><text:s text:c="17"/></text:p>
            <text:p><text:s text:c="22"/>- F - <text:s/>Knicks</text:p>
            <text:p><text:s text:c="16"/></text:p>
            <text:p><text:s text:c="17"/></text:p>
            <text:p><text:s text:c="12"/></text:p>
            <text:p><text:s text:c="8"/></text:p>
            <text:p><text:s text:c="8"/></text:p>
            <text:p><text:s text:c="8"/></text:p>
            <text:p><text:s text:c="12"/>Michael Beasley (ankle) will play Wednesday vs. the Bulls.</text:p>
            <text:p><text:s text:c="8"/></text:p>
            <text:p><text:s text:c="8"/></text:p>
            <text:p><text:s text:c="13"/>Beasley ends up missing just one game after twisting his ankle last Friday vs. the Heat. Let's hope the short absence doesn't cool him off. Over his previous 11 appearances, Beasley is averaging 18.5 points, 7.5 rebounds, 2.1 assists, 0.9 steals and 0.8 blocks in just 24.8 minutes, while shooting 54.7 percent from the floor and 50 percent from 3-point territory.</text:p>
            <text:p><text:s text:c="8"/></text:p>
            <text:p><text:s text:c="8"/></text:p>
            <text:p><text:s text:c="13"/></text:p>
            <text:p><text:s text:c="14"/></text:p>
            <text:p><text:s text:c="13"/>Source: Ian Begley on Twitter <text:s text:c="28"/>Jan 10 - 5: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Johnson</text:p>
            <text:p><text:s text:c="17"/></text:p>
            <text:p><text:s text:c="17"/></text:p>
            <text:p><text:s text:c="22"/>- G - <text:s/>Heat</text:p>
            <text:p><text:s text:c="16"/></text:p>
            <text:p><text:s text:c="17"/></text:p>
            <text:p><text:s text:c="12"/></text:p>
            <text:p><text:s text:c="8"/></text:p>
            <text:p><text:s text:c="8"/></text:p>
            <text:p><text:s text:c="8"/></text:p>
            <text:p><text:s text:c="12"/>Tyler Johnson (shoulder) has been ruled out for Wednesday's game in Indiana.</text:p>
            <text:p><text:s text:c="8"/></text:p>
            <text:p><text:s text:c="8"/></text:p>
            <text:p><text:s text:c="13"/>This will be Johnson's second straight game on the sidelines after he tweaked his shoulder while going through a ballhandling exercise at Tuesday morning's shootaround, and for now, we'll consider him questionable for Sunday's game against the Bucks. With Johnson watching from the sidelines tonight, Derrick Jones Jr. will get another opportunity to start and Goran Dragic could again be flirting with around 40 minutes.</text:p>
            <text:p><text:s text:c="8"/></text:p>
            <text:p><text:s text:c="8"/></text:p>
            <text:p><text:s text:c="13"/>Related: Derrick Jones Jr., Goran Dragic</text:p>
            <text:p><text:s text:c="14"/></text:p>
            <text:p><text:s text:c="13"/>Source: Miami Heat on Twitter <text:s text:c="28"/>Jan 10 - 5: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Favors</text:p>
            <text:p><text:s text:c="17"/></text:p>
            <text:p><text:s text:c="17"/></text:p>
            <text:p><text:s text:c="22"/>- F/C - <text:s/>Jazz</text:p>
            <text:p><text:s text:c="16"/></text:p>
            <text:p><text:s text:c="17"/></text:p>
            <text:p><text:s text:c="12"/></text:p>
            <text:p><text:s text:c="8"/></text:p>
            <text:p><text:s text:c="8"/></text:p>
            <text:p><text:s text:c="8"/></text:p>
            <text:p><text:s text:c="12"/>Derrick Favors (right ankle sprain) will not play Wednesday vs. the Wizards.</text:p>
            <text:p><text:s text:c="8"/></text:p>
            <text:p><text:s text:c="8"/></text:p>
            <text:p><text:s text:c="13"/>This is very surprising news, as Favors has been able to practice this week and was listed as probable on the injury report. The Jazz are still without Rudy Gobert (knee), so they are very thin upfront. Jonas Jerebko, Ekpe Udoh and Thabo Sefolosha should all be expected to see an uptick in minutes on Wednesday. The Jazz will also likely be forced to play a lot of 'small ball' with undersized lineups.</text:p>
            <text:p><text:s text:c="8"/></text:p>
            <text:p><text:s text:c="8"/></text:p>
            <text:p><text:s text:c="13"/></text:p>
            <text:p><text:s text:c="14"/></text:p>
            <text:p><text:s text:c="13"/>Source: David Locke <text:s text:c="38"/>Jan 10 - 5: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aul Neto</text:p>
            <text:p><text:s text:c="17"/></text:p>
            <text:p><text:s text:c="17"/></text:p>
            <text:p><text:s text:c="22"/>- G - <text:s/>Jazz</text:p>
            <text:p><text:s text:c="16"/></text:p>
            <text:p><text:s text:c="17"/></text:p>
            <text:p><text:s text:c="12"/></text:p>
            <text:p><text:s text:c="8"/></text:p>
            <text:p><text:s text:c="8"/></text:p>
            <text:p><text:s text:c="8"/></text:p>
            <text:p><text:s text:c="12"/>Raul Neto (knee) will remain on the sidelines for Wednesday's game against the Wizards.</text:p>
            <text:p><text:s text:c="8"/></text:p>
            <text:p><text:s text:c="8"/></text:p>
            <text:p><text:s text:c="13"/>He's been out since December 9 and is irrelevant in fantasy hoops.</text:p>
            <text:p><text:s text:c="8"/></text:p>
            <text:p><text:s text:c="8"/></text:p>
            <text:p><text:s text:c="13"/></text:p>
            <text:p><text:s text:c="14"/></text:p>
            <text:p><text:s text:c="13"/>Source: David Locke on Twitter <text:s text:c="27"/>Jan 10 - 5: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len Crabbe</text:p>
            <text:p><text:s text:c="17"/></text:p>
            <text:p><text:s text:c="17"/></text:p>
            <text:p><text:s text:c="22"/>- G/F - <text:s/>Nets</text:p>
            <text:p><text:s text:c="16"/></text:p>
            <text:p><text:s text:c="17"/></text:p>
            <text:p><text:s text:c="12"/></text:p>
            <text:p><text:s text:c="8"/></text:p>
            <text:p><text:s text:c="8"/></text:p>
            <text:p><text:s text:c="8"/></text:p>
            <text:p><text:s text:c="12"/>Allen Crabbe (shin) and Nik Stauksas (ankle) will be available to play Wednesday vs. the Pistons.</text:p>
            <text:p><text:s text:c="8"/></text:p>
            <text:p><text:s text:c="8"/></text:p>
            <text:p><text:s text:c="13"/>The Nets will be without DeMarre Carroll (knee) tonight, so Crabbe should see quality minutes tonight, and Stauskas will have the opportunity for some extended run. Crabbe is the better target out of the two, though. Feel free to get him active.</text:p>
            <text:p><text:s text:c="8"/></text:p>
            <text:p><text:s text:c="8"/></text:p>
            <text:p><text:s text:c="13"/>Related: Nik Stauskas</text:p>
            <text:p><text:s text:c="14"/></text:p>
            <text:p><text:s text:c="13"/>Source: Brian Lewis on Twitter <text:s text:c="27"/>Jan 10 - 5: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 Stauskas</text:p>
            <text:p><text:s text:c="17"/></text:p>
            <text:p><text:s text:c="17"/></text:p>
            <text:p><text:s text:c="22"/>- G - <text:s/>Nets</text:p>
            <text:p><text:s text:c="16"/></text:p>
            <text:p><text:s text:c="17"/></text:p>
            <text:p><text:s text:c="12"/></text:p>
            <text:p><text:s text:c="8"/></text:p>
            <text:p><text:s text:c="8"/></text:p>
            <text:p><text:s text:c="8"/></text:p>
            <text:p><text:s text:c="12"/>Nik Stauskas (ankle) will be available to play Wednesday vs. the Pistons.</text:p>
            <text:p><text:s text:c="8"/></text:p>
            <text:p><text:s text:c="8"/></text:p>
            <text:p><text:s text:c="13"/>Allen Crabbe (shin) is also available to play against Detroit. Stauskas should see his typical allotment of minutes, usually in the low teens, on Wednesday evening.</text:p>
            <text:p><text:s text:c="8"/></text:p>
            <text:p><text:s text:c="8"/></text:p>
            <text:p><text:s text:c="13"/></text:p>
            <text:p><text:s text:c="14"/></text:p>
            <text:p><text:s text:c="13"/>Source: Brian Lewis on Twitter <text:s text:c="27"/>Jan 10 - 5: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len Jones</text:p>
            <text:p><text:s text:c="17"/></text:p>
            <text:p><text:s text:c="17"/></text:p>
            <text:p><text:s text:c="22"/>- F - <text:s/>Mavericks</text:p>
            <text:p><text:s text:c="16"/></text:p>
            <text:p><text:s text:c="17"/></text:p>
            <text:p><text:s text:c="12"/></text:p>
            <text:p><text:s text:c="8"/></text:p>
            <text:p><text:s text:c="8"/></text:p>
            <text:p><text:s text:c="8"/></text:p>
            <text:p><text:s text:c="12"/>The Mavs have claimed free agent F Jalen Jones off waivers, according to Shams Charania of Yahoo!</text:p>
            <text:p><text:s text:c="8"/></text:p>
            <text:p><text:s text:c="8"/></text:p>
            <text:p><text:s text:c="13"/>Per Yahoo! analyst Bobby Marks: "Jones waiver claim would be the first time a player on a Two-Way is claimed. Dallas now inherits his NBA days of service remaining for the rest of the season. Jones is under contract for next season." This has no fantasy impact, as Jones will likely spend most of his time in the G-League.</text:p>
            <text:p><text:s text:c="8"/></text:p>
            <text:p><text:s text:c="8"/></text:p>
            <text:p><text:s text:c="13"/></text:p>
            <text:p><text:s text:c="14"/></text:p>
            <text:p><text:s text:c="13"/>Source: Shams Charania on Twitter <text:s text:c="24"/>Jan 10 - 5: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tto Porter</text:p>
            <text:p><text:s text:c="17"/></text:p>
            <text:p><text:s text:c="17"/></text:p>
            <text:p><text:s text:c="22"/>- F - <text:s/>Wizards</text:p>
            <text:p><text:s text:c="16"/></text:p>
            <text:p><text:s text:c="17"/></text:p>
            <text:p><text:s text:c="12"/></text:p>
            <text:p><text:s text:c="8"/></text:p>
            <text:p><text:s text:c="8"/></text:p>
            <text:p><text:s text:c="8"/></text:p>
            <text:p><text:s text:c="12"/>Coach Scott Brooks confirmed that Otto Porter (hip, back) will start Wednesday vs. the Jazz and play "about 30 minutes."</text:p>
            <text:p><text:s text:c="8"/></text:p>
            <text:p><text:s text:c="8"/></text:p>
            <text:p><text:s text:c="13"/>Porter is back after missing just one game. He's a risky play in DFS, but should be locked and loaded in daily leagues. Kelly Oubre will get bumped back to the bench.</text:p>
            <text:p><text:s text:c="8"/></text:p>
            <text:p><text:s text:c="8"/></text:p>
            <text:p><text:s text:c="13"/></text:p>
            <text:p><text:s text:c="14"/></text:p>
            <text:p><text:s text:c="13"/>Source: Chris Miller on Twitter <text:s text:c="26"/>Jan 10 - 5: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yle Collinsworth</text:p>
            <text:p><text:s text:c="17"/></text:p>
            <text:p><text:s text:c="17"/></text:p>
            <text:p><text:s text:c="22"/>- G - <text:s/>Mavericks</text:p>
            <text:p><text:s text:c="16"/></text:p>
            <text:p><text:s text:c="17"/></text:p>
            <text:p><text:s text:c="12"/></text:p>
            <text:p><text:s text:c="8"/></text:p>
            <text:p><text:s text:c="8"/></text:p>
            <text:p><text:s text:c="8"/></text:p>
            <text:p><text:s text:c="12"/>The Mavericks have waived G Kyle Collinsworth.</text:p>
            <text:p><text:s text:c="8"/></text:p>
            <text:p><text:s text:c="8"/></text:p>
            <text:p><text:s text:c="13"/>Dallas made the move to open up a roster spot for Jalen Jones, but there's no fantasy spin to this news as Collinsworth was a negligible part of the rotation.</text:p>
            <text:p><text:s text:c="8"/></text:p>
            <text:p><text:s text:c="8"/></text:p>
            <text:p><text:s text:c="13"/></text:p>
            <text:p><text:s text:c="14"/></text:p>
            <text:p><text:s text:c="13"/>Source: Shams Charania on Twitter <text:s text:c="24"/>Jan 10 - 5: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The Warriors have no plans for Stephen Curry to undergo an MRI or X-ray on his injured right ankle.</text:p>
            <text:p><text:s text:c="8"/></text:p>
            <text:p><text:s text:c="8"/></text:p>
            <text:p><text:s text:c="13"/>In case you missed it, Curry slipped and tweaked his ankle at shootaround and will sit out Wednesday's game, but the Warriors don't seem overly concerned about the ankle tweak, and the fact that they're not even seeking a precautionary MRI is definitely good news. Klay Thompson (rest) will be joining Curry on the sidelines tonight, so Shaun Livingston and Patrick McCaw could be guys to think about streaming, while Kevin Durant (calf) will make for an attractive DFS option.</text:p>
            <text:p><text:s text:c="8"/></text:p>
            <text:p><text:s text:c="8"/></text:p>
            <text:p><text:s text:c="13"/></text:p>
            <text:p><text:s text:c="14"/></text:p>
            <text:p><text:s text:c="13"/>Source: 95.7 The Game on Twitter <text:s text:c="25"/>Jan 10 - 5: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ny Green</text:p>
            <text:p><text:s text:c="17"/></text:p>
            <text:p><text:s text:c="17"/></text:p>
            <text:p><text:s text:c="22"/>- G/F - <text:s/>Spurs</text:p>
            <text:p><text:s text:c="16"/></text:p>
            <text:p><text:s text:c="17"/></text:p>
            <text:p><text:s text:c="12"/></text:p>
            <text:p><text:s text:c="8"/></text:p>
            <text:p><text:s text:c="8"/></text:p>
            <text:p><text:s text:c="8"/></text:p>
            <text:p><text:s text:c="12"/>Danny Green (groin) is being listed as questionable for Thursday's matchup with the Lakers.</text:p>
            <text:p><text:s text:c="8"/></text:p>
            <text:p><text:s text:c="8"/></text:p>
            <text:p><text:s text:c="13"/>Green has spent the past four games on the sidelines, and we haven't seen any reports of him ramping up his activities at practices, so we'd peg him closer to doubtful than questionable. If he's out again on Thursday, Bryn Forbes will get another chance to start with more minutes and there will be slightly more minutes available for Brandon Paul. Stay tuned.</text:p>
            <text:p><text:s text:c="8"/></text:p>
            <text:p><text:s text:c="8"/></text:p>
            <text:p><text:s text:c="13"/>Related: Brandon Paul, Bryn Forbes</text:p>
            <text:p><text:s text:c="14"/></text:p>
            <text:p><text:s text:c="13"/>Source: San Antonio Spurs on Twitter <text:s text:c="21"/>Jan 10 - 5: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ny Parker</text:p>
            <text:p><text:s text:c="17"/></text:p>
            <text:p><text:s text:c="17"/></text:p>
            <text:p><text:s text:c="22"/>- G - <text:s/>Spurs</text:p>
            <text:p><text:s text:c="16"/></text:p>
            <text:p><text:s text:c="17"/></text:p>
            <text:p><text:s text:c="12"/></text:p>
            <text:p><text:s text:c="8"/></text:p>
            <text:p><text:s text:c="8"/></text:p>
            <text:p><text:s text:c="8"/></text:p>
            <text:p><text:s text:c="12"/>Tony Parker (sprained right ankle) is doubtful to play Thursday vs. the Lakers.</text:p>
            <text:p><text:s text:c="8"/></text:p>
            <text:p><text:s text:c="8"/></text:p>
            <text:p><text:s text:c="13"/>Parker sprained his ankle during the fourth quarter of Monday's win over the Kings, and given the way the Spurs tend to handle injuries with their older guys, it wouldn't be surprising at all to see Parker hit the sidelines on Thursday. Dejounte Murray will start if he sits and there will be more minutes available for Patty Mills. Check back for official confirmation on Parker's status following Thursday morning's shootaround.</text:p>
            <text:p><text:s text:c="8"/></text:p>
            <text:p><text:s text:c="8"/></text:p>
            <text:p><text:s text:c="13"/>Related: Patty Mills, Dejounte Murray</text:p>
            <text:p><text:s text:c="14"/></text:p>
            <text:p><text:s text:c="13"/>Source: San Antonio Spurs on Twitter <text:s text:c="21"/>Jan 10 - 5: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left shoulder strain) has been ruled out of Thursday's game vs. the Lakers.</text:p>
            <text:p><text:s text:c="8"/></text:p>
            <text:p><text:s text:c="8"/></text:p>
            <text:p><text:s text:c="13"/>We are still mostly in the dark when it comes to Leonard's shoulder injury. Hopefully, we'll get a thorough update from coach Gregg Popovich shortly. However, this is the Spurs we are dealing with, so transparency is not what we should expect. Rudy Gay (heel) has also been ruled out for Thursday, and Danny Green (groin) is listed as questionable, so Kyle Anderson will likely draw another start and log 30-plus minutes. Bryn Forbes will see an uptick in playing time as well.</text:p>
            <text:p><text:s text:c="8"/></text:p>
            <text:p><text:s text:c="8"/></text:p>
            <text:p><text:s text:c="13"/></text:p>
            <text:p><text:s text:c="14"/></text:p>
            <text:p><text:s text:c="13"/>Source: Spurs PR on Twitter <text:s text:c="30"/>Jan 10 - 5: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quese Chriss</text:p>
            <text:p><text:s text:c="17"/></text:p>
            <text:p><text:s text:c="17"/></text:p>
            <text:p><text:s text:c="22"/>- F - <text:s/>Suns</text:p>
            <text:p><text:s text:c="16"/></text:p>
            <text:p><text:s text:c="17"/></text:p>
            <text:p><text:s text:c="12"/></text:p>
            <text:p><text:s text:c="8"/></text:p>
            <text:p><text:s text:c="8"/></text:p>
            <text:p><text:s text:c="8"/></text:p>
            <text:p><text:s text:c="12"/>Marquese Chriss (hip flexor) was unable to practice on Wednesday, and coach Jay Triano said he was unsure if Chriss would be able to play Friday vs. Houston.</text:p>
            <text:p><text:s text:c="8"/></text:p>
            <text:p><text:s text:c="8"/></text:p>
            <text:p><text:s text:c="13"/>Chriss was unable to return to Sunday's game after exiting in the second quarter due to the hip injury. Dragan Bender started the second half in place of Chriss and finished with 20 points, six 3-pointers, six boards, four assists and three blocks. Triano did say that Bender would draw the start on Friday if Chriss is unable to suit up.</text:p>
            <text:p><text:s text:c="8"/></text:p>
            <text:p><text:s text:c="8"/></text:p>
            <text:p><text:s text:c="13"/>Related: Dragan Bender</text:p>
            <text:p><text:s text:c="14"/></text:p>
            <text:p><text:s text:c="13"/>Source: Arizona Republic <text:s text:c="33"/>Jan 10 - 4: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Johnson</text:p>
            <text:p><text:s text:c="17"/></text:p>
            <text:p><text:s text:c="17"/></text:p>
            <text:p><text:s text:c="22"/>- F - <text:s/>Heat</text:p>
            <text:p><text:s text:c="16"/></text:p>
            <text:p><text:s text:c="17"/></text:p>
            <text:p><text:s text:c="12"/></text:p>
            <text:p><text:s text:c="8"/></text:p>
            <text:p><text:s text:c="8"/></text:p>
            <text:p><text:s text:c="8"/></text:p>
            <text:p><text:s text:c="12"/>James Johnson has been suspended one game for his altercation with Serge Ibaka on Tuesday night.</text:p>
            <text:p><text:s text:c="8"/></text:p>
            <text:p><text:s text:c="8"/></text:p>
            <text:p><text:s text:c="13"/>Ibaka was also hit with a one-game suspension. No surprise here, as both players threw and landed punches in the exchange. Assuming Johnson doesn't appeal the suspension, he will not be available for Wednesday's game vs. Indiana. The Heat could go in any number of directions based on matchups, with Jordan Mickey, Bam Adebayo, Kelly Olynyk and Derrick Jones Jr. all potentially logging a few extra minutes.</text:p>
            <text:p><text:s text:c="8"/></text:p>
            <text:p><text:s text:c="8"/></text:p>
            <text:p><text:s text:c="13"/></text:p>
            <text:p><text:s text:c="14"/></text:p>
            <text:p><text:s text:c="13"/>Source: Sam Amick on Twitter <text:s text:c="29"/>Jan 10 - 4: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rge Ibaka</text:p>
            <text:p><text:s text:c="17"/></text:p>
            <text:p><text:s text:c="17"/></text:p>
            <text:p><text:s text:c="22"/>- F/C - <text:s/>Raptors</text:p>
            <text:p><text:s text:c="16"/></text:p>
            <text:p><text:s text:c="17"/></text:p>
            <text:p><text:s text:c="12"/></text:p>
            <text:p><text:s text:c="8"/></text:p>
            <text:p><text:s text:c="8"/></text:p>
            <text:p><text:s text:c="8"/></text:p>
            <text:p><text:s text:c="12"/>Serge Ibaka and James Johnson have each received a one-game suspension as a result of their altercation Tuesday night.</text:p>
            <text:p><text:s text:c="8"/></text:p>
            <text:p><text:s text:c="8"/></text:p>
            <text:p><text:s text:c="13"/>This was the expected outcome after the two players exchanged punches Tuesday in Toronto. Assuming Ibaka doesn't appeal his suspension, he will serve his suspension Thursday night vs. Cleveland. Pascal Siakam will likely draw the start in place of Ibaka and is an intriguing DFS option. Jakob Poeltl and Lucas Nogueira could also see additional minutes off the bench on Thursday.</text:p>
            <text:p><text:s text:c="8"/></text:p>
            <text:p><text:s text:c="8"/></text:p>
            <text:p><text:s text:c="13"/>Related: Pascal Siakam</text:p>
            <text:p><text:s text:c="14"/></text:p>
            <text:p><text:s text:c="13"/>Source: Sam Amick on Twitter <text:s text:c="29"/>Jan 10 - 4: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rest) will not play Wednesday vs. the Clippers.</text:p>
            <text:p><text:s text:c="8"/></text:p>
            <text:p><text:s text:c="8"/></text:p>
            <text:p><text:s text:c="13"/>The Warriors will be missing both Splash Brothers on Wednesday, as Stephen Curry (sprained right ankle) has also been ruled out of this contest. Patrick McCaw and Nick Young will likely divvy up most of Thompson's minutes.</text:p>
            <text:p><text:s text:c="8"/></text:p>
            <text:p><text:s text:c="8"/></text:p>
            <text:p><text:s text:c="13"/></text:p>
            <text:p><text:s text:c="14"/></text:p>
            <text:p><text:s text:c="13"/>Source: Warriors PR on Twitter <text:s text:c="27"/>Jan 10 - 3: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left knee &amp; hip soreness) is available to play Wednesday vs. the Clippers.</text:p>
            <text:p><text:s text:c="8"/></text:p>
            <text:p><text:s text:c="8"/></text:p>
            <text:p><text:s text:c="13"/>Kevin Durant (calf) will return to action on Wednesday. As a result, Iggy will likely get bumped back to the bench. However, both Stephen Curry (sprained right ankle) and Klay Thompson (rest) are sidelined on Wednesday, so Iguodala should still see plenty of playing time off the bench.</text:p>
            <text:p><text:s text:c="8"/></text:p>
            <text:p><text:s text:c="8"/></text:p>
            <text:p><text:s text:c="13"/></text:p>
            <text:p><text:s text:c="14"/></text:p>
            <text:p><text:s text:c="13"/>Source: Warriors PR on Twitter <text:s text:c="27"/>Jan 10 - 3: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Draymond Green (knee) is available to play Wednesday vs. the Clippers.</text:p>
            <text:p><text:s text:c="8"/></text:p>
            <text:p><text:s text:c="8"/></text:p>
            <text:p><text:s text:c="13"/>As expected, Green, who was listed as probable, will suit up to take on the Clippers. Because both Stephen Curry (sprained right ankle) and Klay Thompson (rest) have been ruled out, Green and Kevin Durant will be popular DFS plays on Wednesday evening.</text:p>
            <text:p><text:s text:c="8"/></text:p>
            <text:p><text:s text:c="8"/></text:p>
            <text:p><text:s text:c="13"/></text:p>
            <text:p><text:s text:c="14"/></text:p>
            <text:p><text:s text:c="13"/>Source: Warriors PR on Twitter <text:s text:c="27"/>Jan 10 - 3: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right calf strain), Draymond Green (right knee soreness) and Andre Iguodala (left knee &amp; hip soreness) are all available to play Wednesday vs. the Clippers.</text:p>
            <text:p><text:s text:c="8"/></text:p>
            <text:p><text:s text:c="8"/></text:p>
            <text:p><text:s text:c="13"/>Durant will be back in the lineup after missing each of the Warriors last three games. With Stephen Curry (sprained right ankle) and Klay Thompson (rest) both ruled out Wednesday night, Durant should see a massive spike in his usage rate and will likely log as many minutes as he can handle. Despite being fresh off a three-game absence, he will be a very tempting DFS target this evening.</text:p>
            <text:p><text:s text:c="8"/></text:p>
            <text:p><text:s text:c="8"/></text:p>
            <text:p><text:s text:c="13"/></text:p>
            <text:p><text:s text:c="14"/></text:p>
            <text:p><text:s text:c="13"/>Source: Warriors PR on Twitter <text:s text:c="27"/>Jan 10 - 3: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sprained right ankle) and Klay Thompson (rest) have been ruled out of Wednesday's game vs. the Clippers.</text:p>
            <text:p><text:s text:c="8"/></text:p>
            <text:p><text:s text:c="8"/></text:p>
            <text:p><text:s text:c="13"/>Curry slipped at practice on Wednesday and sprained his right ankle. This is worrisome because it's the same ankle that sidelined him for 11 games in December. However, beat writer Connor Letourneau is reporting that a Warriors source told him Curry's ankle "doesn’t look serious at all, but we’re not taking any chances on anything this year." Let's hope that's the case. Shaun Livingston will likely start at PG on Wednesday. Kevin Durant (calf) has been cleared to play and will be the focus of the Dubs offense.</text:p>
            <text:p><text:s text:c="8"/></text:p>
            <text:p><text:s text:c="8"/></text:p>
            <text:p><text:s text:c="13"/></text:p>
            <text:p><text:s text:c="14"/></text:p>
            <text:p><text:s text:c="13"/>Source: Warriors PR on Twitter <text:s text:c="27"/>Jan 10 - 3: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Thomas</text:p>
            <text:p><text:s text:c="17"/></text:p>
            <text:p><text:s text:c="17"/></text:p>
            <text:p><text:s text:c="22"/>- G - <text:s/>Lakers</text:p>
            <text:p><text:s text:c="16"/></text:p>
            <text:p><text:s text:c="17"/></text:p>
            <text:p><text:s text:c="12"/></text:p>
            <text:p><text:s text:c="8"/></text:p>
            <text:p><text:s text:c="8"/></text:p>
            <text:p><text:s text:c="8"/></text:p>
            <text:p><text:s text:c="12"/>Isaiah Thomas was fined $20,000 for his flagrant foul on Andrew Wiggins, but will not be suspended.</text:p>
            <text:p><text:s text:c="8"/></text:p>
            <text:p><text:s text:c="8"/></text:p>
            <text:p><text:s text:c="13"/>There was concern that the league office would slap Thomas with a one-game suspension after his hit to the head of Wiggins. However, IT is good to go for Thursday's matchup vs. the Raptors.</text:p>
            <text:p><text:s text:c="8"/></text:p>
            <text:p><text:s text:c="8"/></text:p>
            <text:p><text:s text:c="13"/></text:p>
            <text:p><text:s text:c="14"/></text:p>
            <text:p><text:s text:c="13"/>Source: Blake Murphy on Twitter <text:s text:c="26"/>Jan 10 - 3: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Lowry</text:p>
            <text:p><text:s text:c="17"/></text:p>
            <text:p><text:s text:c="17"/></text:p>
            <text:p><text:s text:c="22"/>- G - <text:s/>Raptors</text:p>
            <text:p><text:s text:c="16"/></text:p>
            <text:p><text:s text:c="17"/></text:p>
            <text:p><text:s text:c="12"/></text:p>
            <text:p><text:s text:c="8"/></text:p>
            <text:p><text:s text:c="8"/></text:p>
            <text:p><text:s text:c="8"/></text:p>
            <text:p><text:s text:c="12"/>Kyle Lowry (bruised tailbone) is listed as questionable in the game notes for Thursday's matchup with the Cavs.</text:p>
            <text:p><text:s text:c="8"/></text:p>
            <text:p><text:s text:c="8"/></text:p>
            <text:p><text:s text:c="13"/>This is merely a game-notes designation, so we won't put too much stock into it. We should get a reliable update on Thursday morning after the team's shootaround. If Lowry is sidelined, Delon Wright would likely draw another start at point guard, with Fred VanVleet backing him up off the bench.</text:p>
            <text:p><text:s text:c="8"/></text:p>
            <text:p><text:s text:c="8"/></text:p>
            <text:p><text:s text:c="13"/>Related: Fred VanVleet, Delon Wright</text:p>
            <text:p><text:s text:c="14"/></text:p>
            <text:p><text:s text:c="13"/>Source: NBA.com <text:s text:c="42"/>Jan 10 - 3: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right calf strain) is questionable for Wednesday's game vs. Houston.</text:p>
            <text:p><text:s text:c="8"/></text:p>
            <text:p><text:s text:c="8"/></text:p>
            <text:p><text:s text:c="13"/>Lillard told reporters that he felt "really good" on Tuesday. The Blazers didn't hold a shootaround Wednesday morning, so we haven't had heard from Lillard or coach Terry Stotts today. We will likely have to wait until Stotts addresses the media pregame to get a reliable update on Dame's status for this evening. If Lillard is unable to play Shabazz Napier will draw another start and will be a chalky DFS play.</text:p>
            <text:p><text:s text:c="8"/></text:p>
            <text:p><text:s text:c="8"/></text:p>
            <text:p><text:s text:c="13"/>Related: Shabazz Napier</text:p>
            <text:p><text:s text:c="14"/></text:p>
            <text:p><text:s text:c="13"/>Source: Casey Holdahl on Twitter <text:s text:c="25"/>Jan 10 - 2: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slipped at practice on Tuesday and is having his ankle looked at, <text:s/>according to beat reporter Mark Medina.</text:p>
            <text:p><text:s text:c="8"/></text:p>
            <text:p><text:s text:c="8"/></text:p>
            <text:p><text:s text:c="13"/>"Not clear if it's serious," tweeted Medina. We are awaiting word, and we'll update the situation as soon as we have some concrete information to pass along.</text:p>
            <text:p><text:s text:c="8"/></text:p>
            <text:p><text:s text:c="8"/></text:p>
            <text:p><text:s text:c="13"/></text:p>
            <text:p><text:s text:c="14"/></text:p>
            <text:p><text:s text:c="13"/>Source: Mark Medina on Twitter <text:s text:c="27"/>Jan 10 - 2: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los Teodosic</text:p>
            <text:p><text:s text:c="17"/></text:p>
            <text:p><text:s text:c="17"/></text:p>
            <text:p><text:s text:c="22"/>- G - <text:s/>Clippers</text:p>
            <text:p><text:s text:c="16"/></text:p>
            <text:p><text:s text:c="17"/></text:p>
            <text:p><text:s text:c="12"/></text:p>
            <text:p><text:s text:c="8"/></text:p>
            <text:p><text:s text:c="8"/></text:p>
            <text:p><text:s text:c="8"/></text:p>
            <text:p><text:s text:c="12"/>Milos Teodosic (foot) will not play Wednesday vs. Golden State but may be cleared to return Thursday vs. Sacramento.</text:p>
            <text:p><text:s text:c="8"/></text:p>
            <text:p><text:s text:c="8"/></text:p>
            <text:p><text:s text:c="13"/>Earlier in the week, Teodosic said he was hopeful he'd return on either Wednesday or Thursday. It appears he has a decent chance of getting back on the floor for the second night of this back-to-back. With Teodosic sidelined on Wednesday, Lou Williams and Jawun Evans are expected to once again start in the Clippers backcourt. Williams has been a fantasy monster the last few weeks, and Evans tallied 13 points, eight rebounds, four assists, four steals and one block in 39 minutes on Monday. He'll be a popular DFS target Wednesday.</text:p>
            <text:p><text:s text:c="8"/></text:p>
            <text:p><text:s text:c="8"/></text:p>
            <text:p><text:s text:c="13"/>Related: Lou Williams, Jawun Evans</text:p>
            <text:p><text:s text:c="14"/></text:p>
            <text:p><text:s text:c="13"/>Source: Brad Turner on Twitter <text:s text:c="27"/>Jan 10 - 2: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lake Griffin</text:p>
            <text:p><text:s text:c="17"/></text:p>
            <text:p><text:s text:c="17"/></text:p>
            <text:p><text:s text:c="22"/>- F - <text:s/>Pistons</text:p>
            <text:p><text:s text:c="16"/></text:p>
            <text:p><text:s text:c="17"/></text:p>
            <text:p><text:s text:c="12"/></text:p>
            <text:p><text:s text:c="8"/></text:p>
            <text:p><text:s text:c="8"/></text:p>
            <text:p><text:s text:c="8"/></text:p>
            <text:p><text:s text:c="12"/>Blake Griffin (concussion) will not play Wednesday vs. Golden State.</text:p>
            <text:p><text:s text:c="8"/></text:p>
            <text:p><text:s text:c="8"/></text:p>
            <text:p><text:s text:c="13"/>This is not surprising, as Griffin said on Tuesday that he was expecting to miss this contest. The Clippers next game is Thursday vs. the Kings, and there is an outside chance he clears concussion protocol by then. Wes Johnson, Sam Dekker and Montrezl Harrell should continue to divvy up additional minutes in Griffin's absence.</text:p>
            <text:p><text:s text:c="8"/></text:p>
            <text:p><text:s text:c="8"/></text:p>
            <text:p><text:s text:c="13"/></text:p>
            <text:p><text:s text:c="14"/></text:p>
            <text:p><text:s text:c="13"/>Source: Brad Turner on Twitter <text:s text:c="27"/>Jan 10 - 2: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tto Porter</text:p>
            <text:p><text:s text:c="17"/></text:p>
            <text:p><text:s text:c="17"/></text:p>
            <text:p><text:s text:c="22"/>- F - <text:s/>Wizards</text:p>
            <text:p><text:s text:c="16"/></text:p>
            <text:p><text:s text:c="17"/></text:p>
            <text:p><text:s text:c="12"/></text:p>
            <text:p><text:s text:c="8"/></text:p>
            <text:p><text:s text:c="8"/></text:p>
            <text:p><text:s text:c="8"/></text:p>
            <text:p><text:s text:c="12"/>Otto Porter (hip, back) is probable to play Wednesday vs. the Jazz.</text:p>
            <text:p><text:s text:c="8"/></text:p>
            <text:p><text:s text:c="8"/></text:p>
            <text:p><text:s text:c="13"/>Scott Brooks already said on Tuesday that Porter would be back out there for Wednesday's game, so the probable tag is just a formality and owners can go ahead and get him active following his one-game stint on the sidelines. With Porter back, Kelly Oubre will return to the bench and his value will take a bit of a hit with the demotion to the second unit.</text:p>
            <text:p><text:s text:c="8"/></text:p>
            <text:p><text:s text:c="8"/></text:p>
            <text:p><text:s text:c="13"/>Related: Kelly Oubre</text:p>
            <text:p><text:s text:c="14"/></text:p>
            <text:p><text:s text:c="13"/>Source: Zach Rosen on Twitter <text:s text:c="28"/>Jan 10 - 2: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Teague</text:p>
            <text:p><text:s text:c="17"/></text:p>
            <text:p><text:s text:c="17"/></text:p>
            <text:p><text:s text:c="22"/>- G - <text:s/>Timberwolves</text:p>
            <text:p><text:s text:c="16"/></text:p>
            <text:p><text:s text:c="17"/></text:p>
            <text:p><text:s text:c="12"/></text:p>
            <text:p><text:s text:c="8"/></text:p>
            <text:p><text:s text:c="8"/></text:p>
            <text:p><text:s text:c="8"/></text:p>
            <text:p><text:s text:c="12"/>Jeff Teague (knee) will be a game-time decision for Wednesday's matchup with the Thunder.</text:p>
            <text:p><text:s text:c="8"/></text:p>
            <text:p><text:s text:c="8"/></text:p>
            <text:p><text:s text:c="13"/>"I feel all right," Teague said after going through Wednesday morning's shootaround. "I can pretty much do everything. I just have a big brace on." Teague appears to be on track to return from a seven-game stint on the sidelines tonight, which would shift Tyus Jones back to the second unit and his value would take a major hit. Tom Thibodeau wouldn't say how many minutes Teague would play if he gets out there, but it's worth noting that in Teague's return from a four-game absence earlier in the year, he logged 34 minutes in his first game back.</text:p>
            <text:p><text:s text:c="8"/></text:p>
            <text:p><text:s text:c="8"/></text:p>
            <text:p><text:s text:c="13"/>Related: Tyus Jones</text:p>
            <text:p><text:s text:c="14"/></text:p>
            <text:p><text:s text:c="13"/>Source: Minneapolis Star-Tribune <text:s text:c="25"/>Jan 10 - 1: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Johnson</text:p>
            <text:p><text:s text:c="17"/></text:p>
            <text:p><text:s text:c="17"/></text:p>
            <text:p><text:s text:c="22"/>- G - <text:s/>Heat</text:p>
            <text:p><text:s text:c="16"/></text:p>
            <text:p><text:s text:c="17"/></text:p>
            <text:p><text:s text:c="12"/></text:p>
            <text:p><text:s text:c="8"/></text:p>
            <text:p><text:s text:c="8"/></text:p>
            <text:p><text:s text:c="8"/></text:p>
            <text:p><text:s text:c="12"/>Tyler Johnson (shoulder) is being listed as questionable for Wednesday's game against the Pacers.</text:p>
            <text:p><text:s text:c="8"/></text:p>
            <text:p><text:s text:c="8"/></text:p>
            <text:p><text:s text:c="13"/>The Heat won't host a shootaround with this being the second game of a back-to-back set, so Johnson is essentially a game-time call tonight. He said he shoulder flared up on him while going through a ballhandling exercise during Tuesday's shootaround, but said it wasn't the same sort of pain he experienced when he required surgery on his rotator cuff back in 2016. The Heat may want to play it safe and keep him on the sidelines, which would present Derrick Jones Jr. with another opportunity to start. Stay tuned.</text:p>
            <text:p><text:s text:c="8"/></text:p>
            <text:p><text:s text:c="8"/></text:p>
            <text:p><text:s text:c="13"/>Related: Derrick Jones Jr.</text:p>
            <text:p><text:s text:c="14"/></text:p>
            <text:p><text:s text:c="13"/>Source: Barry Jackson on Twitter <text:s text:c="25"/>Jan 10 - 1: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yles Turner</text:p>
            <text:p><text:s text:c="17"/></text:p>
            <text:p><text:s text:c="17"/></text:p>
            <text:p><text:s text:c="22"/>- F/C - <text:s/>Pacers</text:p>
            <text:p><text:s text:c="16"/></text:p>
            <text:p><text:s text:c="17"/></text:p>
            <text:p><text:s text:c="12"/></text:p>
            <text:p><text:s text:c="8"/></text:p>
            <text:p><text:s text:c="8"/></text:p>
            <text:p><text:s text:c="8"/></text:p>
            <text:p><text:s text:c="12"/>Myles Turner (sore right elbow) will miss at least the next two games for the Pacers.</text:p>
            <text:p><text:s text:c="8"/></text:p>
            <text:p><text:s text:c="8"/></text:p>
            <text:p><text:s text:c="13"/>This means that Turner will miss Wednesday's game against the Heat as well as Friday's matchup with Cleveland, which will shift Domantas Sabonis into the first unit, and he could be someone to think about in daily leagues. After Friday's game, the Pacers have a Sunday-Monday back-to-back set, so there's a chance he could miss Sunday's game as well. Stay tuned.</text:p>
            <text:p><text:s text:c="8"/></text:p>
            <text:p><text:s text:c="8"/></text:p>
            <text:p><text:s text:c="13"/>Related: Domantas Sabonis</text:p>
            <text:p><text:s text:c="14"/></text:p>
            <text:p><text:s text:c="13"/>Source: Indiana Pacers on Twitter <text:s text:c="24"/>Jan 10 - 12: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Johnson</text:p>
            <text:p><text:s text:c="17"/></text:p>
            <text:p><text:s text:c="17"/></text:p>
            <text:p><text:s text:c="22"/>- G - <text:s/>Heat</text:p>
            <text:p><text:s text:c="16"/></text:p>
            <text:p><text:s text:c="17"/></text:p>
            <text:p><text:s text:c="12"/></text:p>
            <text:p><text:s text:c="8"/></text:p>
            <text:p><text:s text:c="8"/></text:p>
            <text:p><text:s text:c="8"/></text:p>
            <text:p><text:s text:c="12"/>Tyler Johnson is not overly concerned with the left shoulder strain that kept him out of Tuesday's game.</text:p>
            <text:p><text:s text:c="8"/></text:p>
            <text:p><text:s text:c="8"/></text:p>
            <text:p><text:s text:c="13"/>"I mean I was doing a ballhandling drill and I don’t know," Johnson said of how the injury occurred. "It just kind of got real and I felt kind of a sharp pain, an irritation. We’re not 100%, but it doesn’t feel like how it did in the past. In the past it was a totally different [pain]... it wasn’t a soreness, it was an actual pain that was going through my shoulder. So I don’t feel that. It doesn’t feel anything close to what that was like." It's unclear if Johnson will be able to get back out there for Wednesday's game vs. the Pacers, but if he's out again, Derrick Jones Jr. will have another opportunity to start.</text:p>
            <text:p><text:s text:c="8"/></text:p>
            <text:p><text:s text:c="8"/></text:p>
            <text:p><text:s text:c="13"/></text:p>
            <text:p><text:s text:c="14"/></text:p>
            <text:p><text:s text:c="13"/>Source: Miami Herald <text:s text:c="37"/>Jan 10 - 12: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Harden</text:p>
            <text:p><text:s text:c="17"/></text:p>
            <text:p><text:s text:c="17"/></text:p>
            <text:p><text:s text:c="22"/>- G - <text:s/>Rockets</text:p>
            <text:p><text:s text:c="16"/></text:p>
            <text:p><text:s text:c="17"/></text:p>
            <text:p><text:s text:c="12"/></text:p>
            <text:p><text:s text:c="8"/></text:p>
            <text:p><text:s text:c="8"/></text:p>
            <text:p><text:s text:c="8"/></text:p>
            <text:p><text:s text:c="12"/>James Harden (hamstring) was able to get up some shots at shootaround on Wednesday.</text:p>
            <text:p><text:s text:c="8"/></text:p>
            <text:p><text:s text:c="8"/></text:p>
            <text:p><text:s text:c="13"/>Head coach Mike D'Antoni said that Harden has looked "really good" as he continues his rehab from the Grade 2 hamstring strain, and members of Harden's camp have indicated that he could be back "soon, anytime next week," so maybe he'll return at the end of his initial two-week timetable. In the meantime, Chris Paul, Eric Gordon and Gerald Green will continue to pick up the slack in his absence.</text:p>
            <text:p><text:s text:c="8"/></text:p>
            <text:p><text:s text:c="8"/></text:p>
            <text:p><text:s text:c="13"/>Related: Gerald Green, Eric Gordon, Chris Paul</text:p>
            <text:p><text:s text:c="14"/></text:p>
            <text:p><text:s text:c="13"/>Source: Hunter Atkins on Twitter <text:s text:c="25"/>Jan 10 - 12: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man Shumpert</text:p>
            <text:p><text:s text:c="17"/></text:p>
            <text:p><text:s text:c="17"/></text:p>
            <text:p><text:s text:c="22"/>- G/F - <text:s/>Kings</text:p>
            <text:p><text:s text:c="16"/></text:p>
            <text:p><text:s text:c="17"/></text:p>
            <text:p><text:s text:c="12"/></text:p>
            <text:p><text:s text:c="8"/></text:p>
            <text:p><text:s text:c="8"/></text:p>
            <text:p><text:s text:c="8"/></text:p>
            <text:p><text:s text:c="12"/>Iman Shumpert (left knee surgery) is now dealing with foot soreness.</text:p>
            <text:p><text:s text:c="8"/></text:p>
            <text:p><text:s text:c="8"/></text:p>
            <text:p><text:s text:c="13"/>Shumpert was progressing well in his rehab from the knee procedure, but he suffered a setback with the foot soreness issue on Tuesday, and that will likely push back his timetable. Maybe he'll be able to get out there towards the end of January, but regardless of his playing status, he's a non-option in fantasy hoops with the Cavs healthy.</text:p>
            <text:p><text:s text:c="8"/></text:p>
            <text:p><text:s text:c="8"/></text:p>
            <text:p><text:s text:c="13"/></text:p>
            <text:p><text:s text:c="14"/></text:p>
            <text:p><text:s text:c="13"/>Source: Joe Vardon on Twitter <text:s text:c="28"/>Jan 10 - 12: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Rose</text:p>
            <text:p><text:s text:c="17"/></text:p>
            <text:p><text:s text:c="17"/></text:p>
            <text:p><text:s text:c="22"/>- G - <text:s/>Timberwolves</text:p>
            <text:p><text:s text:c="16"/></text:p>
            <text:p><text:s text:c="17"/></text:p>
            <text:p><text:s text:c="12"/></text:p>
            <text:p><text:s text:c="8"/></text:p>
            <text:p><text:s text:c="8"/></text:p>
            <text:p><text:s text:c="8"/></text:p>
            <text:p><text:s text:c="12"/>Derrick Rose (ankle) has been ruled out for the remainder of Cleveland's road trip.</text:p>
            <text:p><text:s text:c="8"/></text:p>
            <text:p><text:s text:c="8"/></text:p>
            <text:p><text:s text:c="13"/>Rose is getting close, but he won't play Thursday in Toronto or Friday in Indiana. Maybe he'll be able to get back out there for Cleveland's home game against Golden State on January 15, but with Isaiah Thomas back in action, Rose is unlikely to earn enough minutes with the Cavs to have any impact in fantasy hoops. Leave him on the wire.</text:p>
            <text:p><text:s text:c="8"/></text:p>
            <text:p><text:s text:c="8"/></text:p>
            <text:p><text:s text:c="13"/></text:p>
            <text:p><text:s text:c="14"/></text:p>
            <text:p><text:s text:c="13"/>Source: Joe Vardon on Twitter <text:s text:c="28"/>Jan 10 - 12: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kelle Fultz</text:p>
            <text:p><text:s text:c="17"/></text:p>
            <text:p><text:s text:c="17"/></text:p>
            <text:p><text:s text:c="22"/>- G - <text:s/>76ers</text:p>
            <text:p><text:s text:c="16"/></text:p>
            <text:p><text:s text:c="17"/></text:p>
            <text:p><text:s text:c="12"/></text:p>
            <text:p><text:s text:c="8"/></text:p>
            <text:p><text:s text:c="8"/></text:p>
            <text:p><text:s text:c="8"/></text:p>
            <text:p><text:s text:c="12"/>Markelle Fultz (shoulder) will remain on the sidelines for Thursday's game against the Celtics.</text:p>
            <text:p><text:s text:c="8"/></text:p>
            <text:p><text:s text:c="8"/></text:p>
            <text:p><text:s text:c="13"/>Fultz has recently been going through 5-on-5 work at practice, so while he won't be taking the court on Thursday in London, he might be able to get back out there for Philly's home game against the Raptors on January 15. That said, he wasn't playing very well prior to going down, and he might not have a spot in the starting five once he's back with how good Dario Saric has been lately, so it's tough to justify stashing him outside of deep leagues.</text:p>
            <text:p><text:s text:c="8"/></text:p>
            <text:p><text:s text:c="8"/></text:p>
            <text:p><text:s text:c="13"/></text:p>
            <text:p><text:s text:c="14"/></text:p>
            <text:p><text:s text:c="13"/>Source: Jon Johnson on Twitter <text:s text:c="27"/>Jan 10 - 12: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Nikola Mirotic (illness) did not go through shootaround and he is doubtful to play Wednesday vs. the Knicks.</text:p>
            <text:p><text:s text:c="8"/></text:p>
            <text:p><text:s text:c="8"/></text:p>
            <text:p><text:s text:c="13"/>It looks like Mirotic will miss his second game in a row tonight, and with just one more game on the schedule for Chicago until January 15 (when Mirotic can be traded), he may have already suited up for his final game with the Bulls. Lauri Markkanen and Bobby Portis will split most of his minutes tonight, but with a difficult matchup against Kristaps Porzingis, they're somewhat less desirable DFS targets.</text:p>
            <text:p><text:s text:c="8"/></text:p>
            <text:p><text:s text:c="8"/></text:p>
            <text:p><text:s text:c="13"/>Related: Bobby Portis, Lauri Markkanen</text:p>
            <text:p><text:s text:c="14"/></text:p>
            <text:p><text:s text:c="13"/>Source: K.C. Johnson on Twitter <text:s text:c="26"/>Jan 10 - 11:5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Erik Spoelstra said that Hassan Whiteside's up-and-down minutes since getting back to the court have had "nothing to do with the knee."</text:p>
            <text:p><text:s text:c="8"/></text:p>
            <text:p><text:s text:c="8"/></text:p>
            <text:p><text:s text:c="13"/>"It’s just a habit for him of doing more, of getting more, of being more consistent with all of it," said Spoelstra of what he's looking for from Whiteside. "And I won’t stop with my expectations for him and what this team needs from him." Whiteside finally saw his playing time hit the 30-minute mark during Tuesday's win over Toronto, a game in which he finished with 13 points, 15 boards and two swats, so hopefully, that's a trend that will continue moving forward.</text:p>
            <text:p><text:s text:c="8"/></text:p>
            <text:p><text:s text:c="8"/></text:p>
            <text:p><text:s text:c="13"/></text:p>
            <text:p><text:s text:c="14"/></text:p>
            <text:p><text:s text:c="13"/>Source: Miami Herald <text:s text:c="37"/>Jan 10 - 11:1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Gerald Green</text:p>
            <text:p><text:s text:c="17"/></text:p>
            <text:p><text:s text:c="17"/></text:p>
            <text:p><text:s text:c="22"/>- G/F - <text:s/>Rockets</text:p>
            <text:p><text:s text:c="16"/></text:p>
            <text:p><text:s text:c="17"/></text:p>
            <text:p><text:s text:c="12"/></text:p>
            <text:p><text:s text:c="8"/></text:p>
            <text:p><text:s text:c="8"/></text:p>
            <text:p><text:s text:c="8"/></text:p>
            <text:p><text:s text:c="12"/>Gerald Green said his conditioning isn't quite where he'd like it to be, "but it's getting there."</text:p>
            <text:p><text:s text:c="8"/></text:p>
            <text:p><text:s text:c="8"/></text:p>
            <text:p><text:s text:c="13"/>"Every day I’m feeling better. I felt really good as far as my wind. I wasn’t as tired as I would normally be. My conditioning is picking up pretty quick. I’m not where I need to be, but it’s getting there. I give myself another week or two, I think I should be right there." Green has excelled in Mike D'Antoni's uptempo offense sans James Harden, posting averages of 17.3 points, 3.0 boards and 4.1 triples on 51.3% shooting through seven games in Houston, so he's worth owning everywhere while he's this hot.</text:p>
            <text:p><text:s text:c="8"/></text:p>
            <text:p><text:s text:c="8"/></text:p>
            <text:p><text:s text:c="13"/></text:p>
            <text:p><text:s text:c="14"/></text:p>
            <text:p><text:s text:c="13"/>Source: Houston Chronicle <text:s text:c="32"/>Jan 10 - 10:5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andler Parsons</text:p>
            <text:p><text:s text:c="17"/></text:p>
            <text:p><text:s text:c="17"/></text:p>
            <text:p><text:s text:c="22"/>- F - <text:s/>Grizzlies</text:p>
            <text:p><text:s text:c="16"/></text:p>
            <text:p><text:s text:c="17"/></text:p>
            <text:p><text:s text:c="12"/></text:p>
            <text:p><text:s text:c="8"/></text:p>
            <text:p><text:s text:c="8"/></text:p>
            <text:p><text:s text:c="8"/></text:p>
            <text:p><text:s text:c="12"/>Chandler Parsons (knee) has not been able to go through any contact work since hitting the sidelines on December 27.</text:p>
            <text:p><text:s text:c="8"/></text:p>
            <text:p><text:s text:c="8"/></text:p>
            <text:p><text:s text:c="13"/>"He’s not doing any contact stuff," Grizzlies interim coach J.B. Bickerstaff said. "But he’s been able to do a ton of shooting [and] conditioning, and every day we wait to see how he’s building. Things are improving. We’ll keep pushing forward." The Grizzlies haven't given any updates on Parsons, who has missed the past two weeks with what they're calling a "sore right knee," but he doesn't seem close. Leave him on the wire.</text:p>
            <text:p><text:s text:c="8"/></text:p>
            <text:p><text:s text:c="8"/></text:p>
            <text:p><text:s text:c="13"/></text:p>
            <text:p><text:s text:c="14"/></text:p>
            <text:p><text:s text:c="13"/>Source: Memphis Commercial Appeal <text:s text:c="24"/>Jan 10 - 10:4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 Gasol</text:p>
            <text:p><text:s text:c="17"/></text:p>
            <text:p><text:s text:c="17"/></text:p>
            <text:p><text:s text:c="22"/>- C - <text:s/>Grizzlies</text:p>
            <text:p><text:s text:c="16"/></text:p>
            <text:p><text:s text:c="17"/></text:p>
            <text:p><text:s text:c="12"/></text:p>
            <text:p><text:s text:c="8"/></text:p>
            <text:p><text:s text:c="8"/></text:p>
            <text:p><text:s text:c="8"/></text:p>
            <text:p><text:s text:c="12"/>Marc Gasol acknowledged that he needs to do a better job of seeking out his own shot during crunch time.</text:p>
            <text:p><text:s text:c="8"/></text:p>
            <text:p><text:s text:c="8"/></text:p>
            <text:p><text:s text:c="13"/>"Maybe it’s more face-ups and just shooting over guys and living with that result," said Gasol. "Although it might not be the best shot, it might be the only shot I’m going to get... You want to be able to attack the paint and do stuff. But the paint has been very populated lately." Outside of Tyreke Evans, the Grizzlies don't have a legit perimeter threat, which has made it easy for opposing teams to send double teams at Gasol. As a result, he's connecting on a career-low 41.4% of his FGA this season, and as long as Mike Conley (Achilles) is out, it'll be tough to correct that issue.</text:p>
            <text:p><text:s text:c="8"/></text:p>
            <text:p><text:s text:c="8"/></text:p>
            <text:p><text:s text:c="13"/></text:p>
            <text:p><text:s text:c="14"/></text:p>
            <text:p><text:s text:c="13"/>Source: NBA <text:s text:c="46"/>Jan 10 - 10:4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Favors</text:p>
            <text:p><text:s text:c="17"/></text:p>
            <text:p><text:s text:c="17"/></text:p>
            <text:p><text:s text:c="22"/>- F/C - <text:s/>Jazz</text:p>
            <text:p><text:s text:c="16"/></text:p>
            <text:p><text:s text:c="17"/></text:p>
            <text:p><text:s text:c="12"/></text:p>
            <text:p><text:s text:c="8"/></text:p>
            <text:p><text:s text:c="8"/></text:p>
            <text:p><text:s text:c="8"/></text:p>
            <text:p><text:s text:c="12"/>Trade talks regarding a Derrick Favors-Nikola Mirotic swap have reportedly progressed past the preliminary stages and are now getting serious.</text:p>
            <text:p><text:s text:c="8"/></text:p>
            <text:p><text:s text:c="8"/></text:p>
            <text:p><text:s text:c="13"/>Favors and Mirotic make roughly the same amount of money, so this could be a straight-up swap, although the Bulls reportedly would like a first-round pick as well. If the Bulls bring on Favors without parting ways with Robin Lopez, Favors would find himself in an unfavorable situation fighting for minutes in Chicago's crowded frontcourt. A trade can't officially go down until January 15, and the Bulls have also received interest from the Pistons, so it'll be interesting to see how this plays out.</text:p>
            <text:p><text:s text:c="8"/></text:p>
            <text:p><text:s text:c="8"/></text:p>
            <text:p><text:s text:c="13"/>Related: Nikola Mirotic</text:p>
            <text:p><text:s text:c="14"/></text:p>
            <text:p><text:s text:c="13"/>Source: Salt Lake Tribune <text:s text:c="32"/>Jan 10 - 10:1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calf) will play Wednesday vs. the Clippers.</text:p>
            <text:p><text:s text:c="8"/></text:p>
            <text:p><text:s text:c="8"/></text:p>
            <text:p><text:s text:c="13"/>Durant will be returning from a three-game absence tonight, and there's been no word on any sort of minutes limit, so owners can deploy him with confidence with a favorable matchup against the Clippers. For what it's worth, if Durant can score at least 25 points tonight, he'll become the second-youngest player in NBA history (behind LeBron James) to hit the 20,000-point mark.</text:p>
            <text:p><text:s text:c="8"/></text:p>
            <text:p><text:s text:c="8"/></text:p>
            <text:p><text:s text:c="13"/></text:p>
            <text:p><text:s text:c="14"/></text:p>
            <text:p><text:s text:c="13"/>Source: ESPN <text:s text:c="45"/>Jan 10 - 10:0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said his strained right calf felt "really good" on Tuesday.</text:p>
            <text:p><text:s text:c="8"/></text:p>
            <text:p><text:s text:c="8"/></text:p>
            <text:p><text:s text:c="13"/>"I mean, I’m not going to say much about it because I don’t know,’’ Lillard said regarding his potential return date. "I think it’s day by day. I felt really good [Tuesday]. I did a workout [Tuesday] morning, worked out [pregame] again, did some conditioning, and felt good." The Blazers won't have a shootaround this morning with Wednesday's game being the second of a back-to-back set, so we likely won't get another update on Lillard until he's going through his pregame routine. If he's out again, Shabazz Napier will draw another start and he'll make for a solid DFS option.</text:p>
            <text:p><text:s text:c="8"/></text:p>
            <text:p><text:s text:c="8"/></text:p>
            <text:p><text:s text:c="13"/>Related: Shabazz Napier</text:p>
            <text:p><text:s text:c="14"/></text:p>
            <text:p><text:s text:c="13"/>Source: NBC Sports <text:s text:c="39"/>Jan 10 - 1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Brad Stevens' said that he'll be upping Marcus Moris' minutes limit a bit for Thursday's game against the 76ers.</text:p>
            <text:p><text:s text:c="8"/></text:p>
            <text:p><text:s text:c="8"/></text:p>
            <text:p><text:s text:c="13"/>Morris said on Tuesday that he'll no longer be working with a minutes limit for Thursday's game in London, but Stevens indicated on Wednesday that he'll still be conscious of Morris' minutes moving forward. That said, with just one game on the schedule for Philly this week, it sounds like there's a chance Morris could see his playing time hit the 30-minute mark on Thursday.</text:p>
            <text:p><text:s text:c="8"/></text:p>
            <text:p><text:s text:c="8"/></text:p>
            <text:p><text:s text:c="13"/></text:p>
            <text:p><text:s text:c="14"/></text:p>
            <text:p><text:s text:c="13"/>Source: Scott Souza on Twitter <text:s text:c="27"/>Jan 10 - 9:5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mir Johnson</text:p>
            <text:p><text:s text:c="17"/></text:p>
            <text:p><text:s text:c="17"/></text:p>
            <text:p><text:s text:c="22"/>- F/C - <text:s/>76ers</text:p>
            <text:p><text:s text:c="16"/></text:p>
            <text:p><text:s text:c="17"/></text:p>
            <text:p><text:s text:c="12"/></text:p>
            <text:p><text:s text:c="8"/></text:p>
            <text:p><text:s text:c="8"/></text:p>
            <text:p><text:s text:c="8"/></text:p>
            <text:p><text:s text:c="12"/>Amir Johnson (illness) did not participate in Wednesday's practice.</text:p>
            <text:p><text:s text:c="8"/></text:p>
            <text:p><text:s text:c="8"/></text:p>
            <text:p><text:s text:c="13"/>We'll go ahead and throw Johnson on the injury report for Thursday's game in London against the Celtics, but with Joel Embiid healthy, Johnson's playing status doesn't matter much. If he's out, Richaun Holmes could pick up a few extra minutes in the rotation, but that's about it.</text:p>
            <text:p><text:s text:c="8"/></text:p>
            <text:p><text:s text:c="8"/></text:p>
            <text:p><text:s text:c="13"/>Related: Richaun Holmes</text:p>
            <text:p><text:s text:c="14"/></text:p>
            <text:p><text:s text:c="13"/>Source: Keith Pompey on Twitter <text:s text:c="26"/>Jan 10 - 9:5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uzma</text:p>
            <text:p><text:s text:c="17"/></text:p>
            <text:p><text:s text:c="17"/></text:p>
            <text:p><text:s text:c="22"/>- F - <text:s/>Lakers</text:p>
            <text:p><text:s text:c="16"/></text:p>
            <text:p><text:s text:c="17"/></text:p>
            <text:p><text:s text:c="12"/></text:p>
            <text:p><text:s text:c="8"/></text:p>
            <text:p><text:s text:c="8"/></text:p>
            <text:p><text:s text:c="8"/></text:p>
            <text:p><text:s text:c="12"/>Kyle Kuzma came off the bench to hit 4-of-9 shots and a 3-pointer for nine points, five rebounds, three assists, three steals and a block in 24 minutes on Tuesday.</text:p>
            <text:p><text:s text:c="8"/></text:p>
            <text:p><text:s text:c="8"/></text:p>
            <text:p><text:s text:c="13"/>Kuzma has been overshadowed by Julius Randle lately and is averaging just 10.2 points over his last five. He averaged 19.5 points in January and 18.2 points in November, but Randle is the guy starting and getting big minutes right now. If you can still trade Kuzma based on his name value, now might be the time to get it done before other owners figure out that it's currently the Randle show in L.A.</text:p>
            <text:p><text:s text:c="8"/></text:p>
            <text:p><text:s text:c="8"/></text:p>
            <text:p><text:s text:c="13"/></text:p>
            <text:p><text:s text:c="14"/></text:p>
            <text:p><text:s text:c="13"/>Jan 10 - 1:3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ntavious Caldwell-Pope</text:p>
            <text:p><text:s text:c="17"/></text:p>
            <text:p><text:s text:c="17"/></text:p>
            <text:p><text:s text:c="22"/>- G - <text:s/>Lakers</text:p>
            <text:p><text:s text:c="16"/></text:p>
            <text:p><text:s text:c="17"/></text:p>
            <text:p><text:s text:c="12"/></text:p>
            <text:p><text:s text:c="8"/></text:p>
            <text:p><text:s text:c="8"/></text:p>
            <text:p><text:s text:c="8"/></text:p>
            <text:p><text:s text:c="12"/>Kentavious Caldwell-Pope hit 5-of-11 shots, two 3-pointers and 4-of-5 free throws for 16 points, four rebounds, two assists, two steals and a block in 33 minutes of Tuesday's win.</text:p>
            <text:p><text:s text:c="8"/></text:p>
            <text:p><text:s text:c="8"/></text:p>
            <text:p><text:s text:c="13"/>He's been released from the detention center and should be able to travel with the team going forward. He failed to even score on Friday and has missed some road games, so there's a chance he could be available in your league. He had a monster block on Buddy Hield tonight and looked good, so think about grabbing him if he was dumped in your league. He should be good to go from here on out.</text:p>
            <text:p><text:s text:c="8"/></text:p>
            <text:p><text:s text:c="8"/></text:p>
            <text:p><text:s text:c="13"/></text:p>
            <text:p><text:s text:c="14"/></text:p>
            <text:p><text:s text:c="13"/>Jan 10 - 1:2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Lonzo Ball hit just 2-of-10 shots and 1-of-7 3-pointers (including a wide open airball) for five points, but also had 11 rebounds, 11 assists, a block and a career-high five steals in Tuesday's 99-86 win over the Kings.</text:p>
            <text:p><text:s text:c="8"/></text:p>
            <text:p><text:s text:c="8"/></text:p>
            <text:p><text:s text:c="13"/>Ball's court vision is as advertised and he's played well since returning from his shoulder injury three games ago, averaging 9.7 points, 8.3 rebounds, 7.3 assists, 2.7 steals and 2.3 3-pointers since then. He's going to struggle to score and his field goal percentage could be a killer, but he's going to rack up boards, assists and steals with some 3-pointers every time out.</text:p>
            <text:p><text:s text:c="8"/></text:p>
            <text:p><text:s text:c="8"/></text:p>
            <text:p><text:s text:c="13"/></text:p>
            <text:p><text:s text:c="14"/></text:p>
            <text:p><text:s text:c="13"/>Jan 10 - 1:2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ook Lopez</text:p>
            <text:p><text:s text:c="17"/></text:p>
            <text:p><text:s text:c="17"/></text:p>
            <text:p><text:s text:c="22"/>- C - <text:s/>Lakers</text:p>
            <text:p><text:s text:c="16"/></text:p>
            <text:p><text:s text:c="17"/></text:p>
            <text:p><text:s text:c="12"/></text:p>
            <text:p><text:s text:c="8"/></text:p>
            <text:p><text:s text:c="8"/></text:p>
            <text:p><text:s text:c="8"/></text:p>
            <text:p><text:s text:c="12"/>Brook Lopez hit 6-of-9 shots and five 3-pointers for 18 points and three rebounds in Tuesday's win over the Kings.</text:p>
            <text:p><text:s text:c="8"/></text:p>
            <text:p><text:s text:c="8"/></text:p>
            <text:p><text:s text:c="13"/>He got hot from downtown and hit a season high from beyond the arc, but the minutes still weren't great and this was his highest scoring game since way back on Nov. 19. He's tough to trust and the lack of minutes is a big concern, but at least he played well tonight.</text:p>
            <text:p><text:s text:c="8"/></text:p>
            <text:p><text:s text:c="8"/></text:p>
            <text:p><text:s text:c="13"/></text:p>
            <text:p><text:s text:c="14"/></text:p>
            <text:p><text:s text:c="13"/>Jan 10 - 1:1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lius Randle</text:p>
            <text:p><text:s text:c="17"/></text:p>
            <text:p><text:s text:c="17"/></text:p>
            <text:p><text:s text:c="22"/>- F/C - <text:s/>Lakers</text:p>
            <text:p><text:s text:c="16"/></text:p>
            <text:p><text:s text:c="17"/></text:p>
            <text:p><text:s text:c="12"/></text:p>
            <text:p><text:s text:c="8"/></text:p>
            <text:p><text:s text:c="8"/></text:p>
            <text:p><text:s text:c="8"/></text:p>
            <text:p><text:s text:c="12"/>Julius Randle started and played 30 minutes on Tuesday, hitting 8-of-13 shots and a 3-pointer for 22 points, 14 rebounds, six assists, a steal and six turnovers in a 99-86 win over Kings.</text:p>
            <text:p><text:s text:c="8"/></text:p>
            <text:p><text:s text:c="8"/></text:p>
            <text:p><text:s text:c="13"/>Randle looks great after a slow start to the season and is rolling right now, averaging 15.2 points, 10.0 rebounds, 2.8 assists and 0.8 steals while shooting 53 percent over his last five games. He's outplaying both Kyle Kuzma and Larry Nance right now and should be owned everywhere, as he can also back up Brook Lopez at center. The Lakers won back-to-back games for the first time since early December tonight.</text:p>
            <text:p><text:s text:c="8"/></text:p>
            <text:p><text:s text:c="8"/></text:p>
            <text:p><text:s text:c="13"/></text:p>
            <text:p><text:s text:c="14"/></text:p>
            <text:p><text:s text:c="13"/>Jan 10 - 1:1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gdan Bogdanovic</text:p>
            <text:p><text:s text:c="17"/></text:p>
            <text:p><text:s text:c="17"/></text:p>
            <text:p><text:s text:c="22"/>- G/F - <text:s/>Kings</text:p>
            <text:p><text:s text:c="16"/></text:p>
            <text:p><text:s text:c="17"/></text:p>
            <text:p><text:s text:c="12"/></text:p>
            <text:p><text:s text:c="8"/></text:p>
            <text:p><text:s text:c="8"/></text:p>
            <text:p><text:s text:c="8"/></text:p>
            <text:p><text:s text:c="12"/>Bogdan Bogdanovic replaced Malachi Richardson in the starting lineup in the second half on Tuesday and finished with 19 points, two rebounds, four assists and a steal, but also missed all three of his 3-point attempts.</text:p>
            <text:p><text:s text:c="8"/></text:p>
            <text:p><text:s text:c="8"/></text:p>
            <text:p><text:s text:c="13"/>He hit 7-of-13 shots and played 32 minutes. The Kings are desperate for offense and Bogdanovic might be one of their most capable scorers. He's quietly scored in double figures in four straight games and might be worth a look right now. He's averaging 13 points, 3.2 rebounds, 4.8 assists and 1.0 3-pointers on 51 percent shooting over his last five. He had some kind of right foot problem that caused him to go to the locker room briefly, but quickly returned and played through it.</text:p>
            <text:p><text:s text:c="8"/></text:p>
            <text:p><text:s text:c="8"/></text:p>
            <text:p><text:s text:c="13"/></text:p>
            <text:p><text:s text:c="14"/></text:p>
            <text:p><text:s text:c="13"/>Jan 10 - 1:0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arrett Temple</text:p>
            <text:p><text:s text:c="17"/></text:p>
            <text:p><text:s text:c="17"/></text:p>
            <text:p><text:s text:c="22"/>- G/F - <text:s/>Kings</text:p>
            <text:p><text:s text:c="16"/></text:p>
            <text:p><text:s text:c="17"/></text:p>
            <text:p><text:s text:c="12"/></text:p>
            <text:p><text:s text:c="8"/></text:p>
            <text:p><text:s text:c="8"/></text:p>
            <text:p><text:s text:c="8"/></text:p>
            <text:p><text:s text:c="12"/>Garrett Temple started the second half over Buddy Hield on Tuesday but hit just 1-of-6 shots for three points and two steals.</text:p>
            <text:p><text:s text:c="8"/></text:p>
            <text:p><text:s text:c="8"/></text:p>
            <text:p><text:s text:c="13"/>He took a hard shot to his left thigh from Larry Nance in the second half, but was able to stay in the game. If he does miss any time with the injury, it would benefit Hield slightly, but neither player is at a must-own level right now.</text:p>
            <text:p><text:s text:c="8"/></text:p>
            <text:p><text:s text:c="8"/></text:p>
            <text:p><text:s text:c="13"/></text:p>
            <text:p><text:s text:c="14"/></text:p>
            <text:p><text:s text:c="13"/>Jan 10 - 1:0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osta Koufos</text:p>
            <text:p><text:s text:c="17"/></text:p>
            <text:p><text:s text:c="17"/></text:p>
            <text:p><text:s text:c="22"/>- C - <text:s/>Kings</text:p>
            <text:p><text:s text:c="16"/></text:p>
            <text:p><text:s text:c="17"/></text:p>
            <text:p><text:s text:c="12"/></text:p>
            <text:p><text:s text:c="8"/></text:p>
            <text:p><text:s text:c="8"/></text:p>
            <text:p><text:s text:c="8"/></text:p>
            <text:p><text:s text:c="12"/>Kosta Koufos came off the bench for six points, a season-high 15 rebounds, two assists and three steals in 21 minutes on Tuesday.</text:p>
            <text:p><text:s text:c="8"/></text:p>
            <text:p><text:s text:c="8"/></text:p>
            <text:p><text:s text:c="13"/>Not only was this one of his best games in recent memory, but it was his first double-digit rebound game since Nov. 11. Koufos would need for Willie Cauley-Stein to go down with an injury to have any real fantasy value, but he does have six steals in his last three games.</text:p>
            <text:p><text:s text:c="8"/></text:p>
            <text:p><text:s text:c="8"/></text:p>
            <text:p><text:s text:c="13"/></text:p>
            <text:p><text:s text:c="14"/></text:p>
            <text:p><text:s text:c="13"/>Jan 10 - 1:0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uddy Hield</text:p>
            <text:p><text:s text:c="17"/></text:p>
            <text:p><text:s text:c="17"/></text:p>
            <text:p><text:s text:c="22"/>- G - <text:s/>Kings</text:p>
            <text:p><text:s text:c="16"/></text:p>
            <text:p><text:s text:c="17"/></text:p>
            <text:p><text:s text:c="12"/></text:p>
            <text:p><text:s text:c="8"/></text:p>
            <text:p><text:s text:c="8"/></text:p>
            <text:p><text:s text:c="8"/></text:p>
            <text:p><text:s text:c="12"/>Buddy Hield came off the bench behind Garrett Temple to start the second half and hit 4-of-11 shots and three 3-pointers for 13 points, one rebound, two assists and a steal in 23 minutes of Tuesday's loss.</text:p>
            <text:p><text:s text:c="8"/></text:p>
            <text:p><text:s text:c="8"/></text:p>
            <text:p><text:s text:c="13"/>He may have tweaked an ankle tonight, but looked fine in the second half, despite coming off the bench. Hield has struggled for most of the season, but is playing a little better, averaging 11.6 points and 2.8 3-pointers over his last five games, despite hitting just 36 percent of his shots. He doesn't do much besides mediocre scoring and hitting threes's, making him <text:s/>a borderline hold right now, depending on who else is on your waiver wire.</text:p>
            <text:p><text:s text:c="8"/></text:p>
            <text:p><text:s text:c="8"/></text:p>
            <text:p><text:s text:c="13"/></text:p>
            <text:p><text:s text:c="14"/></text:p>
            <text:p><text:s text:c="13"/>Jan 10 - 12:5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aron Fox</text:p>
            <text:p><text:s text:c="17"/></text:p>
            <text:p><text:s text:c="17"/></text:p>
            <text:p><text:s text:c="22"/>- G - <text:s/>Kings</text:p>
            <text:p><text:s text:c="16"/></text:p>
            <text:p><text:s text:c="17"/></text:p>
            <text:p><text:s text:c="12"/></text:p>
            <text:p><text:s text:c="8"/></text:p>
            <text:p><text:s text:c="8"/></text:p>
            <text:p><text:s text:c="8"/></text:p>
            <text:p><text:s text:c="12"/>De'Aaron Fox hit 6-of-16 shots and three 3-pointers for 15 points, three assists, three steals and a block in 30 minutes of Tuesday's ugly 99-86 loss to the Lakers.</text:p>
            <text:p><text:s text:c="8"/></text:p>
            <text:p><text:s text:c="8"/></text:p>
            <text:p><text:s text:c="13"/>George Hill was out again for personal reasons and Fox played pretty well, despite a late airball that kind of summed up the Kings' night. Fox is playing much better right now, averaging 15.3 points, 2.8 rebounds, 6.0 assists, 1.3 steals and 1.3 3-pointers over his last four games, shooting 46 percent. He could be poised for a second-half breakout and has scored in double figures in four straight games, so make sure he's not available in your league.</text:p>
            <text:p><text:s text:c="8"/></text:p>
            <text:p><text:s text:c="8"/></text:p>
            <text:p><text:s text:c="13"/></text:p>
            <text:p><text:s text:c="14"/></text:p>
            <text:p><text:s text:c="13"/>Jan 10 - 12:5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uddy Hield</text:p>
            <text:p><text:s text:c="17"/></text:p>
            <text:p><text:s text:c="17"/></text:p>
            <text:p><text:s text:c="22"/>- G - <text:s/>Kings</text:p>
            <text:p><text:s text:c="16"/></text:p>
            <text:p><text:s text:c="17"/></text:p>
            <text:p><text:s text:c="12"/></text:p>
            <text:p><text:s text:c="8"/></text:p>
            <text:p><text:s text:c="8"/></text:p>
            <text:p><text:s text:c="8"/></text:p>
            <text:p><text:s text:c="12"/>Buddy Hield and Malachi Richardson were both on the bench at the start of the second half of Tuesday's game, as Bogdan Bogdanovic and Gary Temple got the start.</text:p>
            <text:p><text:s text:c="8"/></text:p>
            <text:p><text:s text:c="8"/></text:p>
            <text:p><text:s text:c="13"/>A replay appeared to show Hield tweaking his right ankle before halftime, but he is playing in the second half.</text:p>
            <text:p><text:s text:c="8"/></text:p>
            <text:p><text:s text:c="8"/></text:p>
            <text:p><text:s text:c="13"/></text:p>
            <text:p><text:s text:c="14"/></text:p>
            <text:p><text:s text:c="13"/>Jan 10 - 12:1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gdan Bogdanovic</text:p>
            <text:p><text:s text:c="17"/></text:p>
            <text:p><text:s text:c="17"/></text:p>
            <text:p><text:s text:c="22"/>- G/F - <text:s/>Kings</text:p>
            <text:p><text:s text:c="16"/></text:p>
            <text:p><text:s text:c="17"/></text:p>
            <text:p><text:s text:c="12"/></text:p>
            <text:p><text:s text:c="8"/></text:p>
            <text:p><text:s text:c="8"/></text:p>
            <text:p><text:s text:c="8"/></text:p>
            <text:p><text:s text:c="12"/>Bogdan Bogdanovic left Tuesday's game in the third quarter with some sort of right foot problem, but later returned to action.</text:p>
            <text:p><text:s text:c="8"/></text:p>
            <text:p><text:s text:c="8"/></text:p>
            <text:p><text:s text:c="13"/>He pulled himself out of the game and didn't seem to be limping too badly, and started unlacing his right shoe before being taken to the locker room. He was able to return later in the game, so the injury isn't an issue.</text:p>
            <text:p><text:s text:c="8"/></text:p>
            <text:p><text:s text:c="8"/></text:p>
            <text:p><text:s text:c="13"/></text:p>
            <text:p><text:s text:c="14"/></text:p>
            <text:p><text:s text:c="13"/>Jan 10 - 12:0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ayne Ellington</text:p>
            <text:p><text:s text:c="17"/></text:p>
            <text:p><text:s text:c="17"/></text:p>
            <text:p><text:s text:c="22"/>- G - <text:s/>Heat</text:p>
            <text:p><text:s text:c="16"/></text:p>
            <text:p><text:s text:c="17"/></text:p>
            <text:p><text:s text:c="12"/></text:p>
            <text:p><text:s text:c="8"/></text:p>
            <text:p><text:s text:c="8"/></text:p>
            <text:p><text:s text:c="8"/></text:p>
            <text:p><text:s text:c="12"/>Wayne Ellington hit 6-of-17 shots and 3-of-12 3-pointers for 15 points, three rebounds, two assists, a steal and a block in 35 minutes on Tuesday.</text:p>
            <text:p><text:s text:c="8"/></text:p>
            <text:p><text:s text:c="8"/></text:p>
            <text:p><text:s text:c="13"/>He hit the game-winning shot, which was surprisingly a layup instead of a 3-pointer, and was one of several heroes for the Heat on Tuesday. Ellington's a 3-point specialist, but the Heat are banged up and he's getting a lot of run right now. He's averaging 14.4 points, 4.4 rebounds, 1.2 steals and 3.8 3-pointers over his last five games. He's shooting just 41 percent during that stretch, but is also getting 34 minutes a night. If you need threes he's an automatic pick up, but he probably belongs on waivers if your team is already solid in that area.</text:p>
            <text:p><text:s text:c="8"/></text:p>
            <text:p><text:s text:c="8"/></text:p>
            <text:p><text:s text:c="13"/></text:p>
            <text:p><text:s text:c="14"/></text:p>
            <text:p><text:s text:c="13"/>Jan 9 - 11: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J. Augustin</text:p>
            <text:p><text:s text:c="17"/></text:p>
            <text:p><text:s text:c="17"/></text:p>
            <text:p><text:s text:c="22"/>- G - <text:s/>Magic</text:p>
            <text:p><text:s text:c="16"/></text:p>
            <text:p><text:s text:c="17"/></text:p>
            <text:p><text:s text:c="12"/></text:p>
            <text:p><text:s text:c="8"/></text:p>
            <text:p><text:s text:c="8"/></text:p>
            <text:p><text:s text:c="8"/></text:p>
            <text:p><text:s text:c="12"/>D.J. Augustin scored 18 points with five assists, three rebounds and four triples in 23 minutes vs. the Mavericks on Tuesday.</text:p>
            <text:p><text:s text:c="8"/></text:p>
            <text:p><text:s text:c="8"/></text:p>
            <text:p><text:s text:c="13"/>The entire Orlando starting lineup was a -23 or worse, but Augustin, Aaron Gordon and Marreese Speights kept the Magic within striking distance. Augustin has been in a really bad slump lately and this was his first game with double-digit points since Dec. 20. Leave him on the wire for now.</text:p>
            <text:p><text:s text:c="8"/></text:p>
            <text:p><text:s text:c="8"/></text:p>
            <text:p><text:s text:c="13"/></text:p>
            <text:p><text:s text:c="14"/></text:p>
            <text:p><text:s text:c="13"/>Jan 9 - 11: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io Hezonja</text:p>
            <text:p><text:s text:c="17"/></text:p>
            <text:p><text:s text:c="17"/></text:p>
            <text:p><text:s text:c="22"/>- F - <text:s/>Magic</text:p>
            <text:p><text:s text:c="16"/></text:p>
            <text:p><text:s text:c="17"/></text:p>
            <text:p><text:s text:c="12"/></text:p>
            <text:p><text:s text:c="8"/></text:p>
            <text:p><text:s text:c="8"/></text:p>
            <text:p><text:s text:c="8"/></text:p>
            <text:p><text:s text:c="12"/>Mario Hezonja started again on Tuesday vs. the Mavericks, scoring 14 points with four rebounds, four assists, one steal and two triples in 34 minutes.</text:p>
            <text:p><text:s text:c="8"/></text:p>
            <text:p><text:s text:c="8"/></text:p>
            <text:p><text:s text:c="13"/>Jonathan Simmons (back) was back in the starting lineup, but Aaron Gordon was brought off the bench for violating a team rule (he was late for the team's plane on Monday). Hezonja came off the bench to start the second half, but he looks so much more confident these days and his stash appeal is growing with the Magic expected to be sellers at the deadline -- Evan Fournier is one of the names linked to a move out of Orlando.</text:p>
            <text:p><text:s text:c="8"/></text:p>
            <text:p><text:s text:c="8"/></text:p>
            <text:p><text:s text:c="13"/></text:p>
            <text:p><text:s text:c="14"/></text:p>
            <text:p><text:s text:c="13"/>Jan 9 - 11: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reese Speights</text:p>
            <text:p><text:s text:c="17"/></text:p>
            <text:p><text:s text:c="17"/></text:p>
            <text:p><text:s text:c="22"/>- F/C - <text:s/>Magic</text:p>
            <text:p><text:s text:c="16"/></text:p>
            <text:p><text:s text:c="17"/></text:p>
            <text:p><text:s text:c="12"/></text:p>
            <text:p><text:s text:c="8"/></text:p>
            <text:p><text:s text:c="8"/></text:p>
            <text:p><text:s text:c="8"/></text:p>
            <text:p><text:s text:c="12"/>Marreese Speights double-doubled vs. the Mavericks on Tuesday with 13 points, 10 rebounds, two assists, two blocks and two triples in 21 minutes.</text:p>
            <text:p><text:s text:c="8"/></text:p>
            <text:p><text:s text:c="8"/></text:p>
            <text:p><text:s text:c="13"/>The Magic usually turn to Speights when they are in comeback mode and that was the case tonight. This was his first game with 20+ minutes since Nov. 24, so he's not worth adding in most formats.</text:p>
            <text:p><text:s text:c="8"/></text:p>
            <text:p><text:s text:c="8"/></text:p>
            <text:p><text:s text:c="13"/></text:p>
            <text:p><text:s text:c="14"/></text:p>
            <text:p><text:s text:c="13"/>Jan 9 - 11: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on Simmons</text:p>
            <text:p><text:s text:c="17"/></text:p>
            <text:p><text:s text:c="17"/></text:p>
            <text:p><text:s text:c="22"/>- G/F - <text:s/>Magic</text:p>
            <text:p><text:s text:c="16"/></text:p>
            <text:p><text:s text:c="17"/></text:p>
            <text:p><text:s text:c="12"/></text:p>
            <text:p><text:s text:c="8"/></text:p>
            <text:p><text:s text:c="8"/></text:p>
            <text:p><text:s text:c="8"/></text:p>
            <text:p><text:s text:c="12"/>Jonathon Simmons (back) returned from a one-game absence on Tuesday vs. the Mavericks, scoring three points on 1-of-7 shots.</text:p>
            <text:p><text:s text:c="8"/></text:p>
            <text:p><text:s text:c="8"/></text:p>
            <text:p><text:s text:c="13"/>He had four fouls, was a -28 in his 20 minutes and added just two assists and one rebound. Orlando only had a couple players play well tonight, so this loss wasn't just on Simmons. He's been battling back spasms for nearly a week and that may be why he's slumping, as he's hit just 13 of his last 53 shots (24.5%). His owners may need to move on if he doesn't get it going against the Bucks on Wednesday.</text:p>
            <text:p><text:s text:c="8"/></text:p>
            <text:p><text:s text:c="8"/></text:p>
            <text:p><text:s text:c="13"/></text:p>
            <text:p><text:s text:c="14"/></text:p>
            <text:p><text:s text:c="13"/>Jan 9 - 11: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Yogi Ferrell</text:p>
            <text:p><text:s text:c="17"/></text:p>
            <text:p><text:s text:c="17"/></text:p>
            <text:p><text:s text:c="22"/>- G - <text:s/>Mavericks</text:p>
            <text:p><text:s text:c="16"/></text:p>
            <text:p><text:s text:c="17"/></text:p>
            <text:p><text:s text:c="12"/></text:p>
            <text:p><text:s text:c="8"/></text:p>
            <text:p><text:s text:c="8"/></text:p>
            <text:p><text:s text:c="8"/></text:p>
            <text:p><text:s text:c="12"/>Yogi Ferrell hit 6-of-9 shots and two 3-pointers for 15 points, eight rebounds and four assists in 33 minutes off the bench on Tuesday.</text:p>
            <text:p><text:s text:c="8"/></text:p>
            <text:p><text:s text:c="8"/></text:p>
            <text:p><text:s text:c="13"/>This was Ferrell's highest scoring game since before Christmas and he combined with Dennis Smith Jr. and J.J. Barea to help the Mavs' backcourt dominate the Magic tonight. Barea added eight points and tied his season high with 12 assists in the win. We'd still rank the three Smith Jr., Barea and then Ferrell, but Yogi looked good after scoring six points in each of his previous two games.</text:p>
            <text:p><text:s text:c="8"/></text:p>
            <text:p><text:s text:c="8"/></text:p>
            <text:p><text:s text:c="13"/></text:p>
            <text:p><text:s text:c="14"/></text:p>
            <text:p><text:s text:c="13"/>Jan 9 - 11: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Gordon</text:p>
            <text:p><text:s text:c="17"/></text:p>
            <text:p><text:s text:c="17"/></text:p>
            <text:p><text:s text:c="22"/>- F - <text:s/>Magic</text:p>
            <text:p><text:s text:c="16"/></text:p>
            <text:p><text:s text:c="17"/></text:p>
            <text:p><text:s text:c="12"/></text:p>
            <text:p><text:s text:c="8"/></text:p>
            <text:p><text:s text:c="8"/></text:p>
            <text:p><text:s text:c="8"/></text:p>
            <text:p><text:s text:c="12"/>Aaron Gordon, who was benched at the start of Tuesday's game vs. the Mavericks, was back in the first unit in the second half and finished with 19 points in a 114-99 loss.</text:p>
            <text:p><text:s text:c="8"/></text:p>
            <text:p><text:s text:c="8"/></text:p>
            <text:p><text:s text:c="13"/>The Magic brought him off the bench because he was late for their team plane on Monday, but he saw his normal allotment of minutes (33) and finished with eight rebounds, two assists and one triple. He was 6-of-16 from the field and 6-of-8 from the line, but it says a lot about his improvement that this is considered an off night. He should be back in his usual role on Wednesday vs. the Bucks and will likely see a lot of Giannis Antetokounmpo.</text:p>
            <text:p><text:s text:c="8"/></text:p>
            <text:p><text:s text:c="8"/></text:p>
            <text:p><text:s text:c="13"/></text:p>
            <text:p><text:s text:c="14"/></text:p>
            <text:p><text:s text:c="13"/>Jan 9 - 11: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nis Smith Jr.</text:p>
            <text:p><text:s text:c="17"/></text:p>
            <text:p><text:s text:c="17"/></text:p>
            <text:p><text:s text:c="22"/>- G - <text:s/>Mavericks</text:p>
            <text:p><text:s text:c="16"/></text:p>
            <text:p><text:s text:c="17"/></text:p>
            <text:p><text:s text:c="12"/></text:p>
            <text:p><text:s text:c="8"/></text:p>
            <text:p><text:s text:c="8"/></text:p>
            <text:p><text:s text:c="8"/></text:p>
            <text:p><text:s text:c="12"/>Dennis Smith Jr. hit 8-of-19 shots and two 3-pointers for 20 points, seven rebounds, three assists, a steal and a block in 34 minutes of Tuesday's 114-99 win over the Magic.</text:p>
            <text:p><text:s text:c="8"/></text:p>
            <text:p><text:s text:c="8"/></text:p>
            <text:p><text:s text:c="13"/>He also made both his free throws and finished the game on the court, which hasn't been happening much these days. He did a lot of his damage late in the fourth quarter with the Mavs holding a commanding lead, but it was also good for his confidence. He's scored in double figures in six straight games and this was his first game with an attempted free throw where he didn't miss at least one since November. He's coming on, averaging 16.7 points, 4.7 rebounds, 6.5 assists and 1.5 steals over his last six games.</text:p>
            <text:p><text:s text:c="8"/></text:p>
            <text:p><text:s text:c="8"/></text:p>
            <text:p><text:s text:c="13"/></text:p>
            <text:p><text:s text:c="14"/></text:p>
            <text:p><text:s text:c="13"/>Jan 9 - 10: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irk Nowitzki</text:p>
            <text:p><text:s text:c="17"/></text:p>
            <text:p><text:s text:c="17"/></text:p>
            <text:p><text:s text:c="22"/>- F/C - <text:s/>Mavericks</text:p>
            <text:p><text:s text:c="16"/></text:p>
            <text:p><text:s text:c="17"/></text:p>
            <text:p><text:s text:c="12"/></text:p>
            <text:p><text:s text:c="8"/></text:p>
            <text:p><text:s text:c="8"/></text:p>
            <text:p><text:s text:c="8"/></text:p>
            <text:p><text:s text:c="12"/>Dirk Nowitzki hit 6-of-13 shots, a 3-pointer and 7-of-7 free throws for 20 points, three rebounds and one assist in Tuesday's 114-99 win over the Magic.</text:p>
            <text:p><text:s text:c="8"/></text:p>
            <text:p><text:s text:c="8"/></text:p>
            <text:p><text:s text:c="13"/>Dirk was tied with Dennis Smith Jr. as the team's leading scorer and still hasn't missed a game this season. Dirk was just 1-of-7 for five points on Sunday, so it was nice to see him bounce back in this one. He's been a pleasant surprise this fantasy season, returning seventh-round value in nine-cat leagues.</text:p>
            <text:p><text:s text:c="8"/></text:p>
            <text:p><text:s text:c="8"/></text:p>
            <text:p><text:s text:c="13"/></text:p>
            <text:p><text:s text:c="14"/></text:p>
            <text:p><text:s text:c="13"/>Jan 9 - 10: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J. McCollum</text:p>
            <text:p><text:s text:c="17"/></text:p>
            <text:p><text:s text:c="17"/></text:p>
            <text:p><text:s text:c="22"/>- G - <text:s/>Trail Blazers</text:p>
            <text:p><text:s text:c="16"/></text:p>
            <text:p><text:s text:c="17"/></text:p>
            <text:p><text:s text:c="12"/></text:p>
            <text:p><text:s text:c="8"/></text:p>
            <text:p><text:s text:c="8"/></text:p>
            <text:p><text:s text:c="8"/></text:p>
            <text:p><text:s text:c="12"/>C.J. McCollum scored 27 points on Tuesday vs. the Thunder, hitting 11-of-19 shots and all four of his free throws.</text:p>
            <text:p><text:s text:c="8"/></text:p>
            <text:p><text:s text:c="8"/></text:p>
            <text:p><text:s text:c="13"/>The Blazers are now 9-3 when McCollum scores 25 or more points, and he also finished the night with seven assists, three rebounds, one steal and one triple in 33 minutes. McCollum has a 30.7 usage rate when Damian Lillard (calf) is off the floor, so he'll be a popular DFS target once again on Wednesday vs. Houston if Lillard can't go.</text:p>
            <text:p><text:s text:c="8"/></text:p>
            <text:p><text:s text:c="8"/></text:p>
            <text:p><text:s text:c="13"/></text:p>
            <text:p><text:s text:c="14"/></text:p>
            <text:p><text:s text:c="13"/>Jan 9 - 10: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usuf Nurkic</text:p>
            <text:p><text:s text:c="17"/></text:p>
            <text:p><text:s text:c="17"/></text:p>
            <text:p><text:s text:c="22"/>- C - <text:s/>Trail Blazers</text:p>
            <text:p><text:s text:c="16"/></text:p>
            <text:p><text:s text:c="17"/></text:p>
            <text:p><text:s text:c="12"/></text:p>
            <text:p><text:s text:c="8"/></text:p>
            <text:p><text:s text:c="8"/></text:p>
            <text:p><text:s text:c="8"/></text:p>
            <text:p><text:s text:c="12"/>Jusuf Nurkic scored 20 points (8-of-15 FGs, 4-of-5 FTs) with eight rebounds, two assists and one steal in 23 minutes vs. the Thunder on Tuesday.</text:p>
            <text:p><text:s text:c="8"/></text:p>
            <text:p><text:s text:c="8"/></text:p>
            <text:p><text:s text:c="13"/>Nurkic picked up four fouls, so that prevented him from having a monster night. His owners should still be thrilled with this line, as Steven Adams and the Thunder have allowed the sixth fewest fantasy points to centers this season. Nurk Alert gets a boost when Damian Lillard (calf) is out, but it's unclear if Portland's franchise player will be available on Wednesday vs. Houston.</text:p>
            <text:p><text:s text:c="8"/></text:p>
            <text:p><text:s text:c="8"/></text:p>
            <text:p><text:s text:c="13"/></text:p>
            <text:p><text:s text:c="14"/></text:p>
            <text:p><text:s text:c="13"/>Jan 9 - 10: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bazz Napier</text:p>
            <text:p><text:s text:c="17"/></text:p>
            <text:p><text:s text:c="17"/></text:p>
            <text:p><text:s text:c="22"/>- G - <text:s/>Trail Blazers</text:p>
            <text:p><text:s text:c="16"/></text:p>
            <text:p><text:s text:c="17"/></text:p>
            <text:p><text:s text:c="12"/></text:p>
            <text:p><text:s text:c="8"/></text:p>
            <text:p><text:s text:c="8"/></text:p>
            <text:p><text:s text:c="8"/></text:p>
            <text:p><text:s text:c="12"/>Shabazz Napier started and scored 21 points on 5-of-10 shots in Tuesday's 117-106 win over the Thunder.</text:p>
            <text:p><text:s text:c="8"/></text:p>
            <text:p><text:s text:c="8"/></text:p>
            <text:p><text:s text:c="13"/>The Thunder have allowed the seventh fewest fantasy points to PGs this season, making Napier's performance even more impressive. He made 10 trips to the free throw line and connected on nine of them, adding five rebounds, two assists, two steals and two treys in 34 minutes. He's become a must-start player every time Damian Lillard (calf) misses a game and was averaging 18.2 points, 5.4 assists, 4.8 rebounds, 2.0 steals and 1.8 triples in five previous starts. Lillard's status for Wednesday's game vs. Houston is up in the air, so be on the lookout for an update.</text:p>
            <text:p><text:s text:c="8"/></text:p>
            <text:p><text:s text:c="8"/></text:p>
            <text:p><text:s text:c="13"/></text:p>
            <text:p><text:s text:c="14"/></text:p>
            <text:p><text:s text:c="13"/>Jan 9 - 10: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errance Ferguson</text:p>
            <text:p><text:s text:c="17"/></text:p>
            <text:p><text:s text:c="17"/></text:p>
            <text:p><text:s text:c="22"/>- G - <text:s/>Thunder</text:p>
            <text:p><text:s text:c="16"/></text:p>
            <text:p><text:s text:c="17"/></text:p>
            <text:p><text:s text:c="12"/></text:p>
            <text:p><text:s text:c="8"/></text:p>
            <text:p><text:s text:c="8"/></text:p>
            <text:p><text:s text:c="8"/></text:p>
            <text:p><text:s text:c="12"/>Terrance Ferguson was 0-for-2 and finished with zero points, two rebounds and three fouls in 30 minutes of Tuesday's loss to the Blazers.</text:p>
            <text:p><text:s text:c="8"/></text:p>
            <text:p><text:s text:c="8"/></text:p>
            <text:p><text:s text:c="13"/>Since going off for 24 points on 9-of-12 shooting last Wednesday, Ferguson has scored a total of 13 points with 11 fouls and not much else over his last three games. He might have one or two more big games in his future this season, but if you picked him up on a whim, it's probably time to go fishing on your waiver wire. Andre Roberson (knee) isn't expected to play on Wednesday, so Ferguson could be looking at another start.</text:p>
            <text:p><text:s text:c="8"/></text:p>
            <text:p><text:s text:c="8"/></text:p>
            <text:p><text:s text:c="13"/></text:p>
            <text:p><text:s text:c="14"/></text:p>
            <text:p><text:s text:c="13"/>Jan 9 - 10: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ssell Westbrook</text:p>
            <text:p><text:s text:c="17"/></text:p>
            <text:p><text:s text:c="17"/></text:p>
            <text:p><text:s text:c="22"/>- G - <text:s/>Thunder</text:p>
            <text:p><text:s text:c="16"/></text:p>
            <text:p><text:s text:c="17"/></text:p>
            <text:p><text:s text:c="12"/></text:p>
            <text:p><text:s text:c="8"/></text:p>
            <text:p><text:s text:c="8"/></text:p>
            <text:p><text:s text:c="8"/></text:p>
            <text:p><text:s text:c="12"/>Russell Westbrook hit 7-of-20 shots and a 3-pointer for 22 points, nine rebounds, 12 assists, three steals, two blocks and six turnovers in a 117-106 loss to the Blazers.</text:p>
            <text:p><text:s text:c="8"/></text:p>
            <text:p><text:s text:c="8"/></text:p>
            <text:p><text:s text:c="13"/>This was a bad loss for OKC after falling to Phoenix on Sunday, while this is the sixth time this season Westy has missed a triple-double by just one assist or one rebound. The turnovers and poor shooting continue, but the guy just puts up monster numbers every time out. Paul George, Carmelo Anthony and Steven Adams all scored between 16 and 22 points, but the Thunder didn't have an answer for the Blazers tonight.</text:p>
            <text:p><text:s text:c="8"/></text:p>
            <text:p><text:s text:c="8"/></text:p>
            <text:p><text:s text:c="13"/></text:p>
            <text:p><text:s text:c="14"/></text:p>
            <text:p><text:s text:c="13"/>Jan 9 - 10: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lon Wright</text:p>
            <text:p><text:s text:c="17"/></text:p>
            <text:p><text:s text:c="17"/></text:p>
            <text:p><text:s text:c="22"/>- G - <text:s/>Raptors</text:p>
            <text:p><text:s text:c="16"/></text:p>
            <text:p><text:s text:c="17"/></text:p>
            <text:p><text:s text:c="12"/></text:p>
            <text:p><text:s text:c="8"/></text:p>
            <text:p><text:s text:c="8"/></text:p>
            <text:p><text:s text:c="8"/></text:p>
            <text:p><text:s text:c="12"/>Delon Wright scored 13 points with seven rebounds, four assists, one steal, one block and one triple in a start for Kyle Lowry (back) on Tuesday vs. the Heat.</text:p>
            <text:p><text:s text:c="8"/></text:p>
            <text:p><text:s text:c="8"/></text:p>
            <text:p><text:s text:c="13"/>He was terrific on both ends, finishing 5-of-9 from the field and 2-of-2 from the line without a turnover in 29 minutes. Wright has really nice upside in category leagues for his defensive stats and triples, and this was his sixth game out of his last nine with at least one steal, one block and one triple. He's trending up and is worth owning while he's hot, especially while Kyle Lowry is day-to-day with a back injury.</text:p>
            <text:p><text:s text:c="8"/></text:p>
            <text:p><text:s text:c="8"/></text:p>
            <text:p><text:s text:c="13"/></text:p>
            <text:p><text:s text:c="14"/></text:p>
            <text:p><text:s text:c="13"/>Jan 9 - 10: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Jones Jr.</text:p>
            <text:p><text:s text:c="17"/></text:p>
            <text:p><text:s text:c="17"/></text:p>
            <text:p><text:s text:c="22"/>- F - <text:s/>Heat</text:p>
            <text:p><text:s text:c="16"/></text:p>
            <text:p><text:s text:c="17"/></text:p>
            <text:p><text:s text:c="12"/></text:p>
            <text:p><text:s text:c="8"/></text:p>
            <text:p><text:s text:c="8"/></text:p>
            <text:p><text:s text:c="8"/></text:p>
            <text:p><text:s text:c="12"/>Derrick Jones Jr. started for Tyler Johnson (shoulder) on Tuesday and played a season-high 28 minutes and had eight points, five rebounds and two blocks, which were all season highs as well.</text:p>
            <text:p><text:s text:c="8"/></text:p>
            <text:p><text:s text:c="8"/></text:p>
            <text:p><text:s text:c="13"/>He should get another opportunity on Wednesday, as Johnson is doubtful, but Goran Dragic and Josh Richardson figure to make up the bulk of TJ's absence.</text:p>
            <text:p><text:s text:c="8"/></text:p>
            <text:p><text:s text:c="8"/></text:p>
            <text:p><text:s text:c="13"/></text:p>
            <text:p><text:s text:c="14"/></text:p>
            <text:p><text:s text:c="13"/>Jan 9 - 10: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am Adebayo</text:p>
            <text:p><text:s text:c="17"/></text:p>
            <text:p><text:s text:c="17"/></text:p>
            <text:p><text:s text:c="22"/>- C - <text:s/>Heat</text:p>
            <text:p><text:s text:c="16"/></text:p>
            <text:p><text:s text:c="17"/></text:p>
            <text:p><text:s text:c="12"/></text:p>
            <text:p><text:s text:c="8"/></text:p>
            <text:p><text:s text:c="8"/></text:p>
            <text:p><text:s text:c="8"/></text:p>
            <text:p><text:s text:c="12"/>Bam Adebayo hit 8-of-14 shots for 16 points, a career-high 15 rebounds and a career-high five blocks off the bench in Tuesday's 90-89 win over the Raptors.</text:p>
            <text:p><text:s text:c="8"/></text:p>
            <text:p><text:s text:c="8"/></text:p>
            <text:p><text:s text:c="13"/>James Johnson was ejected for fighting and should be facing a one-game suspension, which means we could see a lot more Bam on Wednesday night. He was also playing alongside Hassan Whiteside tonight, which is more good news. Bam should be a strong play on Wednesday and is worth keeping a close eye on going forward. However, once Johnson is back, it wouldn't be surprising to see Adebayo crawl back into his hole.</text:p>
            <text:p><text:s text:c="8"/></text:p>
            <text:p><text:s text:c="8"/></text:p>
            <text:p><text:s text:c="13"/></text:p>
            <text:p><text:s text:c="14"/></text:p>
            <text:p><text:s text:c="13"/>Jan 9 - 10: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 DeRozan</text:p>
            <text:p><text:s text:c="17"/></text:p>
            <text:p><text:s text:c="17"/></text:p>
            <text:p><text:s text:c="22"/>- G/F - <text:s/>Raptors</text:p>
            <text:p><text:s text:c="16"/></text:p>
            <text:p><text:s text:c="17"/></text:p>
            <text:p><text:s text:c="12"/></text:p>
            <text:p><text:s text:c="8"/></text:p>
            <text:p><text:s text:c="8"/></text:p>
            <text:p><text:s text:c="8"/></text:p>
            <text:p><text:s text:c="12"/>DeMar DeRozan scored 25 points on 10-of-29 shooting in a 90-89 loss to the Heat on Tuesday, adding six assists, four rebounds and one block in 35 minutes.</text:p>
            <text:p><text:s text:c="8"/></text:p>
            <text:p><text:s text:c="8"/></text:p>
            <text:p><text:s text:c="13"/>DeRozan was one of the hottest players in the NBA coming into tonight's game with 35.5 points over his last four outings and he has a 39.2 usage rate with Kyle Lowry (back) off the floor, but Josh Richardson's defense slowed him down. He narrowly missed a full-court heave with 0.3 seconds left on the clock, but he had an altercation with Goran Dragic after the game and may have thrown a punch (link below). If you own him, just make sure he's not suspended for Thursday's game vs. the Cavaliers before deploying him.</text:p>
            <text:p><text:s text:c="8"/></text:p>
            <text:p><text:s text:c="8"/></text:p>
            <text:p><text:s text:c="13"/></text:p>
            <text:p><text:s text:c="14"/></text:p>
            <text:p><text:s text:c="13"/>Source: Rob Perez on Twitter <text:s text:c="29"/>Jan 9 - 10: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an Dragic</text:p>
            <text:p><text:s text:c="17"/></text:p>
            <text:p><text:s text:c="17"/></text:p>
            <text:p><text:s text:c="22"/>- G - <text:s/>Heat</text:p>
            <text:p><text:s text:c="16"/></text:p>
            <text:p><text:s text:c="17"/></text:p>
            <text:p><text:s text:c="12"/></text:p>
            <text:p><text:s text:c="8"/></text:p>
            <text:p><text:s text:c="8"/></text:p>
            <text:p><text:s text:c="8"/></text:p>
            <text:p><text:s text:c="12"/>Goran Dragic hit 10-of-21 shots and a 3-pointer on his way to 24 points, a season-high 12 rebounds, four assists, a steal and a block in 39 minutes of Tuesday's win.</text:p>
            <text:p><text:s text:c="8"/></text:p>
            <text:p><text:s text:c="8"/></text:p>
            <text:p><text:s text:c="13"/>Tyler Johnson was out and Josh Richardson appeared to be playing point guard for much of the night, so Dragic focused on scoring and rebounding, helping the Heat to a season-high 64 boards. Johnson doesn't sound likely for Wednesday with his shoulder injury, so Dragic should have another big game. Dragic got into a scuffle with DeMar DeRozan while walking off the court, but if anyone threw a punch, it was DeRozan. However, it was more of a slap or push than a punch, in our opinion, so a suspension probably isn't coming.</text:p>
            <text:p><text:s text:c="8"/></text:p>
            <text:p><text:s text:c="8"/></text:p>
            <text:p><text:s text:c="13"/></text:p>
            <text:p><text:s text:c="14"/></text:p>
            <text:p><text:s text:c="13"/>Jan 9 - 10: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scal Siakam</text:p>
            <text:p><text:s text:c="17"/></text:p>
            <text:p><text:s text:c="17"/></text:p>
            <text:p><text:s text:c="22"/>- F - <text:s/>Raptors</text:p>
            <text:p><text:s text:c="16"/></text:p>
            <text:p><text:s text:c="17"/></text:p>
            <text:p><text:s text:c="12"/></text:p>
            <text:p><text:s text:c="8"/></text:p>
            <text:p><text:s text:c="8"/></text:p>
            <text:p><text:s text:c="8"/></text:p>
            <text:p><text:s text:c="12"/>Pascal Siakam scored two points on 1-of-4 shooting with one rebound and one block in 15 minutes vs. the Heat on Tuesday.</text:p>
            <text:p><text:s text:c="8"/></text:p>
            <text:p><text:s text:c="8"/></text:p>
            <text:p><text:s text:c="13"/>Serge Ibaka is likely going to be suspended for Thursday's game vs. the Cavaliers, so Siakam could be looking at a start. He's done well in that role this season, averaging 14.3 points, 4.0 rebounds, 2.3 assists, 1.0 blocks, 1.3 steals and 0.8 triples in four previous fill-in starts. Give him a look as a punt in DFS or as a streaming option on a four-game night.</text:p>
            <text:p><text:s text:c="8"/></text:p>
            <text:p><text:s text:c="8"/></text:p>
            <text:p><text:s text:c="13"/></text:p>
            <text:p><text:s text:c="14"/></text:p>
            <text:p><text:s text:c="13"/>Jan 9 - 10: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lly Olynyk</text:p>
            <text:p><text:s text:c="17"/></text:p>
            <text:p><text:s text:c="17"/></text:p>
            <text:p><text:s text:c="22"/>- F/C - <text:s/>Heat</text:p>
            <text:p><text:s text:c="16"/></text:p>
            <text:p><text:s text:c="17"/></text:p>
            <text:p><text:s text:c="12"/></text:p>
            <text:p><text:s text:c="8"/></text:p>
            <text:p><text:s text:c="8"/></text:p>
            <text:p><text:s text:c="8"/></text:p>
            <text:p><text:s text:c="12"/>Kelly Olynyk played just 22 minutes and hit 2-of-5 shots for four points and five rebounds in Tuesday's 90-89 win over the Raptors.</text:p>
            <text:p><text:s text:c="8"/></text:p>
            <text:p><text:s text:c="8"/></text:p>
            <text:p><text:s text:c="13"/>He had scored in double figures in four straight and things were looking good for him tonight when James Johnson was ejected, but Bam Adebayo got hot and went crazy. Johnson is likely to be suspended for his next game, so look for Olynyk to bounce back in that one.</text:p>
            <text:p><text:s text:c="8"/></text:p>
            <text:p><text:s text:c="8"/></text:p>
            <text:p><text:s text:c="13"/></text:p>
            <text:p><text:s text:c="14"/></text:p>
            <text:p><text:s text:c="13"/>Jan 9 - 10: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Hassan Whiteside had 13 points, 15 rebounds and two blocks on 6-of-16 shooting in Tuesday's one-point win over the Raptors.</text:p>
            <text:p><text:s text:c="8"/></text:p>
            <text:p><text:s text:c="8"/></text:p>
            <text:p><text:s text:c="13"/>Whiteside finally closed out a game, checking in with just over three minutes left and played very well, helping the Heat collect a season-high 64 rebounds. Whiteside has double-doubled in two straight games and played well in all five of the Heat's last five games, which were all wins.</text:p>
            <text:p><text:s text:c="8"/></text:p>
            <text:p><text:s text:c="8"/></text:p>
            <text:p><text:s text:c="13"/></text:p>
            <text:p><text:s text:c="14"/></text:p>
            <text:p><text:s text:c="13"/>Jan 9 - 10: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s Valanciunas</text:p>
            <text:p><text:s text:c="17"/></text:p>
            <text:p><text:s text:c="17"/></text:p>
            <text:p><text:s text:c="22"/>- C - <text:s/>Raptors</text:p>
            <text:p><text:s text:c="16"/></text:p>
            <text:p><text:s text:c="17"/></text:p>
            <text:p><text:s text:c="12"/></text:p>
            <text:p><text:s text:c="8"/></text:p>
            <text:p><text:s text:c="8"/></text:p>
            <text:p><text:s text:c="8"/></text:p>
            <text:p><text:s text:c="12"/>Jonas Valanciunas was quiet on Tuesday vs. the Heat with eight points, three rebounds and two blocks.</text:p>
            <text:p><text:s text:c="8"/></text:p>
            <text:p><text:s text:c="8"/></text:p>
            <text:p><text:s text:c="13"/>He was 4-of-8 from the field, but only played 21 minutes even though Serge Ibaka was ejected early in the third quarter. J-Val is coming off two monster games in a row, but he's only played 20+ minutes in two out of his last five games. With Ibaka likely suspended for Thursday's game vs. the Cavaliers, he'll be in a great spot to bounce back.</text:p>
            <text:p><text:s text:c="8"/></text:p>
            <text:p><text:s text:c="8"/></text:p>
            <text:p><text:s text:c="13"/></text:p>
            <text:p><text:s text:c="14"/></text:p>
            <text:p><text:s text:c="13"/>Jan 9 - 10: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Richardson</text:p>
            <text:p><text:s text:c="17"/></text:p>
            <text:p><text:s text:c="17"/></text:p>
            <text:p><text:s text:c="22"/>- G/F - <text:s/>Heat</text:p>
            <text:p><text:s text:c="16"/></text:p>
            <text:p><text:s text:c="17"/></text:p>
            <text:p><text:s text:c="12"/></text:p>
            <text:p><text:s text:c="8"/></text:p>
            <text:p><text:s text:c="8"/></text:p>
            <text:p><text:s text:c="8"/></text:p>
            <text:p><text:s text:c="12"/>Josh Richardson started the game 0-for-9 and didn't hit his first shot until the fourth quarter, finishing with six points, six rebounds, four assists, three blocks and five turnovers on 3-of-13 shooting in Tuesday's one-point win over the Raptors.</text:p>
            <text:p><text:s text:c="8"/></text:p>
            <text:p><text:s text:c="8"/></text:p>
            <text:p><text:s text:c="13"/>J-Rich still filled the stat sheet, but had one of his toughest nights of the season. He injured his left shoulder late in the game, but stayed in and said he'd ice it and be ready for Wednesday. The Heat have won five straight games and Richardson has played the entire fourth quarter in all five of them.</text:p>
            <text:p><text:s text:c="8"/></text:p>
            <text:p><text:s text:c="8"/></text:p>
            <text:p><text:s text:c="13"/></text:p>
            <text:p><text:s text:c="14"/></text:p>
            <text:p><text:s text:c="13"/>Jan 9 - 10: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ios Papagiannis</text:p>
            <text:p><text:s text:c="17"/></text:p>
            <text:p><text:s text:c="17"/></text:p>
            <text:p><text:s text:c="22"/>- C - <text:s/>Trail Blazers</text:p>
            <text:p><text:s text:c="16"/></text:p>
            <text:p><text:s text:c="17"/></text:p>
            <text:p><text:s text:c="12"/></text:p>
            <text:p><text:s text:c="8"/></text:p>
            <text:p><text:s text:c="8"/></text:p>
            <text:p><text:s text:c="8"/></text:p>
            <text:p><text:s text:c="12"/>Georgios Papagiannis will not play on Tuesday vs. the Lakers due to an illness.</text:p>
            <text:p><text:s text:c="8"/></text:p>
            <text:p><text:s text:c="8"/></text:p>
            <text:p><text:s text:c="13"/>He's not in the rotation anyways, but maybe that changes later in the season.</text:p>
            <text:p><text:s text:c="8"/></text:p>
            <text:p><text:s text:c="8"/></text:p>
            <text:p><text:s text:c="13"/></text:p>
            <text:p><text:s text:c="14"/></text:p>
            <text:p><text:s text:c="13"/>Source: James Ham on Twitter <text:s text:c="29"/>Jan 9 - 9: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ames Johnson</text:p>
            <text:p><text:s text:c="17"/></text:p>
            <text:p><text:s text:c="17"/></text:p>
            <text:p><text:s text:c="22"/>- F - <text:s/>Heat</text:p>
            <text:p><text:s text:c="16"/></text:p>
            <text:p><text:s text:c="17"/></text:p>
            <text:p><text:s text:c="12"/></text:p>
            <text:p><text:s text:c="8"/></text:p>
            <text:p><text:s text:c="8"/></text:p>
            <text:p><text:s text:c="8"/></text:p>
            <text:p><text:s text:c="12"/>James Johnson was ejected from Tuesday's game vs. the Raptors.</text:p>
            <text:p><text:s text:c="8"/></text:p>
            <text:p><text:s text:c="8"/></text:p>
            <text:p><text:s text:c="13"/>Ibaka gave JJ a little shove, but the Heat forward responded by throwing a punch. Ibaka threw one back, so both players were ejected with double technicals. He'll be facing a fine at the very least, and don't be surprised if he's suspended as well. We'll consider him questionable to play on Wednesday vs. the Pacers. The Heat are giving the Bam Adebayo-Hassan Whiteside combo a look, so the rookie could see a bump if JJ misses time.</text:p>
            <text:p><text:s text:c="8"/></text:p>
            <text:p><text:s text:c="8"/></text:p>
            <text:p><text:s text:c="13"/></text:p>
            <text:p><text:s text:c="14"/></text:p>
            <text:p><text:s text:c="13"/>Jan 9 - 9: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rge Ibaka</text:p>
            <text:p><text:s text:c="17"/></text:p>
            <text:p><text:s text:c="17"/></text:p>
            <text:p><text:s text:c="22"/>- F/C - <text:s/>Raptors</text:p>
            <text:p><text:s text:c="16"/></text:p>
            <text:p><text:s text:c="17"/></text:p>
            <text:p><text:s text:c="12"/></text:p>
            <text:p><text:s text:c="8"/></text:p>
            <text:p><text:s text:c="8"/></text:p>
            <text:p><text:s text:c="8"/></text:p>
            <text:p><text:s text:c="12"/>Serge Ibaka and James Johnson were both ejected on Tuesday.</text:p>
            <text:p><text:s text:c="8"/></text:p>
            <text:p><text:s text:c="8"/></text:p>
            <text:p><text:s text:c="13"/>Ibaka gave a little shove to Johnson and both players threw a punch just a moment after. It's possible that the NBA will suspend Ibaka, so consider him questionable for Thursday's game vs. the Cavaliers. If he does <text:s/>miss time, Pascal Siakam will see a bump in minutes and Jonas Valanciunas would benefit as well.</text:p>
            <text:p><text:s text:c="8"/></text:p>
            <text:p><text:s text:c="8"/></text:p>
            <text:p><text:s text:c="13"/></text:p>
            <text:p><text:s text:c="14"/></text:p>
            <text:p><text:s text:c="13"/>Jan 9 - 9: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ndre Liggins</text:p>
            <text:p><text:s text:c="17"/></text:p>
            <text:p><text:s text:c="17"/></text:p>
            <text:p><text:s text:c="22"/>- G - <text:s/>Pelicans</text:p>
            <text:p><text:s text:c="16"/></text:p>
            <text:p><text:s text:c="17"/></text:p>
            <text:p><text:s text:c="12"/></text:p>
            <text:p><text:s text:c="8"/></text:p>
            <text:p><text:s text:c="8"/></text:p>
            <text:p><text:s text:c="8"/></text:p>
            <text:p><text:s text:c="12"/>DeAndre Liggins will sign a 10-day deal with the Pelicans.</text:p>
            <text:p><text:s text:c="8"/></text:p>
            <text:p><text:s text:c="8"/></text:p>
            <text:p><text:s text:c="13"/>The defensive specialist was waived by the Bucks a few days ago, but he's not expected to play meaningful minutes in New Orleans. Leave him on the wire.</text:p>
            <text:p><text:s text:c="8"/></text:p>
            <text:p><text:s text:c="8"/></text:p>
            <text:p><text:s text:c="13"/></text:p>
            <text:p><text:s text:c="14"/></text:p>
            <text:p><text:s text:c="13"/>Source: Adrian Wojnarowski on Twitter <text:s text:c="20"/>Jan 9 - 8: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Draymond Green (knee) is probable for Wednesday's game vs. the Clippers.</text:p>
            <text:p><text:s text:c="8"/></text:p>
            <text:p><text:s text:c="8"/></text:p>
            <text:p><text:s text:c="13"/>He's been listed as probable the last few games, so there's no reason to expect him to sit. The Warriors do have a back-to-back set on Friday and Saturday, so they may be tempted to rest him in one of those.</text:p>
            <text:p><text:s text:c="8"/></text:p>
            <text:p><text:s text:c="8"/></text:p>
            <text:p><text:s text:c="13"/></text:p>
            <text:p><text:s text:c="14"/></text:p>
            <text:p><text:s text:c="13"/>Source: Warriors PR on Twitter <text:s text:c="27"/>Jan 9 - 8: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knee, hip) is listed as probable for Wednesday's game vs. Clippers.</text:p>
            <text:p><text:s text:c="8"/></text:p>
            <text:p><text:s text:c="8"/></text:p>
            <text:p><text:s text:c="13"/>Kevin Durant (calf) is also listed as probable, so Iggy should play his usual allotment of minutes off the bench.</text:p>
            <text:p><text:s text:c="8"/></text:p>
            <text:p><text:s text:c="8"/></text:p>
            <text:p><text:s text:c="13"/></text:p>
            <text:p><text:s text:c="14"/></text:p>
            <text:p><text:s text:c="13"/>Source: Warriors PR on Twitter <text:s text:c="27"/>Jan 9 - 8: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on Simmons</text:p>
            <text:p><text:s text:c="17"/></text:p>
            <text:p><text:s text:c="17"/></text:p>
            <text:p><text:s text:c="22"/>- G/F - <text:s/>Magic</text:p>
            <text:p><text:s text:c="16"/></text:p>
            <text:p><text:s text:c="17"/></text:p>
            <text:p><text:s text:c="12"/></text:p>
            <text:p><text:s text:c="8"/></text:p>
            <text:p><text:s text:c="8"/></text:p>
            <text:p><text:s text:c="8"/></text:p>
            <text:p><text:s text:c="12"/>Jonathon Simmons (back) will start Tuesday's game vs. the Mavs.</text:p>
            <text:p><text:s text:c="8"/></text:p>
            <text:p><text:s text:c="8"/></text:p>
            <text:p><text:s text:c="13"/>Simmons was a game-time decision but was able to get through warmups without a problem. He'll return to the lineup after missing Saturday's game vs. the Cavs. Mario Hezonja will remain in the starting lineup, as Aaron Gordon will not start due to a violation of team rules. No word on if Simmons will have a minutes limit on Tuesday.</text:p>
            <text:p><text:s text:c="8"/></text:p>
            <text:p><text:s text:c="8"/></text:p>
            <text:p><text:s text:c="13"/></text:p>
            <text:p><text:s text:c="14"/></text:p>
            <text:p><text:s text:c="13"/>Source: John Denton on Twitter <text:s text:c="27"/>Jan 9 - 7: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Gordon</text:p>
            <text:p><text:s text:c="17"/></text:p>
            <text:p><text:s text:c="17"/></text:p>
            <text:p><text:s text:c="22"/>- F - <text:s/>Magic</text:p>
            <text:p><text:s text:c="16"/></text:p>
            <text:p><text:s text:c="17"/></text:p>
            <text:p><text:s text:c="12"/></text:p>
            <text:p><text:s text:c="8"/></text:p>
            <text:p><text:s text:c="8"/></text:p>
            <text:p><text:s text:c="8"/></text:p>
            <text:p><text:s text:c="12"/>Aaron Gordon won't start on Tuesday vs. Dallas "due to a violation of team rules."</text:p>
            <text:p><text:s text:c="8"/></text:p>
            <text:p><text:s text:c="8"/></text:p>
            <text:p><text:s text:c="13"/>We don't how much he will play tonight, as Gordon was reportedly late for a team plane on Monday. His season-long owners should just deploy him and hope for the best. Elfrid Payton, Evan Fournier, Jonathon Simmons, Mario Hezonja and Bismack Biyombo will start.</text:p>
            <text:p><text:s text:c="8"/></text:p>
            <text:p><text:s text:c="8"/></text:p>
            <text:p><text:s text:c="13"/></text:p>
            <text:p><text:s text:c="14"/></text:p>
            <text:p><text:s text:c="13"/>Source: Orlando Magic PR on Twitter <text:s text:c="22"/>Jan 9 - 7: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lake Griffin</text:p>
            <text:p><text:s text:c="17"/></text:p>
            <text:p><text:s text:c="17"/></text:p>
            <text:p><text:s text:c="22"/>- F - <text:s/>Pistons</text:p>
            <text:p><text:s text:c="16"/></text:p>
            <text:p><text:s text:c="17"/></text:p>
            <text:p><text:s text:c="12"/></text:p>
            <text:p><text:s text:c="8"/></text:p>
            <text:p><text:s text:c="8"/></text:p>
            <text:p><text:s text:c="8"/></text:p>
            <text:p><text:s text:c="12"/>Blake Griffin (concussion) said he's not expecting to play on Wednesday vs. the Warriors.</text:p>
            <text:p><text:s text:c="8"/></text:p>
            <text:p><text:s text:c="8"/></text:p>
            <text:p><text:s text:c="13"/>Griffin was doing some bike work on Monday and coach Doc Rivers said then that he still has a few more tests to pass in the concussion protocol. The Clippers do play again on Thursday vs. the Kings, so maybe he'll be back in time for that one. With Griffin out, we should see more minutes falling to guys like Wes Johnson, Sam Dekker and Montrezl Harrell.</text:p>
            <text:p><text:s text:c="8"/></text:p>
            <text:p><text:s text:c="8"/></text:p>
            <text:p><text:s text:c="13"/></text:p>
            <text:p><text:s text:c="14"/></text:p>
            <text:p><text:s text:c="13"/>Source: ESPN <text:s text:c="45"/>Jan 9 - 7: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anley Johnson</text:p>
            <text:p><text:s text:c="17"/></text:p>
            <text:p><text:s text:c="17"/></text:p>
            <text:p><text:s text:c="22"/>- F - <text:s/>Pistons</text:p>
            <text:p><text:s text:c="16"/></text:p>
            <text:p><text:s text:c="17"/></text:p>
            <text:p><text:s text:c="12"/></text:p>
            <text:p><text:s text:c="8"/></text:p>
            <text:p><text:s text:c="8"/></text:p>
            <text:p><text:s text:c="8"/></text:p>
            <text:p><text:s text:c="12"/>Stanley Johnson (strained hip) will be available on Wednesday vs. the Nets.</text:p>
            <text:p><text:s text:c="8"/></text:p>
            <text:p><text:s text:c="8"/></text:p>
            <text:p><text:s text:c="13"/>He was a "full go" at Tuesday's practice and should see some action after five games on the shelf. Reggie Bullock has taken most of Johnson's minutes, so there's no need to add him in most formats.</text:p>
            <text:p><text:s text:c="8"/></text:p>
            <text:p><text:s text:c="8"/></text:p>
            <text:p><text:s text:c="13"/></text:p>
            <text:p><text:s text:c="14"/></text:p>
            <text:p><text:s text:c="13"/>Source: Keith Langlois on Twitter <text:s text:c="24"/>Jan 9 - 7: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on Simmons</text:p>
            <text:p><text:s text:c="17"/></text:p>
            <text:p><text:s text:c="17"/></text:p>
            <text:p><text:s text:c="22"/>- G/F - <text:s/>Magic</text:p>
            <text:p><text:s text:c="16"/></text:p>
            <text:p><text:s text:c="17"/></text:p>
            <text:p><text:s text:c="12"/></text:p>
            <text:p><text:s text:c="8"/></text:p>
            <text:p><text:s text:c="8"/></text:p>
            <text:p><text:s text:c="8"/></text:p>
            <text:p><text:s text:c="12"/>Coach Frank Vogel said that a final decision on Jonathon Simmons (back spasms) will come prior to tipoff but it is "looking like he will play" Tuesday vs. Dallas.</text:p>
            <text:p><text:s text:c="8"/></text:p>
            <text:p><text:s text:c="8"/></text:p>
            <text:p><text:s text:c="13"/>Tuesday's game tips off at 8:30 pm EST, so we should have confirmation, one way or the other, within the hour. Simmons will be somewhat difficult to trust if he does suit up, as he will likely play relatively limited minutes. If Simmons is ruled out, Mario Hezonja will probably draw another start.</text:p>
            <text:p><text:s text:c="8"/></text:p>
            <text:p><text:s text:c="8"/></text:p>
            <text:p><text:s text:c="13"/>Related: Mario Hezonja</text:p>
            <text:p><text:s text:c="14"/></text:p>
            <text:p><text:s text:c="13"/>Source: John Denton on Twitter <text:s text:c="27"/>Jan 9 - 7: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lon Wright</text:p>
            <text:p><text:s text:c="17"/></text:p>
            <text:p><text:s text:c="17"/></text:p>
            <text:p><text:s text:c="22"/>- G - <text:s/>Raptors</text:p>
            <text:p><text:s text:c="16"/></text:p>
            <text:p><text:s text:c="17"/></text:p>
            <text:p><text:s text:c="12"/></text:p>
            <text:p><text:s text:c="8"/></text:p>
            <text:p><text:s text:c="8"/></text:p>
            <text:p><text:s text:c="8"/></text:p>
            <text:p><text:s text:c="12"/>Delon Wright will start at point guard in place of Kyle Lowry (back) Tuesday vs. Miami.</text:p>
            <text:p><text:s text:c="8"/></text:p>
            <text:p><text:s text:c="8"/></text:p>
            <text:p><text:s text:c="13"/>Lowry was ruled out earlier in the day due to a back injury suffered in Monday's win over the Nets. Wright has been playing well of late and has a chance to log heavy minutes in his first start of the season. Over the Raps last three games, Wright is averaging 14.7 points (on 63.0 percent shooting), 6.7 rebounds, 4.0 assists and 2.0 steals in 26.3 minutes. Wright will be a very chalky DFS play Monday night. Fred VanVleet will also see an uptick in minutes off the bench.</text:p>
            <text:p><text:s text:c="8"/></text:p>
            <text:p><text:s text:c="8"/></text:p>
            <text:p><text:s text:c="13"/></text:p>
            <text:p><text:s text:c="14"/></text:p>
            <text:p><text:s text:c="13"/>Source: Raptors PR on Twitter <text:s text:c="28"/>Jan 9 - 7: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Jones Jr.</text:p>
            <text:p><text:s text:c="17"/></text:p>
            <text:p><text:s text:c="17"/></text:p>
            <text:p><text:s text:c="22"/>- F - <text:s/>Heat</text:p>
            <text:p><text:s text:c="16"/></text:p>
            <text:p><text:s text:c="17"/></text:p>
            <text:p><text:s text:c="12"/></text:p>
            <text:p><text:s text:c="8"/></text:p>
            <text:p><text:s text:c="8"/></text:p>
            <text:p><text:s text:c="8"/></text:p>
            <text:p><text:s text:c="12"/>Derrick Jones Jr. will be in the starting lineup for Tuesday's game against the Raptors, with Tyler Johnson unavailable.</text:p>
            <text:p><text:s text:c="8"/></text:p>
            <text:p><text:s text:c="8"/></text:p>
            <text:p><text:s text:c="13"/>Jones Jr. will be joined by Goran Dragic, Josh Richardson, Kelly Olynyk and Hassan Whiteside in the starting group, and it'll be interesting to see what he can do in extended minutes for Miami. He's more of a low-end streamer in deep leagues, while Josh Richardson looks like a nice DFS target as his minutes could realistically go into the 40s tonight.</text:p>
            <text:p><text:s text:c="8"/></text:p>
            <text:p><text:s text:c="8"/></text:p>
            <text:p><text:s text:c="13"/>Related: Josh Richardson, Goran Dragic, Hassan Whiteside, Kelly Olynyk, Tyler Johnson</text:p>
            <text:p><text:s text:c="14"/></text:p>
            <text:p><text:s text:c="13"/>Source: Miami Heat on Twitter <text:s text:c="28"/>Jan 9 - 6: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ndre Bembry</text:p>
            <text:p><text:s text:c="17"/></text:p>
            <text:p><text:s text:c="17"/></text:p>
            <text:p><text:s text:c="22"/>- F - <text:s/>Hawks</text:p>
            <text:p><text:s text:c="16"/></text:p>
            <text:p><text:s text:c="17"/></text:p>
            <text:p><text:s text:c="12"/></text:p>
            <text:p><text:s text:c="8"/></text:p>
            <text:p><text:s text:c="8"/></text:p>
            <text:p><text:s text:c="8"/></text:p>
            <text:p><text:s text:c="12"/>DeAndre Bembry (groin) will not play Wednesday vs. Denver.</text:p>
            <text:p><text:s text:c="8"/></text:p>
            <text:p><text:s text:c="8"/></text:p>
            <text:p><text:s text:c="13"/>Bembry hasn't played in an NBA game since December 22nd. He should be left on waivers.</text:p>
            <text:p><text:s text:c="8"/></text:p>
            <text:p><text:s text:c="8"/></text:p>
            <text:p><text:s text:c="13"/></text:p>
            <text:p><text:s text:c="14"/></text:p>
            <text:p><text:s text:c="13"/>Source: Chris Vivlamore on Twitter <text:s text:c="23"/>Jan 9 - 6: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urean Prince</text:p>
            <text:p><text:s text:c="17"/></text:p>
            <text:p><text:s text:c="17"/></text:p>
            <text:p><text:s text:c="22"/>- F - <text:s/>Hawks</text:p>
            <text:p><text:s text:c="16"/></text:p>
            <text:p><text:s text:c="17"/></text:p>
            <text:p><text:s text:c="12"/></text:p>
            <text:p><text:s text:c="8"/></text:p>
            <text:p><text:s text:c="8"/></text:p>
            <text:p><text:s text:c="8"/></text:p>
            <text:p><text:s text:c="12"/>Taurean Prince (finger) is probable to play Wednesday vs. the Nuggets.</text:p>
            <text:p><text:s text:c="8"/></text:p>
            <text:p><text:s text:c="8"/></text:p>
            <text:p><text:s text:c="13"/>Prince looked fine on his way to 20 points, four boards, three dimes, one steal, two swats and four triples on Monday, so this dislocated ring finger figures to be a non-issue moving forward. That won't stop the Hawks from throwing Prince on the injury report with the probable tag, though.</text:p>
            <text:p><text:s text:c="8"/></text:p>
            <text:p><text:s text:c="8"/></text:p>
            <text:p><text:s text:c="13"/></text:p>
            <text:p><text:s text:c="14"/></text:p>
            <text:p><text:s text:c="13"/>Source: Chris Vivlamore on Twitter <text:s text:c="23"/>Jan 9 - 6: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Muscala</text:p>
            <text:p><text:s text:c="17"/></text:p>
            <text:p><text:s text:c="17"/></text:p>
            <text:p><text:s text:c="22"/>- F/C - <text:s/>Hawks</text:p>
            <text:p><text:s text:c="16"/></text:p>
            <text:p><text:s text:c="17"/></text:p>
            <text:p><text:s text:c="12"/></text:p>
            <text:p><text:s text:c="8"/></text:p>
            <text:p><text:s text:c="8"/></text:p>
            <text:p><text:s text:c="8"/></text:p>
            <text:p><text:s text:c="12"/>Mike Muscala (ankle) is listed as probable for Wednesday's game vs. Denver.</text:p>
            <text:p><text:s text:c="8"/></text:p>
            <text:p><text:s text:c="8"/></text:p>
            <text:p><text:s text:c="13"/>Muscala has been listed a probable in each of the Hawks last three games and has played in each contest. However, he has very minimal fantasy value, as he's averaging just 4.7 points and 3.3 rebounds in 8.3 minutes over those three games.</text:p>
            <text:p><text:s text:c="8"/></text:p>
            <text:p><text:s text:c="8"/></text:p>
            <text:p><text:s text:c="13"/></text:p>
            <text:p><text:s text:c="14"/></text:p>
            <text:p><text:s text:c="13"/>Source: Chris Vivlamore on Twitter <text:s text:c="23"/>Jan 9 - 6: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ewayne Dedmon</text:p>
            <text:p><text:s text:c="17"/></text:p>
            <text:p><text:s text:c="17"/></text:p>
            <text:p><text:s text:c="22"/>- C - <text:s/>Hawks</text:p>
            <text:p><text:s text:c="16"/></text:p>
            <text:p><text:s text:c="17"/></text:p>
            <text:p><text:s text:c="12"/></text:p>
            <text:p><text:s text:c="8"/></text:p>
            <text:p><text:s text:c="8"/></text:p>
            <text:p><text:s text:c="8"/></text:p>
            <text:p><text:s text:c="12"/>Dewayne Dedmon (leg), Mike Muscala (ankle) and Taurean Prince (finger) are all probable to play Wednesday vs. the Nuggets.</text:p>
            <text:p><text:s text:c="8"/></text:p>
            <text:p><text:s text:c="8"/></text:p>
            <text:p><text:s text:c="13"/>All these guys were probable on Monday, and they all played, so that trend should continue on Wednesday night. Knowing how Atlanta likes to list injuries, this group could see the probable tag for the next month. Dedmon logged 20 minutes in his return to action on Monday, so maybe he'll get closer to the 25-range on Wednesday.</text:p>
            <text:p><text:s text:c="8"/></text:p>
            <text:p><text:s text:c="8"/></text:p>
            <text:p><text:s text:c="13"/>Related: Mike Muscala, Taurean Prince</text:p>
            <text:p><text:s text:c="14"/></text:p>
            <text:p><text:s text:c="13"/>Source: Chris Vivlamore on Twitter <text:s text:c="23"/>Jan 9 - 6: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Roberson</text:p>
            <text:p><text:s text:c="17"/></text:p>
            <text:p><text:s text:c="17"/></text:p>
            <text:p><text:s text:c="22"/>- G/F - <text:s/>Thunder</text:p>
            <text:p><text:s text:c="16"/></text:p>
            <text:p><text:s text:c="17"/></text:p>
            <text:p><text:s text:c="12"/></text:p>
            <text:p><text:s text:c="8"/></text:p>
            <text:p><text:s text:c="8"/></text:p>
            <text:p><text:s text:c="8"/></text:p>
            <text:p><text:s text:c="12"/>Coach Billy Donovan said Andre Roberson (left knee tendinitis) did some non-contact work in practice on Tuesday but won't play on Tuesday night vs. Portland or Wednesday vs. Minnesota.</text:p>
            <text:p><text:s text:c="8"/></text:p>
            <text:p><text:s text:c="8"/></text:p>
            <text:p><text:s text:c="13"/>Roberson has missed each of OKC's last four games. Donovan said that he'll be re-evaluated later in the week. Terrance Ferguson has started each of the last three contests and is averaging 12.3 points, 1.0 rebounds, 1.3 assists and 2.0 steals in 27.5 minutes over those three starts.</text:p>
            <text:p><text:s text:c="8"/></text:p>
            <text:p><text:s text:c="8"/></text:p>
            <text:p><text:s text:c="13"/>Related: Terrance Ferguson</text:p>
            <text:p><text:s text:c="14"/></text:p>
            <text:p><text:s text:c="13"/>Source: Brett Dawson on Twitter <text:s text:c="26"/>Jan 9 - 6: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Walton Jr.</text:p>
            <text:p><text:s text:c="17"/></text:p>
            <text:p><text:s text:c="17"/></text:p>
            <text:p><text:s text:c="22"/>- G - <text:s/>Heat</text:p>
            <text:p><text:s text:c="16"/></text:p>
            <text:p><text:s text:c="17"/></text:p>
            <text:p><text:s text:c="12"/></text:p>
            <text:p><text:s text:c="8"/></text:p>
            <text:p><text:s text:c="8"/></text:p>
            <text:p><text:s text:c="8"/></text:p>
            <text:p><text:s text:c="12"/>The Heat have recalled Derrick Walton Jr. from their G-League affiliate.</text:p>
            <text:p><text:s text:c="8"/></text:p>
            <text:p><text:s text:c="8"/></text:p>
            <text:p><text:s text:c="13"/>Walton Jr. will be active for Tuesday's game vs. the Raptors. With Tyler Johnson (shoulder) sidelined, Walton could see some playing time off the bench.</text:p>
            <text:p><text:s text:c="8"/></text:p>
            <text:p><text:s text:c="8"/></text:p>
            <text:p><text:s text:c="13"/></text:p>
            <text:p><text:s text:c="14"/></text:p>
            <text:p><text:s text:c="13"/>Source: Heat PR on Twitter <text:s text:c="31"/>Jan 9 - 6: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Johnson</text:p>
            <text:p><text:s text:c="17"/></text:p>
            <text:p><text:s text:c="17"/></text:p>
            <text:p><text:s text:c="22"/>- G - <text:s/>Heat</text:p>
            <text:p><text:s text:c="16"/></text:p>
            <text:p><text:s text:c="17"/></text:p>
            <text:p><text:s text:c="12"/></text:p>
            <text:p><text:s text:c="8"/></text:p>
            <text:p><text:s text:c="8"/></text:p>
            <text:p><text:s text:c="8"/></text:p>
            <text:p><text:s text:c="12"/>Tyler Johnson (left shoulder strain) will not suit up for Tuesday's game in Toronto.</text:p>
            <text:p><text:s text:c="8"/></text:p>
            <text:p><text:s text:c="8"/></text:p>
            <text:p><text:s text:c="13"/>Johnson hurt his shoulder at shootaround, and unfortunately, this is the same shoulder that he had surgically repaired back in 2016. Head coach Erik Spoelstra wouldn't commit to having Johnson available for Wednesday's game in Indiana, and with that one being the second of a back-to-back, there will not be a shootaround so we likely won't get an update until just prior to tip-off. Goran Dragic, Josh Richardson and Wayne Ellington figure to log heavy minutes tonight.</text:p>
            <text:p><text:s text:c="8"/></text:p>
            <text:p><text:s text:c="8"/></text:p>
            <text:p><text:s text:c="13"/>Related: Josh Richardson, Wayne Ellington</text:p>
            <text:p><text:s text:c="14"/></text:p>
            <text:p><text:s text:c="13"/>Source: Ira Winderman on Twitter <text:s text:c="25"/>Jan 9 - 6: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lon Wright</text:p>
            <text:p><text:s text:c="17"/></text:p>
            <text:p><text:s text:c="17"/></text:p>
            <text:p><text:s text:c="22"/>- G - <text:s/>Raptors</text:p>
            <text:p><text:s text:c="16"/></text:p>
            <text:p><text:s text:c="17"/></text:p>
            <text:p><text:s text:c="12"/></text:p>
            <text:p><text:s text:c="8"/></text:p>
            <text:p><text:s text:c="8"/></text:p>
            <text:p><text:s text:c="8"/></text:p>
            <text:p><text:s text:c="12"/>Delon Wright is being listed as the probable starter for Tuesday's game against the Heat, with Kyle Lowry (back) unavailable.</text:p>
            <text:p><text:s text:c="8"/></text:p>
            <text:p><text:s text:c="8"/></text:p>
            <text:p><text:s text:c="13"/>While we typically don't go off the game notes, Wright starting sans Lowry just makes the most sense and Dwane Casey tends to not release lineup changes until just a few minutes prior to tip-off, so we're throwing this out there. Wright has played very well as a reserve this season, and with him likely to see his minutes in the 30s tonight, he'll make for a strong DFS option. Check back for official confirmation on the starters closer to tip-off.RotoGrinders.com Daily Slant: With Lowry and all non-rotation members off the floor, DeMar DeRozan leads the Raptors in usage by a huge margin at 43.5%, a massive +11.9% differential from his seasonal number. Wright and VanVleet have nearly identical usage rates and FPPM marks (20.4 vs. 20.5 and .89 to .86), but we'll give Wright the nod due to his ability to rack up defensive stats.</text:p>
            <text:p><text:s text:c="8"/></text:p>
            <text:p><text:s text:c="8"/></text:p>
            <text:p><text:s text:c="13"/>Related: Kyle Lowry</text:p>
            <text:p><text:s text:c="14"/></text:p>
            <text:p><text:s text:c="13"/>Source: Raptors Republic <text:s text:c="33"/>Jan 9 - 6: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andler Parsons</text:p>
            <text:p><text:s text:c="17"/></text:p>
            <text:p><text:s text:c="17"/></text:p>
            <text:p><text:s text:c="22"/>- F - <text:s/>Grizzlies</text:p>
            <text:p><text:s text:c="16"/></text:p>
            <text:p><text:s text:c="17"/></text:p>
            <text:p><text:s text:c="12"/></text:p>
            <text:p><text:s text:c="8"/></text:p>
            <text:p><text:s text:c="8"/></text:p>
            <text:p><text:s text:c="8"/></text:p>
            <text:p><text:s text:c="12"/>Chandler Parsons (right knee soreness) has been ruled out of Wednesday's game vs. New Orleans.</text:p>
            <text:p><text:s text:c="8"/></text:p>
            <text:p><text:s text:c="8"/></text:p>
            <text:p><text:s text:c="13"/>This certainly isn't surprising, as Parsons has missed each of the Grizzlies last four games and was unable to practice on Tuesday. Jarell Martin and JaMychal Green will continue to divvy up additional minutes in his absence. There's no reason to be holding onto Parsons at this point.</text:p>
            <text:p><text:s text:c="8"/></text:p>
            <text:p><text:s text:c="8"/></text:p>
            <text:p><text:s text:c="13"/></text:p>
            <text:p><text:s text:c="14"/></text:p>
            <text:p><text:s text:c="13"/>Source: Grizzlies PR on Twitter <text:s text:c="26"/>Jan 9 - 6: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 Stauskas</text:p>
            <text:p><text:s text:c="17"/></text:p>
            <text:p><text:s text:c="17"/></text:p>
            <text:p><text:s text:c="22"/>- G - <text:s/>Nets</text:p>
            <text:p><text:s text:c="16"/></text:p>
            <text:p><text:s text:c="17"/></text:p>
            <text:p><text:s text:c="12"/></text:p>
            <text:p><text:s text:c="8"/></text:p>
            <text:p><text:s text:c="8"/></text:p>
            <text:p><text:s text:c="8"/></text:p>
            <text:p><text:s text:c="12"/>Nik Stauskas (ankle) is listed as questionable for Wednesday's game vs. the Pistons.</text:p>
            <text:p><text:s text:c="8"/></text:p>
            <text:p><text:s text:c="8"/></text:p>
            <text:p><text:s text:c="13"/>Stauskas sat out Monday's loss to Toronto due to the ankle injury. The Nets may find themselves quite shorthanded on the wing on Wednesday, as Allen Crabbe (shin) is doubtful and DeMarre Carroll (knee) has been ruled out. As a result, Caris LeVert and Joe Harris will likely be asked to log all the minutes they can handle.</text:p>
            <text:p><text:s text:c="8"/></text:p>
            <text:p><text:s text:c="8"/></text:p>
            <text:p><text:s text:c="13"/></text:p>
            <text:p><text:s text:c="14"/></text:p>
            <text:p><text:s text:c="13"/>Source: Alex Labidou on Twitter <text:s text:c="26"/>Jan 9 - 5: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gelo Russell</text:p>
            <text:p><text:s text:c="17"/></text:p>
            <text:p><text:s text:c="17"/></text:p>
            <text:p><text:s text:c="22"/>- G - <text:s/>Nets</text:p>
            <text:p><text:s text:c="16"/></text:p>
            <text:p><text:s text:c="17"/></text:p>
            <text:p><text:s text:c="12"/></text:p>
            <text:p><text:s text:c="8"/></text:p>
            <text:p><text:s text:c="8"/></text:p>
            <text:p><text:s text:c="8"/></text:p>
            <text:p><text:s text:c="12"/>D'Angelo Russell (knee) will not play Wednesday vs. the Pistons.</text:p>
            <text:p><text:s text:c="8"/></text:p>
            <text:p><text:s text:c="8"/></text:p>
            <text:p><text:s text:c="13"/>Russell recently practiced with Brooklyn's G-League squad, and while the Nets have been playing coy with his potential return date, he has to be very close at this point. Friday in Atlanta or Saturday in Washington will be D-Lo's next opportunity to get out there, and as a guy with early-round potential, he needs to be owned in all leagues with him on the cusp of a return.</text:p>
            <text:p><text:s text:c="8"/></text:p>
            <text:p><text:s text:c="8"/></text:p>
            <text:p><text:s text:c="13"/></text:p>
            <text:p><text:s text:c="14"/></text:p>
            <text:p><text:s text:c="13"/>Source: Alex Labidou on Twitter <text:s text:c="26"/>Jan 9 - 5: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re Carroll</text:p>
            <text:p><text:s text:c="17"/></text:p>
            <text:p><text:s text:c="17"/></text:p>
            <text:p><text:s text:c="22"/>- F - <text:s/>Nets</text:p>
            <text:p><text:s text:c="16"/></text:p>
            <text:p><text:s text:c="17"/></text:p>
            <text:p><text:s text:c="12"/></text:p>
            <text:p><text:s text:c="8"/></text:p>
            <text:p><text:s text:c="8"/></text:p>
            <text:p><text:s text:c="8"/></text:p>
            <text:p><text:s text:c="12"/>DeMarre Carroll (knee) and D'Angelo Russell (knee) have been ruled out for Wednesday's game against the Pistons.</text:p>
            <text:p><text:s text:c="8"/></text:p>
            <text:p><text:s text:c="8"/></text:p>
            <text:p><text:s text:c="13"/>Wednesday will mark Carroll's second straight game on the sidelines, and with Brooklyn's next two games after Wednesday being a back-to-back set, he should be considered doubtful for Friday's game in Atlanta as well. Allen Crabbe (shin) is doubtful for Wednesday while Nik Stauskas (ankle) is questionable, and if those two are forced to join Carroll and Russell on the sidelines, guys like Joe Harris, Caris LeVert and Spencer Dinwiddie could be forced into major minutes.</text:p>
            <text:p><text:s text:c="8"/></text:p>
            <text:p><text:s text:c="8"/></text:p>
            <text:p><text:s text:c="13"/>Related: Caris LeVert, Allen Crabbe, Nik Stauskas, Spencer Dinwiddie, D'Angelo Russell</text:p>
            <text:p><text:s text:c="14"/></text:p>
            <text:p><text:s text:c="13"/>Source: Alex Labidou on Twitter <text:s text:c="26"/>Jan 9 - 5: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len Crabbe</text:p>
            <text:p><text:s text:c="17"/></text:p>
            <text:p><text:s text:c="17"/></text:p>
            <text:p><text:s text:c="22"/>- G/F - <text:s/>Nets</text:p>
            <text:p><text:s text:c="16"/></text:p>
            <text:p><text:s text:c="17"/></text:p>
            <text:p><text:s text:c="12"/></text:p>
            <text:p><text:s text:c="8"/></text:p>
            <text:p><text:s text:c="8"/></text:p>
            <text:p><text:s text:c="8"/></text:p>
            <text:p><text:s text:c="12"/>Allen Crabbe (sore left shin) is listed as doubtful on the injury report for Wednesday's game vs. Detroit.</text:p>
            <text:p><text:s text:c="8"/></text:p>
            <text:p><text:s text:c="8"/></text:p>
            <text:p><text:s text:c="13"/>Allen Crabbe tallied 20 points and seven rebounds in 34 minutes in Monday's loss to the Raptors, but injured himself at the end of regulation. Crabbe fell awkwardly after making a game-tying layup. Afterward, he said he was confident he'd be able to play Wednesday, but is apparently in more pain than he expected. We should have another update after Wednesday's shootaround. DeMarre Carroll (knee) has already been ruled out. Caris LeVert and Joe Harris could be forced to log heavy minutes.</text:p>
            <text:p><text:s text:c="8"/></text:p>
            <text:p><text:s text:c="8"/></text:p>
            <text:p><text:s text:c="13"/>Related: Joe Harris, Caris LeVert</text:p>
            <text:p><text:s text:c="14"/></text:p>
            <text:p><text:s text:c="13"/>Source: Alex Labidou on Twitter <text:s text:c="26"/>Jan 9 - 5: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The Pistons have reportedly expressed interest in Nikola Mirotic.</text:p>
            <text:p><text:s text:c="8"/></text:p>
            <text:p><text:s text:c="8"/></text:p>
            <text:p><text:s text:c="13"/>The Pistons and Jazz have now officially been named as teams that are looking to acquire the 26-year-old power forward, but the Bulls can't officially trade him until January 15. They're reportedly seeking a first-round selection in any Mirotic trade, but it is worth noting that a clause was put into Mirotic's contract this summer that gives him veto power in any trade. However, with Mirotic being the one that requested the trade in the first place, that veto thing might not end up being an issue.</text:p>
            <text:p><text:s text:c="8"/></text:p>
            <text:p><text:s text:c="8"/></text:p>
            <text:p><text:s text:c="13"/>Related: Pistons, Jazz</text:p>
            <text:p><text:s text:c="14"/></text:p>
            <text:p><text:s text:c="13"/>Source: Chicago Sun-Times <text:s text:c="32"/>Jan 9 - 5: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Millsap</text:p>
            <text:p><text:s text:c="17"/></text:p>
            <text:p><text:s text:c="17"/></text:p>
            <text:p><text:s text:c="22"/>- F - <text:s/>Nuggets</text:p>
            <text:p><text:s text:c="16"/></text:p>
            <text:p><text:s text:c="17"/></text:p>
            <text:p><text:s text:c="12"/></text:p>
            <text:p><text:s text:c="8"/></text:p>
            <text:p><text:s text:c="8"/></text:p>
            <text:p><text:s text:c="8"/></text:p>
            <text:p><text:s text:c="12"/>Paul Millsap (left wrist surgery) had his cast removed on Tuesday.</text:p>
            <text:p><text:s text:c="8"/></text:p>
            <text:p><text:s text:c="8"/></text:p>
            <text:p><text:s text:c="13"/>To be clear, Millsap still isn't expected back until after the All-Star break, but this is a small step in the right direction. We'll continue to track Millsap's progress every step of the way, but if you're in a league without an IR-spot, it's probably still a bit too early to stash him.</text:p>
            <text:p><text:s text:c="8"/></text:p>
            <text:p><text:s text:c="8"/></text:p>
            <text:p><text:s text:c="13"/></text:p>
            <text:p><text:s text:c="14"/></text:p>
            <text:p><text:s text:c="13"/>Source: Aniello Piro on Twitter <text:s text:c="26"/>Jan 9 - 4: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Favors</text:p>
            <text:p><text:s text:c="17"/></text:p>
            <text:p><text:s text:c="17"/></text:p>
            <text:p><text:s text:c="22"/>- F/C - <text:s/>Jazz</text:p>
            <text:p><text:s text:c="16"/></text:p>
            <text:p><text:s text:c="17"/></text:p>
            <text:p><text:s text:c="12"/></text:p>
            <text:p><text:s text:c="8"/></text:p>
            <text:p><text:s text:c="8"/></text:p>
            <text:p><text:s text:c="8"/></text:p>
            <text:p><text:s text:c="12"/>Derrick Favors (right ankle sprain) went through portions of Tuesday's practice and he remains probable to play Wednesday vs. the Wizards.</text:p>
            <text:p><text:s text:c="8"/></text:p>
            <text:p><text:s text:c="8"/></text:p>
            <text:p><text:s text:c="13"/>Favors has been able to practice two days in a row, so he should be fine for Wednesday's game. Check back for another update following Wednesday morning's shootaround.</text:p>
            <text:p><text:s text:c="8"/></text:p>
            <text:p><text:s text:c="8"/></text:p>
            <text:p><text:s text:c="13"/></text:p>
            <text:p><text:s text:c="14"/></text:p>
            <text:p><text:s text:c="13"/>Source: Kyle Goon on Twitter <text:s text:c="29"/>Jan 9 - 4: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andler Parsons</text:p>
            <text:p><text:s text:c="17"/></text:p>
            <text:p><text:s text:c="17"/></text:p>
            <text:p><text:s text:c="22"/>- F - <text:s/>Grizzlies</text:p>
            <text:p><text:s text:c="16"/></text:p>
            <text:p><text:s text:c="17"/></text:p>
            <text:p><text:s text:c="12"/></text:p>
            <text:p><text:s text:c="8"/></text:p>
            <text:p><text:s text:c="8"/></text:p>
            <text:p><text:s text:c="8"/></text:p>
            <text:p><text:s text:c="12"/>Chandler Parsons (knee) was unable to practice on Tuesday and is doubtful to play Wednesday vs. New Orleans.</text:p>
            <text:p><text:s text:c="8"/></text:p>
            <text:p><text:s text:c="8"/></text:p>
            <text:p><text:s text:c="13"/>It looks like Wednesday will mark Parsons' fifth straight game on the sidelines, as he just can't seem to shake this knee issue, so Jarell Martin and JaMychal Green will continue to pick up the slack in his absence. Parsons belongs on the waiver wire in all leagues.</text:p>
            <text:p><text:s text:c="8"/></text:p>
            <text:p><text:s text:c="8"/></text:p>
            <text:p><text:s text:c="13"/></text:p>
            <text:p><text:s text:c="14"/></text:p>
            <text:p><text:s text:c="13"/>Source: Ronald Tillery on Twitter <text:s text:c="24"/>Jan 9 - 4: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w Harrison</text:p>
            <text:p><text:s text:c="17"/></text:p>
            <text:p><text:s text:c="17"/></text:p>
            <text:p><text:s text:c="22"/>- G - <text:s/>Grizzlies</text:p>
            <text:p><text:s text:c="16"/></text:p>
            <text:p><text:s text:c="17"/></text:p>
            <text:p><text:s text:c="12"/></text:p>
            <text:p><text:s text:c="8"/></text:p>
            <text:p><text:s text:c="8"/></text:p>
            <text:p><text:s text:c="8"/></text:p>
            <text:p><text:s text:c="12"/>Andrew Harrison (shoulder) practiced in full on Tuesday and is probable to play Wednesday vs. the Pelicans.</text:p>
            <text:p><text:s text:c="8"/></text:p>
            <text:p><text:s text:c="8"/></text:p>
            <text:p><text:s text:c="13"/>It looks like he'll be returning from a one-game absence on Wednesday, which will likely shift Wayne Selden back to the second unit and Mario Chalmers minutes could take a hit. As a starter this season, Harrison has produced averages of 8.0 points, 2.4 assists and not much else on 37.5% shooting, so even as a starter, he's not worth owning in most leagues.</text:p>
            <text:p><text:s text:c="8"/></text:p>
            <text:p><text:s text:c="8"/></text:p>
            <text:p><text:s text:c="13"/></text:p>
            <text:p><text:s text:c="14"/></text:p>
            <text:p><text:s text:c="13"/>Source: Ronald Tillery on Twitter <text:s text:c="24"/>Jan 9 - 4: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Spencer Dinwiddie</text:p>
            <text:p><text:s text:c="17"/></text:p>
            <text:p><text:s text:c="17"/></text:p>
            <text:p><text:s text:c="22"/>- G - <text:s/>Nets</text:p>
            <text:p><text:s text:c="16"/></text:p>
            <text:p><text:s text:c="17"/></text:p>
            <text:p><text:s text:c="12"/></text:p>
            <text:p><text:s text:c="8"/></text:p>
            <text:p><text:s text:c="8"/></text:p>
            <text:p><text:s text:c="8"/></text:p>
            <text:p><text:s text:c="12"/>Kenny Atkinson said he's "comfortable" with the idea of Spencer Dinwiddie and D'Angelo Russell (knee) sharing the backcourt.</text:p>
            <text:p><text:s text:c="8"/></text:p>
            <text:p><text:s text:c="8"/></text:p>
            <text:p><text:s text:c="13"/>The Nets did briefly open the year with a Jeremy Lin-Russell starting backcourt, so it wouldn't be too shocking to see Atkinson role with a slightly different two PG lineup. Atkinson said that Russell has proven he can play well off the ball, and Dinwiddie's size allows him to defend other two-guards, so maybe Dinwiddie's value won't take quite as big of a hit once Russell gets back to the court.</text:p>
            <text:p><text:s text:c="8"/></text:p>
            <text:p><text:s text:c="8"/></text:p>
            <text:p><text:s text:c="13"/>Related: D'Angelo Russell</text:p>
            <text:p><text:s text:c="14"/></text:p>
            <text:p><text:s text:c="13"/>Source: Brian Lewis on Twitter <text:s text:c="27"/>Jan 9 - 3: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re Carroll</text:p>
            <text:p><text:s text:c="17"/></text:p>
            <text:p><text:s text:c="17"/></text:p>
            <text:p><text:s text:c="22"/>- F - <text:s/>Nets</text:p>
            <text:p><text:s text:c="16"/></text:p>
            <text:p><text:s text:c="17"/></text:p>
            <text:p><text:s text:c="12"/></text:p>
            <text:p><text:s text:c="8"/></text:p>
            <text:p><text:s text:c="8"/></text:p>
            <text:p><text:s text:c="8"/></text:p>
            <text:p><text:s text:c="12"/>An MRI confirmed a right knee sprain for DeMarre Carroll and he is being listed as "day-to-day."</text:p>
            <text:p><text:s text:c="8"/></text:p>
            <text:p><text:s text:c="8"/></text:p>
            <text:p><text:s text:c="13"/>This was Carroll's surgically repaired knee, so it's fantastic news that he's not dealing with any sort of structural damage, and while he could miss Wednesday's game against the Pistons it doesn't sound like he'll be out long. Joe Harris logged 37 minutes as a starter on Monday with Carroll unavailable, finishing with 12 points, six boards, two triples, two assists and a steal on 36.4% shooting, so he could be used a streamer in deep leagues on Wednesday sans Carroll.</text:p>
            <text:p><text:s text:c="8"/></text:p>
            <text:p><text:s text:c="8"/></text:p>
            <text:p><text:s text:c="13"/>Related: Joe Harris</text:p>
            <text:p><text:s text:c="14"/></text:p>
            <text:p><text:s text:c="13"/>Source: Brian Lewis on Twitter <text:s text:c="27"/>Jan 9 - 3: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Mason</text:p>
            <text:p><text:s text:c="17"/></text:p>
            <text:p><text:s text:c="17"/></text:p>
            <text:p><text:s text:c="22"/>- G - <text:s/>Kings</text:p>
            <text:p><text:s text:c="16"/></text:p>
            <text:p><text:s text:c="17"/></text:p>
            <text:p><text:s text:c="12"/></text:p>
            <text:p><text:s text:c="8"/></text:p>
            <text:p><text:s text:c="8"/></text:p>
            <text:p><text:s text:c="8"/></text:p>
            <text:p><text:s text:c="12"/>Frank Mason (heel) will not suit up for Tuesday's game against the Lakers.</text:p>
            <text:p><text:s text:c="8"/></text:p>
            <text:p><text:s text:c="8"/></text:p>
            <text:p><text:s text:c="13"/>Mason is now one-week removed from his initial rough one-week timetable, but there haven't been any reports of him ramping up his activity level at practice, so it doesn't seem like he's all that close. The Kings have zero incentive to have a guy play at less than 100 percent this season, so Mason might miss Thursday's game against the Clippers as well. De'Aaron Fox has been playing well with Mason and George Hill (personal) on the sidelines, so he's officially put himself on the DFS radar.</text:p>
            <text:p><text:s text:c="8"/></text:p>
            <text:p><text:s text:c="8"/></text:p>
            <text:p><text:s text:c="13"/></text:p>
            <text:p><text:s text:c="14"/></text:p>
            <text:p><text:s text:c="13"/>Source: Sean Cunningham on Twitter <text:s text:c="23"/>Jan 9 - 3: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quese Chriss</text:p>
            <text:p><text:s text:c="17"/></text:p>
            <text:p><text:s text:c="17"/></text:p>
            <text:p><text:s text:c="22"/>- F - <text:s/>Suns</text:p>
            <text:p><text:s text:c="16"/></text:p>
            <text:p><text:s text:c="17"/></text:p>
            <text:p><text:s text:c="12"/></text:p>
            <text:p><text:s text:c="8"/></text:p>
            <text:p><text:s text:c="8"/></text:p>
            <text:p><text:s text:c="8"/></text:p>
            <text:p><text:s text:c="12"/>Marquese Chriss (hip flexor) is being listed as day-to-day.</text:p>
            <text:p><text:s text:c="8"/></text:p>
            <text:p><text:s text:c="8"/></text:p>
            <text:p><text:s text:c="13"/>This is about the best news we could have received on Chriss, and with the Suns off until Friday, there's a chance he won't need to miss any games here. We'll have a better idea on his status based on his activity level at practices leading up to Friday's tip, but if he doesn't need to spend any time on the sidelines, Dragan Bender's value will take a fairly substantial hit. Stay tuned.</text:p>
            <text:p><text:s text:c="8"/></text:p>
            <text:p><text:s text:c="8"/></text:p>
            <text:p><text:s text:c="13"/>Related: Dragan Bender</text:p>
            <text:p><text:s text:c="14"/></text:p>
            <text:p><text:s text:c="13"/>Source: Scott Bordow on Twitter <text:s text:c="26"/>Jan 9 - 3: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personal) and Frank Mason (heel) will not play Tuesday vs. the Lakers.</text:p>
            <text:p><text:s text:c="8"/></text:p>
            <text:p><text:s text:c="8"/></text:p>
            <text:p><text:s text:c="13"/>Hill will miss his third game in a row with his wife expecting any day now, and with both him and Mason unavailable, De'Aaron Fox will continue to see his minutes in the 30s so he'll be someone to think about in DFS. The Kings play again on Thursday against the Clippers, and for now, we'll be considering Hill and Mason questionable for that one.</text:p>
            <text:p><text:s text:c="8"/></text:p>
            <text:p><text:s text:c="8"/></text:p>
            <text:p><text:s text:c="13"/>Related: De'Aaron Fox, Frank Mason</text:p>
            <text:p><text:s text:c="14"/></text:p>
            <text:p><text:s text:c="13"/>Source: Sean Cunningham on Twitter <text:s text:c="23"/>Jan 9 - 3: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calf) participated in Tuesday's practice and is being listed as probable for Wednesday's game against the Clippers.</text:p>
            <text:p><text:s text:c="8"/></text:p>
            <text:p><text:s text:c="8"/></text:p>
            <text:p><text:s text:c="13"/>Durant was also able to get up some shots at shootaround on Monday, so him getting through Tuesday's practice partnered with the probable tag is extremely encouraging regarding his status for Wednesday's game. If he is able to get back out there, Andre Iguodala will return to the bench and Stephen Curry's usage will take a slight hit.</text:p>
            <text:p><text:s text:c="8"/></text:p>
            <text:p><text:s text:c="8"/></text:p>
            <text:p><text:s text:c="13"/>Related: Andre Iguodala, Stephen Curry</text:p>
            <text:p><text:s text:c="14"/></text:p>
            <text:p><text:s text:c="13"/>Source: Connor Letourneau‏ on Twitter <text:s text:c="14"/>Jan 9 - 3: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Teague</text:p>
            <text:p><text:s text:c="17"/></text:p>
            <text:p><text:s text:c="17"/></text:p>
            <text:p><text:s text:c="22"/>- G - <text:s/>Timberwolves</text:p>
            <text:p><text:s text:c="16"/></text:p>
            <text:p><text:s text:c="17"/></text:p>
            <text:p><text:s text:c="12"/></text:p>
            <text:p><text:s text:c="8"/></text:p>
            <text:p><text:s text:c="8"/></text:p>
            <text:p><text:s text:c="8"/></text:p>
            <text:p><text:s text:c="12"/>Tom Thibodeau said that there's a chance Jeff Teague (knee) will be able to play Wednesday vs. the Thunder.</text:p>
            <text:p><text:s text:c="8"/></text:p>
            <text:p><text:s text:c="8"/></text:p>
            <text:p><text:s text:c="13"/>Teague practiced on Tuesday and also went through some 5-on-5 work with the coaches after practice, and his status for tomorrow will depend on how his body responds to today's increased workload. He's likely going to be a game-time decision, but if he is able to get back out there, Tyus Jones will return to the second unit and his value will take a significant hit. Stay tuned.</text:p>
            <text:p><text:s text:c="8"/></text:p>
            <text:p><text:s text:c="8"/></text:p>
            <text:p><text:s text:c="13"/>Related: Tyus Jones</text:p>
            <text:p><text:s text:c="14"/></text:p>
            <text:p><text:s text:c="13"/>Source: Jon Krawczynski on Twitter <text:s text:c="23"/>Jan 9 - 2: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tto Porter</text:p>
            <text:p><text:s text:c="17"/></text:p>
            <text:p><text:s text:c="17"/></text:p>
            <text:p><text:s text:c="22"/>- F - <text:s/>Wizards</text:p>
            <text:p><text:s text:c="16"/></text:p>
            <text:p><text:s text:c="17"/></text:p>
            <text:p><text:s text:c="12"/></text:p>
            <text:p><text:s text:c="8"/></text:p>
            <text:p><text:s text:c="8"/></text:p>
            <text:p><text:s text:c="8"/></text:p>
            <text:p><text:s text:c="12"/>Scott Brooks said that Otto Porter (hip, back) will be "good to go" for Wednesday's game against the Jazz.</text:p>
            <text:p><text:s text:c="8"/></text:p>
            <text:p><text:s text:c="8"/></text:p>
            <text:p><text:s text:c="13"/>Porter was a full participant at Tuesday's practice, so he'll get back out there on Wednesday following a one-game stint on the sidelines. Because he only missed one game, he shouldn't be dealing with any sort of minutes limit, so owners can deploy him with confidence tomorrow. With Porter back in action, Kelly Oubre will return to the second unit and his value will take a slight hit.</text:p>
            <text:p><text:s text:c="8"/></text:p>
            <text:p><text:s text:c="8"/></text:p>
            <text:p><text:s text:c="13"/>Related: Kelly Oubre</text:p>
            <text:p><text:s text:c="14"/></text:p>
            <text:p><text:s text:c="13"/>Source: Candace Buckner on Twitter <text:s text:c="23"/>Jan 9 - 2: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hony Davis</text:p>
            <text:p><text:s text:c="17"/></text:p>
            <text:p><text:s text:c="17"/></text:p>
            <text:p><text:s text:c="22"/>- F/C - <text:s/>Pelicans</text:p>
            <text:p><text:s text:c="16"/></text:p>
            <text:p><text:s text:c="17"/></text:p>
            <text:p><text:s text:c="12"/></text:p>
            <text:p><text:s text:c="8"/></text:p>
            <text:p><text:s text:c="8"/></text:p>
            <text:p><text:s text:c="8"/></text:p>
            <text:p><text:s text:c="12"/>Coach Alvin Gentry said that there is a "good chance" that Anthony Davis (right ankle sprain) won't play Wednesday vs. Memphis.</text:p>
            <text:p><text:s text:c="8"/></text:p>
            <text:p><text:s text:c="8"/></text:p>
            <text:p><text:s text:c="13"/>Davis sprained his ankle on Monday night and limped to the locker room. He was ruled out shortly thereafter. The good news is that X-rays on the ankle came back negative and Gentry told reporters on Tuesday that the issue with Davis' ankle is not structural. Assuming Davis is unable to play Wednesday, Dante Cunningham and Cheick Diallo would likely see an uptick in minutes. Omer Asik might also re-enter the rotation.</text:p>
            <text:p><text:s text:c="8"/></text:p>
            <text:p><text:s text:c="8"/></text:p>
            <text:p><text:s text:c="13"/></text:p>
            <text:p><text:s text:c="14"/></text:p>
            <text:p><text:s text:c="13"/>Source: Scott Kushner on Twitter <text:s text:c="25"/>Jan 9 - 2: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yles Turner</text:p>
            <text:p><text:s text:c="17"/></text:p>
            <text:p><text:s text:c="17"/></text:p>
            <text:p><text:s text:c="22"/>- F/C - <text:s/>Pacers</text:p>
            <text:p><text:s text:c="16"/></text:p>
            <text:p><text:s text:c="17"/></text:p>
            <text:p><text:s text:c="12"/></text:p>
            <text:p><text:s text:c="8"/></text:p>
            <text:p><text:s text:c="8"/></text:p>
            <text:p><text:s text:c="8"/></text:p>
            <text:p><text:s text:c="12"/>Myles Turner (sore right elbow) is listed as doubtful on the injury report for Wednesday's game vs. Miami.</text:p>
            <text:p><text:s text:c="8"/></text:p>
            <text:p><text:s text:c="8"/></text:p>
            <text:p><text:s text:c="13"/>Turner injured his elbow on a dunk in Monday's win against the Bucks and is dealing with some soreness, according to coach Nate McMillan. If Turner is ruled out of Wednesday's matchup with Miami, Domantas Sabonis (wrist) would likely draw the start in his place. Sabonis has started eight games this season and is averaging 12.9 points, 11.0 rebounds, and 3.3 assists in those eight contests.</text:p>
            <text:p><text:s text:c="8"/></text:p>
            <text:p><text:s text:c="8"/></text:p>
            <text:p><text:s text:c="13"/>Related: Domantas Sabonis</text:p>
            <text:p><text:s text:c="14"/></text:p>
            <text:p><text:s text:c="13"/>Source: Pacers PR on Twitter <text:s text:c="29"/>Jan 9 - 1: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mantas Sabonis</text:p>
            <text:p><text:s text:c="17"/></text:p>
            <text:p><text:s text:c="17"/></text:p>
            <text:p><text:s text:c="22"/>- F/C - <text:s/>Pacers</text:p>
            <text:p><text:s text:c="16"/></text:p>
            <text:p><text:s text:c="17"/></text:p>
            <text:p><text:s text:c="12"/></text:p>
            <text:p><text:s text:c="8"/></text:p>
            <text:p><text:s text:c="8"/></text:p>
            <text:p><text:s text:c="8"/></text:p>
            <text:p><text:s text:c="12"/>Domantas Sabonis (wrist) practiced fully on Tuesday and said he is "good to go" for Wednesday's game vs. the Heat.</text:p>
            <text:p><text:s text:c="8"/></text:p>
            <text:p><text:s text:c="8"/></text:p>
            <text:p><text:s text:c="13"/>Sabonis fell on his wrist late in Monday's win over Milwaukee, but the X-rays taken after the game came back clean. Myles Turner (elbow) is listed as questionable for Wednesday's game. Sabonis would likely replace Turner in the starting lineup if Myles is unable to suit up. Sabonis is averaging an impressive <text:s/>12.9 points, 11.0 rebounds, and 3.3 assists in the eight games he has started this season.</text:p>
            <text:p><text:s text:c="8"/></text:p>
            <text:p><text:s text:c="8"/></text:p>
            <text:p><text:s text:c="13"/></text:p>
            <text:p><text:s text:c="14"/></text:p>
            <text:p><text:s text:c="13"/>Source: Jeremiah Johnson on Twitter <text:s text:c="22"/>Jan 9 - 1: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yles Turner</text:p>
            <text:p><text:s text:c="17"/></text:p>
            <text:p><text:s text:c="17"/></text:p>
            <text:p><text:s text:c="22"/>- F/C - <text:s/>Pacers</text:p>
            <text:p><text:s text:c="16"/></text:p>
            <text:p><text:s text:c="17"/></text:p>
            <text:p><text:s text:c="12"/></text:p>
            <text:p><text:s text:c="8"/></text:p>
            <text:p><text:s text:c="8"/></text:p>
            <text:p><text:s text:c="8"/></text:p>
            <text:p><text:s text:c="12"/>Coach Nate McMillan said Myles Turner is dealing with a sore elbow and is questionable for Wednesday's game vs. Miami.</text:p>
            <text:p><text:s text:c="8"/></text:p>
            <text:p><text:s text:c="8"/></text:p>
            <text:p><text:s text:c="13"/>Turner finished with 15 points, six rebounds and three blocks across 24 minutes in the Pacers blowout victory over the Bucks on Monday night, but injured his arm on a dunk. If Turner is unable to play, Domantas Sabonis (wrist) would likely slide into the starting lineup. Turner said he hopes to feel better on Wednesday. We should have another update on Turner's status after the Pacers shootaround Wednesday morning.</text:p>
            <text:p><text:s text:c="8"/></text:p>
            <text:p><text:s text:c="8"/></text:p>
            <text:p><text:s text:c="13"/>Related: Domantas Sabonis</text:p>
            <text:p><text:s text:c="14"/></text:p>
            <text:p><text:s text:c="13"/>Source: Jeremiah Johnson on Twitter <text:s text:c="22"/>Jan 9 - 1: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on Simmons</text:p>
            <text:p><text:s text:c="17"/></text:p>
            <text:p><text:s text:c="17"/></text:p>
            <text:p><text:s text:c="22"/>- G/F - <text:s/>Magic</text:p>
            <text:p><text:s text:c="16"/></text:p>
            <text:p><text:s text:c="17"/></text:p>
            <text:p><text:s text:c="12"/></text:p>
            <text:p><text:s text:c="8"/></text:p>
            <text:p><text:s text:c="8"/></text:p>
            <text:p><text:s text:c="8"/></text:p>
            <text:p><text:s text:c="12"/>Jonathon Simmons (back spasms) went through shootaround and will be a game-time decision for Tuesday's matchup vs. Dallas.</text:p>
            <text:p><text:s text:c="8"/></text:p>
            <text:p><text:s text:c="8"/></text:p>
            <text:p><text:s text:c="13"/>Simmons was unable to finish Wednesday's game vs. Houston and was ruled out of Saturday's game vs. the Cavs. The fact that he was able to shoot around this morning is a positive sign, but we'll have to wait and see how his back is feeling this evening. If Simmons is unable to play, Mario Hezonja will likely draw another start in his place. Hezonja tallied 16 points and ten rebounds across 39 minutes on Saturday.</text:p>
            <text:p><text:s text:c="8"/></text:p>
            <text:p><text:s text:c="8"/></text:p>
            <text:p><text:s text:c="13"/>Related: Mario Hezonja</text:p>
            <text:p><text:s text:c="14"/></text:p>
            <text:p><text:s text:c="13"/>Source: John Denton on Twitter <text:s text:c="27"/>Jan 9 - 1: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back, hand) said he will play Thursday vs. the Celtics.</text:p>
            <text:p><text:s text:c="8"/></text:p>
            <text:p><text:s text:c="8"/></text:p>
            <text:p><text:s text:c="13"/>Embiid told reporters that his swollen right hand "hurts a lot," but he plans to suit up on Thursday when the Sixers take on the Celtics in London. It's Philadelphia's only game this week, so Embiid will have plenty of time to rest and recharge over the next six days. Still, we'll have to wait for confirmation that he'll play closer to tip-off on Thursday.</text:p>
            <text:p><text:s text:c="8"/></text:p>
            <text:p><text:s text:c="8"/></text:p>
            <text:p><text:s text:c="13"/></text:p>
            <text:p><text:s text:c="14"/></text:p>
            <text:p><text:s text:c="13"/>Source: Dei Lynam on Twitter <text:s text:c="29"/>Jan 9 - 12: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Nikola Mirotic (stomach bug) will travel to New York with the team but is questionable for Wednesday's game vs. the Knicks.</text:p>
            <text:p><text:s text:c="8"/></text:p>
            <text:p><text:s text:c="8"/></text:p>
            <text:p><text:s text:c="13"/>Mirotic has been dealing with the illness since the weekend and unable to play Monday vs. Houston. Bobby Portis was the primary beneficiary with Mirotic sidelined on Monday. Portis logged 33 minutes vs. the Rockets and finished with 22 points, four rebounds and two assists. Portis will be a popular DFS target if Mirotc is ruled out of Wednesday's game.</text:p>
            <text:p><text:s text:c="8"/></text:p>
            <text:p><text:s text:c="8"/></text:p>
            <text:p><text:s text:c="13"/>Related: Bobby Portis</text:p>
            <text:p><text:s text:c="14"/></text:p>
            <text:p><text:s text:c="13"/>Source: Mike McGraw on Twitter <text:s text:c="27"/>Jan 9 - 12: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yle Lowry</text:p>
            <text:p><text:s text:c="17"/></text:p>
            <text:p><text:s text:c="17"/></text:p>
            <text:p><text:s text:c="22"/>- G - <text:s/>Raptors</text:p>
            <text:p><text:s text:c="16"/></text:p>
            <text:p><text:s text:c="17"/></text:p>
            <text:p><text:s text:c="12"/></text:p>
            <text:p><text:s text:c="8"/></text:p>
            <text:p><text:s text:c="8"/></text:p>
            <text:p><text:s text:c="8"/></text:p>
            <text:p><text:s text:c="12"/>Kyle Lowry has been diagnosed with a bruised tailbone and back spasms and has been ruled out of Tuesday's game vs. Miami.</text:p>
            <text:p><text:s text:c="8"/></text:p>
            <text:p><text:s text:c="8"/></text:p>
            <text:p><text:s text:c="13"/>Today's update, including the fact that Lowry's X-rays came back negative, certainly qualifies as good news. When Lowry crashed to the floor on Monday night, and then crumbled back down to the court as he tried to get up, before being carried back to the locker room, it seemed as though he might be dealing with a serious injury. However, Lowry is considered day-to-day and could be back in the lineup by the end of this week. Fred VanVleet and Delon Wright are expected to divvy up Lowry's minutes on Tuesday.</text:p>
            <text:p><text:s text:c="8"/></text:p>
            <text:p><text:s text:c="8"/></text:p>
            <text:p><text:s text:c="13"/>Related: Delon Wright, Fred VanVleet</text:p>
            <text:p><text:s text:c="14"/></text:p>
            <text:p><text:s text:c="13"/>Source: Raptors PR on Twitter <text:s text:c="28"/>Jan 9 - 12: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Lowry</text:p>
            <text:p><text:s text:c="17"/></text:p>
            <text:p><text:s text:c="17"/></text:p>
            <text:p><text:s text:c="22"/>- G - <text:s/>Raptors</text:p>
            <text:p><text:s text:c="16"/></text:p>
            <text:p><text:s text:c="17"/></text:p>
            <text:p><text:s text:c="12"/></text:p>
            <text:p><text:s text:c="8"/></text:p>
            <text:p><text:s text:c="8"/></text:p>
            <text:p><text:s text:c="8"/></text:p>
            <text:p><text:s text:c="12"/>Kyle Lowry (bone bruise on his tailbone) is considered day-to-day, according to Adrian Wojnarowski‏ of ESPN.</text:p>
            <text:p><text:s text:c="8"/></text:p>
            <text:p><text:s text:c="8"/></text:p>
            <text:p><text:s text:c="13"/>This is wonderful news, as it appeared Lowry might be dealing with a significant injury after he had to be carried off the floor and into the locker room after a scary fall Monday night in Brooklyn. The Raptors have yet to provide an update on his status for Tuesday's game vs. Miami. However, even if he has to miss a game or two, it appears he is expected to return to the Toronto lineup sooner rather than later. Raptors fans and Lowry owners can now exhale.</text:p>
            <text:p><text:s text:c="8"/></text:p>
            <text:p><text:s text:c="8"/></text:p>
            <text:p><text:s text:c="13"/></text:p>
            <text:p><text:s text:c="14"/></text:p>
            <text:p><text:s text:c="13"/>Source: Adrian Wojnarowski‏ on Twitter <text:s text:c="13"/>Jan 9 - 11:5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ch LaVine</text:p>
            <text:p><text:s text:c="17"/></text:p>
            <text:p><text:s text:c="17"/></text:p>
            <text:p><text:s text:c="22"/>- G - <text:s/>Bulls</text:p>
            <text:p><text:s text:c="16"/></text:p>
            <text:p><text:s text:c="17"/></text:p>
            <text:p><text:s text:c="12"/></text:p>
            <text:p><text:s text:c="8"/></text:p>
            <text:p><text:s text:c="8"/></text:p>
            <text:p><text:s text:c="8"/></text:p>
            <text:p><text:s text:c="12"/>Zach LaVine (knee) will make his season debut Saturday vs. Detroit.</text:p>
            <text:p><text:s text:c="8"/></text:p>
            <text:p><text:s text:c="8"/></text:p>
            <text:p><text:s text:c="13"/>Chicago VP John Paxson said that LaVine will be limited to 20 minutes in his Bulls debut. <text:s/>Paxson also stated that LaVine will be held out of the second night of back-to-backs through the All-Star break. These restrictions were expected and it means we have to temper our expectations for LaVine out of the gate. Nonetheless, it's great news that he's cleared all the necessary hurdles and has been medically cleared to get back on the floor. He averaged 18.9 points, 3.4 rebounds, 3.0 assists and 2.6 treys per game for Minnesota last season.</text:p>
            <text:p><text:s text:c="8"/></text:p>
            <text:p><text:s text:c="8"/></text:p>
            <text:p><text:s text:c="13"/>Related: Justin Holiday</text:p>
            <text:p><text:s text:c="14"/></text:p>
            <text:p><text:s text:c="13"/>Source: Bulls PR on Twitter <text:s text:c="30"/>Jan 9 - 11:4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im Hardaway Jr.</text:p>
            <text:p><text:s text:c="17"/></text:p>
            <text:p><text:s text:c="17"/></text:p>
            <text:p><text:s text:c="22"/>- G/F - <text:s/>Knicks</text:p>
            <text:p><text:s text:c="16"/></text:p>
            <text:p><text:s text:c="17"/></text:p>
            <text:p><text:s text:c="12"/></text:p>
            <text:p><text:s text:c="8"/></text:p>
            <text:p><text:s text:c="8"/></text:p>
            <text:p><text:s text:c="8"/></text:p>
            <text:p><text:s text:c="12"/>Tim Hardaway Jr. (leg) scrimmaged with the team, and was a full participant in practice on Tuesday, but is still without a timetable for his return.</text:p>
            <text:p><text:s text:c="8"/></text:p>
            <text:p><text:s text:c="8"/></text:p>
            <text:p><text:s text:c="13"/>This is an important step forward in Hardaway's rehab, as he works his way back from a stress reaction in his lower left leg. Hardaway told reporters that he felt good after practicing on Tuesday. He has not played since the end of November, but is clearly headed in the right direction. Hopefully, we soon get an update that includes a target date for his return.</text:p>
            <text:p><text:s text:c="8"/></text:p>
            <text:p><text:s text:c="8"/></text:p>
            <text:p><text:s text:c="13"/></text:p>
            <text:p><text:s text:c="14"/></text:p>
            <text:p><text:s text:c="13"/>Source: Newsday <text:s text:c="42"/>Jan 9 - 11:4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io Hezonja</text:p>
            <text:p><text:s text:c="17"/></text:p>
            <text:p><text:s text:c="17"/></text:p>
            <text:p><text:s text:c="22"/>- F - <text:s/>Magic</text:p>
            <text:p><text:s text:c="16"/></text:p>
            <text:p><text:s text:c="17"/></text:p>
            <text:p><text:s text:c="12"/></text:p>
            <text:p><text:s text:c="8"/></text:p>
            <text:p><text:s text:c="8"/></text:p>
            <text:p><text:s text:c="8"/></text:p>
            <text:p><text:s text:c="12"/>Mario Hezonja credits consistent minutes with his recent increase in production and efficiency.</text:p>
            <text:p><text:s text:c="8"/></text:p>
            <text:p><text:s text:c="8"/></text:p>
            <text:p><text:s text:c="13"/>With the Magic shorthanded due to multiple injuries, Hezonja has stepped up and is playing arguably the best basketball of his career. Over Orlando's last ten games, he is averaging 12.5 points (on 47.7 percent shooting), 4.8 rebounds, 1.1 assists and 1.6 treys in 25.8 minutes. Super Mario says it's all about finding a rhythm. "It’s always been weird since my rookie year when I’d play 35 [minutes], and then I’d play seven [minutes]," said Hezonja. "I’ve been asked many times if it is confidence, but it’s not confidence at all. It’s just that rhythm and it’s NBA rhythm."</text:p>
            <text:p><text:s text:c="8"/></text:p>
            <text:p><text:s text:c="8"/></text:p>
            <text:p><text:s text:c="13"/></text:p>
            <text:p><text:s text:c="14"/></text:p>
            <text:p><text:s text:c="13"/>Source: NBA.com <text:s text:c="42"/>Jan 9 - 11:4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Beasley</text:p>
            <text:p><text:s text:c="17"/></text:p>
            <text:p><text:s text:c="17"/></text:p>
            <text:p><text:s text:c="22"/>- F - <text:s/>Knicks</text:p>
            <text:p><text:s text:c="16"/></text:p>
            <text:p><text:s text:c="17"/></text:p>
            <text:p><text:s text:c="12"/></text:p>
            <text:p><text:s text:c="8"/></text:p>
            <text:p><text:s text:c="8"/></text:p>
            <text:p><text:s text:c="8"/></text:p>
            <text:p><text:s text:c="12"/>Michael Beasley (ankle) did not scrimmage on Tuesday and is questionable for Wednesday's game vs. the Bulls.</text:p>
            <text:p><text:s text:c="8"/></text:p>
            <text:p><text:s text:c="8"/></text:p>
            <text:p><text:s text:c="13"/>Beasley rolled his ankle last Friday and was unable to suit up Sunday vs. Dallas. We should have a better idea of his status after Wednesday morning's shootaround. If Beasley is unable to play, Doug McDermott and Lance Thomas would again see an uptick in playing time. Willy Hernangomez might also log a handful of minutes off the bench as well.</text:p>
            <text:p><text:s text:c="8"/></text:p>
            <text:p><text:s text:c="8"/></text:p>
            <text:p><text:s text:c="13"/>Related: Doug McDermott, Lance Thomas</text:p>
            <text:p><text:s text:c="14"/></text:p>
            <text:p><text:s text:c="13"/>Source: Al Iannazzone on Twitter <text:s text:c="25"/>Jan 9 - 11:2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The Jazz are engaged in talks with the Bulls on a potential trade centered around Nikola Mirotic, according to a report in the Salt Lake Tribune.</text:p>
            <text:p><text:s text:c="8"/></text:p>
            <text:p><text:s text:c="8"/></text:p>
            <text:p><text:s text:c="13"/>Mirotic can't be traded until January 15th and has a no-trade clause in his contract. However, Nikola has stated he would be willing to accept a deal. The report doesn't indicate which players(s) the Jazz might send back to the Bulls. If Mirotic is moved, it would open up additional minutes at power forward for both Lauri Markkanen and Bobby Portis in Chicago. Mirotic is currently dealing with a stomach bug and was unable to play Monday night.</text:p>
            <text:p><text:s text:c="8"/></text:p>
            <text:p><text:s text:c="8"/></text:p>
            <text:p><text:s text:c="13"/>Related: Bobby Portis</text:p>
            <text:p><text:s text:c="14"/></text:p>
            <text:p><text:s text:c="13"/>Source: The Salt Lake Tribune <text:s text:c="28"/>Jan 9 - 11:1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tto Porter</text:p>
            <text:p><text:s text:c="17"/></text:p>
            <text:p><text:s text:c="17"/></text:p>
            <text:p><text:s text:c="22"/>- F - <text:s/>Wizards</text:p>
            <text:p><text:s text:c="16"/></text:p>
            <text:p><text:s text:c="17"/></text:p>
            <text:p><text:s text:c="12"/></text:p>
            <text:p><text:s text:c="8"/></text:p>
            <text:p><text:s text:c="8"/></text:p>
            <text:p><text:s text:c="8"/></text:p>
            <text:p><text:s text:c="12"/>Otto Porter (right hip strain) is listed as questionable in the game notes for Wednesday's matchup vs. Utah.</text:p>
            <text:p><text:s text:c="8"/></text:p>
            <text:p><text:s text:c="8"/></text:p>
            <text:p><text:s text:c="13"/>Porter was held out of Saturday's loss to the Bucks after his back tightened up in Friday's win over Memphis. Encouragingly, Porter was able to participate in "some portions" of practice on Monday. We should have another update, and a better idea of his status going forward, after Tuesday's practice. If Porter is unable to play, Kelly Oubre will likely draw another start.</text:p>
            <text:p><text:s text:c="8"/></text:p>
            <text:p><text:s text:c="8"/></text:p>
            <text:p><text:s text:c="13"/>Related: Kelly Oubre</text:p>
            <text:p><text:s text:c="14"/></text:p>
            <text:p><text:s text:c="13"/>Source: NBA.com <text:s text:c="42"/>Jan 9 - 10:4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O'Quinn</text:p>
            <text:p><text:s text:c="17"/></text:p>
            <text:p><text:s text:c="17"/></text:p>
            <text:p><text:s text:c="22"/>- F/C - <text:s/>Knicks</text:p>
            <text:p><text:s text:c="16"/></text:p>
            <text:p><text:s text:c="17"/></text:p>
            <text:p><text:s text:c="12"/></text:p>
            <text:p><text:s text:c="8"/></text:p>
            <text:p><text:s text:c="8"/></text:p>
            <text:p><text:s text:c="8"/></text:p>
            <text:p><text:s text:c="12"/>Teams have contacted the Knicks about potentially trading for Kyle O'Quinn and Willy Hernangomez, according to the New York Post.</text:p>
            <text:p><text:s text:c="8"/></text:p>
            <text:p><text:s text:c="8"/></text:p>
            <text:p><text:s text:c="13"/>According to the Post report, "the Knicks have received more inquiries about Hernangomez than anyone else on their roster" and "a couple of playoff-bound teams have asked about O’Quinn as a rental." The Knicks have a logjam at center, which is why New York is motivated to deal one of their four centers. This will be a situation to keep an eye on as we move closer to the February trade deadline.</text:p>
            <text:p><text:s text:c="8"/></text:p>
            <text:p><text:s text:c="8"/></text:p>
            <text:p><text:s text:c="13"/>Related: Willy Hernangomez</text:p>
            <text:p><text:s text:c="14"/></text:p>
            <text:p><text:s text:c="13"/>Source: New York Post <text:s text:c="36"/>Jan 9 - 10:4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eph Young</text:p>
            <text:p><text:s text:c="17"/></text:p>
            <text:p><text:s text:c="17"/></text:p>
            <text:p><text:s text:c="22"/>- G - <text:s/>Pacers</text:p>
            <text:p><text:s text:c="16"/></text:p>
            <text:p><text:s text:c="17"/></text:p>
            <text:p><text:s text:c="12"/></text:p>
            <text:p><text:s text:c="8"/></text:p>
            <text:p><text:s text:c="8"/></text:p>
            <text:p><text:s text:c="8"/></text:p>
            <text:p><text:s text:c="12"/>Joe Young is earning increased playing time due to his improved play on both sides of the ball.</text:p>
            <text:p><text:s text:c="8"/></text:p>
            <text:p><text:s text:c="8"/></text:p>
            <text:p><text:s text:c="13"/>Young averaged just 6.3 minutes per contest over his first 18 appearances this season. However, over the Pacers last four games, Young is averaging 10.0 points, 2.8 rebounds, 1.8 assists and 1.3 treys in 19.1 minutes. He's not yet on the fantasy radar in standard leagues, but he's heading in the right direction.</text:p>
            <text:p><text:s text:c="8"/></text:p>
            <text:p><text:s text:c="8"/></text:p>
            <text:p><text:s text:c="13"/></text:p>
            <text:p><text:s text:c="14"/></text:p>
            <text:p><text:s text:c="13"/>Source: NBA.com <text:s text:c="42"/>Jan 9 - 10:0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 Horford</text:p>
            <text:p><text:s text:c="17"/></text:p>
            <text:p><text:s text:c="17"/></text:p>
            <text:p><text:s text:c="22"/>- F/C - <text:s/>Celtics</text:p>
            <text:p><text:s text:c="16"/></text:p>
            <text:p><text:s text:c="17"/></text:p>
            <text:p><text:s text:c="12"/></text:p>
            <text:p><text:s text:c="8"/></text:p>
            <text:p><text:s text:c="8"/></text:p>
            <text:p><text:s text:c="8"/></text:p>
            <text:p><text:s text:c="12"/>Al Horford (knee) said he will play Thursday vs. Philadelphia.</text:p>
            <text:p><text:s text:c="8"/></text:p>
            <text:p><text:s text:c="8"/></text:p>
            <text:p><text:s text:c="13"/>Horford sat out Saturday's win in Brooklyn due to knee soreness, but was able to get in a full practice on Tuesday and confirmed he is on track to return to the lineup on Thursday when the C's battle the Sixers in London. Horford is having a terrific all-around season, averaging 13.4 points, 7.8 rebounds, 5.3 assists, 1.4 treys and 1.0 blocks, while shooting 52.0 percent from the floor and 42.2 percent from downtown.</text:p>
            <text:p><text:s text:c="8"/></text:p>
            <text:p><text:s text:c="8"/></text:p>
            <text:p><text:s text:c="13"/></text:p>
            <text:p><text:s text:c="14"/></text:p>
            <text:p><text:s text:c="13"/>Source: Mark Murphy on Twitter <text:s text:c="27"/>Jan 9 - 9:4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said that he will not have any minutes restrictions for Thursday's game vs. the Sixers.</text:p>
            <text:p><text:s text:c="8"/></text:p>
            <text:p><text:s text:c="8"/></text:p>
            <text:p><text:s text:c="13"/>Morris has yet to play more than 27 minutes in any game this season. He's also been held out of back-to-backs. Hopefully, he's turning the corner in regards to his knee issue, but as of now, he's still difficult to trust in standard leagues. We'll see how he is deployed Thursday and over the next few contests.</text:p>
            <text:p><text:s text:c="8"/></text:p>
            <text:p><text:s text:c="8"/></text:p>
            <text:p><text:s text:c="13"/></text:p>
            <text:p><text:s text:c="14"/></text:p>
            <text:p><text:s text:c="13"/>Source: Jay King on Twitter <text:s text:c="30"/>Jan 9 - 9:4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 Horford</text:p>
            <text:p><text:s text:c="17"/></text:p>
            <text:p><text:s text:c="17"/></text:p>
            <text:p><text:s text:c="22"/>- F/C - <text:s/>Celtics</text:p>
            <text:p><text:s text:c="16"/></text:p>
            <text:p><text:s text:c="17"/></text:p>
            <text:p><text:s text:c="12"/></text:p>
            <text:p><text:s text:c="8"/></text:p>
            <text:p><text:s text:c="8"/></text:p>
            <text:p><text:s text:c="8"/></text:p>
            <text:p><text:s text:c="12"/>Al Horford (knee) went through a full practice on Tuesday.</text:p>
            <text:p><text:s text:c="8"/></text:p>
            <text:p><text:s text:c="8"/></text:p>
            <text:p><text:s text:c="13"/>Horford did not play Saturday after experiencing some soreness in Friday's game. The Celtics don't play until Thursday, when they take on the Sixers in London, and then have four more days off after that contest. The fact that he is already practicing fully is a good sign that he'll be ready to roll on Thursday. We'll update his progress throughout the week.</text:p>
            <text:p><text:s text:c="8"/></text:p>
            <text:p><text:s text:c="8"/></text:p>
            <text:p><text:s text:c="13"/></text:p>
            <text:p><text:s text:c="14"/></text:p>
            <text:p><text:s text:c="13"/>Source: Adam Himmelsbach on Twitter <text:s text:c="22"/>Jan 9 - 9:3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w Bogut</text:p>
            <text:p><text:s text:c="17"/></text:p>
            <text:p><text:s text:c="17"/></text:p>
            <text:p><text:s text:c="22"/>- C - <text:s/>Lakers</text:p>
            <text:p><text:s text:c="16"/></text:p>
            <text:p><text:s text:c="17"/></text:p>
            <text:p><text:s text:c="12"/></text:p>
            <text:p><text:s text:c="8"/></text:p>
            <text:p><text:s text:c="8"/></text:p>
            <text:p><text:s text:c="8"/></text:p>
            <text:p><text:s text:c="12"/>The Bucks are interested in free agent Andrew Bogut, according to Milwaukee reporter Gary Woelfel.</text:p>
            <text:p><text:s text:c="8"/></text:p>
            <text:p><text:s text:c="8"/></text:p>
            <text:p><text:s text:c="13"/>Bogut was released by the Lakers on Saturday and reportedly cleared waivers Monday night, which means he is eligible to sign with any team he chooses. The Bucks traded away Greg Monroe in the deal for Eric Bledsoe, so they could use a rebounder off the bench. However, Bogut it's highly unlikely he would make enough of an impact to have fantasy relevancy.</text:p>
            <text:p><text:s text:c="8"/></text:p>
            <text:p><text:s text:c="8"/></text:p>
            <text:p><text:s text:c="13"/></text:p>
            <text:p><text:s text:c="14"/></text:p>
            <text:p><text:s text:c="13"/>Source: Woelfelspressbox.com <text:s text:c="29"/>Jan 9 - 9:2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yean Dotson</text:p>
            <text:p><text:s text:c="17"/></text:p>
            <text:p><text:s text:c="17"/></text:p>
            <text:p><text:s text:c="22"/>- G - <text:s/>Knicks</text:p>
            <text:p><text:s text:c="16"/></text:p>
            <text:p><text:s text:c="17"/></text:p>
            <text:p><text:s text:c="12"/></text:p>
            <text:p><text:s text:c="8"/></text:p>
            <text:p><text:s text:c="8"/></text:p>
            <text:p><text:s text:c="8"/></text:p>
            <text:p><text:s text:c="12"/>The Knicks have assigned Damyean Dotson to their G-League affiliate.</text:p>
            <text:p><text:s text:c="8"/></text:p>
            <text:p><text:s text:c="8"/></text:p>
            <text:p><text:s text:c="13"/>Dotson is going to take part in the G-League showcase, which runs from Jan. 10-13. He'll rejoin the Knicks after the showcase. Dotson is averaging just 8.8 minutes over 20 appearances for the Knicks this season.</text:p>
            <text:p><text:s text:c="8"/></text:p>
            <text:p><text:s text:c="8"/></text:p>
            <text:p><text:s text:c="13"/></text:p>
            <text:p><text:s text:c="14"/></text:p>
            <text:p><text:s text:c="13"/>Source: Ian Begley on Twitter <text:s text:c="28"/>Jan 9 - 9:1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Tyrone Wallace</text:p>
            <text:p><text:s text:c="17"/></text:p>
            <text:p><text:s text:c="17"/></text:p>
            <text:p><text:s text:c="22"/>- G - <text:s/>Clippers</text:p>
            <text:p><text:s text:c="16"/></text:p>
            <text:p><text:s text:c="17"/></text:p>
            <text:p><text:s text:c="12"/></text:p>
            <text:p><text:s text:c="8"/></text:p>
            <text:p><text:s text:c="8"/></text:p>
            <text:p><text:s text:c="8"/></text:p>
            <text:p><text:s text:c="12"/>Tyrone Wallace scored 11 points with two rebounds, one assist and two blocks in 19 minutes vs. the Hawks on Monday.</text:p>
            <text:p><text:s text:c="8"/></text:p>
            <text:p><text:s text:c="8"/></text:p>
            <text:p><text:s text:c="13"/>The Clippers were probably hoping to play him more, but C.J. Williams had the hot hand tonight and hit the game-winning triple. It's just a two-game sample size, but Wallace has certainly looked like an NBA player so far and is worth keeping an eye on with the Clippers so banged up.</text:p>
            <text:p><text:s text:c="8"/></text:p>
            <text:p><text:s text:c="8"/></text:p>
            <text:p><text:s text:c="13"/></text:p>
            <text:p><text:s text:c="14"/></text:p>
            <text:p><text:s text:c="13"/>Jan 9 - 2:3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wun Evans</text:p>
            <text:p><text:s text:c="17"/></text:p>
            <text:p><text:s text:c="17"/></text:p>
            <text:p><text:s text:c="22"/>- G - <text:s/>Clippers</text:p>
            <text:p><text:s text:c="16"/></text:p>
            <text:p><text:s text:c="17"/></text:p>
            <text:p><text:s text:c="12"/></text:p>
            <text:p><text:s text:c="8"/></text:p>
            <text:p><text:s text:c="8"/></text:p>
            <text:p><text:s text:c="8"/></text:p>
            <text:p><text:s text:c="12"/>Jawun Evans racked up 13 points, eight rebounds, four assists, four steals, one block and one triple in Monday's win over the Hawks.</text:p>
            <text:p><text:s text:c="8"/></text:p>
            <text:p><text:s text:c="8"/></text:p>
            <text:p><text:s text:c="13"/>He played with a lot of poise for a rookie and didn't turn the ball over once in 39 minutes. Evans did have a rough time with Stephen Curry in his last outing, but who wouldn't? Evans is now averaging 12.5 points, 6.0 rebounds, 5.5 assists and 2.5 steals in his last two starts, making him an intriguing short-term pickup with Austin Rivers (heel) out at least a couple more weeks and Milos Teodosic's (foot) timetable still up in the air. The Clippers also play three more times this week.</text:p>
            <text:p><text:s text:c="8"/></text:p>
            <text:p><text:s text:c="8"/></text:p>
            <text:p><text:s text:c="13"/></text:p>
            <text:p><text:s text:c="14"/></text:p>
            <text:p><text:s text:c="13"/>Jan 9 - 2:2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u Williams</text:p>
            <text:p><text:s text:c="17"/></text:p>
            <text:p><text:s text:c="17"/></text:p>
            <text:p><text:s text:c="22"/>- G - <text:s/>Clippers</text:p>
            <text:p><text:s text:c="16"/></text:p>
            <text:p><text:s text:c="17"/></text:p>
            <text:p><text:s text:c="12"/></text:p>
            <text:p><text:s text:c="8"/></text:p>
            <text:p><text:s text:c="8"/></text:p>
            <text:p><text:s text:c="8"/></text:p>
            <text:p><text:s text:c="12"/>Lou Williams led the Clippers to a 108-107 win over the Hawks on Monday with a game-high 34 points.</text:p>
            <text:p><text:s text:c="8"/></text:p>
            <text:p><text:s text:c="8"/></text:p>
            <text:p><text:s text:c="13"/>He continues to feast on a nightly basis with the Clippers so banged up -- with Blake Griffin (concussion), Austin Rivers (heel), Danilo Gallinari (glute), Patrick Beverley (knee) and Milos Teodosic (foot) all out, the Clippers had 72.6 points, 21.3 rebounds, and 19.4 assists on the shelf tonight. He finished 12-of-29 from the field and 6-of-6 from the line, adding four assists, three rebounds, four triples and six turnovers. ESPN's Adrian Wojnarowski reported on Monday that Williams will be a popular name at the trade deadline and it's easy to see why with his expiring cap-friendly contract.</text:p>
            <text:p><text:s text:c="8"/></text:p>
            <text:p><text:s text:c="8"/></text:p>
            <text:p><text:s text:c="13"/></text:p>
            <text:p><text:s text:c="14"/></text:p>
            <text:p><text:s text:c="13"/>Source: Tomer Azarly on Twitter <text:s text:c="26"/>Jan 9 - 2:2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J. Williams</text:p>
            <text:p><text:s text:c="17"/></text:p>
            <text:p><text:s text:c="17"/></text:p>
            <text:p><text:s text:c="22"/>- G - <text:s/>Clippers</text:p>
            <text:p><text:s text:c="16"/></text:p>
            <text:p><text:s text:c="17"/></text:p>
            <text:p><text:s text:c="12"/></text:p>
            <text:p><text:s text:c="8"/></text:p>
            <text:p><text:s text:c="8"/></text:p>
            <text:p><text:s text:c="8"/></text:p>
            <text:p><text:s text:c="12"/>C.J. Williams scored 15 points including the game-winning 3-pointer in Monday's 108-107 victory over the Hawks, finishing with three rebounds, two assists, four steals, two blocks and four triples.</text:p>
            <text:p><text:s text:c="8"/></text:p>
            <text:p><text:s text:c="8"/></text:p>
            <text:p><text:s text:c="13"/>"I've made that shot before. Just a rhythm dribble to my left," Williams said. "I felt the momentum and the excitement of the moment. I shot it with confidence and as soon as I let it go, I knew it was good." Williams has been playing big minutes for the injury-depleted Clippers, but his production has been anything but consistent and he scored a combined 12 points in his last two games. The Clippers will have to decide later this month if they want to sign him for the remainder of the season, as players with two-way contracts only have NBA eligibility for 45 days.</text:p>
            <text:p><text:s text:c="8"/></text:p>
            <text:p><text:s text:c="8"/></text:p>
            <text:p><text:s text:c="13"/></text:p>
            <text:p><text:s text:c="14"/></text:p>
            <text:p><text:s text:c="13"/>Jan 9 - 2:1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am Dekker</text:p>
            <text:p><text:s text:c="17"/></text:p>
            <text:p><text:s text:c="17"/></text:p>
            <text:p><text:s text:c="22"/>- F - <text:s/>Clippers</text:p>
            <text:p><text:s text:c="16"/></text:p>
            <text:p><text:s text:c="17"/></text:p>
            <text:p><text:s text:c="12"/></text:p>
            <text:p><text:s text:c="8"/></text:p>
            <text:p><text:s text:c="8"/></text:p>
            <text:p><text:s text:c="8"/></text:p>
            <text:p><text:s text:c="12"/>Sam Dekker returned to the bench on Monday vs. the Hawks with four points and two rebounds in 16 minutes.</text:p>
            <text:p><text:s text:c="8"/></text:p>
            <text:p><text:s text:c="8"/></text:p>
            <text:p><text:s text:c="13"/>Dekker had nine points with four rebounds, one steal and one turnover in 28 minutes on Saturday, but Wes Johnson got the start this time around and played 32 minutes compared to Dekker's 16. Blake Griffin's (concussion) timetable is unclear, but it's safe to leave Dekker on the wire in the vast majority of leagues.</text:p>
            <text:p><text:s text:c="8"/></text:p>
            <text:p><text:s text:c="8"/></text:p>
            <text:p><text:s text:c="13"/></text:p>
            <text:p><text:s text:c="14"/></text:p>
            <text:p><text:s text:c="13"/>Jan 9 - 2:0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es Johnson</text:p>
            <text:p><text:s text:c="17"/></text:p>
            <text:p><text:s text:c="17"/></text:p>
            <text:p><text:s text:c="22"/>- G/F - <text:s/>Clippers</text:p>
            <text:p><text:s text:c="16"/></text:p>
            <text:p><text:s text:c="17"/></text:p>
            <text:p><text:s text:c="12"/></text:p>
            <text:p><text:s text:c="8"/></text:p>
            <text:p><text:s text:c="8"/></text:p>
            <text:p><text:s text:c="8"/></text:p>
            <text:p><text:s text:c="12"/>Wes Johnson scored five points in a start on Monday vs. the Hawks, hitting 2-of-7 shots in 32 minutes.</text:p>
            <text:p><text:s text:c="8"/></text:p>
            <text:p><text:s text:c="8"/></text:p>
            <text:p><text:s text:c="13"/>Despite the quiet night in the scoring column, Johnson had a nice fantasy line with seven rebounds, one assist, two steals, two blocks and one triple. It's unclear if Blake Griffin (concussion) will be ready for Los Angeles' back-to-back set on Wednesday and Thursday, but give Johnson a look if you need defensive stats and triples -- in 12 previous starts he averaged 1.2 steals, 1.2 blocks and 1.1 triples.</text:p>
            <text:p><text:s text:c="8"/></text:p>
            <text:p><text:s text:c="8"/></text:p>
            <text:p><text:s text:c="13"/></text:p>
            <text:p><text:s text:c="14"/></text:p>
            <text:p><text:s text:c="13"/>Jan 9 - 2:0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san Ilyasova</text:p>
            <text:p><text:s text:c="17"/></text:p>
            <text:p><text:s text:c="17"/></text:p>
            <text:p><text:s text:c="22"/>- F - <text:s/>76ers</text:p>
            <text:p><text:s text:c="16"/></text:p>
            <text:p><text:s text:c="17"/></text:p>
            <text:p><text:s text:c="12"/></text:p>
            <text:p><text:s text:c="8"/></text:p>
            <text:p><text:s text:c="8"/></text:p>
            <text:p><text:s text:c="8"/></text:p>
            <text:p><text:s text:c="12"/>Ersan Ilyasova double-doubled vs. the Clippers on Monday with 13 points and 13 rebounds,</text:p>
            <text:p><text:s text:c="8"/></text:p>
            <text:p><text:s text:c="8"/></text:p>
            <text:p><text:s text:c="13"/>Ilyasova was 4-of-9 from the field and 4-of-6 from the line, adding two assists, one block and one triple. He played 30 minutes and it's no secret that the Hawks are showcasing him ahead of the Feb. 8 trade deadline, as Atlanta would like to get something in return for his expiring contract. His fantasy value would likely take a hit on playoff-bound team, so don't hold him too tightly.</text:p>
            <text:p><text:s text:c="8"/></text:p>
            <text:p><text:s text:c="8"/></text:p>
            <text:p><text:s text:c="13"/></text:p>
            <text:p><text:s text:c="14"/></text:p>
            <text:p><text:s text:c="13"/>Jan 9 - 1:5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wayne Dedmon</text:p>
            <text:p><text:s text:c="17"/></text:p>
            <text:p><text:s text:c="17"/></text:p>
            <text:p><text:s text:c="22"/>- C - <text:s/>Hawks</text:p>
            <text:p><text:s text:c="16"/></text:p>
            <text:p><text:s text:c="17"/></text:p>
            <text:p><text:s text:c="12"/></text:p>
            <text:p><text:s text:c="8"/></text:p>
            <text:p><text:s text:c="8"/></text:p>
            <text:p><text:s text:c="8"/></text:p>
            <text:p><text:s text:c="12"/>Dewayne Dedmon (leg) played 20 minutes on Monday vs. the Clippers, scoring six points with three rebounds, one steal and one block.</text:p>
            <text:p><text:s text:c="8"/></text:p>
            <text:p><text:s text:c="8"/></text:p>
            <text:p><text:s text:c="13"/>The Hawks are going to work him back slowly, but he could see minutes in the mid-20s as soon as Wednesday's game vs. the Nuggets. Dedmon averaged 11.1 points, 7.8 boards and 0.9 blocks as a starter before he missed six weeks of action, so don't hesitate to grab him, especially in leagues that start two centers.</text:p>
            <text:p><text:s text:c="8"/></text:p>
            <text:p><text:s text:c="8"/></text:p>
            <text:p><text:s text:c="13"/></text:p>
            <text:p><text:s text:c="14"/></text:p>
            <text:p><text:s text:c="13"/>Jan 9 - 1:5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Collins</text:p>
            <text:p><text:s text:c="17"/></text:p>
            <text:p><text:s text:c="17"/></text:p>
            <text:p><text:s text:c="22"/>- F - <text:s/>Hawks</text:p>
            <text:p><text:s text:c="16"/></text:p>
            <text:p><text:s text:c="17"/></text:p>
            <text:p><text:s text:c="12"/></text:p>
            <text:p><text:s text:c="8"/></text:p>
            <text:p><text:s text:c="8"/></text:p>
            <text:p><text:s text:c="8"/></text:p>
            <text:p><text:s text:c="12"/>John Collins played a season-low eight minutes on Monday vs. the Clippers, scoring three points with four rebounds, two assists and two blocks.</text:p>
            <text:p><text:s text:c="8"/></text:p>
            <text:p><text:s text:c="8"/></text:p>
            <text:p><text:s text:c="13"/>We're not sure what's going on in Atlanta, but it's definitely odd to see Tyler Cavanaugh, Miles Plumlee and Mike Muscala play more than one of the top rookie bigs this season. Dewayne Dedmon returned to action and played 20 minutes, so this frontcourt rotation could be very crowded in the short term until coach Mike Budenholzer makes some necessary changes. ESPN's Adrian Wojnarowski reported on Monday that the Hawks will be active sellers at the deadline, so treat Collins like a high-upside stash.</text:p>
            <text:p><text:s text:c="8"/></text:p>
            <text:p><text:s text:c="8"/></text:p>
            <text:p><text:s text:c="13"/></text:p>
            <text:p><text:s text:c="14"/></text:p>
            <text:p><text:s text:c="13"/>Jan 9 - 1:4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urean Prince</text:p>
            <text:p><text:s text:c="17"/></text:p>
            <text:p><text:s text:c="17"/></text:p>
            <text:p><text:s text:c="22"/>- F - <text:s/>Hawks</text:p>
            <text:p><text:s text:c="16"/></text:p>
            <text:p><text:s text:c="17"/></text:p>
            <text:p><text:s text:c="12"/></text:p>
            <text:p><text:s text:c="8"/></text:p>
            <text:p><text:s text:c="8"/></text:p>
            <text:p><text:s text:c="8"/></text:p>
            <text:p><text:s text:c="12"/>Taurean Prince's dislocated ring finger wasn't an issue on Monday vs. the Clippers as he racked up 20 points on 8-of-16 shooting.</text:p>
            <text:p><text:s text:c="8"/></text:p>
            <text:p><text:s text:c="8"/></text:p>
            <text:p><text:s text:c="13"/>He played a team-high 36 minutes, adding four rebounds, three assists, one steal, two blocks and four 3-pointers. He was all over the place on both ends of the floor, but his final shot attempt to win the game went wide left. ESPN's Adrian Wojnarowski reported on Monday morning that the Hawks will be shopping veterans such as Kent Bazemore, Ersan Ilyasova and Marco Belinelli at the deadline, but Prince's role is safe as one of the building blocks of the franchise.</text:p>
            <text:p><text:s text:c="8"/></text:p>
            <text:p><text:s text:c="8"/></text:p>
            <text:p><text:s text:c="13"/></text:p>
            <text:p><text:s text:c="14"/></text:p>
            <text:p><text:s text:c="13"/>Jan 9 - 1:4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knee, hip) started Monday's game and had five points on 2-of-4 shooting, three rebounds, two blocks, one steal, one assist and one 3-pointer in a home win vs. Denver.</text:p>
            <text:p><text:s text:c="8"/></text:p>
            <text:p><text:s text:c="8"/></text:p>
            <text:p><text:s text:c="13"/>Iguodala has been a regular on the Warriors' injury report lately, but he played 30 minutes tonight due to Kevin Durant's absence. There's no reason to think he'll miss the Warriors' final two games this week, Wednesday vs. the Clippers and Friday vs. the Bucks. Still, Iguodala's deep-league owners know the drill -- confirm his status after each shootaround, just to be safe.</text:p>
            <text:p><text:s text:c="8"/></text:p>
            <text:p><text:s text:c="8"/></text:p>
            <text:p><text:s text:c="13"/>Related: Kevin Durant, Omri Casspi</text:p>
            <text:p><text:s text:c="14"/></text:p>
            <text:p><text:s text:c="13"/>Jan 9 - 1:3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Draymond Green (knee) notched 23 points, 10 assists, six rebounds, three blocks, two 3-pointers and one steal in 35 minutes during Monday's win vs. the Nuggets.</text:p>
            <text:p><text:s text:c="8"/></text:p>
            <text:p><text:s text:c="8"/></text:p>
            <text:p><text:s text:c="13"/>Green's constant presence on the Warriors' injury report makes him seem like more of an injury risk than he really has been -- other than a mid-December stretch with five DNPs, he's missed just one game (Nov. 24). He also averaged 38.0 minutes in a back-to-back set in early January, which is a great sign, and owners shouldn't fret about his availability until the bitter end of the regular season.</text:p>
            <text:p><text:s text:c="8"/></text:p>
            <text:p><text:s text:c="8"/></text:p>
            <text:p><text:s text:c="13"/></text:p>
            <text:p><text:s text:c="14"/></text:p>
            <text:p><text:s text:c="13"/>Jan 9 - 1:3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strained his left knee on Monday but he returned to finish with a game-high 32 points (9-of-17 FGs, 9-of-10 FTs), nine assists, five 3-pointers, four rebounds and two steals.</text:p>
            <text:p><text:s text:c="8"/></text:p>
            <text:p><text:s text:c="8"/></text:p>
            <text:p><text:s text:c="13"/>Curry came in with a sore left knee and he'll undoubtedly be on the Warriors' injury report for Wednesday's home game, but we'll get a better sense of his status on Tuesday. He was coming off a 45-point gem and Kevin Durant's absence has ensured Curry is very busy offensively -- he's now averaging 35.3 points over the past three games. To quote Nuggets coach Mike Malone, Curry is playing "at a ridiculously high rate." Check back after Tuesday's shootaround for the latest on his knee.</text:p>
            <text:p><text:s text:c="8"/></text:p>
            <text:p><text:s text:c="8"/></text:p>
            <text:p><text:s text:c="13"/></text:p>
            <text:p><text:s text:c="14"/></text:p>
            <text:p><text:s text:c="13"/>Source: NBA.com <text:s text:c="42"/>Jan 9 - 1:3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un Livingston</text:p>
            <text:p><text:s text:c="17"/></text:p>
            <text:p><text:s text:c="17"/></text:p>
            <text:p><text:s text:c="22"/>- G - <text:s/>Warriors</text:p>
            <text:p><text:s text:c="16"/></text:p>
            <text:p><text:s text:c="17"/></text:p>
            <text:p><text:s text:c="12"/></text:p>
            <text:p><text:s text:c="8"/></text:p>
            <text:p><text:s text:c="8"/></text:p>
            <text:p><text:s text:c="8"/></text:p>
            <text:p><text:s text:c="12"/>Shaun Livingston (hip) scored 11 points vs. the Nuggets on Monday, making 5-of-7 shots with three assists, one rebound and one block in 14 minutes.</text:p>
            <text:p><text:s text:c="8"/></text:p>
            <text:p><text:s text:c="8"/></text:p>
            <text:p><text:s text:c="13"/>Livingston popped up on the injury report on Sunday, but he was listed as 'probable' and in no real danger of sitting out. His lack of fantasy upside is self-evident, but it's worth mentioning that tonight's 11-point game was the result of his third-highest usage all season (26.5%).</text:p>
            <text:p><text:s text:c="8"/></text:p>
            <text:p><text:s text:c="8"/></text:p>
            <text:p><text:s text:c="13"/></text:p>
            <text:p><text:s text:c="14"/></text:p>
            <text:p><text:s text:c="13"/>Jan 9 - 1:3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mri Casspi</text:p>
            <text:p><text:s text:c="17"/></text:p>
            <text:p><text:s text:c="17"/></text:p>
            <text:p><text:s text:c="22"/>- F - <text:s/>Warriors</text:p>
            <text:p><text:s text:c="16"/></text:p>
            <text:p><text:s text:c="17"/></text:p>
            <text:p><text:s text:c="12"/></text:p>
            <text:p><text:s text:c="8"/></text:p>
            <text:p><text:s text:c="8"/></text:p>
            <text:p><text:s text:c="8"/></text:p>
            <text:p><text:s text:c="12"/>Omri Casspi (bruised hip) had four points, four rebounds, one assist, one steal and one block in 14 minutes during Monday's home win vs. Denver.</text:p>
            <text:p><text:s text:c="8"/></text:p>
            <text:p><text:s text:c="8"/></text:p>
            <text:p><text:s text:c="13"/>Casspi's appeal in 12-team fantasy leagues is negligible, although he's occasionally worth streaming if Kevin Durant is out. Tonight, Durant was out with a calf injury tonight, which gave Casspi just enough playing time, but that could end vs. the Clippers on Wednesday.</text:p>
            <text:p><text:s text:c="8"/></text:p>
            <text:p><text:s text:c="8"/></text:p>
            <text:p><text:s text:c="13"/></text:p>
            <text:p><text:s text:c="14"/></text:p>
            <text:p><text:s text:c="13"/>Jan 9 - 1:3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Bogdan Bogdanovic</text:p>
            <text:p><text:s text:c="17"/></text:p>
            <text:p><text:s text:c="17"/></text:p>
            <text:p><text:s text:c="22"/>- G/F - <text:s/>Kings</text:p>
            <text:p><text:s text:c="16"/></text:p>
            <text:p><text:s text:c="17"/></text:p>
            <text:p><text:s text:c="12"/></text:p>
            <text:p><text:s text:c="8"/></text:p>
            <text:p><text:s text:c="8"/></text:p>
            <text:p><text:s text:c="8"/></text:p>
            <text:p><text:s text:c="12"/>Bogdan Bogdanovic scored 16 points on 6-of-10 shooting in Monday's loss to the Spurs.</text:p>
            <text:p><text:s text:c="8"/></text:p>
            <text:p><text:s text:c="8"/></text:p>
            <text:p><text:s text:c="13"/>The Kings have used Bogdanovic as a playmaker a lot more recently, especially while George Hill (personal) and Frank Mason (heel) have been out. He recorded five assists, five rebounds and two triples in 33 minutes, and he's now dished out at least five dimes in five out of his last six games. His rest-of-season outlook is really promising and the Kings have three more games this week, so this is a good time to take a flier on him if he's available.</text:p>
            <text:p><text:s text:c="8"/></text:p>
            <text:p><text:s text:c="8"/></text:p>
            <text:p><text:s text:c="13"/></text:p>
            <text:p><text:s text:c="14"/></text:p>
            <text:p><text:s text:c="13"/>Jan 9 - 1:2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ill Barton</text:p>
            <text:p><text:s text:c="17"/></text:p>
            <text:p><text:s text:c="17"/></text:p>
            <text:p><text:s text:c="22"/>- G/F - <text:s/>Nuggets</text:p>
            <text:p><text:s text:c="16"/></text:p>
            <text:p><text:s text:c="17"/></text:p>
            <text:p><text:s text:c="12"/></text:p>
            <text:p><text:s text:c="8"/></text:p>
            <text:p><text:s text:c="8"/></text:p>
            <text:p><text:s text:c="8"/></text:p>
            <text:p><text:s text:c="12"/>Will Barton was quiet in 19 minutes vs. the Warriors on Monday, shooting 1-of-6 from the field with two points, five assists and one block.</text:p>
            <text:p><text:s text:c="8"/></text:p>
            <text:p><text:s text:c="8"/></text:p>
            <text:p><text:s text:c="13"/>Barton had been slumping from the field at 37.5% in his previous four games, but the low playing time was an unusual twist. This is the second time all season Barton has played fewer than 20 minutes, and the first time since Nov. 24, so we'll keep an eye out for any explanations. It looks like Denver just stuck with bigger lineups that were effective down the stretch.</text:p>
            <text:p><text:s text:c="8"/></text:p>
            <text:p><text:s text:c="8"/></text:p>
            <text:p><text:s text:c="13"/></text:p>
            <text:p><text:s text:c="14"/></text:p>
            <text:p><text:s text:c="13"/>Jan 9 - 1:2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kal Labissiere</text:p>
            <text:p><text:s text:c="17"/></text:p>
            <text:p><text:s text:c="17"/></text:p>
            <text:p><text:s text:c="22"/>- F/C - <text:s/>Kings</text:p>
            <text:p><text:s text:c="16"/></text:p>
            <text:p><text:s text:c="17"/></text:p>
            <text:p><text:s text:c="12"/></text:p>
            <text:p><text:s text:c="8"/></text:p>
            <text:p><text:s text:c="8"/></text:p>
            <text:p><text:s text:c="8"/></text:p>
            <text:p><text:s text:c="12"/>Skal Labissiere returned to the bench on Monday vs. the Spurs, scoring six points with eight rebounds, two assists and one steal in 22 minutes.</text:p>
            <text:p><text:s text:c="8"/></text:p>
            <text:p><text:s text:c="8"/></text:p>
            <text:p><text:s text:c="13"/>Zach Randolph was back with the starters after a one-game absence. The Kings have been featuring Z-Bo on offense all season even though this year is supposed to be about player development, so hopefully they give Labissiere more run sooner rather than later. He's just a stash until that happens.</text:p>
            <text:p><text:s text:c="8"/></text:p>
            <text:p><text:s text:c="8"/></text:p>
            <text:p><text:s text:c="13"/></text:p>
            <text:p><text:s text:c="14"/></text:p>
            <text:p><text:s text:c="13"/>Jan 9 - 1:2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mmanuel Mudiay</text:p>
            <text:p><text:s text:c="17"/></text:p>
            <text:p><text:s text:c="17"/></text:p>
            <text:p><text:s text:c="22"/>- G - <text:s/>Knicks</text:p>
            <text:p><text:s text:c="16"/></text:p>
            <text:p><text:s text:c="17"/></text:p>
            <text:p><text:s text:c="12"/></text:p>
            <text:p><text:s text:c="8"/></text:p>
            <text:p><text:s text:c="8"/></text:p>
            <text:p><text:s text:c="8"/></text:p>
            <text:p><text:s text:c="12"/>Emmanuel Mudiay and Kenneth Faried were both healthy DNP-CDs vs. the Warriors on Monday.</text:p>
            <text:p><text:s text:c="8"/></text:p>
            <text:p><text:s text:c="8"/></text:p>
            <text:p><text:s text:c="13"/>Nuggets coach Mike Malone recently vowed to "trust" his bench more, to avoid burning out his key players, but he basically stuck with an 8-man rotation tonight. Jamal Murray logged 42 minutes, Gary Harris logged 35 minutes, and the frontcourt was a combination of Nikola Jokic, Wilson Chandler, Mason Plumlee and Trey Lyles. That's great if you own the aforementioned players, but it makes Mudiay and Faried irrelevant unless they're traded.</text:p>
            <text:p><text:s text:c="8"/></text:p>
            <text:p><text:s text:c="8"/></text:p>
            <text:p><text:s text:c="13"/>Related: Kenneth Faried</text:p>
            <text:p><text:s text:c="14"/></text:p>
            <text:p><text:s text:c="13"/>Jan 9 - 1:2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y Lyles</text:p>
            <text:p><text:s text:c="17"/></text:p>
            <text:p><text:s text:c="17"/></text:p>
            <text:p><text:s text:c="22"/>- F - <text:s/>Nuggets</text:p>
            <text:p><text:s text:c="16"/></text:p>
            <text:p><text:s text:c="17"/></text:p>
            <text:p><text:s text:c="12"/></text:p>
            <text:p><text:s text:c="8"/></text:p>
            <text:p><text:s text:c="8"/></text:p>
            <text:p><text:s text:c="8"/></text:p>
            <text:p><text:s text:c="12"/>Trey Lyles had another efficient night on Monday with 21 points on 9-of-15 shooting, five rebounds, three assists, three steals and one 3-pointer in 26 minutes.</text:p>
            <text:p><text:s text:c="8"/></text:p>
            <text:p><text:s text:c="8"/></text:p>
            <text:p><text:s text:c="13"/>Lyles said his confidence is at an "all-time high," which isn't surprising considering he's averaging 17.4 points on 57.6% shooting over the past month. When coach Mike Malone was asked about Lyles' meticulous pre-game shooting routines, he replied, "The level he’s playing at right now — <text:s/>whatever you’re doing, Trey, keep on doing it." Lyles' fantasy owners must feel the same, as he's cruising with mid-round value in Paul Millsap's absence.</text:p>
            <text:p><text:s text:c="8"/></text:p>
            <text:p><text:s text:c="8"/></text:p>
            <text:p><text:s text:c="13"/>Related: Paul Millsap</text:p>
            <text:p><text:s text:c="14"/></text:p>
            <text:p><text:s text:c="13"/>Source: Denver Post <text:s text:c="38"/>Jan 9 - 1:2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aron Fox</text:p>
            <text:p><text:s text:c="17"/></text:p>
            <text:p><text:s text:c="17"/></text:p>
            <text:p><text:s text:c="22"/>- G - <text:s/>Kings</text:p>
            <text:p><text:s text:c="16"/></text:p>
            <text:p><text:s text:c="17"/></text:p>
            <text:p><text:s text:c="12"/></text:p>
            <text:p><text:s text:c="8"/></text:p>
            <text:p><text:s text:c="8"/></text:p>
            <text:p><text:s text:c="8"/></text:p>
            <text:p><text:s text:c="12"/>De'Aaron Fox double-doubled vs. the Spurs on Monday, finishing with 11 points, 10 assists, four rebounds, one triple and four turnovers in 30 minutes.</text:p>
            <text:p><text:s text:c="8"/></text:p>
            <text:p><text:s text:c="8"/></text:p>
            <text:p><text:s text:c="13"/>Fox played well for most of the night, but he made some rookie mistakes down the stretch including a pair of sloppy turnovers in the final minutes. The Kings have told him to be more aggressive recently and he averaged 17.5 points, 5.5 assists, 3.0 rebounds, 1.0 steals, 0.5 triples and 3.5 turnovers in his previous two games, so hopefully that is an indication that coach Dave Joerger is loosening the leash. Fox will have a tasty matchup on Tuesday vs. a Lakers team that has allowed the second most fantasy points to PGs this season.</text:p>
            <text:p><text:s text:c="8"/></text:p>
            <text:p><text:s text:c="8"/></text:p>
            <text:p><text:s text:c="13"/></text:p>
            <text:p><text:s text:c="14"/></text:p>
            <text:p><text:s text:c="13"/>Jan 9 - 1:1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Jokic</text:p>
            <text:p><text:s text:c="17"/></text:p>
            <text:p><text:s text:c="17"/></text:p>
            <text:p><text:s text:c="22"/>- F/C - <text:s/>Nuggets</text:p>
            <text:p><text:s text:c="16"/></text:p>
            <text:p><text:s text:c="17"/></text:p>
            <text:p><text:s text:c="12"/></text:p>
            <text:p><text:s text:c="8"/></text:p>
            <text:p><text:s text:c="8"/></text:p>
            <text:p><text:s text:c="8"/></text:p>
            <text:p><text:s text:c="12"/>Nikola Jokic had his first triple-double of the season on Monday, scoring 22 points (9-of-16 FGs, 3-of-3 FTs) with 12 rebounds, 11 assists, three steals, one block and one 3-pointer in 36 minutes.</text:p>
            <text:p><text:s text:c="8"/></text:p>
            <text:p><text:s text:c="8"/></text:p>
            <text:p><text:s text:c="13"/>Jokic collided with Stephen Curry late in the third quarter and briefly exited, but he soon returned and continued his terrific play. He came in shooting 26.1 percent in his previous two games, but coach Mike Malone offered a pre-game vote of confidence, saying, "We’re gonna stay with [Jokic] in his struggles. And I have no doubt he’s gonna find a way to fight through this." If you own Jokic, remember those words the next time he goes through a brief slump.</text:p>
            <text:p><text:s text:c="8"/></text:p>
            <text:p><text:s text:c="8"/></text:p>
            <text:p><text:s text:c="13"/></text:p>
            <text:p><text:s text:c="14"/></text:p>
            <text:p><text:s text:c="13"/>Source: Denver Post <text:s text:c="38"/>Jan 9 - 1:1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illie Cauley-Stein</text:p>
            <text:p><text:s text:c="17"/></text:p>
            <text:p><text:s text:c="17"/></text:p>
            <text:p><text:s text:c="22"/>- C - <text:s/>Kings</text:p>
            <text:p><text:s text:c="16"/></text:p>
            <text:p><text:s text:c="17"/></text:p>
            <text:p><text:s text:c="12"/></text:p>
            <text:p><text:s text:c="8"/></text:p>
            <text:p><text:s text:c="8"/></text:p>
            <text:p><text:s text:c="8"/></text:p>
            <text:p><text:s text:c="12"/>Willie Cauley-Stein's 22 points weren't enough in a 107-100 loss to the Spurs on Monday.</text:p>
            <text:p><text:s text:c="8"/></text:p>
            <text:p><text:s text:c="8"/></text:p>
            <text:p><text:s text:c="13"/>His athleticism was too much for the Spurs to handle as WCS notched 20+ points for the fifth time this season. He was 8-of-12 from the field and 6-of-8 from the line with nine rebounds and three turnovers in 30 minutes, but he didn't record any blocks or steals. You'd think he'd have more than one block over his last five games for as athletic and long as he is, so until he improves in that area he will be a low-end big in standard 9-category leagues.</text:p>
            <text:p><text:s text:c="8"/></text:p>
            <text:p><text:s text:c="8"/></text:p>
            <text:p><text:s text:c="13"/></text:p>
            <text:p><text:s text:c="14"/></text:p>
            <text:p><text:s text:c="13"/>Jan 9 - 1:1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ch Randolph</text:p>
            <text:p><text:s text:c="17"/></text:p>
            <text:p><text:s text:c="17"/></text:p>
            <text:p><text:s text:c="22"/>- F/C - <text:s/>Kings</text:p>
            <text:p><text:s text:c="16"/></text:p>
            <text:p><text:s text:c="17"/></text:p>
            <text:p><text:s text:c="12"/></text:p>
            <text:p><text:s text:c="8"/></text:p>
            <text:p><text:s text:c="8"/></text:p>
            <text:p><text:s text:c="8"/></text:p>
            <text:p><text:s text:c="12"/>Zach Randolph (oral surgery) returned from a one-game absence on Monday vs. the Spurs, scoring nine points with seven rebounds, one steal and one triple in 25 minutes.</text:p>
            <text:p><text:s text:c="8"/></text:p>
            <text:p><text:s text:c="8"/></text:p>
            <text:p><text:s text:c="13"/>The four fouls slowed him down, but it wasn't a strong game from him by any means as he hit 4-of-12 shots with two turnovers. Until the Kings turn their focus towards player development, Randolph will continue to be a steady source of points and rebounds. Expect a better performance against the Lakers on Thursday.</text:p>
            <text:p><text:s text:c="8"/></text:p>
            <text:p><text:s text:c="8"/></text:p>
            <text:p><text:s text:c="13"/></text:p>
            <text:p><text:s text:c="14"/></text:p>
            <text:p><text:s text:c="13"/>Jan 9 - 1:0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yn Forbes</text:p>
            <text:p><text:s text:c="17"/></text:p>
            <text:p><text:s text:c="17"/></text:p>
            <text:p><text:s text:c="22"/>- G - <text:s/>Spurs</text:p>
            <text:p><text:s text:c="16"/></text:p>
            <text:p><text:s text:c="17"/></text:p>
            <text:p><text:s text:c="12"/></text:p>
            <text:p><text:s text:c="8"/></text:p>
            <text:p><text:s text:c="8"/></text:p>
            <text:p><text:s text:c="8"/></text:p>
            <text:p><text:s text:c="12"/>Bryn Forbes made another start on Monday vs. the Kings, scoring 12 points with one rebound, one assist, one steal and two triples in 30 minutes.</text:p>
            <text:p><text:s text:c="8"/></text:p>
            <text:p><text:s text:c="8"/></text:p>
            <text:p><text:s text:c="13"/>He hit just 5-of-13 shots, but he played 30 minutes and closed this game next to Patty Mills. The Spurs are going to be really cautious with Danny Green (groin) and it's unclear how long Kawhi Leonard (shoulder) will be out, so Forbes does have some low-end value in very deep leagues. In 10 previous starts, Forbes averaged <text:s/>9.8 points, 1.9 rebounds, 1.6 assists, 0.6 steals and 1.3 triples.</text:p>
            <text:p><text:s text:c="8"/></text:p>
            <text:p><text:s text:c="8"/></text:p>
            <text:p><text:s text:c="13"/></text:p>
            <text:p><text:s text:c="14"/></text:p>
            <text:p><text:s text:c="13"/>Jan 9 - 12:4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ny Parker</text:p>
            <text:p><text:s text:c="17"/></text:p>
            <text:p><text:s text:c="17"/></text:p>
            <text:p><text:s text:c="22"/>- G - <text:s/>Spurs</text:p>
            <text:p><text:s text:c="16"/></text:p>
            <text:p><text:s text:c="17"/></text:p>
            <text:p><text:s text:c="12"/></text:p>
            <text:p><text:s text:c="8"/></text:p>
            <text:p><text:s text:c="8"/></text:p>
            <text:p><text:s text:c="8"/></text:p>
            <text:p><text:s text:c="12"/>Tony Parker tweaked his ankle in Monday's win over the Kings, finishing with seven points, one assist and one steal in 23 minutes.</text:p>
            <text:p><text:s text:c="8"/></text:p>
            <text:p><text:s text:c="8"/></text:p>
            <text:p><text:s text:c="13"/>He went back to the locker room in the fourth quarter and never returned, but maybe the Spurs were just being cautious. Parker did have a limp after the game and he said "we'll see" when asked if he would miss time. Dejounte Murray and Patty Mills will hold down the fort vs. the Lakers on Thursday if Parker can't go.</text:p>
            <text:p><text:s text:c="8"/></text:p>
            <text:p><text:s text:c="8"/></text:p>
            <text:p><text:s text:c="13"/></text:p>
            <text:p><text:s text:c="14"/></text:p>
            <text:p><text:s text:c="13"/>Source: Tom Orsborn on Twitter <text:s text:c="27"/>Jan 9 - 12:3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Marcus Aldridge</text:p>
            <text:p><text:s text:c="17"/></text:p>
            <text:p><text:s text:c="17"/></text:p>
            <text:p><text:s text:c="22"/>- F/C - <text:s/>Spurs</text:p>
            <text:p><text:s text:c="16"/></text:p>
            <text:p><text:s text:c="17"/></text:p>
            <text:p><text:s text:c="12"/></text:p>
            <text:p><text:s text:c="8"/></text:p>
            <text:p><text:s text:c="8"/></text:p>
            <text:p><text:s text:c="8"/></text:p>
            <text:p><text:s text:c="12"/>LaMarcus Aldridge scored a game-high 31 points in Monday's 107-100 win over the Kings.</text:p>
            <text:p><text:s text:c="8"/></text:p>
            <text:p><text:s text:c="8"/></text:p>
            <text:p><text:s text:c="13"/>The Spurs have now beaten the Kings 12 straight times including seven in a row in Sacramento. Aldridge's usage rate climbs from 22.0 to 29.6 when Kawhi Leonard (shoulder) is off the floor, so LMA will see a significant bump in value if Leonard's shoulder continues to sideline him. He hit 13-of-20 shots and 5-of-6 free throws with 12 rebounds, one assist and one block and has now scored 30+ points in back-to-back games for the second time this season.</text:p>
            <text:p><text:s text:c="8"/></text:p>
            <text:p><text:s text:c="8"/></text:p>
            <text:p><text:s text:c="13"/></text:p>
            <text:p><text:s text:c="14"/></text:p>
            <text:p><text:s text:c="13"/>Jan 9 - 12:3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s Bertans</text:p>
            <text:p><text:s text:c="17"/></text:p>
            <text:p><text:s text:c="17"/></text:p>
            <text:p><text:s text:c="22"/>- F - <text:s/>Spurs</text:p>
            <text:p><text:s text:c="16"/></text:p>
            <text:p><text:s text:c="17"/></text:p>
            <text:p><text:s text:c="12"/></text:p>
            <text:p><text:s text:c="8"/></text:p>
            <text:p><text:s text:c="8"/></text:p>
            <text:p><text:s text:c="8"/></text:p>
            <text:p><text:s text:c="12"/>Davis Bertans scored a career-high 28 points in Monday's 107-100 win over the Kings, hitting 11-of-15 shots with three assists, two blocks and six 3-pointers in 31 minutes.</text:p>
            <text:p><text:s text:c="8"/></text:p>
            <text:p><text:s text:c="8"/></text:p>
            <text:p><text:s text:c="13"/>His six triples tied Manu Ginobili for the most triples by a Spur this season. He's been a consistent part of the rotation since the new year and has been tremendous with at least two triples in each of his last five games. He's averaging 14.2 points, 4.0 rebounds, 1.8 assists, 0.8 blocks and 3.0 triples in 27.0 minutes in that span, so he's trending up in a hurry. The Spurs are really banged up and rest their veterans a ton, so give Bertans a look if you need triples.</text:p>
            <text:p><text:s text:c="8"/></text:p>
            <text:p><text:s text:c="8"/></text:p>
            <text:p><text:s text:c="13"/></text:p>
            <text:p><text:s text:c="14"/></text:p>
            <text:p><text:s text:c="13"/>Jan 9 - 12:3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immy Butler</text:p>
            <text:p><text:s text:c="17"/></text:p>
            <text:p><text:s text:c="17"/></text:p>
            <text:p><text:s text:c="22"/>- G/F - <text:s/>Timberwolves</text:p>
            <text:p><text:s text:c="16"/></text:p>
            <text:p><text:s text:c="17"/></text:p>
            <text:p><text:s text:c="12"/></text:p>
            <text:p><text:s text:c="8"/></text:p>
            <text:p><text:s text:c="8"/></text:p>
            <text:p><text:s text:c="8"/></text:p>
            <text:p><text:s text:c="12"/>Jimmy Butler nearly triple-doubled with 21 points, nine assists, eight rebounds, three steals and four triples in a 127-99 blowout win over the Cavaliers on Monday.</text:p>
            <text:p><text:s text:c="8"/></text:p>
            <text:p><text:s text:c="8"/></text:p>
            <text:p><text:s text:c="13"/>He basically shadowed LeBron James and was a big reason why he was held to 10 points for just the 12th time in his career. Butler has improved his numbers in every single month this season and has top-10 value in 9-category leagues over the past month. He really should be getting more MVP consideration for how good he's been.</text:p>
            <text:p><text:s text:c="8"/></text:p>
            <text:p><text:s text:c="8"/></text:p>
            <text:p><text:s text:c="13"/></text:p>
            <text:p><text:s text:c="14"/></text:p>
            <text:p><text:s text:c="13"/>Jan 9 - 12:0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Drummond</text:p>
            <text:p><text:s text:c="17"/></text:p>
            <text:p><text:s text:c="17"/></text:p>
            <text:p><text:s text:c="22"/>- C - <text:s/>Pistons</text:p>
            <text:p><text:s text:c="16"/></text:p>
            <text:p><text:s text:c="17"/></text:p>
            <text:p><text:s text:c="12"/></text:p>
            <text:p><text:s text:c="8"/></text:p>
            <text:p><text:s text:c="8"/></text:p>
            <text:p><text:s text:c="8"/></text:p>
            <text:p><text:s text:c="12"/>Andre Drummond (sore ribs) finished Monday's tough road loss with 16 points, 14 rebounds, three assists, two steals and one block in 39 minutes.</text:p>
            <text:p><text:s text:c="8"/></text:p>
            <text:p><text:s text:c="8"/></text:p>
            <text:p><text:s text:c="13"/>The rib injury is a question of pain tolerance for Drummond, but he looked great in heavy minutes during a very physical game tonight. Five of his boards came on the offensive glass, and the only negatives were four turnovers and an 0-of-2 mark at the FT line. He should be ready to go vs. the Nets on Wednesday, but owners should still confirm his status prior to tip-off.</text:p>
            <text:p><text:s text:c="8"/></text:p>
            <text:p><text:s text:c="8"/></text:p>
            <text:p><text:s text:c="13"/>Related: Nets</text:p>
            <text:p><text:s text:c="14"/></text:p>
            <text:p><text:s text:c="13"/>Jan 9 - 1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Stanley Johnson</text:p>
            <text:p><text:s text:c="17"/></text:p>
            <text:p><text:s text:c="17"/></text:p>
            <text:p><text:s text:c="22"/>- F - <text:s/>Pistons</text:p>
            <text:p><text:s text:c="16"/></text:p>
            <text:p><text:s text:c="17"/></text:p>
            <text:p><text:s text:c="12"/></text:p>
            <text:p><text:s text:c="8"/></text:p>
            <text:p><text:s text:c="8"/></text:p>
            <text:p><text:s text:c="8"/></text:p>
            <text:p><text:s text:c="12"/>Stanley Johnson (strained hip) was in and out of the locker room during Monday's game, and he wound up getting another DNP.</text:p>
            <text:p><text:s text:c="8"/></text:p>
            <text:p><text:s text:c="8"/></text:p>
            <text:p><text:s text:c="13"/>The Pistons didn't actually update Johnson's availability prior to tip-off, so owners in deep leagues were left guessing if he'd take the court. Reggie Bullock has established himself in the starting lineup, with Anthony Tolliver taking his spot when Detroit goes big, which leaves Johnson mopping up minutes with the second unit. It's not a promising situation for fantasy value.</text:p>
            <text:p><text:s text:c="8"/></text:p>
            <text:p><text:s text:c="8"/></text:p>
            <text:p><text:s text:c="13"/></text:p>
            <text:p><text:s text:c="14"/></text:p>
            <text:p><text:s text:c="13"/>Jan 8 - 11: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rl-Anthony Towns</text:p>
            <text:p><text:s text:c="17"/></text:p>
            <text:p><text:s text:c="17"/></text:p>
            <text:p><text:s text:c="22"/>- F/C - <text:s/>Timberwolves</text:p>
            <text:p><text:s text:c="16"/></text:p>
            <text:p><text:s text:c="17"/></text:p>
            <text:p><text:s text:c="12"/></text:p>
            <text:p><text:s text:c="8"/></text:p>
            <text:p><text:s text:c="8"/></text:p>
            <text:p><text:s text:c="8"/></text:p>
            <text:p><text:s text:c="12"/>Karl-Anthony Towns double-doubled in a surprisingly easy 127-99 win over the Cavaliers on Monday, scoring 19 points with 12 rebounds, four assists, one block and one triple in 31 minutes.</text:p>
            <text:p><text:s text:c="8"/></text:p>
            <text:p><text:s text:c="8"/></text:p>
            <text:p><text:s text:c="13"/>Even in a 28-point win, KAT still reached 30+ minutes because that's what coach Tom Thibodeau does. Minnesota has now held their last six opponents below 100 points, and Thibs gave KAT a lot of credit for their improvement. "Defensively, he’s really starting to see things," Thibodeau said. "He’s becoming more of a multiple-effort guy. The rebounding, that’s as good as it gets. Part of it is experience. He has a lot of pride, and he works at it." His fantasy arrow is pointing straight up for the new year.</text:p>
            <text:p><text:s text:c="8"/></text:p>
            <text:p><text:s text:c="8"/></text:p>
            <text:p><text:s text:c="13"/></text:p>
            <text:p><text:s text:c="14"/></text:p>
            <text:p><text:s text:c="13"/>Source: Minneapolis Star-Tribune <text:s text:c="25"/>Jan 8 - 11: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eggie Bullock</text:p>
            <text:p><text:s text:c="17"/></text:p>
            <text:p><text:s text:c="17"/></text:p>
            <text:p><text:s text:c="22"/>- G/F - <text:s/>Pistons</text:p>
            <text:p><text:s text:c="16"/></text:p>
            <text:p><text:s text:c="17"/></text:p>
            <text:p><text:s text:c="12"/></text:p>
            <text:p><text:s text:c="8"/></text:p>
            <text:p><text:s text:c="8"/></text:p>
            <text:p><text:s text:c="8"/></text:p>
            <text:p><text:s text:c="12"/>Reggie Bullock came off the bench after halftime on Monday, finishing with 10 points, three rebounds, three assists and two 3-pointers in 32 minutes.</text:p>
            <text:p><text:s text:c="8"/></text:p>
            <text:p><text:s text:c="8"/></text:p>
            <text:p><text:s text:c="13"/>The surprise is that he started the game at all, since Detroit usually rotates in Anthony Tolliver against bigger frontcourts -- the Pelicans are the epitome of that. Tolliver did start the second half, but we're expecting to see Bullock again vs. the smaller Nets on Wednesday.</text:p>
            <text:p><text:s text:c="8"/></text:p>
            <text:p><text:s text:c="8"/></text:p>
            <text:p><text:s text:c="13"/>Related: Anthony Tolliver</text:p>
            <text:p><text:s text:c="14"/></text:p>
            <text:p><text:s text:c="13"/>Jan 8 - 11: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orver</text:p>
            <text:p><text:s text:c="17"/></text:p>
            <text:p><text:s text:c="17"/></text:p>
            <text:p><text:s text:c="22"/>- G/F - <text:s/>Cavaliers</text:p>
            <text:p><text:s text:c="16"/></text:p>
            <text:p><text:s text:c="17"/></text:p>
            <text:p><text:s text:c="12"/></text:p>
            <text:p><text:s text:c="8"/></text:p>
            <text:p><text:s text:c="8"/></text:p>
            <text:p><text:s text:c="8"/></text:p>
            <text:p><text:s text:c="12"/>Kyle Korver scored 19 points and hit five 3-pointers with five assists and two rebounds in 23 minutes on Monday vs. the Wolves.</text:p>
            <text:p><text:s text:c="8"/></text:p>
            <text:p><text:s text:c="8"/></text:p>
            <text:p><text:s text:c="13"/>He played 16 of his 23 minutes in the second half due to the lopsided score and also notched 16 of his 19 points. Korver was hitting 2.4 treys per game prior to Monday, but his minutes are trending down and he's just a one-trick pony in fantasy these days.</text:p>
            <text:p><text:s text:c="8"/></text:p>
            <text:p><text:s text:c="8"/></text:p>
            <text:p><text:s text:c="13"/></text:p>
            <text:p><text:s text:c="14"/></text:p>
            <text:p><text:s text:c="13"/>Jan 8 - 11: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ke Kennard</text:p>
            <text:p><text:s text:c="17"/></text:p>
            <text:p><text:s text:c="17"/></text:p>
            <text:p><text:s text:c="22"/>- G - <text:s/>Pistons</text:p>
            <text:p><text:s text:c="16"/></text:p>
            <text:p><text:s text:c="17"/></text:p>
            <text:p><text:s text:c="12"/></text:p>
            <text:p><text:s text:c="8"/></text:p>
            <text:p><text:s text:c="8"/></text:p>
            <text:p><text:s text:c="8"/></text:p>
            <text:p><text:s text:c="12"/>Luke Kennard played only 12 minutes on Monday, scoring six points (2-of-4 FGs, 2-of-2 FTs) with two rebounds and one steal.</text:p>
            <text:p><text:s text:c="8"/></text:p>
            <text:p><text:s text:c="8"/></text:p>
            <text:p><text:s text:c="13"/>The rookie finished 2017 on a high note, scoring a career-high 20 points in a win vs. the Spurs, but since then he's faded into fantasy obscurity. Stanley Johnson (hip) was a game-time decision tonight and could return on Wednesday, which is one more reason to avoid Kennard.</text:p>
            <text:p><text:s text:c="8"/></text:p>
            <text:p><text:s text:c="8"/></text:p>
            <text:p><text:s text:c="13"/>Related: Stanley Johnson</text:p>
            <text:p><text:s text:c="14"/></text:p>
            <text:p><text:s text:c="13"/>Jan 8 - 11: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very Bradley</text:p>
            <text:p><text:s text:c="17"/></text:p>
            <text:p><text:s text:c="17"/></text:p>
            <text:p><text:s text:c="22"/>- G - <text:s/>Clippers</text:p>
            <text:p><text:s text:c="16"/></text:p>
            <text:p><text:s text:c="17"/></text:p>
            <text:p><text:s text:c="12"/></text:p>
            <text:p><text:s text:c="8"/></text:p>
            <text:p><text:s text:c="8"/></text:p>
            <text:p><text:s text:c="8"/></text:p>
            <text:p><text:s text:c="12"/>Avery Bradley hit 10-of-23 shots to score 24 points vs. the Pelicans on Monday, going 3-of-9 from deep with six assists, three rebounds, one steal and one block.</text:p>
            <text:p><text:s text:c="8"/></text:p>
            <text:p><text:s text:c="8"/></text:p>
            <text:p><text:s text:c="13"/>Bradley did his damage in 35 minutes and this is good enough for most owners -- he shot just 43.5% from the field, but that's his highest mark since returning from a groin injury earlier this month. He's been hard to own in roto leagues due to lousy percentages and low supporting stats, but maybe this will get him going.</text:p>
            <text:p><text:s text:c="8"/></text:p>
            <text:p><text:s text:c="8"/></text:p>
            <text:p><text:s text:c="13"/></text:p>
            <text:p><text:s text:c="14"/></text:p>
            <text:p><text:s text:c="13"/>Jan 8 - 11: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ban Marjanovic</text:p>
            <text:p><text:s text:c="17"/></text:p>
            <text:p><text:s text:c="17"/></text:p>
            <text:p><text:s text:c="22"/>- C - <text:s/>Clippers</text:p>
            <text:p><text:s text:c="16"/></text:p>
            <text:p><text:s text:c="17"/></text:p>
            <text:p><text:s text:c="12"/></text:p>
            <text:p><text:s text:c="8"/></text:p>
            <text:p><text:s text:c="8"/></text:p>
            <text:p><text:s text:c="8"/></text:p>
            <text:p><text:s text:c="12"/>Boban Marjanovic was a healthy DNP-CD vs. New Orleans on Monday.</text:p>
            <text:p><text:s text:c="8"/></text:p>
            <text:p><text:s text:c="8"/></text:p>
            <text:p><text:s text:c="13"/>Andre Drummond (ribs) was back in the starting lineup tonight, while Eric Moreland logged nine minutes off the bench. That left Boban out of the rotation, and it didn't help that both of the Pelicans' starting big men can stretch out to the 3-point line. If you picked him up in case Drummond missed significant time, this looks like your cue to cut him.</text:p>
            <text:p><text:s text:c="8"/></text:p>
            <text:p><text:s text:c="8"/></text:p>
            <text:p><text:s text:c="13"/>Related: Eric Moreland, Andre Drummond</text:p>
            <text:p><text:s text:c="14"/></text:p>
            <text:p><text:s text:c="13"/>Jan 8 - 11: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hony Tolliver</text:p>
            <text:p><text:s text:c="17"/></text:p>
            <text:p><text:s text:c="17"/></text:p>
            <text:p><text:s text:c="22"/>- F - <text:s/>Pistons</text:p>
            <text:p><text:s text:c="16"/></text:p>
            <text:p><text:s text:c="17"/></text:p>
            <text:p><text:s text:c="12"/></text:p>
            <text:p><text:s text:c="8"/></text:p>
            <text:p><text:s text:c="8"/></text:p>
            <text:p><text:s text:c="8"/></text:p>
            <text:p><text:s text:c="12"/>Anthony Tolliver started the third quarter vs. New Orleans on Monday, making 1-of-4 shots to finish with two points and three rebounds in 26 minutes.</text:p>
            <text:p><text:s text:c="8"/></text:p>
            <text:p><text:s text:c="8"/></text:p>
            <text:p><text:s text:c="13"/>Reggie Bullock shifted to the bench after halftime to counter the Pelicans' size up front, which made sense since Anthony Davis was torching them. Stanley Johnson (strained hip) was also out for this game but he's day-to-day, and his return will give coach Stan Van Gundy one more situational weapon to deploy. Tolliver is way too unreliable to roster in fantasy leagues.</text:p>
            <text:p><text:s text:c="8"/></text:p>
            <text:p><text:s text:c="8"/></text:p>
            <text:p><text:s text:c="13"/>Related: Reggie Bullock</text:p>
            <text:p><text:s text:c="14"/></text:p>
            <text:p><text:s text:c="13"/>Jan 8 - 11: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Green</text:p>
            <text:p><text:s text:c="17"/></text:p>
            <text:p><text:s text:c="17"/></text:p>
            <text:p><text:s text:c="22"/>- F - <text:s/>Cavaliers</text:p>
            <text:p><text:s text:c="16"/></text:p>
            <text:p><text:s text:c="17"/></text:p>
            <text:p><text:s text:c="12"/></text:p>
            <text:p><text:s text:c="8"/></text:p>
            <text:p><text:s text:c="8"/></text:p>
            <text:p><text:s text:c="8"/></text:p>
            <text:p><text:s text:c="12"/>Jeff Green scored 22 points on 9-of-15 shooting with three rebounds, three assists and three triples in 27 minutes on Monday vs. Minnesota.</text:p>
            <text:p><text:s text:c="8"/></text:p>
            <text:p><text:s text:c="8"/></text:p>
            <text:p><text:s text:c="13"/>This was his third game of the season with at least 22 points, but he scored eight of his points in garbage time. This was a total blowout, so there's no need to read into this. At least he can tell his kids one day that he scored just as many points in a game as LeBron James (10), Isaiah Thomas (9) and Kevin Love (3) combined.</text:p>
            <text:p><text:s text:c="8"/></text:p>
            <text:p><text:s text:c="8"/></text:p>
            <text:p><text:s text:c="13"/></text:p>
            <text:p><text:s text:c="14"/></text:p>
            <text:p><text:s text:c="13"/>Jan 8 - 11: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Moreland</text:p>
            <text:p><text:s text:c="17"/></text:p>
            <text:p><text:s text:c="17"/></text:p>
            <text:p><text:s text:c="22"/>- C - <text:s/>Pistons</text:p>
            <text:p><text:s text:c="16"/></text:p>
            <text:p><text:s text:c="17"/></text:p>
            <text:p><text:s text:c="12"/></text:p>
            <text:p><text:s text:c="8"/></text:p>
            <text:p><text:s text:c="8"/></text:p>
            <text:p><text:s text:c="8"/></text:p>
            <text:p><text:s text:c="12"/>Eric Moreland played nine minutes off the bench on Monday, going scoreless with two rebounds, one assist and one block.</text:p>
            <text:p><text:s text:c="8"/></text:p>
            <text:p><text:s text:c="8"/></text:p>
            <text:p><text:s text:c="13"/>Moreland made a fill-in start on Saturday for Andre Drummond (ribs), but he predictably saw his role dwindle with Drummond back in action tonight. He belongs on the wire.</text:p>
            <text:p><text:s text:c="8"/></text:p>
            <text:p><text:s text:c="8"/></text:p>
            <text:p><text:s text:c="13"/>Related: Andre Drummond</text:p>
            <text:p><text:s text:c="14"/></text:p>
            <text:p><text:s text:c="13"/>Jan 8 - 11: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ajon Rondo</text:p>
            <text:p><text:s text:c="17"/></text:p>
            <text:p><text:s text:c="17"/></text:p>
            <text:p><text:s text:c="22"/>- G - <text:s/>Pelicans</text:p>
            <text:p><text:s text:c="16"/></text:p>
            <text:p><text:s text:c="17"/></text:p>
            <text:p><text:s text:c="12"/></text:p>
            <text:p><text:s text:c="8"/></text:p>
            <text:p><text:s text:c="8"/></text:p>
            <text:p><text:s text:c="8"/></text:p>
            <text:p><text:s text:c="12"/>Rajon Rondo tied a franchise record with nine assists in the first quarter on Monday, finishing with 15 dimes, 12 points, four rebounds and a pair of steals in 32 minutes.</text:p>
            <text:p><text:s text:c="8"/></text:p>
            <text:p><text:s text:c="8"/></text:p>
            <text:p><text:s text:c="13"/>Rondo came in averaging 18.5 minutes in the Pelicans' two previous games, and coach Alvin Gentry challenged him to be more aggressive at both ends tonight. He's not always fun to own, but elite assists make him worth the trouble in most formats -- among players outside the top-100 for roto value this season, Rondo is easily the leader with 8.0 assists per game. The only players close are Lonzo Ball (7.0), Elfrid Payton (6.6), J.J. Barea (6.0) and Jarrett Jack (6.0).</text:p>
            <text:p><text:s text:c="8"/></text:p>
            <text:p><text:s text:c="8"/></text:p>
            <text:p><text:s text:c="13"/>Related: Jarrett Jack, J.J. Barea, Elfrid Payton, Lonzo Ball</text:p>
            <text:p><text:s text:c="14"/></text:p>
            <text:p><text:s text:c="13"/>Source: Daniel Sallerson on Twitter <text:s text:c="22"/>Jan 8 - 11: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rue Holiday</text:p>
            <text:p><text:s text:c="17"/></text:p>
            <text:p><text:s text:c="17"/></text:p>
            <text:p><text:s text:c="22"/>- G - <text:s/>Pelicans</text:p>
            <text:p><text:s text:c="16"/></text:p>
            <text:p><text:s text:c="17"/></text:p>
            <text:p><text:s text:c="12"/></text:p>
            <text:p><text:s text:c="8"/></text:p>
            <text:p><text:s text:c="8"/></text:p>
            <text:p><text:s text:c="8"/></text:p>
            <text:p><text:s text:c="12"/>Jrue Holiday blocked a career-high four shots in 44 minutes vs. the Pistons on Monday, adding 14 points on 5-of-18 shooting, six rebounds, three assists, two steals and one 3-pointer.</text:p>
            <text:p><text:s text:c="8"/></text:p>
            <text:p><text:s text:c="8"/></text:p>
            <text:p><text:s text:c="13"/>Alvin Gentry said his team "[wasn't] ready to play" in a loss to the Wolves on Saturday, Anthony Davis felt the Pelicans "weren't physical enough," and Darius Miller felt the Wolves "played with more intensity." They responded tonight with a bruising 68 points in the paint, while doubling up the Pistons in transition (30 points vs. 15 points), and Holiday had his fingerprints all over the game. He also came in shooting 54.1% over the past month, so we're not at all worried about tonight's misfires.</text:p>
            <text:p><text:s text:c="8"/></text:p>
            <text:p><text:s text:c="8"/></text:p>
            <text:p><text:s text:c="13"/></text:p>
            <text:p><text:s text:c="14"/></text:p>
            <text:p><text:s text:c="13"/>Source: The Advocate <text:s text:c="37"/>Jan 8 - 11: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The Cavaliers were embarrassed by the Wolves in a 127-99 loss on Monday with LeBron James scoring a season-low 10 points.</text:p>
            <text:p><text:s text:c="8"/></text:p>
            <text:p><text:s text:c="8"/></text:p>
            <text:p><text:s text:c="13"/>LeBron was 4-of-8 from the field and 1-of-3 from the line with eight rebounds, five assists, two blocks, one triple and three turnovers. He was outplayed by Jimmy Butler all night and posted the worst +/- rating of his career (-39). He's been one of the most consistent players in the NBA for the past decade and this was just his 12th career game with 10 or fewer points, so expect him to respond in a big way on Thursday vs. Toronto.</text:p>
            <text:p><text:s text:c="8"/></text:p>
            <text:p><text:s text:c="8"/></text:p>
            <text:p><text:s text:c="13"/></text:p>
            <text:p><text:s text:c="14"/></text:p>
            <text:p><text:s text:c="13"/>Source: Alan Horton on Twitter <text:s text:c="27"/>Jan 8 - 11: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cus Cousins</text:p>
            <text:p><text:s text:c="17"/></text:p>
            <text:p><text:s text:c="17"/></text:p>
            <text:p><text:s text:c="22"/>- F/C - <text:s/>Pelicans</text:p>
            <text:p><text:s text:c="16"/></text:p>
            <text:p><text:s text:c="17"/></text:p>
            <text:p><text:s text:c="12"/></text:p>
            <text:p><text:s text:c="8"/></text:p>
            <text:p><text:s text:c="8"/></text:p>
            <text:p><text:s text:c="8"/></text:p>
            <text:p><text:s text:c="12"/>DeMarcus Cousins had 20 points (7-of-14 FGs, 5-of-7 FTs), 10 rebounds, four assists, two steals, two blocks and five turnovers in 40 minutes on Monday.</text:p>
            <text:p><text:s text:c="8"/></text:p>
            <text:p><text:s text:c="8"/></text:p>
            <text:p><text:s text:c="13"/>Cousins didn't score in the first quarter and he let his frustration boil over with a technical foul. That gives him eight technicals after the Pelicans' first 39 games, so he's on pace to flirt with the maximum 16-tech limit this regular season. Anthony Davis sprained his ankle late tonight and didn't return, leaving him questionable for Wednesday's game in Memphis -- if he can't suit up, Cousins should have an atmospheric usage rate.</text:p>
            <text:p><text:s text:c="8"/></text:p>
            <text:p><text:s text:c="8"/></text:p>
            <text:p><text:s text:c="13"/>Related: Anthony Davis</text:p>
            <text:p><text:s text:c="14"/></text:p>
            <text:p><text:s text:c="13"/>Jan 8 - 11: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Twaun Moore</text:p>
            <text:p><text:s text:c="17"/></text:p>
            <text:p><text:s text:c="17"/></text:p>
            <text:p><text:s text:c="22"/>- G/F - <text:s/>Pelicans</text:p>
            <text:p><text:s text:c="16"/></text:p>
            <text:p><text:s text:c="17"/></text:p>
            <text:p><text:s text:c="12"/></text:p>
            <text:p><text:s text:c="8"/></text:p>
            <text:p><text:s text:c="8"/></text:p>
            <text:p><text:s text:c="8"/></text:p>
            <text:p><text:s text:c="12"/>E'Twaun Moore got hot on Monday with 23 points on 11-of-14 shooting, making one 3-pointer with four rebounds, two assists and one steal.</text:p>
            <text:p><text:s text:c="8"/></text:p>
            <text:p><text:s text:c="8"/></text:p>
            <text:p><text:s text:c="13"/>Moore played 35 minutes in a thrilling 112-109 win vs. the visiting Pistons tonight, and maybe he just needed to come home -- he began 2018 averaging 7.0 points on 35.7% shooting in a pair of away games. There are plenty of 3-point specialists in the league, but Moore stands out with his ability to score in other ways, while chipping in enough boards, assists and defensive stats to make up for off-shooting nights.</text:p>
            <text:p><text:s text:c="8"/></text:p>
            <text:p><text:s text:c="8"/></text:p>
            <text:p><text:s text:c="13"/></text:p>
            <text:p><text:s text:c="14"/></text:p>
            <text:p><text:s text:c="13"/>Jan 8 - 11: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ris Dunn</text:p>
            <text:p><text:s text:c="17"/></text:p>
            <text:p><text:s text:c="17"/></text:p>
            <text:p><text:s text:c="22"/>- G - <text:s/>Bulls</text:p>
            <text:p><text:s text:c="16"/></text:p>
            <text:p><text:s text:c="17"/></text:p>
            <text:p><text:s text:c="12"/></text:p>
            <text:p><text:s text:c="8"/></text:p>
            <text:p><text:s text:c="8"/></text:p>
            <text:p><text:s text:c="8"/></text:p>
            <text:p><text:s text:c="12"/>Kris Dunn chipped in across the board on Monday with 19 points on 9-of-20 shooting, eight assists, four rebounds, three steals, one block and one 3-pointer in 30 minutes of action.</text:p>
            <text:p><text:s text:c="8"/></text:p>
            <text:p><text:s text:c="8"/></text:p>
            <text:p><text:s text:c="13"/>The 23-year-old Dunn is in the midst of a breakout season, and he's surged into top-60 fantasy value over the past month. "I’m more comfortable times 10 than last year," Dunn said recently. "I didn’t know what I was doing last year. This year, I understand my role is learning how to be a leader every day." He has a long leash for the rebuilding Bulls, and continues to make the most of it -- he was aggressive at both ends tonight, and even Zach LaVine's eventual return shouldn't slow him down.</text:p>
            <text:p><text:s text:c="8"/></text:p>
            <text:p><text:s text:c="8"/></text:p>
            <text:p><text:s text:c="13"/></text:p>
            <text:p><text:s text:c="14"/></text:p>
            <text:p><text:s text:c="13"/>Source: Chicago Tribune <text:s text:c="34"/>Jan 8 - 11: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bby Portis</text:p>
            <text:p><text:s text:c="17"/></text:p>
            <text:p><text:s text:c="17"/></text:p>
            <text:p><text:s text:c="22"/>- F - <text:s/>Bulls</text:p>
            <text:p><text:s text:c="16"/></text:p>
            <text:p><text:s text:c="17"/></text:p>
            <text:p><text:s text:c="12"/></text:p>
            <text:p><text:s text:c="8"/></text:p>
            <text:p><text:s text:c="8"/></text:p>
            <text:p><text:s text:c="8"/></text:p>
            <text:p><text:s text:c="12"/>Bobby Portis racked up 22 points, four rebounds and two assists in 33 minutes vs. Houston on Sunday, making 9-of-17 FGs and 3-of-5 FTs with one 3-pointer.</text:p>
            <text:p><text:s text:c="8"/></text:p>
            <text:p><text:s text:c="8"/></text:p>
            <text:p><text:s text:c="13"/>Nikola Mirotic (illness) was out tonight, which allowed Portis to earn more than his usual 18-24 minutes off the bench. That wasn't the only good news for his fantasy value on Monday, though, as Adrian Wojnarowski reported that Chicago "still plans" to trade Mirotic this season. Robin Lopez could also be on the block, and the departure of either veteran would open things up considerably for Portis. He's a solid hold in most formats.</text:p>
            <text:p><text:s text:c="8"/></text:p>
            <text:p><text:s text:c="8"/></text:p>
            <text:p><text:s text:c="13"/>Related: Robin Lopez, Nikola Mirotic</text:p>
            <text:p><text:s text:c="14"/></text:p>
            <text:p><text:s text:c="13"/>Jan 8 - 11: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uri Markkanen</text:p>
            <text:p><text:s text:c="17"/></text:p>
            <text:p><text:s text:c="17"/></text:p>
            <text:p><text:s text:c="22"/>- F - <text:s/>Bulls</text:p>
            <text:p><text:s text:c="16"/></text:p>
            <text:p><text:s text:c="17"/></text:p>
            <text:p><text:s text:c="12"/></text:p>
            <text:p><text:s text:c="8"/></text:p>
            <text:p><text:s text:c="8"/></text:p>
            <text:p><text:s text:c="8"/></text:p>
            <text:p><text:s text:c="12"/>Lauri Markkanen hit a few late buckets to finish Monday's game with 16 points on 6-of-10 shooting, three 3-pointers, eight rebounds, two assists and one block in 34 minutes.</text:p>
            <text:p><text:s text:c="8"/></text:p>
            <text:p><text:s text:c="8"/></text:p>
            <text:p><text:s text:c="13"/>The Bulls' haul for Jimmy Butler looks a lot better with Markkanen thriving as a stretch-PF, and coach Fred Hoiberg has nothing but praise at the halfway point of the season. "We wouldn’t trade [Markkanen] for anybody," Hoiberg said. "He has great instincts. He has athleticism ... the ability to step up and take big shots ... We love him." Fantasy owners will echo that sentiment, and he should only get better if Chicago manages to trade Nikola Mirotic before the deadline.</text:p>
            <text:p><text:s text:c="8"/></text:p>
            <text:p><text:s text:c="8"/></text:p>
            <text:p><text:s text:c="13"/>Related: Nikola Mirotic</text:p>
            <text:p><text:s text:c="14"/></text:p>
            <text:p><text:s text:c="13"/>Source: Chicago Tribune <text:s text:c="34"/>Jan 8 - 11: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zel Valentine</text:p>
            <text:p><text:s text:c="17"/></text:p>
            <text:p><text:s text:c="17"/></text:p>
            <text:p><text:s text:c="22"/>- G/F - <text:s/>Bulls</text:p>
            <text:p><text:s text:c="16"/></text:p>
            <text:p><text:s text:c="17"/></text:p>
            <text:p><text:s text:c="12"/></text:p>
            <text:p><text:s text:c="8"/></text:p>
            <text:p><text:s text:c="8"/></text:p>
            <text:p><text:s text:c="8"/></text:p>
            <text:p><text:s text:c="12"/>Denzel Valentine scored a season-high 19 points in 36 minutes on Monday, making 7-of-12 shots with five 3-pointers, eight rebounds, five assists and one steal.</text:p>
            <text:p><text:s text:c="8"/></text:p>
            <text:p><text:s text:c="8"/></text:p>
            <text:p><text:s text:c="13"/>The caveat here is that Chicago went small early and often, and they were up against a Houston team that's been hemorrhaging points to opponents lately. Valentine is holding steady as a late-round value, thanks to solid 3-pointers and a trickle of across-the-board value, but he and Justin Holiday (11 points in 40 minutes) are increasingly threatened by Zach LaVine's eventual return from ACL surgery.</text:p>
            <text:p><text:s text:c="8"/></text:p>
            <text:p><text:s text:c="8"/></text:p>
            <text:p><text:s text:c="13"/></text:p>
            <text:p><text:s text:c="14"/></text:p>
            <text:p><text:s text:c="13"/>Jan 8 - 11: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scored just three points on 1-of-7 shooting in Monday's blowout loss to the Wolves, adding two rebounds and one triple.</text:p>
            <text:p><text:s text:c="8"/></text:p>
            <text:p><text:s text:c="8"/></text:p>
            <text:p><text:s text:c="13"/>He played just 21 minutes, but no starter played more than 27 due to the lopsided score. Love wasn't the only Cavalier who struggled with LeBron James scoring 10 points and Isaiah Thomas scoring nine points before his ejection, but this was Love's second dud in the span of a week with a two-point game against the Celtics on Jan. 3. He'll look to get back on track vs. the Raptors on Thursday.</text:p>
            <text:p><text:s text:c="8"/></text:p>
            <text:p><text:s text:c="8"/></text:p>
            <text:p><text:s text:c="13"/></text:p>
            <text:p><text:s text:c="14"/></text:p>
            <text:p><text:s text:c="13"/>Jan 8 - 11: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bin Lopez</text:p>
            <text:p><text:s text:c="17"/></text:p>
            <text:p><text:s text:c="17"/></text:p>
            <text:p><text:s text:c="22"/>- C - <text:s/>Bulls</text:p>
            <text:p><text:s text:c="16"/></text:p>
            <text:p><text:s text:c="17"/></text:p>
            <text:p><text:s text:c="12"/></text:p>
            <text:p><text:s text:c="8"/></text:p>
            <text:p><text:s text:c="8"/></text:p>
            <text:p><text:s text:c="8"/></text:p>
            <text:p><text:s text:c="12"/>Robin Lopez was a non-factor vs. Houston on Monday, playing 15 minutes to finish with two points, one rebound, one assist and one block.</text:p>
            <text:p><text:s text:c="8"/></text:p>
            <text:p><text:s text:c="8"/></text:p>
            <text:p><text:s text:c="13"/>RoLo missed all four of his field goal attempts and the Bulls trailed by 13 points after one quarter, at which point coach Fred Hoiberg shifted to smaller lineups -- Bobby Portis played alongside Lauri Markkenen for long stretches. This snaps a streak of eight consecutive games with double-digit points for RoLo, but he's an obvious cut candidate -- in his previous 10 games, the Bulls' starting center is averaging 10.8 points, 3.3 rebounds, 2.5 assists, 0.8 blocks and 0.2 steals.</text:p>
            <text:p><text:s text:c="8"/></text:p>
            <text:p><text:s text:c="8"/></text:p>
            <text:p><text:s text:c="13"/></text:p>
            <text:p><text:s text:c="14"/></text:p>
            <text:p><text:s text:c="13"/>Jan 8 - 11: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ristiano Felicio</text:p>
            <text:p><text:s text:c="17"/></text:p>
            <text:p><text:s text:c="17"/></text:p>
            <text:p><text:s text:c="22"/>- F/C - <text:s/>Bulls</text:p>
            <text:p><text:s text:c="16"/></text:p>
            <text:p><text:s text:c="17"/></text:p>
            <text:p><text:s text:c="12"/></text:p>
            <text:p><text:s text:c="8"/></text:p>
            <text:p><text:s text:c="8"/></text:p>
            <text:p><text:s text:c="8"/></text:p>
            <text:p><text:s text:c="12"/>Cristiano Felicio was back in Chicago's rotation on Monday, posting four points (1-of-2 FGs, 2-of-2 FTs), three rebounds and one assist in just seven minutes.</text:p>
            <text:p><text:s text:c="8"/></text:p>
            <text:p><text:s text:c="8"/></text:p>
            <text:p><text:s text:c="13"/>Nikola Mirotic (illness) was out and the Bulls don't have a ton of frontcourt depth, so they tabbed Felicio for backup C minutes tonight. He's spent most of the season in the G League, where he's averaging 20.5 points, 11.8 rebounds, 2.5 blocks, 2.3 assists and 2.0 steals. He's at least worth remembering in case Robin Lopez gets traded and Chicago doesn't bring in another big man.</text:p>
            <text:p><text:s text:c="8"/></text:p>
            <text:p><text:s text:c="8"/></text:p>
            <text:p><text:s text:c="13"/>Related: Nikola Mirotic</text:p>
            <text:p><text:s text:c="14"/></text:p>
            <text:p><text:s text:c="13"/>Jan 8 - 11: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Lowry</text:p>
            <text:p><text:s text:c="17"/></text:p>
            <text:p><text:s text:c="17"/></text:p>
            <text:p><text:s text:c="22"/>- G - <text:s/>Raptors</text:p>
            <text:p><text:s text:c="16"/></text:p>
            <text:p><text:s text:c="17"/></text:p>
            <text:p><text:s text:c="12"/></text:p>
            <text:p><text:s text:c="8"/></text:p>
            <text:p><text:s text:c="8"/></text:p>
            <text:p><text:s text:c="8"/></text:p>
            <text:p><text:s text:c="12"/>Kyle Lowry has been diagnosed with an "acute back spasm" and he will be re-evaluated on Tuesday.</text:p>
            <text:p><text:s text:c="8"/></text:p>
            <text:p><text:s text:c="8"/></text:p>
            <text:p><text:s text:c="13"/>Lowry landed very hard on his backside during overtime on Monday, he needed help getting off the court, and he had X-rays after the game. The diagnosis of 'back spasms' could mean that the X-rays were negative, but we'll have to wait for more information. Fred VanVleet, Delon Wright and Norman Powell all stand to benefit if this costs Lowry any games.</text:p>
            <text:p><text:s text:c="8"/></text:p>
            <text:p><text:s text:c="8"/></text:p>
            <text:p><text:s text:c="13"/>Related: Delon Wright, Norman Powell, Fred VanVleet</text:p>
            <text:p><text:s text:c="14"/></text:p>
            <text:p><text:s text:c="13"/>Source: Raptors MR on Twitter <text:s text:c="28"/>Jan 8 - 11: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strained his left knee vs. Denver on Monday, but he has since returned.</text:p>
            <text:p><text:s text:c="8"/></text:p>
            <text:p><text:s text:c="8"/></text:p>
            <text:p><text:s text:c="13"/>Curry has been battling left knee soreness lately, so it's not clear if this is related. He was back in the locker room for just a couple minutes before it was reported that he's probable to return, so it sounds like he dodged a bullet. We'll have an update after the game.</text:p>
            <text:p><text:s text:c="8"/></text:p>
            <text:p><text:s text:c="8"/></text:p>
            <text:p><text:s text:c="13"/></text:p>
            <text:p><text:s text:c="14"/></text:p>
            <text:p><text:s text:c="13"/>Source: NBCS Warriors on Twitter <text:s text:c="25"/>Jan 8 - 11: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lon Wright</text:p>
            <text:p><text:s text:c="17"/></text:p>
            <text:p><text:s text:c="17"/></text:p>
            <text:p><text:s text:c="22"/>- G - <text:s/>Raptors</text:p>
            <text:p><text:s text:c="16"/></text:p>
            <text:p><text:s text:c="17"/></text:p>
            <text:p><text:s text:c="12"/></text:p>
            <text:p><text:s text:c="8"/></text:p>
            <text:p><text:s text:c="8"/></text:p>
            <text:p><text:s text:c="8"/></text:p>
            <text:p><text:s text:c="12"/>Delon Wright scored seven points (2-of-5 FGs) with five rebounds, one block, one steal and one triple in 27 minutes against the Nets on Monday.</text:p>
            <text:p><text:s text:c="8"/></text:p>
            <text:p><text:s text:c="8"/></text:p>
            <text:p><text:s text:c="13"/>The defensive stats and triples are what it makes him so valuable in category leagues -- he was a top-24 player in his previous six games with averages 11.8 points, 4.7 rebounds, 3.0 assists, 1.5 steals, 1.2 blocks and 1.0 triples. Kyle Lowry had to be carried off the floor with a potentially serious injury and the Raptors play three more games this week, so it makes a lot of sense to pick Wright up if he's available.</text:p>
            <text:p><text:s text:c="8"/></text:p>
            <text:p><text:s text:c="8"/></text:p>
            <text:p><text:s text:c="13"/>Related: Kyle Lowry</text:p>
            <text:p><text:s text:c="14"/></text:p>
            <text:p><text:s text:c="13"/>Jan 8 - 11: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rge Ibaka</text:p>
            <text:p><text:s text:c="17"/></text:p>
            <text:p><text:s text:c="17"/></text:p>
            <text:p><text:s text:c="22"/>- F/C - <text:s/>Raptors</text:p>
            <text:p><text:s text:c="16"/></text:p>
            <text:p><text:s text:c="17"/></text:p>
            <text:p><text:s text:c="12"/></text:p>
            <text:p><text:s text:c="8"/></text:p>
            <text:p><text:s text:c="8"/></text:p>
            <text:p><text:s text:c="8"/></text:p>
            <text:p><text:s text:c="12"/>Serge Ibaka double-doubled with 11 points, 12 rebounds, two steals, one triple and a season-high six blocks in 39 minutes against the Nets on Monday.</text:p>
            <text:p><text:s text:c="8"/></text:p>
            <text:p><text:s text:c="8"/></text:p>
            <text:p><text:s text:c="13"/>His five blocks were his most since he had six back on April 2, 2017. Ibaka didn’t have it going offensively and missed a couple easy looks, but we’re not about to complain about this line. He’s been flirting with top-30 value in 9-category leagues over the past month and is showing some bounce that he didn’t have earlier in the season. He gets a matchup with the Heat on Wednesday.</text:p>
            <text:p><text:s text:c="8"/></text:p>
            <text:p><text:s text:c="8"/></text:p>
            <text:p><text:s text:c="13"/></text:p>
            <text:p><text:s text:c="14"/></text:p>
            <text:p><text:s text:c="13"/>Jan 8 - 11: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s Valanciunas</text:p>
            <text:p><text:s text:c="17"/></text:p>
            <text:p><text:s text:c="17"/></text:p>
            <text:p><text:s text:c="22"/>- C - <text:s/>Raptors</text:p>
            <text:p><text:s text:c="16"/></text:p>
            <text:p><text:s text:c="17"/></text:p>
            <text:p><text:s text:c="12"/></text:p>
            <text:p><text:s text:c="8"/></text:p>
            <text:p><text:s text:c="8"/></text:p>
            <text:p><text:s text:c="8"/></text:p>
            <text:p><text:s text:c="12"/>Jonas Valanciunas had another dominant game on Monday vs. the Nets with 21 points (9-of-15 FGs, 2-of-4 FTs), 13 rebounds, one assist and one block in just 26 minutes.</text:p>
            <text:p><text:s text:c="8"/></text:p>
            <text:p><text:s text:c="8"/></text:p>
            <text:p><text:s text:c="13"/>The Raptors went away from him in overtime in favor of a small-ball lineup with Serge Ibaka at center, but that has been a common theme this season. Valanciunas had 20 points, 13 rebounds, one block and an assist in just 17 minutes in his last game, but he had two duds earlier in January and is averaging just under 20 minutes per game this month. He's still an excellent per-minute fantasy contributor as evidenced by his last two games, so his owners just have to take the good with the bad.</text:p>
            <text:p><text:s text:c="8"/></text:p>
            <text:p><text:s text:c="8"/></text:p>
            <text:p><text:s text:c="13"/></text:p>
            <text:p><text:s text:c="14"/></text:p>
            <text:p><text:s text:c="13"/>Jan 8 - 11: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rald Green</text:p>
            <text:p><text:s text:c="17"/></text:p>
            <text:p><text:s text:c="17"/></text:p>
            <text:p><text:s text:c="22"/>- G/F - <text:s/>Rockets</text:p>
            <text:p><text:s text:c="16"/></text:p>
            <text:p><text:s text:c="17"/></text:p>
            <text:p><text:s text:c="12"/></text:p>
            <text:p><text:s text:c="8"/></text:p>
            <text:p><text:s text:c="8"/></text:p>
            <text:p><text:s text:c="8"/></text:p>
            <text:p><text:s text:c="12"/>Gerald Green provided the bench scoring for Houston on Monday, dropping 22 points on 8-of-15 shooting including a 4-of-9 mark from downtown.</text:p>
            <text:p><text:s text:c="8"/></text:p>
            <text:p><text:s text:c="8"/></text:p>
            <text:p><text:s text:c="13"/>Green added three assists in 26 minutes tonight, helping the Rockets hold on for a road win in Chicago. He's still not contributing much beyond scoring and 3-pointers, though, which makes him very boom-or-bust -- it's all good when his shots are going in, but if he goes cold he'll be a fantasy liability. Plan accordingly.</text:p>
            <text:p><text:s text:c="8"/></text:p>
            <text:p><text:s text:c="8"/></text:p>
            <text:p><text:s text:c="13"/></text:p>
            <text:p><text:s text:c="14"/></text:p>
            <text:p><text:s text:c="13"/>Jan 8 - 11: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yan Anderson</text:p>
            <text:p><text:s text:c="17"/></text:p>
            <text:p><text:s text:c="17"/></text:p>
            <text:p><text:s text:c="22"/>- F - <text:s/>Rockets</text:p>
            <text:p><text:s text:c="16"/></text:p>
            <text:p><text:s text:c="17"/></text:p>
            <text:p><text:s text:c="12"/></text:p>
            <text:p><text:s text:c="8"/></text:p>
            <text:p><text:s text:c="8"/></text:p>
            <text:p><text:s text:c="8"/></text:p>
            <text:p><text:s text:c="12"/>Ryan Anderson had another forgettable game on Monday, shooting 2-of-6 from the field for six points with two rebounds, one assist and one steal in 26 minutes.</text:p>
            <text:p><text:s text:c="8"/></text:p>
            <text:p><text:s text:c="8"/></text:p>
            <text:p><text:s text:c="13"/>Yuck. Anderson shot 37.2 percent from the field in December, including 31.1 percent from deep, and he's fared no better in four January games. With mediocre rebounds and a near total lack of assists or defensive stats to bolster his value, he's hurting owners in the vast majority of leagues. Simply put, there should be better 3-point specialists on your waiver wire.</text:p>
            <text:p><text:s text:c="8"/></text:p>
            <text:p><text:s text:c="8"/></text:p>
            <text:p><text:s text:c="13"/></text:p>
            <text:p><text:s text:c="14"/></text:p>
            <text:p><text:s text:c="13"/>Jan 8 - 11: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Gordon</text:p>
            <text:p><text:s text:c="17"/></text:p>
            <text:p><text:s text:c="17"/></text:p>
            <text:p><text:s text:c="22"/>- G - <text:s/>Rockets</text:p>
            <text:p><text:s text:c="16"/></text:p>
            <text:p><text:s text:c="17"/></text:p>
            <text:p><text:s text:c="12"/></text:p>
            <text:p><text:s text:c="8"/></text:p>
            <text:p><text:s text:c="8"/></text:p>
            <text:p><text:s text:c="8"/></text:p>
            <text:p><text:s text:c="12"/>Eric Gordon dished out a season-high nine assists on Monday, in addition to 24 points, six rebounds, four 3-pointers and one steal.</text:p>
            <text:p><text:s text:c="8"/></text:p>
            <text:p><text:s text:c="8"/></text:p>
            <text:p><text:s text:c="13"/>Gordon hit 8-of-18 FGs and 4-of-5 FTs in 38 minutes of action, and he spent most of his time vs. Kris Dunn defensively. Houston won for just the fourth time in their past 11 games, and Gordon will be critical to any success they have in James Harden's absence. In the three games since Harden went down, the Rockets have four players with usage rates between 25-28 percent -- Gerald Green, Chris Paul, Clint Capela and Gordon. He's a high-upside option every night as a starter.</text:p>
            <text:p><text:s text:c="8"/></text:p>
            <text:p><text:s text:c="8"/></text:p>
            <text:p><text:s text:c="13"/></text:p>
            <text:p><text:s text:c="14"/></text:p>
            <text:p><text:s text:c="13"/>Jan 8 - 11: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eMar DeRozan</text:p>
            <text:p><text:s text:c="17"/></text:p>
            <text:p><text:s text:c="17"/></text:p>
            <text:p><text:s text:c="22"/>- G/F - <text:s/>Raptors</text:p>
            <text:p><text:s text:c="16"/></text:p>
            <text:p><text:s text:c="17"/></text:p>
            <text:p><text:s text:c="12"/></text:p>
            <text:p><text:s text:c="8"/></text:p>
            <text:p><text:s text:c="8"/></text:p>
            <text:p><text:s text:c="8"/></text:p>
            <text:p><text:s text:c="12"/>DeMar DeRozan led the Raptors to a 114-113 overtime win against the Nets on Monday, scoring 35 points on 14-of-30 shooting with six assists, three rebounds, one steal, one block and one triple in 42 minutes.</text:p>
            <text:p><text:s text:c="8"/></text:p>
            <text:p><text:s text:c="8"/></text:p>
            <text:p><text:s text:c="13"/>He was just named the Eastern Conference Player of the Week and you'd be hard-pressed to find a hotter player since the new year. Derozan is averaging 35.5 points over his last four games, shooting a blistering 52.7 percent from the field in that span. Kyle Lowry hurt himself late in the game and had to be carried off by two teammates, so DeRozan may be asked to do even more going forward -- his usage rate climbs from 27.9 to 39.2 when Lowry is off the floor.</text:p>
            <text:p><text:s text:c="8"/></text:p>
            <text:p><text:s text:c="8"/></text:p>
            <text:p><text:s text:c="13"/></text:p>
            <text:p><text:s text:c="14"/></text:p>
            <text:p><text:s text:c="13"/>Jan 8 - 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 Harris</text:p>
            <text:p><text:s text:c="17"/></text:p>
            <text:p><text:s text:c="17"/></text:p>
            <text:p><text:s text:c="22"/>- G/F - <text:s/>Nets</text:p>
            <text:p><text:s text:c="16"/></text:p>
            <text:p><text:s text:c="17"/></text:p>
            <text:p><text:s text:c="12"/></text:p>
            <text:p><text:s text:c="8"/></text:p>
            <text:p><text:s text:c="8"/></text:p>
            <text:p><text:s text:c="8"/></text:p>
            <text:p><text:s text:c="12"/>Joe Harris started on Monday vs. the Nets with 12 points (4-of-11 FGs), six rebounds, two assists and two triples in 37 minutes.</text:p>
            <text:p><text:s text:c="8"/></text:p>
            <text:p><text:s text:c="8"/></text:p>
            <text:p><text:s text:c="13"/>The Nets will need Harris to play big minutes while DeMarre Carroll (knee) is out and he's definitely earned them lately. <text:s/>"He’s gaining confidence, getting better by the day," coach Kenny Atkinson said. "We’re just so pleased with his progress. He’s been a big help." He played 32 minutes in his last outing and is averaging 2.0 triples per game over his last six games, so he's a quality 3-point specialist to add if you missed out on a guy like Wayne Ellington.</text:p>
            <text:p><text:s text:c="8"/></text:p>
            <text:p><text:s text:c="8"/></text:p>
            <text:p><text:s text:c="13"/></text:p>
            <text:p><text:s text:c="14"/></text:p>
            <text:p><text:s text:c="13"/>Source: NBA.com <text:s text:c="42"/>Jan 8 - 10: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ndae Hollis-Jefferson</text:p>
            <text:p><text:s text:c="17"/></text:p>
            <text:p><text:s text:c="17"/></text:p>
            <text:p><text:s text:c="22"/>- F - <text:s/>Nets</text:p>
            <text:p><text:s text:c="16"/></text:p>
            <text:p><text:s text:c="17"/></text:p>
            <text:p><text:s text:c="12"/></text:p>
            <text:p><text:s text:c="8"/></text:p>
            <text:p><text:s text:c="8"/></text:p>
            <text:p><text:s text:c="8"/></text:p>
            <text:p><text:s text:c="12"/>Rondae Hollis-Jefferson pulled down a career-high 17 rebounds in Monday's loss to Toronto, adding 14 points (5-of-13 FGs, 4-of-5 FTs), five assists and two steals in 36 minutes.</text:p>
            <text:p><text:s text:c="8"/></text:p>
            <text:p><text:s text:c="8"/></text:p>
            <text:p><text:s text:c="13"/>This was the 23rd game of his career with double-digit boards and he finished one rebound ahead of his previous career-high. The Nets are going to need him to play even heavier minutes going forward with DeMarre Carroll (knee) banged up, so his fantasy owners can expect a short-term bump in value. He has seventh-round value in 9-cat leagues and has plenty of room to grow.</text:p>
            <text:p><text:s text:c="8"/></text:p>
            <text:p><text:s text:c="8"/></text:p>
            <text:p><text:s text:c="13"/></text:p>
            <text:p><text:s text:c="14"/></text:p>
            <text:p><text:s text:c="13"/>Jan 8 - 10: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vor Ariza</text:p>
            <text:p><text:s text:c="17"/></text:p>
            <text:p><text:s text:c="17"/></text:p>
            <text:p><text:s text:c="22"/>- F - <text:s/>Rockets</text:p>
            <text:p><text:s text:c="16"/></text:p>
            <text:p><text:s text:c="17"/></text:p>
            <text:p><text:s text:c="12"/></text:p>
            <text:p><text:s text:c="8"/></text:p>
            <text:p><text:s text:c="8"/></text:p>
            <text:p><text:s text:c="8"/></text:p>
            <text:p><text:s text:c="12"/>Trevor Ariza finished Monday's 116-107 road win with 18 points on 6-of-16 shooting, six 3-pointers, nine rebounds, four assists, two blocks, one steal and one turnover in 41 minutes.</text:p>
            <text:p><text:s text:c="8"/></text:p>
            <text:p><text:s text:c="8"/></text:p>
            <text:p><text:s text:c="13"/>Ariza's usage rate hadn't budged without James Harden the past three games, at just 14.4%, so hopefully that starts to trend up. The minutes are there and he's contributing across-the-board stats without hurting you anywhere (tonight's FG% excluded), and he gets promising matchups vs. the Blazers and Suns to close out the week. As usual, he's fantastic in category-based leagues but drops a few notches in points-based leagues.</text:p>
            <text:p><text:s text:c="8"/></text:p>
            <text:p><text:s text:c="8"/></text:p>
            <text:p><text:s text:c="13"/></text:p>
            <text:p><text:s text:c="14"/></text:p>
            <text:p><text:s text:c="13"/>Jan 8 - 10: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rik Black</text:p>
            <text:p><text:s text:c="17"/></text:p>
            <text:p><text:s text:c="17"/></text:p>
            <text:p><text:s text:c="22"/>- F/C - <text:s/>Rockets</text:p>
            <text:p><text:s text:c="16"/></text:p>
            <text:p><text:s text:c="17"/></text:p>
            <text:p><text:s text:c="12"/></text:p>
            <text:p><text:s text:c="8"/></text:p>
            <text:p><text:s text:c="8"/></text:p>
            <text:p><text:s text:c="8"/></text:p>
            <text:p><text:s text:c="12"/>Tarik Black played 11 minutes on Monday, finishing with one point, one rebound, one steal and one block in a win vs. the Bulls.</text:p>
            <text:p><text:s text:c="8"/></text:p>
            <text:p><text:s text:c="8"/></text:p>
            <text:p><text:s text:c="13"/>Nene (bruised knee) was out again tonight, but Tarik couldn't duplicate his pristine line from Saturday -- 13 points on 6-of-6 shooting, with six rebounds and one block. As long as Clint Capela is healthy, there's no reason to touch Black in any league.</text:p>
            <text:p><text:s text:c="8"/></text:p>
            <text:p><text:s text:c="8"/></text:p>
            <text:p><text:s text:c="13"/></text:p>
            <text:p><text:s text:c="14"/></text:p>
            <text:p><text:s text:c="13"/>Jan 8 - 10: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pencer Dinwiddie</text:p>
            <text:p><text:s text:c="17"/></text:p>
            <text:p><text:s text:c="17"/></text:p>
            <text:p><text:s text:c="22"/>- G - <text:s/>Nets</text:p>
            <text:p><text:s text:c="16"/></text:p>
            <text:p><text:s text:c="17"/></text:p>
            <text:p><text:s text:c="12"/></text:p>
            <text:p><text:s text:c="8"/></text:p>
            <text:p><text:s text:c="8"/></text:p>
            <text:p><text:s text:c="8"/></text:p>
            <text:p><text:s text:c="12"/>Spencer Dinwiddie scored a career-high 31 points in Monday's 114-113 overtime loss to the Raptors, hitting 10-of-24 shots and 8-of-9 free throws with eight assists, five rebounds, two steals and three triples in 42 minutes.</text:p>
            <text:p><text:s text:c="8"/></text:p>
            <text:p><text:s text:c="8"/></text:p>
            <text:p><text:s text:c="13"/>Similar to last game, Dinwiddie wasn't happy with the officiating down the stretch and said to the camera, "that’s exactly what I was talking about." Foul or no foul, Dinwiddie was special tonight and this performance comes a day after the Nets guaranteed his contract for the rest of the season -- he's also owed a non-guaranteed $1.6 million next season which makes him one of the best values in the league. With D'Angelo Russell (knee) back any day now, it's going to be exciting to see how those two mesh.</text:p>
            <text:p><text:s text:c="8"/></text:p>
            <text:p><text:s text:c="8"/></text:p>
            <text:p><text:s text:c="13"/></text:p>
            <text:p><text:s text:c="14"/></text:p>
            <text:p><text:s text:c="13"/>Jan 8 - 10: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is LeVert</text:p>
            <text:p><text:s text:c="17"/></text:p>
            <text:p><text:s text:c="17"/></text:p>
            <text:p><text:s text:c="22"/>- G - <text:s/>Nets</text:p>
            <text:p><text:s text:c="16"/></text:p>
            <text:p><text:s text:c="17"/></text:p>
            <text:p><text:s text:c="12"/></text:p>
            <text:p><text:s text:c="8"/></text:p>
            <text:p><text:s text:c="8"/></text:p>
            <text:p><text:s text:c="8"/></text:p>
            <text:p><text:s text:c="12"/>Caris LeVert returned from a two-game absence on Monday vs. the Raptors and really struggled, hitting just 2-of-13 shots for five points, three assists, one rebound, two steals, one block and one triple.</text:p>
            <text:p><text:s text:c="8"/></text:p>
            <text:p><text:s text:c="8"/></text:p>
            <text:p><text:s text:c="13"/>There was some obvious rust with a couple airballs, but at least he had his normal explosion. He was supposed to have minute restrictions tonight, but he ended up playing 27 with the game going to overtime. LeVert was averaging 16.3 points, 8.3 assists and 5.3 rebounds, 1.3 steals and 1.5 triples in his previous four games before the injury, so his owners should forget about this dud and expect a better performance in his next outing.</text:p>
            <text:p><text:s text:c="8"/></text:p>
            <text:p><text:s text:c="8"/></text:p>
            <text:p><text:s text:c="13"/></text:p>
            <text:p><text:s text:c="14"/></text:p>
            <text:p><text:s text:c="13"/>Jan 8 - 10: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len Crabbe</text:p>
            <text:p><text:s text:c="17"/></text:p>
            <text:p><text:s text:c="17"/></text:p>
            <text:p><text:s text:c="22"/>- G/F - <text:s/>Nets</text:p>
            <text:p><text:s text:c="16"/></text:p>
            <text:p><text:s text:c="17"/></text:p>
            <text:p><text:s text:c="12"/></text:p>
            <text:p><text:s text:c="8"/></text:p>
            <text:p><text:s text:c="8"/></text:p>
            <text:p><text:s text:c="8"/></text:p>
            <text:p><text:s text:c="12"/>Allen Crabbe returned from an injury scare on Monday vs. the Raptors, finishing with 20 points (6-of-11 FGs, 4-of-4 FTs), seven rebounds, three assists and four 3-pointers in 34 minutes.</text:p>
            <text:p><text:s text:c="8"/></text:p>
            <text:p><text:s text:c="8"/></text:p>
            <text:p><text:s text:c="13"/>Crabbe made a game-tying layup to send this one to overtime, but he injured himself by landing awkwardly on his left leg. He injured his shin but said after the game that he's confident he'll play on Wednesday -- we'll add him to the injury report as a precaution. Crabbe was hitting 2.3 treys per game prior to this outburst, but his rough field goal percentage (37.7%) and lack of steals (0.7) is really holding him back in category leagues.</text:p>
            <text:p><text:s text:c="8"/></text:p>
            <text:p><text:s text:c="8"/></text:p>
            <text:p><text:s text:c="13"/></text:p>
            <text:p><text:s text:c="14"/></text:p>
            <text:p><text:s text:c="13"/>Jan 8 - 10: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urean Prince</text:p>
            <text:p><text:s text:c="17"/></text:p>
            <text:p><text:s text:c="17"/></text:p>
            <text:p><text:s text:c="22"/>- F - <text:s/>Hawks</text:p>
            <text:p><text:s text:c="16"/></text:p>
            <text:p><text:s text:c="17"/></text:p>
            <text:p><text:s text:c="12"/></text:p>
            <text:p><text:s text:c="8"/></text:p>
            <text:p><text:s text:c="8"/></text:p>
            <text:p><text:s text:c="8"/></text:p>
            <text:p><text:s text:c="12"/>Taurean Prince (finger) will start against the Clippers on Monday.</text:p>
            <text:p><text:s text:c="8"/></text:p>
            <text:p><text:s text:c="8"/></text:p>
            <text:p><text:s text:c="13"/>He was listed as probable, so his status wasn't in any real doubt. We'll let you know how he fares after the game, but deploy him like you normally would tonight.</text:p>
            <text:p><text:s text:c="8"/></text:p>
            <text:p><text:s text:c="8"/></text:p>
            <text:p><text:s text:c="13"/></text:p>
            <text:p><text:s text:c="14"/></text:p>
            <text:p><text:s text:c="13"/>Source: KL Chouinard on Twitter <text:s text:c="26"/>Jan 8 - 10: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es Johnson</text:p>
            <text:p><text:s text:c="17"/></text:p>
            <text:p><text:s text:c="17"/></text:p>
            <text:p><text:s text:c="22"/>- G/F - <text:s/>Clippers</text:p>
            <text:p><text:s text:c="16"/></text:p>
            <text:p><text:s text:c="17"/></text:p>
            <text:p><text:s text:c="12"/></text:p>
            <text:p><text:s text:c="8"/></text:p>
            <text:p><text:s text:c="8"/></text:p>
            <text:p><text:s text:c="8"/></text:p>
            <text:p><text:s text:c="12"/>Wes Johnson will start for the Clippers on Monday.</text:p>
            <text:p><text:s text:c="8"/></text:p>
            <text:p><text:s text:c="8"/></text:p>
            <text:p><text:s text:c="13"/>Blake Griffin (concussion) is out tonight and Johnson started the second half of Saturday's game, so this isn't a big surprise. He should draw the defensive assignment vs. Ersan Ilyasova to begin the game, and L.A. will need contributions from everyone tonight given the extent of their injuries.</text:p>
            <text:p><text:s text:c="8"/></text:p>
            <text:p><text:s text:c="8"/></text:p>
            <text:p><text:s text:c="13"/>Related: Blake Griffin</text:p>
            <text:p><text:s text:c="14"/></text:p>
            <text:p><text:s text:c="13"/>Source: KL Chouinard on Twitter <text:s text:c="26"/>Jan 8 - 10: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Lowry</text:p>
            <text:p><text:s text:c="17"/></text:p>
            <text:p><text:s text:c="17"/></text:p>
            <text:p><text:s text:c="22"/>- G - <text:s/>Raptors</text:p>
            <text:p><text:s text:c="16"/></text:p>
            <text:p><text:s text:c="17"/></text:p>
            <text:p><text:s text:c="12"/></text:p>
            <text:p><text:s text:c="8"/></text:p>
            <text:p><text:s text:c="8"/></text:p>
            <text:p><text:s text:c="8"/></text:p>
            <text:p><text:s text:c="12"/>Kyle Lowry had to be carried off the floor by two teammates during overtime of Monday's game vs. the Nets.</text:p>
            <text:p><text:s text:c="8"/></text:p>
            <text:p><text:s text:c="8"/></text:p>
            <text:p><text:s text:c="13"/>Lowry landed really hard on his back, and when he tried to get up he was only able to take three steps before falling to the ground again. He attempted to stand a second time, but he wasn't able to and that's when his teammates stepped in and carried him to the locker room. He was in a lot of pain and we'll be watching closely for an update. If he misses time, Delon Wright and Fred VanVleet will soak up all the point guard minutes.</text:p>
            <text:p><text:s text:c="8"/></text:p>
            <text:p><text:s text:c="8"/></text:p>
            <text:p><text:s text:c="13"/></text:p>
            <text:p><text:s text:c="14"/></text:p>
            <text:p><text:s text:c="13"/>Jan 8 - 10: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len Crabbe</text:p>
            <text:p><text:s text:c="17"/></text:p>
            <text:p><text:s text:c="17"/></text:p>
            <text:p><text:s text:c="22"/>- G/F - <text:s/>Nets</text:p>
            <text:p><text:s text:c="16"/></text:p>
            <text:p><text:s text:c="17"/></text:p>
            <text:p><text:s text:c="12"/></text:p>
            <text:p><text:s text:c="8"/></text:p>
            <text:p><text:s text:c="8"/></text:p>
            <text:p><text:s text:c="8"/></text:p>
            <text:p><text:s text:c="12"/>Allen Crabbe left Monday's game vs. the Raptors with a lower left leg injury.</text:p>
            <text:p><text:s text:c="8"/></text:p>
            <text:p><text:s text:c="8"/></text:p>
            <text:p><text:s text:c="13"/>He scored the game-tying basket to send this game to overtime, but he came down really awkwardly on his left leg. The training staff was looking at him on the bench for about a minute, but he eventually limped to the locker room. We'll have an update shortly.</text:p>
            <text:p><text:s text:c="8"/></text:p>
            <text:p><text:s text:c="8"/></text:p>
            <text:p><text:s text:c="13"/></text:p>
            <text:p><text:s text:c="14"/></text:p>
            <text:p><text:s text:c="13"/>Jan 8 - 10: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ch Randolph</text:p>
            <text:p><text:s text:c="17"/></text:p>
            <text:p><text:s text:c="17"/></text:p>
            <text:p><text:s text:c="22"/>- F/C - <text:s/>Kings</text:p>
            <text:p><text:s text:c="16"/></text:p>
            <text:p><text:s text:c="17"/></text:p>
            <text:p><text:s text:c="12"/></text:p>
            <text:p><text:s text:c="8"/></text:p>
            <text:p><text:s text:c="8"/></text:p>
            <text:p><text:s text:c="8"/></text:p>
            <text:p><text:s text:c="12"/>Zach Randolph (oral surgery) is listed as the Kings' starting PF on Monday, with Skal Labissiere shifting to the bench.</text:p>
            <text:p><text:s text:c="8"/></text:p>
            <text:p><text:s text:c="8"/></text:p>
            <text:p><text:s text:c="13"/>Go ahead and fire up Z-Bo, since he shouldn't have any limitations after missing one game. Labissiere's upside is significantly diminished with Randolph active.</text:p>
            <text:p><text:s text:c="8"/></text:p>
            <text:p><text:s text:c="8"/></text:p>
            <text:p><text:s text:c="13"/>Related: Skal Labissiere</text:p>
            <text:p><text:s text:c="14"/></text:p>
            <text:p><text:s text:c="13"/>Source: Jason Jones on Twitter <text:s text:c="27"/>Jan 8 - 9: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hony Davis</text:p>
            <text:p><text:s text:c="17"/></text:p>
            <text:p><text:s text:c="17"/></text:p>
            <text:p><text:s text:c="22"/>- F/C - <text:s/>Pelicans</text:p>
            <text:p><text:s text:c="16"/></text:p>
            <text:p><text:s text:c="17"/></text:p>
            <text:p><text:s text:c="12"/></text:p>
            <text:p><text:s text:c="8"/></text:p>
            <text:p><text:s text:c="8"/></text:p>
            <text:p><text:s text:c="8"/></text:p>
            <text:p><text:s text:c="12"/>Anthony Davis (right ankle sprain) will not return to Monday's game vs. the Pistons.</text:p>
            <text:p><text:s text:c="8"/></text:p>
            <text:p><text:s text:c="8"/></text:p>
            <text:p><text:s text:c="13"/>He finishes with 30 points (12-of-14 FGs, 5-of-6 FTs), 10 rebounds, one assist, one block and one 3-pointer in 27 minutes. X-rays came back negative but the Pelicans ruled him out very quickly. They are always super cautious with Davis, so he may undergo additional testing. We'll likely have to wait until the post-game interviews before we get another update. Coach Alvin Gentry doesn't seem to trust Cheick Diallo, so there are no speculative pickups for now.</text:p>
            <text:p><text:s text:c="8"/></text:p>
            <text:p><text:s text:c="8"/></text:p>
            <text:p><text:s text:c="13"/>Related: Dante Cunningham, Cheick Diallo</text:p>
            <text:p><text:s text:c="14"/></text:p>
            <text:p><text:s text:c="13"/>Source: Pelicans on Twitter <text:s text:c="30"/>Jan 8 - 9: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wayne Dedmon</text:p>
            <text:p><text:s text:c="17"/></text:p>
            <text:p><text:s text:c="17"/></text:p>
            <text:p><text:s text:c="22"/>- C - <text:s/>Hawks</text:p>
            <text:p><text:s text:c="16"/></text:p>
            <text:p><text:s text:c="17"/></text:p>
            <text:p><text:s text:c="12"/></text:p>
            <text:p><text:s text:c="8"/></text:p>
            <text:p><text:s text:c="8"/></text:p>
            <text:p><text:s text:c="8"/></text:p>
            <text:p><text:s text:c="12"/>Dewayne Dedmon (leg) is available off the bench on Monday vs. the Clippers.</text:p>
            <text:p><text:s text:c="8"/></text:p>
            <text:p><text:s text:c="8"/></text:p>
            <text:p><text:s text:c="13"/>He's going to have restrictions, but it's not clear exactly how many minutes he will be limited to. He's worth picking up if you need a center as he averaged 11.1 points, 7.8 boards and 0.9 blocks per game before the injury, but you will need to be patient with him early on. Once he has his legs under him, we'd expect Dedmon and John Collins to get the bulk of the center minutes going forward.</text:p>
            <text:p><text:s text:c="8"/></text:p>
            <text:p><text:s text:c="8"/></text:p>
            <text:p><text:s text:c="13"/></text:p>
            <text:p><text:s text:c="14"/></text:p>
            <text:p><text:s text:c="13"/>Source: Tomer Azarly on Twitter <text:s text:c="26"/>Jan 8 - 9: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Bojan Bogdanovic</text:p>
            <text:p><text:s text:c="17"/></text:p>
            <text:p><text:s text:c="17"/></text:p>
            <text:p><text:s text:c="22"/>- G/F - <text:s/>Pacers</text:p>
            <text:p><text:s text:c="16"/></text:p>
            <text:p><text:s text:c="17"/></text:p>
            <text:p><text:s text:c="12"/></text:p>
            <text:p><text:s text:c="8"/></text:p>
            <text:p><text:s text:c="8"/></text:p>
            <text:p><text:s text:c="8"/></text:p>
            <text:p><text:s text:c="12"/>Bojan Bogdanovic (sprained ankle) returned to action on Sunday with 11 points on 4-of-7 FGs and 2-of-2 FTs, four assists, two rebounds and one 3-pointer in 22 minutes.</text:p>
            <text:p><text:s text:c="8"/></text:p>
            <text:p><text:s text:c="8"/></text:p>
            <text:p><text:s text:c="13"/>The Pacers recently waived Damien Wilkins, who started in Bogdanovic's absence on Saturday, which was a clear sign that Bojan's injury wasn't serious. The 28-year-old swingman remains a borderline value in most 12-team formats -- he's probably not worth owning in points leagues, but is a decent source of 3-pointers and percentages in category-based leagues.</text:p>
            <text:p><text:s text:c="8"/></text:p>
            <text:p><text:s text:c="8"/></text:p>
            <text:p><text:s text:c="13"/></text:p>
            <text:p><text:s text:c="14"/></text:p>
            <text:p><text:s text:c="13"/>Jan 8 - 9: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mantas Sabonis</text:p>
            <text:p><text:s text:c="17"/></text:p>
            <text:p><text:s text:c="17"/></text:p>
            <text:p><text:s text:c="22"/>- F/C - <text:s/>Pacers</text:p>
            <text:p><text:s text:c="16"/></text:p>
            <text:p><text:s text:c="17"/></text:p>
            <text:p><text:s text:c="12"/></text:p>
            <text:p><text:s text:c="8"/></text:p>
            <text:p><text:s text:c="8"/></text:p>
            <text:p><text:s text:c="8"/></text:p>
            <text:p><text:s text:c="12"/>Domantas Sabonis kept up his hot streak on Monday with 17 points, 10 rebounds, three assists, one steal and one 3-pointer, making 8-of-12 FGs in 24 minutes.</text:p>
            <text:p><text:s text:c="8"/></text:p>
            <text:p><text:s text:c="8"/></text:p>
            <text:p><text:s text:c="13"/>He had his left wrist checked out after falling hard late in the game -- he stayed on the bench and X-rays were negative, but we'll add him to the injury list as a precaution. He's scorching right now with 21.0 points on 73.0% shooting over his past three games. He'll struggle to crack top-100 value as long as Myles Turner is healthy, but could make the leap with more supporting stats -- he's averaging a modest 2.1 assists, 0.5 blocks, 0.4 steals and 0.2 triples, with 2.0 turnovers and 73.6% FT shooting. As long as he's this hot offensively, though, he's worth plugging into your lineups.</text:p>
            <text:p><text:s text:c="8"/></text:p>
            <text:p><text:s text:c="8"/></text:p>
            <text:p><text:s text:c="13"/></text:p>
            <text:p><text:s text:c="14"/></text:p>
            <text:p><text:s text:c="13"/>Jan 8 - 9: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ctor Oladipo</text:p>
            <text:p><text:s text:c="17"/></text:p>
            <text:p><text:s text:c="17"/></text:p>
            <text:p><text:s text:c="22"/>- G - <text:s/>Pacers</text:p>
            <text:p><text:s text:c="16"/></text:p>
            <text:p><text:s text:c="17"/></text:p>
            <text:p><text:s text:c="12"/></text:p>
            <text:p><text:s text:c="8"/></text:p>
            <text:p><text:s text:c="8"/></text:p>
            <text:p><text:s text:c="8"/></text:p>
            <text:p><text:s text:c="12"/>Victor Oladipo posted 15 points, five assists, three rebounds, three steals and one block in 33 minutes vs. the Bucks on Monday, while making 6-of-11 field goals and 2-of-2 free throws.</text:p>
            <text:p><text:s text:c="8"/></text:p>
            <text:p><text:s text:c="8"/></text:p>
            <text:p><text:s text:c="13"/>Indiana had lost five straight games prior to Oladipo's return on Saturday, but they're rolling again with two straight blowout wins. Oladipo has been exuding confidence, saying, "Whenever I go out there and just compete, we come out with a win," and nothing suggests that his knee injury will linger. He added one 3-pointer tonight and could have done more damage if he hadn't sat out the bulk of the fourth quarter with the game in hand.</text:p>
            <text:p><text:s text:c="8"/></text:p>
            <text:p><text:s text:c="8"/></text:p>
            <text:p><text:s text:c="13"/></text:p>
            <text:p><text:s text:c="14"/></text:p>
            <text:p><text:s text:c="13"/>Source: NBA.com <text:s text:c="42"/>Jan 8 - 9: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Leaf</text:p>
            <text:p><text:s text:c="17"/></text:p>
            <text:p><text:s text:c="17"/></text:p>
            <text:p><text:s text:c="22"/>- F - <text:s/>Pacers</text:p>
            <text:p><text:s text:c="16"/></text:p>
            <text:p><text:s text:c="17"/></text:p>
            <text:p><text:s text:c="12"/></text:p>
            <text:p><text:s text:c="8"/></text:p>
            <text:p><text:s text:c="8"/></text:p>
            <text:p><text:s text:c="8"/></text:p>
            <text:p><text:s text:c="12"/>Pacers rookie T.J. Leaf had four points and one rebound in 16 foul-plagued minutes off the bench on Monday.</text:p>
            <text:p><text:s text:c="8"/></text:p>
            <text:p><text:s text:c="8"/></text:p>
            <text:p><text:s text:c="13"/>"TJ's been working extremely hard," coach Nate McMillan said prior to the game. "[He's] showed some improvement on the defensive end of the floor. We're going to get him back into the rotation and allow him to play." Leaf had 15 points and a career-high six rebounds on Saturday, but fell off tonight due partly to foul trouble -- most of his minutes came in garbage time. He's just a guy to keep in mind as the season progresses.</text:p>
            <text:p><text:s text:c="8"/></text:p>
            <text:p><text:s text:c="8"/></text:p>
            <text:p><text:s text:c="13"/></text:p>
            <text:p><text:s text:c="14"/></text:p>
            <text:p><text:s text:c="13"/>Source: NBA.com <text:s text:c="42"/>Jan 8 - 9: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yles Turner</text:p>
            <text:p><text:s text:c="17"/></text:p>
            <text:p><text:s text:c="17"/></text:p>
            <text:p><text:s text:c="22"/>- F/C - <text:s/>Pacers</text:p>
            <text:p><text:s text:c="16"/></text:p>
            <text:p><text:s text:c="17"/></text:p>
            <text:p><text:s text:c="12"/></text:p>
            <text:p><text:s text:c="8"/></text:p>
            <text:p><text:s text:c="8"/></text:p>
            <text:p><text:s text:c="8"/></text:p>
            <text:p><text:s text:c="12"/>Myles Turner chipped in 15 points (7-of-10 FGs, 1-of-4 FTs), six rebounds, three blocks, two steals and one assist in a winning effort vs. the visiting Bucks on Monday.</text:p>
            <text:p><text:s text:c="8"/></text:p>
            <text:p><text:s text:c="8"/></text:p>
            <text:p><text:s text:c="13"/>Indiana was phenomenal to start the game and had a 21-point lead after one quarter. Turner was a big part of that, especially on defense -- he was on pace for a huge fantasy line but only played 24 minutes due to the lopsided score. Victor Oladipo's return has rejuvenated the Pacers at both ends of the court, and Myles should quickly regain his footing as a top-50 value with rest-of-season upside.</text:p>
            <text:p><text:s text:c="8"/></text:p>
            <text:p><text:s text:c="8"/></text:p>
            <text:p><text:s text:c="13"/></text:p>
            <text:p><text:s text:c="14"/></text:p>
            <text:p><text:s text:c="13"/>Jan 8 - 9: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iannis Antetokounmpo</text:p>
            <text:p><text:s text:c="17"/></text:p>
            <text:p><text:s text:c="17"/></text:p>
            <text:p><text:s text:c="22"/>- G/F - <text:s/>Bucks</text:p>
            <text:p><text:s text:c="16"/></text:p>
            <text:p><text:s text:c="17"/></text:p>
            <text:p><text:s text:c="12"/></text:p>
            <text:p><text:s text:c="8"/></text:p>
            <text:p><text:s text:c="8"/></text:p>
            <text:p><text:s text:c="8"/></text:p>
            <text:p><text:s text:c="12"/>Giannis Antetokounmpo struggled during a blowout loss on Monday, scoring 17 points on 3-of-8 FGs and 11-of-14 FTs, with seven rebounds, three assists, two steals, one block and four turnovers.</text:p>
            <text:p><text:s text:c="8"/></text:p>
            <text:p><text:s text:c="8"/></text:p>
            <text:p><text:s text:c="13"/>Thaddeus Young deserves credit for not allowing Giannis to get the ball in his comfort zones early in the game, but this was just a fluky off night for the Bucks. Antetokounmpo has been one of the most consistent elite players in the NBA this season, and even in a 'bad' game he still contributed across the board. We expect him to come out firing vs. Orlando's suspect defense on Wednesday.</text:p>
            <text:p><text:s text:c="8"/></text:p>
            <text:p><text:s text:c="8"/></text:p>
            <text:p><text:s text:c="13"/>Related: Magic</text:p>
            <text:p><text:s text:c="14"/></text:p>
            <text:p><text:s text:c="13"/>Jan 8 - 9: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hris Middleton</text:p>
            <text:p><text:s text:c="17"/></text:p>
            <text:p><text:s text:c="17"/></text:p>
            <text:p><text:s text:c="22"/>- G/F - <text:s/>Bucks</text:p>
            <text:p><text:s text:c="16"/></text:p>
            <text:p><text:s text:c="17"/></text:p>
            <text:p><text:s text:c="12"/></text:p>
            <text:p><text:s text:c="8"/></text:p>
            <text:p><text:s text:c="8"/></text:p>
            <text:p><text:s text:c="8"/></text:p>
            <text:p><text:s text:c="12"/>Khris Middleton made 6-of-14 FGs and 5-of-6 FTs to finish Monday's road loss with 19 points, five rebounds and four assists in 32 minutes.</text:p>
            <text:p><text:s text:c="8"/></text:p>
            <text:p><text:s text:c="8"/></text:p>
            <text:p><text:s text:c="13"/>The Bucks scraped up a season-low 38 points in the first half tonight, and headed into the locker room trailing by 26 points. The fourth quarter was garbage time and coach Jason Kidd rested most of his starters, so there's no cause for concern here -- Middleton even knocked down a pair of 3-pointers with one steal to satisfy most owners.</text:p>
            <text:p><text:s text:c="8"/></text:p>
            <text:p><text:s text:c="8"/></text:p>
            <text:p><text:s text:c="13"/></text:p>
            <text:p><text:s text:c="14"/></text:p>
            <text:p><text:s text:c="13"/>Source: Grant Afseth on Twitter <text:s text:c="26"/>Jan 8 - 9: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hon Maker</text:p>
            <text:p><text:s text:c="17"/></text:p>
            <text:p><text:s text:c="17"/></text:p>
            <text:p><text:s text:c="22"/>- C - <text:s/>Bucks</text:p>
            <text:p><text:s text:c="16"/></text:p>
            <text:p><text:s text:c="17"/></text:p>
            <text:p><text:s text:c="12"/></text:p>
            <text:p><text:s text:c="8"/></text:p>
            <text:p><text:s text:c="8"/></text:p>
            <text:p><text:s text:c="8"/></text:p>
            <text:p><text:s text:c="12"/>Thon Maker played mostly during garbage time during Monday's road loss, scoring one point (0-of-2 FGs and 1-of-2 FTs) with three rebounds, one assist, one steal and one block in 18 minutes.</text:p>
            <text:p><text:s text:c="8"/></text:p>
            <text:p><text:s text:c="8"/></text:p>
            <text:p><text:s text:c="13"/>Maker began the New Year with a streak of three solid games, averaging 12.7 points, 1.7 triples, 5.3 rebounds and 1.7 blocks in that span. He's predictably fallen off since, though, and his role tends to fluctuate based on the flow of the game and Jason Kidd's whims. Most of his production came in garbage time tonight and if you want reliable value, look elsewhere.</text:p>
            <text:p><text:s text:c="8"/></text:p>
            <text:p><text:s text:c="8"/></text:p>
            <text:p><text:s text:c="13"/></text:p>
            <text:p><text:s text:c="14"/></text:p>
            <text:p><text:s text:c="13"/>Jan 8 - 9: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hony Davis</text:p>
            <text:p><text:s text:c="17"/></text:p>
            <text:p><text:s text:c="17"/></text:p>
            <text:p><text:s text:c="22"/>- F/C - <text:s/>Pelicans</text:p>
            <text:p><text:s text:c="16"/></text:p>
            <text:p><text:s text:c="17"/></text:p>
            <text:p><text:s text:c="12"/></text:p>
            <text:p><text:s text:c="8"/></text:p>
            <text:p><text:s text:c="8"/></text:p>
            <text:p><text:s text:c="8"/></text:p>
            <text:p><text:s text:c="12"/>Anthony Davis is questionable to return to Monday's game vs. the Pistons with a right ankle injury.</text:p>
            <text:p><text:s text:c="8"/></text:p>
            <text:p><text:s text:c="8"/></text:p>
            <text:p><text:s text:c="13"/>He landed really awkwardly on his right ankle, but he did shoot his free throws before limping to the locker room. This is a really close game heading into the fourth quarter, so whether or not he returns will say a lot about the severity. We'll have an update shortly.</text:p>
            <text:p><text:s text:c="8"/></text:p>
            <text:p><text:s text:c="8"/></text:p>
            <text:p><text:s text:c="13"/></text:p>
            <text:p><text:s text:c="14"/></text:p>
            <text:p><text:s text:c="13"/>Source: Pelicans on Twitter <text:s text:c="30"/>Jan 8 - 9: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colm Brogdon</text:p>
            <text:p><text:s text:c="17"/></text:p>
            <text:p><text:s text:c="17"/></text:p>
            <text:p><text:s text:c="22"/>- G - <text:s/>Bucks</text:p>
            <text:p><text:s text:c="16"/></text:p>
            <text:p><text:s text:c="17"/></text:p>
            <text:p><text:s text:c="12"/></text:p>
            <text:p><text:s text:c="8"/></text:p>
            <text:p><text:s text:c="8"/></text:p>
            <text:p><text:s text:c="8"/></text:p>
            <text:p><text:s text:c="12"/>Malcolm Brogdon started again on Monday and posted 12 points, five rebounds and four assists, making 6-of-11 shots before fouling out in 38 minutes.</text:p>
            <text:p><text:s text:c="8"/></text:p>
            <text:p><text:s text:c="8"/></text:p>
            <text:p><text:s text:c="13"/>Brogdon gives the Bucks a different look than Tony Snell (six points in 29 minutes), including more dynamic offense. There's no guarantee that Brogdon will keep the job, and it doesn't help that Milwaukee was blown out in Indiana tonight, but he was the only starter to earn minutes in the fourth quarter. Brogdon's stats are up in almost every category as a starter this season, though, so owners are certainly hoping he can fend off Snell.</text:p>
            <text:p><text:s text:c="8"/></text:p>
            <text:p><text:s text:c="8"/></text:p>
            <text:p><text:s text:c="13"/>Related: Tony Snell</text:p>
            <text:p><text:s text:c="14"/></text:p>
            <text:p><text:s text:c="13"/>Jan 8 - 9: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Thomas</text:p>
            <text:p><text:s text:c="17"/></text:p>
            <text:p><text:s text:c="17"/></text:p>
            <text:p><text:s text:c="22"/>- G - <text:s/>Lakers</text:p>
            <text:p><text:s text:c="16"/></text:p>
            <text:p><text:s text:c="17"/></text:p>
            <text:p><text:s text:c="12"/></text:p>
            <text:p><text:s text:c="8"/></text:p>
            <text:p><text:s text:c="8"/></text:p>
            <text:p><text:s text:c="8"/></text:p>
            <text:p><text:s text:c="12"/>Isaiah Thomas was ejected from Monday's game vs. the Wolves with a Flagrant 2 foul.</text:p>
            <text:p><text:s text:c="8"/></text:p>
            <text:p><text:s text:c="8"/></text:p>
            <text:p><text:s text:c="13"/>The Cavs were getting blown out and Thomas let his frustration get the best out of him -- he basically slapped Andrew Wiggins in the face. He wasn't playing well before the ejection and had just two points on 0-of-7 shooting in the first half, finishing with nine points (3-of-11 FGs), three assists, one triple and one rebound in 19 minutes. The Cavaliers have a back-to-back set coming up on Thursday and Friday, but it's unclear which one he will sit out to rest.</text:p>
            <text:p><text:s text:c="8"/></text:p>
            <text:p><text:s text:c="8"/></text:p>
            <text:p><text:s text:c="13"/></text:p>
            <text:p><text:s text:c="14"/></text:p>
            <text:p><text:s text:c="13"/>Jan 8 - 9: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lake Griffin</text:p>
            <text:p><text:s text:c="17"/></text:p>
            <text:p><text:s text:c="17"/></text:p>
            <text:p><text:s text:c="22"/>- F - <text:s/>Pistons</text:p>
            <text:p><text:s text:c="16"/></text:p>
            <text:p><text:s text:c="17"/></text:p>
            <text:p><text:s text:c="12"/></text:p>
            <text:p><text:s text:c="8"/></text:p>
            <text:p><text:s text:c="8"/></text:p>
            <text:p><text:s text:c="8"/></text:p>
            <text:p><text:s text:c="12"/>Blake Griffin (concussion) was doing some bike work at Monday's shootaround.</text:p>
            <text:p><text:s text:c="8"/></text:p>
            <text:p><text:s text:c="8"/></text:p>
            <text:p><text:s text:c="13"/>Head coach Doc Rivers said Griffin still has a few more tests to pass before he is out of the concussion protocol. His status for the back-to-back set coming up on Wednesday and Thursday is to be determined, so we'll be on the lookout for an update on Tuesday. Montrezl Harrell and Sam Dekker will both be asked to step up in his absence.</text:p>
            <text:p><text:s text:c="8"/></text:p>
            <text:p><text:s text:c="8"/></text:p>
            <text:p><text:s text:c="13"/></text:p>
            <text:p><text:s text:c="14"/></text:p>
            <text:p><text:s text:c="13"/>Source: Tomer Azarly on Twitter <text:s text:c="26"/>Jan 8 - 9: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los Teodosic</text:p>
            <text:p><text:s text:c="17"/></text:p>
            <text:p><text:s text:c="17"/></text:p>
            <text:p><text:s text:c="22"/>- G - <text:s/>Clippers</text:p>
            <text:p><text:s text:c="16"/></text:p>
            <text:p><text:s text:c="17"/></text:p>
            <text:p><text:s text:c="12"/></text:p>
            <text:p><text:s text:c="8"/></text:p>
            <text:p><text:s text:c="8"/></text:p>
            <text:p><text:s text:c="8"/></text:p>
            <text:p><text:s text:c="12"/>Milos Teodosic (foot) is hopeful that he'll return vs. the Warriors on Wednesday or Kings on Thursday.</text:p>
            <text:p><text:s text:c="8"/></text:p>
            <text:p><text:s text:c="8"/></text:p>
            <text:p><text:s text:c="13"/>Doc Rivers also said that Teodosic could play Wednesday, which basically confirms what we knew, since Rivers previous said Teodosic should return "sooner than later." Considering it's a back-to-back set, however, it's possible they'll hold him out of one as a precaution even if he's cleared to play. We'll know more after Tuesday's practice.</text:p>
            <text:p><text:s text:c="8"/></text:p>
            <text:p><text:s text:c="8"/></text:p>
            <text:p><text:s text:c="13"/>Related: Tyrone Wallace, Jawun Evans</text:p>
            <text:p><text:s text:c="14"/></text:p>
            <text:p><text:s text:c="13"/>Source: Brad Turner on Twitter <text:s text:c="27"/>Jan 8 - 9: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yn Forbes</text:p>
            <text:p><text:s text:c="17"/></text:p>
            <text:p><text:s text:c="17"/></text:p>
            <text:p><text:s text:c="22"/>- G - <text:s/>Spurs</text:p>
            <text:p><text:s text:c="16"/></text:p>
            <text:p><text:s text:c="17"/></text:p>
            <text:p><text:s text:c="12"/></text:p>
            <text:p><text:s text:c="8"/></text:p>
            <text:p><text:s text:c="8"/></text:p>
            <text:p><text:s text:c="8"/></text:p>
            <text:p><text:s text:c="12"/>Bryn Forbes and Kyle Anderson will start again on Monday in place of Danny Green (groin) and Kawhi Leonard (shoulder).</text:p>
            <text:p><text:s text:c="8"/></text:p>
            <text:p><text:s text:c="8"/></text:p>
            <text:p><text:s text:c="13"/>Manu Ginobili (rest) is also out tonight, so there should be plenty of minutes available on the wings for both Forbes and Anderson. In a favorable matchup vs. the Kings, Forbes is worth a look for streaming or DFS value.</text:p>
            <text:p><text:s text:c="8"/></text:p>
            <text:p><text:s text:c="8"/></text:p>
            <text:p><text:s text:c="13"/>Related: Kyle Anderson</text:p>
            <text:p><text:s text:c="14"/></text:p>
            <text:p><text:s text:c="13"/>Source: Tom Orsborn on Twitter <text:s text:c="27"/>Jan 8 - 8: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anley Johnson</text:p>
            <text:p><text:s text:c="17"/></text:p>
            <text:p><text:s text:c="17"/></text:p>
            <text:p><text:s text:c="22"/>- F - <text:s/>Pistons</text:p>
            <text:p><text:s text:c="16"/></text:p>
            <text:p><text:s text:c="17"/></text:p>
            <text:p><text:s text:c="12"/></text:p>
            <text:p><text:s text:c="8"/></text:p>
            <text:p><text:s text:c="8"/></text:p>
            <text:p><text:s text:c="8"/></text:p>
            <text:p><text:s text:c="12"/>Stanley Johnson (hip) is reportedly listed as 'active' for Monday's game vs. New Orleans.</text:p>
            <text:p><text:s text:c="8"/></text:p>
            <text:p><text:s text:c="8"/></text:p>
            <text:p><text:s text:c="13"/>The Pistons announced their usual starting lineup of Ish Smith, Avery Bradley, Reggie Bullock, Tobias Harris and Andre Drummond. There's been no official confirmation about Johnson, who was a game-time decision, but he is included in a press-room screen showing the active lineups. It's best to avoid him in all situations, given the uncertainty.</text:p>
            <text:p><text:s text:c="8"/></text:p>
            <text:p><text:s text:c="8"/></text:p>
            <text:p><text:s text:c="13"/></text:p>
            <text:p><text:s text:c="14"/></text:p>
            <text:p><text:s text:c="13"/>Source: James Edwards III on Twitter <text:s text:c="21"/>Jan 8 - 7: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Frank Mason</text:p>
            <text:p><text:s text:c="17"/></text:p>
            <text:p><text:s text:c="17"/></text:p>
            <text:p><text:s text:c="22"/>- G - <text:s/>Kings</text:p>
            <text:p><text:s text:c="16"/></text:p>
            <text:p><text:s text:c="17"/></text:p>
            <text:p><text:s text:c="12"/></text:p>
            <text:p><text:s text:c="8"/></text:p>
            <text:p><text:s text:c="8"/></text:p>
            <text:p><text:s text:c="8"/></text:p>
            <text:p><text:s text:c="12"/>Frank Mason (bruised right heel) won't play vs. the Spurs on Monday.</text:p>
            <text:p><text:s text:c="8"/></text:p>
            <text:p><text:s text:c="8"/></text:p>
            <text:p><text:s text:c="13"/>The Kings said on Jan. 2 that Mason would miss approximately one week, so hopefully we'll get a positive update in the next few days. George Hill (birth of child) is also out on Monday, so De'Aaron Fox should be a lock for 32+ minutes.</text:p>
            <text:p><text:s text:c="8"/></text:p>
            <text:p><text:s text:c="8"/></text:p>
            <text:p><text:s text:c="13"/>Related: George Hill, De'Aaron Fox</text:p>
            <text:p><text:s text:c="14"/></text:p>
            <text:p><text:s text:c="13"/>Source: Sacramento Bee <text:s text:c="35"/>Jan 8 - 7: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ch Randolph</text:p>
            <text:p><text:s text:c="17"/></text:p>
            <text:p><text:s text:c="17"/></text:p>
            <text:p><text:s text:c="22"/>- F/C - <text:s/>Kings</text:p>
            <text:p><text:s text:c="16"/></text:p>
            <text:p><text:s text:c="17"/></text:p>
            <text:p><text:s text:c="12"/></text:p>
            <text:p><text:s text:c="8"/></text:p>
            <text:p><text:s text:c="8"/></text:p>
            <text:p><text:s text:c="8"/></text:p>
            <text:p><text:s text:c="12"/>Zach Randolph (oral surgery) will play on Monday vs. the Spurs.</text:p>
            <text:p><text:s text:c="8"/></text:p>
            <text:p><text:s text:c="8"/></text:p>
            <text:p><text:s text:c="13"/>He was originally probable and now we have official confirmation. The Kings change their lineups more than any other team, so we'll post that as soon as possible. With Z-Bo back, Skal Labissiere's value takes a hit.</text:p>
            <text:p><text:s text:c="8"/></text:p>
            <text:p><text:s text:c="8"/></text:p>
            <text:p><text:s text:c="13"/></text:p>
            <text:p><text:s text:c="14"/></text:p>
            <text:p><text:s text:c="13"/>Source: Sacramento Bee <text:s text:c="35"/>Jan 8 - 7: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calf) has been ruled out for Tuesday's game against the Thunder.</text:p>
            <text:p><text:s text:c="8"/></text:p>
            <text:p><text:s text:c="8"/></text:p>
            <text:p><text:s text:c="13"/>This will be Lillard's second straight game on the sidelines with the calf issue, and it's not a great sign that he's getting ruled out a full 24 hours in advance. Shabazz Napier will get another start on Tuesday night, and with averages of 18.2 points, 5.4 dimes, 1.8 triples, 2.0 steals and 2.4 turnovers per game as a starter this season, he's someone to think about grabbing if you've got someone to cut. The Blazers play again on Wednesday in Houston and we'll be considering Lillard questionable for that one.</text:p>
            <text:p><text:s text:c="8"/></text:p>
            <text:p><text:s text:c="8"/></text:p>
            <text:p><text:s text:c="13"/>Related: Shabazz Napier</text:p>
            <text:p><text:s text:c="14"/></text:p>
            <text:p><text:s text:c="13"/>Source: Mike Richman on Twitter <text:s text:c="26"/>Jan 8 - 6: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anley Johnson</text:p>
            <text:p><text:s text:c="17"/></text:p>
            <text:p><text:s text:c="17"/></text:p>
            <text:p><text:s text:c="22"/>- F - <text:s/>Pistons</text:p>
            <text:p><text:s text:c="16"/></text:p>
            <text:p><text:s text:c="17"/></text:p>
            <text:p><text:s text:c="12"/></text:p>
            <text:p><text:s text:c="8"/></text:p>
            <text:p><text:s text:c="8"/></text:p>
            <text:p><text:s text:c="8"/></text:p>
            <text:p><text:s text:c="12"/>Stanley Johnson (hip) will be a game-time call for Monday's matchup with the Pelicans.</text:p>
            <text:p><text:s text:c="8"/></text:p>
            <text:p><text:s text:c="8"/></text:p>
            <text:p><text:s text:c="13"/>Johnson has spent the past four games on the sidelines with the hip issue, which has translated to more minutes for Reggie Bullock and Luke Kennard. It'll be more of the same if Johnson can't give it a go tonight.</text:p>
            <text:p><text:s text:c="8"/></text:p>
            <text:p><text:s text:c="8"/></text:p>
            <text:p><text:s text:c="13"/></text:p>
            <text:p><text:s text:c="14"/></text:p>
            <text:p><text:s text:c="13"/>Source: Vincent Ellis on Twitter <text:s text:c="25"/>Jan 8 - 6: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 Stauskas</text:p>
            <text:p><text:s text:c="17"/></text:p>
            <text:p><text:s text:c="17"/></text:p>
            <text:p><text:s text:c="22"/>- G - <text:s/>Nets</text:p>
            <text:p><text:s text:c="16"/></text:p>
            <text:p><text:s text:c="17"/></text:p>
            <text:p><text:s text:c="12"/></text:p>
            <text:p><text:s text:c="8"/></text:p>
            <text:p><text:s text:c="8"/></text:p>
            <text:p><text:s text:c="8"/></text:p>
            <text:p><text:s text:c="12"/>Nik Stauskas (ankle) will not play Monday against the Raptors.</text:p>
            <text:p><text:s text:c="8"/></text:p>
            <text:p><text:s text:c="8"/></text:p>
            <text:p><text:s text:c="13"/>DeMarre Carroll (knee) is also out tonight, and with Caris LeVert (groin) likely to be on some sort of minutes limit, Joe Harris could be forced into heavy minutes tonight. Stauskas hasn't done much of anything this season, so there's no reason to roster him while he's hurt.</text:p>
            <text:p><text:s text:c="8"/></text:p>
            <text:p><text:s text:c="8"/></text:p>
            <text:p><text:s text:c="13"/></text:p>
            <text:p><text:s text:c="14"/></text:p>
            <text:p><text:s text:c="13"/>Source: Anthony Puccio on Twitter <text:s text:c="24"/>Jan 8 - 6: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 Harris</text:p>
            <text:p><text:s text:c="17"/></text:p>
            <text:p><text:s text:c="17"/></text:p>
            <text:p><text:s text:c="22"/>- G/F - <text:s/>Nets</text:p>
            <text:p><text:s text:c="16"/></text:p>
            <text:p><text:s text:c="17"/></text:p>
            <text:p><text:s text:c="12"/></text:p>
            <text:p><text:s text:c="8"/></text:p>
            <text:p><text:s text:c="8"/></text:p>
            <text:p><text:s text:c="8"/></text:p>
            <text:p><text:s text:c="12"/>Joe Harris will be in the starting lineup for Monday's matchup with the Raptors.</text:p>
            <text:p><text:s text:c="8"/></text:p>
            <text:p><text:s text:c="8"/></text:p>
            <text:p><text:s text:c="13"/>DeMarre Carroll (knee) is out tonight, and Nik Stauskas (ankle) could be joining him on the sidelines, so Harris might be logging heavy minutes tonight as Brooklyn's starting small forward. That said, even as a starter, Harris isn't much more than a low-end option in deep leagues for those seeking a boost in the 3-point shooting category.</text:p>
            <text:p><text:s text:c="8"/></text:p>
            <text:p><text:s text:c="8"/></text:p>
            <text:p><text:s text:c="13"/></text:p>
            <text:p><text:s text:c="14"/></text:p>
            <text:p><text:s text:c="13"/>Source: Brian Lewis on Twitter <text:s text:c="27"/>Jan 8 - 6: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ristiano Felicio</text:p>
            <text:p><text:s text:c="17"/></text:p>
            <text:p><text:s text:c="17"/></text:p>
            <text:p><text:s text:c="22"/>- F/C - <text:s/>Bulls</text:p>
            <text:p><text:s text:c="16"/></text:p>
            <text:p><text:s text:c="17"/></text:p>
            <text:p><text:s text:c="12"/></text:p>
            <text:p><text:s text:c="8"/></text:p>
            <text:p><text:s text:c="8"/></text:p>
            <text:p><text:s text:c="8"/></text:p>
            <text:p><text:s text:c="12"/>Fred Hoiberg hinted that Cristiano Felicio could get back into the rotation on Monday vs. the Rockets with Nikola Mirotic (illness) unavailable.</text:p>
            <text:p><text:s text:c="8"/></text:p>
            <text:p><text:s text:c="8"/></text:p>
            <text:p><text:s text:c="13"/>Felicio could see a limited role in the rotation tonight sans Mirotic, but it's unlikely he'll be receiving enough minutes to make a difference in fantasy hoops. Paul Zipser could also pick up some minutes at the four, but he too is a non-factor in fantasy basketball.</text:p>
            <text:p><text:s text:c="8"/></text:p>
            <text:p><text:s text:c="8"/></text:p>
            <text:p><text:s text:c="13"/>Related: Paul Zipser</text:p>
            <text:p><text:s text:c="14"/></text:p>
            <text:p><text:s text:c="13"/>Source: Cody Westerlund on Twitter <text:s text:c="23"/>Jan 8 - 6: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Nikola Mirotic (stomach bug) will not play Monday vs. the Rockets, as expected.</text:p>
            <text:p><text:s text:c="8"/></text:p>
            <text:p><text:s text:c="8"/></text:p>
            <text:p><text:s text:c="13"/>Mirotic skipped shootaround and was listed as doubtful, so it's not surprising at all to see him hit the sidelines. Lauri Markkanen and Bobby Portis will split most of Mirotic's minutes tonight, with Markkanen offering the most upside. The Bulls play again on Wednesday in New York and for now, we'll be considering Mirotic questionable for that one.RotoGrinders.com Daily Slant: If Bobby Portis is able to see his minutes climb into the high-20s this evening as a high-usage bench option, he's going to be a really strong DFS dollar per point play industry wide. With Mirotic and all inactive Bulls off the floor this year, Portis owns a 24.7% usage rate and 1.18 FPPM mark.</text:p>
            <text:p><text:s text:c="8"/></text:p>
            <text:p><text:s text:c="8"/></text:p>
            <text:p><text:s text:c="13"/>Related: Lauri Markkanen, Bobby Portis</text:p>
            <text:p><text:s text:c="14"/></text:p>
            <text:p><text:s text:c="13"/>Source: Cody Westerlund on Twitter <text:s text:c="23"/>Jan 8 - 6: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re Carroll</text:p>
            <text:p><text:s text:c="17"/></text:p>
            <text:p><text:s text:c="17"/></text:p>
            <text:p><text:s text:c="22"/>- F - <text:s/>Nets</text:p>
            <text:p><text:s text:c="16"/></text:p>
            <text:p><text:s text:c="17"/></text:p>
            <text:p><text:s text:c="12"/></text:p>
            <text:p><text:s text:c="8"/></text:p>
            <text:p><text:s text:c="8"/></text:p>
            <text:p><text:s text:c="8"/></text:p>
            <text:p><text:s text:c="12"/>DeMarre Carroll is reportedly being listed as "day-to-day" with a right knee sprain.</text:p>
            <text:p><text:s text:c="8"/></text:p>
            <text:p><text:s text:c="8"/></text:p>
            <text:p><text:s text:c="13"/>"We think he just sprained his knee a bit. He had an MRI [Monday], and we’re just waiting for the MRI results," a source of the NY Post said. "So far he’s responded well. We think it’s just a sprain. There’s a little discomfort he has to work through and get that swelling down." We'd like to see the results of that MRI before making any proclamations about his injured right knee, but a sprain would certainly be good news considering this is the same knee that caused him to miss over 50 games two years ago. With Carroll unavailable on Monday, Joe Harris will likely get the start.</text:p>
            <text:p><text:s text:c="8"/></text:p>
            <text:p><text:s text:c="8"/></text:p>
            <text:p><text:s text:c="13"/>Related: Joe Harris</text:p>
            <text:p><text:s text:c="14"/></text:p>
            <text:p><text:s text:c="13"/>Source: New York Post <text:s text:c="36"/>Jan 8 - 6: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colm Brogdon</text:p>
            <text:p><text:s text:c="17"/></text:p>
            <text:p><text:s text:c="17"/></text:p>
            <text:p><text:s text:c="22"/>- G - <text:s/>Bucks</text:p>
            <text:p><text:s text:c="16"/></text:p>
            <text:p><text:s text:c="17"/></text:p>
            <text:p><text:s text:c="12"/></text:p>
            <text:p><text:s text:c="8"/></text:p>
            <text:p><text:s text:c="8"/></text:p>
            <text:p><text:s text:c="8"/></text:p>
            <text:p><text:s text:c="12"/>Malcolm Brogdon will remain in the starting lineup for Monday's matchup with the Pacers.</text:p>
            <text:p><text:s text:c="8"/></text:p>
            <text:p><text:s text:c="8"/></text:p>
            <text:p><text:s text:c="13"/>Brogdon did enough as a starter on Saturday with 10 points, nine boards and two steals to hold off Tony Snell for at least one more game. With Jason Kidd as the head coach, it's anyone's guess how long this move will last, but Brogdon is certainly a more attractive fantasy option when he's starting.</text:p>
            <text:p><text:s text:c="8"/></text:p>
            <text:p><text:s text:c="8"/></text:p>
            <text:p><text:s text:c="13"/>Related: Tony Snell</text:p>
            <text:p><text:s text:c="14"/></text:p>
            <text:p><text:s text:c="13"/>Source: Matt Velazquez on Twitter <text:s text:c="24"/>Jan 8 - 6: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is LeVert</text:p>
            <text:p><text:s text:c="17"/></text:p>
            <text:p><text:s text:c="17"/></text:p>
            <text:p><text:s text:c="22"/>- G - <text:s/>Nets</text:p>
            <text:p><text:s text:c="16"/></text:p>
            <text:p><text:s text:c="17"/></text:p>
            <text:p><text:s text:c="12"/></text:p>
            <text:p><text:s text:c="8"/></text:p>
            <text:p><text:s text:c="8"/></text:p>
            <text:p><text:s text:c="8"/></text:p>
            <text:p><text:s text:c="12"/>Kenny Atkinson said that he will try and "build up" Caris LeVert's (groin) minutes in his return from a two-game absence on Monday.</text:p>
            <text:p><text:s text:c="8"/></text:p>
            <text:p><text:s text:c="8"/></text:p>
            <text:p><text:s text:c="13"/>LeVert will be out there for Monday's matchup with Toronto, but it sounds like Atkinson will be monitoring his minutes, making him a risky guy to deploy in daily leagues. He's fine to throw out there in season-long settings, though.</text:p>
            <text:p><text:s text:c="8"/></text:p>
            <text:p><text:s text:c="8"/></text:p>
            <text:p><text:s text:c="13"/></text:p>
            <text:p><text:s text:c="14"/></text:p>
            <text:p><text:s text:c="13"/>Source: Anthony Puccio on Twitter <text:s text:c="24"/>Jan 8 - 5: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Drummond</text:p>
            <text:p><text:s text:c="17"/></text:p>
            <text:p><text:s text:c="17"/></text:p>
            <text:p><text:s text:c="22"/>- C - <text:s/>Pistons</text:p>
            <text:p><text:s text:c="16"/></text:p>
            <text:p><text:s text:c="17"/></text:p>
            <text:p><text:s text:c="12"/></text:p>
            <text:p><text:s text:c="8"/></text:p>
            <text:p><text:s text:c="8"/></text:p>
            <text:p><text:s text:c="8"/></text:p>
            <text:p><text:s text:c="12"/>Stan Van Gundy said that Andre Drummond (ribs) will be in the starting lineup for Monday's matchup with the Pelicans.</text:p>
            <text:p><text:s text:c="8"/></text:p>
            <text:p><text:s text:c="8"/></text:p>
            <text:p><text:s text:c="13"/>Drummond was listed as probable, a full participant at shootaround and also posted on his Instagram account, "feel good to be back!" so owners in season-long settings can deploy him with confidence. Van Gundy said that Ish Smith, Avery Bradley and Tobias Harris will join Drummond in the starting five tonight, but he wouldn't commit to a fifth starter, which suggests Anthony Tolliver could replace Reggie Bullock in the starting unit to better matchup with New Orleans' bully ball lineup.</text:p>
            <text:p><text:s text:c="8"/></text:p>
            <text:p><text:s text:c="8"/></text:p>
            <text:p><text:s text:c="13"/>Related: Reggie Bullock, Anthony Tolliver, Avery Bradley, Ish Smith, Tobias Harris</text:p>
            <text:p><text:s text:c="14"/></text:p>
            <text:p><text:s text:c="13"/>Source: Rod Beard on Twitter <text:s text:c="29"/>Jan 8 - 5: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 Stauskas</text:p>
            <text:p><text:s text:c="17"/></text:p>
            <text:p><text:s text:c="17"/></text:p>
            <text:p><text:s text:c="22"/>- G - <text:s/>Nets</text:p>
            <text:p><text:s text:c="16"/></text:p>
            <text:p><text:s text:c="17"/></text:p>
            <text:p><text:s text:c="12"/></text:p>
            <text:p><text:s text:c="8"/></text:p>
            <text:p><text:s text:c="8"/></text:p>
            <text:p><text:s text:c="8"/></text:p>
            <text:p><text:s text:c="12"/>Nik Stauskas (sprained left ankle) is questionable to play Monday vs. the Raptors.</text:p>
            <text:p><text:s text:c="8"/></text:p>
            <text:p><text:s text:c="8"/></text:p>
            <text:p><text:s text:c="13"/>It's unclear exactly when Stauskas suffered this ankle injury, but if he's forced to join DeMarre Carroll (knee) on the sidelines, Joe Harris and Allen Crabbe could be forced into heavy minutes. Check back for official confirmation on Stauskas' status closer to tip-off.</text:p>
            <text:p><text:s text:c="8"/></text:p>
            <text:p><text:s text:c="8"/></text:p>
            <text:p><text:s text:c="13"/>Related: Allen Crabbe, Joe Harris</text:p>
            <text:p><text:s text:c="14"/></text:p>
            <text:p><text:s text:c="13"/>Source: Brian Lewis on Twitter <text:s text:c="27"/>Jan 8 - 5: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jan Bogdanovic</text:p>
            <text:p><text:s text:c="17"/></text:p>
            <text:p><text:s text:c="17"/></text:p>
            <text:p><text:s text:c="22"/>- G/F - <text:s/>Pacers</text:p>
            <text:p><text:s text:c="16"/></text:p>
            <text:p><text:s text:c="17"/></text:p>
            <text:p><text:s text:c="12"/></text:p>
            <text:p><text:s text:c="8"/></text:p>
            <text:p><text:s text:c="8"/></text:p>
            <text:p><text:s text:c="8"/></text:p>
            <text:p><text:s text:c="12"/>Bojan Bogdanovic (ankle) will play Monday vs. Milwaukee.</text:p>
            <text:p><text:s text:c="8"/></text:p>
            <text:p><text:s text:c="8"/></text:p>
            <text:p><text:s text:c="13"/>Bogdanovic will start and he'll be joined by the usuals: Darren Collison, Victor Oladipo, Thaddeus Young, Myles Turner. Nate McMillan did say that Bogdanovic still isn't quite 100 percent healthy, so DFS players might want to avoid him.</text:p>
            <text:p><text:s text:c="8"/></text:p>
            <text:p><text:s text:c="8"/></text:p>
            <text:p><text:s text:c="13"/>Related: Myles Turner, Victor Oladipo, Thaddeus Young, Darren Collison</text:p>
            <text:p><text:s text:c="14"/></text:p>
            <text:p><text:s text:c="13"/>Source: Clark Wade on Twitter <text:s text:c="28"/>Jan 8 - 5: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los Teodosic</text:p>
            <text:p><text:s text:c="17"/></text:p>
            <text:p><text:s text:c="17"/></text:p>
            <text:p><text:s text:c="22"/>- G - <text:s/>Clippers</text:p>
            <text:p><text:s text:c="16"/></text:p>
            <text:p><text:s text:c="17"/></text:p>
            <text:p><text:s text:c="12"/></text:p>
            <text:p><text:s text:c="8"/></text:p>
            <text:p><text:s text:c="8"/></text:p>
            <text:p><text:s text:c="8"/></text:p>
            <text:p><text:s text:c="12"/>Milos Teodosic (foot) will not suit up for Monday's game against the Hawks.</text:p>
            <text:p><text:s text:c="8"/></text:p>
            <text:p><text:s text:c="8"/></text:p>
            <text:p><text:s text:c="13"/>Doc Rivers said on Saturday that Teodosic should be back "sooner than later," so maybe he'll be able to get back out there for either Wednesday's game in Golden State or Thursday's game in Sacramento. With him watching from the sidelines tonight, Jawun Evans will be looking at another start, and after tallying 12 points, seven dimes, four boards and one assist in a start against the Warriors on Saturday, he might be someone to consider as a streamer or DFS punt play.RotoGrinders.com Daily Slant: With Teodosic and Austin Rivers out, it's really hard to imagine Jawun Evans not seeing a considerable amount of court time given that Doc likes to keep Lou Williams coming off the bench, despite him still playing starters minutes. Evans and Williams have played alongside each other at times this year - mainly without Teodosic active - and Evans has the second highest usage rate on the team.</text:p>
            <text:p><text:s text:c="8"/></text:p>
            <text:p><text:s text:c="8"/></text:p>
            <text:p><text:s text:c="13"/>Related: Jawun Evans</text:p>
            <text:p><text:s text:c="14"/></text:p>
            <text:p><text:s text:c="13"/>Source: Tomer Azarly on Twitter <text:s text:c="26"/>Jan 8 - 5: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Blake Griffin</text:p>
            <text:p><text:s text:c="17"/></text:p>
            <text:p><text:s text:c="17"/></text:p>
            <text:p><text:s text:c="22"/>- F - <text:s/>Pistons</text:p>
            <text:p><text:s text:c="16"/></text:p>
            <text:p><text:s text:c="17"/></text:p>
            <text:p><text:s text:c="12"/></text:p>
            <text:p><text:s text:c="8"/></text:p>
            <text:p><text:s text:c="8"/></text:p>
            <text:p><text:s text:c="8"/></text:p>
            <text:p><text:s text:c="12"/>Blake Griffin (concussion) and Milo Teodosic (foot) have been ruled out for Monday's game against the Hawks.</text:p>
            <text:p><text:s text:c="8"/></text:p>
            <text:p><text:s text:c="8"/></text:p>
            <text:p><text:s text:c="13"/>No surprises here as both guys were being listed as doubtful. Montrezl Harrell and Jawun Evans will likely be starting tonight, and Harrell might be someone to think about as a deep league streamer or DFS punt play. There should also be more opportunity for guys like Sam Dekker and Wes Johnson, while Lou Williams' usage rate could go into the ridiculous range tonight. The Clippers have a Wednesday-Thursday back-to-back set coming up, and for now, we'll be considering Griffin questionable for those games.</text:p>
            <text:p><text:s text:c="8"/></text:p>
            <text:p><text:s text:c="8"/></text:p>
            <text:p><text:s text:c="13"/>Related: Lou Williams, Wes Johnson, Sam Dekker, Montrezl Harrell, Milos Teodosic</text:p>
            <text:p><text:s text:c="14"/></text:p>
            <text:p><text:s text:c="13"/>Source: Tomer Azarly on Twitter <text:s text:c="26"/>Jan 8 - 5: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il Wilson</text:p>
            <text:p><text:s text:c="17"/></text:p>
            <text:p><text:s text:c="17"/></text:p>
            <text:p><text:s text:c="22"/>- F - <text:s/>Lakers</text:p>
            <text:p><text:s text:c="16"/></text:p>
            <text:p><text:s text:c="17"/></text:p>
            <text:p><text:s text:c="12"/></text:p>
            <text:p><text:s text:c="8"/></text:p>
            <text:p><text:s text:c="8"/></text:p>
            <text:p><text:s text:c="8"/></text:p>
            <text:p><text:s text:c="12"/>Jamil Wilson has reportedly agreed to a 10-day contract with the Lakers.</text:p>
            <text:p><text:s text:c="8"/></text:p>
            <text:p><text:s text:c="8"/></text:p>
            <text:p><text:s text:c="13"/>Wilson is expected to officially sign on Wednesday and he'll be available to play on Thursday against the Spurs. While he'll add some depth to the Lakers' frontcourt, it's unlikely he'll get enough minutes to make a difference in any setting.</text:p>
            <text:p><text:s text:c="8"/></text:p>
            <text:p><text:s text:c="8"/></text:p>
            <text:p><text:s text:c="13"/></text:p>
            <text:p><text:s text:c="14"/></text:p>
            <text:p><text:s text:c="13"/>Source: Adrian Wojnarowski on Twitter <text:s text:c="20"/>Jan 8 - 5: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y Burke</text:p>
            <text:p><text:s text:c="17"/></text:p>
            <text:p><text:s text:c="17"/></text:p>
            <text:p><text:s text:c="22"/>- G - <text:s/>Knicks</text:p>
            <text:p><text:s text:c="16"/></text:p>
            <text:p><text:s text:c="17"/></text:p>
            <text:p><text:s text:c="12"/></text:p>
            <text:p><text:s text:c="8"/></text:p>
            <text:p><text:s text:c="8"/></text:p>
            <text:p><text:s text:c="8"/></text:p>
            <text:p><text:s text:c="12"/>The Knicks have reportedly engaged in serious talks with Trey Burke on a deal.</text:p>
            <text:p><text:s text:c="8"/></text:p>
            <text:p><text:s text:c="8"/></text:p>
            <text:p><text:s text:c="13"/>The club could come to terms with Burke on a deal by this weekend, and it'll be interesting to see who they cut in order to free up a roster spot. Ramon Sessions has fallen out of the rotation, so he could be an option. Burke isn't likely to have much value at all in New York.</text:p>
            <text:p><text:s text:c="8"/></text:p>
            <text:p><text:s text:c="8"/></text:p>
            <text:p><text:s text:c="13"/>Related: Ramon Sessions</text:p>
            <text:p><text:s text:c="14"/></text:p>
            <text:p><text:s text:c="13"/>Source: Shams Charania on Twitter <text:s text:c="24"/>Jan 8 - 4: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ayne Bacon</text:p>
            <text:p><text:s text:c="17"/></text:p>
            <text:p><text:s text:c="17"/></text:p>
            <text:p><text:s text:c="22"/>- G/F - <text:s/>Hornets</text:p>
            <text:p><text:s text:c="16"/></text:p>
            <text:p><text:s text:c="17"/></text:p>
            <text:p><text:s text:c="12"/></text:p>
            <text:p><text:s text:c="8"/></text:p>
            <text:p><text:s text:c="8"/></text:p>
            <text:p><text:s text:c="8"/></text:p>
            <text:p><text:s text:c="12"/>Dwayne Bacon has been sent down for a G-League stint.</text:p>
            <text:p><text:s text:c="8"/></text:p>
            <text:p><text:s text:c="8"/></text:p>
            <text:p><text:s text:c="13"/>He's been a negligible part of the rotation since Nicolas Batum got back, and belongs on the waiver wire in all leagues.</text:p>
            <text:p><text:s text:c="8"/></text:p>
            <text:p><text:s text:c="8"/></text:p>
            <text:p><text:s text:c="13"/></text:p>
            <text:p><text:s text:c="14"/></text:p>
            <text:p><text:s text:c="13"/>Source: NBA <text:s text:c="46"/>Jan 8 - 4: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Favors</text:p>
            <text:p><text:s text:c="17"/></text:p>
            <text:p><text:s text:c="17"/></text:p>
            <text:p><text:s text:c="22"/>- F/C - <text:s/>Jazz</text:p>
            <text:p><text:s text:c="16"/></text:p>
            <text:p><text:s text:c="17"/></text:p>
            <text:p><text:s text:c="12"/></text:p>
            <text:p><text:s text:c="8"/></text:p>
            <text:p><text:s text:c="8"/></text:p>
            <text:p><text:s text:c="8"/></text:p>
            <text:p><text:s text:c="12"/>Derrick Favors (right ankle sprain) is being listed as probable for Wednesday's game against the Wizards.</text:p>
            <text:p><text:s text:c="8"/></text:p>
            <text:p><text:s text:c="8"/></text:p>
            <text:p><text:s text:c="13"/>It's weird that Favors is being listed with an ankle injury, as that didn't appear to be an issue during Sunday's loss to the Heat, but the probable tag suggests this is nothing. Favors was able to get through portions of Monday's practice, and with another full day off until Wednesday's game, he should be fine.</text:p>
            <text:p><text:s text:c="8"/></text:p>
            <text:p><text:s text:c="8"/></text:p>
            <text:p><text:s text:c="13"/></text:p>
            <text:p><text:s text:c="14"/></text:p>
            <text:p><text:s text:c="13"/>Source: Kyle Goon on Twitter <text:s text:c="29"/>Jan 8 - 4: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Roberson</text:p>
            <text:p><text:s text:c="17"/></text:p>
            <text:p><text:s text:c="17"/></text:p>
            <text:p><text:s text:c="22"/>- G/F - <text:s/>Thunder</text:p>
            <text:p><text:s text:c="16"/></text:p>
            <text:p><text:s text:c="17"/></text:p>
            <text:p><text:s text:c="12"/></text:p>
            <text:p><text:s text:c="8"/></text:p>
            <text:p><text:s text:c="8"/></text:p>
            <text:p><text:s text:c="8"/></text:p>
            <text:p><text:s text:c="12"/>Andre Roberson (left knee tendinitis) is being listed as out in the game notes for Tuesday's matchup with the Trail Blazers.</text:p>
            <text:p><text:s text:c="8"/></text:p>
            <text:p><text:s text:c="8"/></text:p>
            <text:p><text:s text:c="13"/>The knee issue has kept Roberson on the sidelines for the past four games, and Thunder beat reporter Erik Horne speculates that he'll likely miss Wednesday's game in Minnesota as well. With Roberson on the shelf, Terrance Ferguson should be looking at a few more starts, but Ferguson isn't much more than a low-end streamer in deep leagues.</text:p>
            <text:p><text:s text:c="8"/></text:p>
            <text:p><text:s text:c="8"/></text:p>
            <text:p><text:s text:c="13"/></text:p>
            <text:p><text:s text:c="14"/></text:p>
            <text:p><text:s text:c="13"/>Source: Erik Horne on Twitter <text:s text:c="28"/>Jan 8 - 4: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ndre Bembry</text:p>
            <text:p><text:s text:c="17"/></text:p>
            <text:p><text:s text:c="17"/></text:p>
            <text:p><text:s text:c="22"/>- F - <text:s/>Hawks</text:p>
            <text:p><text:s text:c="16"/></text:p>
            <text:p><text:s text:c="17"/></text:p>
            <text:p><text:s text:c="12"/></text:p>
            <text:p><text:s text:c="8"/></text:p>
            <text:p><text:s text:c="8"/></text:p>
            <text:p><text:s text:c="8"/></text:p>
            <text:p><text:s text:c="12"/>DeAndre Bembry (groin) will not play Monday vs. the Clippers.</text:p>
            <text:p><text:s text:c="8"/></text:p>
            <text:p><text:s text:c="8"/></text:p>
            <text:p><text:s text:c="13"/>This will be Bembry's third straight game on the sidelines due to the groin injury, which doesn't really mean anything because he wasn't an active member of the rotation anyway. Leave him on the wire.</text:p>
            <text:p><text:s text:c="8"/></text:p>
            <text:p><text:s text:c="8"/></text:p>
            <text:p><text:s text:c="13"/></text:p>
            <text:p><text:s text:c="14"/></text:p>
            <text:p><text:s text:c="13"/>Source: Atlanta Hawks on Twitter <text:s text:c="25"/>Jan 8 - 3: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urean Prince</text:p>
            <text:p><text:s text:c="17"/></text:p>
            <text:p><text:s text:c="17"/></text:p>
            <text:p><text:s text:c="22"/>- F - <text:s/>Hawks</text:p>
            <text:p><text:s text:c="16"/></text:p>
            <text:p><text:s text:c="17"/></text:p>
            <text:p><text:s text:c="12"/></text:p>
            <text:p><text:s text:c="8"/></text:p>
            <text:p><text:s text:c="8"/></text:p>
            <text:p><text:s text:c="8"/></text:p>
            <text:p><text:s text:c="12"/>Taurean Prince (finger) is probable to face the Clippers on Monday.</text:p>
            <text:p><text:s text:c="8"/></text:p>
            <text:p><text:s text:c="8"/></text:p>
            <text:p><text:s text:c="13"/>Prince hurt his ring finger during Sunday's loss to the Lakers, but it shouldn't be an issue that forces him to spend any time on the sidelines. Feel free to get him active for what should be a favorable and uptempo matchup against the Clippers tonight.</text:p>
            <text:p><text:s text:c="8"/></text:p>
            <text:p><text:s text:c="8"/></text:p>
            <text:p><text:s text:c="13"/></text:p>
            <text:p><text:s text:c="14"/></text:p>
            <text:p><text:s text:c="13"/>Source: Atlanta Hawks on Twitter <text:s text:c="25"/>Jan 8 - 3: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Muscala</text:p>
            <text:p><text:s text:c="17"/></text:p>
            <text:p><text:s text:c="17"/></text:p>
            <text:p><text:s text:c="22"/>- F/C - <text:s/>Hawks</text:p>
            <text:p><text:s text:c="16"/></text:p>
            <text:p><text:s text:c="17"/></text:p>
            <text:p><text:s text:c="12"/></text:p>
            <text:p><text:s text:c="8"/></text:p>
            <text:p><text:s text:c="8"/></text:p>
            <text:p><text:s text:c="8"/></text:p>
            <text:p><text:s text:c="12"/>Mike Muscala (ankle) is probable to play Monday vs. the Clippers.</text:p>
            <text:p><text:s text:c="8"/></text:p>
            <text:p><text:s text:c="8"/></text:p>
            <text:p><text:s text:c="13"/>Muscala will likely be given the probable tag for the next month because that's just what Atlanta does. He's not worth owning anywhere.</text:p>
            <text:p><text:s text:c="8"/></text:p>
            <text:p><text:s text:c="8"/></text:p>
            <text:p><text:s text:c="13"/></text:p>
            <text:p><text:s text:c="14"/></text:p>
            <text:p><text:s text:c="13"/>Source: Atlanta Hawks on Twitter <text:s text:c="25"/>Jan 8 - 3: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wayne Dedmon</text:p>
            <text:p><text:s text:c="17"/></text:p>
            <text:p><text:s text:c="17"/></text:p>
            <text:p><text:s text:c="22"/>- C - <text:s/>Hawks</text:p>
            <text:p><text:s text:c="16"/></text:p>
            <text:p><text:s text:c="17"/></text:p>
            <text:p><text:s text:c="12"/></text:p>
            <text:p><text:s text:c="8"/></text:p>
            <text:p><text:s text:c="8"/></text:p>
            <text:p><text:s text:c="8"/></text:p>
            <text:p><text:s text:c="12"/>Dewayne Dedmon (leg), Mike Muscala (ankle) and Taurean Prince (finger) are probable to play Monday vs. the Clippers.</text:p>
            <text:p><text:s text:c="8"/></text:p>
            <text:p><text:s text:c="8"/></text:p>
            <text:p><text:s text:c="13"/>In Atlanta, probable tends to mean will play, so it looks like Dedmon will be returning from a six-week absence tonight. He'll likely be limited in his first game back, but with averages of 11.1 points, 7.8 boards and 0.9 blocks per game on the season, he's someone to think about grabbing in deep leagues. Muscala hasn't exceeded the 10-minute mark since getting back to the court, so he's not worth owning anywhere. Prince is safe to fire up with a favorable matchup against Los Angeles.</text:p>
            <text:p><text:s text:c="8"/></text:p>
            <text:p><text:s text:c="8"/></text:p>
            <text:p><text:s text:c="13"/>Related: Taurean Prince, Mike Muscala</text:p>
            <text:p><text:s text:c="14"/></text:p>
            <text:p><text:s text:c="13"/>Source: Atlanta Hawks on Twitter <text:s text:c="25"/>Jan 8 - 3: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mri Casspi</text:p>
            <text:p><text:s text:c="17"/></text:p>
            <text:p><text:s text:c="17"/></text:p>
            <text:p><text:s text:c="22"/>- F - <text:s/>Warriors</text:p>
            <text:p><text:s text:c="16"/></text:p>
            <text:p><text:s text:c="17"/></text:p>
            <text:p><text:s text:c="12"/></text:p>
            <text:p><text:s text:c="8"/></text:p>
            <text:p><text:s text:c="8"/></text:p>
            <text:p><text:s text:c="8"/></text:p>
            <text:p><text:s text:c="12"/>Omri Casspi (hip contusion) will be available to play Monday against the Nuggets.</text:p>
            <text:p><text:s text:c="8"/></text:p>
            <text:p><text:s text:c="8"/></text:p>
            <text:p><text:s text:c="13"/>Casspi's playing time likely won't get too far outside the teens tonight, so he's not a viable target in fantasy hoops.</text:p>
            <text:p><text:s text:c="8"/></text:p>
            <text:p><text:s text:c="8"/></text:p>
            <text:p><text:s text:c="13"/></text:p>
            <text:p><text:s text:c="14"/></text:p>
            <text:p><text:s text:c="13"/>Source: Warriors PR on Twitter <text:s text:c="27"/>Jan 8 - 3: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un Livingston</text:p>
            <text:p><text:s text:c="17"/></text:p>
            <text:p><text:s text:c="17"/></text:p>
            <text:p><text:s text:c="22"/>- G - <text:s/>Warriors</text:p>
            <text:p><text:s text:c="16"/></text:p>
            <text:p><text:s text:c="17"/></text:p>
            <text:p><text:s text:c="12"/></text:p>
            <text:p><text:s text:c="8"/></text:p>
            <text:p><text:s text:c="8"/></text:p>
            <text:p><text:s text:c="8"/></text:p>
            <text:p><text:s text:c="12"/>Shaun Livingston (hip) and Omri Casspi (hip) will be available to play Monday vs. Denver.</text:p>
            <text:p><text:s text:c="8"/></text:p>
            <text:p><text:s text:c="8"/></text:p>
            <text:p><text:s text:c="13"/>With Stephen Curry (knee) active, Livingston won't get enough minutes to make a difference in most leagues. Casspi could be looking at minutes in the teens with Kevin Durant (calf) unavailable, but that doesn't mean much.</text:p>
            <text:p><text:s text:c="8"/></text:p>
            <text:p><text:s text:c="8"/></text:p>
            <text:p><text:s text:c="13"/>Related: Omri Casspi</text:p>
            <text:p><text:s text:c="14"/></text:p>
            <text:p><text:s text:c="13"/>Source: Warriors PR on Twitter <text:s text:c="27"/>Jan 8 - 3: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knee, hip) will be available to play Monday against the Nuggets.</text:p>
            <text:p><text:s text:c="8"/></text:p>
            <text:p><text:s text:c="8"/></text:p>
            <text:p><text:s text:c="13"/>He could be looking at another start tonight with Kevin Durant (calf) unavailable, so he might be someone to think about streaming in deep leagues. In three starts this season, Iguodala has produced averages of 7.7 points, 3.0 boards, 5.3 dimes, 1.0 steal, 1.0 block and 1.3 turnovers per contest on 26.3% shooting.</text:p>
            <text:p><text:s text:c="8"/></text:p>
            <text:p><text:s text:c="8"/></text:p>
            <text:p><text:s text:c="13"/></text:p>
            <text:p><text:s text:c="14"/></text:p>
            <text:p><text:s text:c="13"/>Source: Warriors PR on Twitter <text:s text:c="27"/>Jan 8 - 3: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Draymond Green (right knee soreness) will be available to play Monday vs. Denver.</text:p>
            <text:p><text:s text:c="8"/></text:p>
            <text:p><text:s text:c="8"/></text:p>
            <text:p><text:s text:c="13"/>Green played through the sore knee on Saturday, and he'll be doing the same thing tonight. He'll have the opportunity to operate with the rock in his hands slightly more than usual with Kevin Durant (calf) unavailable, so maybe he messes around with a triple-double in what will be a favorable matchup with the Nuggets.</text:p>
            <text:p><text:s text:c="8"/></text:p>
            <text:p><text:s text:c="8"/></text:p>
            <text:p><text:s text:c="13"/></text:p>
            <text:p><text:s text:c="14"/></text:p>
            <text:p><text:s text:c="13"/>Source: Warriors PR on Twitter <text:s text:c="27"/>Jan 8 - 3: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knee), Draymond Green (knee) and Andre Iguodala (hip, knee) will be available to play Monday vs. the Nuggets.</text:p>
            <text:p><text:s text:c="8"/></text:p>
            <text:p><text:s text:c="8"/></text:p>
            <text:p><text:s text:c="13"/>All these guys were being listed as probable, so it's safe to assume that they'll all be out there tonight. Curry and Green should see a slight uptick in usage with Kevin Durant (calf) watching from the sidelines, while Iguodala will have another opportunity to start.</text:p>
            <text:p><text:s text:c="8"/></text:p>
            <text:p><text:s text:c="8"/></text:p>
            <text:p><text:s text:c="13"/>Related: Draymond Green, Andre Iguodala</text:p>
            <text:p><text:s text:c="14"/></text:p>
            <text:p><text:s text:c="13"/>Source: Warriors PR on Twitter <text:s text:c="27"/>Jan 8 - 3: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calf) has been ruled out for Monday's game against the Nuggets.</text:p>
            <text:p><text:s text:c="8"/></text:p>
            <text:p><text:s text:c="8"/></text:p>
            <text:p><text:s text:c="13"/>Durant was able to get up some shots at shootaround, which suggests he's getting close, but with him unavailable tonight Andre Iguodala will have another opportunity to start while more minutes will fall to Omri Casspi and Nick Young. Stephen Curry, Klay Thompson and Draymond Green will all split KD's usage. The Dubs play against on Wednesday vs. the Clippers, and for now, we'll be considering Durant questionable for that one.</text:p>
            <text:p><text:s text:c="8"/></text:p>
            <text:p><text:s text:c="8"/></text:p>
            <text:p><text:s text:c="13"/>Related: Andre Iguodala, Nick Young, Omri Casspi, Stephen Curry, Klay Thompson</text:p>
            <text:p><text:s text:c="14"/></text:p>
            <text:p><text:s text:c="13"/>Source: Warriors PR on Twitter <text:s text:c="27"/>Jan 8 - 3: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ch Randolph</text:p>
            <text:p><text:s text:c="17"/></text:p>
            <text:p><text:s text:c="17"/></text:p>
            <text:p><text:s text:c="22"/>- F/C - <text:s/>Kings</text:p>
            <text:p><text:s text:c="16"/></text:p>
            <text:p><text:s text:c="17"/></text:p>
            <text:p><text:s text:c="12"/></text:p>
            <text:p><text:s text:c="8"/></text:p>
            <text:p><text:s text:c="8"/></text:p>
            <text:p><text:s text:c="8"/></text:p>
            <text:p><text:s text:c="12"/>Zach Randolph (oral surgery) is probable to play Monday vs. the Spurs.</text:p>
            <text:p><text:s text:c="8"/></text:p>
            <text:p><text:s text:c="8"/></text:p>
            <text:p><text:s text:c="13"/>Randolph missed Saturday's game against the Nuggets after undergoing oral surgery, but it looks like it'll just be a one-game absence for Z-Bo, and his return to the court tonight should shift either Skal Labissiere or Willie Cauley-Stein back to the second unit. Check back for official confirmation on his status closer to tip-off.</text:p>
            <text:p><text:s text:c="8"/></text:p>
            <text:p><text:s text:c="8"/></text:p>
            <text:p><text:s text:c="13"/>Related: Willie Cauley-Stein, Skal Labissiere</text:p>
            <text:p><text:s text:c="14"/></text:p>
            <text:p><text:s text:c="13"/>Source: Sean Cunningham on Twitter <text:s text:c="23"/>Jan 8 - 3: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personal) will sit out Monday's game against the Spurs.</text:p>
            <text:p><text:s text:c="8"/></text:p>
            <text:p><text:s text:c="8"/></text:p>
            <text:p><text:s text:c="13"/>He's still away from the team with his wife due to give birth to their child any day now, and with him out, there will be more minutes for De'Aaron Fox, Buddy Hield and Bogdan Bogdanovic. Hill hasn't been very good this season in Sacramento, and DNP-CDs could be a common occurrence for him over the final few months of the year, so he's not a must-own guy by any means.</text:p>
            <text:p><text:s text:c="8"/></text:p>
            <text:p><text:s text:c="8"/></text:p>
            <text:p><text:s text:c="13"/>Related: Buddy Hield, Bogdan Bogdanovic, De'Aaron Fox</text:p>
            <text:p><text:s text:c="14"/></text:p>
            <text:p><text:s text:c="13"/>Source: Sean Cunningham on Twitter <text:s text:c="23"/>Jan 8 - 3: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on Reed</text:p>
            <text:p><text:s text:c="17"/></text:p>
            <text:p><text:s text:c="17"/></text:p>
            <text:p><text:s text:c="22"/>- G - <text:s/>Suns</text:p>
            <text:p><text:s text:c="16"/></text:p>
            <text:p><text:s text:c="17"/></text:p>
            <text:p><text:s text:c="12"/></text:p>
            <text:p><text:s text:c="8"/></text:p>
            <text:p><text:s text:c="8"/></text:p>
            <text:p><text:s text:c="8"/></text:p>
            <text:p><text:s text:c="12"/>Devon Reed has been sent down for a G-League stint.</text:p>
            <text:p><text:s text:c="8"/></text:p>
            <text:p><text:s text:c="8"/></text:p>
            <text:p><text:s text:c="13"/>Reed has yet to make his NBA debut, but even when he does, it's unlikely he'll be receiving enough minutes in Phoenix this season to make a meaningful impact in fantasy hoops. Leave him on the wire.</text:p>
            <text:p><text:s text:c="8"/></text:p>
            <text:p><text:s text:c="8"/></text:p>
            <text:p><text:s text:c="13"/></text:p>
            <text:p><text:s text:c="14"/></text:p>
            <text:p><text:s text:c="13"/>Source: NBA <text:s text:c="46"/>Jan 8 - 2: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calf) was able to get up some shots at shootaround.</text:p>
            <text:p><text:s text:c="8"/></text:p>
            <text:p><text:s text:c="8"/></text:p>
            <text:p><text:s text:c="13"/>The Dubs are still listing him as questionable for Monday's game against the Nuggets, but him getting through shootaround is a positive sign. He's likely going to be a game-time call tonight, and if he is able to get back out there, Andre Iguodala will return to the second unit and Stephen Curry's usage will take a minor hit. Stay tuned.</text:p>
            <text:p><text:s text:c="8"/></text:p>
            <text:p><text:s text:c="8"/></text:p>
            <text:p><text:s text:c="13"/>Related: Andre Iguodala, Stephen Curry</text:p>
            <text:p><text:s text:c="14"/></text:p>
            <text:p><text:s text:c="13"/>Source: Connor Letourneau‏ on Twitter <text:s text:c="14"/>Jan 8 - 2: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nu Ginobili</text:p>
            <text:p><text:s text:c="17"/></text:p>
            <text:p><text:s text:c="17"/></text:p>
            <text:p><text:s text:c="22"/>- G - <text:s/>Spurs</text:p>
            <text:p><text:s text:c="16"/></text:p>
            <text:p><text:s text:c="17"/></text:p>
            <text:p><text:s text:c="12"/></text:p>
            <text:p><text:s text:c="8"/></text:p>
            <text:p><text:s text:c="8"/></text:p>
            <text:p><text:s text:c="8"/></text:p>
            <text:p><text:s text:c="12"/>Manu Ginobili (rest) will not suit up for Monday's matchup with the Kings.</text:p>
            <text:p><text:s text:c="8"/></text:p>
            <text:p><text:s text:c="8"/></text:p>
            <text:p><text:s text:c="13"/>This isn't surprising at all as the Spurs are on the second leg of a back-to-back set, and the 40-year-old Ginobili logged 27 minutes last night. Bryn Forbes and Brandon Paul will have the opportunity for some extended minutes sans Ginobili, with Forbes offering a bit more upside. Ginobili will be back in action on Thursday, but he's been too inconsistent this season to warrant ownership in most leagues.</text:p>
            <text:p><text:s text:c="8"/></text:p>
            <text:p><text:s text:c="8"/></text:p>
            <text:p><text:s text:c="13"/>Related: Brandon Paul, Bryn Forbes</text:p>
            <text:p><text:s text:c="14"/></text:p>
            <text:p><text:s text:c="13"/>Source: Paul Garcia on Twitter <text:s text:c="27"/>Jan 8 - 2: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shoulder) has been ruled out for Monday's game in Sacramento.</text:p>
            <text:p><text:s text:c="8"/></text:p>
            <text:p><text:s text:c="8"/></text:p>
            <text:p><text:s text:c="13"/>Leonard is dealing with a partial tear in his left shoulder, although Gregg Popovich did leave the door open for him potentially getting back out there for Thursday's game against the Lakers, so it doesn't seem like all that serious of a shoulder issue. Kyle Anderson will get another start tonight, and with both Danny Green (groin) and Rudy Gay (heel) joining Leonard on the sidelines, Anderson should be able to flirt with minutes in the mid-30s.</text:p>
            <text:p><text:s text:c="8"/></text:p>
            <text:p><text:s text:c="8"/></text:p>
            <text:p><text:s text:c="13"/>Related: Kyle Anderson</text:p>
            <text:p><text:s text:c="14"/></text:p>
            <text:p><text:s text:c="13"/>Source: Paul Garcia on Twitter <text:s text:c="27"/>Jan 8 - 2: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ny Green</text:p>
            <text:p><text:s text:c="17"/></text:p>
            <text:p><text:s text:c="17"/></text:p>
            <text:p><text:s text:c="22"/>- G/F - <text:s/>Spurs</text:p>
            <text:p><text:s text:c="16"/></text:p>
            <text:p><text:s text:c="17"/></text:p>
            <text:p><text:s text:c="12"/></text:p>
            <text:p><text:s text:c="8"/></text:p>
            <text:p><text:s text:c="8"/></text:p>
            <text:p><text:s text:c="8"/></text:p>
            <text:p><text:s text:c="12"/>Danny Green (groin), Kawhi Leonard (shoulder) and Manu Ginobili (rest) will sit out Monday's game against the Kings.</text:p>
            <text:p><text:s text:c="8"/></text:p>
            <text:p><text:s text:c="8"/></text:p>
            <text:p><text:s text:c="13"/>This will be Green's fourth straight game on the sidelines and with all these guys unavailable, Bryn Forbes and Kyle Anderson could be forced into heavy minutes tonight, making them reasonable DFS targets with a favorable matchup in Sacramento. We haven't received another update on Green since Gregg Popovich's ominous quote suggesting he could be shut down for "a while," and with just late-round value on the year, he's not really worth rostering through this injury in most formats.</text:p>
            <text:p><text:s text:c="8"/></text:p>
            <text:p><text:s text:c="8"/></text:p>
            <text:p><text:s text:c="13"/>Related: Bryn Forbes, Kyle Anderson, Manu Ginobili, Kawhi Leonard</text:p>
            <text:p><text:s text:c="14"/></text:p>
            <text:p><text:s text:c="13"/>Source: Paul Garcia on Twitter <text:s text:c="27"/>Jan 8 - 2: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se Winslow</text:p>
            <text:p><text:s text:c="17"/></text:p>
            <text:p><text:s text:c="17"/></text:p>
            <text:p><text:s text:c="22"/>- F - <text:s/>Heat</text:p>
            <text:p><text:s text:c="16"/></text:p>
            <text:p><text:s text:c="17"/></text:p>
            <text:p><text:s text:c="12"/></text:p>
            <text:p><text:s text:c="8"/></text:p>
            <text:p><text:s text:c="8"/></text:p>
            <text:p><text:s text:c="8"/></text:p>
            <text:p><text:s text:c="12"/>Justise Winslow (left knee) will miss at least the next two games for Miami.</text:p>
            <text:p><text:s text:c="8"/></text:p>
            <text:p><text:s text:c="8"/></text:p>
            <text:p><text:s text:c="13"/>Winslow won't be traveling with the club on their upcoming two-game road trip, and considering he's still being limited to non-contact work, it doesn't seem all that likely that he'll be able to get back out there for Sunday's game against the Bucks. Leave him on the wire.</text:p>
            <text:p><text:s text:c="8"/></text:p>
            <text:p><text:s text:c="8"/></text:p>
            <text:p><text:s text:c="13"/></text:p>
            <text:p><text:s text:c="14"/></text:p>
            <text:p><text:s text:c="13"/>Source: Ira Winderman on Twitter <text:s text:c="25"/>Jan 8 - 2: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ion Waiters</text:p>
            <text:p><text:s text:c="17"/></text:p>
            <text:p><text:s text:c="17"/></text:p>
            <text:p><text:s text:c="22"/>- G - <text:s/>Heat</text:p>
            <text:p><text:s text:c="16"/></text:p>
            <text:p><text:s text:c="17"/></text:p>
            <text:p><text:s text:c="12"/></text:p>
            <text:p><text:s text:c="8"/></text:p>
            <text:p><text:s text:c="8"/></text:p>
            <text:p><text:s text:c="8"/></text:p>
            <text:p><text:s text:c="12"/>Dion Waiters (ankle) and Justise Winslow (knee) will remain on the sidelines for at least two more games.</text:p>
            <text:p><text:s text:c="8"/></text:p>
            <text:p><text:s text:c="8"/></text:p>
            <text:p><text:s text:c="13"/>They aren't even traveling with the team for this two-game road trip, so Josh Richardson, Tyler Johnson and Wayne Ellington will continue to pick up the slack in their absence. Waiters still hasn't been able to practice, while Winslow has been limited to non-contact work, so neither guy seems close. With no clear timetable available, Waiters isn't really worth stashing in most 12-team, category-based leagues.</text:p>
            <text:p><text:s text:c="8"/></text:p>
            <text:p><text:s text:c="8"/></text:p>
            <text:p><text:s text:c="13"/>Related: Justise Winslow</text:p>
            <text:p><text:s text:c="14"/></text:p>
            <text:p><text:s text:c="13"/>Source: Ira Winderman on Twitter <text:s text:c="25"/>Jan 8 - 2: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on Simmons</text:p>
            <text:p><text:s text:c="17"/></text:p>
            <text:p><text:s text:c="17"/></text:p>
            <text:p><text:s text:c="22"/>- G/F - <text:s/>Magic</text:p>
            <text:p><text:s text:c="16"/></text:p>
            <text:p><text:s text:c="17"/></text:p>
            <text:p><text:s text:c="12"/></text:p>
            <text:p><text:s text:c="8"/></text:p>
            <text:p><text:s text:c="8"/></text:p>
            <text:p><text:s text:c="8"/></text:p>
            <text:p><text:s text:c="12"/>Jonathon Simmons (back) is listed as questionable for Tuesday's game vs. Dallas.</text:p>
            <text:p><text:s text:c="8"/></text:p>
            <text:p><text:s text:c="8"/></text:p>
            <text:p><text:s text:c="13"/>Simmons has been battling back spasms for nearly a week and it kept him out on Saturday vs. the Cavaliers. He was a game-time call for that one, so that means he's day-to-day. We should have another update on Tuesday morning. If he's out, Mario Hezonja will likely draw another start and is coming off a double-double.</text:p>
            <text:p><text:s text:c="8"/></text:p>
            <text:p><text:s text:c="8"/></text:p>
            <text:p><text:s text:c="13"/></text:p>
            <text:p><text:s text:c="14"/></text:p>
            <text:p><text:s text:c="13"/>Source: Josh Robbins on Twitter <text:s text:c="26"/>Jan 8 - 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tto Porter</text:p>
            <text:p><text:s text:c="17"/></text:p>
            <text:p><text:s text:c="17"/></text:p>
            <text:p><text:s text:c="22"/>- F - <text:s/>Wizards</text:p>
            <text:p><text:s text:c="16"/></text:p>
            <text:p><text:s text:c="17"/></text:p>
            <text:p><text:s text:c="12"/></text:p>
            <text:p><text:s text:c="8"/></text:p>
            <text:p><text:s text:c="8"/></text:p>
            <text:p><text:s text:c="8"/></text:p>
            <text:p><text:s text:c="12"/>Otto Porter (back, hip) participated in "some portions" of practice on Monday according to coach Scott Brooks.</text:p>
            <text:p><text:s text:c="8"/></text:p>
            <text:p><text:s text:c="8"/></text:p>
            <text:p><text:s text:c="13"/>His status for Wednesday's game is to be determined, but this is still a good sign. If Porter can't go after a couple days of rest, Kelly Oubre will draw another start and will be a solid punt in DFS and streaming option in standard leagues. Oubre had 14 points, two rebounds, two assists, two steals and two triples against the Bucks on Saturday.</text:p>
            <text:p><text:s text:c="8"/></text:p>
            <text:p><text:s text:c="8"/></text:p>
            <text:p><text:s text:c="13"/></text:p>
            <text:p><text:s text:c="14"/></text:p>
            <text:p><text:s text:c="13"/>Source: Ben Standig on Twitter <text:s text:c="27"/>Jan 8 - 1: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Roberson</text:p>
            <text:p><text:s text:c="17"/></text:p>
            <text:p><text:s text:c="17"/></text:p>
            <text:p><text:s text:c="22"/>- G/F - <text:s/>Thunder</text:p>
            <text:p><text:s text:c="16"/></text:p>
            <text:p><text:s text:c="17"/></text:p>
            <text:p><text:s text:c="12"/></text:p>
            <text:p><text:s text:c="8"/></text:p>
            <text:p><text:s text:c="8"/></text:p>
            <text:p><text:s text:c="8"/></text:p>
            <text:p><text:s text:c="12"/>Andre Roberson (left knee tendinitis) is considered doubtful for Tuesday's game vs. the Blazers.</text:p>
            <text:p><text:s text:c="8"/></text:p>
            <text:p><text:s text:c="8"/></text:p>
            <text:p><text:s text:c="13"/>Terrance Ferguson has had some nice moments in the starting lineup, so he might stick. Roberson has been a liability on offense all season, so he may have a limited role upon his return.</text:p>
            <text:p><text:s text:c="8"/></text:p>
            <text:p><text:s text:c="8"/></text:p>
            <text:p><text:s text:c="13"/></text:p>
            <text:p><text:s text:c="14"/></text:p>
            <text:p><text:s text:c="13"/>Source: Fred Katz on Twitter <text:s text:c="29"/>Jan 8 - 1: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len Jones</text:p>
            <text:p><text:s text:c="17"/></text:p>
            <text:p><text:s text:c="17"/></text:p>
            <text:p><text:s text:c="22"/>- F - <text:s/>Mavericks</text:p>
            <text:p><text:s text:c="16"/></text:p>
            <text:p><text:s text:c="17"/></text:p>
            <text:p><text:s text:c="12"/></text:p>
            <text:p><text:s text:c="8"/></text:p>
            <text:p><text:s text:c="8"/></text:p>
            <text:p><text:s text:c="8"/></text:p>
            <text:p><text:s text:c="12"/>The Pelicans will waive two-way player Jalen Jones.</text:p>
            <text:p><text:s text:c="8"/></text:p>
            <text:p><text:s text:c="8"/></text:p>
            <text:p><text:s text:c="13"/>He made four appearances for the Pelicans this season with 4.8 minutes per contest. It's unclear who the Pelicans will replace him with, but that player likely won't have any fantasy value.</text:p>
            <text:p><text:s text:c="8"/></text:p>
            <text:p><text:s text:c="8"/></text:p>
            <text:p><text:s text:c="13"/></text:p>
            <text:p><text:s text:c="14"/></text:p>
            <text:p><text:s text:c="13"/>Source: Will Guillory on Twitter <text:s text:c="25"/>Jan 8 - 1: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 Gasol</text:p>
            <text:p><text:s text:c="17"/></text:p>
            <text:p><text:s text:c="17"/></text:p>
            <text:p><text:s text:c="22"/>- C - <text:s/>Grizzlies</text:p>
            <text:p><text:s text:c="16"/></text:p>
            <text:p><text:s text:c="17"/></text:p>
            <text:p><text:s text:c="12"/></text:p>
            <text:p><text:s text:c="8"/></text:p>
            <text:p><text:s text:c="8"/></text:p>
            <text:p><text:s text:c="8"/></text:p>
            <text:p><text:s text:c="12"/>The Grizzlies are planning to keep Marc Gasol according to ESPN's Adrian Wojnarowski.</text:p>
            <text:p><text:s text:c="8"/></text:p>
            <text:p><text:s text:c="8"/></text:p>
            <text:p><text:s text:c="13"/>Wojnarowski said that teams are "curious" to see what Memphis plans to do with Gasol, especially with the Grizzlies tied for last place with the Lakers in the West. The Grizzlies are gauging interest in Tyreke Evans, and if they do decide to tank, Gasol would give them their best chance to bring back young prospects and draft picks, especially since Mike Conley (Achilles) is without a timetable.</text:p>
            <text:p><text:s text:c="8"/></text:p>
            <text:p><text:s text:c="8"/></text:p>
            <text:p><text:s text:c="13"/></text:p>
            <text:p><text:s text:c="14"/></text:p>
            <text:p><text:s text:c="13"/>Source: ESPN <text:s text:c="45"/>Jan 8 - 1: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eMarcus Cousins</text:p>
            <text:p><text:s text:c="17"/></text:p>
            <text:p><text:s text:c="17"/></text:p>
            <text:p><text:s text:c="22"/>- F/C - <text:s/>Pelicans</text:p>
            <text:p><text:s text:c="16"/></text:p>
            <text:p><text:s text:c="17"/></text:p>
            <text:p><text:s text:c="12"/></text:p>
            <text:p><text:s text:c="8"/></text:p>
            <text:p><text:s text:c="8"/></text:p>
            <text:p><text:s text:c="8"/></text:p>
            <text:p><text:s text:c="12"/>The Pelicans are "determined" to re-sign DeMarcus Cousins in free agency this summer.</text:p>
            <text:p><text:s text:c="8"/></text:p>
            <text:p><text:s text:c="8"/></text:p>
            <text:p><text:s text:c="13"/>ESPN's Adrian Wojnarowski said the franchise hasn't invited trade offers on Boogie, and that makes sense with the team sitting in 8th place in the Western Conference. Unless the Pelicans have a terrible stretch before the trade deadline, we'd imagine that they will be buyers (wing depth) and not sellers.</text:p>
            <text:p><text:s text:c="8"/></text:p>
            <text:p><text:s text:c="8"/></text:p>
            <text:p><text:s text:c="13"/></text:p>
            <text:p><text:s text:c="14"/></text:p>
            <text:p><text:s text:c="13"/>Source: ESPN <text:s text:c="45"/>Jan 8 - 1: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Nikola Mirotic has a stomach virus and is considered doubtful to play on Monday vs. the Rockets.</text:p>
            <text:p><text:s text:c="8"/></text:p>
            <text:p><text:s text:c="8"/></text:p>
            <text:p><text:s text:c="13"/>He wasn't at the morning shootaround and his fantasy owners should go ahead and have a backup plan ready. Lauri Markkanen is now locked into heavy minutes tonight, and we should see more of Bobby Portis. Even though it sounds like Mirotic is a lock to be traded, his owners should hang onto him.</text:p>
            <text:p><text:s text:c="8"/></text:p>
            <text:p><text:s text:c="8"/></text:p>
            <text:p><text:s text:c="13"/></text:p>
            <text:p><text:s text:c="14"/></text:p>
            <text:p><text:s text:c="13"/>Source: KC Johnson on Twitter <text:s text:c="28"/>Jan 8 - 1: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reke Evans</text:p>
            <text:p><text:s text:c="17"/></text:p>
            <text:p><text:s text:c="17"/></text:p>
            <text:p><text:s text:c="22"/>- G/F - <text:s/>Grizzlies</text:p>
            <text:p><text:s text:c="16"/></text:p>
            <text:p><text:s text:c="17"/></text:p>
            <text:p><text:s text:c="12"/></text:p>
            <text:p><text:s text:c="8"/></text:p>
            <text:p><text:s text:c="8"/></text:p>
            <text:p><text:s text:c="8"/></text:p>
            <text:p><text:s text:c="12"/>ESPN's Adrian Wojnarowski said the Grizzlies want a first-round pick in return for Tyreke Evans.</text:p>
            <text:p><text:s text:c="8"/></text:p>
            <text:p><text:s text:c="8"/></text:p>
            <text:p><text:s text:c="13"/>Evans is having his best season since his rookie year, but Wojnarowski adds that the Grizzlies are unlikely to get a first-round pick. He has an expiring contract and a lot of red flags because of his troublesome knee, but it makes sense for Memphis to at least shop him around before he hits free agency this summer.</text:p>
            <text:p><text:s text:c="8"/></text:p>
            <text:p><text:s text:c="8"/></text:p>
            <text:p><text:s text:c="13"/></text:p>
            <text:p><text:s text:c="14"/></text:p>
            <text:p><text:s text:c="13"/>Source: ESPN <text:s text:c="45"/>Jan 8 - 1: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ESPN's Adrian Wojnarowski reported on Monday morning that the Bulls are "still planning" to trade Nikola Mirotic.</text:p>
            <text:p><text:s text:c="8"/></text:p>
            <text:p><text:s text:c="8"/></text:p>
            <text:p><text:s text:c="13"/>He's eligible to be traded on Jan. 15, so the Bulls will have a few weeks to move him before the Feb. 8 deadline. Wojnarowski mentioned the Jazz as a potential suitor, and that may not be a bad landing spot for him because it's no secret that Derrick Favors and Rudy Gobert aren't an ideal frontcourt pairing in today's NBA. If the Bulls do move Mirotic, Lauri Markkanen will have a higher fantasy floor and Bobby Portis would see a bump in minutes.</text:p>
            <text:p><text:s text:c="8"/></text:p>
            <text:p><text:s text:c="8"/></text:p>
            <text:p><text:s text:c="13"/></text:p>
            <text:p><text:s text:c="14"/></text:p>
            <text:p><text:s text:c="13"/>Source: ESPN <text:s text:c="45"/>Jan 8 - 12: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anley Johnson</text:p>
            <text:p><text:s text:c="17"/></text:p>
            <text:p><text:s text:c="17"/></text:p>
            <text:p><text:s text:c="22"/>- F - <text:s/>Pistons</text:p>
            <text:p><text:s text:c="16"/></text:p>
            <text:p><text:s text:c="17"/></text:p>
            <text:p><text:s text:c="12"/></text:p>
            <text:p><text:s text:c="8"/></text:p>
            <text:p><text:s text:c="8"/></text:p>
            <text:p><text:s text:c="8"/></text:p>
            <text:p><text:s text:c="12"/>Stanley Johnson (hip) went though shootaround on Monday.</text:p>
            <text:p><text:s text:c="8"/></text:p>
            <text:p><text:s text:c="8"/></text:p>
            <text:p><text:s text:c="13"/>Johnson is still considered questionable to play vs. the Pelicans and has missed the last four games. Reggie Bullock has leapfrogged him in the rotation, so he has very little appeal in fantasy hoops.</text:p>
            <text:p><text:s text:c="8"/></text:p>
            <text:p><text:s text:c="8"/></text:p>
            <text:p><text:s text:c="13"/></text:p>
            <text:p><text:s text:c="14"/></text:p>
            <text:p><text:s text:c="13"/>Source: Keith Langlois on Twitter <text:s text:c="24"/>Jan 8 - 12: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gelo Russell</text:p>
            <text:p><text:s text:c="17"/></text:p>
            <text:p><text:s text:c="17"/></text:p>
            <text:p><text:s text:c="22"/>- G - <text:s/>Nets</text:p>
            <text:p><text:s text:c="16"/></text:p>
            <text:p><text:s text:c="17"/></text:p>
            <text:p><text:s text:c="12"/></text:p>
            <text:p><text:s text:c="8"/></text:p>
            <text:p><text:s text:c="8"/></text:p>
            <text:p><text:s text:c="8"/></text:p>
            <text:p><text:s text:c="12"/>D'Angelo Russell (knee) practiced with Brooklyn's G-League team on Monday.</text:p>
            <text:p><text:s text:c="8"/></text:p>
            <text:p><text:s text:c="8"/></text:p>
            <text:p><text:s text:c="13"/>We'll hopefully have more details later today, but this is really exciting news and confirms that Russell is on track for a mid-January return. The Nets play tonight, so maybe coach Kenny Atkinson will drop a target date. Russell will likely have restrictions early on, but he'll have early-round upside once he's back up to full strength.</text:p>
            <text:p><text:s text:c="8"/></text:p>
            <text:p><text:s text:c="8"/></text:p>
            <text:p><text:s text:c="13"/></text:p>
            <text:p><text:s text:c="14"/></text:p>
            <text:p><text:s text:c="13"/>Source: Adrian Wojnarowski on Twitter <text:s text:c="20"/>Jan 8 - 12: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Drummond</text:p>
            <text:p><text:s text:c="17"/></text:p>
            <text:p><text:s text:c="17"/></text:p>
            <text:p><text:s text:c="22"/>- C - <text:s/>Pistons</text:p>
            <text:p><text:s text:c="16"/></text:p>
            <text:p><text:s text:c="17"/></text:p>
            <text:p><text:s text:c="12"/></text:p>
            <text:p><text:s text:c="8"/></text:p>
            <text:p><text:s text:c="8"/></text:p>
            <text:p><text:s text:c="8"/></text:p>
            <text:p><text:s text:c="12"/>Andre Drummond (ribs) is probable for Monday's game vs. the Pelicans.</text:p>
            <text:p><text:s text:c="8"/></text:p>
            <text:p><text:s text:c="8"/></text:p>
            <text:p><text:s text:c="13"/>Drummond went through shootaround and is on track to start on Monday barring a setback in warmups. Assuming Drummond plays, Boban Marjanovic and Eric Moreland will lose pretty much all of their streaming appeal. Drummond is a bit risky in DFS because this is an injury that is easy to aggravate like we saw on Friday, but season-long owners can pencil him into lineups.</text:p>
            <text:p><text:s text:c="8"/></text:p>
            <text:p><text:s text:c="8"/></text:p>
            <text:p><text:s text:c="13"/></text:p>
            <text:p><text:s text:c="14"/></text:p>
            <text:p><text:s text:c="13"/>Source: Rod Beard on Twitter <text:s text:c="29"/>Jan 8 - 12: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nt Bazemore</text:p>
            <text:p><text:s text:c="17"/></text:p>
            <text:p><text:s text:c="17"/></text:p>
            <text:p><text:s text:c="22"/>- G/F - <text:s/>Hawks</text:p>
            <text:p><text:s text:c="16"/></text:p>
            <text:p><text:s text:c="17"/></text:p>
            <text:p><text:s text:c="12"/></text:p>
            <text:p><text:s text:c="8"/></text:p>
            <text:p><text:s text:c="8"/></text:p>
            <text:p><text:s text:c="8"/></text:p>
            <text:p><text:s text:c="12"/>According to Adrian Wojnarowski of ESPN, Kent Bazemore, Ersan Ilyasova and Marco Belinelli are all "expendable."</text:p>
            <text:p><text:s text:c="8"/></text:p>
            <text:p><text:s text:c="8"/></text:p>
            <text:p><text:s text:c="13"/>With the Hawks rebuilding, they are "pushing" to unload veterans in exchange for draft picks and young assets. Bazemore is owed $18.1 million in 2018-19 with a player option worth $18.1 million in 2019-20, but the Hawks may be able to find a home for him with so many teams in need of wing depth. A move would likely be a bad thing for Bazemore, as he doesn't have much competition in Atlanta and is having a career year with 12.4 points, 4.3 rebounds, 3.8 assists, 1.8 steals, 0.7 blocks and 1.6 triples.</text:p>
            <text:p><text:s text:c="8"/></text:p>
            <text:p><text:s text:c="8"/></text:p>
            <text:p><text:s text:c="13"/>Related: Ersan Ilyasova, Marco Belinelli</text:p>
            <text:p><text:s text:c="14"/></text:p>
            <text:p><text:s text:c="13"/>Source: ESPN <text:s text:c="45"/>Jan 8 - 12: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is LeVert</text:p>
            <text:p><text:s text:c="17"/></text:p>
            <text:p><text:s text:c="17"/></text:p>
            <text:p><text:s text:c="22"/>- G - <text:s/>Nets</text:p>
            <text:p><text:s text:c="16"/></text:p>
            <text:p><text:s text:c="17"/></text:p>
            <text:p><text:s text:c="12"/></text:p>
            <text:p><text:s text:c="8"/></text:p>
            <text:p><text:s text:c="8"/></text:p>
            <text:p><text:s text:c="8"/></text:p>
            <text:p><text:s text:c="12"/>Caris LeVert (groin) said he's 100 percent ready to play on Monday vs. the Raptors.</text:p>
            <text:p><text:s text:c="8"/></text:p>
            <text:p><text:s text:c="8"/></text:p>
            <text:p><text:s text:c="13"/>The Nets held him out for two games to make sure that he was 100 percent before clearing him. We'll be on the lookout for any word on restrictions, but there's a good chance he sees his normal allotment of minutes. He was on fire before the injury and shouldn't be sitting on the waiver wire, especially with four games on the schedule this week.</text:p>
            <text:p><text:s text:c="8"/></text:p>
            <text:p><text:s text:c="8"/></text:p>
            <text:p><text:s text:c="13"/></text:p>
            <text:p><text:s text:c="14"/></text:p>
            <text:p><text:s text:c="13"/>Source: Brian Lewis on Twitter <text:s text:c="27"/>Jan 8 - 12: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rdan Clarkson</text:p>
            <text:p><text:s text:c="17"/></text:p>
            <text:p><text:s text:c="17"/></text:p>
            <text:p><text:s text:c="22"/>- G - <text:s/>Cavaliers</text:p>
            <text:p><text:s text:c="16"/></text:p>
            <text:p><text:s text:c="17"/></text:p>
            <text:p><text:s text:c="12"/></text:p>
            <text:p><text:s text:c="8"/></text:p>
            <text:p><text:s text:c="8"/></text:p>
            <text:p><text:s text:c="8"/></text:p>
            <text:p><text:s text:c="12"/>According to ESPN's Adrian Wojnarowski, there's a mutual desire between the Lakers and Jordan Clarkson to find a trade sooner rather than later.</text:p>
            <text:p><text:s text:c="8"/></text:p>
            <text:p><text:s text:c="8"/></text:p>
            <text:p><text:s text:c="13"/>Wojnarowski previously reported that the Lakers would prefer to wait until the end of the season, but that doesn't seem to be the case any more. The Lakers are trying to shed salary for the free agent market in 2018 and have given up hope of trying to move Luol Deng's laughable contract, so Clarkson, Julius Randle and even Larry Nance could be moved. Clarkson is only averaging 23.1 minutes per game for the Lakers, so a change of scenery could be a good thing.</text:p>
            <text:p><text:s text:c="8"/></text:p>
            <text:p><text:s text:c="8"/></text:p>
            <text:p><text:s text:c="13"/>Related: Julius Randle, Larry Nance</text:p>
            <text:p><text:s text:c="14"/></text:p>
            <text:p><text:s text:c="13"/>Source: ESPN <text:s text:c="45"/>Jan 8 - 12: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van Fournier</text:p>
            <text:p><text:s text:c="17"/></text:p>
            <text:p><text:s text:c="17"/></text:p>
            <text:p><text:s text:c="22"/>- G/F - <text:s/>Magic</text:p>
            <text:p><text:s text:c="16"/></text:p>
            <text:p><text:s text:c="17"/></text:p>
            <text:p><text:s text:c="12"/></text:p>
            <text:p><text:s text:c="8"/></text:p>
            <text:p><text:s text:c="8"/></text:p>
            <text:p><text:s text:c="8"/></text:p>
            <text:p><text:s text:c="12"/>According to ESPN's Adrian Wojnarowski, the Pistons "pursued" an Evan Fournier deal.</text:p>
            <text:p><text:s text:c="8"/></text:p>
            <text:p><text:s text:c="8"/></text:p>
            <text:p><text:s text:c="13"/>It's not clear when they tried to acquire him or if they still are, but it sounds like the Pistons wanted to include Reggie Jackson (ankle) in any deal -- his injury could be a reason why the talks stalled. The Pistons could certainly use an upgrade on the wings and Fournier fits the bill as a scorer and playmaker, and he should be available with the Magic looking at another lost season. He'll be a name to watch as we approach the Feb. 8 deadline, but his value would likely take a hit if he joins a playoff-bound team.</text:p>
            <text:p><text:s text:c="8"/></text:p>
            <text:p><text:s text:c="8"/></text:p>
            <text:p><text:s text:c="13"/></text:p>
            <text:p><text:s text:c="14"/></text:p>
            <text:p><text:s text:c="13"/>Source: ESPN <text:s text:c="45"/>Jan 8 - 12: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n Jackson</text:p>
            <text:p><text:s text:c="17"/></text:p>
            <text:p><text:s text:c="17"/></text:p>
            <text:p><text:s text:c="22"/>- F - <text:s/>Kings</text:p>
            <text:p><text:s text:c="16"/></text:p>
            <text:p><text:s text:c="17"/></text:p>
            <text:p><text:s text:c="12"/></text:p>
            <text:p><text:s text:c="8"/></text:p>
            <text:p><text:s text:c="8"/></text:p>
            <text:p><text:s text:c="8"/></text:p>
            <text:p><text:s text:c="12"/>The Kings have recalled Justin Jackson and Georgios Papagiannis from the G-League.</text:p>
            <text:p><text:s text:c="8"/></text:p>
            <text:p><text:s text:c="8"/></text:p>
            <text:p><text:s text:c="13"/>The Kings have a back-to-back set on Monday and Tuesday, but the best these two players can hope for is a handful of minutes in coach Dave Joerger's unpredictable rotations.</text:p>
            <text:p><text:s text:c="8"/></text:p>
            <text:p><text:s text:c="8"/></text:p>
            <text:p><text:s text:c="13"/>Related: Georgios Papagiannis</text:p>
            <text:p><text:s text:c="14"/></text:p>
            <text:p><text:s text:c="13"/>Source: James Ham on Twitter <text:s text:c="29"/>Jan 8 - 12: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ndre Jordan</text:p>
            <text:p><text:s text:c="17"/></text:p>
            <text:p><text:s text:c="17"/></text:p>
            <text:p><text:s text:c="22"/>- C - <text:s/>Clippers</text:p>
            <text:p><text:s text:c="16"/></text:p>
            <text:p><text:s text:c="17"/></text:p>
            <text:p><text:s text:c="12"/></text:p>
            <text:p><text:s text:c="8"/></text:p>
            <text:p><text:s text:c="8"/></text:p>
            <text:p><text:s text:c="8"/></text:p>
            <text:p><text:s text:c="12"/>The Bucks are one of the teams interested in DeAndre Jordan, but ESPN's Adrian Wojnarowski said the Clippers haven't received many serious offers.</text:p>
            <text:p><text:s text:c="8"/></text:p>
            <text:p><text:s text:c="8"/></text:p>
            <text:p><text:s text:c="13"/>Jordan is fully expected to decline the player option on his $24.1 million contract for the 2018-19 season, and Wojnarowski adds that most teams believe he will be willing to re-sign with the team that trades for him -- that helps his market value because teams wouldn't just view him as a half-season rental. Milwaukee has been "determined to find a center," but it remains to be seen if they have the assets to make an appealing package. The Clippers aren't set on trading Jordan at all costs according to Wojnarowski, but expect plenty of trade talk leading up to the Feb. 8 deadline.</text:p>
            <text:p><text:s text:c="8"/></text:p>
            <text:p><text:s text:c="8"/></text:p>
            <text:p><text:s text:c="13"/></text:p>
            <text:p><text:s text:c="14"/></text:p>
            <text:p><text:s text:c="13"/>Source: ESPN <text:s text:c="45"/>Jan 8 - 12: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lenn Robinson III</text:p>
            <text:p><text:s text:c="17"/></text:p>
            <text:p><text:s text:c="17"/></text:p>
            <text:p><text:s text:c="22"/>- F - <text:s/>Pacers</text:p>
            <text:p><text:s text:c="16"/></text:p>
            <text:p><text:s text:c="17"/></text:p>
            <text:p><text:s text:c="12"/></text:p>
            <text:p><text:s text:c="8"/></text:p>
            <text:p><text:s text:c="8"/></text:p>
            <text:p><text:s text:c="8"/></text:p>
            <text:p><text:s text:c="12"/>Glenn Robinson III (ankle surgery) said he's hoping to return before the All-Star break (starts Feb. 15).</text:p>
            <text:p><text:s text:c="8"/></text:p>
            <text:p><text:s text:c="8"/></text:p>
            <text:p><text:s text:c="13"/>Robinson practiced on Sunday which would've indicated that he's ahead of schedule, but it was reportedly only half-court drills. "I'm going to try," Robinson said. "I'm going to do everything I can to try. I'm really itching to get out there. They're not telling me an expected time; all I know is I'm feeling great these past three days." Coach Nate McMillan said he's not close to game action, so he's safe to leave on the wire in most formats.</text:p>
            <text:p><text:s text:c="8"/></text:p>
            <text:p><text:s text:c="8"/></text:p>
            <text:p><text:s text:c="13"/></text:p>
            <text:p><text:s text:c="14"/></text:p>
            <text:p><text:s text:c="13"/>Source: NBA.com <text:s text:c="42"/>Jan 8 - 11:4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il Wilson</text:p>
            <text:p><text:s text:c="17"/></text:p>
            <text:p><text:s text:c="17"/></text:p>
            <text:p><text:s text:c="22"/>- F - <text:s/>Lakers</text:p>
            <text:p><text:s text:c="16"/></text:p>
            <text:p><text:s text:c="17"/></text:p>
            <text:p><text:s text:c="12"/></text:p>
            <text:p><text:s text:c="8"/></text:p>
            <text:p><text:s text:c="8"/></text:p>
            <text:p><text:s text:c="8"/></text:p>
            <text:p><text:s text:c="12"/>According to ESPN's Adrian Wojnarowski, the Lakers are strong front-runners to sign Jamil Wilson to a 10-day contract.</text:p>
            <text:p><text:s text:c="8"/></text:p>
            <text:p><text:s text:c="8"/></text:p>
            <text:p><text:s text:c="13"/>The Clippers just released him on Jan. 5, so he'll have to clear waivers on Monday afternoon first. The Lakers already have plenty of depth up front, so Wilson would have a really tough time finding minutes.</text:p>
            <text:p><text:s text:c="8"/></text:p>
            <text:p><text:s text:c="8"/></text:p>
            <text:p><text:s text:c="13"/></text:p>
            <text:p><text:s text:c="14"/></text:p>
            <text:p><text:s text:c="13"/>Source: Adrian Wojnarowski on Twitter <text:s text:c="20"/>Jan 8 - 11:1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Al Horford</text:p>
            <text:p><text:s text:c="17"/></text:p>
            <text:p><text:s text:c="17"/></text:p>
            <text:p><text:s text:c="22"/>- F/C - <text:s/>Celtics</text:p>
            <text:p><text:s text:c="16"/></text:p>
            <text:p><text:s text:c="17"/></text:p>
            <text:p><text:s text:c="12"/></text:p>
            <text:p><text:s text:c="8"/></text:p>
            <text:p><text:s text:c="8"/></text:p>
            <text:p><text:s text:c="8"/></text:p>
            <text:p><text:s text:c="12"/>Al Horford (knee) made the trip to London with the Celtics.</text:p>
            <text:p><text:s text:c="8"/></text:p>
            <text:p><text:s text:c="8"/></text:p>
            <text:p><text:s text:c="13"/>The Celtics only have one game this week and it's not until Thursday vs. Philly, so he'll have a few more days to get his body right. It's not clear if the Celtics will practice on Monday, but we should have an update no later than Tuesday.</text:p>
            <text:p><text:s text:c="8"/></text:p>
            <text:p><text:s text:c="8"/></text:p>
            <text:p><text:s text:c="13"/></text:p>
            <text:p><text:s text:c="14"/></text:p>
            <text:p><text:s text:c="13"/>Source: Scott Souza on Twitter <text:s text:c="27"/>Jan 8 - 10:5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 Mbah a Moute</text:p>
            <text:p><text:s text:c="17"/></text:p>
            <text:p><text:s text:c="17"/></text:p>
            <text:p><text:s text:c="22"/>- F - <text:s/>Rockets</text:p>
            <text:p><text:s text:c="16"/></text:p>
            <text:p><text:s text:c="17"/></text:p>
            <text:p><text:s text:c="12"/></text:p>
            <text:p><text:s text:c="8"/></text:p>
            <text:p><text:s text:c="8"/></text:p>
            <text:p><text:s text:c="8"/></text:p>
            <text:p><text:s text:c="12"/>Luc Mbah a Moute (dislocated shoulder) said he's getting closer, but doesn't have a return date in mind.</text:p>
            <text:p><text:s text:c="8"/></text:p>
            <text:p><text:s text:c="8"/></text:p>
            <text:p><text:s text:c="13"/>"I'm definitely closer to the end than where I was," Mbah a Moute said. "I'm feeling better, able to start shooting and doing stuff on the court. It's tough being out, dealing with an injury." Mbah a Moute is listed as out for Monday's game vs. the Bulls and we'll continue to list him as out indefinitely for now.</text:p>
            <text:p><text:s text:c="8"/></text:p>
            <text:p><text:s text:c="8"/></text:p>
            <text:p><text:s text:c="13"/></text:p>
            <text:p><text:s text:c="14"/></text:p>
            <text:p><text:s text:c="13"/>Source: Houston Chronicle <text:s text:c="32"/>Jan 8 - 10:5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meron Payne</text:p>
            <text:p><text:s text:c="17"/></text:p>
            <text:p><text:s text:c="17"/></text:p>
            <text:p><text:s text:c="22"/>- G - <text:s/>Bulls</text:p>
            <text:p><text:s text:c="16"/></text:p>
            <text:p><text:s text:c="17"/></text:p>
            <text:p><text:s text:c="12"/></text:p>
            <text:p><text:s text:c="8"/></text:p>
            <text:p><text:s text:c="8"/></text:p>
            <text:p><text:s text:c="8"/></text:p>
            <text:p><text:s text:c="12"/>Cameron Payne's foot scan checked out well and he's been cleared for increased activiy.</text:p>
            <text:p><text:s text:c="8"/></text:p>
            <text:p><text:s text:c="8"/></text:p>
            <text:p><text:s text:c="13"/>He had surgery back in September and was given a 3-4 month timetable, so he should be close to returning. Kris Dunn has the starting PG job locked up, so Payne will have to fight for scraps as the third-string PG behind Dunn and Jerian Grant once he's cleared.</text:p>
            <text:p><text:s text:c="8"/></text:p>
            <text:p><text:s text:c="8"/></text:p>
            <text:p><text:s text:c="13"/></text:p>
            <text:p><text:s text:c="14"/></text:p>
            <text:p><text:s text:c="13"/>Source: KC Johnson on Twitter <text:s text:c="28"/>Jan 8 - 10:4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Jackson</text:p>
            <text:p><text:s text:c="17"/></text:p>
            <text:p><text:s text:c="17"/></text:p>
            <text:p><text:s text:c="22"/>- F - <text:s/>Suns</text:p>
            <text:p><text:s text:c="16"/></text:p>
            <text:p><text:s text:c="17"/></text:p>
            <text:p><text:s text:c="12"/></text:p>
            <text:p><text:s text:c="8"/></text:p>
            <text:p><text:s text:c="8"/></text:p>
            <text:p><text:s text:c="8"/></text:p>
            <text:p><text:s text:c="12"/>Josh Jackson said he thinks slowing down was a big reason for his success on Sunday,</text:p>
            <text:p><text:s text:c="8"/></text:p>
            <text:p><text:s text:c="8"/></text:p>
            <text:p><text:s text:c="13"/>"A lot of the times I get going a little too fast and get out of control a little bit and it’s hard for me to look around and make decisions," Jackson said. "I think I did a really good job of just waiting on the defense to make a mistake." Jackson had 17 points, 10 rebounds, five assists, three 3-pointers, one block and zero turnovers in 31 minutes on Sunday, <text:s/>becoming the first Suns rookie to have at least 10 points, 10 rebounds and five assists in a game since Joe Johnson in 2002. The bad news is that the Suns have a total of four games over the next two weeks, so it's not a great time to pick him up if you need production.</text:p>
            <text:p><text:s text:c="8"/></text:p>
            <text:p><text:s text:c="8"/></text:p>
            <text:p><text:s text:c="13"/></text:p>
            <text:p><text:s text:c="14"/></text:p>
            <text:p><text:s text:c="13"/>Source: Arizona Republic <text:s text:c="33"/>Jan 8 - 10:3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aron Fox</text:p>
            <text:p><text:s text:c="17"/></text:p>
            <text:p><text:s text:c="17"/></text:p>
            <text:p><text:s text:c="22"/>- G - <text:s/>Kings</text:p>
            <text:p><text:s text:c="16"/></text:p>
            <text:p><text:s text:c="17"/></text:p>
            <text:p><text:s text:c="12"/></text:p>
            <text:p><text:s text:c="8"/></text:p>
            <text:p><text:s text:c="8"/></text:p>
            <text:p><text:s text:c="8"/></text:p>
            <text:p><text:s text:c="12"/>De'Aaron Fox said being more aggressive is the reason for his strong play lately.</text:p>
            <text:p><text:s text:c="8"/></text:p>
            <text:p><text:s text:c="8"/></text:p>
            <text:p><text:s text:c="13"/>"It was just me being aggressive all the time," Fox said. "No matter if it’s halfcourt or if it’s in transition." The rookie was slumping before he missed a couple weeks with a quad injury, but he's been great since his return with 17.5 points, 5.5 assists, 3.0 rebounds, 1.0 steals, 0.5 triples and 3.5 turnovers. If you want to take a chance on him, now would be the time since the Kings have back-to-back games on Monday and Tuesday.</text:p>
            <text:p><text:s text:c="8"/></text:p>
            <text:p><text:s text:c="8"/></text:p>
            <text:p><text:s text:c="13"/></text:p>
            <text:p><text:s text:c="14"/></text:p>
            <text:p><text:s text:c="13"/>Source: Sacramento Bee <text:s text:c="35"/>Jan 8 - 10:3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an Williams</text:p>
            <text:p><text:s text:c="17"/></text:p>
            <text:p><text:s text:c="17"/></text:p>
            <text:p><text:s text:c="22"/>- C - <text:s/>Suns</text:p>
            <text:p><text:s text:c="16"/></text:p>
            <text:p><text:s text:c="17"/></text:p>
            <text:p><text:s text:c="12"/></text:p>
            <text:p><text:s text:c="8"/></text:p>
            <text:p><text:s text:c="8"/></text:p>
            <text:p><text:s text:c="8"/></text:p>
            <text:p><text:s text:c="12"/>Alan Williams (knee surgery) is hopeful to return at some point in February or March.</text:p>
            <text:p><text:s text:c="8"/></text:p>
            <text:p><text:s text:c="8"/></text:p>
            <text:p><text:s text:c="13"/>"I’m definitely looking forward to that moment," Williams said of his return. "Man, the emotion involved. I’ll probably miss my first five shots because I’ll be shooting the ball too hard and I’ll probably pick up three fouls quick." Williams had surgery back on September 25 with a six-month timetable, so it sounds like he might be a bit ahead of schedule. He averaged 11.4 points, 9.1 rebounds, 0.8 blocks and 0.8 steals after the All-Star break last season, so he could become a waiver-wire pickup later in the campaign.</text:p>
            <text:p><text:s text:c="8"/></text:p>
            <text:p><text:s text:c="8"/></text:p>
            <text:p><text:s text:c="13"/></text:p>
            <text:p><text:s text:c="14"/></text:p>
            <text:p><text:s text:c="13"/>Source: Arizona Republic <text:s text:c="33"/>Jan 8 - 10:2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los Teodosic</text:p>
            <text:p><text:s text:c="17"/></text:p>
            <text:p><text:s text:c="17"/></text:p>
            <text:p><text:s text:c="22"/>- G - <text:s/>Clippers</text:p>
            <text:p><text:s text:c="16"/></text:p>
            <text:p><text:s text:c="17"/></text:p>
            <text:p><text:s text:c="12"/></text:p>
            <text:p><text:s text:c="8"/></text:p>
            <text:p><text:s text:c="8"/></text:p>
            <text:p><text:s text:c="8"/></text:p>
            <text:p><text:s text:c="12"/>Clippers coach Doc Rivers hinted on Saturday that Milos Teodosic (foot) probably won't play on Monday vs. the Hawks.</text:p>
            <text:p><text:s text:c="8"/></text:p>
            <text:p><text:s text:c="8"/></text:p>
            <text:p><text:s text:c="13"/>"He’s obviously out today and probably the next game," Rivers said. "But it looks like he’ll be back sooner than later." The Clippers listed him as questionable and Rivers added that he's "doing better," so maybe we'll see him on Wednesday vs. the Warriors or Thursday vs. the Kings. The bad news is the Clippers have even more reason to keep him under restrictions going forward.</text:p>
            <text:p><text:s text:c="8"/></text:p>
            <text:p><text:s text:c="8"/></text:p>
            <text:p><text:s text:c="13"/></text:p>
            <text:p><text:s text:c="14"/></text:p>
            <text:p><text:s text:c="13"/>Source: Los Angeles Times <text:s text:c="32"/>Jan 8 - 10:1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ight Buycks</text:p>
            <text:p><text:s text:c="17"/></text:p>
            <text:p><text:s text:c="17"/></text:p>
            <text:p><text:s text:c="22"/>- G - <text:s/>Pistons</text:p>
            <text:p><text:s text:c="16"/></text:p>
            <text:p><text:s text:c="17"/></text:p>
            <text:p><text:s text:c="12"/></text:p>
            <text:p><text:s text:c="8"/></text:p>
            <text:p><text:s text:c="8"/></text:p>
            <text:p><text:s text:c="8"/></text:p>
            <text:p><text:s text:c="12"/>Pistons coach Stan Van Gundy had high praise for point guard Dwight Buycks.</text:p>
            <text:p><text:s text:c="8"/></text:p>
            <text:p><text:s text:c="8"/></text:p>
            <text:p><text:s text:c="13"/>"I think coaches are always really, really happy for guys like that who have to fight to get an opportunity and then take advantage of that opportunity and play well," Van Gundy said. Buycks has leapfrogged Langston Galloway for the backup PG role behind Ish Smith and just scored a career-high 16 points with two rebounds, two assists, one block and four 3-pointers against the Rockets on Saturday. He's now played 17+ minutes in four straight games, so owners in very deep leagues should keep an eye on him to see if his role keep growing.</text:p>
            <text:p><text:s text:c="8"/></text:p>
            <text:p><text:s text:c="8"/></text:p>
            <text:p><text:s text:c="13"/></text:p>
            <text:p><text:s text:c="14"/></text:p>
            <text:p><text:s text:c="13"/>Source: Detroit News <text:s text:c="37"/>Jan 8 - 9:4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right calf strain) is listed as questionable to play vs. the Nuggets on Monday.</text:p>
            <text:p><text:s text:c="8"/></text:p>
            <text:p><text:s text:c="8"/></text:p>
            <text:p><text:s text:c="13"/>"I wouldn’t say it’s the end game. But more so, I need to feel better," Durant said. "I’m not thinking about playoffs or how to get rest. I just want my calf to feel better so I can go out there and play the way I play. I don’t want any restrictions out there." He's dealing with a legitimate injury and it's unclear if he was able to practice on Sunday. He's missed the last two games for Golden State, but we won't know more about his status until shootaround. Andre Iguodala (knee, hip) will be a streaming option if Durant can't go.</text:p>
            <text:p><text:s text:c="8"/></text:p>
            <text:p><text:s text:c="8"/></text:p>
            <text:p><text:s text:c="13"/></text:p>
            <text:p><text:s text:c="14"/></text:p>
            <text:p><text:s text:c="13"/>Source: San Jose Mercury News <text:s text:c="28"/>Jan 8 - 9:3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Lonzo Ball had 13 points, 10 rebounds, six assists, three 3-pointers and one steal in 30 minutes during Sunday's win vs. the visiting Hawks.</text:p>
            <text:p><text:s text:c="8"/></text:p>
            <text:p><text:s text:c="8"/></text:p>
            <text:p><text:s text:c="13"/>Lakers coach Luke Walton has been in the news a lot the past few days, after LaVar Ball proclaimed that Walton "doesn't have control of the team ... They don't want to play for him." The league's coaches have rallied around Walton, but ultimately winning is the best response to critics -- the Lakers took this game 132-113, and Walton even joked about the episode to reporters after the game (see link below). Drama aside, Lonzo looks safe as a mid-round fantasy value who only rises higher if you ignore his percentages.</text:p>
            <text:p><text:s text:c="8"/></text:p>
            <text:p><text:s text:c="8"/></text:p>
            <text:p><text:s text:c="13"/></text:p>
            <text:p><text:s text:c="14"/></text:p>
            <text:p><text:s text:c="13"/>Source: Bill Oram on Twitter <text:s text:c="29"/>Jan 8 - 1:5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uzma</text:p>
            <text:p><text:s text:c="17"/></text:p>
            <text:p><text:s text:c="17"/></text:p>
            <text:p><text:s text:c="22"/>- F - <text:s/>Lakers</text:p>
            <text:p><text:s text:c="16"/></text:p>
            <text:p><text:s text:c="17"/></text:p>
            <text:p><text:s text:c="12"/></text:p>
            <text:p><text:s text:c="8"/></text:p>
            <text:p><text:s text:c="8"/></text:p>
            <text:p><text:s text:c="8"/></text:p>
            <text:p><text:s text:c="12"/>Kyle Kuzma had a solid game off the Lakers' bench on Sunday with 14 points, six rebounds, three assists and one block in 24 minutes.</text:p>
            <text:p><text:s text:c="8"/></text:p>
            <text:p><text:s text:c="8"/></text:p>
            <text:p><text:s text:c="13"/>L.A. needed a victory and they found a perfect victim in the Hawks, who dropped to 3-18 on the road after tonight's game. Kuzma shot 6-of-12 from the field and 2-of-3 from the line, but it's worth noting that the Lakers tied their season-high with 132 points tonight, so double-digit scoring lines weren't hard to come by. His value is depleted with the Lakers' frontcourt at full strength, but Kuzma's owners still have plenty of cause for optimism.</text:p>
            <text:p><text:s text:c="8"/></text:p>
            <text:p><text:s text:c="8"/></text:p>
            <text:p><text:s text:c="13"/></text:p>
            <text:p><text:s text:c="14"/></text:p>
            <text:p><text:s text:c="13"/>Jan 8 - 1:5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ndon Ingram</text:p>
            <text:p><text:s text:c="17"/></text:p>
            <text:p><text:s text:c="17"/></text:p>
            <text:p><text:s text:c="22"/>- F - <text:s/>Lakers</text:p>
            <text:p><text:s text:c="16"/></text:p>
            <text:p><text:s text:c="17"/></text:p>
            <text:p><text:s text:c="12"/></text:p>
            <text:p><text:s text:c="8"/></text:p>
            <text:p><text:s text:c="8"/></text:p>
            <text:p><text:s text:c="8"/></text:p>
            <text:p><text:s text:c="12"/>The Lakers snapped a nine-game losing streak on Sunday, aided by Brandon Ingram's 20 points and seven assists in 30 minutes of action.</text:p>
            <text:p><text:s text:c="8"/></text:p>
            <text:p><text:s text:c="8"/></text:p>
            <text:p><text:s text:c="13"/>Ingram committed five turnovers but he was otherwise efficient, hitting 6-of-7 field goals and 6-of-7 free throws with one block, one assist and a pair of 3-pointers. Despite averaging an impressive 35.1 minutes per game this season, he has actually hurt most roto owners -- he's just 67.5% from the stripe on 5.3 attempts per game, with mediocre supporting stats, and is much more appealing in leagues that don't penalize FT percentages.</text:p>
            <text:p><text:s text:c="8"/></text:p>
            <text:p><text:s text:c="8"/></text:p>
            <text:p><text:s text:c="13"/></text:p>
            <text:p><text:s text:c="14"/></text:p>
            <text:p><text:s text:c="13"/>Jan 8 - 1:4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ook Lopez</text:p>
            <text:p><text:s text:c="17"/></text:p>
            <text:p><text:s text:c="17"/></text:p>
            <text:p><text:s text:c="22"/>- C - <text:s/>Lakers</text:p>
            <text:p><text:s text:c="16"/></text:p>
            <text:p><text:s text:c="17"/></text:p>
            <text:p><text:s text:c="12"/></text:p>
            <text:p><text:s text:c="8"/></text:p>
            <text:p><text:s text:c="8"/></text:p>
            <text:p><text:s text:c="8"/></text:p>
            <text:p><text:s text:c="12"/>In his third game back from a sprained ankle on Sunday, Brook Lopez notched eight points, three rebounds, two assists, four steals, two blocks and two 3-pointers in just 19 minutes of action.</text:p>
            <text:p><text:s text:c="8"/></text:p>
            <text:p><text:s text:c="8"/></text:p>
            <text:p><text:s text:c="13"/>The defensive stats tonight were fluky -- he had three steals and two blocks in the first quarter alone, which exceeded his combined total in any entire game so far this season. Larry Nance scored 13 points on 6-of-6 shooting off the bench, Julius Randle (23 minutes) played more than Lopez tonight, and there's always a chance that Ivica Zubac will see meaningful minutes late in the season. In other words, we're not coveting BroLo if you're looking ahead to the fantasy playoffs.</text:p>
            <text:p><text:s text:c="8"/></text:p>
            <text:p><text:s text:c="8"/></text:p>
            <text:p><text:s text:c="13"/>Related: Julius Randle, Larry Nance, Ivica Zubac</text:p>
            <text:p><text:s text:c="14"/></text:p>
            <text:p><text:s text:c="13"/>Jan 8 - 1:3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rry Nance</text:p>
            <text:p><text:s text:c="17"/></text:p>
            <text:p><text:s text:c="17"/></text:p>
            <text:p><text:s text:c="22"/>- F/C - <text:s/>Cavaliers</text:p>
            <text:p><text:s text:c="16"/></text:p>
            <text:p><text:s text:c="17"/></text:p>
            <text:p><text:s text:c="12"/></text:p>
            <text:p><text:s text:c="8"/></text:p>
            <text:p><text:s text:c="8"/></text:p>
            <text:p><text:s text:c="8"/></text:p>
            <text:p><text:s text:c="12"/>Larry Nance (illness) finished Sunday's game with 13 points on 6-of-6 shooting, adding eight rebounds, one assist, one steal and one block in 24 minutes.</text:p>
            <text:p><text:s text:c="8"/></text:p>
            <text:p><text:s text:c="8"/></text:p>
            <text:p><text:s text:c="13"/>Nance didn't miss any games despite battling 'flu-like symptoms' the past few days. L.A. recently waived Andrew Bogut to avoid guaranteeing his contract for the rest of the season, but Nance's playing time is still unlikely to climb while Julius Randle, Brook Lopez and Kyle Kuzma are clogging up frontcourt minutes.</text:p>
            <text:p><text:s text:c="8"/></text:p>
            <text:p><text:s text:c="8"/></text:p>
            <text:p><text:s text:c="13"/>Related: Kyle Kuzma, Andrew Bogut, Brook Lopez, Julius Randle</text:p>
            <text:p><text:s text:c="14"/></text:p>
            <text:p><text:s text:c="13"/>Jan 8 - 1:2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nt Bazemore</text:p>
            <text:p><text:s text:c="17"/></text:p>
            <text:p><text:s text:c="17"/></text:p>
            <text:p><text:s text:c="22"/>- G/F - <text:s/>Hawks</text:p>
            <text:p><text:s text:c="16"/></text:p>
            <text:p><text:s text:c="17"/></text:p>
            <text:p><text:s text:c="12"/></text:p>
            <text:p><text:s text:c="8"/></text:p>
            <text:p><text:s text:c="8"/></text:p>
            <text:p><text:s text:c="8"/></text:p>
            <text:p><text:s text:c="12"/>Kent Bazemore scored 15 points vs. the Lakers on Sunday, going 6-of-15 from the field with three 3-pointers, three assists, two blocks and one rebound.</text:p>
            <text:p><text:s text:c="8"/></text:p>
            <text:p><text:s text:c="8"/></text:p>
            <text:p><text:s text:c="13"/>Bazemore racked up 12 points during a third-quarter flurry, and his relatively low 26 minutes tonight were the result of the score -- he sat out the final 4:53 of a blowout loss. The good news is that his defense basically guarantees his role is safe going forward. During a halftime interview, assistant coach Charles Lee said the Hawks' issues stemmed from players simply not running back on transition defense, which is something Bazemore can't be accused of often, if ever.</text:p>
            <text:p><text:s text:c="8"/></text:p>
            <text:p><text:s text:c="8"/></text:p>
            <text:p><text:s text:c="13"/></text:p>
            <text:p><text:s text:c="14"/></text:p>
            <text:p><text:s text:c="13"/>Source: Atlanta Journal-Constitution <text:s text:c="21"/>Jan 8 - 1:2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Taurean Prince</text:p>
            <text:p><text:s text:c="17"/></text:p>
            <text:p><text:s text:c="17"/></text:p>
            <text:p><text:s text:c="22"/>- F - <text:s/>Hawks</text:p>
            <text:p><text:s text:c="16"/></text:p>
            <text:p><text:s text:c="17"/></text:p>
            <text:p><text:s text:c="12"/></text:p>
            <text:p><text:s text:c="8"/></text:p>
            <text:p><text:s text:c="8"/></text:p>
            <text:p><text:s text:c="8"/></text:p>
            <text:p><text:s text:c="12"/>Taurean Prince dislocated his right ring finger during Sunday's game, but returned to finish with six points (2-of-7 FGs, 2-of-2 FTs), seven rebounds and two assists in 25 minutes.</text:p>
            <text:p><text:s text:c="8"/></text:p>
            <text:p><text:s text:c="8"/></text:p>
            <text:p><text:s text:c="13"/>Prince hurt himself while battling Julius Randle for a rebound, and the taped-up finger appeared to nag him for the rest of the game. He shouldn't miss any time, fortunately, but owners should still check back for updates after Monday's shootaround.</text:p>
            <text:p><text:s text:c="8"/></text:p>
            <text:p><text:s text:c="8"/></text:p>
            <text:p><text:s text:c="13"/></text:p>
            <text:p><text:s text:c="14"/></text:p>
            <text:p><text:s text:c="13"/>Source: Hawks PR on Twitter <text:s text:c="30"/>Jan 8 - 1:2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Collins</text:p>
            <text:p><text:s text:c="17"/></text:p>
            <text:p><text:s text:c="17"/></text:p>
            <text:p><text:s text:c="22"/>- F - <text:s/>Hawks</text:p>
            <text:p><text:s text:c="16"/></text:p>
            <text:p><text:s text:c="17"/></text:p>
            <text:p><text:s text:c="12"/></text:p>
            <text:p><text:s text:c="8"/></text:p>
            <text:p><text:s text:c="8"/></text:p>
            <text:p><text:s text:c="8"/></text:p>
            <text:p><text:s text:c="12"/>John Collins came off the bench for 15 points, four rebounds, two blocks and three turnovers in 21 minutes vs. the Lakers on Sunday.</text:p>
            <text:p><text:s text:c="8"/></text:p>
            <text:p><text:s text:c="8"/></text:p>
            <text:p><text:s text:c="13"/>Collins took a shot to the mouth and was treated by the team's trainers in the first half, but he soon returned and it shouldn't cost him any time. He made 5-of-7 field goals and 4-of-5 free throw tonight, and even hit the first 3-pointer of his NBA career -- he attempted two of them on Friday, so maybe the Hawks' coaching staff is encouraging him to extend his range. It's something to watch as we approach the halfway-point in Atlanta's season.</text:p>
            <text:p><text:s text:c="8"/></text:p>
            <text:p><text:s text:c="8"/></text:p>
            <text:p><text:s text:c="13"/></text:p>
            <text:p><text:s text:c="14"/></text:p>
            <text:p><text:s text:c="13"/>Jan 8 - 1:1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nis Schroder</text:p>
            <text:p><text:s text:c="17"/></text:p>
            <text:p><text:s text:c="17"/></text:p>
            <text:p><text:s text:c="22"/>- G - <text:s/>Hawks</text:p>
            <text:p><text:s text:c="16"/></text:p>
            <text:p><text:s text:c="17"/></text:p>
            <text:p><text:s text:c="12"/></text:p>
            <text:p><text:s text:c="8"/></text:p>
            <text:p><text:s text:c="8"/></text:p>
            <text:p><text:s text:c="8"/></text:p>
            <text:p><text:s text:c="12"/>Dennis Schroder hit 10-of-23 FGs and 7-of-8 FTs during Sunday's road loss, scoring 27 points with five assists, three rebounds and two turnovers in 33 minutes.</text:p>
            <text:p><text:s text:c="8"/></text:p>
            <text:p><text:s text:c="8"/></text:p>
            <text:p><text:s text:c="13"/>Schroder continues to thrive when he attacks the basket, and his 10.2 points off drives this season ranks second in the NBA behind only James Harden (11.5). He settled for too many outside jumpers tonight, but it was the other end of the court that cost the Hawks -- they were out-scored 56-40 in the paint, and gave up 42 points in transition. Defensive issues aside, Schroder should have another big game vs. the short-handed Clippers on Monday.</text:p>
            <text:p><text:s text:c="8"/></text:p>
            <text:p><text:s text:c="8"/></text:p>
            <text:p><text:s text:c="13"/>Related: James Harden</text:p>
            <text:p><text:s text:c="14"/></text:p>
            <text:p><text:s text:c="13"/>Source: NBA.com <text:s text:c="42"/>Jan 8 - 1:0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les Plumlee</text:p>
            <text:p><text:s text:c="17"/></text:p>
            <text:p><text:s text:c="17"/></text:p>
            <text:p><text:s text:c="22"/>- F/C - <text:s/>Hawks</text:p>
            <text:p><text:s text:c="16"/></text:p>
            <text:p><text:s text:c="17"/></text:p>
            <text:p><text:s text:c="12"/></text:p>
            <text:p><text:s text:c="8"/></text:p>
            <text:p><text:s text:c="8"/></text:p>
            <text:p><text:s text:c="8"/></text:p>
            <text:p><text:s text:c="12"/>Miles Plumlee started again on Sunday, posting six points on 3-of-3 shooting, four rebounds, one assist and one steal in 25 minutes.</text:p>
            <text:p><text:s text:c="8"/></text:p>
            <text:p><text:s text:c="8"/></text:p>
            <text:p><text:s text:c="13"/>It was reported on Dec. 27 that the Hawks hoped to have Dewayne Dedmon (leg) back in 10-14 days, but we're on Day 11 and have yet to hear about him practicing. Even as the default starting center, though, Plumlee has unimpressive averages of 5.4 points, 4.4 rebounds, 1.1 assists, 0.6 steals and 0.6 blocks. If those numbers wouldn't help you, continue to ignore him.</text:p>
            <text:p><text:s text:c="8"/></text:p>
            <text:p><text:s text:c="8"/></text:p>
            <text:p><text:s text:c="13"/>Related: Dewayne Dedmon, John Collins</text:p>
            <text:p><text:s text:c="14"/></text:p>
            <text:p><text:s text:c="13"/>Jan 8 - 12:5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tty Mills</text:p>
            <text:p><text:s text:c="17"/></text:p>
            <text:p><text:s text:c="17"/></text:p>
            <text:p><text:s text:c="22"/>- G - <text:s/>Spurs</text:p>
            <text:p><text:s text:c="16"/></text:p>
            <text:p><text:s text:c="17"/></text:p>
            <text:p><text:s text:c="12"/></text:p>
            <text:p><text:s text:c="8"/></text:p>
            <text:p><text:s text:c="8"/></text:p>
            <text:p><text:s text:c="8"/></text:p>
            <text:p><text:s text:c="12"/>Patty Mills made 2-of-6 FGs and 2-of-2 FTs in 28 minutes on Sunday, finishing with seven points, two assists, one rebound and three turnovers.</text:p>
            <text:p><text:s text:c="8"/></text:p>
            <text:p><text:s text:c="8"/></text:p>
            <text:p><text:s text:c="13"/>Tony Parker was rested tonight, while Danny Green (groin) was out again due to injury, and Mills' role continues to shift based on who is available for San Antonio. "It's been tough for Patty," Gregg Popovich admitted recently. "He's been all over the place. He's trying to help us any way he can. It has hurt his numbers a little bit." Mills isn't even holding top-150 value in 9-cat leagues this season, and belongs on the wire in the bulk of fantasy leagues.</text:p>
            <text:p><text:s text:c="8"/></text:p>
            <text:p><text:s text:c="8"/></text:p>
            <text:p><text:s text:c="13"/>Related: Danny Green, Tony Parker</text:p>
            <text:p><text:s text:c="14"/></text:p>
            <text:p><text:s text:c="13"/>Source: AP <text:s text:c="47"/>Jan 8 - 12:3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nu Ginobili</text:p>
            <text:p><text:s text:c="17"/></text:p>
            <text:p><text:s text:c="17"/></text:p>
            <text:p><text:s text:c="22"/>- G - <text:s/>Spurs</text:p>
            <text:p><text:s text:c="16"/></text:p>
            <text:p><text:s text:c="17"/></text:p>
            <text:p><text:s text:c="12"/></text:p>
            <text:p><text:s text:c="8"/></text:p>
            <text:p><text:s text:c="8"/></text:p>
            <text:p><text:s text:c="8"/></text:p>
            <text:p><text:s text:c="12"/>Manu Ginobili poured in a season-high 26 points on Sunday, making 9-of-16 shots with six 3-pointers, four rebounds, two assists, two blocks and one steals in 27 minutes.</text:p>
            <text:p><text:s text:c="8"/></text:p>
            <text:p><text:s text:c="8"/></text:p>
            <text:p><text:s text:c="13"/>The 40-year-old Ginobili is setting records on a nightly basis. On Friday, he became the oldest player in NBA history to score 20+ points in fewer than 20 minutes. Tonight, he became the oldest player to score 20+ points in back-to-back games, in addition to becoming the seventh player in NBA history with 8,000 career points off the bench. Fantasy-wise, though, he's still a sporadic value due to limited minutes and random DNP-CDs.</text:p>
            <text:p><text:s text:c="8"/></text:p>
            <text:p><text:s text:c="8"/></text:p>
            <text:p><text:s text:c="13"/></text:p>
            <text:p><text:s text:c="14"/></text:p>
            <text:p><text:s text:c="13"/>Source: San Antonio Express-News <text:s text:c="25"/>Jan 8 - 12:3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 Gasol</text:p>
            <text:p><text:s text:c="17"/></text:p>
            <text:p><text:s text:c="17"/></text:p>
            <text:p><text:s text:c="22"/>- F/C - <text:s/>Spurs</text:p>
            <text:p><text:s text:c="16"/></text:p>
            <text:p><text:s text:c="17"/></text:p>
            <text:p><text:s text:c="12"/></text:p>
            <text:p><text:s text:c="8"/></text:p>
            <text:p><text:s text:c="8"/></text:p>
            <text:p><text:s text:c="8"/></text:p>
            <text:p><text:s text:c="12"/>Pau Gasol had 16 points, nine rebounds, five assists, two blocks and one 3-pointer vs. the Blazers on Sunday.</text:p>
            <text:p><text:s text:c="8"/></text:p>
            <text:p><text:s text:c="8"/></text:p>
            <text:p><text:s text:c="13"/>Gasol hit 6-of-11 FGs and 3-of-5 FTs in 28 minutes of action tonight, his highest playing time since Dec. 26. This was the first game of a back-to-back set, however, and based on Pau's workload he could get a rest day vs. the Kings on Monday. With luck, the Spurs will clarify which veterans might be rested after shootaround.</text:p>
            <text:p><text:s text:c="8"/></text:p>
            <text:p><text:s text:c="8"/></text:p>
            <text:p><text:s text:c="13"/></text:p>
            <text:p><text:s text:c="14"/></text:p>
            <text:p><text:s text:c="13"/>Jan 8 - 12:3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Marcus Aldridge</text:p>
            <text:p><text:s text:c="17"/></text:p>
            <text:p><text:s text:c="17"/></text:p>
            <text:p><text:s text:c="22"/>- F/C - <text:s/>Spurs</text:p>
            <text:p><text:s text:c="16"/></text:p>
            <text:p><text:s text:c="17"/></text:p>
            <text:p><text:s text:c="12"/></text:p>
            <text:p><text:s text:c="8"/></text:p>
            <text:p><text:s text:c="8"/></text:p>
            <text:p><text:s text:c="8"/></text:p>
            <text:p><text:s text:c="12"/>LaMarcus Aldridge posted 30 points and a season-high 14 rebounds in a losing effort vs. his former team on Sunday, hitting 12-of-21 FGs and 5-of-7 FTs in 35 minutes.</text:p>
            <text:p><text:s text:c="8"/></text:p>
            <text:p><text:s text:c="8"/></text:p>
            <text:p><text:s text:c="13"/>Aldridge added one assist, one steal, one block and one 3-pointer without any turnovers tonight, but he bricked a potential game-winner in Portland. The Spurs held him out of Friday's game as a precaution and sporadic DNPs will be an annoyance for his owners down the stretch, especially during busy parts of the schedule -- they play the second of back-to-back games on Monday, so it can't hurt to confirm the status of guys like Aldridge and Pau Gasol prior to tip-off.</text:p>
            <text:p><text:s text:c="8"/></text:p>
            <text:p><text:s text:c="8"/></text:p>
            <text:p><text:s text:c="13"/>Related: Pau Gasol</text:p>
            <text:p><text:s text:c="14"/></text:p>
            <text:p><text:s text:c="13"/>Jan 8 - 12:3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jounte Murray</text:p>
            <text:p><text:s text:c="17"/></text:p>
            <text:p><text:s text:c="17"/></text:p>
            <text:p><text:s text:c="22"/>- G - <text:s/>Spurs</text:p>
            <text:p><text:s text:c="16"/></text:p>
            <text:p><text:s text:c="17"/></text:p>
            <text:p><text:s text:c="12"/></text:p>
            <text:p><text:s text:c="8"/></text:p>
            <text:p><text:s text:c="8"/></text:p>
            <text:p><text:s text:c="8"/></text:p>
            <text:p><text:s text:c="12"/>Dejounte Murray started in place of Tony Parker (injury management) on Sunday, but had only three points, four assists and one rebound in 21 minutes.</text:p>
            <text:p><text:s text:c="8"/></text:p>
            <text:p><text:s text:c="8"/></text:p>
            <text:p><text:s text:c="13"/>Patty Mills was the big winner the last time San Antonio rested Parker, but he was also quiet with seven points, two assists and one rebound in 28 minutes. Both guards will see their roles reduced with Parker due back on Monday.</text:p>
            <text:p><text:s text:c="8"/></text:p>
            <text:p><text:s text:c="8"/></text:p>
            <text:p><text:s text:c="13"/>Related: Tony Parker, Patty Mills</text:p>
            <text:p><text:s text:c="14"/></text:p>
            <text:p><text:s text:c="13"/>Jan 8 - 12:3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Anderson</text:p>
            <text:p><text:s text:c="17"/></text:p>
            <text:p><text:s text:c="17"/></text:p>
            <text:p><text:s text:c="22"/>- F - <text:s/>Spurs</text:p>
            <text:p><text:s text:c="16"/></text:p>
            <text:p><text:s text:c="17"/></text:p>
            <text:p><text:s text:c="12"/></text:p>
            <text:p><text:s text:c="8"/></text:p>
            <text:p><text:s text:c="8"/></text:p>
            <text:p><text:s text:c="8"/></text:p>
            <text:p><text:s text:c="12"/>Kyle Anderson played 36 minutes vs. the Blazers on Sunday, scoring eight points (2-of-4 FGs, 4-of-4 FTs) with six rebounds, five assists and one steal.</text:p>
            <text:p><text:s text:c="8"/></text:p>
            <text:p><text:s text:c="8"/></text:p>
            <text:p><text:s text:c="13"/>Kawhi Leonard (left shoulder) was out tonight and Gregg Popovich said that he's dealing with a partial tear, but we don't have any more details. The Spurs are listing Kawhi as questionable for Monday but it would be surprising to see him return that quickly -- even Thursday's road game seems like a stretch. With Rudy Gay (heel) also ailing, Anderson should get another heavy workload in a road game vs. the Kings.</text:p>
            <text:p><text:s text:c="8"/></text:p>
            <text:p><text:s text:c="8"/></text:p>
            <text:p><text:s text:c="13"/>Related: Kawhi Leonard, Rudy Gay</text:p>
            <text:p><text:s text:c="14"/></text:p>
            <text:p><text:s text:c="13"/>Jan 8 - 12:3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yn Forbes</text:p>
            <text:p><text:s text:c="17"/></text:p>
            <text:p><text:s text:c="17"/></text:p>
            <text:p><text:s text:c="22"/>- G - <text:s/>Spurs</text:p>
            <text:p><text:s text:c="16"/></text:p>
            <text:p><text:s text:c="17"/></text:p>
            <text:p><text:s text:c="12"/></text:p>
            <text:p><text:s text:c="8"/></text:p>
            <text:p><text:s text:c="8"/></text:p>
            <text:p><text:s text:c="8"/></text:p>
            <text:p><text:s text:c="12"/>Bryn Forbes played 27 minutes vs. Portland on Sunday, finishing with 10 points on 5-of-10 shooting, two assists and one rebound.</text:p>
            <text:p><text:s text:c="8"/></text:p>
            <text:p><text:s text:c="8"/></text:p>
            <text:p><text:s text:c="13"/>Danny Green (left groin tightness) was listed as 'doubtful' prior to being ruled out tonight, and his absence continues to open up the wing rotation, but Forbes still isn't a reliable fantasy option. His $1.3 million contract becomes fully guaranteed on Jan. 10, and all signs point to the Spurs keeping him for the rest of the season -- he's likely headed for restricted free agency this summer.</text:p>
            <text:p><text:s text:c="8"/></text:p>
            <text:p><text:s text:c="8"/></text:p>
            <text:p><text:s text:c="13"/>Related: Danny Green</text:p>
            <text:p><text:s text:c="14"/></text:p>
            <text:p><text:s text:c="13"/>Jan 8 - 12:3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bazz Napier</text:p>
            <text:p><text:s text:c="17"/></text:p>
            <text:p><text:s text:c="17"/></text:p>
            <text:p><text:s text:c="22"/>- G - <text:s/>Trail Blazers</text:p>
            <text:p><text:s text:c="16"/></text:p>
            <text:p><text:s text:c="17"/></text:p>
            <text:p><text:s text:c="12"/></text:p>
            <text:p><text:s text:c="8"/></text:p>
            <text:p><text:s text:c="8"/></text:p>
            <text:p><text:s text:c="8"/></text:p>
            <text:p><text:s text:c="12"/>Shabazz Napier racked up 15 points, seven assists, five rebounds, two steals, one block and one 3-pointer as a fill-in starter on Sunday, making 7-of-9 shots in 33 minutes of action.</text:p>
            <text:p><text:s text:c="8"/></text:p>
            <text:p><text:s text:c="8"/></text:p>
            <text:p><text:s text:c="13"/>Damian Lillard was ruled out before tip-off due to his strained right calf, although it doesn't sounds like he'll miss much time -- the training staff thought it was "smarter" if he took the night off vs. the short-handed Spurs. Napier is a terrific handcuff for Lillard in deeper leagues, and he's worth opportunistic streaming in most situations whenever Lillard is unavailable. In case you missed his impressive effort tonight, follow the link for a sample of his efforts at both ends of the court.</text:p>
            <text:p><text:s text:c="8"/></text:p>
            <text:p><text:s text:c="8"/></text:p>
            <text:p><text:s text:c="13"/>Related: Damian Lillard</text:p>
            <text:p><text:s text:c="14"/></text:p>
            <text:p><text:s text:c="13"/>Source: Trail Blazers on Twitter <text:s text:c="25"/>Jan 8 - 12:2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e Harkless</text:p>
            <text:p><text:s text:c="17"/></text:p>
            <text:p><text:s text:c="17"/></text:p>
            <text:p><text:s text:c="22"/>- G/F - <text:s/>Trail Blazers</text:p>
            <text:p><text:s text:c="16"/></text:p>
            <text:p><text:s text:c="17"/></text:p>
            <text:p><text:s text:c="12"/></text:p>
            <text:p><text:s text:c="8"/></text:p>
            <text:p><text:s text:c="8"/></text:p>
            <text:p><text:s text:c="8"/></text:p>
            <text:p><text:s text:c="12"/>Moe Harkless sprang to life in 24 minutes vs. the Spurs, making 7-of-10 FGs for 19 points with five rebounds, three 3-pointers, two blocks and one steal.</text:p>
            <text:p><text:s text:c="8"/></text:p>
            <text:p><text:s text:c="8"/></text:p>
            <text:p><text:s text:c="13"/>He added 2-of-2 free throws tonight, and this comes on the heels of a DNP-CD on Friday. The difference is that Damian Lillard (calf) was held out of tonight's game, which bumped Shabazz Napier to the starting PG spot and opened up the reserve rotation. It's no coincidence that Harkless' season-high of 22 points came on Dec. 23, in a game Lillard missed, and he's not worth owning in most leagues with such a tumultuous role.</text:p>
            <text:p><text:s text:c="8"/></text:p>
            <text:p><text:s text:c="8"/></text:p>
            <text:p><text:s text:c="13"/>Related: Shabazz Napier, Damian Lillard</text:p>
            <text:p><text:s text:c="14"/></text:p>
            <text:p><text:s text:c="13"/>Jan 8 - 12:1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J. McCollum</text:p>
            <text:p><text:s text:c="17"/></text:p>
            <text:p><text:s text:c="17"/></text:p>
            <text:p><text:s text:c="22"/>- G - <text:s/>Trail Blazers</text:p>
            <text:p><text:s text:c="16"/></text:p>
            <text:p><text:s text:c="17"/></text:p>
            <text:p><text:s text:c="12"/></text:p>
            <text:p><text:s text:c="8"/></text:p>
            <text:p><text:s text:c="8"/></text:p>
            <text:p><text:s text:c="8"/></text:p>
            <text:p><text:s text:c="12"/>C.J. McCollum hit a game-winning floater vs. the Spurs on Sunday, finishing with 25 points on 11-of-24 shooting, seven assists, five rebounds, two steals and one 3-pointer.</text:p>
            <text:p><text:s text:c="8"/></text:p>
            <text:p><text:s text:c="8"/></text:p>
            <text:p><text:s text:c="13"/>Blazers coach Terry Stotts praised his team's selflessness after Friday's game, saying, "Our passing has been improved the last three games ... It's been below average most of the season." They had a modest 19 assists tonight, on 48 made field goals, but that's partly because Damian Lillard (calf) was absent. McCollum would be leaned on more for playmaking if Dame were out long-term, but there's a good chance he'll return vs. OKC on Tuesday.</text:p>
            <text:p><text:s text:c="8"/></text:p>
            <text:p><text:s text:c="8"/></text:p>
            <text:p><text:s text:c="13"/></text:p>
            <text:p><text:s text:c="14"/></text:p>
            <text:p><text:s text:c="13"/>Source: AP <text:s text:c="47"/>Jan 8 - 12:1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trick Patterson</text:p>
            <text:p><text:s text:c="17"/></text:p>
            <text:p><text:s text:c="17"/></text:p>
            <text:p><text:s text:c="22"/>- F/C - <text:s/>Thunder</text:p>
            <text:p><text:s text:c="16"/></text:p>
            <text:p><text:s text:c="17"/></text:p>
            <text:p><text:s text:c="12"/></text:p>
            <text:p><text:s text:c="8"/></text:p>
            <text:p><text:s text:c="8"/></text:p>
            <text:p><text:s text:c="8"/></text:p>
            <text:p><text:s text:c="12"/>Patrick Patterson logged 17 minutes off the bench on Sunday, scoring eight points with two assists, one rebound and a pair of 3-pointers.</text:p>
            <text:p><text:s text:c="8"/></text:p>
            <text:p><text:s text:c="8"/></text:p>
            <text:p><text:s text:c="13"/>Patterson went 2-of-3 from the field overall, and 2-of-2 from the line, and this is representative of his current role in OKC. The Thunder rank 29th in bench scoring, ahead of only the Thunder, and Patterson belongs on the waiver wire while Paul George, Carmelo Anthony and Steven Adams are all healthy.</text:p>
            <text:p><text:s text:c="8"/></text:p>
            <text:p><text:s text:c="8"/></text:p>
            <text:p><text:s text:c="13"/></text:p>
            <text:p><text:s text:c="14"/></text:p>
            <text:p><text:s text:c="13"/>Jan 8 - 12:0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Russell Westbrook</text:p>
            <text:p><text:s text:c="17"/></text:p>
            <text:p><text:s text:c="17"/></text:p>
            <text:p><text:s text:c="22"/>- G - <text:s/>Thunder</text:p>
            <text:p><text:s text:c="16"/></text:p>
            <text:p><text:s text:c="17"/></text:p>
            <text:p><text:s text:c="12"/></text:p>
            <text:p><text:s text:c="8"/></text:p>
            <text:p><text:s text:c="8"/></text:p>
            <text:p><text:s text:c="8"/></text:p>
            <text:p><text:s text:c="12"/>Russell Westbrook triple-doubled in a losing effort on Sunday with 26 points, 11 assists and 10 rebounds in 34 minutes vs. the Suns.</text:p>
            <text:p><text:s text:c="8"/></text:p>
            <text:p><text:s text:c="8"/></text:p>
            <text:p><text:s text:c="13"/>Westbrook hit 11-of-21 field goals but he was 3-of-7 from the FT line, while committing six turnovers. The poor FT shooting is an ongoing concern. Fantasy owners expected brutal turnovers (4.5 per game) and FG percentages (43.2% on 21.2 attempts), but Westbrook has also plummetted from a career-high 84.5% FT shooting last season to a career-low 71.8% this season. An upward correction seems inevitable, so roto owners should hang in there.</text:p>
            <text:p><text:s text:c="8"/></text:p>
            <text:p><text:s text:c="8"/></text:p>
            <text:p><text:s text:c="13"/></text:p>
            <text:p><text:s text:c="14"/></text:p>
            <text:p><text:s text:c="13"/>Jan 8 - 12:0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errance Ferguson</text:p>
            <text:p><text:s text:c="17"/></text:p>
            <text:p><text:s text:c="17"/></text:p>
            <text:p><text:s text:c="22"/>- G - <text:s/>Thunder</text:p>
            <text:p><text:s text:c="16"/></text:p>
            <text:p><text:s text:c="17"/></text:p>
            <text:p><text:s text:c="12"/></text:p>
            <text:p><text:s text:c="8"/></text:p>
            <text:p><text:s text:c="8"/></text:p>
            <text:p><text:s text:c="8"/></text:p>
            <text:p><text:s text:c="12"/>Terrance Ferguson started again on Sunday, but had only two points, one rebound, one assist and three steals before fouling out in 18 minutes.</text:p>
            <text:p><text:s text:c="8"/></text:p>
            <text:p><text:s text:c="8"/></text:p>
            <text:p><text:s text:c="13"/>Andre Roberson is still nursing a sore knee, while Alex Abrines (groin) was eased into the mix with just three minutes tonight. OKC coach Billy Donovan praised Ferguson for staying focused despite a rough shooting night on Thursday, saying, "He kept guarding, he kept playing and he kept doing the things that you need him to do." That's a solid vote of confidence, but he could easily fall out of the rotation once Abrines is up to speed and Roberson is healthy.</text:p>
            <text:p><text:s text:c="8"/></text:p>
            <text:p><text:s text:c="8"/></text:p>
            <text:p><text:s text:c="13"/></text:p>
            <text:p><text:s text:c="14"/></text:p>
            <text:p><text:s text:c="13"/>Source: NBA.com <text:s text:c="42"/>Jan 8 - 12:0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melo Anthony</text:p>
            <text:p><text:s text:c="17"/></text:p>
            <text:p><text:s text:c="17"/></text:p>
            <text:p><text:s text:c="22"/>- F - <text:s/>Thunder</text:p>
            <text:p><text:s text:c="16"/></text:p>
            <text:p><text:s text:c="17"/></text:p>
            <text:p><text:s text:c="12"/></text:p>
            <text:p><text:s text:c="8"/></text:p>
            <text:p><text:s text:c="8"/></text:p>
            <text:p><text:s text:c="8"/></text:p>
            <text:p><text:s text:c="12"/>Carmelo Anthony shot 6-of-14 to score 14 points on Sunday, but he chipped in four rebounds, one assist, one steal, one block and one 3-pointer in 32 minutes.</text:p>
            <text:p><text:s text:c="8"/></text:p>
            <text:p><text:s text:c="8"/></text:p>
            <text:p><text:s text:c="13"/>The Thunder went 12-5 during a busy month of December, and they've appreciated the slower pace in January. <text:s/>"We can exhale a little bit, get a couple days of practice, fine tune some things, get our bodies right and get our minds right," said Melo. He's accepted his role as a spot-up shooter in OKC, and it had been paying dividends -- he came in averaging 21.3 points on 58.5% shooting in the past three games. He'll get three games next week, beginning Tuesday vs. the visiting Trail Blazers.</text:p>
            <text:p><text:s text:c="8"/></text:p>
            <text:p><text:s text:c="8"/></text:p>
            <text:p><text:s text:c="13"/></text:p>
            <text:p><text:s text:c="14"/></text:p>
            <text:p><text:s text:c="13"/>Source: NBA.com <text:s text:c="42"/>Jan 7 - 11: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ex Abrines</text:p>
            <text:p><text:s text:c="17"/></text:p>
            <text:p><text:s text:c="17"/></text:p>
            <text:p><text:s text:c="22"/>- G - <text:s/>Thunder</text:p>
            <text:p><text:s text:c="16"/></text:p>
            <text:p><text:s text:c="17"/></text:p>
            <text:p><text:s text:c="12"/></text:p>
            <text:p><text:s text:c="8"/></text:p>
            <text:p><text:s text:c="8"/></text:p>
            <text:p><text:s text:c="8"/></text:p>
            <text:p><text:s text:c="12"/>Alex Abrines (groin) had one rebound in three minutes off the bench on Sunday.</text:p>
            <text:p><text:s text:c="8"/></text:p>
            <text:p><text:s text:c="8"/></text:p>
            <text:p><text:s text:c="13"/>Abrines wound up sitting until garbage time tonight, while rookie Terrance Ferguson played 18 minutes as a starter and Josh Huestis logged 27 minutes off the bench. This could have been a simple precaution to avoid aggravating Abrines' groin injury, but even at full strength he's not worth a roster spot in fantasy leagues.</text:p>
            <text:p><text:s text:c="8"/></text:p>
            <text:p><text:s text:c="8"/></text:p>
            <text:p><text:s text:c="13"/>Related: Josh Huestis, Terrance Ferguson</text:p>
            <text:p><text:s text:c="14"/></text:p>
            <text:p><text:s text:c="13"/>Jan 7 - 11: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ex Len</text:p>
            <text:p><text:s text:c="17"/></text:p>
            <text:p><text:s text:c="17"/></text:p>
            <text:p><text:s text:c="22"/>- C - <text:s/>Suns</text:p>
            <text:p><text:s text:c="16"/></text:p>
            <text:p><text:s text:c="17"/></text:p>
            <text:p><text:s text:c="12"/></text:p>
            <text:p><text:s text:c="8"/></text:p>
            <text:p><text:s text:c="8"/></text:p>
            <text:p><text:s text:c="8"/></text:p>
            <text:p><text:s text:c="12"/>Alex Len posted just two points, three rebounds and one steal in eight minutes of action on Sunday.</text:p>
            <text:p><text:s text:c="8"/></text:p>
            <text:p><text:s text:c="8"/></text:p>
            <text:p><text:s text:c="13"/>Marquese Chriss didn't return after straining his hip in the second quarter, but Dragan Bender (20 points, six boards, four assists) wound up going off while earning backup center minutes. Len's role is murky at best while Tyson Chandler is starting, and he's still just an optimist's stash in case Phoenix turns him loose closer to the All-Star break.</text:p>
            <text:p><text:s text:c="8"/></text:p>
            <text:p><text:s text:c="8"/></text:p>
            <text:p><text:s text:c="13"/>Related: Dragan Bender, Tyson Chandler, Greg Monroe</text:p>
            <text:p><text:s text:c="14"/></text:p>
            <text:p><text:s text:c="13"/>Jan 7 - 11: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vin Booker</text:p>
            <text:p><text:s text:c="17"/></text:p>
            <text:p><text:s text:c="17"/></text:p>
            <text:p><text:s text:c="22"/>- G - <text:s/>Suns</text:p>
            <text:p><text:s text:c="16"/></text:p>
            <text:p><text:s text:c="17"/></text:p>
            <text:p><text:s text:c="12"/></text:p>
            <text:p><text:s text:c="8"/></text:p>
            <text:p><text:s text:c="8"/></text:p>
            <text:p><text:s text:c="8"/></text:p>
            <text:p><text:s text:c="12"/>Devin Booker shot 6-of-17 from the field on Sunday, but he still scored 26 points while hitting 9-of-12 free throws with five 3-pointers, four assists and two rebounds in 31 minutes.</text:p>
            <text:p><text:s text:c="8"/></text:p>
            <text:p><text:s text:c="8"/></text:p>
            <text:p><text:s text:c="13"/>Isaiah Canaan (groin) was out tonight, and coach Jay Triano has hinted that Booker will handle the ball more often in his absence. "We want him to play his natural position but also get more reps at the point," Triano said. "I can see it evolving, but right now it’s not something we want to throw at him ... [Eventually] I think he could do either [PG or SG]." Booker did handle the ball more tonight, but he committed four turnovers with his four assists. Like the Suns as a whole, it's a work in progress.</text:p>
            <text:p><text:s text:c="8"/></text:p>
            <text:p><text:s text:c="8"/></text:p>
            <text:p><text:s text:c="13"/>Related: Isaiah Canaan</text:p>
            <text:p><text:s text:c="14"/></text:p>
            <text:p><text:s text:c="13"/>Source: Craig Grialou on Twitter <text:s text:c="25"/>Jan 7 - 11: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ed Dudley</text:p>
            <text:p><text:s text:c="17"/></text:p>
            <text:p><text:s text:c="17"/></text:p>
            <text:p><text:s text:c="22"/>- F - <text:s/>Suns</text:p>
            <text:p><text:s text:c="16"/></text:p>
            <text:p><text:s text:c="17"/></text:p>
            <text:p><text:s text:c="12"/></text:p>
            <text:p><text:s text:c="8"/></text:p>
            <text:p><text:s text:c="8"/></text:p>
            <text:p><text:s text:c="8"/></text:p>
            <text:p><text:s text:c="12"/>Jared Dudley (illness) played six scoreless minutes off the bench vs. Oklahoma City on Sunday.</text:p>
            <text:p><text:s text:c="8"/></text:p>
            <text:p><text:s text:c="8"/></text:p>
            <text:p><text:s text:c="13"/>Meanwhile, Dragan Bender and Josh Jackson both had breakout performances tonight. Nothing about this situation bodes well for the 32-year-old Dudley in fantasy leagues.</text:p>
            <text:p><text:s text:c="8"/></text:p>
            <text:p><text:s text:c="8"/></text:p>
            <text:p><text:s text:c="13"/>Related: Dragan Bender, Josh Jackson</text:p>
            <text:p><text:s text:c="14"/></text:p>
            <text:p><text:s text:c="13"/>Jan 7 - 11: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Ulis</text:p>
            <text:p><text:s text:c="17"/></text:p>
            <text:p><text:s text:c="17"/></text:p>
            <text:p><text:s text:c="22"/>- G - <text:s/>Suns</text:p>
            <text:p><text:s text:c="16"/></text:p>
            <text:p><text:s text:c="17"/></text:p>
            <text:p><text:s text:c="12"/></text:p>
            <text:p><text:s text:c="8"/></text:p>
            <text:p><text:s text:c="8"/></text:p>
            <text:p><text:s text:c="8"/></text:p>
            <text:p><text:s text:c="12"/>Tyler Ulis played the entire fourth quarter on Sunday, finishing an impressive win vs. the Thunder with seven points, five assists, two steals, one block and one 3-pointer in 32 minutes.</text:p>
            <text:p><text:s text:c="8"/></text:p>
            <text:p><text:s text:c="8"/></text:p>
            <text:p><text:s text:c="13"/>Isaiah Canaan (groin) will reportedly miss at least 7-10 days after an MRI revealed "more damage" than the Suns anticipated, which gives Ulis a new lease on life. The bad news is that Phoenix only plays twice next week, so Ulis and his teammates will have fewer games than 25 other teams. He's been a liability 12-team leagues this season, and most roto owners should look elsewhere for reliable production.</text:p>
            <text:p><text:s text:c="8"/></text:p>
            <text:p><text:s text:c="8"/></text:p>
            <text:p><text:s text:c="13"/>Related: Isaiah Canaan</text:p>
            <text:p><text:s text:c="14"/></text:p>
            <text:p><text:s text:c="13"/>Jan 7 - 11: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Jackson</text:p>
            <text:p><text:s text:c="17"/></text:p>
            <text:p><text:s text:c="17"/></text:p>
            <text:p><text:s text:c="22"/>- F - <text:s/>Suns</text:p>
            <text:p><text:s text:c="16"/></text:p>
            <text:p><text:s text:c="17"/></text:p>
            <text:p><text:s text:c="12"/></text:p>
            <text:p><text:s text:c="8"/></text:p>
            <text:p><text:s text:c="8"/></text:p>
            <text:p><text:s text:c="8"/></text:p>
            <text:p><text:s text:c="12"/>Josh Jackson collected a career-high 10 rebounds on Sunday, adding 17 points, five assists, three 3-pointers, one block and zero turnovers in 31 minutes.</text:p>
            <text:p><text:s text:c="8"/></text:p>
            <text:p><text:s text:c="8"/></text:p>
            <text:p><text:s text:c="13"/>Jackson benefited from the early exit of Marquese Chriss (hip) tonight, becoming the first Suns rookie since Joe Johnson in 2002 with at least 10 points, 10 rebounds and five assists in a game. The dimes also tied a career-high for Jackson, whose confidence is growing at the halfway point of his rookie season. Inefficiency has dogged him all year, but over the past three games he's averaging 14.0 points on 48.6% shooting -- we're not sold yet, but he's worth watching closely on a rebuilding Suns team.</text:p>
            <text:p><text:s text:c="8"/></text:p>
            <text:p><text:s text:c="8"/></text:p>
            <text:p><text:s text:c="13"/></text:p>
            <text:p><text:s text:c="14"/></text:p>
            <text:p><text:s text:c="13"/>Source: Suns on Twitter <text:s text:c="34"/>Jan 7 - 11: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Warren</text:p>
            <text:p><text:s text:c="17"/></text:p>
            <text:p><text:s text:c="17"/></text:p>
            <text:p><text:s text:c="22"/>- F - <text:s/>Suns</text:p>
            <text:p><text:s text:c="16"/></text:p>
            <text:p><text:s text:c="17"/></text:p>
            <text:p><text:s text:c="12"/></text:p>
            <text:p><text:s text:c="8"/></text:p>
            <text:p><text:s text:c="8"/></text:p>
            <text:p><text:s text:c="8"/></text:p>
            <text:p><text:s text:c="12"/>T.J. Warren's recent illness didn't limit him on Sunday, as he made 9-of-15 FGs and 5-of-5 FTs to score 23 points with five rebounds and one assist.</text:p>
            <text:p><text:s text:c="8"/></text:p>
            <text:p><text:s text:c="8"/></text:p>
            <text:p><text:s text:c="13"/>Warren missed Friday's game and didn't practice on Saturday, so it was a nice surprise to see him come out hot in 31 minutes tonight. Warren has been one of the few steady producers for Phoenix this season, and he's satisfying most owners with top-75 roto value and just one DNP in the Suns' first 42 games.</text:p>
            <text:p><text:s text:c="8"/></text:p>
            <text:p><text:s text:c="8"/></text:p>
            <text:p><text:s text:c="13"/></text:p>
            <text:p><text:s text:c="14"/></text:p>
            <text:p><text:s text:c="13"/>Jan 7 - 11: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quese Chriss</text:p>
            <text:p><text:s text:c="17"/></text:p>
            <text:p><text:s text:c="17"/></text:p>
            <text:p><text:s text:c="22"/>- F - <text:s/>Suns</text:p>
            <text:p><text:s text:c="16"/></text:p>
            <text:p><text:s text:c="17"/></text:p>
            <text:p><text:s text:c="12"/></text:p>
            <text:p><text:s text:c="8"/></text:p>
            <text:p><text:s text:c="8"/></text:p>
            <text:p><text:s text:c="8"/></text:p>
            <text:p><text:s text:c="12"/>Marquese Chriss (strained right hip) didn't return to Sunday's game after exiting in the second quarter, finishing with two points, two assists, one steal and one block in 10 minutes.</text:p>
            <text:p><text:s text:c="8"/></text:p>
            <text:p><text:s text:c="8"/></text:p>
            <text:p><text:s text:c="13"/>Chriss walked into the locker room under his own power and was initially called 'doubtful' to return, but presumably the Suns will perform more tests in the coming days. Dragan Bender started the second half tonight and went off with 20 points, six 3-pointers, six boards, four assists, three blocks and one steal, so he's worth grabbing if you're hedging your bets as a Chriss owner.</text:p>
            <text:p><text:s text:c="8"/></text:p>
            <text:p><text:s text:c="8"/></text:p>
            <text:p><text:s text:c="13"/>Related: Dragan Bender</text:p>
            <text:p><text:s text:c="14"/></text:p>
            <text:p><text:s text:c="13"/>Jan 7 - 11: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on Reed</text:p>
            <text:p><text:s text:c="17"/></text:p>
            <text:p><text:s text:c="17"/></text:p>
            <text:p><text:s text:c="22"/>- G - <text:s/>Suns</text:p>
            <text:p><text:s text:c="16"/></text:p>
            <text:p><text:s text:c="17"/></text:p>
            <text:p><text:s text:c="12"/></text:p>
            <text:p><text:s text:c="8"/></text:p>
            <text:p><text:s text:c="8"/></text:p>
            <text:p><text:s text:c="8"/></text:p>
            <text:p><text:s text:c="12"/>Suns rookie Davon Reed was inactive for Sunday's home game.</text:p>
            <text:p><text:s text:c="8"/></text:p>
            <text:p><text:s text:c="8"/></text:p>
            <text:p><text:s text:c="13"/>Reed has dealt with multiple serious left knee injuries, and admitted he has both mental and physical hurdles. "I’m trying to decide if it’s a confidence thing," he said, referring to a lack of explosiveness. "As much as you tell yourself to let go, there are certain things you just favor or certain things you think about [subconsciously]." He could make his NBA debut soon, especially with Isaiah Canaan (groin) out at least 7-10 days, but for now fantasy owners should take a wait-and-see approach.</text:p>
            <text:p><text:s text:c="8"/></text:p>
            <text:p><text:s text:c="8"/></text:p>
            <text:p><text:s text:c="13"/>Related: Isaiah Canaan</text:p>
            <text:p><text:s text:c="14"/></text:p>
            <text:p><text:s text:c="13"/>Source: Arizona Republic <text:s text:c="33"/>Jan 7 - 11: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gan Bender</text:p>
            <text:p><text:s text:c="17"/></text:p>
            <text:p><text:s text:c="17"/></text:p>
            <text:p><text:s text:c="22"/>- F - <text:s/>Suns</text:p>
            <text:p><text:s text:c="16"/></text:p>
            <text:p><text:s text:c="17"/></text:p>
            <text:p><text:s text:c="12"/></text:p>
            <text:p><text:s text:c="8"/></text:p>
            <text:p><text:s text:c="8"/></text:p>
            <text:p><text:s text:c="8"/></text:p>
            <text:p><text:s text:c="12"/>Dragan Bender erupted for a career-high 20 points on Sunday, making 6-of-8 three-pointers with six rebounds, four assists, three blocks and one steal in 39 minutes.</text:p>
            <text:p><text:s text:c="8"/></text:p>
            <text:p><text:s text:c="8"/></text:p>
            <text:p><text:s text:c="13"/>Bender started the second half in place of Marquese Chriss (hip strain), which obviously helped, but he was simply on fire tonight with 7-of-9 field goals overall. Chriss should be re-evaluated in the next few days and the Suns only play twice this week, which reduces the incentive to speculatively pick up Bender. Most owners should just keep an eye on the Suns' injury report, but it can't hurt to add him if there's a guy you've been itching to cut. Let's see him reproduce this gem before getting too excited.</text:p>
            <text:p><text:s text:c="8"/></text:p>
            <text:p><text:s text:c="8"/></text:p>
            <text:p><text:s text:c="13"/>Related: Marquese Chriss</text:p>
            <text:p><text:s text:c="14"/></text:p>
            <text:p><text:s text:c="13"/>Jan 7 - 11: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ight Powell</text:p>
            <text:p><text:s text:c="17"/></text:p>
            <text:p><text:s text:c="17"/></text:p>
            <text:p><text:s text:c="22"/>- F/C - <text:s/>Mavericks</text:p>
            <text:p><text:s text:c="16"/></text:p>
            <text:p><text:s text:c="17"/></text:p>
            <text:p><text:s text:c="12"/></text:p>
            <text:p><text:s text:c="8"/></text:p>
            <text:p><text:s text:c="8"/></text:p>
            <text:p><text:s text:c="8"/></text:p>
            <text:p><text:s text:c="12"/>Dwight Powell was quiet in 14 minutes off the Mavs bench on Sunday, scoring two points with four rebounds and one assist.</text:p>
            <text:p><text:s text:c="8"/></text:p>
            <text:p><text:s text:c="8"/></text:p>
            <text:p><text:s text:c="13"/>The Mavs are 0-3 during their current four-game homestand, leaving them just 0.5 games away from the the worst record in the West -- an ignominious spot currently held by the Lakers. Powell had been a bright spot recently, helping fantasy owners as a terrific source of FG percentages with some rebounds and defensive stats, so we're expecting a bounce-back effort vs. the Magic on Tuesday.</text:p>
            <text:p><text:s text:c="8"/></text:p>
            <text:p><text:s text:c="8"/></text:p>
            <text:p><text:s text:c="13"/></text:p>
            <text:p><text:s text:c="14"/></text:p>
            <text:p><text:s text:c="13"/>Jan 7 - 10: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alah Mejri</text:p>
            <text:p><text:s text:c="17"/></text:p>
            <text:p><text:s text:c="17"/></text:p>
            <text:p><text:s text:c="22"/>- C - <text:s/>Mavericks</text:p>
            <text:p><text:s text:c="16"/></text:p>
            <text:p><text:s text:c="17"/></text:p>
            <text:p><text:s text:c="12"/></text:p>
            <text:p><text:s text:c="8"/></text:p>
            <text:p><text:s text:c="8"/></text:p>
            <text:p><text:s text:c="8"/></text:p>
            <text:p><text:s text:c="12"/>Salah Mejri was the first player off the Mavs' bench on Sunday, hitting 4-of-5 FGs and 3-of-3 FTs to finish with 11 points, seven rebounds and one assist in 22 minutes.</text:p>
            <text:p><text:s text:c="8"/></text:p>
            <text:p><text:s text:c="8"/></text:p>
            <text:p><text:s text:c="13"/>Mavs coach Rick Carlisle blasted his team's defensive effort after giving up 127 points to the Bulls on Friday, saying, "The starters were abysmal to start the game and our second unit was abysmal to start the fourth." They did better on that end tonight, but were mauled on the glass 59-40, with Mejri's seven rebounds tying Harrison Barnes for a team-high. Tonight's efforts could earn him more run, but he's an unlikely fantasy asset while Dirk Nowitzki is healthy.</text:p>
            <text:p><text:s text:c="8"/></text:p>
            <text:p><text:s text:c="8"/></text:p>
            <text:p><text:s text:c="13"/></text:p>
            <text:p><text:s text:c="14"/></text:p>
            <text:p><text:s text:c="13"/>Source: Dallas Morning News <text:s text:c="30"/>Jan 7 - 10: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irk Nowitzki</text:p>
            <text:p><text:s text:c="17"/></text:p>
            <text:p><text:s text:c="17"/></text:p>
            <text:p><text:s text:c="22"/>- F/C - <text:s/>Mavericks</text:p>
            <text:p><text:s text:c="16"/></text:p>
            <text:p><text:s text:c="17"/></text:p>
            <text:p><text:s text:c="12"/></text:p>
            <text:p><text:s text:c="8"/></text:p>
            <text:p><text:s text:c="8"/></text:p>
            <text:p><text:s text:c="8"/></text:p>
            <text:p><text:s text:c="12"/>The Mavericks continued their homestand with a tough 100-96 loss vs. the Knicks on Sunday, as Dirk Nowitzki shot 1-of-7 to score five points with five rebounds and one assist.</text:p>
            <text:p><text:s text:c="8"/></text:p>
            <text:p><text:s text:c="8"/></text:p>
            <text:p><text:s text:c="13"/>Dirk couldn't find the range tonight and he went 0-of-3 from downtown in his 23 minutes. We'll give him a pass, though, as he came in averaging a solid 14.7 points on 55.9% shooting in his previous three games, with 1.3 triples, 5.0 boards, 1.3 assists and 0.7 steals. Most importantly, he has zero DNPs this season and seems determined to play 82 games at age 39.</text:p>
            <text:p><text:s text:c="8"/></text:p>
            <text:p><text:s text:c="8"/></text:p>
            <text:p><text:s text:c="13"/></text:p>
            <text:p><text:s text:c="14"/></text:p>
            <text:p><text:s text:c="13"/>Jan 7 - 10: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vin Harris</text:p>
            <text:p><text:s text:c="17"/></text:p>
            <text:p><text:s text:c="17"/></text:p>
            <text:p><text:s text:c="22"/>- G - <text:s/>Nuggets</text:p>
            <text:p><text:s text:c="16"/></text:p>
            <text:p><text:s text:c="17"/></text:p>
            <text:p><text:s text:c="12"/></text:p>
            <text:p><text:s text:c="8"/></text:p>
            <text:p><text:s text:c="8"/></text:p>
            <text:p><text:s text:c="8"/></text:p>
            <text:p><text:s text:c="12"/>Devin Harris chipped in 11 points, six assists, five rebounds, two 3-pointers and one steal in 23 bench minutes on Sunday.</text:p>
            <text:p><text:s text:c="8"/></text:p>
            <text:p><text:s text:c="8"/></text:p>
            <text:p><text:s text:c="13"/>J.J. Barea has been the reserve guard providing fantasy value recently, but tonight he cooled off with 11 points on 3-of-12 shooting, three assists and two boards. Harris' real-world contributions almost always outshine his fantasy lines, and Barea is still the backup Mavs guard to own.</text:p>
            <text:p><text:s text:c="8"/></text:p>
            <text:p><text:s text:c="8"/></text:p>
            <text:p><text:s text:c="13"/>Related: J.J. Barea</text:p>
            <text:p><text:s text:c="14"/></text:p>
            <text:p><text:s text:c="13"/>Jan 7 - 10: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nis Smith Jr.</text:p>
            <text:p><text:s text:c="17"/></text:p>
            <text:p><text:s text:c="17"/></text:p>
            <text:p><text:s text:c="22"/>- G - <text:s/>Mavericks</text:p>
            <text:p><text:s text:c="16"/></text:p>
            <text:p><text:s text:c="17"/></text:p>
            <text:p><text:s text:c="12"/></text:p>
            <text:p><text:s text:c="8"/></text:p>
            <text:p><text:s text:c="8"/></text:p>
            <text:p><text:s text:c="8"/></text:p>
            <text:p><text:s text:c="12"/>Dennis Smith Jr. sat out the final 4:48 of Sunday's home loss, with he finished with 11 points on 5-of-14 shooting, five assists, three rebounds, two steals and one 3-pointer.</text:p>
            <text:p><text:s text:c="8"/></text:p>
            <text:p><text:s text:c="8"/></text:p>
            <text:p><text:s text:c="13"/>After Kris Dunn torched the Mavs on Friday, coach Rick Carlisle said, "They're picking on Dennis. They're going at him." The stats back up Carlisle's assertion -- Smith is allowing players to shoot 4.1% higher than their season average when he's defending them, which is 10th-highest among players with at least 10 possessions defended per game. The Mavericks nearly erased a 13-point deficit while he was benched down the stretch tonight, but this is unlikely to become a trend -- he should bounce back vs. Orlando on Tuesday.</text:p>
            <text:p><text:s text:c="8"/></text:p>
            <text:p><text:s text:c="8"/></text:p>
            <text:p><text:s text:c="13"/></text:p>
            <text:p><text:s text:c="14"/></text:p>
            <text:p><text:s text:c="13"/>Source: Dallas Morning News <text:s text:c="30"/>Jan 7 - 10: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xi Kleber</text:p>
            <text:p><text:s text:c="17"/></text:p>
            <text:p><text:s text:c="17"/></text:p>
            <text:p><text:s text:c="22"/>- F - <text:s/>Mavericks</text:p>
            <text:p><text:s text:c="16"/></text:p>
            <text:p><text:s text:c="17"/></text:p>
            <text:p><text:s text:c="12"/></text:p>
            <text:p><text:s text:c="8"/></text:p>
            <text:p><text:s text:c="8"/></text:p>
            <text:p><text:s text:c="8"/></text:p>
            <text:p><text:s text:c="12"/>Mavs rookie Maxi Kleber finished Sunday's game scoreless with four rebounds, one steal and one block in 19 minutes.</text:p>
            <text:p><text:s text:c="8"/></text:p>
            <text:p><text:s text:c="8"/></text:p>
            <text:p><text:s text:c="13"/>Kleber continues to start at PF but he's not doing much with the opportunity. He's scored double-digit points just once in the past 11 games, and during that span he's added a mere 0.4 triples, 3.8 rebounds, 1.0 assists, 0.9 blocks and 0.5 steals. There are more promising rest-of-season free agents on the majority of waiver wires.</text:p>
            <text:p><text:s text:c="8"/></text:p>
            <text:p><text:s text:c="8"/></text:p>
            <text:p><text:s text:c="13"/></text:p>
            <text:p><text:s text:c="14"/></text:p>
            <text:p><text:s text:c="13"/>Jan 7 - 10: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rett Jack</text:p>
            <text:p><text:s text:c="17"/></text:p>
            <text:p><text:s text:c="17"/></text:p>
            <text:p><text:s text:c="22"/>- G - <text:s/>Knicks</text:p>
            <text:p><text:s text:c="16"/></text:p>
            <text:p><text:s text:c="17"/></text:p>
            <text:p><text:s text:c="12"/></text:p>
            <text:p><text:s text:c="8"/></text:p>
            <text:p><text:s text:c="8"/></text:p>
            <text:p><text:s text:c="8"/></text:p>
            <text:p><text:s text:c="12"/>Jarrett Jack had 12 points, a game-high eight assists, three rebounds and one block in 25 minutes on Sunday, while making 5-of-8 field goals and 2-of-2 free throws.</text:p>
            <text:p><text:s text:c="8"/></text:p>
            <text:p><text:s text:c="8"/></text:p>
            <text:p><text:s text:c="13"/>In case you missed it, Jack's contract will be guaranteed for the rest of the season. Ramon Sessions has fallen out of the rotation, so Jack continues to start and play minutes in the mid- to high-20s while Frank Ntilikina develops in a backup role. New York could turn Ntilikina loose eventually, though, so we don't recommend relying on Jack for rest-of-season value.</text:p>
            <text:p><text:s text:c="8"/></text:p>
            <text:p><text:s text:c="8"/></text:p>
            <text:p><text:s text:c="13"/>Related: Ramon Sessions, Frank Ntilikina</text:p>
            <text:p><text:s text:c="14"/></text:p>
            <text:p><text:s text:c="13"/>Jan 7 - 10: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O'Quinn</text:p>
            <text:p><text:s text:c="17"/></text:p>
            <text:p><text:s text:c="17"/></text:p>
            <text:p><text:s text:c="22"/>- F/C - <text:s/>Knicks</text:p>
            <text:p><text:s text:c="16"/></text:p>
            <text:p><text:s text:c="17"/></text:p>
            <text:p><text:s text:c="12"/></text:p>
            <text:p><text:s text:c="8"/></text:p>
            <text:p><text:s text:c="8"/></text:p>
            <text:p><text:s text:c="8"/></text:p>
            <text:p><text:s text:c="12"/>Kyle O'Quinn scored 15 points with 11 rebounds, three assists, one steal and one block in just 23 minutes on Sunday.</text:p>
            <text:p><text:s text:c="8"/></text:p>
            <text:p><text:s text:c="8"/></text:p>
            <text:p><text:s text:c="13"/>The veteran made 6-of-7 shots, with all but one of his shots coming inside the paint -- he knows how to play to his strengths. Despite playing only 17.0 minutes over the past month, he's carved out standard-league roto value as a source of rebounds (5.2), blocks (1.1) and FG percentages (63.6% on 5.1 attempts).</text:p>
            <text:p><text:s text:c="8"/></text:p>
            <text:p><text:s text:c="8"/></text:p>
            <text:p><text:s text:c="13"/></text:p>
            <text:p><text:s text:c="14"/></text:p>
            <text:p><text:s text:c="13"/>Jan 7 - 10: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taps Porzingis</text:p>
            <text:p><text:s text:c="17"/></text:p>
            <text:p><text:s text:c="17"/></text:p>
            <text:p><text:s text:c="22"/>- F - <text:s/>Knicks</text:p>
            <text:p><text:s text:c="16"/></text:p>
            <text:p><text:s text:c="17"/></text:p>
            <text:p><text:s text:c="12"/></text:p>
            <text:p><text:s text:c="8"/></text:p>
            <text:p><text:s text:c="8"/></text:p>
            <text:p><text:s text:c="8"/></text:p>
            <text:p><text:s text:c="12"/>Kristaps Porzingis made 9-of-25 FGs and 8-of-8 FTs on Sunday, adding three 3-pointers to finish with 29 points, eight rebounds, one assist and one block in 38 minutes.</text:p>
            <text:p><text:s text:c="8"/></text:p>
            <text:p><text:s text:c="8"/></text:p>
            <text:p><text:s text:c="13"/>The Knicks improved to 4-14 on the road with tonight's victory in Dallas, which concluded a three-game road trip. Porzingis recently lamented that he's "tired ... so tired," and that the mental aspect of losing makes it harder to fight through physical fatigue. He looked fine in big minutes tonight, but still hasn't made more than half his shots since Dec. 12, a span of 11 games. He gets a few days off before hosting the Bulls on Wednesday.</text:p>
            <text:p><text:s text:c="8"/></text:p>
            <text:p><text:s text:c="8"/></text:p>
            <text:p><text:s text:c="13"/></text:p>
            <text:p><text:s text:c="14"/></text:p>
            <text:p><text:s text:c="13"/>Jan 7 - 10: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nes Kanter</text:p>
            <text:p><text:s text:c="17"/></text:p>
            <text:p><text:s text:c="17"/></text:p>
            <text:p><text:s text:c="22"/>- C - <text:s/>Knicks</text:p>
            <text:p><text:s text:c="16"/></text:p>
            <text:p><text:s text:c="17"/></text:p>
            <text:p><text:s text:c="12"/></text:p>
            <text:p><text:s text:c="8"/></text:p>
            <text:p><text:s text:c="8"/></text:p>
            <text:p><text:s text:c="8"/></text:p>
            <text:p><text:s text:c="12"/>Enes Kanter logged 25 minutes vs. the Mavericks on Sunday, grabbing 18 rebounds with 13 points on 6-of-13 shooting.</text:p>
            <text:p><text:s text:c="8"/></text:p>
            <text:p><text:s text:c="8"/></text:p>
            <text:p><text:s text:c="13"/>This matchup was tailor-made for Kanter, as the Mavericks have the second-worst rebound rate in the league (47.7%). He added one assist and one steal tonight, and continues to thrive on a per-minute basis even while Kyle O'Quinn (15 points, 11 rebounds) plays well in a reserve role. The only clear threat to Kanter is the possibility that New York will unleash Willy Hernangomez (six minutes) at some point later this season.</text:p>
            <text:p><text:s text:c="8"/></text:p>
            <text:p><text:s text:c="8"/></text:p>
            <text:p><text:s text:c="13"/>Related: Kyle O'Quinn, Willy Hernangomez</text:p>
            <text:p><text:s text:c="14"/></text:p>
            <text:p><text:s text:c="13"/>Jan 7 - 10: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Ntilikina</text:p>
            <text:p><text:s text:c="17"/></text:p>
            <text:p><text:s text:c="17"/></text:p>
            <text:p><text:s text:c="22"/>- G - <text:s/>Knicks</text:p>
            <text:p><text:s text:c="16"/></text:p>
            <text:p><text:s text:c="17"/></text:p>
            <text:p><text:s text:c="12"/></text:p>
            <text:p><text:s text:c="8"/></text:p>
            <text:p><text:s text:c="8"/></text:p>
            <text:p><text:s text:c="8"/></text:p>
            <text:p><text:s text:c="12"/>Frank Ntilikina played well in 25 minutes on Sunday with seven points on 3-of-8 shooting, seven rebounds, five assists, two blocks, one steal and one 3-pointer.</text:p>
            <text:p><text:s text:c="8"/></text:p>
            <text:p><text:s text:c="8"/></text:p>
            <text:p><text:s text:c="13"/>The Knicks drafted Ntilikina No. 8 overall this summer, one spot ahead of Dennis Smith Jr., whom he faced tonight. When asked about their styles of play, Ntilikina replied, "[Smith Jr.] is known for his offensive skills. Basically I’m known for my defensive skills. That part of him being aggressive [offensively] ...That’s the part I have to explore in my game." The Knicks' rookie is averaging just 5.8 points per game, and more aggression would be welcome if it results in attempts at the rim -- he's shooting 45.9% in the restricted area, but just 28.7% everywhere else.</text:p>
            <text:p><text:s text:c="8"/></text:p>
            <text:p><text:s text:c="8"/></text:p>
            <text:p><text:s text:c="13"/>Related: Dennis Smith Jr.</text:p>
            <text:p><text:s text:c="14"/></text:p>
            <text:p><text:s text:c="13"/>Source: NorthJersey.com <text:s text:c="34"/>Jan 7 - 10: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quese Chriss</text:p>
            <text:p><text:s text:c="17"/></text:p>
            <text:p><text:s text:c="17"/></text:p>
            <text:p><text:s text:c="22"/>- F - <text:s/>Suns</text:p>
            <text:p><text:s text:c="16"/></text:p>
            <text:p><text:s text:c="17"/></text:p>
            <text:p><text:s text:c="12"/></text:p>
            <text:p><text:s text:c="8"/></text:p>
            <text:p><text:s text:c="8"/></text:p>
            <text:p><text:s text:c="8"/></text:p>
            <text:p><text:s text:c="12"/>Marquese Chriss suffered a right hip strain on Sunday and he's doubtful to return.</text:p>
            <text:p><text:s text:c="8"/></text:p>
            <text:p><text:s text:c="8"/></text:p>
            <text:p><text:s text:c="13"/>We should have more details soon, so stay tuned. If he ends up missing games, Dragan Bender and Josh Jackson stand to gain the most.</text:p>
            <text:p><text:s text:c="8"/></text:p>
            <text:p><text:s text:c="8"/></text:p>
            <text:p><text:s text:c="13"/>Related: Dragan Bender</text:p>
            <text:p><text:s text:c="14"/></text:p>
            <text:p><text:s text:c="13"/>Source: Scott Bordow on Twitter <text:s text:c="26"/>Jan 7 - 8: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 Gasol</text:p>
            <text:p><text:s text:c="17"/></text:p>
            <text:p><text:s text:c="17"/></text:p>
            <text:p><text:s text:c="22"/>- F/C - <text:s/>Spurs</text:p>
            <text:p><text:s text:c="16"/></text:p>
            <text:p><text:s text:c="17"/></text:p>
            <text:p><text:s text:c="12"/></text:p>
            <text:p><text:s text:c="8"/></text:p>
            <text:p><text:s text:c="8"/></text:p>
            <text:p><text:s text:c="8"/></text:p>
            <text:p><text:s text:c="12"/>The Spurs will start Dejounte Murray, Bryn Forbes, Kyle Anderson, LaMarcus Aldridge and Pau Gasol on Sunday.</text:p>
            <text:p><text:s text:c="8"/></text:p>
            <text:p><text:s text:c="8"/></text:p>
            <text:p><text:s text:c="13"/>San Antonio is short-handed tonight without Kawhi Leonard (shoulder) and Danny Green (groin), and they're also resting Tony Parker. Patty Mills was a big winner off the bench the last time this lineup started a game, while Forbes played 41 minutes, but there are no certainties when it comes to Gregg Popovich's rotations.</text:p>
            <text:p><text:s text:c="8"/></text:p>
            <text:p><text:s text:c="8"/></text:p>
            <text:p><text:s text:c="13"/></text:p>
            <text:p><text:s text:c="14"/></text:p>
            <text:p><text:s text:c="13"/>Source: Jason Quick on Twitter <text:s text:c="27"/>Jan 7 - 8: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un Livingston</text:p>
            <text:p><text:s text:c="17"/></text:p>
            <text:p><text:s text:c="17"/></text:p>
            <text:p><text:s text:c="22"/>- G - <text:s/>Warriors</text:p>
            <text:p><text:s text:c="16"/></text:p>
            <text:p><text:s text:c="17"/></text:p>
            <text:p><text:s text:c="12"/></text:p>
            <text:p><text:s text:c="8"/></text:p>
            <text:p><text:s text:c="8"/></text:p>
            <text:p><text:s text:c="8"/></text:p>
            <text:p><text:s text:c="12"/>Shaun Livingston (hip tightness) is probable vs. Denver on Monday.</text:p>
            <text:p><text:s text:c="8"/></text:p>
            <text:p><text:s text:c="8"/></text:p>
            <text:p><text:s text:c="13"/>Stephen Curry (knee) is also listed as probable, but we're expecting to see both guys in the lineup. Golden State isn't willing to play Livingston heavy minutes no matter who is in uniform, which limits his fantasy upside.</text:p>
            <text:p><text:s text:c="8"/></text:p>
            <text:p><text:s text:c="8"/></text:p>
            <text:p><text:s text:c="13"/>Related: Stephen Curry</text:p>
            <text:p><text:s text:c="14"/></text:p>
            <text:p><text:s text:c="13"/>Source: Warriors PR on Twitter <text:s text:c="27"/>Jan 7 - 8: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knee, hip) is probable for Monday's game vs. Denver.</text:p>
            <text:p><text:s text:c="8"/></text:p>
            <text:p><text:s text:c="8"/></text:p>
            <text:p><text:s text:c="13"/>Iguodala is dealing with soreness in both his left knee and hip, and he's had a few games off throughout the season, but it helps that this isn't a back-to-back situation. Check back after Monday's shootaround for the latest.</text:p>
            <text:p><text:s text:c="8"/></text:p>
            <text:p><text:s text:c="8"/></text:p>
            <text:p><text:s text:c="13"/></text:p>
            <text:p><text:s text:c="14"/></text:p>
            <text:p><text:s text:c="13"/>Source: Warriors PR on Twitter <text:s text:c="27"/>Jan 7 - 8: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Draymond Green (right knee soreness) is probable vs. the Nuggets on Monday.</text:p>
            <text:p><text:s text:c="8"/></text:p>
            <text:p><text:s text:c="8"/></text:p>
            <text:p><text:s text:c="13"/>Green recently dealt with a sprained left ankle, and he's had back and shoulder issues this season, but none of them have been overly serious. The Warriors are playing it safe with injuries and the fact that Dray is 'probable' suggests he won't miss any time. Check for confirmation after Monday's shootaround.</text:p>
            <text:p><text:s text:c="8"/></text:p>
            <text:p><text:s text:c="8"/></text:p>
            <text:p><text:s text:c="13"/></text:p>
            <text:p><text:s text:c="14"/></text:p>
            <text:p><text:s text:c="13"/>Source: Warriors PR on Twitter <text:s text:c="27"/>Jan 7 - 8: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left knee soreness) is listed as probable for Monday's game.</text:p>
            <text:p><text:s text:c="8"/></text:p>
            <text:p><text:s text:c="8"/></text:p>
            <text:p><text:s text:c="13"/>Steph's knee sure didn't limit him on Saturday, when he dropped 45 points on the Clippers. This isn't related to the right ankle injury that cost him multiple weeks, so presumably he'll be fine, but we'll know more after Golden State's shootaround on Monday.</text:p>
            <text:p><text:s text:c="8"/></text:p>
            <text:p><text:s text:c="8"/></text:p>
            <text:p><text:s text:c="13"/>Related: Shaun Livingston, Patrick McCaw</text:p>
            <text:p><text:s text:c="14"/></text:p>
            <text:p><text:s text:c="13"/>Source: Warriors PR on Twitter <text:s text:c="27"/>Jan 7 - 8: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right calf strain) is questionable to play vs. the Nuggets on Monday.</text:p>
            <text:p><text:s text:c="8"/></text:p>
            <text:p><text:s text:c="8"/></text:p>
            <text:p><text:s text:c="13"/>The Warriors also have five players listed as 'probable' for this game -- Stephen Curry (knee), Draymond Green (knee), Andre Iguodala (knee, hip) and Shaun Livingston (hip).</text:p>
            <text:p><text:s text:c="8"/></text:p>
            <text:p><text:s text:c="8"/></text:p>
            <text:p><text:s text:c="13"/></text:p>
            <text:p><text:s text:c="14"/></text:p>
            <text:p><text:s text:c="13"/>Source: Warriors PR on Twitter <text:s text:c="27"/>Jan 7 - 8: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mri Casspi</text:p>
            <text:p><text:s text:c="17"/></text:p>
            <text:p><text:s text:c="17"/></text:p>
            <text:p><text:s text:c="22"/>- F - <text:s/>Warriors</text:p>
            <text:p><text:s text:c="16"/></text:p>
            <text:p><text:s text:c="17"/></text:p>
            <text:p><text:s text:c="12"/></text:p>
            <text:p><text:s text:c="8"/></text:p>
            <text:p><text:s text:c="8"/></text:p>
            <text:p><text:s text:c="8"/></text:p>
            <text:p><text:s text:c="12"/>Omri Casspi (hip contusion) is probable to play vs. the Nuggets on Monday.</text:p>
            <text:p><text:s text:c="8"/></text:p>
            <text:p><text:s text:c="8"/></text:p>
            <text:p><text:s text:c="13"/>Casspi was recently on the injury report with a strained back, but it sounds like this is a new ailment. Golden State has been listing players as 'probable' for almost anything this season, and we expect to see him out there vs. the Nuggets.</text:p>
            <text:p><text:s text:c="8"/></text:p>
            <text:p><text:s text:c="8"/></text:p>
            <text:p><text:s text:c="13"/></text:p>
            <text:p><text:s text:c="14"/></text:p>
            <text:p><text:s text:c="13"/>Source: Warriors PR on Twitter <text:s text:c="27"/>Jan 7 - 8: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right calf strain) will not play vs. the Spurs on Sunday.</text:p>
            <text:p><text:s text:c="8"/></text:p>
            <text:p><text:s text:c="8"/></text:p>
            <text:p><text:s text:c="13"/>Lillard played through the injury on Friday and even sat out the final quarter in a blowout, but he said the training staff felt it was "smarter" to hold him out tonight. He'll get another day to rest before Tuesday's road game in OKC, and we'll consider him questionable for that one. In the meantime, expect Shabazz Napier to play big minutes as a starter with C.J. McCollum soaking up more touches offensively.</text:p>
            <text:p><text:s text:c="8"/></text:p>
            <text:p><text:s text:c="8"/></text:p>
            <text:p><text:s text:c="13"/>Related: C.J. McCollum, Shabazz Napier</text:p>
            <text:p><text:s text:c="14"/></text:p>
            <text:p><text:s text:c="13"/>Source: Casey Holdahl on Twitter <text:s text:c="25"/>Jan 7 - 8: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ny Green</text:p>
            <text:p><text:s text:c="17"/></text:p>
            <text:p><text:s text:c="17"/></text:p>
            <text:p><text:s text:c="22"/>- G/F - <text:s/>Spurs</text:p>
            <text:p><text:s text:c="16"/></text:p>
            <text:p><text:s text:c="17"/></text:p>
            <text:p><text:s text:c="12"/></text:p>
            <text:p><text:s text:c="8"/></text:p>
            <text:p><text:s text:c="8"/></text:p>
            <text:p><text:s text:c="8"/></text:p>
            <text:p><text:s text:c="12"/>Danny Green (left groin tightness) will not play vs. Portland on Sunday.</text:p>
            <text:p><text:s text:c="8"/></text:p>
            <text:p><text:s text:c="8"/></text:p>
            <text:p><text:s text:c="13"/>No surprise here, since Green was listed as 'doubtful' and the Spurs tend to play it safe with injuries. His absence should result in another start for Bryn Forbes, with Kyle Anderson, Patty Mills and Brandon Paul also picking up extra minutes.</text:p>
            <text:p><text:s text:c="8"/></text:p>
            <text:p><text:s text:c="8"/></text:p>
            <text:p><text:s text:c="13"/></text:p>
            <text:p><text:s text:c="14"/></text:p>
            <text:p><text:s text:c="13"/>Source: Tom Orsborn on Twitter <text:s text:c="27"/>Jan 7 - 7: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rry Nance</text:p>
            <text:p><text:s text:c="17"/></text:p>
            <text:p><text:s text:c="17"/></text:p>
            <text:p><text:s text:c="22"/>- F/C - <text:s/>Cavaliers</text:p>
            <text:p><text:s text:c="16"/></text:p>
            <text:p><text:s text:c="17"/></text:p>
            <text:p><text:s text:c="12"/></text:p>
            <text:p><text:s text:c="8"/></text:p>
            <text:p><text:s text:c="8"/></text:p>
            <text:p><text:s text:c="8"/></text:p>
            <text:p><text:s text:c="12"/>Larry Nance Jr. (flu-like symptoms) will play vs. the Hawks on Sunday.</text:p>
            <text:p><text:s text:c="8"/></text:p>
            <text:p><text:s text:c="8"/></text:p>
            <text:p><text:s text:c="13"/>There's not a lot of upside for Nance with Julius Randle and Brook Lopez both healthy, but at least he won't miss any games with his recent illness.</text:p>
            <text:p><text:s text:c="8"/></text:p>
            <text:p><text:s text:c="8"/></text:p>
            <text:p><text:s text:c="13"/></text:p>
            <text:p><text:s text:c="14"/></text:p>
            <text:p><text:s text:c="13"/>Source: Lakers on Twitter <text:s text:c="32"/>Jan 7 - 7: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has a partial tear in his left shoulder, according to coach Gregg Popovich, but he could return during the Spurs current three-game road trip.</text:p>
            <text:p><text:s text:c="8"/></text:p>
            <text:p><text:s text:c="8"/></text:p>
            <text:p><text:s text:c="13"/>"I don’t know [when Kawhi will return]," Pop said. "It depends on how his shoulder goes." The partial tear implies more than a Grade-1 strain, but we'll reserve judgment until the Spurs provide details -- he hasn't even been officially ruled out for Monday's game, which is encouraging. Danny Green (groin) and Rudy Gay (heel) are also nursing injuries, which temporarily shifts a big workload onto guys like Kyle Anderson and Bryn Forbes.</text:p>
            <text:p><text:s text:c="8"/></text:p>
            <text:p><text:s text:c="8"/></text:p>
            <text:p><text:s text:c="13"/></text:p>
            <text:p><text:s text:c="14"/></text:p>
            <text:p><text:s text:c="13"/>Source: Michael C. Wright on Twitter <text:s text:c="21"/>Jan 7 - 7: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Johnson</text:p>
            <text:p><text:s text:c="17"/></text:p>
            <text:p><text:s text:c="17"/></text:p>
            <text:p><text:s text:c="22"/>- F - <text:s/>Heat</text:p>
            <text:p><text:s text:c="16"/></text:p>
            <text:p><text:s text:c="17"/></text:p>
            <text:p><text:s text:c="12"/></text:p>
            <text:p><text:s text:c="8"/></text:p>
            <text:p><text:s text:c="8"/></text:p>
            <text:p><text:s text:c="8"/></text:p>
            <text:p><text:s text:c="12"/>James Johnson had 13 points, 11 rebounds, three assists and one 3-pointer in 27 minutes off the bench on Sunday, helping the Heat defeat the visiting Jazz 103-102.</text:p>
            <text:p><text:s text:c="8"/></text:p>
            <text:p><text:s text:c="8"/></text:p>
            <text:p><text:s text:c="13"/>Johnson made 6-of-12 field goals without any defensive stats tonight, and it didn't take him long to recover from Friday's 0-of-7 shooting dud. His recent ankle bursitis appears to be a non-issue, and his role is very safe with Miami running a tight rotation -- they went nine deep tonight, but two of those logged under 13 minutes. Johnson is safe to deploy in nearly any scoring format.</text:p>
            <text:p><text:s text:c="8"/></text:p>
            <text:p><text:s text:c="8"/></text:p>
            <text:p><text:s text:c="13"/></text:p>
            <text:p><text:s text:c="14"/></text:p>
            <text:p><text:s text:c="13"/>Jan 7 - 7: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Hassan Whiteside double-doubled in Sunday's 103-102 win over the Jazz, tallying 14 points, 10 rebounds, one assist and four blocks in 26 minutes of floor time.</text:p>
            <text:p><text:s text:c="8"/></text:p>
            <text:p><text:s text:c="8"/></text:p>
            <text:p><text:s text:c="13"/>Whiteside did a nice job early on of locking down the paint, sending away three shots through the first six minutes of action, although he was a bit passive on offense and was again benched down the stretch. Part of that had to do with the Jazz closing out the game with a small-ball lineup, but Whiteside's energy level also wasn't great during the second half of action. Still, it shouldn't only be a matter of time until Whiteside is cranking out monster stat lines again, so there's a nice buy-low opportunity here.</text:p>
            <text:p><text:s text:c="8"/></text:p>
            <text:p><text:s text:c="8"/></text:p>
            <text:p><text:s text:c="13"/></text:p>
            <text:p><text:s text:c="14"/></text:p>
            <text:p><text:s text:c="13"/>Jan 7 - 7: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Johnson</text:p>
            <text:p><text:s text:c="17"/></text:p>
            <text:p><text:s text:c="17"/></text:p>
            <text:p><text:s text:c="22"/>- G - <text:s/>Heat</text:p>
            <text:p><text:s text:c="16"/></text:p>
            <text:p><text:s text:c="17"/></text:p>
            <text:p><text:s text:c="12"/></text:p>
            <text:p><text:s text:c="8"/></text:p>
            <text:p><text:s text:c="8"/></text:p>
            <text:p><text:s text:c="8"/></text:p>
            <text:p><text:s text:c="12"/>Tyler Johnson scored 16 points on 7-of-13 shooting Sunday, to go with two 3-pointers, two rebounds and two assists in 34 minutes.</text:p>
            <text:p><text:s text:c="8"/></text:p>
            <text:p><text:s text:c="8"/></text:p>
            <text:p><text:s text:c="13"/>Johnson has seen his minutes spike to the mid-30s as a starter for the banged-up Heat and has responded with averages of 15.7 points, 4.7 boards, 2.8 dimes, 1.4 steals, 1.2 triples and just 1.2 turnovers per game on 44.5% shooting from the field and 80.0% from the stripe. With Dion Waiters (ankle) not expected back anytime soon, Johnson should continue to start while seeing more opportunity on offense, so he's worth owning in most leagues.</text:p>
            <text:p><text:s text:c="8"/></text:p>
            <text:p><text:s text:c="8"/></text:p>
            <text:p><text:s text:c="13"/></text:p>
            <text:p><text:s text:c="14"/></text:p>
            <text:p><text:s text:c="13"/>Jan 7 - 7: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ayne Ellington</text:p>
            <text:p><text:s text:c="17"/></text:p>
            <text:p><text:s text:c="17"/></text:p>
            <text:p><text:s text:c="22"/>- G - <text:s/>Heat</text:p>
            <text:p><text:s text:c="16"/></text:p>
            <text:p><text:s text:c="17"/></text:p>
            <text:p><text:s text:c="12"/></text:p>
            <text:p><text:s text:c="8"/></text:p>
            <text:p><text:s text:c="8"/></text:p>
            <text:p><text:s text:c="8"/></text:p>
            <text:p><text:s text:c="12"/>Wayne Ellington knocked down another three 3-pointers during Sunday's win over Utah, on his way to nine points, three rebounds, two steals and one turnover in 31 minutes off the bench.</text:p>
            <text:p><text:s text:c="8"/></text:p>
            <text:p><text:s text:c="8"/></text:p>
            <text:p><text:s text:c="13"/>Ellington has been lights out from beyond the arc this year, draining an elite 2.9 triples per contest on 41.7% shooting from distance, which has him ranking in the top-8 in that category this season. Head coach Erik Spoelstra has seriously suggested that he wants Ellington to launch 20 triples a night, so he clearly has the greenest of the green lights to jack up the long ball. Give him a look if you need a boost in 3-point shooting.</text:p>
            <text:p><text:s text:c="8"/></text:p>
            <text:p><text:s text:c="8"/></text:p>
            <text:p><text:s text:c="13"/></text:p>
            <text:p><text:s text:c="14"/></text:p>
            <text:p><text:s text:c="13"/>Source: South Florida Sun-Sentinel <text:s text:c="23"/>Jan 7 - 7: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Warren</text:p>
            <text:p><text:s text:c="17"/></text:p>
            <text:p><text:s text:c="17"/></text:p>
            <text:p><text:s text:c="22"/>- F - <text:s/>Suns</text:p>
            <text:p><text:s text:c="16"/></text:p>
            <text:p><text:s text:c="17"/></text:p>
            <text:p><text:s text:c="12"/></text:p>
            <text:p><text:s text:c="8"/></text:p>
            <text:p><text:s text:c="8"/></text:p>
            <text:p><text:s text:c="8"/></text:p>
            <text:p><text:s text:c="12"/>T.J. Warren (illness) will start vs. the Thunder on Sunday.</text:p>
            <text:p><text:s text:c="8"/></text:p>
            <text:p><text:s text:c="8"/></text:p>
            <text:p><text:s text:c="13"/>This means Josh Jackson will come off the bench, and it looks safe to plug Warren into all active lineups for what should be an up-tempo game vs. the visiting Thunder.</text:p>
            <text:p><text:s text:c="8"/></text:p>
            <text:p><text:s text:c="8"/></text:p>
            <text:p><text:s text:c="13"/>Related: Josh Jackson</text:p>
            <text:p><text:s text:c="14"/></text:p>
            <text:p><text:s text:c="13"/>Source: Craig Grialou on Twitter <text:s text:c="25"/>Jan 7 - 7: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Richardson</text:p>
            <text:p><text:s text:c="17"/></text:p>
            <text:p><text:s text:c="17"/></text:p>
            <text:p><text:s text:c="22"/>- G/F - <text:s/>Heat</text:p>
            <text:p><text:s text:c="16"/></text:p>
            <text:p><text:s text:c="17"/></text:p>
            <text:p><text:s text:c="12"/></text:p>
            <text:p><text:s text:c="8"/></text:p>
            <text:p><text:s text:c="8"/></text:p>
            <text:p><text:s text:c="8"/></text:p>
            <text:p><text:s text:c="12"/>Josh Richardson had a game-winning layup on Sunday, finishing with 14 points, three boards, seven dimes, two steals, two blocks and one turnover in 37 minutes.</text:p>
            <text:p><text:s text:c="8"/></text:p>
            <text:p><text:s text:c="8"/></text:p>
            <text:p><text:s text:c="13"/>Richardson did a nice job of finding open teammates on the pick-and-roll, and as per usual, he was phenomenal on the defensive end. Head coach Erik Spoelstra had some nice words for J-Rich after the game, saying: "He's ready for the next jump and the jump is ready for him. The question is, when?" Maybe now? After a slow start to the year, Richardson has been churning out top-20 value over the past month, and he's showing no signs of slowing down.</text:p>
            <text:p><text:s text:c="8"/></text:p>
            <text:p><text:s text:c="8"/></text:p>
            <text:p><text:s text:c="13"/></text:p>
            <text:p><text:s text:c="14"/></text:p>
            <text:p><text:s text:c="13"/>Jan 7 - 7: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an Dragic</text:p>
            <text:p><text:s text:c="17"/></text:p>
            <text:p><text:s text:c="17"/></text:p>
            <text:p><text:s text:c="22"/>- G - <text:s/>Heat</text:p>
            <text:p><text:s text:c="16"/></text:p>
            <text:p><text:s text:c="17"/></text:p>
            <text:p><text:s text:c="12"/></text:p>
            <text:p><text:s text:c="8"/></text:p>
            <text:p><text:s text:c="8"/></text:p>
            <text:p><text:s text:c="8"/></text:p>
            <text:p><text:s text:c="12"/>Goran Dragic scored 16 points on 6-of-18 shooting Sunday, to go with one 3-pointer, three rebounds, six assists, one steal and three turnovers in 34 minutes.</text:p>
            <text:p><text:s text:c="8"/></text:p>
            <text:p><text:s text:c="8"/></text:p>
            <text:p><text:s text:c="13"/>Dragic started very slow in this one as he fell victim to some suffocating Utah defense, but he did a nice job of turning things around after halftime, scoring 14 of his 16 points through the second half of action. He’s been trending up over the past four with averages of 21.0 points, 8.3 dimes, 4.5 boards, 2.3 triples and 3.3 turnovers per game on 44.2% shooting, which has been good enough for mid-round value in 9-cat leagues. If you've been looking for a good time to try and flip Dragic, now would be that moment.</text:p>
            <text:p><text:s text:c="8"/></text:p>
            <text:p><text:s text:c="8"/></text:p>
            <text:p><text:s text:c="13"/></text:p>
            <text:p><text:s text:c="14"/></text:p>
            <text:p><text:s text:c="13"/>Jan 7 - 7: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dney Hood</text:p>
            <text:p><text:s text:c="17"/></text:p>
            <text:p><text:s text:c="17"/></text:p>
            <text:p><text:s text:c="22"/>- G/F - <text:s/>Cavaliers</text:p>
            <text:p><text:s text:c="16"/></text:p>
            <text:p><text:s text:c="17"/></text:p>
            <text:p><text:s text:c="12"/></text:p>
            <text:p><text:s text:c="8"/></text:p>
            <text:p><text:s text:c="8"/></text:p>
            <text:p><text:s text:c="8"/></text:p>
            <text:p><text:s text:c="12"/>Rodney Hood went 7-of-16 from the field and 2-of-3 from the line on his way to 17 points, one 3-pointer, four rebounds and two assists in 30 minutes off the bench.</text:p>
            <text:p><text:s text:c="8"/></text:p>
            <text:p><text:s text:c="8"/></text:p>
            <text:p><text:s text:c="13"/>Hood got cookin' late in the game, scoring nine of his 17 points through the final frame of action, although overall, this was a fairly empty stat line. Hood has been putting points on the board this season, but he's not bringing much else to the stat sheet, and lame shooting percentages have really weighed down his value. He's not necessarily a must-own guy anymore.</text:p>
            <text:p><text:s text:c="8"/></text:p>
            <text:p><text:s text:c="8"/></text:p>
            <text:p><text:s text:c="13"/></text:p>
            <text:p><text:s text:c="14"/></text:p>
            <text:p><text:s text:c="13"/>Jan 7 - 7: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Favors</text:p>
            <text:p><text:s text:c="17"/></text:p>
            <text:p><text:s text:c="17"/></text:p>
            <text:p><text:s text:c="22"/>- F/C - <text:s/>Jazz</text:p>
            <text:p><text:s text:c="16"/></text:p>
            <text:p><text:s text:c="17"/></text:p>
            <text:p><text:s text:c="12"/></text:p>
            <text:p><text:s text:c="8"/></text:p>
            <text:p><text:s text:c="8"/></text:p>
            <text:p><text:s text:c="8"/></text:p>
            <text:p><text:s text:c="12"/>Derrick Favors posted an 11-point, 10-rebound double-double on Sunday, to go with one steal, one block and one turnover in 32 minutes.</text:p>
            <text:p><text:s text:c="8"/></text:p>
            <text:p><text:s text:c="8"/></text:p>
            <text:p><text:s text:c="13"/>Favors did briefly exit the game after Goran Dragic hit him with a knee-to-knee collision on a drive to the hoop, but he didn't need to go to the locker room and after taking a few possessions off, he got right back in there. This could be something that swells up on Favors overnight, but with Utah off until Wednesday, it might not be something that requires him to spend any time on the sidelines. We'll have a better idea on his status for Wednesday's game based on his activity level at practice.</text:p>
            <text:p><text:s text:c="8"/></text:p>
            <text:p><text:s text:c="8"/></text:p>
            <text:p><text:s text:c="13"/></text:p>
            <text:p><text:s text:c="14"/></text:p>
            <text:p><text:s text:c="13"/>Jan 7 - 7: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Thabo Sefolosha</text:p>
            <text:p><text:s text:c="17"/></text:p>
            <text:p><text:s text:c="17"/></text:p>
            <text:p><text:s text:c="22"/>- G/F - <text:s/>Jazz</text:p>
            <text:p><text:s text:c="16"/></text:p>
            <text:p><text:s text:c="17"/></text:p>
            <text:p><text:s text:c="12"/></text:p>
            <text:p><text:s text:c="8"/></text:p>
            <text:p><text:s text:c="8"/></text:p>
            <text:p><text:s text:c="8"/></text:p>
            <text:p><text:s text:c="12"/>Thabo Sefolosha didn't miss a shot during Sunday's narrow loss to Miami, finishing with 13 points, six boards, two assists, one 3-pointer, three steals, one block and two turnovers in 29 minutes.</text:p>
            <text:p><text:s text:c="8"/></text:p>
            <text:p><text:s text:c="8"/></text:p>
            <text:p><text:s text:c="13"/>Sefolosha was a perfect 4-of-4 from the field, 1-of-1 from distance and 4-of-4 from the stripe, giving him a remarkable 112.8 true shooting percentage on the evening. He’s played well as a starter this season, posting averages of 10.6 points, 8.0 boards, 3.0 steals and 0.6 swats per contest, so he’s on the radar as a potential steals-specialist in deep leagues.</text:p>
            <text:p><text:s text:c="8"/></text:p>
            <text:p><text:s text:c="8"/></text:p>
            <text:p><text:s text:c="13"/></text:p>
            <text:p><text:s text:c="14"/></text:p>
            <text:p><text:s text:c="13"/>Jan 7 - 7: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 Ingles</text:p>
            <text:p><text:s text:c="17"/></text:p>
            <text:p><text:s text:c="17"/></text:p>
            <text:p><text:s text:c="22"/>- G/F - <text:s/>Jazz</text:p>
            <text:p><text:s text:c="16"/></text:p>
            <text:p><text:s text:c="17"/></text:p>
            <text:p><text:s text:c="12"/></text:p>
            <text:p><text:s text:c="8"/></text:p>
            <text:p><text:s text:c="8"/></text:p>
            <text:p><text:s text:c="8"/></text:p>
            <text:p><text:s text:c="12"/>Joe Ingles did a little bit of everything on Sunday, scoring nine points on 3-of-8 shooting to go with eight boards, three 3-pointers, one assist, one steal, one block and three turnovers in 32 minutes.</text:p>
            <text:p><text:s text:c="8"/></text:p>
            <text:p><text:s text:c="8"/></text:p>
            <text:p><text:s text:c="13"/>Ingles went through a bit of a cold stretch through the month of December, but he’s gotten things back on track in January with averages of 8.7 points, 2.0 triples, 6.0 boards, 5.0 dimes, 1.3 steals and 2.7 turnovers per contest on 45.5% shooting, which has been good enough for top-100 value in 9-cat leagues. The scoring comes and goes with Ingles, but his ability to chip in across-the-board stats without hurting you in any one area makes him worth owning in most leagues.</text:p>
            <text:p><text:s text:c="8"/></text:p>
            <text:p><text:s text:c="8"/></text:p>
            <text:p><text:s text:c="13"/></text:p>
            <text:p><text:s text:c="14"/></text:p>
            <text:p><text:s text:c="13"/>Jan 7 - 7: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 scored 27 points on 12-of-25 shooting Sunday, to go with three 3-pointers, two rebounds, three assists, one steal and one turnover in 36 minutes.</text:p>
            <text:p><text:s text:c="8"/></text:p>
            <text:p><text:s text:c="8"/></text:p>
            <text:p><text:s text:c="13"/>Miami bothered Mitchell with their length and did an excellent job of keeping him out of the paint through the first half of action, but Mitchell came out firing after halftime, opening the second half with 11 straight points. He also did an excellent job of making life difficult for Goran Dragic on defense, and he was yet again on the receiving end of an impressive alley-oop jam (link below). He's been flirting with top-30 value for a month now, giving him the edge in the ROY conversation.</text:p>
            <text:p><text:s text:c="8"/></text:p>
            <text:p><text:s text:c="8"/></text:p>
            <text:p><text:s text:c="13"/></text:p>
            <text:p><text:s text:c="14"/></text:p>
            <text:p><text:s text:c="13"/>Source: Utah Jazz on Twitter <text:s text:c="29"/>Jan 7 - 7: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icky Rubio</text:p>
            <text:p><text:s text:c="17"/></text:p>
            <text:p><text:s text:c="17"/></text:p>
            <text:p><text:s text:c="22"/>- G - <text:s/>Jazz</text:p>
            <text:p><text:s text:c="16"/></text:p>
            <text:p><text:s text:c="17"/></text:p>
            <text:p><text:s text:c="12"/></text:p>
            <text:p><text:s text:c="8"/></text:p>
            <text:p><text:s text:c="8"/></text:p>
            <text:p><text:s text:c="8"/></text:p>
            <text:p><text:s text:c="12"/>Ricky Rubio went 0-of-6 from the field and 4-of-4 from the stripe on his way to four points, five boards, six assists and two turnovers in 30 minutes during Sunday's loss to the Heat.</text:p>
            <text:p><text:s text:c="8"/></text:p>
            <text:p><text:s text:c="8"/></text:p>
            <text:p><text:s text:c="13"/>With so many people capable of initiating the offense in Utah, Rubio just hasn’t had the ball in his hands as much this season, and that’s a trend that unlikely to change anytime soon. Donovan Mitchell also tends to be the point guard on the floor during crunch time, which has negatively impacted Rubio’s minutes. He did do a nice job of setting up his teammates in this one, but it's tough to ignore the fact that he missed all his shots and failed to bring any defensive stats to the table.</text:p>
            <text:p><text:s text:c="8"/></text:p>
            <text:p><text:s text:c="8"/></text:p>
            <text:p><text:s text:c="13"/></text:p>
            <text:p><text:s text:c="14"/></text:p>
            <text:p><text:s text:c="13"/>Jan 7 - 7: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errance Ferguson</text:p>
            <text:p><text:s text:c="17"/></text:p>
            <text:p><text:s text:c="17"/></text:p>
            <text:p><text:s text:c="22"/>- G - <text:s/>Thunder</text:p>
            <text:p><text:s text:c="16"/></text:p>
            <text:p><text:s text:c="17"/></text:p>
            <text:p><text:s text:c="12"/></text:p>
            <text:p><text:s text:c="8"/></text:p>
            <text:p><text:s text:c="8"/></text:p>
            <text:p><text:s text:c="8"/></text:p>
            <text:p><text:s text:c="12"/>Terrance Ferguson will start again on Sunday despite the availability of Alex Abrines (groin).</text:p>
            <text:p><text:s text:c="8"/></text:p>
            <text:p><text:s text:c="8"/></text:p>
            <text:p><text:s text:c="13"/>It's unclear how many minutes Abrines might play, but they'll likely come at the direct expense of the rookie Ferguson, who cooled off Thursday after a 24-point eruption on Wednesday.</text:p>
            <text:p><text:s text:c="8"/></text:p>
            <text:p><text:s text:c="8"/></text:p>
            <text:p><text:s text:c="13"/>Related: Alex Abrines</text:p>
            <text:p><text:s text:c="14"/></text:p>
            <text:p><text:s text:c="13"/>Source: Brett Dawson on Twitter <text:s text:c="26"/>Jan 7 - 6: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 Mbah a Moute</text:p>
            <text:p><text:s text:c="17"/></text:p>
            <text:p><text:s text:c="17"/></text:p>
            <text:p><text:s text:c="22"/>- F - <text:s/>Rockets</text:p>
            <text:p><text:s text:c="16"/></text:p>
            <text:p><text:s text:c="17"/></text:p>
            <text:p><text:s text:c="12"/></text:p>
            <text:p><text:s text:c="8"/></text:p>
            <text:p><text:s text:c="8"/></text:p>
            <text:p><text:s text:c="8"/></text:p>
            <text:p><text:s text:c="12"/>Luc Mbah a Moute (dislocated shoulder) hasn't been cleared for practices and he remains without a return timetable.</text:p>
            <text:p><text:s text:c="8"/></text:p>
            <text:p><text:s text:c="8"/></text:p>
            <text:p><text:s text:c="13"/>The good news is that Mbah a Moute went through a long workout prior to Sunday's practice and said he's feeling better. "I can't really guess [about a return date]," he said. "I'm regaining strength. The shoulder is healed. Range of motion is getting better. I'm starting to do stuff on the court, getting into basketball shape." Until Houston provides more details, we'll consider him out indefinitely.</text:p>
            <text:p><text:s text:c="8"/></text:p>
            <text:p><text:s text:c="8"/></text:p>
            <text:p><text:s text:c="13"/>Related: P.J. Tucker, Ryan Anderson</text:p>
            <text:p><text:s text:c="14"/></text:p>
            <text:p><text:s text:c="13"/>Source: Houston Chronicle <text:s text:c="32"/>Jan 7 - 6: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ex Abrines</text:p>
            <text:p><text:s text:c="17"/></text:p>
            <text:p><text:s text:c="17"/></text:p>
            <text:p><text:s text:c="22"/>- G - <text:s/>Thunder</text:p>
            <text:p><text:s text:c="16"/></text:p>
            <text:p><text:s text:c="17"/></text:p>
            <text:p><text:s text:c="12"/></text:p>
            <text:p><text:s text:c="8"/></text:p>
            <text:p><text:s text:c="8"/></text:p>
            <text:p><text:s text:c="8"/></text:p>
            <text:p><text:s text:c="12"/>Alex Abrines (strained groin) is reportedly available for Sunday's game vs. Phoenix.</text:p>
            <text:p><text:s text:c="8"/></text:p>
            <text:p><text:s text:c="8"/></text:p>
            <text:p><text:s text:c="13"/>Terrance Ferguson is expected to start but Abrines' return is great news for OKC's wing depth, since Andre Roberson (knee) is still out of commission.</text:p>
            <text:p><text:s text:c="8"/></text:p>
            <text:p><text:s text:c="8"/></text:p>
            <text:p><text:s text:c="13"/>Related: Andre Roberson, Terrance Ferguson</text:p>
            <text:p><text:s text:c="14"/></text:p>
            <text:p><text:s text:c="13"/>Source: Steve McGehee on Twitter <text:s text:c="25"/>Jan 7 - 6: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Canaan</text:p>
            <text:p><text:s text:c="17"/></text:p>
            <text:p><text:s text:c="17"/></text:p>
            <text:p><text:s text:c="22"/>- G - <text:s/>Suns</text:p>
            <text:p><text:s text:c="16"/></text:p>
            <text:p><text:s text:c="17"/></text:p>
            <text:p><text:s text:c="12"/></text:p>
            <text:p><text:s text:c="8"/></text:p>
            <text:p><text:s text:c="8"/></text:p>
            <text:p><text:s text:c="8"/></text:p>
            <text:p><text:s text:c="12"/>Isaiah Canaan (left adductor strain) will be re-evaluated in 7-10 days.</text:p>
            <text:p><text:s text:c="8"/></text:p>
            <text:p><text:s text:c="8"/></text:p>
            <text:p><text:s text:c="13"/>"The MRI showed more damage than we thought," said coach Jay Triano. That's a very discouraging quote, but at least his absence is currently being measured in days. Tyler Ulis will be busy in Canaan's absence, Davon Reed could earn some minutes, and Triano said that Devin Booker will "have to" play more point guard. If you've been holding Canaan as a low-end option, this is your cue to cut him in standard leagues.</text:p>
            <text:p><text:s text:c="8"/></text:p>
            <text:p><text:s text:c="8"/></text:p>
            <text:p><text:s text:c="13"/>Related: Devin Booker, Tyler Ulis</text:p>
            <text:p><text:s text:c="14"/></text:p>
            <text:p><text:s text:c="13"/>Source: Craig Grialou on Twitter <text:s text:c="25"/>Jan 7 - 6: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Warren</text:p>
            <text:p><text:s text:c="17"/></text:p>
            <text:p><text:s text:c="17"/></text:p>
            <text:p><text:s text:c="22"/>- F - <text:s/>Suns</text:p>
            <text:p><text:s text:c="16"/></text:p>
            <text:p><text:s text:c="17"/></text:p>
            <text:p><text:s text:c="12"/></text:p>
            <text:p><text:s text:c="8"/></text:p>
            <text:p><text:s text:c="8"/></text:p>
            <text:p><text:s text:c="8"/></text:p>
            <text:p><text:s text:c="12"/>T.J. Warren (illness) is 'available' for Sunday's game vs. the Thunder.</text:p>
            <text:p><text:s text:c="8"/></text:p>
            <text:p><text:s text:c="8"/></text:p>
            <text:p><text:s text:c="13"/>It's still unclear whether Warren will start tonight, after missing Friday's game, so owners should check back closer to tip-off. If Warren does start, Josh Jackson's role will take a big hit.</text:p>
            <text:p><text:s text:c="8"/></text:p>
            <text:p><text:s text:c="8"/></text:p>
            <text:p><text:s text:c="13"/>Related: Josh Jackson</text:p>
            <text:p><text:s text:c="14"/></text:p>
            <text:p><text:s text:c="13"/>Source: Craig Grialou on Twitter <text:s text:c="25"/>Jan 7 - 6: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los Teodosic</text:p>
            <text:p><text:s text:c="17"/></text:p>
            <text:p><text:s text:c="17"/></text:p>
            <text:p><text:s text:c="22"/>- G - <text:s/>Clippers</text:p>
            <text:p><text:s text:c="16"/></text:p>
            <text:p><text:s text:c="17"/></text:p>
            <text:p><text:s text:c="12"/></text:p>
            <text:p><text:s text:c="8"/></text:p>
            <text:p><text:s text:c="8"/></text:p>
            <text:p><text:s text:c="8"/></text:p>
            <text:p><text:s text:c="12"/>Milos Teodosic (foot) is being listed as questionable for Monday's game against the Hawks.</text:p>
            <text:p><text:s text:c="8"/></text:p>
            <text:p><text:s text:c="8"/></text:p>
            <text:p><text:s text:c="13"/>Doc Rivers stated on Saturday that he didn't expect Teodosic to play on Monday, so we'd consider him closer to doubtful. Jawun Evans drew the start in his place on Saturday, but finished with just four points, three boards, four assists and one steal in 23 minutes, so he's not a great target in most leagues despite the increased workload. Lou Williams is going to be very busy on Monday, particularly if Blake Griffin (concussion) is out.</text:p>
            <text:p><text:s text:c="8"/></text:p>
            <text:p><text:s text:c="8"/></text:p>
            <text:p><text:s text:c="13"/>Related: Jawun Evans, Lou Williams, Blake Griffin</text:p>
            <text:p><text:s text:c="14"/></text:p>
            <text:p><text:s text:c="13"/>Source: Tomer Azarly on Twitter <text:s text:c="26"/>Jan 7 - 6: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Beasley</text:p>
            <text:p><text:s text:c="17"/></text:p>
            <text:p><text:s text:c="17"/></text:p>
            <text:p><text:s text:c="22"/>- F - <text:s/>Knicks</text:p>
            <text:p><text:s text:c="16"/></text:p>
            <text:p><text:s text:c="17"/></text:p>
            <text:p><text:s text:c="12"/></text:p>
            <text:p><text:s text:c="8"/></text:p>
            <text:p><text:s text:c="8"/></text:p>
            <text:p><text:s text:c="8"/></text:p>
            <text:p><text:s text:c="12"/>Michael Beasley (ankle) will not suit up for Sunday's game against the Mavericks.</text:p>
            <text:p><text:s text:c="8"/></text:p>
            <text:p><text:s text:c="8"/></text:p>
            <text:p><text:s text:c="13"/>Beasley tweaked his ankle during Friday's loss to Miami, and while he was initially able to play through it, it sounds like swelling will keep him on the sidelines tonight. After today, the Knicks don't play again until Wednesday against the Bulls, so perhaps Beasley will be able to get back out there after having a full four days off. With him unavailable tonight, Doug McDermott and Lance Thomas will likely pick up most of his minutes.</text:p>
            <text:p><text:s text:c="8"/></text:p>
            <text:p><text:s text:c="8"/></text:p>
            <text:p><text:s text:c="13"/>Related: Lance Thomas, Doug McDermott</text:p>
            <text:p><text:s text:c="14"/></text:p>
            <text:p><text:s text:c="13"/>Source: NY Knicks PR on Twitter <text:s text:c="26"/>Jan 7 - 6: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an Kilpatrick</text:p>
            <text:p><text:s text:c="17"/></text:p>
            <text:p><text:s text:c="17"/></text:p>
            <text:p><text:s text:c="22"/>- G - <text:s/>Bulls</text:p>
            <text:p><text:s text:c="16"/></text:p>
            <text:p><text:s text:c="17"/></text:p>
            <text:p><text:s text:c="12"/></text:p>
            <text:p><text:s text:c="8"/></text:p>
            <text:p><text:s text:c="8"/></text:p>
            <text:p><text:s text:c="8"/></text:p>
            <text:p><text:s text:c="12"/>The Bucks have converted Sean Kilpatrick's two-way deal to a standard contract.</text:p>
            <text:p><text:s text:c="8"/></text:p>
            <text:p><text:s text:c="8"/></text:p>
            <text:p><text:s text:c="13"/>Kilpatrick will now be with the Bucks for the remainder of the season, but it'll likely take a few injuries to Milwaukee's backcourt for there to be enough minutes available for Kilpatrick to make a difference in most leagues.</text:p>
            <text:p><text:s text:c="8"/></text:p>
            <text:p><text:s text:c="8"/></text:p>
            <text:p><text:s text:c="13"/></text:p>
            <text:p><text:s text:c="14"/></text:p>
            <text:p><text:s text:c="13"/>Source: Shams Charania on Twitter <text:s text:c="24"/>Jan 7 - 5: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Bolomboy</text:p>
            <text:p><text:s text:c="17"/></text:p>
            <text:p><text:s text:c="17"/></text:p>
            <text:p><text:s text:c="22"/>- F - <text:s/>Bucks</text:p>
            <text:p><text:s text:c="16"/></text:p>
            <text:p><text:s text:c="17"/></text:p>
            <text:p><text:s text:c="12"/></text:p>
            <text:p><text:s text:c="8"/></text:p>
            <text:p><text:s text:c="8"/></text:p>
            <text:p><text:s text:c="8"/></text:p>
            <text:p><text:s text:c="12"/>The Bucks have waived F Joel Bolomboy.</text:p>
            <text:p><text:s text:c="8"/></text:p>
            <text:p><text:s text:c="8"/></text:p>
            <text:p><text:s text:c="13"/>The Bucks are making this move in order to free up a roster spot for Sean Kilpatrick, and Bolomboy will now likely head to the G-League.</text:p>
            <text:p><text:s text:c="8"/></text:p>
            <text:p><text:s text:c="8"/></text:p>
            <text:p><text:s text:c="13"/></text:p>
            <text:p><text:s text:c="14"/></text:p>
            <text:p><text:s text:c="13"/>Source: Shams Charania on Twitter <text:s text:c="24"/>Jan 7 - 5: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Canaan</text:p>
            <text:p><text:s text:c="17"/></text:p>
            <text:p><text:s text:c="17"/></text:p>
            <text:p><text:s text:c="22"/>- G - <text:s/>Suns</text:p>
            <text:p><text:s text:c="16"/></text:p>
            <text:p><text:s text:c="17"/></text:p>
            <text:p><text:s text:c="12"/></text:p>
            <text:p><text:s text:c="8"/></text:p>
            <text:p><text:s text:c="8"/></text:p>
            <text:p><text:s text:c="8"/></text:p>
            <text:p><text:s text:c="12"/>Isaiah Canaan (groin) has been ruled out for Sunday's game against the Thunder.</text:p>
            <text:p><text:s text:c="8"/></text:p>
            <text:p><text:s text:c="8"/></text:p>
            <text:p><text:s text:c="13"/>This will be Canaan's second straight game on the sidelines, which should translate to more minutes for Tyler Ulis. The Suns don't play again until Friday against the Rockets, so perhaps he'll be able to get back out there for that one. As a side note, Phoenix guaranteed Canaan's contract for the rest of the season on Sunday, so he'll finish the 2016-17 season with the Suns.</text:p>
            <text:p><text:s text:c="8"/></text:p>
            <text:p><text:s text:c="8"/></text:p>
            <text:p><text:s text:c="13"/>Related: Tyler Ulis</text:p>
            <text:p><text:s text:c="14"/></text:p>
            <text:p><text:s text:c="13"/>Source: Scott Bordow on Twitter <text:s text:c="26"/>Jan 7 - 5: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re Carroll</text:p>
            <text:p><text:s text:c="17"/></text:p>
            <text:p><text:s text:c="17"/></text:p>
            <text:p><text:s text:c="22"/>- F - <text:s/>Nets</text:p>
            <text:p><text:s text:c="16"/></text:p>
            <text:p><text:s text:c="17"/></text:p>
            <text:p><text:s text:c="12"/></text:p>
            <text:p><text:s text:c="8"/></text:p>
            <text:p><text:s text:c="8"/></text:p>
            <text:p><text:s text:c="8"/></text:p>
            <text:p><text:s text:c="12"/>DeMarre Carroll (knee) will not play Monday against the Raptors.</text:p>
            <text:p><text:s text:c="8"/></text:p>
            <text:p><text:s text:c="8"/></text:p>
            <text:p><text:s text:c="13"/>Carroll suffered the knee injury during the final play of Saturday's loss to the Celtics, and given his history of knee issues, it wouldn't be surprising to see him spend more than a few games on the sidelines here. Joe Harris will likely return to the starting five with Carroll out, and there will be more minutes available for Nik Stauskas and Allen Crabbe. Carroll's numbers have been trending in the wrong direction for a month now, so he's not really worth hanging onto through this injury.</text:p>
            <text:p><text:s text:c="8"/></text:p>
            <text:p><text:s text:c="8"/></text:p>
            <text:p><text:s text:c="13"/>Related: Nik Stauskas, Joe Harris, Allen Crabbe</text:p>
            <text:p><text:s text:c="14"/></text:p>
            <text:p><text:s text:c="13"/>Source: Tom Lorenzo on Twitter <text:s text:c="27"/>Jan 7 - 3: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Caris LeVert</text:p>
            <text:p><text:s text:c="17"/></text:p>
            <text:p><text:s text:c="17"/></text:p>
            <text:p><text:s text:c="22"/>- G - <text:s/>Nets</text:p>
            <text:p><text:s text:c="16"/></text:p>
            <text:p><text:s text:c="17"/></text:p>
            <text:p><text:s text:c="12"/></text:p>
            <text:p><text:s text:c="8"/></text:p>
            <text:p><text:s text:c="8"/></text:p>
            <text:p><text:s text:c="8"/></text:p>
            <text:p><text:s text:c="12"/>Caris LeVert (groin) is being listed as probable for Monday's matchup with Toronto.</text:p>
            <text:p><text:s text:c="8"/></text:p>
            <text:p><text:s text:c="8"/></text:p>
            <text:p><text:s text:c="13"/>It looks like the groin issue will only end up costing LeVert two games on the sidelines, and with him expected to get back on the court on Monday, there won't be as many minutes available for Nik Stauskas and Joe Harris. LeVert was playing very well prior to going down, so he should be owned in most leagues.</text:p>
            <text:p><text:s text:c="8"/></text:p>
            <text:p><text:s text:c="8"/></text:p>
            <text:p><text:s text:c="13"/></text:p>
            <text:p><text:s text:c="14"/></text:p>
            <text:p><text:s text:c="13"/>Source: Ben Nadeau on Twitter <text:s text:c="28"/>Jan 7 - 3: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ke Walton</text:p>
            <text:p><text:s text:c="17"/></text:p>
            <text:p><text:s text:c="17"/></text:p>
            <text:p><text:s text:c="22"/>- F - <text:s/>Lakers</text:p>
            <text:p><text:s text:c="16"/></text:p>
            <text:p><text:s text:c="17"/></text:p>
            <text:p><text:s text:c="12"/></text:p>
            <text:p><text:s text:c="8"/></text:p>
            <text:p><text:s text:c="8"/></text:p>
            <text:p><text:s text:c="8"/></text:p>
            <text:p><text:s text:c="12"/>Luke Walton's job status is "not even a conversation," according to a Lakers source of Ramona Shelburne of ESPN.</text:p>
            <text:p><text:s text:c="8"/></text:p>
            <text:p><text:s text:c="8"/></text:p>
            <text:p><text:s text:c="13"/>Lonzo Ball's father, LaVar Ball recently attacked the Lakers' head coach, saying he had lost the locker room and that the Lakers' players "don't want to play" for Walton, but Los Angeles management is not taking those remarks seriously. For what it's worth when Lonzo was asked if he liked playing for Luke, he responded: "I'll play for anybody... my job is to play basketball, I don't decide who the coach is."</text:p>
            <text:p><text:s text:c="8"/></text:p>
            <text:p><text:s text:c="8"/></text:p>
            <text:p><text:s text:c="13"/>Related: Lonzo Ball</text:p>
            <text:p><text:s text:c="14"/></text:p>
            <text:p><text:s text:c="13"/>Source: Ramona Shelburne on Twitter <text:s text:c="22"/>Jan 7 - 3: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Bolomboy</text:p>
            <text:p><text:s text:c="17"/></text:p>
            <text:p><text:s text:c="17"/></text:p>
            <text:p><text:s text:c="22"/>- F - <text:s/>Bucks</text:p>
            <text:p><text:s text:c="16"/></text:p>
            <text:p><text:s text:c="17"/></text:p>
            <text:p><text:s text:c="12"/></text:p>
            <text:p><text:s text:c="8"/></text:p>
            <text:p><text:s text:c="8"/></text:p>
            <text:p><text:s text:c="8"/></text:p>
            <text:p><text:s text:c="12"/>The Bucks have converted Joel Bolomboy's two-way deal to a standard NBA contract.</text:p>
            <text:p><text:s text:c="8"/></text:p>
            <text:p><text:s text:c="8"/></text:p>
            <text:p><text:s text:c="13"/>Bolomboy will no longer have a cap on the amount of time he can spend with the Bucks, but the move won't change the fact that he's a negligible part of the rotation in Milwaukee. Leave him on the wire.</text:p>
            <text:p><text:s text:c="8"/></text:p>
            <text:p><text:s text:c="8"/></text:p>
            <text:p><text:s text:c="13"/></text:p>
            <text:p><text:s text:c="14"/></text:p>
            <text:p><text:s text:c="13"/>Source: NBA <text:s text:c="46"/>Jan 7 - 3: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jan Bogdanovic</text:p>
            <text:p><text:s text:c="17"/></text:p>
            <text:p><text:s text:c="17"/></text:p>
            <text:p><text:s text:c="22"/>- G/F - <text:s/>Pacers</text:p>
            <text:p><text:s text:c="16"/></text:p>
            <text:p><text:s text:c="17"/></text:p>
            <text:p><text:s text:c="12"/></text:p>
            <text:p><text:s text:c="8"/></text:p>
            <text:p><text:s text:c="8"/></text:p>
            <text:p><text:s text:c="8"/></text:p>
            <text:p><text:s text:c="12"/>Nate McMillan believes that Bojan Bogdanovic (ankle) will be back in action on Monday against the Bucks.</text:p>
            <text:p><text:s text:c="8"/></text:p>
            <text:p><text:s text:c="8"/></text:p>
            <text:p><text:s text:c="13"/>Bogdanovic was forced to the sidelines on Saturday with a sprained left ankle, but it looks like it'll end up just being a one-game stint on the sidelines. Check back for official confirmation on his status following Monday morning's shootaround.</text:p>
            <text:p><text:s text:c="8"/></text:p>
            <text:p><text:s text:c="8"/></text:p>
            <text:p><text:s text:c="13"/></text:p>
            <text:p><text:s text:c="14"/></text:p>
            <text:p><text:s text:c="13"/>Source: Scott Agness on Twitter <text:s text:c="26"/>Jan 7 - 2: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who will miss Sunday's game against Portland with a shoulder injury, could also miss Monday's game in Sacramento as well.</text:p>
            <text:p><text:s text:c="8"/></text:p>
            <text:p><text:s text:c="8"/></text:p>
            <text:p><text:s text:c="13"/>Leonard suffered the shoulder injury during Friday's win over Phoenix, and it is indeed a real injury, so him sitting out Sunday's game should not be viewed as a precautionary move. The team will be monitoring him over the coming days, with the hopes that he'll be able to get back out there for Thursday's game against the Lakers, but it wouldn't be surprising to see him sit on Monday. Kyle Anderson will be starting in his absence, while LaMarcus Aldridge will see an uptick in usage.</text:p>
            <text:p><text:s text:c="8"/></text:p>
            <text:p><text:s text:c="8"/></text:p>
            <text:p><text:s text:c="13"/>Related: LaMarcus Aldridge, Kyle Anderson</text:p>
            <text:p><text:s text:c="14"/></text:p>
            <text:p><text:s text:c="13"/>Source: ESPN <text:s text:c="45"/>Jan 7 - 2: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homas Bryant</text:p>
            <text:p><text:s text:c="17"/></text:p>
            <text:p><text:s text:c="17"/></text:p>
            <text:p><text:s text:c="22"/>- C - <text:s/>Lakers</text:p>
            <text:p><text:s text:c="16"/></text:p>
            <text:p><text:s text:c="17"/></text:p>
            <text:p><text:s text:c="12"/></text:p>
            <text:p><text:s text:c="8"/></text:p>
            <text:p><text:s text:c="8"/></text:p>
            <text:p><text:s text:c="8"/></text:p>
            <text:p><text:s text:c="12"/>Thomas Bryant has been recalled from the G-League.</text:p>
            <text:p><text:s text:c="8"/></text:p>
            <text:p><text:s text:c="8"/></text:p>
            <text:p><text:s text:c="13"/>He might be able to get some limited run with Andrew Bogut no longer with the club, but he won't be on the floor enough to make an impact in fantasy hoops.</text:p>
            <text:p><text:s text:c="8"/></text:p>
            <text:p><text:s text:c="8"/></text:p>
            <text:p><text:s text:c="13"/></text:p>
            <text:p><text:s text:c="14"/></text:p>
            <text:p><text:s text:c="13"/>Source: Mike Bresnahan on Twitter <text:s text:c="24"/>Jan 7 - 2: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kelle Fultz</text:p>
            <text:p><text:s text:c="17"/></text:p>
            <text:p><text:s text:c="17"/></text:p>
            <text:p><text:s text:c="22"/>- G - <text:s/>76ers</text:p>
            <text:p><text:s text:c="16"/></text:p>
            <text:p><text:s text:c="17"/></text:p>
            <text:p><text:s text:c="12"/></text:p>
            <text:p><text:s text:c="8"/></text:p>
            <text:p><text:s text:c="8"/></text:p>
            <text:p><text:s text:c="8"/></text:p>
            <text:p><text:s text:c="12"/>Markelle Fultz (shoulder) went through some 5-on-5 work at Sunday's practice.</text:p>
            <text:p><text:s text:c="8"/></text:p>
            <text:p><text:s text:c="8"/></text:p>
            <text:p><text:s text:c="13"/>This is a big step that would suggest Fultz is on the cusp of a return, and while it's unlikely he'll be able to get out there for the 76ers game in London on Thursday, it sounds like there's a chance he could be back out there for Philly's home game against Toronto on January 15. Fultz will likely be eased back into things, and it's unclear if he'll start, so he's more of a deep league stash right now.</text:p>
            <text:p><text:s text:c="8"/></text:p>
            <text:p><text:s text:c="8"/></text:p>
            <text:p><text:s text:c="13"/></text:p>
            <text:p><text:s text:c="14"/></text:p>
            <text:p><text:s text:c="13"/>Source: Jon Johnson on Twitter <text:s text:c="27"/>Jan 7 - 2: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back soreness) did not practice on Sunday.</text:p>
            <text:p><text:s text:c="8"/></text:p>
            <text:p><text:s text:c="8"/></text:p>
            <text:p><text:s text:c="13"/>The 76ers played just two games this week and only have one game next week in London on Thursday, so he's going to have plenty of time to get his body right. We should have another update on Monday or Tuesday, but don't surprised if he's held out of practice again.</text:p>
            <text:p><text:s text:c="8"/></text:p>
            <text:p><text:s text:c="8"/></text:p>
            <text:p><text:s text:c="13"/></text:p>
            <text:p><text:s text:c="14"/></text:p>
            <text:p><text:s text:c="13"/>Source: Jessica Camerato on Twitter <text:s text:c="22"/>Jan 7 - 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en Wilkins</text:p>
            <text:p><text:s text:c="17"/></text:p>
            <text:p><text:s text:c="17"/></text:p>
            <text:p><text:s text:c="22"/>- G/F - <text:s/>Pacers</text:p>
            <text:p><text:s text:c="16"/></text:p>
            <text:p><text:s text:c="17"/></text:p>
            <text:p><text:s text:c="12"/></text:p>
            <text:p><text:s text:c="8"/></text:p>
            <text:p><text:s text:c="8"/></text:p>
            <text:p><text:s text:c="8"/></text:p>
            <text:p><text:s text:c="12"/>The Pacers have waived veteran Damien Wilkins.</text:p>
            <text:p><text:s text:c="8"/></text:p>
            <text:p><text:s text:c="8"/></text:p>
            <text:p><text:s text:c="13"/>He just made his first start of the season on Saturday with 11 points in 22 minutes, but his services are no longer needed with Glenn Robinson (ankle) due back any day now.</text:p>
            <text:p><text:s text:c="8"/></text:p>
            <text:p><text:s text:c="8"/></text:p>
            <text:p><text:s text:c="13"/></text:p>
            <text:p><text:s text:c="14"/></text:p>
            <text:p><text:s text:c="13"/>Source: Shams Charania on Twitter <text:s text:c="24"/>Jan 7 - 1: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lenn Robinson III</text:p>
            <text:p><text:s text:c="17"/></text:p>
            <text:p><text:s text:c="17"/></text:p>
            <text:p><text:s text:c="22"/>- F - <text:s/>Pacers</text:p>
            <text:p><text:s text:c="16"/></text:p>
            <text:p><text:s text:c="17"/></text:p>
            <text:p><text:s text:c="12"/></text:p>
            <text:p><text:s text:c="8"/></text:p>
            <text:p><text:s text:c="8"/></text:p>
            <text:p><text:s text:c="8"/></text:p>
            <text:p><text:s text:c="12"/>Glenn Robinson III (ankle) said that he practiced for the first time on Sunday.</text:p>
            <text:p><text:s text:c="8"/></text:p>
            <text:p><text:s text:c="8"/></text:p>
            <text:p><text:s text:c="13"/>He added that he's ahead of schedule, but he didn't mention a return date. His original timetable had him returning around mid-January, so if he's ahead of schedule then he could be back any day now. He'll be eased into the rotation very slowly and he'll have to compete with Lance Stephenson for minutes behind Victor Oladipo and Bojan Bogdanovic, so he doesn't have much stash appeal at the moment.</text:p>
            <text:p><text:s text:c="8"/></text:p>
            <text:p><text:s text:c="8"/></text:p>
            <text:p><text:s text:c="13"/></text:p>
            <text:p><text:s text:c="14"/></text:p>
            <text:p><text:s text:c="13"/>Source: Scott Agness on Twiter <text:s text:c="27"/>Jan 7 - 1: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ene Hilario</text:p>
            <text:p><text:s text:c="17"/></text:p>
            <text:p><text:s text:c="17"/></text:p>
            <text:p><text:s text:c="22"/>- F/C - <text:s/>Rockets</text:p>
            <text:p><text:s text:c="16"/></text:p>
            <text:p><text:s text:c="17"/></text:p>
            <text:p><text:s text:c="12"/></text:p>
            <text:p><text:s text:c="8"/></text:p>
            <text:p><text:s text:c="8"/></text:p>
            <text:p><text:s text:c="8"/></text:p>
            <text:p><text:s text:c="12"/>Nene (right knee contusion) is listed as out in the game notes for Monday's game vs. the Bulls.</text:p>
            <text:p><text:s text:c="8"/></text:p>
            <text:p><text:s text:c="8"/></text:p>
            <text:p><text:s text:c="13"/>This will be his third game in a row on the shelf as the Rockets continue to play it safe with the veteran. He's averaging under 15 minutes in 27 appearances this season and has little to no fantasy value. Tarik Black and Clint Capela will get a small bump with Nene out.</text:p>
            <text:p><text:s text:c="8"/></text:p>
            <text:p><text:s text:c="8"/></text:p>
            <text:p><text:s text:c="13"/></text:p>
            <text:p><text:s text:c="14"/></text:p>
            <text:p><text:s text:c="13"/>Source: NBA.com <text:s text:c="42"/>Jan 7 - 1: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Drummond</text:p>
            <text:p><text:s text:c="17"/></text:p>
            <text:p><text:s text:c="17"/></text:p>
            <text:p><text:s text:c="22"/>- C - <text:s/>Pistons</text:p>
            <text:p><text:s text:c="16"/></text:p>
            <text:p><text:s text:c="17"/></text:p>
            <text:p><text:s text:c="12"/></text:p>
            <text:p><text:s text:c="8"/></text:p>
            <text:p><text:s text:c="8"/></text:p>
            <text:p><text:s text:c="8"/></text:p>
            <text:p><text:s text:c="12"/>Andre Drummond (ribs) is listed as questionable for Monday's game vs. the Pelicans.</text:p>
            <text:p><text:s text:c="8"/></text:p>
            <text:p><text:s text:c="8"/></text:p>
            <text:p><text:s text:c="13"/>Drummond played through his sore ribs on Friday vs. the 76ers, but he re-aggravated the injury and was held out on Saturday vs. Houston. It's unclear if the Pistons will practice on Sunday, but the latest his owners can expect an update is after the Monday morning shootaround. With the Pelicans starting Anthony Davis and DeMarcus Cousins, Eric Moreland and Boban Marjanovic should both get some run if Drummond can't go.</text:p>
            <text:p><text:s text:c="8"/></text:p>
            <text:p><text:s text:c="8"/></text:p>
            <text:p><text:s text:c="13"/></text:p>
            <text:p><text:s text:c="14"/></text:p>
            <text:p><text:s text:c="13"/>Source: NBA.com <text:s text:c="42"/>Jan 7 - 12: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anley Johnson</text:p>
            <text:p><text:s text:c="17"/></text:p>
            <text:p><text:s text:c="17"/></text:p>
            <text:p><text:s text:c="22"/>- F - <text:s/>Pistons</text:p>
            <text:p><text:s text:c="16"/></text:p>
            <text:p><text:s text:c="17"/></text:p>
            <text:p><text:s text:c="12"/></text:p>
            <text:p><text:s text:c="8"/></text:p>
            <text:p><text:s text:c="8"/></text:p>
            <text:p><text:s text:c="8"/></text:p>
            <text:p><text:s text:c="12"/>Stanley Johnson (hip) is listed as questionable for Monday's game vs. the Pelicans.</text:p>
            <text:p><text:s text:c="8"/></text:p>
            <text:p><text:s text:c="8"/></text:p>
            <text:p><text:s text:c="13"/>Johnson has missed four games in a row, but he's considered day-to-day. Reggie Bullock has been running circles around him lately, so he won't play much when he's cleared.</text:p>
            <text:p><text:s text:c="8"/></text:p>
            <text:p><text:s text:c="8"/></text:p>
            <text:p><text:s text:c="13"/></text:p>
            <text:p><text:s text:c="14"/></text:p>
            <text:p><text:s text:c="13"/>Source: NBA.com <text:s text:c="42"/>Jan 7 - 12: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Walton Jr.</text:p>
            <text:p><text:s text:c="17"/></text:p>
            <text:p><text:s text:c="17"/></text:p>
            <text:p><text:s text:c="22"/>- G - <text:s/>Heat</text:p>
            <text:p><text:s text:c="16"/></text:p>
            <text:p><text:s text:c="17"/></text:p>
            <text:p><text:s text:c="12"/></text:p>
            <text:p><text:s text:c="8"/></text:p>
            <text:p><text:s text:c="8"/></text:p>
            <text:p><text:s text:c="8"/></text:p>
            <text:p><text:s text:c="12"/>Derrick Walton Jr. has been assigned to the G-League.</text:p>
            <text:p><text:s text:c="8"/></text:p>
            <text:p><text:s text:c="8"/></text:p>
            <text:p><text:s text:c="13"/>He has less than two weeks of NBA eligibility left, so he couldn't be any further off the fantasy radar.</text:p>
            <text:p><text:s text:c="8"/></text:p>
            <text:p><text:s text:c="8"/></text:p>
            <text:p><text:s text:c="13"/></text:p>
            <text:p><text:s text:c="14"/></text:p>
            <text:p><text:s text:c="13"/>Source: Ira Winderman on Twitter <text:s text:c="25"/>Jan 7 - 11:3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Nwaba</text:p>
            <text:p><text:s text:c="17"/></text:p>
            <text:p><text:s text:c="17"/></text:p>
            <text:p><text:s text:c="22"/>- G/F - <text:s/>Bulls</text:p>
            <text:p><text:s text:c="16"/></text:p>
            <text:p><text:s text:c="17"/></text:p>
            <text:p><text:s text:c="12"/></text:p>
            <text:p><text:s text:c="8"/></text:p>
            <text:p><text:s text:c="8"/></text:p>
            <text:p><text:s text:c="8"/></text:p>
            <text:p><text:s text:c="12"/>The Bulls will guarantee David Nwaba's contract for the remainder of the season.</text:p>
            <text:p><text:s text:c="8"/></text:p>
            <text:p><text:s text:c="8"/></text:p>
            <text:p><text:s text:c="13"/>Nwaba has quickly become one of coach Fred Hoiberg's favorite players for his defense, energy and hustle, <text:s/>but he has a lot more value in real life than he does in fantasy. In 23.0 minutes per game, he's averaging 7.6 points, 4.7 rebounds, 1.3 assists and 0.9 steals on 54.1% shooting from the field.</text:p>
            <text:p><text:s text:c="8"/></text:p>
            <text:p><text:s text:c="8"/></text:p>
            <text:p><text:s text:c="13"/></text:p>
            <text:p><text:s text:c="14"/></text:p>
            <text:p><text:s text:c="13"/>Source: Adrian Wojnarowski on Twitter <text:s text:c="20"/>Jan 7 - 11:2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ion Waiters</text:p>
            <text:p><text:s text:c="17"/></text:p>
            <text:p><text:s text:c="17"/></text:p>
            <text:p><text:s text:c="22"/>- G - <text:s/>Heat</text:p>
            <text:p><text:s text:c="16"/></text:p>
            <text:p><text:s text:c="17"/></text:p>
            <text:p><text:s text:c="12"/></text:p>
            <text:p><text:s text:c="8"/></text:p>
            <text:p><text:s text:c="8"/></text:p>
            <text:p><text:s text:c="8"/></text:p>
            <text:p><text:s text:c="12"/>Dion Waiters (ankle) will not play on Sunday vs. the Jazz.</text:p>
            <text:p><text:s text:c="8"/></text:p>
            <text:p><text:s text:c="8"/></text:p>
            <text:p><text:s text:c="13"/>He doesn't have a timetable and is getting a second opinion on his troublesome ankle. Waiters previously said he was going to wait until the offseason to have surgery, but maybe he changes his stance. We'll provide an update when we know more, but he's just a low-end stash in category leagues. Josh Richardson, Tyler Johnson and Wayne Ellington will continue to soak up the bulk of the wing minutes.</text:p>
            <text:p><text:s text:c="8"/></text:p>
            <text:p><text:s text:c="8"/></text:p>
            <text:p><text:s text:c="13"/></text:p>
            <text:p><text:s text:c="14"/></text:p>
            <text:p><text:s text:c="13"/>Source: NBA.com <text:s text:c="42"/>Jan 7 - 10:5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se Winslow</text:p>
            <text:p><text:s text:c="17"/></text:p>
            <text:p><text:s text:c="17"/></text:p>
            <text:p><text:s text:c="22"/>- F - <text:s/>Heat</text:p>
            <text:p><text:s text:c="16"/></text:p>
            <text:p><text:s text:c="17"/></text:p>
            <text:p><text:s text:c="12"/></text:p>
            <text:p><text:s text:c="8"/></text:p>
            <text:p><text:s text:c="8"/></text:p>
            <text:p><text:s text:c="8"/></text:p>
            <text:p><text:s text:c="12"/>Justise Winslow (left knee) will not play on Sunday vs. the Jazz.</text:p>
            <text:p><text:s text:c="8"/></text:p>
            <text:p><text:s text:c="8"/></text:p>
            <text:p><text:s text:c="13"/>Winslow was able to do some non-contact drills this week, but he's still considered week-to-week and there's no report of a target date. James Johnson and Kelly Olynyk are locked into significant roles, so Winslow doesn't have much stash appeal.</text:p>
            <text:p><text:s text:c="8"/></text:p>
            <text:p><text:s text:c="8"/></text:p>
            <text:p><text:s text:c="13"/></text:p>
            <text:p><text:s text:c="14"/></text:p>
            <text:p><text:s text:c="13"/>Source: NBA.com <text:s text:c="42"/>Jan 7 - 10:5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rett Jack</text:p>
            <text:p><text:s text:c="17"/></text:p>
            <text:p><text:s text:c="17"/></text:p>
            <text:p><text:s text:c="22"/>- G - <text:s/>Knicks</text:p>
            <text:p><text:s text:c="16"/></text:p>
            <text:p><text:s text:c="17"/></text:p>
            <text:p><text:s text:c="12"/></text:p>
            <text:p><text:s text:c="8"/></text:p>
            <text:p><text:s text:c="8"/></text:p>
            <text:p><text:s text:c="8"/></text:p>
            <text:p><text:s text:c="12"/>The Knicks will guarantee Jarrett Jack's contract for the remainder of the season.</text:p>
            <text:p><text:s text:c="8"/></text:p>
            <text:p><text:s text:c="8"/></text:p>
            <text:p><text:s text:c="13"/>Jack leapfrogged Ramon Sessions early in the season and has started 36 games for the Knicks with 7.2 points and 5.9 assists per game. He does have some low-end fantasy value, but he's expected to head to the bench as soon as rookie Frank Ntilikina is ready to take over as the starter.</text:p>
            <text:p><text:s text:c="8"/></text:p>
            <text:p><text:s text:c="8"/></text:p>
            <text:p><text:s text:c="13"/></text:p>
            <text:p><text:s text:c="14"/></text:p>
            <text:p><text:s text:c="13"/>Source: Michael Scotto on Twitter <text:s text:c="24"/>Jan 7 - 10:2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ndre Bembry</text:p>
            <text:p><text:s text:c="17"/></text:p>
            <text:p><text:s text:c="17"/></text:p>
            <text:p><text:s text:c="22"/>- F - <text:s/>Hawks</text:p>
            <text:p><text:s text:c="16"/></text:p>
            <text:p><text:s text:c="17"/></text:p>
            <text:p><text:s text:c="12"/></text:p>
            <text:p><text:s text:c="8"/></text:p>
            <text:p><text:s text:c="8"/></text:p>
            <text:p><text:s text:c="8"/></text:p>
            <text:p><text:s text:c="12"/>DeAndre Bembry (groin) is listed as out for Sunday's game vs. the Lakers.</text:p>
            <text:p><text:s text:c="8"/></text:p>
            <text:p><text:s text:c="8"/></text:p>
            <text:p><text:s text:c="13"/>He fell out of the rotation recently and tweaked his groin in the G-League. The Hawks will eventually find some minutes for the second-year wing, but he's safe to ignore in most formats for now.</text:p>
            <text:p><text:s text:c="8"/></text:p>
            <text:p><text:s text:c="8"/></text:p>
            <text:p><text:s text:c="13"/></text:p>
            <text:p><text:s text:c="14"/></text:p>
            <text:p><text:s text:c="13"/>Source: NBA.com <text:s text:c="42"/>Jan 7 - 10:2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illy Hernangomez</text:p>
            <text:p><text:s text:c="17"/></text:p>
            <text:p><text:s text:c="17"/></text:p>
            <text:p><text:s text:c="22"/>- C - <text:s/>Hornets</text:p>
            <text:p><text:s text:c="16"/></text:p>
            <text:p><text:s text:c="17"/></text:p>
            <text:p><text:s text:c="12"/></text:p>
            <text:p><text:s text:c="8"/></text:p>
            <text:p><text:s text:c="8"/></text:p>
            <text:p><text:s text:c="8"/></text:p>
            <text:p><text:s text:c="12"/>The Knicks have entertained more inquiries about Willy Hernangomez than any other player on their roster according to Marc Berman of the New York Post.</text:p>
            <text:p><text:s text:c="8"/></text:p>
            <text:p><text:s text:c="8"/></text:p>
            <text:p><text:s text:c="13"/>The Knicks would prefer to keep the 23-year-old center and move Kyle O'Quinn, and Berman adds that they would only consider moving Hernangomez if they got a prime talent in return. Moving him now would be selling low, as he's been stuck behind Enes Kanter and O'Quinn all season. He's nothing more than a stash until his situation changes.</text:p>
            <text:p><text:s text:c="8"/></text:p>
            <text:p><text:s text:c="8"/></text:p>
            <text:p><text:s text:c="13"/></text:p>
            <text:p><text:s text:c="14"/></text:p>
            <text:p><text:s text:c="13"/>Source: New York Post <text:s text:c="36"/>Jan 7 - 10:1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Thomas</text:p>
            <text:p><text:s text:c="17"/></text:p>
            <text:p><text:s text:c="17"/></text:p>
            <text:p><text:s text:c="22"/>- G - <text:s/>Lakers</text:p>
            <text:p><text:s text:c="16"/></text:p>
            <text:p><text:s text:c="17"/></text:p>
            <text:p><text:s text:c="12"/></text:p>
            <text:p><text:s text:c="8"/></text:p>
            <text:p><text:s text:c="8"/></text:p>
            <text:p><text:s text:c="8"/></text:p>
            <text:p><text:s text:c="12"/>Isaiah Thomas said that he "felt pretty good" on Saturday vs. Orlando when he dropped 19 points in 21 minutes.</text:p>
            <text:p><text:s text:c="8"/></text:p>
            <text:p><text:s text:c="8"/></text:p>
            <text:p><text:s text:c="13"/>"Coach [Tyronn Lue] and the guys put me in a position to be successful, so I just tried to make plays," IT2 said. "But my body felt a lot better. I got more of a rhythm. Early, that rust was still there. I was missing layups and free throws and things like that. But as we got going, as my body got going, I felt a lot better." He played 19 minutes in his debut, so expect the Cavs to continue to ramp up his workload very slowly.</text:p>
            <text:p><text:s text:c="8"/></text:p>
            <text:p><text:s text:c="8"/></text:p>
            <text:p><text:s text:c="13"/></text:p>
            <text:p><text:s text:c="14"/></text:p>
            <text:p><text:s text:c="13"/>Source: ESPN <text:s text:c="45"/>Jan 7 - 10:0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im Hardaway Jr.</text:p>
            <text:p><text:s text:c="17"/></text:p>
            <text:p><text:s text:c="17"/></text:p>
            <text:p><text:s text:c="22"/>- G/F - <text:s/>Knicks</text:p>
            <text:p><text:s text:c="16"/></text:p>
            <text:p><text:s text:c="17"/></text:p>
            <text:p><text:s text:c="12"/></text:p>
            <text:p><text:s text:c="8"/></text:p>
            <text:p><text:s text:c="8"/></text:p>
            <text:p><text:s text:c="8"/></text:p>
            <text:p><text:s text:c="12"/>Tim Hardaway Jr. (leg) is hopeful to be cleared for full court next week.</text:p>
            <text:p><text:s text:c="8"/></text:p>
            <text:p><text:s text:c="8"/></text:p>
            <text:p><text:s text:c="13"/>"Yeah, possibly next week. hopefully next practice," THJ said. "We’ll see. We’ll have to see how it reacts, how I’m feeling the next day. I don’t feel anything right now, but you have to see how it feels the next morning when you wake up, see if there’s any pains, aches, whatever." Hardaway Jr. did take some contact during some drills at Saturday's practice and he said he's happy with his progress so far. He's set to be re-evaluated next week and it sounds like there's a really good chance we'll see him this month.</text:p>
            <text:p><text:s text:c="8"/></text:p>
            <text:p><text:s text:c="8"/></text:p>
            <text:p><text:s text:c="13"/></text:p>
            <text:p><text:s text:c="14"/></text:p>
            <text:p><text:s text:c="13"/>Source: Northjersey.com <text:s text:c="34"/>Jan 7 - 9:5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Xavier Munford</text:p>
            <text:p><text:s text:c="17"/></text:p>
            <text:p><text:s text:c="17"/></text:p>
            <text:p><text:s text:c="22"/>- G - <text:s/>Bucks</text:p>
            <text:p><text:s text:c="16"/></text:p>
            <text:p><text:s text:c="17"/></text:p>
            <text:p><text:s text:c="12"/></text:p>
            <text:p><text:s text:c="8"/></text:p>
            <text:p><text:s text:c="8"/></text:p>
            <text:p><text:s text:c="8"/></text:p>
            <text:p><text:s text:c="12"/>Xavier Munford will sign a two-way deal with the Bucks.</text:p>
            <text:p><text:s text:c="8"/></text:p>
            <text:p><text:s text:c="8"/></text:p>
            <text:p><text:s text:c="13"/>The Bucks are waiving DeAndre Liggins, but they still have to move one of their other two-way contracts before making Munford's official (Sean Kilpatrick and Joel Bolomboy). Munford was averaging 24.1 points, 5.4 assists and 5.0 rebounds in the G-League, but he will be on the fringe of the rotation in Milwaukee.</text:p>
            <text:p><text:s text:c="8"/></text:p>
            <text:p><text:s text:c="8"/></text:p>
            <text:p><text:s text:c="13"/></text:p>
            <text:p><text:s text:c="14"/></text:p>
            <text:p><text:s text:c="13"/>Source: Milwaukee Journal-Sentinel <text:s text:c="23"/>Jan 7 - 9:5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pencer Dinwiddie</text:p>
            <text:p><text:s text:c="17"/></text:p>
            <text:p><text:s text:c="17"/></text:p>
            <text:p><text:s text:c="22"/>- G - <text:s/>Nets</text:p>
            <text:p><text:s text:c="16"/></text:p>
            <text:p><text:s text:c="17"/></text:p>
            <text:p><text:s text:c="12"/></text:p>
            <text:p><text:s text:c="8"/></text:p>
            <text:p><text:s text:c="8"/></text:p>
            <text:p><text:s text:c="8"/></text:p>
            <text:p><text:s text:c="12"/>The Nets will guarantee Spencer Dinwiddie's contract for the remainder of the season.</text:p>
            <text:p><text:s text:c="8"/></text:p>
            <text:p><text:s text:c="8"/></text:p>
            <text:p><text:s text:c="13"/>This is one of the easiest decisions they will have to make this season. Dinwiddie is also on the books for a non-guaranteed $1.6 million next season, making him one of the best values in the NBA. He's been excellent as the fill-in starter for D'Angelo Russell and it's going to be interesting to see how he fits next to Russell when he returns this month. Nets coach Kenny Atkinson wouldn't rule out starting them together, so Dinwiddie's outlook is still promising.</text:p>
            <text:p><text:s text:c="8"/></text:p>
            <text:p><text:s text:c="8"/></text:p>
            <text:p><text:s text:c="13"/></text:p>
            <text:p><text:s text:c="14"/></text:p>
            <text:p><text:s text:c="13"/>Source: Michael Scotto on Twitter <text:s text:c="24"/>Jan 7 - 9:4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uddy Hield</text:p>
            <text:p><text:s text:c="17"/></text:p>
            <text:p><text:s text:c="17"/></text:p>
            <text:p><text:s text:c="22"/>- G - <text:s/>Kings</text:p>
            <text:p><text:s text:c="16"/></text:p>
            <text:p><text:s text:c="17"/></text:p>
            <text:p><text:s text:c="12"/></text:p>
            <text:p><text:s text:c="8"/></text:p>
            <text:p><text:s text:c="8"/></text:p>
            <text:p><text:s text:c="8"/></text:p>
            <text:p><text:s text:c="12"/>Buddy Hield made 5-of-14 from the field for 14 points in a start for George Hill (personal) against the Nuggets on Saturday, adding five rebounds, two assists and four 3-pointers in 35 minutes.</text:p>
            <text:p><text:s text:c="8"/></text:p>
            <text:p><text:s text:c="8"/></text:p>
            <text:p><text:s text:c="13"/>This is kind of what a lot of Hield fantasy owners didn't want to see. He's been a letdown recently, but this line shows some promise with big minutes and decent usage. In other words, it would have been better to have him be terrible and just cut, or be good and feel good about keeping him. Hield does have four games next week, but he's kind of on thin ice in standard leagues for so many empty stat lines. Chances are nobody is going to use their waiver if you drop Hield in most leagues.</text:p>
            <text:p><text:s text:c="8"/></text:p>
            <text:p><text:s text:c="8"/></text:p>
            <text:p><text:s text:c="13"/></text:p>
            <text:p><text:s text:c="14"/></text:p>
            <text:p><text:s text:c="13"/>Jan 7 - 1:2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achi Richardson</text:p>
            <text:p><text:s text:c="17"/></text:p>
            <text:p><text:s text:c="17"/></text:p>
            <text:p><text:s text:c="22"/>- G - <text:s/>Raptors</text:p>
            <text:p><text:s text:c="16"/></text:p>
            <text:p><text:s text:c="17"/></text:p>
            <text:p><text:s text:c="12"/></text:p>
            <text:p><text:s text:c="8"/></text:p>
            <text:p><text:s text:c="8"/></text:p>
            <text:p><text:s text:c="8"/></text:p>
            <text:p><text:s text:c="12"/>Malachi Richardson started on Saturday with eight points, two rebounds, one assist, one steal and two 3-pointers in 19 minutes against the Nuggets.</text:p>
            <text:p><text:s text:c="8"/></text:p>
            <text:p><text:s text:c="8"/></text:p>
            <text:p><text:s text:c="13"/>He did a fine job in the first unit and even attempted seven shots, making three of those. Richardson is still buried on the depth chart when the Kings are healthy, so he's not a strong hold in even very deep leagues.</text:p>
            <text:p><text:s text:c="8"/></text:p>
            <text:p><text:s text:c="8"/></text:p>
            <text:p><text:s text:c="13"/></text:p>
            <text:p><text:s text:c="14"/></text:p>
            <text:p><text:s text:c="13"/>Jan 7 - 1:1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arrett Temple</text:p>
            <text:p><text:s text:c="17"/></text:p>
            <text:p><text:s text:c="17"/></text:p>
            <text:p><text:s text:c="22"/>- G/F - <text:s/>Kings</text:p>
            <text:p><text:s text:c="16"/></text:p>
            <text:p><text:s text:c="17"/></text:p>
            <text:p><text:s text:c="12"/></text:p>
            <text:p><text:s text:c="8"/></text:p>
            <text:p><text:s text:c="8"/></text:p>
            <text:p><text:s text:c="8"/></text:p>
            <text:p><text:s text:c="12"/>Garrett Temple managed just two points across 22 minutes off the bench in Saturday's victory against the Nuggets.</text:p>
            <text:p><text:s text:c="8"/></text:p>
            <text:p><text:s text:c="8"/></text:p>
            <text:p><text:s text:c="13"/>The Kings won by eight points against the visiting Nuggets, but it had nothing to do with Temple. He was an awful 1-of-9 from the field, including 0-of-3 from behind the 3-point line, while turning it over four times while posting a minus-21 rating, one of just two Sacramento players with a negative rating. Head coach Dave Joerger occasionally plugs Temple into the starting five, but even then Temple only has fantasy appeal in the deepest of leagues.</text:p>
            <text:p><text:s text:c="8"/></text:p>
            <text:p><text:s text:c="8"/></text:p>
            <text:p><text:s text:c="13"/></text:p>
            <text:p><text:s text:c="14"/></text:p>
            <text:p><text:s text:c="13"/>Jan 7 - 1:0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ary Harris</text:p>
            <text:p><text:s text:c="17"/></text:p>
            <text:p><text:s text:c="17"/></text:p>
            <text:p><text:s text:c="22"/>- G - <text:s/>Nuggets</text:p>
            <text:p><text:s text:c="16"/></text:p>
            <text:p><text:s text:c="17"/></text:p>
            <text:p><text:s text:c="12"/></text:p>
            <text:p><text:s text:c="8"/></text:p>
            <text:p><text:s text:c="8"/></text:p>
            <text:p><text:s text:c="8"/></text:p>
            <text:p><text:s text:c="12"/>Gary Harris finished with 17 points, four rebounds, three assists and a steal in Saturday's road loss against the Kings.</text:p>
            <text:p><text:s text:c="8"/></text:p>
            <text:p><text:s text:c="8"/></text:p>
            <text:p><text:s text:c="13"/>Harris hit 6-of-11, including 3-of-5 from behind the 3-point line, but he was <text:s/>dismal minus-12 across 36 minutes. He has come back down to Earth and produced similar to his seasonal averages after his surprising 36-point performance against the Suns on Wednesday. He is sailing along with top-40 fantasy value in nearly all formats.</text:p>
            <text:p><text:s text:c="8"/></text:p>
            <text:p><text:s text:c="8"/></text:p>
            <text:p><text:s text:c="13"/></text:p>
            <text:p><text:s text:c="14"/></text:p>
            <text:p><text:s text:c="13"/>Jan 7 - 1:0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son Plumlee</text:p>
            <text:p><text:s text:c="17"/></text:p>
            <text:p><text:s text:c="17"/></text:p>
            <text:p><text:s text:c="22"/>- C - <text:s/>Nuggets</text:p>
            <text:p><text:s text:c="16"/></text:p>
            <text:p><text:s text:c="17"/></text:p>
            <text:p><text:s text:c="12"/></text:p>
            <text:p><text:s text:c="8"/></text:p>
            <text:p><text:s text:c="8"/></text:p>
            <text:p><text:s text:c="8"/></text:p>
            <text:p><text:s text:c="12"/>Mason Plumlee finished with nine points, eight rebounds and three blocked shots over 17 minutes in Saturday's 106-98 loss at Sacramento.</text:p>
            <text:p><text:s text:c="8"/></text:p>
            <text:p><text:s text:c="8"/></text:p>
            <text:p><text:s text:c="13"/>Plumlee was 3-of-5 from the field and on his way to a big stat line, but foul trouble limited his playing time. He is averaging 8.3 points, 7.0 rebounds, 3.0 assist and 3.0 blocked shots per game over his past three outings in the month of January. He isn't a great fantasy option in most leagues, but he isn't a bad big man in deeper formats.</text:p>
            <text:p><text:s text:c="8"/></text:p>
            <text:p><text:s text:c="8"/></text:p>
            <text:p><text:s text:c="13"/></text:p>
            <text:p><text:s text:c="14"/></text:p>
            <text:p><text:s text:c="13"/>Jan 7 - 12:5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osta Koufos</text:p>
            <text:p><text:s text:c="17"/></text:p>
            <text:p><text:s text:c="17"/></text:p>
            <text:p><text:s text:c="22"/>- C - <text:s/>Kings</text:p>
            <text:p><text:s text:c="16"/></text:p>
            <text:p><text:s text:c="17"/></text:p>
            <text:p><text:s text:c="12"/></text:p>
            <text:p><text:s text:c="8"/></text:p>
            <text:p><text:s text:c="8"/></text:p>
            <text:p><text:s text:c="8"/></text:p>
            <text:p><text:s text:c="12"/>Kosta Koufos went for 12 points, seven rebounds and two steals with an assist across 23 minutes off the bench on Saturday against the Nuggets.</text:p>
            <text:p><text:s text:c="8"/></text:p>
            <text:p><text:s text:c="8"/></text:p>
            <text:p><text:s text:c="13"/>Koufos hit 5-of-8 from the field and he was a perfect 2-of-2 from the free-throw line and he did not have any turnovers. It's the first time this season Koufos has recorded back-to-back games with double-digit scoring totals. He has hit 10-of-14 (71.4 percent) from the field over the past two games, but it will take a lot more games like this before fantasy owners can trust him on a regular basis.</text:p>
            <text:p><text:s text:c="8"/></text:p>
            <text:p><text:s text:c="8"/></text:p>
            <text:p><text:s text:c="13"/></text:p>
            <text:p><text:s text:c="14"/></text:p>
            <text:p><text:s text:c="13"/>Jan 7 - 12:5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Vince Carter</text:p>
            <text:p><text:s text:c="17"/></text:p>
            <text:p><text:s text:c="17"/></text:p>
            <text:p><text:s text:c="22"/>- G/F - <text:s/>Kings</text:p>
            <text:p><text:s text:c="16"/></text:p>
            <text:p><text:s text:c="17"/></text:p>
            <text:p><text:s text:c="12"/></text:p>
            <text:p><text:s text:c="8"/></text:p>
            <text:p><text:s text:c="8"/></text:p>
            <text:p><text:s text:c="8"/></text:p>
            <text:p><text:s text:c="12"/>Vince Carter finished with 12 points, eight rebounds, two assists, two steals and a blocked shot in 31 minutes off the bench Saturday against the Nuggets.</text:p>
            <text:p><text:s text:c="8"/></text:p>
            <text:p><text:s text:c="8"/></text:p>
            <text:p><text:s text:c="13"/>The 40-year-old continues to be an important part of Dave Joerger's rotation, as he finds time to use the ageless veteran at the expense of some of his younger players. However, nagging injuries and erratic playing time, as well as the fact he is 40, makes Vinsanity a rather inconsistent fantasy option. He is only worth using in deeper leagues.</text:p>
            <text:p><text:s text:c="8"/></text:p>
            <text:p><text:s text:c="8"/></text:p>
            <text:p><text:s text:c="13"/></text:p>
            <text:p><text:s text:c="14"/></text:p>
            <text:p><text:s text:c="13"/>Jan 7 - 12:5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aron Fox</text:p>
            <text:p><text:s text:c="17"/></text:p>
            <text:p><text:s text:c="17"/></text:p>
            <text:p><text:s text:c="22"/>- G - <text:s/>Kings</text:p>
            <text:p><text:s text:c="16"/></text:p>
            <text:p><text:s text:c="17"/></text:p>
            <text:p><text:s text:c="12"/></text:p>
            <text:p><text:s text:c="8"/></text:p>
            <text:p><text:s text:c="8"/></text:p>
            <text:p><text:s text:c="8"/></text:p>
            <text:p><text:s text:c="12"/>De'Aaron Fox ended up with a team-high 18 points, seven assists and three rebounds over 35 minutes in Saturday's game against the Nuggets.</text:p>
            <text:p><text:s text:c="8"/></text:p>
            <text:p><text:s text:c="8"/></text:p>
            <text:p><text:s text:c="13"/>The Kings have one of the most unstable rotations in the NBA, where a player can go from a must-start fantasy option to a cut candidate within the same week. Head coach Dave Joerger's rotation is maddening to fantasy owners. Fox is averaging 17.5 points, 5.5 assists and 3.0 rebounds in two games since returning from a six-game absence due to a quadriceps injury.</text:p>
            <text:p><text:s text:c="8"/></text:p>
            <text:p><text:s text:c="8"/></text:p>
            <text:p><text:s text:c="13"/></text:p>
            <text:p><text:s text:c="14"/></text:p>
            <text:p><text:s text:c="13"/>Jan 7 - 12:4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illie Cauley-Stein</text:p>
            <text:p><text:s text:c="17"/></text:p>
            <text:p><text:s text:c="17"/></text:p>
            <text:p><text:s text:c="22"/>- C - <text:s/>Kings</text:p>
            <text:p><text:s text:c="16"/></text:p>
            <text:p><text:s text:c="17"/></text:p>
            <text:p><text:s text:c="12"/></text:p>
            <text:p><text:s text:c="8"/></text:p>
            <text:p><text:s text:c="8"/></text:p>
            <text:p><text:s text:c="8"/></text:p>
            <text:p><text:s text:c="12"/>Willie Cauley-Stein finished with 17 points, four rebounds, two assists and a career-high seven steals across 25 minutes in Saturday's 106-98 win against the Nuggets.</text:p>
            <text:p><text:s text:c="8"/></text:p>
            <text:p><text:s text:c="8"/></text:p>
            <text:p><text:s text:c="13"/>Cauley-Stein was also a very efficient 8-of-12 from the field, although he was just 1-of-3 from the charity stripe. It was a nice bounce-back game after he laid an egg last time out against the Hornets. He now has 17 or more points in five of his past seven outings, making him one of the safest fantasy options in Sacramento at the moment.</text:p>
            <text:p><text:s text:c="8"/></text:p>
            <text:p><text:s text:c="8"/></text:p>
            <text:p><text:s text:c="13"/></text:p>
            <text:p><text:s text:c="14"/></text:p>
            <text:p><text:s text:c="13"/>Jan 7 - 12:4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y Lyles</text:p>
            <text:p><text:s text:c="17"/></text:p>
            <text:p><text:s text:c="17"/></text:p>
            <text:p><text:s text:c="22"/>- F - <text:s/>Nuggets</text:p>
            <text:p><text:s text:c="16"/></text:p>
            <text:p><text:s text:c="17"/></text:p>
            <text:p><text:s text:c="12"/></text:p>
            <text:p><text:s text:c="8"/></text:p>
            <text:p><text:s text:c="8"/></text:p>
            <text:p><text:s text:c="8"/></text:p>
            <text:p><text:s text:c="12"/>Trey Lyles scored 19 points with nine rebound, one block and two 3-pointers in 8-of-11 from the field against the Kings on Saturday.</text:p>
            <text:p><text:s text:c="8"/></text:p>
            <text:p><text:s text:c="8"/></text:p>
            <text:p><text:s text:c="13"/>The bad news is he made just 1-of-4 from the line, but his shooting from the field is among the best in the NBA these days. In the last 14 games, Lyles has averaged 17.4 points, 7.2 boards, 1.0 assists, 0.7 steals, 0.2 blocks and 2.6 treys on 57.6 percent from the field in 28.9 minutes. Additionally, maybe coach Mike Malone starts him to help out Jokic because that duo has a +9.3 net rating together this season. Lyles has been a top-45 player per game over his last 14, so he needs to be owned in standard leagues.</text:p>
            <text:p><text:s text:c="8"/></text:p>
            <text:p><text:s text:c="8"/></text:p>
            <text:p><text:s text:c="13"/></text:p>
            <text:p><text:s text:c="14"/></text:p>
            <text:p><text:s text:c="13"/>Jan 7 - 12:4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kal Labissiere</text:p>
            <text:p><text:s text:c="17"/></text:p>
            <text:p><text:s text:c="17"/></text:p>
            <text:p><text:s text:c="22"/>- F/C - <text:s/>Kings</text:p>
            <text:p><text:s text:c="16"/></text:p>
            <text:p><text:s text:c="17"/></text:p>
            <text:p><text:s text:c="12"/></text:p>
            <text:p><text:s text:c="8"/></text:p>
            <text:p><text:s text:c="8"/></text:p>
            <text:p><text:s text:c="8"/></text:p>
            <text:p><text:s text:c="12"/>Skal Labissiere finished with 12 points, four rebounds and three blocked shots across 16 minutes in Saturday's 106-98 win against the Nuggets.</text:p>
            <text:p><text:s text:c="8"/></text:p>
            <text:p><text:s text:c="8"/></text:p>
            <text:p><text:s text:c="13"/>Labissiere was humming right along, especially on the defensive end, and he posted a plus-15 rating. He had no personal fouls, so his minutes were held down because of head coach Dave Joerger. The coach used a nine-player rotation, and three bench players had more minutes than three starters. It's always a hard situation to figure for fantasy owners.</text:p>
            <text:p><text:s text:c="8"/></text:p>
            <text:p><text:s text:c="8"/></text:p>
            <text:p><text:s text:c="13"/></text:p>
            <text:p><text:s text:c="14"/></text:p>
            <text:p><text:s text:c="13"/>Jan 7 - 12:3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al Murray</text:p>
            <text:p><text:s text:c="17"/></text:p>
            <text:p><text:s text:c="17"/></text:p>
            <text:p><text:s text:c="22"/>- G - <text:s/>Nuggets</text:p>
            <text:p><text:s text:c="16"/></text:p>
            <text:p><text:s text:c="17"/></text:p>
            <text:p><text:s text:c="12"/></text:p>
            <text:p><text:s text:c="8"/></text:p>
            <text:p><text:s text:c="8"/></text:p>
            <text:p><text:s text:c="8"/></text:p>
            <text:p><text:s text:c="12"/>Jamal Murray scored 18 points with five rebounds, two blocks and three 3-pointers in 37 minutes against the Kings on Saturday.</text:p>
            <text:p><text:s text:c="8"/></text:p>
            <text:p><text:s text:c="8"/></text:p>
            <text:p><text:s text:c="13"/>This was a slop fest for the Nuggets with 25 turnovers and Murray had a couple bad turnovers in the fourth. That aside, his two blocks were emphatic with one on a cutting Garrett Temple to put him to the ground, and the other on Bogdan Bogdanovic in transition. On top of just not being a scorer anymore, coach Mike Malone is using a lot more ways to get Murray the ball as he's even drawn up some designed plays like elevator screens to get him open threes. The Blue Arrow is the real deal.</text:p>
            <text:p><text:s text:c="8"/></text:p>
            <text:p><text:s text:c="8"/></text:p>
            <text:p><text:s text:c="13"/></text:p>
            <text:p><text:s text:c="14"/></text:p>
            <text:p><text:s text:c="13"/>Jan 7 - 12:3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Jokic</text:p>
            <text:p><text:s text:c="17"/></text:p>
            <text:p><text:s text:c="17"/></text:p>
            <text:p><text:s text:c="22"/>- F/C - <text:s/>Nuggets</text:p>
            <text:p><text:s text:c="16"/></text:p>
            <text:p><text:s text:c="17"/></text:p>
            <text:p><text:s text:c="12"/></text:p>
            <text:p><text:s text:c="8"/></text:p>
            <text:p><text:s text:c="8"/></text:p>
            <text:p><text:s text:c="8"/></text:p>
            <text:p><text:s text:c="12"/>Nikola Jokic made just 3-of-10 from the field for eight points with 10 assists, seven rebounds, five turnovers and three fouls in 34 minutes against the Kings on Saturday.</text:p>
            <text:p><text:s text:c="8"/></text:p>
            <text:p><text:s text:c="8"/></text:p>
            <text:p><text:s text:c="13"/>The slump continues and this back-to-back was a rough one following his 3-of-13 shooting line on Friday. The Joker has really struggled to get free and his post scoring has disappeared. His jumper just isn't falling right now and he's taking more of them late in the clock, as well. We've seen Jokic go through some shooting slumps before and this one will probably be on Mike Malone to come up with some new stuff for him. There's little reason to worry about Jokic and maybe you can buy low on him.</text:p>
            <text:p><text:s text:c="8"/></text:p>
            <text:p><text:s text:c="8"/></text:p>
            <text:p><text:s text:c="13"/></text:p>
            <text:p><text:s text:c="14"/></text:p>
            <text:p><text:s text:c="13"/>Jan 7 - 12:2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rl-Anthony Towns</text:p>
            <text:p><text:s text:c="17"/></text:p>
            <text:p><text:s text:c="17"/></text:p>
            <text:p><text:s text:c="22"/>- F/C - <text:s/>Timberwolves</text:p>
            <text:p><text:s text:c="16"/></text:p>
            <text:p><text:s text:c="17"/></text:p>
            <text:p><text:s text:c="12"/></text:p>
            <text:p><text:s text:c="8"/></text:p>
            <text:p><text:s text:c="8"/></text:p>
            <text:p><text:s text:c="8"/></text:p>
            <text:p><text:s text:c="12"/>Karl-Anthony Towns made 7-of-11 from the field for 21 points during a 116-98 win over the Pelicans on Saturday, adding 16 rebounds, three assists, one steal, one block and three 3-pointers in 35 minutes.</text:p>
            <text:p><text:s text:c="8"/></text:p>
            <text:p><text:s text:c="8"/></text:p>
            <text:p><text:s text:c="13"/>After his 25-23 line on Friday, KAT is in beast mode right now. Last season he really started to heat up when the calendar turned to 2017, so maybe we're in for a repeat in 2018. Towns also had a right knee issue after he landed hard on it, but he was able to return to the game after getting a quick massage. His durability continues to be his best asset, and that's part of the reason he's yielded the most value of any player in nine-cat leagues since Dec. 1 -- the Wolves playing more games helps. Anyone who took KAT with the first pick should have no regrets.</text:p>
            <text:p><text:s text:c="8"/></text:p>
            <text:p><text:s text:c="8"/></text:p>
            <text:p><text:s text:c="13"/></text:p>
            <text:p><text:s text:c="14"/></text:p>
            <text:p><text:s text:c="13"/>Jan 7 - 12:1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immy Butler</text:p>
            <text:p><text:s text:c="17"/></text:p>
            <text:p><text:s text:c="17"/></text:p>
            <text:p><text:s text:c="22"/>- G/F - <text:s/>Timberwolves</text:p>
            <text:p><text:s text:c="16"/></text:p>
            <text:p><text:s text:c="17"/></text:p>
            <text:p><text:s text:c="12"/></text:p>
            <text:p><text:s text:c="8"/></text:p>
            <text:p><text:s text:c="8"/></text:p>
            <text:p><text:s text:c="8"/></text:p>
            <text:p><text:s text:c="12"/>Jimmy Butler turned in a solid outing against the Pelicans with 21 points, seven rebounds, eight assists, one steal and two 3-pointers in 32 minutes.</text:p>
            <text:p><text:s text:c="8"/></text:p>
            <text:p><text:s text:c="8"/></text:p>
            <text:p><text:s text:c="13"/>He basically only had one bad game in three weeks with that 14-point dud on Friday. Butler continues to feast at the line as he runs the offense, but his recent outburst likely has nothing to do with Jeff Teague missing time. Butler looks like a lock to be a first-round value going forward.</text:p>
            <text:p><text:s text:c="8"/></text:p>
            <text:p><text:s text:c="8"/></text:p>
            <text:p><text:s text:c="13"/></text:p>
            <text:p><text:s text:c="14"/></text:p>
            <text:p><text:s text:c="13"/>Jan 7 - 12:1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gui Dieng</text:p>
            <text:p><text:s text:c="17"/></text:p>
            <text:p><text:s text:c="17"/></text:p>
            <text:p><text:s text:c="22"/>- F/C - <text:s/>Timberwolves</text:p>
            <text:p><text:s text:c="16"/></text:p>
            <text:p><text:s text:c="17"/></text:p>
            <text:p><text:s text:c="12"/></text:p>
            <text:p><text:s text:c="8"/></text:p>
            <text:p><text:s text:c="8"/></text:p>
            <text:p><text:s text:c="8"/></text:p>
            <text:p><text:s text:c="12"/>Gorgui Dieng scored 14 points with three rebounds, two assists, one steal, one block and two 3-pointers in 21 minutes against the Pelicans on Saturday.</text:p>
            <text:p><text:s text:c="8"/></text:p>
            <text:p><text:s text:c="8"/></text:p>
            <text:p><text:s text:c="13"/>He usually plays well against the Pelicans and he brought it again. DeMarcus Cousins did fall on Dieng's right arm to cause some pain, but Dieng stayed in the game. He's been able to earn more minutes next to Karl-Anthony Towns, which puts him on the map as a hold in standard leagues.</text:p>
            <text:p><text:s text:c="8"/></text:p>
            <text:p><text:s text:c="8"/></text:p>
            <text:p><text:s text:c="13"/></text:p>
            <text:p><text:s text:c="14"/></text:p>
            <text:p><text:s text:c="13"/>Jan 7 - 12:0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dley Beal</text:p>
            <text:p><text:s text:c="17"/></text:p>
            <text:p><text:s text:c="17"/></text:p>
            <text:p><text:s text:c="22"/>- G - <text:s/>Wizards</text:p>
            <text:p><text:s text:c="16"/></text:p>
            <text:p><text:s text:c="17"/></text:p>
            <text:p><text:s text:c="12"/></text:p>
            <text:p><text:s text:c="8"/></text:p>
            <text:p><text:s text:c="8"/></text:p>
            <text:p><text:s text:c="8"/></text:p>
            <text:p><text:s text:c="12"/>Bradley Beal managed 20 points with five rebounds and two blocked shots over 42 minutes in Saturday's 110-103 loss against Milwaukee.</text:p>
            <text:p><text:s text:c="8"/></text:p>
            <text:p><text:s text:c="8"/></text:p>
            <text:p><text:s text:c="13"/>The points and rebounds were nice, but he hit 7-of-19 from the field while posting four turnovers and a minus-9 rating, worst among the starting five. He now has 20 or more points in a season-best seven consecutive games, and his streak of six straight games with at least one 3-pointer is the second longest of his season. He continues to produce a top-40 clip.</text:p>
            <text:p><text:s text:c="8"/></text:p>
            <text:p><text:s text:c="8"/></text:p>
            <text:p><text:s text:c="13"/></text:p>
            <text:p><text:s text:c="14"/></text:p>
            <text:p><text:s text:c="13"/>Jan 7 - 12:0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Wall</text:p>
            <text:p><text:s text:c="17"/></text:p>
            <text:p><text:s text:c="17"/></text:p>
            <text:p><text:s text:c="22"/>- G - <text:s/>Wizards</text:p>
            <text:p><text:s text:c="16"/></text:p>
            <text:p><text:s text:c="17"/></text:p>
            <text:p><text:s text:c="12"/></text:p>
            <text:p><text:s text:c="8"/></text:p>
            <text:p><text:s text:c="8"/></text:p>
            <text:p><text:s text:c="8"/></text:p>
            <text:p><text:s text:c="12"/>John Wall finished with 16 points and a season-high 16 assists over 42 minutes in Saturday's 110-103 loss against the Wizards.</text:p>
            <text:p><text:s text:c="8"/></text:p>
            <text:p><text:s text:c="8"/></text:p>
            <text:p><text:s text:c="13"/>The 16-16 line was impressive, and it masks the ugly 5-of-19 shooting night for Wall. He also turned it over six times, but fantasy owners cannot complain too vehemently. He saw his shot wasn't working, so he started to distribute more to guys who were able to make buckets. Wall has nine or more assists in four straight, and seven of the past eight outings.</text:p>
            <text:p><text:s text:c="8"/></text:p>
            <text:p><text:s text:c="8"/></text:p>
            <text:p><text:s text:c="13"/></text:p>
            <text:p><text:s text:c="14"/></text:p>
            <text:p><text:s text:c="13"/>Jan 6 - 11: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cus Cousins</text:p>
            <text:p><text:s text:c="17"/></text:p>
            <text:p><text:s text:c="17"/></text:p>
            <text:p><text:s text:c="22"/>- F/C - <text:s/>Pelicans</text:p>
            <text:p><text:s text:c="16"/></text:p>
            <text:p><text:s text:c="17"/></text:p>
            <text:p><text:s text:c="12"/></text:p>
            <text:p><text:s text:c="8"/></text:p>
            <text:p><text:s text:c="8"/></text:p>
            <text:p><text:s text:c="8"/></text:p>
            <text:p><text:s text:c="12"/>DeMarcus Cousins scored 23 points with 15 rebounds, five assists, three blocks, seven turnovers and two 3-pointers in 39 minutes against the Wolves during a 116-98 loss on Saturday.</text:p>
            <text:p><text:s text:c="8"/></text:p>
            <text:p><text:s text:c="8"/></text:p>
            <text:p><text:s text:c="13"/>He did have a minor ankle tweak in the fourth quarter, but he looked fine after only about 10 seconds of hobbling. Cousins really has to get his turnovers under control and he's leading the NBA in that department. Besides that, he continues to be one of the best stat-sheet stuffers in the NBA.</text:p>
            <text:p><text:s text:c="8"/></text:p>
            <text:p><text:s text:c="8"/></text:p>
            <text:p><text:s text:c="13"/></text:p>
            <text:p><text:s text:c="14"/></text:p>
            <text:p><text:s text:c="13"/>Jan 6 - 11: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lly Oubre</text:p>
            <text:p><text:s text:c="17"/></text:p>
            <text:p><text:s text:c="17"/></text:p>
            <text:p><text:s text:c="22"/>- F - <text:s/>Wizards</text:p>
            <text:p><text:s text:c="16"/></text:p>
            <text:p><text:s text:c="17"/></text:p>
            <text:p><text:s text:c="12"/></text:p>
            <text:p><text:s text:c="8"/></text:p>
            <text:p><text:s text:c="8"/></text:p>
            <text:p><text:s text:c="8"/></text:p>
            <text:p><text:s text:c="12"/>Kelly Oubre finished with 14 points on 3-of-6 shooting, including 2-of-5 from behind the 3-point line, in 31 minutes Saturday against the Bucks.</text:p>
            <text:p><text:s text:c="8"/></text:p>
            <text:p><text:s text:c="8"/></text:p>
            <text:p><text:s text:c="13"/>Oubre was making the start with Otto Porter Jr. (hip, back) on the shelf, but the forward's injury doesn't sound terribly serious. It should be a short period for Oubre in the starting lineup before heading back to the bench. Still, Oubre has some short-term fantasy appeal in standard play, and he isn't a bad low-priced DFS option as long as he is in the starting five.</text:p>
            <text:p><text:s text:c="8"/></text:p>
            <text:p><text:s text:c="8"/></text:p>
            <text:p><text:s text:c="13"/></text:p>
            <text:p><text:s text:c="14"/></text:p>
            <text:p><text:s text:c="13"/>Jan 6 - 11: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hony Davis</text:p>
            <text:p><text:s text:c="17"/></text:p>
            <text:p><text:s text:c="17"/></text:p>
            <text:p><text:s text:c="22"/>- F/C - <text:s/>Pelicans</text:p>
            <text:p><text:s text:c="16"/></text:p>
            <text:p><text:s text:c="17"/></text:p>
            <text:p><text:s text:c="12"/></text:p>
            <text:p><text:s text:c="8"/></text:p>
            <text:p><text:s text:c="8"/></text:p>
            <text:p><text:s text:c="8"/></text:p>
            <text:p><text:s text:c="12"/>Anthony Davis scored 16 points with nine rebounds, two assists, one steal and two blocks in 36 minutes against the Wolves on Saturday.</text:p>
            <text:p><text:s text:c="8"/></text:p>
            <text:p><text:s text:c="8"/></text:p>
            <text:p><text:s text:c="13"/>It's his third-lowest scoring game of the season for the Brow, but credit to the Wolves for keeping him below his season scoring average in all three of his games against them -- he got hurt in one of them. Davis was on fire with 29-plus points in each of his last four, so just give coach Tom Thibodeau some credit on this one and expect monster lines in his next handful of outings. He'll get Detroit on Monday, which is a team he dropped 59 and 20 on back in 2015-16.</text:p>
            <text:p><text:s text:c="8"/></text:p>
            <text:p><text:s text:c="8"/></text:p>
            <text:p><text:s text:c="13"/></text:p>
            <text:p><text:s text:c="14"/></text:p>
            <text:p><text:s text:c="13"/>Jan 6 - 11: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Markieff Morris</text:p>
            <text:p><text:s text:c="17"/></text:p>
            <text:p><text:s text:c="17"/></text:p>
            <text:p><text:s text:c="22"/>- F - <text:s/>Wizards</text:p>
            <text:p><text:s text:c="16"/></text:p>
            <text:p><text:s text:c="17"/></text:p>
            <text:p><text:s text:c="12"/></text:p>
            <text:p><text:s text:c="8"/></text:p>
            <text:p><text:s text:c="8"/></text:p>
            <text:p><text:s text:c="8"/></text:p>
            <text:p><text:s text:c="12"/>Markieff Morris posted 14 points with 10 rebounds across 32 minutes in Saturday's 110-103 win at Washington for his third consecutive double-double.</text:p>
            <text:p><text:s text:c="8"/></text:p>
            <text:p><text:s text:c="8"/></text:p>
            <text:p><text:s text:c="13"/>There's something about 2018 that agrees with Morris, as he has averaged 12.3 points and 12.7 rebounds in three outings in the month of January while hitting 16-of-30 (53.3 percent) from the field. He is heating up and is worth scooping up in all standard fantasy leagues while running hot.</text:p>
            <text:p><text:s text:c="8"/></text:p>
            <text:p><text:s text:c="8"/></text:p>
            <text:p><text:s text:c="13"/></text:p>
            <text:p><text:s text:c="14"/></text:p>
            <text:p><text:s text:c="13"/>Jan 6 - 11: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Twaun Moore</text:p>
            <text:p><text:s text:c="17"/></text:p>
            <text:p><text:s text:c="17"/></text:p>
            <text:p><text:s text:c="22"/>- G/F - <text:s/>Pelicans</text:p>
            <text:p><text:s text:c="16"/></text:p>
            <text:p><text:s text:c="17"/></text:p>
            <text:p><text:s text:c="12"/></text:p>
            <text:p><text:s text:c="8"/></text:p>
            <text:p><text:s text:c="8"/></text:p>
            <text:p><text:s text:c="8"/></text:p>
            <text:p><text:s text:c="12"/>E'Twaun Moore scored eight points with four rebounds, one block and no turnovers in 29 minutes against the Wolves on Saturday.</text:p>
            <text:p><text:s text:c="8"/></text:p>
            <text:p><text:s text:c="8"/></text:p>
            <text:p><text:s text:c="13"/>He's off to a slow start in 2018 with this and a six-point Wednesday. Moore's December was too good not to give him more leash, but obviously he won't be sporting a 60/58/60 line like that.</text:p>
            <text:p><text:s text:c="8"/></text:p>
            <text:p><text:s text:c="8"/></text:p>
            <text:p><text:s text:c="13"/></text:p>
            <text:p><text:s text:c="14"/></text:p>
            <text:p><text:s text:c="13"/>Jan 6 - 11: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Bledsoe</text:p>
            <text:p><text:s text:c="17"/></text:p>
            <text:p><text:s text:c="17"/></text:p>
            <text:p><text:s text:c="22"/>- G - <text:s/>Bucks</text:p>
            <text:p><text:s text:c="16"/></text:p>
            <text:p><text:s text:c="17"/></text:p>
            <text:p><text:s text:c="12"/></text:p>
            <text:p><text:s text:c="8"/></text:p>
            <text:p><text:s text:c="8"/></text:p>
            <text:p><text:s text:c="8"/></text:p>
            <text:p><text:s text:c="12"/>Eric Bledsoe finished with 21 points, four rebounds, four assist and three steals while adding a blocked shot across 33 minutes in Saturday's 110-103 road win against the Wizards.</text:p>
            <text:p><text:s text:c="8"/></text:p>
            <text:p><text:s text:c="8"/></text:p>
            <text:p><text:s text:c="13"/>The Bucks improved to 10-2 when Bledsoe scores 20 or more points. He continues to be solid since arriving in Cream City, posting top-50 fantasy value for the past five weeks. While he isn't needed to do as much heavy lifting at the offensive end like his days in Phoenix, he is still a nice fantasy asset. He also gives opponents another dangerous player to guard. He has another four-game week starting on Monday to please his fantasy owners.</text:p>
            <text:p><text:s text:c="8"/></text:p>
            <text:p><text:s text:c="8"/></text:p>
            <text:p><text:s text:c="13"/></text:p>
            <text:p><text:s text:c="14"/></text:p>
            <text:p><text:s text:c="13"/>Jan 6 - 11: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ntavious Caldwell-Pope</text:p>
            <text:p><text:s text:c="17"/></text:p>
            <text:p><text:s text:c="17"/></text:p>
            <text:p><text:s text:c="22"/>- G - <text:s/>Lakers</text:p>
            <text:p><text:s text:c="16"/></text:p>
            <text:p><text:s text:c="17"/></text:p>
            <text:p><text:s text:c="12"/></text:p>
            <text:p><text:s text:c="8"/></text:p>
            <text:p><text:s text:c="8"/></text:p>
            <text:p><text:s text:c="8"/></text:p>
            <text:p><text:s text:c="12"/>Kentavious Caldwell-Pope is being released from the Seal Beach Detention Center on Monday morning and would be permitted to travel with the team outside of California, according to Chris Haynes of ESPN.com.</text:p>
            <text:p><text:s text:c="8"/></text:p>
            <text:p><text:s text:c="8"/></text:p>
            <text:p><text:s text:c="13"/>His 25-day sentence is almost over and he'll finally be able to play in road games outside of his home state. Caldwell-Pope was in a work-release program to play in the state, so he only missed four games in this process.</text:p>
            <text:p><text:s text:c="8"/></text:p>
            <text:p><text:s text:c="8"/></text:p>
            <text:p><text:s text:c="13"/></text:p>
            <text:p><text:s text:c="14"/></text:p>
            <text:p><text:s text:c="13"/>Source: ESPN.com <text:s text:c="41"/>Jan 6 - 11: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ny Snell</text:p>
            <text:p><text:s text:c="17"/></text:p>
            <text:p><text:s text:c="17"/></text:p>
            <text:p><text:s text:c="22"/>- G/F - <text:s/>Bucks</text:p>
            <text:p><text:s text:c="16"/></text:p>
            <text:p><text:s text:c="17"/></text:p>
            <text:p><text:s text:c="12"/></text:p>
            <text:p><text:s text:c="8"/></text:p>
            <text:p><text:s text:c="8"/></text:p>
            <text:p><text:s text:c="8"/></text:p>
            <text:p><text:s text:c="12"/>Tony Snell ended up with 10 points across 32 minutes off the bench in Saturday's 110-103 loss at Washington.</text:p>
            <text:p><text:s text:c="8"/></text:p>
            <text:p><text:s text:c="8"/></text:p>
            <text:p><text:s text:c="13"/>Snell was supplanted by Malcolm Brogdon in the starting five, but both players had the same amount of minutes and scored the exact same amount of points. Snell is struggling with his shot lately and he is only worth using in deeper fantasy leagues at this point.</text:p>
            <text:p><text:s text:c="8"/></text:p>
            <text:p><text:s text:c="8"/></text:p>
            <text:p><text:s text:c="13"/></text:p>
            <text:p><text:s text:c="14"/></text:p>
            <text:p><text:s text:c="13"/>Jan 6 - 11: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colm Brogdon</text:p>
            <text:p><text:s text:c="17"/></text:p>
            <text:p><text:s text:c="17"/></text:p>
            <text:p><text:s text:c="22"/>- G - <text:s/>Bucks</text:p>
            <text:p><text:s text:c="16"/></text:p>
            <text:p><text:s text:c="17"/></text:p>
            <text:p><text:s text:c="12"/></text:p>
            <text:p><text:s text:c="8"/></text:p>
            <text:p><text:s text:c="8"/></text:p>
            <text:p><text:s text:c="8"/></text:p>
            <text:p><text:s text:c="12"/>Malcolm Brogdon finished with 10 points, nine rebounds and two steals in a start Saturday in Washington.</text:p>
            <text:p><text:s text:c="8"/></text:p>
            <text:p><text:s text:c="8"/></text:p>
            <text:p><text:s text:c="13"/>Brogdon supplanted Tony Snell in the starting five after the latter laid an egg on Friday night. Brogdon had his struggles, making just 5-of-14 from the floor while going 0-of-4 from behind the 3-point line. The good news was Snell wasn't very effective off the bench, so Brogdon could hang onto his job in the starting five. It's also good news that Jason Kidd used just eight players, or a tighter rotation, so Brogdon's value in standard leagues is looking up.</text:p>
            <text:p><text:s text:c="8"/></text:p>
            <text:p><text:s text:c="8"/></text:p>
            <text:p><text:s text:c="13"/></text:p>
            <text:p><text:s text:c="14"/></text:p>
            <text:p><text:s text:c="13"/>Jan 6 - 11: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iannis Antetokounmpo</text:p>
            <text:p><text:s text:c="17"/></text:p>
            <text:p><text:s text:c="17"/></text:p>
            <text:p><text:s text:c="22"/>- G/F - <text:s/>Bucks</text:p>
            <text:p><text:s text:c="16"/></text:p>
            <text:p><text:s text:c="17"/></text:p>
            <text:p><text:s text:c="12"/></text:p>
            <text:p><text:s text:c="8"/></text:p>
            <text:p><text:s text:c="8"/></text:p>
            <text:p><text:s text:c="8"/></text:p>
            <text:p><text:s text:c="12"/>Giannis Antetokounmpo finished with 34 points, 12 rebounds and seven assists across 41 minutes in Saturday's 110-103 road win against the Wizards.</text:p>
            <text:p><text:s text:c="8"/></text:p>
            <text:p><text:s text:c="8"/></text:p>
            <text:p><text:s text:c="13"/>It was just another night at the office for Antetokounmpo, who also chipped in with two steals and a blocked shot while hitting 12-of-17 from the field, including 1-of-1 from behind the 3-point line, and 9-of-10 from the free-throw line. He has recorded eight or more field goals made in 17 straight outings dating back to Nov. 30.</text:p>
            <text:p><text:s text:c="8"/></text:p>
            <text:p><text:s text:c="8"/></text:p>
            <text:p><text:s text:c="13"/></text:p>
            <text:p><text:s text:c="14"/></text:p>
            <text:p><text:s text:c="13"/>Jan 6 - 11: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bias Harris</text:p>
            <text:p><text:s text:c="17"/></text:p>
            <text:p><text:s text:c="17"/></text:p>
            <text:p><text:s text:c="22"/>- F - <text:s/>Clippers</text:p>
            <text:p><text:s text:c="16"/></text:p>
            <text:p><text:s text:c="17"/></text:p>
            <text:p><text:s text:c="12"/></text:p>
            <text:p><text:s text:c="8"/></text:p>
            <text:p><text:s text:c="8"/></text:p>
            <text:p><text:s text:c="8"/></text:p>
            <text:p><text:s text:c="12"/>Tobias Harris scored 27 points during a 108-101 win over the Rockets on Saturday, adding eight rebounds, one assist, one steal and three 3-pointers in 33 minutes.</text:p>
            <text:p><text:s text:c="8"/></text:p>
            <text:p><text:s text:c="8"/></text:p>
            <text:p><text:s text:c="13"/>It was opposite world in Detroit after the Pistons were destroyed on Thursday in Philly. The Pistons kept the Rockets off the line with only 11 attempts and they defended the 3-point line with Houston making only 15-of-47 from deep (31.9%). As for Harris, he snapped out of a mini-slump from deep with only one 3-pointer on his last 10 attempts, so maybe he'll get rolling again. He should be a mid-round player the rest of the way with top-50 upside.</text:p>
            <text:p><text:s text:c="8"/></text:p>
            <text:p><text:s text:c="8"/></text:p>
            <text:p><text:s text:c="13"/></text:p>
            <text:p><text:s text:c="14"/></text:p>
            <text:p><text:s text:c="13"/>Jan 6 - 11: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Moreland</text:p>
            <text:p><text:s text:c="17"/></text:p>
            <text:p><text:s text:c="17"/></text:p>
            <text:p><text:s text:c="22"/>- C - <text:s/>Pistons</text:p>
            <text:p><text:s text:c="16"/></text:p>
            <text:p><text:s text:c="17"/></text:p>
            <text:p><text:s text:c="12"/></text:p>
            <text:p><text:s text:c="8"/></text:p>
            <text:p><text:s text:c="8"/></text:p>
            <text:p><text:s text:c="8"/></text:p>
            <text:p><text:s text:c="12"/>Eric Moreland scored eight points with eight rebounds, four assists, two steals and one block in 36 minutes against the Rockets on Saturday.</text:p>
            <text:p><text:s text:c="8"/></text:p>
            <text:p><text:s text:c="8"/></text:p>
            <text:p><text:s text:c="13"/>The Rockets did pull a Hack-A-Moreland in the fourth, but it didn't work with him making both. Andre Drummond (rib) is only day-to-day and Moreland doesn't have much upside despite what this stat line says. We'd rather add Boban over Moreland here.</text:p>
            <text:p><text:s text:c="8"/></text:p>
            <text:p><text:s text:c="8"/></text:p>
            <text:p><text:s text:c="13"/></text:p>
            <text:p><text:s text:c="14"/></text:p>
            <text:p><text:s text:c="13"/>Jan 6 - 11: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Henson</text:p>
            <text:p><text:s text:c="17"/></text:p>
            <text:p><text:s text:c="17"/></text:p>
            <text:p><text:s text:c="22"/>- F/C - <text:s/>Bucks</text:p>
            <text:p><text:s text:c="16"/></text:p>
            <text:p><text:s text:c="17"/></text:p>
            <text:p><text:s text:c="12"/></text:p>
            <text:p><text:s text:c="8"/></text:p>
            <text:p><text:s text:c="8"/></text:p>
            <text:p><text:s text:c="8"/></text:p>
            <text:p><text:s text:c="12"/>John Henson finished with 11 points and 11 rebounds across 34 minutes in Saturday's 110-103 road win against the Wizards.</text:p>
            <text:p><text:s text:c="8"/></text:p>
            <text:p><text:s text:c="8"/></text:p>
            <text:p><text:s text:c="13"/>Henson hit 5-of-8 from the field while also chipping in with two assists, two blocked shots and two steals while turning it over just two times. His confidence has been growing lately, culminating in his first double-double since Nov. 30. It is also just his fourth double-double of the season. He continues to sail along with a 60.8 field-goal percentage, a career best. Henson is a solid fantasy option heading into the next scoring period, as the Bucks have four games on tap for a second straight week.</text:p>
            <text:p><text:s text:c="8"/></text:p>
            <text:p><text:s text:c="8"/></text:p>
            <text:p><text:s text:c="13"/></text:p>
            <text:p><text:s text:c="14"/></text:p>
            <text:p><text:s text:c="13"/>Jan 6 - 11: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ngston Galloway</text:p>
            <text:p><text:s text:c="17"/></text:p>
            <text:p><text:s text:c="17"/></text:p>
            <text:p><text:s text:c="22"/>- G - <text:s/>Pistons</text:p>
            <text:p><text:s text:c="16"/></text:p>
            <text:p><text:s text:c="17"/></text:p>
            <text:p><text:s text:c="12"/></text:p>
            <text:p><text:s text:c="8"/></text:p>
            <text:p><text:s text:c="8"/></text:p>
            <text:p><text:s text:c="8"/></text:p>
            <text:p><text:s text:c="12"/>Langston Galloway was a DNP-CD on Saturday against the Rockets.</text:p>
            <text:p><text:s text:c="8"/></text:p>
            <text:p><text:s text:c="8"/></text:p>
            <text:p><text:s text:c="13"/>Dwight Buycks probably isn't giving his minutes back. Drop Galloway and grab Buycks if you're in a deep league.</text:p>
            <text:p><text:s text:c="8"/></text:p>
            <text:p><text:s text:c="8"/></text:p>
            <text:p><text:s text:c="13"/></text:p>
            <text:p><text:s text:c="14"/></text:p>
            <text:p><text:s text:c="13"/>Jan 6 - 11: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ight Buycks</text:p>
            <text:p><text:s text:c="17"/></text:p>
            <text:p><text:s text:c="17"/></text:p>
            <text:p><text:s text:c="22"/>- G - <text:s/>Pistons</text:p>
            <text:p><text:s text:c="16"/></text:p>
            <text:p><text:s text:c="17"/></text:p>
            <text:p><text:s text:c="12"/></text:p>
            <text:p><text:s text:c="8"/></text:p>
            <text:p><text:s text:c="8"/></text:p>
            <text:p><text:s text:c="8"/></text:p>
            <text:p><text:s text:c="12"/>Dwight Buycks scored a career-high 16 points with two rebounds, two assists, one block and four 3-pointers in 22 minutes against the Rockets on Saturday.</text:p>
            <text:p><text:s text:c="8"/></text:p>
            <text:p><text:s text:c="8"/></text:p>
            <text:p><text:s text:c="13"/>It always felt like it was a matter of time before he would unseat Langston Galloway, and here we are. Buycks' fits the Pistons system really well and it's possible he gets minutes in the low 20s for the next couple weeks. He's a possible stream, DFS punt or deep-league add if you need a PG.</text:p>
            <text:p><text:s text:c="8"/></text:p>
            <text:p><text:s text:c="8"/></text:p>
            <text:p><text:s text:c="13"/></text:p>
            <text:p><text:s text:c="14"/></text:p>
            <text:p><text:s text:c="13"/>Jan 6 - 11: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ban Marjanovic</text:p>
            <text:p><text:s text:c="17"/></text:p>
            <text:p><text:s text:c="17"/></text:p>
            <text:p><text:s text:c="22"/>- C - <text:s/>Clippers</text:p>
            <text:p><text:s text:c="16"/></text:p>
            <text:p><text:s text:c="17"/></text:p>
            <text:p><text:s text:c="12"/></text:p>
            <text:p><text:s text:c="8"/></text:p>
            <text:p><text:s text:c="8"/></text:p>
            <text:p><text:s text:c="8"/></text:p>
            <text:p><text:s text:c="12"/>Boban Marjanovic scored 10 points with five rebounds, one assist and two blocks in 12 minutes against the Rockets on Saturday.</text:p>
            <text:p><text:s text:c="8"/></text:p>
            <text:p><text:s text:c="8"/></text:p>
            <text:p><text:s text:c="13"/>With Eric Moreland starting, Boban was the backup five man despite the bad matchup for him. Andre Drummond (rib) could miss more time, and Monday would be a "start Boban" kind of a day against the Pelicans. He's still more of a stash than anything else, but you may want to give him a look in deeper leagues until we see Drummond suit up again.</text:p>
            <text:p><text:s text:c="8"/></text:p>
            <text:p><text:s text:c="8"/></text:p>
            <text:p><text:s text:c="13"/></text:p>
            <text:p><text:s text:c="14"/></text:p>
            <text:p><text:s text:c="13"/>Jan 6 - 11: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scored 16 points with seven rebounds, 13 assists, two steals and three 3-pointers in 35 minutes during a 108-101 loss to the Pistons on Saturday.</text:p>
            <text:p><text:s text:c="8"/></text:p>
            <text:p><text:s text:c="8"/></text:p>
            <text:p><text:s text:c="13"/>Chris Paul finally knows what it feels like two lose two starts within three days of each other in a Rocket uniform. He should have at least one more week to feast without James Harden (hamstring) with three games coming up starting in Chicago on Monday.</text:p>
            <text:p><text:s text:c="8"/></text:p>
            <text:p><text:s text:c="8"/></text:p>
            <text:p><text:s text:c="13"/></text:p>
            <text:p><text:s text:c="14"/></text:p>
            <text:p><text:s text:c="13"/>Jan 6 - 11: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Gordon</text:p>
            <text:p><text:s text:c="17"/></text:p>
            <text:p><text:s text:c="17"/></text:p>
            <text:p><text:s text:c="22"/>- G - <text:s/>Rockets</text:p>
            <text:p><text:s text:c="16"/></text:p>
            <text:p><text:s text:c="17"/></text:p>
            <text:p><text:s text:c="12"/></text:p>
            <text:p><text:s text:c="8"/></text:p>
            <text:p><text:s text:c="8"/></text:p>
            <text:p><text:s text:c="8"/></text:p>
            <text:p><text:s text:c="12"/>Eric Gordon scored 15 points with three rebounds, three 3-pointers and matching a season-high seven assists.</text:p>
            <text:p><text:s text:c="8"/></text:p>
            <text:p><text:s text:c="8"/></text:p>
            <text:p><text:s text:c="13"/>It's worth a mention the Rockets ran a no-PG lineup out there for 1.8 minutes in this game with Gordon and Gerald Green at the guard spots. Plus, Gordon has an impressive 6.7 dimes per game over his last three. He should be busy while James Harden is out, so expect him to score in the 20s until the MVP candidate returns.</text:p>
            <text:p><text:s text:c="8"/></text:p>
            <text:p><text:s text:c="8"/></text:p>
            <text:p><text:s text:c="13"/></text:p>
            <text:p><text:s text:c="14"/></text:p>
            <text:p><text:s text:c="13"/>Jan 6 - 10: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Gerald Green</text:p>
            <text:p><text:s text:c="17"/></text:p>
            <text:p><text:s text:c="17"/></text:p>
            <text:p><text:s text:c="22"/>- G/F - <text:s/>Rockets</text:p>
            <text:p><text:s text:c="16"/></text:p>
            <text:p><text:s text:c="17"/></text:p>
            <text:p><text:s text:c="12"/></text:p>
            <text:p><text:s text:c="8"/></text:p>
            <text:p><text:s text:c="8"/></text:p>
            <text:p><text:s text:c="8"/></text:p>
            <text:p><text:s text:c="12"/>Gerald Green scored 15 points with three rebounds and four 3-pointers in 29 minutes against the Pistons on Saturday.</text:p>
            <text:p><text:s text:c="8"/></text:p>
            <text:p><text:s text:c="8"/></text:p>
            <text:p><text:s text:c="13"/>He attempted 12 triples in this game and Gerald clearly has a green light. This is probably a better expectation than his outrageous three-game start, but this kind of line has some value for those seeking 3-pointers. His value is going to fall off once James Harden (hamstring) is back, but he is worth a look in standard leagues.</text:p>
            <text:p><text:s text:c="8"/></text:p>
            <text:p><text:s text:c="8"/></text:p>
            <text:p><text:s text:c="13"/></text:p>
            <text:p><text:s text:c="14"/></text:p>
            <text:p><text:s text:c="13"/>Jan 6 - 10: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io Hezonja</text:p>
            <text:p><text:s text:c="17"/></text:p>
            <text:p><text:s text:c="17"/></text:p>
            <text:p><text:s text:c="22"/>- F - <text:s/>Magic</text:p>
            <text:p><text:s text:c="16"/></text:p>
            <text:p><text:s text:c="17"/></text:p>
            <text:p><text:s text:c="12"/></text:p>
            <text:p><text:s text:c="8"/></text:p>
            <text:p><text:s text:c="8"/></text:p>
            <text:p><text:s text:c="8"/></text:p>
            <text:p><text:s text:c="12"/>Mario Hezonja ended up with 16 points and 10 rebounds across 39 minutes in Saturday's 131-127 loss against the Cavaliers.</text:p>
            <text:p><text:s text:c="8"/></text:p>
            <text:p><text:s text:c="8"/></text:p>
            <text:p><text:s text:c="13"/>Hezonja was a solid 7-of-14 from the floor, although just 2-of-7 from behind the 3-point line, while adding two assists and a blocked shot with a plus-8 rating. It was his first double-double of the season, don't get terribly excited about his fantasy value. However, he has some short-term appeal as long as Jonathon Simmons (back) is on the shelf.</text:p>
            <text:p><text:s text:c="8"/></text:p>
            <text:p><text:s text:c="8"/></text:p>
            <text:p><text:s text:c="13"/></text:p>
            <text:p><text:s text:c="14"/></text:p>
            <text:p><text:s text:c="13"/>Jan 6 - 10: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ctor Oladipo</text:p>
            <text:p><text:s text:c="17"/></text:p>
            <text:p><text:s text:c="17"/></text:p>
            <text:p><text:s text:c="22"/>- G - <text:s/>Pacers</text:p>
            <text:p><text:s text:c="16"/></text:p>
            <text:p><text:s text:c="17"/></text:p>
            <text:p><text:s text:c="12"/></text:p>
            <text:p><text:s text:c="8"/></text:p>
            <text:p><text:s text:c="8"/></text:p>
            <text:p><text:s text:c="8"/></text:p>
            <text:p><text:s text:c="12"/>Victor Oladipo didn't skip a beat in his return on Saturday, scoring 23 points with six rebounds, nine assists, five steals and two 3-pointers on 9-of-11 from the field during a 125-86 win over the Bulls.</text:p>
            <text:p><text:s text:c="8"/></text:p>
            <text:p><text:s text:c="8"/></text:p>
            <text:p><text:s text:c="13"/>Not bad. He was almost on pace for a quadruple-double at half with all five of those steals coming in the first two quarters. Oladipo did not have any restrictions in this game, but he only need to play 24 minutes because this game was basically over at half. His fantasy owners have missed him after he was making a case as a first-round asset, and they'll get him for a four-game week to get a nice edge. He needs to be an All-Star.</text:p>
            <text:p><text:s text:c="8"/></text:p>
            <text:p><text:s text:c="8"/></text:p>
            <text:p><text:s text:c="13"/></text:p>
            <text:p><text:s text:c="14"/></text:p>
            <text:p><text:s text:c="13"/>Jan 6 - 10: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Leaf</text:p>
            <text:p><text:s text:c="17"/></text:p>
            <text:p><text:s text:c="17"/></text:p>
            <text:p><text:s text:c="22"/>- F - <text:s/>Pacers</text:p>
            <text:p><text:s text:c="16"/></text:p>
            <text:p><text:s text:c="17"/></text:p>
            <text:p><text:s text:c="12"/></text:p>
            <text:p><text:s text:c="8"/></text:p>
            <text:p><text:s text:c="8"/></text:p>
            <text:p><text:s text:c="8"/></text:p>
            <text:p><text:s text:c="12"/>T.J. Leaf scored 15 points with six rebounds, one turnover and three 3-pointers on 6-of-6 from the field against the Bulls on Saturday.</text:p>
            <text:p><text:s text:c="8"/></text:p>
            <text:p><text:s text:c="8"/></text:p>
            <text:p><text:s text:c="13"/>This wasn't a garbage-time special and Leaf was actually the halftime interview on the Pacers broadcast. He could be someone to watch in very deep leagues or in deep dynasty. To be clear, he'll probably fall out of the rotation once Bojan Bogdanovic (ankle) is back.</text:p>
            <text:p><text:s text:c="8"/></text:p>
            <text:p><text:s text:c="8"/></text:p>
            <text:p><text:s text:c="13"/></text:p>
            <text:p><text:s text:c="14"/></text:p>
            <text:p><text:s text:c="13"/>Jan 6 - 10: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esley Iwundu</text:p>
            <text:p><text:s text:c="17"/></text:p>
            <text:p><text:s text:c="17"/></text:p>
            <text:p><text:s text:c="22"/>- G/F - <text:s/>Magic</text:p>
            <text:p><text:s text:c="16"/></text:p>
            <text:p><text:s text:c="17"/></text:p>
            <text:p><text:s text:c="12"/></text:p>
            <text:p><text:s text:c="8"/></text:p>
            <text:p><text:s text:c="8"/></text:p>
            <text:p><text:s text:c="8"/></text:p>
            <text:p><text:s text:c="12"/>Wesley Iwundu was good for 12 points, five rebounds, three assists and two steals across 22 minutes in Saturday's loss against the Cavaliers.</text:p>
            <text:p><text:s text:c="8"/></text:p>
            <text:p><text:s text:c="8"/></text:p>
            <text:p><text:s text:c="13"/>Iwundu had the hot hand off the bench, hitting 6-of-7 from the field to equal a season best in scoring production. In fact, it was just his second double-digit point game of the season. As such, he is not someone to consider in anything but the deepest of fantasy formats at this time.</text:p>
            <text:p><text:s text:c="8"/></text:p>
            <text:p><text:s text:c="8"/></text:p>
            <text:p><text:s text:c="13"/></text:p>
            <text:p><text:s text:c="14"/></text:p>
            <text:p><text:s text:c="13"/>Jan 6 - 10: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mantas Sabonis</text:p>
            <text:p><text:s text:c="17"/></text:p>
            <text:p><text:s text:c="17"/></text:p>
            <text:p><text:s text:c="22"/>- F/C - <text:s/>Pacers</text:p>
            <text:p><text:s text:c="16"/></text:p>
            <text:p><text:s text:c="17"/></text:p>
            <text:p><text:s text:c="12"/></text:p>
            <text:p><text:s text:c="8"/></text:p>
            <text:p><text:s text:c="8"/></text:p>
            <text:p><text:s text:c="8"/></text:p>
            <text:p><text:s text:c="12"/>Domantas Sabonis scored 22 points with five rebounds, one block and one 3-pointer in 27 minutes against the Bulls on Saturday.</text:p>
            <text:p><text:s text:c="8"/></text:p>
            <text:p><text:s text:c="8"/></text:p>
            <text:p><text:s text:c="13"/>That's tied for his second best scoring effort in his career with his best one coming on Wednesday. The Pacers look to be open to different starting lineups, but Sabonis is doing just fine in his role as a backup. He should be owned in standard leagues and the two-center lineups are faring well these days.</text:p>
            <text:p><text:s text:c="8"/></text:p>
            <text:p><text:s text:c="8"/></text:p>
            <text:p><text:s text:c="13"/></text:p>
            <text:p><text:s text:c="14"/></text:p>
            <text:p><text:s text:c="13"/>Jan 6 - 10: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lfrid Payton</text:p>
            <text:p><text:s text:c="17"/></text:p>
            <text:p><text:s text:c="17"/></text:p>
            <text:p><text:s text:c="22"/>- G - <text:s/>Suns</text:p>
            <text:p><text:s text:c="16"/></text:p>
            <text:p><text:s text:c="17"/></text:p>
            <text:p><text:s text:c="12"/></text:p>
            <text:p><text:s text:c="8"/></text:p>
            <text:p><text:s text:c="8"/></text:p>
            <text:p><text:s text:c="8"/></text:p>
            <text:p><text:s text:c="12"/>Elfrid Payton finished with 20 points, seven rebounds and five assists across 27 minutes Saturday against the Cavaliers.</text:p>
            <text:p><text:s text:c="8"/></text:p>
            <text:p><text:s text:c="8"/></text:p>
            <text:p><text:s text:c="13"/>Payton was a solid 8-of-13 from the field, as his vision and hair wasn't an issue in this one. The former Louisiana-Lafayette Ragin' Cajun is averaging 17.0 points, 5.3 assists, 5.0 rebounds and 2.3 steals per game across three January outings. He continues to help pick up the slack in the counting stats with Nikola Vucevic (hand) on the shelf.</text:p>
            <text:p><text:s text:c="8"/></text:p>
            <text:p><text:s text:c="8"/></text:p>
            <text:p><text:s text:c="13"/></text:p>
            <text:p><text:s text:c="14"/></text:p>
            <text:p><text:s text:c="13"/>Jan 6 - 10: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ismack Biyombo</text:p>
            <text:p><text:s text:c="17"/></text:p>
            <text:p><text:s text:c="17"/></text:p>
            <text:p><text:s text:c="22"/>- C - <text:s/>Magic</text:p>
            <text:p><text:s text:c="16"/></text:p>
            <text:p><text:s text:c="17"/></text:p>
            <text:p><text:s text:c="12"/></text:p>
            <text:p><text:s text:c="8"/></text:p>
            <text:p><text:s text:c="8"/></text:p>
            <text:p><text:s text:c="8"/></text:p>
            <text:p><text:s text:c="12"/>Bismack Biyombo was good for eight points, 11 rebounds, two assists and a blocked shot across 28 minutes in Saturday's loss against the Cavaliers.</text:p>
            <text:p><text:s text:c="8"/></text:p>
            <text:p><text:s text:c="8"/></text:p>
            <text:p><text:s text:c="13"/>Biyombo continues to hold down the fort in the middle with Nikola Vucevic (hand) on the shelf for at least a few more weeks. He is averaging 8.3 points, 11.4 rebounds and 2.4 blocked shots per game over his past six outings. Those type of numbers make him attractive in plenty of fantasy formats, but he's an especially solid mid-tier value in DFS play.</text:p>
            <text:p><text:s text:c="8"/></text:p>
            <text:p><text:s text:c="8"/></text:p>
            <text:p><text:s text:c="13"/></text:p>
            <text:p><text:s text:c="14"/></text:p>
            <text:p><text:s text:c="13"/>Jan 6 - 10: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en Wilkins</text:p>
            <text:p><text:s text:c="17"/></text:p>
            <text:p><text:s text:c="17"/></text:p>
            <text:p><text:s text:c="22"/>- G/F - <text:s/>Pacers</text:p>
            <text:p><text:s text:c="16"/></text:p>
            <text:p><text:s text:c="17"/></text:p>
            <text:p><text:s text:c="12"/></text:p>
            <text:p><text:s text:c="8"/></text:p>
            <text:p><text:s text:c="8"/></text:p>
            <text:p><text:s text:c="8"/></text:p>
            <text:p><text:s text:c="12"/>Damien Wilkins made a start for Bojan Bogdanovic (ankle) on Saturday with a season-high 11 points in 22 minutes against the Bulls.</text:p>
            <text:p><text:s text:c="8"/></text:p>
            <text:p><text:s text:c="8"/></text:p>
            <text:p><text:s text:c="13"/>The 37-year-old wing has been a cool story this year after missing the last four NBA seasons. However, there's really not much to like from a fantasy perspective.</text:p>
            <text:p><text:s text:c="8"/></text:p>
            <text:p><text:s text:c="8"/></text:p>
            <text:p><text:s text:c="13"/></text:p>
            <text:p><text:s text:c="14"/></text:p>
            <text:p><text:s text:c="13"/>Jan 6 - 10: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Gordon</text:p>
            <text:p><text:s text:c="17"/></text:p>
            <text:p><text:s text:c="17"/></text:p>
            <text:p><text:s text:c="22"/>- F - <text:s/>Magic</text:p>
            <text:p><text:s text:c="16"/></text:p>
            <text:p><text:s text:c="17"/></text:p>
            <text:p><text:s text:c="12"/></text:p>
            <text:p><text:s text:c="8"/></text:p>
            <text:p><text:s text:c="8"/></text:p>
            <text:p><text:s text:c="8"/></text:p>
            <text:p><text:s text:c="12"/>Aaron Gordon rolled up a team-high 30 points in Saturday's game against the Cavaliers, going toe-to-toe with LeBron James in the scoring department before he fouled out.</text:p>
            <text:p><text:s text:c="8"/></text:p>
            <text:p><text:s text:c="8"/></text:p>
            <text:p><text:s text:c="13"/>Gordon was matching buckets with the best, hitting 13-of-26 from the field while adding eight rebounds, two steals and an assist across 32 minutes. He was especially hot in the second half, going for 24 points before fouling out. He'll look to build upon the momentum in Tuesday's game in Dallas in a very favorable matchup.</text:p>
            <text:p><text:s text:c="8"/></text:p>
            <text:p><text:s text:c="8"/></text:p>
            <text:p><text:s text:c="13"/></text:p>
            <text:p><text:s text:c="14"/></text:p>
            <text:p><text:s text:c="13"/>Jan 6 - 10: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nce Stephenson</text:p>
            <text:p><text:s text:c="17"/></text:p>
            <text:p><text:s text:c="17"/></text:p>
            <text:p><text:s text:c="22"/>- G - <text:s/>Pacers</text:p>
            <text:p><text:s text:c="16"/></text:p>
            <text:p><text:s text:c="17"/></text:p>
            <text:p><text:s text:c="12"/></text:p>
            <text:p><text:s text:c="8"/></text:p>
            <text:p><text:s text:c="8"/></text:p>
            <text:p><text:s text:c="8"/></text:p>
            <text:p><text:s text:c="12"/>Lance Stephenson moved to the bench against the Bulls on Saturday with four points, six rebounds, four assists and one steal in 24 minutes.</text:p>
            <text:p><text:s text:c="8"/></text:p>
            <text:p><text:s text:c="8"/></text:p>
            <text:p><text:s text:c="13"/>He lost most of the momentum he built up with this line and Victor Oladipo returning explains that. Stephenson does have some consistency issues, so it's tough to buy the hot version that has been producing over the last two weeks. If you wanted to drop him for a hot free agent, it's not the worst idea.</text:p>
            <text:p><text:s text:c="8"/></text:p>
            <text:p><text:s text:c="8"/></text:p>
            <text:p><text:s text:c="13"/></text:p>
            <text:p><text:s text:c="14"/></text:p>
            <text:p><text:s text:c="13"/>Jan 6 - 10: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orver</text:p>
            <text:p><text:s text:c="17"/></text:p>
            <text:p><text:s text:c="17"/></text:p>
            <text:p><text:s text:c="22"/>- G/F - <text:s/>Cavaliers</text:p>
            <text:p><text:s text:c="16"/></text:p>
            <text:p><text:s text:c="17"/></text:p>
            <text:p><text:s text:c="12"/></text:p>
            <text:p><text:s text:c="8"/></text:p>
            <text:p><text:s text:c="8"/></text:p>
            <text:p><text:s text:c="8"/></text:p>
            <text:p><text:s text:c="12"/>Kyle Korver was limited to just three points across 20 minutes with three turnovers and three personal fouls in 20 minutes Saturday in Orlando.</text:p>
            <text:p><text:s text:c="8"/></text:p>
            <text:p><text:s text:c="8"/></text:p>
            <text:p><text:s text:c="13"/>Korver was just 1-of-4 from the field, and he is now averaging just 6.5 points per game over his past six outings, nearly two buckets shy of his seasonal numbers. That's because he has hit just 13-of-39 (33.3 percent) from the floor during the span. He is about as streaky as they get, and right now his fantasy appeal is at its nadir. Hopefully a hot streak is right around the corner for his nervous owners.</text:p>
            <text:p><text:s text:c="8"/></text:p>
            <text:p><text:s text:c="8"/></text:p>
            <text:p><text:s text:c="13"/></text:p>
            <text:p><text:s text:c="14"/></text:p>
            <text:p><text:s text:c="13"/>Jan 6 - 10: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istan Thompson</text:p>
            <text:p><text:s text:c="17"/></text:p>
            <text:p><text:s text:c="17"/></text:p>
            <text:p><text:s text:c="22"/>- C - <text:s/>Cavaliers</text:p>
            <text:p><text:s text:c="16"/></text:p>
            <text:p><text:s text:c="17"/></text:p>
            <text:p><text:s text:c="12"/></text:p>
            <text:p><text:s text:c="8"/></text:p>
            <text:p><text:s text:c="8"/></text:p>
            <text:p><text:s text:c="8"/></text:p>
            <text:p><text:s text:c="12"/>Tristan Thompson finished with nine points and seven rebounds across 20 minutes in Saturday's 131-127 win at Orlando.</text:p>
            <text:p><text:s text:c="8"/></text:p>
            <text:p><text:s text:c="8"/></text:p>
            <text:p><text:s text:c="13"/>Thompson was a very efficient 4-of-6 from the field, but he was limited to 20 minutes off the pine because he picked up four personals. Since flipping the calendar from 2017 to 2017, he is averaging 8.3 points with 8.7 rebounds per game in three outings, both well above his season averages. Still, he remains useful only in larger standard leagues and some deeper category-based formats.</text:p>
            <text:p><text:s text:c="8"/></text:p>
            <text:p><text:s text:c="8"/></text:p>
            <text:p><text:s text:c="13"/></text:p>
            <text:p><text:s text:c="14"/></text:p>
            <text:p><text:s text:c="13"/>Jan 6 - 10: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bby Portis</text:p>
            <text:p><text:s text:c="17"/></text:p>
            <text:p><text:s text:c="17"/></text:p>
            <text:p><text:s text:c="22"/>- F - <text:s/>Bulls</text:p>
            <text:p><text:s text:c="16"/></text:p>
            <text:p><text:s text:c="17"/></text:p>
            <text:p><text:s text:c="12"/></text:p>
            <text:p><text:s text:c="8"/></text:p>
            <text:p><text:s text:c="8"/></text:p>
            <text:p><text:s text:c="8"/></text:p>
            <text:p><text:s text:c="12"/>Bobby Portis scored a team-high 15 points during a 125-86 loss to the Pacers on Saturday, adding four rebounds, two assists, three blocks and one 3-pointer in 22 minutes.</text:p>
            <text:p><text:s text:c="8"/></text:p>
            <text:p><text:s text:c="8"/></text:p>
            <text:p><text:s text:c="13"/>This was about the garbage time here, so don't let this solid stat line change your perception on freeing Bobby Portis. He's more of a 14-team guy now, but he does have some stash appeal if the Bulls do trade Nikola Mirotic.</text:p>
            <text:p><text:s text:c="8"/></text:p>
            <text:p><text:s text:c="8"/></text:p>
            <text:p><text:s text:c="13"/></text:p>
            <text:p><text:s text:c="14"/></text:p>
            <text:p><text:s text:c="13"/>Jan 6 - 10: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tthew Dellavedova</text:p>
            <text:p><text:s text:c="17"/></text:p>
            <text:p><text:s text:c="17"/></text:p>
            <text:p><text:s text:c="22"/>- G - <text:s/>Bucks</text:p>
            <text:p><text:s text:c="16"/></text:p>
            <text:p><text:s text:c="17"/></text:p>
            <text:p><text:s text:c="12"/></text:p>
            <text:p><text:s text:c="8"/></text:p>
            <text:p><text:s text:c="8"/></text:p>
            <text:p><text:s text:c="8"/></text:p>
            <text:p><text:s text:c="12"/>Matt Dellavedova was ejected on Saturday for a flagrant two.</text:p>
            <text:p><text:s text:c="8"/></text:p>
            <text:p><text:s text:c="8"/></text:p>
            <text:p><text:s text:c="13"/>He committed an obvious foul up high on Bradley Beal and this was an easy call (video in link below). Dellavedova won't be missed too much here with Malcolm Brogdon and Eric Bledsoe around.</text:p>
            <text:p><text:s text:c="8"/></text:p>
            <text:p><text:s text:c="8"/></text:p>
            <text:p><text:s text:c="13"/></text:p>
            <text:p><text:s text:c="14"/></text:p>
            <text:p><text:s text:c="13"/>Source: Mike Gallagher on Twitter <text:s text:c="24"/>Jan 6 - 10: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Buddy Hield</text:p>
            <text:p><text:s text:c="17"/></text:p>
            <text:p><text:s text:c="17"/></text:p>
            <text:p><text:s text:c="22"/>- G - <text:s/>Kings</text:p>
            <text:p><text:s text:c="16"/></text:p>
            <text:p><text:s text:c="17"/></text:p>
            <text:p><text:s text:c="12"/></text:p>
            <text:p><text:s text:c="8"/></text:p>
            <text:p><text:s text:c="8"/></text:p>
            <text:p><text:s text:c="8"/></text:p>
            <text:p><text:s text:c="12"/>De'Aaron Fox, Buddy Hield, Malachi Richardson, Skal Labissiere and Willie Cauley-Stein will start against the Nuggets on Saturday.</text:p>
            <text:p><text:s text:c="8"/></text:p>
            <text:p><text:s text:c="8"/></text:p>
            <text:p><text:s text:c="13"/>It's the Kings so there's always a chance they change this, but it makes sense. Hield should have a huge chance in front of him tonight with George Hill out. Basically, if Hield struggles again today, he'll be a drop candidate because this situation is a mess.</text:p>
            <text:p><text:s text:c="8"/></text:p>
            <text:p><text:s text:c="8"/></text:p>
            <text:p><text:s text:c="13"/></text:p>
            <text:p><text:s text:c="14"/></text:p>
            <text:p><text:s text:c="13"/>Source: Jason Jones on Twitter <text:s text:c="27"/>Jan 6 - 9: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yane Wade</text:p>
            <text:p><text:s text:c="17"/></text:p>
            <text:p><text:s text:c="17"/></text:p>
            <text:p><text:s text:c="22"/>- G - <text:s/>Heat</text:p>
            <text:p><text:s text:c="16"/></text:p>
            <text:p><text:s text:c="17"/></text:p>
            <text:p><text:s text:c="12"/></text:p>
            <text:p><text:s text:c="8"/></text:p>
            <text:p><text:s text:c="8"/></text:p>
            <text:p><text:s text:c="8"/></text:p>
            <text:p><text:s text:c="12"/>Dwyane Wade ended up with 16 points with nine rebounds, three assist and two steals across 25 minutes on Saturday in Orlando.</text:p>
            <text:p><text:s text:c="8"/></text:p>
            <text:p><text:s text:c="8"/></text:p>
            <text:p><text:s text:c="13"/>D-Wade hit 7-of-9 from the field, but was an uncharacteristic 2-of-5 from the free-throw line. The point total was his most since Dec. 4 when he dropped 24 against the Bulls, his former team. He'll look to carry over the momentum into Monday's game in Minnesota.</text:p>
            <text:p><text:s text:c="8"/></text:p>
            <text:p><text:s text:c="8"/></text:p>
            <text:p><text:s text:c="13"/></text:p>
            <text:p><text:s text:c="14"/></text:p>
            <text:p><text:s text:c="13"/>Jan 6 - 9: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ny Green</text:p>
            <text:p><text:s text:c="17"/></text:p>
            <text:p><text:s text:c="17"/></text:p>
            <text:p><text:s text:c="22"/>- G/F - <text:s/>Spurs</text:p>
            <text:p><text:s text:c="16"/></text:p>
            <text:p><text:s text:c="17"/></text:p>
            <text:p><text:s text:c="12"/></text:p>
            <text:p><text:s text:c="8"/></text:p>
            <text:p><text:s text:c="8"/></text:p>
            <text:p><text:s text:c="8"/></text:p>
            <text:p><text:s text:c="12"/>Danny Green (tightness, left groin) is doubtful for Sunday's game against the Blazers.</text:p>
            <text:p><text:s text:c="8"/></text:p>
            <text:p><text:s text:c="8"/></text:p>
            <text:p><text:s text:c="13"/>He's expected to be shut down for a while, so don't expect him back anytime soon. With him out, Bryn Forbes will look to build off his strong week while Dejounte Murray, Brandon Paul and Kyle Anderson also help out.</text:p>
            <text:p><text:s text:c="8"/></text:p>
            <text:p><text:s text:c="8"/></text:p>
            <text:p><text:s text:c="13"/></text:p>
            <text:p><text:s text:c="14"/></text:p>
            <text:p><text:s text:c="13"/>Source: Spurs on Twitter <text:s text:c="33"/>Jan 6 - 9: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Thomas</text:p>
            <text:p><text:s text:c="17"/></text:p>
            <text:p><text:s text:c="17"/></text:p>
            <text:p><text:s text:c="22"/>- G - <text:s/>Lakers</text:p>
            <text:p><text:s text:c="16"/></text:p>
            <text:p><text:s text:c="17"/></text:p>
            <text:p><text:s text:c="12"/></text:p>
            <text:p><text:s text:c="8"/></text:p>
            <text:p><text:s text:c="8"/></text:p>
            <text:p><text:s text:c="8"/></text:p>
            <text:p><text:s text:c="12"/>Isaiah Thomas (rest) made his first start of the season Saturday at Orlando, finishing with 19 points across 21 minutes.</text:p>
            <text:p><text:s text:c="8"/></text:p>
            <text:p><text:s text:c="8"/></text:p>
            <text:p><text:s text:c="13"/>Thomas was a bit erratic, turning it over five times. However, he was 7-of-13 from the field while adding 2-of-4 from behind the 3-point line. He also chipped in with four assist and two rebounds before departing. The team will continue to treat him with kid gloves as he makes his way back from a serious hip ailment which cost him the first three months of the season. Even with a minutes cap and Thomas admitting he is "80 percent," he remains a must-start in all fantasy leagues whenever he is active.</text:p>
            <text:p><text:s text:c="8"/></text:p>
            <text:p><text:s text:c="8"/></text:p>
            <text:p><text:s text:c="13"/></text:p>
            <text:p><text:s text:c="14"/></text:p>
            <text:p><text:s text:c="13"/>Jan 6 - 9: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ankle) was not only able to start Saturday's game at Orlando, but he played with across 28 minutes, finishing with 27 points.</text:p>
            <text:p><text:s text:c="8"/></text:p>
            <text:p><text:s text:c="8"/></text:p>
            <text:p><text:s text:c="13"/>Love hit 8-of-17 from the floor, but was a solid 6-of-12 from behind the 3-point line, while grabbing five boards and adding an assist. He was limited to 28 minutes because of five personal fouls, not anything to do with his ankle ailment. He'll look to keep it going on Monday night in a special game for him, as he returns to Minnesota.</text:p>
            <text:p><text:s text:c="8"/></text:p>
            <text:p><text:s text:c="8"/></text:p>
            <text:p><text:s text:c="13"/></text:p>
            <text:p><text:s text:c="14"/></text:p>
            <text:p><text:s text:c="13"/>Jan 6 - 9: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ny Parker</text:p>
            <text:p><text:s text:c="17"/></text:p>
            <text:p><text:s text:c="17"/></text:p>
            <text:p><text:s text:c="22"/>- G - <text:s/>Spurs</text:p>
            <text:p><text:s text:c="16"/></text:p>
            <text:p><text:s text:c="17"/></text:p>
            <text:p><text:s text:c="12"/></text:p>
            <text:p><text:s text:c="8"/></text:p>
            <text:p><text:s text:c="8"/></text:p>
            <text:p><text:s text:c="8"/></text:p>
            <text:p><text:s text:c="12"/>Tony Parker (rest) is out for Sunday against the Blazers.</text:p>
            <text:p><text:s text:c="8"/></text:p>
            <text:p><text:s text:c="8"/></text:p>
            <text:p><text:s text:c="13"/>No surprise here on a back-to-back set. With Parker out, it should be Dejounte Murray getting another start, so he'll be an option as a stream. Although, Murray burned some folks in the last one.</text:p>
            <text:p><text:s text:c="8"/></text:p>
            <text:p><text:s text:c="8"/></text:p>
            <text:p><text:s text:c="13"/></text:p>
            <text:p><text:s text:c="14"/></text:p>
            <text:p><text:s text:c="13"/>Source: Spurs on Twitter <text:s text:c="33"/>Jan 6 - 9: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finished with 33 points, 10 rebounds and nine assists across 37 minutes in Saturday's 131-127 victory in Orlando.</text:p>
            <text:p><text:s text:c="8"/></text:p>
            <text:p><text:s text:c="8"/></text:p>
            <text:p><text:s text:c="13"/>James hit 12-of-23 from the field, while adding 4-of-7 from behind the 3-point line, while also chipping in with six steals and a blocked shot while posting a plus-15 rating. Every now and again LeBron takes over and kicks it into a level not many others can even come close to duplicating. The 33-year-old was also playing with anger after being shown up by Kyrie Irving and the Celtics in Beantown on Wednesday. Angry LeBron is never good for the next opponent.</text:p>
            <text:p><text:s text:c="8"/></text:p>
            <text:p><text:s text:c="8"/></text:p>
            <text:p><text:s text:c="13"/></text:p>
            <text:p><text:s text:c="14"/></text:p>
            <text:p><text:s text:c="13"/>Jan 6 - 9: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Rudy Gay (right heel bursitis), Kawhi Leonard (left shoulder strain) and Tony Parker (return from injury management) are out against the Blazers on Sunday.</text:p>
            <text:p><text:s text:c="8"/></text:p>
            <text:p><text:s text:c="8"/></text:p>
            <text:p><text:s text:c="13"/>So the Spurs are going to list Leonard out with an injury and not their usual "return from injury management" tag. Leonard tore up the Suns on Friday and this is a back-to-back set, so this is likely just a precaution. With him out, Bryn Forbes and Kyle Anderson figure to benefit the most.</text:p>
            <text:p><text:s text:c="8"/></text:p>
            <text:p><text:s text:c="8"/></text:p>
            <text:p><text:s text:c="13"/></text:p>
            <text:p><text:s text:c="14"/></text:p>
            <text:p><text:s text:c="13"/>Source: Spurs on Twitter <text:s text:c="33"/>Jan 6 - 9: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Nikola Mirotic scored eight points with two rebounds and two 3-pointers in 23 minutes against the Pacers on Saturday.</text:p>
            <text:p><text:s text:c="8"/></text:p>
            <text:p><text:s text:c="8"/></text:p>
            <text:p><text:s text:c="13"/>He was sick after Friday's game, but the Bulls getting thumped explains the bad stat line. Mirotic continues to produce off the bench and his fantasy value should hold up as long as he's on the Chicago roster.</text:p>
            <text:p><text:s text:c="8"/></text:p>
            <text:p><text:s text:c="8"/></text:p>
            <text:p><text:s text:c="13"/></text:p>
            <text:p><text:s text:c="14"/></text:p>
            <text:p><text:s text:c="13"/>Jan 6 - 9: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ndre Liggins</text:p>
            <text:p><text:s text:c="17"/></text:p>
            <text:p><text:s text:c="17"/></text:p>
            <text:p><text:s text:c="22"/>- G - <text:s/>Pelicans</text:p>
            <text:p><text:s text:c="16"/></text:p>
            <text:p><text:s text:c="17"/></text:p>
            <text:p><text:s text:c="12"/></text:p>
            <text:p><text:s text:c="8"/></text:p>
            <text:p><text:s text:c="8"/></text:p>
            <text:p><text:s text:c="8"/></text:p>
            <text:p><text:s text:c="12"/>Bucks waive G DeAndre Liggins.</text:p>
            <text:p><text:s text:c="8"/></text:p>
            <text:p><text:s text:c="8"/></text:p>
            <text:p><text:s text:c="13"/>He gave the Bucks some solid defense at time with 31 games in the lineup. Liggins will probably wind up on a 10-day deal in the near future.</text:p>
            <text:p><text:s text:c="8"/></text:p>
            <text:p><text:s text:c="8"/></text:p>
            <text:p><text:s text:c="13"/></text:p>
            <text:p><text:s text:c="14"/></text:p>
            <text:p><text:s text:c="13"/>Source: Adrian Wojnarowski on Twitter <text:s text:c="20"/>Jan 6 - 9: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son Tatum</text:p>
            <text:p><text:s text:c="17"/></text:p>
            <text:p><text:s text:c="17"/></text:p>
            <text:p><text:s text:c="22"/>- F - <text:s/>Celtics</text:p>
            <text:p><text:s text:c="16"/></text:p>
            <text:p><text:s text:c="17"/></text:p>
            <text:p><text:s text:c="12"/></text:p>
            <text:p><text:s text:c="8"/></text:p>
            <text:p><text:s text:c="8"/></text:p>
            <text:p><text:s text:c="8"/></text:p>
            <text:p><text:s text:c="12"/>Jayson Tatum turned in one of his best two-way games in his NBA career during an 87-85 win over the Nets on Saturday, scoring 14 points with six rebounds, three steals, six blocks and two 3-pointers in 32 minutes.</text:p>
            <text:p><text:s text:c="8"/></text:p>
            <text:p><text:s text:c="8"/></text:p>
            <text:p><text:s text:c="13"/>The stat line doesn't even tell the story with Tatum turning his defense into offense, and hitting the biggest shot of the game with a corner 3-pointer with under a minute to help the Celtics earn this thrilling victory. Obviously those blocks pop on the stat sheet and he's the first Celtics rookie to record at least five blocks since Vitor Faverani -- props if you picked him up for that game back in 2013. Tatum just adds something new to his arsenal almost every week and it's almost like the height of his ceiling should be measured in light years.</text:p>
            <text:p><text:s text:c="8"/></text:p>
            <text:p><text:s text:c="8"/></text:p>
            <text:p><text:s text:c="13"/></text:p>
            <text:p><text:s text:c="14"/></text:p>
            <text:p><text:s text:c="13"/>Jan 6 - 9: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rie Irving</text:p>
            <text:p><text:s text:c="17"/></text:p>
            <text:p><text:s text:c="17"/></text:p>
            <text:p><text:s text:c="22"/>- G - <text:s/>Celtics</text:p>
            <text:p><text:s text:c="16"/></text:p>
            <text:p><text:s text:c="17"/></text:p>
            <text:p><text:s text:c="12"/></text:p>
            <text:p><text:s text:c="8"/></text:p>
            <text:p><text:s text:c="8"/></text:p>
            <text:p><text:s text:c="8"/></text:p>
            <text:p><text:s text:c="12"/>Kyrie Irving scored 21 points with six rebounds, four assists, one block and two 3-pointers in 38 minutes against the Nets on Saturday.</text:p>
            <text:p><text:s text:c="8"/></text:p>
            <text:p><text:s text:c="8"/></text:p>
            <text:p><text:s text:c="13"/>He didn't shoot the ball well yet again, making 8-of-22 from the field in this win. This team continues to win with defense and rank 25th in offense over their six-game winning streak, and the Celtics have held their opponent to less than 90 points in three consecutive games for the first time since the 2014-15 team. Irving should be better than his recent cold spell and he's still making a case to be a first-round asset going forward.</text:p>
            <text:p><text:s text:c="8"/></text:p>
            <text:p><text:s text:c="8"/></text:p>
            <text:p><text:s text:c="13"/></text:p>
            <text:p><text:s text:c="14"/></text:p>
            <text:p><text:s text:c="13"/>Jan 6 - 9: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made start for Al Horford (knee) on Saturday with eight points, four rebounds, one assist and one block in 26 minutes against the Nets.</text:p>
            <text:p><text:s text:c="8"/></text:p>
            <text:p><text:s text:c="8"/></text:p>
            <text:p><text:s text:c="13"/>He sandwiched his DNP-REST on Friday with 25 minutes on Wednesday and this game, so maybe his playing time is trending up again. However, his back-to-back restriction makes it hard to add him in standard leagues.</text:p>
            <text:p><text:s text:c="8"/></text:p>
            <text:p><text:s text:c="8"/></text:p>
            <text:p><text:s text:c="13"/></text:p>
            <text:p><text:s text:c="14"/></text:p>
            <text:p><text:s text:c="13"/>Jan 6 - 9: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iel Theis</text:p>
            <text:p><text:s text:c="17"/></text:p>
            <text:p><text:s text:c="17"/></text:p>
            <text:p><text:s text:c="22"/>- F - <text:s/>Celtics</text:p>
            <text:p><text:s text:c="16"/></text:p>
            <text:p><text:s text:c="17"/></text:p>
            <text:p><text:s text:c="12"/></text:p>
            <text:p><text:s text:c="8"/></text:p>
            <text:p><text:s text:c="8"/></text:p>
            <text:p><text:s text:c="8"/></text:p>
            <text:p><text:s text:c="12"/>Daniel Theis scored eight points with 10 rebounds, one steal and two blocks in 19 minutes against the Nets on Saturday.</text:p>
            <text:p><text:s text:c="8"/></text:p>
            <text:p><text:s text:c="8"/></text:p>
            <text:p><text:s text:c="13"/>Make that 10 rebounds in back-to-back games for the first time in his NBA career. Theis has stepped up when Al Horford (knee) has missed time, so keep him in mind as a DFS punt or a stream, especially if it's against a bad team. He's not an add right now with Boston off until Jan. 11.</text:p>
            <text:p><text:s text:c="8"/></text:p>
            <text:p><text:s text:c="8"/></text:p>
            <text:p><text:s text:c="13"/></text:p>
            <text:p><text:s text:c="14"/></text:p>
            <text:p><text:s text:c="13"/>Jan 6 - 9: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erry Rozier</text:p>
            <text:p><text:s text:c="17"/></text:p>
            <text:p><text:s text:c="17"/></text:p>
            <text:p><text:s text:c="22"/>- G - <text:s/>Celtics</text:p>
            <text:p><text:s text:c="16"/></text:p>
            <text:p><text:s text:c="17"/></text:p>
            <text:p><text:s text:c="12"/></text:p>
            <text:p><text:s text:c="8"/></text:p>
            <text:p><text:s text:c="8"/></text:p>
            <text:p><text:s text:c="8"/></text:p>
            <text:p><text:s text:c="12"/>Terry Rozier made 1-of-7 from the field for two points with one rebound, two assists and one steal in 18 minutes against the Nets on Saturday.</text:p>
            <text:p><text:s text:c="8"/></text:p>
            <text:p><text:s text:c="8"/></text:p>
            <text:p><text:s text:c="13"/>He didn't have it in this game and coach Brad Stevens went away from him as the game went on. Rozier had played well in six straight, so it's hard to put too much stock in his tough night. Rozier's fantasy owners shouldn't worry too much here, but there are probably a few DFS players who didn't like this outcome. He's still a hold, but the Celtics have a few days off coming up.</text:p>
            <text:p><text:s text:c="8"/></text:p>
            <text:p><text:s text:c="8"/></text:p>
            <text:p><text:s text:c="13"/></text:p>
            <text:p><text:s text:c="14"/></text:p>
            <text:p><text:s text:c="13"/>Jan 6 - 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Spencer Dinwiddie</text:p>
            <text:p><text:s text:c="17"/></text:p>
            <text:p><text:s text:c="17"/></text:p>
            <text:p><text:s text:c="22"/>- G - <text:s/>Nets</text:p>
            <text:p><text:s text:c="16"/></text:p>
            <text:p><text:s text:c="17"/></text:p>
            <text:p><text:s text:c="12"/></text:p>
            <text:p><text:s text:c="8"/></text:p>
            <text:p><text:s text:c="8"/></text:p>
            <text:p><text:s text:c="8"/></text:p>
            <text:p><text:s text:c="12"/>Spencer Dinwiddie scored 20 points during an 87-85 loss to the Celtics on Saturday, adding three rebounds, three assists, one steal and one 3-pointer in 37 minutes.</text:p>
            <text:p><text:s text:c="8"/></text:p>
            <text:p><text:s text:c="8"/></text:p>
            <text:p><text:s text:c="13"/>The refs were not being a friend to Dinwiddie late in this game and it may have cost the Nets here. Perhaps they're not giving him calls because Dinwiddie may be a sneaky pick for Most Improved Player this year, and his fantasy owners certainly know it based on how he's been hanging early-round value for almost two months now. Even when D'Angelo Russell (knee) comes back, Dinwiddie is too good to take off the floor.</text:p>
            <text:p><text:s text:c="8"/></text:p>
            <text:p><text:s text:c="8"/></text:p>
            <text:p><text:s text:c="13"/></text:p>
            <text:p><text:s text:c="14"/></text:p>
            <text:p><text:s text:c="13"/>Jan 6 - 8: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rett Allen</text:p>
            <text:p><text:s text:c="17"/></text:p>
            <text:p><text:s text:c="17"/></text:p>
            <text:p><text:s text:c="22"/>- C - <text:s/>Nets</text:p>
            <text:p><text:s text:c="16"/></text:p>
            <text:p><text:s text:c="17"/></text:p>
            <text:p><text:s text:c="12"/></text:p>
            <text:p><text:s text:c="8"/></text:p>
            <text:p><text:s text:c="8"/></text:p>
            <text:p><text:s text:c="8"/></text:p>
            <text:p><text:s text:c="12"/>Jarrett Allen did not score with three rebounds, one steal, one block and five turnovers in 11 minutes against the Celtics on Saturday.</text:p>
            <text:p><text:s text:c="8"/></text:p>
            <text:p><text:s text:c="8"/></text:p>
            <text:p><text:s text:c="13"/>He picked a bad day to have a bad game with Jahlil Okafor having his best effort as a Net. Allen is still someone worth stashing for his upside in blocks.</text:p>
            <text:p><text:s text:c="8"/></text:p>
            <text:p><text:s text:c="8"/></text:p>
            <text:p><text:s text:c="13"/></text:p>
            <text:p><text:s text:c="14"/></text:p>
            <text:p><text:s text:c="13"/>Jan 6 - 8: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 Stauskas</text:p>
            <text:p><text:s text:c="17"/></text:p>
            <text:p><text:s text:c="17"/></text:p>
            <text:p><text:s text:c="22"/>- G - <text:s/>Nets</text:p>
            <text:p><text:s text:c="16"/></text:p>
            <text:p><text:s text:c="17"/></text:p>
            <text:p><text:s text:c="12"/></text:p>
            <text:p><text:s text:c="8"/></text:p>
            <text:p><text:s text:c="8"/></text:p>
            <text:p><text:s text:c="8"/></text:p>
            <text:p><text:s text:c="12"/>Nik Stauskas scored two points with three rebounds and one block in 16 minutes against the Celtics on Saturday.</text:p>
            <text:p><text:s text:c="8"/></text:p>
            <text:p><text:s text:c="8"/></text:p>
            <text:p><text:s text:c="13"/>Bad game aside, Stauskas has a chance for more minutes with DeMarre Carroll (knee) getting hurt today. Sauce Castillo was basically the top option in the "by committee" approach at the backup PG, but he has cooled since his hot start in BK. Give him a look in a deeper league as a speculative add.</text:p>
            <text:p><text:s text:c="8"/></text:p>
            <text:p><text:s text:c="8"/></text:p>
            <text:p><text:s text:c="13"/></text:p>
            <text:p><text:s text:c="14"/></text:p>
            <text:p><text:s text:c="13"/>Jan 6 - 8: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hlil Okafor</text:p>
            <text:p><text:s text:c="17"/></text:p>
            <text:p><text:s text:c="17"/></text:p>
            <text:p><text:s text:c="22"/>- C - <text:s/>Nets</text:p>
            <text:p><text:s text:c="16"/></text:p>
            <text:p><text:s text:c="17"/></text:p>
            <text:p><text:s text:c="12"/></text:p>
            <text:p><text:s text:c="8"/></text:p>
            <text:p><text:s text:c="8"/></text:p>
            <text:p><text:s text:c="8"/></text:p>
            <text:p><text:s text:c="12"/>Jahlil Okafor scored a season-high 12 points with five rebounds, two blocks and one turnover in 13 minutes against the Celtics on Saturday.</text:p>
            <text:p><text:s text:c="8"/></text:p>
            <text:p><text:s text:c="8"/></text:p>
            <text:p><text:s text:c="13"/>He continues to look more comfortable on offense and his 12 points match his previous output with the Nets. Maybe Okafor can start to trend up and perhaps he could even get a start in the near future. He's not the strongest add out there, but give him a look if you need a big man.</text:p>
            <text:p><text:s text:c="8"/></text:p>
            <text:p><text:s text:c="8"/></text:p>
            <text:p><text:s text:c="13"/></text:p>
            <text:p><text:s text:c="14"/></text:p>
            <text:p><text:s text:c="13"/>Jan 6 - 8: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len Crabbe</text:p>
            <text:p><text:s text:c="17"/></text:p>
            <text:p><text:s text:c="17"/></text:p>
            <text:p><text:s text:c="22"/>- G/F - <text:s/>Nets</text:p>
            <text:p><text:s text:c="16"/></text:p>
            <text:p><text:s text:c="17"/></text:p>
            <text:p><text:s text:c="12"/></text:p>
            <text:p><text:s text:c="8"/></text:p>
            <text:p><text:s text:c="8"/></text:p>
            <text:p><text:s text:c="8"/></text:p>
            <text:p><text:s text:c="12"/>Allen Crabbe made 2-of-11 from the field for nine points with five rebounds, one assist and two 3-pointers in 32 minutes against the Celtics on Saturday.</text:p>
            <text:p><text:s text:c="8"/></text:p>
            <text:p><text:s text:c="8"/></text:p>
            <text:p><text:s text:c="13"/>You'd have a hard time finding a big-minute starter colder than Crabbe. Before this dud, he only made 36.8 percent from the field for his 10.8 points per game over his last 10, so Crabbe is a possible drop in shallower formats. That said, maybe DeMarre Carroll (knee) missing time could open up a new opportunity for him.</text:p>
            <text:p><text:s text:c="8"/></text:p>
            <text:p><text:s text:c="8"/></text:p>
            <text:p><text:s text:c="13"/></text:p>
            <text:p><text:s text:c="14"/></text:p>
            <text:p><text:s text:c="13"/>Jan 6 - 8: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 Harris</text:p>
            <text:p><text:s text:c="17"/></text:p>
            <text:p><text:s text:c="17"/></text:p>
            <text:p><text:s text:c="22"/>- G/F - <text:s/>Nets</text:p>
            <text:p><text:s text:c="16"/></text:p>
            <text:p><text:s text:c="17"/></text:p>
            <text:p><text:s text:c="12"/></text:p>
            <text:p><text:s text:c="8"/></text:p>
            <text:p><text:s text:c="8"/></text:p>
            <text:p><text:s text:c="8"/></text:p>
            <text:p><text:s text:c="12"/>Joe Harris grabbed a career-high 12 rebounds with 10 points, two assists and one block in 32 minutes against the Celtics on Saturday.</text:p>
            <text:p><text:s text:c="8"/></text:p>
            <text:p><text:s text:c="8"/></text:p>
            <text:p><text:s text:c="13"/>He played down the stretch and he's one of the most consistent wings on the Nets these days. Over his last five outings, he averaged 13.2 points, 6.0 boards, 1.0 assists and 2.0 treys. With DeMarre Carroll (knee) likely to miss time, Harris could be a pickup in 12-team leagues.</text:p>
            <text:p><text:s text:c="8"/></text:p>
            <text:p><text:s text:c="8"/></text:p>
            <text:p><text:s text:c="13"/></text:p>
            <text:p><text:s text:c="14"/></text:p>
            <text:p><text:s text:c="13"/>Jan 6 - 8: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ndae Hollis-Jefferson</text:p>
            <text:p><text:s text:c="17"/></text:p>
            <text:p><text:s text:c="17"/></text:p>
            <text:p><text:s text:c="22"/>- F - <text:s/>Nets</text:p>
            <text:p><text:s text:c="16"/></text:p>
            <text:p><text:s text:c="17"/></text:p>
            <text:p><text:s text:c="12"/></text:p>
            <text:p><text:s text:c="8"/></text:p>
            <text:p><text:s text:c="8"/></text:p>
            <text:p><text:s text:c="8"/></text:p>
            <text:p><text:s text:c="12"/>Rondae Hollis-Jefferson made 3-of-15 from the field for eight points with seven rebounds, one assist and one block in 28 minutes against the Celtics on Saturday.</text:p>
            <text:p><text:s text:c="8"/></text:p>
            <text:p><text:s text:c="8"/></text:p>
            <text:p><text:s text:c="13"/>It was a rough offensive night and RHJ missed two bunnies on the last play to cost the Nets at the end of regulation. He's still locked in for big minutes and his playing time may increase even more if DeMarre Carroll (knee) has to miss time.</text:p>
            <text:p><text:s text:c="8"/></text:p>
            <text:p><text:s text:c="8"/></text:p>
            <text:p><text:s text:c="13"/></text:p>
            <text:p><text:s text:c="14"/></text:p>
            <text:p><text:s text:c="13"/>Jan 6 - 8: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re Carroll</text:p>
            <text:p><text:s text:c="17"/></text:p>
            <text:p><text:s text:c="17"/></text:p>
            <text:p><text:s text:c="22"/>- F - <text:s/>Nets</text:p>
            <text:p><text:s text:c="16"/></text:p>
            <text:p><text:s text:c="17"/></text:p>
            <text:p><text:s text:c="12"/></text:p>
            <text:p><text:s text:c="8"/></text:p>
            <text:p><text:s text:c="8"/></text:p>
            <text:p><text:s text:c="8"/></text:p>
            <text:p><text:s text:c="12"/>DeMarre Carroll hurt his knee on the last play on Saturday's game against the Celtics.</text:p>
            <text:p><text:s text:c="8"/></text:p>
            <text:p><text:s text:c="8"/></text:p>
            <text:p><text:s text:c="13"/>There was a lot of traffic under the basket and Carroll's leg got bent backwards. He was able to put a little weight on his leg, but he needed help from Quincy Acy and someone else to get to the locker room. Considering Carroll's knee injury history, there's a good chance he has to miss time here. That should mean more run for Joe Harris, Allen Crabbe and Nik Stauskas.</text:p>
            <text:p><text:s text:c="8"/></text:p>
            <text:p><text:s text:c="8"/></text:p>
            <text:p><text:s text:c="13"/></text:p>
            <text:p><text:s text:c="14"/></text:p>
            <text:p><text:s text:c="13"/>Jan 6 - 8: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lake Griffin</text:p>
            <text:p><text:s text:c="17"/></text:p>
            <text:p><text:s text:c="17"/></text:p>
            <text:p><text:s text:c="22"/>- F - <text:s/>Pistons</text:p>
            <text:p><text:s text:c="16"/></text:p>
            <text:p><text:s text:c="17"/></text:p>
            <text:p><text:s text:c="12"/></text:p>
            <text:p><text:s text:c="8"/></text:p>
            <text:p><text:s text:c="8"/></text:p>
            <text:p><text:s text:c="8"/></text:p>
            <text:p><text:s text:c="12"/>Blake Griffin (concussion) is unlikely to play on Monday.</text:p>
            <text:p><text:s text:c="8"/></text:p>
            <text:p><text:s text:c="8"/></text:p>
            <text:p><text:s text:c="13"/>Coach Doc Rivers said he talked to Griffin at half and said Griffin was "struggling" when he talked to him, but Rivers didn't provide much information after that. Rivers also wasn't willing to speculate on how long Griffin would be out and called concussions "dangerous." Montrezl Harrell is worth a look if you need a big in a competitive league while Sam Dekker, Wes Johnson and others could step up.</text:p>
            <text:p><text:s text:c="8"/></text:p>
            <text:p><text:s text:c="8"/></text:p>
            <text:p><text:s text:c="13"/></text:p>
            <text:p><text:s text:c="14"/></text:p>
            <text:p><text:s text:c="13"/>Jan 6 - 7: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lly Oubre</text:p>
            <text:p><text:s text:c="17"/></text:p>
            <text:p><text:s text:c="17"/></text:p>
            <text:p><text:s text:c="22"/>- F - <text:s/>Wizards</text:p>
            <text:p><text:s text:c="16"/></text:p>
            <text:p><text:s text:c="17"/></text:p>
            <text:p><text:s text:c="12"/></text:p>
            <text:p><text:s text:c="8"/></text:p>
            <text:p><text:s text:c="8"/></text:p>
            <text:p><text:s text:c="8"/></text:p>
            <text:p><text:s text:c="12"/>Kelly Oubre will start against the Bucks on Saturday.</text:p>
            <text:p><text:s text:c="8"/></text:p>
            <text:p><text:s text:c="8"/></text:p>
            <text:p><text:s text:c="13"/>It'll be his nine start this season, averaging 10.5 points, 5.1 boards, 0.8 assists, 0.9 steals and 1.6 treys. It doesn't sound like Otto Porter (hip, back) will be out long, so Oubre's fantasy value shouldn't change too much beyond tonight.</text:p>
            <text:p><text:s text:c="8"/></text:p>
            <text:p><text:s text:c="8"/></text:p>
            <text:p><text:s text:c="13"/></text:p>
            <text:p><text:s text:c="14"/></text:p>
            <text:p><text:s text:c="13"/>Jan 6 - 7: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went crazy during just 30 minutes in a 121-105 win over the Clippers on Saturday, making 11-of-21 from the field for a season-high 45 points with six rebounds, three assists, three steals and eight 3-pointers.</text:p>
            <text:p><text:s text:c="8"/></text:p>
            <text:p><text:s text:c="8"/></text:p>
            <text:p><text:s text:c="13"/>Wow. He joins Klay Thompson, Gilbert Arenas and J.R. Smith as the only players to score at least 45 points in under 30 minutes since 1964. He scored 29 of those points in the first half and didn't even play in the fourth to post his 28th 40-point game of his career. Curry added a career-high 15 makes from the line to get him to an 80.2 TS% in this easy win. Curry actually had that 80.2 TS% in his previous three games since returning from injury, so he's just ridiculously hot right now. He is the best shooter ever and perhaps Nick Young said it best after the game. "I think he ain't from this earth," <text:s/>Swaggy said.</text:p>
            <text:p><text:s text:c="8"/></text:p>
            <text:p><text:s text:c="8"/></text:p>
            <text:p><text:s text:c="13"/></text:p>
            <text:p><text:s text:c="14"/></text:p>
            <text:p><text:s text:c="13"/>Source: Basketball Reference <text:s text:c="29"/>Jan 6 - 7: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rdan Bell</text:p>
            <text:p><text:s text:c="17"/></text:p>
            <text:p><text:s text:c="17"/></text:p>
            <text:p><text:s text:c="22"/>- F/C - <text:s/>Warriors</text:p>
            <text:p><text:s text:c="16"/></text:p>
            <text:p><text:s text:c="17"/></text:p>
            <text:p><text:s text:c="12"/></text:p>
            <text:p><text:s text:c="8"/></text:p>
            <text:p><text:s text:c="8"/></text:p>
            <text:p><text:s text:c="8"/></text:p>
            <text:p><text:s text:c="12"/>Jordan Bell scored three points with six rebounds, five assists and one block in 16 minutes against the Clippers on Saturday.</text:p>
            <text:p><text:s text:c="8"/></text:p>
            <text:p><text:s text:c="8"/></text:p>
            <text:p><text:s text:c="13"/>Most of this work was in garbage time and somewhat shockingly Bell was the last big off the bench -- he checked in with four minutes left in the second. His short-term upside is fading in a hurry here, but he's still really tough to cut in 12-team leagues because he only needs 15 minutes to be valuable.</text:p>
            <text:p><text:s text:c="8"/></text:p>
            <text:p><text:s text:c="8"/></text:p>
            <text:p><text:s text:c="13"/></text:p>
            <text:p><text:s text:c="14"/></text:p>
            <text:p><text:s text:c="13"/>Jan 6 - 7: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on Looney</text:p>
            <text:p><text:s text:c="17"/></text:p>
            <text:p><text:s text:c="17"/></text:p>
            <text:p><text:s text:c="22"/>- F - <text:s/>Warriors</text:p>
            <text:p><text:s text:c="16"/></text:p>
            <text:p><text:s text:c="17"/></text:p>
            <text:p><text:s text:c="12"/></text:p>
            <text:p><text:s text:c="8"/></text:p>
            <text:p><text:s text:c="8"/></text:p>
            <text:p><text:s text:c="8"/></text:p>
            <text:p><text:s text:c="12"/>Kevon Looney scored four points with two rebounds, two assists and four blocks in 16 minutes against the Clippers on Saturday.</text:p>
            <text:p><text:s text:c="8"/></text:p>
            <text:p><text:s text:c="8"/></text:p>
            <text:p><text:s text:c="13"/>This was not about garbage time and we even saw Looney play some power forward. You would think he won't stay ahead of Jordan Bell for long, so leave Looney on the wire almost everywhere.</text:p>
            <text:p><text:s text:c="8"/></text:p>
            <text:p><text:s text:c="8"/></text:p>
            <text:p><text:s text:c="13"/></text:p>
            <text:p><text:s text:c="14"/></text:p>
            <text:p><text:s text:c="13"/>Jan 6 - 7: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mri Casspi</text:p>
            <text:p><text:s text:c="17"/></text:p>
            <text:p><text:s text:c="17"/></text:p>
            <text:p><text:s text:c="22"/>- F - <text:s/>Warriors</text:p>
            <text:p><text:s text:c="16"/></text:p>
            <text:p><text:s text:c="17"/></text:p>
            <text:p><text:s text:c="12"/></text:p>
            <text:p><text:s text:c="8"/></text:p>
            <text:p><text:s text:c="8"/></text:p>
            <text:p><text:s text:c="8"/></text:p>
            <text:p><text:s text:c="12"/>Omri Casspi (back) scored eight points with three rebounds, one assist and three turnovers in 16 minutes against the Clippers on Saturday.</text:p>
            <text:p><text:s text:c="8"/></text:p>
            <text:p><text:s text:c="8"/></text:p>
            <text:p><text:s text:c="13"/>He did tweak his back again in this game, so it's possible Casspi misses more time. You know the Warriors will probably list him as probable at best.</text:p>
            <text:p><text:s text:c="8"/></text:p>
            <text:p><text:s text:c="8"/></text:p>
            <text:p><text:s text:c="13"/></text:p>
            <text:p><text:s text:c="14"/></text:p>
            <text:p><text:s text:c="13"/>Jan 6 - 7: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West</text:p>
            <text:p><text:s text:c="17"/></text:p>
            <text:p><text:s text:c="17"/></text:p>
            <text:p><text:s text:c="22"/>- F/C - <text:s/>Warriors</text:p>
            <text:p><text:s text:c="16"/></text:p>
            <text:p><text:s text:c="17"/></text:p>
            <text:p><text:s text:c="12"/></text:p>
            <text:p><text:s text:c="8"/></text:p>
            <text:p><text:s text:c="8"/></text:p>
            <text:p><text:s text:c="8"/></text:p>
            <text:p><text:s text:c="12"/>David West scored 10 points with one rebound and one steal in eight minutes against the Clippers on Saturday.</text:p>
            <text:p><text:s text:c="8"/></text:p>
            <text:p><text:s text:c="8"/></text:p>
            <text:p><text:s text:c="13"/>He twisted his ankle on a Chris Paul move and the internet went crazy, but West is OK. He doesn't have much value in fantasy.</text:p>
            <text:p><text:s text:c="8"/></text:p>
            <text:p><text:s text:c="8"/></text:p>
            <text:p><text:s text:c="13"/></text:p>
            <text:p><text:s text:c="14"/></text:p>
            <text:p><text:s text:c="13"/>Jan 6 - 7: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made 4-of-16 from the field for 10 points with four rebounds, three assists, one steal, one block and one 3-pointer in 26 minutes against the Clippers on Saturday.</text:p>
            <text:p><text:s text:c="8"/></text:p>
            <text:p><text:s text:c="8"/></text:p>
            <text:p><text:s text:c="13"/>Probably the biggest story here was that Thompson got a haircut while in Los Angeles. He was on fire before this game, but he talked about how he struggled today. "You see the way I was shooting? Short, left, right, every which way," he said. Even with the bad game, he was still able to extend his streak with 3-pointer to 94 minutes, which is third all time (Curry, Korver)</text:p>
            <text:p><text:s text:c="8"/></text:p>
            <text:p><text:s text:c="8"/></text:p>
            <text:p><text:s text:c="13"/></text:p>
            <text:p><text:s text:c="14"/></text:p>
            <text:p><text:s text:c="13"/>Source: Anthony Slater on Twitter <text:s text:c="24"/>Jan 6 - 7: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tto Porter</text:p>
            <text:p><text:s text:c="17"/></text:p>
            <text:p><text:s text:c="17"/></text:p>
            <text:p><text:s text:c="22"/>- F - <text:s/>Wizards</text:p>
            <text:p><text:s text:c="16"/></text:p>
            <text:p><text:s text:c="17"/></text:p>
            <text:p><text:s text:c="12"/></text:p>
            <text:p><text:s text:c="8"/></text:p>
            <text:p><text:s text:c="8"/></text:p>
            <text:p><text:s text:c="8"/></text:p>
            <text:p><text:s text:c="12"/>Otto Porter (back, hip) will not play and Kelly Oubre will start against the Bucks on Saturday.</text:p>
            <text:p><text:s text:c="8"/></text:p>
            <text:p><text:s text:c="8"/></text:p>
            <text:p><text:s text:c="13"/>On the second night of a back-to-back set, Porter is going to sit this one out. It's somewhat encouraging that he did not get ruled out right away, so maybe he only needs to miss one game after his back tightened up. Oubre is a possible pickup if you need a short-term boost while Markieff Morris also benefits.</text:p>
            <text:p><text:s text:c="8"/></text:p>
            <text:p><text:s text:c="8"/></text:p>
            <text:p><text:s text:c="13"/></text:p>
            <text:p><text:s text:c="14"/></text:p>
            <text:p><text:s text:c="13"/>Source: Candace Buckner on Twitter <text:s text:c="23"/>Jan 6 - 7: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scored two points with four rebounds, seven assists, one steal, one block and two turnovers during a start against the Clippers on Saturday.</text:p>
            <text:p><text:s text:c="8"/></text:p>
            <text:p><text:s text:c="8"/></text:p>
            <text:p><text:s text:c="13"/>The Warriors didn't need to extend his minutes with this easy win. Kevin Durant (calf) shouldn't be out too long, so Iguodala isn't the strongest pickup.</text:p>
            <text:p><text:s text:c="8"/></text:p>
            <text:p><text:s text:c="8"/></text:p>
            <text:p><text:s text:c="13"/></text:p>
            <text:p><text:s text:c="14"/></text:p>
            <text:p><text:s text:c="13"/>Jan 6 - 7: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Draymond Green (knee) scored nine points with 12 rebounds, seven assists, one steal and one 3-pointer in 29 minutes against the Clippers on Saturday.</text:p>
            <text:p><text:s text:c="8"/></text:p>
            <text:p><text:s text:c="8"/></text:p>
            <text:p><text:s text:c="13"/>Dray loves to play the Clippers no matter who's out there. He was looking to pass all game and he was even celebrating an alley-oop pass like he won The Finals. Green's knee injury doesn't seem to bother him when he's playing, but the Warriors are basically treating this season like the preseason.</text:p>
            <text:p><text:s text:c="8"/></text:p>
            <text:p><text:s text:c="8"/></text:p>
            <text:p><text:s text:c="13"/></text:p>
            <text:p><text:s text:c="14"/></text:p>
            <text:p><text:s text:c="13"/>Jan 6 - 7: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u Williams</text:p>
            <text:p><text:s text:c="17"/></text:p>
            <text:p><text:s text:c="17"/></text:p>
            <text:p><text:s text:c="22"/>- G - <text:s/>Clippers</text:p>
            <text:p><text:s text:c="16"/></text:p>
            <text:p><text:s text:c="17"/></text:p>
            <text:p><text:s text:c="12"/></text:p>
            <text:p><text:s text:c="8"/></text:p>
            <text:p><text:s text:c="8"/></text:p>
            <text:p><text:s text:c="8"/></text:p>
            <text:p><text:s text:c="12"/>Lou Williams scored 23 points with two rebounds, three assists, one steal, one block and two 3-pointers in 24 minutes against the Warriors during a 121-105 loss on Saturday.</text:p>
            <text:p><text:s text:c="8"/></text:p>
            <text:p><text:s text:c="8"/></text:p>
            <text:p><text:s text:c="13"/>He needs some help in a big way right now. On Thursday night, coach Doc Rivers said he didn't want Williams bringing the ball up too much and would ask Blake Griffin (concussion) to do so at times. Well, not anymore with Blake out. Rivers also said he wants to limit Williams' minutes, but he may not have a choice. Expect Sweet Lou to post some big stat lines.</text:p>
            <text:p><text:s text:c="8"/></text:p>
            <text:p><text:s text:c="8"/></text:p>
            <text:p><text:s text:c="13"/></text:p>
            <text:p><text:s text:c="14"/></text:p>
            <text:p><text:s text:c="13"/>Jan 6 - 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Moreland</text:p>
            <text:p><text:s text:c="17"/></text:p>
            <text:p><text:s text:c="17"/></text:p>
            <text:p><text:s text:c="22"/>- C - <text:s/>Pistons</text:p>
            <text:p><text:s text:c="16"/></text:p>
            <text:p><text:s text:c="17"/></text:p>
            <text:p><text:s text:c="12"/></text:p>
            <text:p><text:s text:c="8"/></text:p>
            <text:p><text:s text:c="8"/></text:p>
            <text:p><text:s text:c="8"/></text:p>
            <text:p><text:s text:c="12"/>Eric Moreland will start on Saturday against the Rockets.</text:p>
            <text:p><text:s text:c="8"/></text:p>
            <text:p><text:s text:c="8"/></text:p>
            <text:p><text:s text:c="13"/>Coach Stan Van Gundy doesn't like Boban Marjanovic out there against floor-spacing teams, so that explains this one. Moreland is still a risky play and you could say the same for Boban.</text:p>
            <text:p><text:s text:c="8"/></text:p>
            <text:p><text:s text:c="8"/></text:p>
            <text:p><text:s text:c="13"/></text:p>
            <text:p><text:s text:c="14"/></text:p>
            <text:p><text:s text:c="13"/>Jan 6 - 6: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anley Johnson</text:p>
            <text:p><text:s text:c="17"/></text:p>
            <text:p><text:s text:c="17"/></text:p>
            <text:p><text:s text:c="22"/>- F - <text:s/>Pistons</text:p>
            <text:p><text:s text:c="16"/></text:p>
            <text:p><text:s text:c="17"/></text:p>
            <text:p><text:s text:c="12"/></text:p>
            <text:p><text:s text:c="8"/></text:p>
            <text:p><text:s text:c="8"/></text:p>
            <text:p><text:s text:c="8"/></text:p>
            <text:p><text:s text:c="12"/>Stanley Johnson (hip) will not play on Saturday against the Rockets.</text:p>
            <text:p><text:s text:c="8"/></text:p>
            <text:p><text:s text:c="8"/></text:p>
            <text:p><text:s text:c="13"/>The Pistons aren't in a big rush to bring him back with Reggie Bullock playing well. Johnson is a drop almost everywhere.</text:p>
            <text:p><text:s text:c="8"/></text:p>
            <text:p><text:s text:c="8"/></text:p>
            <text:p><text:s text:c="13"/></text:p>
            <text:p><text:s text:c="14"/></text:p>
            <text:p><text:s text:c="13"/>Source: Pistons on Twitter <text:s text:c="31"/>Jan 6 - 6: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Drummond</text:p>
            <text:p><text:s text:c="17"/></text:p>
            <text:p><text:s text:c="17"/></text:p>
            <text:p><text:s text:c="22"/>- C - <text:s/>Pistons</text:p>
            <text:p><text:s text:c="16"/></text:p>
            <text:p><text:s text:c="17"/></text:p>
            <text:p><text:s text:c="12"/></text:p>
            <text:p><text:s text:c="8"/></text:p>
            <text:p><text:s text:c="8"/></text:p>
            <text:p><text:s text:c="8"/></text:p>
            <text:p><text:s text:c="12"/>Andre Drummond (ribs) will not play against the Rockets on Saturday and Eric Moreland will start.</text:p>
            <text:p><text:s text:c="8"/></text:p>
            <text:p><text:s text:c="8"/></text:p>
            <text:p><text:s text:c="13"/>He can't shake this rib injury and will miss his second game in the last three. The Rockets are going to run and space the floor a lot, so that explains the move to start Eric Moreland. We should still see some Boban Marjanovic, but it wouldn't be a surprise to see Anthony Tolliver play some center.</text:p>
            <text:p><text:s text:c="8"/></text:p>
            <text:p><text:s text:c="8"/></text:p>
            <text:p><text:s text:c="13"/></text:p>
            <text:p><text:s text:c="14"/></text:p>
            <text:p><text:s text:c="13"/>Source: Pistons on Twitter <text:s text:c="31"/>Jan 6 - 6: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ankle) will start on Saturday against the Magic.</text:p>
            <text:p><text:s text:c="8"/></text:p>
            <text:p><text:s text:c="8"/></text:p>
            <text:p><text:s text:c="13"/>He's been expected to start since yesterday, so fire him up in season-long leagues. It'll be very interesting to see how he meshes with Isaiah Thomas in the first unit.</text:p>
            <text:p><text:s text:c="8"/></text:p>
            <text:p><text:s text:c="8"/></text:p>
            <text:p><text:s text:c="13"/></text:p>
            <text:p><text:s text:c="14"/></text:p>
            <text:p><text:s text:c="13"/>Source: John Michael on Twitter <text:s text:c="26"/>Jan 6 - 6: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ndre Jordan</text:p>
            <text:p><text:s text:c="17"/></text:p>
            <text:p><text:s text:c="17"/></text:p>
            <text:p><text:s text:c="22"/>- C - <text:s/>Clippers</text:p>
            <text:p><text:s text:c="16"/></text:p>
            <text:p><text:s text:c="17"/></text:p>
            <text:p><text:s text:c="12"/></text:p>
            <text:p><text:s text:c="8"/></text:p>
            <text:p><text:s text:c="8"/></text:p>
            <text:p><text:s text:c="8"/></text:p>
            <text:p><text:s text:c="12"/>DeAndre Jordan scored 15 points with 11 rebounds, one assist and one block in 25 minutes against the Warriors on Saturday.</text:p>
            <text:p><text:s text:c="8"/></text:p>
            <text:p><text:s text:c="8"/></text:p>
            <text:p><text:s text:c="13"/>Well, we saw DJ put up some bigger rebound numbers without Blake Griffin (concussion) and now we should see more again. Jordan and Andre Drummond continue to battle it out for the league lead in rebounds per game.</text:p>
            <text:p><text:s text:c="8"/></text:p>
            <text:p><text:s text:c="8"/></text:p>
            <text:p><text:s text:c="13"/></text:p>
            <text:p><text:s text:c="14"/></text:p>
            <text:p><text:s text:c="13"/>Jan 6 - 6: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ny Snell</text:p>
            <text:p><text:s text:c="17"/></text:p>
            <text:p><text:s text:c="17"/></text:p>
            <text:p><text:s text:c="22"/>- G/F - <text:s/>Bucks</text:p>
            <text:p><text:s text:c="16"/></text:p>
            <text:p><text:s text:c="17"/></text:p>
            <text:p><text:s text:c="12"/></text:p>
            <text:p><text:s text:c="8"/></text:p>
            <text:p><text:s text:c="8"/></text:p>
            <text:p><text:s text:c="8"/></text:p>
            <text:p><text:s text:c="12"/>Tony Snell is moving to the bench on Saturday against the Wizards.</text:p>
            <text:p><text:s text:c="8"/></text:p>
            <text:p><text:s text:c="8"/></text:p>
            <text:p><text:s text:c="13"/>He struggled on Friday and maybe that's why coach Jason Kidd is making this move. Snell can't really be counted on when he's coming off the bench.</text:p>
            <text:p><text:s text:c="8"/></text:p>
            <text:p><text:s text:c="8"/></text:p>
            <text:p><text:s text:c="13"/></text:p>
            <text:p><text:s text:c="14"/></text:p>
            <text:p><text:s text:c="13"/>Source: Matt Velazquez on Twitter <text:s text:c="24"/>Jan 6 - 6: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colm Brogdon</text:p>
            <text:p><text:s text:c="17"/></text:p>
            <text:p><text:s text:c="17"/></text:p>
            <text:p><text:s text:c="22"/>- G - <text:s/>Bucks</text:p>
            <text:p><text:s text:c="16"/></text:p>
            <text:p><text:s text:c="17"/></text:p>
            <text:p><text:s text:c="12"/></text:p>
            <text:p><text:s text:c="8"/></text:p>
            <text:p><text:s text:c="8"/></text:p>
            <text:p><text:s text:c="8"/></text:p>
            <text:p><text:s text:c="12"/>Malcolm Brogdon will start for Tony Snell against the Wizards on Saturday.</text:p>
            <text:p><text:s text:c="8"/></text:p>
            <text:p><text:s text:c="8"/></text:p>
            <text:p><text:s text:c="13"/>Brogdon went off on Friday with 19 points in 30 minutes, so maybe coach Jason Kidd wants to ride the hot hand. He's starting to look like he could have value in standard leagues with Kidd running a tighter rotation these days.</text:p>
            <text:p><text:s text:c="8"/></text:p>
            <text:p><text:s text:c="8"/></text:p>
            <text:p><text:s text:c="13"/></text:p>
            <text:p><text:s text:c="14"/></text:p>
            <text:p><text:s text:c="13"/>Source: Matt Velazquez on Twitter <text:s text:c="24"/>Jan 6 - 6: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am Dekker</text:p>
            <text:p><text:s text:c="17"/></text:p>
            <text:p><text:s text:c="17"/></text:p>
            <text:p><text:s text:c="22"/>- F - <text:s/>Clippers</text:p>
            <text:p><text:s text:c="16"/></text:p>
            <text:p><text:s text:c="17"/></text:p>
            <text:p><text:s text:c="12"/></text:p>
            <text:p><text:s text:c="8"/></text:p>
            <text:p><text:s text:c="8"/></text:p>
            <text:p><text:s text:c="8"/></text:p>
            <text:p><text:s text:c="12"/>Sam Dekker got the start on Saturday against the Warriors with nine points, four rebounds, one steal and one turnover in 28 minutes.</text:p>
            <text:p><text:s text:c="8"/></text:p>
            <text:p><text:s text:c="8"/></text:p>
            <text:p><text:s text:c="13"/>He started at small forward in the first half and power forward in the second half. Dekker had a couple ugly shots in this game and his offense really hasn't looked right all season. If you're looking for an add after the Blake Griffin injury, Montrezl Harrell is a better choice at this point.</text:p>
            <text:p><text:s text:c="8"/></text:p>
            <text:p><text:s text:c="8"/></text:p>
            <text:p><text:s text:c="13"/></text:p>
            <text:p><text:s text:c="14"/></text:p>
            <text:p><text:s text:c="13"/>Jan 6 - 6: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indarius Thornwell</text:p>
            <text:p><text:s text:c="17"/></text:p>
            <text:p><text:s text:c="17"/></text:p>
            <text:p><text:s text:c="22"/>- G - <text:s/>Clippers</text:p>
            <text:p><text:s text:c="16"/></text:p>
            <text:p><text:s text:c="17"/></text:p>
            <text:p><text:s text:c="12"/></text:p>
            <text:p><text:s text:c="8"/></text:p>
            <text:p><text:s text:c="8"/></text:p>
            <text:p><text:s text:c="8"/></text:p>
            <text:p><text:s text:c="12"/>Sindarius Thornwell scored four points with one rebound, one assist and one steal in seven minutes against the Warriors on Saturday.</text:p>
            <text:p><text:s text:c="8"/></text:p>
            <text:p><text:s text:c="8"/></text:p>
            <text:p><text:s text:c="13"/>He's buried on the depth chart even with all of these injuries. Thornwell isn't worth owning almost anywhere.</text:p>
            <text:p><text:s text:c="8"/></text:p>
            <text:p><text:s text:c="8"/></text:p>
            <text:p><text:s text:c="13"/></text:p>
            <text:p><text:s text:c="14"/></text:p>
            <text:p><text:s text:c="13"/>Jan 6 - 6: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ch Randolph</text:p>
            <text:p><text:s text:c="17"/></text:p>
            <text:p><text:s text:c="17"/></text:p>
            <text:p><text:s text:c="22"/>- F/C - <text:s/>Kings</text:p>
            <text:p><text:s text:c="16"/></text:p>
            <text:p><text:s text:c="17"/></text:p>
            <text:p><text:s text:c="12"/></text:p>
            <text:p><text:s text:c="8"/></text:p>
            <text:p><text:s text:c="8"/></text:p>
            <text:p><text:s text:c="8"/></text:p>
            <text:p><text:s text:c="12"/>Zach Randolph (oral surgery) will not play against the Nuggets on Saturday.</text:p>
            <text:p><text:s text:c="8"/></text:p>
            <text:p><text:s text:c="8"/></text:p>
            <text:p><text:s text:c="13"/>This inactive comes as a surprise, which is a Kings speciality this season. The details aren't known about Z-Bo's availability beyond today, but he should be considered day-to-day. With him out, Willie Cauley-Stein and Skal Labissiere should get extra run along with Kosta Koufos.</text:p>
            <text:p><text:s text:c="8"/></text:p>
            <text:p><text:s text:c="8"/></text:p>
            <text:p><text:s text:c="13"/></text:p>
            <text:p><text:s text:c="14"/></text:p>
            <text:p><text:s text:c="13"/>Source: Sean Cunningham on Twitter <text:s text:c="23"/>Jan 6 - 6: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Otto Porter</text:p>
            <text:p><text:s text:c="17"/></text:p>
            <text:p><text:s text:c="17"/></text:p>
            <text:p><text:s text:c="22"/>- F - <text:s/>Wizards</text:p>
            <text:p><text:s text:c="16"/></text:p>
            <text:p><text:s text:c="17"/></text:p>
            <text:p><text:s text:c="12"/></text:p>
            <text:p><text:s text:c="8"/></text:p>
            <text:p><text:s text:c="8"/></text:p>
            <text:p><text:s text:c="8"/></text:p>
            <text:p><text:s text:c="12"/>Otto Porter (back, hip) is a game-time decision against the Bucks on Saturday.</text:p>
            <text:p><text:s text:c="8"/></text:p>
            <text:p><text:s text:c="8"/></text:p>
            <text:p><text:s text:c="13"/>He had his back tighten up on him on Friday night and did not play in the fourth quarter. If Porter can't go, it'll be Kelly Oubre in the first unit today. Oubre would be a DFS option without Otto, assuming he avoids foul trouble.</text:p>
            <text:p><text:s text:c="8"/></text:p>
            <text:p><text:s text:c="8"/></text:p>
            <text:p><text:s text:c="13"/></text:p>
            <text:p><text:s text:c="14"/></text:p>
            <text:p><text:s text:c="13"/>Source: Ben Standig on Twitter <text:s text:c="27"/>Jan 6 - 6: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wife having baby) and Zach Randolph (mouth) will not play against the Nuggets on Saturday.</text:p>
            <text:p><text:s text:c="8"/></text:p>
            <text:p><text:s text:c="8"/></text:p>
            <text:p><text:s text:c="13"/>Hill was not with the team on Friday as he stays with his wife for the birth of their child. With Hill out, that should open up some minutes for Buddy Hield, Bogdan Bogdanovic, Garrett Temple and maybe Malachi Richardson. With Randolph out, we should get some Skal Labissiere action along with more Willie Cauley-Stein.</text:p>
            <text:p><text:s text:c="8"/></text:p>
            <text:p><text:s text:c="8"/></text:p>
            <text:p><text:s text:c="13"/></text:p>
            <text:p><text:s text:c="14"/></text:p>
            <text:p><text:s text:c="13"/>Source: Sean Cunningham on Twitter <text:s text:c="23"/>Jan 6 - 6: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illie Reed</text:p>
            <text:p><text:s text:c="17"/></text:p>
            <text:p><text:s text:c="17"/></text:p>
            <text:p><text:s text:c="22"/>- C - <text:s/>Bulls</text:p>
            <text:p><text:s text:c="16"/></text:p>
            <text:p><text:s text:c="17"/></text:p>
            <text:p><text:s text:c="12"/></text:p>
            <text:p><text:s text:c="8"/></text:p>
            <text:p><text:s text:c="8"/></text:p>
            <text:p><text:s text:c="8"/></text:p>
            <text:p><text:s text:c="12"/>Willie Reed scored nine points with six rebounds and one block in 22 minutes against the Warriors on Saturday.</text:p>
            <text:p><text:s text:c="8"/></text:p>
            <text:p><text:s text:c="8"/></text:p>
            <text:p><text:s text:c="13"/>This wasn't a garbage time special with Reed being called upon after the Blake Griffin (concussion) injury. Reed is still behind Montrezl Harrell in the big-man pecking order, so he's only a speculative add in very deep leagues.</text:p>
            <text:p><text:s text:c="8"/></text:p>
            <text:p><text:s text:c="8"/></text:p>
            <text:p><text:s text:c="13"/></text:p>
            <text:p><text:s text:c="14"/></text:p>
            <text:p><text:s text:c="13"/>Jan 6 - 6: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es Johnson</text:p>
            <text:p><text:s text:c="17"/></text:p>
            <text:p><text:s text:c="17"/></text:p>
            <text:p><text:s text:c="22"/>- G/F - <text:s/>Clippers</text:p>
            <text:p><text:s text:c="16"/></text:p>
            <text:p><text:s text:c="17"/></text:p>
            <text:p><text:s text:c="12"/></text:p>
            <text:p><text:s text:c="8"/></text:p>
            <text:p><text:s text:c="8"/></text:p>
            <text:p><text:s text:c="8"/></text:p>
            <text:p><text:s text:c="12"/>Wes Johnson started the third quarter for Blake Griffin on Saturday, playing just 10 minutes with no points, two boards and two steals against the Warriors.</text:p>
            <text:p><text:s text:c="8"/></text:p>
            <text:p><text:s text:c="8"/></text:p>
            <text:p><text:s text:c="13"/>This comes as a surprise to see his minutes get cut, and maybe the Clippers just wanted to see what's up with Tyrone Wallace. Johnson still makes sense as an add in deeper leagues, especially with four games next week.</text:p>
            <text:p><text:s text:c="8"/></text:p>
            <text:p><text:s text:c="8"/></text:p>
            <text:p><text:s text:c="13"/></text:p>
            <text:p><text:s text:c="14"/></text:p>
            <text:p><text:s text:c="13"/>Jan 6 - 6: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ntrezl Harrell</text:p>
            <text:p><text:s text:c="17"/></text:p>
            <text:p><text:s text:c="17"/></text:p>
            <text:p><text:s text:c="22"/>- F/C - <text:s/>Clippers</text:p>
            <text:p><text:s text:c="16"/></text:p>
            <text:p><text:s text:c="17"/></text:p>
            <text:p><text:s text:c="12"/></text:p>
            <text:p><text:s text:c="8"/></text:p>
            <text:p><text:s text:c="8"/></text:p>
            <text:p><text:s text:c="8"/></text:p>
            <text:p><text:s text:c="12"/>Montrezl Harrel scored nine points with 10 rebonds, three assists and two blocks in 32 minutes against the Warriors on Saturday.</text:p>
            <text:p><text:s text:c="8"/></text:p>
            <text:p><text:s text:c="8"/></text:p>
            <text:p><text:s text:c="13"/>He's probably looking at a big role again with Blake Griffin (concussion) out. For what it's worth, Harrell was kind of rolling before Blake returned, posting a 22-point, eight-board game back on Dec. 26. With four games coming up this week, Harrell could be worth a look in 14-team leagues or even shallower if you need a big man in a pinch, especially with so many teams playing two games this week.</text:p>
            <text:p><text:s text:c="8"/></text:p>
            <text:p><text:s text:c="8"/></text:p>
            <text:p><text:s text:c="13"/></text:p>
            <text:p><text:s text:c="14"/></text:p>
            <text:p><text:s text:c="13"/>Jan 6 - 6: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rone Wallace</text:p>
            <text:p><text:s text:c="17"/></text:p>
            <text:p><text:s text:c="17"/></text:p>
            <text:p><text:s text:c="22"/>- G - <text:s/>Clippers</text:p>
            <text:p><text:s text:c="16"/></text:p>
            <text:p><text:s text:c="17"/></text:p>
            <text:p><text:s text:c="12"/></text:p>
            <text:p><text:s text:c="8"/></text:p>
            <text:p><text:s text:c="8"/></text:p>
            <text:p><text:s text:c="8"/></text:p>
            <text:p><text:s text:c="12"/>Tyron Wallace made 4-of-12 from the field for 13 points with three rebounds, two assists, three steals and one 3-pointer in 31 minutes against the Warriors on Saturday.</text:p>
            <text:p><text:s text:c="8"/></text:p>
            <text:p><text:s text:c="8"/></text:p>
            <text:p><text:s text:c="13"/>It certainly wasn't the best NBA debut of all time, but he played well and he provides a lot of what the Clippers need right now. The 23-year-old guard played multiple positions, he's 6'5", and coach Doc Rivers gave Jawun Evans a very quick hook to start the third quarter to replace him with Wallace. Some of the scoring is from garbage time, but Wallace had some really nice drives against Jordan Bell and even tried to dunk on him -- he got the foul. With Evans getting smoked on defense, the Cal product may actually get a start on Monday. Even with four games next week, you'd have to be in a pretty deep league to ride with Wallace.</text:p>
            <text:p><text:s text:c="8"/></text:p>
            <text:p><text:s text:c="8"/></text:p>
            <text:p><text:s text:c="13"/></text:p>
            <text:p><text:s text:c="14"/></text:p>
            <text:p><text:s text:c="13"/>Jan 6 - 6: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wun Evans</text:p>
            <text:p><text:s text:c="17"/></text:p>
            <text:p><text:s text:c="17"/></text:p>
            <text:p><text:s text:c="22"/>- G - <text:s/>Clippers</text:p>
            <text:p><text:s text:c="16"/></text:p>
            <text:p><text:s text:c="17"/></text:p>
            <text:p><text:s text:c="12"/></text:p>
            <text:p><text:s text:c="8"/></text:p>
            <text:p><text:s text:c="8"/></text:p>
            <text:p><text:s text:c="8"/></text:p>
            <text:p><text:s text:c="12"/>Jawun Evans had another tough game during his start against the Warriors on Saturday, making 5-of-16 from the field for 12 points with seven assists, four rebounds, one steal and one turnover in 27 minutes.</text:p>
            <text:p><text:s text:c="8"/></text:p>
            <text:p><text:s text:c="8"/></text:p>
            <text:p><text:s text:c="13"/>He is going to see Stephen Curry in his sleep tonight. On Thursday night, coach Doc Rivers talked a lot about how Evans is so small and Russell Westbrook dominated him, but this time he just was out of position against the best shooter in NBA history. Don't be surprised if Evans gets benched for Tyrone Wallace on Monday.</text:p>
            <text:p><text:s text:c="8"/></text:p>
            <text:p><text:s text:c="8"/></text:p>
            <text:p><text:s text:c="13"/></text:p>
            <text:p><text:s text:c="14"/></text:p>
            <text:p><text:s text:c="13"/>Jan 6 - 6: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will start next to Aron Baynes on Saturday against the Nets.</text:p>
            <text:p><text:s text:c="8"/></text:p>
            <text:p><text:s text:c="8"/></text:p>
            <text:p><text:s text:c="13"/>No surprises here with Al Horford out. Morris is going to have a minutes limit on a back-to-back after missing Friday, so he's really not worth owning in most fantasy leagues.</text:p>
            <text:p><text:s text:c="8"/></text:p>
            <text:p><text:s text:c="8"/></text:p>
            <text:p><text:s text:c="13"/></text:p>
            <text:p><text:s text:c="14"/></text:p>
            <text:p><text:s text:c="13"/>Source: Abby Chin on Twitter <text:s text:c="29"/>Jan 6 - 5: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en Wilkins</text:p>
            <text:p><text:s text:c="17"/></text:p>
            <text:p><text:s text:c="17"/></text:p>
            <text:p><text:s text:c="22"/>- G/F - <text:s/>Pacers</text:p>
            <text:p><text:s text:c="16"/></text:p>
            <text:p><text:s text:c="17"/></text:p>
            <text:p><text:s text:c="12"/></text:p>
            <text:p><text:s text:c="8"/></text:p>
            <text:p><text:s text:c="8"/></text:p>
            <text:p><text:s text:c="8"/></text:p>
            <text:p><text:s text:c="12"/>Damien Wilkins will start on Saturday against the Bulls.</text:p>
            <text:p><text:s text:c="8"/></text:p>
            <text:p><text:s text:c="8"/></text:p>
            <text:p><text:s text:c="13"/>Coach Nate McMillan has talked about changing his lineup and wanting Lance Stephenson on the bench, so this move makes sense. Wilkins would be a very dicey play in DFS.</text:p>
            <text:p><text:s text:c="8"/></text:p>
            <text:p><text:s text:c="8"/></text:p>
            <text:p><text:s text:c="13"/></text:p>
            <text:p><text:s text:c="14"/></text:p>
            <text:p><text:s text:c="13"/>Jan 6 - 5: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io Hezonja</text:p>
            <text:p><text:s text:c="17"/></text:p>
            <text:p><text:s text:c="17"/></text:p>
            <text:p><text:s text:c="22"/>- F - <text:s/>Magic</text:p>
            <text:p><text:s text:c="16"/></text:p>
            <text:p><text:s text:c="17"/></text:p>
            <text:p><text:s text:c="12"/></text:p>
            <text:p><text:s text:c="8"/></text:p>
            <text:p><text:s text:c="8"/></text:p>
            <text:p><text:s text:c="8"/></text:p>
            <text:p><text:s text:c="12"/>Mario Hezonja is starting on Saturday against the Cavs for Jonathon Simmons (back).</text:p>
            <text:p><text:s text:c="8"/></text:p>
            <text:p><text:s text:c="8"/></text:p>
            <text:p><text:s text:c="13"/>He started the second half on Wednesday and scored 14 points, so maybe Mario can produce. He's going to be a risky play, but there's some upside in the short term.</text:p>
            <text:p><text:s text:c="8"/></text:p>
            <text:p><text:s text:c="8"/></text:p>
            <text:p><text:s text:c="13"/></text:p>
            <text:p><text:s text:c="14"/></text:p>
            <text:p><text:s text:c="13"/>Jan 6 - 5: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on Simmons</text:p>
            <text:p><text:s text:c="17"/></text:p>
            <text:p><text:s text:c="17"/></text:p>
            <text:p><text:s text:c="22"/>- G/F - <text:s/>Magic</text:p>
            <text:p><text:s text:c="16"/></text:p>
            <text:p><text:s text:c="17"/></text:p>
            <text:p><text:s text:c="12"/></text:p>
            <text:p><text:s text:c="8"/></text:p>
            <text:p><text:s text:c="8"/></text:p>
            <text:p><text:s text:c="8"/></text:p>
            <text:p><text:s text:c="12"/>Jonathon Simmons (back) is out for Saturday against the Cavs and Mario Hezonja will start.</text:p>
            <text:p><text:s text:c="8"/></text:p>
            <text:p><text:s text:c="8"/></text:p>
            <text:p><text:s text:c="13"/>He was technically a game-time call, but coach Frank Vogel never expected him to play. Hezonja is a solid pickup in deeper leagues for as long as Simmons is out.</text:p>
            <text:p><text:s text:c="8"/></text:p>
            <text:p><text:s text:c="8"/></text:p>
            <text:p><text:s text:c="13"/></text:p>
            <text:p><text:s text:c="14"/></text:p>
            <text:p><text:s text:c="13"/>Jan 6 - 5: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Nikola Mirotic (illness) will play against the Pacers on Saturday.</text:p>
            <text:p><text:s text:c="8"/></text:p>
            <text:p><text:s text:c="8"/></text:p>
            <text:p><text:s text:c="13"/>He vomited after the game in Dallas on Saturday, so maybe that's part of the reason he didn't play well. You may want to look elsewhere in DFS unless you think he can carry on the Bulls flu game tradition.</text:p>
            <text:p><text:s text:c="8"/></text:p>
            <text:p><text:s text:c="8"/></text:p>
            <text:p><text:s text:c="13"/></text:p>
            <text:p><text:s text:c="14"/></text:p>
            <text:p><text:s text:c="13"/>Source: K.C. Johnson on Twitter <text:s text:c="26"/>Jan 6 - 5: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nce Stephenson</text:p>
            <text:p><text:s text:c="17"/></text:p>
            <text:p><text:s text:c="17"/></text:p>
            <text:p><text:s text:c="22"/>- G - <text:s/>Pacers</text:p>
            <text:p><text:s text:c="16"/></text:p>
            <text:p><text:s text:c="17"/></text:p>
            <text:p><text:s text:c="12"/></text:p>
            <text:p><text:s text:c="8"/></text:p>
            <text:p><text:s text:c="8"/></text:p>
            <text:p><text:s text:c="8"/></text:p>
            <text:p><text:s text:c="12"/>Lance Stephenson is moving back to the bench on Saturday.</text:p>
            <text:p><text:s text:c="8"/></text:p>
            <text:p><text:s text:c="8"/></text:p>
            <text:p><text:s text:c="13"/>He should still see minutes close to 30 and he'll likely close this game, assuming it's close. Stephenson is still only a borderline hold in standard leagues after a really good couple weeks without Victor Oladipo.</text:p>
            <text:p><text:s text:c="8"/></text:p>
            <text:p><text:s text:c="8"/></text:p>
            <text:p><text:s text:c="13"/></text:p>
            <text:p><text:s text:c="14"/></text:p>
            <text:p><text:s text:c="13"/>Jan 6 - 5: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Drummond</text:p>
            <text:p><text:s text:c="17"/></text:p>
            <text:p><text:s text:c="17"/></text:p>
            <text:p><text:s text:c="22"/>- C - <text:s/>Pistons</text:p>
            <text:p><text:s text:c="16"/></text:p>
            <text:p><text:s text:c="17"/></text:p>
            <text:p><text:s text:c="12"/></text:p>
            <text:p><text:s text:c="8"/></text:p>
            <text:p><text:s text:c="8"/></text:p>
            <text:p><text:s text:c="8"/></text:p>
            <text:p><text:s text:c="12"/>Coach Stan Van Gundy said "we'll see" on Andre Drummond's availability against the Rockets on Saturday.</text:p>
            <text:p><text:s text:c="8"/></text:p>
            <text:p><text:s text:c="8"/></text:p>
            <text:p><text:s text:c="13"/>No surprise here after we saw J.J. Redick's shoulder hit Drummond square in the ribs on Friday night. It'll be a pain tolerance thing for Drummond, so he's almost certainly going to be a game-time call. If he's out, it's Boban Marjanovic time.</text:p>
            <text:p><text:s text:c="8"/></text:p>
            <text:p><text:s text:c="8"/></text:p>
            <text:p><text:s text:c="13"/></text:p>
            <text:p><text:s text:c="14"/></text:p>
            <text:p><text:s text:c="13"/>Source: Keith Langlois on Twitter <text:s text:c="24"/>Jan 6 - 5: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on Simmons</text:p>
            <text:p><text:s text:c="17"/></text:p>
            <text:p><text:s text:c="17"/></text:p>
            <text:p><text:s text:c="22"/>- G/F - <text:s/>Magic</text:p>
            <text:p><text:s text:c="16"/></text:p>
            <text:p><text:s text:c="17"/></text:p>
            <text:p><text:s text:c="12"/></text:p>
            <text:p><text:s text:c="8"/></text:p>
            <text:p><text:s text:c="8"/></text:p>
            <text:p><text:s text:c="8"/></text:p>
            <text:p><text:s text:c="12"/>Jonathon Simmons (back) is not expected to play against the Cavs on Saturday.</text:p>
            <text:p><text:s text:c="8"/></text:p>
            <text:p><text:s text:c="8"/></text:p>
            <text:p><text:s text:c="13"/>Technically, he's still a game-time decision, so maybe he can suit up for this one. If he's not going to go, it'll be Mario Hezonja in the starting lineup. Hezonja could be a sneaky DFS play today, but he certainly could bust.</text:p>
            <text:p><text:s text:c="8"/></text:p>
            <text:p><text:s text:c="8"/></text:p>
            <text:p><text:s text:c="13"/></text:p>
            <text:p><text:s text:c="14"/></text:p>
            <text:p><text:s text:c="13"/>Source: Dave McMenamin on Twitter <text:s text:c="24"/>Jan 6 - 5: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Bojan Bogdanovic</text:p>
            <text:p><text:s text:c="17"/></text:p>
            <text:p><text:s text:c="17"/></text:p>
            <text:p><text:s text:c="22"/>- G/F - <text:s/>Pacers</text:p>
            <text:p><text:s text:c="16"/></text:p>
            <text:p><text:s text:c="17"/></text:p>
            <text:p><text:s text:c="12"/></text:p>
            <text:p><text:s text:c="8"/></text:p>
            <text:p><text:s text:c="8"/></text:p>
            <text:p><text:s text:c="8"/></text:p>
            <text:p><text:s text:c="12"/>Bojan Bogdanovic (ankle) will not play on Saturday and Damien Wilkins will start in his place against the Bulls.</text:p>
            <text:p><text:s text:c="8"/></text:p>
            <text:p><text:s text:c="8"/></text:p>
            <text:p><text:s text:c="13"/>The Pacers will mix it up a little to keep Lance Stephenson in the second unit as a ball-handler in that group. Bogdanovic has been fairly durable in his career and maybe he only misses one game. Wilkins would be a risky DFS play.</text:p>
            <text:p><text:s text:c="8"/></text:p>
            <text:p><text:s text:c="8"/></text:p>
            <text:p><text:s text:c="13"/></text:p>
            <text:p><text:s text:c="14"/></text:p>
            <text:p><text:s text:c="13"/>Source: Pat Boylan on Twitter <text:s text:c="28"/>Jan 6 - 5: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ctor Oladipo</text:p>
            <text:p><text:s text:c="17"/></text:p>
            <text:p><text:s text:c="17"/></text:p>
            <text:p><text:s text:c="22"/>- G - <text:s/>Pacers</text:p>
            <text:p><text:s text:c="16"/></text:p>
            <text:p><text:s text:c="17"/></text:p>
            <text:p><text:s text:c="12"/></text:p>
            <text:p><text:s text:c="8"/></text:p>
            <text:p><text:s text:c="8"/></text:p>
            <text:p><text:s text:c="8"/></text:p>
            <text:p><text:s text:c="12"/>Victor Oladipo (knee) will play on Saturday against the Bulls.</text:p>
            <text:p><text:s text:c="8"/></text:p>
            <text:p><text:s text:c="8"/></text:p>
            <text:p><text:s text:c="13"/>He is not going to have a minutes limit after he got over a lingering knee injury. Coach Nate McMillan said VO was playing through it for a good part of this season, so hopefully this time off gets him going again. A healthy Oladipo has a great chance to be a first-round value in standard leagues.</text:p>
            <text:p><text:s text:c="8"/></text:p>
            <text:p><text:s text:c="8"/></text:p>
            <text:p><text:s text:c="13"/></text:p>
            <text:p><text:s text:c="14"/></text:p>
            <text:p><text:s text:c="13"/>Source: Pay Boylan on Twitter <text:s text:c="28"/>Jan 6 - 5: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 Horford</text:p>
            <text:p><text:s text:c="17"/></text:p>
            <text:p><text:s text:c="17"/></text:p>
            <text:p><text:s text:c="22"/>- F/C - <text:s/>Celtics</text:p>
            <text:p><text:s text:c="16"/></text:p>
            <text:p><text:s text:c="17"/></text:p>
            <text:p><text:s text:c="12"/></text:p>
            <text:p><text:s text:c="8"/></text:p>
            <text:p><text:s text:c="8"/></text:p>
            <text:p><text:s text:c="8"/></text:p>
            <text:p><text:s text:c="12"/>Al Horford (knee) will not play on Saturday against the Nets.</text:p>
            <text:p><text:s text:c="8"/></text:p>
            <text:p><text:s text:c="8"/></text:p>
            <text:p><text:s text:c="13"/>He went through his warmups and looked fine in the videos posted from the team reporters, but the Celtics are just going to play it safe here in the back-to-back set. With him out, the Celtics are going to look a little different with Horford being a point-center, but we should see their smaller lineup with Aron Baynes and Marcus Morris out there to start. Daniel Theis and Semi Ojeleye should also be looking at a few extra minutes.</text:p>
            <text:p><text:s text:c="8"/></text:p>
            <text:p><text:s text:c="8"/></text:p>
            <text:p><text:s text:c="13"/></text:p>
            <text:p><text:s text:c="14"/></text:p>
            <text:p><text:s text:c="13"/>Source: Brian Robb on Twitter <text:s text:c="28"/>Jan 6 - 5: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es Johnson</text:p>
            <text:p><text:s text:c="17"/></text:p>
            <text:p><text:s text:c="17"/></text:p>
            <text:p><text:s text:c="22"/>- G/F - <text:s/>Clippers</text:p>
            <text:p><text:s text:c="16"/></text:p>
            <text:p><text:s text:c="17"/></text:p>
            <text:p><text:s text:c="12"/></text:p>
            <text:p><text:s text:c="8"/></text:p>
            <text:p><text:s text:c="8"/></text:p>
            <text:p><text:s text:c="8"/></text:p>
            <text:p><text:s text:c="12"/>Wes Johnson started the third quarter for Blake Griffin (concussion) on Saturday.</text:p>
            <text:p><text:s text:c="8"/></text:p>
            <text:p><text:s text:c="8"/></text:p>
            <text:p><text:s text:c="13"/>That moves Sam Dekker over to the four here, which isn't a big surprise. Johnson is easily on the board as a pickup in standard leagues, especially if you want defensive stats.</text:p>
            <text:p><text:s text:c="8"/></text:p>
            <text:p><text:s text:c="8"/></text:p>
            <text:p><text:s text:c="13"/></text:p>
            <text:p><text:s text:c="14"/></text:p>
            <text:p><text:s text:c="13"/>Jan 6 - 5: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Beasley</text:p>
            <text:p><text:s text:c="17"/></text:p>
            <text:p><text:s text:c="17"/></text:p>
            <text:p><text:s text:c="22"/>- F - <text:s/>Knicks</text:p>
            <text:p><text:s text:c="16"/></text:p>
            <text:p><text:s text:c="17"/></text:p>
            <text:p><text:s text:c="12"/></text:p>
            <text:p><text:s text:c="8"/></text:p>
            <text:p><text:s text:c="8"/></text:p>
            <text:p><text:s text:c="8"/></text:p>
            <text:p><text:s text:c="12"/>Michael Beasley (ankle) is questionable for Sunday against the Mavs.</text:p>
            <text:p><text:s text:c="8"/></text:p>
            <text:p><text:s text:c="8"/></text:p>
            <text:p><text:s text:c="13"/>He rolled his ankle in the first minute of overtime on Friday and presumably he's dealing with some swelling. Beasley has been terrific in his high-volume scoring role off the bench, so the Knicks would have a hole to fill there. If he's out, that could mean more Doug McDermott, Lance Thomas or even Willy Hernangomez. There's really nobody worth adding speculatively just yet.</text:p>
            <text:p><text:s text:c="8"/></text:p>
            <text:p><text:s text:c="8"/></text:p>
            <text:p><text:s text:c="13"/></text:p>
            <text:p><text:s text:c="14"/></text:p>
            <text:p><text:s text:c="13"/>Source: Steve Popper on Twitter <text:s text:c="26"/>Jan 6 - 4: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 Horford</text:p>
            <text:p><text:s text:c="17"/></text:p>
            <text:p><text:s text:c="17"/></text:p>
            <text:p><text:s text:c="22"/>- F/C - <text:s/>Celtics</text:p>
            <text:p><text:s text:c="16"/></text:p>
            <text:p><text:s text:c="17"/></text:p>
            <text:p><text:s text:c="12"/></text:p>
            <text:p><text:s text:c="8"/></text:p>
            <text:p><text:s text:c="8"/></text:p>
            <text:p><text:s text:c="8"/></text:p>
            <text:p><text:s text:c="12"/>Al Horford (knee) is a game-time decision against the Nets on Saturday.</text:p>
            <text:p><text:s text:c="8"/></text:p>
            <text:p><text:s text:c="8"/></text:p>
            <text:p><text:s text:c="13"/>After an injury in the second quarter on Friday, this news is hardly a surprise. Horford did start the second half and didn't appear to be limited, so we're still expecting him to play here. Although, the back-to-back factor does come into play on this one. If he's out, Daniel Theis and Aron Baynes would handle the minutes at the five.</text:p>
            <text:p><text:s text:c="8"/></text:p>
            <text:p><text:s text:c="8"/></text:p>
            <text:p><text:s text:c="13"/></text:p>
            <text:p><text:s text:c="14"/></text:p>
            <text:p><text:s text:c="13"/>Source: Sean Grande on Twitter <text:s text:c="27"/>Jan 6 - 4: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im Hardaway Jr.</text:p>
            <text:p><text:s text:c="17"/></text:p>
            <text:p><text:s text:c="17"/></text:p>
            <text:p><text:s text:c="22"/>- G/F - <text:s/>Knicks</text:p>
            <text:p><text:s text:c="16"/></text:p>
            <text:p><text:s text:c="17"/></text:p>
            <text:p><text:s text:c="12"/></text:p>
            <text:p><text:s text:c="8"/></text:p>
            <text:p><text:s text:c="8"/></text:p>
            <text:p><text:s text:c="8"/></text:p>
            <text:p><text:s text:c="12"/>Tim Hardaway (leg) did participate in some contact drills and will be re-evaluated next week.</text:p>
            <text:p><text:s text:c="8"/></text:p>
            <text:p><text:s text:c="8"/></text:p>
            <text:p><text:s text:c="13"/>Timetables on stress fractures to a leg are among the hardest to predict in basketball, so it's still tough to tell when he could return. Either way, taking contact is a noteworthy step in this process and there's a decent chance he can return this month. If you can afford to wait 2-3 weeks, Hardaway Jr. is worth a stash.</text:p>
            <text:p><text:s text:c="8"/></text:p>
            <text:p><text:s text:c="8"/></text:p>
            <text:p><text:s text:c="13"/></text:p>
            <text:p><text:s text:c="14"/></text:p>
            <text:p><text:s text:c="13"/>Source: Steve Popper on Twitter <text:s text:c="26"/>Jan 6 - 4: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lake Griffin</text:p>
            <text:p><text:s text:c="17"/></text:p>
            <text:p><text:s text:c="17"/></text:p>
            <text:p><text:s text:c="22"/>- F - <text:s/>Pistons</text:p>
            <text:p><text:s text:c="16"/></text:p>
            <text:p><text:s text:c="17"/></text:p>
            <text:p><text:s text:c="12"/></text:p>
            <text:p><text:s text:c="8"/></text:p>
            <text:p><text:s text:c="8"/></text:p>
            <text:p><text:s text:c="8"/></text:p>
            <text:p><text:s text:c="12"/>Blake Griffin has been diagnosed with a concussion on Saturday and will not return.</text:p>
            <text:p><text:s text:c="8"/></text:p>
            <text:p><text:s text:c="8"/></text:p>
            <text:p><text:s text:c="13"/>He was down for about five minutes after a hard elbow to his head from JaVale McGee, but he did walk to the locker room under his own power. According to the Warriors broadcast, Griffin was alert and talking while the doctors were squeezing his hands after the injury. Considering how long Griffin was on the ground, there's a very good chance he misses multiple games. With Griffin, Austin Rivers and others out, the Clippers are going to be desperate for offense after Lou Williams. Montrezl Harrell is probably the better big-man add while Wes Johnson and Sam Dekker may also gain value.</text:p>
            <text:p><text:s text:c="8"/></text:p>
            <text:p><text:s text:c="8"/></text:p>
            <text:p><text:s text:c="13"/></text:p>
            <text:p><text:s text:c="14"/></text:p>
            <text:p><text:s text:c="13"/>Jan 6 - 4: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lake Griffin</text:p>
            <text:p><text:s text:c="17"/></text:p>
            <text:p><text:s text:c="17"/></text:p>
            <text:p><text:s text:c="22"/>- F - <text:s/>Pistons</text:p>
            <text:p><text:s text:c="16"/></text:p>
            <text:p><text:s text:c="17"/></text:p>
            <text:p><text:s text:c="12"/></text:p>
            <text:p><text:s text:c="8"/></text:p>
            <text:p><text:s text:c="8"/></text:p>
            <text:p><text:s text:c="8"/></text:p>
            <text:p><text:s text:c="12"/>Blake Griffin (head) went to the locker room in the first quarter on Saturday.</text:p>
            <text:p><text:s text:c="8"/></text:p>
            <text:p><text:s text:c="8"/></text:p>
            <text:p><text:s text:c="13"/>He took a hard shot to the left side of his face from a JaVale McGee elbow. Griffin was down on the court for several minutes and he was dazed while on the floor. He'll almost certainly be getting him a concussion test and he could be out for the rest of this contest. The good news is he was able to walk to the locker room under his own power. We'll have an update shortly.</text:p>
            <text:p><text:s text:c="8"/></text:p>
            <text:p><text:s text:c="8"/></text:p>
            <text:p><text:s text:c="13"/></text:p>
            <text:p><text:s text:c="14"/></text:p>
            <text:p><text:s text:c="13"/>Jan 6 - 4: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re Carroll</text:p>
            <text:p><text:s text:c="17"/></text:p>
            <text:p><text:s text:c="17"/></text:p>
            <text:p><text:s text:c="22"/>- F - <text:s/>Nets</text:p>
            <text:p><text:s text:c="16"/></text:p>
            <text:p><text:s text:c="17"/></text:p>
            <text:p><text:s text:c="12"/></text:p>
            <text:p><text:s text:c="8"/></text:p>
            <text:p><text:s text:c="8"/></text:p>
            <text:p><text:s text:c="8"/></text:p>
            <text:p><text:s text:c="12"/>DeMarre Carroll (rib) is available to play against the Celtics on Saturday.</text:p>
            <text:p><text:s text:c="8"/></text:p>
            <text:p><text:s text:c="8"/></text:p>
            <text:p><text:s text:c="13"/>Much like Andre Drummond, Carroll is going to have to play through some pain. Carroll should be in the starting lineup and he'll likely try to stop Jayson Tatum. Carroll has slowed down a bit, so he may not be a shallow-league hold.</text:p>
            <text:p><text:s text:c="8"/></text:p>
            <text:p><text:s text:c="8"/></text:p>
            <text:p><text:s text:c="13"/></text:p>
            <text:p><text:s text:c="14"/></text:p>
            <text:p><text:s text:c="13"/>Source: Nets PR <text:s text:c="42"/>Jan 6 - 4: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is LeVert</text:p>
            <text:p><text:s text:c="17"/></text:p>
            <text:p><text:s text:c="17"/></text:p>
            <text:p><text:s text:c="22"/>- G - <text:s/>Nets</text:p>
            <text:p><text:s text:c="16"/></text:p>
            <text:p><text:s text:c="17"/></text:p>
            <text:p><text:s text:c="12"/></text:p>
            <text:p><text:s text:c="8"/></text:p>
            <text:p><text:s text:c="8"/></text:p>
            <text:p><text:s text:c="8"/></text:p>
            <text:p><text:s text:c="12"/>Caris LeVert (groin) will not play vs. Boston on Saturday.</text:p>
            <text:p><text:s text:c="8"/></text:p>
            <text:p><text:s text:c="8"/></text:p>
            <text:p><text:s text:c="13"/>He was doubtful for this game and the Nets will hold him out, which is not unusual based on how the Nets are careful with their young players. LeVert still needs to be held in almost all leagues while Nik Stauskas, Joe Harris and Allen Crabbe pick up some extra run.</text:p>
            <text:p><text:s text:c="8"/></text:p>
            <text:p><text:s text:c="8"/></text:p>
            <text:p><text:s text:c="13"/></text:p>
            <text:p><text:s text:c="14"/></text:p>
            <text:p><text:s text:c="13"/>Source: Nets PR <text:s text:c="42"/>Jan 6 - 4: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Canaan</text:p>
            <text:p><text:s text:c="17"/></text:p>
            <text:p><text:s text:c="17"/></text:p>
            <text:p><text:s text:c="22"/>- G - <text:s/>Suns</text:p>
            <text:p><text:s text:c="16"/></text:p>
            <text:p><text:s text:c="17"/></text:p>
            <text:p><text:s text:c="12"/></text:p>
            <text:p><text:s text:c="8"/></text:p>
            <text:p><text:s text:c="8"/></text:p>
            <text:p><text:s text:c="8"/></text:p>
            <text:p><text:s text:c="12"/>Isaiah Canaan (groin) is questionable to face the Thunder on Sunday.</text:p>
            <text:p><text:s text:c="8"/></text:p>
            <text:p><text:s text:c="8"/></text:p>
            <text:p><text:s text:c="13"/>He was a late scratch on Friday night and was in uniform. If Canaan can't play, that should extend the minutes of Tyler Ulis while it could create a chance for Davon Reed to make his NBA debut. Ulis could be a DFS option, but don't be surprised to see the Suns go bigger because of the Russell Westbrook factor. Keep an eye on Reed in super deep leagues.</text:p>
            <text:p><text:s text:c="8"/></text:p>
            <text:p><text:s text:c="8"/></text:p>
            <text:p><text:s text:c="13"/></text:p>
            <text:p><text:s text:c="14"/></text:p>
            <text:p><text:s text:c="13"/>Source: Scott Bordow on Twitter <text:s text:c="26"/>Jan 6 - 3: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Warren</text:p>
            <text:p><text:s text:c="17"/></text:p>
            <text:p><text:s text:c="17"/></text:p>
            <text:p><text:s text:c="22"/>- F - <text:s/>Suns</text:p>
            <text:p><text:s text:c="16"/></text:p>
            <text:p><text:s text:c="17"/></text:p>
            <text:p><text:s text:c="12"/></text:p>
            <text:p><text:s text:c="8"/></text:p>
            <text:p><text:s text:c="8"/></text:p>
            <text:p><text:s text:c="8"/></text:p>
            <text:p><text:s text:c="12"/>T.J. Warren (illness) and Isaiah Canaan (groin) did not practice on Saturday and are questionable to face the Thunder <text:s/>on Sunday.</text:p>
            <text:p><text:s text:c="8"/></text:p>
            <text:p><text:s text:c="8"/></text:p>
            <text:p><text:s text:c="13"/>Both of these guys did not play on Friday in San Antonio. Warren stayed back at the team hotel in Texas before Friday's game, so he didn't even really have a chance to play. If he's out, that should put Josh Jackson in the starting lineup while it could be Danuel House or maybe Davon Reed as the backup.</text:p>
            <text:p><text:s text:c="8"/></text:p>
            <text:p><text:s text:c="8"/></text:p>
            <text:p><text:s text:c="13"/></text:p>
            <text:p><text:s text:c="14"/></text:p>
            <text:p><text:s text:c="13"/>Source: Scott Bordow on Twitter <text:s text:c="26"/>Jan 6 - 3: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rry Nance</text:p>
            <text:p><text:s text:c="17"/></text:p>
            <text:p><text:s text:c="17"/></text:p>
            <text:p><text:s text:c="22"/>- F/C - <text:s/>Cavaliers</text:p>
            <text:p><text:s text:c="16"/></text:p>
            <text:p><text:s text:c="17"/></text:p>
            <text:p><text:s text:c="12"/></text:p>
            <text:p><text:s text:c="8"/></text:p>
            <text:p><text:s text:c="8"/></text:p>
            <text:p><text:s text:c="8"/></text:p>
            <text:p><text:s text:c="12"/>Larry Nance Jr. went home from Saturday practice with flu-like symptoms and is questionable for Sunday vs. Atlanta.</text:p>
            <text:p><text:s text:c="8"/></text:p>
            <text:p><text:s text:c="8"/></text:p>
            <text:p><text:s text:c="13"/>The Lakers are a little thin now with Andrew Bogut, so losing Nance would probably mean the Lakers would have to move Julius Randle back to the bench. Maybe the do roll out Ivica Zubac, but either way there's really pickup to make until we get word on Nance.</text:p>
            <text:p><text:s text:c="8"/></text:p>
            <text:p><text:s text:c="8"/></text:p>
            <text:p><text:s text:c="13"/></text:p>
            <text:p><text:s text:c="14"/></text:p>
            <text:p><text:s text:c="13"/>Source: Bill Oram on Twitter <text:s text:c="29"/>Jan 6 - 3: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es Johnson</text:p>
            <text:p><text:s text:c="17"/></text:p>
            <text:p><text:s text:c="17"/></text:p>
            <text:p><text:s text:c="22"/>- G/F - <text:s/>Clippers</text:p>
            <text:p><text:s text:c="16"/></text:p>
            <text:p><text:s text:c="17"/></text:p>
            <text:p><text:s text:c="12"/></text:p>
            <text:p><text:s text:c="8"/></text:p>
            <text:p><text:s text:c="8"/></text:p>
            <text:p><text:s text:c="8"/></text:p>
            <text:p><text:s text:c="12"/>Wes Johnson will move to the bench on Saturday against the Warriors.</text:p>
            <text:p><text:s text:c="8"/></text:p>
            <text:p><text:s text:c="8"/></text:p>
            <text:p><text:s text:c="13"/>The Clippers need guard depth, so this should mean Johnson plays mostly SG. That means we probably don't get Tyrone Wallace out there while Lou Williams may have to bring the ball up again.</text:p>
            <text:p><text:s text:c="8"/></text:p>
            <text:p><text:s text:c="8"/></text:p>
            <text:p><text:s text:c="13"/></text:p>
            <text:p><text:s text:c="14"/></text:p>
            <text:p><text:s text:c="13"/>Jan 6 - 3: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will start for Kevin Durant (calf) again on Saturday against the Clippers.</text:p>
            <text:p><text:s text:c="8"/></text:p>
            <text:p><text:s text:c="8"/></text:p>
            <text:p><text:s text:c="13"/>Coach Steve Kerr is sticking with Iggy after a strong Thursday. He's on the board as a DFS play or streamer.</text:p>
            <text:p><text:s text:c="8"/></text:p>
            <text:p><text:s text:c="8"/></text:p>
            <text:p><text:s text:c="13"/></text:p>
            <text:p><text:s text:c="14"/></text:p>
            <text:p><text:s text:c="13"/>Jan 6 - 3: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am Dekker</text:p>
            <text:p><text:s text:c="17"/></text:p>
            <text:p><text:s text:c="17"/></text:p>
            <text:p><text:s text:c="22"/>- F - <text:s/>Clippers</text:p>
            <text:p><text:s text:c="16"/></text:p>
            <text:p><text:s text:c="17"/></text:p>
            <text:p><text:s text:c="12"/></text:p>
            <text:p><text:s text:c="8"/></text:p>
            <text:p><text:s text:c="8"/></text:p>
            <text:p><text:s text:c="8"/></text:p>
            <text:p><text:s text:c="12"/>Sam Dekker, Blake Griffin, DeAndre Jordan, C.J. Williams and Jawun Evans will start against the Warriors on Saturday.</text:p>
            <text:p><text:s text:c="8"/></text:p>
            <text:p><text:s text:c="8"/></text:p>
            <text:p><text:s text:c="13"/>The Clippers will go bigger here with Dekker instead of Wes Johnson. Dekker could have a chance to see decent minutes, but he's not really an add until we see him perform.</text:p>
            <text:p><text:s text:c="8"/></text:p>
            <text:p><text:s text:c="8"/></text:p>
            <text:p><text:s text:c="13"/></text:p>
            <text:p><text:s text:c="14"/></text:p>
            <text:p><text:s text:c="13"/>Jan 6 - 3: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ex Abrines</text:p>
            <text:p><text:s text:c="17"/></text:p>
            <text:p><text:s text:c="17"/></text:p>
            <text:p><text:s text:c="22"/>- G - <text:s/>Thunder</text:p>
            <text:p><text:s text:c="16"/></text:p>
            <text:p><text:s text:c="17"/></text:p>
            <text:p><text:s text:c="12"/></text:p>
            <text:p><text:s text:c="8"/></text:p>
            <text:p><text:s text:c="8"/></text:p>
            <text:p><text:s text:c="8"/></text:p>
            <text:p><text:s text:c="12"/>Alex Abrines went through practice Saturday and will be evaluated tomorrow.</text:p>
            <text:p><text:s text:c="8"/></text:p>
            <text:p><text:s text:c="8"/></text:p>
            <text:p><text:s text:c="13"/>Terrance Ferguson is expected to start and the Thunder are still without Andre Roberson (knee). Abrines has probably dropped on the depth chart with Ferguson having a red-hot week.</text:p>
            <text:p><text:s text:c="8"/></text:p>
            <text:p><text:s text:c="8"/></text:p>
            <text:p><text:s text:c="13"/></text:p>
            <text:p><text:s text:c="14"/></text:p>
            <text:p><text:s text:c="13"/>Source: Brett Dawson on Twitter <text:s text:c="26"/>Jan 6 - 2: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mri Casspi</text:p>
            <text:p><text:s text:c="17"/></text:p>
            <text:p><text:s text:c="17"/></text:p>
            <text:p><text:s text:c="22"/>- F - <text:s/>Warriors</text:p>
            <text:p><text:s text:c="16"/></text:p>
            <text:p><text:s text:c="17"/></text:p>
            <text:p><text:s text:c="12"/></text:p>
            <text:p><text:s text:c="8"/></text:p>
            <text:p><text:s text:c="8"/></text:p>
            <text:p><text:s text:c="8"/></text:p>
            <text:p><text:s text:c="12"/>Omri Casspi (back strain) is available to play Saturday against the Clippers.</text:p>
            <text:p><text:s text:c="8"/></text:p>
            <text:p><text:s text:c="8"/></text:p>
            <text:p><text:s text:c="13"/>Casspi has missed each of the Warriors last two games but was expected to be cleared for this contest after being listed as probable. Kevin Durant (calf) has been ruled out of Saturday's contest, so Casspi could log a few more minutes than usual against the Clippers.</text:p>
            <text:p><text:s text:c="8"/></text:p>
            <text:p><text:s text:c="8"/></text:p>
            <text:p><text:s text:c="13"/></text:p>
            <text:p><text:s text:c="14"/></text:p>
            <text:p><text:s text:c="13"/>Source: Mark Medina on Twitter <text:s text:c="27"/>Jan 6 - 2: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West</text:p>
            <text:p><text:s text:c="17"/></text:p>
            <text:p><text:s text:c="17"/></text:p>
            <text:p><text:s text:c="22"/>- F/C - <text:s/>Warriors</text:p>
            <text:p><text:s text:c="16"/></text:p>
            <text:p><text:s text:c="17"/></text:p>
            <text:p><text:s text:c="12"/></text:p>
            <text:p><text:s text:c="8"/></text:p>
            <text:p><text:s text:c="8"/></text:p>
            <text:p><text:s text:c="8"/></text:p>
            <text:p><text:s text:c="12"/>David West (sprained right ankle) is available to play Saturday vs. the Clippers.</text:p>
            <text:p><text:s text:c="8"/></text:p>
            <text:p><text:s text:c="8"/></text:p>
            <text:p><text:s text:c="13"/>West twisted his ankle trying to stay in front of Chris Paul in Thursday's win over the Rockets. However, the injury was never serious, and West should be expected to log his typical 13-14 minutes Saturday.</text:p>
            <text:p><text:s text:c="8"/></text:p>
            <text:p><text:s text:c="8"/></text:p>
            <text:p><text:s text:c="13"/></text:p>
            <text:p><text:s text:c="14"/></text:p>
            <text:p><text:s text:c="13"/>Source: Mark Medina on Twitter <text:s text:c="27"/>Jan 6 - 2: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ankle) will play against the Clippers on Saturday.</text:p>
            <text:p><text:s text:c="8"/></text:p>
            <text:p><text:s text:c="8"/></text:p>
            <text:p><text:s text:c="13"/>No surprise here with the Warriors listing Curry as probable to play. He's been incredible since returning, posting an 80.2 TS% on a 30.9 usage rate. Consider him in DFS today.</text:p>
            <text:p><text:s text:c="8"/></text:p>
            <text:p><text:s text:c="8"/></text:p>
            <text:p><text:s text:c="13"/></text:p>
            <text:p><text:s text:c="14"/></text:p>
            <text:p><text:s text:c="13"/>Source: Anthony Slater on Twitter <text:s text:c="24"/>Jan 6 - 2: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knee) will play on Saturday against the Clippers.</text:p>
            <text:p><text:s text:c="8"/></text:p>
            <text:p><text:s text:c="8"/></text:p>
            <text:p><text:s text:c="13"/>There's a chance he will get another start today, but coach Steve Kerr wouldn't commit to it. Iguodala looked good on Thursday with 10 points and a full stat line in 31 minutes, so he's an option in DFS or as a short-term value in standard leagues.</text:p>
            <text:p><text:s text:c="8"/></text:p>
            <text:p><text:s text:c="8"/></text:p>
            <text:p><text:s text:c="13"/></text:p>
            <text:p><text:s text:c="14"/></text:p>
            <text:p><text:s text:c="13"/>Source: Anthony Slater on Twitter <text:s text:c="24"/>Jan 6 - 2: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Draymond Green (knee) will play vs. the Clippers on Saturday.</text:p>
            <text:p><text:s text:c="8"/></text:p>
            <text:p><text:s text:c="8"/></text:p>
            <text:p><text:s text:c="13"/>He's had some knee soreness, but the Warriors are just being careful with their guys. Green lit up the Rockets with a triple-double on Thursday and his fantasy owners should have high hopes with how he likes to play against the Clippers. Cool story, Glen.</text:p>
            <text:p><text:s text:c="8"/></text:p>
            <text:p><text:s text:c="8"/></text:p>
            <text:p><text:s text:c="13"/></text:p>
            <text:p><text:s text:c="14"/></text:p>
            <text:p><text:s text:c="13"/>Source: Anthony Slater on Twitter <text:s text:c="24"/>Jan 6 - 2: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calf) will not play against the Clippers on Saturday.</text:p>
            <text:p><text:s text:c="8"/></text:p>
            <text:p><text:s text:c="8"/></text:p>
            <text:p><text:s text:c="13"/>The Warriors loaded up their injury report, but Durant will be the only one out today. He was reportedly taking plenty of 3-pointers yesterday and it sounds like being held out is a precaution, which makes a lot of sense. Durant is on a tear these days, but his fantasy owners should probably expect at least 3-5 more DNPs throughout the course of the season. For today, Andre Iguodala and Omri Casspi figure to benefit the most while Nick Young could also step up. Plus, the other All-Stars should shine bright.</text:p>
            <text:p><text:s text:c="8"/></text:p>
            <text:p><text:s text:c="8"/></text:p>
            <text:p><text:s text:c="13"/></text:p>
            <text:p><text:s text:c="14"/></text:p>
            <text:p><text:s text:c="13"/>Source: Anthony Slater on Twitter <text:s text:c="24"/>Jan 6 - 2: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wun Evans</text:p>
            <text:p><text:s text:c="17"/></text:p>
            <text:p><text:s text:c="17"/></text:p>
            <text:p><text:s text:c="22"/>- G - <text:s/>Clippers</text:p>
            <text:p><text:s text:c="16"/></text:p>
            <text:p><text:s text:c="17"/></text:p>
            <text:p><text:s text:c="12"/></text:p>
            <text:p><text:s text:c="8"/></text:p>
            <text:p><text:s text:c="8"/></text:p>
            <text:p><text:s text:c="8"/></text:p>
            <text:p><text:s text:c="12"/>Jawun Evans will start in place of Milos Teodosic on Saturday vs. the Warriors.</text:p>
            <text:p><text:s text:c="8"/></text:p>
            <text:p><text:s text:c="8"/></text:p>
            <text:p><text:s text:c="13"/>Evans finished with four points, four rebounds and two assists over just 14 minutes in his lone previous start this season, and is averaging 4.6 points, 2.6 boards and 2.6 assists in 18.6 minutes over the Clippers last five games. He's a risky DFS dart throw for Saturday.</text:p>
            <text:p><text:s text:c="8"/></text:p>
            <text:p><text:s text:c="8"/></text:p>
            <text:p><text:s text:c="13"/></text:p>
            <text:p><text:s text:c="14"/></text:p>
            <text:p><text:s text:c="13"/>Source: Tomer Azarly on Twitter <text:s text:c="26"/>Jan 6 - 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los Teodosic</text:p>
            <text:p><text:s text:c="17"/></text:p>
            <text:p><text:s text:c="17"/></text:p>
            <text:p><text:s text:c="22"/>- G - <text:s/>Clippers</text:p>
            <text:p><text:s text:c="16"/></text:p>
            <text:p><text:s text:c="17"/></text:p>
            <text:p><text:s text:c="12"/></text:p>
            <text:p><text:s text:c="8"/></text:p>
            <text:p><text:s text:c="8"/></text:p>
            <text:p><text:s text:c="8"/></text:p>
            <text:p><text:s text:c="12"/>Coach Doc Rivers said that Milos Teodosic (foot) will not play Saturday vs. the Warriors and is also unlikely to play Monday vs. the Hawks.</text:p>
            <text:p><text:s text:c="8"/></text:p>
            <text:p><text:s text:c="8"/></text:p>
            <text:p><text:s text:c="13"/>Although Teodosic will likely miss two contests, Rivers did tell reporters that Milos is "getting better" and that he "just needs some treatment" on his foot. We'll have to wait for an update on Monday morning, but, based on what we know now, Milos should be left on the bench next week in weekly leagues. Rivers said that Jawun Evans will start in place of Teodosic on Saturday.</text:p>
            <text:p><text:s text:c="8"/></text:p>
            <text:p><text:s text:c="8"/></text:p>
            <text:p><text:s text:c="13"/>Related: Jawun Evans</text:p>
            <text:p><text:s text:c="14"/></text:p>
            <text:p><text:s text:c="13"/>Source: Tomer Azarly on Twitter <text:s text:c="26"/>Jan 6 - 1: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Cavanaugh</text:p>
            <text:p><text:s text:c="17"/></text:p>
            <text:p><text:s text:c="17"/></text:p>
            <text:p><text:s text:c="22"/>- F/C - <text:s/>Hawks</text:p>
            <text:p><text:s text:c="16"/></text:p>
            <text:p><text:s text:c="17"/></text:p>
            <text:p><text:s text:c="12"/></text:p>
            <text:p><text:s text:c="8"/></text:p>
            <text:p><text:s text:c="8"/></text:p>
            <text:p><text:s text:c="8"/></text:p>
            <text:p><text:s text:c="12"/>The Hawks plan to guarantee the contract of Tyler Cavanaugh for the rest of the 2017-18 season, according to Adrian Wojnarowski‏ of ESPN.</text:p>
            <text:p><text:s text:c="8"/></text:p>
            <text:p><text:s text:c="8"/></text:p>
            <text:p><text:s text:c="13"/>Cavanaugh was logging 20-plus minutes a night in early December but has seen his playing reduced recently. On the season, he is averaging 5.3 points and 3.6 rebounds in 14.5 minutes. He belongs on waivers in all standard-sized leagues.</text:p>
            <text:p><text:s text:c="8"/></text:p>
            <text:p><text:s text:c="8"/></text:p>
            <text:p><text:s text:c="13"/></text:p>
            <text:p><text:s text:c="14"/></text:p>
            <text:p><text:s text:c="13"/>Source: Adrian Wojnarowski‏ on Twitter <text:s text:c="13"/>Jan 6 - 1: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Taylor</text:p>
            <text:p><text:s text:c="17"/></text:p>
            <text:p><text:s text:c="17"/></text:p>
            <text:p><text:s text:c="22"/>- G - <text:s/>Hawks</text:p>
            <text:p><text:s text:c="16"/></text:p>
            <text:p><text:s text:c="17"/></text:p>
            <text:p><text:s text:c="12"/></text:p>
            <text:p><text:s text:c="8"/></text:p>
            <text:p><text:s text:c="8"/></text:p>
            <text:p><text:s text:c="8"/></text:p>
            <text:p><text:s text:c="12"/>The Hawks plan to guarantee the contract of Isaiah Taylor for the rest of the season, according to Adrian Wojnarowski‏ of ESPN.</text:p>
            <text:p><text:s text:c="8"/></text:p>
            <text:p><text:s text:c="8"/></text:p>
            <text:p><text:s text:c="13"/>Taylor is averaging 5.0 points, 1.5 rebounds and 2.3 assists in 15.5 minutes per game for the Hawks this season. He has no fantasy relevance as long as Dennis Schroder is healthy.</text:p>
            <text:p><text:s text:c="8"/></text:p>
            <text:p><text:s text:c="8"/></text:p>
            <text:p><text:s text:c="13"/></text:p>
            <text:p><text:s text:c="14"/></text:p>
            <text:p><text:s text:c="13"/>Source: Adrian Wojnarowski‏ on Twitter <text:s text:c="13"/>Jan 6 - 1: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aul Neto</text:p>
            <text:p><text:s text:c="17"/></text:p>
            <text:p><text:s text:c="17"/></text:p>
            <text:p><text:s text:c="22"/>- G - <text:s/>Jazz</text:p>
            <text:p><text:s text:c="16"/></text:p>
            <text:p><text:s text:c="17"/></text:p>
            <text:p><text:s text:c="12"/></text:p>
            <text:p><text:s text:c="8"/></text:p>
            <text:p><text:s text:c="8"/></text:p>
            <text:p><text:s text:c="8"/></text:p>
            <text:p><text:s text:c="12"/>The Jazz will guarantee the contract of Raul Neto for the rest of the 2017-18 season, according to Adrian Wojnarowski‏ of ESPN.</text:p>
            <text:p><text:s text:c="8"/></text:p>
            <text:p><text:s text:c="8"/></text:p>
            <text:p><text:s text:c="13"/>Neto has not appeared in a game since December 9th. He is currently sidelined due to a sprained knee and was also dealing with a concussion. Even when fully healthy, he'll only see limited minutes off the bench behind Ricky Rubio and Donovan Mitchell.</text:p>
            <text:p><text:s text:c="8"/></text:p>
            <text:p><text:s text:c="8"/></text:p>
            <text:p><text:s text:c="13"/></text:p>
            <text:p><text:s text:c="14"/></text:p>
            <text:p><text:s text:c="13"/>Source: Adrian Wojnarowski‏ on Twitter <text:s text:c="13"/>Jan 6 - 1: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bby Brown</text:p>
            <text:p><text:s text:c="17"/></text:p>
            <text:p><text:s text:c="17"/></text:p>
            <text:p><text:s text:c="22"/>- G - <text:s/>Rockets</text:p>
            <text:p><text:s text:c="16"/></text:p>
            <text:p><text:s text:c="17"/></text:p>
            <text:p><text:s text:c="12"/></text:p>
            <text:p><text:s text:c="8"/></text:p>
            <text:p><text:s text:c="8"/></text:p>
            <text:p><text:s text:c="8"/></text:p>
            <text:p><text:s text:c="12"/>The Rockets are planning to re-sign Bobby Brown later this season, according to Shams Charania of Yahoo!</text:p>
            <text:p><text:s text:c="8"/></text:p>
            <text:p><text:s text:c="8"/></text:p>
            <text:p><text:s text:c="13"/>The Rockets waived Brown on Friday. Brown is currently in talks with teams in China, but the plan is reportedly for him to re-sign with Houston later in the year, and to play the remainder of the 2017-18 regular season and the postseason with the Rockets. There is very little fantasy fallout from this news, as Brown was averaging just 2.5 points in 5.8 minutes for the Rockets this season.</text:p>
            <text:p><text:s text:c="8"/></text:p>
            <text:p><text:s text:c="8"/></text:p>
            <text:p><text:s text:c="13"/></text:p>
            <text:p><text:s text:c="14"/></text:p>
            <text:p><text:s text:c="13"/>Source: Shams Charania on Twitter <text:s text:c="24"/>Jan 6 - 1: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Andrew Bogut</text:p>
            <text:p><text:s text:c="17"/></text:p>
            <text:p><text:s text:c="17"/></text:p>
            <text:p><text:s text:c="22"/>- C - <text:s/>Lakers</text:p>
            <text:p><text:s text:c="16"/></text:p>
            <text:p><text:s text:c="17"/></text:p>
            <text:p><text:s text:c="12"/></text:p>
            <text:p><text:s text:c="8"/></text:p>
            <text:p><text:s text:c="8"/></text:p>
            <text:p><text:s text:c="8"/></text:p>
            <text:p><text:s text:c="12"/>The Lakers are releasing C Andrew Bogut, according to Shams Charania of Yahoo!</text:p>
            <text:p><text:s text:c="8"/></text:p>
            <text:p><text:s text:c="8"/></text:p>
            <text:p><text:s text:c="13"/>Bogut signing with the Lakers was surprising, as L.A. seemed like a longshot for a playoff spot this season. He averaged just 1.5 points and 3.3 rebounds in 9.0 minutes over 24 games with L.A. He is now free to sign with another team that has a better chance of advancing to the postseason. However, it's extremely unlikely that Bogut will make a fantasy impact wherever he lands. He should be left on waivers.</text:p>
            <text:p><text:s text:c="8"/></text:p>
            <text:p><text:s text:c="8"/></text:p>
            <text:p><text:s text:c="13"/></text:p>
            <text:p><text:s text:c="14"/></text:p>
            <text:p><text:s text:c="13"/>Source: Shams Charania on Twitter <text:s text:c="24"/>Jan 6 - 12: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on Reed</text:p>
            <text:p><text:s text:c="17"/></text:p>
            <text:p><text:s text:c="17"/></text:p>
            <text:p><text:s text:c="22"/>- G - <text:s/>Suns</text:p>
            <text:p><text:s text:c="16"/></text:p>
            <text:p><text:s text:c="17"/></text:p>
            <text:p><text:s text:c="12"/></text:p>
            <text:p><text:s text:c="8"/></text:p>
            <text:p><text:s text:c="8"/></text:p>
            <text:p><text:s text:c="8"/></text:p>
            <text:p><text:s text:c="12"/>The Suns have recalled Davon Reed from their G-League affiliate.</text:p>
            <text:p><text:s text:c="8"/></text:p>
            <text:p><text:s text:c="8"/></text:p>
            <text:p><text:s text:c="13"/>Reed has yet to appear in an NBA game after undergoing offseason surgery to repair a torn meniscus in his left knee. However, the 32nd overall pick in the 2017 NBA draft has plenty of talent and upside. With the Suns point guard situation unsettled, Reed could see some decent playing time over the second half of the season.</text:p>
            <text:p><text:s text:c="8"/></text:p>
            <text:p><text:s text:c="8"/></text:p>
            <text:p><text:s text:c="13"/></text:p>
            <text:p><text:s text:c="14"/></text:p>
            <text:p><text:s text:c="13"/>Source: Tim Reynolds on Twitter <text:s text:c="26"/>Jan 6 - 12: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etrius Jackson</text:p>
            <text:p><text:s text:c="17"/></text:p>
            <text:p><text:s text:c="17"/></text:p>
            <text:p><text:s text:c="22"/>- G - <text:s/>76ers</text:p>
            <text:p><text:s text:c="16"/></text:p>
            <text:p><text:s text:c="17"/></text:p>
            <text:p><text:s text:c="12"/></text:p>
            <text:p><text:s text:c="8"/></text:p>
            <text:p><text:s text:c="8"/></text:p>
            <text:p><text:s text:c="8"/></text:p>
            <text:p><text:s text:c="12"/>The Rockets have terminated Demetrius Jackson's two-way contract.</text:p>
            <text:p><text:s text:c="8"/></text:p>
            <text:p><text:s text:c="8"/></text:p>
            <text:p><text:s text:c="13"/>Jackson will sign a 10-day contract with Houston, but will then be assigned to their G-League affiliate to play in the G-League Showcase. However, Jackson is not a part of the Rockets' long-term plans, according to Houston beat writer Jonathan Feigen.</text:p>
            <text:p><text:s text:c="8"/></text:p>
            <text:p><text:s text:c="8"/></text:p>
            <text:p><text:s text:c="13"/></text:p>
            <text:p><text:s text:c="14"/></text:p>
            <text:p><text:s text:c="13"/>Source: Jonathan Feigen on Twitter <text:s text:c="23"/>Jan 6 - 12: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ch LaVine</text:p>
            <text:p><text:s text:c="17"/></text:p>
            <text:p><text:s text:c="17"/></text:p>
            <text:p><text:s text:c="22"/>- G - <text:s/>Bulls</text:p>
            <text:p><text:s text:c="16"/></text:p>
            <text:p><text:s text:c="17"/></text:p>
            <text:p><text:s text:c="12"/></text:p>
            <text:p><text:s text:c="8"/></text:p>
            <text:p><text:s text:c="8"/></text:p>
            <text:p><text:s text:c="8"/></text:p>
            <text:p><text:s text:c="12"/>The Bulls hope to decide on a return date for Zach LaVine (knee) early next week.</text:p>
            <text:p><text:s text:c="8"/></text:p>
            <text:p><text:s text:c="8"/></text:p>
            <text:p><text:s text:c="13"/>The Bulls are on the road this weekend, but coach Fred Hoiberg told reporters that LaVine will meet with doctors, trainers, management and coaches after the Bulls return home. We'll have to wait for an update, but mid-January is looking like a realistic target. However, we have to assume LaVine will be under significant minute restrictions for a few weeks upon his return.</text:p>
            <text:p><text:s text:c="8"/></text:p>
            <text:p><text:s text:c="8"/></text:p>
            <text:p><text:s text:c="13"/></text:p>
            <text:p><text:s text:c="14"/></text:p>
            <text:p><text:s text:c="13"/>Source: USA Today <text:s text:c="40"/>Jan 6 - 11:4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anley Johnson</text:p>
            <text:p><text:s text:c="17"/></text:p>
            <text:p><text:s text:c="17"/></text:p>
            <text:p><text:s text:c="22"/>- F - <text:s/>Pistons</text:p>
            <text:p><text:s text:c="16"/></text:p>
            <text:p><text:s text:c="17"/></text:p>
            <text:p><text:s text:c="12"/></text:p>
            <text:p><text:s text:c="8"/></text:p>
            <text:p><text:s text:c="8"/></text:p>
            <text:p><text:s text:c="8"/></text:p>
            <text:p><text:s text:c="12"/>Stanley Johnson (strained right hip flexor) is now listed as questionable for Saturday's game vs. Houston.</text:p>
            <text:p><text:s text:c="8"/></text:p>
            <text:p><text:s text:c="8"/></text:p>
            <text:p><text:s text:c="13"/>Johnson was initially listed as doubtful, so this represents an upgrade. On Friday, it was reported that Johnson would be a game-time decision. We should get final confirmation, one way or the other, when coach Stan Van Gundy meets with reporters pregame. However, with Avery Bradley now back, and Reggie Bullock and Luke Kennard playing well, Johnson will have a tough time earning consistent minutes even when he is fully healthy.</text:p>
            <text:p><text:s text:c="8"/></text:p>
            <text:p><text:s text:c="8"/></text:p>
            <text:p><text:s text:c="13"/></text:p>
            <text:p><text:s text:c="14"/></text:p>
            <text:p><text:s text:c="13"/>Source: NBA.com <text:s text:c="42"/>Jan 6 - 11:3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on Simmons</text:p>
            <text:p><text:s text:c="17"/></text:p>
            <text:p><text:s text:c="17"/></text:p>
            <text:p><text:s text:c="22"/>- G/F - <text:s/>Magic</text:p>
            <text:p><text:s text:c="16"/></text:p>
            <text:p><text:s text:c="17"/></text:p>
            <text:p><text:s text:c="12"/></text:p>
            <text:p><text:s text:c="8"/></text:p>
            <text:p><text:s text:c="8"/></text:p>
            <text:p><text:s text:c="8"/></text:p>
            <text:p><text:s text:c="12"/>Coach Frank Vogel said that Jonathon Simmons will "test his back as tipoff approaches" to determine his availability for Saturday's game vs. Cleveland.</text:p>
            <text:p><text:s text:c="8"/></text:p>
            <text:p><text:s text:c="8"/></text:p>
            <text:p><text:s text:c="13"/>Simmons was unable to finish Wednesday's game vs. Houston and was forced to miss practice on Thursday and Friday due to back spasms. We should have a definitive update on Simmons' status from coach Vogel at approximately 5:30 pm when he addresses the media for his pregame presser. <text:s/>If Simmons is unable to play, Mario Hezonja, Arron Afflalo and Wes Iwundu would likely divvy up additional minutes.</text:p>
            <text:p><text:s text:c="8"/></text:p>
            <text:p><text:s text:c="8"/></text:p>
            <text:p><text:s text:c="13"/></text:p>
            <text:p><text:s text:c="14"/></text:p>
            <text:p><text:s text:c="13"/>Source: Josh Robbins on Twitter <text:s text:c="26"/>Jan 6 - 11:2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uri Markkanen</text:p>
            <text:p><text:s text:c="17"/></text:p>
            <text:p><text:s text:c="17"/></text:p>
            <text:p><text:s text:c="22"/>- F - <text:s/>Bulls</text:p>
            <text:p><text:s text:c="16"/></text:p>
            <text:p><text:s text:c="17"/></text:p>
            <text:p><text:s text:c="12"/></text:p>
            <text:p><text:s text:c="8"/></text:p>
            <text:p><text:s text:c="8"/></text:p>
            <text:p><text:s text:c="8"/></text:p>
            <text:p><text:s text:c="12"/>Dirk Nowitzki offered high praise for Lauri Markkanen after the Bulls beat the Mavs on Friday.</text:p>
            <text:p><text:s text:c="8"/></text:p>
            <text:p><text:s text:c="8"/></text:p>
            <text:p><text:s text:c="13"/>Markkanen had another solid game on Friday, finishing with 16 points and nine boards. Dirk walked away impressed. "I didn't know he was really that athletic," said Nowitzki. "I mean, he shoots it easy, can move his feet, can play above the rim. He's going to be great for a long, long time." Over the Bulls last five games, Markkanen is averaging 20.0 points, 9.0 rebounds and 3.2 treys, while shooting 55.2 percent from the floor and 45.7 percent from downtown.</text:p>
            <text:p><text:s text:c="8"/></text:p>
            <text:p><text:s text:c="8"/></text:p>
            <text:p><text:s text:c="13"/></text:p>
            <text:p><text:s text:c="14"/></text:p>
            <text:p><text:s text:c="13"/>Source: ESPN.com <text:s text:c="41"/>Jan 6 - 11:1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hem Birch</text:p>
            <text:p><text:s text:c="17"/></text:p>
            <text:p><text:s text:c="17"/></text:p>
            <text:p><text:s text:c="22"/>- F - <text:s/>Magic</text:p>
            <text:p><text:s text:c="16"/></text:p>
            <text:p><text:s text:c="17"/></text:p>
            <text:p><text:s text:c="12"/></text:p>
            <text:p><text:s text:c="8"/></text:p>
            <text:p><text:s text:c="8"/></text:p>
            <text:p><text:s text:c="8"/></text:p>
            <text:p><text:s text:c="12"/>The Magic assigned Khem Birch to the G-League on Friday.</text:p>
            <text:p><text:s text:c="8"/></text:p>
            <text:p><text:s text:c="8"/></text:p>
            <text:p><text:s text:c="13"/>Birch has appeared in just six games for Orlando this season, averaging only 3.3 minutes.</text:p>
            <text:p><text:s text:c="8"/></text:p>
            <text:p><text:s text:c="8"/></text:p>
            <text:p><text:s text:c="13"/></text:p>
            <text:p><text:s text:c="14"/></text:p>
            <text:p><text:s text:c="13"/>Source: Magic PR on Twitter <text:s text:c="30"/>Jan 6 - 10:3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orman Powell</text:p>
            <text:p><text:s text:c="17"/></text:p>
            <text:p><text:s text:c="17"/></text:p>
            <text:p><text:s text:c="22"/>- G/F - <text:s/>Raptors</text:p>
            <text:p><text:s text:c="16"/></text:p>
            <text:p><text:s text:c="17"/></text:p>
            <text:p><text:s text:c="12"/></text:p>
            <text:p><text:s text:c="8"/></text:p>
            <text:p><text:s text:c="8"/></text:p>
            <text:p><text:s text:c="8"/></text:p>
            <text:p><text:s text:c="12"/>Coach Dwane Casey said he would like to play Norman Powell more minutes, but Powell needs to take advantage of opportunities when he does play.</text:p>
            <text:p><text:s text:c="8"/></text:p>
            <text:p><text:s text:c="8"/></text:p>
            <text:p><text:s text:c="13"/>Powell has played more than 12 minutes just once over the Raptors last eight games and is averaging only 2.9 points and 1.1 rebounds in 10.3 minutes over that stretch. "It’s one of those situations you want to play everybody, but it’s almost impossible," coach Dwane Casey said. "What he’s got to do is be professional and stay ready for his opportunity." Powell should be left on waivers in standard leagues until he earns consistent minutes.</text:p>
            <text:p><text:s text:c="8"/></text:p>
            <text:p><text:s text:c="8"/></text:p>
            <text:p><text:s text:c="13"/></text:p>
            <text:p><text:s text:c="14"/></text:p>
            <text:p><text:s text:c="13"/>Source: Toronto Star <text:s text:c="37"/>Jan 6 - 10:3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van Rabb</text:p>
            <text:p><text:s text:c="17"/></text:p>
            <text:p><text:s text:c="17"/></text:p>
            <text:p><text:s text:c="22"/>- F - <text:s/>Grizzlies</text:p>
            <text:p><text:s text:c="16"/></text:p>
            <text:p><text:s text:c="17"/></text:p>
            <text:p><text:s text:c="12"/></text:p>
            <text:p><text:s text:c="8"/></text:p>
            <text:p><text:s text:c="8"/></text:p>
            <text:p><text:s text:c="8"/></text:p>
            <text:p><text:s text:c="12"/>The Grizzlies have recalled Ivan Rabb from their G-League affiliate.</text:p>
            <text:p><text:s text:c="8"/></text:p>
            <text:p><text:s text:c="8"/></text:p>
            <text:p><text:s text:c="13"/>Rabb has appeared in 18 G-League games this season and has averaged 15.2 points, 9.4 rebounds, 2.1 assists and 1.7 blocks in 27.9 minutes, but is not a part of the Grizzlies rotation.</text:p>
            <text:p><text:s text:c="8"/></text:p>
            <text:p><text:s text:c="8"/></text:p>
            <text:p><text:s text:c="13"/></text:p>
            <text:p><text:s text:c="14"/></text:p>
            <text:p><text:s text:c="13"/>Source: NBA.com <text:s text:c="42"/>Jan 6 - 10:0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Young</text:p>
            <text:p><text:s text:c="17"/></text:p>
            <text:p><text:s text:c="17"/></text:p>
            <text:p><text:s text:c="22"/>- F - <text:s/>76ers</text:p>
            <text:p><text:s text:c="16"/></text:p>
            <text:p><text:s text:c="17"/></text:p>
            <text:p><text:s text:c="12"/></text:p>
            <text:p><text:s text:c="8"/></text:p>
            <text:p><text:s text:c="8"/></text:p>
            <text:p><text:s text:c="8"/></text:p>
            <text:p><text:s text:c="12"/>The Sixers have signed F James Young to a two-way contract.</text:p>
            <text:p><text:s text:c="8"/></text:p>
            <text:p><text:s text:c="8"/></text:p>
            <text:p><text:s text:c="13"/>Young was selected 17th overall by the Celtics in the 2014 draft but never lived up to expectations in Boston. He played 20 games for the Wisconsin Herd, the G League affiliate of the Milwaukee Bucks, this season and averaged 22.3 points and 5.7 rebounds.</text:p>
            <text:p><text:s text:c="8"/></text:p>
            <text:p><text:s text:c="8"/></text:p>
            <text:p><text:s text:c="13"/></text:p>
            <text:p><text:s text:c="14"/></text:p>
            <text:p><text:s text:c="13"/>Source: NBA.com <text:s text:c="42"/>Jan 6 - 9:4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 Horford</text:p>
            <text:p><text:s text:c="17"/></text:p>
            <text:p><text:s text:c="17"/></text:p>
            <text:p><text:s text:c="22"/>- F/C - <text:s/>Celtics</text:p>
            <text:p><text:s text:c="16"/></text:p>
            <text:p><text:s text:c="17"/></text:p>
            <text:p><text:s text:c="12"/></text:p>
            <text:p><text:s text:c="8"/></text:p>
            <text:p><text:s text:c="8"/></text:p>
            <text:p><text:s text:c="8"/></text:p>
            <text:p><text:s text:c="12"/>Al Horford missed part of the second quarter due to knee soreness on Friday night, but returned to the game and said afterward that he felt "good about playing [Saturday]."</text:p>
            <text:p><text:s text:c="8"/></text:p>
            <text:p><text:s text:c="8"/></text:p>
            <text:p><text:s text:c="13"/>Horford finished with seven points, five rebounds, eight assists, one steal, one block and one 3-pointer in 31 minutes in the C's victory over Minnesota. We'll be on the lookout for an update Saturday morning, but Horford is expected to start and log his normal minutes Saturday night vs. the Nets.</text:p>
            <text:p><text:s text:c="8"/></text:p>
            <text:p><text:s text:c="8"/></text:p>
            <text:p><text:s text:c="13"/></text:p>
            <text:p><text:s text:c="14"/></text:p>
            <text:p><text:s text:c="13"/>Source: Mark Murphy on Twitter <text:s text:c="27"/>Jan 6 - 9:3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ctor Oladipo</text:p>
            <text:p><text:s text:c="17"/></text:p>
            <text:p><text:s text:c="17"/></text:p>
            <text:p><text:s text:c="22"/>- G - <text:s/>Pacers</text:p>
            <text:p><text:s text:c="16"/></text:p>
            <text:p><text:s text:c="17"/></text:p>
            <text:p><text:s text:c="12"/></text:p>
            <text:p><text:s text:c="8"/></text:p>
            <text:p><text:s text:c="8"/></text:p>
            <text:p><text:s text:c="8"/></text:p>
            <text:p><text:s text:c="12"/>Victor Oladipo (sore right knee) remains a game-time decision for Saturday's matchup vs. Chicago.</text:p>
            <text:p><text:s text:c="8"/></text:p>
            <text:p><text:s text:c="8"/></text:p>
            <text:p><text:s text:c="13"/>Oladipo was able to practice for the first time in 10 days on Thursday and was then able to practice again on Friday. 'Dipo has expressed confidence that he'll be cleared to play. "I'm looking forward to Saturday," he said. "Feels like I ain't played in forever. It's going to be fun." We should get final word at around 5:30 pm, when coach Nate McMillan addresses the media before the game.</text:p>
            <text:p><text:s text:c="8"/></text:p>
            <text:p><text:s text:c="8"/></text:p>
            <text:p><text:s text:c="13"/></text:p>
            <text:p><text:s text:c="14"/></text:p>
            <text:p><text:s text:c="13"/>Source: NBA.com <text:s text:c="42"/>Jan 6 - 9:2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tto Porter</text:p>
            <text:p><text:s text:c="17"/></text:p>
            <text:p><text:s text:c="17"/></text:p>
            <text:p><text:s text:c="22"/>- F - <text:s/>Wizards</text:p>
            <text:p><text:s text:c="16"/></text:p>
            <text:p><text:s text:c="17"/></text:p>
            <text:p><text:s text:c="12"/></text:p>
            <text:p><text:s text:c="8"/></text:p>
            <text:p><text:s text:c="8"/></text:p>
            <text:p><text:s text:c="8"/></text:p>
            <text:p><text:s text:c="12"/>Otto Porter (back) said "I don't know" when asked if he thought he would be able to play Saturday vs. Milwaukee.</text:p>
            <text:p><text:s text:c="8"/></text:p>
            <text:p><text:s text:c="8"/></text:p>
            <text:p><text:s text:c="13"/>Porter sat out the entire fourth quarter of the Wizards wins over the Grizzlies on Friday night after his back tightened up late in the third quarter. Porter finished with just two points in 27 minutes on Friday. With Saturday being the second night of a back-to-back, the Wiz may choose to err on the side of caution and rest him. We should get an update early on Saturday. If Porter can't play, <text:s/>Kelly Oubre would likely draw the start.</text:p>
            <text:p><text:s text:c="8"/></text:p>
            <text:p><text:s text:c="8"/></text:p>
            <text:p><text:s text:c="13"/>Related: Kelly Oubre</text:p>
            <text:p><text:s text:c="14"/></text:p>
            <text:p><text:s text:c="13"/>Source: Candace Parker on Twitter <text:s text:c="24"/>Jan 6 - 9:2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Farouq Aminu</text:p>
            <text:p><text:s text:c="17"/></text:p>
            <text:p><text:s text:c="17"/></text:p>
            <text:p><text:s text:c="22"/>- F - <text:s/>Trail Blazers</text:p>
            <text:p><text:s text:c="16"/></text:p>
            <text:p><text:s text:c="17"/></text:p>
            <text:p><text:s text:c="12"/></text:p>
            <text:p><text:s text:c="8"/></text:p>
            <text:p><text:s text:c="8"/></text:p>
            <text:p><text:s text:c="8"/></text:p>
            <text:p><text:s text:c="12"/>Al-Farouq Aminu scored 14 points on 5-of-10 shooting vs. the Hawks on Friday, adding four rebounds, three assists, one block and one triple in 28 minutes.</text:p>
            <text:p><text:s text:c="8"/></text:p>
            <text:p><text:s text:c="8"/></text:p>
            <text:p><text:s text:c="13"/>He's had some big games, but he's had a lot of duds as well. He's hard to rely on in most leagues, but he's played 28+ minutes in five straight with averages of 10.6 points, 7.0 rebounds, 1.8 assists, 0.8 steals and 1.6 triples in that span. There's probably a player with more upside on your wire.</text:p>
            <text:p><text:s text:c="8"/></text:p>
            <text:p><text:s text:c="8"/></text:p>
            <text:p><text:s text:c="13"/></text:p>
            <text:p><text:s text:c="14"/></text:p>
            <text:p><text:s text:c="13"/>Jan 6 - 2:0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entavious Caldwell-Pope</text:p>
            <text:p><text:s text:c="17"/></text:p>
            <text:p><text:s text:c="17"/></text:p>
            <text:p><text:s text:c="22"/>- G - <text:s/>Lakers</text:p>
            <text:p><text:s text:c="16"/></text:p>
            <text:p><text:s text:c="17"/></text:p>
            <text:p><text:s text:c="12"/></text:p>
            <text:p><text:s text:c="8"/></text:p>
            <text:p><text:s text:c="8"/></text:p>
            <text:p><text:s text:c="8"/></text:p>
            <text:p><text:s text:c="12"/>Kentavious Caldwell-Pope finished scoreless in Friday's 108-94 loss against the Hornets in 20 minutes.</text:p>
            <text:p><text:s text:c="8"/></text:p>
            <text:p><text:s text:c="8"/></text:p>
            <text:p><text:s text:c="13"/>KCP was a dismal 0-of-3 from the field (all from behind the perimeter) while posting just one steal and one turnover. It was a far cry from his solid 12-point, six-rebound effort last time out against the Thunder. He isn't allowed to travel outside of the state of California due to his legal issues, so it's a good thing the team has three more games at home through Jan. 11. He'll try to get back on track Sunday against the visiting Hawks.</text:p>
            <text:p><text:s text:c="8"/></text:p>
            <text:p><text:s text:c="8"/></text:p>
            <text:p><text:s text:c="13"/></text:p>
            <text:p><text:s text:c="14"/></text:p>
            <text:p><text:s text:c="13"/>Jan 6 - 2:0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lius Randle</text:p>
            <text:p><text:s text:c="17"/></text:p>
            <text:p><text:s text:c="17"/></text:p>
            <text:p><text:s text:c="22"/>- F/C - <text:s/>Lakers</text:p>
            <text:p><text:s text:c="16"/></text:p>
            <text:p><text:s text:c="17"/></text:p>
            <text:p><text:s text:c="12"/></text:p>
            <text:p><text:s text:c="8"/></text:p>
            <text:p><text:s text:c="8"/></text:p>
            <text:p><text:s text:c="8"/></text:p>
            <text:p><text:s text:c="12"/>Julius Randle scored 15 points while pulling down 10 rebounds over 28 minutes in Friday's 108-94 loss against the Hornets.</text:p>
            <text:p><text:s text:c="8"/></text:p>
            <text:p><text:s text:c="8"/></text:p>
            <text:p><text:s text:c="13"/>Randle was a solid 5-of-9 from the field and 5-of-5 from the free-throw line in this one. He is enjoying his most successful run of the season, going for double-doubles in three of the past four outings while averaging 17.0 points and 10.4 rebounds during the impressive stretch.</text:p>
            <text:p><text:s text:c="8"/></text:p>
            <text:p><text:s text:c="8"/></text:p>
            <text:p><text:s text:c="13"/></text:p>
            <text:p><text:s text:c="14"/></text:p>
            <text:p><text:s text:c="13"/>Jan 6 - 1:5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uzma</text:p>
            <text:p><text:s text:c="17"/></text:p>
            <text:p><text:s text:c="17"/></text:p>
            <text:p><text:s text:c="22"/>- F - <text:s/>Lakers</text:p>
            <text:p><text:s text:c="16"/></text:p>
            <text:p><text:s text:c="17"/></text:p>
            <text:p><text:s text:c="12"/></text:p>
            <text:p><text:s text:c="8"/></text:p>
            <text:p><text:s text:c="8"/></text:p>
            <text:p><text:s text:c="8"/></text:p>
            <text:p><text:s text:c="12"/>Kyle Kuzma finished with four points on just 2-of-14 shooting across 26 minutes in Friday's 108-94 loss against the Hornets.</text:p>
            <text:p><text:s text:c="8"/></text:p>
            <text:p><text:s text:c="8"/></text:p>
            <text:p><text:s text:c="13"/>Kuzma was back to the bench, but he certainly didn't look like the super-sub we've seen in the past. His shot was way off, including 0-of-6 from behind the 3-point line. "I just need to get back to playing hard. Not really playing that hard right now. We’re playing like garbage. It’s something I need to address and fix," Kuzma said. He'll fight through and get acclimated to coming off the bench after a nice run in the starting five. And regardless if he is a starter or reserve, he'll log plenty of minutes.</text:p>
            <text:p><text:s text:c="8"/></text:p>
            <text:p><text:s text:c="8"/></text:p>
            <text:p><text:s text:c="13"/></text:p>
            <text:p><text:s text:c="14"/></text:p>
            <text:p><text:s text:c="13"/>Source: Bill Oram on Twitter <text:s text:c="29"/>Jan 6 - 1:5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al Murray</text:p>
            <text:p><text:s text:c="17"/></text:p>
            <text:p><text:s text:c="17"/></text:p>
            <text:p><text:s text:c="22"/>- G - <text:s/>Nuggets</text:p>
            <text:p><text:s text:c="16"/></text:p>
            <text:p><text:s text:c="17"/></text:p>
            <text:p><text:s text:c="12"/></text:p>
            <text:p><text:s text:c="8"/></text:p>
            <text:p><text:s text:c="8"/></text:p>
            <text:p><text:s text:c="8"/></text:p>
            <text:p><text:s text:c="12"/>Jamal Murray got hot during a 99-91 win over the Jazz on Friday, making 9-of-13 from the field for 26 points with six rebounds, three assists and six 3-pointers.</text:p>
            <text:p><text:s text:c="8"/></text:p>
            <text:p><text:s text:c="8"/></text:p>
            <text:p><text:s text:c="13"/>He made both free throws to give him a pristine 93.7 TS%. Murray has been one of the most efficient young scorers in the NBA lately with his 63.2 TS% on a 23.8 usage rate over his last 13. To put that in perspective, no other qualifier under 22 years old can even hit 60 TS% and a 20 usage rate over the last 13 games. He's been the 17th-ranked player in nine-category leagues since Dec. 1, so congrats to all who held on after his rocky start to hit the bullseye on the Blue Arrow.</text:p>
            <text:p><text:s text:c="8"/></text:p>
            <text:p><text:s text:c="8"/></text:p>
            <text:p><text:s text:c="13"/></text:p>
            <text:p><text:s text:c="14"/></text:p>
            <text:p><text:s text:c="13"/>Jan 6 - 1:5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Lonzo Ball (shoulder) returned to the lineup Friday against the Hornets, finishing with 11 points, five assists, four rebounds and two steals over 27 minutes.</text:p>
            <text:p><text:s text:c="8"/></text:p>
            <text:p><text:s text:c="8"/></text:p>
            <text:p><text:s text:c="13"/>Ball was seeing his first action since Dec. 23 after battling a sprained left shoulder. He looked to be a little rusty, hitting 4-of-8 from the field, including 3-of-7 from behind the arc, and he turned in a game-worst minus-24 rating. But he is back and as such, you need to get him back into the active fantasy lineup.</text:p>
            <text:p><text:s text:c="8"/></text:p>
            <text:p><text:s text:c="8"/></text:p>
            <text:p><text:s text:c="13"/></text:p>
            <text:p><text:s text:c="14"/></text:p>
            <text:p><text:s text:c="13"/>Jan 6 - 1:5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ndon Ingram</text:p>
            <text:p><text:s text:c="17"/></text:p>
            <text:p><text:s text:c="17"/></text:p>
            <text:p><text:s text:c="22"/>- F - <text:s/>Lakers</text:p>
            <text:p><text:s text:c="16"/></text:p>
            <text:p><text:s text:c="17"/></text:p>
            <text:p><text:s text:c="12"/></text:p>
            <text:p><text:s text:c="8"/></text:p>
            <text:p><text:s text:c="8"/></text:p>
            <text:p><text:s text:c="8"/></text:p>
            <text:p><text:s text:c="12"/>Brandon Ingram was good for 22 points, 14 rebounds and four assists across 36 minutes in Friday's 108-94 home loss against the Hornets.</text:p>
            <text:p><text:s text:c="8"/></text:p>
            <text:p><text:s text:c="8"/></text:p>
            <text:p><text:s text:c="13"/>The Lakers didn't have a very good game as a team, but Ingram certainly did his part. He was an efficient 10-of-18 from the field while going 1-of-1 from the free-throw stripe while turning over just three times. It was a nice bounce-back game after posting just seven points on 3-of-9 shooting last time out against OKC. It was also his first double-double since Nov. 15 against Philly.</text:p>
            <text:p><text:s text:c="8"/></text:p>
            <text:p><text:s text:c="8"/></text:p>
            <text:p><text:s text:c="13"/></text:p>
            <text:p><text:s text:c="14"/></text:p>
            <text:p><text:s text:c="13"/>Jan 6 - 1:5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remy Lamb</text:p>
            <text:p><text:s text:c="17"/></text:p>
            <text:p><text:s text:c="17"/></text:p>
            <text:p><text:s text:c="22"/>- G/F - <text:s/>Hornets</text:p>
            <text:p><text:s text:c="16"/></text:p>
            <text:p><text:s text:c="17"/></text:p>
            <text:p><text:s text:c="12"/></text:p>
            <text:p><text:s text:c="8"/></text:p>
            <text:p><text:s text:c="8"/></text:p>
            <text:p><text:s text:c="8"/></text:p>
            <text:p><text:s text:c="12"/>Jeremy Lamb posted 17 points with five rebounds, an assist and a steal across 26 minutes off the bench against the Lakers on Friday.</text:p>
            <text:p><text:s text:c="8"/></text:p>
            <text:p><text:s text:c="8"/></text:p>
            <text:p><text:s text:c="13"/>Lamb had a respectable 7-of-13 shooting night, including 2-of-6 from behind the arc, while posting a plus-12 rating with just one turnover. He was a huge part of the team's 3-1 west-coast road trip, averaging 14.0 points, 4.3 rebounds, 3.0 assists and 2.0 steals per game over the past four outings. Still, he remains more of a low-end fantasy asset until further notice.</text:p>
            <text:p><text:s text:c="8"/></text:p>
            <text:p><text:s text:c="8"/></text:p>
            <text:p><text:s text:c="13"/></text:p>
            <text:p><text:s text:c="14"/></text:p>
            <text:p><text:s text:c="13"/>Jan 6 - 1:4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d Davis</text:p>
            <text:p><text:s text:c="17"/></text:p>
            <text:p><text:s text:c="17"/></text:p>
            <text:p><text:s text:c="22"/>- F/C - <text:s/>Trail Blazers</text:p>
            <text:p><text:s text:c="16"/></text:p>
            <text:p><text:s text:c="17"/></text:p>
            <text:p><text:s text:c="12"/></text:p>
            <text:p><text:s text:c="8"/></text:p>
            <text:p><text:s text:c="8"/></text:p>
            <text:p><text:s text:c="8"/></text:p>
            <text:p><text:s text:c="12"/>Ed Davis matched his season-high with 12 points against the Hawks on Friday, hitting 5-of-6 shots and 2-of-2 free throws in 18 minutes.</text:p>
            <text:p><text:s text:c="8"/></text:p>
            <text:p><text:s text:c="8"/></text:p>
            <text:p><text:s text:c="13"/>He made the most of his limited minutes with five rebounds, one assist, one block and one steal. Davis hasn't been worth owning in 12-team leagues for a while and he's not a great handcuff for Jusuf Nurkic's owners either because Portland has been giving rookie Zach Collins more run lately.</text:p>
            <text:p><text:s text:c="8"/></text:p>
            <text:p><text:s text:c="8"/></text:p>
            <text:p><text:s text:c="13"/></text:p>
            <text:p><text:s text:c="14"/></text:p>
            <text:p><text:s text:c="13"/>Jan 6 - 1:4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ight Howard</text:p>
            <text:p><text:s text:c="17"/></text:p>
            <text:p><text:s text:c="17"/></text:p>
            <text:p><text:s text:c="22"/>- C - <text:s/>Hornets</text:p>
            <text:p><text:s text:c="16"/></text:p>
            <text:p><text:s text:c="17"/></text:p>
            <text:p><text:s text:c="12"/></text:p>
            <text:p><text:s text:c="8"/></text:p>
            <text:p><text:s text:c="8"/></text:p>
            <text:p><text:s text:c="8"/></text:p>
            <text:p><text:s text:c="12"/>Dwight Howard scored 15 points to go along with 10 rebounds and two blocked shots in Friday's 108-94 win against the Lakers, his former team.</text:p>
            <text:p><text:s text:c="8"/></text:p>
            <text:p><text:s text:c="8"/></text:p>
            <text:p><text:s text:c="13"/>Howard was showered with boos in his return to Staples Center, a tradition by L.A. fans since he left after his only season with the Lakers in 2013 to join the Houston Rockets via free agency. Perhaps the fans are salty because the Lakers haven't made the playoffs since Howard left them.</text:p>
            <text:p><text:s text:c="8"/></text:p>
            <text:p><text:s text:c="8"/></text:p>
            <text:p><text:s text:c="13"/></text:p>
            <text:p><text:s text:c="14"/></text:p>
            <text:p><text:s text:c="13"/>Jan 6 - 1:4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Jokic</text:p>
            <text:p><text:s text:c="17"/></text:p>
            <text:p><text:s text:c="17"/></text:p>
            <text:p><text:s text:c="22"/>- F/C - <text:s/>Nuggets</text:p>
            <text:p><text:s text:c="16"/></text:p>
            <text:p><text:s text:c="17"/></text:p>
            <text:p><text:s text:c="12"/></text:p>
            <text:p><text:s text:c="8"/></text:p>
            <text:p><text:s text:c="8"/></text:p>
            <text:p><text:s text:c="8"/></text:p>
            <text:p><text:s text:c="12"/>Nikola Jokic scored eight points with 10 rebounds, four assists, one steal and one 3-pointer in 32 minutes against the Jazz on Friday.</text:p>
            <text:p><text:s text:c="8"/></text:p>
            <text:p><text:s text:c="8"/></text:p>
            <text:p><text:s text:c="13"/>This is probably about as cold as he's going to get over a five-game span, averaging just 15.2 points, 9.6 boards, 5.4 assists, 1.4 steals, 0.8 blocks and 1.0 treys on 38.9 percent from the field. That's still pretty solid besides the low FG%, so there's little reason to worry about Jokic being a first-round property going forward.</text:p>
            <text:p><text:s text:c="8"/></text:p>
            <text:p><text:s text:c="8"/></text:p>
            <text:p><text:s text:c="13"/></text:p>
            <text:p><text:s text:c="14"/></text:p>
            <text:p><text:s text:c="13"/>Jan 6 - 1:3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Kidd-Gilchrist</text:p>
            <text:p><text:s text:c="17"/></text:p>
            <text:p><text:s text:c="17"/></text:p>
            <text:p><text:s text:c="22"/>- F - <text:s/>Hornets</text:p>
            <text:p><text:s text:c="16"/></text:p>
            <text:p><text:s text:c="17"/></text:p>
            <text:p><text:s text:c="12"/></text:p>
            <text:p><text:s text:c="8"/></text:p>
            <text:p><text:s text:c="8"/></text:p>
            <text:p><text:s text:c="8"/></text:p>
            <text:p><text:s text:c="12"/>Michael Kidd-Gilchrist finished with 13 points, eight rebounds, two assist and a steal across 22 minutes in Friday's 108-94 road win against the Lakers.</text:p>
            <text:p><text:s text:c="8"/></text:p>
            <text:p><text:s text:c="8"/></text:p>
            <text:p><text:s text:c="13"/>MKG is enjoying one of his better runs of the season, posting double-digit point totals in four of his past five outings. He is averaging 10.8 points, 4.8 rebounds and 1.8 assists over his past five outings while hitting a respectable 53.7 percent (22-of-41) from the field. He'll look to keep it rolling when play resumes Wednesday against Dallas.</text:p>
            <text:p><text:s text:c="8"/></text:p>
            <text:p><text:s text:c="8"/></text:p>
            <text:p><text:s text:c="13"/></text:p>
            <text:p><text:s text:c="14"/></text:p>
            <text:p><text:s text:c="13"/>Jan 6 - 1:3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son Plumlee</text:p>
            <text:p><text:s text:c="17"/></text:p>
            <text:p><text:s text:c="17"/></text:p>
            <text:p><text:s text:c="22"/>- C - <text:s/>Nuggets</text:p>
            <text:p><text:s text:c="16"/></text:p>
            <text:p><text:s text:c="17"/></text:p>
            <text:p><text:s text:c="12"/></text:p>
            <text:p><text:s text:c="8"/></text:p>
            <text:p><text:s text:c="8"/></text:p>
            <text:p><text:s text:c="8"/></text:p>
            <text:p><text:s text:c="12"/>Mason Plumlee scored nine points with five rebounds, three assists, one block and one steal in 17 minutes against the Jazz on Friday.</text:p>
            <text:p><text:s text:c="8"/></text:p>
            <text:p><text:s text:c="8"/></text:p>
            <text:p><text:s text:c="13"/>Trey Lyles was just too good today, but Plumlee's numbers are really falling off. He'll probably continue to start, but he's a fairly obvious drop candidate in most leagues.</text:p>
            <text:p><text:s text:c="8"/></text:p>
            <text:p><text:s text:c="8"/></text:p>
            <text:p><text:s text:c="13"/></text:p>
            <text:p><text:s text:c="14"/></text:p>
            <text:p><text:s text:c="13"/>Jan 6 - 1:3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y Lyles</text:p>
            <text:p><text:s text:c="17"/></text:p>
            <text:p><text:s text:c="17"/></text:p>
            <text:p><text:s text:c="22"/>- F - <text:s/>Nuggets</text:p>
            <text:p><text:s text:c="16"/></text:p>
            <text:p><text:s text:c="17"/></text:p>
            <text:p><text:s text:c="12"/></text:p>
            <text:p><text:s text:c="8"/></text:p>
            <text:p><text:s text:c="8"/></text:p>
            <text:p><text:s text:c="8"/></text:p>
            <text:p><text:s text:c="12"/>Trey Lyles destroyed his former team with a career-high 26 points in a win over the Jazz on Friday, adding seven rebounds, one assists, two steals, no turnovers and four 3-pointers in 28 minutes.</text:p>
            <text:p><text:s text:c="8"/></text:p>
            <text:p><text:s text:c="8"/></text:p>
            <text:p><text:s text:c="13"/>Revenge game! Lyles was viewed as a high-skill forward after his time as a point guard in high school, and now it looks like he's finally coming of age. Lyles' interior game has been helpful to open up his 3-point shooting, and today his back-to-the-basket offense was on display. Make it 10 straight with double-digit scoring with Lyles' rebounding numbers on the rise, too. He should be owned in standard leagues and this is another example of how you can't totally write off younger lottery picks.</text:p>
            <text:p><text:s text:c="8"/></text:p>
            <text:p><text:s text:c="8"/></text:p>
            <text:p><text:s text:c="13"/></text:p>
            <text:p><text:s text:c="14"/></text:p>
            <text:p><text:s text:c="13"/>Jan 6 - 1:3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scored 14 points in an easy 110-89 win over the Hawks on Friday, hitting 6-of-15 shots in 29 minutes.</text:p>
            <text:p><text:s text:c="8"/></text:p>
            <text:p><text:s text:c="8"/></text:p>
            <text:p><text:s text:c="13"/>Don't worry about the low minutes, as the Blazers kept him on the sidelines for the whole fourth quarter due to the lopsided score. He did make several trips to the locker room tonight, but according to the Blazers' broadcast, he was just keeping his calf warm with some light stretching. He led Portland in shot attempts and was aggressive when he was out there, adding six assists, four rebounds, two steals, one block and two triples. He should be fresh and ready to roll on Sunday vs. the Spurs.</text:p>
            <text:p><text:s text:c="8"/></text:p>
            <text:p><text:s text:c="8"/></text:p>
            <text:p><text:s text:c="13"/></text:p>
            <text:p><text:s text:c="14"/></text:p>
            <text:p><text:s text:c="13"/>Jan 6 - 1:3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colas Batum</text:p>
            <text:p><text:s text:c="17"/></text:p>
            <text:p><text:s text:c="17"/></text:p>
            <text:p><text:s text:c="22"/>- G/F - <text:s/>Hornets</text:p>
            <text:p><text:s text:c="16"/></text:p>
            <text:p><text:s text:c="17"/></text:p>
            <text:p><text:s text:c="12"/></text:p>
            <text:p><text:s text:c="8"/></text:p>
            <text:p><text:s text:c="8"/></text:p>
            <text:p><text:s text:c="8"/></text:p>
            <text:p><text:s text:c="12"/>Nicolas Batum ended up with just four points on 2-of-9 shooting in Friday's 108-94 win against the Lakers.</text:p>
            <text:p><text:s text:c="8"/></text:p>
            <text:p><text:s text:c="8"/></text:p>
            <text:p><text:s text:c="13"/>Batum was a dismal 0-of-4 from behind the 3-point line while turning it over twice, but at least he salvaged the stat line with seven assists and three rebounds across his 28 minutes and he ended up sharing the team lead with a plus-15 rating. The normally consistent Batum has been rather erratic this season, and the problems can be traced to his elbow injury. He remains a fantasy must-start, but expect his totals to continue to yo-yo all season.</text:p>
            <text:p><text:s text:c="8"/></text:p>
            <text:p><text:s text:c="8"/></text:p>
            <text:p><text:s text:c="13"/></text:p>
            <text:p><text:s text:c="14"/></text:p>
            <text:p><text:s text:c="13"/>Jan 6 - 1:2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emba Walker</text:p>
            <text:p><text:s text:c="17"/></text:p>
            <text:p><text:s text:c="17"/></text:p>
            <text:p><text:s text:c="22"/>- G - <text:s/>Hornets</text:p>
            <text:p><text:s text:c="16"/></text:p>
            <text:p><text:s text:c="17"/></text:p>
            <text:p><text:s text:c="12"/></text:p>
            <text:p><text:s text:c="8"/></text:p>
            <text:p><text:s text:c="8"/></text:p>
            <text:p><text:s text:c="8"/></text:p>
            <text:p><text:s text:c="12"/>Kemba Walker finished with a team-high 19 points, seven assists, four steals and two rebounds across 30 minutes in Friday's 108-94 road win against the Lakers.</text:p>
            <text:p><text:s text:c="8"/></text:p>
            <text:p><text:s text:c="8"/></text:p>
            <text:p><text:s text:c="13"/>Walker was 8-of-17 from the field, including 3-of-8 from down deep, while turning it over just once and avoiding the ref's whistle with zero personal fouls. He has been under his season scoring average in three of the past four games, but at least he has given fantasy owners 17 assists over his past two games while posting two or more steals in four consecutive outings.</text:p>
            <text:p><text:s text:c="8"/></text:p>
            <text:p><text:s text:c="8"/></text:p>
            <text:p><text:s text:c="13"/></text:p>
            <text:p><text:s text:c="14"/></text:p>
            <text:p><text:s text:c="13"/>Jan 6 - 1:2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 scored 15 points with seven rebounds, five assists, one steal, one block and three 3-pointers in 36 minutes during a 99-91 loss to the Nuggets on Friday.</text:p>
            <text:p><text:s text:c="8"/></text:p>
            <text:p><text:s text:c="8"/></text:p>
            <text:p><text:s text:c="13"/>He continues to just add stats across the board and it seems like a year ago we were talking about how Mitchell was starting his career his usage rate being higher than his eFG%. That's not the case these days with Mitchell posting a 61.5 TS% on a 25.2 usage rate over his last six outings. He's special.</text:p>
            <text:p><text:s text:c="8"/></text:p>
            <text:p><text:s text:c="8"/></text:p>
            <text:p><text:s text:c="13"/></text:p>
            <text:p><text:s text:c="14"/></text:p>
            <text:p><text:s text:c="13"/>Jan 6 - 1:2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Collins</text:p>
            <text:p><text:s text:c="17"/></text:p>
            <text:p><text:s text:c="17"/></text:p>
            <text:p><text:s text:c="22"/>- F - <text:s/>Hawks</text:p>
            <text:p><text:s text:c="16"/></text:p>
            <text:p><text:s text:c="17"/></text:p>
            <text:p><text:s text:c="12"/></text:p>
            <text:p><text:s text:c="8"/></text:p>
            <text:p><text:s text:c="8"/></text:p>
            <text:p><text:s text:c="8"/></text:p>
            <text:p><text:s text:c="12"/>John Collins had another quiet evening on Friday vs. the Blazers, scoring seven points (1-of-5 FGs, 5-of-7 FTs) with five rebounds, one block and two steals in 22 minutes.</text:p>
            <text:p><text:s text:c="8"/></text:p>
            <text:p><text:s text:c="8"/></text:p>
            <text:p><text:s text:c="13"/>He's in a bit of a slump, posting averages of 7.4 points, 7.0 rebounds and 1.6 assists, 1.8 blocks and 1.2 steals in 22.4 minutes over his last five. The Hawks aren't exactly a contender this season, so we still expect them to unleash the rookie at some point as the team continues to rack up lottery balls. He's a high-upside hold.</text:p>
            <text:p><text:s text:c="8"/></text:p>
            <text:p><text:s text:c="8"/></text:p>
            <text:p><text:s text:c="13"/></text:p>
            <text:p><text:s text:c="14"/></text:p>
            <text:p><text:s text:c="13"/>Jan 6 - 1:2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vin Williams</text:p>
            <text:p><text:s text:c="17"/></text:p>
            <text:p><text:s text:c="17"/></text:p>
            <text:p><text:s text:c="22"/>- F - <text:s/>Hornets</text:p>
            <text:p><text:s text:c="16"/></text:p>
            <text:p><text:s text:c="17"/></text:p>
            <text:p><text:s text:c="12"/></text:p>
            <text:p><text:s text:c="8"/></text:p>
            <text:p><text:s text:c="8"/></text:p>
            <text:p><text:s text:c="8"/></text:p>
            <text:p><text:s text:c="12"/>Marvin Williams finished with 16 points, five rebounds and two assists across 18 minutes in Friday's 108-94 road win against the Lakers.</text:p>
            <text:p><text:s text:c="8"/></text:p>
            <text:p><text:s text:c="8"/></text:p>
            <text:p><text:s text:c="13"/>Williams was a very efficient 6-of-9 from the field, including 4-of-6 from behind the 3-point line. He bounced back rather nicely after laying a couple of scoreless eggs to close out the 2017 calendar year. He is averaged 13.0 PPG over the past two games, which is a couple of buckets better than his season average. While he has top-100 fantasy ability, he remains more of a low-end asset despite his status in the starting five.</text:p>
            <text:p><text:s text:c="8"/></text:p>
            <text:p><text:s text:c="8"/></text:p>
            <text:p><text:s text:c="13"/></text:p>
            <text:p><text:s text:c="14"/></text:p>
            <text:p><text:s text:c="13"/>Jan 6 - 1:2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habo Sefolosha</text:p>
            <text:p><text:s text:c="17"/></text:p>
            <text:p><text:s text:c="17"/></text:p>
            <text:p><text:s text:c="22"/>- G/F - <text:s/>Jazz</text:p>
            <text:p><text:s text:c="16"/></text:p>
            <text:p><text:s text:c="17"/></text:p>
            <text:p><text:s text:c="12"/></text:p>
            <text:p><text:s text:c="8"/></text:p>
            <text:p><text:s text:c="8"/></text:p>
            <text:p><text:s text:c="8"/></text:p>
            <text:p><text:s text:c="12"/>Thabo Sefolosha scored 10 points with five rebounds, one assist, one block, two steals and one 3-pointer in 21 minutes in a start against the Nuggets on Friday.</text:p>
            <text:p><text:s text:c="8"/></text:p>
            <text:p><text:s text:c="8"/></text:p>
            <text:p><text:s text:c="13"/>He didn't play in the last game, so Sefolosha and Jonas Jerebko flipped roles today. You'll want to find another situation to attack in fantasy unless you're playing DFS. Thabo gets decent run against stronger wing scorers.</text:p>
            <text:p><text:s text:c="8"/></text:p>
            <text:p><text:s text:c="8"/></text:p>
            <text:p><text:s text:c="13"/></text:p>
            <text:p><text:s text:c="14"/></text:p>
            <text:p><text:s text:c="13"/>Jan 6 - 1:2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icky Rubio</text:p>
            <text:p><text:s text:c="17"/></text:p>
            <text:p><text:s text:c="17"/></text:p>
            <text:p><text:s text:c="22"/>- G - <text:s/>Jazz</text:p>
            <text:p><text:s text:c="16"/></text:p>
            <text:p><text:s text:c="17"/></text:p>
            <text:p><text:s text:c="12"/></text:p>
            <text:p><text:s text:c="8"/></text:p>
            <text:p><text:s text:c="8"/></text:p>
            <text:p><text:s text:c="8"/></text:p>
            <text:p><text:s text:c="12"/>Ricky Rubio scored 15 points on 6-of-9 from the field with five rebounds, two assists, one steal and three 3-pointers in 23 minutes against the Nuggets on Friday.</text:p>
            <text:p><text:s text:c="8"/></text:p>
            <text:p><text:s text:c="8"/></text:p>
            <text:p><text:s text:c="13"/>Hey that's four solid games in a row from a stats perspective. We saw Rubio really turn it on in the second half of last year, so maybe we're in for a repeat. Rubio's turning point last year was around Jan. 7, so maybe he's a week earlier this season.</text:p>
            <text:p><text:s text:c="8"/></text:p>
            <text:p><text:s text:c="8"/></text:p>
            <text:p><text:s text:c="13"/></text:p>
            <text:p><text:s text:c="14"/></text:p>
            <text:p><text:s text:c="13"/>Jan 6 - 1:1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Muscala</text:p>
            <text:p><text:s text:c="17"/></text:p>
            <text:p><text:s text:c="17"/></text:p>
            <text:p><text:s text:c="22"/>- F/C - <text:s/>Hawks</text:p>
            <text:p><text:s text:c="16"/></text:p>
            <text:p><text:s text:c="17"/></text:p>
            <text:p><text:s text:c="12"/></text:p>
            <text:p><text:s text:c="8"/></text:p>
            <text:p><text:s text:c="8"/></text:p>
            <text:p><text:s text:c="8"/></text:p>
            <text:p><text:s text:c="12"/>Mike Muscala (ankle) finally returned to action on Friday vs. the Blazers, playing eight minutes with two rebounds.</text:p>
            <text:p><text:s text:c="8"/></text:p>
            <text:p><text:s text:c="8"/></text:p>
            <text:p><text:s text:c="13"/>Miles Plumlee and John Collins are still sharing the center minutes and Ersan Ilyasova appears to be locked in as the starting PF. Muscala is versatile enough to play both the four and five, but he'll have to leapfrog someone on the depth chart before he's relevant again.</text:p>
            <text:p><text:s text:c="8"/></text:p>
            <text:p><text:s text:c="8"/></text:p>
            <text:p><text:s text:c="13"/></text:p>
            <text:p><text:s text:c="14"/></text:p>
            <text:p><text:s text:c="13"/>Jan 6 - 1:1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s Jerebko</text:p>
            <text:p><text:s text:c="17"/></text:p>
            <text:p><text:s text:c="17"/></text:p>
            <text:p><text:s text:c="22"/>- F - <text:s/>Jazz</text:p>
            <text:p><text:s text:c="16"/></text:p>
            <text:p><text:s text:c="17"/></text:p>
            <text:p><text:s text:c="12"/></text:p>
            <text:p><text:s text:c="8"/></text:p>
            <text:p><text:s text:c="8"/></text:p>
            <text:p><text:s text:c="8"/></text:p>
            <text:p><text:s text:c="12"/>Jonas Jerebko was a DNP-CD on Friday against the Nuggets.</text:p>
            <text:p><text:s text:c="8"/></text:p>
            <text:p><text:s text:c="8"/></text:p>
            <text:p><text:s text:c="13"/>Maybe he'll start the next one, but Jerebko's upside isn't there anyway.</text:p>
            <text:p><text:s text:c="8"/></text:p>
            <text:p><text:s text:c="8"/></text:p>
            <text:p><text:s text:c="13"/></text:p>
            <text:p><text:s text:c="14"/></text:p>
            <text:p><text:s text:c="13"/>Jan 6 - 1:1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Favors</text:p>
            <text:p><text:s text:c="17"/></text:p>
            <text:p><text:s text:c="17"/></text:p>
            <text:p><text:s text:c="22"/>- F/C - <text:s/>Jazz</text:p>
            <text:p><text:s text:c="16"/></text:p>
            <text:p><text:s text:c="17"/></text:p>
            <text:p><text:s text:c="12"/></text:p>
            <text:p><text:s text:c="8"/></text:p>
            <text:p><text:s text:c="8"/></text:p>
            <text:p><text:s text:c="8"/></text:p>
            <text:p><text:s text:c="12"/>Derrick Favors scored 14 points with 10 rebounds, one assist and three blocks in 34 minutes against the Nuggets on Friday.</text:p>
            <text:p><text:s text:c="8"/></text:p>
            <text:p><text:s text:c="8"/></text:p>
            <text:p><text:s text:c="13"/>He continues to play well and he should have another week of strong value while Rudy Gobert is out of the lineup. Favors really fell off when Gobert returned the first time, so hopefully that doesn't happen again.</text:p>
            <text:p><text:s text:c="8"/></text:p>
            <text:p><text:s text:c="8"/></text:p>
            <text:p><text:s text:c="13"/></text:p>
            <text:p><text:s text:c="14"/></text:p>
            <text:p><text:s text:c="13"/>Jan 6 - 1:1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nis Schroder</text:p>
            <text:p><text:s text:c="17"/></text:p>
            <text:p><text:s text:c="17"/></text:p>
            <text:p><text:s text:c="22"/>- G - <text:s/>Hawks</text:p>
            <text:p><text:s text:c="16"/></text:p>
            <text:p><text:s text:c="17"/></text:p>
            <text:p><text:s text:c="12"/></text:p>
            <text:p><text:s text:c="8"/></text:p>
            <text:p><text:s text:c="8"/></text:p>
            <text:p><text:s text:c="8"/></text:p>
            <text:p><text:s text:c="12"/>Dennis Schroder scored 14 points on 5-of-14 shooting with four assists, two rebounds, one steal, one block and one triple in 23 minutes in Friday's 110-89 loss to the Blazers.</text:p>
            <text:p><text:s text:c="8"/></text:p>
            <text:p><text:s text:c="8"/></text:p>
            <text:p><text:s text:c="13"/>No one on the Hawks played particularly well and Ersan Ilyasova led all starters in minutes played with 27. This isn't the first time the Hawks have been blown out this season, so Schroder's owners know the drill. Sunday's game vs. the Lakers should be much closer and Schroder is in a great spot to bounce back with the Lakers allowing the second most fantasy points to PGs this season.</text:p>
            <text:p><text:s text:c="8"/></text:p>
            <text:p><text:s text:c="8"/></text:p>
            <text:p><text:s text:c="13"/></text:p>
            <text:p><text:s text:c="14"/></text:p>
            <text:p><text:s text:c="13"/>Jan 6 - 1:1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dley Beal</text:p>
            <text:p><text:s text:c="17"/></text:p>
            <text:p><text:s text:c="17"/></text:p>
            <text:p><text:s text:c="22"/>- G - <text:s/>Wizards</text:p>
            <text:p><text:s text:c="16"/></text:p>
            <text:p><text:s text:c="17"/></text:p>
            <text:p><text:s text:c="12"/></text:p>
            <text:p><text:s text:c="8"/></text:p>
            <text:p><text:s text:c="8"/></text:p>
            <text:p><text:s text:c="8"/></text:p>
            <text:p><text:s text:c="12"/>Bradley Beal finished with 34 points, five assists, five rebounds and one steal across 38 minutes in Friday's 102-100 victory in Memphis.</text:p>
            <text:p><text:s text:c="8"/></text:p>
            <text:p><text:s text:c="8"/></text:p>
            <text:p><text:s text:c="13"/>The most famous street in Memphis is named Beale Street, but he was the most famous Beal in Grind City on Friday. He finished 9-of-18 from the field, including 5-of-10 from behind the 3-point line, while going a perfect 11-of-11 from the free-throw stripe. Beal continues to produce top-40 fantasy results as he aims for a second consecutive Player of the Week honor.</text:p>
            <text:p><text:s text:c="8"/></text:p>
            <text:p><text:s text:c="8"/></text:p>
            <text:p><text:s text:c="13"/></text:p>
            <text:p><text:s text:c="14"/></text:p>
            <text:p><text:s text:c="13"/>Jan 6 - 1:0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esley Matthews</text:p>
            <text:p><text:s text:c="17"/></text:p>
            <text:p><text:s text:c="17"/></text:p>
            <text:p><text:s text:c="22"/>- G/F - <text:s/>Mavericks</text:p>
            <text:p><text:s text:c="16"/></text:p>
            <text:p><text:s text:c="17"/></text:p>
            <text:p><text:s text:c="12"/></text:p>
            <text:p><text:s text:c="8"/></text:p>
            <text:p><text:s text:c="8"/></text:p>
            <text:p><text:s text:c="8"/></text:p>
            <text:p><text:s text:c="12"/>Wesley Matthews racked up 24 points with five 3-pointers, four rebounds, three assists and one steal in 36 minutes vs. the Bulls on Friday.</text:p>
            <text:p><text:s text:c="8"/></text:p>
            <text:p><text:s text:c="8"/></text:p>
            <text:p><text:s text:c="13"/>Seth Curry (leg) doesn't appear to be close to returning, so Matthews is still locked into heavy minutes for the foreseeable future. He hasn't played fewer than 30 minutes in his last eight games, and he's been much more productive lately with 17.0 points, 3.8 rebounds, 3.6 assists, 1.0 steals and 3.6 triples over his last five games. He's worth owning in standard leagues, but the Mavericks tanking makes us a little nervous for his rest-of-season outlook.</text:p>
            <text:p><text:s text:c="8"/></text:p>
            <text:p><text:s text:c="8"/></text:p>
            <text:p><text:s text:c="13"/></text:p>
            <text:p><text:s text:c="14"/></text:p>
            <text:p><text:s text:c="13"/>Jan 6 - 1:0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kieff Morris</text:p>
            <text:p><text:s text:c="17"/></text:p>
            <text:p><text:s text:c="17"/></text:p>
            <text:p><text:s text:c="22"/>- F - <text:s/>Wizards</text:p>
            <text:p><text:s text:c="16"/></text:p>
            <text:p><text:s text:c="17"/></text:p>
            <text:p><text:s text:c="12"/></text:p>
            <text:p><text:s text:c="8"/></text:p>
            <text:p><text:s text:c="8"/></text:p>
            <text:p><text:s text:c="8"/></text:p>
            <text:p><text:s text:c="12"/>Markieff Morris matched his career-high 17 rebounds against the Grizzlies on Friday, adding 12 points, two blocks and no turnovers in 32 minutes.</text:p>
            <text:p><text:s text:c="8"/></text:p>
            <text:p><text:s text:c="8"/></text:p>
            <text:p><text:s text:c="13"/>Make it three straight games with double-digit boards, which is surprising to see after he had 4.9 boards per game in previous games this season. Morris' minutes are starting to rise again and he's basically played well in six of his last seven games. He should be owned in standard leagues now.</text:p>
            <text:p><text:s text:c="8"/></text:p>
            <text:p><text:s text:c="8"/></text:p>
            <text:p><text:s text:c="13"/></text:p>
            <text:p><text:s text:c="14"/></text:p>
            <text:p><text:s text:c="13"/>Jan 6 - 1:0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in Gortat</text:p>
            <text:p><text:s text:c="17"/></text:p>
            <text:p><text:s text:c="17"/></text:p>
            <text:p><text:s text:c="22"/>- C - <text:s/>Wizards</text:p>
            <text:p><text:s text:c="16"/></text:p>
            <text:p><text:s text:c="17"/></text:p>
            <text:p><text:s text:c="12"/></text:p>
            <text:p><text:s text:c="8"/></text:p>
            <text:p><text:s text:c="8"/></text:p>
            <text:p><text:s text:c="8"/></text:p>
            <text:p><text:s text:c="12"/>Marcin Gortat finished with eight points, five rebounds, two blocked shots and an assist over 27 minutes Friday at Memphis.</text:p>
            <text:p><text:s text:c="8"/></text:p>
            <text:p><text:s text:c="8"/></text:p>
            <text:p><text:s text:c="13"/>Gortat had a pretty decent fantasy line for those in standard formats considering he ended up just 3-of-12 from the field. He was a nightmare for those in rotisserie play, killing field-goal percentage. He'll look to get back on track Saturday, although he'll have to contend with the likes of Giannis Antetokounmpo, John Henson and Thon Maker when the Bucks roll into town.</text:p>
            <text:p><text:s text:c="8"/></text:p>
            <text:p><text:s text:c="8"/></text:p>
            <text:p><text:s text:c="13"/></text:p>
            <text:p><text:s text:c="14"/></text:p>
            <text:p><text:s text:c="13"/>Jan 6 - 12:5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irk Nowitzki</text:p>
            <text:p><text:s text:c="17"/></text:p>
            <text:p><text:s text:c="17"/></text:p>
            <text:p><text:s text:c="22"/>- F/C - <text:s/>Mavericks</text:p>
            <text:p><text:s text:c="16"/></text:p>
            <text:p><text:s text:c="17"/></text:p>
            <text:p><text:s text:c="12"/></text:p>
            <text:p><text:s text:c="8"/></text:p>
            <text:p><text:s text:c="8"/></text:p>
            <text:p><text:s text:c="8"/></text:p>
            <text:p><text:s text:c="12"/>Dirk Nowitzki scored 19 points on an efficient 8-of-11 shooting on Friday vs. the Bulls.</text:p>
            <text:p><text:s text:c="8"/></text:p>
            <text:p><text:s text:c="8"/></text:p>
            <text:p><text:s text:c="13"/>He had four fouls which limited him to 23 minutes, but still had a solid night with three 3-pointers, three rebounds, two assists and one steal. The 39-year-old is exceeding all expectations and has yet to miss a game this season, but the threat of rest and DNPs is only going to grow as the season progresses.</text:p>
            <text:p><text:s text:c="8"/></text:p>
            <text:p><text:s text:c="8"/></text:p>
            <text:p><text:s text:c="13"/></text:p>
            <text:p><text:s text:c="14"/></text:p>
            <text:p><text:s text:c="13"/>Jan 6 - 12:5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ohn Wall</text:p>
            <text:p><text:s text:c="17"/></text:p>
            <text:p><text:s text:c="17"/></text:p>
            <text:p><text:s text:c="22"/>- G - <text:s/>Wizards</text:p>
            <text:p><text:s text:c="16"/></text:p>
            <text:p><text:s text:c="17"/></text:p>
            <text:p><text:s text:c="12"/></text:p>
            <text:p><text:s text:c="8"/></text:p>
            <text:p><text:s text:c="8"/></text:p>
            <text:p><text:s text:c="8"/></text:p>
            <text:p><text:s text:c="12"/>John Wall scored 25 points with three rebounds, nine assists, one block, four steals and three 3-pointers in 36 minutes against the Grizzlies on Friday.</text:p>
            <text:p><text:s text:c="8"/></text:p>
            <text:p><text:s text:c="8"/></text:p>
            <text:p><text:s text:c="13"/>He looks like he's back to start 2018 with two 25/3/9 lines in each of his two games to start this season. In this win, Wall was aggressive as a scorer with three shooting fouls drawn within five feet. He also brought it as a passer with four dimes leading to treys and four to makes at the rim. Maybe he'll heat up after a slow start.</text:p>
            <text:p><text:s text:c="8"/></text:p>
            <text:p><text:s text:c="8"/></text:p>
            <text:p><text:s text:c="13"/></text:p>
            <text:p><text:s text:c="14"/></text:p>
            <text:p><text:s text:c="13"/>Jan 6 - 12:5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ight Powell</text:p>
            <text:p><text:s text:c="17"/></text:p>
            <text:p><text:s text:c="17"/></text:p>
            <text:p><text:s text:c="22"/>- F/C - <text:s/>Mavericks</text:p>
            <text:p><text:s text:c="16"/></text:p>
            <text:p><text:s text:c="17"/></text:p>
            <text:p><text:s text:c="12"/></text:p>
            <text:p><text:s text:c="8"/></text:p>
            <text:p><text:s text:c="8"/></text:p>
            <text:p><text:s text:c="8"/></text:p>
            <text:p><text:s text:c="12"/>Dwight Powell had another strong game on Friday vs. the Bulls, scoring 13 points on a perfect 6-of-6 shooting.</text:p>
            <text:p><text:s text:c="8"/></text:p>
            <text:p><text:s text:c="8"/></text:p>
            <text:p><text:s text:c="13"/>He led all bigs in minutes played with 27, adding two rebounds, one assist, three steals and one turnover before fouling out. This comes on the heels of his big game on Wednesday in which he racked up 21 points with eight rebounds, two assists and one steal in 28 minutes, so he's trending up in a hurry and his rest-of-season outlook is promising on the rebuilding Mavs.</text:p>
            <text:p><text:s text:c="8"/></text:p>
            <text:p><text:s text:c="8"/></text:p>
            <text:p><text:s text:c="13"/></text:p>
            <text:p><text:s text:c="14"/></text:p>
            <text:p><text:s text:c="13"/>Jan 6 - 12:5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lly Oubre</text:p>
            <text:p><text:s text:c="17"/></text:p>
            <text:p><text:s text:c="17"/></text:p>
            <text:p><text:s text:c="22"/>- F - <text:s/>Wizards</text:p>
            <text:p><text:s text:c="16"/></text:p>
            <text:p><text:s text:c="17"/></text:p>
            <text:p><text:s text:c="12"/></text:p>
            <text:p><text:s text:c="8"/></text:p>
            <text:p><text:s text:c="8"/></text:p>
            <text:p><text:s text:c="8"/></text:p>
            <text:p><text:s text:c="12"/>Kelly Oubre scored six points with one rebound and two turnovers in 16 minutes against the Grizzlies on Friday.</text:p>
            <text:p><text:s text:c="8"/></text:p>
            <text:p><text:s text:c="8"/></text:p>
            <text:p><text:s text:c="13"/>While this was a bad game, Oubre could be looking at extended minutes against Giannis Antetokounmpo on Saturday. Give him a look as a possible streamer or as a speculative add until Otto Porter (back) gets the all clear.</text:p>
            <text:p><text:s text:c="8"/></text:p>
            <text:p><text:s text:c="8"/></text:p>
            <text:p><text:s text:c="13"/></text:p>
            <text:p><text:s text:c="14"/></text:p>
            <text:p><text:s text:c="13"/>Jan 6 - 12:5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tto Porter</text:p>
            <text:p><text:s text:c="17"/></text:p>
            <text:p><text:s text:c="17"/></text:p>
            <text:p><text:s text:c="22"/>- F - <text:s/>Wizards</text:p>
            <text:p><text:s text:c="16"/></text:p>
            <text:p><text:s text:c="17"/></text:p>
            <text:p><text:s text:c="12"/></text:p>
            <text:p><text:s text:c="8"/></text:p>
            <text:p><text:s text:c="8"/></text:p>
            <text:p><text:s text:c="8"/></text:p>
            <text:p><text:s text:c="12"/>Coach Scott Brooks said Otto Porter Jr. couldn’t finish the game on Friday because his back tightened up.</text:p>
            <text:p><text:s text:c="8"/></text:p>
            <text:p><text:s text:c="8"/></text:p>
            <text:p><text:s text:c="13"/>Well, maybe this is better news than the original hip strain diagnosis. Porter played 11 minutes in his third-quarter stint, so that may have been a factor here. For now, we'd consider him questionable at best for Saturday, which means it's probably Kelly Oubre time as a stream or in DFS.</text:p>
            <text:p><text:s text:c="8"/></text:p>
            <text:p><text:s text:c="8"/></text:p>
            <text:p><text:s text:c="13"/></text:p>
            <text:p><text:s text:c="14"/></text:p>
            <text:p><text:s text:c="13"/>Source: Candace Buckner on Twitter <text:s text:c="23"/>Jan 6 - 12:5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nis Smith Jr.</text:p>
            <text:p><text:s text:c="17"/></text:p>
            <text:p><text:s text:c="17"/></text:p>
            <text:p><text:s text:c="22"/>- G - <text:s/>Mavericks</text:p>
            <text:p><text:s text:c="16"/></text:p>
            <text:p><text:s text:c="17"/></text:p>
            <text:p><text:s text:c="12"/></text:p>
            <text:p><text:s text:c="8"/></text:p>
            <text:p><text:s text:c="8"/></text:p>
            <text:p><text:s text:c="8"/></text:p>
            <text:p><text:s text:c="12"/>Dennis Smith Jr. was outplayed by Kris Dunn in Friday's 127-124 loss to Chicago, finishing with 15 points, seven assists, two rebounds, three steals and two triples in 26 minutes.</text:p>
            <text:p><text:s text:c="8"/></text:p>
            <text:p><text:s text:c="8"/></text:p>
            <text:p><text:s text:c="13"/>The rookie was sensational in the final minute with 10 points to keep Dallas in the game, but his defense on Kris Dunn (32 points) was another story. Coach Rick Carlisle said after the game that the Bulls were picking on DSJ, but the PG disagreed. "It ain't like he had all his points on me," Smith said. "A couple of times I guarded him, I did a pretty solid job defensively." As for fantasy, he hit 6-of-12 shots and has been more efficient in that area lately, but his free throws are still a concern -- he was 1-of-5 from the line and was only hitting 68.1% from there prior to Friday.</text:p>
            <text:p><text:s text:c="8"/></text:p>
            <text:p><text:s text:c="8"/></text:p>
            <text:p><text:s text:c="13"/></text:p>
            <text:p><text:s text:c="14"/></text:p>
            <text:p><text:s text:c="13"/>Source: ESPN <text:s text:c="45"/>Jan 6 - 12:4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 Gasol</text:p>
            <text:p><text:s text:c="17"/></text:p>
            <text:p><text:s text:c="17"/></text:p>
            <text:p><text:s text:c="22"/>- C - <text:s/>Grizzlies</text:p>
            <text:p><text:s text:c="16"/></text:p>
            <text:p><text:s text:c="17"/></text:p>
            <text:p><text:s text:c="12"/></text:p>
            <text:p><text:s text:c="8"/></text:p>
            <text:p><text:s text:c="8"/></text:p>
            <text:p><text:s text:c="8"/></text:p>
            <text:p><text:s text:c="12"/>Marc Gasol scored 17 points with 11 rebounds, five assists, five blocks and two 3-pointers during a 102-100 loss to the Wizards on Friday.</text:p>
            <text:p><text:s text:c="8"/></text:p>
            <text:p><text:s text:c="8"/></text:p>
            <text:p><text:s text:c="13"/>The Grizzlies almost pulled a comeback with their 28-15 fourth quarter, but now they fall to just 12-27. Gasol could certainly be traded, but he continues to stay positive in most of his press conferences. "We've got over half the season left to turn things around. That's the way I look at it," he said after the game. His fantasy owners would like some wins to add a little more security to his fantasy value. The Grizzlies are tied for the third-worst record in the NBA.</text:p>
            <text:p><text:s text:c="8"/></text:p>
            <text:p><text:s text:c="8"/></text:p>
            <text:p><text:s text:c="13"/></text:p>
            <text:p><text:s text:c="14"/></text:p>
            <text:p><text:s text:c="13"/>Source: Ronald Tillery on Twitter <text:s text:c="24"/>Jan 6 - 12:4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reke Evans</text:p>
            <text:p><text:s text:c="17"/></text:p>
            <text:p><text:s text:c="17"/></text:p>
            <text:p><text:s text:c="22"/>- G/F - <text:s/>Grizzlies</text:p>
            <text:p><text:s text:c="16"/></text:p>
            <text:p><text:s text:c="17"/></text:p>
            <text:p><text:s text:c="12"/></text:p>
            <text:p><text:s text:c="8"/></text:p>
            <text:p><text:s text:c="8"/></text:p>
            <text:p><text:s text:c="8"/></text:p>
            <text:p><text:s text:c="12"/>Tyreke Evans scored 26 points with five rebounds, seven assists, one steal and three 3-pointers in 32 minutes against the Wizards on Friday.</text:p>
            <text:p><text:s text:c="8"/></text:p>
            <text:p><text:s text:c="8"/></text:p>
            <text:p><text:s text:c="13"/>Evans hit a meaningless three at the buzzer to cut the Wizards lead to two, but you're not a 'Reke fan if you bet the Wizards -4.5. If you had the There's not much else to say about Evans. He's been outstanding for two months and he's been healthy, too. Although, the Grizzlies do have a really nice trade chip on their hands, so maybe they'd be willing to sell him for a first. A trade would almost certainly hurt his fantasy value, but he should produce while Mike Conley (Achilles) has no timetable to return.</text:p>
            <text:p><text:s text:c="8"/></text:p>
            <text:p><text:s text:c="8"/></text:p>
            <text:p><text:s text:c="13"/></text:p>
            <text:p><text:s text:c="14"/></text:p>
            <text:p><text:s text:c="13"/>Jan 6 - 12:4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ayne Selden</text:p>
            <text:p><text:s text:c="17"/></text:p>
            <text:p><text:s text:c="17"/></text:p>
            <text:p><text:s text:c="22"/>- G - <text:s/>Grizzlies</text:p>
            <text:p><text:s text:c="16"/></text:p>
            <text:p><text:s text:c="17"/></text:p>
            <text:p><text:s text:c="12"/></text:p>
            <text:p><text:s text:c="8"/></text:p>
            <text:p><text:s text:c="8"/></text:p>
            <text:p><text:s text:c="8"/></text:p>
            <text:p><text:s text:c="12"/>Wayne Selden scored four points with one rebound and one 3-pointer in 16 minutes during a start for Andrew Harrison (shoulder) against the Wizards on Friday.</text:p>
            <text:p><text:s text:c="8"/></text:p>
            <text:p><text:s text:c="8"/></text:p>
            <text:p><text:s text:c="13"/>He played really well coming into this game, but he did not have it on offense with his 1-of-7 from the field and those four points coming on nine possessions. Selden isn't really a strong pickup, especially with the Grizzlies off until Jan. 10.</text:p>
            <text:p><text:s text:c="8"/></text:p>
            <text:p><text:s text:c="8"/></text:p>
            <text:p><text:s text:c="13"/></text:p>
            <text:p><text:s text:c="14"/></text:p>
            <text:p><text:s text:c="13"/>Jan 6 - 12:3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Nikola Mirotic double-doubled in Friday's win over Dallas, scoring 11 points with 10 rebounds, three assists, one steal, one block and one triple in 23 minutes.</text:p>
            <text:p><text:s text:c="8"/></text:p>
            <text:p><text:s text:c="8"/></text:p>
            <text:p><text:s text:c="13"/>Mirotic did make some silly mistakes on the final few possessions including a lane violation and a bad pass, <text:s/>but it was another solid line for his fantasy owners. He's eligible to be traded on Jan. 15 and several reports have indicated that he wants a move out of Chicago, so expect his value to take a hit if he's traded to a contender.</text:p>
            <text:p><text:s text:c="8"/></text:p>
            <text:p><text:s text:c="8"/></text:p>
            <text:p><text:s text:c="13"/></text:p>
            <text:p><text:s text:c="14"/></text:p>
            <text:p><text:s text:c="13"/>Jan 6 - 12:3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obi Simmons</text:p>
            <text:p><text:s text:c="17"/></text:p>
            <text:p><text:s text:c="17"/></text:p>
            <text:p><text:s text:c="22"/>- G - <text:s/>Grizzlies</text:p>
            <text:p><text:s text:c="16"/></text:p>
            <text:p><text:s text:c="17"/></text:p>
            <text:p><text:s text:c="12"/></text:p>
            <text:p><text:s text:c="8"/></text:p>
            <text:p><text:s text:c="8"/></text:p>
            <text:p><text:s text:c="8"/></text:p>
            <text:p><text:s text:c="12"/>Kobi Simmons scored two points in eight minutes against the Wizards on Friday.</text:p>
            <text:p><text:s text:c="8"/></text:p>
            <text:p><text:s text:c="8"/></text:p>
            <text:p><text:s text:c="13"/>He didn't get a chance here with Wayne Selden getting the start for Andrew Harrison. Selden was not very good here, so maybe these roles flip the next time. However, the Grizzlies are off until Jan 10, so maybe the can get healthier for that game.</text:p>
            <text:p><text:s text:c="8"/></text:p>
            <text:p><text:s text:c="8"/></text:p>
            <text:p><text:s text:c="13"/></text:p>
            <text:p><text:s text:c="14"/></text:p>
            <text:p><text:s text:c="13"/>Jan 6 - 12:3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dominated during a 103-89 win over the Suns on Friday, scoring 21 points with three rebounds, three assists, four steals, three blocks and one 3-pointer in 29 minutes.</text:p>
            <text:p><text:s text:c="8"/></text:p>
            <text:p><text:s text:c="8"/></text:p>
            <text:p><text:s text:c="13"/>It was vintage Kawhi and coach Gregg Popovich is taking notice of Kawhi getting healthy. "Kawhi’s looked more and more like himself every game," Pop said. Impressive game aside, the Spurs will start a back-to-back on Sunday, so there's a very good chance he's not suiting up in Portland. Besides the rest, Kawhi's fantasy owners are starting to see why he's so valuable in fantasy.</text:p>
            <text:p><text:s text:c="8"/></text:p>
            <text:p><text:s text:c="8"/></text:p>
            <text:p><text:s text:c="13"/></text:p>
            <text:p><text:s text:c="14"/></text:p>
            <text:p><text:s text:c="13"/>Jan 6 - 12:2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n Holiday</text:p>
            <text:p><text:s text:c="17"/></text:p>
            <text:p><text:s text:c="17"/></text:p>
            <text:p><text:s text:c="22"/>- G/F - <text:s/>Bulls</text:p>
            <text:p><text:s text:c="16"/></text:p>
            <text:p><text:s text:c="17"/></text:p>
            <text:p><text:s text:c="12"/></text:p>
            <text:p><text:s text:c="8"/></text:p>
            <text:p><text:s text:c="8"/></text:p>
            <text:p><text:s text:c="8"/></text:p>
            <text:p><text:s text:c="12"/>Justin Holiday scored 23 points with three rebounds and five triples in Friday's win over the Mavericks.</text:p>
            <text:p><text:s text:c="8"/></text:p>
            <text:p><text:s text:c="8"/></text:p>
            <text:p><text:s text:c="13"/>He's been playing a ton of minutes lately and this was his fourth game of the season with five or more triples. Holiday was 5-of-7 from the field and nailed all eight of his free throws in 37 minutes, and he remains unchallenged on the wing with David Nwaba and Denzel Valentine splitting minutes. It's going to be interesting to see what Holiday's role will look like when Zach LaVine (knee) gets back, but LaVine's minutes will probably be low for a while.</text:p>
            <text:p><text:s text:c="8"/></text:p>
            <text:p><text:s text:c="8"/></text:p>
            <text:p><text:s text:c="13"/></text:p>
            <text:p><text:s text:c="14"/></text:p>
            <text:p><text:s text:c="13"/>Jan 6 - 12:1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yn Forbes</text:p>
            <text:p><text:s text:c="17"/></text:p>
            <text:p><text:s text:c="17"/></text:p>
            <text:p><text:s text:c="22"/>- G - <text:s/>Spurs</text:p>
            <text:p><text:s text:c="16"/></text:p>
            <text:p><text:s text:c="17"/></text:p>
            <text:p><text:s text:c="12"/></text:p>
            <text:p><text:s text:c="8"/></text:p>
            <text:p><text:s text:c="8"/></text:p>
            <text:p><text:s text:c="8"/></text:p>
            <text:p><text:s text:c="12"/>Bryn Forbes scored 16 points with three rebounds, one assist, three steals and two 3-pointers in 32 minutes as a starter against the Suns on Friday.</text:p>
            <text:p><text:s text:c="8"/></text:p>
            <text:p><text:s text:c="8"/></text:p>
            <text:p><text:s text:c="13"/>That big 2016 summer league has really helped him earn minutes and the Spurs have turned to more small-ball lineups because of Forbes playing well. "Whatever I play, starting or coming off the bench, I’m ready," Forbes said after the game We'd like to see him go off when the Spurs are healthy, but Forbes has helped DFS players a handful of times this season.</text:p>
            <text:p><text:s text:c="8"/></text:p>
            <text:p><text:s text:c="8"/></text:p>
            <text:p><text:s text:c="13"/></text:p>
            <text:p><text:s text:c="14"/></text:p>
            <text:p><text:s text:c="13"/>Jan 6 - 12:1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Anderson</text:p>
            <text:p><text:s text:c="17"/></text:p>
            <text:p><text:s text:c="17"/></text:p>
            <text:p><text:s text:c="22"/>- F - <text:s/>Spurs</text:p>
            <text:p><text:s text:c="16"/></text:p>
            <text:p><text:s text:c="17"/></text:p>
            <text:p><text:s text:c="12"/></text:p>
            <text:p><text:s text:c="8"/></text:p>
            <text:p><text:s text:c="8"/></text:p>
            <text:p><text:s text:c="8"/></text:p>
            <text:p><text:s text:c="12"/>Kyle Anderson made a start for LaMarcus Aldridge (rest) on Friday, scoring four points with five rebounds, two assists, three steals, one block, no turnovers and one 3-pointer in 26 minutes.</text:p>
            <text:p><text:s text:c="8"/></text:p>
            <text:p><text:s text:c="8"/></text:p>
            <text:p><text:s text:c="13"/>It's a typical Slo Mo line with low usage and some output in the other categories. Aldridge just got the day off here, but there's a decent chance another Spur rests on Sunday. Anderson could be useful with a Sunday-Monday back-to-back on the road.</text:p>
            <text:p><text:s text:c="8"/></text:p>
            <text:p><text:s text:c="8"/></text:p>
            <text:p><text:s text:c="13"/></text:p>
            <text:p><text:s text:c="14"/></text:p>
            <text:p><text:s text:c="13"/>Jan 6 - 12:1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 Dunn</text:p>
            <text:p><text:s text:c="17"/></text:p>
            <text:p><text:s text:c="17"/></text:p>
            <text:p><text:s text:c="22"/>- G - <text:s/>Bulls</text:p>
            <text:p><text:s text:c="16"/></text:p>
            <text:p><text:s text:c="17"/></text:p>
            <text:p><text:s text:c="12"/></text:p>
            <text:p><text:s text:c="8"/></text:p>
            <text:p><text:s text:c="8"/></text:p>
            <text:p><text:s text:c="8"/></text:p>
            <text:p><text:s text:c="12"/>Kris Dunn went off for a career-high 32 points (12-of-17 FGs, 4-of-5 FTs) in Friday's 127-124 win over Dallas, adding nine assists, two rebounds, four steals and four 3-pointers in 32 minutes.</text:p>
            <text:p><text:s text:c="8"/></text:p>
            <text:p><text:s text:c="8"/></text:p>
            <text:p><text:s text:c="13"/>What a way to bounce back after his dud on Wednesday. Dunn said he wasn't aggressive enough in that Toronto game and coach Fred Hoiberg gave him a pep talk before tip-off. "I brought him in my office and I said, ‘Listen, I’m going to start giving you some added responsibility,' Hoiberg said to Dunn. 'You’re becoming a guy who as you go, we go. I’m going to let you control the offense so you’re not looking over your shoulder for playcalls.’" There's no longer any doubt, Dunn is Chicago's point guard of the future.</text:p>
            <text:p><text:s text:c="8"/></text:p>
            <text:p><text:s text:c="8"/></text:p>
            <text:p><text:s text:c="13"/></text:p>
            <text:p><text:s text:c="14"/></text:p>
            <text:p><text:s text:c="13"/>Source: K.C. Johnson on Twitter <text:s text:c="26"/>Jan 6 - 12:0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Manu Ginobili</text:p>
            <text:p><text:s text:c="17"/></text:p>
            <text:p><text:s text:c="17"/></text:p>
            <text:p><text:s text:c="22"/>- G - <text:s/>Spurs</text:p>
            <text:p><text:s text:c="16"/></text:p>
            <text:p><text:s text:c="17"/></text:p>
            <text:p><text:s text:c="12"/></text:p>
            <text:p><text:s text:c="8"/></text:p>
            <text:p><text:s text:c="8"/></text:p>
            <text:p><text:s text:c="8"/></text:p>
            <text:p><text:s text:c="12"/>Manu Ginobili scored a season-high 21 points with one rebound, three assists, one block, two steals and three 3-pointers in 19 minutes against the Suns on Friday.</text:p>
            <text:p><text:s text:c="8"/></text:p>
            <text:p><text:s text:c="8"/></text:p>
            <text:p><text:s text:c="13"/>Is he ever going to stop playing? Ginobili scored 13 points in the third quarter to help the Spurs second unit. The Spurs do have a back-to-back coming up on Sunday, so beware of the DNP-REST. Coach Gregg Popovich did mention how Manu just keeps producing at his age. "Whatever he’s drinking, I want some of it," he said. Bryn Forbes also brought it up and said Manu is drinking Grandpa Juice.</text:p>
            <text:p><text:s text:c="8"/></text:p>
            <text:p><text:s text:c="8"/></text:p>
            <text:p><text:s text:c="13"/></text:p>
            <text:p><text:s text:c="14"/></text:p>
            <text:p><text:s text:c="13"/>Source: Paul Garcia on Twitter <text:s text:c="27"/>Jan 6 - 12:0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colm Brogdon</text:p>
            <text:p><text:s text:c="17"/></text:p>
            <text:p><text:s text:c="17"/></text:p>
            <text:p><text:s text:c="22"/>- G - <text:s/>Bucks</text:p>
            <text:p><text:s text:c="16"/></text:p>
            <text:p><text:s text:c="17"/></text:p>
            <text:p><text:s text:c="12"/></text:p>
            <text:p><text:s text:c="8"/></text:p>
            <text:p><text:s text:c="8"/></text:p>
            <text:p><text:s text:c="8"/></text:p>
            <text:p><text:s text:c="12"/>Malcolm Brogdon ended up with 19 points across 30 minutes off the bench in Friday's 129-110 loss against the visiting Raptors.</text:p>
            <text:p><text:s text:c="8"/></text:p>
            <text:p><text:s text:c="8"/></text:p>
            <text:p><text:s text:c="13"/>Brogdon was bringing his 'A' game, even if most of his teammates seemed to falter in an ugly second half. The sixth man was good for 7-of-13 from the field, including 3-of-3 from behind the arc, also adding three assists, two rebounds and just one turnover. He is averaging 17.0 points, 3.4 rebounds and 3.4 assists over his past three outings.</text:p>
            <text:p><text:s text:c="8"/></text:p>
            <text:p><text:s text:c="8"/></text:p>
            <text:p><text:s text:c="13"/></text:p>
            <text:p><text:s text:c="14"/></text:p>
            <text:p><text:s text:c="13"/>Jan 6 - 12:0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vin Booker</text:p>
            <text:p><text:s text:c="17"/></text:p>
            <text:p><text:s text:c="17"/></text:p>
            <text:p><text:s text:c="22"/>- G - <text:s/>Suns</text:p>
            <text:p><text:s text:c="16"/></text:p>
            <text:p><text:s text:c="17"/></text:p>
            <text:p><text:s text:c="12"/></text:p>
            <text:p><text:s text:c="8"/></text:p>
            <text:p><text:s text:c="8"/></text:p>
            <text:p><text:s text:c="8"/></text:p>
            <text:p><text:s text:c="12"/>Devin Booker scored 21 points with five rebounds, four assists, one steal, six turnovers and three 3-pointers during a 103-89 loss to the Spurs on Friday.</text:p>
            <text:p><text:s text:c="8"/></text:p>
            <text:p><text:s text:c="8"/></text:p>
            <text:p><text:s text:c="13"/>While he did start at shooting guard, he had to play point guard because the Suns only had had Tyler Ulis out there, and T.J. Warren was also out due to the flu. Booker was 3-of-6 from deep in this game an the rest of his team made just 4-of-24 in this game, so that disparity was too much to overcome. Booker is doing just fine as the face of the franchise.</text:p>
            <text:p><text:s text:c="8"/></text:p>
            <text:p><text:s text:c="8"/></text:p>
            <text:p><text:s text:c="13"/></text:p>
            <text:p><text:s text:c="14"/></text:p>
            <text:p><text:s text:c="13"/>Jan 6 - 1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hon Maker</text:p>
            <text:p><text:s text:c="17"/></text:p>
            <text:p><text:s text:c="17"/></text:p>
            <text:p><text:s text:c="22"/>- C - <text:s/>Bucks</text:p>
            <text:p><text:s text:c="16"/></text:p>
            <text:p><text:s text:c="17"/></text:p>
            <text:p><text:s text:c="12"/></text:p>
            <text:p><text:s text:c="8"/></text:p>
            <text:p><text:s text:c="8"/></text:p>
            <text:p><text:s text:c="8"/></text:p>
            <text:p><text:s text:c="12"/>Thon Maker posted 10 points with eight rebounds, three blocked shots and an assist over 26 minutes off the bench Friday against Toronto.</text:p>
            <text:p><text:s text:c="8"/></text:p>
            <text:p><text:s text:c="8"/></text:p>
            <text:p><text:s text:c="13"/>Maker was a very efficient 5-of-8 from the floor as he picked up some extra run with the game put out of reach in a sloppy third quarter for the Bucks. He has been taking advantage of his chances to play lately, averaging 12.7 points, 5.3 rebounds and 1.7 blocked shots per game in three outings since flipping the calendar from 2017 to 2018. He also has five 3-pointers during the span, hitting 53.8 percent (14-of-26) of his field-goal attempts. Still, as long as Giannis Antetokounmpo and John Henson are healthy Maker will just be picking up scraps.</text:p>
            <text:p><text:s text:c="8"/></text:p>
            <text:p><text:s text:c="8"/></text:p>
            <text:p><text:s text:c="13"/></text:p>
            <text:p><text:s text:c="14"/></text:p>
            <text:p><text:s text:c="13"/>Jan 5 - 11: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ny Snell</text:p>
            <text:p><text:s text:c="17"/></text:p>
            <text:p><text:s text:c="17"/></text:p>
            <text:p><text:s text:c="22"/>- G/F - <text:s/>Bucks</text:p>
            <text:p><text:s text:c="16"/></text:p>
            <text:p><text:s text:c="17"/></text:p>
            <text:p><text:s text:c="12"/></text:p>
            <text:p><text:s text:c="8"/></text:p>
            <text:p><text:s text:c="8"/></text:p>
            <text:p><text:s text:c="8"/></text:p>
            <text:p><text:s text:c="12"/>Tony Snell finished with just four points and two rebounds while turning it over once in 23 minutes Friday against Toronto.</text:p>
            <text:p><text:s text:c="8"/></text:p>
            <text:p><text:s text:c="8"/></text:p>
            <text:p><text:s text:c="13"/>Snell was 0-of-4 from the field, and he did all of his scoring on a mediocre 4-of-6 from the free-throw line. He has struggled with his shot since coming back from a lengthy absence, hitting just 32.8 percent of his field goal attempts (19-of-58) across the past eight games while hitting double digits in points just twice. He can only be trusted in deeper fantasy leagues right now until he starts to run hot.</text:p>
            <text:p><text:s text:c="8"/></text:p>
            <text:p><text:s text:c="8"/></text:p>
            <text:p><text:s text:c="13"/></text:p>
            <text:p><text:s text:c="14"/></text:p>
            <text:p><text:s text:c="13"/>Jan 5 - 11: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Bledsoe</text:p>
            <text:p><text:s text:c="17"/></text:p>
            <text:p><text:s text:c="17"/></text:p>
            <text:p><text:s text:c="22"/>- G - <text:s/>Bucks</text:p>
            <text:p><text:s text:c="16"/></text:p>
            <text:p><text:s text:c="17"/></text:p>
            <text:p><text:s text:c="12"/></text:p>
            <text:p><text:s text:c="8"/></text:p>
            <text:p><text:s text:c="8"/></text:p>
            <text:p><text:s text:c="8"/></text:p>
            <text:p><text:s text:c="12"/>Eric Bledsoe finished with 17 points, two assists, an assist and a blocked shot across 28 minutes in Friday's 129-110 loss against the Raptors.</text:p>
            <text:p><text:s text:c="8"/></text:p>
            <text:p><text:s text:c="8"/></text:p>
            <text:p><text:s text:c="13"/>Bledsoe was an efficient 7-of-12 from the field while hitting a 3-pointer and turning it over just three times. However, he also turned in an awful minus-32 rating, on the floor for most of the third quarter when Toronto outscored Milwaukee 43-19 to put the game out of reach. He'll look for better results in the plus/minus category when the Bucks visit D.C. on Saturday night.</text:p>
            <text:p><text:s text:c="8"/></text:p>
            <text:p><text:s text:c="8"/></text:p>
            <text:p><text:s text:c="13"/></text:p>
            <text:p><text:s text:c="14"/></text:p>
            <text:p><text:s text:c="13"/>Jan 5 - 11: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tto Porter</text:p>
            <text:p><text:s text:c="17"/></text:p>
            <text:p><text:s text:c="17"/></text:p>
            <text:p><text:s text:c="22"/>- F - <text:s/>Wizards</text:p>
            <text:p><text:s text:c="16"/></text:p>
            <text:p><text:s text:c="17"/></text:p>
            <text:p><text:s text:c="12"/></text:p>
            <text:p><text:s text:c="8"/></text:p>
            <text:p><text:s text:c="8"/></text:p>
            <text:p><text:s text:c="8"/></text:p>
            <text:p><text:s text:c="12"/>Otto Porter (hip strain) will not return to Friday's game against the Grizzlies.</text:p>
            <text:p><text:s text:c="8"/></text:p>
            <text:p><text:s text:c="8"/></text:p>
            <text:p><text:s text:c="13"/>He played 27 minutes in this game and it didn't appear like he had a bad injury. He checked out with 1:18 left in the third quarter after he played the rest of the third, so maybe that long stint affected him. He does have some hip issues in his career, so this will be something to watch. Kelly Oubre would be an interesting speculative add while Markieff Morris also would benefit.</text:p>
            <text:p><text:s text:c="8"/></text:p>
            <text:p><text:s text:c="8"/></text:p>
            <text:p><text:s text:c="13"/></text:p>
            <text:p><text:s text:c="14"/></text:p>
            <text:p><text:s text:c="13"/>Source: Wizards on Twitter <text:s text:c="31"/>Jan 5 - 11: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quese Chriss</text:p>
            <text:p><text:s text:c="17"/></text:p>
            <text:p><text:s text:c="17"/></text:p>
            <text:p><text:s text:c="22"/>- F - <text:s/>Suns</text:p>
            <text:p><text:s text:c="16"/></text:p>
            <text:p><text:s text:c="17"/></text:p>
            <text:p><text:s text:c="12"/></text:p>
            <text:p><text:s text:c="8"/></text:p>
            <text:p><text:s text:c="8"/></text:p>
            <text:p><text:s text:c="8"/></text:p>
            <text:p><text:s text:c="12"/>Marquese Chriss was busy on offense against the Spurs on Friday, making 6-of-17 from the field for 12 points with seven rebounds, one assist, one block and two steals in 32 minutes.</text:p>
            <text:p><text:s text:c="8"/></text:p>
            <text:p><text:s text:c="8"/></text:p>
            <text:p><text:s text:c="13"/>Besides the bad shooting game, he looked better again. Chriss was making smart passes out of double teams, he only had three fouls in all that playing time, and he showed some post moves while recognizing mismatches. In the first quarter, coach Jay Triano yelled at Chriss when he took him out, but it looked like the message was received. Amazingly, we haven't seen an "oh no Marquese Chriss was bad again" game in seven games, which seemed impossible a month ago. There's still some work to do, but you'd be hard pressed to find a player making a bigger turnaround since Chrissmas Christmas. He's worth owning for upside.</text:p>
            <text:p><text:s text:c="8"/></text:p>
            <text:p><text:s text:c="8"/></text:p>
            <text:p><text:s text:c="13"/></text:p>
            <text:p><text:s text:c="14"/></text:p>
            <text:p><text:s text:c="13"/>Jan 5 - 11: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lly Olynyk</text:p>
            <text:p><text:s text:c="17"/></text:p>
            <text:p><text:s text:c="17"/></text:p>
            <text:p><text:s text:c="22"/>- F/C - <text:s/>Heat</text:p>
            <text:p><text:s text:c="16"/></text:p>
            <text:p><text:s text:c="17"/></text:p>
            <text:p><text:s text:c="12"/></text:p>
            <text:p><text:s text:c="8"/></text:p>
            <text:p><text:s text:c="8"/></text:p>
            <text:p><text:s text:c="8"/></text:p>
            <text:p><text:s text:c="12"/>Kelly Olynyk double-doubled in Friday's overtime win over the Knicks with 10 points, 10 rebounds, four assists and one steal in 35 minutes.</text:p>
            <text:p><text:s text:c="8"/></text:p>
            <text:p><text:s text:c="8"/></text:p>
            <text:p><text:s text:c="13"/>Hassan Whiteside sat out the final 21:01 of this game with Olynyk closing alongside James Johnson. He's been a top-100 player for the past month and this double-double comes on the heels of a 25-point game on Wednesday with 13 rebounds, three assists and three 3-pointers on Wednesday, so make sure he's not sitting on your wire.</text:p>
            <text:p><text:s text:c="8"/></text:p>
            <text:p><text:s text:c="8"/></text:p>
            <text:p><text:s text:c="13"/></text:p>
            <text:p><text:s text:c="14"/></text:p>
            <text:p><text:s text:c="13"/>Jan 5 - 11: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iannis Antetokounmpo</text:p>
            <text:p><text:s text:c="17"/></text:p>
            <text:p><text:s text:c="17"/></text:p>
            <text:p><text:s text:c="22"/>- G/F - <text:s/>Bucks</text:p>
            <text:p><text:s text:c="16"/></text:p>
            <text:p><text:s text:c="17"/></text:p>
            <text:p><text:s text:c="12"/></text:p>
            <text:p><text:s text:c="8"/></text:p>
            <text:p><text:s text:c="8"/></text:p>
            <text:p><text:s text:c="8"/></text:p>
            <text:p><text:s text:c="12"/>Giannis Antetokounmpo finished with a team-high 24 points, five assists, five rebounds and two steals over 34 minutes in Friday's 129-110 loss against the Raptors.</text:p>
            <text:p><text:s text:c="8"/></text:p>
            <text:p><text:s text:c="8"/></text:p>
            <text:p><text:s text:c="13"/>Antetokounmpo finished 9-of-14 from the field, while hitting 6-of-9 from the free-throw stripe while turning it over just twice. Not only is he popular with fantasy owners for his ability to fill up the stat sheet, but even casual fans are starting to take notice of this budding superstar from Cream City. The Greek Freak is actually ahead LeBron James in early NBA All-Star voting.</text:p>
            <text:p><text:s text:c="8"/></text:p>
            <text:p><text:s text:c="8"/></text:p>
            <text:p><text:s text:c="13"/></text:p>
            <text:p><text:s text:c="14"/></text:p>
            <text:p><text:s text:c="13"/>Jan 5 - 11: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Jones Jr.</text:p>
            <text:p><text:s text:c="17"/></text:p>
            <text:p><text:s text:c="17"/></text:p>
            <text:p><text:s text:c="22"/>- F - <text:s/>Heat</text:p>
            <text:p><text:s text:c="16"/></text:p>
            <text:p><text:s text:c="17"/></text:p>
            <text:p><text:s text:c="12"/></text:p>
            <text:p><text:s text:c="8"/></text:p>
            <text:p><text:s text:c="8"/></text:p>
            <text:p><text:s text:c="8"/></text:p>
            <text:p><text:s text:c="12"/>Derrick Jones Jr. made his Heat debut on Friday vs. the Knicks, scoring two points with three rebounds in nine minutes.</text:p>
            <text:p><text:s text:c="8"/></text:p>
            <text:p><text:s text:c="8"/></text:p>
            <text:p><text:s text:c="13"/>He's going to be on the fringe of the rotation, but that will change when Justise Winslow (knee) gets back.</text:p>
            <text:p><text:s text:c="8"/></text:p>
            <text:p><text:s text:c="8"/></text:p>
            <text:p><text:s text:c="13"/></text:p>
            <text:p><text:s text:c="14"/></text:p>
            <text:p><text:s text:c="13"/>Jan 5 - 11: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Jackson</text:p>
            <text:p><text:s text:c="17"/></text:p>
            <text:p><text:s text:c="17"/></text:p>
            <text:p><text:s text:c="22"/>- F - <text:s/>Suns</text:p>
            <text:p><text:s text:c="16"/></text:p>
            <text:p><text:s text:c="17"/></text:p>
            <text:p><text:s text:c="12"/></text:p>
            <text:p><text:s text:c="8"/></text:p>
            <text:p><text:s text:c="8"/></text:p>
            <text:p><text:s text:c="8"/></text:p>
            <text:p><text:s text:c="12"/>Josh Jackson got a start for T.J. Warren (illness) against the Spurs on Friday, scoring 11 points with five rebounds, two assists, one steal, one block and one 3-pointer in 22 minutes.</text:p>
            <text:p><text:s text:c="8"/></text:p>
            <text:p><text:s text:c="8"/></text:p>
            <text:p><text:s text:c="13"/>He gets some Kawhi Leonard comparisons for his skillset coming out of college, but yeah. Not there yet and Kawhi took him to school most of the night. Warren did not even go to the arena and had to stay at the hotel for the road game, so it's possible he's still sick with the flu on Sunday. Jackson's career is off to a slow start and there's really not enough upside to stash in most formats.</text:p>
            <text:p><text:s text:c="8"/></text:p>
            <text:p><text:s text:c="8"/></text:p>
            <text:p><text:s text:c="13"/></text:p>
            <text:p><text:s text:c="14"/></text:p>
            <text:p><text:s text:c="13"/>Jan 5 - 11: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Johnson</text:p>
            <text:p><text:s text:c="17"/></text:p>
            <text:p><text:s text:c="17"/></text:p>
            <text:p><text:s text:c="22"/>- F - <text:s/>Heat</text:p>
            <text:p><text:s text:c="16"/></text:p>
            <text:p><text:s text:c="17"/></text:p>
            <text:p><text:s text:c="12"/></text:p>
            <text:p><text:s text:c="8"/></text:p>
            <text:p><text:s text:c="8"/></text:p>
            <text:p><text:s text:c="8"/></text:p>
            <text:p><text:s text:c="12"/>James Johnson missed all seven of his shots from the field in Friday's overtime win over the Knicks, finishing with four points, six assists, four rebounds, one steal and one block in 33 minutes.</text:p>
            <text:p><text:s text:c="8"/></text:p>
            <text:p><text:s text:c="8"/></text:p>
            <text:p><text:s text:c="13"/>Despite the rough shooting line, you have to love the workload in just his second game back after a six-game absence in December. The Heat rolled with James Johnson and Kelly Olynyk down the stretch and the move paid off with Johnson coming up with a huge steal late. He had 16 points on 6-of-8 shooting, four rebounds and one assist on Wednesday, so expect a better fantasy line on Sunday vs. Utah.</text:p>
            <text:p><text:s text:c="8"/></text:p>
            <text:p><text:s text:c="8"/></text:p>
            <text:p><text:s text:c="13"/></text:p>
            <text:p><text:s text:c="14"/></text:p>
            <text:p><text:s text:c="13"/>Jan 5 - 11: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Ulis</text:p>
            <text:p><text:s text:c="17"/></text:p>
            <text:p><text:s text:c="17"/></text:p>
            <text:p><text:s text:c="22"/>- G - <text:s/>Suns</text:p>
            <text:p><text:s text:c="16"/></text:p>
            <text:p><text:s text:c="17"/></text:p>
            <text:p><text:s text:c="12"/></text:p>
            <text:p><text:s text:c="8"/></text:p>
            <text:p><text:s text:c="8"/></text:p>
            <text:p><text:s text:c="8"/></text:p>
            <text:p><text:s text:c="12"/>Tyler Ulis scored eight points with one rebound, six assists and three steals against the Spurs on Friday.</text:p>
            <text:p><text:s text:c="8"/></text:p>
            <text:p><text:s text:c="8"/></text:p>
            <text:p><text:s text:c="13"/>The second-year guard didn't really have a backup in this game, which explains the 35 minutes. He did turn his left ankle in this game on a shot near the baseline, but Ulis was able to stay out there. Isaiah Canaan (groin) was a late scratch here and he was in uniform, so Ulis should get some competition on Sunday. He's only a low-end hold and hasn't really improved from his second half last season.</text:p>
            <text:p><text:s text:c="8"/></text:p>
            <text:p><text:s text:c="8"/></text:p>
            <text:p><text:s text:c="13"/></text:p>
            <text:p><text:s text:c="14"/></text:p>
            <text:p><text:s text:c="13"/>Jan 5 - 11: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ayne Ellington</text:p>
            <text:p><text:s text:c="17"/></text:p>
            <text:p><text:s text:c="17"/></text:p>
            <text:p><text:s text:c="22"/>- G - <text:s/>Heat</text:p>
            <text:p><text:s text:c="16"/></text:p>
            <text:p><text:s text:c="17"/></text:p>
            <text:p><text:s text:c="12"/></text:p>
            <text:p><text:s text:c="8"/></text:p>
            <text:p><text:s text:c="8"/></text:p>
            <text:p><text:s text:c="8"/></text:p>
            <text:p><text:s text:c="12"/>Wayne Ellington went off for 24 points in Friday's overtime win over the Knicks, hitting six 3-pointers with four rebounds and one steal in 36 minutes.</text:p>
            <text:p><text:s text:c="8"/></text:p>
            <text:p><text:s text:c="8"/></text:p>
            <text:p><text:s text:c="13"/>Ellington was the MVP for Miami tonight and came up with a huge loose ball in the final seconds. The Heat are legitimately concerned about Dion Waiters' ankle and he doesn't have a timetable, making Ellington an appealing grab off the waiver wire. He's now played 32 or more minutes in eight of his last nine games and is averaging 14.3 points, 5.3 rebounds and 3.6 triples in that span.</text:p>
            <text:p><text:s text:c="8"/></text:p>
            <text:p><text:s text:c="8"/></text:p>
            <text:p><text:s text:c="13"/></text:p>
            <text:p><text:s text:c="14"/></text:p>
            <text:p><text:s text:c="13"/>Jan 5 - 11: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anuel House</text:p>
            <text:p><text:s text:c="17"/></text:p>
            <text:p><text:s text:c="17"/></text:p>
            <text:p><text:s text:c="22"/>- F - <text:s/>Suns</text:p>
            <text:p><text:s text:c="16"/></text:p>
            <text:p><text:s text:c="17"/></text:p>
            <text:p><text:s text:c="12"/></text:p>
            <text:p><text:s text:c="8"/></text:p>
            <text:p><text:s text:c="8"/></text:p>
            <text:p><text:s text:c="8"/></text:p>
            <text:p><text:s text:c="12"/>Danuel House scored a career-high nine points with six rebounds, two assists, one steal and one 3-pointer in 21 minutes against the Spurs on Friday.</text:p>
            <text:p><text:s text:c="8"/></text:p>
            <text:p><text:s text:c="8"/></text:p>
            <text:p><text:s text:c="13"/>He had to play more because of T.J. Warren (illness) not suiting up, but House was basically out of the rotation coming into this game -- he only played three minutes during a 23-point loss on Wednesday. House probably didn't play well enough to get in the rotation upon Warren's return.</text:p>
            <text:p><text:s text:c="8"/></text:p>
            <text:p><text:s text:c="8"/></text:p>
            <text:p><text:s text:c="13"/></text:p>
            <text:p><text:s text:c="14"/></text:p>
            <text:p><text:s text:c="13"/>Jan 5 - 11: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ex Len</text:p>
            <text:p><text:s text:c="17"/></text:p>
            <text:p><text:s text:c="17"/></text:p>
            <text:p><text:s text:c="22"/>- C - <text:s/>Suns</text:p>
            <text:p><text:s text:c="16"/></text:p>
            <text:p><text:s text:c="17"/></text:p>
            <text:p><text:s text:c="12"/></text:p>
            <text:p><text:s text:c="8"/></text:p>
            <text:p><text:s text:c="8"/></text:p>
            <text:p><text:s text:c="8"/></text:p>
            <text:p><text:s text:c="12"/>Alex Len played 15 minutes with 10 points, five rebounds and one foul against the Spurs on Friday.</text:p>
            <text:p><text:s text:c="8"/></text:p>
            <text:p><text:s text:c="8"/></text:p>
            <text:p><text:s text:c="13"/>He got worked on defense and coach Jay Triano may have tried to get a little too cute with smaller lineups. He's still be able to do damage with his minutes in the 20s and he's not in the DNP-REST plan with Tyson Chandler and Greg Monroe, so he's still a hold depending on what centers are available in your league.</text:p>
            <text:p><text:s text:c="8"/></text:p>
            <text:p><text:s text:c="8"/></text:p>
            <text:p><text:s text:c="13"/></text:p>
            <text:p><text:s text:c="14"/></text:p>
            <text:p><text:s text:c="13"/>Jan 5 - 11: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Hassan Whiteside was benched down the stretch of Friday's 107-103 overtime win over the Knicks, scoring 11 points with seven rebounds and two blocks in 23 minutes.</text:p>
            <text:p><text:s text:c="8"/></text:p>
            <text:p><text:s text:c="8"/></text:p>
            <text:p><text:s text:c="13"/>He was productive during his time on the floor and hit 6-of-11 shots including a pair of long-range two-pointers, but coach Erik Spoelstra pulled him with 4:01 left in the third quarter and never looked his way again. This is the second time in a row something like this has happened after Whiteside was benched for the final six minutes of Wednesday's game, but to his credit, he was engaged and supportive of his teammates when he was on the bench. Kelly Olynyk had another good game tonight and logged 35 minutes, so Whiteside's fantasy arrow is pointing down at the moment. We'll be watching him closely on Sunday vs. the Jazz.</text:p>
            <text:p><text:s text:c="8"/></text:p>
            <text:p><text:s text:c="8"/></text:p>
            <text:p><text:s text:c="13"/></text:p>
            <text:p><text:s text:c="14"/></text:p>
            <text:p><text:s text:c="13"/>Jan 5 - 11: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posted 10 points with three assists and a rebound over 19 minutes off the bench in Friday's 129-110 win at Milwaukee.</text:p>
            <text:p><text:s text:c="8"/></text:p>
            <text:p><text:s text:c="8"/></text:p>
            <text:p><text:s text:c="13"/>VanVleet continues to see about 18-22 minutes for night and the former Wichita State standout is taking advantage of his playing time. Since flipping the calendar from 2017 to 2018 he has been on fire, averaging 11.3 points, 2.3 assists and 1.3 3-pointers per game in three outings in January. He has scored 10 or more points in each outing, but he is still only a low-end fantasy option in deeper leagues until further notice.</text:p>
            <text:p><text:s text:c="8"/></text:p>
            <text:p><text:s text:c="8"/></text:p>
            <text:p><text:s text:c="13"/></text:p>
            <text:p><text:s text:c="14"/></text:p>
            <text:p><text:s text:c="13"/>Jan 5 - 11: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oy Daniels</text:p>
            <text:p><text:s text:c="17"/></text:p>
            <text:p><text:s text:c="17"/></text:p>
            <text:p><text:s text:c="22"/>- G - <text:s/>Suns</text:p>
            <text:p><text:s text:c="16"/></text:p>
            <text:p><text:s text:c="17"/></text:p>
            <text:p><text:s text:c="12"/></text:p>
            <text:p><text:s text:c="8"/></text:p>
            <text:p><text:s text:c="8"/></text:p>
            <text:p><text:s text:c="8"/></text:p>
            <text:p><text:s text:c="12"/>Troy Daniels scored 10 points with two rebounds, three assists, two steals and one 3-pointer in 31 minutes against the Spurs on Friday.</text:p>
            <text:p><text:s text:c="8"/></text:p>
            <text:p><text:s text:c="8"/></text:p>
            <text:p><text:s text:c="13"/>He had to play more in this game because of both T.J. Warren (illness) and Isaiah Canaan (groin) not playing today. Daniels picked a bad day to make just 1-of-6 from the field, but the Suns may have no choice to play him more on Sunday if Canaan can't suit up.</text:p>
            <text:p><text:s text:c="8"/></text:p>
            <text:p><text:s text:c="8"/></text:p>
            <text:p><text:s text:c="13"/></text:p>
            <text:p><text:s text:c="14"/></text:p>
            <text:p><text:s text:c="13"/>Jan 5 - 11: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as Nogueira</text:p>
            <text:p><text:s text:c="17"/></text:p>
            <text:p><text:s text:c="17"/></text:p>
            <text:p><text:s text:c="22"/>- C - <text:s/>Raptors</text:p>
            <text:p><text:s text:c="16"/></text:p>
            <text:p><text:s text:c="17"/></text:p>
            <text:p><text:s text:c="12"/></text:p>
            <text:p><text:s text:c="8"/></text:p>
            <text:p><text:s text:c="8"/></text:p>
            <text:p><text:s text:c="8"/></text:p>
            <text:p><text:s text:c="12"/>Lucas Nogueira posted five points with four rebounds, two assists and three blocked shots over 18 minutes in Friday's win at Milwaukee.</text:p>
            <text:p><text:s text:c="8"/></text:p>
            <text:p><text:s text:c="8"/></text:p>
            <text:p><text:s text:c="13"/>Nogueira was limited to 18 minutes in what turned into a lopsided game in the second half. He went 2-of-2 from the field and 1-of-1 from the free-throw line, and he did not turn the ball over. The big man might have earned himself even more time with the game out of hand and Jonas Valanciunas rested down the stretch, but four personal fouls in just 18 minutes halted those plans.</text:p>
            <text:p><text:s text:c="8"/></text:p>
            <text:p><text:s text:c="8"/></text:p>
            <text:p><text:s text:c="13"/></text:p>
            <text:p><text:s text:c="14"/></text:p>
            <text:p><text:s text:c="13"/>Jan 5 - 11: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ourtney Lee</text:p>
            <text:p><text:s text:c="17"/></text:p>
            <text:p><text:s text:c="17"/></text:p>
            <text:p><text:s text:c="22"/>- G - <text:s/>Knicks</text:p>
            <text:p><text:s text:c="16"/></text:p>
            <text:p><text:s text:c="17"/></text:p>
            <text:p><text:s text:c="12"/></text:p>
            <text:p><text:s text:c="8"/></text:p>
            <text:p><text:s text:c="8"/></text:p>
            <text:p><text:s text:c="8"/></text:p>
            <text:p><text:s text:c="12"/>Courtney Lee's 24 points weren't enough in a 107-103 overtime loss to the Heat on Friday.</text:p>
            <text:p><text:s text:c="8"/></text:p>
            <text:p><text:s text:c="8"/></text:p>
            <text:p><text:s text:c="13"/>Lee was 9-of-16 from the field and a perfect 5-of-5 from the line, adding three rebounds, one assist, two steals and one triple in a team-high 40 minutes. He's had some duds lately including an eight-point game on Wednesday vs. the Wizards, but he's been an eighth-round value in standard category leagues for the past month, averaging 14.3 points, 3.2 rebounds, 2.7 assists, 1.4 steals and 1.6 triples in his last 15 games. He'll continue to hold nice value, at least until Tim Hardaway Jr. (leg) comes back.</text:p>
            <text:p><text:s text:c="8"/></text:p>
            <text:p><text:s text:c="8"/></text:p>
            <text:p><text:s text:c="13"/></text:p>
            <text:p><text:s text:c="14"/></text:p>
            <text:p><text:s text:c="13"/>Jan 5 - 11: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lon Wright</text:p>
            <text:p><text:s text:c="17"/></text:p>
            <text:p><text:s text:c="17"/></text:p>
            <text:p><text:s text:c="22"/>- G - <text:s/>Raptors</text:p>
            <text:p><text:s text:c="16"/></text:p>
            <text:p><text:s text:c="17"/></text:p>
            <text:p><text:s text:c="12"/></text:p>
            <text:p><text:s text:c="8"/></text:p>
            <text:p><text:s text:c="8"/></text:p>
            <text:p><text:s text:c="8"/></text:p>
            <text:p><text:s text:c="12"/>Delon Wright wrapped up Friday's 129-110 win at Milwaukee with 12 points, seven assists, two rebounds and a steal across 20 minutes.</text:p>
            <text:p><text:s text:c="8"/></text:p>
            <text:p><text:s text:c="8"/></text:p>
            <text:p><text:s text:c="13"/>Wright was very efficient, hitting 5-of-7 from the field, and he did not turn the ball over once. He was seeing some added playing time in the final quarter with Kyle Lowry, DeMar DeRozan and the rest of the starters getting a well-earned rest with the game pushed out of hand in a dominating third quarter. Wright continues to be red hot when called up on and he paying some nice dividends for those who picked him up eight games ago. Plus, Lowry is playing through some swollen fingers, so that could help Wright's playing time.</text:p>
            <text:p><text:s text:c="8"/></text:p>
            <text:p><text:s text:c="8"/></text:p>
            <text:p><text:s text:c="13"/></text:p>
            <text:p><text:s text:c="14"/></text:p>
            <text:p><text:s text:c="13"/>Jan 5 - 11: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rie Irving</text:p>
            <text:p><text:s text:c="17"/></text:p>
            <text:p><text:s text:c="17"/></text:p>
            <text:p><text:s text:c="22"/>- G - <text:s/>Celtics</text:p>
            <text:p><text:s text:c="16"/></text:p>
            <text:p><text:s text:c="17"/></text:p>
            <text:p><text:s text:c="12"/></text:p>
            <text:p><text:s text:c="8"/></text:p>
            <text:p><text:s text:c="8"/></text:p>
            <text:p><text:s text:c="8"/></text:p>
            <text:p><text:s text:c="12"/>Kyrie Irving scored 16 points with nine rebounds, eight assists, two steals and one 3-pointer during a 91-84 win over the Wolves on Friday.</text:p>
            <text:p><text:s text:c="8"/></text:p>
            <text:p><text:s text:c="8"/></text:p>
            <text:p><text:s text:c="13"/>Boston's defense was the key as they've held two playoff teams in the Wolves and Cavs to under 90 points in their last two games. The Celtics also have fixed their late-game issues since Christmas with a five-game winning streak while Kyrie has been just OK by his standards. He averaged 20.4 points, 6.4 boards, 5.6 assists, 1.4 steals and 1.8 treys on 43.2 percent from field in that span. He gets a great matchup against the Nets on Saturday.</text:p>
            <text:p><text:s text:c="8"/></text:p>
            <text:p><text:s text:c="8"/></text:p>
            <text:p><text:s text:c="13"/></text:p>
            <text:p><text:s text:c="14"/></text:p>
            <text:p><text:s text:c="13"/>Jan 5 - 11: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taps Porzingis</text:p>
            <text:p><text:s text:c="17"/></text:p>
            <text:p><text:s text:c="17"/></text:p>
            <text:p><text:s text:c="22"/>- F - <text:s/>Knicks</text:p>
            <text:p><text:s text:c="16"/></text:p>
            <text:p><text:s text:c="17"/></text:p>
            <text:p><text:s text:c="12"/></text:p>
            <text:p><text:s text:c="8"/></text:p>
            <text:p><text:s text:c="8"/></text:p>
            <text:p><text:s text:c="8"/></text:p>
            <text:p><text:s text:c="12"/>Kristaps Porzingis hit 5-of-14 shots for 15 points in Friday's 107-103 overtime loss to the Heat, adding seven rebounds, one assist, one steal, three blocks and one triple in 37 minutes.</text:p>
            <text:p><text:s text:c="8"/></text:p>
            <text:p><text:s text:c="8"/></text:p>
            <text:p><text:s text:c="13"/>He recently admitted that he's "so tired," and you could tell down the stretch -- he wasn't aggressive when the Knicks needed him to be and he scored just six points in the fourth quarter and overtime combined. One of the concerns fantasy owners have about him is whether or not he can handle the grind of an 82-game season, so hopefully he can fight through the fatigue and stay healthy. He's shooting a combined 15-of-46 from the field in his last three games, but he does have a couple good matchups coming up against the Mavericks and Bulls.</text:p>
            <text:p><text:s text:c="8"/></text:p>
            <text:p><text:s text:c="8"/></text:p>
            <text:p><text:s text:c="13"/></text:p>
            <text:p><text:s text:c="14"/></text:p>
            <text:p><text:s text:c="13"/>Jan 5 - 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 DeRozan</text:p>
            <text:p><text:s text:c="17"/></text:p>
            <text:p><text:s text:c="17"/></text:p>
            <text:p><text:s text:c="22"/>- G/F - <text:s/>Raptors</text:p>
            <text:p><text:s text:c="16"/></text:p>
            <text:p><text:s text:c="17"/></text:p>
            <text:p><text:s text:c="12"/></text:p>
            <text:p><text:s text:c="8"/></text:p>
            <text:p><text:s text:c="8"/></text:p>
            <text:p><text:s text:c="8"/></text:p>
            <text:p><text:s text:c="12"/>DeMar DeRozan finished with 20 points, five rebounds, four assists, two steals and a blocked shot across 29 minutes in Friday's 129-110 win at Milwaukee.</text:p>
            <text:p><text:s text:c="8"/></text:p>
            <text:p><text:s text:c="8"/></text:p>
            <text:p><text:s text:c="13"/>D-Ro was contributing in multiple areas while going 7-of-12 from the field, finishing with a stellar plus-34 rating before departing. He was rested most of the fourth quarter with the game well in hand. He'll see two more full days to rest over the weekend before the team takes to the court again on Monday in a very favorable fantasy matchup against the defensively-challenged Nets.</text:p>
            <text:p><text:s text:c="8"/></text:p>
            <text:p><text:s text:c="8"/></text:p>
            <text:p><text:s text:c="13"/></text:p>
            <text:p><text:s text:c="14"/></text:p>
            <text:p><text:s text:c="13"/>Jan 5 - 10: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 Horford</text:p>
            <text:p><text:s text:c="17"/></text:p>
            <text:p><text:s text:c="17"/></text:p>
            <text:p><text:s text:c="22"/>- F/C - <text:s/>Celtics</text:p>
            <text:p><text:s text:c="16"/></text:p>
            <text:p><text:s text:c="17"/></text:p>
            <text:p><text:s text:c="12"/></text:p>
            <text:p><text:s text:c="8"/></text:p>
            <text:p><text:s text:c="8"/></text:p>
            <text:p><text:s text:c="8"/></text:p>
            <text:p><text:s text:c="12"/>Al Horford scored seven points with five rebounds, eight assists, one steal, one block and one 3-pointer in 31 minutes against the Wolves on Friday.</text:p>
            <text:p><text:s text:c="8"/></text:p>
            <text:p><text:s text:c="8"/></text:p>
            <text:p><text:s text:c="13"/>He suffered a minor knee injury to keep him out for his usual second-quarter minutes, but he returned to start the second half and looked fine. His 197 assists this season are the most by a center through the team's first 41 games in franchise history, and he's looking to be among the league leaders for dimes at center like last season. Horford said he feels good about playing on Saturday, but you'll want to make sure there's no update to change his status. He's been terrific this season as an early-round center in standard leagues.</text:p>
            <text:p><text:s text:c="8"/></text:p>
            <text:p><text:s text:c="8"/></text:p>
            <text:p><text:s text:c="13"/></text:p>
            <text:p><text:s text:c="14"/></text:p>
            <text:p><text:s text:c="13"/>Source: Celtics Stats <text:s text:c="36"/>Jan 5 - 10: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Lowry</text:p>
            <text:p><text:s text:c="17"/></text:p>
            <text:p><text:s text:c="17"/></text:p>
            <text:p><text:s text:c="22"/>- G - <text:s/>Raptors</text:p>
            <text:p><text:s text:c="16"/></text:p>
            <text:p><text:s text:c="17"/></text:p>
            <text:p><text:s text:c="12"/></text:p>
            <text:p><text:s text:c="8"/></text:p>
            <text:p><text:s text:c="8"/></text:p>
            <text:p><text:s text:c="8"/></text:p>
            <text:p><text:s text:c="12"/>Kyle Lowry ended up with 15 points, six rebounds, four assists, two steals and four 3-pointers across 27 minutes in Friday's 129-110 win at Milwaukee.</text:p>
            <text:p><text:s text:c="8"/></text:p>
            <text:p><text:s text:c="8"/></text:p>
            <text:p><text:s text:c="13"/>Lowry finished with a solid plus-20 evening, hitting 5-of-10 from the field, including 4-of-8 from behind the 3-point line, while turning it over just once. He was given a good chunk of the fourth quarter off with the game well in hand, turning it over to the bench for some extra run. It should be another fruitful night for Lowry, his fantasy owners and DFS players when the Raps visit the Nets on Monday.</text:p>
            <text:p><text:s text:c="8"/></text:p>
            <text:p><text:s text:c="8"/></text:p>
            <text:p><text:s text:c="13"/></text:p>
            <text:p><text:s text:c="14"/></text:p>
            <text:p><text:s text:c="13"/>Jan 5 - 10: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Beasley</text:p>
            <text:p><text:s text:c="17"/></text:p>
            <text:p><text:s text:c="17"/></text:p>
            <text:p><text:s text:c="22"/>- F - <text:s/>Knicks</text:p>
            <text:p><text:s text:c="16"/></text:p>
            <text:p><text:s text:c="17"/></text:p>
            <text:p><text:s text:c="12"/></text:p>
            <text:p><text:s text:c="8"/></text:p>
            <text:p><text:s text:c="8"/></text:p>
            <text:p><text:s text:c="8"/></text:p>
            <text:p><text:s text:c="12"/>Michael Beasley played through a sprained left ankle on Friday vs. the Heat, scoring 20 points (8-of-11 FGs, 3-of-3 FTs) with 10 rebounds, two assists, two steals and one 3-pointer in 23 minutes.</text:p>
            <text:p><text:s text:c="8"/></text:p>
            <text:p><text:s text:c="8"/></text:p>
            <text:p><text:s text:c="13"/>Beasley rolled his ankle during the opening minute of overtime, but came back into the game for the final 25 seconds. He still had a noticeable limp, but hopefully it doesn't swell up too much overnight. 13 of his 20 points came after the third quarter and Beasley continues to produce for the Knicks and for fantasy owners, <text:s/>posting averages of 19.2 points, 9.0 rebounds, 2.4 assists, 1.0 blocks and 1.4 steals in 25.4 minutes over his last five games. The Knicks are using him alongside Kristaps Porzingis these days, so keep throwing him into your lineups while he's hot .</text:p>
            <text:p><text:s text:c="8"/></text:p>
            <text:p><text:s text:c="8"/></text:p>
            <text:p><text:s text:c="13"/></text:p>
            <text:p><text:s text:c="14"/></text:p>
            <text:p><text:s text:c="13"/>Jan 5 - 10: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s Valanciunas</text:p>
            <text:p><text:s text:c="17"/></text:p>
            <text:p><text:s text:c="17"/></text:p>
            <text:p><text:s text:c="22"/>- C - <text:s/>Raptors</text:p>
            <text:p><text:s text:c="16"/></text:p>
            <text:p><text:s text:c="17"/></text:p>
            <text:p><text:s text:c="12"/></text:p>
            <text:p><text:s text:c="8"/></text:p>
            <text:p><text:s text:c="8"/></text:p>
            <text:p><text:s text:c="8"/></text:p>
            <text:p><text:s text:c="12"/>Jonas Valanciunas was a very efficient 8-of-9 from the field in Friday's game at Milwaukee, finishing with 20 points, 13 rebounds, a blocked shot and an assist across just 17 minutes.</text:p>
            <text:p><text:s text:c="8"/></text:p>
            <text:p><text:s text:c="8"/></text:p>
            <text:p><text:s text:c="13"/>Valanciunas yielded to Pascal Siakam and Lucas Nogueira for most of the second half, as the game got out of hand in the third quarter. Obviously with his outstanding shooting night, it was the lopsided score and nothing Dwane Casey didn't like, which sent Valanciunas to the pine earlier than usual. J.V. faces another great matchup on Monday in Brooklyn.</text:p>
            <text:p><text:s text:c="8"/></text:p>
            <text:p><text:s text:c="8"/></text:p>
            <text:p><text:s text:c="13"/></text:p>
            <text:p><text:s text:c="14"/></text:p>
            <text:p><text:s text:c="13"/>Jan 5 - 10: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Serge Ibaka</text:p>
            <text:p><text:s text:c="17"/></text:p>
            <text:p><text:s text:c="17"/></text:p>
            <text:p><text:s text:c="22"/>- F/C - <text:s/>Raptors</text:p>
            <text:p><text:s text:c="16"/></text:p>
            <text:p><text:s text:c="17"/></text:p>
            <text:p><text:s text:c="12"/></text:p>
            <text:p><text:s text:c="8"/></text:p>
            <text:p><text:s text:c="8"/></text:p>
            <text:p><text:s text:c="8"/></text:p>
            <text:p><text:s text:c="12"/>Serge Ibaka posted 21 points with five rebounds and a steal across 29 minutes in Friday's 129-110 win at Milwaukee.</text:p>
            <text:p><text:s text:c="8"/></text:p>
            <text:p><text:s text:c="8"/></text:p>
            <text:p><text:s text:c="13"/>Ibaka had a very efficient shooting night, going 8-of-12 from the field and 4-of-4 from the free-throw stripe. The only complaint from fantasy owners might be his lack of blocked shots. He finished with an impressive plus-35 rating and played sparingly into the fourth quarter with a lopsided score on the board. Next up is a favorable matchup on the road Monday against the defensively-challenged Nets.</text:p>
            <text:p><text:s text:c="8"/></text:p>
            <text:p><text:s text:c="8"/></text:p>
            <text:p><text:s text:c="13"/></text:p>
            <text:p><text:s text:c="14"/></text:p>
            <text:p><text:s text:c="13"/>Jan 5 - 10: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iel Theis</text:p>
            <text:p><text:s text:c="17"/></text:p>
            <text:p><text:s text:c="17"/></text:p>
            <text:p><text:s text:c="22"/>- F - <text:s/>Celtics</text:p>
            <text:p><text:s text:c="16"/></text:p>
            <text:p><text:s text:c="17"/></text:p>
            <text:p><text:s text:c="12"/></text:p>
            <text:p><text:s text:c="8"/></text:p>
            <text:p><text:s text:c="8"/></text:p>
            <text:p><text:s text:c="8"/></text:p>
            <text:p><text:s text:c="12"/>Daniel Theis scored eight points with 10 rebounds, one assist, one steal and one 3-pointer in 25 minutes against the Wolves on Friday.</text:p>
            <text:p><text:s text:c="8"/></text:p>
            <text:p><text:s text:c="8"/></text:p>
            <text:p><text:s text:c="13"/>He picked up some extra minutes here because of no Marcus Morris (knee) and also Al Horford was banged up. Theis' playing time will drop on Saturday.</text:p>
            <text:p><text:s text:c="8"/></text:p>
            <text:p><text:s text:c="8"/></text:p>
            <text:p><text:s text:c="13"/></text:p>
            <text:p><text:s text:c="14"/></text:p>
            <text:p><text:s text:c="13"/>Jan 5 - 10: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scored a team-high 18 points with three rebounds, three assists, one steal and no turnovers in 29 minutes against the Wolves on Friday.</text:p>
            <text:p><text:s text:c="8"/></text:p>
            <text:p><text:s text:c="8"/></text:p>
            <text:p><text:s text:c="13"/>Celtics Twitter will tell you all about #WinningPlays from Smart and coach Brad Stevens really talked him up after this win. "The ball is going to find energy, and Marcus Smart has energy," Stevens said. Smart is what he is for fantasy as a potential stat filler, but we all know he won't be shooting well over a bigger sample. He's still a terrific part of this Boston team.</text:p>
            <text:p><text:s text:c="8"/></text:p>
            <text:p><text:s text:c="8"/></text:p>
            <text:p><text:s text:c="13"/></text:p>
            <text:p><text:s text:c="14"/></text:p>
            <text:p><text:s text:c="13"/>Source: Marc D'Amico on Twitter <text:s text:c="26"/>Jan 5 - 10: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Beasley</text:p>
            <text:p><text:s text:c="17"/></text:p>
            <text:p><text:s text:c="17"/></text:p>
            <text:p><text:s text:c="22"/>- F - <text:s/>Knicks</text:p>
            <text:p><text:s text:c="16"/></text:p>
            <text:p><text:s text:c="17"/></text:p>
            <text:p><text:s text:c="12"/></text:p>
            <text:p><text:s text:c="8"/></text:p>
            <text:p><text:s text:c="8"/></text:p>
            <text:p><text:s text:c="8"/></text:p>
            <text:p><text:s text:c="12"/>Michael Beasley left Friday's game vs. the Heat during the opening minute of overtime after rolling his left ankle.</text:p>
            <text:p><text:s text:c="8"/></text:p>
            <text:p><text:s text:c="8"/></text:p>
            <text:p><text:s text:c="13"/>He was back-pedaling to get back on defense and stepped on Wayne Ellington's foot. Beasley rolled his ankle pretty good and had a significant limp on the way back to the locker room, and it's unclear if he's going to be able to come back. We'll have an update shortly.</text:p>
            <text:p><text:s text:c="8"/></text:p>
            <text:p><text:s text:c="8"/></text:p>
            <text:p><text:s text:c="13"/></text:p>
            <text:p><text:s text:c="14"/></text:p>
            <text:p><text:s text:c="13"/>Jan 5 - 10: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uzma</text:p>
            <text:p><text:s text:c="17"/></text:p>
            <text:p><text:s text:c="17"/></text:p>
            <text:p><text:s text:c="22"/>- F - <text:s/>Lakers</text:p>
            <text:p><text:s text:c="16"/></text:p>
            <text:p><text:s text:c="17"/></text:p>
            <text:p><text:s text:c="12"/></text:p>
            <text:p><text:s text:c="8"/></text:p>
            <text:p><text:s text:c="8"/></text:p>
            <text:p><text:s text:c="8"/></text:p>
            <text:p><text:s text:c="12"/>Kyle Kuzma will move to the bench on Friday against the Hornets.</text:p>
            <text:p><text:s text:c="8"/></text:p>
            <text:p><text:s text:c="8"/></text:p>
            <text:p><text:s text:c="13"/>He'll go back to his super-sub role, but Kuzma should still be getting his minutes. His defense has been a problem at times, but the Lakers just need more scoring for how they play. His fantasy value should be just fine.</text:p>
            <text:p><text:s text:c="8"/></text:p>
            <text:p><text:s text:c="8"/></text:p>
            <text:p><text:s text:c="13"/></text:p>
            <text:p><text:s text:c="14"/></text:p>
            <text:p><text:s text:c="13"/>Source: Tania Ganguli on Twitter <text:s text:c="25"/>Jan 5 - 10: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Lonzo Ball, Kentavious Caldwell-Pope, Brandon Ingram, Julius Randle and Brook Lopez will start against the Hornets on Friday.</text:p>
            <text:p><text:s text:c="8"/></text:p>
            <text:p><text:s text:c="8"/></text:p>
            <text:p><text:s text:c="13"/>The Lakers will go big here with a new lineup combo against Dwight Howard and company. This lineup is good news for both Randle and Lopez, but Kyle Kuzma should still get his off the bench.</text:p>
            <text:p><text:s text:c="8"/></text:p>
            <text:p><text:s text:c="8"/></text:p>
            <text:p><text:s text:c="13"/></text:p>
            <text:p><text:s text:c="14"/></text:p>
            <text:p><text:s text:c="13"/>Source: Tania Ganguli on Twitter <text:s text:c="25"/>Jan 5 - 10: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calf) will start against the Hawks on Friday night.</text:p>
            <text:p><text:s text:c="8"/></text:p>
            <text:p><text:s text:c="8"/></text:p>
            <text:p><text:s text:c="13"/>The Blazers took this one right up until tip and hopefully he's close to 100 percent. Get Lillard in your lineup.</text:p>
            <text:p><text:s text:c="8"/></text:p>
            <text:p><text:s text:c="8"/></text:p>
            <text:p><text:s text:c="13"/></text:p>
            <text:p><text:s text:c="14"/></text:p>
            <text:p><text:s text:c="13"/>Source: Casey Holdahl on Twitter <text:s text:c="25"/>Jan 5 - 10: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rl-Anthony Towns</text:p>
            <text:p><text:s text:c="17"/></text:p>
            <text:p><text:s text:c="17"/></text:p>
            <text:p><text:s text:c="22"/>- F/C - <text:s/>Timberwolves</text:p>
            <text:p><text:s text:c="16"/></text:p>
            <text:p><text:s text:c="17"/></text:p>
            <text:p><text:s text:c="12"/></text:p>
            <text:p><text:s text:c="8"/></text:p>
            <text:p><text:s text:c="8"/></text:p>
            <text:p><text:s text:c="8"/></text:p>
            <text:p><text:s text:c="12"/>Karl-Anthony Towns pulled down a career-high 23 rebounds during a 91-84 loss to the Celtics on Friday, adding 25 points, one assist, two blocks and one 3-pointer in 42 minutes.</text:p>
            <text:p><text:s text:c="8"/></text:p>
            <text:p><text:s text:c="8"/></text:p>
            <text:p><text:s text:c="13"/>That's the fourth time he saw clearly with 20/20 vision in his career, and he also put up his 10th double-double in the first half alone. Towns leads the NBA in double-doubles with 32 in his 39 games and he's been terrific in both percentages along the way. KAT may not be the best player in fantasy per game, but he has yet to miss a game in his career.</text:p>
            <text:p><text:s text:c="8"/></text:p>
            <text:p><text:s text:c="8"/></text:p>
            <text:p><text:s text:c="13"/></text:p>
            <text:p><text:s text:c="14"/></text:p>
            <text:p><text:s text:c="13"/>Jan 5 - 10: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w Wiggins</text:p>
            <text:p><text:s text:c="17"/></text:p>
            <text:p><text:s text:c="17"/></text:p>
            <text:p><text:s text:c="22"/>- G/F - <text:s/>Timberwolves</text:p>
            <text:p><text:s text:c="16"/></text:p>
            <text:p><text:s text:c="17"/></text:p>
            <text:p><text:s text:c="12"/></text:p>
            <text:p><text:s text:c="8"/></text:p>
            <text:p><text:s text:c="8"/></text:p>
            <text:p><text:s text:c="8"/></text:p>
            <text:p><text:s text:c="12"/>Andrew Wiggins made just 3-of-12 from the field for 10 points with three rebounds, one assist, one steal, two blocks and one 3-pointer in 36 minutes in Boston on Friday.</text:p>
            <text:p><text:s text:c="8"/></text:p>
            <text:p><text:s text:c="8"/></text:p>
            <text:p><text:s text:c="13"/>It's Bizarro Wiggins with some defensive stats and very little scoring. Boston handled him through this game, so just chalk up the bad shooting to a bad matchup. Although, Wiggins made just 39.8 percent from the field in December, so his fantasy value is very low right now.</text:p>
            <text:p><text:s text:c="8"/></text:p>
            <text:p><text:s text:c="8"/></text:p>
            <text:p><text:s text:c="13"/></text:p>
            <text:p><text:s text:c="14"/></text:p>
            <text:p><text:s text:c="13"/>Jan 5 - 10: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us Jones</text:p>
            <text:p><text:s text:c="17"/></text:p>
            <text:p><text:s text:c="17"/></text:p>
            <text:p><text:s text:c="22"/>- G - <text:s/>Timberwolves</text:p>
            <text:p><text:s text:c="16"/></text:p>
            <text:p><text:s text:c="17"/></text:p>
            <text:p><text:s text:c="12"/></text:p>
            <text:p><text:s text:c="8"/></text:p>
            <text:p><text:s text:c="8"/></text:p>
            <text:p><text:s text:c="8"/></text:p>
            <text:p><text:s text:c="12"/>Tyus Jones scored seven points with two rebounds, three assists, one seal and one 3-pointer in 30 minutes against the Celtics on Friday.</text:p>
            <text:p><text:s text:c="8"/></text:p>
            <text:p><text:s text:c="8"/></text:p>
            <text:p><text:s text:c="13"/>It was one of his worst starts of the season with a couple silly fouls. Jones' clock is probably ticking as the starter with Jeff Teague (knee) possibly coming back in the next week or so. The Wolves do play on Saturday and they'll play every other day until they start a back-to-back set on Jan. 24, so the schedule may help Teague hold his value.</text:p>
            <text:p><text:s text:c="8"/></text:p>
            <text:p><text:s text:c="8"/></text:p>
            <text:p><text:s text:c="13"/></text:p>
            <text:p><text:s text:c="14"/></text:p>
            <text:p><text:s text:c="13"/>Jan 5 - 9: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scored 23 points with nine rebounds, one block and one 3-pointer in 25 minutes during an easy 114-78 win over the Pistons on Friday.</text:p>
            <text:p><text:s text:c="8"/></text:p>
            <text:p><text:s text:c="8"/></text:p>
            <text:p><text:s text:c="13"/>He was shaking his injured right hand several times throughout this game, so it's obviously bothering him. Embiid was also shaking his left hand in the third quarter, so that's something to watch, as well. He'll be getting a lot of time to heal up with the 76ers off until Jan. 11, so that should definitely help.</text:p>
            <text:p><text:s text:c="8"/></text:p>
            <text:p><text:s text:c="8"/></text:p>
            <text:p><text:s text:c="13"/></text:p>
            <text:p><text:s text:c="14"/></text:p>
            <text:p><text:s text:c="13"/>Jan 5 - 9: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Ben Simmons scored 19 points with four rebounds, nine assists, two steals, two blocks and four turnovers in 23 minutes against the Pistons on Friday.</text:p>
            <text:p><text:s text:c="8"/></text:p>
            <text:p><text:s text:c="8"/></text:p>
            <text:p><text:s text:c="13"/>The 76ers just dominated this game and it was Ben Simmons doing the damage. In almost 16 minutes, Simmons scored 15 points and accounted for another 20 points off his dimes. The low playing time was all about the garbage time, so expect him to get back up to 36 against the Celtics on Jan. 11. Yes, the 76ers have a little break coming up here.</text:p>
            <text:p><text:s text:c="8"/></text:p>
            <text:p><text:s text:c="8"/></text:p>
            <text:p><text:s text:c="13"/></text:p>
            <text:p><text:s text:c="14"/></text:p>
            <text:p><text:s text:c="13"/>Jan 5 - 9: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n Anderson</text:p>
            <text:p><text:s text:c="17"/></text:p>
            <text:p><text:s text:c="17"/></text:p>
            <text:p><text:s text:c="22"/>- F - <text:s/>76ers</text:p>
            <text:p><text:s text:c="16"/></text:p>
            <text:p><text:s text:c="17"/></text:p>
            <text:p><text:s text:c="12"/></text:p>
            <text:p><text:s text:c="8"/></text:p>
            <text:p><text:s text:c="8"/></text:p>
            <text:p><text:s text:c="8"/></text:p>
            <text:p><text:s text:c="12"/>Justin Anderson (shin) did not score in eight minutes against the Pistons on Friday.</text:p>
            <text:p><text:s text:c="8"/></text:p>
            <text:p><text:s text:c="8"/></text:p>
            <text:p><text:s text:c="13"/>Despite being unlikely to play, he got out there for garbage time. Anderson is basically the third small forward.</text:p>
            <text:p><text:s text:c="8"/></text:p>
            <text:p><text:s text:c="8"/></text:p>
            <text:p><text:s text:c="13"/></text:p>
            <text:p><text:s text:c="14"/></text:p>
            <text:p><text:s text:c="13"/>Jan 5 - 9: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h Smith</text:p>
            <text:p><text:s text:c="17"/></text:p>
            <text:p><text:s text:c="17"/></text:p>
            <text:p><text:s text:c="22"/>- G - <text:s/>Pistons</text:p>
            <text:p><text:s text:c="16"/></text:p>
            <text:p><text:s text:c="17"/></text:p>
            <text:p><text:s text:c="12"/></text:p>
            <text:p><text:s text:c="8"/></text:p>
            <text:p><text:s text:c="8"/></text:p>
            <text:p><text:s text:c="8"/></text:p>
            <text:p><text:s text:c="12"/>Ish Smith scored 11 points with two assists, two steals and one block in a 114-78 loss to the 76ers on Friday.</text:p>
            <text:p><text:s text:c="8"/></text:p>
            <text:p><text:s text:c="8"/></text:p>
            <text:p><text:s text:c="13"/>Not much to takeaway here as the Pistons fell behind 32-15 after the first quarter and got rocked again in the second 30-17. <text:s/>Smith will continue to start and should be owned in standard leagues despite some FG% concerns.</text:p>
            <text:p><text:s text:c="8"/></text:p>
            <text:p><text:s text:c="8"/></text:p>
            <text:p><text:s text:c="13"/></text:p>
            <text:p><text:s text:c="14"/></text:p>
            <text:p><text:s text:c="13"/>Jan 5 - 9: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Drummond</text:p>
            <text:p><text:s text:c="17"/></text:p>
            <text:p><text:s text:c="17"/></text:p>
            <text:p><text:s text:c="22"/>- C - <text:s/>Pistons</text:p>
            <text:p><text:s text:c="16"/></text:p>
            <text:p><text:s text:c="17"/></text:p>
            <text:p><text:s text:c="12"/></text:p>
            <text:p><text:s text:c="8"/></text:p>
            <text:p><text:s text:c="8"/></text:p>
            <text:p><text:s text:c="8"/></text:p>
            <text:p><text:s text:c="12"/>Andre Drummond returned to action after missing Wednesday, finishing with 10 points, eight rebounds, five assists and one steal in 29 minutes against the 76ers on Friday.</text:p>
            <text:p><text:s text:c="8"/></text:p>
            <text:p><text:s text:c="8"/></text:p>
            <text:p><text:s text:c="13"/>It was very clear he was dealing with his rib injury. On the first possession of the second quarter, J.J. Redick's shoulder hit Drummond in his ribs and Drummond went to the ground in pain. He did stay in the game, but it was certainly affecting him. He's on a back-to-back set for Saturday and the Pistons won't be shooting around, so his owners may just want to make sure he's good to go against Houston. It sounds like he's OK, though.</text:p>
            <text:p><text:s text:c="8"/></text:p>
            <text:p><text:s text:c="8"/></text:p>
            <text:p><text:s text:c="13"/></text:p>
            <text:p><text:s text:c="14"/></text:p>
            <text:p><text:s text:c="13"/>Jan 5 - 9: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Avery Bradley</text:p>
            <text:p><text:s text:c="17"/></text:p>
            <text:p><text:s text:c="17"/></text:p>
            <text:p><text:s text:c="22"/>- G - <text:s/>Clippers</text:p>
            <text:p><text:s text:c="16"/></text:p>
            <text:p><text:s text:c="17"/></text:p>
            <text:p><text:s text:c="12"/></text:p>
            <text:p><text:s text:c="8"/></text:p>
            <text:p><text:s text:c="8"/></text:p>
            <text:p><text:s text:c="8"/></text:p>
            <text:p><text:s text:c="12"/>Avery Bradley made 2-of-8 from the field for four points with one assist and two turnovers in 22 minutes against the 76ers on Friday.</text:p>
            <text:p><text:s text:c="8"/></text:p>
            <text:p><text:s text:c="8"/></text:p>
            <text:p><text:s text:c="13"/>More like A Very Badly played season, right? He can't hit his jumpers and his defense really isn't as good as it's been either. Bad season aside, Bradley was just too good last season and he did play 38 minutes in his return on Wednesday. We would still suggest holding him in just about all leagues.</text:p>
            <text:p><text:s text:c="8"/></text:p>
            <text:p><text:s text:c="8"/></text:p>
            <text:p><text:s text:c="13"/></text:p>
            <text:p><text:s text:c="14"/></text:p>
            <text:p><text:s text:c="13"/>Jan 5 - 9: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Moreland</text:p>
            <text:p><text:s text:c="17"/></text:p>
            <text:p><text:s text:c="17"/></text:p>
            <text:p><text:s text:c="22"/>- C - <text:s/>Pistons</text:p>
            <text:p><text:s text:c="16"/></text:p>
            <text:p><text:s text:c="17"/></text:p>
            <text:p><text:s text:c="12"/></text:p>
            <text:p><text:s text:c="8"/></text:p>
            <text:p><text:s text:c="8"/></text:p>
            <text:p><text:s text:c="8"/></text:p>
            <text:p><text:s text:c="12"/>Eric <text:s/>Moreland did not score in 12 minutes on Friday against the 76ers with five rebounds and one assist.</text:p>
            <text:p><text:s text:c="8"/></text:p>
            <text:p><text:s text:c="8"/></text:p>
            <text:p><text:s text:c="13"/>In the first quarter, Boban Marjanovic did leapfrog him, but Moreland got the garbage time. The fantasy world will be rooting for Boban to stay ahead of Moreland.</text:p>
            <text:p><text:s text:c="8"/></text:p>
            <text:p><text:s text:c="8"/></text:p>
            <text:p><text:s text:c="13"/></text:p>
            <text:p><text:s text:c="14"/></text:p>
            <text:p><text:s text:c="13"/>Jan 5 - 9: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ban Marjanovic</text:p>
            <text:p><text:s text:c="17"/></text:p>
            <text:p><text:s text:c="17"/></text:p>
            <text:p><text:s text:c="22"/>- C - <text:s/>Clippers</text:p>
            <text:p><text:s text:c="16"/></text:p>
            <text:p><text:s text:c="17"/></text:p>
            <text:p><text:s text:c="12"/></text:p>
            <text:p><text:s text:c="8"/></text:p>
            <text:p><text:s text:c="8"/></text:p>
            <text:p><text:s text:c="8"/></text:p>
            <text:p><text:s text:c="12"/>Boban Marjanovic moved to the bench on Friday against the 76ers with two points, two boards, one assist and no turnovers in seven minutes.</text:p>
            <text:p><text:s text:c="8"/></text:p>
            <text:p><text:s text:c="8"/></text:p>
            <text:p><text:s text:c="13"/>It's not a very Boban-esque line, but the good news is he did check in ahead of Eric Moreland. Maybe we're getting to the point where Marjanovic can take over the backup spot, but his owners in deep leagues should probably expect him to be a DNP-CD in the next couple games. That said, his upside is so high that he's still worth holding in deeper leagues and Andre Drummond's rib injury was bothering him today.</text:p>
            <text:p><text:s text:c="8"/></text:p>
            <text:p><text:s text:c="8"/></text:p>
            <text:p><text:s text:c="13"/></text:p>
            <text:p><text:s text:c="14"/></text:p>
            <text:p><text:s text:c="13"/>Jan 5 - 9: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ayne Selden</text:p>
            <text:p><text:s text:c="17"/></text:p>
            <text:p><text:s text:c="17"/></text:p>
            <text:p><text:s text:c="22"/>- G - <text:s/>Grizzlies</text:p>
            <text:p><text:s text:c="16"/></text:p>
            <text:p><text:s text:c="17"/></text:p>
            <text:p><text:s text:c="12"/></text:p>
            <text:p><text:s text:c="8"/></text:p>
            <text:p><text:s text:c="8"/></text:p>
            <text:p><text:s text:c="8"/></text:p>
            <text:p><text:s text:c="12"/>Wayne Selden will enter the starting lineup on Friday vs. the Wizards.</text:p>
            <text:p><text:s text:c="8"/></text:p>
            <text:p><text:s text:c="8"/></text:p>
            <text:p><text:s text:c="13"/>Mike Conley (Achilles) still doesn't have a timetable and Andrew Harrison (shoulder) is sitting out with a new injury. With Tyreke Evans running the point, Selden could set multiple season-highs tonight and is on the radar in deeper leagues after scoring a combined 23 points in 31 minutes over his last two games.</text:p>
            <text:p><text:s text:c="8"/></text:p>
            <text:p><text:s text:c="8"/></text:p>
            <text:p><text:s text:c="13"/></text:p>
            <text:p><text:s text:c="14"/></text:p>
            <text:p><text:s text:c="13"/>Jan 5 - 9: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Conley</text:p>
            <text:p><text:s text:c="17"/></text:p>
            <text:p><text:s text:c="17"/></text:p>
            <text:p><text:s text:c="22"/>- G - <text:s/>Grizzlies</text:p>
            <text:p><text:s text:c="16"/></text:p>
            <text:p><text:s text:c="17"/></text:p>
            <text:p><text:s text:c="12"/></text:p>
            <text:p><text:s text:c="8"/></text:p>
            <text:p><text:s text:c="8"/></text:p>
            <text:p><text:s text:c="8"/></text:p>
            <text:p><text:s text:c="12"/>Speaking with the media on Friday, Mike Conley (Achilles) said that he's not sure of a definitive timetable for his return.</text:p>
            <text:p><text:s text:c="8"/></text:p>
            <text:p><text:s text:c="8"/></text:p>
            <text:p><text:s text:c="13"/>Conley did increase his activity at practice this week, but he hasn't taken full contact yet and he said he's been battling soreness. He did say that he fully expects to play again this season, but this is getting more and more frustrating for his fantasy owners. We'd like his rest-of-season outlook a lot better if the Grizzlies were somewhat competitive in the West.</text:p>
            <text:p><text:s text:c="8"/></text:p>
            <text:p><text:s text:c="8"/></text:p>
            <text:p><text:s text:c="13"/></text:p>
            <text:p><text:s text:c="14"/></text:p>
            <text:p><text:s text:c="13"/>Source: Michael Wallace on Twitter <text:s text:c="23"/>Jan 5 - 8: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Barring a setback, Lonzo Ball (shoulder) will start on Friday vs. the Hornets.</text:p>
            <text:p><text:s text:c="8"/></text:p>
            <text:p><text:s text:c="8"/></text:p>
            <text:p><text:s text:c="13"/>"We're excited to have him back," Coach Luke Walton said. "He won't be playing all of his normal minutes tonight." Ball is safe to deploy in season-long lineups, but his appeal in DFS is limited due to the restrictions. If you picked up Tyler Ennis in a deep league, it's time to move on. Jordan Clarkson's value also takes a hit with Ball back.</text:p>
            <text:p><text:s text:c="8"/></text:p>
            <text:p><text:s text:c="8"/></text:p>
            <text:p><text:s text:c="13"/></text:p>
            <text:p><text:s text:c="14"/></text:p>
            <text:p><text:s text:c="13"/>Source: Shahan Ahmed on Twitter <text:s text:c="26"/>Jan 5 - 8: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ndre Bembry</text:p>
            <text:p><text:s text:c="17"/></text:p>
            <text:p><text:s text:c="17"/></text:p>
            <text:p><text:s text:c="22"/>- F - <text:s/>Hawks</text:p>
            <text:p><text:s text:c="16"/></text:p>
            <text:p><text:s text:c="17"/></text:p>
            <text:p><text:s text:c="12"/></text:p>
            <text:p><text:s text:c="8"/></text:p>
            <text:p><text:s text:c="8"/></text:p>
            <text:p><text:s text:c="8"/></text:p>
            <text:p><text:s text:c="12"/>DeAndre Bembry (groin) is not with the team for Friday.</text:p>
            <text:p><text:s text:c="8"/></text:p>
            <text:p><text:s text:c="8"/></text:p>
            <text:p><text:s text:c="13"/>He's getting some treatment for his recent groin strain, so the move to the big club from the G League is a formality.</text:p>
            <text:p><text:s text:c="8"/></text:p>
            <text:p><text:s text:c="8"/></text:p>
            <text:p><text:s text:c="13"/></text:p>
            <text:p><text:s text:c="14"/></text:p>
            <text:p><text:s text:c="13"/>Jan 5 - 8: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Muscala</text:p>
            <text:p><text:s text:c="17"/></text:p>
            <text:p><text:s text:c="17"/></text:p>
            <text:p><text:s text:c="22"/>- F/C - <text:s/>Hawks</text:p>
            <text:p><text:s text:c="16"/></text:p>
            <text:p><text:s text:c="17"/></text:p>
            <text:p><text:s text:c="12"/></text:p>
            <text:p><text:s text:c="8"/></text:p>
            <text:p><text:s text:c="8"/></text:p>
            <text:p><text:s text:c="8"/></text:p>
            <text:p><text:s text:c="12"/>Mike Muscala (ankle) is available for Friday's game vs. Portland.</text:p>
            <text:p><text:s text:c="8"/></text:p>
            <text:p><text:s text:c="8"/></text:p>
            <text:p><text:s text:c="13"/>He was "available" last game, but he didn't play and hasn't seen the floor since Nov. 3. We'll let you know if he gets any run.</text:p>
            <text:p><text:s text:c="8"/></text:p>
            <text:p><text:s text:c="8"/></text:p>
            <text:p><text:s text:c="13"/></text:p>
            <text:p><text:s text:c="14"/></text:p>
            <text:p><text:s text:c="13"/>Jan 5 - 8: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w Harrison</text:p>
            <text:p><text:s text:c="17"/></text:p>
            <text:p><text:s text:c="17"/></text:p>
            <text:p><text:s text:c="22"/>- G - <text:s/>Grizzlies</text:p>
            <text:p><text:s text:c="16"/></text:p>
            <text:p><text:s text:c="17"/></text:p>
            <text:p><text:s text:c="12"/></text:p>
            <text:p><text:s text:c="8"/></text:p>
            <text:p><text:s text:c="8"/></text:p>
            <text:p><text:s text:c="8"/></text:p>
            <text:p><text:s text:c="12"/>Andrew Harrison (shoulder) has been ruled out for Friday against the Wizards.</text:p>
            <text:p><text:s text:c="8"/></text:p>
            <text:p><text:s text:c="8"/></text:p>
            <text:p><text:s text:c="13"/>The Grizzlies will be changing their starting lineup here and Harrison has played well as an off-ball guy. There's a decent chance Kobi Simmons gets a long look here while Mario Chalmers could also see an uptick in playing time. Keep an eye on Simmons in deep leagues.</text:p>
            <text:p><text:s text:c="8"/></text:p>
            <text:p><text:s text:c="8"/></text:p>
            <text:p><text:s text:c="13"/></text:p>
            <text:p><text:s text:c="14"/></text:p>
            <text:p><text:s text:c="13"/>Source: Rob Fischer on Twitter <text:s text:c="27"/>Jan 5 - 8: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s Jerebko</text:p>
            <text:p><text:s text:c="17"/></text:p>
            <text:p><text:s text:c="17"/></text:p>
            <text:p><text:s text:c="22"/>- F - <text:s/>Jazz</text:p>
            <text:p><text:s text:c="16"/></text:p>
            <text:p><text:s text:c="17"/></text:p>
            <text:p><text:s text:c="12"/></text:p>
            <text:p><text:s text:c="8"/></text:p>
            <text:p><text:s text:c="8"/></text:p>
            <text:p><text:s text:c="8"/></text:p>
            <text:p><text:s text:c="12"/>Jonas Jerebko is moving to the bench for Friday against the Nuggets.</text:p>
            <text:p><text:s text:c="8"/></text:p>
            <text:p><text:s text:c="8"/></text:p>
            <text:p><text:s text:c="13"/>This is nothing new for the Jazz to bring Jerebko off the bench, so nothing to see here.</text:p>
            <text:p><text:s text:c="8"/></text:p>
            <text:p><text:s text:c="8"/></text:p>
            <text:p><text:s text:c="13"/></text:p>
            <text:p><text:s text:c="14"/></text:p>
            <text:p><text:s text:c="13"/>Jan 5 - 8: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habo Sefolosha</text:p>
            <text:p><text:s text:c="17"/></text:p>
            <text:p><text:s text:c="17"/></text:p>
            <text:p><text:s text:c="22"/>- G/F - <text:s/>Jazz</text:p>
            <text:p><text:s text:c="16"/></text:p>
            <text:p><text:s text:c="17"/></text:p>
            <text:p><text:s text:c="12"/></text:p>
            <text:p><text:s text:c="8"/></text:p>
            <text:p><text:s text:c="8"/></text:p>
            <text:p><text:s text:c="8"/></text:p>
            <text:p><text:s text:c="12"/>Thabo Sefolosha will start on Friday vs. the Nuggets, sending Jonas Jerebko to the bench.</text:p>
            <text:p><text:s text:c="8"/></text:p>
            <text:p><text:s text:c="8"/></text:p>
            <text:p><text:s text:c="13"/>Sefolosha didn't even play on Wednesday vs. the Pelicans, but saw 31 and 33 minutes in the previous two. The Jazz are going small to matchup with the Nuggets, so this is a temporary move. He's a low-end fantasy asset and isn't a great option on a 10-game night.</text:p>
            <text:p><text:s text:c="8"/></text:p>
            <text:p><text:s text:c="8"/></text:p>
            <text:p><text:s text:c="13"/></text:p>
            <text:p><text:s text:c="14"/></text:p>
            <text:p><text:s text:c="13"/>Jan 5 - 8: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calf) is a game-time call against the Hawks for Friday.</text:p>
            <text:p><text:s text:c="8"/></text:p>
            <text:p><text:s text:c="8"/></text:p>
            <text:p><text:s text:c="13"/>The Blazers say he's available to play, but that doesn't mean much. It does sounds like he has a good chance to play, but the team wants him to go through warmups to make sure he's good to go. If he's out, Shabazz Napier would be busy.</text:p>
            <text:p><text:s text:c="8"/></text:p>
            <text:p><text:s text:c="8"/></text:p>
            <text:p><text:s text:c="13"/></text:p>
            <text:p><text:s text:c="14"/></text:p>
            <text:p><text:s text:c="13"/>Source: Erik Gundersen on Twitter <text:s text:c="24"/>Jan 5 - 8: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Canaan</text:p>
            <text:p><text:s text:c="17"/></text:p>
            <text:p><text:s text:c="17"/></text:p>
            <text:p><text:s text:c="22"/>- G - <text:s/>Suns</text:p>
            <text:p><text:s text:c="16"/></text:p>
            <text:p><text:s text:c="17"/></text:p>
            <text:p><text:s text:c="12"/></text:p>
            <text:p><text:s text:c="8"/></text:p>
            <text:p><text:s text:c="8"/></text:p>
            <text:p><text:s text:c="8"/></text:p>
            <text:p><text:s text:c="12"/>Isaiah Canaan (left adductor strain) is out for Friday against the Spurs.</text:p>
            <text:p><text:s text:c="8"/></text:p>
            <text:p><text:s text:c="8"/></text:p>
            <text:p><text:s text:c="13"/>After an minor injury on Wednesday, he wasn't on the injury report today. It's a late scratch for the backup point guard here and he'll likely be questionable for Sunday against the Thunder. For tonight, we'll be seeing a lot of Devin Booker at the point and Tyler Ulis should see decent minutes, as well. There should be more minutes for Troy Daniels and maybe even Danuel House with T.J. Warren also out.</text:p>
            <text:p><text:s text:c="8"/></text:p>
            <text:p><text:s text:c="8"/></text:p>
            <text:p><text:s text:c="13"/></text:p>
            <text:p><text:s text:c="14"/></text:p>
            <text:p><text:s text:c="13"/>Source: Suns on Twitter <text:s text:c="34"/>Jan 5 - 8: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 Horford</text:p>
            <text:p><text:s text:c="17"/></text:p>
            <text:p><text:s text:c="17"/></text:p>
            <text:p><text:s text:c="22"/>- F/C - <text:s/>Celtics</text:p>
            <text:p><text:s text:c="16"/></text:p>
            <text:p><text:s text:c="17"/></text:p>
            <text:p><text:s text:c="12"/></text:p>
            <text:p><text:s text:c="8"/></text:p>
            <text:p><text:s text:c="8"/></text:p>
            <text:p><text:s text:c="8"/></text:p>
            <text:p><text:s text:c="12"/>Al Horford (knee) will return to Friday's game vs. the Wolves.</text:p>
            <text:p><text:s text:c="8"/></text:p>
            <text:p><text:s text:c="8"/></text:p>
            <text:p><text:s text:c="13"/>He went to the locker room during the second quarter with a sore left knee and didn't return until the start of the second half sporting a sleeve on his knee. The Celtics are calling it "left knee soreness," so we'll keep a close eye on him the rest of the night.</text:p>
            <text:p><text:s text:c="8"/></text:p>
            <text:p><text:s text:c="8"/></text:p>
            <text:p><text:s text:c="13"/></text:p>
            <text:p><text:s text:c="14"/></text:p>
            <text:p><text:s text:c="13"/>Jan 5 - 8: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Jackson</text:p>
            <text:p><text:s text:c="17"/></text:p>
            <text:p><text:s text:c="17"/></text:p>
            <text:p><text:s text:c="22"/>- F - <text:s/>Suns</text:p>
            <text:p><text:s text:c="16"/></text:p>
            <text:p><text:s text:c="17"/></text:p>
            <text:p><text:s text:c="12"/></text:p>
            <text:p><text:s text:c="8"/></text:p>
            <text:p><text:s text:c="8"/></text:p>
            <text:p><text:s text:c="8"/></text:p>
            <text:p><text:s text:c="12"/>Josh Jackson is getting the start for T.J. Warren (illness) against the Spurs on Friday.</text:p>
            <text:p><text:s text:c="8"/></text:p>
            <text:p><text:s text:c="8"/></text:p>
            <text:p><text:s text:c="13"/>No wacky moves for the Suns as they just move Jackson up the depth chart. Jackson is coming off a 14-point game on Wednesday, but he was a DNP-CD on Tuesday. He should be given a big opportunity and all eyes will be on how he handles Kawhi Leonard.</text:p>
            <text:p><text:s text:c="8"/></text:p>
            <text:p><text:s text:c="8"/></text:p>
            <text:p><text:s text:c="13"/></text:p>
            <text:p><text:s text:c="14"/></text:p>
            <text:p><text:s text:c="13"/>Source: Scott Bordow on Twitter <text:s text:c="26"/>Jan 5 - 7: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T.J. Warren</text:p>
            <text:p><text:s text:c="17"/></text:p>
            <text:p><text:s text:c="17"/></text:p>
            <text:p><text:s text:c="22"/>- F - <text:s/>Suns</text:p>
            <text:p><text:s text:c="16"/></text:p>
            <text:p><text:s text:c="17"/></text:p>
            <text:p><text:s text:c="12"/></text:p>
            <text:p><text:s text:c="8"/></text:p>
            <text:p><text:s text:c="8"/></text:p>
            <text:p><text:s text:c="8"/></text:p>
            <text:p><text:s text:c="12"/>T.J. Warren (illness) will not play against the Spurs on Friday.</text:p>
            <text:p><text:s text:c="8"/></text:p>
            <text:p><text:s text:c="8"/></text:p>
            <text:p><text:s text:c="13"/>That should mean that the Suns go with Josh Jackson as a starter after getting a DNP-CD within the last week. We should also see more Devin Booker at the three, which would open up minutes for Troy Daniels. Daniel House could also be called on for more run, but would be a risky DFS play. Warren should have a chance to suit up for Sunday against the Thunder.</text:p>
            <text:p><text:s text:c="8"/></text:p>
            <text:p><text:s text:c="8"/></text:p>
            <text:p><text:s text:c="13"/></text:p>
            <text:p><text:s text:c="14"/></text:p>
            <text:p><text:s text:c="13"/>Source: Paul Garcia on Twitter <text:s text:c="27"/>Jan 5 - 7: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is in the lineup against the Suns on Friday.</text:p>
            <text:p><text:s text:c="8"/></text:p>
            <text:p><text:s text:c="8"/></text:p>
            <text:p><text:s text:c="13"/>He should be ready to roll after a night off on Wednesday. Leonard went off on Tuesday with 25 points and LaMarcus Aldridge is out, so he could be in for a big night vs. a weak Suns defense.</text:p>
            <text:p><text:s text:c="8"/></text:p>
            <text:p><text:s text:c="8"/></text:p>
            <text:p><text:s text:c="13"/></text:p>
            <text:p><text:s text:c="14"/></text:p>
            <text:p><text:s text:c="13"/>Source: Tom Orsborn on Twitter <text:s text:c="27"/>Jan 5 - 6: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Lowry</text:p>
            <text:p><text:s text:c="17"/></text:p>
            <text:p><text:s text:c="17"/></text:p>
            <text:p><text:s text:c="22"/>- G - <text:s/>Raptors</text:p>
            <text:p><text:s text:c="16"/></text:p>
            <text:p><text:s text:c="17"/></text:p>
            <text:p><text:s text:c="12"/></text:p>
            <text:p><text:s text:c="8"/></text:p>
            <text:p><text:s text:c="8"/></text:p>
            <text:p><text:s text:c="8"/></text:p>
            <text:p><text:s text:c="12"/>Kyle Lowry is dealing with sore fingers, but he is fully expected to play on Friday.</text:p>
            <text:p><text:s text:c="8"/></text:p>
            <text:p><text:s text:c="8"/></text:p>
            <text:p><text:s text:c="13"/>He has been wearing tape around his wrists to help prevent injury, and his fingers are swollen. He's been able to play through it, but it's possible the Raptors do manage his minutes sooner rather than later. This is also good news for Delon Wright's supporters.</text:p>
            <text:p><text:s text:c="8"/></text:p>
            <text:p><text:s text:c="8"/></text:p>
            <text:p><text:s text:c="13"/></text:p>
            <text:p><text:s text:c="14"/></text:p>
            <text:p><text:s text:c="13"/>Source: Raptors Republic <text:s text:c="33"/>Jan 5 - 6: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Anderson</text:p>
            <text:p><text:s text:c="17"/></text:p>
            <text:p><text:s text:c="17"/></text:p>
            <text:p><text:s text:c="22"/>- F - <text:s/>Spurs</text:p>
            <text:p><text:s text:c="16"/></text:p>
            <text:p><text:s text:c="17"/></text:p>
            <text:p><text:s text:c="12"/></text:p>
            <text:p><text:s text:c="8"/></text:p>
            <text:p><text:s text:c="8"/></text:p>
            <text:p><text:s text:c="8"/></text:p>
            <text:p><text:s text:c="12"/>Kyle Anderson will start in place of LaMarcus Aldridge on Friday vs. Phoenix.</text:p>
            <text:p><text:s text:c="8"/></text:p>
            <text:p><text:s text:c="8"/></text:p>
            <text:p><text:s text:c="13"/>It sounds like a it's just a day off for Aldridge, but the Spurs do have a back-to-back set coming up this weekend on Sunday and Monday which means Anderson will be starting for Kawhi Leonard in one of those. He's a nice bargain in DFS tonight and standard-league owners can feel comfortable streaming him as well.</text:p>
            <text:p><text:s text:c="8"/></text:p>
            <text:p><text:s text:c="8"/></text:p>
            <text:p><text:s text:c="13"/></text:p>
            <text:p><text:s text:c="14"/></text:p>
            <text:p><text:s text:c="13"/>Source: Paul Garcia on Twitter <text:s text:c="27"/>Jan 5 - 6: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Marcus Aldridge</text:p>
            <text:p><text:s text:c="17"/></text:p>
            <text:p><text:s text:c="17"/></text:p>
            <text:p><text:s text:c="22"/>- F/C - <text:s/>Spurs</text:p>
            <text:p><text:s text:c="16"/></text:p>
            <text:p><text:s text:c="17"/></text:p>
            <text:p><text:s text:c="12"/></text:p>
            <text:p><text:s text:c="8"/></text:p>
            <text:p><text:s text:c="8"/></text:p>
            <text:p><text:s text:c="8"/></text:p>
            <text:p><text:s text:c="12"/>LaMarcus Aldridge will not play against the Suns on Friday.</text:p>
            <text:p><text:s text:c="8"/></text:p>
            <text:p><text:s text:c="8"/></text:p>
            <text:p><text:s text:c="13"/>He's been seeing some serious minutes lately and maybe he's being held out as maintenance. The Spurs do not have a back-to-back set and will play again on Sunday, so consider Aldridge questionable for that. The Spurs did add that this was for rest, so he should be fine for Sunday. For tonight, we should see more Kyle Anderson, Davis Bertans, Joffrey Lauvergne and maybe even more Brandon Paul.</text:p>
            <text:p><text:s text:c="8"/></text:p>
            <text:p><text:s text:c="8"/></text:p>
            <text:p><text:s text:c="13"/></text:p>
            <text:p><text:s text:c="14"/></text:p>
            <text:p><text:s text:c="13"/>Source: Paul Garcia on Twitter <text:s text:c="27"/>Jan 5 - 6: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Walton Jr.</text:p>
            <text:p><text:s text:c="17"/></text:p>
            <text:p><text:s text:c="17"/></text:p>
            <text:p><text:s text:c="22"/>- G - <text:s/>Heat</text:p>
            <text:p><text:s text:c="16"/></text:p>
            <text:p><text:s text:c="17"/></text:p>
            <text:p><text:s text:c="12"/></text:p>
            <text:p><text:s text:c="8"/></text:p>
            <text:p><text:s text:c="8"/></text:p>
            <text:p><text:s text:c="8"/></text:p>
            <text:p><text:s text:c="12"/>Derrick Walton Jr. (illness) will not play against the Knicks on Friday.</text:p>
            <text:p><text:s text:c="8"/></text:p>
            <text:p><text:s text:c="8"/></text:p>
            <text:p><text:s text:c="13"/>He's picked up some spot minutes lately and played six minutes on Wednesday. The Heat are looking to play James Johnson at the three more, so this seems like a good spot to try that out a little more.</text:p>
            <text:p><text:s text:c="8"/></text:p>
            <text:p><text:s text:c="8"/></text:p>
            <text:p><text:s text:c="13"/></text:p>
            <text:p><text:s text:c="14"/></text:p>
            <text:p><text:s text:c="13"/>Source: Heat on Twitter <text:s text:c="34"/>Jan 5 - 6: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ndre Bembry</text:p>
            <text:p><text:s text:c="17"/></text:p>
            <text:p><text:s text:c="17"/></text:p>
            <text:p><text:s text:c="22"/>- F - <text:s/>Hawks</text:p>
            <text:p><text:s text:c="16"/></text:p>
            <text:p><text:s text:c="17"/></text:p>
            <text:p><text:s text:c="12"/></text:p>
            <text:p><text:s text:c="8"/></text:p>
            <text:p><text:s text:c="8"/></text:p>
            <text:p><text:s text:c="8"/></text:p>
            <text:p><text:s text:c="12"/>The Hawks recalled DeAndre Bembry.</text:p>
            <text:p><text:s text:c="8"/></text:p>
            <text:p><text:s text:c="8"/></text:p>
            <text:p><text:s text:c="13"/>The move is because he is being evaluated for a groin strain. The Hawks kept him down in the G League for three games and he didn't really go off, averaging 12.3 points, 7.3 boards, 3.3 assists, 2.7 steals, 0.3 blocks and 3.3 turnovers. He could get in the rotation, but he can stay on the wire in most leagues.</text:p>
            <text:p><text:s text:c="8"/></text:p>
            <text:p><text:s text:c="8"/></text:p>
            <text:p><text:s text:c="13"/></text:p>
            <text:p><text:s text:c="14"/></text:p>
            <text:p><text:s text:c="13"/>Jan 5 - 6: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West</text:p>
            <text:p><text:s text:c="17"/></text:p>
            <text:p><text:s text:c="17"/></text:p>
            <text:p><text:s text:c="22"/>- F/C - <text:s/>Warriors</text:p>
            <text:p><text:s text:c="16"/></text:p>
            <text:p><text:s text:c="17"/></text:p>
            <text:p><text:s text:c="12"/></text:p>
            <text:p><text:s text:c="8"/></text:p>
            <text:p><text:s text:c="8"/></text:p>
            <text:p><text:s text:c="8"/></text:p>
            <text:p><text:s text:c="12"/>David West (sprained right ankle) is probable for Saturday's game vs. the Clippers.</text:p>
            <text:p><text:s text:c="8"/></text:p>
            <text:p><text:s text:c="8"/></text:p>
            <text:p><text:s text:c="13"/>He tweaked the ankle on Thursday and didn't return, but he said after the game that he was "fine." He's not a fantasy option anyways and usually only sees minutes in the teens.</text:p>
            <text:p><text:s text:c="8"/></text:p>
            <text:p><text:s text:c="8"/></text:p>
            <text:p><text:s text:c="13"/></text:p>
            <text:p><text:s text:c="14"/></text:p>
            <text:p><text:s text:c="13"/>Jan 5 - 6: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mri Casspi</text:p>
            <text:p><text:s text:c="17"/></text:p>
            <text:p><text:s text:c="17"/></text:p>
            <text:p><text:s text:c="22"/>- F - <text:s/>Warriors</text:p>
            <text:p><text:s text:c="16"/></text:p>
            <text:p><text:s text:c="17"/></text:p>
            <text:p><text:s text:c="12"/></text:p>
            <text:p><text:s text:c="8"/></text:p>
            <text:p><text:s text:c="8"/></text:p>
            <text:p><text:s text:c="8"/></text:p>
            <text:p><text:s text:c="12"/>Omri Casspi (mid back strain) is probable for Saturday against the Clippers.</text:p>
            <text:p><text:s text:c="8"/></text:p>
            <text:p><text:s text:c="8"/></text:p>
            <text:p><text:s text:c="13"/>He should be back out there after missing the last two games. Casspi could be looking at minutes for this game because Kevin Durant (calf) is questionable.</text:p>
            <text:p><text:s text:c="8"/></text:p>
            <text:p><text:s text:c="8"/></text:p>
            <text:p><text:s text:c="13"/></text:p>
            <text:p><text:s text:c="14"/></text:p>
            <text:p><text:s text:c="13"/>Source: Warriors on Twitter <text:s text:c="30"/>Jan 5 - 6: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left knee soreness) is probable for Saturday's game vs. the Clippers.</text:p>
            <text:p><text:s text:c="8"/></text:p>
            <text:p><text:s text:c="8"/></text:p>
            <text:p><text:s text:c="13"/>Iguodala has been a regular on the injury reports this season, but he's expected to play through this minor ailment for now. If Kevin Durant (calf) and Omri Casspi (back) can't go, Iggy will be a nice streaming option after scoring 10 points (5-of-9 FGs) with nine assists, two rebounds, two steals, one block and two turnovers in 31 minutes on Thursday vs. Houston.</text:p>
            <text:p><text:s text:c="8"/></text:p>
            <text:p><text:s text:c="8"/></text:p>
            <text:p><text:s text:c="13"/></text:p>
            <text:p><text:s text:c="14"/></text:p>
            <text:p><text:s text:c="13"/>Source: Warriors PR on Twitter <text:s text:c="27"/>Jan 5 - 6: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right ankle) is probable for Saturday against the Clippers.</text:p>
            <text:p><text:s text:c="8"/></text:p>
            <text:p><text:s text:c="8"/></text:p>
            <text:p><text:s text:c="13"/>This is basically just a precautionary listing after Curry playing both games of a back-to-back set on Wednesday and Thursday. He's looked outstanding since his return on Saturday, so his owners should fully expect to have him out there.</text:p>
            <text:p><text:s text:c="8"/></text:p>
            <text:p><text:s text:c="8"/></text:p>
            <text:p><text:s text:c="13"/></text:p>
            <text:p><text:s text:c="14"/></text:p>
            <text:p><text:s text:c="13"/>Source: Warriors on Twitter <text:s text:c="30"/>Jan 5 - 6: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Draymond Green is probable for Saturday's game vs. the Clippers with right knee soreness.</text:p>
            <text:p><text:s text:c="8"/></text:p>
            <text:p><text:s text:c="8"/></text:p>
            <text:p><text:s text:c="13"/>It's yet another injury for Green, but it doesn't appear to be anything too serious. Check back on Saturday morning for an update after their shootaround, but Green's owners can leave him in lineups for now. He was terrific on Thursday vs. Houston, racking up 17 points with 14 rebounds and 10 assists for his 21st triple-double of his career. If he does sit, Jordan Bell will be an excellent streaming option.</text:p>
            <text:p><text:s text:c="8"/></text:p>
            <text:p><text:s text:c="8"/></text:p>
            <text:p><text:s text:c="13"/></text:p>
            <text:p><text:s text:c="14"/></text:p>
            <text:p><text:s text:c="13"/>Source: Warriors PR on Twitter <text:s text:c="27"/>Jan 5 - 6: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right calf strain) is questionable to face the Clippers on Saturday.</text:p>
            <text:p><text:s text:c="8"/></text:p>
            <text:p><text:s text:c="8"/></text:p>
            <text:p><text:s text:c="13"/>He missed Thursday night due to a calf strain after he played through it on Wednesday. KD also had a lower-leg issue from last week, so maybe that's part of it, as well. The Warriors won't be risking him and they beat the Rockets in Houston on Thursday to give them some cushion for the No. 1 seed. If he's out, Andre Iguodala and Omri Casspi could play more, assuming they're a go.</text:p>
            <text:p><text:s text:c="8"/></text:p>
            <text:p><text:s text:c="8"/></text:p>
            <text:p><text:s text:c="13"/></text:p>
            <text:p><text:s text:c="14"/></text:p>
            <text:p><text:s text:c="13"/>Source: Warriors on Twitter <text:s text:c="30"/>Jan 5 - 6: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il Wilson</text:p>
            <text:p><text:s text:c="17"/></text:p>
            <text:p><text:s text:c="17"/></text:p>
            <text:p><text:s text:c="22"/>- F - <text:s/>Lakers</text:p>
            <text:p><text:s text:c="16"/></text:p>
            <text:p><text:s text:c="17"/></text:p>
            <text:p><text:s text:c="12"/></text:p>
            <text:p><text:s text:c="8"/></text:p>
            <text:p><text:s text:c="8"/></text:p>
            <text:p><text:s text:c="8"/></text:p>
            <text:p><text:s text:c="12"/>The Clippers have waived Jamil Wilson.</text:p>
            <text:p><text:s text:c="8"/></text:p>
            <text:p><text:s text:c="8"/></text:p>
            <text:p><text:s text:c="13"/>Wilson was on a two-way contract with the Clippers and had some nice moments while Blake Griffin was out, but the Clippers need help at guard with Austin Rivers (bruised heel) out and Milos Teodosic re-aggravating his foot injury on Thursday.</text:p>
            <text:p><text:s text:c="8"/></text:p>
            <text:p><text:s text:c="8"/></text:p>
            <text:p><text:s text:c="13"/></text:p>
            <text:p><text:s text:c="14"/></text:p>
            <text:p><text:s text:c="13"/>Source: Adrian Wojnarowski on Twitter <text:s text:c="20"/>Jan 5 - 5: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rone Wallace</text:p>
            <text:p><text:s text:c="17"/></text:p>
            <text:p><text:s text:c="17"/></text:p>
            <text:p><text:s text:c="22"/>- G - <text:s/>Clippers</text:p>
            <text:p><text:s text:c="16"/></text:p>
            <text:p><text:s text:c="17"/></text:p>
            <text:p><text:s text:c="12"/></text:p>
            <text:p><text:s text:c="8"/></text:p>
            <text:p><text:s text:c="8"/></text:p>
            <text:p><text:s text:c="8"/></text:p>
            <text:p><text:s text:c="12"/>Clippers sign G Tyrone Wallace.</text:p>
            <text:p><text:s text:c="8"/></text:p>
            <text:p><text:s text:c="8"/></text:p>
            <text:p><text:s text:c="13"/>It makes sense because Wallace is listed at 6'5", so coach Doc Rivers may have another PG defensive option. Jawun Evans is undersized and coach Doc Rivers mentioned how Evans had a tough night against Russell Westbrook on Thursday. Wallace's G League averages are solid at 22.8 points, 6.0 boards, 5.4 assists, 1.5 steals, 0.9 blocks and 0.6 treys. Don't be surprised to see him in the rotation on Saturday.</text:p>
            <text:p><text:s text:c="8"/></text:p>
            <text:p><text:s text:c="8"/></text:p>
            <text:p><text:s text:c="13"/></text:p>
            <text:p><text:s text:c="14"/></text:p>
            <text:p><text:s text:c="13"/>Source: Adrian Wojnarowski on Twitter <text:s text:c="20"/>Jan 5 - 5: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Stanley Johnson</text:p>
            <text:p><text:s text:c="17"/></text:p>
            <text:p><text:s text:c="17"/></text:p>
            <text:p><text:s text:c="22"/>- F - <text:s/>Pistons</text:p>
            <text:p><text:s text:c="16"/></text:p>
            <text:p><text:s text:c="17"/></text:p>
            <text:p><text:s text:c="12"/></text:p>
            <text:p><text:s text:c="8"/></text:p>
            <text:p><text:s text:c="8"/></text:p>
            <text:p><text:s text:c="8"/></text:p>
            <text:p><text:s text:c="12"/>Stanley Johnson (hip) will be a game-time call for Friday against the 76ers.</text:p>
            <text:p><text:s text:c="8"/></text:p>
            <text:p><text:s text:c="8"/></text:p>
            <text:p><text:s text:c="13"/>He was listed as doubtful, so theres's decent chance the team holds him out. Reggie Bullock may be ahead of Johnson anyway and Luke Kennard could also get minutes.</text:p>
            <text:p><text:s text:c="8"/></text:p>
            <text:p><text:s text:c="8"/></text:p>
            <text:p><text:s text:c="13"/></text:p>
            <text:p><text:s text:c="14"/></text:p>
            <text:p><text:s text:c="13"/>Source: James Edwards III on Twitter <text:s text:c="21"/>Jan 5 - 5: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Drummond</text:p>
            <text:p><text:s text:c="17"/></text:p>
            <text:p><text:s text:c="17"/></text:p>
            <text:p><text:s text:c="22"/>- C - <text:s/>Pistons</text:p>
            <text:p><text:s text:c="16"/></text:p>
            <text:p><text:s text:c="17"/></text:p>
            <text:p><text:s text:c="12"/></text:p>
            <text:p><text:s text:c="8"/></text:p>
            <text:p><text:s text:c="8"/></text:p>
            <text:p><text:s text:c="8"/></text:p>
            <text:p><text:s text:c="12"/>Andre Drummond (rib) will play against the 76ers on Friday.</text:p>
            <text:p><text:s text:c="8"/></text:p>
            <text:p><text:s text:c="8"/></text:p>
            <text:p><text:s text:c="13"/>He was going to be a game-time call, but he gets the green light with 90 minutes to spare. Drummond's main issue will be pain tolerance, so expect for the Pistons to protect him with something. This could mean Boban Marjanovic moves out of the rotation, or maybe Boban does get the backup minutes after an impressive Wednesday.</text:p>
            <text:p><text:s text:c="8"/></text:p>
            <text:p><text:s text:c="8"/></text:p>
            <text:p><text:s text:c="13"/></text:p>
            <text:p><text:s text:c="14"/></text:p>
            <text:p><text:s text:c="13"/>Source: Rod Beard on Twitter <text:s text:c="29"/>Jan 5 - 5: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n Anderson</text:p>
            <text:p><text:s text:c="17"/></text:p>
            <text:p><text:s text:c="17"/></text:p>
            <text:p><text:s text:c="22"/>- F - <text:s/>76ers</text:p>
            <text:p><text:s text:c="16"/></text:p>
            <text:p><text:s text:c="17"/></text:p>
            <text:p><text:s text:c="12"/></text:p>
            <text:p><text:s text:c="8"/></text:p>
            <text:p><text:s text:c="8"/></text:p>
            <text:p><text:s text:c="8"/></text:p>
            <text:p><text:s text:c="12"/>Justin Anderson (shin) is unlikely to play on Friday against the Pistons.</text:p>
            <text:p><text:s text:c="8"/></text:p>
            <text:p><text:s text:c="8"/></text:p>
            <text:p><text:s text:c="13"/>He was questionable, but the 76ers will likely hold him out again. Anderson's shin splints have kept him out for almost two months.</text:p>
            <text:p><text:s text:c="8"/></text:p>
            <text:p><text:s text:c="8"/></text:p>
            <text:p><text:s text:c="13"/></text:p>
            <text:p><text:s text:c="14"/></text:p>
            <text:p><text:s text:c="13"/>Source: Jon Johnson on Twitter <text:s text:c="27"/>Jan 5 - 5: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knee) will not play against the Wolves on Friday.</text:p>
            <text:p><text:s text:c="8"/></text:p>
            <text:p><text:s text:c="8"/></text:p>
            <text:p><text:s text:c="13"/>He is expected to play against the Nets on Saturday on this back-to-back set. Morris is still not playing in back-to-back sets and he cleared the 20-minute mark on Wednesday for the first time since Dec. 8. While he's out, Semi Ojeleye should be the next man up while Aron Baynes could see additional run against the bigger Wolves frontcourt.</text:p>
            <text:p><text:s text:c="8"/></text:p>
            <text:p><text:s text:c="8"/></text:p>
            <text:p><text:s text:c="13"/></text:p>
            <text:p><text:s text:c="14"/></text:p>
            <text:p><text:s text:c="13"/>Source: Sean Grande on Twitter <text:s text:c="27"/>Jan 5 - 5: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personal) is not with the team on Friday and he did not practice.</text:p>
            <text:p><text:s text:c="8"/></text:p>
            <text:p><text:s text:c="8"/></text:p>
            <text:p><text:s text:c="13"/>His wife is pregnant and she is due in the very near future. The Kings do have a home game against the Nuggets on Saturday, so consider Hill questionable at best for that one. If he's out, De'Aaron Fox, Buddy Hield, Bogdan Bogdanovic and Garrett Temple to see more run. The Kings could add Malachi Richardson to their rotation, too.</text:p>
            <text:p><text:s text:c="8"/></text:p>
            <text:p><text:s text:c="8"/></text:p>
            <text:p><text:s text:c="13"/></text:p>
            <text:p><text:s text:c="14"/></text:p>
            <text:p><text:s text:c="13"/>Source: Sean Cunningham on Twitter <text:s text:c="23"/>Jan 5 - 4: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re Carroll</text:p>
            <text:p><text:s text:c="17"/></text:p>
            <text:p><text:s text:c="17"/></text:p>
            <text:p><text:s text:c="22"/>- F - <text:s/>Nets</text:p>
            <text:p><text:s text:c="16"/></text:p>
            <text:p><text:s text:c="17"/></text:p>
            <text:p><text:s text:c="12"/></text:p>
            <text:p><text:s text:c="8"/></text:p>
            <text:p><text:s text:c="8"/></text:p>
            <text:p><text:s text:c="8"/></text:p>
            <text:p><text:s text:c="12"/>DeMarre Carroll (sore rib) is questionable for Saturday against the Celtics.</text:p>
            <text:p><text:s text:c="8"/></text:p>
            <text:p><text:s text:c="8"/></text:p>
            <text:p><text:s text:c="13"/>He played through the injury on Wednesday, but it was fairly clear he was playing hurt. Carroll also talked about how his ribs feel like they're on a barbecue, so he could sit out. If so, that's more playing time going to Allen Crabbe, Joe Harris, Nik Stauskas and Quincy Acy.</text:p>
            <text:p><text:s text:c="8"/></text:p>
            <text:p><text:s text:c="8"/></text:p>
            <text:p><text:s text:c="13"/></text:p>
            <text:p><text:s text:c="14"/></text:p>
            <text:p><text:s text:c="13"/>Source: Nets PR <text:s text:c="42"/>Jan 5 - 4: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is LeVert</text:p>
            <text:p><text:s text:c="17"/></text:p>
            <text:p><text:s text:c="17"/></text:p>
            <text:p><text:s text:c="22"/>- G - <text:s/>Nets</text:p>
            <text:p><text:s text:c="16"/></text:p>
            <text:p><text:s text:c="17"/></text:p>
            <text:p><text:s text:c="12"/></text:p>
            <text:p><text:s text:c="8"/></text:p>
            <text:p><text:s text:c="8"/></text:p>
            <text:p><text:s text:c="8"/></text:p>
            <text:p><text:s text:c="12"/>Caris LeVert (left groin strain) is doubtful for Saturday against the Celtics.</text:p>
            <text:p><text:s text:c="8"/></text:p>
            <text:p><text:s text:c="8"/></text:p>
            <text:p><text:s text:c="13"/>The Nets are saying the injury is not serious, but the Nets have been very, very careful with banged-up players. LeVert was on fire before this groin injury, so he almost has to be held in 12-team leagues. While he's out, it'll be Nik Stauskas, Joe Harris and Quincy Acy stepping up.</text:p>
            <text:p><text:s text:c="8"/></text:p>
            <text:p><text:s text:c="8"/></text:p>
            <text:p><text:s text:c="13"/></text:p>
            <text:p><text:s text:c="14"/></text:p>
            <text:p><text:s text:c="13"/>Source: Nets PR <text:s text:c="42"/>Jan 5 - 4: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los Teodosic</text:p>
            <text:p><text:s text:c="17"/></text:p>
            <text:p><text:s text:c="17"/></text:p>
            <text:p><text:s text:c="22"/>- G - <text:s/>Clippers</text:p>
            <text:p><text:s text:c="16"/></text:p>
            <text:p><text:s text:c="17"/></text:p>
            <text:p><text:s text:c="12"/></text:p>
            <text:p><text:s text:c="8"/></text:p>
            <text:p><text:s text:c="8"/></text:p>
            <text:p><text:s text:c="8"/></text:p>
            <text:p><text:s text:c="12"/>Milos Teodosic (foot) is listed as questionable for Saturday against the Warriors.</text:p>
            <text:p><text:s text:c="8"/></text:p>
            <text:p><text:s text:c="8"/></text:p>
            <text:p><text:s text:c="13"/>We still haven't heard on Milos' re-evaluation that is taking place today, so we don't know if that exam is tied to this status update from the team. Either way, Teodosic is probably going to have some heavy restrictions and he's a drop candidate in shallower leagues. Jawun Evans is the favorite to start while Wes Johnson looks like the better pickup in 14-team leagues.</text:p>
            <text:p><text:s text:c="8"/></text:p>
            <text:p><text:s text:c="8"/></text:p>
            <text:p><text:s text:c="13"/></text:p>
            <text:p><text:s text:c="14"/></text:p>
            <text:p><text:s text:c="13"/>Jan 5 - 4: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ene Hilario</text:p>
            <text:p><text:s text:c="17"/></text:p>
            <text:p><text:s text:c="17"/></text:p>
            <text:p><text:s text:c="22"/>- F/C - <text:s/>Rockets</text:p>
            <text:p><text:s text:c="16"/></text:p>
            <text:p><text:s text:c="17"/></text:p>
            <text:p><text:s text:c="12"/></text:p>
            <text:p><text:s text:c="8"/></text:p>
            <text:p><text:s text:c="8"/></text:p>
            <text:p><text:s text:c="8"/></text:p>
            <text:p><text:s text:c="12"/>Nene (right knee contusion) is listed as out in the game notes for Saturday's matchup vs. Detroit.</text:p>
            <text:p><text:s text:c="8"/></text:p>
            <text:p><text:s text:c="8"/></text:p>
            <text:p><text:s text:c="13"/>Nene was unable to finish Wednesday's game and was sidelined for Thursday's loss to Golden State as well. Tarik Black and Clint Capela will continue to soak up a few additional minutes apiece.</text:p>
            <text:p><text:s text:c="8"/></text:p>
            <text:p><text:s text:c="8"/></text:p>
            <text:p><text:s text:c="13"/></text:p>
            <text:p><text:s text:c="14"/></text:p>
            <text:p><text:s text:c="13"/>Source: NBA.com <text:s text:c="42"/>Jan 5 - 2: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ristiano Felicio</text:p>
            <text:p><text:s text:c="17"/></text:p>
            <text:p><text:s text:c="17"/></text:p>
            <text:p><text:s text:c="22"/>- F/C - <text:s/>Bulls</text:p>
            <text:p><text:s text:c="16"/></text:p>
            <text:p><text:s text:c="17"/></text:p>
            <text:p><text:s text:c="12"/></text:p>
            <text:p><text:s text:c="8"/></text:p>
            <text:p><text:s text:c="8"/></text:p>
            <text:p><text:s text:c="8"/></text:p>
            <text:p><text:s text:c="12"/>The Bulls have assigned Cristiano Felicio to the G-League.</text:p>
            <text:p><text:s text:c="8"/></text:p>
            <text:p><text:s text:c="8"/></text:p>
            <text:p><text:s text:c="13"/>After signing a hefty, long-term contract this summer, Felicio has been a major disappointment this season. He is averaging just 3.8 points and 2.7 rebounds in 14.0 minutes over 23 games.</text:p>
            <text:p><text:s text:c="8"/></text:p>
            <text:p><text:s text:c="8"/></text:p>
            <text:p><text:s text:c="13"/></text:p>
            <text:p><text:s text:c="14"/></text:p>
            <text:p><text:s text:c="13"/>Source: Bulls PR on Twitter <text:s text:c="30"/>Jan 5 - 2: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n Jackson</text:p>
            <text:p><text:s text:c="17"/></text:p>
            <text:p><text:s text:c="17"/></text:p>
            <text:p><text:s text:c="22"/>- F - <text:s/>Kings</text:p>
            <text:p><text:s text:c="16"/></text:p>
            <text:p><text:s text:c="17"/></text:p>
            <text:p><text:s text:c="12"/></text:p>
            <text:p><text:s text:c="8"/></text:p>
            <text:p><text:s text:c="8"/></text:p>
            <text:p><text:s text:c="8"/></text:p>
            <text:p><text:s text:c="12"/>The Kings have assigned Justin Jackson and Georgios Papagiannis to their G-League affiliate.</text:p>
            <text:p><text:s text:c="8"/></text:p>
            <text:p><text:s text:c="8"/></text:p>
            <text:p><text:s text:c="13"/>Minimal fantasy impact to note here, as Jackson is averaging just 5.4 points and 1.8 rebounds in 17.3 minutes this season. Papagiannis has appeared in only nine games and is averaging 7.8 minutes.</text:p>
            <text:p><text:s text:c="8"/></text:p>
            <text:p><text:s text:c="8"/></text:p>
            <text:p><text:s text:c="13"/>Related: Georgios Papagiannis</text:p>
            <text:p><text:s text:c="14"/></text:p>
            <text:p><text:s text:c="13"/>Source: James Ham on Twitter <text:s text:c="29"/>Jan 5 - 2: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Lonzo Ball (shoulder) has been upgraded to probable for Friday's game vs. the Hornets.</text:p>
            <text:p><text:s text:c="8"/></text:p>
            <text:p><text:s text:c="8"/></text:p>
            <text:p><text:s text:c="13"/>Ball has missed each of the Lakers last six games, but now appears to be on track to return to the lineup Friday night. He practiced fully on Thursday and said he was "pretty close" to 100 percent. Prior to the injury, Ball was averaging 15.8 points, 7.2 rebounds, 7.4 assists and 1.2 steals, while shooting an improved 43.0 percent from the floor and 44.1 percent from downtown over his last five games. Tyler Ennis will get bumped back to the bench upon Ball's return.</text:p>
            <text:p><text:s text:c="8"/></text:p>
            <text:p><text:s text:c="8"/></text:p>
            <text:p><text:s text:c="13"/>Related: Tyler Ennis</text:p>
            <text:p><text:s text:c="14"/></text:p>
            <text:p><text:s text:c="13"/>Source: Tania Ganguli on Twitter <text:s text:c="25"/>Jan 5 - 2: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right ankle) practiced with the team on Friday is expected to start Saturday vs. Orlando.</text:p>
            <text:p><text:s text:c="8"/></text:p>
            <text:p><text:s text:c="8"/></text:p>
            <text:p><text:s text:c="13"/>Love was forced to exit Wednesday's loss to Boston after tweaking his ankle in the second quarter. However, he did return in the second half and apparently has not been hampered by it since. Love scored just two points over 21 minutes on Wednesday but did average 23.5 points, 10.4 rebounds and 3.4 treys over the Cavs final 15 games in December.</text:p>
            <text:p><text:s text:c="8"/></text:p>
            <text:p><text:s text:c="8"/></text:p>
            <text:p><text:s text:c="13"/></text:p>
            <text:p><text:s text:c="14"/></text:p>
            <text:p><text:s text:c="13"/>Source: Cleveland.com <text:s text:c="36"/>Jan 5 - 1: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Thomas</text:p>
            <text:p><text:s text:c="17"/></text:p>
            <text:p><text:s text:c="17"/></text:p>
            <text:p><text:s text:c="22"/>- G - <text:s/>Lakers</text:p>
            <text:p><text:s text:c="16"/></text:p>
            <text:p><text:s text:c="17"/></text:p>
            <text:p><text:s text:c="12"/></text:p>
            <text:p><text:s text:c="8"/></text:p>
            <text:p><text:s text:c="8"/></text:p>
            <text:p><text:s text:c="8"/></text:p>
            <text:p><text:s text:c="12"/>Isaiah Thomas (rest) will make his first start of the season Saturday night in Orlando.</text:p>
            <text:p><text:s text:c="8"/></text:p>
            <text:p><text:s text:c="8"/></text:p>
            <text:p><text:s text:c="13"/>Thomas made his season debut on Tuesday and scored 17 points in 19 minutes. He was rested for Wednesday's game vs. Boston. Thomas said he was playing at "80 percent," based on his physical conditioning and "not as powerful as I want to be and explosive." Last season, Thomas finished in the top-five in MVP voting and averaged 28.9 points and 5.9 assists per game.</text:p>
            <text:p><text:s text:c="8"/></text:p>
            <text:p><text:s text:c="8"/></text:p>
            <text:p><text:s text:c="13"/></text:p>
            <text:p><text:s text:c="14"/></text:p>
            <text:p><text:s text:c="13"/>Source: Cleveland.com <text:s text:c="36"/>Jan 5 - 1: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on Simmons</text:p>
            <text:p><text:s text:c="17"/></text:p>
            <text:p><text:s text:c="17"/></text:p>
            <text:p><text:s text:c="22"/>- G/F - <text:s/>Magic</text:p>
            <text:p><text:s text:c="16"/></text:p>
            <text:p><text:s text:c="17"/></text:p>
            <text:p><text:s text:c="12"/></text:p>
            <text:p><text:s text:c="8"/></text:p>
            <text:p><text:s text:c="8"/></text:p>
            <text:p><text:s text:c="8"/></text:p>
            <text:p><text:s text:c="12"/>Jonathon Simmons (back) was unable to practice on Thursday and Friday and is considered questionable for Saturday's game vs. Cleveland</text:p>
            <text:p><text:s text:c="8"/></text:p>
            <text:p><text:s text:c="8"/></text:p>
            <text:p><text:s text:c="13"/>Simmons was forced to exit Wednesday's loss to the Rockets due to back spasms, and the issue is clearly still lingering. If Simmons is unable to play, Mario Hezonja would likely be inserted into the starting lineup. Hezonja started the second half in place of Simmons on Wednesday. Arron Afflalo and Wes Iwundu would also see an uptick in minutes off the bench.</text:p>
            <text:p><text:s text:c="8"/></text:p>
            <text:p><text:s text:c="8"/></text:p>
            <text:p><text:s text:c="13"/>Related: Mario Hezonja</text:p>
            <text:p><text:s text:c="14"/></text:p>
            <text:p><text:s text:c="13"/>Jan 5 - 1: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errick Rose</text:p>
            <text:p><text:s text:c="17"/></text:p>
            <text:p><text:s text:c="17"/></text:p>
            <text:p><text:s text:c="22"/>- G - <text:s/>Timberwolves</text:p>
            <text:p><text:s text:c="16"/></text:p>
            <text:p><text:s text:c="17"/></text:p>
            <text:p><text:s text:c="12"/></text:p>
            <text:p><text:s text:c="8"/></text:p>
            <text:p><text:s text:c="8"/></text:p>
            <text:p><text:s text:c="8"/></text:p>
            <text:p><text:s text:c="12"/>Coach Tyronn Lue said that Derrick Rose (ankle) could return during the Cavs current road trip.</text:p>
            <text:p><text:s text:c="8"/></text:p>
            <text:p><text:s text:c="8"/></text:p>
            <text:p><text:s text:c="13"/>The Cavs are currently in the middle of a five-game road swing. After playing Saturday night in Orlando, they play Monday and Thursday, before concluding the trip Friday in Indiana. Lue told reporters that upon his return, Rose will take minutes and games away from Dwyane Wade. Lue wants to prevent both Wade and Isaiah Thomas from playing in back-to-backs, which will open up some playing time for Rose. "I haven't had any pain, I haven't had any setbacks," Rose said. "If anything I've been progressing every day and every week, so I'm on the right track.</text:p>
            <text:p><text:s text:c="8"/></text:p>
            <text:p><text:s text:c="8"/></text:p>
            <text:p><text:s text:c="13"/>Related: Dwyane Wade</text:p>
            <text:p><text:s text:c="14"/></text:p>
            <text:p><text:s text:c="13"/>Source: Cleveland.com <text:s text:c="36"/>Jan 5 - 1: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ill Barton</text:p>
            <text:p><text:s text:c="17"/></text:p>
            <text:p><text:s text:c="17"/></text:p>
            <text:p><text:s text:c="22"/>- G/F - <text:s/>Nuggets</text:p>
            <text:p><text:s text:c="16"/></text:p>
            <text:p><text:s text:c="17"/></text:p>
            <text:p><text:s text:c="12"/></text:p>
            <text:p><text:s text:c="8"/></text:p>
            <text:p><text:s text:c="8"/></text:p>
            <text:p><text:s text:c="8"/></text:p>
            <text:p><text:s text:c="12"/>Will Barton (illness) was able to participate in shootaround and says he feels much better and is "good to go" for Friday's game vs. Utah.</text:p>
            <text:p><text:s text:c="8"/></text:p>
            <text:p><text:s text:c="8"/></text:p>
            <text:p><text:s text:c="13"/>Barton was limited on Wednesday and logged only 20 minutes. However, he should be expected to see his typical allotment of playing time Friday night. On the season, Barton is averaging 14.8 points, 5.1 rebounds, 3.9 assists and 1.8 3-pointers in 31.0 minutes per contest.</text:p>
            <text:p><text:s text:c="8"/></text:p>
            <text:p><text:s text:c="8"/></text:p>
            <text:p><text:s text:c="13"/></text:p>
            <text:p><text:s text:c="14"/></text:p>
            <text:p><text:s text:c="13"/>Source: Harrison Wind on Twitter <text:s text:c="25"/>Jan 5 - 1: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aul Neto</text:p>
            <text:p><text:s text:c="17"/></text:p>
            <text:p><text:s text:c="17"/></text:p>
            <text:p><text:s text:c="22"/>- G - <text:s/>Jazz</text:p>
            <text:p><text:s text:c="16"/></text:p>
            <text:p><text:s text:c="17"/></text:p>
            <text:p><text:s text:c="12"/></text:p>
            <text:p><text:s text:c="8"/></text:p>
            <text:p><text:s text:c="8"/></text:p>
            <text:p><text:s text:c="8"/></text:p>
            <text:p><text:s text:c="12"/>Raul Neto (knee, concussion) is listed as out for Friday's game vs. the Nuggets.</text:p>
            <text:p><text:s text:c="8"/></text:p>
            <text:p><text:s text:c="8"/></text:p>
            <text:p><text:s text:c="13"/>Neto has been sidelined for nearly a month now, having last appeared in a game back on Dec. 9. He should be left on waivers.</text:p>
            <text:p><text:s text:c="8"/></text:p>
            <text:p><text:s text:c="8"/></text:p>
            <text:p><text:s text:c="13"/></text:p>
            <text:p><text:s text:c="14"/></text:p>
            <text:p><text:s text:c="13"/>Source: NBA.com <text:s text:c="42"/>Jan 5 - 1: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ctor Oladipo</text:p>
            <text:p><text:s text:c="17"/></text:p>
            <text:p><text:s text:c="17"/></text:p>
            <text:p><text:s text:c="22"/>- G - <text:s/>Pacers</text:p>
            <text:p><text:s text:c="16"/></text:p>
            <text:p><text:s text:c="17"/></text:p>
            <text:p><text:s text:c="12"/></text:p>
            <text:p><text:s text:c="8"/></text:p>
            <text:p><text:s text:c="8"/></text:p>
            <text:p><text:s text:c="8"/></text:p>
            <text:p><text:s text:c="12"/>Coach Nate McMillan said that Victor Oladipo (sore right knee) will be a game-time decision for Saturday's matchup with the Bulls.</text:p>
            <text:p><text:s text:c="8"/></text:p>
            <text:p><text:s text:c="8"/></text:p>
            <text:p><text:s text:c="13"/>After sitting out the last four games, Oladipo has a chance to return to the lineup this weekend. He was able to practice with the team with live contact on Thursday and again on Friday, which is obviously a good sign. The Pacers play at 7 pm EST on Saturday, so we should have confirmation, one way or the other, at approximately 5:30, when coach McMillan addresses the media before the game. Bojan Bogdanovic (sprained left ankle) is listed as questionable. The Pacers will be shorthanded on the wing if both players are ruled out.</text:p>
            <text:p><text:s text:c="8"/></text:p>
            <text:p><text:s text:c="8"/></text:p>
            <text:p><text:s text:c="13"/>Related: Lance Stephenson</text:p>
            <text:p><text:s text:c="14"/></text:p>
            <text:p><text:s text:c="13"/>Source: Pacers PR on Twitter <text:s text:c="29"/>Jan 5 - 1: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son Chandler</text:p>
            <text:p><text:s text:c="17"/></text:p>
            <text:p><text:s text:c="17"/></text:p>
            <text:p><text:s text:c="22"/>- C - <text:s/>Suns</text:p>
            <text:p><text:s text:c="16"/></text:p>
            <text:p><text:s text:c="17"/></text:p>
            <text:p><text:s text:c="12"/></text:p>
            <text:p><text:s text:c="8"/></text:p>
            <text:p><text:s text:c="8"/></text:p>
            <text:p><text:s text:c="8"/></text:p>
            <text:p><text:s text:c="12"/>Tyson Chandler (rest) will start at center for the Suns on Friday vs. the Spurs.</text:p>
            <text:p><text:s text:c="8"/></text:p>
            <text:p><text:s text:c="8"/></text:p>
            <text:p><text:s text:c="13"/>Chandler was rested in the Suns loss to the Nuggets on Wednesday. Over his last five starts, Chandler is averaging 6.0 points, 10.6 rebounds and 1.2 assists in 26.9 minutes. With Chandler back in the starting lineup, Greg Monroe will likely get stuck with a DNP-CD on Friday.</text:p>
            <text:p><text:s text:c="8"/></text:p>
            <text:p><text:s text:c="8"/></text:p>
            <text:p><text:s text:c="13"/>Related: Greg Monroe</text:p>
            <text:p><text:s text:c="14"/></text:p>
            <text:p><text:s text:c="13"/>Source: Scott Bordow on Twitter <text:s text:c="26"/>Jan 5 - 12: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Warren</text:p>
            <text:p><text:s text:c="17"/></text:p>
            <text:p><text:s text:c="17"/></text:p>
            <text:p><text:s text:c="22"/>- F - <text:s/>Suns</text:p>
            <text:p><text:s text:c="16"/></text:p>
            <text:p><text:s text:c="17"/></text:p>
            <text:p><text:s text:c="12"/></text:p>
            <text:p><text:s text:c="8"/></text:p>
            <text:p><text:s text:c="8"/></text:p>
            <text:p><text:s text:c="8"/></text:p>
            <text:p><text:s text:c="12"/>T.J. Warren (illness) is listed as questionable for Friday's game vs. San Antonio.</text:p>
            <text:p><text:s text:c="8"/></text:p>
            <text:p><text:s text:c="8"/></text:p>
            <text:p><text:s text:c="13"/>Warren has been remarkably consistent this season, starting each of the Suns first 40 games. However, it looks like he'll be a game-time decision on Friday night. If Warren is unable to play, Josh Jackson and Troy Daniels would see an uptick in minutes on the wing. Jared Dudley (illness) has already been ruled out of Friday's game.</text:p>
            <text:p><text:s text:c="8"/></text:p>
            <text:p><text:s text:c="8"/></text:p>
            <text:p><text:s text:c="13"/></text:p>
            <text:p><text:s text:c="14"/></text:p>
            <text:p><text:s text:c="13"/>Source: Scott Bordow on Twitter <text:s text:c="26"/>Jan 5 - 12: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jan Bogdanovic</text:p>
            <text:p><text:s text:c="17"/></text:p>
            <text:p><text:s text:c="17"/></text:p>
            <text:p><text:s text:c="22"/>- G/F - <text:s/>Pacers</text:p>
            <text:p><text:s text:c="16"/></text:p>
            <text:p><text:s text:c="17"/></text:p>
            <text:p><text:s text:c="12"/></text:p>
            <text:p><text:s text:c="8"/></text:p>
            <text:p><text:s text:c="8"/></text:p>
            <text:p><text:s text:c="8"/></text:p>
            <text:p><text:s text:c="12"/>Bojan Bogdanovic (sprained left ankle) is listed as questionable on the injury report for Saturday's game vs. the Bulls.</text:p>
            <text:p><text:s text:c="8"/></text:p>
            <text:p><text:s text:c="8"/></text:p>
            <text:p><text:s text:c="13"/>Bogdanovic has yet to miss a game this season, but is now in danger of being sidelined for Saturday's contest due to an ankle issue. Victor Oladipo (sore right knee) is also listed as questionable, but said he expects to return for Saturday's game. If Bogdanovic is ruled out and Oladipo returns, Lance Stephenson may stick in the starting lineup and simply shift over to small forward.</text:p>
            <text:p><text:s text:c="8"/></text:p>
            <text:p><text:s text:c="8"/></text:p>
            <text:p><text:s text:c="13"/></text:p>
            <text:p><text:s text:c="14"/></text:p>
            <text:p><text:s text:c="13"/>Source: Pacers PR on Twitter <text:s text:c="29"/>Jan 5 - 12: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Drummond</text:p>
            <text:p><text:s text:c="17"/></text:p>
            <text:p><text:s text:c="17"/></text:p>
            <text:p><text:s text:c="22"/>- C - <text:s/>Pistons</text:p>
            <text:p><text:s text:c="16"/></text:p>
            <text:p><text:s text:c="17"/></text:p>
            <text:p><text:s text:c="12"/></text:p>
            <text:p><text:s text:c="8"/></text:p>
            <text:p><text:s text:c="8"/></text:p>
            <text:p><text:s text:c="8"/></text:p>
            <text:p><text:s text:c="12"/>Andre Drummond (ribs) remains a game-time decision for Friday's contest vs. the Sixers.</text:p>
            <text:p><text:s text:c="8"/></text:p>
            <text:p><text:s text:c="8"/></text:p>
            <text:p><text:s text:c="13"/>The Pistons did not hold a shootaround on Friday, so we will have to wait until coach Stan Van Gundy speaks to the media at approximately 5:30 pm for an update on Drummond's status. On Thursday, Van Gundy said Drummond's return would depend on his pain tolerance. If Drummond is unable to play on Friday, Boban Marjanovic would likely draw another start at center.</text:p>
            <text:p><text:s text:c="8"/></text:p>
            <text:p><text:s text:c="8"/></text:p>
            <text:p><text:s text:c="13"/>Related: Boban Marjanovic</text:p>
            <text:p><text:s text:c="14"/></text:p>
            <text:p><text:s text:c="13"/>Source: Rod Beard on Twitter <text:s text:c="29"/>Jan 5 - 12: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ctor Oladipo</text:p>
            <text:p><text:s text:c="17"/></text:p>
            <text:p><text:s text:c="17"/></text:p>
            <text:p><text:s text:c="22"/>- G - <text:s/>Pacers</text:p>
            <text:p><text:s text:c="16"/></text:p>
            <text:p><text:s text:c="17"/></text:p>
            <text:p><text:s text:c="12"/></text:p>
            <text:p><text:s text:c="8"/></text:p>
            <text:p><text:s text:c="8"/></text:p>
            <text:p><text:s text:c="8"/></text:p>
            <text:p><text:s text:c="12"/>Victor Oladipo (sore right knee) is listed as questionable for Saturday's game vs. Chicago.</text:p>
            <text:p><text:s text:c="8"/></text:p>
            <text:p><text:s text:c="8"/></text:p>
            <text:p><text:s text:c="13"/>Oladipo has sat out each of the Pacers last four games but is clearly trending in the right direction. Encouragingly, he practiced without restrictions on Thursday. When asked if he was eased back during Thursday's practice, Oladipo replied, "I don’t ease back. Maybe that’s tough for some people, but not me." Coach Nate McMillan said Oladipo's status for Saturday will be determined by how 'Dipo's knee responds to Friday's practice. Lance Stephenson will get bumped back to the bench if Oladipo returns.</text:p>
            <text:p><text:s text:c="8"/></text:p>
            <text:p><text:s text:c="8"/></text:p>
            <text:p><text:s text:c="13"/>Related: Lance Stephenson</text:p>
            <text:p><text:s text:c="14"/></text:p>
            <text:p><text:s text:c="13"/>Source: Pacers PR on Twitter <text:s text:c="29"/>Jan 5 - 12: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ion Waiters</text:p>
            <text:p><text:s text:c="17"/></text:p>
            <text:p><text:s text:c="17"/></text:p>
            <text:p><text:s text:c="22"/>- G - <text:s/>Heat</text:p>
            <text:p><text:s text:c="16"/></text:p>
            <text:p><text:s text:c="17"/></text:p>
            <text:p><text:s text:c="12"/></text:p>
            <text:p><text:s text:c="8"/></text:p>
            <text:p><text:s text:c="8"/></text:p>
            <text:p><text:s text:c="8"/></text:p>
            <text:p><text:s text:c="12"/>Dion Waiters (ankle) is reportedly pursuing a second opinion on his injured ankle.</text:p>
            <text:p><text:s text:c="8"/></text:p>
            <text:p><text:s text:c="8"/></text:p>
            <text:p><text:s text:c="13"/>Waiters isn't practicing with the team and has already been ruled out of Friday's game vs. New York. This is obviously a worrisome situation, as Waiters ankle has been giving him problems since last season. Josh Richardson, Tyler Johnson, and Wayne Ellington will continue to soak up extra minutes in his absence.</text:p>
            <text:p><text:s text:c="8"/></text:p>
            <text:p><text:s text:c="8"/></text:p>
            <text:p><text:s text:c="13"/></text:p>
            <text:p><text:s text:c="14"/></text:p>
            <text:p><text:s text:c="13"/>Source: Tim Reynolds on Twitter <text:s text:c="26"/>Jan 5 - 12: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n Anderson</text:p>
            <text:p><text:s text:c="17"/></text:p>
            <text:p><text:s text:c="17"/></text:p>
            <text:p><text:s text:c="22"/>- F - <text:s/>76ers</text:p>
            <text:p><text:s text:c="16"/></text:p>
            <text:p><text:s text:c="17"/></text:p>
            <text:p><text:s text:c="12"/></text:p>
            <text:p><text:s text:c="8"/></text:p>
            <text:p><text:s text:c="8"/></text:p>
            <text:p><text:s text:c="8"/></text:p>
            <text:p><text:s text:c="12"/>Justin Anderson (shin) is officially listed as questionable but said he "feels great" and expects to play Friday vs. the Pistons.</text:p>
            <text:p><text:s text:c="8"/></text:p>
            <text:p><text:s text:c="8"/></text:p>
            <text:p><text:s text:c="13"/>Anderson has not appeared in a game since November 15th. It's safe to assume the Sixers will limit his minutes in his first few games back. However, he was averaging just 12.6 minutes per game over the first month of the season, so that shouldn't be an issue. Anderson may eat into the playing time of Timothe Luwawu-Cabarrot off the bench.</text:p>
            <text:p><text:s text:c="8"/></text:p>
            <text:p><text:s text:c="8"/></text:p>
            <text:p><text:s text:c="13"/></text:p>
            <text:p><text:s text:c="14"/></text:p>
            <text:p><text:s text:c="13"/>Source: Brian Seltzer on Twitter <text:s text:c="25"/>Jan 5 - 11:5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knee) is listed as out in the game notes for Friday's contest vs. Minnesota.</text:p>
            <text:p><text:s text:c="8"/></text:p>
            <text:p><text:s text:c="8"/></text:p>
            <text:p><text:s text:c="13"/>The Celtics continue to limit Morris' workload as he works his way back from a nagging knee injury. Friday is the front end of a back-to-back, so Morris will likely return on Saturday when the C's take on the Nets. He started Wednesday vs. Cleveland, but finished with just three points on 1-of-6 shooting, four rebounds, two assists, one steal and one block in 25 minutes. He belongs on waivers in standard leagues.</text:p>
            <text:p><text:s text:c="8"/></text:p>
            <text:p><text:s text:c="8"/></text:p>
            <text:p><text:s text:c="13"/></text:p>
            <text:p><text:s text:c="14"/></text:p>
            <text:p><text:s text:c="13"/>Source: NBA.com <text:s text:c="42"/>Jan 5 - 11:2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on Simmons</text:p>
            <text:p><text:s text:c="17"/></text:p>
            <text:p><text:s text:c="17"/></text:p>
            <text:p><text:s text:c="22"/>- G/F - <text:s/>Magic</text:p>
            <text:p><text:s text:c="16"/></text:p>
            <text:p><text:s text:c="17"/></text:p>
            <text:p><text:s text:c="12"/></text:p>
            <text:p><text:s text:c="8"/></text:p>
            <text:p><text:s text:c="8"/></text:p>
            <text:p><text:s text:c="8"/></text:p>
            <text:p><text:s text:c="12"/>Jonathon Simmons (back) is listed as questionable in the game notes for Saturday's matchup vs. Cleveland.</text:p>
            <text:p><text:s text:c="8"/></text:p>
            <text:p><text:s text:c="8"/></text:p>
            <text:p><text:s text:c="13"/>Simmons did not play in the second half of Orlando's game on Wednesday due to back spasms, so it is not surprising to see him listed as questionable on the injury report for Saturday. We should have a more thorough update by Saturday morning. If Simmons is unable to play, Mario Hezonja, Arron Afflalo and Wes Iwundu would likely divvy up additional minutes.</text:p>
            <text:p><text:s text:c="8"/></text:p>
            <text:p><text:s text:c="8"/></text:p>
            <text:p><text:s text:c="13"/></text:p>
            <text:p><text:s text:c="14"/></text:p>
            <text:p><text:s text:c="13"/>Source: NBA.com <text:s text:c="42"/>Jan 5 - 11:0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Nikola Mirotic and his representatives are "standing firm on his trade request," according to a report in the Chicago Sun-Times.</text:p>
            <text:p><text:s text:c="8"/></text:p>
            <text:p><text:s text:c="8"/></text:p>
            <text:p><text:s text:c="13"/>Mirotic is eligible to be traded on January 15th, and he is reportedly willing to waive his no-trade clause to make that happen. Mirotic missed the first 23 games of the 2017-18 season after getting punched in the face by teammate Bobby Portis. Chicago was 3-20 in those first 23 contests but is 10-5 in the 15 games since Niko has returned.</text:p>
            <text:p><text:s text:c="8"/></text:p>
            <text:p><text:s text:c="8"/></text:p>
            <text:p><text:s text:c="13"/></text:p>
            <text:p><text:s text:c="14"/></text:p>
            <text:p><text:s text:c="13"/>Source: Chicago Sun-Times <text:s text:c="32"/>Jan 5 - 10:3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n Anderson</text:p>
            <text:p><text:s text:c="17"/></text:p>
            <text:p><text:s text:c="17"/></text:p>
            <text:p><text:s text:c="22"/>- F - <text:s/>76ers</text:p>
            <text:p><text:s text:c="16"/></text:p>
            <text:p><text:s text:c="17"/></text:p>
            <text:p><text:s text:c="12"/></text:p>
            <text:p><text:s text:c="8"/></text:p>
            <text:p><text:s text:c="8"/></text:p>
            <text:p><text:s text:c="8"/></text:p>
            <text:p><text:s text:c="12"/>Justin Anderson (shin) is listed as questionable for Friday's game vs. Detroit.</text:p>
            <text:p><text:s text:c="8"/></text:p>
            <text:p><text:s text:c="8"/></text:p>
            <text:p><text:s text:c="13"/>Anderson has been sidelined with what the Sixers have termed tibial stress syndrome since mid-November. However, he has been inching closer to a return. We should have an update this weekend.</text:p>
            <text:p><text:s text:c="8"/></text:p>
            <text:p><text:s text:c="8"/></text:p>
            <text:p><text:s text:c="13"/></text:p>
            <text:p><text:s text:c="14"/></text:p>
            <text:p><text:s text:c="13"/>Source: NBA.com <text:s text:c="42"/>Jan 5 - 10:1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Mike Muscala</text:p>
            <text:p><text:s text:c="17"/></text:p>
            <text:p><text:s text:c="17"/></text:p>
            <text:p><text:s text:c="22"/>- F/C - <text:s/>Hawks</text:p>
            <text:p><text:s text:c="16"/></text:p>
            <text:p><text:s text:c="17"/></text:p>
            <text:p><text:s text:c="12"/></text:p>
            <text:p><text:s text:c="8"/></text:p>
            <text:p><text:s text:c="8"/></text:p>
            <text:p><text:s text:c="8"/></text:p>
            <text:p><text:s text:c="12"/>Mike Muscala (ankle) is listed as probable for Friday's game vs. Portland.</text:p>
            <text:p><text:s text:c="8"/></text:p>
            <text:p><text:s text:c="8"/></text:p>
            <text:p><text:s text:c="13"/>Muscala was active for the Hawks loss at Phoenix on Wednesday but received a DNP-CD. If he enters the contest on Friday, it will be his first game action since November 3rd. The Hawks will limit his minutes initially as he works his way back into shape.</text:p>
            <text:p><text:s text:c="8"/></text:p>
            <text:p><text:s text:c="8"/></text:p>
            <text:p><text:s text:c="13"/></text:p>
            <text:p><text:s text:c="14"/></text:p>
            <text:p><text:s text:c="13"/>Source: KL Chouinard on Twitter <text:s text:c="26"/>Jan 5 - 10:1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ed Dudley</text:p>
            <text:p><text:s text:c="17"/></text:p>
            <text:p><text:s text:c="17"/></text:p>
            <text:p><text:s text:c="22"/>- F - <text:s/>Suns</text:p>
            <text:p><text:s text:c="16"/></text:p>
            <text:p><text:s text:c="17"/></text:p>
            <text:p><text:s text:c="12"/></text:p>
            <text:p><text:s text:c="8"/></text:p>
            <text:p><text:s text:c="8"/></text:p>
            <text:p><text:s text:c="8"/></text:p>
            <text:p><text:s text:c="12"/>Jared Dudley (illness) is listed as out in the game notes for Friday's matchup with the Spurs.</text:p>
            <text:p><text:s text:c="8"/></text:p>
            <text:p><text:s text:c="8"/></text:p>
            <text:p><text:s text:c="13"/>Dudley has missed the last two games and will be sidelined for a third straight on Friday. Dudley is irrelevant from a fantasy perspective, as he is not a part of the Suns' nighty rotation.</text:p>
            <text:p><text:s text:c="8"/></text:p>
            <text:p><text:s text:c="8"/></text:p>
            <text:p><text:s text:c="13"/></text:p>
            <text:p><text:s text:c="14"/></text:p>
            <text:p><text:s text:c="13"/>Source: NBA.com <text:s text:c="42"/>Jan 5 - 9:3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ook Lopez</text:p>
            <text:p><text:s text:c="17"/></text:p>
            <text:p><text:s text:c="17"/></text:p>
            <text:p><text:s text:c="22"/>- C - <text:s/>Lakers</text:p>
            <text:p><text:s text:c="16"/></text:p>
            <text:p><text:s text:c="17"/></text:p>
            <text:p><text:s text:c="12"/></text:p>
            <text:p><text:s text:c="8"/></text:p>
            <text:p><text:s text:c="8"/></text:p>
            <text:p><text:s text:c="8"/></text:p>
            <text:p><text:s text:c="12"/>Brook Lopez (ankle) is listed as probable for Friday's game vs. Charlotte.</text:p>
            <text:p><text:s text:c="8"/></text:p>
            <text:p><text:s text:c="8"/></text:p>
            <text:p><text:s text:c="13"/>Lopez returned to game action on Wednesday and tallied 10 points on 4-of-11 shooting, two 3-pointers and five rebounds in 16 minutes. Coach Luke Walton said he would be on a minute-limit in his first game back. Lopez should be up around 20 minutes on Friday.</text:p>
            <text:p><text:s text:c="8"/></text:p>
            <text:p><text:s text:c="8"/></text:p>
            <text:p><text:s text:c="13"/></text:p>
            <text:p><text:s text:c="14"/></text:p>
            <text:p><text:s text:c="13"/>Source: NBA.com <text:s text:c="42"/>Jan 5 - 9:2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andler Parsons</text:p>
            <text:p><text:s text:c="17"/></text:p>
            <text:p><text:s text:c="17"/></text:p>
            <text:p><text:s text:c="22"/>- F - <text:s/>Grizzlies</text:p>
            <text:p><text:s text:c="16"/></text:p>
            <text:p><text:s text:c="17"/></text:p>
            <text:p><text:s text:c="12"/></text:p>
            <text:p><text:s text:c="8"/></text:p>
            <text:p><text:s text:c="8"/></text:p>
            <text:p><text:s text:c="8"/></text:p>
            <text:p><text:s text:c="12"/>Chandler Parsons (right knee soreness) has been ruled out Friday's game vs. Washington.</text:p>
            <text:p><text:s text:c="8"/></text:p>
            <text:p><text:s text:c="8"/></text:p>
            <text:p><text:s text:c="13"/>This will be the fourth straight contest Parsons has missed due to knee soreness. The Grizzlies previous game was back on Tuesday, so the fact that Parsons is still not cleared to go after two full days off is obviously not an encouraging sign. He should be left on waivers in all standard fantasy leagues. Jarell Martin and JaMychal Green will continue to divvy up additional minutes.</text:p>
            <text:p><text:s text:c="8"/></text:p>
            <text:p><text:s text:c="8"/></text:p>
            <text:p><text:s text:c="13"/></text:p>
            <text:p><text:s text:c="14"/></text:p>
            <text:p><text:s text:c="13"/>Source: Grizzlies PR on Twitter <text:s text:c="26"/>Jan 5 - 9:2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bby Brown</text:p>
            <text:p><text:s text:c="17"/></text:p>
            <text:p><text:s text:c="17"/></text:p>
            <text:p><text:s text:c="22"/>- G - <text:s/>Rockets</text:p>
            <text:p><text:s text:c="16"/></text:p>
            <text:p><text:s text:c="17"/></text:p>
            <text:p><text:s text:c="12"/></text:p>
            <text:p><text:s text:c="8"/></text:p>
            <text:p><text:s text:c="8"/></text:p>
            <text:p><text:s text:c="8"/></text:p>
            <text:p><text:s text:c="12"/>The Rockets are expected to waive Bobby Brown, according to Adrian Wojnarowski of ESPN.</text:p>
            <text:p><text:s text:c="8"/></text:p>
            <text:p><text:s text:c="8"/></text:p>
            <text:p><text:s text:c="13"/>Rockets plan to guarantee Gerald Green's contract for the season. Minimal fantasy impact here, as Brown is averaging just 2.5 points and 5.8 minutes per game this season.</text:p>
            <text:p><text:s text:c="8"/></text:p>
            <text:p><text:s text:c="8"/></text:p>
            <text:p><text:s text:c="13"/></text:p>
            <text:p><text:s text:c="14"/></text:p>
            <text:p><text:s text:c="13"/>Source: Adrian Wojnarowski‏ on Twitter <text:s text:c="13"/>Jan 5 - 9:1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los Teodosic</text:p>
            <text:p><text:s text:c="17"/></text:p>
            <text:p><text:s text:c="17"/></text:p>
            <text:p><text:s text:c="22"/>- G - <text:s/>Clippers</text:p>
            <text:p><text:s text:c="16"/></text:p>
            <text:p><text:s text:c="17"/></text:p>
            <text:p><text:s text:c="12"/></text:p>
            <text:p><text:s text:c="8"/></text:p>
            <text:p><text:s text:c="8"/></text:p>
            <text:p><text:s text:c="8"/></text:p>
            <text:p><text:s text:c="12"/>Milos Teodosic (foot) will be re-evaluated on Friday.</text:p>
            <text:p><text:s text:c="8"/></text:p>
            <text:p><text:s text:c="8"/></text:p>
            <text:p><text:s text:c="13"/>In case you missed it, he aggravated his plantar fascia injury. Coach Doc Rivers called him day-to-day for now, but said it didn't look good for the rookie. Rivers also said that the Clippers can't have Lou Williams bringing the ball up all game because his shot looked flat due to fatigue, so the Clippers are really going to have to figure some things out -- Blake Griffin should also be an option. Teodosic is a drop candidate with Jawun Evans likely to start on Saturday as a possible deep-league add.</text:p>
            <text:p><text:s text:c="8"/></text:p>
            <text:p><text:s text:c="8"/></text:p>
            <text:p><text:s text:c="13"/></text:p>
            <text:p><text:s text:c="14"/></text:p>
            <text:p><text:s text:c="13"/>Source: Clippers PR <text:s text:c="38"/>Jan 5 - 2:3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ssell Westbrook</text:p>
            <text:p><text:s text:c="17"/></text:p>
            <text:p><text:s text:c="17"/></text:p>
            <text:p><text:s text:c="22"/>- G - <text:s/>Thunder</text:p>
            <text:p><text:s text:c="16"/></text:p>
            <text:p><text:s text:c="17"/></text:p>
            <text:p><text:s text:c="12"/></text:p>
            <text:p><text:s text:c="8"/></text:p>
            <text:p><text:s text:c="8"/></text:p>
            <text:p><text:s text:c="8"/></text:p>
            <text:p><text:s text:c="12"/>Russell Westbrook recorded his 13th triple-double on the season during a 127-117 win over the Clippers on Thursday, scoring 29 points with 12 rebounds, 11 assists, one steal and two 3-pointers in 38 minutes.</text:p>
            <text:p><text:s text:c="8"/></text:p>
            <text:p><text:s text:c="8"/></text:p>
            <text:p><text:s text:c="13"/>The OKC offense continues to clean up when they win games, posting a 122.0 offensive rating over their last seven wins -- they're also ridiculous on the road lately and still have a 107.0 offensive rating in their last two losses. <text:s/>A big reason why is Westbrook's efficiency has been very consistent lately with at least a 52.2 TS% in each of his last 11 games. Obviously everyone loves his triple-doubles and he's still just 16 away from passing Jason Kidd for third on the all-time list. His fantasy owners are feeling a lot better these days.</text:p>
            <text:p><text:s text:c="8"/></text:p>
            <text:p><text:s text:c="8"/></text:p>
            <text:p><text:s text:c="13"/></text:p>
            <text:p><text:s text:c="14"/></text:p>
            <text:p><text:s text:c="13"/>Jan 5 - 1:5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scored 31 points with six rebounds, three assists, one block and five 3-pointers in 35 minutes against the Clippers on Thursday.</text:p>
            <text:p><text:s text:c="8"/></text:p>
            <text:p><text:s text:c="8"/></text:p>
            <text:p><text:s text:c="13"/>Make it five 30-point games on the season for PG-13 as he put the Clippers away with 10 points in the fourth and eight in the third. George's knee soreness hasn't really affected his stats in the three games before and the three games after the DNP on Dec. 29, averaging 27.2 points per game on a ridiculous 78.9 TS% and a 25.1 usage rate in those six. He won't be this good, but the NBA's leader in steals is cleaning up right now.</text:p>
            <text:p><text:s text:c="8"/></text:p>
            <text:p><text:s text:c="8"/></text:p>
            <text:p><text:s text:c="13"/></text:p>
            <text:p><text:s text:c="14"/></text:p>
            <text:p><text:s text:c="13"/>Jan 5 - 1:5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melo Anthony</text:p>
            <text:p><text:s text:c="17"/></text:p>
            <text:p><text:s text:c="17"/></text:p>
            <text:p><text:s text:c="22"/>- F - <text:s/>Thunder</text:p>
            <text:p><text:s text:c="16"/></text:p>
            <text:p><text:s text:c="17"/></text:p>
            <text:p><text:s text:c="12"/></text:p>
            <text:p><text:s text:c="8"/></text:p>
            <text:p><text:s text:c="8"/></text:p>
            <text:p><text:s text:c="8"/></text:p>
            <text:p><text:s text:c="12"/>Carmelo Anthony scored 22 points with four rebounds, two assists, no turnovers and three 3-pointers in 31 minutes against the Clippers on Thursday.</text:p>
            <text:p><text:s text:c="8"/></text:p>
            <text:p><text:s text:c="8"/></text:p>
            <text:p><text:s text:c="13"/>He's in one of his best offensive grooves on the season with three straight games with at least 20 points, which hasn't happened since his six straight to start this season. His December was a big letdown with just 15.1 points per game in that month, which is his worst monthly scoring average ever for a full month. Maybe he can turn it on as he becomes more of a shooter.</text:p>
            <text:p><text:s text:c="8"/></text:p>
            <text:p><text:s text:c="8"/></text:p>
            <text:p><text:s text:c="13"/></text:p>
            <text:p><text:s text:c="14"/></text:p>
            <text:p><text:s text:c="13"/>Jan 5 - 1:4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ven Adams</text:p>
            <text:p><text:s text:c="17"/></text:p>
            <text:p><text:s text:c="17"/></text:p>
            <text:p><text:s text:c="22"/>- C - <text:s/>Thunder</text:p>
            <text:p><text:s text:c="16"/></text:p>
            <text:p><text:s text:c="17"/></text:p>
            <text:p><text:s text:c="12"/></text:p>
            <text:p><text:s text:c="8"/></text:p>
            <text:p><text:s text:c="8"/></text:p>
            <text:p><text:s text:c="8"/></text:p>
            <text:p><text:s text:c="12"/>Steven Adams scored 12 points with nine rebounds, two assists, one steal and one block in 35 minutes against the Clippers on Thursday.</text:p>
            <text:p><text:s text:c="8"/></text:p>
            <text:p><text:s text:c="8"/></text:p>
            <text:p><text:s text:c="13"/>He did suffer what looked like a right ankle tweak in the first half, but he did stay in the game and looked fine. Adams continues to smash on the offensive glass with seven tonight to get him to a league-leading 5.0 per game. Amazingly, that's more than he has on the defensive side, so you can chalk that up to Russell Westbrook however you like. Whatever the case, Adams has been outstanding in fantasy and reality.</text:p>
            <text:p><text:s text:c="8"/></text:p>
            <text:p><text:s text:c="8"/></text:p>
            <text:p><text:s text:c="13"/></text:p>
            <text:p><text:s text:c="14"/></text:p>
            <text:p><text:s text:c="13"/>Jan 5 - 1:3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errance Ferguson</text:p>
            <text:p><text:s text:c="17"/></text:p>
            <text:p><text:s text:c="17"/></text:p>
            <text:p><text:s text:c="22"/>- G - <text:s/>Thunder</text:p>
            <text:p><text:s text:c="16"/></text:p>
            <text:p><text:s text:c="17"/></text:p>
            <text:p><text:s text:c="12"/></text:p>
            <text:p><text:s text:c="8"/></text:p>
            <text:p><text:s text:c="8"/></text:p>
            <text:p><text:s text:c="8"/></text:p>
            <text:p><text:s text:c="12"/>Terrance Ferguson scored 11 points with one rebound, two assists and three 3-pointers in 31 minutes against the Clippers on Thursday.</text:p>
            <text:p><text:s text:c="8"/></text:p>
            <text:p><text:s text:c="8"/></text:p>
            <text:p><text:s text:c="13"/>That definitely works after his head-turning game on Wednesday on national TV when he dropped 24 on the Lakers. Ferguson fits the bill for what the Thunder will want on the wing as a guy who runs the floor in transition, takes treys to space the floor and has length to defense on the perimeter. He's probably not going to get double-digit shots too often and he'll have to make his money in steals and treys. He's worth a look in very deep leagues until at least Andre Roberson (knee) gets back.</text:p>
            <text:p><text:s text:c="8"/></text:p>
            <text:p><text:s text:c="8"/></text:p>
            <text:p><text:s text:c="13"/></text:p>
            <text:p><text:s text:c="14"/></text:p>
            <text:p><text:s text:c="13"/>Jan 5 - 1:2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lake Griffin</text:p>
            <text:p><text:s text:c="17"/></text:p>
            <text:p><text:s text:c="17"/></text:p>
            <text:p><text:s text:c="22"/>- F - <text:s/>Pistons</text:p>
            <text:p><text:s text:c="16"/></text:p>
            <text:p><text:s text:c="17"/></text:p>
            <text:p><text:s text:c="12"/></text:p>
            <text:p><text:s text:c="8"/></text:p>
            <text:p><text:s text:c="8"/></text:p>
            <text:p><text:s text:c="8"/></text:p>
            <text:p><text:s text:c="12"/>Blake Griffin scored 25 points during a 127-117 loss to the Thunder on Thursday, adding nine rebounds, seven assists, one turnover and two 3-pointers in 33 minutes.</text:p>
            <text:p><text:s text:c="8"/></text:p>
            <text:p><text:s text:c="8"/></text:p>
            <text:p><text:s text:c="13"/>The Clippers lost yet another ball-handler with Milos Teodosic (foot) going down and Griffin handled the offense in the high post a bunch in this game. Before the game, coach Doc Rivers said he's had to come up with more game plans this season than ever before due to so many injuries to his guys, so that'll be more pressure for Griffin to create offense. Expect him to flirt with some triple-doubles with high scoring numbers for the foreseeable future.</text:p>
            <text:p><text:s text:c="8"/></text:p>
            <text:p><text:s text:c="8"/></text:p>
            <text:p><text:s text:c="13"/></text:p>
            <text:p><text:s text:c="14"/></text:p>
            <text:p><text:s text:c="13"/>Jan 5 - 1:2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ndre Jordan</text:p>
            <text:p><text:s text:c="17"/></text:p>
            <text:p><text:s text:c="17"/></text:p>
            <text:p><text:s text:c="22"/>- C - <text:s/>Clippers</text:p>
            <text:p><text:s text:c="16"/></text:p>
            <text:p><text:s text:c="17"/></text:p>
            <text:p><text:s text:c="12"/></text:p>
            <text:p><text:s text:c="8"/></text:p>
            <text:p><text:s text:c="8"/></text:p>
            <text:p><text:s text:c="8"/></text:p>
            <text:p><text:s text:c="12"/>DeAndre Jordan scored a season-high 26 points with 17 rebounds, one assist and one steal in 38 minutes against the Thunder on Thursday.</text:p>
            <text:p><text:s text:c="8"/></text:p>
            <text:p><text:s text:c="8"/></text:p>
            <text:p><text:s text:c="13"/>He missed his first free throw, but then made six in a row to help him score more than 16 for the first time since Dec. 6 and put him just shy of his career-high 29 from Jan. 29, 2017. Jordan's scoring output doesn't really vary much with a whopping 28.1 percent of his offensive possessions coming off offensive rebounds (via Synergy). Jordan is now just 0.01 rebounds per game behind Andre Drummond for the league lead.</text:p>
            <text:p><text:s text:c="8"/></text:p>
            <text:p><text:s text:c="8"/></text:p>
            <text:p><text:s text:c="13"/></text:p>
            <text:p><text:s text:c="14"/></text:p>
            <text:p><text:s text:c="13"/>Jan 5 - 1:2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J. Williams</text:p>
            <text:p><text:s text:c="17"/></text:p>
            <text:p><text:s text:c="17"/></text:p>
            <text:p><text:s text:c="22"/>- G - <text:s/>Clippers</text:p>
            <text:p><text:s text:c="16"/></text:p>
            <text:p><text:s text:c="17"/></text:p>
            <text:p><text:s text:c="12"/></text:p>
            <text:p><text:s text:c="8"/></text:p>
            <text:p><text:s text:c="8"/></text:p>
            <text:p><text:s text:c="8"/></text:p>
            <text:p><text:s text:c="12"/>C.J. Williams scored six points with one rebound, one assist and one steal in 33 minutes against the Thunder on Thursday.</text:p>
            <text:p><text:s text:c="8"/></text:p>
            <text:p><text:s text:c="8"/></text:p>
            <text:p><text:s text:c="13"/>The two-way player continues to get called on and the Clippers will have a decision to make on his contract later this month. Coach Doc Rivers said before the game that someone has to step up with injuries "because they have to" and Williams should be one of the main guys to do so. That said, there's not much upside here with Jawun Evans being the more attractive pickup.</text:p>
            <text:p><text:s text:c="8"/></text:p>
            <text:p><text:s text:c="8"/></text:p>
            <text:p><text:s text:c="13"/></text:p>
            <text:p><text:s text:c="14"/></text:p>
            <text:p><text:s text:c="13"/>Jan 5 - 1:2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am Dekker</text:p>
            <text:p><text:s text:c="17"/></text:p>
            <text:p><text:s text:c="17"/></text:p>
            <text:p><text:s text:c="22"/>- F - <text:s/>Clippers</text:p>
            <text:p><text:s text:c="16"/></text:p>
            <text:p><text:s text:c="17"/></text:p>
            <text:p><text:s text:c="12"/></text:p>
            <text:p><text:s text:c="8"/></text:p>
            <text:p><text:s text:c="8"/></text:p>
            <text:p><text:s text:c="8"/></text:p>
            <text:p><text:s text:c="12"/>Sam Dekker scored four points with three rebounds, four assists and one steal in 23 minutes against the Thunder on Thursday.</text:p>
            <text:p><text:s text:c="8"/></text:p>
            <text:p><text:s text:c="8"/></text:p>
            <text:p><text:s text:c="13"/>There are probably going to be more minutes at the forward spots with both C.J. Williams and Wes Johnson filling in at SG. Dekker hasn't exactly lit it up, but he should have a chance to flirt with 20 minutes until some guys get healthy.</text:p>
            <text:p><text:s text:c="8"/></text:p>
            <text:p><text:s text:c="8"/></text:p>
            <text:p><text:s text:c="13"/></text:p>
            <text:p><text:s text:c="14"/></text:p>
            <text:p><text:s text:c="13"/>Jan 5 - 1:2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Lou Williams</text:p>
            <text:p><text:s text:c="17"/></text:p>
            <text:p><text:s text:c="17"/></text:p>
            <text:p><text:s text:c="22"/>- G - <text:s/>Clippers</text:p>
            <text:p><text:s text:c="16"/></text:p>
            <text:p><text:s text:c="17"/></text:p>
            <text:p><text:s text:c="12"/></text:p>
            <text:p><text:s text:c="8"/></text:p>
            <text:p><text:s text:c="8"/></text:p>
            <text:p><text:s text:c="8"/></text:p>
            <text:p><text:s text:c="12"/>Lou Williams made 8-of-22 from the field for 26 points with three rebounds, four 3-pointers and matching a season-high 10 assists against the Thunder on Thursday.</text:p>
            <text:p><text:s text:c="8"/></text:p>
            <text:p><text:s text:c="8"/></text:p>
            <text:p><text:s text:c="13"/>His minutes were a shade down from what they were in the last two when he played 36.5 minutes per game, and that looked to be by design. Before the game, coach Doc Rivers was asked about putting so much on Williams because of all the injuries to other key players, and Rivers said there was some concern about wear and tear, especially with the Austin Rivers (heel) issue. To be clear, Williams is fairly healthy and Rivers added Williams still wants to get get heavy run. "Lou doesn’t mind scoring. I can tell you that," Rivers said. Even with the wear-and-tear concerns, Williams is going to be extremely busy as the 1B scoring option to Blake Griffin.</text:p>
            <text:p><text:s text:c="8"/></text:p>
            <text:p><text:s text:c="8"/></text:p>
            <text:p><text:s text:c="13"/></text:p>
            <text:p><text:s text:c="14"/></text:p>
            <text:p><text:s text:c="13"/>Jan 5 - 1:1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es Johnson</text:p>
            <text:p><text:s text:c="17"/></text:p>
            <text:p><text:s text:c="17"/></text:p>
            <text:p><text:s text:c="22"/>- G/F - <text:s/>Clippers</text:p>
            <text:p><text:s text:c="16"/></text:p>
            <text:p><text:s text:c="17"/></text:p>
            <text:p><text:s text:c="12"/></text:p>
            <text:p><text:s text:c="8"/></text:p>
            <text:p><text:s text:c="8"/></text:p>
            <text:p><text:s text:c="8"/></text:p>
            <text:p><text:s text:c="12"/>Wes Johnson scored 13 points with two rebounds, one assist, two steals, one block and three 3-pointers in 30 minutes against the Thunder on Thursday.</text:p>
            <text:p><text:s text:c="8"/></text:p>
            <text:p><text:s text:c="8"/></text:p>
            <text:p><text:s text:c="13"/>That's his second start since returning from his foot soreness, but it's really the first time he's been able to play big minutes since his injury last month. Johnson can play both wing spots and now the Clippers really need depth 1-3 due to more injuries. Johnson won't have value in points leagues because he's not much of a scorer, but he's an attractive add for owners in 14-team leagues looking for some defensive stats and treys.</text:p>
            <text:p><text:s text:c="8"/></text:p>
            <text:p><text:s text:c="8"/></text:p>
            <text:p><text:s text:c="13"/></text:p>
            <text:p><text:s text:c="14"/></text:p>
            <text:p><text:s text:c="13"/>Jan 5 - 1:1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wun Evans</text:p>
            <text:p><text:s text:c="17"/></text:p>
            <text:p><text:s text:c="17"/></text:p>
            <text:p><text:s text:c="22"/>- G - <text:s/>Clippers</text:p>
            <text:p><text:s text:c="16"/></text:p>
            <text:p><text:s text:c="17"/></text:p>
            <text:p><text:s text:c="12"/></text:p>
            <text:p><text:s text:c="8"/></text:p>
            <text:p><text:s text:c="8"/></text:p>
            <text:p><text:s text:c="8"/></text:p>
            <text:p><text:s text:c="12"/>Jawun Evans scored four points with three rebounds, four assists and one steal in 23 minutes against the Thunder on Thursday.</text:p>
            <text:p><text:s text:c="8"/></text:p>
            <text:p><text:s text:c="8"/></text:p>
            <text:p><text:s text:c="13"/>He started the second half for Milos Teodosic (foot) and it looks like Evans has some extra minutes coming his way going forward. He played well into the fourth quarter today and he could be getting close to 26-30 minutes at least until Austin Rivers (heel) and Milos come back -- it sounds like it'll be longer than two weeks for Rivers. If you need a point guard with a mysterious upside and are OK with bad FG%, give him a look.</text:p>
            <text:p><text:s text:c="8"/></text:p>
            <text:p><text:s text:c="8"/></text:p>
            <text:p><text:s text:c="13"/></text:p>
            <text:p><text:s text:c="14"/></text:p>
            <text:p><text:s text:c="13"/>Jan 5 - 1:1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los Teodosic</text:p>
            <text:p><text:s text:c="17"/></text:p>
            <text:p><text:s text:c="17"/></text:p>
            <text:p><text:s text:c="22"/>- G - <text:s/>Clippers</text:p>
            <text:p><text:s text:c="16"/></text:p>
            <text:p><text:s text:c="17"/></text:p>
            <text:p><text:s text:c="12"/></text:p>
            <text:p><text:s text:c="8"/></text:p>
            <text:p><text:s text:c="8"/></text:p>
            <text:p><text:s text:c="8"/></text:p>
            <text:p><text:s text:c="12"/>Milos Teodosic (sore left plantar fascia) is out for the rest of the game on Thursday.</text:p>
            <text:p><text:s text:c="8"/></text:p>
            <text:p><text:s text:c="8"/></text:p>
            <text:p><text:s text:c="13"/>Not good and this is same injury that he suffered back in October. Before the game, coach Doc Rivers said he was going to keep the minutes restriction on Milos for a while, so you can bet the Clippers won't be rushing him back with what should be even stricter restrictions. Jawun Evans started the second half and becomes an option as a pickup in deeper leagues with Austin Rivers (heel) also out.</text:p>
            <text:p><text:s text:c="8"/></text:p>
            <text:p><text:s text:c="8"/></text:p>
            <text:p><text:s text:c="13"/></text:p>
            <text:p><text:s text:c="14"/></text:p>
            <text:p><text:s text:c="13"/>Jan 5 - 12:0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vor Ariza</text:p>
            <text:p><text:s text:c="17"/></text:p>
            <text:p><text:s text:c="17"/></text:p>
            <text:p><text:s text:c="22"/>- F - <text:s/>Rockets</text:p>
            <text:p><text:s text:c="16"/></text:p>
            <text:p><text:s text:c="17"/></text:p>
            <text:p><text:s text:c="12"/></text:p>
            <text:p><text:s text:c="8"/></text:p>
            <text:p><text:s text:c="8"/></text:p>
            <text:p><text:s text:c="8"/></text:p>
            <text:p><text:s text:c="12"/>Trevor Ariza struggled against the Warriors on Thursday, making 1-of-8 from the field for three points with three rebounds, two steals and one 3-pointer in 35 minutes.</text:p>
            <text:p><text:s text:c="8"/></text:p>
            <text:p><text:s text:c="8"/></text:p>
            <text:p><text:s text:c="13"/>He has not really stepped up since James Harden went down with Ariza taking all eight shots from deep. Ariza's minutes are always going to be there and his hot stretches are tied heavily to how well he shoots the ball and not how often he shoots it with injured players in and out of the lineup. He's still doing just fine as a must-start player in standard leagues and has typically been a strong finisher.</text:p>
            <text:p><text:s text:c="8"/></text:p>
            <text:p><text:s text:c="8"/></text:p>
            <text:p><text:s text:c="13"/></text:p>
            <text:p><text:s text:c="14"/></text:p>
            <text:p><text:s text:c="13"/>Jan 4 - 11: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Gordon</text:p>
            <text:p><text:s text:c="17"/></text:p>
            <text:p><text:s text:c="17"/></text:p>
            <text:p><text:s text:c="22"/>- G - <text:s/>Rockets</text:p>
            <text:p><text:s text:c="16"/></text:p>
            <text:p><text:s text:c="17"/></text:p>
            <text:p><text:s text:c="12"/></text:p>
            <text:p><text:s text:c="8"/></text:p>
            <text:p><text:s text:c="8"/></text:p>
            <text:p><text:s text:c="8"/></text:p>
            <text:p><text:s text:c="12"/>Eric Gordon dropped 30 points with seven assists, three rebounds, three steals, one block and two steals in a 124-114 loss to the Warriors.</text:p>
            <text:p><text:s text:c="8"/></text:p>
            <text:p><text:s text:c="8"/></text:p>
            <text:p><text:s text:c="13"/>As expected, he's feasting without James Harden (hamstring). He had 17 points, six assists, five rebounds, three 3-pointers and two steals in 30 minutes vs. Orlando on Wednesday, and his owners can expect some really nice numbers for at least the next 1.5 weeks -- Harden will be re-evaluated at that point, but he's not a lock to return right away.</text:p>
            <text:p><text:s text:c="8"/></text:p>
            <text:p><text:s text:c="8"/></text:p>
            <text:p><text:s text:c="13"/></text:p>
            <text:p><text:s text:c="14"/></text:p>
            <text:p><text:s text:c="13"/>Jan 4 - 11: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iante Weber</text:p>
            <text:p><text:s text:c="17"/></text:p>
            <text:p><text:s text:c="17"/></text:p>
            <text:p><text:s text:c="22"/>- G - <text:s/>Grizzlies</text:p>
            <text:p><text:s text:c="16"/></text:p>
            <text:p><text:s text:c="17"/></text:p>
            <text:p><text:s text:c="12"/></text:p>
            <text:p><text:s text:c="8"/></text:p>
            <text:p><text:s text:c="8"/></text:p>
            <text:p><text:s text:c="8"/></text:p>
            <text:p><text:s text:c="12"/>Briante Weber scored two points with two rebounds, two assists and one turnover in 12 minutes against the Warriors on Thursday.</text:p>
            <text:p><text:s text:c="8"/></text:p>
            <text:p><text:s text:c="8"/></text:p>
            <text:p><text:s text:c="13"/>With James Harden (hamstring) not out there, someone has to fill in the gaps for when Chris Paul isn't on the floor. In the last two games, it's been all Weber to pick up the remaining 28 minutes CP3 hasn't been on the floor. Paul hasn't exactly been healthy this season, so Weber does have some deep-league value as a handcuff.</text:p>
            <text:p><text:s text:c="8"/></text:p>
            <text:p><text:s text:c="8"/></text:p>
            <text:p><text:s text:c="13"/></text:p>
            <text:p><text:s text:c="14"/></text:p>
            <text:p><text:s text:c="13"/>Jan 4 - 11: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lint Capela</text:p>
            <text:p><text:s text:c="17"/></text:p>
            <text:p><text:s text:c="17"/></text:p>
            <text:p><text:s text:c="22"/>- C - <text:s/>Rockets</text:p>
            <text:p><text:s text:c="16"/></text:p>
            <text:p><text:s text:c="17"/></text:p>
            <text:p><text:s text:c="12"/></text:p>
            <text:p><text:s text:c="8"/></text:p>
            <text:p><text:s text:c="8"/></text:p>
            <text:p><text:s text:c="8"/></text:p>
            <text:p><text:s text:c="12"/>Clint Capela double-doubled vs. the Warriors on Thursday with 15 points, 10 rebounds and one block in 28 minutes.</text:p>
            <text:p><text:s text:c="8"/></text:p>
            <text:p><text:s text:c="8"/></text:p>
            <text:p><text:s text:c="13"/>It's a small sample size, but it looks like Capela will be just fine while James Harden (hamstring) is out. He's averaging 18.0 points, 9.0 boards and 1.5 blocks in his last two games sans Harden, and his game continues to grow each day on both ends -- he even hit the Warriors with a Euro-step layup tonight. One of the most improved players in real life and in fantasy, his rest-of-season outlook remains strong.</text:p>
            <text:p><text:s text:c="8"/></text:p>
            <text:p><text:s text:c="8"/></text:p>
            <text:p><text:s text:c="13"/></text:p>
            <text:p><text:s text:c="14"/></text:p>
            <text:p><text:s text:c="13"/>Jan 4 - 11: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rald Green</text:p>
            <text:p><text:s text:c="17"/></text:p>
            <text:p><text:s text:c="17"/></text:p>
            <text:p><text:s text:c="22"/>- G/F - <text:s/>Rockets</text:p>
            <text:p><text:s text:c="16"/></text:p>
            <text:p><text:s text:c="17"/></text:p>
            <text:p><text:s text:c="12"/></text:p>
            <text:p><text:s text:c="8"/></text:p>
            <text:p><text:s text:c="8"/></text:p>
            <text:p><text:s text:c="8"/></text:p>
            <text:p><text:s text:c="12"/>According to ESPN's Adrian Wojnarowski, the Rockets are planning to keep Gerald Green for the remainder of the season.</text:p>
            <text:p><text:s text:c="8"/></text:p>
            <text:p><text:s text:c="8"/></text:p>
            <text:p><text:s text:c="13"/>Talk about a no-brainer. Green was incredible again on Thursday vs. the Warriors, racking up 29 points and eight 3-pointers with three rebounds and one steal in 34 minutes. He was unemployed last week, so it's borderline ridiculous that he's averaging 21.0 points, 3.8 rebounds, 1.3 steals and 5.3 triples over his last four games. He has a reputation of being one of the streakiest shooters in the NBA, but grab him while he's hot, especially with James Harden (hamstring) out a while.</text:p>
            <text:p><text:s text:c="8"/></text:p>
            <text:p><text:s text:c="8"/></text:p>
            <text:p><text:s text:c="13"/></text:p>
            <text:p><text:s text:c="14"/></text:p>
            <text:p><text:s text:c="13"/>Source: Adrian Wojnarowski on Twitter <text:s text:c="20"/>Jan 4 - 11: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scored 31 pointers including seven 3-pointers on Thursday vs. the Rockets.</text:p>
            <text:p><text:s text:c="8"/></text:p>
            <text:p><text:s text:c="8"/></text:p>
            <text:p><text:s text:c="13"/>The Splash Brothers combined for 60 points and 11 triples with Kevin Durant (calf) out. Thompson finished 12-of-21 from the field with four assists and three rebounds, and he's now scored 21+ points in four straight games with 17 total triples in that span. He's been a top-24 player in standard 9-category leagues this season and there's no reason why he can't hold it for the rest of the campaign.</text:p>
            <text:p><text:s text:c="8"/></text:p>
            <text:p><text:s text:c="8"/></text:p>
            <text:p><text:s text:c="13"/></text:p>
            <text:p><text:s text:c="14"/></text:p>
            <text:p><text:s text:c="13"/>Jan 4 - 11: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West</text:p>
            <text:p><text:s text:c="17"/></text:p>
            <text:p><text:s text:c="17"/></text:p>
            <text:p><text:s text:c="22"/>- F/C - <text:s/>Warriors</text:p>
            <text:p><text:s text:c="16"/></text:p>
            <text:p><text:s text:c="17"/></text:p>
            <text:p><text:s text:c="12"/></text:p>
            <text:p><text:s text:c="8"/></text:p>
            <text:p><text:s text:c="8"/></text:p>
            <text:p><text:s text:c="8"/></text:p>
            <text:p><text:s text:c="12"/>David West sprained his left ankle on Thursday vs. Houston, finishing with 12 points, two rebounds, two assists and two blocks.</text:p>
            <text:p><text:s text:c="8"/></text:p>
            <text:p><text:s text:c="8"/></text:p>
            <text:p><text:s text:c="13"/>Chris Paul crossed him up and West fell back several feet after he rolled his left ankle. He stayed on the bench for a while, but went back to the locker room late in the fourth quarter and never came back. He said he's "fine," but he'll be re-evaluated on Friday and should be considered questionable vs. the Clippers on Saturday. If he can't go, it's impossible to predict who coach Steve Kerr will play in his place, but JaVale McGee, Jordan Bell and Kevon Looney are the candidates.</text:p>
            <text:p><text:s text:c="8"/></text:p>
            <text:p><text:s text:c="8"/></text:p>
            <text:p><text:s text:c="13"/></text:p>
            <text:p><text:s text:c="14"/></text:p>
            <text:p><text:s text:c="13"/>Source: Mark Medina on Twitter <text:s text:c="27"/>Jan 4 - 11: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rdan Bell</text:p>
            <text:p><text:s text:c="17"/></text:p>
            <text:p><text:s text:c="17"/></text:p>
            <text:p><text:s text:c="22"/>- F/C - <text:s/>Warriors</text:p>
            <text:p><text:s text:c="16"/></text:p>
            <text:p><text:s text:c="17"/></text:p>
            <text:p><text:s text:c="12"/></text:p>
            <text:p><text:s text:c="8"/></text:p>
            <text:p><text:s text:c="8"/></text:p>
            <text:p><text:s text:c="8"/></text:p>
            <text:p><text:s text:c="12"/>Jordan Bell played just six minutes vs. the Rockets on Thursday, finishing with one block and zero shot attempts.</text:p>
            <text:p><text:s text:c="8"/></text:p>
            <text:p><text:s text:c="8"/></text:p>
            <text:p><text:s text:c="13"/>For the first time in a while, Bell didn't make a big impact upon his entrance and coach Steve Kerr kept him on a short leash. He didn't play at all in the second half with the Warriors turning to Kevon Looney, but we don't expect that trend to continue. His owners should give him a chance to bounce back on Saturday vs. the Clippers, especially with David West injuring his ankle tonight.</text:p>
            <text:p><text:s text:c="8"/></text:p>
            <text:p><text:s text:c="8"/></text:p>
            <text:p><text:s text:c="13"/></text:p>
            <text:p><text:s text:c="14"/></text:p>
            <text:p><text:s text:c="13"/>Jan 4 - 11: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back) returned to action on Thursday vs. Houston, scoring 10 points (5-of-9 FGs) with nine assists, two rebounds, two steals, one block and two turnovers in 31 minutes.</text:p>
            <text:p><text:s text:c="8"/></text:p>
            <text:p><text:s text:c="8"/></text:p>
            <text:p><text:s text:c="13"/>He started for the injured Kevin Durant (calf) and looked healthy for the first time in a while -- He looked bouncy and had some really nice dunks. Incredibly, this was his first game with double-digit points since the end of November, so it's hard to get behind an add unless we know for sure that Durant will miss more time (he's day-to-day).</text:p>
            <text:p><text:s text:c="8"/></text:p>
            <text:p><text:s text:c="8"/></text:p>
            <text:p><text:s text:c="13"/>Related: Kevin Durant</text:p>
            <text:p><text:s text:c="14"/></text:p>
            <text:p><text:s text:c="13"/>Jan 4 - 10: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Draymond Green triple-doubled in a 124-114 road win over the Rockets on Thursday, scoring 17 points with 14 rebounds and 10 assists.</text:p>
            <text:p><text:s text:c="8"/></text:p>
            <text:p><text:s text:c="8"/></text:p>
            <text:p><text:s text:c="13"/>Green was 5-of-9 from the field and 7-of-8 from the line, adding two steals and one block in 38 minutes. He's had some tough luck with injuries lately (most recently a left ankle sprain), but playing 38 minutes in each game of a back-to-back set is a really good sign. The Warriors are now 21-0 when Green records a triple-double, and he became the franchise leader in the process, passing Tom Gola (20).</text:p>
            <text:p><text:s text:c="8"/></text:p>
            <text:p><text:s text:c="8"/></text:p>
            <text:p><text:s text:c="13"/></text:p>
            <text:p><text:s text:c="14"/></text:p>
            <text:p><text:s text:c="13"/>Source: Mark Medina on Twitter <text:s text:c="27"/>Jan 4 - 10: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scored a 29 points on Thursday vs. the Rockets, hitting 10-of-20 shots and 5-of-6 free throws.</text:p>
            <text:p><text:s text:c="8"/></text:p>
            <text:p><text:s text:c="8"/></text:p>
            <text:p><text:s text:c="13"/>Curry grabbed nine rebounds with five assists, one steal and four triples in 37 minutes. The Rockets gave the Warriors a run for their money down the stretch, but Curry's 3-point bomb with 2:40 to play put the game out of reach. He gets a massive usage rate bump (26.4 to 39.0) when Kevin Durant (calf) is not on the floor, so it's not a surprise that he went off. Curry and the Warriors will be looking for their fourth win in a row on Saturday vs. the Clippers.</text:p>
            <text:p><text:s text:c="8"/></text:p>
            <text:p><text:s text:c="8"/></text:p>
            <text:p><text:s text:c="13"/></text:p>
            <text:p><text:s text:c="14"/></text:p>
            <text:p><text:s text:c="13"/>Jan 4 - 10: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number-rows-repeated="1046858"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330</meta:generator>
    <meta:initial-creator>Pau Bramon</meta:initial-creator>
    <dc:creator>paubr</dc:creator>
    <meta:creation-date>2018-06-12T12:55:31Z</meta:creation-date>
    <dc:date>2018-06-12T12:55:48Z</dc:date>
  </office:meta>
</office:document-meta>
</file>